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6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17.89mm"/>
    </style:style>
    <style:style style:name="co5" style:family="table-column">
      <style:table-column-properties fo:break-before="auto" style:column-width="12.0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6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46.41mm" svg:height="90.12mm" svg:x="90.31mm" svg:y="4.52mm">
            <loext:p draw:notify-on-update-of-ranges="Hoja1.A8:Hoja1.A202 Hoja1.B8:Hoja1.B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6.03mm" svg:height="90.13mm" svg:x="91.28mm" svg:y="104.24mm">
            <loext:p draw:notify-on-update-of-ranges="Hoja1.A8:Hoja1.A202 Hoja1.B8:Hoja1.B202 Hoja1.C8:Hoja1.C2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1.04mm" svg:y="103.92mm">
            <loext:p draw:notify-on-update-of-ranges="Hoja1.A8:Hoja1.A27 Hoja1.B8:Hoja1.B27 Hoja1.C8:Hoja1.C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0.72mm" svg:x="340.61mm" svg:y="12.23mm">
            <loext:p draw:notify-on-update-of-ranges="Hoja1.A8:Hoja1.A27 Hoja1.B8:Hoja1.B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160mm" svg:height="65.86mm" svg:x="522.4mm" svg:y="9.78mm">
            <loext:p draw:notify-on-update-of-ranges="Hoja1.A178:Hoja1.A197 Hoja1.B178:Hoja1.B1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0mm" svg:height="90.12mm" svg:x="521.43mm" svg:y="99.34mm">
            <loext:p draw:notify-on-update-of-ranges="Hoja1.A50:Hoja1.A69 Hoja1.B50:Hoja1.B69 Hoja1.C50:Hoja1.C6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60mm" svg:height="89.92mm" svg:x="342.36mm" svg:y="198.29mm">
            <loext:p draw:notify-on-update-of-ranges="Hoja1.D8:Hoja1.D8 Hoja1.D9:Hoja1.D2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60.03mm" svg:height="89.92mm" svg:x="108.7mm" svg:y="203.2mm">
            <loext:p draw:notify-on-update-of-ranges="Hoja1.E8:Hoja1.E27 Hoja1.F8:Hoja1.F2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URVA LOGÍSTICA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X[0]=</text:p>
          </table:table-cell>
          <table:table-cell table:number-columns-repeated="2"/>
          <table:table-cell table:style-name="ce4" office:value-type="float" office:value="0.2" calcext:value-type="float">
            <text:p>0,2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lambda=</text:p>
          </table:table-cell>
          <table:table-cell table:number-columns-repeated="2"/>
          <table:table-cell table:style-name="ce5" office:value-type="float" office:value="1" calcext:value-type="float">
            <text:p>1,0000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1" office:value-type="string" calcext:value-type="string">
            <text:p>x[n+1]=4*lamda*x[n]*(1-x[n])</text:p>
          </table:table-cell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2"/>
          <table:table-cell table:style-name="ce4" office:value-type="float" office:value="0.001" calcext:value-type="float">
            <text:p>0,001</text:p>
          </table:table-cell>
          <table:table-cell table:style-name="ce4"/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0.05" calcext:value-type="float">
            <text:p>0,0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x[n]</text:p>
          </table:table-cell>
          <table:table-cell office:value-type="string" calcext:value-type="string">
            <text:p>xe[n]</text:p>
          </table:table-cell>
          <table:table-cell office:value-type="string" calcext:value-type="string">
            <text:p>e[n]</text:p>
          </table:table-cell>
          <table:table-cell office:value-type="string" calcext:value-type="string">
            <text:p>Bins</text:p>
          </table:table-cell>
          <table:table-cell office:value-type="string" calcext:value-type="string">
            <text:p>Frecuenci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" office:value-type="float" office:value="0.2" calcext:value-type="float">
            <text:p>0,2</text:p>
          </table:table-cell>
          <table:table-cell table:formula="of:=[.D2]+[.D5]" office:value-type="float" office:value="0.201" calcext:value-type="float">
            <text:p>0,201</text:p>
          </table:table-cell>
          <table:table-cell table:formula="of:=ABS([.C8]-[.B8])" office:value-type="float" office:value="0.001" calcext:value-type="float">
            <text:p>0,001</text:p>
          </table:table-cell>
          <table:table-cell table:formula="of:=[.$E$6]" office:value-type="float" office:value="0.05" calcext:value-type="float">
            <text:p>0,05</text:p>
          </table:table-cell>
          <table:table-cell table:number-matrix-columns-spanned="1" table:number-matrix-rows-spanned="21" table:formula="of:=FREQUENCY([.B8:.B5008];[.E8:.E27])" office:value-type="float" office:value="711" calcext:value-type="float">
            <text:p>711</text:p>
          </table:table-cell>
          <table:table-cell/>
        </table:table-row>
        <table:table-row table:style-name="ro1">
          <table:table-cell table:formula="of:=[.A8]+1" office:value-type="float" office:value="1" calcext:value-type="float">
            <text:p>1</text:p>
          </table:table-cell>
          <table:table-cell table:formula="of:=4*[.$D$3]*[.B8]*(1-[.B8])" office:value-type="float" office:value="0.64" calcext:value-type="float">
            <text:p>0,64</text:p>
          </table:table-cell>
          <table:table-cell table:formula="of:=4*[.$D$3]*[.C8]*(1-[.C8])" office:value-type="float" office:value="0.642396" calcext:value-type="float">
            <text:p>0,642396</text:p>
          </table:table-cell>
          <table:table-cell table:formula="of:=ABS([.C9]-[.B9])" office:value-type="float" office:value="0.00239599999999984" calcext:value-type="float">
            <text:p>0,002396</text:p>
          </table:table-cell>
          <table:table-cell table:formula="of:=[.E8]+[.$E$6]" office:value-type="float" office:value="0.1" calcext:value-type="float">
            <text:p>0,1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table:formula="of:=[.A9]+1" office:value-type="float" office:value="2" calcext:value-type="float">
            <text:p>2</text:p>
          </table:table-cell>
          <table:table-cell table:formula="of:=4*[.$D$3]*[.B9]*(1-[.B9])" office:value-type="float" office:value="0.9216" calcext:value-type="float">
            <text:p>0,9216</text:p>
          </table:table-cell>
          <table:table-cell table:formula="of:=4*[.$D$3]*[.C9]*(1-[.C9])" office:value-type="float" office:value="0.918893516736" calcext:value-type="float">
            <text:p>0,918893516736</text:p>
          </table:table-cell>
          <table:table-cell table:formula="of:=ABS([.C10]-[.B10])" office:value-type="float" office:value="0.0027064832639998" calcext:value-type="float">
            <text:p>0,002706483264</text:p>
          </table:table-cell>
          <table:table-cell table:formula="of:=[.E9]+[.$E$6]" office:value-type="float" office:value="0.15" calcext:value-type="float">
            <text:p>0,1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table:formula="of:=[.A10]+1" office:value-type="float" office:value="3" calcext:value-type="float">
            <text:p>3</text:p>
          </table:table-cell>
          <table:table-cell table:formula="of:=4*[.$D$3]*[.B10]*(1-[.B10])" office:value-type="float" office:value="0.28901376" calcext:value-type="float">
            <text:p>0,28901376</text:p>
          </table:table-cell>
          <table:table-cell table:formula="of:=4*[.$D$3]*[.C10]*(1-[.C10])" office:value-type="float" office:value="0.298112886546186" calcext:value-type="float">
            <text:p>0,298112886546186</text:p>
          </table:table-cell>
          <table:table-cell table:formula="of:=ABS([.C11]-[.B11])" office:value-type="float" office:value="0.00909912654618528" calcext:value-type="float">
            <text:p>0,009099126546185</text:p>
          </table:table-cell>
          <table:table-cell table:formula="of:=[.E10]+[.$E$6]" office:value-type="float" office:value="0.2" calcext:value-type="float">
            <text:p>0,2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table:formula="of:=[.A11]+1" office:value-type="float" office:value="4" calcext:value-type="float">
            <text:p>4</text:p>
          </table:table-cell>
          <table:table-cell table:formula="of:=4*[.$D$3]*[.B11]*(1-[.B11])" office:value-type="float" office:value="0.82193922612265" calcext:value-type="float">
            <text:p>0,82193922612265</text:p>
          </table:table-cell>
          <table:table-cell table:formula="of:=4*[.$D$3]*[.C11]*(1-[.C11])" office:value-type="float" office:value="0.836966373685147" calcext:value-type="float">
            <text:p>0,836966373685147</text:p>
          </table:table-cell>
          <table:table-cell table:formula="of:=ABS([.C12]-[.B12])" office:value-type="float" office:value="0.0150271475624966" calcext:value-type="float">
            <text:p>0,015027147562497</text:p>
          </table:table-cell>
          <table:table-cell table:formula="of:=[.E11]+[.$E$6]" office:value-type="float" office:value="0.25" calcext:value-type="float">
            <text:p>0,25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table:formula="of:=[.A12]+1" office:value-type="float" office:value="5" calcext:value-type="float">
            <text:p>5</text:p>
          </table:table-cell>
          <table:table-cell table:formula="of:=4*[.$D$3]*[.B12]*(1-[.B12])" office:value-type="float" office:value="0.585420538734196" calcext:value-type="float">
            <text:p>0,585420538734196</text:p>
          </table:table-cell>
          <table:table-cell table:formula="of:=4*[.$D$3]*[.C12]*(1-[.C12])" office:value-type="float" office:value="0.545814652021928" calcext:value-type="float">
            <text:p>0,545814652021928</text:p>
          </table:table-cell>
          <table:table-cell table:formula="of:=ABS([.C13]-[.B13])" office:value-type="float" office:value="0.0396058867122683" calcext:value-type="float">
            <text:p>0,039605886712268</text:p>
          </table:table-cell>
          <table:table-cell table:formula="of:=[.E12]+[.$E$6]" office:value-type="float" office:value="0.3" calcext:value-type="float">
            <text:p>0,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13]+1" office:value-type="float" office:value="6" calcext:value-type="float">
            <text:p>6</text:p>
          </table:table-cell>
          <table:table-cell table:formula="of:=4*[.$D$3]*[.B13]*(1-[.B13])" office:value-type="float" office:value="0.970813326249439" calcext:value-type="float">
            <text:p>0,970813326249439</text:p>
          </table:table-cell>
          <table:table-cell table:formula="of:=4*[.$D$3]*[.C13]*(1-[.C13])" office:value-type="float" office:value="0.991604070640439" calcext:value-type="float">
            <text:p>0,991604070640439</text:p>
          </table:table-cell>
          <table:table-cell table:formula="of:=ABS([.C14]-[.B14])" office:value-type="float" office:value="0.0207907443909998" calcext:value-type="float">
            <text:p>0,020790744391</text:p>
          </table:table-cell>
          <table:table-cell table:formula="of:=[.E13]+[.$E$6]" office:value-type="float" office:value="0.35" calcext:value-type="float">
            <text:p>0,35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table:formula="of:=[.A14]+1" office:value-type="float" office:value="7" calcext:value-type="float">
            <text:p>7</text:p>
          </table:table-cell>
          <table:table-cell table:formula="of:=4*[.$D$3]*[.B14]*(1-[.B14])" office:value-type="float" office:value="0.113339247303757" calcext:value-type="float">
            <text:p>0,113339247303757</text:p>
          </table:table-cell>
          <table:table-cell table:formula="of:=4*[.$D$3]*[.C14]*(1-[.C14])" office:value-type="float" office:value="0.033301750919002" calcext:value-type="float">
            <text:p>0,033301750919002</text:p>
          </table:table-cell>
          <table:table-cell table:formula="of:=ABS([.C15]-[.B15])" office:value-type="float" office:value="0.0800374963847555" calcext:value-type="float">
            <text:p>0,080037496384756</text:p>
          </table:table-cell>
          <table:table-cell table:formula="of:=[.E14]+[.$E$6]" office:value-type="float" office:value="0.4" calcext:value-type="float">
            <text:p>0,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formula="of:=[.A15]+1" office:value-type="float" office:value="8" calcext:value-type="float">
            <text:p>8</text:p>
          </table:table-cell>
          <table:table-cell table:formula="of:=4*[.$D$3]*[.B15]*(1-[.B15])" office:value-type="float" office:value="0.401973849297501" calcext:value-type="float">
            <text:p>0,401973849297501</text:p>
          </table:table-cell>
          <table:table-cell table:formula="of:=4*[.$D$3]*[.C15]*(1-[.C15])" office:value-type="float" office:value="0.128770977218923" calcext:value-type="float">
            <text:p>0,128770977218923</text:p>
          </table:table-cell>
          <table:table-cell table:formula="of:=ABS([.C16]-[.B16])" office:value-type="float" office:value="0.273202872078578" calcext:value-type="float">
            <text:p>0,273202872078578</text:p>
          </table:table-cell>
          <table:table-cell table:formula="of:=[.E15]+[.$E$6]" office:value-type="float" office:value="0.45" calcext:value-type="float">
            <text:p>0,45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table:formula="of:=[.A16]+1" office:value-type="float" office:value="9" calcext:value-type="float">
            <text:p>9</text:p>
          </table:table-cell>
          <table:table-cell table:formula="of:=4*[.$D$3]*[.B16]*(1-[.B16])" office:value-type="float" office:value="0.961563495113803" calcext:value-type="float">
            <text:p>0,961563495113803</text:p>
          </table:table-cell>
          <table:table-cell table:formula="of:=4*[.$D$3]*[.C16]*(1-[.C16])" office:value-type="float" office:value="0.448756050580026" calcext:value-type="float">
            <text:p>0,448756050580026</text:p>
          </table:table-cell>
          <table:table-cell table:formula="of:=ABS([.C17]-[.B17])" office:value-type="float" office:value="0.512807444533777" calcext:value-type="float">
            <text:p>0,512807444533777</text:p>
          </table:table-cell>
          <table:table-cell table:formula="of:=[.E16]+[.$E$6]" office:value-type="float" office:value="0.5" calcext:value-type="float">
            <text:p>0,5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formula="of:=[.A17]+1" office:value-type="float" office:value="10" calcext:value-type="float">
            <text:p>10</text:p>
          </table:table-cell>
          <table:table-cell table:formula="of:=4*[.$D$3]*[.B17]*(1-[.B17])" office:value-type="float" office:value="0.14783655991332" calcext:value-type="float">
            <text:p>0,14783655991332</text:p>
          </table:table-cell>
          <table:table-cell table:formula="of:=4*[.$D$3]*[.C17]*(1-[.C17])" office:value-type="float" office:value="0.989496230591373" calcext:value-type="float">
            <text:p>0,989496230591373</text:p>
          </table:table-cell>
          <table:table-cell table:formula="of:=ABS([.C18]-[.B18])" office:value-type="float" office:value="0.841659670678053" calcext:value-type="float">
            <text:p>0,841659670678053</text:p>
          </table:table-cell>
          <table:table-cell table:formula="of:=[.E17]+[.$E$6]" office:value-type="float" office:value="0.55" calcext:value-type="float">
            <text:p>0,55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table:formula="of:=[.A18]+1" office:value-type="float" office:value="11" calcext:value-type="float">
            <text:p>11</text:p>
          </table:table-cell>
          <table:table-cell table:formula="of:=4*[.$D$3]*[.B18]*(1-[.B18])" office:value-type="float" office:value="0.503923645865261" calcext:value-type="float">
            <text:p>0,503923645865261</text:p>
          </table:table-cell>
          <table:table-cell table:formula="of:=4*[.$D$3]*[.C18]*(1-[.C18])" office:value-type="float" office:value="0.0415737609473512" calcext:value-type="float">
            <text:p>0,041573760947351</text:p>
          </table:table-cell>
          <table:table-cell table:formula="of:=ABS([.C19]-[.B19])" office:value-type="float" office:value="0.46234988491791" calcext:value-type="float">
            <text:p>0,46234988491791</text:p>
          </table:table-cell>
          <table:table-cell table:formula="of:=[.E18]+[.$E$6]" office:value-type="float" office:value="0.6" calcext:value-type="float">
            <text:p>0,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formula="of:=[.A19]+1" office:value-type="float" office:value="12" calcext:value-type="float">
            <text:p>12</text:p>
          </table:table-cell>
          <table:table-cell table:formula="of:=4*[.$D$3]*[.B19]*(1-[.B19])" office:value-type="float" office:value="0.999938420012496" calcext:value-type="float">
            <text:p>0,999938420012496</text:p>
          </table:table-cell>
          <table:table-cell table:formula="of:=4*[.$D$3]*[.C19]*(1-[.C19])" office:value-type="float" office:value="0.159381533392175" calcext:value-type="float">
            <text:p>0,159381533392175</text:p>
          </table:table-cell>
          <table:table-cell table:formula="of:=ABS([.C20]-[.B20])" office:value-type="float" office:value="0.840556886620321" calcext:value-type="float">
            <text:p>0,840556886620321</text:p>
          </table:table-cell>
          <table:table-cell table:formula="of:=[.E19]+[.$E$6]" office:value-type="float" office:value="0.65" calcext:value-type="float">
            <text:p>0,65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table:formula="of:=[.A20]+1" office:value-type="float" office:value="13" calcext:value-type="float">
            <text:p>13</text:p>
          </table:table-cell>
          <table:table-cell table:formula="of:=4*[.$D$3]*[.B20]*(1-[.B20])" office:value-type="float" office:value="0.000246304781636117" calcext:value-type="float">
            <text:p>0,000246304781636</text:p>
          </table:table-cell>
          <table:table-cell table:formula="of:=4*[.$D$3]*[.C20]*(1-[.C20])" office:value-type="float" office:value="0.535916240822935" calcext:value-type="float">
            <text:p>0,535916240822935</text:p>
          </table:table-cell>
          <table:table-cell table:formula="of:=ABS([.C21]-[.B21])" office:value-type="float" office:value="0.535669936041299" calcext:value-type="float">
            <text:p>0,535669936041299</text:p>
          </table:table-cell>
          <table:table-cell table:formula="of:=[.E20]+[.$E$6]" office:value-type="float" office:value="0.7" calcext:value-type="float">
            <text:p>0,7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formula="of:=[.A21]+1" office:value-type="float" office:value="14" calcext:value-type="float">
            <text:p>14</text:p>
          </table:table-cell>
          <table:table-cell table:formula="of:=4*[.$D$3]*[.B21]*(1-[.B21])" office:value-type="float" office:value="0.000984976462362641" calcext:value-type="float">
            <text:p>0,000984976462363</text:p>
          </table:table-cell>
          <table:table-cell table:formula="of:=4*[.$D$3]*[.C21]*(1-[.C21])" office:value-type="float" office:value="0.994840094580596" calcext:value-type="float">
            <text:p>0,994840094580596</text:p>
          </table:table-cell>
          <table:table-cell table:formula="of:=ABS([.C22]-[.B22])" office:value-type="float" office:value="0.993855118118233" calcext:value-type="float">
            <text:p>0,993855118118233</text:p>
          </table:table-cell>
          <table:table-cell table:formula="of:=[.E21]+[.$E$6]" office:value-type="float" office:value="0.75" calcext:value-type="float">
            <text:p>0,7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formula="of:=[.A22]+1" office:value-type="float" office:value="15" calcext:value-type="float">
            <text:p>15</text:p>
          </table:table-cell>
          <table:table-cell table:formula="of:=4*[.$D$3]*[.B22]*(1-[.B22])" office:value-type="float" office:value="0.00393602513492493" calcext:value-type="float">
            <text:p>0,003936025134925</text:p>
          </table:table-cell>
          <table:table-cell table:formula="of:=4*[.$D$3]*[.C22]*(1-[.C22])" office:value-type="float" office:value="0.0205331231818682" calcext:value-type="float">
            <text:p>0,020533123181868</text:p>
          </table:table-cell>
          <table:table-cell table:formula="of:=ABS([.C23]-[.B23])" office:value-type="float" office:value="0.0165970980469433" calcext:value-type="float">
            <text:p>0,016597098046943</text:p>
          </table:table-cell>
          <table:table-cell table:formula="of:=[.E22]+[.$E$6]" office:value-type="float" office:value="0.8" calcext:value-type="float">
            <text:p>0,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formula="of:=[.A23]+1" office:value-type="float" office:value="16" calcext:value-type="float">
            <text:p>16</text:p>
          </table:table-cell>
          <table:table-cell table:formula="of:=4*[.$D$3]*[.B23]*(1-[.B23])" office:value-type="float" office:value="0.0156821313642487" calcext:value-type="float">
            <text:p>0,015682131364249</text:p>
          </table:table-cell>
          <table:table-cell table:formula="of:=4*[.$D$3]*[.C23]*(1-[.C23])" office:value-type="float" office:value="0.0804460561370658" calcext:value-type="float">
            <text:p>0,080446056137066</text:p>
          </table:table-cell>
          <table:table-cell table:formula="of:=ABS([.C24]-[.B24])" office:value-type="float" office:value="0.0647639247728171" calcext:value-type="float">
            <text:p>0,064763924772817</text:p>
          </table:table-cell>
          <table:table-cell table:formula="of:=[.E23]+[.$E$6]" office:value-type="float" office:value="0.85" calcext:value-type="float">
            <text:p>0,8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table:formula="of:=[.A24]+1" office:value-type="float" office:value="17" calcext:value-type="float">
            <text:p>17</text:p>
          </table:table-cell>
          <table:table-cell table:formula="of:=4*[.$D$3]*[.B24]*(1-[.B24])" office:value-type="float" office:value="0.0617448084804925" calcext:value-type="float">
            <text:p>0,061744808480493</text:p>
          </table:table-cell>
          <table:table-cell table:formula="of:=4*[.$D$3]*[.C24]*(1-[.C24])" office:value-type="float" office:value="0.295897952756231" calcext:value-type="float">
            <text:p>0,295897952756231</text:p>
          </table:table-cell>
          <table:table-cell table:formula="of:=ABS([.C25]-[.B25])" office:value-type="float" office:value="0.234153144275739" calcext:value-type="float">
            <text:p>0,234153144275739</text:p>
          </table:table-cell>
          <table:table-cell table:formula="of:=[.E24]+[.$E$6]" office:value-type="float" office:value="0.9" calcext:value-type="float">
            <text:p>0,9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table:formula="of:=[.A25]+1" office:value-type="float" office:value="18" calcext:value-type="float">
            <text:p>18</text:p>
          </table:table-cell>
          <table:table-cell table:formula="of:=4*[.$D$3]*[.B25]*(1-[.B25])" office:value-type="float" office:value="0.231729548424799" calcext:value-type="float">
            <text:p>0,231729548424799</text:p>
          </table:table-cell>
          <table:table-cell table:formula="of:=4*[.$D$3]*[.C25]*(1-[.C25])" office:value-type="float" office:value="0.83336941724361" calcext:value-type="float">
            <text:p>0,83336941724361</text:p>
          </table:table-cell>
          <table:table-cell table:formula="of:=ABS([.C26]-[.B26])" office:value-type="float" office:value="0.60163986881881" calcext:value-type="float">
            <text:p>0,60163986881881</text:p>
          </table:table-cell>
          <table:table-cell table:formula="of:=[.E25]+[.$E$6]" office:value-type="float" office:value="0.95" calcext:value-type="float">
            <text:p>0,95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table:formula="of:=[.A26]+1" office:value-type="float" office:value="19" calcext:value-type="float">
            <text:p>19</text:p>
          </table:table-cell>
          <table:table-cell table:formula="of:=4*[.$D$3]*[.B26]*(1-[.B26])" office:value-type="float" office:value="0.712123859246552" calcext:value-type="float">
            <text:p>0,712123859246552</text:p>
          </table:table-cell>
          <table:table-cell table:formula="of:=4*[.$D$3]*[.C26]*(1-[.C26])" office:value-type="float" office:value="0.555459326586624" calcext:value-type="float">
            <text:p>0,555459326586624</text:p>
          </table:table-cell>
          <table:table-cell table:formula="of:=ABS([.C27]-[.B27])" office:value-type="float" office:value="0.156664532659928" calcext:value-type="float">
            <text:p>0,156664532659928</text:p>
          </table:table-cell>
          <table:table-cell table:formula="of:=[.E26]+[.$E$6]"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table:formula="of:=[.A27]+1" office:value-type="float" office:value="20" calcext:value-type="float">
            <text:p>20</text:p>
          </table:table-cell>
          <table:table-cell table:formula="of:=4*[.$D$3]*[.B27]*(1-[.B27])" office:value-type="float" office:value="0.820013873353397" calcext:value-type="float">
            <text:p>0,820013873353397</text:p>
          </table:table-cell>
          <table:table-cell table:formula="of:=4*[.$D$3]*[.C27]*(1-[.C27])" office:value-type="float" office:value="0.987697052378233" calcext:value-type="float">
            <text:p>0,987697052378233</text:p>
          </table:table-cell>
          <table:table-cell table:formula="of:=ABS([.C28]-[.B28])" office:value-type="float" office:value="0.167683179024836" calcext:value-type="float">
            <text:p>0,167683179024836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28]+1" office:value-type="float" office:value="21" calcext:value-type="float">
            <text:p>21</text:p>
          </table:table-cell>
          <table:table-cell table:formula="of:=4*[.$D$3]*[.B28]*(1-[.B28])" office:value-type="float" office:value="0.590364483445424" calcext:value-type="float">
            <text:p>0,590364483445424</text:p>
          </table:table-cell>
          <table:table-cell table:formula="of:=4*[.$D$3]*[.C28]*(1-[.C28])" office:value-type="float" office:value="0.0486063404063335" calcext:value-type="float">
            <text:p>0,048606340406334</text:p>
          </table:table-cell>
          <table:table-cell table:formula="of:=ABS([.C29]-[.B29])" office:value-type="float" office:value="0.541758143039091" calcext:value-type="float">
            <text:p>0,541758143039091</text:p>
          </table:table-cell>
          <table:table-cell table:number-columns-repeated="3"/>
        </table:table-row>
        <table:table-row table:style-name="ro1">
          <table:table-cell table:formula="of:=[.A29]+1" office:value-type="float" office:value="22" calcext:value-type="float">
            <text:p>22</text:p>
          </table:table-cell>
          <table:table-cell table:formula="of:=4*[.$D$3]*[.B29]*(1-[.B29])" office:value-type="float" office:value="0.967337040526567" calcext:value-type="float">
            <text:p>0,967337040526567</text:p>
          </table:table-cell>
          <table:table-cell table:formula="of:=4*[.$D$3]*[.C29]*(1-[.C29])" office:value-type="float" office:value="0.184975056314548" calcext:value-type="float">
            <text:p>0,184975056314548</text:p>
          </table:table-cell>
          <table:table-cell table:formula="of:=ABS([.C30]-[.B30])" office:value-type="float" office:value="0.782361984212018" calcext:value-type="float">
            <text:p>0,782361984212018</text:p>
          </table:table-cell>
          <table:table-cell table:number-columns-repeated="3"/>
        </table:table-row>
        <table:table-row table:style-name="ro1">
          <table:table-cell table:formula="of:=[.A30]+1" office:value-type="float" office:value="23" calcext:value-type="float">
            <text:p>23</text:p>
          </table:table-cell>
          <table:table-cell table:formula="of:=4*[.$D$3]*[.B30]*(1-[.B30])" office:value-type="float" office:value="0.126384362207481" calcext:value-type="float">
            <text:p>0,126384362207481</text:p>
          </table:table-cell>
          <table:table-cell table:formula="of:=4*[.$D$3]*[.C30]*(1-[.C30])" office:value-type="float" office:value="0.603037139423912" calcext:value-type="float">
            <text:p>0,603037139423912</text:p>
          </table:table-cell>
          <table:table-cell table:formula="of:=ABS([.C31]-[.B31])" office:value-type="float" office:value="0.476652777216431" calcext:value-type="float">
            <text:p>0,476652777216431</text:p>
          </table:table-cell>
          <table:table-cell table:number-columns-repeated="3"/>
        </table:table-row>
        <table:table-row table:style-name="ro1">
          <table:table-cell table:formula="of:=[.A31]+1" office:value-type="float" office:value="24" calcext:value-type="float">
            <text:p>24</text:p>
          </table:table-cell>
          <table:table-cell table:formula="of:=4*[.$D$3]*[.B31]*(1-[.B31])" office:value-type="float" office:value="0.441645420787558" calcext:value-type="float">
            <text:p>0,441645420787558</text:p>
          </table:table-cell>
          <table:table-cell table:formula="of:=4*[.$D$3]*[.C31]*(1-[.C31])" office:value-type="float" office:value="0.957533391597349" calcext:value-type="float">
            <text:p>0,957533391597349</text:p>
          </table:table-cell>
          <table:table-cell table:formula="of:=ABS([.C32]-[.B32])" office:value-type="float" office:value="0.515887970809792" calcext:value-type="float">
            <text:p>0,515887970809792</text:p>
          </table:table-cell>
          <table:table-cell table:number-columns-repeated="3"/>
        </table:table-row>
        <table:table-row table:style-name="ro1">
          <table:table-cell table:formula="of:=[.A32]+1" office:value-type="float" office:value="25" calcext:value-type="float">
            <text:p>25</text:p>
          </table:table-cell>
          <table:table-cell table:formula="of:=4*[.$D$3]*[.B32]*(1-[.B32])" office:value-type="float" office:value="0.986378972339755" calcext:value-type="float">
            <text:p>0,986378972339755</text:p>
          </table:table-cell>
          <table:table-cell table:formula="of:=4*[.$D$3]*[.C32]*(1-[.C32])" office:value-type="float" office:value="0.162652782293707" calcext:value-type="float">
            <text:p>0,162652782293707</text:p>
          </table:table-cell>
          <table:table-cell table:formula="of:=ABS([.C33]-[.B33])" office:value-type="float" office:value="0.823726190046049" calcext:value-type="float">
            <text:p>0,823726190046049</text:p>
          </table:table-cell>
          <table:table-cell table:number-columns-repeated="3"/>
        </table:table-row>
        <table:table-row table:style-name="ro1">
          <table:table-cell table:formula="of:=[.A33]+1" office:value-type="float" office:value="26" calcext:value-type="float">
            <text:p>26</text:p>
          </table:table-cell>
          <table:table-cell table:formula="of:=4*[.$D$3]*[.B33]*(1-[.B33])" office:value-type="float" office:value="0.0537419810628948" calcext:value-type="float">
            <text:p>0,053741981062895</text:p>
          </table:table-cell>
          <table:table-cell table:formula="of:=4*[.$D$3]*[.C33]*(1-[.C33])" office:value-type="float" office:value="0.54478741882329" calcext:value-type="float">
            <text:p>0,54478741882329</text:p>
          </table:table-cell>
          <table:table-cell table:formula="of:=ABS([.C34]-[.B34])" office:value-type="float" office:value="0.491045437760396" calcext:value-type="float">
            <text:p>0,491045437760396</text:p>
          </table:table-cell>
          <table:table-cell table:number-columns-repeated="3"/>
        </table:table-row>
        <table:table-row table:style-name="ro1">
          <table:table-cell table:formula="of:=[.A34]+1" office:value-type="float" office:value="27" calcext:value-type="float">
            <text:p>27</text:p>
          </table:table-cell>
          <table:table-cell table:formula="of:=4*[.$D$3]*[.B34]*(1-[.B34])" office:value-type="float" office:value="0.203415122137321" calcext:value-type="float">
            <text:p>0,203415122137321</text:p>
          </table:table-cell>
          <table:table-cell table:formula="of:=4*[.$D$3]*[.C34]*(1-[.C34])" office:value-type="float" office:value="0.991976348460589" calcext:value-type="float">
            <text:p>0,991976348460589</text:p>
          </table:table-cell>
          <table:table-cell table:formula="of:=ABS([.C35]-[.B35])" office:value-type="float" office:value="0.788561226323268" calcext:value-type="float">
            <text:p>0,788561226323268</text:p>
          </table:table-cell>
          <table:table-cell table:number-columns-repeated="3"/>
        </table:table-row>
        <table:table-row table:style-name="ro1">
          <table:table-cell table:formula="of:=[.A35]+1" office:value-type="float" office:value="28" calcext:value-type="float">
            <text:p>28</text:p>
          </table:table-cell>
          <table:table-cell table:formula="of:=4*[.$D$3]*[.B35]*(1-[.B35])" office:value-type="float" office:value="0.64814964089272" calcext:value-type="float">
            <text:p>0,64814964089272</text:p>
          </table:table-cell>
          <table:table-cell table:formula="of:=4*[.$D$3]*[.C35]*(1-[.C35])" office:value-type="float" office:value="0.0318370902215417" calcext:value-type="float">
            <text:p>0,031837090221542</text:p>
          </table:table-cell>
          <table:table-cell table:formula="of:=ABS([.C36]-[.B36])" office:value-type="float" office:value="0.616312550671178" calcext:value-type="float">
            <text:p>0,616312550671178</text:p>
          </table:table-cell>
          <table:table-cell table:number-columns-repeated="3"/>
        </table:table-row>
        <table:table-row table:style-name="ro1">
          <table:table-cell table:formula="of:=[.A36]+1" office:value-type="float" office:value="29" calcext:value-type="float">
            <text:p>29</text:p>
          </table:table-cell>
          <table:table-cell table:formula="of:=4*[.$D$3]*[.B36]*(1-[.B36])" office:value-type="float" office:value="0.912206735613433" calcext:value-type="float">
            <text:p>0,912206735613433</text:p>
          </table:table-cell>
          <table:table-cell table:formula="of:=4*[.$D$3]*[.C36]*(1-[.C36])" office:value-type="float" office:value="0.123293959631068" calcext:value-type="float">
            <text:p>0,123293959631068</text:p>
          </table:table-cell>
          <table:table-cell table:formula="of:=ABS([.C37]-[.B37])" office:value-type="float" office:value="0.788912775982365" calcext:value-type="float">
            <text:p>0,788912775982365</text:p>
          </table:table-cell>
          <table:table-cell table:number-columns-repeated="3"/>
        </table:table-row>
        <table:table-row table:style-name="ro1">
          <table:table-cell table:formula="of:=[.A37]+1" office:value-type="float" office:value="30" calcext:value-type="float">
            <text:p>30</text:p>
          </table:table-cell>
          <table:table-cell table:formula="of:=4*[.$D$3]*[.B37]*(1-[.B37])" office:value-type="float" office:value="0.320342428459669" calcext:value-type="float">
            <text:p>0,320342428459669</text:p>
          </table:table-cell>
          <table:table-cell table:formula="of:=4*[.$D$3]*[.C37]*(1-[.C37])" office:value-type="float" office:value="0.432370236598243" calcext:value-type="float">
            <text:p>0,432370236598243</text:p>
          </table:table-cell>
          <table:table-cell table:formula="of:=ABS([.C38]-[.B38])" office:value-type="float" office:value="0.112027808138574" calcext:value-type="float">
            <text:p>0,112027808138574</text:p>
          </table:table-cell>
          <table:table-cell table:number-columns-repeated="3"/>
        </table:table-row>
        <table:table-row table:style-name="ro1">
          <table:table-cell table:formula="of:=[.A38]+1" office:value-type="float" office:value="31" calcext:value-type="float">
            <text:p>31</text:p>
          </table:table-cell>
          <table:table-cell table:formula="of:=4*[.$D$3]*[.B38]*(1-[.B38])" office:value-type="float" office:value="0.870892627952924" calcext:value-type="float">
            <text:p>0,870892627952924</text:p>
          </table:table-cell>
          <table:table-cell table:formula="of:=4*[.$D$3]*[.C38]*(1-[.C38])" office:value-type="float" office:value="0.98170486040889" calcext:value-type="float">
            <text:p>0,98170486040889</text:p>
          </table:table-cell>
          <table:table-cell table:formula="of:=ABS([.C39]-[.B39])" office:value-type="float" office:value="0.110812232455966" calcext:value-type="float">
            <text:p>0,110812232455966</text:p>
          </table:table-cell>
          <table:table-cell table:number-columns-repeated="3"/>
        </table:table-row>
        <table:table-row table:style-name="ro1">
          <table:table-cell table:formula="of:=[.A39]+1" office:value-type="float" office:value="32" calcext:value-type="float">
            <text:p>32</text:p>
          </table:table-cell>
          <table:table-cell table:formula="of:=4*[.$D$3]*[.B39]*(1-[.B39])" office:value-type="float" office:value="0.449754634120696" calcext:value-type="float">
            <text:p>0,449754634120696</text:p>
          </table:table-cell>
          <table:table-cell table:formula="of:=4*[.$D$3]*[.C39]*(1-[.C39])" office:value-type="float" office:value="0.0718417098338087" calcext:value-type="float">
            <text:p>0,071841709833809</text:p>
          </table:table-cell>
          <table:table-cell table:formula="of:=ABS([.C40]-[.B40])" office:value-type="float" office:value="0.377912924286887" calcext:value-type="float">
            <text:p>0,377912924286887</text:p>
          </table:table-cell>
          <table:table-cell table:number-columns-repeated="3"/>
        </table:table-row>
        <table:table-row table:style-name="ro1">
          <table:table-cell table:formula="of:=[.A40]+1" office:value-type="float" office:value="33" calcext:value-type="float">
            <text:p>33</text:p>
          </table:table-cell>
          <table:table-cell table:formula="of:=4*[.$D$3]*[.B40]*(1-[.B40])" office:value-type="float" office:value="0.989901612830619" calcext:value-type="float">
            <text:p>0,989901612830619</text:p>
          </table:table-cell>
          <table:table-cell table:formula="of:=4*[.$D$3]*[.C40]*(1-[.C40])" office:value-type="float" office:value="0.266721914247854" calcext:value-type="float">
            <text:p>0,266721914247854</text:p>
          </table:table-cell>
          <table:table-cell table:formula="of:=ABS([.C41]-[.B41])" office:value-type="float" office:value="0.723179698582765" calcext:value-type="float">
            <text:p>0,723179698582765</text:p>
          </table:table-cell>
          <table:table-cell table:number-columns-repeated="3"/>
        </table:table-row>
        <table:table-row table:style-name="ro1">
          <table:table-cell table:formula="of:=[.A41]+1" office:value-type="float" office:value="34" calcext:value-type="float">
            <text:p>34</text:p>
          </table:table-cell>
          <table:table-cell table:formula="of:=4*[.$D$3]*[.B41]*(1-[.B41])" office:value-type="float" office:value="0.0399856389838312" calcext:value-type="float">
            <text:p>0,039985638983831</text:p>
          </table:table-cell>
          <table:table-cell table:formula="of:=4*[.$D$3]*[.C41]*(1-[.C41])" office:value-type="float" office:value="0.782325338831258" calcext:value-type="float">
            <text:p>0,782325338831258</text:p>
          </table:table-cell>
          <table:table-cell table:formula="of:=ABS([.C42]-[.B42])" office:value-type="float" office:value="0.742339699847427" calcext:value-type="float">
            <text:p>0,742339699847427</text:p>
          </table:table-cell>
          <table:table-cell table:number-columns-repeated="3"/>
        </table:table-row>
        <table:table-row table:style-name="ro1">
          <table:table-cell table:formula="of:=[.A42]+1" office:value-type="float" office:value="35" calcext:value-type="float">
            <text:p>35</text:p>
          </table:table-cell>
          <table:table-cell table:formula="of:=4*[.$D$3]*[.B42]*(1-[.B42])" office:value-type="float" office:value="0.153547150635544" calcext:value-type="float">
            <text:p>0,153547150635544</text:p>
          </table:table-cell>
          <table:table-cell table:formula="of:=4*[.$D$3]*[.C42]*(1-[.C42])" office:value-type="float" office:value="0.681169612215261" calcext:value-type="float">
            <text:p>0,681169612215261</text:p>
          </table:table-cell>
          <table:table-cell table:formula="of:=ABS([.C43]-[.B43])" office:value-type="float" office:value="0.527622461579718" calcext:value-type="float">
            <text:p>0,527622461579718</text:p>
          </table:table-cell>
          <table:table-cell table:number-columns-repeated="3"/>
        </table:table-row>
        <table:table-row table:style-name="ro1">
          <table:table-cell table:formula="of:=[.A43]+1" office:value-type="float" office:value="36" calcext:value-type="float">
            <text:p>36</text:p>
          </table:table-cell>
          <table:table-cell table:formula="of:=4*[.$D$3]*[.B43]*(1-[.B43])" office:value-type="float" office:value="0.519881692668997" calcext:value-type="float">
            <text:p>0,519881692668997</text:p>
          </table:table-cell>
          <table:table-cell table:formula="of:=4*[.$D$3]*[.C43]*(1-[.C43])" office:value-type="float" office:value="0.868710286439088" calcext:value-type="float">
            <text:p>0,868710286439088</text:p>
          </table:table-cell>
          <table:table-cell table:formula="of:=ABS([.C44]-[.B44])" office:value-type="float" office:value="0.348828593770091" calcext:value-type="float">
            <text:p>0,348828593770091</text:p>
          </table:table-cell>
          <table:table-cell table:number-columns-repeated="3"/>
        </table:table-row>
        <table:table-row table:style-name="ro1">
          <table:table-cell table:formula="of:=[.A44]+1" office:value-type="float" office:value="37" calcext:value-type="float">
            <text:p>37</text:p>
          </table:table-cell>
          <table:table-cell table:formula="of:=4*[.$D$3]*[.B44]*(1-[.B44])" office:value-type="float" office:value="0.998418873186462" calcext:value-type="float">
            <text:p>0,998418873186462</text:p>
          </table:table-cell>
          <table:table-cell table:formula="of:=4*[.$D$3]*[.C44]*(1-[.C44])" office:value-type="float" office:value="0.456210898696024" calcext:value-type="float">
            <text:p>0,456210898696024</text:p>
          </table:table-cell>
          <table:table-cell table:formula="of:=ABS([.C45]-[.B45])" office:value-type="float" office:value="0.542207974490438" calcext:value-type="float">
            <text:p>0,542207974490438</text:p>
          </table:table-cell>
          <table:table-cell table:number-columns-repeated="3"/>
        </table:table-row>
        <table:table-row table:style-name="ro1">
          <table:table-cell table:formula="of:=[.A45]+1" office:value-type="float" office:value="38" calcext:value-type="float">
            <text:p>38</text:p>
          </table:table-cell>
          <table:table-cell table:formula="of:=4*[.$D$3]*[.B45]*(1-[.B45])" office:value-type="float" office:value="0.00631450740614895" calcext:value-type="float">
            <text:p>0,006314507406149</text:p>
          </table:table-cell>
          <table:table-cell table:formula="of:=4*[.$D$3]*[.C45]*(1-[.C45])" office:value-type="float" office:value="0.992330058427961" calcext:value-type="float">
            <text:p>0,992330058427961</text:p>
          </table:table-cell>
          <table:table-cell table:formula="of:=ABS([.C46]-[.B46])" office:value-type="float" office:value="0.986015551021812" calcext:value-type="float">
            <text:p>0,986015551021812</text:p>
          </table:table-cell>
          <table:table-cell table:number-columns-repeated="3"/>
        </table:table-row>
        <table:table-row table:style-name="ro1">
          <table:table-cell table:formula="of:=[.A46]+1" office:value-type="float" office:value="39" calcext:value-type="float">
            <text:p>39</text:p>
          </table:table-cell>
          <table:table-cell table:formula="of:=4*[.$D$3]*[.B46]*(1-[.B46])" office:value-type="float" office:value="0.0250985376094666" calcext:value-type="float">
            <text:p>0,025098537609467</text:p>
          </table:table-cell>
          <table:table-cell table:formula="of:=4*[.$D$3]*[.C46]*(1-[.C46])" office:value-type="float" office:value="0.0304444542732839" calcext:value-type="float">
            <text:p>0,030444454273284</text:p>
          </table:table-cell>
          <table:table-cell table:formula="of:=ABS([.C47]-[.B47])" office:value-type="float" office:value="0.00534591666381738" calcext:value-type="float">
            <text:p>0,005345916663817</text:p>
          </table:table-cell>
          <table:table-cell table:number-columns-repeated="3"/>
        </table:table-row>
        <table:table-row table:style-name="ro1">
          <table:table-cell table:formula="of:=[.A47]+1" office:value-type="float" office:value="40" calcext:value-type="float">
            <text:p>40</text:p>
          </table:table-cell>
          <table:table-cell table:formula="of:=4*[.$D$3]*[.B47]*(1-[.B47])" office:value-type="float" office:value="0.097874404077331" calcext:value-type="float">
            <text:p>0,097874404077331</text:p>
          </table:table-cell>
          <table:table-cell table:formula="of:=4*[.$D$3]*[.C47]*(1-[.C47])" office:value-type="float" office:value="0.118070357909143" calcext:value-type="float">
            <text:p>0,118070357909143</text:p>
          </table:table-cell>
          <table:table-cell table:formula="of:=ABS([.C48]-[.B48])" office:value-type="float" office:value="0.0201959538318124" calcext:value-type="float">
            <text:p>0,020195953831813</text:p>
          </table:table-cell>
          <table:table-cell table:number-columns-repeated="3"/>
        </table:table-row>
        <table:table-row table:style-name="ro1">
          <table:table-cell table:formula="of:=[.A48]+1" office:value-type="float" office:value="41" calcext:value-type="float">
            <text:p>41</text:p>
          </table:table-cell>
          <table:table-cell table:formula="of:=4*[.$D$3]*[.B48]*(1-[.B48])" office:value-type="float" office:value="0.353180020415353" calcext:value-type="float">
            <text:p>0,353180020415353</text:p>
          </table:table-cell>
          <table:table-cell table:formula="of:=4*[.$D$3]*[.C48]*(1-[.C48])" office:value-type="float" office:value="0.416518993969401" calcext:value-type="float">
            <text:p>0,416518993969401</text:p>
          </table:table-cell>
          <table:table-cell table:formula="of:=ABS([.C49]-[.B49])" office:value-type="float" office:value="0.0633389735540476" calcext:value-type="float">
            <text:p>0,063338973554048</text:p>
          </table:table-cell>
          <table:table-cell table:number-columns-repeated="3"/>
        </table:table-row>
        <table:table-row table:style-name="ro1">
          <table:table-cell table:formula="of:=[.A49]+1" office:value-type="float" office:value="42" calcext:value-type="float">
            <text:p>42</text:p>
          </table:table-cell>
          <table:table-cell table:formula="of:=4*[.$D$3]*[.B49]*(1-[.B49])" office:value-type="float" office:value="0.913775574379056" calcext:value-type="float">
            <text:p>0,913775574379056</text:p>
          </table:table-cell>
          <table:table-cell table:formula="of:=4*[.$D$3]*[.C49]*(1-[.C49])" office:value-type="float" office:value="0.972123686528476" calcext:value-type="float">
            <text:p>0,972123686528476</text:p>
          </table:table-cell>
          <table:table-cell table:formula="of:=ABS([.C50]-[.B50])" office:value-type="float" office:value="0.0583481121494205" calcext:value-type="float">
            <text:p>0,058348112149421</text:p>
          </table:table-cell>
          <table:table-cell table:number-columns-repeated="3"/>
        </table:table-row>
        <table:table-row table:style-name="ro1">
          <table:table-cell table:formula="of:=[.A50]+1" office:value-type="float" office:value="43" calcext:value-type="float">
            <text:p>43</text:p>
          </table:table-cell>
          <table:table-cell table:formula="of:=4*[.$D$3]*[.B50]*(1-[.B50])" office:value-type="float" office:value="0.31515909618913" calcext:value-type="float">
            <text:p>0,31515909618913</text:p>
          </table:table-cell>
          <table:table-cell table:formula="of:=4*[.$D$3]*[.C50]*(1-[.C50])" office:value-type="float" office:value="0.108396898475044" calcext:value-type="float">
            <text:p>0,108396898475044</text:p>
          </table:table-cell>
          <table:table-cell table:formula="of:=ABS([.C51]-[.B51])" office:value-type="float" office:value="0.206762197714086" calcext:value-type="float">
            <text:p>0,206762197714086</text:p>
          </table:table-cell>
          <table:table-cell table:number-columns-repeated="3"/>
        </table:table-row>
        <table:table-row table:style-name="ro1">
          <table:table-cell table:formula="of:=[.A51]+1" office:value-type="float" office:value="44" calcext:value-type="float">
            <text:p>44</text:p>
          </table:table-cell>
          <table:table-cell table:formula="of:=4*[.$D$3]*[.B51]*(1-[.B51])" office:value-type="float" office:value="0.863335361113523" calcext:value-type="float">
            <text:p>0,863335361113523</text:p>
          </table:table-cell>
          <table:table-cell table:formula="of:=4*[.$D$3]*[.C51]*(1-[.C51])" office:value-type="float" office:value="0.386588043504141" calcext:value-type="float">
            <text:p>0,386588043504141</text:p>
          </table:table-cell>
          <table:table-cell table:formula="of:=ABS([.C52]-[.B52])" office:value-type="float" office:value="0.476747317609382" calcext:value-type="float">
            <text:p>0,476747317609382</text:p>
          </table:table-cell>
          <table:table-cell table:number-columns-repeated="3"/>
        </table:table-row>
        <table:table-row table:style-name="ro1">
          <table:table-cell table:formula="of:=[.A52]+1" office:value-type="float" office:value="45" calcext:value-type="float">
            <text:p>45</text:p>
          </table:table-cell>
          <table:table-cell table:formula="of:=4*[.$D$3]*[.B52]*(1-[.B52])" office:value-type="float" office:value="0.471949661458024" calcext:value-type="float">
            <text:p>0,471949661458024</text:p>
          </table:table-cell>
          <table:table-cell table:formula="of:=4*[.$D$3]*[.C52]*(1-[.C52])" office:value-type="float" office:value="0.948550912495126" calcext:value-type="float">
            <text:p>0,948550912495126</text:p>
          </table:table-cell>
          <table:table-cell table:formula="of:=ABS([.C53]-[.B53])" office:value-type="float" office:value="0.476601251037102" calcext:value-type="float">
            <text:p>0,476601251037102</text:p>
          </table:table-cell>
          <table:table-cell table:number-columns-repeated="3"/>
        </table:table-row>
        <table:table-row table:style-name="ro1">
          <table:table-cell table:formula="of:=[.A53]+1" office:value-type="float" office:value="46" calcext:value-type="float">
            <text:p>46</text:p>
          </table:table-cell>
          <table:table-cell table:formula="of:=4*[.$D$3]*[.B53]*(1-[.B53])" office:value-type="float" office:value="0.996852714030722" calcext:value-type="float">
            <text:p>0,996852714030722</text:p>
          </table:table-cell>
          <table:table-cell table:formula="of:=4*[.$D$3]*[.C53]*(1-[.C53])" office:value-type="float" office:value="0.19520831559916" calcext:value-type="float">
            <text:p>0,19520831559916</text:p>
          </table:table-cell>
          <table:table-cell table:formula="of:=ABS([.C54]-[.B54])" office:value-type="float" office:value="0.801644398431562" calcext:value-type="float">
            <text:p>0,801644398431562</text:p>
          </table:table-cell>
          <table:table-cell table:number-columns-repeated="3"/>
        </table:table-row>
        <table:table-row table:style-name="ro1">
          <table:table-cell table:formula="of:=[.A54]+1" office:value-type="float" office:value="47" calcext:value-type="float">
            <text:p>47</text:p>
          </table:table-cell>
          <table:table-cell table:formula="of:=4*[.$D$3]*[.B54]*(1-[.B54])" office:value-type="float" office:value="0.0125495222412216" calcext:value-type="float">
            <text:p>0,012549522241222</text:p>
          </table:table-cell>
          <table:table-cell table:formula="of:=4*[.$D$3]*[.C54]*(1-[.C54])" office:value-type="float" office:value="0.628408116480395" calcext:value-type="float">
            <text:p>0,628408116480395</text:p>
          </table:table-cell>
          <table:table-cell table:formula="of:=ABS([.C55]-[.B55])" office:value-type="float" office:value="0.615858594239173" calcext:value-type="float">
            <text:p>0,615858594239173</text:p>
          </table:table-cell>
          <table:table-cell table:number-columns-repeated="3"/>
        </table:table-row>
        <table:table-row table:style-name="ro1">
          <table:table-cell table:formula="of:=[.A55]+1" office:value-type="float" office:value="48" calcext:value-type="float">
            <text:p>48</text:p>
          </table:table-cell>
          <table:table-cell table:formula="of:=4*[.$D$3]*[.B55]*(1-[.B55])" office:value-type="float" office:value="0.0495681269309549" calcext:value-type="float">
            <text:p>0,049568126930955</text:p>
          </table:table-cell>
          <table:table-cell table:formula="of:=4*[.$D$3]*[.C55]*(1-[.C55])" office:value-type="float" office:value="0.934045422487829" calcext:value-type="float">
            <text:p>0,934045422487829</text:p>
          </table:table-cell>
          <table:table-cell table:formula="of:=ABS([.C56]-[.B56])" office:value-type="float" office:value="0.884477295556874" calcext:value-type="float">
            <text:p>0,884477295556874</text:p>
          </table:table-cell>
          <table:table-cell table:number-columns-repeated="3"/>
        </table:table-row>
        <table:table-row table:style-name="ro1">
          <table:table-cell table:formula="of:=[.A56]+1" office:value-type="float" office:value="49" calcext:value-type="float">
            <text:p>49</text:p>
          </table:table-cell>
          <table:table-cell table:formula="of:=4*[.$D$3]*[.B56]*(1-[.B56])" office:value-type="float" office:value="0.188444510894047" calcext:value-type="float">
            <text:p>0,188444510894047</text:p>
          </table:table-cell>
          <table:table-cell table:formula="of:=4*[.$D$3]*[.C56]*(1-[.C56])" office:value-type="float" office:value="0.246418284869447" calcext:value-type="float">
            <text:p>0,246418284869447</text:p>
          </table:table-cell>
          <table:table-cell table:formula="of:=ABS([.C57]-[.B57])" office:value-type="float" office:value="0.0579737739754005" calcext:value-type="float">
            <text:p>0,057973773975401</text:p>
          </table:table-cell>
          <table:table-cell table:number-columns-repeated="3"/>
        </table:table-row>
        <table:table-row table:style-name="ro1">
          <table:table-cell table:formula="of:=[.A57]+1" office:value-type="float" office:value="50" calcext:value-type="float">
            <text:p>50</text:p>
          </table:table-cell>
          <table:table-cell table:formula="of:=4*[.$D$3]*[.B57]*(1-[.B57])" office:value-type="float" office:value="0.611732708831801" calcext:value-type="float">
            <text:p>0,611732708831801</text:p>
          </table:table-cell>
          <table:table-cell table:formula="of:=4*[.$D$3]*[.C57]*(1-[.C57])" office:value-type="float" office:value="0.742785255005788" calcext:value-type="float">
            <text:p>0,742785255005788</text:p>
          </table:table-cell>
          <table:table-cell table:formula="of:=ABS([.C58]-[.B58])" office:value-type="float" office:value="0.131052546173988" calcext:value-type="float">
            <text:p>0,131052546173988</text:p>
          </table:table-cell>
          <table:table-cell table:number-columns-repeated="3"/>
        </table:table-row>
        <table:table-row table:style-name="ro1">
          <table:table-cell table:formula="of:=[.A58]+1" office:value-type="float" office:value="51" calcext:value-type="float">
            <text:p>51</text:p>
          </table:table-cell>
          <table:table-cell table:formula="of:=4*[.$D$3]*[.B58]*(1-[.B58])" office:value-type="float" office:value="0.950063207108432" calcext:value-type="float">
            <text:p>0,950063207108432</text:p>
          </table:table-cell>
          <table:table-cell table:formula="of:=4*[.$D$3]*[.C58]*(1-[.C58])" office:value-type="float" office:value="0.764221279807097" calcext:value-type="float">
            <text:p>0,764221279807097</text:p>
          </table:table-cell>
          <table:table-cell table:formula="of:=ABS([.C59]-[.B59])" office:value-type="float" office:value="0.185841927301335" calcext:value-type="float">
            <text:p>0,185841927301335</text:p>
          </table:table-cell>
          <table:table-cell table:number-columns-repeated="3"/>
        </table:table-row>
        <table:table-row table:style-name="ro1">
          <table:table-cell table:formula="of:=[.A59]+1" office:value-type="float" office:value="52" calcext:value-type="float">
            <text:p>52</text:p>
          </table:table-cell>
          <table:table-cell table:formula="of:=4*[.$D$3]*[.B59]*(1-[.B59])" office:value-type="float" office:value="0.18977243842909" calcext:value-type="float">
            <text:p>0,18977243842909</text:p>
          </table:table-cell>
          <table:table-cell table:formula="of:=4*[.$D$3]*[.C59]*(1-[.C59])" office:value-type="float" office:value="0.720748461188399" calcext:value-type="float">
            <text:p>0,720748461188399</text:p>
          </table:table-cell>
          <table:table-cell table:formula="of:=ABS([.C60]-[.B60])" office:value-type="float" office:value="0.530976022759309" calcext:value-type="float">
            <text:p>0,530976022759309</text:p>
          </table:table-cell>
          <table:table-cell table:number-columns-repeated="3"/>
        </table:table-row>
        <table:table-row table:style-name="ro1">
          <table:table-cell table:formula="of:=[.A60]+1" office:value-type="float" office:value="53" calcext:value-type="float">
            <text:p>53</text:p>
          </table:table-cell>
          <table:table-cell table:formula="of:=4*[.$D$3]*[.B60]*(1-[.B60])" office:value-type="float" office:value="0.615035440167068" calcext:value-type="float">
            <text:p>0,615035440167068</text:p>
          </table:table-cell>
          <table:table-cell table:formula="of:=4*[.$D$3]*[.C60]*(1-[.C60])" office:value-type="float" office:value="0.805080467531816" calcext:value-type="float">
            <text:p>0,805080467531816</text:p>
          </table:table-cell>
          <table:table-cell table:formula="of:=ABS([.C61]-[.B61])" office:value-type="float" office:value="0.190045027364748" calcext:value-type="float">
            <text:p>0,190045027364748</text:p>
          </table:table-cell>
          <table:table-cell table:number-columns-repeated="3"/>
        </table:table-row>
        <table:table-row table:style-name="ro1">
          <table:table-cell table:formula="of:=[.A61]+1" office:value-type="float" office:value="54" calcext:value-type="float">
            <text:p>54</text:p>
          </table:table-cell>
          <table:table-cell table:formula="of:=4*[.$D$3]*[.B61]*(1-[.B61])" office:value-type="float" office:value="0.947067390022276" calcext:value-type="float">
            <text:p>0,947067390022276</text:p>
          </table:table-cell>
          <table:table-cell table:formula="of:=4*[.$D$3]*[.C61]*(1-[.C61])" office:value-type="float" office:value="0.627703633322273" calcext:value-type="float">
            <text:p>0,627703633322273</text:p>
          </table:table-cell>
          <table:table-cell table:formula="of:=ABS([.C62]-[.B62])" office:value-type="float" office:value="0.319363756700002" calcext:value-type="float">
            <text:p>0,319363756700002</text:p>
          </table:table-cell>
          <table:table-cell table:number-columns-repeated="3"/>
        </table:table-row>
        <table:table-row table:style-name="ro1">
          <table:table-cell table:formula="of:=[.A62]+1" office:value-type="float" office:value="55" calcext:value-type="float">
            <text:p>55</text:p>
          </table:table-cell>
          <table:table-cell table:formula="of:=4*[.$D$3]*[.B62]*(1-[.B62])" office:value-type="float" office:value="0.200522995114681" calcext:value-type="float">
            <text:p>0,200522995114681</text:p>
          </table:table-cell>
          <table:table-cell table:formula="of:=4*[.$D$3]*[.C62]*(1-[.C62])" office:value-type="float" office:value="0.934767128145161" calcext:value-type="float">
            <text:p>0,934767128145161</text:p>
          </table:table-cell>
          <table:table-cell table:formula="of:=ABS([.C63]-[.B63])" office:value-type="float" office:value="0.73424413303048" calcext:value-type="float">
            <text:p>0,73424413303048</text:p>
          </table:table-cell>
          <table:table-cell table:number-columns-repeated="3"/>
        </table:table-row>
        <table:table-row table:style-name="ro1">
          <table:table-cell table:formula="of:=[.A63]+1" office:value-type="float" office:value="56" calcext:value-type="float">
            <text:p>56</text:p>
          </table:table-cell>
          <table:table-cell table:formula="of:=4*[.$D$3]*[.B63]*(1-[.B63])" office:value-type="float" office:value="0.641254094179675" calcext:value-type="float">
            <text:p>0,641254094179675</text:p>
          </table:table-cell>
          <table:table-cell table:formula="of:=4*[.$D$3]*[.C63]*(1-[.C63])" office:value-type="float" office:value="0.243910177137636" calcext:value-type="float">
            <text:p>0,243910177137636</text:p>
          </table:table-cell>
          <table:table-cell table:formula="of:=ABS([.C64]-[.B64])" office:value-type="float" office:value="0.39734391704204" calcext:value-type="float">
            <text:p>0,39734391704204</text:p>
          </table:table-cell>
          <table:table-cell table:number-columns-repeated="3"/>
        </table:table-row>
        <table:table-row table:style-name="ro1">
          <table:table-cell table:formula="of:=[.A64]+1" office:value-type="float" office:value="57" calcext:value-type="float">
            <text:p>57</text:p>
          </table:table-cell>
          <table:table-cell table:formula="of:=4*[.$D$3]*[.B64]*(1-[.B64])" office:value-type="float" office:value="0.920189123509918" calcext:value-type="float">
            <text:p>0,920189123509918</text:p>
          </table:table-cell>
          <table:table-cell table:formula="of:=4*[.$D$3]*[.C64]*(1-[.C64])" office:value-type="float" office:value="0.737672010505291" calcext:value-type="float">
            <text:p>0,737672010505291</text:p>
          </table:table-cell>
          <table:table-cell table:formula="of:=ABS([.C65]-[.B65])" office:value-type="float" office:value="0.182517113004626" calcext:value-type="float">
            <text:p>0,182517113004626</text:p>
          </table:table-cell>
          <table:table-cell table:number-columns-repeated="3"/>
        </table:table-row>
        <table:table-row table:style-name="ro1">
          <table:table-cell table:formula="of:=[.A65]+1" office:value-type="float" office:value="58" calcext:value-type="float">
            <text:p>58</text:p>
          </table:table-cell>
          <table:table-cell table:formula="of:=4*[.$D$3]*[.B65]*(1-[.B65])" office:value-type="float" office:value="0.293764401935869" calcext:value-type="float">
            <text:p>0,293764401935869</text:p>
          </table:table-cell>
          <table:table-cell table:formula="of:=4*[.$D$3]*[.C65]*(1-[.C65])" office:value-type="float" office:value="0.774048061689491" calcext:value-type="float">
            <text:p>0,774048061689491</text:p>
          </table:table-cell>
          <table:table-cell table:formula="of:=ABS([.C66]-[.B66])" office:value-type="float" office:value="0.480283659753622" calcext:value-type="float">
            <text:p>0,480283659753622</text:p>
          </table:table-cell>
          <table:table-cell table:number-columns-repeated="3"/>
        </table:table-row>
        <table:table-row table:style-name="ro1">
          <table:table-cell table:formula="of:=[.A66]+1" office:value-type="float" office:value="59" calcext:value-type="float">
            <text:p>59</text:p>
          </table:table-cell>
          <table:table-cell table:formula="of:=4*[.$D$3]*[.B66]*(1-[.B66])" office:value-type="float" office:value="0.82986751236452" calcext:value-type="float">
            <text:p>0,82986751236452</text:p>
          </table:table-cell>
          <table:table-cell table:formula="of:=4*[.$D$3]*[.C66]*(1-[.C66])" office:value-type="float" office:value="0.699590639536933" calcext:value-type="float">
            <text:p>0,699590639536933</text:p>
          </table:table-cell>
          <table:table-cell table:formula="of:=ABS([.C67]-[.B67])" office:value-type="float" office:value="0.130276872827587" calcext:value-type="float">
            <text:p>0,130276872827587</text:p>
          </table:table-cell>
          <table:table-cell table:number-columns-repeated="3"/>
        </table:table-row>
        <table:table-row table:style-name="ro1">
          <table:table-cell table:formula="of:=[.A67]+1" office:value-type="float" office:value="60" calcext:value-type="float">
            <text:p>60</text:p>
          </table:table-cell>
          <table:table-cell table:formula="of:=4*[.$D$3]*[.B67]*(1-[.B67])" office:value-type="float" office:value="0.564749697145772" calcext:value-type="float">
            <text:p>0,564749697145772</text:p>
          </table:table-cell>
          <table:table-cell table:formula="of:=4*[.$D$3]*[.C67]*(1-[.C67])" office:value-type="float" office:value="0.840654306436953" calcext:value-type="float">
            <text:p>0,840654306436953</text:p>
          </table:table-cell>
          <table:table-cell table:formula="of:=ABS([.C68]-[.B68])" office:value-type="float" office:value="0.27590460929118" calcext:value-type="float">
            <text:p>0,27590460929118</text:p>
          </table:table-cell>
          <table:table-cell table:number-columns-repeated="3"/>
        </table:table-row>
        <table:table-row table:style-name="ro1">
          <table:table-cell table:formula="of:=[.A68]+1" office:value-type="float" office:value="61" calcext:value-type="float">
            <text:p>61</text:p>
          </table:table-cell>
          <table:table-cell table:formula="of:=4*[.$D$3]*[.B68]*(1-[.B68])" office:value-type="float" office:value="0.983229906878123" calcext:value-type="float">
            <text:p>0,983229906878123</text:p>
          </table:table-cell>
          <table:table-cell table:formula="of:=4*[.$D$3]*[.C68]*(1-[.C68])" office:value-type="float" office:value="0.535818574023835" calcext:value-type="float">
            <text:p>0,535818574023835</text:p>
          </table:table-cell>
          <table:table-cell table:formula="of:=ABS([.C69]-[.B69])" office:value-type="float" office:value="0.447411332854288" calcext:value-type="float">
            <text:p>0,447411332854288</text:p>
          </table:table-cell>
          <table:table-cell table:number-columns-repeated="3"/>
        </table:table-row>
        <table:table-row table:style-name="ro1">
          <table:table-cell table:formula="of:=[.A69]+1" office:value-type="float" office:value="62" calcext:value-type="float">
            <text:p>62</text:p>
          </table:table-cell>
          <table:table-cell table:formula="of:=4*[.$D$3]*[.B69]*(1-[.B69])" office:value-type="float" office:value="0.0659554283942425" calcext:value-type="float">
            <text:p>0,065955428394243</text:p>
          </table:table-cell>
          <table:table-cell table:formula="of:=4*[.$D$3]*[.C69]*(1-[.C69])" office:value-type="float" office:value="0.994868119019596" calcext:value-type="float">
            <text:p>0,994868119019596</text:p>
          </table:table-cell>
          <table:table-cell table:formula="of:=ABS([.C70]-[.B70])" office:value-type="float" office:value="0.928912690625354" calcext:value-type="float">
            <text:p>0,928912690625354</text:p>
          </table:table-cell>
          <table:table-cell table:number-columns-repeated="3"/>
        </table:table-row>
        <table:table-row table:style-name="ro1">
          <table:table-cell table:formula="of:=[.A70]+1" office:value-type="float" office:value="63" calcext:value-type="float">
            <text:p>63</text:p>
          </table:table-cell>
          <table:table-cell table:formula="of:=4*[.$D$3]*[.B70]*(1-[.B70])" office:value-type="float" office:value="0.246421239438298" calcext:value-type="float">
            <text:p>0,246421239438298</text:p>
          </table:table-cell>
          <table:table-cell table:formula="of:=4*[.$D$3]*[.C70]*(1-[.C70])" office:value-type="float" office:value="0.0204221791120264" calcext:value-type="float">
            <text:p>0,020422179112026</text:p>
          </table:table-cell>
          <table:table-cell table:formula="of:=ABS([.C71]-[.B71])" office:value-type="float" office:value="0.225999060326271" calcext:value-type="float">
            <text:p>0,225999060326271</text:p>
          </table:table-cell>
          <table:table-cell table:number-columns-repeated="3"/>
        </table:table-row>
        <table:table-row table:style-name="ro1">
          <table:table-cell table:formula="of:=[.A71]+1" office:value-type="float" office:value="64" calcext:value-type="float">
            <text:p>64</text:p>
          </table:table-cell>
          <table:table-cell table:formula="of:=4*[.$D$3]*[.B71]*(1-[.B71])" office:value-type="float" office:value="0.742791248767964" calcext:value-type="float">
            <text:p>0,742791248767964</text:p>
          </table:table-cell>
          <table:table-cell table:formula="of:=4*[.$D$3]*[.C71]*(1-[.C71])" office:value-type="float" office:value="0.0800204548493708" calcext:value-type="float">
            <text:p>0,080020454849371</text:p>
          </table:table-cell>
          <table:table-cell table:formula="of:=ABS([.C72]-[.B72])" office:value-type="float" office:value="0.662770793918593" calcext:value-type="float">
            <text:p>0,662770793918593</text:p>
          </table:table-cell>
          <table:table-cell table:number-columns-repeated="3"/>
        </table:table-row>
        <table:table-row table:style-name="ro1">
          <table:table-cell table:formula="of:=[.A72]+1" office:value-type="float" office:value="65" calcext:value-type="float">
            <text:p>65</text:p>
          </table:table-cell>
          <table:table-cell table:formula="of:=4*[.$D$3]*[.B72]*(1-[.B72])" office:value-type="float" office:value="0.764209638086771" calcext:value-type="float">
            <text:p>0,764209638086771</text:p>
          </table:table-cell>
          <table:table-cell table:formula="of:=4*[.$D$3]*[.C72]*(1-[.C72])" office:value-type="float" office:value="0.294468726620282" calcext:value-type="float">
            <text:p>0,294468726620282</text:p>
          </table:table-cell>
          <table:table-cell table:formula="of:=ABS([.C73]-[.B73])" office:value-type="float" office:value="0.469740911466489" calcext:value-type="float">
            <text:p>0,469740911466489</text:p>
          </table:table-cell>
          <table:table-cell table:number-columns-repeated="3"/>
        </table:table-row>
        <table:table-row table:style-name="ro1">
          <table:table-cell table:formula="of:=[.A73]+1" office:value-type="float" office:value="66" calcext:value-type="float">
            <text:p>66</text:p>
          </table:table-cell>
          <table:table-cell table:formula="of:=4*[.$D$3]*[.B73]*(1-[.B73])" office:value-type="float" office:value="0.720773068568229" calcext:value-type="float">
            <text:p>0,720773068568229</text:p>
          </table:table-cell>
          <table:table-cell table:formula="of:=4*[.$D$3]*[.C73]*(1-[.C73])" office:value-type="float" office:value="0.831027582651647" calcext:value-type="float">
            <text:p>0,831027582651647</text:p>
          </table:table-cell>
          <table:table-cell table:formula="of:=ABS([.C74]-[.B74])" office:value-type="float" office:value="0.110254514083418" calcext:value-type="float">
            <text:p>0,110254514083418</text:p>
          </table:table-cell>
          <table:table-cell table:number-columns-repeated="3"/>
        </table:table-row>
        <table:table-row table:style-name="ro1">
          <table:table-cell table:formula="of:=[.A74]+1" office:value-type="float" office:value="67" calcext:value-type="float">
            <text:p>67</text:p>
          </table:table-cell>
          <table:table-cell table:formula="of:=4*[.$D$3]*[.B74]*(1-[.B74])" office:value-type="float" office:value="0.805037008779872" calcext:value-type="float">
            <text:p>0,805037008779872</text:p>
          </table:table-cell>
          <table:table-cell table:formula="of:=4*[.$D$3]*[.C74]*(1-[.C74])" office:value-type="float" office:value="0.561682958095228" calcext:value-type="float">
            <text:p>0,561682958095228</text:p>
          </table:table-cell>
          <table:table-cell table:formula="of:=ABS([.C75]-[.B75])" office:value-type="float" office:value="0.243354050684644" calcext:value-type="float">
            <text:p>0,243354050684644</text:p>
          </table:table-cell>
          <table:table-cell table:number-columns-repeated="3"/>
        </table:table-row>
        <table:table-row table:style-name="ro1">
          <table:table-cell table:formula="of:=[.A75]+1" office:value-type="float" office:value="68" calcext:value-type="float">
            <text:p>68</text:p>
          </table:table-cell>
          <table:table-cell table:formula="of:=4*[.$D$3]*[.B75]*(1-[.B75])" office:value-type="float" office:value="0.627809693098514" calcext:value-type="float">
            <text:p>0,627809693098514</text:p>
          </table:table-cell>
          <table:table-cell table:formula="of:=4*[.$D$3]*[.C75]*(1-[.C75])" office:value-type="float" office:value="0.98478085072249" calcext:value-type="float">
            <text:p>0,98478085072249</text:p>
          </table:table-cell>
          <table:table-cell table:formula="of:=ABS([.C76]-[.B76])" office:value-type="float" office:value="0.356971157623976" calcext:value-type="float">
            <text:p>0,356971157623976</text:p>
          </table:table-cell>
          <table:table-cell table:number-columns-repeated="3"/>
        </table:table-row>
        <table:table-row table:style-name="ro1">
          <table:table-cell table:formula="of:=[.A76]+1" office:value-type="float" office:value="69" calcext:value-type="float">
            <text:p>69</text:p>
          </table:table-cell>
          <table:table-cell table:formula="of:=4*[.$D$3]*[.B76]*(1-[.B76])" office:value-type="float" office:value="0.934658729400255" calcext:value-type="float">
            <text:p>0,934658729400255</text:p>
          </table:table-cell>
          <table:table-cell table:formula="of:=4*[.$D$3]*[.C76]*(1-[.C76])" office:value-type="float" office:value="0.0599501070911168" calcext:value-type="float">
            <text:p>0,059950107091117</text:p>
          </table:table-cell>
          <table:table-cell table:formula="of:=ABS([.C77]-[.B77])" office:value-type="float" office:value="0.874708622309138" calcext:value-type="float">
            <text:p>0,874708622309138</text:p>
          </table:table-cell>
          <table:table-cell table:number-columns-repeated="3"/>
        </table:table-row>
        <table:table-row table:style-name="ro1">
          <table:table-cell table:formula="of:=[.A77]+1" office:value-type="float" office:value="70" calcext:value-type="float">
            <text:p>70</text:p>
          </table:table-cell>
          <table:table-cell table:formula="of:=4*[.$D$3]*[.B77]*(1-[.B77])" office:value-type="float" office:value="0.244287155824623" calcext:value-type="float">
            <text:p>0,244287155824623</text:p>
          </table:table-cell>
          <table:table-cell table:formula="of:=4*[.$D$3]*[.C77]*(1-[.C77])" office:value-type="float" office:value="0.225424367003522" calcext:value-type="float">
            <text:p>0,225424367003522</text:p>
          </table:table-cell>
          <table:table-cell table:formula="of:=ABS([.C78]-[.B78])" office:value-type="float" office:value="0.0188627888211014" calcext:value-type="float">
            <text:p>0,018862788821101</text:p>
          </table:table-cell>
          <table:table-cell table:number-columns-repeated="3"/>
        </table:table-row>
        <table:table-row table:style-name="ro1">
          <table:table-cell table:formula="of:=[.A78]+1" office:value-type="float" office:value="71" calcext:value-type="float">
            <text:p>71</text:p>
          </table:table-cell>
          <table:table-cell table:formula="of:=4*[.$D$3]*[.B78]*(1-[.B78])" office:value-type="float" office:value="0.738443765294957" calcext:value-type="float">
            <text:p>0,738443765294957</text:p>
          </table:table-cell>
          <table:table-cell table:formula="of:=4*[.$D$3]*[.C78]*(1-[.C78])" office:value-type="float" office:value="0.698432887058333" calcext:value-type="float">
            <text:p>0,698432887058333</text:p>
          </table:table-cell>
          <table:table-cell table:formula="of:=ABS([.C79]-[.B79])" office:value-type="float" office:value="0.0400108782366246" calcext:value-type="float">
            <text:p>0,040010878236625</text:p>
          </table:table-cell>
          <table:table-cell table:number-columns-repeated="3"/>
        </table:table-row>
        <table:table-row table:style-name="ro1">
          <table:table-cell table:formula="of:=[.A79]+1" office:value-type="float" office:value="72" calcext:value-type="float">
            <text:p>72</text:p>
          </table:table-cell>
          <table:table-cell table:formula="of:=4*[.$D$3]*[.B79]*(1-[.B79])" office:value-type="float" office:value="0.772578283167853" calcext:value-type="float">
            <text:p>0,772578283167853</text:p>
          </table:table-cell>
          <table:table-cell table:formula="of:=4*[.$D$3]*[.C79]*(1-[.C79])" office:value-type="float" office:value="0.84249755733478" calcext:value-type="float">
            <text:p>0,84249755733478</text:p>
          </table:table-cell>
          <table:table-cell table:formula="of:=ABS([.C80]-[.B80])" office:value-type="float" office:value="0.0699192741669267" calcext:value-type="float">
            <text:p>0,069919274166927</text:p>
          </table:table-cell>
          <table:table-cell table:number-columns-repeated="3"/>
        </table:table-row>
        <table:table-row table:style-name="ro1">
          <table:table-cell table:formula="of:=[.A80]+1" office:value-type="float" office:value="73" calcext:value-type="float">
            <text:p>73</text:p>
          </table:table-cell>
          <table:table-cell table:formula="of:=4*[.$D$3]*[.B80]*(1-[.B80])" office:value-type="float" office:value="0.702804318181063" calcext:value-type="float">
            <text:p>0,702804318181063</text:p>
          </table:table-cell>
          <table:table-cell table:formula="of:=4*[.$D$3]*[.C80]*(1-[.C80])" office:value-type="float" office:value="0.530781692878837" calcext:value-type="float">
            <text:p>0,530781692878837</text:p>
          </table:table-cell>
          <table:table-cell table:formula="of:=ABS([.C81]-[.B81])" office:value-type="float" office:value="0.172022625302226" calcext:value-type="float">
            <text:p>0,172022625302226</text:p>
          </table:table-cell>
          <table:table-cell table:number-columns-repeated="3"/>
        </table:table-row>
        <table:table-row table:style-name="ro1">
          <table:table-cell table:formula="of:=[.A81]+1" office:value-type="float" office:value="74" calcext:value-type="float">
            <text:p>74</text:p>
          </table:table-cell>
          <table:table-cell table:formula="of:=4*[.$D$3]*[.B81]*(1-[.B81])" office:value-type="float" office:value="0.835481634108457" calcext:value-type="float">
            <text:p>0,835481634108457</text:p>
          </table:table-cell>
          <table:table-cell table:formula="of:=4*[.$D$3]*[.C81]*(1-[.C81])" office:value-type="float" office:value="0.996209949534052" calcext:value-type="float">
            <text:p>0,996209949534052</text:p>
          </table:table-cell>
          <table:table-cell table:formula="of:=ABS([.C82]-[.B82])" office:value-type="float" office:value="0.160728315425595" calcext:value-type="float">
            <text:p>0,160728315425595</text:p>
          </table:table-cell>
          <table:table-cell table:number-columns-repeated="3"/>
        </table:table-row>
        <table:table-row table:style-name="ro1">
          <table:table-cell table:formula="of:=[.A82]+1" office:value-type="float" office:value="75" calcext:value-type="float">
            <text:p>75</text:p>
          </table:table-cell>
          <table:table-cell table:formula="of:=4*[.$D$3]*[.B82]*(1-[.B82])" office:value-type="float" office:value="0.549808292703677" calcext:value-type="float">
            <text:p>0,549808292703677</text:p>
          </table:table-cell>
          <table:table-cell table:formula="of:=4*[.$D$3]*[.C82]*(1-[.C82])" office:value-type="float" office:value="0.0151027439336549" calcext:value-type="float">
            <text:p>0,015102743933655</text:p>
          </table:table-cell>
          <table:table-cell table:formula="of:=ABS([.C83]-[.B83])" office:value-type="float" office:value="0.534705548770022" calcext:value-type="float">
            <text:p>0,534705548770022</text:p>
          </table:table-cell>
          <table:table-cell table:number-columns-repeated="3"/>
        </table:table-row>
        <table:table-row table:style-name="ro1">
          <table:table-cell table:formula="of:=[.A83]+1" office:value-type="float" office:value="76" calcext:value-type="float">
            <text:p>76</text:p>
          </table:table-cell>
          <table:table-cell table:formula="of:=4*[.$D$3]*[.B83]*(1-[.B83])" office:value-type="float" office:value="0.990076535911779" calcext:value-type="float">
            <text:p>0,990076535911779</text:p>
          </table:table-cell>
          <table:table-cell table:formula="of:=4*[.$D$3]*[.C83]*(1-[.C83])" office:value-type="float" office:value="0.0594986042373174" calcext:value-type="float">
            <text:p>0,059498604237317</text:p>
          </table:table-cell>
          <table:table-cell table:formula="of:=ABS([.C84]-[.B84])" office:value-type="float" office:value="0.930577931674462" calcext:value-type="float">
            <text:p>0,930577931674462</text:p>
          </table:table-cell>
          <table:table-cell table:number-columns-repeated="3"/>
        </table:table-row>
        <table:table-row table:style-name="ro1">
          <table:table-cell table:formula="of:=[.A84]+1" office:value-type="float" office:value="77" calcext:value-type="float">
            <text:p>77</text:p>
          </table:table-cell>
          <table:table-cell table:formula="of:=4*[.$D$3]*[.B84]*(1-[.B84])" office:value-type="float" office:value="0.0392999557948422" calcext:value-type="float">
            <text:p>0,039299955794842</text:p>
          </table:table-cell>
          <table:table-cell table:formula="of:=4*[.$D$3]*[.C84]*(1-[.C84])" office:value-type="float" office:value="0.223834081324514" calcext:value-type="float">
            <text:p>0,223834081324514</text:p>
          </table:table-cell>
          <table:table-cell table:formula="of:=ABS([.C85]-[.B85])" office:value-type="float" office:value="0.184534125529672" calcext:value-type="float">
            <text:p>0,184534125529672</text:p>
          </table:table-cell>
          <table:table-cell table:number-columns-repeated="3"/>
        </table:table-row>
        <table:table-row table:style-name="ro1">
          <table:table-cell table:formula="of:=[.A85]+1" office:value-type="float" office:value="78" calcext:value-type="float">
            <text:p>78</text:p>
          </table:table-cell>
          <table:table-cell table:formula="of:=4*[.$D$3]*[.B85]*(1-[.B85])" office:value-type="float" office:value="0.151021877077463" calcext:value-type="float">
            <text:p>0,151021877077463</text:p>
          </table:table-cell>
          <table:table-cell table:formula="of:=4*[.$D$3]*[.C85]*(1-[.C85])" office:value-type="float" office:value="0.694929541448499" calcext:value-type="float">
            <text:p>0,694929541448499</text:p>
          </table:table-cell>
          <table:table-cell table:formula="of:=ABS([.C86]-[.B86])" office:value-type="float" office:value="0.543907664371037" calcext:value-type="float">
            <text:p>0,543907664371037</text:p>
          </table:table-cell>
          <table:table-cell table:number-columns-repeated="3"/>
        </table:table-row>
        <table:table-row table:style-name="ro1">
          <table:table-cell table:formula="of:=[.A86]+1" office:value-type="float" office:value="79" calcext:value-type="float">
            <text:p>79</text:p>
          </table:table-cell>
          <table:table-cell table:formula="of:=4*[.$D$3]*[.B86]*(1-[.B86])" office:value-type="float" office:value="0.512857078885849" calcext:value-type="float">
            <text:p>0,512857078885849</text:p>
          </table:table-cell>
          <table:table-cell table:formula="of:=4*[.$D$3]*[.C86]*(1-[.C86])" office:value-type="float" office:value="0.848009895482711" calcext:value-type="float">
            <text:p>0,848009895482711</text:p>
          </table:table-cell>
          <table:table-cell table:formula="of:=ABS([.C87]-[.B87])" office:value-type="float" office:value="0.335152816596862" calcext:value-type="float">
            <text:p>0,335152816596862</text:p>
          </table:table-cell>
          <table:table-cell table:number-columns-repeated="3"/>
        </table:table-row>
        <table:table-row table:style-name="ro1">
          <table:table-cell table:formula="of:=[.A87]+1" office:value-type="float" office:value="80" calcext:value-type="float">
            <text:p>80</text:p>
          </table:table-cell>
          <table:table-cell table:formula="of:=4*[.$D$3]*[.B87]*(1-[.B87])" office:value-type="float" office:value="0.999338782090092" calcext:value-type="float">
            <text:p>0,999338782090092</text:p>
          </table:table-cell>
          <table:table-cell table:formula="of:=4*[.$D$3]*[.C87]*(1-[.C87])" office:value-type="float" office:value="0.515556450584449" calcext:value-type="float">
            <text:p>0,515556450584449</text:p>
          </table:table-cell>
          <table:table-cell table:formula="of:=ABS([.C88]-[.B88])" office:value-type="float" office:value="0.483782331505643" calcext:value-type="float">
            <text:p>0,483782331505643</text:p>
          </table:table-cell>
          <table:table-cell table:number-columns-repeated="3"/>
        </table:table-row>
        <table:table-row table:style-name="ro1">
          <table:table-cell table:formula="of:=[.A88]+1" office:value-type="float" office:value="81" calcext:value-type="float">
            <text:p>81</text:p>
          </table:table-cell>
          <table:table-cell table:formula="of:=4*[.$D$3]*[.B88]*(1-[.B88])" office:value-type="float" office:value="0.0026431228031337" calcext:value-type="float">
            <text:p>0,002643122803134</text:p>
          </table:table-cell>
          <table:table-cell table:formula="of:=4*[.$D$3]*[.C88]*(1-[.C88])" office:value-type="float" office:value="0.999031987380854" calcext:value-type="float">
            <text:p>0,999031987380854</text:p>
          </table:table-cell>
          <table:table-cell table:formula="of:=ABS([.C89]-[.B89])" office:value-type="float" office:value="0.996388864577721" calcext:value-type="float">
            <text:p>0,996388864577721</text:p>
          </table:table-cell>
          <table:table-cell table:number-columns-repeated="3"/>
        </table:table-row>
        <table:table-row table:style-name="ro1">
          <table:table-cell table:formula="of:=[.A89]+1" office:value-type="float" office:value="82" calcext:value-type="float">
            <text:p>82</text:p>
          </table:table-cell>
          <table:table-cell table:formula="of:=4*[.$D$3]*[.B89]*(1-[.B89])" office:value-type="float" office:value="0.010544546819925" calcext:value-type="float">
            <text:p>0,010544546819925</text:p>
          </table:table-cell>
          <table:table-cell table:formula="of:=4*[.$D$3]*[.C89]*(1-[.C89])" office:value-type="float" office:value="0.00386830228285949" calcext:value-type="float">
            <text:p>0,003868302282859</text:p>
          </table:table-cell>
          <table:table-cell table:formula="of:=ABS([.C90]-[.B90])" office:value-type="float" office:value="0.00667624453706552" calcext:value-type="float">
            <text:p>0,006676244537066</text:p>
          </table:table-cell>
          <table:table-cell table:number-columns-repeated="3"/>
        </table:table-row>
        <table:table-row table:style-name="ro1">
          <table:table-cell table:formula="of:=[.A90]+1" office:value-type="float" office:value="83" calcext:value-type="float">
            <text:p>83</text:p>
          </table:table-cell>
          <table:table-cell table:formula="of:=4*[.$D$3]*[.B90]*(1-[.B90])" office:value-type="float" office:value="0.0417334374091497" calcext:value-type="float">
            <text:p>0,04173343740915</text:p>
          </table:table-cell>
          <table:table-cell table:formula="of:=4*[.$D$3]*[.C90]*(1-[.C90])" office:value-type="float" office:value="0.0154133540812316" calcext:value-type="float">
            <text:p>0,015413354081232</text:p>
          </table:table-cell>
          <table:table-cell table:formula="of:=ABS([.C91]-[.B91])" office:value-type="float" office:value="0.026320083327918" calcext:value-type="float">
            <text:p>0,026320083327918</text:p>
          </table:table-cell>
          <table:table-cell table:number-columns-repeated="3"/>
        </table:table-row>
        <table:table-row table:style-name="ro1">
          <table:table-cell table:formula="of:=[.A91]+1" office:value-type="float" office:value="84" calcext:value-type="float">
            <text:p>84</text:p>
          </table:table-cell>
          <table:table-cell table:formula="of:=4*[.$D$3]*[.B91]*(1-[.B91])" office:value-type="float" office:value="0.159967030444665" calcext:value-type="float">
            <text:p>0,159967030444665</text:p>
          </table:table-cell>
          <table:table-cell table:formula="of:=4*[.$D$3]*[.C91]*(1-[.C91])" office:value-type="float" office:value="0.0607031303887929" calcext:value-type="float">
            <text:p>0,060703130388793</text:p>
          </table:table-cell>
          <table:table-cell table:formula="of:=ABS([.C92]-[.B92])" office:value-type="float" office:value="0.0992639000558722" calcext:value-type="float">
            <text:p>0,099263900055872</text:p>
          </table:table-cell>
          <table:table-cell table:number-columns-repeated="3"/>
        </table:table-row>
        <table:table-row table:style-name="ro1">
          <table:table-cell table:formula="of:=[.A92]+1" office:value-type="float" office:value="85" calcext:value-type="float">
            <text:p>85</text:p>
          </table:table-cell>
          <table:table-cell table:formula="of:=4*[.$D$3]*[.B92]*(1-[.B92])" office:value-type="float" office:value="0.537510318461523" calcext:value-type="float">
            <text:p>0,537510318461523</text:p>
          </table:table-cell>
          <table:table-cell table:formula="of:=4*[.$D$3]*[.C92]*(1-[.C92])" office:value-type="float" office:value="0.228073041399176" calcext:value-type="float">
            <text:p>0,228073041399176</text:p>
          </table:table-cell>
          <table:table-cell table:formula="of:=ABS([.C93]-[.B93])" office:value-type="float" office:value="0.309437277062346" calcext:value-type="float">
            <text:p>0,309437277062346</text:p>
          </table:table-cell>
          <table:table-cell table:number-columns-repeated="3"/>
        </table:table-row>
        <table:table-row table:style-name="ro1">
          <table:table-cell table:formula="of:=[.A93]+1" office:value-type="float" office:value="86" calcext:value-type="float">
            <text:p>86</text:p>
          </table:table-cell>
          <table:table-cell table:formula="of:=4*[.$D$3]*[.B93]*(1-[.B93])" office:value-type="float" office:value="0.994371904035661" calcext:value-type="float">
            <text:p>0,994371904035661</text:p>
          </table:table-cell>
          <table:table-cell table:formula="of:=4*[.$D$3]*[.C93]*(1-[.C93])" office:value-type="float" office:value="0.704222916744424" calcext:value-type="float">
            <text:p>0,704222916744424</text:p>
          </table:table-cell>
          <table:table-cell table:formula="of:=ABS([.C94]-[.B94])" office:value-type="float" office:value="0.290148987291237" calcext:value-type="float">
            <text:p>0,290148987291237</text:p>
          </table:table-cell>
          <table:table-cell table:number-columns-repeated="3"/>
        </table:table-row>
        <table:table-row table:style-name="ro1">
          <table:table-cell table:formula="of:=[.A94]+1" office:value-type="float" office:value="87" calcext:value-type="float">
            <text:p>87</text:p>
          </table:table-cell>
          <table:table-cell table:formula="of:=4*[.$D$3]*[.B94]*(1-[.B94])" office:value-type="float" office:value="0.0223856820006221" calcext:value-type="float">
            <text:p>0,022385682000622</text:p>
          </table:table-cell>
          <table:table-cell table:formula="of:=4*[.$D$3]*[.C94]*(1-[.C94])" office:value-type="float" office:value="0.8331720011056" calcext:value-type="float">
            <text:p>0,8331720011056</text:p>
          </table:table-cell>
          <table:table-cell table:formula="of:=ABS([.C95]-[.B95])" office:value-type="float" office:value="0.810786319104978" calcext:value-type="float">
            <text:p>0,810786319104978</text:p>
          </table:table-cell>
          <table:table-cell table:number-columns-repeated="3"/>
        </table:table-row>
        <table:table-row table:style-name="ro1">
          <table:table-cell table:formula="of:=[.A95]+1" office:value-type="float" office:value="88" calcext:value-type="float">
            <text:p>88</text:p>
          </table:table-cell>
          <table:table-cell table:formula="of:=4*[.$D$3]*[.B95]*(1-[.B95])" office:value-type="float" office:value="0.0875382529679564" calcext:value-type="float">
            <text:p>0,087538252967956</text:p>
          </table:table-cell>
          <table:table-cell table:formula="of:=4*[.$D$3]*[.C95]*(1-[.C95])" office:value-type="float" office:value="0.555985670717159" calcext:value-type="float">
            <text:p>0,555985670717159</text:p>
          </table:table-cell>
          <table:table-cell table:formula="of:=ABS([.C96]-[.B96])" office:value-type="float" office:value="0.468447417749203" calcext:value-type="float">
            <text:p>0,468447417749203</text:p>
          </table:table-cell>
          <table:table-cell table:number-columns-repeated="3"/>
        </table:table-row>
        <table:table-row table:style-name="ro1">
          <table:table-cell table:formula="of:=[.A96]+1" office:value-type="float" office:value="89" calcext:value-type="float">
            <text:p>89</text:p>
          </table:table-cell>
          <table:table-cell table:formula="of:=4*[.$D$3]*[.B96]*(1-[.B96])" office:value-type="float" office:value="0.319501228941098" calcext:value-type="float">
            <text:p>0,319501228941098</text:p>
          </table:table-cell>
          <table:table-cell table:formula="of:=4*[.$D$3]*[.C96]*(1-[.C96])" office:value-type="float" office:value="0.987462418697399" calcext:value-type="float">
            <text:p>0,987462418697399</text:p>
          </table:table-cell>
          <table:table-cell table:formula="of:=ABS([.C97]-[.B97])" office:value-type="float" office:value="0.667961189756301" calcext:value-type="float">
            <text:p>0,667961189756301</text:p>
          </table:table-cell>
          <table:table-cell table:number-columns-repeated="3"/>
        </table:table-row>
        <table:table-row table:style-name="ro1">
          <table:table-cell table:formula="of:=[.A97]+1" office:value-type="float" office:value="90" calcext:value-type="float">
            <text:p>90</text:p>
          </table:table-cell>
          <table:table-cell table:formula="of:=4*[.$D$3]*[.B97]*(1-[.B97])" office:value-type="float" office:value="0.869680774584904" calcext:value-type="float">
            <text:p>0,869680774584904</text:p>
          </table:table-cell>
          <table:table-cell table:formula="of:=4*[.$D$3]*[.C97]*(1-[.C97])" office:value-type="float" office:value="0.0495215614307261" calcext:value-type="float">
            <text:p>0,049521561430726</text:p>
          </table:table-cell>
          <table:table-cell table:formula="of:=ABS([.C98]-[.B98])" office:value-type="float" office:value="0.820159213154178" calcext:value-type="float">
            <text:p>0,820159213154178</text:p>
          </table:table-cell>
          <table:table-cell table:number-columns-repeated="3"/>
        </table:table-row>
        <table:table-row table:style-name="ro1">
          <table:table-cell table:formula="of:=[.A98]+1" office:value-type="float" office:value="91" calcext:value-type="float">
            <text:p>91</text:p>
          </table:table-cell>
          <table:table-cell table:formula="of:=4*[.$D$3]*[.B98]*(1-[.B98])" office:value-type="float" office:value="0.453344499609222" calcext:value-type="float">
            <text:p>0,453344499609222</text:p>
          </table:table-cell>
          <table:table-cell table:formula="of:=4*[.$D$3]*[.C98]*(1-[.C98])" office:value-type="float" office:value="0.188276705536756" calcext:value-type="float">
            <text:p>0,188276705536756</text:p>
          </table:table-cell>
          <table:table-cell table:formula="of:=ABS([.C99]-[.B99])" office:value-type="float" office:value="0.265067794072466" calcext:value-type="float">
            <text:p>0,265067794072466</text:p>
          </table:table-cell>
          <table:table-cell table:number-columns-repeated="3"/>
        </table:table-row>
        <table:table-row table:style-name="ro1">
          <table:table-cell table:formula="of:=[.A99]+1" office:value-type="float" office:value="92" calcext:value-type="float">
            <text:p>92</text:p>
          </table:table-cell>
          <table:table-cell table:formula="of:=4*[.$D$3]*[.B99]*(1-[.B99])" office:value-type="float" office:value="0.991293057133144" calcext:value-type="float">
            <text:p>0,991293057133144</text:p>
          </table:table-cell>
          <table:table-cell table:formula="of:=4*[.$D$3]*[.C99]*(1-[.C99])" office:value-type="float" office:value="0.611314350755926" calcext:value-type="float">
            <text:p>0,611314350755926</text:p>
          </table:table-cell>
          <table:table-cell table:formula="of:=ABS([.C100]-[.B100])" office:value-type="float" office:value="0.379978706377218" calcext:value-type="float">
            <text:p>0,379978706377218</text:p>
          </table:table-cell>
          <table:table-cell table:number-columns-repeated="3"/>
        </table:table-row>
        <table:table-row table:style-name="ro1">
          <table:table-cell table:formula="of:=[.A100]+1" office:value-type="float" office:value="93" calcext:value-type="float">
            <text:p>93</text:p>
          </table:table-cell>
          <table:table-cell table:formula="of:=4*[.$D$3]*[.B100]*(1-[.B100])" office:value-type="float" office:value="0.0345245280510756" calcext:value-type="float">
            <text:p>0,034524528051076</text:p>
          </table:table-cell>
          <table:table-cell table:formula="of:=4*[.$D$3]*[.C100]*(1-[.C100])" office:value-type="float" office:value="0.950436461263147" calcext:value-type="float">
            <text:p>0,950436461263147</text:p>
          </table:table-cell>
          <table:table-cell table:formula="of:=ABS([.C101]-[.B101])" office:value-type="float" office:value="0.915911933212071" calcext:value-type="float">
            <text:p>0,915911933212071</text:p>
          </table:table-cell>
          <table:table-cell table:number-columns-repeated="3"/>
        </table:table-row>
        <table:table-row table:style-name="ro1">
          <table:table-cell table:formula="of:=[.A101]+1" office:value-type="float" office:value="94" calcext:value-type="float">
            <text:p>94</text:p>
          </table:table-cell>
          <table:table-cell table:formula="of:=4*[.$D$3]*[.B101]*(1-[.B101])" office:value-type="float" office:value="0.133330340055704" calcext:value-type="float">
            <text:p>0,133330340055704</text:p>
          </table:table-cell>
          <table:table-cell table:formula="of:=4*[.$D$3]*[.C101]*(1-[.C101])" office:value-type="float" office:value="0.188427977458935" calcext:value-type="float">
            <text:p>0,188427977458935</text:p>
          </table:table-cell>
          <table:table-cell table:formula="of:=ABS([.C102]-[.B102])" office:value-type="float" office:value="0.0550976374032305" calcext:value-type="float">
            <text:p>0,055097637403231</text:p>
          </table:table-cell>
          <table:table-cell table:number-columns-repeated="3"/>
        </table:table-row>
        <table:table-row table:style-name="ro1">
          <table:table-cell table:formula="of:=[.A102]+1" office:value-type="float" office:value="95" calcext:value-type="float">
            <text:p>95</text:p>
          </table:table-cell>
          <table:table-cell table:formula="of:=4*[.$D$3]*[.B102]*(1-[.B102])" office:value-type="float" office:value="0.462213441905338" calcext:value-type="float">
            <text:p>0,462213441905338</text:p>
          </table:table-cell>
          <table:table-cell table:formula="of:=4*[.$D$3]*[.C102]*(1-[.C102])" office:value-type="float" office:value="0.61169149907868" calcext:value-type="float">
            <text:p>0,61169149907868</text:p>
          </table:table-cell>
          <table:table-cell table:formula="of:=ABS([.C103]-[.B103])" office:value-type="float" office:value="0.149478057173342" calcext:value-type="float">
            <text:p>0,149478057173342</text:p>
          </table:table-cell>
          <table:table-cell table:number-columns-repeated="3"/>
        </table:table-row>
        <table:table-row table:style-name="ro1">
          <table:table-cell table:formula="of:=[.A103]+1" office:value-type="float" office:value="96" calcext:value-type="float">
            <text:p>96</text:p>
          </table:table-cell>
          <table:table-cell table:formula="of:=4*[.$D$3]*[.B103]*(1-[.B103])" office:value-type="float" office:value="0.994288704109435" calcext:value-type="float">
            <text:p>0,994288704109435</text:p>
          </table:table-cell>
          <table:table-cell table:formula="of:=4*[.$D$3]*[.C103]*(1-[.C103])" office:value-type="float" office:value="0.950100036134229" calcext:value-type="float">
            <text:p>0,950100036134229</text:p>
          </table:table-cell>
          <table:table-cell table:formula="of:=ABS([.C104]-[.B104])" office:value-type="float" office:value="0.0441886679752059" calcext:value-type="float">
            <text:p>0,044188667975206</text:p>
          </table:table-cell>
          <table:table-cell table:number-columns-repeated="3"/>
        </table:table-row>
        <table:table-row table:style-name="ro1">
          <table:table-cell table:formula="of:=[.A104]+1" office:value-type="float" office:value="97" calcext:value-type="float">
            <text:p>97</text:p>
          </table:table-cell>
          <table:table-cell table:formula="of:=4*[.$D$3]*[.B104]*(1-[.B104])" office:value-type="float" office:value="0.0227147079592619" calcext:value-type="float">
            <text:p>0,022714707959262</text:p>
          </table:table-cell>
          <table:table-cell table:formula="of:=4*[.$D$3]*[.C104]*(1-[.C104])" office:value-type="float" office:value="0.189639829887863" calcext:value-type="float">
            <text:p>0,189639829887863</text:p>
          </table:table-cell>
          <table:table-cell table:formula="of:=ABS([.C105]-[.B105])" office:value-type="float" office:value="0.166925121928601" calcext:value-type="float">
            <text:p>0,166925121928601</text:p>
          </table:table-cell>
          <table:table-cell table:number-columns-repeated="3"/>
        </table:table-row>
        <table:table-row table:style-name="ro1">
          <table:table-cell table:formula="of:=[.A105]+1" office:value-type="float" office:value="98" calcext:value-type="float">
            <text:p>98</text:p>
          </table:table-cell>
          <table:table-cell table:formula="of:=4*[.$D$3]*[.B105]*(1-[.B105])" office:value-type="float" office:value="0.0887950000063496" calcext:value-type="float">
            <text:p>0,08879500000635</text:p>
          </table:table-cell>
          <table:table-cell table:formula="of:=4*[.$D$3]*[.C105]*(1-[.C105])" office:value-type="float" office:value="0.614706259231862" calcext:value-type="float">
            <text:p>0,614706259231862</text:p>
          </table:table-cell>
          <table:table-cell table:formula="of:=ABS([.C106]-[.B106])" office:value-type="float" office:value="0.525911259225512" calcext:value-type="float">
            <text:p>0,525911259225512</text:p>
          </table:table-cell>
          <table:table-cell table:number-columns-repeated="3"/>
        </table:table-row>
        <table:table-row table:style-name="ro1">
          <table:table-cell table:formula="of:=[.A106]+1" office:value-type="float" office:value="99" calcext:value-type="float">
            <text:p>99</text:p>
          </table:table-cell>
          <table:table-cell table:formula="of:=4*[.$D$3]*[.B106]*(1-[.B106])" office:value-type="float" office:value="0.323641791920888" calcext:value-type="float">
            <text:p>0,323641791920888</text:p>
          </table:table-cell>
          <table:table-cell table:formula="of:=4*[.$D$3]*[.C106]*(1-[.C106])" office:value-type="float" office:value="0.947369896372132" calcext:value-type="float">
            <text:p>0,947369896372132</text:p>
          </table:table-cell>
          <table:table-cell table:formula="of:=ABS([.C107]-[.B107])" office:value-type="float" office:value="0.623728104451244" calcext:value-type="float">
            <text:p>0,623728104451244</text:p>
          </table:table-cell>
          <table:table-cell table:number-columns-repeated="3"/>
        </table:table-row>
        <table:table-row table:style-name="ro1">
          <table:table-cell table:formula="of:=[.A107]+1" office:value-type="float" office:value="100" calcext:value-type="float">
            <text:p>100</text:p>
          </table:table-cell>
          <table:table-cell table:formula="of:=4*[.$D$3]*[.B107]*(1-[.B107])" office:value-type="float" office:value="0.875591129772498" calcext:value-type="float">
            <text:p>0,875591129772498</text:p>
          </table:table-cell>
          <table:table-cell table:formula="of:=4*[.$D$3]*[.C107]*(1-[.C107])" office:value-type="float" office:value="0.199440703279952" calcext:value-type="float">
            <text:p>0,199440703279952</text:p>
          </table:table-cell>
          <table:table-cell table:formula="of:=ABS([.C108]-[.B108])" office:value-type="float" office:value="0.676150426492546" calcext:value-type="float">
            <text:p>0,676150426492546</text:p>
          </table:table-cell>
          <table:table-cell table:number-columns-repeated="3"/>
        </table:table-row>
        <table:table-row table:style-name="ro1">
          <table:table-cell table:formula="of:=[.A108]+1" office:value-type="float" office:value="101" calcext:value-type="float">
            <text:p>101</text:p>
          </table:table-cell>
          <table:table-cell table:formula="of:=4*[.$D$3]*[.B108]*(1-[.B108])" office:value-type="float" office:value="0.435725212944874" calcext:value-type="float">
            <text:p>0,435725212944874</text:p>
          </table:table-cell>
          <table:table-cell table:formula="of:=4*[.$D$3]*[.C108]*(1-[.C108])" office:value-type="float" office:value="0.6386564366206" calcext:value-type="float">
            <text:p>0,6386564366206</text:p>
          </table:table-cell>
          <table:table-cell table:formula="of:=ABS([.C109]-[.B109])" office:value-type="float" office:value="0.202931223675726" calcext:value-type="float">
            <text:p>0,202931223675726</text:p>
          </table:table-cell>
          <table:table-cell table:number-columns-repeated="3"/>
        </table:table-row>
        <table:table-row table:style-name="ro1">
          <table:table-cell table:formula="of:=[.A109]+1" office:value-type="float" office:value="102" calcext:value-type="float">
            <text:p>102</text:p>
          </table:table-cell>
          <table:table-cell table:formula="of:=4*[.$D$3]*[.B109]*(1-[.B109])" office:value-type="float" office:value="0.983475006996073" calcext:value-type="float">
            <text:p>0,983475006996073</text:p>
          </table:table-cell>
          <table:table-cell table:formula="of:=4*[.$D$3]*[.C109]*(1-[.C109])" office:value-type="float" office:value="0.92309757033471" calcext:value-type="float">
            <text:p>0,92309757033471</text:p>
          </table:table-cell>
          <table:table-cell table:formula="of:=ABS([.C110]-[.B110])" office:value-type="float" office:value="0.0603774366613632" calcext:value-type="float">
            <text:p>0,060377436661363</text:p>
          </table:table-cell>
          <table:table-cell table:number-columns-repeated="3"/>
        </table:table-row>
        <table:table-row table:style-name="ro1">
          <table:table-cell table:formula="of:=[.A110]+1" office:value-type="float" office:value="103" calcext:value-type="float">
            <text:p>103</text:p>
          </table:table-cell>
          <table:table-cell table:formula="of:=4*[.$D$3]*[.B110]*(1-[.B110])" office:value-type="float" office:value="0.0650076704405894" calcext:value-type="float">
            <text:p>0,065007670440589</text:p>
          </table:table-cell>
          <table:table-cell table:formula="of:=4*[.$D$3]*[.C110]*(1-[.C110])" office:value-type="float" office:value="0.283953783907462" calcext:value-type="float">
            <text:p>0,283953783907462</text:p>
          </table:table-cell>
          <table:table-cell table:formula="of:=ABS([.C111]-[.B111])" office:value-type="float" office:value="0.218946113466872" calcext:value-type="float">
            <text:p>0,218946113466872</text:p>
          </table:table-cell>
          <table:table-cell table:number-columns-repeated="3"/>
        </table:table-row>
        <table:table-row table:style-name="ro1">
          <table:table-cell table:formula="of:=[.A111]+1" office:value-type="float" office:value="104" calcext:value-type="float">
            <text:p>104</text:p>
          </table:table-cell>
          <table:table-cell table:formula="of:=4*[.$D$3]*[.B111]*(1-[.B111])" office:value-type="float" office:value="0.243126692897908" calcext:value-type="float">
            <text:p>0,243126692897908</text:p>
          </table:table-cell>
          <table:table-cell table:formula="of:=4*[.$D$3]*[.C111]*(1-[.C111])" office:value-type="float" office:value="0.813296130048385" calcext:value-type="float">
            <text:p>0,813296130048385</text:p>
          </table:table-cell>
          <table:table-cell table:formula="of:=ABS([.C112]-[.B112])" office:value-type="float" office:value="0.570169437150477" calcext:value-type="float">
            <text:p>0,570169437150477</text:p>
          </table:table-cell>
          <table:table-cell table:number-columns-repeated="3"/>
        </table:table-row>
        <table:table-row table:style-name="ro1">
          <table:table-cell table:formula="of:=[.A112]+1" office:value-type="float" office:value="105" calcext:value-type="float">
            <text:p>105</text:p>
          </table:table-cell>
          <table:table-cell table:formula="of:=4*[.$D$3]*[.B112]*(1-[.B112])" office:value-type="float" office:value="0.736064416393738" calcext:value-type="float">
            <text:p>0,736064416393738</text:p>
          </table:table-cell>
          <table:table-cell table:formula="of:=4*[.$D$3]*[.C112]*(1-[.C112])" office:value-type="float" office:value="0.607382139586821" calcext:value-type="float">
            <text:p>0,607382139586821</text:p>
          </table:table-cell>
          <table:table-cell table:formula="of:=ABS([.C113]-[.B113])" office:value-type="float" office:value="0.128682276806917" calcext:value-type="float">
            <text:p>0,128682276806917</text:p>
          </table:table-cell>
          <table:table-cell table:number-columns-repeated="3"/>
        </table:table-row>
        <table:table-row table:style-name="ro1">
          <table:table-cell table:formula="of:=[.A113]+1" office:value-type="float" office:value="106" calcext:value-type="float">
            <text:p>106</text:p>
          </table:table-cell>
          <table:table-cell table:formula="of:=4*[.$D$3]*[.B113]*(1-[.B113])" office:value-type="float" office:value="0.777094365250736" calcext:value-type="float">
            <text:p>0,777094365250736</text:p>
          </table:table-cell>
          <table:table-cell table:formula="of:=4*[.$D$3]*[.C113]*(1-[.C113])" office:value-type="float" office:value="0.953876304391026" calcext:value-type="float">
            <text:p>0,953876304391026</text:p>
          </table:table-cell>
          <table:table-cell table:formula="of:=ABS([.C114]-[.B114])" office:value-type="float" office:value="0.17678193914029" calcext:value-type="float">
            <text:p>0,17678193914029</text:p>
          </table:table-cell>
          <table:table-cell table:number-columns-repeated="3"/>
        </table:table-row>
        <table:table-row table:style-name="ro1">
          <table:table-cell table:formula="of:=[.A114]+1" office:value-type="float" office:value="107" calcext:value-type="float">
            <text:p>107</text:p>
          </table:table-cell>
          <table:table-cell table:formula="of:=4*[.$D$3]*[.B114]*(1-[.B114])" office:value-type="float" office:value="0.692874850985168" calcext:value-type="float">
            <text:p>0,692874850985168</text:p>
          </table:table-cell>
          <table:table-cell table:formula="of:=4*[.$D$3]*[.C114]*(1-[.C114])" office:value-type="float" office:value="0.17598520124938" calcext:value-type="float">
            <text:p>0,17598520124938</text:p>
          </table:table-cell>
          <table:table-cell table:formula="of:=ABS([.C115]-[.B115])" office:value-type="float" office:value="0.516889649735788" calcext:value-type="float">
            <text:p>0,516889649735788</text:p>
          </table:table-cell>
          <table:table-cell table:number-columns-repeated="3"/>
        </table:table-row>
        <table:table-row table:style-name="ro1">
          <table:table-cell table:formula="of:=[.A115]+1" office:value-type="float" office:value="108" calcext:value-type="float">
            <text:p>108</text:p>
          </table:table-cell>
          <table:table-cell table:formula="of:=4*[.$D$3]*[.B115]*(1-[.B115])" office:value-type="float" office:value="0.851197167429798" calcext:value-type="float">
            <text:p>0,851197167429798</text:p>
          </table:table-cell>
          <table:table-cell table:formula="of:=4*[.$D$3]*[.C115]*(1-[.C115])" office:value-type="float" office:value="0.580057640762381" calcext:value-type="float">
            <text:p>0,580057640762381</text:p>
          </table:table-cell>
          <table:table-cell table:formula="of:=ABS([.C116]-[.B116])" office:value-type="float" office:value="0.271139526667416" calcext:value-type="float">
            <text:p>0,271139526667416</text:p>
          </table:table-cell>
          <table:table-cell table:number-columns-repeated="3"/>
        </table:table-row>
        <table:table-row table:style-name="ro1">
          <table:table-cell table:formula="of:=[.A116]+1" office:value-type="float" office:value="109" calcext:value-type="float">
            <text:p>109</text:p>
          </table:table-cell>
          <table:table-cell table:formula="of:=4*[.$D$3]*[.B116]*(1-[.B116])" office:value-type="float" office:value="0.506642198357147" calcext:value-type="float">
            <text:p>0,506642198357147</text:p>
          </table:table-cell>
          <table:table-cell table:formula="of:=4*[.$D$3]*[.C116]*(1-[.C116])" office:value-type="float" office:value="0.974363096622246" calcext:value-type="float">
            <text:p>0,974363096622246</text:p>
          </table:table-cell>
          <table:table-cell table:formula="of:=ABS([.C117]-[.B117])" office:value-type="float" office:value="0.467720898265099" calcext:value-type="float">
            <text:p>0,467720898265099</text:p>
          </table:table-cell>
          <table:table-cell table:number-columns-repeated="3"/>
        </table:table-row>
        <table:table-row table:style-name="ro1">
          <table:table-cell table:formula="of:=[.A117]+1" office:value-type="float" office:value="110" calcext:value-type="float">
            <text:p>110</text:p>
          </table:table-cell>
          <table:table-cell table:formula="of:=4*[.$D$3]*[.B117]*(1-[.B117])" office:value-type="float" office:value="0.999823524803937" calcext:value-type="float">
            <text:p>0,999823524803937</text:p>
          </table:table-cell>
          <table:table-cell table:formula="of:=4*[.$D$3]*[.C117]*(1-[.C117])" office:value-type="float" office:value="0.0999186102518141" calcext:value-type="float">
            <text:p>0,099918610251814</text:p>
          </table:table-cell>
          <table:table-cell table:formula="of:=ABS([.C118]-[.B118])" office:value-type="float" office:value="0.899904914552123" calcext:value-type="float">
            <text:p>0,899904914552123</text:p>
          </table:table-cell>
          <table:table-cell table:number-columns-repeated="3"/>
        </table:table-row>
        <table:table-row table:style-name="ro1">
          <table:table-cell table:formula="of:=[.A118]+1" office:value-type="float" office:value="111" calcext:value-type="float">
            <text:p>111</text:p>
          </table:table-cell>
          <table:table-cell table:formula="of:=4*[.$D$3]*[.B118]*(1-[.B118])" office:value-type="float" office:value="0.000705776210271844" calcext:value-type="float">
            <text:p>0,000705776210272</text:p>
          </table:table-cell>
          <table:table-cell table:formula="of:=4*[.$D$3]*[.C118]*(1-[.C118])" office:value-type="float" office:value="0.359739526308641" calcext:value-type="float">
            <text:p>0,359739526308641</text:p>
          </table:table-cell>
          <table:table-cell table:formula="of:=ABS([.C119]-[.B119])" office:value-type="float" office:value="0.359033750098369" calcext:value-type="float">
            <text:p>0,359033750098369</text:p>
          </table:table-cell>
          <table:table-cell table:number-columns-repeated="3"/>
        </table:table-row>
        <table:table-row table:style-name="ro1">
          <table:table-cell table:formula="of:=[.A119]+1" office:value-type="float" office:value="112" calcext:value-type="float">
            <text:p>112</text:p>
          </table:table-cell>
          <table:table-cell table:formula="of:=4*[.$D$3]*[.B119]*(1-[.B119])" office:value-type="float" office:value="0.00282111236085143" calcext:value-type="float">
            <text:p>0,002821112360851</text:p>
          </table:table-cell>
          <table:table-cell table:formula="of:=4*[.$D$3]*[.C119]*(1-[.C119])" office:value-type="float" office:value="0.921307998079502" calcext:value-type="float">
            <text:p>0,921307998079502</text:p>
          </table:table-cell>
          <table:table-cell table:formula="of:=ABS([.C120]-[.B120])" office:value-type="float" office:value="0.918486885718651" calcext:value-type="float">
            <text:p>0,918486885718651</text:p>
          </table:table-cell>
          <table:table-cell table:number-columns-repeated="3"/>
        </table:table-row>
        <table:table-row table:style-name="ro1">
          <table:table-cell table:formula="of:=[.A120]+1" office:value-type="float" office:value="113" calcext:value-type="float">
            <text:p>113</text:p>
          </table:table-cell>
          <table:table-cell table:formula="of:=4*[.$D$3]*[.B120]*(1-[.B120])" office:value-type="float" office:value="0.0112526147435955" calcext:value-type="float">
            <text:p>0,011252614743596</text:p>
          </table:table-cell>
          <table:table-cell table:formula="of:=4*[.$D$3]*[.C120]*(1-[.C120])" office:value-type="float" office:value="0.289998283016969" calcext:value-type="float">
            <text:p>0,289998283016969</text:p>
          </table:table-cell>
          <table:table-cell table:formula="of:=ABS([.C121]-[.B121])" office:value-type="float" office:value="0.278745668273373" calcext:value-type="float">
            <text:p>0,278745668273373</text:p>
          </table:table-cell>
          <table:table-cell table:number-columns-repeated="3"/>
        </table:table-row>
        <table:table-row table:style-name="ro1">
          <table:table-cell table:formula="of:=[.A121]+1" office:value-type="float" office:value="114" calcext:value-type="float">
            <text:p>114</text:p>
          </table:table-cell>
          <table:table-cell table:formula="of:=4*[.$D$3]*[.B121]*(1-[.B121])" office:value-type="float" office:value="0.044503973620111" calcext:value-type="float">
            <text:p>0,044503973620111</text:p>
          </table:table-cell>
          <table:table-cell table:formula="of:=4*[.$D$3]*[.C121]*(1-[.C121])" office:value-type="float" office:value="0.823597115456716" calcext:value-type="float">
            <text:p>0,823597115456716</text:p>
          </table:table-cell>
          <table:table-cell table:formula="of:=ABS([.C122]-[.B122])" office:value-type="float" office:value="0.779093141836604" calcext:value-type="float">
            <text:p>0,779093141836604</text:p>
          </table:table-cell>
          <table:table-cell table:number-columns-repeated="3"/>
        </table:table-row>
        <table:table-row table:style-name="ro1">
          <table:table-cell table:formula="of:=[.A122]+1" office:value-type="float" office:value="115" calcext:value-type="float">
            <text:p>115</text:p>
          </table:table-cell>
          <table:table-cell table:formula="of:=4*[.$D$3]*[.B122]*(1-[.B122])" office:value-type="float" office:value="0.170093479808526" calcext:value-type="float">
            <text:p>0,170093479808526</text:p>
          </table:table-cell>
          <table:table-cell table:formula="of:=4*[.$D$3]*[.C122]*(1-[.C122])" office:value-type="float" office:value="0.581139627472372" calcext:value-type="float">
            <text:p>0,581139627472372</text:p>
          </table:table-cell>
          <table:table-cell table:formula="of:=ABS([.C123]-[.B123])" office:value-type="float" office:value="0.411046147663847" calcext:value-type="float">
            <text:p>0,411046147663847</text:p>
          </table:table-cell>
          <table:table-cell table:number-columns-repeated="3"/>
        </table:table-row>
        <table:table-row table:style-name="ro1">
          <table:table-cell table:formula="of:=[.A123]+1" office:value-type="float" office:value="116" calcext:value-type="float">
            <text:p>116</text:p>
          </table:table-cell>
          <table:table-cell table:formula="of:=4*[.$D$3]*[.B123]*(1-[.B123])" office:value-type="float" office:value="0.56464675174061" calcext:value-type="float">
            <text:p>0,56464675174061</text:p>
          </table:table-cell>
          <table:table-cell table:formula="of:=4*[.$D$3]*[.C123]*(1-[.C123])" office:value-type="float" office:value="0.973665443414578" calcext:value-type="float">
            <text:p>0,973665443414578</text:p>
          </table:table-cell>
          <table:table-cell table:formula="of:=ABS([.C124]-[.B124])" office:value-type="float" office:value="0.409018691673969" calcext:value-type="float">
            <text:p>0,409018691673969</text:p>
          </table:table-cell>
          <table:table-cell table:number-columns-repeated="3"/>
        </table:table-row>
        <table:table-row table:style-name="ro1">
          <table:table-cell table:formula="of:=[.A124]+1" office:value-type="float" office:value="117" calcext:value-type="float">
            <text:p>117</text:p>
          </table:table-cell>
          <table:table-cell table:formula="of:=4*[.$D$3]*[.B124]*(1-[.B124])" office:value-type="float" office:value="0.983283189957552" calcext:value-type="float">
            <text:p>0,983283189957552</text:p>
          </table:table-cell>
          <table:table-cell table:formula="of:=4*[.$D$3]*[.C124]*(1-[.C124])" office:value-type="float" office:value="0.102564190859483" calcext:value-type="float">
            <text:p>0,102564190859483</text:p>
          </table:table-cell>
          <table:table-cell table:formula="of:=ABS([.C125]-[.B125])" office:value-type="float" office:value="0.880718999098069" calcext:value-type="float">
            <text:p>0,880718999098069</text:p>
          </table:table-cell>
          <table:table-cell table:number-columns-repeated="3"/>
        </table:table-row>
        <table:table-row table:style-name="ro1">
          <table:table-cell table:formula="of:=[.A125]+1" office:value-type="float" office:value="118" calcext:value-type="float">
            <text:p>118</text:p>
          </table:table-cell>
          <table:table-cell table:formula="of:=4*[.$D$3]*[.B125]*(1-[.B125])" office:value-type="float" office:value="0.0657494332178115" calcext:value-type="float">
            <text:p>0,065749433217812</text:p>
          </table:table-cell>
          <table:table-cell table:formula="of:=4*[.$D$3]*[.C125]*(1-[.C125])" office:value-type="float" office:value="0.36817911045129" calcext:value-type="float">
            <text:p>0,36817911045129</text:p>
          </table:table-cell>
          <table:table-cell table:formula="of:=ABS([.C126]-[.B126])" office:value-type="float" office:value="0.302429677233478" calcext:value-type="float">
            <text:p>0,302429677233478</text:p>
          </table:table-cell>
          <table:table-cell table:number-columns-repeated="3"/>
        </table:table-row>
        <table:table-row table:style-name="ro1">
          <table:table-cell table:formula="of:=[.A126]+1" office:value-type="float" office:value="119" calcext:value-type="float">
            <text:p>119</text:p>
          </table:table-cell>
          <table:table-cell table:formula="of:=4*[.$D$3]*[.B126]*(1-[.B126])" office:value-type="float" office:value="0.245705780997392" calcext:value-type="float">
            <text:p>0,245705780997392</text:p>
          </table:table-cell>
          <table:table-cell table:formula="of:=4*[.$D$3]*[.C126]*(1-[.C126])" office:value-type="float" office:value="0.930493012314347" calcext:value-type="float">
            <text:p>0,930493012314347</text:p>
          </table:table-cell>
          <table:table-cell table:formula="of:=ABS([.C127]-[.B127])" office:value-type="float" office:value="0.684787231316955" calcext:value-type="float">
            <text:p>0,684787231316955</text:p>
          </table:table-cell>
          <table:table-cell table:number-columns-repeated="3"/>
        </table:table-row>
        <table:table-row table:style-name="ro1">
          <table:table-cell table:formula="of:=[.A127]+1" office:value-type="float" office:value="120" calcext:value-type="float">
            <text:p>120</text:p>
          </table:table-cell>
          <table:table-cell table:formula="of:=4*[.$D$3]*[.B127]*(1-[.B127])" office:value-type="float" office:value="0.741337800727415" calcext:value-type="float">
            <text:p>0,741337800727415</text:p>
          </table:table-cell>
          <table:table-cell table:formula="of:=4*[.$D$3]*[.C127]*(1-[.C127])" office:value-type="float" office:value="0.258703065394078" calcext:value-type="float">
            <text:p>0,258703065394078</text:p>
          </table:table-cell>
          <table:table-cell table:formula="of:=ABS([.C128]-[.B128])" office:value-type="float" office:value="0.482634735333338" calcext:value-type="float">
            <text:p>0,482634735333338</text:p>
          </table:table-cell>
          <table:table-cell table:number-columns-repeated="3"/>
        </table:table-row>
        <table:table-row table:style-name="ro1">
          <table:table-cell table:formula="of:=[.A128]+1" office:value-type="float" office:value="121" calcext:value-type="float">
            <text:p>121</text:p>
          </table:table-cell>
          <table:table-cell table:formula="of:=4*[.$D$3]*[.B128]*(1-[.B128])" office:value-type="float" office:value="0.767024263760218" calcext:value-type="float">
            <text:p>0,767024263760218</text:p>
          </table:table-cell>
          <table:table-cell table:formula="of:=4*[.$D$3]*[.C128]*(1-[.C128])" office:value-type="float" office:value="0.767103157399141" calcext:value-type="float">
            <text:p>0,767103157399141</text:p>
          </table:table-cell>
          <table:table-cell table:formula="of:=ABS([.C129]-[.B129])" office:value-type="float" office:value="0.0000788936389228834" calcext:value-type="float">
            <text:p>7,88936389228834E-05</text:p>
          </table:table-cell>
          <table:table-cell table:number-columns-repeated="3"/>
        </table:table-row>
        <table:table-row table:style-name="ro1">
          <table:table-cell table:formula="of:=[.A129]+1" office:value-type="float" office:value="122" calcext:value-type="float">
            <text:p>122</text:p>
          </table:table-cell>
          <table:table-cell table:formula="of:=4*[.$D$3]*[.B129]*(1-[.B129])" office:value-type="float" office:value="0.714792170253254" calcext:value-type="float">
            <text:p>0,714792170253254</text:p>
          </table:table-cell>
          <table:table-cell table:formula="of:=4*[.$D$3]*[.C129]*(1-[.C129])" office:value-type="float" office:value="0.71462361322964" calcext:value-type="float">
            <text:p>0,71462361322964</text:p>
          </table:table-cell>
          <table:table-cell table:formula="of:=ABS([.C130]-[.B130])" office:value-type="float" office:value="0.000168557023614957" calcext:value-type="float">
            <text:p>0,000168557023615</text:p>
          </table:table-cell>
          <table:table-cell table:number-columns-repeated="3"/>
        </table:table-row>
        <table:table-row table:style-name="ro1">
          <table:table-cell table:formula="of:=[.A130]+1" office:value-type="float" office:value="123" calcext:value-type="float">
            <text:p>123</text:p>
          </table:table-cell>
          <table:table-cell table:formula="of:=4*[.$D$3]*[.B130]*(1-[.B130])" office:value-type="float" office:value="0.815457294391588" calcext:value-type="float">
            <text:p>0,815457294391588</text:p>
          </table:table-cell>
          <table:table-cell table:formula="of:=4*[.$D$3]*[.C130]*(1-[.C130])" office:value-type="float" office:value="0.815746818577016" calcext:value-type="float">
            <text:p>0,815746818577016</text:p>
          </table:table-cell>
          <table:table-cell table:formula="of:=ABS([.C131]-[.B131])" office:value-type="float" office:value="0.000289524185428602" calcext:value-type="float">
            <text:p>0,000289524185429</text:p>
          </table:table-cell>
          <table:table-cell table:number-columns-repeated="3"/>
        </table:table-row>
        <table:table-row table:style-name="ro1">
          <table:table-cell table:formula="of:=[.A131]+1" office:value-type="float" office:value="124" calcext:value-type="float">
            <text:p>124</text:p>
          </table:table-cell>
          <table:table-cell table:formula="of:=4*[.$D$3]*[.B131]*(1-[.B131])" office:value-type="float" office:value="0.601946781660556" calcext:value-type="float">
            <text:p>0,601946781660556</text:p>
          </table:table-cell>
          <table:table-cell table:formula="of:=4*[.$D$3]*[.C131]*(1-[.C131])" office:value-type="float" office:value="0.601215786233971" calcext:value-type="float">
            <text:p>0,601215786233971</text:p>
          </table:table-cell>
          <table:table-cell table:formula="of:=ABS([.C132]-[.B132])" office:value-type="float" office:value="0.000730995426585612" calcext:value-type="float">
            <text:p>0,000730995426586</text:p>
          </table:table-cell>
          <table:table-cell table:number-columns-repeated="3"/>
        </table:table-row>
        <table:table-row table:style-name="ro1">
          <table:table-cell table:formula="of:=[.A132]+1" office:value-type="float" office:value="125" calcext:value-type="float">
            <text:p>125</text:p>
          </table:table-cell>
          <table:table-cell table:formula="of:=4*[.$D$3]*[.B132]*(1-[.B132])" office:value-type="float" office:value="0.958427414836219" calcext:value-type="float">
            <text:p>0,958427414836219</text:p>
          </table:table-cell>
          <table:table-cell table:formula="of:=4*[.$D$3]*[.C132]*(1-[.C132])" office:value-type="float" office:value="0.959021458468156" calcext:value-type="float">
            <text:p>0,959021458468156</text:p>
          </table:table-cell>
          <table:table-cell table:formula="of:=ABS([.C133]-[.B133])" office:value-type="float" office:value="0.000594043631937158" calcext:value-type="float">
            <text:p>0,000594043631937</text:p>
          </table:table-cell>
          <table:table-cell table:number-columns-repeated="3"/>
        </table:table-row>
        <table:table-row table:style-name="ro1">
          <table:table-cell table:formula="of:=[.A133]+1" office:value-type="float" office:value="126" calcext:value-type="float">
            <text:p>126</text:p>
          </table:table-cell>
          <table:table-cell table:formula="of:=4*[.$D$3]*[.B133]*(1-[.B133])" office:value-type="float" office:value="0.159377221306324" calcext:value-type="float">
            <text:p>0,159377221306324</text:p>
          </table:table-cell>
          <table:table-cell table:formula="of:=4*[.$D$3]*[.C133]*(1-[.C133])" office:value-type="float" office:value="0.157197202663066" calcext:value-type="float">
            <text:p>0,157197202663066</text:p>
          </table:table-cell>
          <table:table-cell table:formula="of:=ABS([.C134]-[.B134])" office:value-type="float" office:value="0.00218001864325754" calcext:value-type="float">
            <text:p>0,002180018643258</text:p>
          </table:table-cell>
          <table:table-cell table:number-columns-repeated="3"/>
        </table:table-row>
        <table:table-row table:style-name="ro1">
          <table:table-cell table:formula="of:=[.A134]+1" office:value-type="float" office:value="127" calcext:value-type="float">
            <text:p>127</text:p>
          </table:table-cell>
          <table:table-cell table:formula="of:=4*[.$D$3]*[.B134]*(1-[.B134])" office:value-type="float" office:value="0.535904490539995" calcext:value-type="float">
            <text:p>0,535904490539995</text:p>
          </table:table-cell>
          <table:table-cell table:formula="of:=4*[.$D$3]*[.C134]*(1-[.C134])" office:value-type="float" office:value="0.529944968551892" calcext:value-type="float">
            <text:p>0,529944968551892</text:p>
          </table:table-cell>
          <table:table-cell table:formula="of:=ABS([.C135]-[.B135])" office:value-type="float" office:value="0.00595952198810312" calcext:value-type="float">
            <text:p>0,005959521988103</text:p>
          </table:table-cell>
          <table:table-cell table:number-columns-repeated="3"/>
        </table:table-row>
        <table:table-row table:style-name="ro1">
          <table:table-cell table:formula="of:=[.A135]+1" office:value-type="float" office:value="128" calcext:value-type="float">
            <text:p>128</text:p>
          </table:table-cell>
          <table:table-cell table:formula="of:=4*[.$D$3]*[.B135]*(1-[.B135])" office:value-type="float" office:value="0.994843470236254" calcext:value-type="float">
            <text:p>0,994843470236254</text:p>
          </table:table-cell>
          <table:table-cell table:formula="of:=4*[.$D$3]*[.C135]*(1-[.C135])" office:value-type="float" office:value="0.996413195433705" calcext:value-type="float">
            <text:p>0,996413195433705</text:p>
          </table:table-cell>
          <table:table-cell table:formula="of:=ABS([.C136]-[.B136])" office:value-type="float" office:value="0.00156972519745113" calcext:value-type="float">
            <text:p>0,001569725197451</text:p>
          </table:table-cell>
          <table:table-cell table:number-columns-repeated="3"/>
        </table:table-row>
        <table:table-row table:style-name="ro1">
          <table:table-cell table:formula="of:=[.A136]+1" office:value-type="float" office:value="129" calcext:value-type="float">
            <text:p>129</text:p>
          </table:table-cell>
          <table:table-cell table:formula="of:=4*[.$D$3]*[.B136]*(1-[.B136])" office:value-type="float" office:value="0.0205197598581679" calcext:value-type="float">
            <text:p>0,020519759858168</text:p>
          </table:table-cell>
          <table:table-cell table:formula="of:=4*[.$D$3]*[.C136]*(1-[.C136])" office:value-type="float" office:value="0.0142957575971937" calcext:value-type="float">
            <text:p>0,014295757597194</text:p>
          </table:table-cell>
          <table:table-cell table:formula="of:=ABS([.C137]-[.B137])" office:value-type="float" office:value="0.00622400226097411" calcext:value-type="float">
            <text:p>0,006224002260974</text:p>
          </table:table-cell>
          <table:table-cell table:number-columns-repeated="3"/>
        </table:table-row>
        <table:table-row table:style-name="ro1">
          <table:table-cell table:formula="of:=[.A137]+1" office:value-type="float" office:value="130" calcext:value-type="float">
            <text:p>130</text:p>
          </table:table-cell>
          <table:table-cell table:formula="of:=4*[.$D$3]*[.B137]*(1-[.B137])" office:value-type="float" office:value="0.0803947972541239" calcext:value-type="float">
            <text:p>0,080394797254124</text:p>
          </table:table-cell>
          <table:table-cell table:formula="of:=4*[.$D$3]*[.C137]*(1-[.C137])" office:value-type="float" office:value="0.0563655556476641" calcext:value-type="float">
            <text:p>0,056365555647664</text:p>
          </table:table-cell>
          <table:table-cell table:formula="of:=ABS([.C138]-[.B138])" office:value-type="float" office:value="0.0240292416064598" calcext:value-type="float">
            <text:p>0,02402924160646</text:p>
          </table:table-cell>
          <table:table-cell table:number-columns-repeated="3"/>
        </table:table-row>
        <table:table-row table:style-name="ro1">
          <table:table-cell table:formula="of:=[.A138]+1" office:value-type="float" office:value="131" calcext:value-type="float">
            <text:p>131</text:p>
          </table:table-cell>
          <table:table-cell table:formula="of:=4*[.$D$3]*[.B138]*(1-[.B138])" office:value-type="float" office:value="0.295725895314369" calcext:value-type="float">
            <text:p>0,295725895314369</text:p>
          </table:table-cell>
          <table:table-cell table:formula="of:=4*[.$D$3]*[.C138]*(1-[.C138])" office:value-type="float" office:value="0.212753919136777" calcext:value-type="float">
            <text:p>0,212753919136777</text:p>
          </table:table-cell>
          <table:table-cell table:formula="of:=ABS([.C139]-[.B139])" office:value-type="float" office:value="0.0829719761775922" calcext:value-type="float">
            <text:p>0,082971976177592</text:p>
          </table:table-cell>
          <table:table-cell table:number-columns-repeated="3"/>
        </table:table-row>
        <table:table-row table:style-name="ro1">
          <table:table-cell table:formula="of:=[.A139]+1" office:value-type="float" office:value="132" calcext:value-type="float">
            <text:p>132</text:p>
          </table:table-cell>
          <table:table-cell table:formula="of:=4*[.$D$3]*[.B139]*(1-[.B139])" office:value-type="float" office:value="0.833088360619535" calcext:value-type="float">
            <text:p>0,833088360619535</text:p>
          </table:table-cell>
          <table:table-cell table:formula="of:=4*[.$D$3]*[.C139]*(1-[.C139])" office:value-type="float" office:value="0.669958756114874" calcext:value-type="float">
            <text:p>0,669958756114874</text:p>
          </table:table-cell>
          <table:table-cell table:formula="of:=ABS([.C140]-[.B140])" office:value-type="float" office:value="0.163129604504661" calcext:value-type="float">
            <text:p>0,163129604504661</text:p>
          </table:table-cell>
          <table:table-cell table:number-columns-repeated="3"/>
        </table:table-row>
        <table:table-row table:style-name="ro1">
          <table:table-cell table:formula="of:=[.A140]+1" office:value-type="float" office:value="133" calcext:value-type="float">
            <text:p>133</text:p>
          </table:table-cell>
          <table:table-cell table:formula="of:=4*[.$D$3]*[.B140]*(1-[.B140])" office:value-type="float" office:value="0.556208576079162" calcext:value-type="float">
            <text:p>0,556208576079162</text:p>
          </table:table-cell>
          <table:table-cell table:formula="of:=4*[.$D$3]*[.C140]*(1-[.C140])" office:value-type="float" office:value="0.884456084879539" calcext:value-type="float">
            <text:p>0,884456084879539</text:p>
          </table:table-cell>
          <table:table-cell table:formula="of:=ABS([.C141]-[.B141])" office:value-type="float" office:value="0.328247508800377" calcext:value-type="float">
            <text:p>0,328247508800377</text:p>
          </table:table-cell>
          <table:table-cell table:number-columns-repeated="3"/>
        </table:table-row>
        <table:table-row table:style-name="ro1">
          <table:table-cell table:formula="of:=[.A141]+1" office:value-type="float" office:value="134" calcext:value-type="float">
            <text:p>134</text:p>
          </table:table-cell>
          <table:table-cell table:formula="of:=4*[.$D$3]*[.B141]*(1-[.B141])" office:value-type="float" office:value="0.987362383900612" calcext:value-type="float">
            <text:p>0,987362383900612</text:p>
          </table:table-cell>
          <table:table-cell table:formula="of:=4*[.$D$3]*[.C141]*(1-[.C141])" office:value-type="float" office:value="0.408774075196387" calcext:value-type="float">
            <text:p>0,408774075196387</text:p>
          </table:table-cell>
          <table:table-cell table:formula="of:=ABS([.C142]-[.B142])" office:value-type="float" office:value="0.578588308704225" calcext:value-type="float">
            <text:p>0,578588308704225</text:p>
          </table:table-cell>
          <table:table-cell table:number-columns-repeated="3"/>
        </table:table-row>
        <table:table-row table:style-name="ro1">
          <table:table-cell table:formula="of:=[.A142]+1" office:value-type="float" office:value="135" calcext:value-type="float">
            <text:p>135</text:p>
          </table:table-cell>
          <table:table-cell table:formula="of:=4*[.$D$3]*[.B142]*(1-[.B142])" office:value-type="float" office:value="0.0499116270348494" calcext:value-type="float">
            <text:p>0,049911627034849</text:p>
          </table:table-cell>
          <table:table-cell table:formula="of:=4*[.$D$3]*[.C142]*(1-[.C142])" office:value-type="float" office:value="0.966711322574902" calcext:value-type="float">
            <text:p>0,966711322574902</text:p>
          </table:table-cell>
          <table:table-cell table:formula="of:=ABS([.C143]-[.B143])" office:value-type="float" office:value="0.916799695540053" calcext:value-type="float">
            <text:p>0,916799695540053</text:p>
          </table:table-cell>
          <table:table-cell table:number-columns-repeated="3"/>
        </table:table-row>
        <table:table-row table:style-name="ro1">
          <table:table-cell table:formula="of:=[.A143]+1" office:value-type="float" office:value="136" calcext:value-type="float">
            <text:p>136</text:p>
          </table:table-cell>
          <table:table-cell table:formula="of:=4*[.$D$3]*[.B143]*(1-[.B143])" office:value-type="float" office:value="0.189681826086334" calcext:value-type="float">
            <text:p>0,189681826086334</text:p>
          </table:table-cell>
          <table:table-cell table:formula="of:=4*[.$D$3]*[.C143]*(1-[.C143])" office:value-type="float" office:value="0.128722165521542" calcext:value-type="float">
            <text:p>0,128722165521542</text:p>
          </table:table-cell>
          <table:table-cell table:formula="of:=ABS([.C144]-[.B144])" office:value-type="float" office:value="0.060959660564792" calcext:value-type="float">
            <text:p>0,060959660564792</text:p>
          </table:table-cell>
          <table:table-cell table:number-columns-repeated="3"/>
        </table:table-row>
        <table:table-row table:style-name="ro1">
          <table:table-cell table:formula="of:=[.A144]+1" office:value-type="float" office:value="137" calcext:value-type="float">
            <text:p>137</text:p>
          </table:table-cell>
          <table:table-cell table:formula="of:=4*[.$D$3]*[.B144]*(1-[.B144])" office:value-type="float" office:value="0.614810523755551" calcext:value-type="float">
            <text:p>0,614810523755551</text:p>
          </table:table-cell>
          <table:table-cell table:formula="of:=4*[.$D$3]*[.C144]*(1-[.C144])" office:value-type="float" office:value="0.448611078499946" calcext:value-type="float">
            <text:p>0,448611078499946</text:p>
          </table:table-cell>
          <table:table-cell table:formula="of:=ABS([.C145]-[.B145])" office:value-type="float" office:value="0.166199445255604" calcext:value-type="float">
            <text:p>0,166199445255604</text:p>
          </table:table-cell>
          <table:table-cell table:number-columns-repeated="3"/>
        </table:table-row>
        <table:table-row table:style-name="ro1">
          <table:table-cell table:formula="of:=[.A145]+1" office:value-type="float" office:value="138" calcext:value-type="float">
            <text:p>138</text:p>
          </table:table-cell>
          <table:table-cell table:formula="of:=4*[.$D$3]*[.B145]*(1-[.B145])" office:value-type="float" office:value="0.947274174539905" calcext:value-type="float">
            <text:p>0,947274174539905</text:p>
          </table:table-cell>
          <table:table-cell table:formula="of:=4*[.$D$3]*[.C145]*(1-[.C145])" office:value-type="float" office:value="0.989436714988245" calcext:value-type="float">
            <text:p>0,989436714988245</text:p>
          </table:table-cell>
          <table:table-cell table:formula="of:=ABS([.C146]-[.B146])" office:value-type="float" office:value="0.0421625404483408" calcext:value-type="float">
            <text:p>0,042162540448341</text:p>
          </table:table-cell>
          <table:table-cell table:number-columns-repeated="3"/>
        </table:table-row>
        <table:table-row table:style-name="ro1">
          <table:table-cell table:formula="of:=[.A146]+1" office:value-type="float" office:value="139" calcext:value-type="float">
            <text:p>139</text:p>
          </table:table-cell>
          <table:table-cell table:formula="of:=4*[.$D$3]*[.B146]*(1-[.B146])" office:value-type="float" office:value="0.199783251158588" calcext:value-type="float">
            <text:p>0,199783251158588</text:p>
          </table:table-cell>
          <table:table-cell table:formula="of:=4*[.$D$3]*[.C146]*(1-[.C146])" office:value-type="float" office:value="0.0418068080860603" calcext:value-type="float">
            <text:p>0,04180680808606</text:p>
          </table:table-cell>
          <table:table-cell table:formula="of:=ABS([.C147]-[.B147])" office:value-type="float" office:value="0.157976443072528" calcext:value-type="float">
            <text:p>0,157976443072528</text:p>
          </table:table-cell>
          <table:table-cell table:number-columns-repeated="3"/>
        </table:table-row>
        <table:table-row table:style-name="ro1">
          <table:table-cell table:formula="of:=[.A147]+1" office:value-type="float" office:value="140" calcext:value-type="float">
            <text:p>140</text:p>
          </table:table-cell>
          <table:table-cell table:formula="of:=4*[.$D$3]*[.B147]*(1-[.B147])" office:value-type="float" office:value="0.63947961486037" calcext:value-type="float">
            <text:p>0,63947961486037</text:p>
          </table:table-cell>
          <table:table-cell table:formula="of:=4*[.$D$3]*[.C147]*(1-[.C147])" office:value-type="float" office:value="0.160235995534862" calcext:value-type="float">
            <text:p>0,160235995534862</text:p>
          </table:table-cell>
          <table:table-cell table:formula="of:=ABS([.C148]-[.B148])" office:value-type="float" office:value="0.479243619325507" calcext:value-type="float">
            <text:p>0,479243619325507</text:p>
          </table:table-cell>
          <table:table-cell table:number-columns-repeated="3"/>
        </table:table-row>
        <table:table-row table:style-name="ro1">
          <table:table-cell table:formula="of:=[.A148]+1" office:value-type="float" office:value="141" calcext:value-type="float">
            <text:p>141</text:p>
          </table:table-cell>
          <table:table-cell table:formula="of:=4*[.$D$3]*[.B148]*(1-[.B148])" office:value-type="float" office:value="0.922181748153612" calcext:value-type="float">
            <text:p>0,922181748153612</text:p>
          </table:table-cell>
          <table:table-cell table:formula="of:=4*[.$D$3]*[.C148]*(1-[.C148])" office:value-type="float" office:value="0.538241685079256" calcext:value-type="float">
            <text:p>0,538241685079256</text:p>
          </table:table-cell>
          <table:table-cell table:formula="of:=ABS([.C149]-[.B149])" office:value-type="float" office:value="0.383940063074356" calcext:value-type="float">
            <text:p>0,383940063074356</text:p>
          </table:table-cell>
          <table:table-cell table:number-columns-repeated="3"/>
        </table:table-row>
        <table:table-row table:style-name="ro1">
          <table:table-cell table:formula="of:=[.A149]+1" office:value-type="float" office:value="142" calcext:value-type="float">
            <text:p>142</text:p>
          </table:table-cell>
          <table:table-cell table:formula="of:=4*[.$D$3]*[.B149]*(1-[.B149])" office:value-type="float" office:value="0.287050286103842" calcext:value-type="float">
            <text:p>0,287050286103842</text:p>
          </table:table-cell>
          <table:table-cell table:formula="of:=4*[.$D$3]*[.C149]*(1-[.C149])" office:value-type="float" office:value="0.994150294089196" calcext:value-type="float">
            <text:p>0,994150294089196</text:p>
          </table:table-cell>
          <table:table-cell table:formula="of:=ABS([.C150]-[.B150])" office:value-type="float" office:value="0.707100007985354" calcext:value-type="float">
            <text:p>0,707100007985354</text:p>
          </table:table-cell>
          <table:table-cell table:number-columns-repeated="3"/>
        </table:table-row>
        <table:table-row table:style-name="ro1">
          <table:table-cell table:formula="of:=[.A150]+1" office:value-type="float" office:value="143" calcext:value-type="float">
            <text:p>143</text:p>
          </table:table-cell>
          <table:table-cell table:formula="of:=4*[.$D$3]*[.B150]*(1-[.B150])" office:value-type="float" office:value="0.818609677406178" calcext:value-type="float">
            <text:p>0,818609677406178</text:p>
          </table:table-cell>
          <table:table-cell table:formula="of:=4*[.$D$3]*[.C150]*(1-[.C150])" office:value-type="float" office:value="0.0232619474062441" calcext:value-type="float">
            <text:p>0,023261947406244</text:p>
          </table:table-cell>
          <table:table-cell table:formula="of:=ABS([.C151]-[.B151])" office:value-type="float" office:value="0.795347729999934" calcext:value-type="float">
            <text:p>0,795347729999934</text:p>
          </table:table-cell>
          <table:table-cell table:number-columns-repeated="3"/>
        </table:table-row>
        <table:table-row table:style-name="ro1">
          <table:table-cell table:formula="of:=[.A151]+1" office:value-type="float" office:value="144" calcext:value-type="float">
            <text:p>144</text:p>
          </table:table-cell>
          <table:table-cell table:formula="of:=4*[.$D$3]*[.B151]*(1-[.B151])" office:value-type="float" office:value="0.593951493852525" calcext:value-type="float">
            <text:p>0,593951493852525</text:p>
          </table:table-cell>
          <table:table-cell table:formula="of:=4*[.$D$3]*[.C151]*(1-[.C151])" office:value-type="float" office:value="0.0908833168364529" calcext:value-type="float">
            <text:p>0,090883316836453</text:p>
          </table:table-cell>
          <table:table-cell table:formula="of:=ABS([.C152]-[.B152])" office:value-type="float" office:value="0.503068177016072" calcext:value-type="float">
            <text:p>0,503068177016072</text:p>
          </table:table-cell>
          <table:table-cell table:number-columns-repeated="3"/>
        </table:table-row>
        <table:table-row table:style-name="ro1">
          <table:table-cell table:formula="of:=[.A152]+1" office:value-type="float" office:value="145" calcext:value-type="float">
            <text:p>145</text:p>
          </table:table-cell>
          <table:table-cell table:formula="of:=4*[.$D$3]*[.B152]*(1-[.B152])" office:value-type="float" office:value="0.964692467211516" calcext:value-type="float">
            <text:p>0,964692467211516</text:p>
          </table:table-cell>
          <table:table-cell table:formula="of:=4*[.$D$3]*[.C152]*(1-[.C152])" office:value-type="float" office:value="0.330494158229031" calcext:value-type="float">
            <text:p>0,330494158229031</text:p>
          </table:table-cell>
          <table:table-cell table:formula="of:=ABS([.C153]-[.B153])" office:value-type="float" office:value="0.634198308982485" calcext:value-type="float">
            <text:p>0,634198308982485</text:p>
          </table:table-cell>
          <table:table-cell table:number-columns-repeated="3"/>
        </table:table-row>
        <table:table-row table:style-name="ro1">
          <table:table-cell table:formula="of:=[.A153]+1" office:value-type="float" office:value="146" calcext:value-type="float">
            <text:p>146</text:p>
          </table:table-cell>
          <table:table-cell table:formula="of:=4*[.$D$3]*[.B153]*(1-[.B153])" office:value-type="float" office:value="0.136243643667497" calcext:value-type="float">
            <text:p>0,136243643667497</text:p>
          </table:table-cell>
          <table:table-cell table:formula="of:=4*[.$D$3]*[.C153]*(1-[.C153])" office:value-type="float" office:value="0.885071078422061" calcext:value-type="float">
            <text:p>0,885071078422061</text:p>
          </table:table-cell>
          <table:table-cell table:formula="of:=ABS([.C154]-[.B154])" office:value-type="float" office:value="0.748827434754564" calcext:value-type="float">
            <text:p>0,748827434754564</text:p>
          </table:table-cell>
          <table:table-cell table:number-columns-repeated="3"/>
        </table:table-row>
        <table:table-row table:style-name="ro1">
          <table:table-cell table:formula="of:=[.A154]+1" office:value-type="float" office:value="147" calcext:value-type="float">
            <text:p>147</text:p>
          </table:table-cell>
          <table:table-cell table:formula="of:=4*[.$D$3]*[.B154]*(1-[.B154])" office:value-type="float" office:value="0.470725252910804" calcext:value-type="float">
            <text:p>0,470725252910804</text:p>
          </table:table-cell>
          <table:table-cell table:formula="of:=4*[.$D$3]*[.C154]*(1-[.C154])" office:value-type="float" office:value="0.406881058251483" calcext:value-type="float">
            <text:p>0,406881058251483</text:p>
          </table:table-cell>
          <table:table-cell table:formula="of:=ABS([.C155]-[.B155])" office:value-type="float" office:value="0.0638441946593205" calcext:value-type="float">
            <text:p>0,063844194659321</text:p>
          </table:table-cell>
          <table:table-cell table:number-columns-repeated="3"/>
        </table:table-row>
        <table:table-row table:style-name="ro1">
          <table:table-cell table:formula="of:=[.A155]+1" office:value-type="float" office:value="148" calcext:value-type="float">
            <text:p>148</text:p>
          </table:table-cell>
          <table:table-cell table:formula="of:=4*[.$D$3]*[.B155]*(1-[.B155])" office:value-type="float" office:value="0.996571956731454" calcext:value-type="float">
            <text:p>0,996571956731454</text:p>
          </table:table-cell>
          <table:table-cell table:formula="of:=4*[.$D$3]*[.C155]*(1-[.C155])" office:value-type="float" office:value="0.965315450750545" calcext:value-type="float">
            <text:p>0,965315450750545</text:p>
          </table:table-cell>
          <table:table-cell table:formula="of:=ABS([.C156]-[.B156])" office:value-type="float" office:value="0.031256505980909" calcext:value-type="float">
            <text:p>0,031256505980909</text:p>
          </table:table-cell>
          <table:table-cell table:number-columns-repeated="3"/>
        </table:table-row>
        <table:table-row table:style-name="ro1">
          <table:table-cell table:formula="of:=[.A156]+1" office:value-type="float" office:value="149" calcext:value-type="float">
            <text:p>149</text:p>
          </table:table-cell>
          <table:table-cell table:formula="of:=4*[.$D$3]*[.B156]*(1-[.B156])" office:value-type="float" office:value="0.0136651671515784" calcext:value-type="float">
            <text:p>0,013665167151578</text:p>
          </table:table-cell>
          <table:table-cell table:formula="of:=4*[.$D$3]*[.C156]*(1-[.C156])" office:value-type="float" office:value="0.133926125171267" calcext:value-type="float">
            <text:p>0,133926125171267</text:p>
          </table:table-cell>
          <table:table-cell table:formula="of:=ABS([.C157]-[.B157])" office:value-type="float" office:value="0.120260958019689" calcext:value-type="float">
            <text:p>0,120260958019689</text:p>
          </table:table-cell>
          <table:table-cell table:number-columns-repeated="3"/>
        </table:table-row>
        <table:table-row table:style-name="ro1">
          <table:table-cell table:formula="of:=[.A157]+1" office:value-type="float" office:value="150" calcext:value-type="float">
            <text:p>150</text:p>
          </table:table-cell>
          <table:table-cell table:formula="of:=4*[.$D$3]*[.B157]*(1-[.B157])" office:value-type="float" office:value="0.0539137214331913" calcext:value-type="float">
            <text:p>0,053913721433191</text:p>
          </table:table-cell>
          <table:table-cell table:formula="of:=4*[.$D$3]*[.C157]*(1-[.C157])" office:value-type="float" office:value="0.463959672671509" calcext:value-type="float">
            <text:p>0,463959672671509</text:p>
          </table:table-cell>
          <table:table-cell table:formula="of:=ABS([.C158]-[.B158])" office:value-type="float" office:value="0.410045951238318" calcext:value-type="float">
            <text:p>0,410045951238318</text:p>
          </table:table-cell>
          <table:table-cell table:number-columns-repeated="3"/>
        </table:table-row>
        <table:table-row table:style-name="ro1">
          <table:table-cell table:formula="of:=[.A158]+1" office:value-type="float" office:value="151" calcext:value-type="float">
            <text:p>151</text:p>
          </table:table-cell>
          <table:table-cell table:formula="of:=4*[.$D$3]*[.B158]*(1-[.B158])" office:value-type="float" office:value="0.204028128297662" calcext:value-type="float">
            <text:p>0,204028128297662</text:p>
          </table:table-cell>
          <table:table-cell table:formula="of:=4*[.$D$3]*[.C158]*(1-[.C158])" office:value-type="float" office:value="0.994804379224221" calcext:value-type="float">
            <text:p>0,994804379224221</text:p>
          </table:table-cell>
          <table:table-cell table:formula="of:=ABS([.C159]-[.B159])" office:value-type="float" office:value="0.790776250926559" calcext:value-type="float">
            <text:p>0,790776250926559</text:p>
          </table:table-cell>
          <table:table-cell table:number-columns-repeated="3"/>
        </table:table-row>
        <table:table-row table:style-name="ro1">
          <table:table-cell table:formula="of:=[.A159]+1" office:value-type="float" office:value="152" calcext:value-type="float">
            <text:p>152</text:p>
          </table:table-cell>
          <table:table-cell table:formula="of:=4*[.$D$3]*[.B159]*(1-[.B159])" office:value-type="float" office:value="0.64960260464406" calcext:value-type="float">
            <text:p>0,64960260464406</text:p>
          </table:table-cell>
          <table:table-cell table:formula="of:=4*[.$D$3]*[.C159]*(1-[.C159])" office:value-type="float" office:value="0.0206745052021334" calcext:value-type="float">
            <text:p>0,020674505202134</text:p>
          </table:table-cell>
          <table:table-cell table:formula="of:=ABS([.C160]-[.B160])" office:value-type="float" office:value="0.628928099441926" calcext:value-type="float">
            <text:p>0,628928099441926</text:p>
          </table:table-cell>
          <table:table-cell table:number-columns-repeated="3"/>
        </table:table-row>
        <table:table-row table:style-name="ro1">
          <table:table-cell table:formula="of:=[.A160]+1" office:value-type="float" office:value="153" calcext:value-type="float">
            <text:p>153</text:p>
          </table:table-cell>
          <table:table-cell table:formula="of:=4*[.$D$3]*[.B160]*(1-[.B160])" office:value-type="float" office:value="0.910476242734853" calcext:value-type="float">
            <text:p>0,910476242734853</text:p>
          </table:table-cell>
          <table:table-cell table:formula="of:=4*[.$D$3]*[.C160]*(1-[.C160])" office:value-type="float" office:value="0.0809882801471215" calcext:value-type="float">
            <text:p>0,080988280147122</text:p>
          </table:table-cell>
          <table:table-cell table:formula="of:=ABS([.C161]-[.B161])" office:value-type="float" office:value="0.829487962587731" calcext:value-type="float">
            <text:p>0,829487962587731</text:p>
          </table:table-cell>
          <table:table-cell table:number-columns-repeated="3"/>
        </table:table-row>
        <table:table-row table:style-name="ro1">
          <table:table-cell table:formula="of:=[.A161]+1" office:value-type="float" office:value="154" calcext:value-type="float">
            <text:p>154</text:p>
          </table:table-cell>
          <table:table-cell table:formula="of:=4*[.$D$3]*[.B161]*(1-[.B161])" office:value-type="float" office:value="0.326037016601113" calcext:value-type="float">
            <text:p>0,326037016601113</text:p>
          </table:table-cell>
          <table:table-cell table:formula="of:=4*[.$D$3]*[.C161]*(1-[.C161])" office:value-type="float" office:value="0.297716714503732" calcext:value-type="float">
            <text:p>0,297716714503732</text:p>
          </table:table-cell>
          <table:table-cell table:formula="of:=ABS([.C162]-[.B162])" office:value-type="float" office:value="0.0283203020973815" calcext:value-type="float">
            <text:p>0,028320302097382</text:p>
          </table:table-cell>
          <table:table-cell table:number-columns-repeated="3"/>
        </table:table-row>
        <table:table-row table:style-name="ro1">
          <table:table-cell table:formula="of:=[.A162]+1" office:value-type="float" office:value="155" calcext:value-type="float">
            <text:p>155</text:p>
          </table:table-cell>
          <table:table-cell table:formula="of:=4*[.$D$3]*[.B162]*(1-[.B162])" office:value-type="float" office:value="0.878947521627834" calcext:value-type="float">
            <text:p>0,878947521627834</text:p>
          </table:table-cell>
          <table:table-cell table:formula="of:=4*[.$D$3]*[.C162]*(1-[.C162])" office:value-type="float" office:value="0.836325889635341" calcext:value-type="float">
            <text:p>0,836325889635341</text:p>
          </table:table-cell>
          <table:table-cell table:formula="of:=ABS([.C163]-[.B163])" office:value-type="float" office:value="0.0426216319924936" calcext:value-type="float">
            <text:p>0,042621631992494</text:p>
          </table:table-cell>
          <table:table-cell table:number-columns-repeated="3"/>
        </table:table-row>
        <table:table-row table:style-name="ro1">
          <table:table-cell table:formula="of:=[.A163]+1" office:value-type="float" office:value="156" calcext:value-type="float">
            <text:p>156</text:p>
          </table:table-cell>
          <table:table-cell table:formula="of:=4*[.$D$3]*[.B163]*(1-[.B163])" office:value-type="float" office:value="0.425595103408488" calcext:value-type="float">
            <text:p>0,425595103408488</text:p>
          </table:table-cell>
          <table:table-cell table:formula="of:=4*[.$D$3]*[.C163]*(1-[.C163])" office:value-type="float" office:value="0.547539583843987" calcext:value-type="float">
            <text:p>0,547539583843987</text:p>
          </table:table-cell>
          <table:table-cell table:formula="of:=ABS([.C164]-[.B164])" office:value-type="float" office:value="0.121944480435498" calcext:value-type="float">
            <text:p>0,121944480435498</text:p>
          </table:table-cell>
          <table:table-cell table:number-columns-repeated="3"/>
        </table:table-row>
        <table:table-row table:style-name="ro1">
          <table:table-cell table:formula="of:=[.A164]+1" office:value-type="float" office:value="157" calcext:value-type="float">
            <text:p>157</text:p>
          </table:table-cell>
          <table:table-cell table:formula="of:=4*[.$D$3]*[.B164]*(1-[.B164])" office:value-type="float" office:value="0.977855645452826" calcext:value-type="float">
            <text:p>0,977855645452826</text:p>
          </table:table-cell>
          <table:table-cell table:formula="of:=4*[.$D$3]*[.C164]*(1-[.C164])" office:value-type="float" office:value="0.990959951871762" calcext:value-type="float">
            <text:p>0,990959951871762</text:p>
          </table:table-cell>
          <table:table-cell table:formula="of:=ABS([.C165]-[.B165])" office:value-type="float" office:value="0.0131043064189365" calcext:value-type="float">
            <text:p>0,013104306418937</text:p>
          </table:table-cell>
          <table:table-cell table:number-columns-repeated="3"/>
        </table:table-row>
        <table:table-row table:style-name="ro1">
          <table:table-cell table:formula="of:=[.A165]+1" office:value-type="float" office:value="158" calcext:value-type="float">
            <text:p>158</text:p>
          </table:table-cell>
          <table:table-cell table:formula="of:=4*[.$D$3]*[.B165]*(1-[.B165])" office:value-type="float" office:value="0.0866159284354527" calcext:value-type="float">
            <text:p>0,086615928435453</text:p>
          </table:table-cell>
          <table:table-cell table:formula="of:=4*[.$D$3]*[.C165]*(1-[.C165])" office:value-type="float" office:value="0.0358333026323072" calcext:value-type="float">
            <text:p>0,035833302632307</text:p>
          </table:table-cell>
          <table:table-cell table:formula="of:=ABS([.C166]-[.B166])" office:value-type="float" office:value="0.0507826258031454" calcext:value-type="float">
            <text:p>0,050782625803146</text:p>
          </table:table-cell>
          <table:table-cell table:number-columns-repeated="3"/>
        </table:table-row>
        <table:table-row table:style-name="ro1">
          <table:table-cell table:formula="of:=[.A166]+1" office:value-type="float" office:value="159" calcext:value-type="float">
            <text:p>159</text:p>
          </table:table-cell>
          <table:table-cell table:formula="of:=4*[.$D$3]*[.B166]*(1-[.B166])" office:value-type="float" office:value="0.316454437506869" calcext:value-type="float">
            <text:p>0,316454437506869</text:p>
          </table:table-cell>
          <table:table-cell table:formula="of:=4*[.$D$3]*[.C166]*(1-[.C166])" office:value-type="float" office:value="0.138197108219075" calcext:value-type="float">
            <text:p>0,138197108219075</text:p>
          </table:table-cell>
          <table:table-cell table:formula="of:=ABS([.C167]-[.B167])" office:value-type="float" office:value="0.178257329287794" calcext:value-type="float">
            <text:p>0,178257329287794</text:p>
          </table:table-cell>
          <table:table-cell table:number-columns-repeated="3"/>
        </table:table-row>
        <table:table-row table:style-name="ro1">
          <table:table-cell table:formula="of:=[.A167]+1" office:value-type="float" office:value="160" calcext:value-type="float">
            <text:p>160</text:p>
          </table:table-cell>
          <table:table-cell table:formula="of:=4*[.$D$3]*[.B167]*(1-[.B167])" office:value-type="float" office:value="0.86524410595632" calcext:value-type="float">
            <text:p>0,86524410595632</text:p>
          </table:table-cell>
          <table:table-cell table:formula="of:=4*[.$D$3]*[.C167]*(1-[.C167])" office:value-type="float" office:value="0.476394669995841" calcext:value-type="float">
            <text:p>0,476394669995841</text:p>
          </table:table-cell>
          <table:table-cell table:formula="of:=ABS([.C168]-[.B168])" office:value-type="float" office:value="0.38884943596048" calcext:value-type="float">
            <text:p>0,38884943596048</text:p>
          </table:table-cell>
          <table:table-cell table:number-columns-repeated="3"/>
        </table:table-row>
        <table:table-row table:style-name="ro1">
          <table:table-cell table:formula="of:=[.A168]+1" office:value-type="float" office:value="161" calcext:value-type="float">
            <text:p>161</text:p>
          </table:table-cell>
          <table:table-cell table:formula="of:=4*[.$D$3]*[.B168]*(1-[.B168])" office:value-type="float" office:value="0.466386972256673" calcext:value-type="float">
            <text:p>0,466386972256673</text:p>
          </table:table-cell>
          <table:table-cell table:formula="of:=4*[.$D$3]*[.C168]*(1-[.C168])" office:value-type="float" office:value="0.997771153581579" calcext:value-type="float">
            <text:p>0,997771153581579</text:p>
          </table:table-cell>
          <table:table-cell table:formula="of:=ABS([.C169]-[.B169])" office:value-type="float" office:value="0.531384181324906" calcext:value-type="float">
            <text:p>0,531384181324906</text:p>
          </table:table-cell>
          <table:table-cell table:number-columns-repeated="3"/>
        </table:table-row>
        <table:table-row table:style-name="ro1">
          <table:table-cell table:formula="of:=[.A169]+1" office:value-type="float" office:value="162" calcext:value-type="float">
            <text:p>162</text:p>
          </table:table-cell>
          <table:table-cell table:formula="of:=4*[.$D$3]*[.B169]*(1-[.B169])" office:value-type="float" office:value="0.995480657463705" calcext:value-type="float">
            <text:p>0,995480657463705</text:p>
          </table:table-cell>
          <table:table-cell table:formula="of:=4*[.$D$3]*[.C169]*(1-[.C169])" office:value-type="float" office:value="0.00889551464825647" calcext:value-type="float">
            <text:p>0,008895514648256</text:p>
          </table:table-cell>
          <table:table-cell table:formula="of:=ABS([.C170]-[.B170])" office:value-type="float" office:value="0.986585142815449" calcext:value-type="float">
            <text:p>0,986585142815449</text:p>
          </table:table-cell>
          <table:table-cell table:number-columns-repeated="3"/>
        </table:table-row>
        <table:table-row table:style-name="ro1">
          <table:table-cell table:formula="of:=[.A170]+1" office:value-type="float" office:value="163" calcext:value-type="float">
            <text:p>163</text:p>
          </table:table-cell>
          <table:table-cell table:formula="of:=4*[.$D$3]*[.B170]*(1-[.B170])" office:value-type="float" office:value="0.0179956723173374" calcext:value-type="float">
            <text:p>0,017995672317337</text:p>
          </table:table-cell>
          <table:table-cell table:formula="of:=4*[.$D$3]*[.C170]*(1-[.C170])" office:value-type="float" office:value="0.0352655378695965" calcext:value-type="float">
            <text:p>0,035265537869597</text:p>
          </table:table-cell>
          <table:table-cell table:formula="of:=ABS([.C171]-[.B171])" office:value-type="float" office:value="0.0172698655522591" calcext:value-type="float">
            <text:p>0,017269865552259</text:p>
          </table:table-cell>
          <table:table-cell table:number-columns-repeated="3"/>
        </table:table-row>
        <table:table-row table:style-name="ro1">
          <table:table-cell table:formula="of:=[.A171]+1" office:value-type="float" office:value="164" calcext:value-type="float">
            <text:p>164</text:p>
          </table:table-cell>
          <table:table-cell table:formula="of:=4*[.$D$3]*[.B171]*(1-[.B171])" office:value-type="float" office:value="0.0706873123807377" calcext:value-type="float">
            <text:p>0,070687312380738</text:p>
          </table:table-cell>
          <table:table-cell table:formula="of:=4*[.$D$3]*[.C171]*(1-[.C171])" office:value-type="float" office:value="0.136087518833458" calcext:value-type="float">
            <text:p>0,136087518833458</text:p>
          </table:table-cell>
          <table:table-cell table:formula="of:=ABS([.C172]-[.B172])" office:value-type="float" office:value="0.0654002064527206" calcext:value-type="float">
            <text:p>0,065400206452721</text:p>
          </table:table-cell>
          <table:table-cell table:number-columns-repeated="3"/>
        </table:table-row>
        <table:table-row table:style-name="ro1">
          <table:table-cell table:formula="of:=[.A172]+1" office:value-type="float" office:value="165" calcext:value-type="float">
            <text:p>165</text:p>
          </table:table-cell>
          <table:table-cell table:formula="of:=4*[.$D$3]*[.B172]*(1-[.B172])" office:value-type="float" office:value="0.262762464996503" calcext:value-type="float">
            <text:p>0,262762464996503</text:p>
          </table:table-cell>
          <table:table-cell table:formula="of:=4*[.$D$3]*[.C172]*(1-[.C172])" office:value-type="float" office:value="0.470270824204846" calcext:value-type="float">
            <text:p>0,470270824204846</text:p>
          </table:table-cell>
          <table:table-cell table:formula="of:=ABS([.C173]-[.B173])" office:value-type="float" office:value="0.207508359208343" calcext:value-type="float">
            <text:p>0,207508359208343</text:p>
          </table:table-cell>
          <table:table-cell table:number-columns-repeated="3"/>
        </table:table-row>
        <table:table-row table:style-name="ro1">
          <table:table-cell table:formula="of:=[.A173]+1" office:value-type="float" office:value="166" calcext:value-type="float">
            <text:p>166</text:p>
          </table:table-cell>
          <table:table-cell table:formula="of:=4*[.$D$3]*[.B173]*(1-[.B173])" office:value-type="float" office:value="0.774873407941858" calcext:value-type="float">
            <text:p>0,774873407941858</text:p>
          </table:table-cell>
          <table:table-cell table:formula="of:=4*[.$D$3]*[.C173]*(1-[.C173])" office:value-type="float" office:value="0.996464704426163" calcext:value-type="float">
            <text:p>0,996464704426163</text:p>
          </table:table-cell>
          <table:table-cell table:formula="of:=ABS([.C174]-[.B174])" office:value-type="float" office:value="0.221591296484305" calcext:value-type="float">
            <text:p>0,221591296484305</text:p>
          </table:table-cell>
          <table:table-cell table:number-columns-repeated="3"/>
        </table:table-row>
        <table:table-row table:style-name="ro1">
          <table:table-cell table:formula="of:=[.A174]+1" office:value-type="float" office:value="167" calcext:value-type="float">
            <text:p>167</text:p>
          </table:table-cell>
          <table:table-cell table:formula="of:=4*[.$D$3]*[.B174]*(1-[.B174])" office:value-type="float" office:value="0.697778438425717" calcext:value-type="float">
            <text:p>0,697778438425717</text:p>
          </table:table-cell>
          <table:table-cell table:formula="of:=4*[.$D$3]*[.C174]*(1-[.C174])" office:value-type="float" office:value="0.0140911890361701" calcext:value-type="float">
            <text:p>0,01409118903617</text:p>
          </table:table-cell>
          <table:table-cell table:formula="of:=ABS([.C175]-[.B175])" office:value-type="float" office:value="0.683687249389546" calcext:value-type="float">
            <text:p>0,683687249389546</text:p>
          </table:table-cell>
          <table:table-cell table:number-columns-repeated="3"/>
        </table:table-row>
        <table:table-row table:style-name="ro1">
          <table:table-cell table:formula="of:=[.A175]+1" office:value-type="float" office:value="168" calcext:value-type="float">
            <text:p>168</text:p>
          </table:table-cell>
          <table:table-cell table:formula="of:=4*[.$D$3]*[.B175]*(1-[.B175])" office:value-type="float" office:value="0.84353475717554" calcext:value-type="float">
            <text:p>0,84353475717554</text:p>
          </table:table-cell>
          <table:table-cell table:formula="of:=4*[.$D$3]*[.C175]*(1-[.C175])" office:value-type="float" office:value="0.0555705097108681" calcext:value-type="float">
            <text:p>0,055570509710868</text:p>
          </table:table-cell>
          <table:table-cell table:formula="of:=ABS([.C176]-[.B176])" office:value-type="float" office:value="0.787964247464672" calcext:value-type="float">
            <text:p>0,787964247464672</text:p>
          </table:table-cell>
          <table:table-cell table:number-columns-repeated="3"/>
        </table:table-row>
        <table:table-row table:style-name="ro1">
          <table:table-cell table:formula="of:=[.A176]+1" office:value-type="float" office:value="169" calcext:value-type="float">
            <text:p>169</text:p>
          </table:table-cell>
          <table:table-cell table:formula="of:=4*[.$D$3]*[.B176]*(1-[.B176])" office:value-type="float" office:value="0.527935482449371" calcext:value-type="float">
            <text:p>0,527935482449371</text:p>
          </table:table-cell>
          <table:table-cell table:formula="of:=4*[.$D$3]*[.C176]*(1-[.C176])" office:value-type="float" office:value="0.20992971264537" calcext:value-type="float">
            <text:p>0,20992971264537</text:p>
          </table:table-cell>
          <table:table-cell table:formula="of:=ABS([.C177]-[.B177])" office:value-type="float" office:value="0.318005769804001" calcext:value-type="float">
            <text:p>0,318005769804001</text:p>
          </table:table-cell>
          <table:table-cell table:number-columns-repeated="3"/>
        </table:table-row>
        <table:table-row table:style-name="ro1">
          <table:table-cell table:formula="of:=[.A177]+1" office:value-type="float" office:value="170" calcext:value-type="float">
            <text:p>170</text:p>
          </table:table-cell>
          <table:table-cell table:formula="of:=4*[.$D$3]*[.B177]*(1-[.B177])" office:value-type="float" office:value="0.996878435281283" calcext:value-type="float">
            <text:p>0,996878435281283</text:p>
          </table:table-cell>
          <table:table-cell table:formula="of:=4*[.$D$3]*[.C177]*(1-[.C177])" office:value-type="float" office:value="0.663436913576009" calcext:value-type="float">
            <text:p>0,663436913576009</text:p>
          </table:table-cell>
          <table:table-cell table:formula="of:=ABS([.C178]-[.B178])" office:value-type="float" office:value="0.333441521705275" calcext:value-type="float">
            <text:p>0,333441521705275</text:p>
          </table:table-cell>
          <table:table-cell table:number-columns-repeated="3"/>
        </table:table-row>
        <table:table-row table:style-name="ro1">
          <table:table-cell table:formula="of:=[.A178]+1" office:value-type="float" office:value="171" calcext:value-type="float">
            <text:p>171</text:p>
          </table:table-cell>
          <table:table-cell table:formula="of:=4*[.$D$3]*[.B178]*(1-[.B178])" office:value-type="float" office:value="0.0124472822096934" calcext:value-type="float">
            <text:p>0,012447282209694</text:p>
          </table:table-cell>
          <table:table-cell table:formula="of:=4*[.$D$3]*[.C178]*(1-[.C178])" office:value-type="float" office:value="0.893153501122993" calcext:value-type="float">
            <text:p>0,893153501122993</text:p>
          </table:table-cell>
          <table:table-cell table:formula="of:=ABS([.C179]-[.B179])" office:value-type="float" office:value="0.8807062189133" calcext:value-type="float">
            <text:p>0,8807062189133</text:p>
          </table:table-cell>
          <table:table-cell table:number-columns-repeated="3"/>
        </table:table-row>
        <table:table-row table:style-name="ro1">
          <table:table-cell table:formula="of:=[.A179]+1" office:value-type="float" office:value="172" calcext:value-type="float">
            <text:p>172</text:p>
          </table:table-cell>
          <table:table-cell table:formula="of:=4*[.$D$3]*[.B179]*(1-[.B179])" office:value-type="float" office:value="0.0491693895011428" calcext:value-type="float">
            <text:p>0,049169389501143</text:p>
          </table:table-cell>
          <table:table-cell table:formula="of:=4*[.$D$3]*[.C179]*(1-[.C179])" office:value-type="float" office:value="0.38172129821893" calcext:value-type="float">
            <text:p>0,38172129821893</text:p>
          </table:table-cell>
          <table:table-cell table:formula="of:=ABS([.C180]-[.B180])" office:value-type="float" office:value="0.332551908717787" calcext:value-type="float">
            <text:p>0,332551908717787</text:p>
          </table:table-cell>
          <table:table-cell table:number-columns-repeated="3"/>
        </table:table-row>
        <table:table-row table:style-name="ro1">
          <table:table-cell table:formula="of:=[.A180]+1" office:value-type="float" office:value="173" calcext:value-type="float">
            <text:p>173</text:p>
          </table:table-cell>
          <table:table-cell table:formula="of:=4*[.$D$3]*[.B180]*(1-[.B180])" office:value-type="float" office:value="0.187007042548911" calcext:value-type="float">
            <text:p>0,187007042548911</text:p>
          </table:table-cell>
          <table:table-cell table:formula="of:=4*[.$D$3]*[.C180]*(1-[.C180])" office:value-type="float" office:value="0.944040594819939" calcext:value-type="float">
            <text:p>0,944040594819939</text:p>
          </table:table-cell>
          <table:table-cell table:formula="of:=ABS([.C181]-[.B181])" office:value-type="float" office:value="0.757033552271028" calcext:value-type="float">
            <text:p>0,757033552271028</text:p>
          </table:table-cell>
          <table:table-cell table:number-columns-repeated="3"/>
        </table:table-row>
        <table:table-row table:style-name="ro1">
          <table:table-cell table:formula="of:=[.A181]+1" office:value-type="float" office:value="174" calcext:value-type="float">
            <text:p>174</text:p>
          </table:table-cell>
          <table:table-cell table:formula="of:=4*[.$D$3]*[.B181]*(1-[.B181])" office:value-type="float" office:value="0.608141634344082" calcext:value-type="float">
            <text:p>0,608141634344082</text:p>
          </table:table-cell>
          <table:table-cell table:formula="of:=4*[.$D$3]*[.C181]*(1-[.C181])" office:value-type="float" office:value="0.211311800607819" calcext:value-type="float">
            <text:p>0,211311800607819</text:p>
          </table:table-cell>
          <table:table-cell table:formula="of:=ABS([.C182]-[.B182])" office:value-type="float" office:value="0.396829833736263" calcext:value-type="float">
            <text:p>0,396829833736263</text:p>
          </table:table-cell>
          <table:table-cell table:number-columns-repeated="3"/>
        </table:table-row>
        <table:table-row table:style-name="ro1">
          <table:table-cell table:formula="of:=[.A182]+1" office:value-type="float" office:value="175" calcext:value-type="float">
            <text:p>175</text:p>
          </table:table-cell>
          <table:table-cell table:formula="of:=4*[.$D$3]*[.B182]*(1-[.B182])" office:value-type="float" office:value="0.953221547685563" calcext:value-type="float">
            <text:p>0,953221547685563</text:p>
          </table:table-cell>
          <table:table-cell table:formula="of:=4*[.$D$3]*[.C182]*(1-[.C182])" office:value-type="float" office:value="0.666636494126802" calcext:value-type="float">
            <text:p>0,666636494126802</text:p>
          </table:table-cell>
          <table:table-cell table:formula="of:=ABS([.C183]-[.B183])" office:value-type="float" office:value="0.286585053558761" calcext:value-type="float">
            <text:p>0,286585053558761</text:p>
          </table:table-cell>
          <table:table-cell table:number-columns-repeated="3"/>
        </table:table-row>
        <table:table-row table:style-name="ro1">
          <table:table-cell table:formula="of:=[.A183]+1" office:value-type="float" office:value="176" calcext:value-type="float">
            <text:p>176</text:p>
          </table:table-cell>
          <table:table-cell table:formula="of:=4*[.$D$3]*[.B183]*(1-[.B183])" office:value-type="float" office:value="0.178360914854011" calcext:value-type="float">
            <text:p>0,178360914854011</text:p>
          </table:table-cell>
          <table:table-cell table:formula="of:=4*[.$D$3]*[.C183]*(1-[.C183])" office:value-type="float" office:value="0.888929115300513" calcext:value-type="float">
            <text:p>0,888929115300513</text:p>
          </table:table-cell>
          <table:table-cell table:formula="of:=ABS([.C184]-[.B184])" office:value-type="float" office:value="0.710568200446502" calcext:value-type="float">
            <text:p>0,710568200446502</text:p>
          </table:table-cell>
          <table:table-cell table:number-columns-repeated="3"/>
        </table:table-row>
        <table:table-row table:style-name="ro1">
          <table:table-cell table:formula="of:=[.A184]+1" office:value-type="float" office:value="177" calcext:value-type="float">
            <text:p>177</text:p>
          </table:table-cell>
          <table:table-cell table:formula="of:=4*[.$D$3]*[.B184]*(1-[.B184])" office:value-type="float" office:value="0.586193195625806" calcext:value-type="float">
            <text:p>0,586193195625806</text:p>
          </table:table-cell>
          <table:table-cell table:formula="of:=4*[.$D$3]*[.C184]*(1-[.C184])" office:value-type="float" office:value="0.39493657308624" calcext:value-type="float">
            <text:p>0,39493657308624</text:p>
          </table:table-cell>
          <table:table-cell table:formula="of:=ABS([.C185]-[.B185])" office:value-type="float" office:value="0.191256622539566" calcext:value-type="float">
            <text:p>0,191256622539566</text:p>
          </table:table-cell>
          <table:table-cell table:number-columns-repeated="3"/>
        </table:table-row>
        <table:table-row table:style-name="ro1">
          <table:table-cell table:formula="of:=[.A185]+1" office:value-type="float" office:value="178" calcext:value-type="float">
            <text:p>178</text:p>
          </table:table-cell>
          <table:table-cell table:formula="of:=4*[.$D$3]*[.B185]*(1-[.B185])" office:value-type="float" office:value="0.970282932111246" calcext:value-type="float">
            <text:p>0,970282932111246</text:p>
          </table:table-cell>
          <table:table-cell table:formula="of:=4*[.$D$3]*[.C185]*(1-[.C185])" office:value-type="float" office:value="0.955846705300548" calcext:value-type="float">
            <text:p>0,955846705300548</text:p>
          </table:table-cell>
          <table:table-cell table:formula="of:=ABS([.C186]-[.B186])" office:value-type="float" office:value="0.0144362268106981" calcext:value-type="float">
            <text:p>0,014436226810698</text:p>
          </table:table-cell>
          <table:table-cell table:number-columns-repeated="3"/>
        </table:table-row>
        <table:table-row table:style-name="ro1">
          <table:table-cell table:formula="of:=[.A186]+1" office:value-type="float" office:value="179" calcext:value-type="float">
            <text:p>179</text:p>
          </table:table-cell>
          <table:table-cell table:formula="of:=4*[.$D$3]*[.B186]*(1-[.B186])" office:value-type="float" office:value="0.115335855059396" calcext:value-type="float">
            <text:p>0,115335855059396</text:p>
          </table:table-cell>
          <table:table-cell table:formula="of:=4*[.$D$3]*[.C186]*(1-[.C186])" office:value-type="float" office:value="0.168815125066541" calcext:value-type="float">
            <text:p>0,168815125066541</text:p>
          </table:table-cell>
          <table:table-cell table:formula="of:=ABS([.C187]-[.B187])" office:value-type="float" office:value="0.0534792700071451" calcext:value-type="float">
            <text:p>0,053479270007145</text:p>
          </table:table-cell>
          <table:table-cell table:number-columns-repeated="3"/>
        </table:table-row>
        <table:table-row table:style-name="ro1">
          <table:table-cell table:formula="of:=[.A187]+1" office:value-type="float" office:value="180" calcext:value-type="float">
            <text:p>180</text:p>
          </table:table-cell>
          <table:table-cell table:formula="of:=4*[.$D$3]*[.B187]*(1-[.B187])" office:value-type="float" office:value="0.408133982388455" calcext:value-type="float">
            <text:p>0,408133982388455</text:p>
          </table:table-cell>
          <table:table-cell table:formula="of:=4*[.$D$3]*[.C187]*(1-[.C187])" office:value-type="float" office:value="0.561266314461236" calcext:value-type="float">
            <text:p>0,561266314461236</text:p>
          </table:table-cell>
          <table:table-cell table:formula="of:=ABS([.C188]-[.B188])" office:value-type="float" office:value="0.153132332072781" calcext:value-type="float">
            <text:p>0,153132332072781</text:p>
          </table:table-cell>
          <table:table-cell table:number-columns-repeated="3"/>
        </table:table-row>
        <table:table-row table:style-name="ro1">
          <table:table-cell table:formula="of:=[.A188]+1" office:value-type="float" office:value="181" calcext:value-type="float">
            <text:p>181</text:p>
          </table:table-cell>
          <table:table-cell table:formula="of:=4*[.$D$3]*[.B188]*(1-[.B188])" office:value-type="float" office:value="0.966242539232781" calcext:value-type="float">
            <text:p>0,966242539232781</text:p>
          </table:table-cell>
          <table:table-cell table:formula="of:=4*[.$D$3]*[.C188]*(1-[.C188])" office:value-type="float" office:value="0.984985754849348" calcext:value-type="float">
            <text:p>0,984985754849348</text:p>
          </table:table-cell>
          <table:table-cell table:formula="of:=ABS([.C189]-[.B189])" office:value-type="float" office:value="0.0187432156165667" calcext:value-type="float">
            <text:p>0,018743215616567</text:p>
          </table:table-cell>
          <table:table-cell table:number-columns-repeated="3"/>
        </table:table-row>
        <table:table-row table:style-name="ro1">
          <table:table-cell table:formula="of:=[.A189]+1" office:value-type="float" office:value="182" calcext:value-type="float">
            <text:p>182</text:p>
          </table:table-cell>
          <table:table-cell table:formula="of:=4*[.$D$3]*[.B189]*(1-[.B189])" office:value-type="float" office:value="0.130471578439074" calcext:value-type="float">
            <text:p>0,130471578439074</text:p>
          </table:table-cell>
          <table:table-cell table:formula="of:=4*[.$D$3]*[.C189]*(1-[.C189])" office:value-type="float" office:value="0.0591552703728333" calcext:value-type="float">
            <text:p>0,059155270372833</text:p>
          </table:table-cell>
          <table:table-cell table:formula="of:=ABS([.C190]-[.B190])" office:value-type="float" office:value="0.0713163080662409" calcext:value-type="float">
            <text:p>0,071316308066241</text:p>
          </table:table-cell>
          <table:table-cell table:number-columns-repeated="3"/>
        </table:table-row>
        <table:table-row table:style-name="ro1">
          <table:table-cell table:formula="of:=[.A190]+1" office:value-type="float" office:value="183" calcext:value-type="float">
            <text:p>183</text:p>
          </table:table-cell>
          <table:table-cell table:formula="of:=4*[.$D$3]*[.B190]*(1-[.B190])" office:value-type="float" office:value="0.453794982634763" calcext:value-type="float">
            <text:p>0,453794982634763</text:p>
          </table:table-cell>
          <table:table-cell table:formula="of:=4*[.$D$3]*[.C190]*(1-[.C190])" office:value-type="float" office:value="0.222623697439801" calcext:value-type="float">
            <text:p>0,222623697439801</text:p>
          </table:table-cell>
          <table:table-cell table:formula="of:=ABS([.C191]-[.B191])" office:value-type="float" office:value="0.231171285194962" calcext:value-type="float">
            <text:p>0,231171285194962</text:p>
          </table:table-cell>
          <table:table-cell table:number-columns-repeated="3"/>
        </table:table-row>
        <table:table-row table:style-name="ro1">
          <table:table-cell table:formula="of:=[.A191]+1" office:value-type="float" office:value="184" calcext:value-type="float">
            <text:p>184</text:p>
          </table:table-cell>
          <table:table-cell table:formula="of:=4*[.$D$3]*[.B191]*(1-[.B191])" office:value-type="float" office:value="0.991460385481112" calcext:value-type="float">
            <text:p>0,991460385481112</text:p>
          </table:table-cell>
          <table:table-cell table:formula="of:=4*[.$D$3]*[.C191]*(1-[.C191])" office:value-type="float" office:value="0.692249547112132" calcext:value-type="float">
            <text:p>0,692249547112132</text:p>
          </table:table-cell>
          <table:table-cell table:formula="of:=ABS([.C192]-[.B192])" office:value-type="float" office:value="0.299210838368981" calcext:value-type="float">
            <text:p>0,299210838368981</text:p>
          </table:table-cell>
          <table:table-cell table:number-columns-repeated="3"/>
        </table:table-row>
        <table:table-row table:style-name="ro1">
          <table:table-cell table:formula="of:=[.A192]+1" office:value-type="float" office:value="185" calcext:value-type="float">
            <text:p>185</text:p>
          </table:table-cell>
          <table:table-cell table:formula="of:=4*[.$D$3]*[.B192]*(1-[.B192])" office:value-type="float" office:value="0.0338667580110249" calcext:value-type="float">
            <text:p>0,033866758011025</text:p>
          </table:table-cell>
          <table:table-cell table:formula="of:=4*[.$D$3]*[.C192]*(1-[.C192])" office:value-type="float" office:value="0.852160446540721" calcext:value-type="float">
            <text:p>0,852160446540721</text:p>
          </table:table-cell>
          <table:table-cell table:formula="of:=ABS([.C193]-[.B193])" office:value-type="float" office:value="0.818293688529696" calcext:value-type="float">
            <text:p>0,818293688529696</text:p>
          </table:table-cell>
          <table:table-cell table:number-columns-repeated="3"/>
        </table:table-row>
        <table:table-row table:style-name="ro1">
          <table:table-cell table:formula="of:=[.A193]+1" office:value-type="float" office:value="186" calcext:value-type="float">
            <text:p>186</text:p>
          </table:table-cell>
          <table:table-cell table:formula="of:=4*[.$D$3]*[.B193]*(1-[.B193])" office:value-type="float" office:value="0.13087920285139" calcext:value-type="float">
            <text:p>0,13087920285139</text:p>
          </table:table-cell>
          <table:table-cell table:formula="of:=4*[.$D$3]*[.C193]*(1-[.C193])" office:value-type="float" office:value="0.50393207956896" calcext:value-type="float">
            <text:p>0,50393207956896</text:p>
          </table:table-cell>
          <table:table-cell table:formula="of:=ABS([.C194]-[.B194])" office:value-type="float" office:value="0.37305287671757" calcext:value-type="float">
            <text:p>0,37305287671757</text:p>
          </table:table-cell>
          <table:table-cell table:number-columns-repeated="3"/>
        </table:table-row>
        <table:table-row table:style-name="ro1">
          <table:table-cell table:formula="of:=[.A194]+1" office:value-type="float" office:value="187" calcext:value-type="float">
            <text:p>187</text:p>
          </table:table-cell>
          <table:table-cell table:formula="of:=4*[.$D$3]*[.B194]*(1-[.B194])" office:value-type="float" office:value="0.454999348449499" calcext:value-type="float">
            <text:p>0,454999348449499</text:p>
          </table:table-cell>
          <table:table-cell table:formula="of:=4*[.$D$3]*[.C194]*(1-[.C194])" office:value-type="float" office:value="0.999938155001053" calcext:value-type="float">
            <text:p>0,999938155001053</text:p>
          </table:table-cell>
          <table:table-cell table:formula="of:=ABS([.C195]-[.B195])" office:value-type="float" office:value="0.544938806551554" calcext:value-type="float">
            <text:p>0,544938806551554</text:p>
          </table:table-cell>
          <table:table-cell table:number-columns-repeated="3"/>
        </table:table-row>
        <table:table-row table:style-name="ro1">
          <table:table-cell table:formula="of:=[.A195]+1" office:value-type="float" office:value="188" calcext:value-type="float">
            <text:p>188</text:p>
          </table:table-cell>
          <table:table-cell table:formula="of:=4*[.$D$3]*[.B195]*(1-[.B195])" office:value-type="float" office:value="0.991899765440122" calcext:value-type="float">
            <text:p>0,991899765440122</text:p>
          </table:table-cell>
          <table:table-cell table:formula="of:=4*[.$D$3]*[.C195]*(1-[.C195])" office:value-type="float" office:value="0.0002473646965707" calcext:value-type="float">
            <text:p>0,000247364696571</text:p>
          </table:table-cell>
          <table:table-cell table:formula="of:=ABS([.C196]-[.B196])" office:value-type="float" office:value="0.991652400743551" calcext:value-type="float">
            <text:p>0,991652400743551</text:p>
          </table:table-cell>
          <table:table-cell table:number-columns-repeated="3"/>
        </table:table-row>
        <table:table-row table:style-name="ro1">
          <table:table-cell table:formula="of:=[.A196]+1" office:value-type="float" office:value="189" calcext:value-type="float">
            <text:p>189</text:p>
          </table:table-cell>
          <table:table-cell table:formula="of:=4*[.$D$3]*[.B196]*(1-[.B196])" office:value-type="float" office:value="0.032138483039813" calcext:value-type="float">
            <text:p>0,032138483039813</text:p>
          </table:table-cell>
          <table:table-cell table:formula="of:=4*[.$D$3]*[.C196]*(1-[.C196])" office:value-type="float" office:value="0.000989214029110362" calcext:value-type="float">
            <text:p>0,00098921402911</text:p>
          </table:table-cell>
          <table:table-cell table:formula="of:=ABS([.C197]-[.B197])" office:value-type="float" office:value="0.0311492690107026" calcext:value-type="float">
            <text:p>0,031149269010703</text:p>
          </table:table-cell>
          <table:table-cell table:number-columns-repeated="3"/>
        </table:table-row>
        <table:table-row table:style-name="ro1">
          <table:table-cell table:formula="of:=[.A197]+1" office:value-type="float" office:value="190" calcext:value-type="float">
            <text:p>190</text:p>
          </table:table-cell>
          <table:table-cell table:formula="of:=4*[.$D$3]*[.B197]*(1-[.B197])" office:value-type="float" office:value="0.124422403790851" calcext:value-type="float">
            <text:p>0,124422403790851</text:p>
          </table:table-cell>
          <table:table-cell table:formula="of:=4*[.$D$3]*[.C197]*(1-[.C197])" office:value-type="float" office:value="0.00395294193885989" calcext:value-type="float">
            <text:p>0,00395294193886</text:p>
          </table:table-cell>
          <table:table-cell table:formula="of:=ABS([.C198]-[.B198])" office:value-type="float" office:value="0.120469461851991" calcext:value-type="float">
            <text:p>0,120469461851991</text:p>
          </table:table-cell>
          <table:table-cell table:number-columns-repeated="3"/>
        </table:table-row>
        <table:table-row table:style-name="ro1">
          <table:table-cell table:formula="of:=[.A198]+1" office:value-type="float" office:value="191" calcext:value-type="float">
            <text:p>191</text:p>
          </table:table-cell>
          <table:table-cell table:formula="of:=4*[.$D$3]*[.B198]*(1-[.B198])" office:value-type="float" office:value="0.435765876903028" calcext:value-type="float">
            <text:p>0,435765876903028</text:p>
          </table:table-cell>
          <table:table-cell table:formula="of:=4*[.$D$3]*[.C198]*(1-[.C198])" office:value-type="float" office:value="0.0157492647555516" calcext:value-type="float">
            <text:p>0,015749264755552</text:p>
          </table:table-cell>
          <table:table-cell table:formula="of:=ABS([.C199]-[.B199])" office:value-type="float" office:value="0.420016612147477" calcext:value-type="float">
            <text:p>0,420016612147477</text:p>
          </table:table-cell>
          <table:table-cell table:number-columns-repeated="3"/>
        </table:table-row>
        <table:table-row table:style-name="ro1">
          <table:table-cell table:formula="of:=[.A199]+1" office:value-type="float" office:value="192" calcext:value-type="float">
            <text:p>192</text:p>
          </table:table-cell>
          <table:table-cell table:formula="of:=4*[.$D$3]*[.B199]*(1-[.B199])" office:value-type="float" office:value="0.983495909719852" calcext:value-type="float">
            <text:p>0,983495909719852</text:p>
          </table:table-cell>
          <table:table-cell table:formula="of:=4*[.$D$3]*[.C199]*(1-[.C199])" office:value-type="float" office:value="0.0620049016608445" calcext:value-type="float">
            <text:p>0,062004901660845</text:p>
          </table:table-cell>
          <table:table-cell table:formula="of:=ABS([.C200]-[.B200])" office:value-type="float" office:value="0.921491008059008" calcext:value-type="float">
            <text:p>0,921491008059008</text:p>
          </table:table-cell>
          <table:table-cell table:number-columns-repeated="3"/>
        </table:table-row>
        <table:table-row table:style-name="ro1">
          <table:table-cell table:formula="of:=[.A200]+1" office:value-type="float" office:value="193" calcext:value-type="float">
            <text:p>193</text:p>
          </table:table-cell>
          <table:table-cell table:formula="of:=4*[.$D$3]*[.B200]*(1-[.B200])" office:value-type="float" office:value="0.0649268211366891" calcext:value-type="float">
            <text:p>0,064926821136689</text:p>
          </table:table-cell>
          <table:table-cell table:formula="of:=4*[.$D$3]*[.C200]*(1-[.C200])" office:value-type="float" office:value="0.232641175323494" calcext:value-type="float">
            <text:p>0,232641175323494</text:p>
          </table:table-cell>
          <table:table-cell table:formula="of:=ABS([.C201]-[.B201])" office:value-type="float" office:value="0.167714354186805" calcext:value-type="float">
            <text:p>0,167714354186805</text:p>
          </table:table-cell>
          <table:table-cell table:number-columns-repeated="3"/>
        </table:table-row>
        <table:table-row table:style-name="ro1">
          <table:table-cell table:formula="of:=[.A201]+1" office:value-type="float" office:value="194" calcext:value-type="float">
            <text:p>194</text:p>
          </table:table-cell>
          <table:table-cell table:formula="of:=4*[.$D$3]*[.B201]*(1-[.B201])" office:value-type="float" office:value="0.242845316135094" calcext:value-type="float">
            <text:p>0,242845316135094</text:p>
          </table:table-cell>
          <table:table-cell table:formula="of:=4*[.$D$3]*[.C201]*(1-[.C201])" office:value-type="float" office:value="0.714077035470389" calcext:value-type="float">
            <text:p>0,714077035470389</text:p>
          </table:table-cell>
          <table:table-cell table:formula="of:=ABS([.C202]-[.B202])" office:value-type="float" office:value="0.471231719335295" calcext:value-type="float">
            <text:p>0,471231719335295</text:p>
          </table:table-cell>
          <table:table-cell table:number-columns-repeated="3"/>
        </table:table-row>
        <table:table-row table:style-name="ro1">
          <table:table-cell table:formula="of:=[.A202]+1" office:value-type="float" office:value="195" calcext:value-type="float">
            <text:p>195</text:p>
          </table:table-cell>
          <table:table-cell table:formula="of:=4*[.$D$3]*[.B202]*(1-[.B202])" office:value-type="float" office:value="0.735485874265361" calcext:value-type="float">
            <text:p>0,735485874265361</text:p>
          </table:table-cell>
          <table:table-cell table:formula="of:=4*[.$D$3]*[.C202]*(1-[.C202])" office:value-type="float" office:value="0.816684091536839" calcext:value-type="float">
            <text:p>0,816684091536839</text:p>
          </table:table-cell>
          <table:table-cell table:formula="of:=ABS([.C203]-[.B203])" office:value-type="float" office:value="0.0811982172714779" calcext:value-type="float">
            <text:p>0,081198217271478</text:p>
          </table:table-cell>
          <table:table-cell table:number-columns-repeated="3"/>
        </table:table-row>
        <table:table-row table:style-name="ro1">
          <table:table-cell table:formula="of:=[.A203]+1" office:value-type="float" office:value="196" calcext:value-type="float">
            <text:p>196</text:p>
          </table:table-cell>
          <table:table-cell table:formula="of:=4*[.$D$3]*[.B203]*(1-[.B203])" office:value-type="float" office:value="0.778185612085914" calcext:value-type="float">
            <text:p>0,778185612085914</text:p>
          </table:table-cell>
          <table:table-cell table:formula="of:=4*[.$D$3]*[.C203]*(1-[.C203])" office:value-type="float" office:value="0.598844744669948" calcext:value-type="float">
            <text:p>0,598844744669948</text:p>
          </table:table-cell>
          <table:table-cell table:formula="of:=ABS([.C204]-[.B204])" office:value-type="float" office:value="0.179340867415966" calcext:value-type="float">
            <text:p>0,179340867415966</text:p>
          </table:table-cell>
          <table:table-cell table:number-columns-repeated="3"/>
        </table:table-row>
        <table:table-row table:style-name="ro1">
          <table:table-cell table:formula="of:=[.A204]+1" office:value-type="float" office:value="197" calcext:value-type="float">
            <text:p>197</text:p>
          </table:table-cell>
          <table:table-cell table:formula="of:=4*[.$D$3]*[.B204]*(1-[.B204])" office:value-type="float" office:value="0.690451060913541" calcext:value-type="float">
            <text:p>0,690451060913541</text:p>
          </table:table-cell>
          <table:table-cell table:formula="of:=4*[.$D$3]*[.C204]*(1-[.C204])" office:value-type="float" office:value="0.960918865804531" calcext:value-type="float">
            <text:p>0,960918865804531</text:p>
          </table:table-cell>
          <table:table-cell table:formula="of:=ABS([.C205]-[.B205])" office:value-type="float" office:value="0.27046780489099" calcext:value-type="float">
            <text:p>0,27046780489099</text:p>
          </table:table-cell>
          <table:table-cell table:number-columns-repeated="3"/>
        </table:table-row>
        <table:table-row table:style-name="ro1">
          <table:table-cell table:formula="of:=[.A205]+1" office:value-type="float" office:value="198" calcext:value-type="float">
            <text:p>198</text:p>
          </table:table-cell>
          <table:table-cell table:formula="of:=4*[.$D$3]*[.B205]*(1-[.B205])" office:value-type="float" office:value="0.854913573587627" calcext:value-type="float">
            <text:p>0,854913573587627</text:p>
          </table:table-cell>
          <table:table-cell table:formula="of:=4*[.$D$3]*[.C205]*(1-[.C205])" office:value-type="float" office:value="0.150215196581859" calcext:value-type="float">
            <text:p>0,150215196581859</text:p>
          </table:table-cell>
          <table:table-cell table:formula="of:=ABS([.C206]-[.B206])" office:value-type="float" office:value="0.704698377005769" calcext:value-type="float">
            <text:p>0,704698377005769</text:p>
          </table:table-cell>
          <table:table-cell table:number-columns-repeated="3"/>
        </table:table-row>
        <table:table-row table:style-name="ro1">
          <table:table-cell table:formula="of:=[.A206]+1" office:value-type="float" office:value="199" calcext:value-type="float">
            <text:p>199</text:p>
          </table:table-cell>
          <table:table-cell table:formula="of:=4*[.$D$3]*[.B206]*(1-[.B206])" office:value-type="float" office:value="0.49614542113304" calcext:value-type="float">
            <text:p>0,49614542113304</text:p>
          </table:table-cell>
          <table:table-cell table:formula="of:=4*[.$D$3]*[.C206]*(1-[.C206])" office:value-type="float" office:value="0.510602365190928" calcext:value-type="float">
            <text:p>0,510602365190928</text:p>
          </table:table-cell>
          <table:table-cell table:formula="of:=ABS([.C207]-[.B207])" office:value-type="float" office:value="0.0144569440578885" calcext:value-type="float">
            <text:p>0,014456944057889</text:p>
          </table:table-cell>
          <table:table-cell table:number-columns-repeated="3"/>
        </table:table-row>
        <table:table-row table:style-name="ro1">
          <table:table-cell table:formula="of:=[.A207]+1" office:value-type="float" office:value="200" calcext:value-type="float">
            <text:p>200</text:p>
          </table:table-cell>
          <table:table-cell table:formula="of:=4*[.$D$3]*[.B207]*(1-[.B207])" office:value-type="float" office:value="0.999940568887033" calcext:value-type="float">
            <text:p>0,999940568887033</text:p>
          </table:table-cell>
          <table:table-cell table:formula="of:=4*[.$D$3]*[.C207]*(1-[.C207])" office:value-type="float" office:value="0.999550359409433" calcext:value-type="float">
            <text:p>0,999550359409433</text:p>
          </table:table-cell>
          <table:table-cell table:formula="of:=ABS([.C208]-[.B208])" office:value-type="float" office:value="0.000390209477600711" calcext:value-type="float">
            <text:p>0,000390209477601</text:p>
          </table:table-cell>
          <table:table-cell table:number-columns-repeated="3"/>
        </table:table-row>
        <table:table-row table:style-name="ro1">
          <table:table-cell table:formula="of:=[.A208]+1" office:value-type="float" office:value="201" calcext:value-type="float">
            <text:p>201</text:p>
          </table:table-cell>
          <table:table-cell table:formula="of:=4*[.$D$3]*[.B208]*(1-[.B208])" office:value-type="float" office:value="0.000237710323637563" calcext:value-type="float">
            <text:p>0,000237710323638</text:p>
          </table:table-cell>
          <table:table-cell table:formula="of:=4*[.$D$3]*[.C208]*(1-[.C208])" office:value-type="float" office:value="0.00179775365562642" calcext:value-type="float">
            <text:p>0,001797753655626</text:p>
          </table:table-cell>
          <table:table-cell table:formula="of:=ABS([.C209]-[.B209])" office:value-type="float" office:value="0.00156004333198886" calcext:value-type="float">
            <text:p>0,001560043331989</text:p>
          </table:table-cell>
          <table:table-cell table:number-columns-repeated="3"/>
        </table:table-row>
        <table:table-row table:style-name="ro1">
          <table:table-cell table:formula="of:=[.A209]+1" office:value-type="float" office:value="202" calcext:value-type="float">
            <text:p>202</text:p>
          </table:table-cell>
          <table:table-cell table:formula="of:=4*[.$D$3]*[.B209]*(1-[.B209])" office:value-type="float" office:value="0.000950615269758397" calcext:value-type="float">
            <text:p>0,000950615269758</text:p>
          </table:table-cell>
          <table:table-cell table:formula="of:=4*[.$D$3]*[.C209]*(1-[.C209])" office:value-type="float" office:value="0.00717808694968041" calcext:value-type="float">
            <text:p>0,00717808694968</text:p>
          </table:table-cell>
          <table:table-cell table:formula="of:=ABS([.C210]-[.B210])" office:value-type="float" office:value="0.00622747167992201" calcext:value-type="float">
            <text:p>0,006227471679922</text:p>
          </table:table-cell>
          <table:table-cell table:number-columns-repeated="3"/>
        </table:table-row>
        <table:table-row table:style-name="ro1">
          <table:table-cell table:formula="of:=[.A210]+1" office:value-type="float" office:value="203" calcext:value-type="float">
            <text:p>203</text:p>
          </table:table-cell>
          <table:table-cell table:formula="of:=4*[.$D$3]*[.B210]*(1-[.B210])" office:value-type="float" office:value="0.0037988464014692" calcext:value-type="float">
            <text:p>0,003798846401469</text:p>
          </table:table-cell>
          <table:table-cell table:formula="of:=4*[.$D$3]*[.C210]*(1-[.C210])" office:value-type="float" office:value="0.0285062480696929" calcext:value-type="float">
            <text:p>0,028506248069693</text:p>
          </table:table-cell>
          <table:table-cell table:formula="of:=ABS([.C211]-[.B211])" office:value-type="float" office:value="0.0247074016682237" calcext:value-type="float">
            <text:p>0,024707401668224</text:p>
          </table:table-cell>
          <table:table-cell table:number-columns-repeated="3"/>
        </table:table-row>
        <table:table-row table:style-name="ro1">
          <table:table-cell table:formula="of:=[.A211]+1" office:value-type="float" office:value="204" calcext:value-type="float">
            <text:p>204</text:p>
          </table:table-cell>
          <table:table-cell table:formula="of:=4*[.$D$3]*[.B211]*(1-[.B211])" office:value-type="float" office:value="0.015137660669949" calcext:value-type="float">
            <text:p>0,015137660669949</text:p>
          </table:table-cell>
          <table:table-cell table:formula="of:=4*[.$D$3]*[.C211]*(1-[.C211])" office:value-type="float" office:value="0.110774567562728" calcext:value-type="float">
            <text:p>0,110774567562728</text:p>
          </table:table-cell>
          <table:table-cell table:formula="of:=ABS([.C212]-[.B212])" office:value-type="float" office:value="0.0956369068927793" calcext:value-type="float">
            <text:p>0,095636906892779</text:p>
          </table:table-cell>
          <table:table-cell table:number-columns-repeated="3"/>
        </table:table-row>
        <table:table-row table:style-name="ro1">
          <table:table-cell table:formula="of:=[.A212]+1" office:value-type="float" office:value="205" calcext:value-type="float">
            <text:p>205</text:p>
          </table:table-cell>
          <table:table-cell table:formula="of:=4*[.$D$3]*[.B212]*(1-[.B212])" office:value-type="float" office:value="0.0596340475975618" calcext:value-type="float">
            <text:p>0,059634047597562</text:p>
          </table:table-cell>
          <table:table-cell table:formula="of:=4*[.$D$3]*[.C212]*(1-[.C212])" office:value-type="float" office:value="0.394014250976075" calcext:value-type="float">
            <text:p>0,394014250976075</text:p>
          </table:table-cell>
          <table:table-cell table:formula="of:=ABS([.C213]-[.B213])" office:value-type="float" office:value="0.334380203378514" calcext:value-type="float">
            <text:p>0,334380203378514</text:p>
          </table:table-cell>
          <table:table-cell table:number-columns-repeated="3"/>
        </table:table-row>
        <table:table-row table:style-name="ro1">
          <table:table-cell table:formula="of:=[.A213]+1" office:value-type="float" office:value="206" calcext:value-type="float">
            <text:p>206</text:p>
          </table:table-cell>
          <table:table-cell table:formula="of:=4*[.$D$3]*[.B213]*(1-[.B213])" office:value-type="float" office:value="0.224311311858774" calcext:value-type="float">
            <text:p>0,224311311858774</text:p>
          </table:table-cell>
          <table:table-cell table:formula="of:=4*[.$D$3]*[.C213]*(1-[.C213])" office:value-type="float" office:value="0.955068084015351" calcext:value-type="float">
            <text:p>0,955068084015351</text:p>
          </table:table-cell>
          <table:table-cell table:formula="of:=ABS([.C214]-[.B214])" office:value-type="float" office:value="0.730756772156577" calcext:value-type="float">
            <text:p>0,730756772156577</text:p>
          </table:table-cell>
          <table:table-cell table:number-columns-repeated="3"/>
        </table:table-row>
        <table:table-row table:style-name="ro1">
          <table:table-cell table:formula="of:=[.A214]+1" office:value-type="float" office:value="207" calcext:value-type="float">
            <text:p>207</text:p>
          </table:table-cell>
          <table:table-cell table:formula="of:=4*[.$D$3]*[.B214]*(1-[.B214])" office:value-type="float" office:value="0.695982988923879" calcext:value-type="float">
            <text:p>0,695982988923879</text:p>
          </table:table-cell>
          <table:table-cell table:formula="of:=4*[.$D$3]*[.C214]*(1-[.C214])" office:value-type="float" office:value="0.171652155642391" calcext:value-type="float">
            <text:p>0,171652155642391</text:p>
          </table:table-cell>
          <table:table-cell table:formula="of:=ABS([.C215]-[.B215])" office:value-type="float" office:value="0.524330833281488" calcext:value-type="float">
            <text:p>0,524330833281488</text:p>
          </table:table-cell>
          <table:table-cell table:number-columns-repeated="3"/>
        </table:table-row>
        <table:table-row table:style-name="ro1">
          <table:table-cell table:formula="of:=[.A215]+1" office:value-type="float" office:value="208" calcext:value-type="float">
            <text:p>208</text:p>
          </table:table-cell>
          <table:table-cell table:formula="of:=4*[.$D$3]*[.B215]*(1-[.B215])" office:value-type="float" office:value="0.84636267220985" calcext:value-type="float">
            <text:p>0,84636267220985</text:p>
          </table:table-cell>
          <table:table-cell table:formula="of:=4*[.$D$3]*[.C215]*(1-[.C215])" office:value-type="float" office:value="0.568750772422846" calcext:value-type="float">
            <text:p>0,568750772422846</text:p>
          </table:table-cell>
          <table:table-cell table:formula="of:=ABS([.C216]-[.B216])" office:value-type="float" office:value="0.277611899787004" calcext:value-type="float">
            <text:p>0,277611899787004</text:p>
          </table:table-cell>
          <table:table-cell table:number-columns-repeated="3"/>
        </table:table-row>
        <table:table-row table:style-name="ro1">
          <table:table-cell table:formula="of:=[.A216]+1" office:value-type="float" office:value="209" calcext:value-type="float">
            <text:p>209</text:p>
          </table:table-cell>
          <table:table-cell table:formula="of:=4*[.$D$3]*[.B216]*(1-[.B216])" office:value-type="float" office:value="0.520131597198608" calcext:value-type="float">
            <text:p>0,520131597198608</text:p>
          </table:table-cell>
          <table:table-cell table:formula="of:=4*[.$D$3]*[.C216]*(1-[.C216])" office:value-type="float" office:value="0.981093325165048" calcext:value-type="float">
            <text:p>0,981093325165048</text:p>
          </table:table-cell>
          <table:table-cell table:formula="of:=ABS([.C217]-[.B217])" office:value-type="float" office:value="0.46096172796644" calcext:value-type="float">
            <text:p>0,46096172796644</text:p>
          </table:table-cell>
          <table:table-cell table:number-columns-repeated="3"/>
        </table:table-row>
        <table:table-row table:style-name="ro1">
          <table:table-cell table:formula="of:=[.A217]+1" office:value-type="float" office:value="210" calcext:value-type="float">
            <text:p>210</text:p>
          </table:table-cell>
          <table:table-cell table:formula="of:=4*[.$D$3]*[.B217]*(1-[.B217])" office:value-type="float" office:value="0.998378875176932" calcext:value-type="float">
            <text:p>0,998378875176932</text:p>
          </table:table-cell>
          <table:table-cell table:formula="of:=4*[.$D$3]*[.C217]*(1-[.C217])" office:value-type="float" office:value="0.0741968499265496" calcext:value-type="float">
            <text:p>0,07419684992655</text:p>
          </table:table-cell>
          <table:table-cell table:formula="of:=ABS([.C218]-[.B218])" office:value-type="float" office:value="0.924182025250382" calcext:value-type="float">
            <text:p>0,924182025250382</text:p>
          </table:table-cell>
          <table:table-cell table:number-columns-repeated="3"/>
        </table:table-row>
        <table:table-row table:style-name="ro1">
          <table:table-cell table:formula="of:=[.A218]+1" office:value-type="float" office:value="211" calcext:value-type="float">
            <text:p>211</text:p>
          </table:table-cell>
          <table:table-cell table:formula="of:=4*[.$D$3]*[.B218]*(1-[.B218])" office:value-type="float" office:value="0.00647398710950404" calcext:value-type="float">
            <text:p>0,006473987109504</text:p>
          </table:table-cell>
          <table:table-cell table:formula="of:=4*[.$D$3]*[.C218]*(1-[.C218])" office:value-type="float" office:value="0.274766709550107" calcext:value-type="float">
            <text:p>0,274766709550107</text:p>
          </table:table-cell>
          <table:table-cell table:formula="of:=ABS([.C219]-[.B219])" office:value-type="float" office:value="0.268292722440603" calcext:value-type="float">
            <text:p>0,268292722440603</text:p>
          </table:table-cell>
          <table:table-cell table:number-columns-repeated="3"/>
        </table:table-row>
        <table:table-row table:style-name="ro1">
          <table:table-cell table:formula="of:=[.A219]+1" office:value-type="float" office:value="212" calcext:value-type="float">
            <text:p>212</text:p>
          </table:table-cell>
          <table:table-cell table:formula="of:=4*[.$D$3]*[.B219]*(1-[.B219])" office:value-type="float" office:value="0.02572829840164" calcext:value-type="float">
            <text:p>0,02572829840164</text:p>
          </table:table-cell>
          <table:table-cell table:formula="of:=4*[.$D$3]*[.C219]*(1-[.C219])" office:value-type="float" office:value="0.797079859492456" calcext:value-type="float">
            <text:p>0,797079859492456</text:p>
          </table:table-cell>
          <table:table-cell table:formula="of:=ABS([.C220]-[.B220])" office:value-type="float" office:value="0.771351561090816" calcext:value-type="float">
            <text:p>0,771351561090816</text:p>
          </table:table-cell>
          <table:table-cell table:number-columns-repeated="3"/>
        </table:table-row>
        <table:table-row table:style-name="ro1">
          <table:table-cell table:formula="of:=[.A220]+1" office:value-type="float" office:value="213" calcext:value-type="float">
            <text:p>213</text:p>
          </table:table-cell>
          <table:table-cell table:formula="of:=4*[.$D$3]*[.B220]*(1-[.B220])" office:value-type="float" office:value="0.100265412251985" calcext:value-type="float">
            <text:p>0,100265412251985</text:p>
          </table:table-cell>
          <table:table-cell table:formula="of:=4*[.$D$3]*[.C220]*(1-[.C220])" office:value-type="float" office:value="0.64697422833577" calcext:value-type="float">
            <text:p>0,64697422833577</text:p>
          </table:table-cell>
          <table:table-cell table:formula="of:=ABS([.C221]-[.B221])" office:value-type="float" office:value="0.546708816083785" calcext:value-type="float">
            <text:p>0,546708816083785</text:p>
          </table:table-cell>
          <table:table-cell table:number-columns-repeated="3"/>
        </table:table-row>
        <table:table-row table:style-name="ro1">
          <table:table-cell table:formula="of:=[.A221]+1" office:value-type="float" office:value="214" calcext:value-type="float">
            <text:p>214</text:p>
          </table:table-cell>
          <table:table-cell table:formula="of:=4*[.$D$3]*[.B221]*(1-[.B221])" office:value-type="float" office:value="0.360849037431698" calcext:value-type="float">
            <text:p>0,360849037431698</text:p>
          </table:table-cell>
          <table:table-cell table:formula="of:=4*[.$D$3]*[.C221]*(1-[.C221])" office:value-type="float" office:value="0.913594304820419" calcext:value-type="float">
            <text:p>0,913594304820419</text:p>
          </table:table-cell>
          <table:table-cell table:formula="of:=ABS([.C222]-[.B222])" office:value-type="float" office:value="0.552745267388722" calcext:value-type="float">
            <text:p>0,552745267388722</text:p>
          </table:table-cell>
          <table:table-cell table:number-columns-repeated="3"/>
        </table:table-row>
        <table:table-row table:style-name="ro1">
          <table:table-cell table:formula="of:=[.A222]+1" office:value-type="float" office:value="215" calcext:value-type="float">
            <text:p>215</text:p>
          </table:table-cell>
          <table:table-cell table:formula="of:=4*[.$D$3]*[.B222]*(1-[.B222])" office:value-type="float" office:value="0.92254803846526" calcext:value-type="float">
            <text:p>0,92254803846526</text:p>
          </table:table-cell>
          <table:table-cell table:formula="of:=4*[.$D$3]*[.C222]*(1-[.C222])" office:value-type="float" office:value="0.315759004080456" calcext:value-type="float">
            <text:p>0,315759004080456</text:p>
          </table:table-cell>
          <table:table-cell table:formula="of:=ABS([.C223]-[.B223])" office:value-type="float" office:value="0.606789034384804" calcext:value-type="float">
            <text:p>0,606789034384804</text:p>
          </table:table-cell>
          <table:table-cell table:number-columns-repeated="3"/>
        </table:table-row>
        <table:table-row table:style-name="ro1">
          <table:table-cell table:formula="of:=[.A223]+1" office:value-type="float" office:value="216" calcext:value-type="float">
            <text:p>216</text:p>
          </table:table-cell>
          <table:table-cell table:formula="of:=4*[.$D$3]*[.B223]*(1-[.B223])" office:value-type="float" office:value="0.285812620756646" calcext:value-type="float">
            <text:p>0,285812620756646</text:p>
          </table:table-cell>
          <table:table-cell table:formula="of:=4*[.$D$3]*[.C223]*(1-[.C223])" office:value-type="float" office:value="0.864221021690298" calcext:value-type="float">
            <text:p>0,864221021690298</text:p>
          </table:table-cell>
          <table:table-cell table:formula="of:=ABS([.C224]-[.B224])" office:value-type="float" office:value="0.578408400933652" calcext:value-type="float">
            <text:p>0,578408400933652</text:p>
          </table:table-cell>
          <table:table-cell table:number-columns-repeated="3"/>
        </table:table-row>
        <table:table-row table:style-name="ro1">
          <table:table-cell table:formula="of:=[.A224]+1" office:value-type="float" office:value="217" calcext:value-type="float">
            <text:p>217</text:p>
          </table:table-cell>
          <table:table-cell table:formula="of:=4*[.$D$3]*[.B224]*(1-[.B224])" office:value-type="float" office:value="0.816495066291454" calcext:value-type="float">
            <text:p>0,816495066291454</text:p>
          </table:table-cell>
          <table:table-cell table:formula="of:=4*[.$D$3]*[.C224]*(1-[.C224])" office:value-type="float" office:value="0.469372189435502" calcext:value-type="float">
            <text:p>0,469372189435502</text:p>
          </table:table-cell>
          <table:table-cell table:formula="of:=ABS([.C225]-[.B225])" office:value-type="float" office:value="0.347122876855952" calcext:value-type="float">
            <text:p>0,347122876855952</text:p>
          </table:table-cell>
          <table:table-cell table:number-columns-repeated="3"/>
        </table:table-row>
        <table:table-row table:style-name="ro1">
          <table:table-cell table:formula="of:=[.A225]+1" office:value-type="float" office:value="218" calcext:value-type="float">
            <text:p>218</text:p>
          </table:table-cell>
          <table:table-cell table:formula="of:=4*[.$D$3]*[.B225]*(1-[.B225])" office:value-type="float" office:value="0.599323492052672" calcext:value-type="float">
            <text:p>0,599323492052672</text:p>
          </table:table-cell>
          <table:table-cell table:formula="of:=4*[.$D$3]*[.C225]*(1-[.C225])" office:value-type="float" office:value="0.996247748880101" calcext:value-type="float">
            <text:p>0,996247748880101</text:p>
          </table:table-cell>
          <table:table-cell table:formula="of:=ABS([.C226]-[.B226])" office:value-type="float" office:value="0.396924256827429" calcext:value-type="float">
            <text:p>0,396924256827429</text:p>
          </table:table-cell>
          <table:table-cell table:number-columns-repeated="3"/>
        </table:table-row>
        <table:table-row table:style-name="ro1">
          <table:table-cell table:formula="of:=[.A226]+1" office:value-type="float" office:value="219" calcext:value-type="float">
            <text:p>219</text:p>
          </table:table-cell>
          <table:table-cell table:formula="of:=4*[.$D$3]*[.B226]*(1-[.B226])" office:value-type="float" office:value="0.960539375705851" calcext:value-type="float">
            <text:p>0,960539375705851</text:p>
          </table:table-cell>
          <table:table-cell table:formula="of:=4*[.$D$3]*[.C226]*(1-[.C226])" office:value-type="float" office:value="0.0149526869257292" calcext:value-type="float">
            <text:p>0,014952686925729</text:p>
          </table:table-cell>
          <table:table-cell table:formula="of:=ABS([.C227]-[.B227])" office:value-type="float" office:value="0.945586688780122" calcext:value-type="float">
            <text:p>0,945586688780122</text:p>
          </table:table-cell>
          <table:table-cell table:number-columns-repeated="3"/>
        </table:table-row>
        <table:table-row table:style-name="ro1">
          <table:table-cell table:formula="of:=[.A227]+1" office:value-type="float" office:value="220" calcext:value-type="float">
            <text:p>220</text:p>
          </table:table-cell>
          <table:table-cell table:formula="of:=4*[.$D$3]*[.B227]*(1-[.B227])" office:value-type="float" office:value="0.15161393369786" calcext:value-type="float">
            <text:p>0,15161393369786</text:p>
          </table:table-cell>
          <table:table-cell table:formula="of:=4*[.$D$3]*[.C227]*(1-[.C227])" office:value-type="float" office:value="0.0589164163177212" calcext:value-type="float">
            <text:p>0,058916416317721</text:p>
          </table:table-cell>
          <table:table-cell table:formula="of:=ABS([.C228]-[.B228])" office:value-type="float" office:value="0.0926975173801392" calcext:value-type="float">
            <text:p>0,092697517380139</text:p>
          </table:table-cell>
          <table:table-cell table:number-columns-repeated="3"/>
        </table:table-row>
        <table:table-row table:style-name="ro1">
          <table:table-cell table:formula="of:=[.A228]+1" office:value-type="float" office:value="221" calcext:value-type="float">
            <text:p>221</text:p>
          </table:table-cell>
          <table:table-cell table:formula="of:=4*[.$D$3]*[.B228]*(1-[.B228])" office:value-type="float" office:value="0.514508595226085" calcext:value-type="float">
            <text:p>0,514508595226085</text:p>
          </table:table-cell>
          <table:table-cell table:formula="of:=4*[.$D$3]*[.C228]*(1-[.C228])" office:value-type="float" office:value="0.221781088823993" calcext:value-type="float">
            <text:p>0,221781088823993</text:p>
          </table:table-cell>
          <table:table-cell table:formula="of:=ABS([.C229]-[.B229])" office:value-type="float" office:value="0.292727506402092" calcext:value-type="float">
            <text:p>0,292727506402092</text:p>
          </table:table-cell>
          <table:table-cell table:number-columns-repeated="3"/>
        </table:table-row>
        <table:table-row table:style-name="ro1">
          <table:table-cell table:formula="of:=[.A229]+1" office:value-type="float" office:value="222" calcext:value-type="float">
            <text:p>222</text:p>
          </table:table-cell>
          <table:table-cell table:formula="of:=4*[.$D$3]*[.B229]*(1-[.B229])" office:value-type="float" office:value="0.999158002658263" calcext:value-type="float">
            <text:p>0,999158002658263</text:p>
          </table:table-cell>
          <table:table-cell table:formula="of:=4*[.$D$3]*[.C229]*(1-[.C229])" office:value-type="float" office:value="0.690376949856147" calcext:value-type="float">
            <text:p>0,690376949856147</text:p>
          </table:table-cell>
          <table:table-cell table:formula="of:=ABS([.C230]-[.B230])" office:value-type="float" office:value="0.308781052802115" calcext:value-type="float">
            <text:p>0,308781052802115</text:p>
          </table:table-cell>
          <table:table-cell table:number-columns-repeated="3"/>
        </table:table-row>
        <table:table-row table:style-name="ro1">
          <table:table-cell table:formula="of:=[.A230]+1" office:value-type="float" office:value="223" calcext:value-type="float">
            <text:p>223</text:p>
          </table:table-cell>
          <table:table-cell table:formula="of:=4*[.$D$3]*[.B230]*(1-[.B230])" office:value-type="float" office:value="0.00336515352885607" calcext:value-type="float">
            <text:p>0,003365153528856</text:p>
          </table:table-cell>
          <table:table-cell table:formula="of:=4*[.$D$3]*[.C230]*(1-[.C230])" office:value-type="float" office:value="0.85502646785388" calcext:value-type="float">
            <text:p>0,85502646785388</text:p>
          </table:table-cell>
          <table:table-cell table:formula="of:=ABS([.C231]-[.B231])" office:value-type="float" office:value="0.851661314325023" calcext:value-type="float">
            <text:p>0,851661314325023</text:p>
          </table:table-cell>
          <table:table-cell table:number-columns-repeated="3"/>
        </table:table-row>
        <table:table-row table:style-name="ro1">
          <table:table-cell table:formula="of:=[.A231]+1" office:value-type="float" office:value="224" calcext:value-type="float">
            <text:p>224</text:p>
          </table:table-cell>
          <table:table-cell table:formula="of:=4*[.$D$3]*[.B231]*(1-[.B231])" office:value-type="float" office:value="0.0134153170823332" calcext:value-type="float">
            <text:p>0,013415317082333</text:p>
          </table:table-cell>
          <table:table-cell table:formula="of:=4*[.$D$3]*[.C231]*(1-[.C231])" office:value-type="float" office:value="0.495824828492793" calcext:value-type="float">
            <text:p>0,495824828492793</text:p>
          </table:table-cell>
          <table:table-cell table:formula="of:=ABS([.C232]-[.B232])" office:value-type="float" office:value="0.48240951141046" calcext:value-type="float">
            <text:p>0,48240951141046</text:p>
          </table:table-cell>
          <table:table-cell table:number-columns-repeated="3"/>
        </table:table-row>
        <table:table-row table:style-name="ro1">
          <table:table-cell table:formula="of:=[.A232]+1" office:value-type="float" office:value="225" calcext:value-type="float">
            <text:p>225</text:p>
          </table:table-cell>
          <table:table-cell table:formula="of:=4*[.$D$3]*[.B232]*(1-[.B232])" office:value-type="float" office:value="0.0529413853996546" calcext:value-type="float">
            <text:p>0,052941385399655</text:p>
          </table:table-cell>
          <table:table-cell table:formula="of:=4*[.$D$3]*[.C232]*(1-[.C232])" office:value-type="float" office:value="0.999930271771541" calcext:value-type="float">
            <text:p>0,999930271771541</text:p>
          </table:table-cell>
          <table:table-cell table:formula="of:=ABS([.C233]-[.B233])" office:value-type="float" office:value="0.946988886371887" calcext:value-type="float">
            <text:p>0,946988886371887</text:p>
          </table:table-cell>
          <table:table-cell table:number-columns-repeated="3"/>
        </table:table-row>
        <table:table-row table:style-name="ro1">
          <table:table-cell table:formula="of:=[.A233]+1" office:value-type="float" office:value="226" calcext:value-type="float">
            <text:p>226</text:p>
          </table:table-cell>
          <table:table-cell table:formula="of:=4*[.$D$3]*[.B233]*(1-[.B233])" office:value-type="float" office:value="0.200554380446479" calcext:value-type="float">
            <text:p>0,200554380446479</text:p>
          </table:table-cell>
          <table:table-cell table:formula="of:=4*[.$D$3]*[.C233]*(1-[.C233])" office:value-type="float" office:value="0.000278893465730708" calcext:value-type="float">
            <text:p>0,000278893465731</text:p>
          </table:table-cell>
          <table:table-cell table:formula="of:=ABS([.C234]-[.B234])" office:value-type="float" office:value="0.200275486980749" calcext:value-type="float">
            <text:p>0,200275486980749</text:p>
          </table:table-cell>
          <table:table-cell table:number-columns-repeated="3"/>
        </table:table-row>
        <table:table-row table:style-name="ro1">
          <table:table-cell table:formula="of:=[.A234]+1" office:value-type="float" office:value="227" calcext:value-type="float">
            <text:p>227</text:p>
          </table:table-cell>
          <table:table-cell table:formula="of:=4*[.$D$3]*[.B234]*(1-[.B234])" office:value-type="float" office:value="0.641329283720833" calcext:value-type="float">
            <text:p>0,641329283720833</text:p>
          </table:table-cell>
          <table:table-cell table:formula="of:=4*[.$D$3]*[.C234]*(1-[.C234])" office:value-type="float" office:value="0.00111526273666192" calcext:value-type="float">
            <text:p>0,001115262736662</text:p>
          </table:table-cell>
          <table:table-cell table:formula="of:=ABS([.C235]-[.B235])" office:value-type="float" office:value="0.640214020984171" calcext:value-type="float">
            <text:p>0,640214020984171</text:p>
          </table:table-cell>
          <table:table-cell table:number-columns-repeated="3"/>
        </table:table-row>
        <table:table-row table:style-name="ro1">
          <table:table-cell table:formula="of:=[.A235]+1" office:value-type="float" office:value="228" calcext:value-type="float">
            <text:p>228</text:p>
          </table:table-cell>
          <table:table-cell table:formula="of:=4*[.$D$3]*[.B235]*(1-[.B235])" office:value-type="float" office:value="0.920104134251826" calcext:value-type="float">
            <text:p>0,920104134251826</text:p>
          </table:table-cell>
          <table:table-cell table:formula="of:=4*[.$D$3]*[.C235]*(1-[.C235])" office:value-type="float" office:value="0.00445607570276055" calcext:value-type="float">
            <text:p>0,004456075702761</text:p>
          </table:table-cell>
          <table:table-cell table:formula="of:=ABS([.C236]-[.B236])" office:value-type="float" office:value="0.915648058549065" calcext:value-type="float">
            <text:p>0,915648058549065</text:p>
          </table:table-cell>
          <table:table-cell table:number-columns-repeated="3"/>
        </table:table-row>
        <table:table-row table:style-name="ro1">
          <table:table-cell table:formula="of:=[.A236]+1" office:value-type="float" office:value="229" calcext:value-type="float">
            <text:p>229</text:p>
          </table:table-cell>
          <table:table-cell table:formula="of:=4*[.$D$3]*[.B236]*(1-[.B236])" office:value-type="float" office:value="0.294050065538096" calcext:value-type="float">
            <text:p>0,294050065538096</text:p>
          </table:table-cell>
          <table:table-cell table:formula="of:=4*[.$D$3]*[.C236]*(1-[.C236])" office:value-type="float" office:value="0.0177448763683673" calcext:value-type="float">
            <text:p>0,017744876368367</text:p>
          </table:table-cell>
          <table:table-cell table:formula="of:=ABS([.C237]-[.B237])" office:value-type="float" office:value="0.276305189169729" calcext:value-type="float">
            <text:p>0,276305189169729</text:p>
          </table:table-cell>
          <table:table-cell table:number-columns-repeated="3"/>
        </table:table-row>
        <table:table-row table:style-name="ro1">
          <table:table-cell table:formula="of:=[.A237]+1" office:value-type="float" office:value="230" calcext:value-type="float">
            <text:p>230</text:p>
          </table:table-cell>
          <table:table-cell table:formula="of:=4*[.$D$3]*[.B237]*(1-[.B237])" office:value-type="float" office:value="0.83033849798055" calcext:value-type="float">
            <text:p>0,83033849798055</text:p>
          </table:table-cell>
          <table:table-cell table:formula="of:=4*[.$D$3]*[.C237]*(1-[.C237])" office:value-type="float" office:value="0.0697199829241545" calcext:value-type="float">
            <text:p>0,069719982924155</text:p>
          </table:table-cell>
          <table:table-cell table:formula="of:=ABS([.C238]-[.B238])" office:value-type="float" office:value="0.760618515056396" calcext:value-type="float">
            <text:p>0,760618515056396</text:p>
          </table:table-cell>
          <table:table-cell table:number-columns-repeated="3"/>
        </table:table-row>
        <table:table-row table:style-name="ro1">
          <table:table-cell table:formula="of:=[.A238]+1" office:value-type="float" office:value="231" calcext:value-type="float">
            <text:p>231</text:p>
          </table:table-cell>
          <table:table-cell table:formula="of:=4*[.$D$3]*[.B238]*(1-[.B238])" office:value-type="float" office:value="0.563505907007815" calcext:value-type="float">
            <text:p>0,563505907007815</text:p>
          </table:table-cell>
          <table:table-cell table:formula="of:=4*[.$D$3]*[.C238]*(1-[.C238])" office:value-type="float" office:value="0.25943642762084" calcext:value-type="float">
            <text:p>0,25943642762084</text:p>
          </table:table-cell>
          <table:table-cell table:formula="of:=ABS([.C239]-[.B239])" office:value-type="float" office:value="0.304069479386975" calcext:value-type="float">
            <text:p>0,304069479386975</text:p>
          </table:table-cell>
          <table:table-cell table:number-columns-repeated="3"/>
        </table:table-row>
        <table:table-row table:style-name="ro1">
          <table:table-cell table:formula="of:=[.A239]+1" office:value-type="float" office:value="232" calcext:value-type="float">
            <text:p>232</text:p>
          </table:table-cell>
          <table:table-cell table:formula="of:=4*[.$D$3]*[.B239]*(1-[.B239])" office:value-type="float" office:value="0.983867999100459" calcext:value-type="float">
            <text:p>0,983867999100459</text:p>
          </table:table-cell>
          <table:table-cell table:formula="of:=4*[.$D$3]*[.C239]*(1-[.C239])" office:value-type="float" office:value="0.768516670576707" calcext:value-type="float">
            <text:p>0,768516670576707</text:p>
          </table:table-cell>
          <table:table-cell table:formula="of:=ABS([.C240]-[.B240])" office:value-type="float" office:value="0.215351328523751" calcext:value-type="float">
            <text:p>0,215351328523751</text:p>
          </table:table-cell>
          <table:table-cell table:number-columns-repeated="3"/>
        </table:table-row>
        <table:table-row table:style-name="ro1">
          <table:table-cell table:formula="of:=[.A240]+1" office:value-type="float" office:value="233" calcext:value-type="float">
            <text:p>233</text:p>
          </table:table-cell>
          <table:table-cell table:formula="of:=4*[.$D$3]*[.B240]*(1-[.B240])" office:value-type="float" office:value="0.0634870377860734" calcext:value-type="float">
            <text:p>0,063487037786073</text:p>
          </table:table-cell>
          <table:table-cell table:formula="of:=4*[.$D$3]*[.C240]*(1-[.C240])" office:value-type="float" office:value="0.7115951904896" calcext:value-type="float">
            <text:p>0,7115951904896</text:p>
          </table:table-cell>
          <table:table-cell table:formula="of:=ABS([.C241]-[.B241])" office:value-type="float" office:value="0.648108152703527" calcext:value-type="float">
            <text:p>0,648108152703527</text:p>
          </table:table-cell>
          <table:table-cell table:number-columns-repeated="3"/>
        </table:table-row>
        <table:table-row table:style-name="ro1">
          <table:table-cell table:formula="of:=[.A241]+1" office:value-type="float" office:value="234" calcext:value-type="float">
            <text:p>234</text:p>
          </table:table-cell>
          <table:table-cell table:formula="of:=4*[.$D$3]*[.B241]*(1-[.B241])" office:value-type="float" office:value="0.237825735276892" calcext:value-type="float">
            <text:p>0,237825735276892</text:p>
          </table:table-cell>
          <table:table-cell table:formula="of:=4*[.$D$3]*[.C241]*(1-[.C241])" office:value-type="float" office:value="0.820909901446679" calcext:value-type="float">
            <text:p>0,820909901446679</text:p>
          </table:table-cell>
          <table:table-cell table:formula="of:=ABS([.C242]-[.B242])" office:value-type="float" office:value="0.583084166169787" calcext:value-type="float">
            <text:p>0,583084166169787</text:p>
          </table:table-cell>
          <table:table-cell table:number-columns-repeated="3"/>
        </table:table-row>
        <table:table-row table:style-name="ro1">
          <table:table-cell table:formula="of:=[.A242]+1" office:value-type="float" office:value="235" calcext:value-type="float">
            <text:p>235</text:p>
          </table:table-cell>
          <table:table-cell table:formula="of:=4*[.$D$3]*[.B242]*(1-[.B242])" office:value-type="float" office:value="0.725058619667591" calcext:value-type="float">
            <text:p>0,725058619667591</text:p>
          </table:table-cell>
          <table:table-cell table:formula="of:=4*[.$D$3]*[.C242]*(1-[.C242])" office:value-type="float" office:value="0.58806734061393" calcext:value-type="float">
            <text:p>0,58806734061393</text:p>
          </table:table-cell>
          <table:table-cell table:formula="of:=ABS([.C243]-[.B243])" office:value-type="float" office:value="0.136991279053661" calcext:value-type="float">
            <text:p>0,136991279053661</text:p>
          </table:table-cell>
          <table:table-cell table:number-columns-repeated="3"/>
        </table:table-row>
        <table:table-row table:style-name="ro1">
          <table:table-cell table:formula="of:=[.A243]+1" office:value-type="float" office:value="236" calcext:value-type="float">
            <text:p>236</text:p>
          </table:table-cell>
          <table:table-cell table:formula="of:=4*[.$D$3]*[.B243]*(1-[.B243])" office:value-type="float" office:value="0.797394470853274" calcext:value-type="float">
            <text:p>0,797394470853274</text:p>
          </table:table-cell>
          <table:table-cell table:formula="of:=4*[.$D$3]*[.C243]*(1-[.C243])" office:value-type="float" office:value="0.96897657406876" calcext:value-type="float">
            <text:p>0,96897657406876</text:p>
          </table:table-cell>
          <table:table-cell table:formula="of:=ABS([.C244]-[.B244])" office:value-type="float" office:value="0.171582103215486" calcext:value-type="float">
            <text:p>0,171582103215486</text:p>
          </table:table-cell>
          <table:table-cell table:number-columns-repeated="3"/>
        </table:table-row>
        <table:table-row table:style-name="ro1">
          <table:table-cell table:formula="of:=[.A244]+1" office:value-type="float" office:value="237" calcext:value-type="float">
            <text:p>237</text:p>
          </table:table-cell>
          <table:table-cell table:formula="of:=4*[.$D$3]*[.B244]*(1-[.B244])" office:value-type="float" office:value="0.646226114823605" calcext:value-type="float">
            <text:p>0,646226114823605</text:p>
          </table:table-cell>
          <table:table-cell table:formula="of:=4*[.$D$3]*[.C244]*(1-[.C244])" office:value-type="float" office:value="0.120243891898915" calcext:value-type="float">
            <text:p>0,120243891898915</text:p>
          </table:table-cell>
          <table:table-cell table:formula="of:=ABS([.C245]-[.B245])" office:value-type="float" office:value="0.52598222292469" calcext:value-type="float">
            <text:p>0,52598222292469</text:p>
          </table:table-cell>
          <table:table-cell table:number-columns-repeated="3"/>
        </table:table-row>
        <table:table-row table:style-name="ro1">
          <table:table-cell table:formula="of:=[.A245]+1" office:value-type="float" office:value="238" calcext:value-type="float">
            <text:p>238</text:p>
          </table:table-cell>
          <table:table-cell table:formula="of:=4*[.$D$3]*[.B245]*(1-[.B245])" office:value-type="float" office:value="0.914471693374376" calcext:value-type="float">
            <text:p>0,914471693374376</text:p>
          </table:table-cell>
          <table:table-cell table:formula="of:=4*[.$D$3]*[.C245]*(1-[.C245])" office:value-type="float" office:value="0.423141193439668" calcext:value-type="float">
            <text:p>0,423141193439668</text:p>
          </table:table-cell>
          <table:table-cell table:formula="of:=ABS([.C246]-[.B246])" office:value-type="float" office:value="0.491330499934708" calcext:value-type="float">
            <text:p>0,491330499934708</text:p>
          </table:table-cell>
          <table:table-cell table:number-columns-repeated="3"/>
        </table:table-row>
        <table:table-row table:style-name="ro1">
          <table:table-cell table:formula="of:=[.A246]+1" office:value-type="float" office:value="239" calcext:value-type="float">
            <text:p>239</text:p>
          </table:table-cell>
          <table:table-cell table:formula="of:=4*[.$D$3]*[.B246]*(1-[.B246])" office:value-type="float" office:value="0.31285286156551" calcext:value-type="float">
            <text:p>0,31285286156551</text:p>
          </table:table-cell>
          <table:table-cell table:formula="of:=4*[.$D$3]*[.C246]*(1-[.C246])" office:value-type="float" office:value="0.976370895416486" calcext:value-type="float">
            <text:p>0,976370895416486</text:p>
          </table:table-cell>
          <table:table-cell table:formula="of:=ABS([.C247]-[.B247])" office:value-type="float" office:value="0.663518033850976" calcext:value-type="float">
            <text:p>0,663518033850976</text:p>
          </table:table-cell>
          <table:table-cell table:number-columns-repeated="3"/>
        </table:table-row>
        <table:table-row table:style-name="ro1">
          <table:table-cell table:formula="of:=[.A247]+1" office:value-type="float" office:value="240" calcext:value-type="float">
            <text:p>240</text:p>
          </table:table-cell>
          <table:table-cell table:formula="of:=4*[.$D$3]*[.B247]*(1-[.B247])" office:value-type="float" office:value="0.859903794303128" calcext:value-type="float">
            <text:p>0,859903794303128</text:p>
          </table:table-cell>
          <table:table-cell table:formula="of:=4*[.$D$3]*[.C247]*(1-[.C247])" office:value-type="float" office:value="0.0922830800003822" calcext:value-type="float">
            <text:p>0,092283080000382</text:p>
          </table:table-cell>
          <table:table-cell table:formula="of:=ABS([.C248]-[.B248])" office:value-type="float" office:value="0.767620714302746" calcext:value-type="float">
            <text:p>0,767620714302746</text:p>
          </table:table-cell>
          <table:table-cell table:number-columns-repeated="3"/>
        </table:table-row>
        <table:table-row table:style-name="ro1">
          <table:table-cell table:formula="of:=[.A248]+1" office:value-type="float" office:value="241" calcext:value-type="float">
            <text:p>241</text:p>
          </table:table-cell>
          <table:table-cell table:formula="of:=4*[.$D$3]*[.B248]*(1-[.B248])" office:value-type="float" office:value="0.481877035384848" calcext:value-type="float">
            <text:p>0,481877035384848</text:p>
          </table:table-cell>
          <table:table-cell table:formula="of:=4*[.$D$3]*[.C248]*(1-[.C248])" office:value-type="float" office:value="0.335067652584101" calcext:value-type="float">
            <text:p>0,335067652584101</text:p>
          </table:table-cell>
          <table:table-cell table:formula="of:=ABS([.C249]-[.B249])" office:value-type="float" office:value="0.146809382800747" calcext:value-type="float">
            <text:p>0,146809382800747</text:p>
          </table:table-cell>
          <table:table-cell table:number-columns-repeated="3"/>
        </table:table-row>
        <table:table-row table:style-name="ro1">
          <table:table-cell table:formula="of:=[.A249]+1" office:value-type="float" office:value="242" calcext:value-type="float">
            <text:p>242</text:p>
          </table:table-cell>
          <table:table-cell table:formula="of:=4*[.$D$3]*[.B249]*(1-[.B249])" office:value-type="float" office:value="0.998686232614232" calcext:value-type="float">
            <text:p>0,998686232614232</text:p>
          </table:table-cell>
          <table:table-cell table:formula="of:=4*[.$D$3]*[.C249]*(1-[.C249])" office:value-type="float" office:value="0.891189283103525" calcext:value-type="float">
            <text:p>0,891189283103525</text:p>
          </table:table-cell>
          <table:table-cell table:formula="of:=ABS([.C250]-[.B250])" office:value-type="float" office:value="0.107496949510707" calcext:value-type="float">
            <text:p>0,107496949510707</text:p>
          </table:table-cell>
          <table:table-cell table:number-columns-repeated="3"/>
        </table:table-row>
        <table:table-row table:style-name="ro1">
          <table:table-cell table:formula="of:=[.A250]+1" office:value-type="float" office:value="243" calcext:value-type="float">
            <text:p>243</text:p>
          </table:table-cell>
          <table:table-cell table:formula="of:=4*[.$D$3]*[.B250]*(1-[.B250])" office:value-type="float" office:value="0.00524816560409745" calcext:value-type="float">
            <text:p>0,005248165604097</text:p>
          </table:table-cell>
          <table:table-cell table:formula="of:=4*[.$D$3]*[.C250]*(1-[.C250])" office:value-type="float" office:value="0.387883779139802" calcext:value-type="float">
            <text:p>0,387883779139802</text:p>
          </table:table-cell>
          <table:table-cell table:formula="of:=ABS([.C251]-[.B251])" office:value-type="float" office:value="0.382635613535704" calcext:value-type="float">
            <text:p>0,382635613535704</text:p>
          </table:table-cell>
          <table:table-cell table:number-columns-repeated="3"/>
        </table:table-row>
        <table:table-row table:style-name="ro1">
          <table:table-cell table:formula="of:=[.A251]+1" office:value-type="float" office:value="244" calcext:value-type="float">
            <text:p>244</text:p>
          </table:table-cell>
          <table:table-cell table:formula="of:=4*[.$D$3]*[.B251]*(1-[.B251])" office:value-type="float" office:value="0.0208824894475577" calcext:value-type="float">
            <text:p>0,020882489447558</text:p>
          </table:table-cell>
          <table:table-cell table:formula="of:=4*[.$D$3]*[.C251]*(1-[.C251])" office:value-type="float" office:value="0.949719812080109" calcext:value-type="float">
            <text:p>0,949719812080109</text:p>
          </table:table-cell>
          <table:table-cell table:formula="of:=ABS([.C252]-[.B252])" office:value-type="float" office:value="0.928837322632552" calcext:value-type="float">
            <text:p>0,928837322632552</text:p>
          </table:table-cell>
          <table:table-cell table:number-columns-repeated="3"/>
        </table:table-row>
        <table:table-row table:style-name="ro1">
          <table:table-cell table:formula="of:=[.A252]+1" office:value-type="float" office:value="245" calcext:value-type="float">
            <text:p>245</text:p>
          </table:table-cell>
          <table:table-cell table:formula="of:=4*[.$D$3]*[.B252]*(1-[.B252])" office:value-type="float" office:value="0.0817856443281213" calcext:value-type="float">
            <text:p>0,081785644328121</text:p>
          </table:table-cell>
          <table:table-cell table:formula="of:=4*[.$D$3]*[.C252]*(1-[.C252])" office:value-type="float" office:value="0.191008362490525" calcext:value-type="float">
            <text:p>0,191008362490525</text:p>
          </table:table-cell>
          <table:table-cell table:formula="of:=ABS([.C253]-[.B253])" office:value-type="float" office:value="0.109222718162404" calcext:value-type="float">
            <text:p>0,109222718162404</text:p>
          </table:table-cell>
          <table:table-cell table:number-columns-repeated="3"/>
        </table:table-row>
        <table:table-row table:style-name="ro1">
          <table:table-cell table:formula="of:=[.A253]+1" office:value-type="float" office:value="246" calcext:value-type="float">
            <text:p>246</text:p>
          </table:table-cell>
          <table:table-cell table:formula="of:=4*[.$D$3]*[.B253]*(1-[.B253])" office:value-type="float" office:value="0.300387010839821" calcext:value-type="float">
            <text:p>0,300387010839821</text:p>
          </table:table-cell>
          <table:table-cell table:formula="of:=4*[.$D$3]*[.C253]*(1-[.C253])" office:value-type="float" office:value="0.618096671796854" calcext:value-type="float">
            <text:p>0,618096671796854</text:p>
          </table:table-cell>
          <table:table-cell table:formula="of:=ABS([.C254]-[.B254])" office:value-type="float" office:value="0.317709660957032" calcext:value-type="float">
            <text:p>0,317709660957032</text:p>
          </table:table-cell>
          <table:table-cell table:number-columns-repeated="3"/>
        </table:table-row>
        <table:table-row table:style-name="ro1">
          <table:table-cell table:formula="of:=[.A254]+1" office:value-type="float" office:value="247" calcext:value-type="float">
            <text:p>247</text:p>
          </table:table-cell>
          <table:table-cell table:formula="of:=4*[.$D$3]*[.B254]*(1-[.B254])" office:value-type="float" office:value="0.840618618234154" calcext:value-type="float">
            <text:p>0,840618618234154</text:p>
          </table:table-cell>
          <table:table-cell table:formula="of:=4*[.$D$3]*[.C254]*(1-[.C254])" office:value-type="float" office:value="0.944212704442025" calcext:value-type="float">
            <text:p>0,944212704442025</text:p>
          </table:table-cell>
          <table:table-cell table:formula="of:=ABS([.C255]-[.B255])" office:value-type="float" office:value="0.103594086207871" calcext:value-type="float">
            <text:p>0,103594086207871</text:p>
          </table:table-cell>
          <table:table-cell table:number-columns-repeated="3"/>
        </table:table-row>
        <table:table-row table:style-name="ro1">
          <table:table-cell table:formula="of:=[.A255]+1" office:value-type="float" office:value="248" calcext:value-type="float">
            <text:p>248</text:p>
          </table:table-cell>
          <table:table-cell table:formula="of:=4*[.$D$3]*[.B255]*(1-[.B255])" office:value-type="float" office:value="0.535915827649023" calcext:value-type="float">
            <text:p>0,535915827649023</text:p>
          </table:table-cell>
          <table:table-cell table:formula="of:=4*[.$D$3]*[.C255]*(1-[.C255])" office:value-type="float" office:value="0.210700292849209" calcext:value-type="float">
            <text:p>0,210700292849209</text:p>
          </table:table-cell>
          <table:table-cell table:formula="of:=ABS([.C256]-[.B256])" office:value-type="float" office:value="0.325215534799815" calcext:value-type="float">
            <text:p>0,325215534799815</text:p>
          </table:table-cell>
          <table:table-cell table:number-columns-repeated="3"/>
        </table:table-row>
        <table:table-row table:style-name="ro1">
          <table:table-cell table:formula="of:=[.A256]+1" office:value-type="float" office:value="249" calcext:value-type="float">
            <text:p>249</text:p>
          </table:table-cell>
          <table:table-cell table:formula="of:=4*[.$D$3]*[.B256]*(1-[.B256])" office:value-type="float" office:value="0.994840213297143" calcext:value-type="float">
            <text:p>0,994840213297143</text:p>
          </table:table-cell>
          <table:table-cell table:formula="of:=4*[.$D$3]*[.C256]*(1-[.C256])" office:value-type="float" office:value="0.665222717769865" calcext:value-type="float">
            <text:p>0,665222717769865</text:p>
          </table:table-cell>
          <table:table-cell table:formula="of:=ABS([.C257]-[.B257])" office:value-type="float" office:value="0.329617495527277" calcext:value-type="float">
            <text:p>0,329617495527277</text:p>
          </table:table-cell>
          <table:table-cell table:number-columns-repeated="3"/>
        </table:table-row>
        <table:table-row table:style-name="ro1">
          <table:table-cell table:formula="of:=[.A257]+1" office:value-type="float" office:value="250" calcext:value-type="float">
            <text:p>250</text:p>
          </table:table-cell>
          <table:table-cell table:formula="of:=4*[.$D$3]*[.B257]*(1-[.B257])" office:value-type="float" office:value="0.0205326532161538" calcext:value-type="float">
            <text:p>0,020532653216154</text:p>
          </table:table-cell>
          <table:table-cell table:formula="of:=4*[.$D$3]*[.C257]*(1-[.C257])" office:value-type="float" office:value="0.890805814130958" calcext:value-type="float">
            <text:p>0,890805814130958</text:p>
          </table:table-cell>
          <table:table-cell table:formula="of:=ABS([.C258]-[.B258])" office:value-type="float" office:value="0.870273160914804" calcext:value-type="float">
            <text:p>0,870273160914804</text:p>
          </table:table-cell>
          <table:table-cell table:number-columns-repeated="3"/>
        </table:table-row>
        <table:table-row table:style-name="ro1">
          <table:table-cell table:formula="of:=[.A258]+1" office:value-type="float" office:value="251" calcext:value-type="float">
            <text:p>251</text:p>
          </table:table-cell>
          <table:table-cell table:formula="of:=4*[.$D$3]*[.B258]*(1-[.B258])" office:value-type="float" office:value="0.0804442534722359" calcext:value-type="float">
            <text:p>0,080444253472236</text:p>
          </table:table-cell>
          <table:table-cell table:formula="of:=4*[.$D$3]*[.C258]*(1-[.C258])" office:value-type="float" office:value="0.389083262565758" calcext:value-type="float">
            <text:p>0,389083262565758</text:p>
          </table:table-cell>
          <table:table-cell table:formula="of:=ABS([.C259]-[.B259])" office:value-type="float" office:value="0.308639009093522" calcext:value-type="float">
            <text:p>0,308639009093522</text:p>
          </table:table-cell>
          <table:table-cell table:number-columns-repeated="3"/>
        </table:table-row>
        <table:table-row table:style-name="ro1">
          <table:table-cell table:formula="of:=[.A259]+1" office:value-type="float" office:value="252" calcext:value-type="float">
            <text:p>252</text:p>
          </table:table-cell>
          <table:table-cell table:formula="of:=4*[.$D$3]*[.B259]*(1-[.B259])" office:value-type="float" office:value="0.295891902222122" calcext:value-type="float">
            <text:p>0,295891902222122</text:p>
          </table:table-cell>
          <table:table-cell table:formula="of:=4*[.$D$3]*[.C259]*(1-[.C259])" office:value-type="float" office:value="0.950789909427773" calcext:value-type="float">
            <text:p>0,950789909427773</text:p>
          </table:table-cell>
          <table:table-cell table:formula="of:=ABS([.C260]-[.B260])" office:value-type="float" office:value="0.654898007205651" calcext:value-type="float">
            <text:p>0,654898007205651</text:p>
          </table:table-cell>
          <table:table-cell table:number-columns-repeated="3"/>
        </table:table-row>
        <table:table-row table:style-name="ro1">
          <table:table-cell table:formula="of:=[.A260]+1" office:value-type="float" office:value="253" calcext:value-type="float">
            <text:p>253</text:p>
          </table:table-cell>
          <table:table-cell table:formula="of:=4*[.$D$3]*[.B260]*(1-[.B260])" office:value-type="float" office:value="0.833359537685985" calcext:value-type="float">
            <text:p>0,833359537685985</text:p>
          </table:table-cell>
          <table:table-cell table:formula="of:=4*[.$D$3]*[.C260]*(1-[.C260])" office:value-type="float" office:value="0.187153830232399" calcext:value-type="float">
            <text:p>0,187153830232399</text:p>
          </table:table-cell>
          <table:table-cell table:formula="of:=ABS([.C261]-[.B261])" office:value-type="float" office:value="0.646205707453586" calcext:value-type="float">
            <text:p>0,646205707453586</text:p>
          </table:table-cell>
          <table:table-cell table:number-columns-repeated="3"/>
        </table:table-row>
        <table:table-row table:style-name="ro1">
          <table:table-cell table:formula="of:=[.A261]+1" office:value-type="float" office:value="254" calcext:value-type="float">
            <text:p>254</text:p>
          </table:table-cell>
          <table:table-cell table:formula="of:=4*[.$D$3]*[.B261]*(1-[.B261])" office:value-type="float" office:value="0.555485674535144" calcext:value-type="float">
            <text:p>0,555485674535144</text:p>
          </table:table-cell>
          <table:table-cell table:formula="of:=4*[.$D$3]*[.C261]*(1-[.C261])" office:value-type="float" office:value="0.608509096246966" calcext:value-type="float">
            <text:p>0,608509096246966</text:p>
          </table:table-cell>
          <table:table-cell table:formula="of:=ABS([.C262]-[.B262])" office:value-type="float" office:value="0.053023421711822" calcext:value-type="float">
            <text:p>0,053023421711822</text:p>
          </table:table-cell>
          <table:table-cell table:number-columns-repeated="3"/>
        </table:table-row>
        <table:table-row table:style-name="ro1">
          <table:table-cell table:formula="of:=[.A262]+1" office:value-type="float" office:value="255" calcext:value-type="float">
            <text:p>255</text:p>
          </table:table-cell>
          <table:table-cell table:formula="of:=4*[.$D$3]*[.B262]*(1-[.B262])" office:value-type="float" office:value="0.98768535968552" calcext:value-type="float">
            <text:p>0,98768535968552</text:p>
          </table:table-cell>
          <table:table-cell table:formula="of:=4*[.$D$3]*[.C262]*(1-[.C262])" office:value-type="float" office:value="0.952903104126666" calcext:value-type="float">
            <text:p>0,952903104126666</text:p>
          </table:table-cell>
          <table:table-cell table:formula="of:=ABS([.C263]-[.B263])" office:value-type="float" office:value="0.0347822555588537" calcext:value-type="float">
            <text:p>0,034782255558854</text:p>
          </table:table-cell>
          <table:table-cell table:number-columns-repeated="3"/>
        </table:table-row>
        <table:table-row table:style-name="ro1">
          <table:table-cell table:formula="of:=[.A263]+1" office:value-type="float" office:value="256" calcext:value-type="float">
            <text:p>256</text:p>
          </table:table-cell>
          <table:table-cell table:formula="of:=4*[.$D$3]*[.B263]*(1-[.B263])" office:value-type="float" office:value="0.0486519597936197" calcext:value-type="float">
            <text:p>0,04865195979362</text:p>
          </table:table-cell>
          <table:table-cell table:formula="of:=4*[.$D$3]*[.C263]*(1-[.C263])" office:value-type="float" office:value="0.17951511308972" calcext:value-type="float">
            <text:p>0,17951511308972</text:p>
          </table:table-cell>
          <table:table-cell table:formula="of:=ABS([.C264]-[.B264])" office:value-type="float" office:value="0.1308631532961" calcext:value-type="float">
            <text:p>0,1308631532961</text:p>
          </table:table-cell>
          <table:table-cell table:number-columns-repeated="3"/>
        </table:table-row>
        <table:table-row table:style-name="ro1">
          <table:table-cell table:formula="of:=[.A264]+1" office:value-type="float" office:value="257" calcext:value-type="float">
            <text:p>257</text:p>
          </table:table-cell>
          <table:table-cell table:formula="of:=4*[.$D$3]*[.B264]*(1-[.B264])" office:value-type="float" office:value="0.185139786407439" calcext:value-type="float">
            <text:p>0,185139786407439</text:p>
          </table:table-cell>
          <table:table-cell table:formula="of:=4*[.$D$3]*[.C264]*(1-[.C264])" office:value-type="float" office:value="0.58915774904842" calcext:value-type="float">
            <text:p>0,58915774904842</text:p>
          </table:table-cell>
          <table:table-cell table:formula="of:=ABS([.C265]-[.B265])" office:value-type="float" office:value="0.404017962640982" calcext:value-type="float">
            <text:p>0,404017962640982</text:p>
          </table:table-cell>
          <table:table-cell table:number-columns-repeated="3"/>
        </table:table-row>
        <table:table-row table:style-name="ro1">
          <table:table-cell table:formula="of:=[.A265]+1" office:value-type="float" office:value="258" calcext:value-type="float">
            <text:p>258</text:p>
          </table:table-cell>
          <table:table-cell table:formula="of:=4*[.$D$3]*[.B265]*(1-[.B265])" office:value-type="float" office:value="0.603452183585787" calcext:value-type="float">
            <text:p>0,603452183585787</text:p>
          </table:table-cell>
          <table:table-cell table:formula="of:=4*[.$D$3]*[.C265]*(1-[.C265])" office:value-type="float" office:value="0.968203583138476" calcext:value-type="float">
            <text:p>0,968203583138476</text:p>
          </table:table-cell>
          <table:table-cell table:formula="of:=ABS([.C266]-[.B266])" office:value-type="float" office:value="0.364751399552689" calcext:value-type="float">
            <text:p>0,364751399552689</text:p>
          </table:table-cell>
          <table:table-cell table:number-columns-repeated="3"/>
        </table:table-row>
        <table:table-row table:style-name="ro1">
          <table:table-cell table:formula="of:=[.A266]+1" office:value-type="float" office:value="259" calcext:value-type="float">
            <text:p>259</text:p>
          </table:table-cell>
          <table:table-cell table:formula="of:=4*[.$D$3]*[.B266]*(1-[.B266])" office:value-type="float" office:value="0.957190582845331" calcext:value-type="float">
            <text:p>0,957190582845331</text:p>
          </table:table-cell>
          <table:table-cell table:formula="of:=4*[.$D$3]*[.C266]*(1-[.C266])" office:value-type="float" office:value="0.12314161894517" calcext:value-type="float">
            <text:p>0,12314161894517</text:p>
          </table:table-cell>
          <table:table-cell table:formula="of:=ABS([.C267]-[.B267])" office:value-type="float" office:value="0.834048963900161" calcext:value-type="float">
            <text:p>0,834048963900161</text:p>
          </table:table-cell>
          <table:table-cell table:number-columns-repeated="3"/>
        </table:table-row>
        <table:table-row table:style-name="ro1">
          <table:table-cell table:formula="of:=[.A267]+1" office:value-type="float" office:value="260" calcext:value-type="float">
            <text:p>260</text:p>
          </table:table-cell>
          <table:table-cell table:formula="of:=4*[.$D$3]*[.B267]*(1-[.B267])" office:value-type="float" office:value="0.163907083830187" calcext:value-type="float">
            <text:p>0,163907083830187</text:p>
          </table:table-cell>
          <table:table-cell table:formula="of:=4*[.$D$3]*[.C267]*(1-[.C267])" office:value-type="float" office:value="0.43191104251493" calcext:value-type="float">
            <text:p>0,43191104251493</text:p>
          </table:table-cell>
          <table:table-cell table:formula="of:=ABS([.C268]-[.B268])" office:value-type="float" office:value="0.268003958684743" calcext:value-type="float">
            <text:p>0,268003958684743</text:p>
          </table:table-cell>
          <table:table-cell table:number-columns-repeated="3"/>
        </table:table-row>
        <table:table-row table:style-name="ro1">
          <table:table-cell table:formula="of:=[.A268]+1" office:value-type="float" office:value="261" calcext:value-type="float">
            <text:p>261</text:p>
          </table:table-cell>
          <table:table-cell table:formula="of:=4*[.$D$3]*[.B268]*(1-[.B268])" office:value-type="float" office:value="0.548166206801885" calcext:value-type="float">
            <text:p>0,548166206801885</text:p>
          </table:table-cell>
          <table:table-cell table:formula="of:=4*[.$D$3]*[.C268]*(1-[.C268])" office:value-type="float" office:value="0.981455575474386" calcext:value-type="float">
            <text:p>0,981455575474386</text:p>
          </table:table-cell>
          <table:table-cell table:formula="of:=ABS([.C269]-[.B269])" office:value-type="float" office:value="0.4332893686725" calcext:value-type="float">
            <text:p>0,4332893686725</text:p>
          </table:table-cell>
          <table:table-cell table:number-columns-repeated="3"/>
        </table:table-row>
        <table:table-row table:style-name="ro1">
          <table:table-cell table:formula="of:=[.A269]+1" office:value-type="float" office:value="262" calcext:value-type="float">
            <text:p>262</text:p>
          </table:table-cell>
          <table:table-cell table:formula="of:=4*[.$D$3]*[.B269]*(1-[.B269])" office:value-type="float" office:value="0.990720066089272" calcext:value-type="float">
            <text:p>0,990720066089272</text:p>
          </table:table-cell>
          <table:table-cell table:formula="of:=4*[.$D$3]*[.C269]*(1-[.C269])" office:value-type="float" office:value="0.0728021153785129" calcext:value-type="float">
            <text:p>0,072802115378513</text:p>
          </table:table-cell>
          <table:table-cell table:formula="of:=ABS([.C270]-[.B270])" office:value-type="float" office:value="0.917917950710759" calcext:value-type="float">
            <text:p>0,917917950710759</text:p>
          </table:table-cell>
          <table:table-cell table:number-columns-repeated="3"/>
        </table:table-row>
        <table:table-row table:style-name="ro1">
          <table:table-cell table:formula="of:=[.A270]+1" office:value-type="float" office:value="263" calcext:value-type="float">
            <text:p>263</text:p>
          </table:table-cell>
          <table:table-cell table:formula="of:=4*[.$D$3]*[.B270]*(1-[.B270])" office:value-type="float" office:value="0.0367752669493617" calcext:value-type="float">
            <text:p>0,036775266949362</text:p>
          </table:table-cell>
          <table:table-cell table:formula="of:=4*[.$D$3]*[.C270]*(1-[.C270])" office:value-type="float" office:value="0.270007869499706" calcext:value-type="float">
            <text:p>0,270007869499706</text:p>
          </table:table-cell>
          <table:table-cell table:formula="of:=ABS([.C271]-[.B271])" office:value-type="float" office:value="0.233232602550345" calcext:value-type="float">
            <text:p>0,233232602550345</text:p>
          </table:table-cell>
          <table:table-cell table:number-columns-repeated="3"/>
        </table:table-row>
        <table:table-row table:style-name="ro1">
          <table:table-cell table:formula="of:=[.A271]+1" office:value-type="float" office:value="264" calcext:value-type="float">
            <text:p>264</text:p>
          </table:table-cell>
          <table:table-cell table:formula="of:=4*[.$D$3]*[.B271]*(1-[.B271])" office:value-type="float" office:value="0.141691386760659" calcext:value-type="float">
            <text:p>0,141691386760659</text:p>
          </table:table-cell>
          <table:table-cell table:formula="of:=4*[.$D$3]*[.C271]*(1-[.C271])" office:value-type="float" office:value="0.788414479631744" calcext:value-type="float">
            <text:p>0,788414479631744</text:p>
          </table:table-cell>
          <table:table-cell table:formula="of:=ABS([.C272]-[.B272])" office:value-type="float" office:value="0.646723092871084" calcext:value-type="float">
            <text:p>0,646723092871084</text:p>
          </table:table-cell>
          <table:table-cell table:number-columns-repeated="3"/>
        </table:table-row>
        <table:table-row table:style-name="ro1">
          <table:table-cell table:formula="of:=[.A272]+1" office:value-type="float" office:value="265" calcext:value-type="float">
            <text:p>265</text:p>
          </table:table-cell>
          <table:table-cell table:formula="of:=4*[.$D$3]*[.B272]*(1-[.B272])" office:value-type="float" office:value="0.486459750714003" calcext:value-type="float">
            <text:p>0,486459750714003</text:p>
          </table:table-cell>
          <table:table-cell table:formula="of:=4*[.$D$3]*[.C272]*(1-[.C272])" office:value-type="float" office:value="0.667268351755002" calcext:value-type="float">
            <text:p>0,667268351755002</text:p>
          </table:table-cell>
          <table:table-cell table:formula="of:=ABS([.C273]-[.B273])" office:value-type="float" office:value="0.180808601040999" calcext:value-type="float">
            <text:p>0,180808601040999</text:p>
          </table:table-cell>
          <table:table-cell table:number-columns-repeated="3"/>
        </table:table-row>
        <table:table-row table:style-name="ro1">
          <table:table-cell table:formula="of:=[.A273]+1" office:value-type="float" office:value="266" calcext:value-type="float">
            <text:p>266</text:p>
          </table:table-cell>
          <table:table-cell table:formula="of:=4*[.$D$3]*[.B273]*(1-[.B273])" office:value-type="float" office:value="0.999266646597092" calcext:value-type="float">
            <text:p>0,999266646597092</text:p>
          </table:table-cell>
          <table:table-cell table:formula="of:=4*[.$D$3]*[.C273]*(1-[.C273])" office:value-type="float" office:value="0.88808519400466" calcext:value-type="float">
            <text:p>0,88808519400466</text:p>
          </table:table-cell>
          <table:table-cell table:formula="of:=ABS([.C274]-[.B274])" office:value-type="float" office:value="0.111181452592432" calcext:value-type="float">
            <text:p>0,111181452592432</text:p>
          </table:table-cell>
          <table:table-cell table:number-columns-repeated="3"/>
        </table:table-row>
        <table:table-row table:style-name="ro1">
          <table:table-cell table:formula="of:=[.A274]+1" office:value-type="float" office:value="267" calcext:value-type="float">
            <text:p>267</text:p>
          </table:table-cell>
          <table:table-cell table:formula="of:=4*[.$D$3]*[.B274]*(1-[.B274])" office:value-type="float" office:value="0.00293126238277657" calcext:value-type="float">
            <text:p>0,002931262382777</text:p>
          </table:table-cell>
          <table:table-cell table:formula="of:=4*[.$D$3]*[.C274]*(1-[.C274])" office:value-type="float" office:value="0.397559528777461" calcext:value-type="float">
            <text:p>0,397559528777461</text:p>
          </table:table-cell>
          <table:table-cell table:formula="of:=ABS([.C275]-[.B275])" office:value-type="float" office:value="0.394628266394685" calcext:value-type="float">
            <text:p>0,394628266394685</text:p>
          </table:table-cell>
          <table:table-cell table:number-columns-repeated="3"/>
        </table:table-row>
        <table:table-row table:style-name="ro1">
          <table:table-cell table:formula="of:=[.A275]+1" office:value-type="float" office:value="268" calcext:value-type="float">
            <text:p>268</text:p>
          </table:table-cell>
          <table:table-cell table:formula="of:=4*[.$D$3]*[.B275]*(1-[.B275])" office:value-type="float" office:value="0.0116906803344796" calcext:value-type="float">
            <text:p>0,01169068033448</text:p>
          </table:table-cell>
          <table:table-cell table:formula="of:=4*[.$D$3]*[.C275]*(1-[.C275])" office:value-type="float" office:value="0.958023799422817" calcext:value-type="float">
            <text:p>0,958023799422817</text:p>
          </table:table-cell>
          <table:table-cell table:formula="of:=ABS([.C276]-[.B276])" office:value-type="float" office:value="0.946333119088337" calcext:value-type="float">
            <text:p>0,946333119088337</text:p>
          </table:table-cell>
          <table:table-cell table:number-columns-repeated="3"/>
        </table:table-row>
        <table:table-row table:style-name="ro1">
          <table:table-cell table:formula="of:=[.A276]+1" office:value-type="float" office:value="269" calcext:value-type="float">
            <text:p>269</text:p>
          </table:table-cell>
          <table:table-cell table:formula="of:=4*[.$D$3]*[.B276]*(1-[.B276])" office:value-type="float" office:value="0.0462160333111863" calcext:value-type="float">
            <text:p>0,046216033311186</text:p>
          </table:table-cell>
          <table:table-cell table:formula="of:=4*[.$D$3]*[.C276]*(1-[.C276])" office:value-type="float" office:value="0.160856796649149" calcext:value-type="float">
            <text:p>0,160856796649149</text:p>
          </table:table-cell>
          <table:table-cell table:formula="of:=ABS([.C277]-[.B277])" office:value-type="float" office:value="0.114640763337962" calcext:value-type="float">
            <text:p>0,114640763337962</text:p>
          </table:table-cell>
          <table:table-cell table:number-columns-repeated="3"/>
        </table:table-row>
        <table:table-row table:style-name="ro1">
          <table:table-cell table:formula="of:=[.A277]+1" office:value-type="float" office:value="270" calcext:value-type="float">
            <text:p>270</text:p>
          </table:table-cell>
          <table:table-cell table:formula="of:=4*[.$D$3]*[.B277]*(1-[.B277])" office:value-type="float" office:value="0.176320446304663" calcext:value-type="float">
            <text:p>0,176320446304663</text:p>
          </table:table-cell>
          <table:table-cell table:formula="of:=4*[.$D$3]*[.C277]*(1-[.C277])" office:value-type="float" office:value="0.539927550483693" calcext:value-type="float">
            <text:p>0,539927550483693</text:p>
          </table:table-cell>
          <table:table-cell table:formula="of:=ABS([.C278]-[.B278])" office:value-type="float" office:value="0.36360710417903" calcext:value-type="float">
            <text:p>0,36360710417903</text:p>
          </table:table-cell>
          <table:table-cell table:number-columns-repeated="3"/>
        </table:table-row>
        <table:table-row table:style-name="ro1">
          <table:table-cell table:formula="of:=[.A278]+1" office:value-type="float" office:value="271" calcext:value-type="float">
            <text:p>271</text:p>
          </table:table-cell>
          <table:table-cell table:formula="of:=4*[.$D$3]*[.B278]*(1-[.B278])" office:value-type="float" office:value="0.580926186078349" calcext:value-type="float">
            <text:p>0,580926186078349</text:p>
          </table:table-cell>
          <table:table-cell table:formula="of:=4*[.$D$3]*[.C278]*(1-[.C278])" office:value-type="float" office:value="0.993623162849489" calcext:value-type="float">
            <text:p>0,993623162849489</text:p>
          </table:table-cell>
          <table:table-cell table:formula="of:=ABS([.C279]-[.B279])" office:value-type="float" office:value="0.41269697677114" calcext:value-type="float">
            <text:p>0,41269697677114</text:p>
          </table:table-cell>
          <table:table-cell table:number-columns-repeated="3"/>
        </table:table-row>
        <table:table-row table:style-name="ro1">
          <table:table-cell table:formula="of:=[.A279]+1" office:value-type="float" office:value="272" calcext:value-type="float">
            <text:p>272</text:p>
          </table:table-cell>
          <table:table-cell table:formula="of:=4*[.$D$3]*[.B279]*(1-[.B279])" office:value-type="float" office:value="0.97380380962725" calcext:value-type="float">
            <text:p>0,97380380962725</text:p>
          </table:table-cell>
          <table:table-cell table:formula="of:=4*[.$D$3]*[.C279]*(1-[.C279])" office:value-type="float" office:value="0.0253446923938686" calcext:value-type="float">
            <text:p>0,025344692393869</text:p>
          </table:table-cell>
          <table:table-cell table:formula="of:=ABS([.C280]-[.B280])" office:value-type="float" office:value="0.948459117233381" calcext:value-type="float">
            <text:p>0,948459117233381</text:p>
          </table:table-cell>
          <table:table-cell table:number-columns-repeated="3"/>
        </table:table-row>
        <table:table-row table:style-name="ro1">
          <table:table-cell table:formula="of:=[.A280]+1" office:value-type="float" office:value="273" calcext:value-type="float">
            <text:p>273</text:p>
          </table:table-cell>
          <table:table-cell table:formula="of:=4*[.$D$3]*[.B280]*(1-[.B280])" office:value-type="float" office:value="0.102039799930819" calcext:value-type="float">
            <text:p>0,102039799930819</text:p>
          </table:table-cell>
          <table:table-cell table:formula="of:=4*[.$D$3]*[.C280]*(1-[.C280])" office:value-type="float" office:value="0.0988093558453152" calcext:value-type="float">
            <text:p>0,098809355845315</text:p>
          </table:table-cell>
          <table:table-cell table:formula="of:=ABS([.C281]-[.B281])" office:value-type="float" office:value="0.00323044408550341" calcext:value-type="float">
            <text:p>0,003230444085503</text:p>
          </table:table-cell>
          <table:table-cell table:number-columns-repeated="3"/>
        </table:table-row>
        <table:table-row table:style-name="ro1">
          <table:table-cell table:formula="of:=[.A281]+1" office:value-type="float" office:value="274" calcext:value-type="float">
            <text:p>274</text:p>
          </table:table-cell>
          <table:table-cell table:formula="of:=4*[.$D$3]*[.B281]*(1-[.B281])" office:value-type="float" office:value="0.366510716643588" calcext:value-type="float">
            <text:p>0,366510716643588</text:p>
          </table:table-cell>
          <table:table-cell table:formula="of:=4*[.$D$3]*[.C281]*(1-[.C281])" office:value-type="float" office:value="0.356184268170996" calcext:value-type="float">
            <text:p>0,356184268170996</text:p>
          </table:table-cell>
          <table:table-cell table:formula="of:=ABS([.C282]-[.B282])" office:value-type="float" office:value="0.0103264484725922" calcext:value-type="float">
            <text:p>0,010326448472592</text:p>
          </table:table-cell>
          <table:table-cell table:number-columns-repeated="3"/>
        </table:table-row>
        <table:table-row table:style-name="ro1">
          <table:table-cell table:formula="of:=[.A282]+1" office:value-type="float" office:value="275" calcext:value-type="float">
            <text:p>275</text:p>
          </table:table-cell>
          <table:table-cell table:formula="of:=4*[.$D$3]*[.B282]*(1-[.B282])" office:value-type="float" office:value="0.928722444915966" calcext:value-type="float">
            <text:p>0,928722444915966</text:p>
          </table:table-cell>
          <table:table-cell table:formula="of:=4*[.$D$3]*[.C282]*(1-[.C282])" office:value-type="float" office:value="0.917268141113952" calcext:value-type="float">
            <text:p>0,917268141113952</text:p>
          </table:table-cell>
          <table:table-cell table:formula="of:=ABS([.C283]-[.B283])" office:value-type="float" office:value="0.0114543038020143" calcext:value-type="float">
            <text:p>0,011454303802014</text:p>
          </table:table-cell>
          <table:table-cell table:number-columns-repeated="3"/>
        </table:table-row>
        <table:table-row table:style-name="ro1">
          <table:table-cell table:formula="of:=[.A283]+1" office:value-type="float" office:value="276" calcext:value-type="float">
            <text:p>276</text:p>
          </table:table-cell>
          <table:table-cell table:formula="of:=4*[.$D$3]*[.B283]*(1-[.B283])" office:value-type="float" office:value="0.264788260901104" calcext:value-type="float">
            <text:p>0,264788260901104</text:p>
          </table:table-cell>
          <table:table-cell table:formula="of:=4*[.$D$3]*[.C283]*(1-[.C283])" office:value-type="float" office:value="0.303549193645227" calcext:value-type="float">
            <text:p>0,303549193645227</text:p>
          </table:table-cell>
          <table:table-cell table:formula="of:=ABS([.C284]-[.B284])" office:value-type="float" office:value="0.0387609327441232" calcext:value-type="float">
            <text:p>0,038760932744123</text:p>
          </table:table-cell>
          <table:table-cell table:number-columns-repeated="3"/>
        </table:table-row>
        <table:table-row table:style-name="ro1">
          <table:table-cell table:formula="of:=[.A284]+1" office:value-type="float" office:value="277" calcext:value-type="float">
            <text:p>277</text:p>
          </table:table-cell>
          <table:table-cell table:formula="of:=4*[.$D$3]*[.B284]*(1-[.B284])" office:value-type="float" office:value="0.778701751160292" calcext:value-type="float">
            <text:p>0,778701751160292</text:p>
          </table:table-cell>
          <table:table-cell table:formula="of:=4*[.$D$3]*[.C284]*(1-[.C284])" office:value-type="float" office:value="0.845628322730238" calcext:value-type="float">
            <text:p>0,845628322730238</text:p>
          </table:table-cell>
          <table:table-cell table:formula="of:=ABS([.C285]-[.B285])" office:value-type="float" office:value="0.0669265715699468" calcext:value-type="float">
            <text:p>0,066926571569947</text:p>
          </table:table-cell>
          <table:table-cell table:number-columns-repeated="3"/>
        </table:table-row>
        <table:table-row table:style-name="ro1">
          <table:table-cell table:formula="of:=[.A285]+1" office:value-type="float" office:value="278" calcext:value-type="float">
            <text:p>278</text:p>
          </table:table-cell>
          <table:table-cell table:formula="of:=4*[.$D$3]*[.B285]*(1-[.B285])" office:value-type="float" office:value="0.689301335600748" calcext:value-type="float">
            <text:p>0,689301335600748</text:p>
          </table:table-cell>
          <table:table-cell table:formula="of:=4*[.$D$3]*[.C285]*(1-[.C285])" office:value-type="float" office:value="0.522164250106729" calcext:value-type="float">
            <text:p>0,522164250106729</text:p>
          </table:table-cell>
          <table:table-cell table:formula="of:=ABS([.C286]-[.B286])" office:value-type="float" office:value="0.167137085494019" calcext:value-type="float">
            <text:p>0,167137085494019</text:p>
          </table:table-cell>
          <table:table-cell table:number-columns-repeated="3"/>
        </table:table-row>
        <table:table-row table:style-name="ro1">
          <table:table-cell table:formula="of:=[.A286]+1" office:value-type="float" office:value="279" calcext:value-type="float">
            <text:p>279</text:p>
          </table:table-cell>
          <table:table-cell table:formula="of:=4*[.$D$3]*[.B286]*(1-[.B286])" office:value-type="float" office:value="0.856660017359093" calcext:value-type="float">
            <text:p>0,856660017359093</text:p>
          </table:table-cell>
          <table:table-cell table:formula="of:=4*[.$D$3]*[.C286]*(1-[.C286])" office:value-type="float" office:value="0.998034984068826" calcext:value-type="float">
            <text:p>0,998034984068826</text:p>
          </table:table-cell>
          <table:table-cell table:formula="of:=ABS([.C287]-[.B287])" office:value-type="float" office:value="0.141374966709733" calcext:value-type="float">
            <text:p>0,141374966709733</text:p>
          </table:table-cell>
          <table:table-cell table:number-columns-repeated="3"/>
        </table:table-row>
        <table:table-row table:style-name="ro1">
          <table:table-cell table:formula="of:=[.A287]+1" office:value-type="float" office:value="280" calcext:value-type="float">
            <text:p>280</text:p>
          </table:table-cell>
          <table:table-cell table:formula="of:=4*[.$D$3]*[.B287]*(1-[.B287])" office:value-type="float" office:value="0.491174528069647" calcext:value-type="float">
            <text:p>0,491174528069647</text:p>
          </table:table-cell>
          <table:table-cell table:formula="of:=4*[.$D$3]*[.C287]*(1-[.C287])" office:value-type="float" office:value="0.00784461857425886" calcext:value-type="float">
            <text:p>0,007844618574259</text:p>
          </table:table-cell>
          <table:table-cell table:formula="of:=ABS([.C288]-[.B288])" office:value-type="float" office:value="0.483329909495388" calcext:value-type="float">
            <text:p>0,483329909495388</text:p>
          </table:table-cell>
          <table:table-cell table:number-columns-repeated="3"/>
        </table:table-row>
        <table:table-row table:style-name="ro1">
          <table:table-cell table:formula="of:=[.A288]+1" office:value-type="float" office:value="281" calcext:value-type="float">
            <text:p>281</text:p>
          </table:table-cell>
          <table:table-cell table:formula="of:=4*[.$D$3]*[.B288]*(1-[.B288])" office:value-type="float" office:value="0.999688444180826" calcext:value-type="float">
            <text:p>0,999688444180826</text:p>
          </table:table-cell>
          <table:table-cell table:formula="of:=4*[.$D$3]*[.C288]*(1-[.C288])" office:value-type="float" office:value="0.031132322134733" calcext:value-type="float">
            <text:p>0,031132322134733</text:p>
          </table:table-cell>
          <table:table-cell table:formula="of:=ABS([.C289]-[.B289])" office:value-type="float" office:value="0.968556122046093" calcext:value-type="float">
            <text:p>0,968556122046093</text:p>
          </table:table-cell>
          <table:table-cell table:number-columns-repeated="3"/>
        </table:table-row>
        <table:table-row table:style-name="ro1">
          <table:table-cell table:formula="of:=[.A289]+1" office:value-type="float" office:value="282" calcext:value-type="float">
            <text:p>282</text:p>
          </table:table-cell>
          <table:table-cell table:formula="of:=4*[.$D$3]*[.B289]*(1-[.B289])" office:value-type="float" office:value="0.00124583500858115" calcext:value-type="float">
            <text:p>0,001245835008581</text:p>
          </table:table-cell>
          <table:table-cell table:formula="of:=4*[.$D$3]*[.C289]*(1-[.C289])" office:value-type="float" office:value="0.120652402612929" calcext:value-type="float">
            <text:p>0,120652402612929</text:p>
          </table:table-cell>
          <table:table-cell table:formula="of:=ABS([.C290]-[.B290])" office:value-type="float" office:value="0.119406567604348" calcext:value-type="float">
            <text:p>0,119406567604348</text:p>
          </table:table-cell>
          <table:table-cell table:number-columns-repeated="3"/>
        </table:table-row>
        <table:table-row table:style-name="ro1">
          <table:table-cell table:formula="of:=[.A290]+1" office:value-type="float" office:value="283" calcext:value-type="float">
            <text:p>283</text:p>
          </table:table-cell>
          <table:table-cell table:formula="of:=4*[.$D$3]*[.B290]*(1-[.B290])" office:value-type="float" office:value="0.00497713161485016" calcext:value-type="float">
            <text:p>0,00497713161485</text:p>
          </table:table-cell>
          <table:table-cell table:formula="of:=4*[.$D$3]*[.C290]*(1-[.C290])" office:value-type="float" office:value="0.424381601426626" calcext:value-type="float">
            <text:p>0,424381601426626</text:p>
          </table:table-cell>
          <table:table-cell table:formula="of:=ABS([.C291]-[.B291])" office:value-type="float" office:value="0.419404469811776" calcext:value-type="float">
            <text:p>0,419404469811776</text:p>
          </table:table-cell>
          <table:table-cell table:number-columns-repeated="3"/>
        </table:table-row>
        <table:table-row table:style-name="ro1">
          <table:table-cell table:formula="of:=[.A291]+1" office:value-type="float" office:value="284" calcext:value-type="float">
            <text:p>284</text:p>
          </table:table-cell>
          <table:table-cell table:formula="of:=4*[.$D$3]*[.B291]*(1-[.B291])" office:value-type="float" office:value="0.0198094391029545" calcext:value-type="float">
            <text:p>0,019809439102955</text:p>
          </table:table-cell>
          <table:table-cell table:formula="of:=4*[.$D$3]*[.C291]*(1-[.C291])" office:value-type="float" office:value="0.977127431188794" calcext:value-type="float">
            <text:p>0,977127431188794</text:p>
          </table:table-cell>
          <table:table-cell table:formula="of:=ABS([.C292]-[.B292])" office:value-type="float" office:value="0.957317992085839" calcext:value-type="float">
            <text:p>0,957317992085839</text:p>
          </table:table-cell>
          <table:table-cell table:number-columns-repeated="3"/>
        </table:table-row>
        <table:table-row table:style-name="ro1">
          <table:table-cell table:formula="of:=[.A292]+1" office:value-type="float" office:value="285" calcext:value-type="float">
            <text:p>285</text:p>
          </table:table-cell>
          <table:table-cell table:formula="of:=4*[.$D$3]*[.B292]*(1-[.B292])" office:value-type="float" office:value="0.0776681009015233" calcext:value-type="float">
            <text:p>0,077668100901523</text:p>
          </table:table-cell>
          <table:table-cell table:formula="of:=4*[.$D$3]*[.C292]*(1-[.C292])" office:value-type="float" office:value="0.0893976576287315" calcext:value-type="float">
            <text:p>0,089397657628732</text:p>
          </table:table-cell>
          <table:table-cell table:formula="of:=ABS([.C293]-[.B293])" office:value-type="float" office:value="0.0117295567272083" calcext:value-type="float">
            <text:p>0,011729556727208</text:p>
          </table:table-cell>
          <table:table-cell table:number-columns-repeated="3"/>
        </table:table-row>
        <table:table-row table:style-name="ro1">
          <table:table-cell table:formula="of:=[.A293]+1" office:value-type="float" office:value="286" calcext:value-type="float">
            <text:p>286</text:p>
          </table:table-cell>
          <table:table-cell table:formula="of:=4*[.$D$3]*[.B293]*(1-[.B293])" office:value-type="float" office:value="0.286543068015496" calcext:value-type="float">
            <text:p>0,286543068015496</text:p>
          </table:table-cell>
          <table:table-cell table:formula="of:=4*[.$D$3]*[.C293]*(1-[.C293])" office:value-type="float" office:value="0.325622865756911" calcext:value-type="float">
            <text:p>0,325622865756911</text:p>
          </table:table-cell>
          <table:table-cell table:formula="of:=ABS([.C294]-[.B294])" office:value-type="float" office:value="0.0390797977414142" calcext:value-type="float">
            <text:p>0,039079797741414</text:p>
          </table:table-cell>
          <table:table-cell table:number-columns-repeated="3"/>
        </table:table-row>
        <table:table-row table:style-name="ro1">
          <table:table-cell table:formula="of:=[.A294]+1" office:value-type="float" office:value="287" calcext:value-type="float">
            <text:p>287</text:p>
          </table:table-cell>
          <table:table-cell table:formula="of:=4*[.$D$3]*[.B294]*(1-[.B294])" office:value-type="float" office:value="0.817744552751052" calcext:value-type="float">
            <text:p>0,817744552751052</text:p>
          </table:table-cell>
          <table:table-cell table:formula="of:=4*[.$D$3]*[.C294]*(1-[.C294])" office:value-type="float" office:value="0.87837046021267" calcext:value-type="float">
            <text:p>0,87837046021267</text:p>
          </table:table-cell>
          <table:table-cell table:formula="of:=ABS([.C295]-[.B295])" office:value-type="float" office:value="0.0606259074616183" calcext:value-type="float">
            <text:p>0,060625907461618</text:p>
          </table:table-cell>
          <table:table-cell table:number-columns-repeated="3"/>
        </table:table-row>
        <table:table-row table:style-name="ro1">
          <table:table-cell table:formula="of:=[.A295]+1" office:value-type="float" office:value="288" calcext:value-type="float">
            <text:p>288</text:p>
          </table:table-cell>
          <table:table-cell table:formula="of:=4*[.$D$3]*[.B295]*(1-[.B295])" office:value-type="float" office:value="0.596153596788136" calcext:value-type="float">
            <text:p>0,596153596788136</text:p>
          </table:table-cell>
          <table:table-cell table:formula="of:=4*[.$D$3]*[.C295]*(1-[.C295])" office:value-type="float" office:value="0.427343179353808" calcext:value-type="float">
            <text:p>0,427343179353808</text:p>
          </table:table-cell>
          <table:table-cell table:formula="of:=ABS([.C296]-[.B296])" office:value-type="float" office:value="0.168810417434328" calcext:value-type="float">
            <text:p>0,168810417434328</text:p>
          </table:table-cell>
          <table:table-cell table:number-columns-repeated="3"/>
        </table:table-row>
        <table:table-row table:style-name="ro1">
          <table:table-cell table:formula="of:=[.A296]+1" office:value-type="float" office:value="289" calcext:value-type="float">
            <text:p>289</text:p>
          </table:table-cell>
          <table:table-cell table:formula="of:=4*[.$D$3]*[.B296]*(1-[.B296])" office:value-type="float" office:value="0.963017943298818" calcext:value-type="float">
            <text:p>0,963017943298818</text:p>
          </table:table-cell>
          <table:table-cell table:formula="of:=4*[.$D$3]*[.C296]*(1-[.C296])" office:value-type="float" office:value="0.978883945654349" calcext:value-type="float">
            <text:p>0,978883945654349</text:p>
          </table:table-cell>
          <table:table-cell table:formula="of:=ABS([.C297]-[.B297])" office:value-type="float" office:value="0.0158660023555303" calcext:value-type="float">
            <text:p>0,01586600235553</text:p>
          </table:table-cell>
          <table:table-cell table:number-columns-repeated="3"/>
        </table:table-row>
        <table:table-row table:style-name="ro1">
          <table:table-cell table:formula="of:=[.A297]+1" office:value-type="float" office:value="290" calcext:value-type="float">
            <text:p>290</text:p>
          </table:table-cell>
          <table:table-cell table:formula="of:=4*[.$D$3]*[.B297]*(1-[.B297])" office:value-type="float" office:value="0.142457536733329" calcext:value-type="float">
            <text:p>0,142457536733329</text:p>
          </table:table-cell>
          <table:table-cell table:formula="of:=4*[.$D$3]*[.C297]*(1-[.C297])" office:value-type="float" office:value="0.0826806663780913" calcext:value-type="float">
            <text:p>0,082680666378091</text:p>
          </table:table-cell>
          <table:table-cell table:formula="of:=ABS([.C298]-[.B298])" office:value-type="float" office:value="0.0597768703552374" calcext:value-type="float">
            <text:p>0,059776870355238</text:p>
          </table:table-cell>
          <table:table-cell table:number-columns-repeated="3"/>
        </table:table-row>
        <table:table-row table:style-name="ro1">
          <table:table-cell table:formula="of:=[.A298]+1" office:value-type="float" office:value="291" calcext:value-type="float">
            <text:p>291</text:p>
          </table:table-cell>
          <table:table-cell table:formula="of:=4*[.$D$3]*[.B298]*(1-[.B298])" office:value-type="float" office:value="0.488653547844804" calcext:value-type="float">
            <text:p>0,488653547844804</text:p>
          </table:table-cell>
          <table:table-cell table:formula="of:=4*[.$D$3]*[.C298]*(1-[.C298])" office:value-type="float" office:value="0.303378295141464" calcext:value-type="float">
            <text:p>0,303378295141464</text:p>
          </table:table-cell>
          <table:table-cell table:formula="of:=ABS([.C299]-[.B299])" office:value-type="float" office:value="0.18527525270334" calcext:value-type="float">
            <text:p>0,18527525270334</text:p>
          </table:table-cell>
          <table:table-cell table:number-columns-repeated="3"/>
        </table:table-row>
        <table:table-row table:style-name="ro1">
          <table:table-cell table:formula="of:=[.A299]+1" office:value-type="float" office:value="292" calcext:value-type="float">
            <text:p>292</text:p>
          </table:table-cell>
          <table:table-cell table:formula="of:=4*[.$D$3]*[.B299]*(1-[.B299])" office:value-type="float" office:value="0.999485032093959" calcext:value-type="float">
            <text:p>0,999485032093959</text:p>
          </table:table-cell>
          <table:table-cell table:formula="of:=4*[.$D$3]*[.C299]*(1-[.C299])" office:value-type="float" office:value="0.845359620714092" calcext:value-type="float">
            <text:p>0,845359620714092</text:p>
          </table:table-cell>
          <table:table-cell table:formula="of:=ABS([.C300]-[.B300])" office:value-type="float" office:value="0.154125411379868" calcext:value-type="float">
            <text:p>0,154125411379868</text:p>
          </table:table-cell>
          <table:table-cell table:number-columns-repeated="3"/>
        </table:table-row>
        <table:table-row table:style-name="ro1">
          <table:table-cell table:formula="of:=[.A300]+1" office:value-type="float" office:value="293" calcext:value-type="float">
            <text:p>293</text:p>
          </table:table-cell>
          <table:table-cell table:formula="of:=4*[.$D$3]*[.B300]*(1-[.B300])" office:value-type="float" office:value="0.00205881085638521" calcext:value-type="float">
            <text:p>0,002058810856385</text:p>
          </table:table-cell>
          <table:table-cell table:formula="of:=4*[.$D$3]*[.C300]*(1-[.C300])" office:value-type="float" office:value="0.522906929520875" calcext:value-type="float">
            <text:p>0,522906929520875</text:p>
          </table:table-cell>
          <table:table-cell table:formula="of:=ABS([.C301]-[.B301])" office:value-type="float" office:value="0.52084811866449" calcext:value-type="float">
            <text:p>0,52084811866449</text:p>
          </table:table-cell>
          <table:table-cell table:number-columns-repeated="3"/>
        </table:table-row>
        <table:table-row table:style-name="ro1">
          <table:table-cell table:formula="of:=[.A301]+1" office:value-type="float" office:value="294" calcext:value-type="float">
            <text:p>294</text:p>
          </table:table-cell>
          <table:table-cell table:formula="of:=4*[.$D$3]*[.B301]*(1-[.B301])" office:value-type="float" office:value="0.00821828861697134" calcext:value-type="float">
            <text:p>0,008218288616971</text:p>
          </table:table-cell>
          <table:table-cell table:formula="of:=4*[.$D$3]*[.C301]*(1-[.C301])" office:value-type="float" office:value="0.997901090319703" calcext:value-type="float">
            <text:p>0,997901090319703</text:p>
          </table:table-cell>
          <table:table-cell table:formula="of:=ABS([.C302]-[.B302])" office:value-type="float" office:value="0.989682801702731" calcext:value-type="float">
            <text:p>0,989682801702731</text:p>
          </table:table-cell>
          <table:table-cell table:number-columns-repeated="3"/>
        </table:table-row>
        <table:table-row table:style-name="ro1">
          <table:table-cell table:formula="of:=[.A302]+1" office:value-type="float" office:value="295" calcext:value-type="float">
            <text:p>295</text:p>
          </table:table-cell>
          <table:table-cell table:formula="of:=4*[.$D$3]*[.B302]*(1-[.B302])" office:value-type="float" office:value="0.032602993396718" calcext:value-type="float">
            <text:p>0,032602993396718</text:p>
          </table:table-cell>
          <table:table-cell table:formula="of:=4*[.$D$3]*[.C302]*(1-[.C302])" office:value-type="float" office:value="0.00837801703380524" calcext:value-type="float">
            <text:p>0,008378017033805</text:p>
          </table:table-cell>
          <table:table-cell table:formula="of:=ABS([.C303]-[.B303])" office:value-type="float" office:value="0.0242249763629128" calcext:value-type="float">
            <text:p>0,024224976362913</text:p>
          </table:table-cell>
          <table:table-cell table:number-columns-repeated="3"/>
        </table:table-row>
        <table:table-row table:style-name="ro1">
          <table:table-cell table:formula="of:=[.A303]+1" office:value-type="float" office:value="296" calcext:value-type="float">
            <text:p>296</text:p>
          </table:table-cell>
          <table:table-cell table:formula="of:=4*[.$D$3]*[.B303]*(1-[.B303])" office:value-type="float" office:value="0.126160152873166" calcext:value-type="float">
            <text:p>0,126160152873166</text:p>
          </table:table-cell>
          <table:table-cell table:formula="of:=4*[.$D$3]*[.C303]*(1-[.C303])" office:value-type="float" office:value="0.033231303457546" calcext:value-type="float">
            <text:p>0,033231303457546</text:p>
          </table:table-cell>
          <table:table-cell table:formula="of:=ABS([.C304]-[.B304])" office:value-type="float" office:value="0.0929288494156203" calcext:value-type="float">
            <text:p>0,09292884941562</text:p>
          </table:table-cell>
          <table:table-cell table:number-columns-repeated="3"/>
        </table:table-row>
        <table:table-row table:style-name="ro1">
          <table:table-cell table:formula="of:=[.A304]+1" office:value-type="float" office:value="297" calcext:value-type="float">
            <text:p>297</text:p>
          </table:table-cell>
          <table:table-cell table:formula="of:=4*[.$D$3]*[.B304]*(1-[.B304])" office:value-type="float" office:value="0.440975074800743" calcext:value-type="float">
            <text:p>0,440975074800743</text:p>
          </table:table-cell>
          <table:table-cell table:formula="of:=4*[.$D$3]*[.C304]*(1-[.C304])" office:value-type="float" office:value="0.128507935712234" calcext:value-type="float">
            <text:p>0,128507935712234</text:p>
          </table:table-cell>
          <table:table-cell table:formula="of:=ABS([.C305]-[.B305])" office:value-type="float" office:value="0.312467139088508" calcext:value-type="float">
            <text:p>0,312467139088508</text:p>
          </table:table-cell>
          <table:table-cell table:number-columns-repeated="3"/>
        </table:table-row>
        <table:table-row table:style-name="ro1">
          <table:table-cell table:formula="of:=[.A305]+1" office:value-type="float" office:value="298" calcext:value-type="float">
            <text:p>298</text:p>
          </table:table-cell>
          <table:table-cell table:formula="of:=4*[.$D$3]*[.B305]*(1-[.B305])" office:value-type="float" office:value="0.986064232820888" calcext:value-type="float">
            <text:p>0,986064232820888</text:p>
          </table:table-cell>
          <table:table-cell table:formula="of:=4*[.$D$3]*[.C305]*(1-[.C305])" office:value-type="float" office:value="0.447974584684858" calcext:value-type="float">
            <text:p>0,447974584684858</text:p>
          </table:table-cell>
          <table:table-cell table:formula="of:=ABS([.C306]-[.B306])" office:value-type="float" office:value="0.53808964813603" calcext:value-type="float">
            <text:p>0,53808964813603</text:p>
          </table:table-cell>
          <table:table-cell table:number-columns-repeated="3"/>
        </table:table-row>
        <table:table-row table:style-name="ro1">
          <table:table-cell table:formula="of:=[.A306]+1" office:value-type="float" office:value="299" calcext:value-type="float">
            <text:p>299</text:p>
          </table:table-cell>
          <table:table-cell table:formula="of:=4*[.$D$3]*[.B306]*(1-[.B306])" office:value-type="float" office:value="0.0549662462889657" calcext:value-type="float">
            <text:p>0,054966246288966</text:p>
          </table:table-cell>
          <table:table-cell table:formula="of:=4*[.$D$3]*[.C306]*(1-[.C306])" office:value-type="float" office:value="0.989173424645148" calcext:value-type="float">
            <text:p>0,989173424645148</text:p>
          </table:table-cell>
          <table:table-cell table:formula="of:=ABS([.C307]-[.B307])" office:value-type="float" office:value="0.934207178356182" calcext:value-type="float">
            <text:p>0,934207178356182</text:p>
          </table:table-cell>
          <table:table-cell table:number-columns-repeated="3"/>
        </table:table-row>
        <table:table-row table:style-name="ro1">
          <table:table-cell table:formula="of:=[.A307]+1" office:value-type="float" office:value="300" calcext:value-type="float">
            <text:p>300</text:p>
          </table:table-cell>
          <table:table-cell table:formula="of:=4*[.$D$3]*[.B307]*(1-[.B307])" office:value-type="float" office:value="0.207779832231466" calcext:value-type="float">
            <text:p>0,207779832231466</text:p>
          </table:table-cell>
          <table:table-cell table:formula="of:=4*[.$D$3]*[.C307]*(1-[.C307])" office:value-type="float" office:value="0.0428374424837517" calcext:value-type="float">
            <text:p>0,042837442483752</text:p>
          </table:table-cell>
          <table:table-cell table:formula="of:=ABS([.C308]-[.B308])" office:value-type="float" office:value="0.164942389747714" calcext:value-type="float">
            <text:p>0,164942389747714</text:p>
          </table:table-cell>
          <table:table-cell table:number-columns-repeated="3"/>
        </table:table-row>
        <table:table-row table:style-name="ro1">
          <table:table-cell table:formula="of:=[.A308]+1" office:value-type="float" office:value="301" calcext:value-type="float">
            <text:p>301</text:p>
          </table:table-cell>
          <table:table-cell table:formula="of:=4*[.$D$3]*[.B308]*(1-[.B308])" office:value-type="float" office:value="0.658429494197319" calcext:value-type="float">
            <text:p>0,658429494197319</text:p>
          </table:table-cell>
          <table:table-cell table:formula="of:=4*[.$D$3]*[.C308]*(1-[.C308])" office:value-type="float" office:value="0.164009584020812" calcext:value-type="float">
            <text:p>0,164009584020812</text:p>
          </table:table-cell>
          <table:table-cell table:formula="of:=ABS([.C309]-[.B309])" office:value-type="float" office:value="0.494419910176507" calcext:value-type="float">
            <text:p>0,494419910176507</text:p>
          </table:table-cell>
          <table:table-cell table:number-columns-repeated="3"/>
        </table:table-row>
        <table:table-row table:style-name="ro1">
          <table:table-cell table:formula="of:=[.A309]+1" office:value-type="float" office:value="302" calcext:value-type="float">
            <text:p>302</text:p>
          </table:table-cell>
          <table:table-cell table:formula="of:=4*[.$D$3]*[.B309]*(1-[.B309])" office:value-type="float" office:value="0.899600381473527" calcext:value-type="float">
            <text:p>0,899600381473527</text:p>
          </table:table-cell>
          <table:table-cell table:formula="of:=4*[.$D$3]*[.C309]*(1-[.C309])" office:value-type="float" office:value="0.548441761480528" calcext:value-type="float">
            <text:p>0,548441761480528</text:p>
          </table:table-cell>
          <table:table-cell table:formula="of:=ABS([.C310]-[.B310])" office:value-type="float" office:value="0.351158619992999" calcext:value-type="float">
            <text:p>0,351158619992999</text:p>
          </table:table-cell>
          <table:table-cell table:number-columns-repeated="3"/>
        </table:table-row>
        <table:table-row table:style-name="ro1">
          <table:table-cell table:formula="of:=[.A310]+1" office:value-type="float" office:value="303" calcext:value-type="float">
            <text:p>303</text:p>
          </table:table-cell>
          <table:table-cell table:formula="of:=4*[.$D$3]*[.B310]*(1-[.B310])" office:value-type="float" office:value="0.361278140504847" calcext:value-type="float">
            <text:p>0,361278140504847</text:p>
          </table:table-cell>
          <table:table-cell table:formula="of:=4*[.$D$3]*[.C310]*(1-[.C310])" office:value-type="float" office:value="0.990613582978654" calcext:value-type="float">
            <text:p>0,990613582978654</text:p>
          </table:table-cell>
          <table:table-cell table:formula="of:=ABS([.C311]-[.B311])" office:value-type="float" office:value="0.629335442473808" calcext:value-type="float">
            <text:p>0,629335442473808</text:p>
          </table:table-cell>
          <table:table-cell table:number-columns-repeated="3"/>
        </table:table-row>
        <table:table-row table:style-name="ro1">
          <table:table-cell table:formula="of:=[.A311]+1" office:value-type="float" office:value="304" calcext:value-type="float">
            <text:p>304</text:p>
          </table:table-cell>
          <table:table-cell table:formula="of:=4*[.$D$3]*[.B311]*(1-[.B311])" office:value-type="float" office:value="0.923024982792828" calcext:value-type="float">
            <text:p>0,923024982792828</text:p>
          </table:table-cell>
          <table:table-cell table:formula="of:=4*[.$D$3]*[.C311]*(1-[.C311])" office:value-type="float" office:value="0.0371932487873874" calcext:value-type="float">
            <text:p>0,037193248787388</text:p>
          </table:table-cell>
          <table:table-cell table:formula="of:=ABS([.C312]-[.B312])" office:value-type="float" office:value="0.88583173400544" calcext:value-type="float">
            <text:p>0,88583173400544</text:p>
          </table:table-cell>
          <table:table-cell table:number-columns-repeated="3"/>
        </table:table-row>
        <table:table-row table:style-name="ro1">
          <table:table-cell table:formula="of:=[.A312]+1" office:value-type="float" office:value="305" calcext:value-type="float">
            <text:p>305</text:p>
          </table:table-cell>
          <table:table-cell table:formula="of:=4*[.$D$3]*[.B312]*(1-[.B312])" office:value-type="float" office:value="0.284199455732511" calcext:value-type="float">
            <text:p>0,284199455732511</text:p>
          </table:table-cell>
          <table:table-cell table:formula="of:=4*[.$D$3]*[.C312]*(1-[.C312])" office:value-type="float" office:value="0.143239644128108" calcext:value-type="float">
            <text:p>0,143239644128108</text:p>
          </table:table-cell>
          <table:table-cell table:formula="of:=ABS([.C313]-[.B313])" office:value-type="float" office:value="0.140959811604403" calcext:value-type="float">
            <text:p>0,140959811604403</text:p>
          </table:table-cell>
          <table:table-cell table:number-columns-repeated="3"/>
        </table:table-row>
        <table:table-row table:style-name="ro1">
          <table:table-cell table:formula="of:=[.A313]+1" office:value-type="float" office:value="306" calcext:value-type="float">
            <text:p>306</text:p>
          </table:table-cell>
          <table:table-cell table:formula="of:=4*[.$D$3]*[.B313]*(1-[.B313])" office:value-type="float" office:value="0.813720500375422" calcext:value-type="float">
            <text:p>0,813720500375422</text:p>
          </table:table-cell>
          <table:table-cell table:formula="of:=4*[.$D$3]*[.C313]*(1-[.C313])" office:value-type="float" office:value="0.490888193912643" calcext:value-type="float">
            <text:p>0,490888193912643</text:p>
          </table:table-cell>
          <table:table-cell table:formula="of:=ABS([.C314]-[.B314])" office:value-type="float" office:value="0.322832306462779" calcext:value-type="float">
            <text:p>0,322832306462779</text:p>
          </table:table-cell>
          <table:table-cell table:number-columns-repeated="3"/>
        </table:table-row>
        <table:table-row table:style-name="ro1">
          <table:table-cell table:formula="of:=[.A314]+1" office:value-type="float" office:value="307" calcext:value-type="float">
            <text:p>307</text:p>
          </table:table-cell>
          <table:table-cell table:formula="of:=4*[.$D$3]*[.B314]*(1-[.B314])" office:value-type="float" office:value="0.606317790576779" calcext:value-type="float">
            <text:p>0,606317790576779</text:p>
          </table:table-cell>
          <table:table-cell table:formula="of:=4*[.$D$3]*[.C314]*(1-[.C314])" office:value-type="float" office:value="0.999667899959306" calcext:value-type="float">
            <text:p>0,999667899959306</text:p>
          </table:table-cell>
          <table:table-cell table:formula="of:=ABS([.C315]-[.B315])" office:value-type="float" office:value="0.393350109382527" calcext:value-type="float">
            <text:p>0,393350109382527</text:p>
          </table:table-cell>
          <table:table-cell table:number-columns-repeated="3"/>
        </table:table-row>
        <table:table-row table:style-name="ro1">
          <table:table-cell table:formula="of:=[.A315]+1" office:value-type="float" office:value="308" calcext:value-type="float">
            <text:p>308</text:p>
          </table:table-cell>
          <table:table-cell table:formula="of:=4*[.$D$3]*[.B315]*(1-[.B315])" office:value-type="float" office:value="0.954786109627489" calcext:value-type="float">
            <text:p>0,954786109627489</text:p>
          </table:table-cell>
          <table:table-cell table:formula="of:=4*[.$D$3]*[.C315]*(1-[.C315])" office:value-type="float" office:value="0.00132795900102946" calcext:value-type="float">
            <text:p>0,001327959001029</text:p>
          </table:table-cell>
          <table:table-cell table:formula="of:=ABS([.C316]-[.B316])" office:value-type="float" office:value="0.95345815062646" calcext:value-type="float">
            <text:p>0,95345815062646</text:p>
          </table:table-cell>
          <table:table-cell table:number-columns-repeated="3"/>
        </table:table-row>
        <table:table-row table:style-name="ro1">
          <table:table-cell table:formula="of:=[.A316]+1" office:value-type="float" office:value="309" calcext:value-type="float">
            <text:p>309</text:p>
          </table:table-cell>
          <table:table-cell table:formula="of:=4*[.$D$3]*[.B316]*(1-[.B316])" office:value-type="float" office:value="0.172678377959574" calcext:value-type="float">
            <text:p>0,172678377959574</text:p>
          </table:table-cell>
          <table:table-cell table:formula="of:=4*[.$D$3]*[.C316]*(1-[.C316])" office:value-type="float" office:value="0.00530478210368418" calcext:value-type="float">
            <text:p>0,005304782103684</text:p>
          </table:table-cell>
          <table:table-cell table:formula="of:=ABS([.C317]-[.B317])" office:value-type="float" office:value="0.16737359585589" calcext:value-type="float">
            <text:p>0,16737359585589</text:p>
          </table:table-cell>
          <table:table-cell table:number-columns-repeated="3"/>
        </table:table-row>
        <table:table-row table:style-name="ro1">
          <table:table-cell table:formula="of:=[.A317]+1" office:value-type="float" office:value="310" calcext:value-type="float">
            <text:p>310</text:p>
          </table:table-cell>
          <table:table-cell table:formula="of:=4*[.$D$3]*[.B317]*(1-[.B317])" office:value-type="float" office:value="0.571442222979299" calcext:value-type="float">
            <text:p>0,571442222979299</text:p>
          </table:table-cell>
          <table:table-cell table:formula="of:=4*[.$D$3]*[.C317]*(1-[.C317])" office:value-type="float" office:value="0.0211065655620664" calcext:value-type="float">
            <text:p>0,021106565562067</text:p>
          </table:table-cell>
          <table:table-cell table:formula="of:=ABS([.C318]-[.B318])" office:value-type="float" office:value="0.550335657417232" calcext:value-type="float">
            <text:p>0,550335657417232</text:p>
          </table:table-cell>
          <table:table-cell table:number-columns-repeated="3"/>
        </table:table-row>
        <table:table-row table:style-name="ro1">
          <table:table-cell table:formula="of:=[.A318]+1" office:value-type="float" office:value="311" calcext:value-type="float">
            <text:p>311</text:p>
          </table:table-cell>
          <table:table-cell table:formula="of:=4*[.$D$3]*[.B318]*(1-[.B318])" office:value-type="float" office:value="0.979584035103105" calcext:value-type="float">
            <text:p>0,979584035103105</text:p>
          </table:table-cell>
          <table:table-cell table:formula="of:=4*[.$D$3]*[.C318]*(1-[.C318])" office:value-type="float" office:value="0.0826443138089625" calcext:value-type="float">
            <text:p>0,082644313808963</text:p>
          </table:table-cell>
          <table:table-cell table:formula="of:=ABS([.C319]-[.B319])" office:value-type="float" office:value="0.896939721294142" calcext:value-type="float">
            <text:p>0,896939721294142</text:p>
          </table:table-cell>
          <table:table-cell table:number-columns-repeated="3"/>
        </table:table-row>
        <table:table-row table:style-name="ro1">
          <table:table-cell table:formula="of:=[.A319]+1" office:value-type="float" office:value="312" calcext:value-type="float">
            <text:p>312</text:p>
          </table:table-cell>
          <table:table-cell table:formula="of:=4*[.$D$3]*[.B319]*(1-[.B319])" office:value-type="float" office:value="0.0799966130968959" calcext:value-type="float">
            <text:p>0,079996613096896</text:p>
          </table:table-cell>
          <table:table-cell table:formula="of:=4*[.$D$3]*[.C319]*(1-[.C319])" office:value-type="float" office:value="0.303256924816033" calcext:value-type="float">
            <text:p>0,303256924816033</text:p>
          </table:table-cell>
          <table:table-cell table:formula="of:=ABS([.C320]-[.B320])" office:value-type="float" office:value="0.223260311719137" calcext:value-type="float">
            <text:p>0,223260311719137</text:p>
          </table:table-cell>
          <table:table-cell table:number-columns-repeated="3"/>
        </table:table-row>
        <table:table-row table:style-name="ro1">
          <table:table-cell table:formula="of:=[.A320]+1" office:value-type="float" office:value="313" calcext:value-type="float">
            <text:p>313</text:p>
          </table:table-cell>
          <table:table-cell table:formula="of:=4*[.$D$3]*[.B320]*(1-[.B320])" office:value-type="float" office:value="0.294388619959686" calcext:value-type="float">
            <text:p>0,294388619959686</text:p>
          </table:table-cell>
          <table:table-cell table:formula="of:=4*[.$D$3]*[.C320]*(1-[.C320])" office:value-type="float" office:value="0.845168649468624" calcext:value-type="float">
            <text:p>0,845168649468624</text:p>
          </table:table-cell>
          <table:table-cell table:formula="of:=ABS([.C321]-[.B321])" office:value-type="float" office:value="0.550780029508938" calcext:value-type="float">
            <text:p>0,550780029508938</text:p>
          </table:table-cell>
          <table:table-cell table:number-columns-repeated="3"/>
        </table:table-row>
        <table:table-row table:style-name="ro1">
          <table:table-cell table:formula="of:=[.A321]+1" office:value-type="float" office:value="314" calcext:value-type="float">
            <text:p>314</text:p>
          </table:table-cell>
          <table:table-cell table:formula="of:=4*[.$D$3]*[.B321]*(1-[.B321])" office:value-type="float" office:value="0.83089584159167" calcext:value-type="float">
            <text:p>0,83089584159167</text:p>
          </table:table-cell>
          <table:table-cell table:formula="of:=4*[.$D$3]*[.C321]*(1-[.C321])" office:value-type="float" office:value="0.523434413696026" calcext:value-type="float">
            <text:p>0,523434413696026</text:p>
          </table:table-cell>
          <table:table-cell table:formula="of:=ABS([.C322]-[.B322])" office:value-type="float" office:value="0.307461427895644" calcext:value-type="float">
            <text:p>0,307461427895644</text:p>
          </table:table-cell>
          <table:table-cell table:number-columns-repeated="3"/>
        </table:table-row>
        <table:table-row table:style-name="ro1">
          <table:table-cell table:formula="of:=[.A322]+1" office:value-type="float" office:value="315" calcext:value-type="float">
            <text:p>315</text:p>
          </table:table-cell>
          <table:table-cell table:formula="of:=4*[.$D$3]*[.B322]*(1-[.B322])" office:value-type="float" office:value="0.562031768069362" calcext:value-type="float">
            <text:p>0,562031768069362</text:p>
          </table:table-cell>
          <table:table-cell table:formula="of:=4*[.$D$3]*[.C322]*(1-[.C322])" office:value-type="float" office:value="0.997803313018894" calcext:value-type="float">
            <text:p>0,997803313018894</text:p>
          </table:table-cell>
          <table:table-cell table:formula="of:=ABS([.C323]-[.B323])" office:value-type="float" office:value="0.435771544949532" calcext:value-type="float">
            <text:p>0,435771544949532</text:p>
          </table:table-cell>
          <table:table-cell table:number-columns-repeated="3"/>
        </table:table-row>
        <table:table-row table:style-name="ro1">
          <table:table-cell table:formula="of:=[.A323]+1" office:value-type="float" office:value="316" calcext:value-type="float">
            <text:p>316</text:p>
          </table:table-cell>
          <table:table-cell table:formula="of:=4*[.$D$3]*[.B323]*(1-[.B323])" office:value-type="float" office:value="0.984608239000755" calcext:value-type="float">
            <text:p>0,984608239000755</text:p>
          </table:table-cell>
          <table:table-cell table:formula="of:=4*[.$D$3]*[.C323]*(1-[.C323])" office:value-type="float" office:value="0.00876744618965207" calcext:value-type="float">
            <text:p>0,008767446189652</text:p>
          </table:table-cell>
          <table:table-cell table:formula="of:=ABS([.C324]-[.B324])" office:value-type="float" office:value="0.975840792811103" calcext:value-type="float">
            <text:p>0,975840792811103</text:p>
          </table:table-cell>
          <table:table-cell table:number-columns-repeated="3"/>
        </table:table-row>
        <table:table-row table:style-name="ro1">
          <table:table-cell table:formula="of:=[.A324]+1" office:value-type="float" office:value="317" calcext:value-type="float">
            <text:p>317</text:p>
          </table:table-cell>
          <table:table-cell table:formula="of:=4*[.$D$3]*[.B324]*(1-[.B324])" office:value-type="float" office:value="0.0606194187703463" calcext:value-type="float">
            <text:p>0,060619418770346</text:p>
          </table:table-cell>
          <table:table-cell table:formula="of:=4*[.$D$3]*[.C324]*(1-[.C324])" office:value-type="float" office:value="0.0347623123078545" calcext:value-type="float">
            <text:p>0,034762312307855</text:p>
          </table:table-cell>
          <table:table-cell table:formula="of:=ABS([.C325]-[.B325])" office:value-type="float" office:value="0.0258571064624918" calcext:value-type="float">
            <text:p>0,025857106462492</text:p>
          </table:table-cell>
          <table:table-cell table:number-columns-repeated="3"/>
        </table:table-row>
        <table:table-row table:style-name="ro1">
          <table:table-cell table:formula="of:=[.A325]+1" office:value-type="float" office:value="318" calcext:value-type="float">
            <text:p>318</text:p>
          </table:table-cell>
          <table:table-cell table:formula="of:=4*[.$D$3]*[.B325]*(1-[.B325])" office:value-type="float" office:value="0.227778819353167" calcext:value-type="float">
            <text:p>0,227778819353167</text:p>
          </table:table-cell>
          <table:table-cell table:formula="of:=4*[.$D$3]*[.C325]*(1-[.C325])" office:value-type="float" office:value="0.134215575803463" calcext:value-type="float">
            <text:p>0,134215575803463</text:p>
          </table:table-cell>
          <table:table-cell table:formula="of:=ABS([.C326]-[.B326])" office:value-type="float" office:value="0.0935632435497041" calcext:value-type="float">
            <text:p>0,093563243549704</text:p>
          </table:table-cell>
          <table:table-cell table:number-columns-repeated="3"/>
        </table:table-row>
        <table:table-row table:style-name="ro1">
          <table:table-cell table:formula="of:=[.A326]+1" office:value-type="float" office:value="319" calcext:value-type="float">
            <text:p>319</text:p>
          </table:table-cell>
          <table:table-cell table:formula="of:=4*[.$D$3]*[.B326]*(1-[.B326])" office:value-type="float" office:value="0.703582515228977" calcext:value-type="float">
            <text:p>0,703582515228977</text:p>
          </table:table-cell>
          <table:table-cell table:formula="of:=4*[.$D$3]*[.C326]*(1-[.C326])" office:value-type="float" office:value="0.464807020060831" calcext:value-type="float">
            <text:p>0,464807020060831</text:p>
          </table:table-cell>
          <table:table-cell table:formula="of:=ABS([.C327]-[.B327])" office:value-type="float" office:value="0.238775495168146" calcext:value-type="float">
            <text:p>0,238775495168146</text:p>
          </table:table-cell>
          <table:table-cell table:number-columns-repeated="3"/>
        </table:table-row>
        <table:table-row table:style-name="ro1">
          <table:table-cell table:formula="of:=[.A327]+1" office:value-type="float" office:value="320" calcext:value-type="float">
            <text:p>320</text:p>
          </table:table-cell>
          <table:table-cell table:formula="of:=4*[.$D$3]*[.B327]*(1-[.B327])" office:value-type="float" office:value="0.834216637972174" calcext:value-type="float">
            <text:p>0,834216637972174</text:p>
          </table:table-cell>
          <table:table-cell table:formula="of:=4*[.$D$3]*[.C327]*(1-[.C327])" office:value-type="float" office:value="0.995045816652005" calcext:value-type="float">
            <text:p>0,995045816652005</text:p>
          </table:table-cell>
          <table:table-cell table:formula="of:=ABS([.C328]-[.B328])" office:value-type="float" office:value="0.160829178679831" calcext:value-type="float">
            <text:p>0,160829178679831</text:p>
          </table:table-cell>
          <table:table-cell table:number-columns-repeated="3"/>
        </table:table-row>
        <table:table-row table:style-name="ro1">
          <table:table-cell table:formula="of:=[.A328]+1" office:value-type="float" office:value="321" calcext:value-type="float">
            <text:p>321</text:p>
          </table:table-cell>
          <table:table-cell table:formula="of:=4*[.$D$3]*[.B328]*(1-[.B328])" office:value-type="float" office:value="0.553196955610308" calcext:value-type="float">
            <text:p>0,553196955610308</text:p>
          </table:table-cell>
          <table:table-cell table:formula="of:=4*[.$D$3]*[.C328]*(1-[.C328])" office:value-type="float" office:value="0.0197185576613988" calcext:value-type="float">
            <text:p>0,019718557661399</text:p>
          </table:table-cell>
          <table:table-cell table:formula="of:=ABS([.C329]-[.B329])" office:value-type="float" office:value="0.53347839794891" calcext:value-type="float">
            <text:p>0,53347839794891</text:p>
          </table:table-cell>
          <table:table-cell table:number-columns-repeated="3"/>
        </table:table-row>
        <table:table-row table:style-name="ro1">
          <table:table-cell table:formula="of:=[.A329]+1" office:value-type="float" office:value="322" calcext:value-type="float">
            <text:p>322</text:p>
          </table:table-cell>
          <table:table-cell table:formula="of:=4*[.$D$3]*[.B329]*(1-[.B329])" office:value-type="float" office:value="0.98868033565518" calcext:value-type="float">
            <text:p>0,98868033565518</text:p>
          </table:table-cell>
          <table:table-cell table:formula="of:=4*[.$D$3]*[.C329]*(1-[.C329])" office:value-type="float" office:value="0.0773189445806114" calcext:value-type="float">
            <text:p>0,077318944580612</text:p>
          </table:table-cell>
          <table:table-cell table:formula="of:=ABS([.C330]-[.B330])" office:value-type="float" office:value="0.911361391074568" calcext:value-type="float">
            <text:p>0,911361391074568</text:p>
          </table:table-cell>
          <table:table-cell table:number-columns-repeated="3"/>
        </table:table-row>
        <table:table-row table:style-name="ro1">
          <table:table-cell table:formula="of:=[.A330]+1" office:value-type="float" office:value="323" calcext:value-type="float">
            <text:p>323</text:p>
          </table:table-cell>
          <table:table-cell table:formula="of:=4*[.$D$3]*[.B330]*(1-[.B330])" office:value-type="float" office:value="0.0447661181757642" calcext:value-type="float">
            <text:p>0,044766118175764</text:p>
          </table:table-cell>
          <table:table-cell table:formula="of:=4*[.$D$3]*[.C330]*(1-[.C330])" office:value-type="float" office:value="0.285362901558207" calcext:value-type="float">
            <text:p>0,285362901558207</text:p>
          </table:table-cell>
          <table:table-cell table:formula="of:=ABS([.C331]-[.B331])" office:value-type="float" office:value="0.240596783382443" calcext:value-type="float">
            <text:p>0,240596783382443</text:p>
          </table:table-cell>
          <table:table-cell table:number-columns-repeated="3"/>
        </table:table-row>
        <table:table-row table:style-name="ro1">
          <table:table-cell table:formula="of:=[.A331]+1" office:value-type="float" office:value="324" calcext:value-type="float">
            <text:p>324</text:p>
          </table:table-cell>
          <table:table-cell table:formula="of:=4*[.$D$3]*[.B331]*(1-[.B331])" office:value-type="float" office:value="0.171048451356951" calcext:value-type="float">
            <text:p>0,171048451356951</text:p>
          </table:table-cell>
          <table:table-cell table:formula="of:=4*[.$D$3]*[.C331]*(1-[.C331])" office:value-type="float" office:value="0.815723663889952" calcext:value-type="float">
            <text:p>0,815723663889952</text:p>
          </table:table-cell>
          <table:table-cell table:formula="of:=ABS([.C332]-[.B332])" office:value-type="float" office:value="0.644675212533001" calcext:value-type="float">
            <text:p>0,644675212533001</text:p>
          </table:table-cell>
          <table:table-cell table:number-columns-repeated="3"/>
        </table:table-row>
        <table:table-row table:style-name="ro1">
          <table:table-cell table:formula="of:=[.A332]+1" office:value-type="float" office:value="325" calcext:value-type="float">
            <text:p>325</text:p>
          </table:table-cell>
          <table:table-cell table:formula="of:=4*[.$D$3]*[.B332]*(1-[.B332])" office:value-type="float" office:value="0.567163514581359" calcext:value-type="float">
            <text:p>0,567163514581359</text:p>
          </table:table-cell>
          <table:table-cell table:formula="of:=4*[.$D$3]*[.C332]*(1-[.C332])" office:value-type="float" office:value="0.601274272239618" calcext:value-type="float">
            <text:p>0,601274272239618</text:p>
          </table:table-cell>
          <table:table-cell table:formula="of:=ABS([.C333]-[.B333])" office:value-type="float" office:value="0.034110757658259" calcext:value-type="float">
            <text:p>0,034110757658259</text:p>
          </table:table-cell>
          <table:table-cell table:number-columns-repeated="3"/>
        </table:table-row>
        <table:table-row table:style-name="ro1">
          <table:table-cell table:formula="of:=[.A333]+1" office:value-type="float" office:value="326" calcext:value-type="float">
            <text:p>326</text:p>
          </table:table-cell>
          <table:table-cell table:formula="of:=4*[.$D$3]*[.B333]*(1-[.B333])" office:value-type="float" office:value="0.981956249236318" calcext:value-type="float">
            <text:p>0,981956249236318</text:p>
          </table:table-cell>
          <table:table-cell table:formula="of:=4*[.$D$3]*[.C333]*(1-[.C333])" office:value-type="float" office:value="0.958974087129343" calcext:value-type="float">
            <text:p>0,958974087129343</text:p>
          </table:table-cell>
          <table:table-cell table:formula="of:=ABS([.C334]-[.B334])" office:value-type="float" office:value="0.0229821621069753" calcext:value-type="float">
            <text:p>0,022982162106975</text:p>
          </table:table-cell>
          <table:table-cell table:number-columns-repeated="3"/>
        </table:table-row>
        <table:table-row table:style-name="ro1">
          <table:table-cell table:formula="of:=[.A334]+1" office:value-type="float" office:value="327" calcext:value-type="float">
            <text:p>327</text:p>
          </table:table-cell>
          <table:table-cell table:formula="of:=4*[.$D$3]*[.B334]*(1-[.B334])" office:value-type="float" office:value="0.0708726952882393" calcext:value-type="float">
            <text:p>0,070872695288239</text:p>
          </table:table-cell>
          <table:table-cell table:formula="of:=4*[.$D$3]*[.C334]*(1-[.C334])" office:value-type="float" office:value="0.157371149375145" calcext:value-type="float">
            <text:p>0,157371149375145</text:p>
          </table:table-cell>
          <table:table-cell table:formula="of:=ABS([.C335]-[.B335])" office:value-type="float" office:value="0.0864984540869059" calcext:value-type="float">
            <text:p>0,086498454086906</text:p>
          </table:table-cell>
          <table:table-cell table:number-columns-repeated="3"/>
        </table:table-row>
        <table:table-row table:style-name="ro1">
          <table:table-cell table:formula="of:=[.A335]+1" office:value-type="float" office:value="328" calcext:value-type="float">
            <text:p>328</text:p>
          </table:table-cell>
          <table:table-cell table:formula="of:=4*[.$D$3]*[.B335]*(1-[.B335])" office:value-type="float" office:value="0.263399025403279" calcext:value-type="float">
            <text:p>0,263399025403279</text:p>
          </table:table-cell>
          <table:table-cell table:formula="of:=4*[.$D$3]*[.C335]*(1-[.C335])" office:value-type="float" office:value="0.530421882877964" calcext:value-type="float">
            <text:p>0,530421882877964</text:p>
          </table:table-cell>
          <table:table-cell table:formula="of:=ABS([.C336]-[.B336])" office:value-type="float" office:value="0.267022857474685" calcext:value-type="float">
            <text:p>0,267022857474685</text:p>
          </table:table-cell>
          <table:table-cell table:number-columns-repeated="3"/>
        </table:table-row>
        <table:table-row table:style-name="ro1">
          <table:table-cell table:formula="of:=[.A336]+1" office:value-type="float" office:value="329" calcext:value-type="float">
            <text:p>329</text:p>
          </table:table-cell>
          <table:table-cell table:formula="of:=4*[.$D$3]*[.B336]*(1-[.B336])" office:value-type="float" office:value="0.776079915279527" calcext:value-type="float">
            <text:p>0,776079915279527</text:p>
          </table:table-cell>
          <table:table-cell table:formula="of:=4*[.$D$3]*[.C336]*(1-[.C336])" office:value-type="float" office:value="0.996298036168638" calcext:value-type="float">
            <text:p>0,996298036168638</text:p>
          </table:table-cell>
          <table:table-cell table:formula="of:=ABS([.C337]-[.B337])" office:value-type="float" office:value="0.220218120889111" calcext:value-type="float">
            <text:p>0,220218120889111</text:p>
          </table:table-cell>
          <table:table-cell table:number-columns-repeated="3"/>
        </table:table-row>
        <table:table-row table:style-name="ro1">
          <table:table-cell table:formula="of:=[.A337]+1" office:value-type="float" office:value="330" calcext:value-type="float">
            <text:p>330</text:p>
          </table:table-cell>
          <table:table-cell table:formula="of:=4*[.$D$3]*[.B337]*(1-[.B337])" office:value-type="float" office:value="0.695119521516997" calcext:value-type="float">
            <text:p>0,695119521516997</text:p>
          </table:table-cell>
          <table:table-cell table:formula="of:=4*[.$D$3]*[.C337]*(1-[.C337])" office:value-type="float" office:value="0.0147530371806141" calcext:value-type="float">
            <text:p>0,014753037180614</text:p>
          </table:table-cell>
          <table:table-cell table:formula="of:=ABS([.C338]-[.B338])" office:value-type="float" office:value="0.680366484336383" calcext:value-type="float">
            <text:p>0,680366484336383</text:p>
          </table:table-cell>
          <table:table-cell table:number-columns-repeated="3"/>
        </table:table-row>
        <table:table-row table:style-name="ro1">
          <table:table-cell table:formula="of:=[.A338]+1" office:value-type="float" office:value="331" calcext:value-type="float">
            <text:p>331</text:p>
          </table:table-cell>
          <table:table-cell table:formula="of:=4*[.$D$3]*[.B338]*(1-[.B338])" office:value-type="float" office:value="0.847713489291913" calcext:value-type="float">
            <text:p>0,847713489291913</text:p>
          </table:table-cell>
          <table:table-cell table:formula="of:=4*[.$D$3]*[.C338]*(1-[.C338])" office:value-type="float" office:value="0.058141540298246" calcext:value-type="float">
            <text:p>0,058141540298246</text:p>
          </table:table-cell>
          <table:table-cell table:formula="of:=ABS([.C339]-[.B339])" office:value-type="float" office:value="0.789571948993667" calcext:value-type="float">
            <text:p>0,789571948993667</text:p>
          </table:table-cell>
          <table:table-cell table:number-columns-repeated="3"/>
        </table:table-row>
        <table:table-row table:style-name="ro1">
          <table:table-cell table:formula="of:=[.A339]+1" office:value-type="float" office:value="332" calcext:value-type="float">
            <text:p>332</text:p>
          </table:table-cell>
          <table:table-cell table:formula="of:=4*[.$D$3]*[.B339]*(1-[.B339])" office:value-type="float" office:value="0.516381317457772" calcext:value-type="float">
            <text:p>0,516381317457772</text:p>
          </table:table-cell>
          <table:table-cell table:formula="of:=4*[.$D$3]*[.C339]*(1-[.C339])" office:value-type="float" office:value="0.219044406359974" calcext:value-type="float">
            <text:p>0,219044406359974</text:p>
          </table:table-cell>
          <table:table-cell table:formula="of:=ABS([.C340]-[.B340])" office:value-type="float" office:value="0.297336911097798" calcext:value-type="float">
            <text:p>0,297336911097798</text:p>
          </table:table-cell>
          <table:table-cell table:number-columns-repeated="3"/>
        </table:table-row>
        <table:table-row table:style-name="ro1">
          <table:table-cell table:formula="of:=[.A340]+1" office:value-type="float" office:value="333" calcext:value-type="float">
            <text:p>333</text:p>
          </table:table-cell>
          <table:table-cell table:formula="of:=4*[.$D$3]*[.B340]*(1-[.B340])" office:value-type="float" office:value="0.998926609753391" calcext:value-type="float">
            <text:p>0,998926609753391</text:p>
          </table:table-cell>
          <table:table-cell table:formula="of:=4*[.$D$3]*[.C340]*(1-[.C340])" office:value-type="float" office:value="0.684255817609521" calcext:value-type="float">
            <text:p>0,684255817609521</text:p>
          </table:table-cell>
          <table:table-cell table:formula="of:=ABS([.C341]-[.B341])" office:value-type="float" office:value="0.314670792143869" calcext:value-type="float">
            <text:p>0,314670792143869</text:p>
          </table:table-cell>
          <table:table-cell table:number-columns-repeated="3"/>
        </table:table-row>
        <table:table-row table:style-name="ro1">
          <table:table-cell table:formula="of:=[.A341]+1" office:value-type="float" office:value="334" calcext:value-type="float">
            <text:p>334</text:p>
          </table:table-cell>
          <table:table-cell table:formula="of:=4*[.$D$3]*[.B341]*(1-[.B341])" office:value-type="float" office:value="0.0042889523199509" calcext:value-type="float">
            <text:p>0,004288952319951</text:p>
          </table:table-cell>
          <table:table-cell table:formula="of:=4*[.$D$3]*[.C341]*(1-[.C341])" office:value-type="float" office:value="0.864199174708187" calcext:value-type="float">
            <text:p>0,864199174708187</text:p>
          </table:table-cell>
          <table:table-cell table:formula="of:=ABS([.C342]-[.B342])" office:value-type="float" office:value="0.859910222388236" calcext:value-type="float">
            <text:p>0,859910222388236</text:p>
          </table:table-cell>
          <table:table-cell table:number-columns-repeated="3"/>
        </table:table-row>
        <table:table-row table:style-name="ro1">
          <table:table-cell table:formula="of:=[.A342]+1" office:value-type="float" office:value="335" calcext:value-type="float">
            <text:p>335</text:p>
          </table:table-cell>
          <table:table-cell table:formula="of:=4*[.$D$3]*[.B342]*(1-[.B342])" office:value-type="float" office:value="0.0170822288317923" calcext:value-type="float">
            <text:p>0,017082228831792</text:p>
          </table:table-cell>
          <table:table-cell table:formula="of:=4*[.$D$3]*[.C342]*(1-[.C342])" office:value-type="float" office:value="0.469435844567502" calcext:value-type="float">
            <text:p>0,469435844567502</text:p>
          </table:table-cell>
          <table:table-cell table:formula="of:=ABS([.C343]-[.B343])" office:value-type="float" office:value="0.45235361573571" calcext:value-type="float">
            <text:p>0,45235361573571</text:p>
          </table:table-cell>
          <table:table-cell table:number-columns-repeated="3"/>
        </table:table-row>
        <table:table-row table:style-name="ro1">
          <table:table-cell table:formula="of:=[.A343]+1" office:value-type="float" office:value="336" calcext:value-type="float">
            <text:p>336</text:p>
          </table:table-cell>
          <table:table-cell table:formula="of:=4*[.$D$3]*[.B343]*(1-[.B343])" office:value-type="float" office:value="0.0671617051597225" calcext:value-type="float">
            <text:p>0,067161705159723</text:p>
          </table:table-cell>
          <table:table-cell table:formula="of:=4*[.$D$3]*[.C343]*(1-[.C343])" office:value-type="float" office:value="0.996263329610792" calcext:value-type="float">
            <text:p>0,996263329610792</text:p>
          </table:table-cell>
          <table:table-cell table:formula="of:=ABS([.C344]-[.B344])" office:value-type="float" office:value="0.92910162445107" calcext:value-type="float">
            <text:p>0,92910162445107</text:p>
          </table:table-cell>
          <table:table-cell table:number-columns-repeated="3"/>
        </table:table-row>
        <table:table-row table:style-name="ro1">
          <table:table-cell table:formula="of:=[.A344]+1" office:value-type="float" office:value="337" calcext:value-type="float">
            <text:p>337</text:p>
          </table:table-cell>
          <table:table-cell table:formula="of:=4*[.$D$3]*[.B344]*(1-[.B344])" office:value-type="float" office:value="0.250604042079044" calcext:value-type="float">
            <text:p>0,250604042079044</text:p>
          </table:table-cell>
          <table:table-cell table:formula="of:=4*[.$D$3]*[.C344]*(1-[.C344])" office:value-type="float" office:value="0.0148908307344394" calcext:value-type="float">
            <text:p>0,01489083073444</text:p>
          </table:table-cell>
          <table:table-cell table:formula="of:=ABS([.C345]-[.B345])" office:value-type="float" office:value="0.235713211344605" calcext:value-type="float">
            <text:p>0,235713211344605</text:p>
          </table:table-cell>
          <table:table-cell table:number-columns-repeated="3"/>
        </table:table-row>
        <table:table-row table:style-name="ro1">
          <table:table-cell table:formula="of:=[.A345]+1" office:value-type="float" office:value="338" calcext:value-type="float">
            <text:p>338</text:p>
          </table:table-cell>
          <table:table-cell table:formula="of:=4*[.$D$3]*[.B345]*(1-[.B345])" office:value-type="float" office:value="0.751206624690755" calcext:value-type="float">
            <text:p>0,751206624690755</text:p>
          </table:table-cell>
          <table:table-cell table:formula="of:=4*[.$D$3]*[.C345]*(1-[.C345])" office:value-type="float" office:value="0.0586763755779109" calcext:value-type="float">
            <text:p>0,058676375577911</text:p>
          </table:table-cell>
          <table:table-cell table:formula="of:=ABS([.C346]-[.B346])" office:value-type="float" office:value="0.692530249112844" calcext:value-type="float">
            <text:p>0,692530249112844</text:p>
          </table:table-cell>
          <table:table-cell table:number-columns-repeated="3"/>
        </table:table-row>
        <table:table-row table:style-name="ro1">
          <table:table-cell table:formula="of:=[.A346]+1" office:value-type="float" office:value="339" calcext:value-type="float">
            <text:p>339</text:p>
          </table:table-cell>
          <table:table-cell table:formula="of:=4*[.$D$3]*[.B346]*(1-[.B346])" office:value-type="float" office:value="0.747580926845912" calcext:value-type="float">
            <text:p>0,747580926845912</text:p>
          </table:table-cell>
          <table:table-cell table:formula="of:=4*[.$D$3]*[.C346]*(1-[.C346])" office:value-type="float" office:value="0.220933834107803" calcext:value-type="float">
            <text:p>0,220933834107803</text:p>
          </table:table-cell>
          <table:table-cell table:formula="of:=ABS([.C347]-[.B347])" office:value-type="float" office:value="0.526647092738109" calcext:value-type="float">
            <text:p>0,526647092738109</text:p>
          </table:table-cell>
          <table:table-cell table:number-columns-repeated="3"/>
        </table:table-row>
        <table:table-row table:style-name="ro1">
          <table:table-cell table:formula="of:=[.A347]+1" office:value-type="float" office:value="340" calcext:value-type="float">
            <text:p>340</text:p>
          </table:table-cell>
          <table:table-cell table:formula="of:=4*[.$D$3]*[.B347]*(1-[.B347])" office:value-type="float" office:value="0.754814738648477" calcext:value-type="float">
            <text:p>0,754814738648477</text:p>
          </table:table-cell>
          <table:table-cell table:formula="of:=4*[.$D$3]*[.C347]*(1-[.C347])" office:value-type="float" office:value="0.688488300216916" calcext:value-type="float">
            <text:p>0,688488300216916</text:p>
          </table:table-cell>
          <table:table-cell table:formula="of:=ABS([.C348]-[.B348])" office:value-type="float" office:value="0.0663264384315607" calcext:value-type="float">
            <text:p>0,066326438431561</text:p>
          </table:table-cell>
          <table:table-cell table:number-columns-repeated="3"/>
        </table:table-row>
        <table:table-row table:style-name="ro1">
          <table:table-cell table:formula="of:=[.A348]+1" office:value-type="float" office:value="341" calcext:value-type="float">
            <text:p>341</text:p>
          </table:table-cell>
          <table:table-cell table:formula="of:=4*[.$D$3]*[.B348]*(1-[.B348])" office:value-type="float" office:value="0.740277795870034" calcext:value-type="float">
            <text:p>0,740277795870034</text:p>
          </table:table-cell>
          <table:table-cell table:formula="of:=4*[.$D$3]*[.C348]*(1-[.C348])" office:value-type="float" office:value="0.857888642725351" calcext:value-type="float">
            <text:p>0,857888642725351</text:p>
          </table:table-cell>
          <table:table-cell table:formula="of:=ABS([.C349]-[.B349])" office:value-type="float" office:value="0.117610846855317" calcext:value-type="float">
            <text:p>0,117610846855317</text:p>
          </table:table-cell>
          <table:table-cell table:number-columns-repeated="3"/>
        </table:table-row>
        <table:table-row table:style-name="ro1">
          <table:table-cell table:formula="of:=[.A349]+1" office:value-type="float" office:value="342" calcext:value-type="float">
            <text:p>342</text:p>
          </table:table-cell>
          <table:table-cell table:formula="of:=4*[.$D$3]*[.B349]*(1-[.B349])" office:value-type="float" office:value="0.769066323247353" calcext:value-type="float">
            <text:p>0,769066323247353</text:p>
          </table:table-cell>
          <table:table-cell table:formula="of:=4*[.$D$3]*[.C349]*(1-[.C349])" office:value-type="float" office:value="0.487662877632824" calcext:value-type="float">
            <text:p>0,487662877632824</text:p>
          </table:table-cell>
          <table:table-cell table:formula="of:=ABS([.C350]-[.B350])" office:value-type="float" office:value="0.281403445614529" calcext:value-type="float">
            <text:p>0,281403445614529</text:p>
          </table:table-cell>
          <table:table-cell table:number-columns-repeated="3"/>
        </table:table-row>
        <table:table-row table:style-name="ro1">
          <table:table-cell table:formula="of:=[.A350]+1" office:value-type="float" office:value="343" calcext:value-type="float">
            <text:p>343</text:p>
          </table:table-cell>
          <table:table-cell table:formula="of:=4*[.$D$3]*[.B350]*(1-[.B350])" office:value-type="float" office:value="0.710413254776605" calcext:value-type="float">
            <text:p>0,710413254776605</text:p>
          </table:table-cell>
          <table:table-cell table:formula="of:=4*[.$D$3]*[.C350]*(1-[.C350])" office:value-type="float" office:value="0.999391181646789" calcext:value-type="float">
            <text:p>0,999391181646789</text:p>
          </table:table-cell>
          <table:table-cell table:formula="of:=ABS([.C351]-[.B351])" office:value-type="float" office:value="0.288977926870185" calcext:value-type="float">
            <text:p>0,288977926870185</text:p>
          </table:table-cell>
          <table:table-cell table:number-columns-repeated="3"/>
        </table:table-row>
        <table:table-row table:style-name="ro1">
          <table:table-cell table:formula="of:=[.A351]+1" office:value-type="float" office:value="344" calcext:value-type="float">
            <text:p>344</text:p>
          </table:table-cell>
          <table:table-cell table:formula="of:=4*[.$D$3]*[.B351]*(1-[.B351])" office:value-type="float" office:value="0.822905048857263" calcext:value-type="float">
            <text:p>0,822905048857263</text:p>
          </table:table-cell>
          <table:table-cell table:formula="of:=4*[.$D$3]*[.C351]*(1-[.C351])" office:value-type="float" office:value="0.00243379077369351" calcext:value-type="float">
            <text:p>0,002433790773694</text:p>
          </table:table-cell>
          <table:table-cell table:formula="of:=ABS([.C352]-[.B352])" office:value-type="float" office:value="0.820471258083569" calcext:value-type="float">
            <text:p>0,820471258083569</text:p>
          </table:table-cell>
          <table:table-cell table:number-columns-repeated="3"/>
        </table:table-row>
        <table:table-row table:style-name="ro1">
          <table:table-cell table:formula="of:=[.A352]+1" office:value-type="float" office:value="345" calcext:value-type="float">
            <text:p>345</text:p>
          </table:table-cell>
          <table:table-cell table:formula="of:=4*[.$D$3]*[.B352]*(1-[.B352])" office:value-type="float" office:value="0.582929317689955" calcext:value-type="float">
            <text:p>0,582929317689955</text:p>
          </table:table-cell>
          <table:table-cell table:formula="of:=4*[.$D$3]*[.C352]*(1-[.C352])" office:value-type="float" office:value="0.00971146974465357" calcext:value-type="float">
            <text:p>0,009711469744654</text:p>
          </table:table-cell>
          <table:table-cell table:formula="of:=ABS([.C353]-[.B353])" office:value-type="float" office:value="0.573217847945302" calcext:value-type="float">
            <text:p>0,573217847945302</text:p>
          </table:table-cell>
          <table:table-cell table:number-columns-repeated="3"/>
        </table:table-row>
        <table:table-row table:style-name="ro1">
          <table:table-cell table:formula="of:=[.A353]+1" office:value-type="float" office:value="346" calcext:value-type="float">
            <text:p>346</text:p>
          </table:table-cell>
          <table:table-cell table:formula="of:=4*[.$D$3]*[.B353]*(1-[.B353])" office:value-type="float" office:value="0.972490913069914" calcext:value-type="float">
            <text:p>0,972490913069914</text:p>
          </table:table-cell>
          <table:table-cell table:formula="of:=4*[.$D$3]*[.C353]*(1-[.C353])" office:value-type="float" office:value="0.038468628400209" calcext:value-type="float">
            <text:p>0,038468628400209</text:p>
          </table:table-cell>
          <table:table-cell table:formula="of:=ABS([.C354]-[.B354])" office:value-type="float" office:value="0.934022284669705" calcext:value-type="float">
            <text:p>0,934022284669705</text:p>
          </table:table-cell>
          <table:table-cell table:number-columns-repeated="3"/>
        </table:table-row>
        <table:table-row table:style-name="ro1">
          <table:table-cell table:formula="of:=[.A354]+1" office:value-type="float" office:value="347" calcext:value-type="float">
            <text:p>347</text:p>
          </table:table-cell>
          <table:table-cell table:formula="of:=4*[.$D$3]*[.B354]*(1-[.B354])" office:value-type="float" office:value="0.107009348265437" calcext:value-type="float">
            <text:p>0,107009348265437</text:p>
          </table:table-cell>
          <table:table-cell table:formula="of:=4*[.$D$3]*[.C354]*(1-[.C354])" office:value-type="float" office:value="0.147955172116862" calcext:value-type="float">
            <text:p>0,147955172116862</text:p>
          </table:table-cell>
          <table:table-cell table:formula="of:=ABS([.C355]-[.B355])" office:value-type="float" office:value="0.0409458238514257" calcext:value-type="float">
            <text:p>0,040945823851426</text:p>
          </table:table-cell>
          <table:table-cell table:number-columns-repeated="3"/>
        </table:table-row>
        <table:table-row table:style-name="ro1">
          <table:table-cell table:formula="of:=[.A355]+1" office:value-type="float" office:value="348" calcext:value-type="float">
            <text:p>348</text:p>
          </table:table-cell>
          <table:table-cell table:formula="of:=4*[.$D$3]*[.B355]*(1-[.B355])" office:value-type="float" office:value="0.382233390596973" calcext:value-type="float">
            <text:p>0,382233390596973</text:p>
          </table:table-cell>
          <table:table-cell table:formula="of:=4*[.$D$3]*[.C355]*(1-[.C355])" office:value-type="float" office:value="0.504257756642928" calcext:value-type="float">
            <text:p>0,504257756642928</text:p>
          </table:table-cell>
          <table:table-cell table:formula="of:=ABS([.C356]-[.B356])" office:value-type="float" office:value="0.122024366045955" calcext:value-type="float">
            <text:p>0,122024366045955</text:p>
          </table:table-cell>
          <table:table-cell table:number-columns-repeated="3"/>
        </table:table-row>
        <table:table-row table:style-name="ro1">
          <table:table-cell table:formula="of:=[.A356]+1" office:value-type="float" office:value="349" calcext:value-type="float">
            <text:p>349</text:p>
          </table:table-cell>
          <table:table-cell table:formula="of:=4*[.$D$3]*[.B356]*(1-[.B356])" office:value-type="float" office:value="0.94452410283886" calcext:value-type="float">
            <text:p>0,94452410283886</text:p>
          </table:table-cell>
          <table:table-cell table:formula="of:=4*[.$D$3]*[.C356]*(1-[.C356])" office:value-type="float" office:value="0.999927486033478" calcext:value-type="float">
            <text:p>0,999927486033478</text:p>
          </table:table-cell>
          <table:table-cell table:formula="of:=ABS([.C357]-[.B357])" office:value-type="float" office:value="0.0554033831946187" calcext:value-type="float">
            <text:p>0,055403383194619</text:p>
          </table:table-cell>
          <table:table-cell table:number-columns-repeated="3"/>
        </table:table-row>
        <table:table-row table:style-name="ro1">
          <table:table-cell table:formula="of:=[.A357]+1" office:value-type="float" office:value="350" calcext:value-type="float">
            <text:p>350</text:p>
          </table:table-cell>
          <table:table-cell table:formula="of:=4*[.$D$3]*[.B357]*(1-[.B357])" office:value-type="float" office:value="0.209593287981228" calcext:value-type="float">
            <text:p>0,209593287981228</text:p>
          </table:table-cell>
          <table:table-cell table:formula="of:=4*[.$D$3]*[.C357]*(1-[.C357])" office:value-type="float" office:value="0.000290034832985184" calcext:value-type="float">
            <text:p>0,000290034832985</text:p>
          </table:table-cell>
          <table:table-cell table:formula="of:=ABS([.C358]-[.B358])" office:value-type="float" office:value="0.209303253148242" calcext:value-type="float">
            <text:p>0,209303253148242</text:p>
          </table:table-cell>
          <table:table-cell table:number-columns-repeated="3"/>
        </table:table-row>
        <table:table-row table:style-name="ro1">
          <table:table-cell table:formula="of:=[.A358]+1" office:value-type="float" office:value="351" calcext:value-type="float">
            <text:p>351</text:p>
          </table:table-cell>
          <table:table-cell table:formula="of:=4*[.$D$3]*[.B358]*(1-[.B358])" office:value-type="float" office:value="0.662655766457783" calcext:value-type="float">
            <text:p>0,662655766457783</text:p>
          </table:table-cell>
          <table:table-cell table:formula="of:=4*[.$D$3]*[.C358]*(1-[.C358])" office:value-type="float" office:value="0.00115980285112336" calcext:value-type="float">
            <text:p>0,001159802851123</text:p>
          </table:table-cell>
          <table:table-cell table:formula="of:=ABS([.C359]-[.B359])" office:value-type="float" office:value="0.66149596360666" calcext:value-type="float">
            <text:p>0,66149596360666</text:p>
          </table:table-cell>
          <table:table-cell table:number-columns-repeated="3"/>
        </table:table-row>
        <table:table-row table:style-name="ro1">
          <table:table-cell table:formula="of:=[.A359]+1" office:value-type="float" office:value="352" calcext:value-type="float">
            <text:p>352</text:p>
          </table:table-cell>
          <table:table-cell table:formula="of:=4*[.$D$3]*[.B359]*(1-[.B359])" office:value-type="float" office:value="0.894172406552124" calcext:value-type="float">
            <text:p>0,894172406552124</text:p>
          </table:table-cell>
          <table:table-cell table:formula="of:=4*[.$D$3]*[.C359]*(1-[.C359])" office:value-type="float" office:value="0.00463383083387954" calcext:value-type="float">
            <text:p>0,00463383083388</text:p>
          </table:table-cell>
          <table:table-cell table:formula="of:=ABS([.C360]-[.B360])" office:value-type="float" office:value="0.889538575718245" calcext:value-type="float">
            <text:p>0,889538575718245</text:p>
          </table:table-cell>
          <table:table-cell table:number-columns-repeated="3"/>
        </table:table-row>
        <table:table-row table:style-name="ro1">
          <table:table-cell table:formula="of:=[.A360]+1" office:value-type="float" office:value="353" calcext:value-type="float">
            <text:p>353</text:p>
          </table:table-cell>
          <table:table-cell table:formula="of:=4*[.$D$3]*[.B360]*(1-[.B360])" office:value-type="float" office:value="0.378512455651627" calcext:value-type="float">
            <text:p>0,378512455651627</text:p>
          </table:table-cell>
          <table:table-cell table:formula="of:=4*[.$D$3]*[.C360]*(1-[.C360])" office:value-type="float" office:value="0.0184494337827301" calcext:value-type="float">
            <text:p>0,01844943378273</text:p>
          </table:table-cell>
          <table:table-cell table:formula="of:=ABS([.C361]-[.B361])" office:value-type="float" office:value="0.360063021868897" calcext:value-type="float">
            <text:p>0,360063021868897</text:p>
          </table:table-cell>
          <table:table-cell table:number-columns-repeated="3"/>
        </table:table-row>
        <table:table-row table:style-name="ro1">
          <table:table-cell table:formula="of:=[.A361]+1" office:value-type="float" office:value="354" calcext:value-type="float">
            <text:p>354</text:p>
          </table:table-cell>
          <table:table-cell table:formula="of:=4*[.$D$3]*[.B361]*(1-[.B361])" office:value-type="float" office:value="0.940963106272808" calcext:value-type="float">
            <text:p>0,940963106272808</text:p>
          </table:table-cell>
          <table:table-cell table:formula="of:=4*[.$D$3]*[.C361]*(1-[.C361])" office:value-type="float" office:value="0.072436208703307" calcext:value-type="float">
            <text:p>0,072436208703307</text:p>
          </table:table-cell>
          <table:table-cell table:formula="of:=ABS([.C362]-[.B362])" office:value-type="float" office:value="0.868526897569501" calcext:value-type="float">
            <text:p>0,868526897569501</text:p>
          </table:table-cell>
          <table:table-cell table:number-columns-repeated="3"/>
        </table:table-row>
        <table:table-row table:style-name="ro1">
          <table:table-cell table:formula="of:=[.A362]+1" office:value-type="float" office:value="355" calcext:value-type="float">
            <text:p>355</text:p>
          </table:table-cell>
          <table:table-cell table:formula="of:=4*[.$D$3]*[.B362]*(1-[.B362])" office:value-type="float" office:value="0.222206155624945" calcext:value-type="float">
            <text:p>0,222206155624945</text:p>
          </table:table-cell>
          <table:table-cell table:formula="of:=4*[.$D$3]*[.C362]*(1-[.C362])" office:value-type="float" office:value="0.268756817487992" calcext:value-type="float">
            <text:p>0,268756817487992</text:p>
          </table:table-cell>
          <table:table-cell table:formula="of:=ABS([.C363]-[.B363])" office:value-type="float" office:value="0.0465506618630473" calcext:value-type="float">
            <text:p>0,046550661863047</text:p>
          </table:table-cell>
          <table:table-cell table:number-columns-repeated="3"/>
        </table:table-row>
        <table:table-row table:style-name="ro1">
          <table:table-cell table:formula="of:=[.A363]+1" office:value-type="float" office:value="356" calcext:value-type="float">
            <text:p>356</text:p>
          </table:table-cell>
          <table:table-cell table:formula="of:=4*[.$D$3]*[.B363]*(1-[.B363])" office:value-type="float" office:value="0.69132232010931" calcext:value-type="float">
            <text:p>0,69132232010931</text:p>
          </table:table-cell>
          <table:table-cell table:formula="of:=4*[.$D$3]*[.C363]*(1-[.C363])" office:value-type="float" office:value="0.786106362166872" calcext:value-type="float">
            <text:p>0,786106362166872</text:p>
          </table:table-cell>
          <table:table-cell table:formula="of:=ABS([.C364]-[.B364])" office:value-type="float" office:value="0.0947840420575624" calcext:value-type="float">
            <text:p>0,094784042057563</text:p>
          </table:table-cell>
          <table:table-cell table:number-columns-repeated="3"/>
        </table:table-row>
        <table:table-row table:style-name="ro1">
          <table:table-cell table:formula="of:=[.A364]+1" office:value-type="float" office:value="357" calcext:value-type="float">
            <text:p>357</text:p>
          </table:table-cell>
          <table:table-cell table:formula="of:=4*[.$D$3]*[.B364]*(1-[.B364])" office:value-type="float" office:value="0.853583079311963" calcext:value-type="float">
            <text:p>0,853583079311963</text:p>
          </table:table-cell>
          <table:table-cell table:formula="of:=4*[.$D$3]*[.C364]*(1-[.C364])" office:value-type="float" office:value="0.672572598110554" calcext:value-type="float">
            <text:p>0,672572598110554</text:p>
          </table:table-cell>
          <table:table-cell table:formula="of:=ABS([.C365]-[.B365])" office:value-type="float" office:value="0.181010481201409" calcext:value-type="float">
            <text:p>0,181010481201409</text:p>
          </table:table-cell>
          <table:table-cell table:number-columns-repeated="3"/>
        </table:table-row>
        <table:table-row table:style-name="ro1">
          <table:table-cell table:formula="of:=[.A365]+1" office:value-type="float" office:value="358" calcext:value-type="float">
            <text:p>358</text:p>
          </table:table-cell>
          <table:table-cell table:formula="of:=4*[.$D$3]*[.B365]*(1-[.B365])" office:value-type="float" office:value="0.49991602409708" calcext:value-type="float">
            <text:p>0,49991602409708</text:p>
          </table:table-cell>
          <table:table-cell table:formula="of:=4*[.$D$3]*[.C365]*(1-[.C365])" office:value-type="float" office:value="0.880874793525493" calcext:value-type="float">
            <text:p>0,880874793525493</text:p>
          </table:table-cell>
          <table:table-cell table:formula="of:=ABS([.C366]-[.B366])" office:value-type="float" office:value="0.380958769428412" calcext:value-type="float">
            <text:p>0,380958769428412</text:p>
          </table:table-cell>
          <table:table-cell table:number-columns-repeated="3"/>
        </table:table-row>
        <table:table-row table:style-name="ro1">
          <table:table-cell table:formula="of:=[.A366]+1" office:value-type="float" office:value="359" calcext:value-type="float">
            <text:p>359</text:p>
          </table:table-cell>
          <table:table-cell table:formula="of:=4*[.$D$3]*[.B366]*(1-[.B366])" office:value-type="float" office:value="0.999999971792191" calcext:value-type="float">
            <text:p>0,999999971792191</text:p>
          </table:table-cell>
          <table:table-cell table:formula="of:=4*[.$D$3]*[.C366]*(1-[.C366])" office:value-type="float" office:value="0.419737566627653" calcext:value-type="float">
            <text:p>0,419737566627653</text:p>
          </table:table-cell>
          <table:table-cell table:formula="of:=ABS([.C367]-[.B367])" office:value-type="float" office:value="0.580262405164538" calcext:value-type="float">
            <text:p>0,580262405164538</text:p>
          </table:table-cell>
          <table:table-cell table:number-columns-repeated="3"/>
        </table:table-row>
        <table:table-row table:style-name="ro1">
          <table:table-cell table:formula="of:=[.A367]+1" office:value-type="float" office:value="360" calcext:value-type="float">
            <text:p>360</text:p>
          </table:table-cell>
          <table:table-cell table:formula="of:=4*[.$D$3]*[.B367]*(1-[.B367])" office:value-type="float" office:value="0.000000112831232727272" calcext:value-type="float">
            <text:p>1,12831232727272E-07</text:p>
          </table:table-cell>
          <table:table-cell table:formula="of:=4*[.$D$3]*[.C367]*(1-[.C367])" office:value-type="float" office:value="0.974231767156598" calcext:value-type="float">
            <text:p>0,974231767156598</text:p>
          </table:table-cell>
          <table:table-cell table:formula="of:=ABS([.C368]-[.B368])" office:value-type="float" office:value="0.974231654325365" calcext:value-type="float">
            <text:p>0,974231654325365</text:p>
          </table:table-cell>
          <table:table-cell table:number-columns-repeated="3"/>
        </table:table-row>
        <table:table-row table:style-name="ro1">
          <table:table-cell table:formula="of:=[.A368]+1" office:value-type="float" office:value="361" calcext:value-type="float">
            <text:p>361</text:p>
          </table:table-cell>
          <table:table-cell table:formula="of:=4*[.$D$3]*[.B368]*(1-[.B368])" office:value-type="float" office:value="0.000000451324879985539" calcext:value-type="float">
            <text:p>4,51324879985539E-07</text:p>
          </table:table-cell>
          <table:table-cell table:formula="of:=4*[.$D$3]*[.C368]*(1-[.C368])" office:value-type="float" office:value="0.100416924078121" calcext:value-type="float">
            <text:p>0,100416924078121</text:p>
          </table:table-cell>
          <table:table-cell table:formula="of:=ABS([.C369]-[.B369])" office:value-type="float" office:value="0.100416472753241" calcext:value-type="float">
            <text:p>0,100416472753241</text:p>
          </table:table-cell>
          <table:table-cell table:number-columns-repeated="3"/>
        </table:table-row>
        <table:table-row table:style-name="ro1">
          <table:table-cell table:formula="of:=[.A369]+1" office:value-type="float" office:value="362" calcext:value-type="float">
            <text:p>362</text:p>
          </table:table-cell>
          <table:table-cell table:formula="of:=4*[.$D$3]*[.B369]*(1-[.B369])" office:value-type="float" office:value="0.00000180529870516557" calcext:value-type="float">
            <text:p>1,80529870516557E-06</text:p>
          </table:table-cell>
          <table:table-cell table:formula="of:=4*[.$D$3]*[.C369]*(1-[.C369])" office:value-type="float" office:value="0.361333461747241" calcext:value-type="float">
            <text:p>0,361333461747241</text:p>
          </table:table-cell>
          <table:table-cell table:formula="of:=ABS([.C370]-[.B370])" office:value-type="float" office:value="0.361331656448535" calcext:value-type="float">
            <text:p>0,361331656448535</text:p>
          </table:table-cell>
          <table:table-cell table:number-columns-repeated="3"/>
        </table:table-row>
        <table:table-row table:style-name="ro1">
          <table:table-cell table:formula="of:=[.A370]+1" office:value-type="float" office:value="363" calcext:value-type="float">
            <text:p>363</text:p>
          </table:table-cell>
          <table:table-cell table:formula="of:=4*[.$D$3]*[.B370]*(1-[.B370])" office:value-type="float" office:value="0.0000072211817842486" calcext:value-type="float">
            <text:p>7,2211817842486E-06</text:p>
          </table:table-cell>
          <table:table-cell table:formula="of:=4*[.$D$3]*[.C370]*(1-[.C370])" office:value-type="float" office:value="0.923086364675984" calcext:value-type="float">
            <text:p>0,923086364675984</text:p>
          </table:table-cell>
          <table:table-cell table:formula="of:=ABS([.C371]-[.B371])" office:value-type="float" office:value="0.9230791434942" calcext:value-type="float">
            <text:p>0,9230791434942</text:p>
          </table:table-cell>
          <table:table-cell table:number-columns-repeated="3"/>
        </table:table-row>
        <table:table-row table:style-name="ro1">
          <table:table-cell table:formula="of:=[.A371]+1" office:value-type="float" office:value="364" calcext:value-type="float">
            <text:p>364</text:p>
          </table:table-cell>
          <table:table-cell table:formula="of:=4*[.$D$3]*[.B371]*(1-[.B371])" office:value-type="float" office:value="0.000028884518555129" calcext:value-type="float">
            <text:p>2,8884518555129E-05</text:p>
          </table:table-cell>
          <table:table-cell table:formula="of:=4*[.$D$3]*[.C371]*(1-[.C371])" office:value-type="float" office:value="0.283991712101041" calcext:value-type="float">
            <text:p>0,283991712101041</text:p>
          </table:table-cell>
          <table:table-cell table:formula="of:=ABS([.C372]-[.B372])" office:value-type="float" office:value="0.283962827582485" calcext:value-type="float">
            <text:p>0,283962827582485</text:p>
          </table:table-cell>
          <table:table-cell table:number-columns-repeated="3"/>
        </table:table-row>
        <table:table-row table:style-name="ro1">
          <table:table-cell table:formula="of:=[.A372]+1" office:value-type="float" office:value="365" calcext:value-type="float">
            <text:p>365</text:p>
          </table:table-cell>
          <table:table-cell table:formula="of:=4*[.$D$3]*[.B372]*(1-[.B372])" office:value-type="float" office:value="0.000115534736958867" calcext:value-type="float">
            <text:p>0,000115534736959</text:p>
          </table:table-cell>
          <table:table-cell table:formula="of:=4*[.$D$3]*[.C372]*(1-[.C372])" office:value-type="float" office:value="0.813361678235841" calcext:value-type="float">
            <text:p>0,813361678235841</text:p>
          </table:table-cell>
          <table:table-cell table:formula="of:=ABS([.C373]-[.B373])" office:value-type="float" office:value="0.813246143498882" calcext:value-type="float">
            <text:p>0,813246143498882</text:p>
          </table:table-cell>
          <table:table-cell table:number-columns-repeated="3"/>
        </table:table-row>
        <table:table-row table:style-name="ro1">
          <table:table-cell table:formula="of:=[.A373]+1" office:value-type="float" office:value="366" calcext:value-type="float">
            <text:p>366</text:p>
          </table:table-cell>
          <table:table-cell table:formula="of:=4*[.$D$3]*[.B373]*(1-[.B373])" office:value-type="float" office:value="0.000462085554733692" calcext:value-type="float">
            <text:p>0,000462085554734</text:p>
          </table:table-cell>
          <table:table-cell table:formula="of:=4*[.$D$3]*[.C373]*(1-[.C373])" office:value-type="float" office:value="0.607217834452869" calcext:value-type="float">
            <text:p>0,607217834452869</text:p>
          </table:table-cell>
          <table:table-cell table:formula="of:=ABS([.C374]-[.B374])" office:value-type="float" office:value="0.606755748898135" calcext:value-type="float">
            <text:p>0,606755748898135</text:p>
          </table:table-cell>
          <table:table-cell table:number-columns-repeated="3"/>
        </table:table-row>
        <table:table-row table:style-name="ro1">
          <table:table-cell table:formula="of:=[.A374]+1" office:value-type="float" office:value="367" calcext:value-type="float">
            <text:p>367</text:p>
          </table:table-cell>
          <table:table-cell table:formula="of:=4*[.$D$3]*[.B374]*(1-[.B374])" office:value-type="float" office:value="0.00184748812669519" calcext:value-type="float">
            <text:p>0,001847488126695</text:p>
          </table:table-cell>
          <table:table-cell table:formula="of:=4*[.$D$3]*[.C374]*(1-[.C374])" office:value-type="float" office:value="0.954017343900949" calcext:value-type="float">
            <text:p>0,954017343900949</text:p>
          </table:table-cell>
          <table:table-cell table:formula="of:=ABS([.C375]-[.B375])" office:value-type="float" office:value="0.952169855774253" calcext:value-type="float">
            <text:p>0,952169855774253</text:p>
          </table:table-cell>
          <table:table-cell table:number-columns-repeated="3"/>
        </table:table-row>
        <table:table-row table:style-name="ro1">
          <table:table-cell table:formula="of:=[.A375]+1" office:value-type="float" office:value="368" calcext:value-type="float">
            <text:p>368</text:p>
          </table:table-cell>
          <table:table-cell table:formula="of:=4*[.$D$3]*[.B375]*(1-[.B375])" office:value-type="float" office:value="0.00737629965726766" calcext:value-type="float">
            <text:p>0,007376299657268</text:p>
          </table:table-cell>
          <table:table-cell table:formula="of:=4*[.$D$3]*[.C375]*(1-[.C375])" office:value-type="float" office:value="0.175473005748511" calcext:value-type="float">
            <text:p>0,175473005748511</text:p>
          </table:table-cell>
          <table:table-cell table:formula="of:=ABS([.C376]-[.B376])" office:value-type="float" office:value="0.168096706091243" calcext:value-type="float">
            <text:p>0,168096706091243</text:p>
          </table:table-cell>
          <table:table-cell table:number-columns-repeated="3"/>
        </table:table-row>
        <table:table-row table:style-name="ro1">
          <table:table-cell table:formula="of:=[.A376]+1" office:value-type="float" office:value="369" calcext:value-type="float">
            <text:p>369</text:p>
          </table:table-cell>
          <table:table-cell table:formula="of:=4*[.$D$3]*[.B376]*(1-[.B376])" office:value-type="float" office:value="0.0292875594425354" calcext:value-type="float">
            <text:p>0,029287559442535</text:p>
          </table:table-cell>
          <table:table-cell table:formula="of:=4*[.$D$3]*[.C376]*(1-[.C376])" office:value-type="float" office:value="0.578728920008375" calcext:value-type="float">
            <text:p>0,578728920008375</text:p>
          </table:table-cell>
          <table:table-cell table:formula="of:=ABS([.C377]-[.B377])" office:value-type="float" office:value="0.54944136056584" calcext:value-type="float">
            <text:p>0,54944136056584</text:p>
          </table:table-cell>
          <table:table-cell table:number-columns-repeated="3"/>
        </table:table-row>
        <table:table-row table:style-name="ro1">
          <table:table-cell table:formula="of:=[.A377]+1" office:value-type="float" office:value="370" calcext:value-type="float">
            <text:p>370</text:p>
          </table:table-cell>
          <table:table-cell table:formula="of:=4*[.$D$3]*[.B377]*(1-[.B377])" office:value-type="float" office:value="0.113719193217741" calcext:value-type="float">
            <text:p>0,113719193217741</text:p>
          </table:table-cell>
          <table:table-cell table:formula="of:=4*[.$D$3]*[.C377]*(1-[.C377])" office:value-type="float" office:value="0.97520702861726" calcext:value-type="float">
            <text:p>0,97520702861726</text:p>
          </table:table-cell>
          <table:table-cell table:formula="of:=ABS([.C378]-[.B378])" office:value-type="float" office:value="0.861487835399518" calcext:value-type="float">
            <text:p>0,861487835399518</text:p>
          </table:table-cell>
          <table:table-cell table:number-columns-repeated="3"/>
        </table:table-row>
        <table:table-row table:style-name="ro1">
          <table:table-cell table:formula="of:=[.A378]+1" office:value-type="float" office:value="371" calcext:value-type="float">
            <text:p>371</text:p>
          </table:table-cell>
          <table:table-cell table:formula="of:=4*[.$D$3]*[.B378]*(1-[.B378])" office:value-type="float" office:value="0.40314855324659" calcext:value-type="float">
            <text:p>0,40314855324659</text:p>
          </table:table-cell>
          <table:table-cell table:formula="of:=4*[.$D$3]*[.C378]*(1-[.C378])" office:value-type="float" office:value="0.0967131198110205" calcext:value-type="float">
            <text:p>0,096713119811021</text:p>
          </table:table-cell>
          <table:table-cell table:formula="of:=ABS([.C379]-[.B379])" office:value-type="float" office:value="0.306435433435569" calcext:value-type="float">
            <text:p>0,306435433435569</text:p>
          </table:table-cell>
          <table:table-cell table:number-columns-repeated="3"/>
        </table:table-row>
        <table:table-row table:style-name="ro1">
          <table:table-cell table:formula="of:=[.A379]+1" office:value-type="float" office:value="372" calcext:value-type="float">
            <text:p>372</text:p>
          </table:table-cell>
          <table:table-cell table:formula="of:=4*[.$D$3]*[.B379]*(1-[.B379])" office:value-type="float" office:value="0.962479189047085" calcext:value-type="float">
            <text:p>0,962479189047085</text:p>
          </table:table-cell>
          <table:table-cell table:formula="of:=4*[.$D$3]*[.C379]*(1-[.C379])" office:value-type="float" office:value="0.349438769069759" calcext:value-type="float">
            <text:p>0,349438769069759</text:p>
          </table:table-cell>
          <table:table-cell table:formula="of:=ABS([.C380]-[.B380])" office:value-type="float" office:value="0.613040419977327" calcext:value-type="float">
            <text:p>0,613040419977327</text:p>
          </table:table-cell>
          <table:table-cell table:number-columns-repeated="3"/>
        </table:table-row>
        <table:table-row table:style-name="ro1">
          <table:table-cell table:formula="of:=[.A380]+1" office:value-type="float" office:value="373" calcext:value-type="float">
            <text:p>373</text:p>
          </table:table-cell>
          <table:table-cell table:formula="of:=4*[.$D$3]*[.B380]*(1-[.B380])" office:value-type="float" office:value="0.144451998793401" calcext:value-type="float">
            <text:p>0,144451998793401</text:p>
          </table:table-cell>
          <table:table-cell table:formula="of:=4*[.$D$3]*[.C380]*(1-[.C380])" office:value-type="float" office:value="0.909325262963082" calcext:value-type="float">
            <text:p>0,909325262963082</text:p>
          </table:table-cell>
          <table:table-cell table:formula="of:=ABS([.C381]-[.B381])" office:value-type="float" office:value="0.764873264169681" calcext:value-type="float">
            <text:p>0,764873264169681</text:p>
          </table:table-cell>
          <table:table-cell table:number-columns-repeated="3"/>
        </table:table-row>
        <table:table-row table:style-name="ro1">
          <table:table-cell table:formula="of:=[.A381]+1" office:value-type="float" office:value="374" calcext:value-type="float">
            <text:p>374</text:p>
          </table:table-cell>
          <table:table-cell table:formula="of:=4*[.$D$3]*[.B381]*(1-[.B381])" office:value-type="float" office:value="0.49434247535197" calcext:value-type="float">
            <text:p>0,49434247535197</text:p>
          </table:table-cell>
          <table:table-cell table:formula="of:=4*[.$D$3]*[.C381]*(1-[.C381])" office:value-type="float" office:value="0.329811316400815" calcext:value-type="float">
            <text:p>0,329811316400815</text:p>
          </table:table-cell>
          <table:table-cell table:formula="of:=ABS([.C382]-[.B382])" office:value-type="float" office:value="0.164531158951155" calcext:value-type="float">
            <text:p>0,164531158951155</text:p>
          </table:table-cell>
          <table:table-cell table:number-columns-repeated="3"/>
        </table:table-row>
        <table:table-row table:style-name="ro1">
          <table:table-cell table:formula="of:=[.A382]+1" office:value-type="float" office:value="375" calcext:value-type="float">
            <text:p>375</text:p>
          </table:table-cell>
          <table:table-cell table:formula="of:=4*[.$D$3]*[.B382]*(1-[.B382])" office:value-type="float" office:value="0.999871969659428" calcext:value-type="float">
            <text:p>0,999871969659428</text:p>
          </table:table-cell>
          <table:table-cell table:formula="of:=4*[.$D$3]*[.C382]*(1-[.C382])" office:value-type="float" office:value="0.884143247899106" calcext:value-type="float">
            <text:p>0,884143247899106</text:p>
          </table:table-cell>
          <table:table-cell table:formula="of:=ABS([.C383]-[.B383])" office:value-type="float" office:value="0.115728721760322" calcext:value-type="float">
            <text:p>0,115728721760322</text:p>
          </table:table-cell>
          <table:table-cell table:number-columns-repeated="3"/>
        </table:table-row>
        <table:table-row table:style-name="ro1">
          <table:table-cell table:formula="of:=[.A383]+1" office:value-type="float" office:value="376" calcext:value-type="float">
            <text:p>376</text:p>
          </table:table-cell>
          <table:table-cell table:formula="of:=4*[.$D$3]*[.B383]*(1-[.B383])" office:value-type="float" office:value="0.000512055795216303" calcext:value-type="float">
            <text:p>0,000512055795216</text:p>
          </table:table-cell>
          <table:table-cell table:formula="of:=4*[.$D$3]*[.C383]*(1-[.C383])" office:value-type="float" office:value="0.409735860374104" calcext:value-type="float">
            <text:p>0,409735860374104</text:p>
          </table:table-cell>
          <table:table-cell table:formula="of:=ABS([.C384]-[.B384])" office:value-type="float" office:value="0.409223804578888" calcext:value-type="float">
            <text:p>0,409223804578888</text:p>
          </table:table-cell>
          <table:table-cell table:number-columns-repeated="3"/>
        </table:table-row>
        <table:table-row table:style-name="ro1">
          <table:table-cell table:formula="of:=[.A384]+1" office:value-type="float" office:value="377" calcext:value-type="float">
            <text:p>377</text:p>
          </table:table-cell>
          <table:table-cell table:formula="of:=4*[.$D$3]*[.B384]*(1-[.B384])" office:value-type="float" office:value="0.00204717437631555" calcext:value-type="float">
            <text:p>0,002047174376316</text:p>
          </table:table-cell>
          <table:table-cell table:formula="of:=4*[.$D$3]*[.C384]*(1-[.C384])" office:value-type="float" office:value="0.967409540390387" calcext:value-type="float">
            <text:p>0,967409540390387</text:p>
          </table:table-cell>
          <table:table-cell table:formula="of:=ABS([.C385]-[.B385])" office:value-type="float" office:value="0.965362366014071" calcext:value-type="float">
            <text:p>0,965362366014071</text:p>
          </table:table-cell>
          <table:table-cell table:number-columns-repeated="3"/>
        </table:table-row>
        <table:table-row table:style-name="ro1">
          <table:table-cell table:formula="of:=[.A385]+1" office:value-type="float" office:value="378" calcext:value-type="float">
            <text:p>378</text:p>
          </table:table-cell>
          <table:table-cell table:formula="of:=4*[.$D$3]*[.B385]*(1-[.B385])" office:value-type="float" office:value="0.00817193381355404" calcext:value-type="float">
            <text:p>0,008171933813554</text:p>
          </table:table-cell>
          <table:table-cell table:formula="of:=4*[.$D$3]*[.C385]*(1-[.C385])" office:value-type="float" office:value="0.126113286208189" calcext:value-type="float">
            <text:p>0,126113286208189</text:p>
          </table:table-cell>
          <table:table-cell table:formula="of:=ABS([.C386]-[.B386])" office:value-type="float" office:value="0.117941352394635" calcext:value-type="float">
            <text:p>0,117941352394635</text:p>
          </table:table-cell>
          <table:table-cell table:number-columns-repeated="3"/>
        </table:table-row>
        <table:table-row table:style-name="ro1">
          <table:table-cell table:formula="of:=[.A386]+1" office:value-type="float" office:value="379" calcext:value-type="float">
            <text:p>379</text:p>
          </table:table-cell>
          <table:table-cell table:formula="of:=4*[.$D$3]*[.B386]*(1-[.B386])" office:value-type="float" office:value="0.0324206132452037" calcext:value-type="float">
            <text:p>0,032420613245204</text:p>
          </table:table-cell>
          <table:table-cell table:formula="of:=4*[.$D$3]*[.C386]*(1-[.C386])" office:value-type="float" office:value="0.440834900999843" calcext:value-type="float">
            <text:p>0,440834900999843</text:p>
          </table:table-cell>
          <table:table-cell table:formula="of:=ABS([.C387]-[.B387])" office:value-type="float" office:value="0.408414287754639" calcext:value-type="float">
            <text:p>0,408414287754639</text:p>
          </table:table-cell>
          <table:table-cell table:number-columns-repeated="3"/>
        </table:table-row>
        <table:table-row table:style-name="ro1">
          <table:table-cell table:formula="of:=[.A387]+1" office:value-type="float" office:value="380" calcext:value-type="float">
            <text:p>380</text:p>
          </table:table-cell>
          <table:table-cell table:formula="of:=4*[.$D$3]*[.B387]*(1-[.B387])" office:value-type="float" office:value="0.125478068328035" calcext:value-type="float">
            <text:p>0,125478068328035</text:p>
          </table:table-cell>
          <table:table-cell table:formula="of:=4*[.$D$3]*[.C387]*(1-[.C387])" office:value-type="float" office:value="0.985997964241206" calcext:value-type="float">
            <text:p>0,985997964241206</text:p>
          </table:table-cell>
          <table:table-cell table:formula="of:=ABS([.C388]-[.B388])" office:value-type="float" office:value="0.860519895913172" calcext:value-type="float">
            <text:p>0,860519895913172</text:p>
          </table:table-cell>
          <table:table-cell table:number-columns-repeated="3"/>
        </table:table-row>
        <table:table-row table:style-name="ro1">
          <table:table-cell table:formula="of:=[.A388]+1" office:value-type="float" office:value="381" calcext:value-type="float">
            <text:p>381</text:p>
          </table:table-cell>
          <table:table-cell table:formula="of:=4*[.$D$3]*[.B388]*(1-[.B388])" office:value-type="float" office:value="0.438933290786799" calcext:value-type="float">
            <text:p>0,438933290786799</text:p>
          </table:table-cell>
          <table:table-cell table:formula="of:=4*[.$D$3]*[.C388]*(1-[.C388])" office:value-type="float" office:value="0.0552239150136125" calcext:value-type="float">
            <text:p>0,055223915013613</text:p>
          </table:table-cell>
          <table:table-cell table:formula="of:=ABS([.C389]-[.B389])" office:value-type="float" office:value="0.383709375773186" calcext:value-type="float">
            <text:p>0,383709375773186</text:p>
          </table:table-cell>
          <table:table-cell table:number-columns-repeated="3"/>
        </table:table-row>
        <table:table-row table:style-name="ro1">
          <table:table-cell table:formula="of:=[.A389]+1" office:value-type="float" office:value="382" calcext:value-type="float">
            <text:p>382</text:p>
          </table:table-cell>
          <table:table-cell table:formula="of:=4*[.$D$3]*[.B389]*(1-[.B389])" office:value-type="float" office:value="0.985083428103481" calcext:value-type="float">
            <text:p>0,985083428103481</text:p>
          </table:table-cell>
          <table:table-cell table:formula="of:=4*[.$D$3]*[.C389]*(1-[.C389])" office:value-type="float" office:value="0.208696936896727" calcext:value-type="float">
            <text:p>0,208696936896727</text:p>
          </table:table-cell>
          <table:table-cell table:formula="of:=ABS([.C390]-[.B390])" office:value-type="float" office:value="0.776386491206754" calcext:value-type="float">
            <text:p>0,776386491206754</text:p>
          </table:table-cell>
          <table:table-cell table:number-columns-repeated="3"/>
        </table:table-row>
        <table:table-row table:style-name="ro1">
          <table:table-cell table:formula="of:=[.A390]+1" office:value-type="float" office:value="383" calcext:value-type="float">
            <text:p>383</text:p>
          </table:table-cell>
          <table:table-cell table:formula="of:=4*[.$D$3]*[.B390]*(1-[.B390])" office:value-type="float" office:value="0.0587762711174985" calcext:value-type="float">
            <text:p>0,058776271117499</text:p>
          </table:table-cell>
          <table:table-cell table:formula="of:=4*[.$D$3]*[.C390]*(1-[.C390])" office:value-type="float" office:value="0.660570101706603" calcext:value-type="float">
            <text:p>0,660570101706603</text:p>
          </table:table-cell>
          <table:table-cell table:formula="of:=ABS([.C391]-[.B391])" office:value-type="float" office:value="0.601793830589104" calcext:value-type="float">
            <text:p>0,601793830589104</text:p>
          </table:table-cell>
          <table:table-cell table:number-columns-repeated="3"/>
        </table:table-row>
        <table:table-row table:style-name="ro1">
          <table:table-cell table:formula="of:=[.A391]+1" office:value-type="float" office:value="384" calcext:value-type="float">
            <text:p>384</text:p>
          </table:table-cell>
          <table:table-cell table:formula="of:=4*[.$D$3]*[.B391]*(1-[.B391])" office:value-type="float" office:value="0.221286484284083" calcext:value-type="float">
            <text:p>0,221286484284083</text:p>
          </table:table-cell>
          <table:table-cell table:formula="of:=4*[.$D$3]*[.C391]*(1-[.C391])" office:value-type="float" office:value="0.896868969751725" calcext:value-type="float">
            <text:p>0,896868969751725</text:p>
          </table:table-cell>
          <table:table-cell table:formula="of:=ABS([.C392]-[.B392])" office:value-type="float" office:value="0.675582485467642" calcext:value-type="float">
            <text:p>0,675582485467642</text:p>
          </table:table-cell>
          <table:table-cell table:number-columns-repeated="3"/>
        </table:table-row>
        <table:table-row table:style-name="ro1">
          <table:table-cell table:formula="of:=[.A392]+1" office:value-type="float" office:value="385" calcext:value-type="float">
            <text:p>385</text:p>
          </table:table-cell>
          <table:table-cell table:formula="of:=4*[.$D$3]*[.B392]*(1-[.B392])" office:value-type="float" office:value="0.689275104629093" calcext:value-type="float">
            <text:p>0,689275104629093</text:p>
          </table:table-cell>
          <table:table-cell table:formula="of:=4*[.$D$3]*[.C392]*(1-[.C392])" office:value-type="float" office:value="0.369980083392817" calcext:value-type="float">
            <text:p>0,369980083392817</text:p>
          </table:table-cell>
          <table:table-cell table:formula="of:=ABS([.C393]-[.B393])" office:value-type="float" office:value="0.319295021236276" calcext:value-type="float">
            <text:p>0,319295021236276</text:p>
          </table:table-cell>
          <table:table-cell table:number-columns-repeated="3"/>
        </table:table-row>
        <table:table-row table:style-name="ro1">
          <table:table-cell table:formula="of:=[.A393]+1" office:value-type="float" office:value="386" calcext:value-type="float">
            <text:p>386</text:p>
          </table:table-cell>
          <table:table-cell table:formula="of:=4*[.$D$3]*[.B393]*(1-[.B393])" office:value-type="float" office:value="0.856699739070583" calcext:value-type="float">
            <text:p>0,856699739070583</text:p>
          </table:table-cell>
          <table:table-cell table:formula="of:=4*[.$D$3]*[.C393]*(1-[.C393])" office:value-type="float" office:value="0.932379285141845" calcext:value-type="float">
            <text:p>0,932379285141845</text:p>
          </table:table-cell>
          <table:table-cell table:formula="of:=ABS([.C394]-[.B394])" office:value-type="float" office:value="0.075679546071262" calcext:value-type="float">
            <text:p>0,075679546071262</text:p>
          </table:table-cell>
          <table:table-cell table:number-columns-repeated="3"/>
        </table:table-row>
        <table:table-row table:style-name="ro1">
          <table:table-cell table:formula="of:=[.A394]+1" office:value-type="float" office:value="387" calcext:value-type="float">
            <text:p>387</text:p>
          </table:table-cell>
          <table:table-cell table:formula="of:=4*[.$D$3]*[.B394]*(1-[.B394])" office:value-type="float" office:value="0.491061184587912" calcext:value-type="float">
            <text:p>0,491061184587912</text:p>
          </table:table-cell>
          <table:table-cell table:formula="of:=4*[.$D$3]*[.C394]*(1-[.C394])" office:value-type="float" office:value="0.252192615120908" calcext:value-type="float">
            <text:p>0,252192615120908</text:p>
          </table:table-cell>
          <table:table-cell table:formula="of:=ABS([.C395]-[.B395])" office:value-type="float" office:value="0.238868569467004" calcext:value-type="float">
            <text:p>0,238868569467004</text:p>
          </table:table-cell>
          <table:table-cell table:number-columns-repeated="3"/>
        </table:table-row>
        <table:table-row table:style-name="ro1">
          <table:table-cell table:formula="of:=[.A395]+1" office:value-type="float" office:value="388" calcext:value-type="float">
            <text:p>388</text:p>
          </table:table-cell>
          <table:table-cell table:formula="of:=4*[.$D$3]*[.B395]*(1-[.B395])" office:value-type="float" office:value="0.999680390316115" calcext:value-type="float">
            <text:p>0,999680390316115</text:p>
          </table:table-cell>
          <table:table-cell table:formula="of:=4*[.$D$3]*[.C395]*(1-[.C395])" office:value-type="float" office:value="0.754365999997542" calcext:value-type="float">
            <text:p>0,754365999997542</text:p>
          </table:table-cell>
          <table:table-cell table:formula="of:=ABS([.C396]-[.B396])" office:value-type="float" office:value="0.245314390318572" calcext:value-type="float">
            <text:p>0,245314390318572</text:p>
          </table:table-cell>
          <table:table-cell table:number-columns-repeated="3"/>
        </table:table-row>
        <table:table-row table:style-name="ro1">
          <table:table-cell table:formula="of:=[.A396]+1" office:value-type="float" office:value="389" calcext:value-type="float">
            <text:p>389</text:p>
          </table:table-cell>
          <table:table-cell table:formula="of:=4*[.$D$3]*[.B396]*(1-[.B396])" office:value-type="float" office:value="0.00127803013414165" calcext:value-type="float">
            <text:p>0,001278030134142</text:p>
          </table:table-cell>
          <table:table-cell table:formula="of:=4*[.$D$3]*[.C396]*(1-[.C396])" office:value-type="float" office:value="0.741191752181001" calcext:value-type="float">
            <text:p>0,741191752181001</text:p>
          </table:table-cell>
          <table:table-cell table:formula="of:=ABS([.C397]-[.B397])" office:value-type="float" office:value="0.739913722046859" calcext:value-type="float">
            <text:p>0,739913722046859</text:p>
          </table:table-cell>
          <table:table-cell table:number-columns-repeated="3"/>
        </table:table-row>
        <table:table-row table:style-name="ro1">
          <table:table-cell table:formula="of:=[.A397]+1" office:value-type="float" office:value="390" calcext:value-type="float">
            <text:p>390</text:p>
          </table:table-cell>
          <table:table-cell table:formula="of:=4*[.$D$3]*[.B397]*(1-[.B397])" office:value-type="float" office:value="0.00510558709247152" calcext:value-type="float">
            <text:p>0,005105587092472</text:p>
          </table:table-cell>
          <table:table-cell table:formula="of:=4*[.$D$3]*[.C397]*(1-[.C397])" office:value-type="float" office:value="0.767306154719434" calcext:value-type="float">
            <text:p>0,767306154719434</text:p>
          </table:table-cell>
          <table:table-cell table:formula="of:=ABS([.C398]-[.B398])" office:value-type="float" office:value="0.762200567626963" calcext:value-type="float">
            <text:p>0,762200567626963</text:p>
          </table:table-cell>
          <table:table-cell table:number-columns-repeated="3"/>
        </table:table-row>
        <table:table-row table:style-name="ro1">
          <table:table-cell table:formula="of:=[.A398]+1" office:value-type="float" office:value="391" calcext:value-type="float">
            <text:p>391</text:p>
          </table:table-cell>
          <table:table-cell table:formula="of:=4*[.$D$3]*[.B398]*(1-[.B398])" office:value-type="float" office:value="0.0203180802916508" calcext:value-type="float">
            <text:p>0,020318080291651</text:p>
          </table:table-cell>
          <table:table-cell table:formula="of:=4*[.$D$3]*[.C398]*(1-[.C398])" office:value-type="float" office:value="0.71418967859644" calcext:value-type="float">
            <text:p>0,71418967859644</text:p>
          </table:table-cell>
          <table:table-cell table:formula="of:=ABS([.C399]-[.B399])" office:value-type="float" office:value="0.693871598304789" calcext:value-type="float">
            <text:p>0,693871598304789</text:p>
          </table:table-cell>
          <table:table-cell table:number-columns-repeated="3"/>
        </table:table-row>
        <table:table-row table:style-name="ro1">
          <table:table-cell table:formula="of:=[.A399]+1" office:value-type="float" office:value="392" calcext:value-type="float">
            <text:p>392</text:p>
          </table:table-cell>
          <table:table-cell table:formula="of:=4*[.$D$3]*[.B399]*(1-[.B399])" office:value-type="float" office:value="0.0796210236196514" calcext:value-type="float">
            <text:p>0,079621023619651</text:p>
          </table:table-cell>
          <table:table-cell table:formula="of:=4*[.$D$3]*[.C399]*(1-[.C399])" office:value-type="float" office:value="0.816491126331015" calcext:value-type="float">
            <text:p>0,816491126331015</text:p>
          </table:table-cell>
          <table:table-cell table:formula="of:=ABS([.C400]-[.B400])" office:value-type="float" office:value="0.736870102711364" calcext:value-type="float">
            <text:p>0,736870102711364</text:p>
          </table:table-cell>
          <table:table-cell table:number-columns-repeated="3"/>
        </table:table-row>
        <table:table-row table:style-name="ro1">
          <table:table-cell table:formula="of:=[.A400]+1" office:value-type="float" office:value="393" calcext:value-type="float">
            <text:p>393</text:p>
          </table:table-cell>
          <table:table-cell table:formula="of:=4*[.$D$3]*[.B400]*(1-[.B400])" office:value-type="float" office:value="0.293126064869641" calcext:value-type="float">
            <text:p>0,293126064869641</text:p>
          </table:table-cell>
          <table:table-cell table:formula="of:=4*[.$D$3]*[.C400]*(1-[.C400])" office:value-type="float" office:value="0.599333467814901" calcext:value-type="float">
            <text:p>0,599333467814901</text:p>
          </table:table-cell>
          <table:table-cell table:formula="of:=ABS([.C401]-[.B401])" office:value-type="float" office:value="0.306207402945259" calcext:value-type="float">
            <text:p>0,306207402945259</text:p>
          </table:table-cell>
          <table:table-cell table:number-columns-repeated="3"/>
        </table:table-row>
        <table:table-row table:style-name="ro1">
          <table:table-cell table:formula="of:=[.A401]+1" office:value-type="float" office:value="394" calcext:value-type="float">
            <text:p>394</text:p>
          </table:table-cell>
          <table:table-cell table:formula="of:=4*[.$D$3]*[.B401]*(1-[.B401])" office:value-type="float" office:value="0.828812699854721" calcext:value-type="float">
            <text:p>0,828812699854721</text:p>
          </table:table-cell>
          <table:table-cell table:formula="of:=4*[.$D$3]*[.C401]*(1-[.C401])" office:value-type="float" office:value="0.960531448687464" calcext:value-type="float">
            <text:p>0,960531448687464</text:p>
          </table:table-cell>
          <table:table-cell table:formula="of:=ABS([.C402]-[.B402])" office:value-type="float" office:value="0.131718748832744" calcext:value-type="float">
            <text:p>0,131718748832744</text:p>
          </table:table-cell>
          <table:table-cell table:number-columns-repeated="3"/>
        </table:table-row>
        <table:table-row table:style-name="ro1">
          <table:table-cell table:formula="of:=[.A402]+1" office:value-type="float" office:value="395" calcext:value-type="float">
            <text:p>395</text:p>
          </table:table-cell>
          <table:table-cell table:formula="of:=4*[.$D$3]*[.B402]*(1-[.B402])" office:value-type="float" office:value="0.567528833656998" calcext:value-type="float">
            <text:p>0,567528833656998</text:p>
          </table:table-cell>
          <table:table-cell table:formula="of:=4*[.$D$3]*[.C402]*(1-[.C402])" office:value-type="float" office:value="0.151643139079302" calcext:value-type="float">
            <text:p>0,151643139079302</text:p>
          </table:table-cell>
          <table:table-cell table:formula="of:=ABS([.C403]-[.B403])" office:value-type="float" office:value="0.415885694577696" calcext:value-type="float">
            <text:p>0,415885694577696</text:p>
          </table:table-cell>
          <table:table-cell table:number-columns-repeated="3"/>
        </table:table-row>
        <table:table-row table:style-name="ro1">
          <table:table-cell table:formula="of:=[.A403]+1" office:value-type="float" office:value="396" calcext:value-type="float">
            <text:p>396</text:p>
          </table:table-cell>
          <table:table-cell table:formula="of:=4*[.$D$3]*[.B403]*(1-[.B403])" office:value-type="float" office:value="0.981759426499702" calcext:value-type="float">
            <text:p>0,981759426499702</text:p>
          </table:table-cell>
          <table:table-cell table:formula="of:=4*[.$D$3]*[.C403]*(1-[.C403])" office:value-type="float" office:value="0.514589989797909" calcext:value-type="float">
            <text:p>0,514589989797909</text:p>
          </table:table-cell>
          <table:table-cell table:formula="of:=ABS([.C404]-[.B404])" office:value-type="float" office:value="0.467169436701793" calcext:value-type="float">
            <text:p>0,467169436701793</text:p>
          </table:table-cell>
          <table:table-cell table:number-columns-repeated="3"/>
        </table:table-row>
        <table:table-row table:style-name="ro1">
          <table:table-cell table:formula="of:=[.A404]+1" office:value-type="float" office:value="397" calcext:value-type="float">
            <text:p>397</text:p>
          </table:table-cell>
          <table:table-cell table:formula="of:=4*[.$D$3]*[.B404]*(1-[.B404])" office:value-type="float" office:value="0.0716314199147123" calcext:value-type="float">
            <text:p>0,071631419914712</text:p>
          </table:table-cell>
          <table:table-cell table:formula="of:=4*[.$D$3]*[.C404]*(1-[.C404])" office:value-type="float" office:value="0.999148528790788" calcext:value-type="float">
            <text:p>0,999148528790788</text:p>
          </table:table-cell>
          <table:table-cell table:formula="of:=ABS([.C405]-[.B405])" office:value-type="float" office:value="0.927517108876075" calcext:value-type="float">
            <text:p>0,927517108876075</text:p>
          </table:table-cell>
          <table:table-cell table:number-columns-repeated="3"/>
        </table:table-row>
        <table:table-row table:style-name="ro1">
          <table:table-cell table:formula="of:=[.A405]+1" office:value-type="float" office:value="398" calcext:value-type="float">
            <text:p>398</text:p>
          </table:table-cell>
          <table:table-cell table:formula="of:=4*[.$D$3]*[.B405]*(1-[.B405])" office:value-type="float" office:value="0.266001438382858" calcext:value-type="float">
            <text:p>0,266001438382858</text:p>
          </table:table-cell>
          <table:table-cell table:formula="of:=4*[.$D$3]*[.C405]*(1-[.C405])" office:value-type="float" office:value="0.00340298482396898" calcext:value-type="float">
            <text:p>0,003402984823969</text:p>
          </table:table-cell>
          <table:table-cell table:formula="of:=ABS([.C406]-[.B406])" office:value-type="float" office:value="0.262598453558889" calcext:value-type="float">
            <text:p>0,262598453558889</text:p>
          </table:table-cell>
          <table:table-cell table:number-columns-repeated="3"/>
        </table:table-row>
        <table:table-row table:style-name="ro1">
          <table:table-cell table:formula="of:=[.A406]+1" office:value-type="float" office:value="399" calcext:value-type="float">
            <text:p>399</text:p>
          </table:table-cell>
          <table:table-cell table:formula="of:=4*[.$D$3]*[.B406]*(1-[.B406])" office:value-type="float" office:value="0.780978692644434" calcext:value-type="float">
            <text:p>0,780978692644434</text:p>
          </table:table-cell>
          <table:table-cell table:formula="of:=4*[.$D$3]*[.C406]*(1-[.C406])" office:value-type="float" office:value="0.0135656180730273" calcext:value-type="float">
            <text:p>0,013565618073027</text:p>
          </table:table-cell>
          <table:table-cell table:formula="of:=ABS([.C407]-[.B407])" office:value-type="float" office:value="0.767413074571407" calcext:value-type="float">
            <text:p>0,767413074571407</text:p>
          </table:table-cell>
          <table:table-cell table:number-columns-repeated="3"/>
        </table:table-row>
        <table:table-row table:style-name="ro1">
          <table:table-cell table:formula="of:=[.A407]+1" office:value-type="float" office:value="400" calcext:value-type="float">
            <text:p>400</text:p>
          </table:table-cell>
          <table:table-cell table:formula="of:=4*[.$D$3]*[.B407]*(1-[.B407])" office:value-type="float" office:value="0.684203897119299" calcext:value-type="float">
            <text:p>0,684203897119299</text:p>
          </table:table-cell>
          <table:table-cell table:formula="of:=4*[.$D$3]*[.C407]*(1-[.C407])" office:value-type="float" office:value="0.0535263683172961" calcext:value-type="float">
            <text:p>0,053526368317296</text:p>
          </table:table-cell>
          <table:table-cell table:formula="of:=ABS([.C408]-[.B408])" office:value-type="float" office:value="0.630677528802002" calcext:value-type="float">
            <text:p>0,630677528802002</text:p>
          </table:table-cell>
          <table:table-cell table:number-columns-repeated="3"/>
        </table:table-row>
        <table:table-row table:style-name="ro1">
          <table:table-cell table:formula="of:=[.A408]+1" office:value-type="float" office:value="401" calcext:value-type="float">
            <text:p>401</text:p>
          </table:table-cell>
          <table:table-cell table:formula="of:=4*[.$D$3]*[.B408]*(1-[.B408])" office:value-type="float" office:value="0.864275697144251" calcext:value-type="float">
            <text:p>0,864275697144251</text:p>
          </table:table-cell>
          <table:table-cell table:formula="of:=4*[.$D$3]*[.C408]*(1-[.C408])" office:value-type="float" office:value="0.202645184848229" calcext:value-type="float">
            <text:p>0,202645184848229</text:p>
          </table:table-cell>
          <table:table-cell table:formula="of:=ABS([.C409]-[.B409])" office:value-type="float" office:value="0.661630512296023" calcext:value-type="float">
            <text:p>0,661630512296023</text:p>
          </table:table-cell>
          <table:table-cell table:number-columns-repeated="3"/>
        </table:table-row>
        <table:table-row table:style-name="ro1">
          <table:table-cell table:formula="of:=[.A409]+1" office:value-type="float" office:value="402" calcext:value-type="float">
            <text:p>402</text:p>
          </table:table-cell>
          <table:table-cell table:formula="of:=4*[.$D$3]*[.B409]*(1-[.B409])" office:value-type="float" office:value="0.469212865880278" calcext:value-type="float">
            <text:p>0,469212865880278</text:p>
          </table:table-cell>
          <table:table-cell table:formula="of:=4*[.$D$3]*[.C409]*(1-[.C409])" office:value-type="float" office:value="0.646320455624224" calcext:value-type="float">
            <text:p>0,646320455624224</text:p>
          </table:table-cell>
          <table:table-cell table:formula="of:=ABS([.C410]-[.B410])" office:value-type="float" office:value="0.177107589743946" calcext:value-type="float">
            <text:p>0,177107589743946</text:p>
          </table:table-cell>
          <table:table-cell table:number-columns-repeated="3"/>
        </table:table-row>
        <table:table-row table:style-name="ro1">
          <table:table-cell table:formula="of:=[.A410]+1" office:value-type="float" office:value="403" calcext:value-type="float">
            <text:p>403</text:p>
          </table:table-cell>
          <table:table-cell table:formula="of:=4*[.$D$3]*[.B410]*(1-[.B410])" office:value-type="float" office:value="0.996208609490777" calcext:value-type="float">
            <text:p>0,996208609490777</text:p>
          </table:table-cell>
          <table:table-cell table:formula="of:=4*[.$D$3]*[.C410]*(1-[.C410])" office:value-type="float" office:value="0.914361297063678" calcext:value-type="float">
            <text:p>0,914361297063678</text:p>
          </table:table-cell>
          <table:table-cell table:formula="of:=ABS([.C411]-[.B411])" office:value-type="float" office:value="0.0818473124270992" calcext:value-type="float">
            <text:p>0,081847312427099</text:p>
          </table:table-cell>
          <table:table-cell table:number-columns-repeated="3"/>
        </table:table-row>
        <table:table-row table:style-name="ro1">
          <table:table-cell table:formula="of:=[.A411]+1" office:value-type="float" office:value="404" calcext:value-type="float">
            <text:p>404</text:p>
          </table:table-cell>
          <table:table-cell table:formula="of:=4*[.$D$3]*[.B411]*(1-[.B411])" office:value-type="float" office:value="0.0151080634689185" calcext:value-type="float">
            <text:p>0,015108063468919</text:p>
          </table:table-cell>
          <table:table-cell table:formula="of:=4*[.$D$3]*[.C411]*(1-[.C411])" office:value-type="float" office:value="0.313218861982826" calcext:value-type="float">
            <text:p>0,313218861982826</text:p>
          </table:table-cell>
          <table:table-cell table:formula="of:=ABS([.C412]-[.B412])" office:value-type="float" office:value="0.298110798513908" calcext:value-type="float">
            <text:p>0,298110798513908</text:p>
          </table:table-cell>
          <table:table-cell table:number-columns-repeated="3"/>
        </table:table-row>
        <table:table-row table:style-name="ro1">
          <table:table-cell table:formula="of:=[.A412]+1" office:value-type="float" office:value="405" calcext:value-type="float">
            <text:p>405</text:p>
          </table:table-cell>
          <table:table-cell table:formula="of:=4*[.$D$3]*[.B412]*(1-[.B412])" office:value-type="float" office:value="0.0595192395485506" calcext:value-type="float">
            <text:p>0,059519239548551</text:p>
          </table:table-cell>
          <table:table-cell table:formula="of:=4*[.$D$3]*[.C412]*(1-[.C412])" office:value-type="float" office:value="0.860451225924038" calcext:value-type="float">
            <text:p>0,860451225924038</text:p>
          </table:table-cell>
          <table:table-cell table:formula="of:=ABS([.C413]-[.B413])" office:value-type="float" office:value="0.800931986375487" calcext:value-type="float">
            <text:p>0,800931986375487</text:p>
          </table:table-cell>
          <table:table-cell table:number-columns-repeated="3"/>
        </table:table-row>
        <table:table-row table:style-name="ro1">
          <table:table-cell table:formula="of:=[.A413]+1" office:value-type="float" office:value="406" calcext:value-type="float">
            <text:p>406</text:p>
          </table:table-cell>
          <table:table-cell table:formula="of:=4*[.$D$3]*[.B413]*(1-[.B413])" office:value-type="float" office:value="0.223906798688451" calcext:value-type="float">
            <text:p>0,223906798688451</text:p>
          </table:table-cell>
          <table:table-cell table:formula="of:=4*[.$D$3]*[.C413]*(1-[.C413])" office:value-type="float" office:value="0.480299654919432" calcext:value-type="float">
            <text:p>0,480299654919432</text:p>
          </table:table-cell>
          <table:table-cell table:formula="of:=ABS([.C414]-[.B414])" office:value-type="float" office:value="0.256392856230981" calcext:value-type="float">
            <text:p>0,256392856230981</text:p>
          </table:table-cell>
          <table:table-cell table:number-columns-repeated="3"/>
        </table:table-row>
        <table:table-row table:style-name="ro1">
          <table:table-cell table:formula="of:=[.A414]+1" office:value-type="float" office:value="407" calcext:value-type="float">
            <text:p>407</text:p>
          </table:table-cell>
          <table:table-cell table:formula="of:=4*[.$D$3]*[.B414]*(1-[.B414])" office:value-type="float" office:value="0.695090176758163" calcext:value-type="float">
            <text:p>0,695090176758163</text:p>
          </table:table-cell>
          <table:table-cell table:formula="of:=4*[.$D$3]*[.C414]*(1-[.C414])" office:value-type="float" office:value="0.998447585614826" calcext:value-type="float">
            <text:p>0,998447585614826</text:p>
          </table:table-cell>
          <table:table-cell table:formula="of:=ABS([.C415]-[.B415])" office:value-type="float" office:value="0.303357408856663" calcext:value-type="float">
            <text:p>0,303357408856663</text:p>
          </table:table-cell>
          <table:table-cell table:number-columns-repeated="3"/>
        </table:table-row>
        <table:table-row table:style-name="ro1">
          <table:table-cell table:formula="of:=[.A415]+1" office:value-type="float" office:value="408" calcext:value-type="float">
            <text:p>408</text:p>
          </table:table-cell>
          <table:table-cell table:formula="of:=4*[.$D$3]*[.B415]*(1-[.B415])" office:value-type="float" office:value="0.847759291729875" calcext:value-type="float">
            <text:p>0,847759291729875</text:p>
          </table:table-cell>
          <table:table-cell table:formula="of:=4*[.$D$3]*[.C415]*(1-[.C415])" office:value-type="float" office:value="0.00620001757900218" calcext:value-type="float">
            <text:p>0,006200017579002</text:p>
          </table:table-cell>
          <table:table-cell table:formula="of:=ABS([.C416]-[.B416])" office:value-type="float" office:value="0.841559274150873" calcext:value-type="float">
            <text:p>0,841559274150873</text:p>
          </table:table-cell>
          <table:table-cell table:number-columns-repeated="3"/>
        </table:table-row>
        <table:table-row table:style-name="ro1">
          <table:table-cell table:formula="of:=[.A416]+1" office:value-type="float" office:value="409" calcext:value-type="float">
            <text:p>409</text:p>
          </table:table-cell>
          <table:table-cell table:formula="of:=4*[.$D$3]*[.B416]*(1-[.B416])" office:value-type="float" office:value="0.516253900062143" calcext:value-type="float">
            <text:p>0,516253900062143</text:p>
          </table:table-cell>
          <table:table-cell table:formula="of:=4*[.$D$3]*[.C416]*(1-[.C416])" office:value-type="float" office:value="0.024646309444089" calcext:value-type="float">
            <text:p>0,024646309444089</text:p>
          </table:table-cell>
          <table:table-cell table:formula="of:=ABS([.C417]-[.B417])" office:value-type="float" office:value="0.491607590618054" calcext:value-type="float">
            <text:p>0,491607590618054</text:p>
          </table:table-cell>
          <table:table-cell table:number-columns-repeated="3"/>
        </table:table-row>
        <table:table-row table:style-name="ro1">
          <table:table-cell table:formula="of:=[.A417]+1" office:value-type="float" office:value="410" calcext:value-type="float">
            <text:p>410</text:p>
          </table:table-cell>
          <table:table-cell table:formula="of:=4*[.$D$3]*[.B417]*(1-[.B417])" office:value-type="float" office:value="0.998943242931079" calcext:value-type="float">
            <text:p>0,998943242931079</text:p>
          </table:table-cell>
          <table:table-cell table:formula="of:=4*[.$D$3]*[.C417]*(1-[.C417])" office:value-type="float" office:value="0.0961554754995007" calcext:value-type="float">
            <text:p>0,096155475499501</text:p>
          </table:table-cell>
          <table:table-cell table:formula="of:=ABS([.C418]-[.B418])" office:value-type="float" office:value="0.902787767431579" calcext:value-type="float">
            <text:p>0,902787767431579</text:p>
          </table:table-cell>
          <table:table-cell table:number-columns-repeated="3"/>
        </table:table-row>
        <table:table-row table:style-name="ro1">
          <table:table-cell table:formula="of:=[.A418]+1" office:value-type="float" office:value="411" calcext:value-type="float">
            <text:p>411</text:p>
          </table:table-cell>
          <table:table-cell table:formula="of:=4*[.$D$3]*[.B418]*(1-[.B418])" office:value-type="float" office:value="0.00422256133367159" calcext:value-type="float">
            <text:p>0,004222561333672</text:p>
          </table:table-cell>
          <table:table-cell table:formula="of:=4*[.$D$3]*[.C418]*(1-[.C418])" office:value-type="float" office:value="0.347638400123863" calcext:value-type="float">
            <text:p>0,347638400123863</text:p>
          </table:table-cell>
          <table:table-cell table:formula="of:=ABS([.C419]-[.B419])" office:value-type="float" office:value="0.343415838790191" calcext:value-type="float">
            <text:p>0,343415838790191</text:p>
          </table:table-cell>
          <table:table-cell table:number-columns-repeated="3"/>
        </table:table-row>
        <table:table-row table:style-name="ro1">
          <table:table-cell table:formula="of:=[.A419]+1" office:value-type="float" office:value="412" calcext:value-type="float">
            <text:p>412</text:p>
          </table:table-cell>
          <table:table-cell table:formula="of:=4*[.$D$3]*[.B419]*(1-[.B419])" office:value-type="float" office:value="0.0168189252378199" calcext:value-type="float">
            <text:p>0,01681892523782</text:p>
          </table:table-cell>
          <table:table-cell table:formula="of:=4*[.$D$3]*[.C419]*(1-[.C419])" office:value-type="float" office:value="0.907143771532735" calcext:value-type="float">
            <text:p>0,907143771532735</text:p>
          </table:table-cell>
          <table:table-cell table:formula="of:=ABS([.C420]-[.B420])" office:value-type="float" office:value="0.890324846294915" calcext:value-type="float">
            <text:p>0,890324846294915</text:p>
          </table:table-cell>
          <table:table-cell table:number-columns-repeated="3"/>
        </table:table-row>
        <table:table-row table:style-name="ro1">
          <table:table-cell table:formula="of:=[.A420]+1" office:value-type="float" office:value="413" calcext:value-type="float">
            <text:p>413</text:p>
          </table:table-cell>
          <table:table-cell table:formula="of:=4*[.$D$3]*[.B420]*(1-[.B420])" office:value-type="float" office:value="0.066144195966658" calcext:value-type="float">
            <text:p>0,066144195966658</text:p>
          </table:table-cell>
          <table:table-cell table:formula="of:=4*[.$D$3]*[.C420]*(1-[.C420])" office:value-type="float" office:value="0.3369357972084" calcext:value-type="float">
            <text:p>0,3369357972084</text:p>
          </table:table-cell>
          <table:table-cell table:formula="of:=ABS([.C421]-[.B421])" office:value-type="float" office:value="0.270791601241742" calcext:value-type="float">
            <text:p>0,270791601241742</text:p>
          </table:table-cell>
          <table:table-cell table:number-columns-repeated="3"/>
        </table:table-row>
        <table:table-row table:style-name="ro1">
          <table:table-cell table:formula="of:=[.A421]+1" office:value-type="float" office:value="414" calcext:value-type="float">
            <text:p>414</text:p>
          </table:table-cell>
          <table:table-cell table:formula="of:=4*[.$D$3]*[.B421]*(1-[.B421])" office:value-type="float" office:value="0.247076565226329" calcext:value-type="float">
            <text:p>0,247076565226329</text:p>
          </table:table-cell>
          <table:table-cell table:formula="of:=4*[.$D$3]*[.C421]*(1-[.C421])" office:value-type="float" office:value="0.89364026307176" calcext:value-type="float">
            <text:p>0,89364026307176</text:p>
          </table:table-cell>
          <table:table-cell table:formula="of:=ABS([.C422]-[.B422])" office:value-type="float" office:value="0.64656369784543" calcext:value-type="float">
            <text:p>0,64656369784543</text:p>
          </table:table-cell>
          <table:table-cell table:number-columns-repeated="3"/>
        </table:table-row>
        <table:table-row table:style-name="ro1">
          <table:table-cell table:formula="of:=[.A422]+1" office:value-type="float" office:value="415" calcext:value-type="float">
            <text:p>415</text:p>
          </table:table-cell>
          <table:table-cell table:formula="of:=4*[.$D$3]*[.B422]*(1-[.B422])" office:value-type="float" office:value="0.744118944569155" calcext:value-type="float">
            <text:p>0,744118944569155</text:p>
          </table:table-cell>
          <table:table-cell table:formula="of:=4*[.$D$3]*[.C422]*(1-[.C422])" office:value-type="float" office:value="0.380189373155183" calcext:value-type="float">
            <text:p>0,380189373155183</text:p>
          </table:table-cell>
          <table:table-cell table:formula="of:=ABS([.C423]-[.B423])" office:value-type="float" office:value="0.363929571413973" calcext:value-type="float">
            <text:p>0,363929571413973</text:p>
          </table:table-cell>
          <table:table-cell table:number-columns-repeated="3"/>
        </table:table-row>
        <table:table-row table:style-name="ro1">
          <table:table-cell table:formula="of:=[.A423]+1" office:value-type="float" office:value="416" calcext:value-type="float">
            <text:p>416</text:p>
          </table:table-cell>
          <table:table-cell table:formula="of:=4*[.$D$3]*[.B423]*(1-[.B423])" office:value-type="float" office:value="0.761623763609767" calcext:value-type="float">
            <text:p>0,761623763609767</text:p>
          </table:table-cell>
          <table:table-cell table:formula="of:=4*[.$D$3]*[.C423]*(1-[.C423])" office:value-type="float" office:value="0.942581654780208" calcext:value-type="float">
            <text:p>0,942581654780208</text:p>
          </table:table-cell>
          <table:table-cell table:formula="of:=ABS([.C424]-[.B424])" office:value-type="float" office:value="0.180957891170441" calcext:value-type="float">
            <text:p>0,180957891170441</text:p>
          </table:table-cell>
          <table:table-cell table:number-columns-repeated="3"/>
        </table:table-row>
        <table:table-row table:style-name="ro1">
          <table:table-cell table:formula="of:=[.A424]+1" office:value-type="float" office:value="417" calcext:value-type="float">
            <text:p>417</text:p>
          </table:table-cell>
          <table:table-cell table:formula="of:=4*[.$D$3]*[.B424]*(1-[.B424])" office:value-type="float" office:value="0.726212025258644" calcext:value-type="float">
            <text:p>0,726212025258644</text:p>
          </table:table-cell>
          <table:table-cell table:formula="of:=4*[.$D$3]*[.C424]*(1-[.C424])" office:value-type="float" office:value="0.216485915408052" calcext:value-type="float">
            <text:p>0,216485915408052</text:p>
          </table:table-cell>
          <table:table-cell table:formula="of:=ABS([.C425]-[.B425])" office:value-type="float" office:value="0.509726109850591" calcext:value-type="float">
            <text:p>0,509726109850591</text:p>
          </table:table-cell>
          <table:table-cell table:number-columns-repeated="3"/>
        </table:table-row>
        <table:table-row table:style-name="ro1">
          <table:table-cell table:formula="of:=[.A425]+1" office:value-type="float" office:value="418" calcext:value-type="float">
            <text:p>418</text:p>
          </table:table-cell>
          <table:table-cell table:formula="of:=4*[.$D$3]*[.B425]*(1-[.B425])" office:value-type="float" office:value="0.795312478513531" calcext:value-type="float">
            <text:p>0,795312478513531</text:p>
          </table:table-cell>
          <table:table-cell table:formula="of:=4*[.$D$3]*[.C425]*(1-[.C425])" office:value-type="float" office:value="0.67847905535196" calcext:value-type="float">
            <text:p>0,67847905535196</text:p>
          </table:table-cell>
          <table:table-cell table:formula="of:=ABS([.C426]-[.B426])" office:value-type="float" office:value="0.116833423161571" calcext:value-type="float">
            <text:p>0,116833423161571</text:p>
          </table:table-cell>
          <table:table-cell table:number-columns-repeated="3"/>
        </table:table-row>
        <table:table-row table:style-name="ro1">
          <table:table-cell table:formula="of:=[.A426]+1" office:value-type="float" office:value="419" calcext:value-type="float">
            <text:p>419</text:p>
          </table:table-cell>
          <table:table-cell table:formula="of:=4*[.$D$3]*[.B426]*(1-[.B426])" office:value-type="float" office:value="0.65116216013678" calcext:value-type="float">
            <text:p>0,65116216013678</text:p>
          </table:table-cell>
          <table:table-cell table:formula="of:=4*[.$D$3]*[.C426]*(1-[.C426])" office:value-type="float" office:value="0.872580907202688" calcext:value-type="float">
            <text:p>0,872580907202688</text:p>
          </table:table-cell>
          <table:table-cell table:formula="of:=ABS([.C427]-[.B427])" office:value-type="float" office:value="0.221418747065907" calcext:value-type="float">
            <text:p>0,221418747065907</text:p>
          </table:table-cell>
          <table:table-cell table:number-columns-repeated="3"/>
        </table:table-row>
        <table:table-row table:style-name="ro1">
          <table:table-cell table:formula="of:=[.A427]+1" office:value-type="float" office:value="420" calcext:value-type="float">
            <text:p>420</text:p>
          </table:table-cell>
          <table:table-cell table:formula="of:=4*[.$D$3]*[.B427]*(1-[.B427])" office:value-type="float" office:value="0.90860000537113" calcext:value-type="float">
            <text:p>0,90860000537113</text:p>
          </table:table-cell>
          <table:table-cell table:formula="of:=4*[.$D$3]*[.C427]*(1-[.C427])" office:value-type="float" office:value="0.444733870352089" calcext:value-type="float">
            <text:p>0,444733870352089</text:p>
          </table:table-cell>
          <table:table-cell table:formula="of:=ABS([.C428]-[.B428])" office:value-type="float" office:value="0.46386613501904" calcext:value-type="float">
            <text:p>0,46386613501904</text:p>
          </table:table-cell>
          <table:table-cell table:number-columns-repeated="3"/>
        </table:table-row>
        <table:table-row table:style-name="ro1">
          <table:table-cell table:formula="of:=[.A428]+1" office:value-type="float" office:value="421" calcext:value-type="float">
            <text:p>421</text:p>
          </table:table-cell>
          <table:table-cell table:formula="of:=4*[.$D$3]*[.B428]*(1-[.B428])" office:value-type="float" office:value="0.332184142442852" calcext:value-type="float">
            <text:p>0,332184142442852</text:p>
          </table:table-cell>
          <table:table-cell table:formula="of:=4*[.$D$3]*[.C428]*(1-[.C428])" office:value-type="float" office:value="0.987782619654961" calcext:value-type="float">
            <text:p>0,987782619654961</text:p>
          </table:table-cell>
          <table:table-cell table:formula="of:=ABS([.C429]-[.B429])" office:value-type="float" office:value="0.655598477212109" calcext:value-type="float">
            <text:p>0,655598477212109</text:p>
          </table:table-cell>
          <table:table-cell table:number-columns-repeated="3"/>
        </table:table-row>
        <table:table-row table:style-name="ro1">
          <table:table-cell table:formula="of:=[.A429]+1" office:value-type="float" office:value="422" calcext:value-type="float">
            <text:p>422</text:p>
          </table:table-cell>
          <table:table-cell table:formula="of:=4*[.$D$3]*[.B429]*(1-[.B429])" office:value-type="float" office:value="0.887351351809436" calcext:value-type="float">
            <text:p>0,887351351809436</text:p>
          </table:table-cell>
          <table:table-cell table:formula="of:=4*[.$D$3]*[.C429]*(1-[.C429])" office:value-type="float" office:value="0.0482724638501735" calcext:value-type="float">
            <text:p>0,048272463850174</text:p>
          </table:table-cell>
          <table:table-cell table:formula="of:=ABS([.C430]-[.B430])" office:value-type="float" office:value="0.839078887959262" calcext:value-type="float">
            <text:p>0,839078887959262</text:p>
          </table:table-cell>
          <table:table-cell table:number-columns-repeated="3"/>
        </table:table-row>
        <table:table-row table:style-name="ro1">
          <table:table-cell table:formula="of:=[.A430]+1" office:value-type="float" office:value="423" calcext:value-type="float">
            <text:p>423</text:p>
          </table:table-cell>
          <table:table-cell table:formula="of:=4*[.$D$3]*[.B430]*(1-[.B430])" office:value-type="float" office:value="0.399835721005611" calcext:value-type="float">
            <text:p>0,399835721005611</text:p>
          </table:table-cell>
          <table:table-cell table:formula="of:=4*[.$D$3]*[.C430]*(1-[.C430])" office:value-type="float" office:value="0.183768932336029" calcext:value-type="float">
            <text:p>0,183768932336029</text:p>
          </table:table-cell>
          <table:table-cell table:formula="of:=ABS([.C431]-[.B431])" office:value-type="float" office:value="0.216066788669582" calcext:value-type="float">
            <text:p>0,216066788669582</text:p>
          </table:table-cell>
          <table:table-cell table:number-columns-repeated="3"/>
        </table:table-row>
        <table:table-row table:style-name="ro1">
          <table:table-cell table:formula="of:=[.A431]+1" office:value-type="float" office:value="424" calcext:value-type="float">
            <text:p>424</text:p>
          </table:table-cell>
          <table:table-cell table:formula="of:=4*[.$D$3]*[.B431]*(1-[.B431])" office:value-type="float" office:value="0.959868468854137" calcext:value-type="float">
            <text:p>0,959868468854137</text:p>
          </table:table-cell>
          <table:table-cell table:formula="of:=4*[.$D$3]*[.C431]*(1-[.C431])" office:value-type="float" office:value="0.59999164737642" calcext:value-type="float">
            <text:p>0,59999164737642</text:p>
          </table:table-cell>
          <table:table-cell table:formula="of:=ABS([.C432]-[.B432])" office:value-type="float" office:value="0.359876821477717" calcext:value-type="float">
            <text:p>0,359876821477717</text:p>
          </table:table-cell>
          <table:table-cell table:number-columns-repeated="3"/>
        </table:table-row>
        <table:table-row table:style-name="ro1">
          <table:table-cell table:formula="of:=[.A432]+1" office:value-type="float" office:value="425" calcext:value-type="float">
            <text:p>425</text:p>
          </table:table-cell>
          <table:table-cell table:formula="of:=4*[.$D$3]*[.B432]*(1-[.B432])" office:value-type="float" office:value="0.154083965415007" calcext:value-type="float">
            <text:p>0,154083965415007</text:p>
          </table:table-cell>
          <table:table-cell table:formula="of:=4*[.$D$3]*[.C432]*(1-[.C432])" office:value-type="float" office:value="0.960006681819799" calcext:value-type="float">
            <text:p>0,960006681819799</text:p>
          </table:table-cell>
          <table:table-cell table:formula="of:=ABS([.C433]-[.B433])" office:value-type="float" office:value="0.805922716404792" calcext:value-type="float">
            <text:p>0,805922716404792</text:p>
          </table:table-cell>
          <table:table-cell table:number-columns-repeated="3"/>
        </table:table-row>
        <table:table-row table:style-name="ro1">
          <table:table-cell table:formula="of:=[.A433]+1" office:value-type="float" office:value="426" calcext:value-type="float">
            <text:p>426</text:p>
          </table:table-cell>
          <table:table-cell table:formula="of:=4*[.$D$3]*[.B433]*(1-[.B433])" office:value-type="float" office:value="0.521368388067976" calcext:value-type="float">
            <text:p>0,521368388067976</text:p>
          </table:table-cell>
          <table:table-cell table:formula="of:=4*[.$D$3]*[.C433]*(1-[.C433])" office:value-type="float" office:value="0.153575410724553" calcext:value-type="float">
            <text:p>0,153575410724553</text:p>
          </table:table-cell>
          <table:table-cell table:formula="of:=ABS([.C434]-[.B434])" office:value-type="float" office:value="0.367792977343424" calcext:value-type="float">
            <text:p>0,367792977343424</text:p>
          </table:table-cell>
          <table:table-cell table:number-columns-repeated="3"/>
        </table:table-row>
        <table:table-row table:style-name="ro1">
          <table:table-cell table:formula="of:=[.A434]+1" office:value-type="float" office:value="427" calcext:value-type="float">
            <text:p>427</text:p>
          </table:table-cell>
          <table:table-cell table:formula="of:=4*[.$D$3]*[.B434]*(1-[.B434])" office:value-type="float" office:value="0.998173567965505" calcext:value-type="float">
            <text:p>0,998173567965505</text:p>
          </table:table-cell>
          <table:table-cell table:formula="of:=4*[.$D$3]*[.C434]*(1-[.C434])" office:value-type="float" office:value="0.519960015781351" calcext:value-type="float">
            <text:p>0,519960015781351</text:p>
          </table:table-cell>
          <table:table-cell table:formula="of:=ABS([.C435]-[.B435])" office:value-type="float" office:value="0.478213552184154" calcext:value-type="float">
            <text:p>0,478213552184154</text:p>
          </table:table-cell>
          <table:table-cell table:number-columns-repeated="3"/>
        </table:table-row>
        <table:table-row table:style-name="ro1">
          <table:table-cell table:formula="of:=[.A435]+1" office:value-type="float" office:value="428" calcext:value-type="float">
            <text:p>428</text:p>
          </table:table-cell>
          <table:table-cell table:formula="of:=4*[.$D$3]*[.B435]*(1-[.B435])" office:value-type="float" office:value="0.00729238472207152" calcext:value-type="float">
            <text:p>0,007292384722072</text:p>
          </table:table-cell>
          <table:table-cell table:formula="of:=4*[.$D$3]*[.C435]*(1-[.C435])" office:value-type="float" office:value="0.998406391080033" calcext:value-type="float">
            <text:p>0,998406391080033</text:p>
          </table:table-cell>
          <table:table-cell table:formula="of:=ABS([.C436]-[.B436])" office:value-type="float" office:value="0.991114006357961" calcext:value-type="float">
            <text:p>0,991114006357961</text:p>
          </table:table-cell>
          <table:table-cell table:number-columns-repeated="3"/>
        </table:table-row>
        <table:table-row table:style-name="ro1">
          <table:table-cell table:formula="of:=[.A436]+1" office:value-type="float" office:value="429" calcext:value-type="float">
            <text:p>429</text:p>
          </table:table-cell>
          <table:table-cell table:formula="of:=4*[.$D$3]*[.B436]*(1-[.B436])" office:value-type="float" office:value="0.0289568233885473" calcext:value-type="float">
            <text:p>0,028956823388547</text:p>
          </table:table-cell>
          <table:table-cell table:formula="of:=4*[.$D$3]*[.C436]*(1-[.C436])" office:value-type="float" office:value="0.00636427732230953" calcext:value-type="float">
            <text:p>0,00636427732231</text:p>
          </table:table-cell>
          <table:table-cell table:formula="of:=ABS([.C437]-[.B437])" office:value-type="float" office:value="0.0225925460662377" calcext:value-type="float">
            <text:p>0,022592546066238</text:p>
          </table:table-cell>
          <table:table-cell table:number-columns-repeated="3"/>
        </table:table-row>
        <table:table-row table:style-name="ro1">
          <table:table-cell table:formula="of:=[.A437]+1" office:value-type="float" office:value="430" calcext:value-type="float">
            <text:p>430</text:p>
          </table:table-cell>
          <table:table-cell table:formula="of:=4*[.$D$3]*[.B437]*(1-[.B437])" office:value-type="float" office:value="0.112473303071167" calcext:value-type="float">
            <text:p>0,112473303071167</text:p>
          </table:table-cell>
          <table:table-cell table:formula="of:=4*[.$D$3]*[.C437]*(1-[.C437])" office:value-type="float" office:value="0.0252950931858971" calcext:value-type="float">
            <text:p>0,025295093185897</text:p>
          </table:table-cell>
          <table:table-cell table:formula="of:=ABS([.C438]-[.B438])" office:value-type="float" office:value="0.0871782098852699" calcext:value-type="float">
            <text:p>0,08717820988527</text:p>
          </table:table-cell>
          <table:table-cell table:number-columns-repeated="3"/>
        </table:table-row>
        <table:table-row table:style-name="ro1">
          <table:table-cell table:formula="of:=[.A438]+1" office:value-type="float" office:value="431" calcext:value-type="float">
            <text:p>431</text:p>
          </table:table-cell>
          <table:table-cell table:formula="of:=4*[.$D$3]*[.B438]*(1-[.B438])" office:value-type="float" office:value="0.399292236669714" calcext:value-type="float">
            <text:p>0,399292236669714</text:p>
          </table:table-cell>
          <table:table-cell table:formula="of:=4*[.$D$3]*[.C438]*(1-[.C438])" office:value-type="float" office:value="0.0986210057864555" calcext:value-type="float">
            <text:p>0,098621005786456</text:p>
          </table:table-cell>
          <table:table-cell table:formula="of:=ABS([.C439]-[.B439])" office:value-type="float" office:value="0.300671230883258" calcext:value-type="float">
            <text:p>0,300671230883258</text:p>
          </table:table-cell>
          <table:table-cell table:number-columns-repeated="3"/>
        </table:table-row>
        <table:table-row table:style-name="ro1">
          <table:table-cell table:formula="of:=[.A439]+1" office:value-type="float" office:value="432" calcext:value-type="float">
            <text:p>432</text:p>
          </table:table-cell>
          <table:table-cell table:formula="of:=4*[.$D$3]*[.B439]*(1-[.B439])" office:value-type="float" office:value="0.959431785620044" calcext:value-type="float">
            <text:p>0,959431785620044</text:p>
          </table:table-cell>
          <table:table-cell table:formula="of:=4*[.$D$3]*[.C439]*(1-[.C439])" office:value-type="float" office:value="0.355579612016493" calcext:value-type="float">
            <text:p>0,355579612016493</text:p>
          </table:table-cell>
          <table:table-cell table:formula="of:=ABS([.C440]-[.B440])" office:value-type="float" office:value="0.603852173603551" calcext:value-type="float">
            <text:p>0,603852173603551</text:p>
          </table:table-cell>
          <table:table-cell table:number-columns-repeated="3"/>
        </table:table-row>
        <table:table-row table:style-name="ro1">
          <table:table-cell table:formula="of:=[.A440]+1" office:value-type="float" office:value="433" calcext:value-type="float">
            <text:p>433</text:p>
          </table:table-cell>
          <table:table-cell table:formula="of:=4*[.$D$3]*[.B440]*(1-[.B440])" office:value-type="float" office:value="0.155689737447911" calcext:value-type="float">
            <text:p>0,155689737447911</text:p>
          </table:table-cell>
          <table:table-cell table:formula="of:=4*[.$D$3]*[.C440]*(1-[.C440])" office:value-type="float" office:value="0.916571006138774" calcext:value-type="float">
            <text:p>0,916571006138774</text:p>
          </table:table-cell>
          <table:table-cell table:formula="of:=ABS([.C441]-[.B441])" office:value-type="float" office:value="0.760881268690863" calcext:value-type="float">
            <text:p>0,760881268690863</text:p>
          </table:table-cell>
          <table:table-cell table:number-columns-repeated="3"/>
        </table:table-row>
        <table:table-row table:style-name="ro1">
          <table:table-cell table:formula="of:=[.A441]+1" office:value-type="float" office:value="434" calcext:value-type="float">
            <text:p>434</text:p>
          </table:table-cell>
          <table:table-cell table:formula="of:=4*[.$D$3]*[.B441]*(1-[.B441])" office:value-type="float" office:value="0.525801772405247" calcext:value-type="float">
            <text:p>0,525801772405247</text:p>
          </table:table-cell>
          <table:table-cell table:formula="of:=4*[.$D$3]*[.C441]*(1-[.C441])" office:value-type="float" office:value="0.305874387378119" calcext:value-type="float">
            <text:p>0,305874387378119</text:p>
          </table:table-cell>
          <table:table-cell table:formula="of:=ABS([.C442]-[.B442])" office:value-type="float" office:value="0.219927385027128" calcext:value-type="float">
            <text:p>0,219927385027128</text:p>
          </table:table-cell>
          <table:table-cell table:number-columns-repeated="3"/>
        </table:table-row>
        <table:table-row table:style-name="ro1">
          <table:table-cell table:formula="of:=[.A442]+1" office:value-type="float" office:value="435" calcext:value-type="float">
            <text:p>435</text:p>
          </table:table-cell>
          <table:table-cell table:formula="of:=4*[.$D$3]*[.B442]*(1-[.B442])" office:value-type="float" office:value="0.997337074162991" calcext:value-type="float">
            <text:p>0,997337074162991</text:p>
          </table:table-cell>
          <table:table-cell table:formula="of:=4*[.$D$3]*[.C442]*(1-[.C442])" office:value-type="float" office:value="0.849260986096718" calcext:value-type="float">
            <text:p>0,849260986096718</text:p>
          </table:table-cell>
          <table:table-cell table:formula="of:=ABS([.C443]-[.B443])" office:value-type="float" office:value="0.148076088066274" calcext:value-type="float">
            <text:p>0,148076088066274</text:p>
          </table:table-cell>
          <table:table-cell table:number-columns-repeated="3"/>
        </table:table-row>
        <table:table-row table:style-name="ro1">
          <table:table-cell table:formula="of:=[.A443]+1" office:value-type="float" office:value="436" calcext:value-type="float">
            <text:p>436</text:p>
          </table:table-cell>
          <table:table-cell table:formula="of:=4*[.$D$3]*[.B443]*(1-[.B443])" office:value-type="float" office:value="0.0106233386519806" calcext:value-type="float">
            <text:p>0,010623338651981</text:p>
          </table:table-cell>
          <table:table-cell table:formula="of:=4*[.$D$3]*[.C443]*(1-[.C443])" office:value-type="float" office:value="0.512067054362994" calcext:value-type="float">
            <text:p>0,512067054362994</text:p>
          </table:table-cell>
          <table:table-cell table:formula="of:=ABS([.C444]-[.B444])" office:value-type="float" office:value="0.501443715711013" calcext:value-type="float">
            <text:p>0,501443715711013</text:p>
          </table:table-cell>
          <table:table-cell table:number-columns-repeated="3"/>
        </table:table-row>
        <table:table-row table:style-name="ro1">
          <table:table-cell table:formula="of:=[.A444]+1" office:value-type="float" office:value="437" calcext:value-type="float">
            <text:p>437</text:p>
          </table:table-cell>
          <table:table-cell table:formula="of:=4*[.$D$3]*[.B444]*(1-[.B444])" office:value-type="float" office:value="0.0420419333114637" calcext:value-type="float">
            <text:p>0,042041933311464</text:p>
          </table:table-cell>
          <table:table-cell table:formula="of:=4*[.$D$3]*[.C444]*(1-[.C444])" office:value-type="float" office:value="0.999417544796002" calcext:value-type="float">
            <text:p>0,999417544796002</text:p>
          </table:table-cell>
          <table:table-cell table:formula="of:=ABS([.C445]-[.B445])" office:value-type="float" office:value="0.957375611484538" calcext:value-type="float">
            <text:p>0,957375611484538</text:p>
          </table:table-cell>
          <table:table-cell table:number-columns-repeated="3"/>
        </table:table-row>
        <table:table-row table:style-name="ro1">
          <table:table-cell table:formula="of:=[.A445]+1" office:value-type="float" office:value="438" calcext:value-type="float">
            <text:p>438</text:p>
          </table:table-cell>
          <table:table-cell table:formula="of:=4*[.$D$3]*[.B445]*(1-[.B445])" office:value-type="float" office:value="0.161097636619593" calcext:value-type="float">
            <text:p>0,161097636619593</text:p>
          </table:table-cell>
          <table:table-cell table:formula="of:=4*[.$D$3]*[.C445]*(1-[.C445])" office:value-type="float" office:value="0.00232846379973255" calcext:value-type="float">
            <text:p>0,002328463799733</text:p>
          </table:table-cell>
          <table:table-cell table:formula="of:=ABS([.C446]-[.B446])" office:value-type="float" office:value="0.15876917281986" calcext:value-type="float">
            <text:p>0,15876917281986</text:p>
          </table:table-cell>
          <table:table-cell table:number-columns-repeated="3"/>
        </table:table-row>
        <table:table-row table:style-name="ro1">
          <table:table-cell table:formula="of:=[.A446]+1" office:value-type="float" office:value="439" calcext:value-type="float">
            <text:p>439</text:p>
          </table:table-cell>
          <table:table-cell table:formula="of:=4*[.$D$3]*[.B446]*(1-[.B446])" office:value-type="float" office:value="0.540580752380697" calcext:value-type="float">
            <text:p>0,540580752380697</text:p>
          </table:table-cell>
          <table:table-cell table:formula="of:=4*[.$D$3]*[.C446]*(1-[.C446])" office:value-type="float" office:value="0.00929216822426352" calcext:value-type="float">
            <text:p>0,009292168224264</text:p>
          </table:table-cell>
          <table:table-cell table:formula="of:=ABS([.C447]-[.B447])" office:value-type="float" office:value="0.531288584156434" calcext:value-type="float">
            <text:p>0,531288584156434</text:p>
          </table:table-cell>
          <table:table-cell table:number-columns-repeated="3"/>
        </table:table-row>
        <table:table-row table:style-name="ro1">
          <table:table-cell table:formula="of:=[.A447]+1" office:value-type="float" office:value="440" calcext:value-type="float">
            <text:p>440</text:p>
          </table:table-cell>
          <table:table-cell table:formula="of:=4*[.$D$3]*[.B447]*(1-[.B447])" office:value-type="float" office:value="0.993412810144866" calcext:value-type="float">
            <text:p>0,993412810144866</text:p>
          </table:table-cell>
          <table:table-cell table:formula="of:=4*[.$D$3]*[.C447]*(1-[.C447])" office:value-type="float" office:value="0.036823295335822" calcext:value-type="float">
            <text:p>0,036823295335822</text:p>
          </table:table-cell>
          <table:table-cell table:formula="of:=ABS([.C448]-[.B448])" office:value-type="float" office:value="0.956589514809044" calcext:value-type="float">
            <text:p>0,956589514809044</text:p>
          </table:table-cell>
          <table:table-cell table:number-columns-repeated="3"/>
        </table:table-row>
        <table:table-row table:style-name="ro1">
          <table:table-cell table:formula="of:=[.A448]+1" office:value-type="float" office:value="441" calcext:value-type="float">
            <text:p>441</text:p>
          </table:table-cell>
          <table:table-cell table:formula="of:=4*[.$D$3]*[.B448]*(1-[.B448])" office:value-type="float" office:value="0.0261751951397851" calcext:value-type="float">
            <text:p>0,026175195139785</text:p>
          </table:table-cell>
          <table:table-cell table:formula="of:=4*[.$D$3]*[.C448]*(1-[.C448])" office:value-type="float" office:value="0.141869361025731" calcext:value-type="float">
            <text:p>0,141869361025731</text:p>
          </table:table-cell>
          <table:table-cell table:formula="of:=ABS([.C449]-[.B449])" office:value-type="float" office:value="0.115694165885946" calcext:value-type="float">
            <text:p>0,115694165885946</text:p>
          </table:table-cell>
          <table:table-cell table:number-columns-repeated="3"/>
        </table:table-row>
        <table:table-row table:style-name="ro1">
          <table:table-cell table:formula="of:=[.A449]+1" office:value-type="float" office:value="442" calcext:value-type="float">
            <text:p>442</text:p>
          </table:table-cell>
          <table:table-cell table:formula="of:=4*[.$D$3]*[.B449]*(1-[.B449])" office:value-type="float" office:value="0.101960217196717" calcext:value-type="float">
            <text:p>0,101960217196717</text:p>
          </table:table-cell>
          <table:table-cell table:formula="of:=4*[.$D$3]*[.C449]*(1-[.C449])" office:value-type="float" office:value="0.486969781711528" calcext:value-type="float">
            <text:p>0,486969781711528</text:p>
          </table:table-cell>
          <table:table-cell table:formula="of:=ABS([.C450]-[.B450])" office:value-type="float" office:value="0.385009564514811" calcext:value-type="float">
            <text:p>0,385009564514811</text:p>
          </table:table-cell>
          <table:table-cell table:number-columns-repeated="3"/>
        </table:table-row>
        <table:table-row table:style-name="ro1">
          <table:table-cell table:formula="of:=[.A450]+1" office:value-type="float" office:value="443" calcext:value-type="float">
            <text:p>443</text:p>
          </table:table-cell>
          <table:table-cell table:formula="of:=4*[.$D$3]*[.B450]*(1-[.B450])" office:value-type="float" office:value="0.366257325223661" calcext:value-type="float">
            <text:p>0,366257325223661</text:p>
          </table:table-cell>
          <table:table-cell table:formula="of:=4*[.$D$3]*[.C450]*(1-[.C450])" office:value-type="float" office:value="0.999320853645419" calcext:value-type="float">
            <text:p>0,999320853645419</text:p>
          </table:table-cell>
          <table:table-cell table:formula="of:=ABS([.C451]-[.B451])" office:value-type="float" office:value="0.633063528421758" calcext:value-type="float">
            <text:p>0,633063528421758</text:p>
          </table:table-cell>
          <table:table-cell table:number-columns-repeated="3"/>
        </table:table-row>
        <table:table-row table:style-name="ro1">
          <table:table-cell table:formula="of:=[.A451]+1" office:value-type="float" office:value="444" calcext:value-type="float">
            <text:p>444</text:p>
          </table:table-cell>
          <table:table-cell table:formula="of:=4*[.$D$3]*[.B451]*(1-[.B451])" office:value-type="float" office:value="0.928451587774682" calcext:value-type="float">
            <text:p>0,928451587774682</text:p>
          </table:table-cell>
          <table:table-cell table:formula="of:=4*[.$D$3]*[.C451]*(1-[.C451])" office:value-type="float" office:value="0.00271474045923933" calcext:value-type="float">
            <text:p>0,002714740459239</text:p>
          </table:table-cell>
          <table:table-cell table:formula="of:=ABS([.C452]-[.B452])" office:value-type="float" office:value="0.925736847315442" calcext:value-type="float">
            <text:p>0,925736847315442</text:p>
          </table:table-cell>
          <table:table-cell table:number-columns-repeated="3"/>
        </table:table-row>
        <table:table-row table:style-name="ro1">
          <table:table-cell table:formula="of:=[.A452]+1" office:value-type="float" office:value="445" calcext:value-type="float">
            <text:p>445</text:p>
          </table:table-cell>
          <table:table-cell table:formula="of:=4*[.$D$3]*[.B452]*(1-[.B452])" office:value-type="float" office:value="0.265716947733417" calcext:value-type="float">
            <text:p>0,265716947733417</text:p>
          </table:table-cell>
          <table:table-cell table:formula="of:=4*[.$D$3]*[.C452]*(1-[.C452])" office:value-type="float" office:value="0.0108294825739132" calcext:value-type="float">
            <text:p>0,010829482573913</text:p>
          </table:table-cell>
          <table:table-cell table:formula="of:=ABS([.C453]-[.B453])" office:value-type="float" office:value="0.254887465159504" calcext:value-type="float">
            <text:p>0,254887465159504</text:p>
          </table:table-cell>
          <table:table-cell table:number-columns-repeated="3"/>
        </table:table-row>
        <table:table-row table:style-name="ro1">
          <table:table-cell table:formula="of:=[.A453]+1" office:value-type="float" office:value="446" calcext:value-type="float">
            <text:p>446</text:p>
          </table:table-cell>
          <table:table-cell table:formula="of:=4*[.$D$3]*[.B453]*(1-[.B453])" office:value-type="float" office:value="0.780445805682614" calcext:value-type="float">
            <text:p>0,780445805682614</text:p>
          </table:table-cell>
          <table:table-cell table:formula="of:=4*[.$D$3]*[.C453]*(1-[.C453])" office:value-type="float" office:value="0.042848819524378" calcext:value-type="float">
            <text:p>0,042848819524378</text:p>
          </table:table-cell>
          <table:table-cell table:formula="of:=ABS([.C454]-[.B454])" office:value-type="float" office:value="0.737596986158236" calcext:value-type="float">
            <text:p>0,737596986158236</text:p>
          </table:table-cell>
          <table:table-cell table:number-columns-repeated="3"/>
        </table:table-row>
        <table:table-row table:style-name="ro1">
          <table:table-cell table:formula="of:=[.A454]+1" office:value-type="float" office:value="447" calcext:value-type="float">
            <text:p>447</text:p>
          </table:table-cell>
          <table:table-cell table:formula="of:=4*[.$D$3]*[.B454]*(1-[.B454])" office:value-type="float" office:value="0.685400600300119" calcext:value-type="float">
            <text:p>0,685400600300119</text:p>
          </table:table-cell>
          <table:table-cell table:formula="of:=4*[.$D$3]*[.C454]*(1-[.C454])" office:value-type="float" office:value="0.164051192758981" calcext:value-type="float">
            <text:p>0,164051192758981</text:p>
          </table:table-cell>
          <table:table-cell table:formula="of:=ABS([.C455]-[.B455])" office:value-type="float" office:value="0.521349407541137" calcext:value-type="float">
            <text:p>0,521349407541137</text:p>
          </table:table-cell>
          <table:table-cell table:number-columns-repeated="3"/>
        </table:table-row>
        <table:table-row table:style-name="ro1">
          <table:table-cell table:formula="of:=[.A455]+1" office:value-type="float" office:value="448" calcext:value-type="float">
            <text:p>448</text:p>
          </table:table-cell>
          <table:table-cell table:formula="of:=4*[.$D$3]*[.B455]*(1-[.B455])" office:value-type="float" office:value="0.862506469633423" calcext:value-type="float">
            <text:p>0,862506469633423</text:p>
          </table:table-cell>
          <table:table-cell table:formula="of:=4*[.$D$3]*[.C455]*(1-[.C455])" office:value-type="float" office:value="0.548553595653347" calcext:value-type="float">
            <text:p>0,548553595653347</text:p>
          </table:table-cell>
          <table:table-cell table:formula="of:=ABS([.C456]-[.B456])" office:value-type="float" office:value="0.313952873980076" calcext:value-type="float">
            <text:p>0,313952873980076</text:p>
          </table:table-cell>
          <table:table-cell table:number-columns-repeated="3"/>
        </table:table-row>
        <table:table-row table:style-name="ro1">
          <table:table-cell table:formula="of:=[.A456]+1" office:value-type="float" office:value="449" calcext:value-type="float">
            <text:p>449</text:p>
          </table:table-cell>
          <table:table-cell table:formula="of:=4*[.$D$3]*[.B456]*(1-[.B456])" office:value-type="float" office:value="0.474356237895649" calcext:value-type="float">
            <text:p>0,474356237895649</text:p>
          </table:table-cell>
          <table:table-cell table:formula="of:=4*[.$D$3]*[.C456]*(1-[.C456])" office:value-type="float" office:value="0.990570193396525" calcext:value-type="float">
            <text:p>0,990570193396525</text:p>
          </table:table-cell>
          <table:table-cell table:formula="of:=ABS([.C457]-[.B457])" office:value-type="float" office:value="0.516213955500876" calcext:value-type="float">
            <text:p>0,516213955500876</text:p>
          </table:table-cell>
          <table:table-cell table:number-columns-repeated="3"/>
        </table:table-row>
        <table:table-row table:style-name="ro1">
          <table:table-cell table:formula="of:=[.A457]+1" office:value-type="float" office:value="450" calcext:value-type="float">
            <text:p>450</text:p>
          </table:table-cell>
          <table:table-cell table:formula="of:=4*[.$D$3]*[.B457]*(1-[.B457])" office:value-type="float" office:value="0.997369589860542" calcext:value-type="float">
            <text:p>0,997369589860542</text:p>
          </table:table-cell>
          <table:table-cell table:formula="of:=4*[.$D$3]*[.C457]*(1-[.C457])" office:value-type="float" office:value="0.0373635414035839" calcext:value-type="float">
            <text:p>0,037363541403584</text:p>
          </table:table-cell>
          <table:table-cell table:formula="of:=ABS([.C458]-[.B458])" office:value-type="float" office:value="0.960006048456958" calcext:value-type="float">
            <text:p>0,960006048456958</text:p>
          </table:table-cell>
          <table:table-cell table:number-columns-repeated="3"/>
        </table:table-row>
        <table:table-row table:style-name="ro1">
          <table:table-cell table:formula="of:=[.A458]+1" office:value-type="float" office:value="451" calcext:value-type="float">
            <text:p>451</text:p>
          </table:table-cell>
          <table:table-cell table:formula="of:=4*[.$D$3]*[.B458]*(1-[.B458])" office:value-type="float" office:value="0.0104939643278253" calcext:value-type="float">
            <text:p>0,010493964327825</text:p>
          </table:table-cell>
          <table:table-cell table:formula="of:=4*[.$D$3]*[.C458]*(1-[.C458])" office:value-type="float" office:value="0.143870028709466" calcext:value-type="float">
            <text:p>0,143870028709466</text:p>
          </table:table-cell>
          <table:table-cell table:formula="of:=ABS([.C459]-[.B459])" office:value-type="float" office:value="0.133376064381641" calcext:value-type="float">
            <text:p>0,133376064381641</text:p>
          </table:table-cell>
          <table:table-cell table:number-columns-repeated="3"/>
        </table:table-row>
        <table:table-row table:style-name="ro1">
          <table:table-cell table:formula="of:=[.A459]+1" office:value-type="float" office:value="452" calcext:value-type="float">
            <text:p>452</text:p>
          </table:table-cell>
          <table:table-cell table:formula="of:=4*[.$D$3]*[.B459]*(1-[.B459])" office:value-type="float" office:value="0.0415353641620464" calcext:value-type="float">
            <text:p>0,041535364162047</text:p>
          </table:table-cell>
          <table:table-cell table:formula="of:=4*[.$D$3]*[.C459]*(1-[.C459])" office:value-type="float" office:value="0.492685774194415" calcext:value-type="float">
            <text:p>0,492685774194415</text:p>
          </table:table-cell>
          <table:table-cell table:formula="of:=ABS([.C460]-[.B460])" office:value-type="float" office:value="0.451150410032368" calcext:value-type="float">
            <text:p>0,451150410032368</text:p>
          </table:table-cell>
          <table:table-cell table:number-columns-repeated="3"/>
        </table:table-row>
        <table:table-row table:style-name="ro1">
          <table:table-cell table:formula="of:=[.A460]+1" office:value-type="float" office:value="453" calcext:value-type="float">
            <text:p>453</text:p>
          </table:table-cell>
          <table:table-cell table:formula="of:=4*[.$D$3]*[.B460]*(1-[.B460])" office:value-type="float" office:value="0.159240710743891" calcext:value-type="float">
            <text:p>0,159240710743891</text:p>
          </table:table-cell>
          <table:table-cell table:formula="of:=4*[.$D$3]*[.C460]*(1-[.C460])" office:value-type="float" office:value="0.99978600840346" calcext:value-type="float">
            <text:p>0,99978600840346</text:p>
          </table:table-cell>
          <table:table-cell table:formula="of:=ABS([.C461]-[.B461])" office:value-type="float" office:value="0.840545297659569" calcext:value-type="float">
            <text:p>0,840545297659569</text:p>
          </table:table-cell>
          <table:table-cell table:number-columns-repeated="3"/>
        </table:table-row>
        <table:table-row table:style-name="ro1">
          <table:table-cell table:formula="of:=[.A461]+1" office:value-type="float" office:value="454" calcext:value-type="float">
            <text:p>454</text:p>
          </table:table-cell>
          <table:table-cell table:formula="of:=4*[.$D$3]*[.B461]*(1-[.B461])" office:value-type="float" office:value="0.535532427142684" calcext:value-type="float">
            <text:p>0,535532427142684</text:p>
          </table:table-cell>
          <table:table-cell table:formula="of:=4*[.$D$3]*[.C461]*(1-[.C461])" office:value-type="float" office:value="0.000855783216547363" calcext:value-type="float">
            <text:p>0,000855783216547</text:p>
          </table:table-cell>
          <table:table-cell table:formula="of:=ABS([.C462]-[.B462])" office:value-type="float" office:value="0.534676643926137" calcext:value-type="float">
            <text:p>0,534676643926137</text:p>
          </table:table-cell>
          <table:table-cell table:number-columns-repeated="3"/>
        </table:table-row>
        <table:table-row table:style-name="ro1">
          <table:table-cell table:formula="of:=[.A462]+1" office:value-type="float" office:value="455" calcext:value-type="float">
            <text:p>455</text:p>
          </table:table-cell>
          <table:table-cell table:formula="of:=4*[.$D$3]*[.B462]*(1-[.B462])" office:value-type="float" office:value="0.994949786485399" calcext:value-type="float">
            <text:p>0,994949786485399</text:p>
          </table:table-cell>
          <table:table-cell table:formula="of:=4*[.$D$3]*[.C462]*(1-[.C462])" office:value-type="float" office:value="0.00342020340653456" calcext:value-type="float">
            <text:p>0,003420203406535</text:p>
          </table:table-cell>
          <table:table-cell table:formula="of:=ABS([.C463]-[.B463])" office:value-type="float" office:value="0.991529583078865" calcext:value-type="float">
            <text:p>0,991529583078865</text:p>
          </table:table-cell>
          <table:table-cell table:number-columns-repeated="3"/>
        </table:table-row>
        <table:table-row table:style-name="ro1">
          <table:table-cell table:formula="of:=[.A463]+1" office:value-type="float" office:value="456" calcext:value-type="float">
            <text:p>456</text:p>
          </table:table-cell>
          <table:table-cell table:formula="of:=4*[.$D$3]*[.B463]*(1-[.B463])" office:value-type="float" office:value="0.0200988354322304" calcext:value-type="float">
            <text:p>0,020098835432231</text:p>
          </table:table-cell>
          <table:table-cell table:formula="of:=4*[.$D$3]*[.C463]*(1-[.C463])" office:value-type="float" office:value="0.0136340224607699" calcext:value-type="float">
            <text:p>0,01363402246077</text:p>
          </table:table-cell>
          <table:table-cell table:formula="of:=ABS([.C464]-[.B464])" office:value-type="float" office:value="0.0064648129714605" calcext:value-type="float">
            <text:p>0,006464812971461</text:p>
          </table:table-cell>
          <table:table-cell table:number-columns-repeated="3"/>
        </table:table-row>
        <table:table-row table:style-name="ro1">
          <table:table-cell table:formula="of:=[.A464]+1" office:value-type="float" office:value="457" calcext:value-type="float">
            <text:p>457</text:p>
          </table:table-cell>
          <table:table-cell table:formula="of:=4*[.$D$3]*[.B464]*(1-[.B464])" office:value-type="float" office:value="0.0787794889859942" calcext:value-type="float">
            <text:p>0,078779488985994</text:p>
          </table:table-cell>
          <table:table-cell table:formula="of:=4*[.$D$3]*[.C464]*(1-[.C464])" office:value-type="float" office:value="0.0537925435692366" calcext:value-type="float">
            <text:p>0,053792543569237</text:p>
          </table:table-cell>
          <table:table-cell table:formula="of:=ABS([.C465]-[.B465])" office:value-type="float" office:value="0.0249869454167576" calcext:value-type="float">
            <text:p>0,024986945416758</text:p>
          </table:table-cell>
          <table:table-cell table:number-columns-repeated="3"/>
        </table:table-row>
        <table:table-row table:style-name="ro1">
          <table:table-cell table:formula="of:=[.A465]+1" office:value-type="float" office:value="458" calcext:value-type="float">
            <text:p>458</text:p>
          </table:table-cell>
          <table:table-cell table:formula="of:=4*[.$D$3]*[.B465]*(1-[.B465])" office:value-type="float" office:value="0.290293124404399" calcext:value-type="float">
            <text:p>0,290293124404399</text:p>
          </table:table-cell>
          <table:table-cell table:formula="of:=4*[.$D$3]*[.C465]*(1-[.C465])" office:value-type="float" office:value="0.203595623302354" calcext:value-type="float">
            <text:p>0,203595623302354</text:p>
          </table:table-cell>
          <table:table-cell table:formula="of:=ABS([.C466]-[.B466])" office:value-type="float" office:value="0.0866975011020458" calcext:value-type="float">
            <text:p>0,086697501102046</text:p>
          </table:table-cell>
          <table:table-cell table:number-columns-repeated="3"/>
        </table:table-row>
        <table:table-row table:style-name="ro1">
          <table:table-cell table:formula="of:=[.A466]+1" office:value-type="float" office:value="459" calcext:value-type="float">
            <text:p>459</text:p>
          </table:table-cell>
          <table:table-cell table:formula="of:=4*[.$D$3]*[.B466]*(1-[.B466])" office:value-type="float" office:value="0.824092105311725" calcext:value-type="float">
            <text:p>0,824092105311725</text:p>
          </table:table-cell>
          <table:table-cell table:formula="of:=4*[.$D$3]*[.C466]*(1-[.C466])" office:value-type="float" office:value="0.648577781897919" calcext:value-type="float">
            <text:p>0,648577781897919</text:p>
          </table:table-cell>
          <table:table-cell table:formula="of:=ABS([.C467]-[.B467])" office:value-type="float" office:value="0.175514323413806" calcext:value-type="float">
            <text:p>0,175514323413806</text:p>
          </table:table-cell>
          <table:table-cell table:number-columns-repeated="3"/>
        </table:table-row>
        <table:table-row table:style-name="ro1">
          <table:table-cell table:formula="of:=[.A467]+1" office:value-type="float" office:value="460" calcext:value-type="float">
            <text:p>460</text:p>
          </table:table-cell>
          <table:table-cell table:formula="of:=4*[.$D$3]*[.B467]*(1-[.B467])" office:value-type="float" office:value="0.579857229098454" calcext:value-type="float">
            <text:p>0,579857229098454</text:p>
          </table:table-cell>
          <table:table-cell table:formula="of:=4*[.$D$3]*[.C467]*(1-[.C467])" office:value-type="float" office:value="0.911698570905178" calcext:value-type="float">
            <text:p>0,911698570905178</text:p>
          </table:table-cell>
          <table:table-cell table:formula="of:=ABS([.C468]-[.B468])" office:value-type="float" office:value="0.331841341806723" calcext:value-type="float">
            <text:p>0,331841341806723</text:p>
          </table:table-cell>
          <table:table-cell table:number-columns-repeated="3"/>
        </table:table-row>
        <table:table-row table:style-name="ro1">
          <table:table-cell table:formula="of:=[.A468]+1" office:value-type="float" office:value="461" calcext:value-type="float">
            <text:p>461</text:p>
          </table:table-cell>
          <table:table-cell table:formula="of:=4*[.$D$3]*[.B468]*(1-[.B468])" office:value-type="float" office:value="0.974491291842868" calcext:value-type="float">
            <text:p>0,974491291842868</text:p>
          </table:table-cell>
          <table:table-cell table:formula="of:=4*[.$D$3]*[.C468]*(1-[.C468])" office:value-type="float" office:value="0.322017146858538" calcext:value-type="float">
            <text:p>0,322017146858538</text:p>
          </table:table-cell>
          <table:table-cell table:formula="of:=ABS([.C469]-[.B469])" office:value-type="float" office:value="0.65247414498433" calcext:value-type="float">
            <text:p>0,65247414498433</text:p>
          </table:table-cell>
          <table:table-cell table:number-columns-repeated="3"/>
        </table:table-row>
        <table:table-row table:style-name="ro1">
          <table:table-cell table:formula="of:=[.A469]+1" office:value-type="float" office:value="462" calcext:value-type="float">
            <text:p>462</text:p>
          </table:table-cell>
          <table:table-cell table:formula="of:=4*[.$D$3]*[.B469]*(1-[.B469])" office:value-type="float" office:value="0.0994320558611451" calcext:value-type="float">
            <text:p>0,099432055861145</text:p>
          </table:table-cell>
          <table:table-cell table:formula="of:=4*[.$D$3]*[.C469]*(1-[.C469])" office:value-type="float" office:value="0.873288415950499" calcext:value-type="float">
            <text:p>0,873288415950499</text:p>
          </table:table-cell>
          <table:table-cell table:formula="of:=ABS([.C470]-[.B470])" office:value-type="float" office:value="0.773856360089354" calcext:value-type="float">
            <text:p>0,773856360089354</text:p>
          </table:table-cell>
          <table:table-cell table:number-columns-repeated="3"/>
        </table:table-row>
        <table:table-row table:style-name="ro1">
          <table:table-cell table:formula="of:=[.A470]+1" office:value-type="float" office:value="463" calcext:value-type="float">
            <text:p>463</text:p>
          </table:table-cell>
          <table:table-cell table:formula="of:=4*[.$D$3]*[.B470]*(1-[.B470])" office:value-type="float" office:value="0.358181288513485" calcext:value-type="float">
            <text:p>0,358181288513485</text:p>
          </table:table-cell>
          <table:table-cell table:formula="of:=4*[.$D$3]*[.C470]*(1-[.C470])" office:value-type="float" office:value="0.442623034068669" calcext:value-type="float">
            <text:p>0,442623034068669</text:p>
          </table:table-cell>
          <table:table-cell table:formula="of:=ABS([.C471]-[.B471])" office:value-type="float" office:value="0.0844417455551843" calcext:value-type="float">
            <text:p>0,084441745555184</text:p>
          </table:table-cell>
          <table:table-cell table:number-columns-repeated="3"/>
        </table:table-row>
        <table:table-row table:style-name="ro1">
          <table:table-cell table:formula="of:=[.A471]+1" office:value-type="float" office:value="464" calcext:value-type="float">
            <text:p>464</text:p>
          </table:table-cell>
          <table:table-cell table:formula="of:=4*[.$D$3]*[.B471]*(1-[.B471])" office:value-type="float" office:value="0.919549812289219" calcext:value-type="float">
            <text:p>0,919549812289219</text:p>
          </table:table-cell>
          <table:table-cell table:formula="of:=4*[.$D$3]*[.C471]*(1-[.C471])" office:value-type="float" office:value="0.98683153512206" calcext:value-type="float">
            <text:p>0,98683153512206</text:p>
          </table:table-cell>
          <table:table-cell table:formula="of:=ABS([.C472]-[.B472])" office:value-type="float" office:value="0.0672817228328411" calcext:value-type="float">
            <text:p>0,067281722832841</text:p>
          </table:table-cell>
          <table:table-cell table:number-columns-repeated="3"/>
        </table:table-row>
        <table:table-row table:style-name="ro1">
          <table:table-cell table:formula="of:=[.A472]+1" office:value-type="float" office:value="465" calcext:value-type="float">
            <text:p>465</text:p>
          </table:table-cell>
          <table:table-cell table:formula="of:=4*[.$D$3]*[.B472]*(1-[.B472])" office:value-type="float" office:value="0.295911820032326" calcext:value-type="float">
            <text:p>0,295911820032326</text:p>
          </table:table-cell>
          <table:table-cell table:formula="of:=4*[.$D$3]*[.C472]*(1-[.C472])" office:value-type="float" office:value="0.0519802256427951" calcext:value-type="float">
            <text:p>0,051980225642795</text:p>
          </table:table-cell>
          <table:table-cell table:formula="of:=ABS([.C473]-[.B473])" office:value-type="float" office:value="0.243931594389531" calcext:value-type="float">
            <text:p>0,243931594389531</text:p>
          </table:table-cell>
          <table:table-cell table:number-columns-repeated="3"/>
        </table:table-row>
        <table:table-row table:style-name="ro1">
          <table:table-cell table:formula="of:=[.A473]+1" office:value-type="float" office:value="466" calcext:value-type="float">
            <text:p>466</text:p>
          </table:table-cell>
          <table:table-cell table:formula="of:=4*[.$D$3]*[.B473]*(1-[.B473])" office:value-type="float" office:value="0.833392059189929" calcext:value-type="float">
            <text:p>0,833392059189929</text:p>
          </table:table-cell>
          <table:table-cell table:formula="of:=4*[.$D$3]*[.C473]*(1-[.C473])" office:value-type="float" office:value="0.197113127139677" calcext:value-type="float">
            <text:p>0,197113127139677</text:p>
          </table:table-cell>
          <table:table-cell table:formula="of:=ABS([.C474]-[.B474])" office:value-type="float" office:value="0.636278932050252" calcext:value-type="float">
            <text:p>0,636278932050252</text:p>
          </table:table-cell>
          <table:table-cell table:number-columns-repeated="3"/>
        </table:table-row>
        <table:table-row table:style-name="ro1">
          <table:table-cell table:formula="of:=[.A474]+1" office:value-type="float" office:value="467" calcext:value-type="float">
            <text:p>467</text:p>
          </table:table-cell>
          <table:table-cell table:formula="of:=4*[.$D$3]*[.B474]*(1-[.B474])" office:value-type="float" office:value="0.555398939476396" calcext:value-type="float">
            <text:p>0,555398939476396</text:p>
          </table:table-cell>
          <table:table-cell table:formula="of:=4*[.$D$3]*[.C474]*(1-[.C474])" office:value-type="float" office:value="0.633038168995578" calcext:value-type="float">
            <text:p>0,633038168995578</text:p>
          </table:table-cell>
          <table:table-cell table:formula="of:=ABS([.C475]-[.B475])" office:value-type="float" office:value="0.0776392295191815" calcext:value-type="float">
            <text:p>0,077639229519182</text:p>
          </table:table-cell>
          <table:table-cell table:number-columns-repeated="3"/>
        </table:table-row>
        <table:table-row table:style-name="ro1">
          <table:table-cell table:formula="of:=[.A475]+1" office:value-type="float" office:value="468" calcext:value-type="float">
            <text:p>468</text:p>
          </table:table-cell>
          <table:table-cell table:formula="of:=4*[.$D$3]*[.B475]*(1-[.B475])" office:value-type="float" office:value="0.987723830019562" calcext:value-type="float">
            <text:p>0,987723830019562</text:p>
          </table:table-cell>
          <table:table-cell table:formula="of:=4*[.$D$3]*[.C475]*(1-[.C475])" office:value-type="float" office:value="0.929203382361216" calcext:value-type="float">
            <text:p>0,929203382361216</text:p>
          </table:table-cell>
          <table:table-cell table:formula="of:=ABS([.C476]-[.B476])" office:value-type="float" office:value="0.0585204476583459" calcext:value-type="float">
            <text:p>0,058520447658346</text:p>
          </table:table-cell>
          <table:table-cell table:number-columns-repeated="3"/>
        </table:table-row>
        <table:table-row table:style-name="ro1">
          <table:table-cell table:formula="of:=[.A476]+1" office:value-type="float" office:value="469" calcext:value-type="float">
            <text:p>469</text:p>
          </table:table-cell>
          <table:table-cell table:formula="of:=4*[.$D$3]*[.B476]*(1-[.B476])" office:value-type="float" office:value="0.0485018625241963" calcext:value-type="float">
            <text:p>0,048501862524196</text:p>
          </table:table-cell>
          <table:table-cell table:formula="of:=4*[.$D$3]*[.C476]*(1-[.C476])" office:value-type="float" office:value="0.263137826278766" calcext:value-type="float">
            <text:p>0,263137826278766</text:p>
          </table:table-cell>
          <table:table-cell table:formula="of:=ABS([.C477]-[.B477])" office:value-type="float" office:value="0.214635963754569" calcext:value-type="float">
            <text:p>0,214635963754569</text:p>
          </table:table-cell>
          <table:table-cell table:number-columns-repeated="3"/>
        </table:table-row>
        <table:table-row table:style-name="ro1">
          <table:table-cell table:formula="of:=[.A477]+1" office:value-type="float" office:value="470" calcext:value-type="float">
            <text:p>470</text:p>
          </table:table-cell>
          <table:table-cell table:formula="of:=4*[.$D$3]*[.B477]*(1-[.B477])" office:value-type="float" office:value="0.184597727423521" calcext:value-type="float">
            <text:p>0,184597727423521</text:p>
          </table:table-cell>
          <table:table-cell table:formula="of:=4*[.$D$3]*[.C477]*(1-[.C477])" office:value-type="float" office:value="0.775585242640207" calcext:value-type="float">
            <text:p>0,775585242640207</text:p>
          </table:table-cell>
          <table:table-cell table:formula="of:=ABS([.C478]-[.B478])" office:value-type="float" office:value="0.590987515216686" calcext:value-type="float">
            <text:p>0,590987515216686</text:p>
          </table:table-cell>
          <table:table-cell table:number-columns-repeated="3"/>
        </table:table-row>
        <table:table-row table:style-name="ro1">
          <table:table-cell table:formula="of:=[.A478]+1" office:value-type="float" office:value="471" calcext:value-type="float">
            <text:p>471</text:p>
          </table:table-cell>
          <table:table-cell table:formula="of:=4*[.$D$3]*[.B478]*(1-[.B478])" office:value-type="float" office:value="0.60208562581437" calcext:value-type="float">
            <text:p>0,60208562581437</text:p>
          </table:table-cell>
          <table:table-cell table:formula="of:=4*[.$D$3]*[.C478]*(1-[.C478])" office:value-type="float" office:value="0.696211096155752" calcext:value-type="float">
            <text:p>0,696211096155752</text:p>
          </table:table-cell>
          <table:table-cell table:formula="of:=ABS([.C479]-[.B479])" office:value-type="float" office:value="0.0941254703413823" calcext:value-type="float">
            <text:p>0,094125470341382</text:p>
          </table:table-cell>
          <table:table-cell table:number-columns-repeated="3"/>
        </table:table-row>
        <table:table-row table:style-name="ro1">
          <table:table-cell table:formula="of:=[.A479]+1" office:value-type="float" office:value="472" calcext:value-type="float">
            <text:p>472</text:p>
          </table:table-cell>
          <table:table-cell table:formula="of:=4*[.$D$3]*[.B479]*(1-[.B479])" office:value-type="float" office:value="0.958314100008354" calcext:value-type="float">
            <text:p>0,958314100008354</text:p>
          </table:table-cell>
          <table:table-cell table:formula="of:=4*[.$D$3]*[.C479]*(1-[.C479])" office:value-type="float" office:value="0.846004822981432" calcext:value-type="float">
            <text:p>0,846004822981432</text:p>
          </table:table-cell>
          <table:table-cell table:formula="of:=ABS([.C480]-[.B480])" office:value-type="float" office:value="0.112309277026921" calcext:value-type="float">
            <text:p>0,112309277026921</text:p>
          </table:table-cell>
          <table:table-cell table:number-columns-repeated="3"/>
        </table:table-row>
        <table:table-row table:style-name="ro1">
          <table:table-cell table:formula="of:=[.A480]+1" office:value-type="float" office:value="473" calcext:value-type="float">
            <text:p>473</text:p>
          </table:table-cell>
          <table:table-cell table:formula="of:=4*[.$D$3]*[.B480]*(1-[.B480])" office:value-type="float" office:value="0.159792742934131" calcext:value-type="float">
            <text:p>0,159792742934131</text:p>
          </table:table-cell>
          <table:table-cell table:formula="of:=4*[.$D$3]*[.C480]*(1-[.C480])" office:value-type="float" office:value="0.521122649894351" calcext:value-type="float">
            <text:p>0,521122649894351</text:p>
          </table:table-cell>
          <table:table-cell table:formula="of:=ABS([.C481]-[.B481])" office:value-type="float" office:value="0.36132990696022" calcext:value-type="float">
            <text:p>0,36132990696022</text:p>
          </table:table-cell>
          <table:table-cell table:number-columns-repeated="3"/>
        </table:table-row>
        <table:table-row table:style-name="ro1">
          <table:table-cell table:formula="of:=[.A481]+1" office:value-type="float" office:value="474" calcext:value-type="float">
            <text:p>474</text:p>
          </table:table-cell>
          <table:table-cell table:formula="of:=4*[.$D$3]*[.B481]*(1-[.B481])" office:value-type="float" office:value="0.537036088958871" calcext:value-type="float">
            <text:p>0,537036088958871</text:p>
          </table:table-cell>
          <table:table-cell table:formula="of:=4*[.$D$3]*[.C481]*(1-[.C481])" office:value-type="float" office:value="0.998215334645763" calcext:value-type="float">
            <text:p>0,998215334645763</text:p>
          </table:table-cell>
          <table:table-cell table:formula="of:=ABS([.C482]-[.B482])" office:value-type="float" office:value="0.461179245686892" calcext:value-type="float">
            <text:p>0,461179245686892</text:p>
          </table:table-cell>
          <table:table-cell table:number-columns-repeated="3"/>
        </table:table-row>
        <table:table-row table:style-name="ro1">
          <table:table-cell table:formula="of:=[.A482]+1" office:value-type="float" office:value="475" calcext:value-type="float">
            <text:p>475</text:p>
          </table:table-cell>
          <table:table-cell table:formula="of:=4*[.$D$3]*[.B482]*(1-[.B482])" office:value-type="float" office:value="0.994513312458522" calcext:value-type="float">
            <text:p>0,994513312458522</text:p>
          </table:table-cell>
          <table:table-cell table:formula="of:=4*[.$D$3]*[.C482]*(1-[.C482])" office:value-type="float" office:value="0.00712592129524262" calcext:value-type="float">
            <text:p>0,007125921295243</text:p>
          </table:table-cell>
          <table:table-cell table:formula="of:=ABS([.C483]-[.B483])" office:value-type="float" office:value="0.98738739116328" calcext:value-type="float">
            <text:p>0,98738739116328</text:p>
          </table:table-cell>
          <table:table-cell table:number-columns-repeated="3"/>
        </table:table-row>
        <table:table-row table:style-name="ro1">
          <table:table-cell table:formula="of:=[.A483]+1" office:value-type="float" office:value="476" calcext:value-type="float">
            <text:p>476</text:p>
          </table:table-cell>
          <table:table-cell table:formula="of:=4*[.$D$3]*[.B483]*(1-[.B483])" office:value-type="float" office:value="0.0218263352051993" calcext:value-type="float">
            <text:p>0,021826335205199</text:p>
          </table:table-cell>
          <table:table-cell table:formula="of:=4*[.$D$3]*[.C483]*(1-[.C483])" office:value-type="float" office:value="0.0283005701637465" calcext:value-type="float">
            <text:p>0,028300570163747</text:p>
          </table:table-cell>
          <table:table-cell table:formula="of:=ABS([.C484]-[.B484])" office:value-type="float" office:value="0.00647423495854721" calcext:value-type="float">
            <text:p>0,006474234958547</text:p>
          </table:table-cell>
          <table:table-cell table:number-columns-repeated="3"/>
        </table:table-row>
        <table:table-row table:style-name="ro1">
          <table:table-cell table:formula="of:=[.A484]+1" office:value-type="float" office:value="477" calcext:value-type="float">
            <text:p>477</text:p>
          </table:table-cell>
          <table:table-cell table:formula="of:=4*[.$D$3]*[.B484]*(1-[.B484])" office:value-type="float" office:value="0.0853997851868383" calcext:value-type="float">
            <text:p>0,085399785186838</text:p>
          </table:table-cell>
          <table:table-cell table:formula="of:=4*[.$D$3]*[.C484]*(1-[.C484])" office:value-type="float" office:value="0.109998591568613" calcext:value-type="float">
            <text:p>0,109998591568613</text:p>
          </table:table-cell>
          <table:table-cell table:formula="of:=ABS([.C485]-[.B485])" office:value-type="float" office:value="0.0245988063817752" calcext:value-type="float">
            <text:p>0,024598806381775</text:p>
          </table:table-cell>
          <table:table-cell table:number-columns-repeated="3"/>
        </table:table-row>
        <table:table-row table:style-name="ro1">
          <table:table-cell table:formula="of:=[.A485]+1" office:value-type="float" office:value="478" calcext:value-type="float">
            <text:p>478</text:p>
          </table:table-cell>
          <table:table-cell table:formula="of:=4*[.$D$3]*[.B485]*(1-[.B485])" office:value-type="float" office:value="0.312426647507521" calcext:value-type="float">
            <text:p>0,312426647507521</text:p>
          </table:table-cell>
          <table:table-cell table:formula="of:=4*[.$D$3]*[.C485]*(1-[.C485])" office:value-type="float" office:value="0.391595605686139" calcext:value-type="float">
            <text:p>0,391595605686139</text:p>
          </table:table-cell>
          <table:table-cell table:formula="of:=ABS([.C486]-[.B486])" office:value-type="float" office:value="0.0791689581786186" calcext:value-type="float">
            <text:p>0,079168958178619</text:p>
          </table:table-cell>
          <table:table-cell table:number-columns-repeated="3"/>
        </table:table-row>
        <table:table-row table:style-name="ro1">
          <table:table-cell table:formula="of:=[.A486]+1" office:value-type="float" office:value="479" calcext:value-type="float">
            <text:p>479</text:p>
          </table:table-cell>
          <table:table-cell table:formula="of:=4*[.$D$3]*[.B486]*(1-[.B486])" office:value-type="float" office:value="0.859264949738928" calcext:value-type="float">
            <text:p>0,859264949738928</text:p>
          </table:table-cell>
          <table:table-cell table:formula="of:=4*[.$D$3]*[.C486]*(1-[.C486])" office:value-type="float" office:value="0.95299394917378" calcext:value-type="float">
            <text:p>0,95299394917378</text:p>
          </table:table-cell>
          <table:table-cell table:formula="of:=ABS([.C487]-[.B487])" office:value-type="float" office:value="0.0937289994348516" calcext:value-type="float">
            <text:p>0,093728999434852</text:p>
          </table:table-cell>
          <table:table-cell table:number-columns-repeated="3"/>
        </table:table-row>
        <table:table-row table:style-name="ro1">
          <table:table-cell table:formula="of:=[.A487]+1" office:value-type="float" office:value="480" calcext:value-type="float">
            <text:p>480</text:p>
          </table:table-cell>
          <table:table-cell table:formula="of:=4*[.$D$3]*[.B487]*(1-[.B487])" office:value-type="float" office:value="0.483714783556341" calcext:value-type="float">
            <text:p>0,483714783556341</text:p>
          </table:table-cell>
          <table:table-cell table:formula="of:=4*[.$D$3]*[.C487]*(1-[.C487])" office:value-type="float" office:value="0.179185928047771" calcext:value-type="float">
            <text:p>0,179185928047771</text:p>
          </table:table-cell>
          <table:table-cell table:formula="of:=ABS([.C488]-[.B488])" office:value-type="float" office:value="0.30452885550857" calcext:value-type="float">
            <text:p>0,30452885550857</text:p>
          </table:table-cell>
          <table:table-cell table:number-columns-repeated="3"/>
        </table:table-row>
        <table:table-row table:style-name="ro1">
          <table:table-cell table:formula="of:=[.A488]+1" office:value-type="float" office:value="481" calcext:value-type="float">
            <text:p>481</text:p>
          </table:table-cell>
          <table:table-cell table:formula="of:=4*[.$D$3]*[.B488]*(1-[.B488])" office:value-type="float" office:value="0.998939166901533" calcext:value-type="float">
            <text:p>0,998939166901533</text:p>
          </table:table-cell>
          <table:table-cell table:formula="of:=4*[.$D$3]*[.C488]*(1-[.C488])" office:value-type="float" office:value="0.588313324949721" calcext:value-type="float">
            <text:p>0,588313324949721</text:p>
          </table:table-cell>
          <table:table-cell table:formula="of:=ABS([.C489]-[.B489])" office:value-type="float" office:value="0.410625841951812" calcext:value-type="float">
            <text:p>0,410625841951812</text:p>
          </table:table-cell>
          <table:table-cell table:number-columns-repeated="3"/>
        </table:table-row>
        <table:table-row table:style-name="ro1">
          <table:table-cell table:formula="of:=[.A489]+1" office:value-type="float" office:value="482" calcext:value-type="float">
            <text:p>482</text:p>
          </table:table-cell>
          <table:table-cell table:formula="of:=4*[.$D$3]*[.B489]*(1-[.B489])" office:value-type="float" office:value="0.00423883092641743" calcext:value-type="float">
            <text:p>0,004238830926417</text:p>
          </table:table-cell>
          <table:table-cell table:formula="of:=4*[.$D$3]*[.C489]*(1-[.C489])" office:value-type="float" office:value="0.9688030265453" calcext:value-type="float">
            <text:p>0,9688030265453</text:p>
          </table:table-cell>
          <table:table-cell table:formula="of:=ABS([.C490]-[.B490])" office:value-type="float" office:value="0.964564195618883" calcext:value-type="float">
            <text:p>0,964564195618883</text:p>
          </table:table-cell>
          <table:table-cell table:number-columns-repeated="3"/>
        </table:table-row>
        <table:table-row table:style-name="ro1">
          <table:table-cell table:formula="of:=[.A490]+1" office:value-type="float" office:value="483" calcext:value-type="float">
            <text:p>483</text:p>
          </table:table-cell>
          <table:table-cell table:formula="of:=4*[.$D$3]*[.B490]*(1-[.B490])" office:value-type="float" office:value="0.0168834529551787" calcext:value-type="float">
            <text:p>0,016883452955179</text:p>
          </table:table-cell>
          <table:table-cell table:formula="of:=4*[.$D$3]*[.C490]*(1-[.C490])" office:value-type="float" office:value="0.120894889207867" calcext:value-type="float">
            <text:p>0,120894889207867</text:p>
          </table:table-cell>
          <table:table-cell table:formula="of:=ABS([.C491]-[.B491])" office:value-type="float" office:value="0.104011436252688" calcext:value-type="float">
            <text:p>0,104011436252688</text:p>
          </table:table-cell>
          <table:table-cell table:number-columns-repeated="3"/>
        </table:table-row>
        <table:table-row table:style-name="ro1">
          <table:table-cell table:formula="of:=[.A491]+1" office:value-type="float" office:value="484" calcext:value-type="float">
            <text:p>484</text:p>
          </table:table-cell>
          <table:table-cell table:formula="of:=4*[.$D$3]*[.B491]*(1-[.B491])" office:value-type="float" office:value="0.066393607885956" calcext:value-type="float">
            <text:p>0,066393607885956</text:p>
          </table:table-cell>
          <table:table-cell table:formula="of:=4*[.$D$3]*[.C491]*(1-[.C491])" office:value-type="float" office:value="0.425117259885138" calcext:value-type="float">
            <text:p>0,425117259885138</text:p>
          </table:table-cell>
          <table:table-cell table:formula="of:=ABS([.C492]-[.B492])" office:value-type="float" office:value="0.358723651999182" calcext:value-type="float">
            <text:p>0,358723651999182</text:p>
          </table:table-cell>
          <table:table-cell table:number-columns-repeated="3"/>
        </table:table-row>
        <table:table-row table:style-name="ro1">
          <table:table-cell table:formula="of:=[.A492]+1" office:value-type="float" office:value="485" calcext:value-type="float">
            <text:p>485</text:p>
          </table:table-cell>
          <table:table-cell table:formula="of:=4*[.$D$3]*[.B492]*(1-[.B492])" office:value-type="float" office:value="0.247941986871368" calcext:value-type="float">
            <text:p>0,247941986871368</text:p>
          </table:table-cell>
          <table:table-cell table:formula="of:=4*[.$D$3]*[.C492]*(1-[.C492])" office:value-type="float" office:value="0.97757030093156" calcext:value-type="float">
            <text:p>0,97757030093156</text:p>
          </table:table-cell>
          <table:table-cell table:formula="of:=ABS([.C493]-[.B493])" office:value-type="float" office:value="0.729628314060192" calcext:value-type="float">
            <text:p>0,729628314060192</text:p>
          </table:table-cell>
          <table:table-cell table:number-columns-repeated="3"/>
        </table:table-row>
        <table:table-row table:style-name="ro1">
          <table:table-cell table:formula="of:=[.A493]+1" office:value-type="float" office:value="486" calcext:value-type="float">
            <text:p>486</text:p>
          </table:table-cell>
          <table:table-cell table:formula="of:=4*[.$D$3]*[.B493]*(1-[.B493])" office:value-type="float" office:value="0.745867032070585" calcext:value-type="float">
            <text:p>0,745867032070585</text:p>
          </table:table-cell>
          <table:table-cell table:formula="of:=4*[.$D$3]*[.C493]*(1-[.C493])" office:value-type="float" office:value="0.0877064306725571" calcext:value-type="float">
            <text:p>0,087706430672557</text:p>
          </table:table-cell>
          <table:table-cell table:formula="of:=ABS([.C494]-[.B494])" office:value-type="float" office:value="0.658160601398028" calcext:value-type="float">
            <text:p>0,658160601398028</text:p>
          </table:table-cell>
          <table:table-cell table:number-columns-repeated="3"/>
        </table:table-row>
        <table:table-row table:style-name="ro1">
          <table:table-cell table:formula="of:=[.A494]+1" office:value-type="float" office:value="487" calcext:value-type="float">
            <text:p>487</text:p>
          </table:table-cell>
          <table:table-cell table:formula="of:=4*[.$D$3]*[.B494]*(1-[.B494])" office:value-type="float" office:value="0.758197610163208" calcext:value-type="float">
            <text:p>0,758197610163208</text:p>
          </table:table-cell>
          <table:table-cell table:formula="of:=4*[.$D$3]*[.C494]*(1-[.C494])" office:value-type="float" office:value="0.320056050764948" calcext:value-type="float">
            <text:p>0,320056050764948</text:p>
          </table:table-cell>
          <table:table-cell table:formula="of:=ABS([.C495]-[.B495])" office:value-type="float" office:value="0.43814155939826" calcext:value-type="float">
            <text:p>0,43814155939826</text:p>
          </table:table-cell>
          <table:table-cell table:number-columns-repeated="3"/>
        </table:table-row>
        <table:table-row table:style-name="ro1">
          <table:table-cell table:formula="of:=[.A495]+1" office:value-type="float" office:value="488" calcext:value-type="float">
            <text:p>488</text:p>
          </table:table-cell>
          <table:table-cell table:formula="of:=4*[.$D$3]*[.B495]*(1-[.B495])" office:value-type="float" office:value="0.733335976424032" calcext:value-type="float">
            <text:p>0,733335976424032</text:p>
          </table:table-cell>
          <table:table-cell table:formula="of:=4*[.$D$3]*[.C495]*(1-[.C495])" office:value-type="float" office:value="0.870480700534772" calcext:value-type="float">
            <text:p>0,870480700534772</text:p>
          </table:table-cell>
          <table:table-cell table:formula="of:=ABS([.C496]-[.B496])" office:value-type="float" office:value="0.13714472411074" calcext:value-type="float">
            <text:p>0,13714472411074</text:p>
          </table:table-cell>
          <table:table-cell table:number-columns-repeated="3"/>
        </table:table-row>
        <table:table-row table:style-name="ro1">
          <table:table-cell table:formula="of:=[.A496]+1" office:value-type="float" office:value="489" calcext:value-type="float">
            <text:p>489</text:p>
          </table:table-cell>
          <table:table-cell table:formula="of:=4*[.$D$3]*[.B496]*(1-[.B496])" office:value-type="float" office:value="0.782217288424974" calcext:value-type="float">
            <text:p>0,782217288424974</text:p>
          </table:table-cell>
          <table:table-cell table:formula="of:=4*[.$D$3]*[.C496]*(1-[.C496])" office:value-type="float" office:value="0.450976202125057" calcext:value-type="float">
            <text:p>0,450976202125057</text:p>
          </table:table-cell>
          <table:table-cell table:formula="of:=ABS([.C497]-[.B497])" office:value-type="float" office:value="0.331241086299917" calcext:value-type="float">
            <text:p>0,331241086299917</text:p>
          </table:table-cell>
          <table:table-cell table:number-columns-repeated="3"/>
        </table:table-row>
        <table:table-row table:style-name="ro1">
          <table:table-cell table:formula="of:=[.A497]+1" office:value-type="float" office:value="490" calcext:value-type="float">
            <text:p>490</text:p>
          </table:table-cell>
          <table:table-cell table:formula="of:=4*[.$D$3]*[.B497]*(1-[.B497])" office:value-type="float" office:value="0.68141360845622" calcext:value-type="float">
            <text:p>0,68141360845622</text:p>
          </table:table-cell>
          <table:table-cell table:formula="of:=4*[.$D$3]*[.C497]*(1-[.C497])" office:value-type="float" office:value="0.990386668967667" calcext:value-type="float">
            <text:p>0,990386668967667</text:p>
          </table:table-cell>
          <table:table-cell table:formula="of:=ABS([.C498]-[.B498])" office:value-type="float" office:value="0.308973060511447" calcext:value-type="float">
            <text:p>0,308973060511447</text:p>
          </table:table-cell>
          <table:table-cell table:number-columns-repeated="3"/>
        </table:table-row>
        <table:table-row table:style-name="ro1">
          <table:table-cell table:formula="of:=[.A498]+1" office:value-type="float" office:value="491" calcext:value-type="float">
            <text:p>491</text:p>
          </table:table-cell>
          <table:table-cell table:formula="of:=4*[.$D$3]*[.B498]*(1-[.B498])" office:value-type="float" office:value="0.868356410667573" calcext:value-type="float">
            <text:p>0,868356410667573</text:p>
          </table:table-cell>
          <table:table-cell table:formula="of:=4*[.$D$3]*[.C498]*(1-[.C498])" office:value-type="float" office:value="0.038083659595183" calcext:value-type="float">
            <text:p>0,038083659595183</text:p>
          </table:table-cell>
          <table:table-cell table:formula="of:=ABS([.C499]-[.B499])" office:value-type="float" office:value="0.83027275107239" calcext:value-type="float">
            <text:p>0,83027275107239</text:p>
          </table:table-cell>
          <table:table-cell table:number-columns-repeated="3"/>
        </table:table-row>
        <table:table-row table:style-name="ro1">
          <table:table-cell table:formula="of:=[.A499]+1" office:value-type="float" office:value="492" calcext:value-type="float">
            <text:p>492</text:p>
          </table:table-cell>
          <table:table-cell table:formula="of:=4*[.$D$3]*[.B499]*(1-[.B499])" office:value-type="float" office:value="0.457254218880409" calcext:value-type="float">
            <text:p>0,457254218880409</text:p>
          </table:table-cell>
          <table:table-cell table:formula="of:=4*[.$D$3]*[.C499]*(1-[.C499])" office:value-type="float" office:value="0.146533177868085" calcext:value-type="float">
            <text:p>0,146533177868085</text:p>
          </table:table-cell>
          <table:table-cell table:formula="of:=ABS([.C500]-[.B500])" office:value-type="float" office:value="0.310721041012324" calcext:value-type="float">
            <text:p>0,310721041012324</text:p>
          </table:table-cell>
          <table:table-cell table:number-columns-repeated="3"/>
        </table:table-row>
        <table:table-row table:style-name="ro1">
          <table:table-cell table:formula="of:=[.A500]+1" office:value-type="float" office:value="493" calcext:value-type="float">
            <text:p>493</text:p>
          </table:table-cell>
          <table:table-cell table:formula="of:=4*[.$D$3]*[.B500]*(1-[.B500])" office:value-type="float" office:value="0.992691192785904" calcext:value-type="float">
            <text:p>0,992691192785904</text:p>
          </table:table-cell>
          <table:table-cell table:formula="of:=4*[.$D$3]*[.C500]*(1-[.C500])" office:value-type="float" office:value="0.500244822607861" calcext:value-type="float">
            <text:p>0,500244822607861</text:p>
          </table:table-cell>
          <table:table-cell table:formula="of:=ABS([.C501]-[.B501])" office:value-type="float" office:value="0.492446370178043" calcext:value-type="float">
            <text:p>0,492446370178043</text:p>
          </table:table-cell>
          <table:table-cell table:number-columns-repeated="3"/>
        </table:table-row>
        <table:table-row table:style-name="ro1">
          <table:table-cell table:formula="of:=[.A501]+1" office:value-type="float" office:value="494" calcext:value-type="float">
            <text:p>494</text:p>
          </table:table-cell>
          <table:table-cell table:formula="of:=4*[.$D$3]*[.B501]*(1-[.B501])" office:value-type="float" office:value="0.0290215542048131" calcext:value-type="float">
            <text:p>0,029021554204813</text:p>
          </table:table-cell>
          <table:table-cell table:formula="of:=4*[.$D$3]*[.C501]*(1-[.C501])" office:value-type="float" office:value="0.999999760247563" calcext:value-type="float">
            <text:p>0,999999760247563</text:p>
          </table:table-cell>
          <table:table-cell table:formula="of:=ABS([.C502]-[.B502])" office:value-type="float" office:value="0.97097820604275" calcext:value-type="float">
            <text:p>0,97097820604275</text:p>
          </table:table-cell>
          <table:table-cell table:number-columns-repeated="3"/>
        </table:table-row>
        <table:table-row table:style-name="ro1">
          <table:table-cell table:formula="of:=[.A502]+1" office:value-type="float" office:value="495" calcext:value-type="float">
            <text:p>495</text:p>
          </table:table-cell>
          <table:table-cell table:formula="of:=4*[.$D$3]*[.B502]*(1-[.B502])" office:value-type="float" office:value="0.112717214385401" calcext:value-type="float">
            <text:p>0,112717214385401</text:p>
          </table:table-cell>
          <table:table-cell table:formula="of:=4*[.$D$3]*[.C502]*(1-[.C502])" office:value-type="float" office:value="0.000000959009519021546" calcext:value-type="float">
            <text:p>9,59009519021546E-07</text:p>
          </table:table-cell>
          <table:table-cell table:formula="of:=ABS([.C503]-[.B503])" office:value-type="float" office:value="0.112716255375882" calcext:value-type="float">
            <text:p>0,112716255375882</text:p>
          </table:table-cell>
          <table:table-cell table:number-columns-repeated="3"/>
        </table:table-row>
        <table:table-row table:style-name="ro1">
          <table:table-cell table:formula="of:=[.A503]+1" office:value-type="float" office:value="496" calcext:value-type="float">
            <text:p>496</text:p>
          </table:table-cell>
          <table:table-cell table:formula="of:=4*[.$D$3]*[.B503]*(1-[.B503])" office:value-type="float" office:value="0.400048175866386" calcext:value-type="float">
            <text:p>0,400048175866386</text:p>
          </table:table-cell>
          <table:table-cell table:formula="of:=4*[.$D$3]*[.C503]*(1-[.C503])" office:value-type="float" office:value="0.00000383603439728916" calcext:value-type="float">
            <text:p>3,83603439728916E-06</text:p>
          </table:table-cell>
          <table:table-cell table:formula="of:=ABS([.C504]-[.B504])" office:value-type="float" office:value="0.400044339831988" calcext:value-type="float">
            <text:p>0,400044339831988</text:p>
          </table:table-cell>
          <table:table-cell table:number-columns-repeated="3"/>
        </table:table-row>
        <table:table-row table:style-name="ro1">
          <table:table-cell table:formula="of:=[.A504]+1" office:value-type="float" office:value="497" calcext:value-type="float">
            <text:p>497</text:p>
          </table:table-cell>
          <table:table-cell table:formula="of:=4*[.$D$3]*[.B504]*(1-[.B504])" office:value-type="float" office:value="0.960038531409452" calcext:value-type="float">
            <text:p>0,960038531409452</text:p>
          </table:table-cell>
          <table:table-cell table:formula="of:=4*[.$D$3]*[.C504]*(1-[.C504])" office:value-type="float" office:value="0.000015344078728517" calcext:value-type="float">
            <text:p>1,5344078728517E-05</text:p>
          </table:table-cell>
          <table:table-cell table:formula="of:=ABS([.C505]-[.B505])" office:value-type="float" office:value="0.960023187330724" calcext:value-type="float">
            <text:p>0,960023187330724</text:p>
          </table:table-cell>
          <table:table-cell table:number-columns-repeated="3"/>
        </table:table-row>
        <table:table-row table:style-name="ro1">
          <table:table-cell table:formula="of:=[.A505]+1" office:value-type="float" office:value="498" calcext:value-type="float">
            <text:p>498</text:p>
          </table:table-cell>
          <table:table-cell table:formula="of:=4*[.$D$3]*[.B505]*(1-[.B505])" office:value-type="float" office:value="0.153458198474538" calcext:value-type="float">
            <text:p>0,153458198474538</text:p>
          </table:table-cell>
          <table:table-cell table:formula="of:=4*[.$D$3]*[.C505]*(1-[.C505])" office:value-type="float" office:value="0.00006137537315106" calcext:value-type="float">
            <text:p>6,137537315106E-05</text:p>
          </table:table-cell>
          <table:table-cell table:formula="of:=ABS([.C506]-[.B506])" office:value-type="float" office:value="0.153396823101387" calcext:value-type="float">
            <text:p>0,153396823101387</text:p>
          </table:table-cell>
          <table:table-cell table:number-columns-repeated="3"/>
        </table:table-row>
        <table:table-row table:style-name="ro1">
          <table:table-cell table:formula="of:=[.A506]+1" office:value-type="float" office:value="499" calcext:value-type="float">
            <text:p>499</text:p>
          </table:table-cell>
          <table:table-cell table:formula="of:=4*[.$D$3]*[.B506]*(1-[.B506])" office:value-type="float" office:value="0.519635119181949" calcext:value-type="float">
            <text:p>0,519635119181949</text:p>
          </table:table-cell>
          <table:table-cell table:formula="of:=4*[.$D$3]*[.C506]*(1-[.C506])" office:value-type="float" office:value="0.000245486424858522" calcext:value-type="float">
            <text:p>0,000245486424859</text:p>
          </table:table-cell>
          <table:table-cell table:formula="of:=ABS([.C507]-[.B507])" office:value-type="float" office:value="0.51938963275709" calcext:value-type="float">
            <text:p>0,51938963275709</text:p>
          </table:table-cell>
          <table:table-cell table:number-columns-repeated="3"/>
        </table:table-row>
        <table:table-row table:style-name="ro1">
          <table:table-cell table:formula="of:=[.A507]+1" office:value-type="float" office:value="500" calcext:value-type="float">
            <text:p>500</text:p>
          </table:table-cell>
          <table:table-cell table:formula="of:=4*[.$D$3]*[.B507]*(1-[.B507])" office:value-type="float" office:value="0.998457848378843" calcext:value-type="float">
            <text:p>0,998457848378843</text:p>
          </table:table-cell>
          <table:table-cell table:formula="of:=4*[.$D$3]*[.C507]*(1-[.C507])" office:value-type="float" office:value="0.00098170464509493" calcext:value-type="float">
            <text:p>0,000981704645095</text:p>
          </table:table-cell>
          <table:table-cell table:formula="of:=ABS([.C508]-[.B508])" office:value-type="float" office:value="0.997476143733748" calcext:value-type="float">
            <text:p>0,997476143733748</text:p>
          </table:table-cell>
          <table:table-cell table:number-columns-repeated="3"/>
        </table:table-row>
        <table:table-row table:style-name="ro1">
          <table:table-cell table:formula="of:=[.A508]+1" office:value-type="float" office:value="501" calcext:value-type="float">
            <text:p>501</text:p>
          </table:table-cell>
          <table:table-cell table:formula="of:=4*[.$D$3]*[.B508]*(1-[.B508])" office:value-type="float" office:value="0.0061590935581388" calcext:value-type="float">
            <text:p>0,006159093558139</text:p>
          </table:table-cell>
          <table:table-cell table:formula="of:=4*[.$D$3]*[.C508]*(1-[.C508])" office:value-type="float" office:value="0.00392296360433892" calcext:value-type="float">
            <text:p>0,003922963604339</text:p>
          </table:table-cell>
          <table:table-cell table:formula="of:=ABS([.C509]-[.B509])" office:value-type="float" office:value="0.00223612995379989" calcext:value-type="float">
            <text:p>0,0022361299538</text:p>
          </table:table-cell>
          <table:table-cell table:number-columns-repeated="3"/>
        </table:table-row>
        <table:table-row table:style-name="ro1">
          <table:table-cell table:formula="of:=[.A509]+1" office:value-type="float" office:value="502" calcext:value-type="float">
            <text:p>502</text:p>
          </table:table-cell>
          <table:table-cell table:formula="of:=4*[.$D$3]*[.B509]*(1-[.B509])" office:value-type="float" office:value="0.0244846364987236" calcext:value-type="float">
            <text:p>0,024484636498724</text:p>
          </table:table-cell>
          <table:table-cell table:formula="of:=4*[.$D$3]*[.C509]*(1-[.C509])" office:value-type="float" office:value="0.0156302958435918" calcext:value-type="float">
            <text:p>0,015630295843592</text:p>
          </table:table-cell>
          <table:table-cell table:formula="of:=ABS([.C510]-[.B510])" office:value-type="float" office:value="0.0088543406551318" calcext:value-type="float">
            <text:p>0,008854340655132</text:p>
          </table:table-cell>
          <table:table-cell table:number-columns-repeated="3"/>
        </table:table-row>
        <table:table-row table:style-name="ro1">
          <table:table-cell table:formula="of:=[.A510]+1" office:value-type="float" office:value="503" calcext:value-type="float">
            <text:p>503</text:p>
          </table:table-cell>
          <table:table-cell table:formula="of:=4*[.$D$3]*[.B510]*(1-[.B510])" office:value-type="float" office:value="0.0955405562969959" calcext:value-type="float">
            <text:p>0,095540556296996</text:p>
          </table:table-cell>
          <table:table-cell table:formula="of:=4*[.$D$3]*[.C510]*(1-[.C510])" office:value-type="float" office:value="0.0615439587817344" calcext:value-type="float">
            <text:p>0,061543958781734</text:p>
          </table:table-cell>
          <table:table-cell table:formula="of:=ABS([.C511]-[.B511])" office:value-type="float" office:value="0.0339965975152615" calcext:value-type="float">
            <text:p>0,033996597515262</text:p>
          </table:table-cell>
          <table:table-cell table:number-columns-repeated="3"/>
        </table:table-row>
        <table:table-row table:style-name="ro1">
          <table:table-cell table:formula="of:=[.A511]+1" office:value-type="float" office:value="504" calcext:value-type="float">
            <text:p>504</text:p>
          </table:table-cell>
          <table:table-cell table:formula="of:=4*[.$D$3]*[.B511]*(1-[.B511])" office:value-type="float" office:value="0.345650233597826" calcext:value-type="float">
            <text:p>0,345650233597826</text:p>
          </table:table-cell>
          <table:table-cell table:formula="of:=4*[.$D$3]*[.C511]*(1-[.C511])" office:value-type="float" office:value="0.231025199676826" calcext:value-type="float">
            <text:p>0,231025199676826</text:p>
          </table:table-cell>
          <table:table-cell table:formula="of:=ABS([.C512]-[.B512])" office:value-type="float" office:value="0.114625033921" calcext:value-type="float">
            <text:p>0,114625033921</text:p>
          </table:table-cell>
          <table:table-cell table:number-columns-repeated="3"/>
        </table:table-row>
        <table:table-row table:style-name="ro1">
          <table:table-cell table:formula="of:=[.A512]+1" office:value-type="float" office:value="505" calcext:value-type="float">
            <text:p>505</text:p>
          </table:table-cell>
          <table:table-cell table:formula="of:=4*[.$D$3]*[.B512]*(1-[.B512])" office:value-type="float" office:value="0.904704598446377" calcext:value-type="float">
            <text:p>0,904704598446377</text:p>
          </table:table-cell>
          <table:table-cell table:formula="of:=4*[.$D$3]*[.C512]*(1-[.C512])" office:value-type="float" office:value="0.710610227164435" calcext:value-type="float">
            <text:p>0,710610227164435</text:p>
          </table:table-cell>
          <table:table-cell table:formula="of:=ABS([.C513]-[.B513])" office:value-type="float" office:value="0.194094371281942" calcext:value-type="float">
            <text:p>0,194094371281942</text:p>
          </table:table-cell>
          <table:table-cell table:number-columns-repeated="3"/>
        </table:table-row>
        <table:table-row table:style-name="ro1">
          <table:table-cell table:formula="of:=[.A513]+1" office:value-type="float" office:value="506" calcext:value-type="float">
            <text:p>506</text:p>
          </table:table-cell>
          <table:table-cell table:formula="of:=4*[.$D$3]*[.B513]*(1-[.B513])" office:value-type="float" office:value="0.344856751985427" calcext:value-type="float">
            <text:p>0,344856751985427</text:p>
          </table:table-cell>
          <table:table-cell table:formula="of:=4*[.$D$3]*[.C513]*(1-[.C513])" office:value-type="float" office:value="0.82257332885498" calcext:value-type="float">
            <text:p>0,82257332885498</text:p>
          </table:table-cell>
          <table:table-cell table:formula="of:=ABS([.C514]-[.B514])" office:value-type="float" office:value="0.477716576869553" calcext:value-type="float">
            <text:p>0,477716576869553</text:p>
          </table:table-cell>
          <table:table-cell table:number-columns-repeated="3"/>
        </table:table-row>
        <table:table-row table:style-name="ro1">
          <table:table-cell table:formula="of:=[.A514]+1" office:value-type="float" office:value="507" calcext:value-type="float">
            <text:p>507</text:p>
          </table:table-cell>
          <table:table-cell table:formula="of:=4*[.$D$3]*[.B514]*(1-[.B514])" office:value-type="float" office:value="0.903722290381955" calcext:value-type="float">
            <text:p>0,903722290381955</text:p>
          </table:table-cell>
          <table:table-cell table:formula="of:=4*[.$D$3]*[.C514]*(1-[.C514])" office:value-type="float" office:value="0.583785790045667" calcext:value-type="float">
            <text:p>0,583785790045667</text:p>
          </table:table-cell>
          <table:table-cell table:formula="of:=ABS([.C515]-[.B515])" office:value-type="float" office:value="0.319936500336288" calcext:value-type="float">
            <text:p>0,319936500336288</text:p>
          </table:table-cell>
          <table:table-cell table:number-columns-repeated="3"/>
        </table:table-row>
        <table:table-row table:style-name="ro1">
          <table:table-cell table:formula="of:=[.A515]+1" office:value-type="float" office:value="508" calcext:value-type="float">
            <text:p>508</text:p>
          </table:table-cell>
          <table:table-cell table:formula="of:=4*[.$D$3]*[.B515]*(1-[.B515])" office:value-type="float" office:value="0.348033248994993" calcext:value-type="float">
            <text:p>0,348033248994993</text:p>
          </table:table-cell>
          <table:table-cell table:formula="of:=4*[.$D$3]*[.C515]*(1-[.C515])" office:value-type="float" office:value="0.971919765545694" calcext:value-type="float">
            <text:p>0,971919765545694</text:p>
          </table:table-cell>
          <table:table-cell table:formula="of:=ABS([.C516]-[.B516])" office:value-type="float" office:value="0.623886516550701" calcext:value-type="float">
            <text:p>0,623886516550701</text:p>
          </table:table-cell>
          <table:table-cell table:number-columns-repeated="3"/>
        </table:table-row>
        <table:table-row table:style-name="ro1">
          <table:table-cell table:formula="of:=[.A516]+1" office:value-type="float" office:value="509" calcext:value-type="float">
            <text:p>509</text:p>
          </table:table-cell>
          <table:table-cell table:formula="of:=4*[.$D$3]*[.B516]*(1-[.B516])" office:value-type="float" office:value="0.907624426355929" calcext:value-type="float">
            <text:p>0,907624426355929</text:p>
          </table:table-cell>
          <table:table-cell table:formula="of:=4*[.$D$3]*[.C516]*(1-[.C516])" office:value-type="float" office:value="0.10916693954919" calcext:value-type="float">
            <text:p>0,10916693954919</text:p>
          </table:table-cell>
          <table:table-cell table:formula="of:=ABS([.C517]-[.B517])" office:value-type="float" office:value="0.798457486806739" calcext:value-type="float">
            <text:p>0,798457486806739</text:p>
          </table:table-cell>
          <table:table-cell table:number-columns-repeated="3"/>
        </table:table-row>
        <table:table-row table:style-name="ro1">
          <table:table-cell table:formula="of:=[.A517]+1" office:value-type="float" office:value="510" calcext:value-type="float">
            <text:p>510</text:p>
          </table:table-cell>
          <table:table-cell table:formula="of:=4*[.$D$3]*[.B517]*(1-[.B517])" office:value-type="float" office:value="0.335369308152001" calcext:value-type="float">
            <text:p>0,335369308152001</text:p>
          </table:table-cell>
          <table:table-cell table:formula="of:=4*[.$D$3]*[.C517]*(1-[.C517])" office:value-type="float" office:value="0.388998075434612" calcext:value-type="float">
            <text:p>0,388998075434612</text:p>
          </table:table-cell>
          <table:table-cell table:formula="of:=ABS([.C518]-[.B518])" office:value-type="float" office:value="0.0536287672826118" calcext:value-type="float">
            <text:p>0,053628767282612</text:p>
          </table:table-cell>
          <table:table-cell table:number-columns-repeated="3"/>
        </table:table-row>
        <table:table-row table:style-name="ro1">
          <table:table-cell table:formula="of:=[.A518]+1" office:value-type="float" office:value="511" calcext:value-type="float">
            <text:p>511</text:p>
          </table:table-cell>
          <table:table-cell table:formula="of:=4*[.$D$3]*[.B518]*(1-[.B518])" office:value-type="float" office:value="0.891586941206596" calcext:value-type="float">
            <text:p>0,891586941206596</text:p>
          </table:table-cell>
          <table:table-cell table:formula="of:=4*[.$D$3]*[.C518]*(1-[.C518])" office:value-type="float" office:value="0.95071429097112" calcext:value-type="float">
            <text:p>0,95071429097112</text:p>
          </table:table-cell>
          <table:table-cell table:formula="of:=ABS([.C519]-[.B519])" office:value-type="float" office:value="0.0591273497645237" calcext:value-type="float">
            <text:p>0,059127349764524</text:p>
          </table:table-cell>
          <table:table-cell table:number-columns-repeated="3"/>
        </table:table-row>
        <table:table-row table:style-name="ro1">
          <table:table-cell table:formula="of:=[.A519]+1" office:value-type="float" office:value="512" calcext:value-type="float">
            <text:p>512</text:p>
          </table:table-cell>
          <table:table-cell table:formula="of:=4*[.$D$3]*[.B519]*(1-[.B519])" office:value-type="float" office:value="0.386638669905846" calcext:value-type="float">
            <text:p>0,386638669905846</text:p>
          </table:table-cell>
          <table:table-cell table:formula="of:=4*[.$D$3]*[.C519]*(1-[.C519])" office:value-type="float" office:value="0.187426511657602" calcext:value-type="float">
            <text:p>0,187426511657602</text:p>
          </table:table-cell>
          <table:table-cell table:formula="of:=ABS([.C520]-[.B520])" office:value-type="float" office:value="0.199212158248245" calcext:value-type="float">
            <text:p>0,199212158248245</text:p>
          </table:table-cell>
          <table:table-cell table:number-columns-repeated="2"/>
          <table:table-cell table:formula="of:=([.B520]+[.B519])/2" office:value-type="float" office:value="0.639112805556221" calcext:value-type="float">
            <text:p>0,639112805556221</text:p>
          </table:table-cell>
        </table:table-row>
        <table:table-row table:style-name="ro1">
          <table:table-cell table:formula="of:=[.A520]+1" office:value-type="float" office:value="513" calcext:value-type="float">
            <text:p>513</text:p>
          </table:table-cell>
          <table:table-cell table:formula="of:=4*[.$D$3]*[.B520]*(1-[.B520])" office:value-type="float" office:value="0.948596835357137" calcext:value-type="float">
            <text:p>0,948596835357137</text:p>
          </table:table-cell>
          <table:table-cell table:number-columns-repeated="5"/>
        </table:table-row>
        <table:table-row table:style-name="ro1">
          <table:table-cell table:formula="of:=[.A521]+1" office:value-type="float" office:value="514" calcext:value-type="float">
            <text:p>514</text:p>
          </table:table-cell>
          <table:table-cell table:formula="of:=4*[.$D$3]*[.B521]*(1-[.B521])" office:value-type="float" office:value="0.195043517230246" calcext:value-type="float">
            <text:p>0,195043517230246</text:p>
          </table:table-cell>
          <table:table-cell table:number-columns-repeated="5"/>
        </table:table-row>
        <table:table-row table:style-name="ro1">
          <table:table-cell table:formula="of:=[.A522]+1" office:value-type="float" office:value="515" calcext:value-type="float">
            <text:p>515</text:p>
          </table:table-cell>
          <table:table-cell table:formula="of:=4*[.$D$3]*[.B522]*(1-[.B522])" office:value-type="float" office:value="0.628006174466802" calcext:value-type="float">
            <text:p>0,628006174466802</text:p>
          </table:table-cell>
          <table:table-cell table:number-columns-repeated="5"/>
        </table:table-row>
        <table:table-row table:style-name="ro1">
          <table:table-cell table:formula="of:=[.A523]+1" office:value-type="float" office:value="516" calcext:value-type="float">
            <text:p>516</text:p>
          </table:table-cell>
          <table:table-cell table:formula="of:=4*[.$D$3]*[.B523]*(1-[.B523])" office:value-type="float" office:value="0.934457677193498" calcext:value-type="float">
            <text:p>0,934457677193498</text:p>
          </table:table-cell>
          <table:table-cell table:number-columns-repeated="5"/>
        </table:table-row>
        <table:table-row table:style-name="ro1">
          <table:table-cell table:formula="of:=[.A524]+1" office:value-type="float" office:value="517" calcext:value-type="float">
            <text:p>517</text:p>
          </table:table-cell>
          <table:table-cell table:formula="of:=4*[.$D$3]*[.B524]*(1-[.B524])" office:value-type="float" office:value="0.244986106910519" calcext:value-type="float">
            <text:p>0,244986106910519</text:p>
          </table:table-cell>
          <table:table-cell table:number-columns-repeated="5"/>
        </table:table-row>
        <table:table-row table:style-name="ro1">
          <table:table-cell table:formula="of:=[.A525]+1" office:value-type="float" office:value="518" calcext:value-type="float">
            <text:p>518</text:p>
          </table:table-cell>
          <table:table-cell table:formula="of:=4*[.$D$3]*[.B525]*(1-[.B525])" office:value-type="float" office:value="0.739871657325388" calcext:value-type="float">
            <text:p>0,739871657325388</text:p>
          </table:table-cell>
          <table:table-cell table:number-columns-repeated="5"/>
        </table:table-row>
        <table:table-row table:style-name="ro1">
          <table:table-cell table:formula="of:=[.A526]+1" office:value-type="float" office:value="519" calcext:value-type="float">
            <text:p>519</text:p>
          </table:table-cell>
          <table:table-cell table:formula="of:=4*[.$D$3]*[.B526]*(1-[.B526])" office:value-type="float" office:value="0.769846352047887" calcext:value-type="float">
            <text:p>0,769846352047887</text:p>
          </table:table-cell>
          <table:table-cell table:number-columns-repeated="5"/>
        </table:table-row>
        <table:table-row table:style-name="ro1">
          <table:table-cell table:formula="of:=[.A527]+1" office:value-type="float" office:value="520" calcext:value-type="float">
            <text:p>520</text:p>
          </table:table-cell>
          <table:table-cell table:formula="of:=4*[.$D$3]*[.B527]*(1-[.B527])" office:value-type="float" office:value="0.708731785145792" calcext:value-type="float">
            <text:p>0,708731785145792</text:p>
          </table:table-cell>
          <table:table-cell table:number-columns-repeated="5"/>
        </table:table-row>
        <table:table-row table:style-name="ro1">
          <table:table-cell table:formula="of:=[.A528]+1" office:value-type="float" office:value="521" calcext:value-type="float">
            <text:p>521</text:p>
          </table:table-cell>
          <table:table-cell table:formula="of:=4*[.$D$3]*[.B528]*(1-[.B528])" office:value-type="float" office:value="0.825724167479403" calcext:value-type="float">
            <text:p>0,825724167479403</text:p>
          </table:table-cell>
          <table:table-cell table:number-columns-repeated="5"/>
        </table:table-row>
        <table:table-row table:style-name="ro1">
          <table:table-cell table:formula="of:=[.A529]+1" office:value-type="float" office:value="522" calcext:value-type="float">
            <text:p>522</text:p>
          </table:table-cell>
          <table:table-cell table:formula="of:=4*[.$D$3]*[.B529]*(1-[.B529])" office:value-type="float" office:value="0.575615066879398" calcext:value-type="float">
            <text:p>0,575615066879398</text:p>
          </table:table-cell>
          <table:table-cell table:number-columns-repeated="5"/>
        </table:table-row>
        <table:table-row table:style-name="ro1">
          <table:table-cell table:formula="of:=[.A530]+1" office:value-type="float" office:value="523" calcext:value-type="float">
            <text:p>523</text:p>
          </table:table-cell>
          <table:table-cell table:formula="of:=4*[.$D$3]*[.B530]*(1-[.B530])" office:value-type="float" office:value="0.977129446643297" calcext:value-type="float">
            <text:p>0,977129446643297</text:p>
          </table:table-cell>
          <table:table-cell table:number-columns-repeated="5"/>
        </table:table-row>
        <table:table-row table:style-name="ro1">
          <table:table-cell table:formula="of:=[.A531]+1" office:value-type="float" office:value="524" calcext:value-type="float">
            <text:p>524</text:p>
          </table:table-cell>
          <table:table-cell table:formula="of:=4*[.$D$3]*[.B531]*(1-[.B531])" office:value-type="float" office:value="0.0893899645834455" calcext:value-type="float">
            <text:p>0,089389964583446</text:p>
          </table:table-cell>
          <table:table-cell table:number-columns-repeated="5"/>
        </table:table-row>
        <table:table-row table:style-name="ro1">
          <table:table-cell table:formula="of:=[.A532]+1" office:value-type="float" office:value="525" calcext:value-type="float">
            <text:p>525</text:p>
          </table:table-cell>
          <table:table-cell table:formula="of:=4*[.$D$3]*[.B532]*(1-[.B532])" office:value-type="float" office:value="0.325597595260863" calcext:value-type="float">
            <text:p>0,325597595260863</text:p>
          </table:table-cell>
          <table:table-cell table:number-columns-repeated="5"/>
        </table:table-row>
        <table:table-row table:style-name="ro1">
          <table:table-cell table:formula="of:=[.A533]+1" office:value-type="float" office:value="526" calcext:value-type="float">
            <text:p>526</text:p>
          </table:table-cell>
          <table:table-cell table:formula="of:=4*[.$D$3]*[.B533]*(1-[.B533])" office:value-type="float" office:value="0.878335204884826" calcext:value-type="float">
            <text:p>0,878335204884826</text:p>
          </table:table-cell>
          <table:table-cell table:number-columns-repeated="5"/>
        </table:table-row>
        <table:table-row table:style-name="ro1">
          <table:table-cell table:formula="of:=[.A534]+1" office:value-type="float" office:value="527" calcext:value-type="float">
            <text:p>527</text:p>
          </table:table-cell>
          <table:table-cell table:formula="of:=4*[.$D$3]*[.B534]*(1-[.B534])" office:value-type="float" office:value="0.427449890979028" calcext:value-type="float">
            <text:p>0,427449890979028</text:p>
          </table:table-cell>
          <table:table-cell table:number-columns-repeated="5"/>
        </table:table-row>
        <table:table-row table:style-name="ro1">
          <table:table-cell table:formula="of:=[.A535]+1" office:value-type="float" office:value="528" calcext:value-type="float">
            <text:p>528</text:p>
          </table:table-cell>
          <table:table-cell table:formula="of:=4*[.$D$3]*[.B535]*(1-[.B535])" office:value-type="float" office:value="0.97894592672418" calcext:value-type="float">
            <text:p>0,97894592672418</text:p>
          </table:table-cell>
          <table:table-cell table:number-columns-repeated="5"/>
        </table:table-row>
        <table:table-row table:style-name="ro1">
          <table:table-cell table:formula="of:=[.A536]+1" office:value-type="float" office:value="529" calcext:value-type="float">
            <text:p>529</text:p>
          </table:table-cell>
          <table:table-cell table:formula="of:=4*[.$D$3]*[.B536]*(1-[.B536])" office:value-type="float" office:value="0.0824431970972647" calcext:value-type="float">
            <text:p>0,082443197097265</text:p>
          </table:table-cell>
          <table:table-cell table:number-columns-repeated="5"/>
        </table:table-row>
        <table:table-row table:style-name="ro1">
          <table:table-cell table:formula="of:=[.A537]+1" office:value-type="float" office:value="530" calcext:value-type="float">
            <text:p>530</text:p>
          </table:table-cell>
          <table:table-cell table:formula="of:=4*[.$D$3]*[.B537]*(1-[.B537])" office:value-type="float" office:value="0.302585265398585" calcext:value-type="float">
            <text:p>0,302585265398585</text:p>
          </table:table-cell>
          <table:table-cell table:number-columns-repeated="5"/>
        </table:table-row>
        <table:table-row table:style-name="ro1">
          <table:table-cell table:formula="of:=[.A538]+1" office:value-type="float" office:value="531" calcext:value-type="float">
            <text:p>531</text:p>
          </table:table-cell>
          <table:table-cell table:formula="of:=4*[.$D$3]*[.B538]*(1-[.B538])" office:value-type="float" office:value="0.844109690249012" calcext:value-type="float">
            <text:p>0,844109690249012</text:p>
          </table:table-cell>
          <table:table-cell table:number-columns-repeated="5"/>
        </table:table-row>
        <table:table-row table:style-name="ro1">
          <table:table-cell table:formula="of:=[.A539]+1" office:value-type="float" office:value="532" calcext:value-type="float">
            <text:p>532</text:p>
          </table:table-cell>
          <table:table-cell table:formula="of:=4*[.$D$3]*[.B539]*(1-[.B539])" office:value-type="float" office:value="0.526354084306917" calcext:value-type="float">
            <text:p>0,526354084306917</text:p>
          </table:table-cell>
          <table:table-cell table:number-columns-repeated="5"/>
        </table:table-row>
        <table:table-row table:style-name="ro1">
          <table:table-cell table:formula="of:=[.A540]+1" office:value-type="float" office:value="533" calcext:value-type="float">
            <text:p>533</text:p>
          </table:table-cell>
          <table:table-cell table:formula="of:=4*[.$D$3]*[.B540]*(1-[.B540])" office:value-type="float" office:value="0.997221848961376" calcext:value-type="float">
            <text:p>0,997221848961376</text:p>
          </table:table-cell>
          <table:table-cell table:number-columns-repeated="5"/>
        </table:table-row>
        <table:table-row table:style-name="ro1">
          <table:table-cell table:formula="of:=[.A541]+1" office:value-type="float" office:value="534" calcext:value-type="float">
            <text:p>534</text:p>
          </table:table-cell>
          <table:table-cell table:formula="of:=4*[.$D$3]*[.B541]*(1-[.B541])" office:value-type="float" office:value="0.0110817316617237" calcext:value-type="float">
            <text:p>0,011081731661724</text:p>
          </table:table-cell>
          <table:table-cell table:number-columns-repeated="5"/>
        </table:table-row>
        <table:table-row table:style-name="ro1">
          <table:table-cell table:formula="of:=[.A542]+1" office:value-type="float" office:value="535" calcext:value-type="float">
            <text:p>535</text:p>
          </table:table-cell>
          <table:table-cell table:formula="of:=4*[.$D$3]*[.B542]*(1-[.B542])" office:value-type="float" office:value="0.043835707540405" calcext:value-type="float">
            <text:p>0,043835707540405</text:p>
          </table:table-cell>
          <table:table-cell table:number-columns-repeated="5"/>
        </table:table-row>
        <table:table-row table:style-name="ro1">
          <table:table-cell table:formula="of:=[.A543]+1" office:value-type="float" office:value="536" calcext:value-type="float">
            <text:p>536</text:p>
          </table:table-cell>
          <table:table-cell table:formula="of:=4*[.$D$3]*[.B543]*(1-[.B543])" office:value-type="float" office:value="0.167656553139348" calcext:value-type="float">
            <text:p>0,167656553139348</text:p>
          </table:table-cell>
          <table:table-cell table:number-columns-repeated="5"/>
        </table:table-row>
        <table:table-row table:style-name="ro1">
          <table:table-cell table:formula="of:=[.A544]+1" office:value-type="float" office:value="537" calcext:value-type="float">
            <text:p>537</text:p>
          </table:table-cell>
          <table:table-cell table:formula="of:=4*[.$D$3]*[.B544]*(1-[.B544])" office:value-type="float" office:value="0.558191333315124" calcext:value-type="float">
            <text:p>0,558191333315124</text:p>
          </table:table-cell>
          <table:table-cell table:number-columns-repeated="5"/>
        </table:table-row>
        <table:table-row table:style-name="ro1">
          <table:table-cell table:formula="of:=[.A545]+1" office:value-type="float" office:value="538" calcext:value-type="float">
            <text:p>538</text:p>
          </table:table-cell>
          <table:table-cell table:formula="of:=4*[.$D$3]*[.B545]*(1-[.B545])" office:value-type="float" office:value="0.986455074908032" calcext:value-type="float">
            <text:p>0,986455074908032</text:p>
          </table:table-cell>
          <table:table-cell table:number-columns-repeated="5"/>
        </table:table-row>
        <table:table-row table:style-name="ro1">
          <table:table-cell table:formula="of:=[.A546]+1" office:value-type="float" office:value="539" calcext:value-type="float">
            <text:p>539</text:p>
          </table:table-cell>
          <table:table-cell table:formula="of:=4*[.$D$3]*[.B546]*(1-[.B546])" office:value-type="float" office:value="0.0534458403848827" calcext:value-type="float">
            <text:p>0,053445840384883</text:p>
          </table:table-cell>
          <table:table-cell table:number-columns-repeated="5"/>
        </table:table-row>
        <table:table-row table:style-name="ro1">
          <table:table-cell table:formula="of:=[.A547]+1" office:value-type="float" office:value="540" calcext:value-type="float">
            <text:p>540</text:p>
          </table:table-cell>
          <table:table-cell table:formula="of:=4*[.$D$3]*[.B547]*(1-[.B547])" office:value-type="float" office:value="0.202357530121745" calcext:value-type="float">
            <text:p>0,202357530121745</text:p>
          </table:table-cell>
          <table:table-cell table:number-columns-repeated="5"/>
        </table:table-row>
        <table:table-row table:style-name="ro1">
          <table:table-cell table:formula="of:=[.A548]+1" office:value-type="float" office:value="541" calcext:value-type="float">
            <text:p>541</text:p>
          </table:table-cell>
          <table:table-cell table:formula="of:=4*[.$D$3]*[.B548]*(1-[.B548])" office:value-type="float" office:value="0.645635840499089" calcext:value-type="float">
            <text:p>0,645635840499089</text:p>
          </table:table-cell>
          <table:table-cell table:number-columns-repeated="5"/>
        </table:table-row>
        <table:table-row table:style-name="ro1">
          <table:table-cell table:formula="of:=[.A549]+1" office:value-type="float" office:value="542" calcext:value-type="float">
            <text:p>542</text:p>
          </table:table-cell>
          <table:table-cell table:formula="of:=4*[.$D$3]*[.B549]*(1-[.B549])" office:value-type="float" office:value="0.915160807848495" calcext:value-type="float">
            <text:p>0,915160807848495</text:p>
          </table:table-cell>
          <table:table-cell table:number-columns-repeated="5"/>
        </table:table-row>
        <table:table-row table:style-name="ro1">
          <table:table-cell table:formula="of:=[.A550]+1" office:value-type="float" office:value="543" calcext:value-type="float">
            <text:p>543</text:p>
          </table:table-cell>
          <table:table-cell table:formula="of:=4*[.$D$3]*[.B550]*(1-[.B550])" office:value-type="float" office:value="0.310566014506339" calcext:value-type="float">
            <text:p>0,310566014506339</text:p>
          </table:table-cell>
          <table:table-cell table:number-columns-repeated="5"/>
        </table:table-row>
        <table:table-row table:style-name="ro1">
          <table:table-cell table:formula="of:=[.A551]+1" office:value-type="float" office:value="544" calcext:value-type="float">
            <text:p>544</text:p>
          </table:table-cell>
          <table:table-cell table:formula="of:=4*[.$D$3]*[.B551]*(1-[.B551])" office:value-type="float" office:value="0.85645906055995" calcext:value-type="float">
            <text:p>0,85645906055995</text:p>
          </table:table-cell>
          <table:table-cell table:number-columns-repeated="5"/>
        </table:table-row>
        <table:table-row table:style-name="ro1">
          <table:table-cell table:formula="of:=[.A552]+1" office:value-type="float" office:value="545" calcext:value-type="float">
            <text:p>545</text:p>
          </table:table-cell>
          <table:table-cell table:formula="of:=4*[.$D$3]*[.B552]*(1-[.B552])" office:value-type="float" office:value="0.491747752578872" calcext:value-type="float">
            <text:p>0,491747752578872</text:p>
          </table:table-cell>
          <table:table-cell table:number-columns-repeated="5"/>
        </table:table-row>
        <table:table-row table:style-name="ro1">
          <table:table-cell table:formula="of:=[.A553]+1" office:value-type="float" office:value="546" calcext:value-type="float">
            <text:p>546</text:p>
          </table:table-cell>
          <table:table-cell table:formula="of:=4*[.$D$3]*[.B553]*(1-[.B553])" office:value-type="float" office:value="0.999727601650002" calcext:value-type="float">
            <text:p>0,999727601650002</text:p>
          </table:table-cell>
          <table:table-cell table:number-columns-repeated="5"/>
        </table:table-row>
        <table:table-row table:style-name="ro1">
          <table:table-cell table:formula="of:=[.A554]+1" office:value-type="float" office:value="547" calcext:value-type="float">
            <text:p>547</text:p>
          </table:table-cell>
          <table:table-cell table:formula="of:=4*[.$D$3]*[.B554]*(1-[.B554])" office:value-type="float" office:value="0.00108929659654782" calcext:value-type="float">
            <text:p>0,001089296596548</text:p>
          </table:table-cell>
          <table:table-cell table:number-columns-repeated="5"/>
        </table:table-row>
        <table:table-row table:style-name="ro1">
          <table:table-cell table:formula="of:=[.A555]+1" office:value-type="float" office:value="548" calcext:value-type="float">
            <text:p>548</text:p>
          </table:table-cell>
          <table:table-cell table:formula="of:=4*[.$D$3]*[.B555]*(1-[.B555])" office:value-type="float" office:value="0.00435244011789029" calcext:value-type="float">
            <text:p>0,00435244011789</text:p>
          </table:table-cell>
          <table:table-cell table:number-columns-repeated="5"/>
        </table:table-row>
        <table:table-row table:style-name="ro1">
          <table:table-cell table:formula="of:=[.A556]+1" office:value-type="float" office:value="549" calcext:value-type="float">
            <text:p>549</text:p>
          </table:table-cell>
          <table:table-cell table:formula="of:=4*[.$D$3]*[.B556]*(1-[.B556])" office:value-type="float" office:value="0.0173339855316419" calcext:value-type="float">
            <text:p>0,017333985531642</text:p>
          </table:table-cell>
          <table:table-cell table:number-columns-repeated="5"/>
        </table:table-row>
        <table:table-row table:style-name="ro1">
          <table:table-cell table:formula="of:=[.A557]+1" office:value-type="float" office:value="550" calcext:value-type="float">
            <text:p>550</text:p>
          </table:table-cell>
          <table:table-cell table:formula="of:=4*[.$D$3]*[.B557]*(1-[.B557])" office:value-type="float" office:value="0.0681340739089229" calcext:value-type="float">
            <text:p>0,068134073908923</text:p>
          </table:table-cell>
          <table:table-cell table:number-columns-repeated="5"/>
        </table:table-row>
        <table:table-row table:style-name="ro1">
          <table:table-cell table:formula="of:=[.A558]+1" office:value-type="float" office:value="551" calcext:value-type="float">
            <text:p>551</text:p>
          </table:table-cell>
          <table:table-cell table:formula="of:=4*[.$D$3]*[.B558]*(1-[.B558])" office:value-type="float" office:value="0.253967287525985" calcext:value-type="float">
            <text:p>0,253967287525985</text:p>
          </table:table-cell>
          <table:table-cell table:number-columns-repeated="5"/>
        </table:table-row>
        <table:table-row table:style-name="ro1">
          <table:table-cell table:formula="of:=[.A559]+1" office:value-type="float" office:value="552" calcext:value-type="float">
            <text:p>552</text:p>
          </table:table-cell>
          <table:table-cell table:formula="of:=4*[.$D$3]*[.B559]*(1-[.B559])" office:value-type="float" office:value="0.757871617570715" calcext:value-type="float">
            <text:p>0,757871617570715</text:p>
          </table:table-cell>
          <table:table-cell table:number-columns-repeated="5"/>
        </table:table-row>
        <table:table-row table:style-name="ro1">
          <table:table-cell table:formula="of:=[.A560]+1" office:value-type="float" office:value="553" calcext:value-type="float">
            <text:p>553</text:p>
          </table:table-cell>
          <table:table-cell table:formula="of:=4*[.$D$3]*[.B560]*(1-[.B560])" office:value-type="float" office:value="0.734008915405851" calcext:value-type="float">
            <text:p>0,734008915405851</text:p>
          </table:table-cell>
          <table:table-cell table:number-columns-repeated="5"/>
        </table:table-row>
        <table:table-row table:style-name="ro1">
          <table:table-cell table:formula="of:=[.A561]+1" office:value-type="float" office:value="554" calcext:value-type="float">
            <text:p>554</text:p>
          </table:table-cell>
          <table:table-cell table:formula="of:=4*[.$D$3]*[.B561]*(1-[.B561])" office:value-type="float" office:value="0.780959310042308" calcext:value-type="float">
            <text:p>0,780959310042308</text:p>
          </table:table-cell>
          <table:table-cell table:number-columns-repeated="5"/>
        </table:table-row>
        <table:table-row table:style-name="ro1">
          <table:table-cell table:formula="of:=[.A562]+1" office:value-type="float" office:value="555" calcext:value-type="float">
            <text:p>555</text:p>
          </table:table-cell>
          <table:table-cell table:formula="of:=4*[.$D$3]*[.B562]*(1-[.B562])" office:value-type="float" office:value="0.684247464402201" calcext:value-type="float">
            <text:p>0,684247464402201</text:p>
          </table:table-cell>
          <table:table-cell table:number-columns-repeated="5"/>
        </table:table-row>
        <table:table-row table:style-name="ro1">
          <table:table-cell table:formula="of:=[.A563]+1" office:value-type="float" office:value="556" calcext:value-type="float">
            <text:p>556</text:p>
          </table:table-cell>
          <table:table-cell table:formula="of:=4*[.$D$3]*[.B563]*(1-[.B563])" office:value-type="float" office:value="0.864211487445439" calcext:value-type="float">
            <text:p>0,864211487445439</text:p>
          </table:table-cell>
          <table:table-cell table:number-columns-repeated="5"/>
        </table:table-row>
        <table:table-row table:style-name="ro1">
          <table:table-cell table:formula="of:=[.A564]+1" office:value-type="float" office:value="557" calcext:value-type="float">
            <text:p>557</text:p>
          </table:table-cell>
          <table:table-cell table:formula="of:=4*[.$D$3]*[.B564]*(1-[.B564])" office:value-type="float" office:value="0.469399969651122" calcext:value-type="float">
            <text:p>0,469399969651122</text:p>
          </table:table-cell>
          <table:table-cell table:number-columns-repeated="5"/>
        </table:table-row>
        <table:table-row table:style-name="ro1">
          <table:table-cell table:formula="of:=[.A565]+1" office:value-type="float" office:value="558" calcext:value-type="float">
            <text:p>558</text:p>
          </table:table-cell>
          <table:table-cell table:formula="of:=4*[.$D$3]*[.B565]*(1-[.B565])" office:value-type="float" office:value="0.996254552570591" calcext:value-type="float">
            <text:p>0,996254552570591</text:p>
          </table:table-cell>
          <table:table-cell table:number-columns-repeated="5"/>
        </table:table-row>
        <table:table-row table:style-name="ro1">
          <table:table-cell table:formula="of:=[.A566]+1" office:value-type="float" office:value="559" calcext:value-type="float">
            <text:p>559</text:p>
          </table:table-cell>
          <table:table-cell table:formula="of:=4*[.$D$3]*[.B566]*(1-[.B566])" office:value-type="float" office:value="0.0149256762118504" calcext:value-type="float">
            <text:p>0,014925676211851</text:p>
          </table:table-cell>
          <table:table-cell table:number-columns-repeated="5"/>
        </table:table-row>
        <table:table-row table:style-name="ro1">
          <table:table-cell table:formula="of:=[.A567]+1" office:value-type="float" office:value="560" calcext:value-type="float">
            <text:p>560</text:p>
          </table:table-cell>
          <table:table-cell table:formula="of:=4*[.$D$3]*[.B567]*(1-[.B567])" office:value-type="float" office:value="0.0588116016058778" calcext:value-type="float">
            <text:p>0,058811601605878</text:p>
          </table:table-cell>
          <table:table-cell table:number-columns-repeated="5"/>
        </table:table-row>
        <table:table-row table:style-name="ro1">
          <table:table-cell table:formula="of:=[.A568]+1" office:value-type="float" office:value="561" calcext:value-type="float">
            <text:p>561</text:p>
          </table:table-cell>
          <table:table-cell table:formula="of:=4*[.$D$3]*[.B568]*(1-[.B568])" office:value-type="float" office:value="0.221411188489717" calcext:value-type="float">
            <text:p>0,221411188489717</text:p>
          </table:table-cell>
          <table:table-cell table:number-columns-repeated="5"/>
        </table:table-row>
        <table:table-row table:style-name="ro1">
          <table:table-cell table:formula="of:=[.A569]+1" office:value-type="float" office:value="562" calcext:value-type="float">
            <text:p>562</text:p>
          </table:table-cell>
          <table:table-cell table:formula="of:=4*[.$D$3]*[.B569]*(1-[.B569])" office:value-type="float" office:value="0.689553096405152" calcext:value-type="float">
            <text:p>0,689553096405152</text:p>
          </table:table-cell>
          <table:table-cell table:number-columns-repeated="5"/>
        </table:table-row>
        <table:table-row table:style-name="ro1">
          <table:table-cell table:formula="of:=[.A570]+1" office:value-type="float" office:value="563" calcext:value-type="float">
            <text:p>563</text:p>
          </table:table-cell>
          <table:table-cell table:formula="of:=4*[.$D$3]*[.B570]*(1-[.B570])" office:value-type="float" office:value="0.856278494572876" calcext:value-type="float">
            <text:p>0,856278494572876</text:p>
          </table:table-cell>
          <table:table-cell table:number-columns-repeated="5"/>
        </table:table-row>
        <table:table-row table:style-name="ro1">
          <table:table-cell table:formula="of:=[.A571]+1" office:value-type="float" office:value="564" calcext:value-type="float">
            <text:p>564</text:p>
          </table:table-cell>
          <table:table-cell table:formula="of:=4*[.$D$3]*[.B571]*(1-[.B571])" office:value-type="float" office:value="0.49226253721954" calcext:value-type="float">
            <text:p>0,49226253721954</text:p>
          </table:table-cell>
          <table:table-cell table:number-columns-repeated="5"/>
        </table:table-row>
        <table:table-row table:style-name="ro1">
          <table:table-cell table:formula="of:=[.A572]+1" office:value-type="float" office:value="565" calcext:value-type="float">
            <text:p>565</text:p>
          </table:table-cell>
          <table:table-cell table:formula="of:=4*[.$D$3]*[.B572]*(1-[.B572])" office:value-type="float" office:value="0.999760526678884" calcext:value-type="float">
            <text:p>0,999760526678884</text:p>
          </table:table-cell>
          <table:table-cell table:number-columns-repeated="5"/>
        </table:table-row>
        <table:table-row table:style-name="ro1">
          <table:table-cell table:formula="of:=[.A573]+1" office:value-type="float" office:value="566" calcext:value-type="float">
            <text:p>566</text:p>
          </table:table-cell>
          <table:table-cell table:formula="of:=4*[.$D$3]*[.B573]*(1-[.B573])" office:value-type="float" office:value="0.000957663894578167" calcext:value-type="float">
            <text:p>0,000957663894578</text:p>
          </table:table-cell>
          <table:table-cell table:number-columns-repeated="5"/>
        </table:table-row>
        <table:table-row table:style-name="ro1">
          <table:table-cell table:formula="of:=[.A574]+1" office:value-type="float" office:value="567" calcext:value-type="float">
            <text:p>567</text:p>
          </table:table-cell>
          <table:table-cell table:formula="of:=4*[.$D$3]*[.B574]*(1-[.B574])" office:value-type="float" office:value="0.00382698709777276" calcext:value-type="float">
            <text:p>0,003826987097773</text:p>
          </table:table-cell>
          <table:table-cell table:number-columns-repeated="5"/>
        </table:table-row>
        <table:table-row table:style-name="ro1">
          <table:table-cell table:formula="of:=[.A575]+1" office:value-type="float" office:value="568" calcext:value-type="float">
            <text:p>568</text:p>
          </table:table-cell>
          <table:table-cell table:formula="of:=4*[.$D$3]*[.B575]*(1-[.B575])" office:value-type="float" office:value="0.0152493650701049" calcext:value-type="float">
            <text:p>0,015249365070105</text:p>
          </table:table-cell>
          <table:table-cell table:number-columns-repeated="5"/>
        </table:table-row>
        <table:table-row table:style-name="ro1">
          <table:table-cell table:formula="of:=[.A576]+1" office:value-type="float" office:value="569" calcext:value-type="float">
            <text:p>569</text:p>
          </table:table-cell>
          <table:table-cell table:formula="of:=4*[.$D$3]*[.B576]*(1-[.B576])" office:value-type="float" office:value="0.0600672877402544" calcext:value-type="float">
            <text:p>0,060067287740255</text:p>
          </table:table-cell>
          <table:table-cell table:number-columns-repeated="5"/>
        </table:table-row>
        <table:table-row table:style-name="ro1">
          <table:table-cell table:formula="of:=[.A577]+1" office:value-type="float" office:value="570" calcext:value-type="float">
            <text:p>570</text:p>
          </table:table-cell>
          <table:table-cell table:formula="of:=4*[.$D$3]*[.B577]*(1-[.B577])" office:value-type="float" office:value="0.225836834735136" calcext:value-type="float">
            <text:p>0,225836834735136</text:p>
          </table:table-cell>
          <table:table-cell table:number-columns-repeated="5"/>
        </table:table-row>
        <table:table-row table:style-name="ro1">
          <table:table-cell table:formula="of:=[.A578]+1" office:value-type="float" office:value="571" calcext:value-type="float">
            <text:p>571</text:p>
          </table:table-cell>
          <table:table-cell table:formula="of:=4*[.$D$3]*[.B578]*(1-[.B578])" office:value-type="float" office:value="0.699338235247803" calcext:value-type="float">
            <text:p>0,699338235247803</text:p>
          </table:table-cell>
          <table:table-cell table:number-columns-repeated="5"/>
        </table:table-row>
        <table:table-row table:style-name="ro1">
          <table:table-cell table:formula="of:=[.A579]+1" office:value-type="float" office:value="572" calcext:value-type="float">
            <text:p>572</text:p>
          </table:table-cell>
          <table:table-cell table:formula="of:=4*[.$D$3]*[.B579]*(1-[.B579])" office:value-type="float" office:value="0.841057071873166" calcext:value-type="float">
            <text:p>0,841057071873166</text:p>
          </table:table-cell>
          <table:table-cell table:number-columns-repeated="5"/>
        </table:table-row>
        <table:table-row table:style-name="ro1">
          <table:table-cell table:formula="of:=[.A580]+1" office:value-type="float" office:value="573" calcext:value-type="float">
            <text:p>573</text:p>
          </table:table-cell>
          <table:table-cell table:formula="of:=4*[.$D$3]*[.B580]*(1-[.B580])" office:value-type="float" office:value="0.534720294901207" calcext:value-type="float">
            <text:p>0,534720294901207</text:p>
          </table:table-cell>
          <table:table-cell table:number-columns-repeated="5"/>
        </table:table-row>
        <table:table-row table:style-name="ro1">
          <table:table-cell table:formula="of:=[.A581]+1" office:value-type="float" office:value="574" calcext:value-type="float">
            <text:p>574</text:p>
          </table:table-cell>
          <table:table-cell table:formula="of:=4*[.$D$3]*[.B581]*(1-[.B581])" office:value-type="float" office:value="0.995178004487893" calcext:value-type="float">
            <text:p>0,995178004487893</text:p>
          </table:table-cell>
          <table:table-cell table:number-columns-repeated="5"/>
        </table:table-row>
        <table:table-row table:style-name="ro1">
          <table:table-cell table:formula="of:=[.A582]+1" office:value-type="float" office:value="575" calcext:value-type="float">
            <text:p>575</text:p>
          </table:table-cell>
          <table:table-cell table:formula="of:=4*[.$D$3]*[.B582]*(1-[.B582])" office:value-type="float" office:value="0.0191949754855535" calcext:value-type="float">
            <text:p>0,019194975485554</text:p>
          </table:table-cell>
          <table:table-cell table:number-columns-repeated="5"/>
        </table:table-row>
        <table:table-row table:style-name="ro1">
          <table:table-cell table:formula="of:=[.A583]+1" office:value-type="float" office:value="576" calcext:value-type="float">
            <text:p>576</text:p>
          </table:table-cell>
          <table:table-cell table:formula="of:=4*[.$D$3]*[.B583]*(1-[.B583])" office:value-type="float" office:value="0.07530611360665" calcext:value-type="float">
            <text:p>0,07530611360665</text:p>
          </table:table-cell>
          <table:table-cell table:number-columns-repeated="5"/>
        </table:table-row>
        <table:table-row table:style-name="ro1">
          <table:table-cell table:formula="of:=[.A584]+1" office:value-type="float" office:value="577" calcext:value-type="float">
            <text:p>577</text:p>
          </table:table-cell>
          <table:table-cell table:formula="of:=4*[.$D$3]*[.B584]*(1-[.B584])" office:value-type="float" office:value="0.278540411440449" calcext:value-type="float">
            <text:p>0,278540411440449</text:p>
          </table:table-cell>
          <table:table-cell table:number-columns-repeated="5"/>
        </table:table-row>
        <table:table-row table:style-name="ro1">
          <table:table-cell table:formula="of:=[.A585]+1" office:value-type="float" office:value="578" calcext:value-type="float">
            <text:p>578</text:p>
          </table:table-cell>
          <table:table-cell table:formula="of:=4*[.$D$3]*[.B585]*(1-[.B585])" office:value-type="float" office:value="0.803822602540138" calcext:value-type="float">
            <text:p>0,803822602540138</text:p>
          </table:table-cell>
          <table:table-cell table:number-columns-repeated="5"/>
        </table:table-row>
        <table:table-row table:style-name="ro1">
          <table:table-cell table:formula="of:=[.A586]+1" office:value-type="float" office:value="579" calcext:value-type="float">
            <text:p>579</text:p>
          </table:table-cell>
          <table:table-cell table:formula="of:=4*[.$D$3]*[.B586]*(1-[.B586])" office:value-type="float" office:value="0.630767304742949" calcext:value-type="float">
            <text:p>0,630767304742949</text:p>
          </table:table-cell>
          <table:table-cell table:number-columns-repeated="5"/>
        </table:table-row>
        <table:table-row table:style-name="ro1">
          <table:table-cell table:formula="of:=[.A587]+1" office:value-type="float" office:value="580" calcext:value-type="float">
            <text:p>580</text:p>
          </table:table-cell>
          <table:table-cell table:formula="of:=4*[.$D$3]*[.B587]*(1-[.B587])" office:value-type="float" office:value="0.931599648041059" calcext:value-type="float">
            <text:p>0,931599648041059</text:p>
          </table:table-cell>
          <table:table-cell table:number-columns-repeated="5"/>
        </table:table-row>
        <table:table-row table:style-name="ro1">
          <table:table-cell table:formula="of:=[.A588]+1" office:value-type="float" office:value="581" calcext:value-type="float">
            <text:p>581</text:p>
          </table:table-cell>
          <table:table-cell table:formula="of:=4*[.$D$3]*[.B588]*(1-[.B588])" office:value-type="float" office:value="0.254886975243336" calcext:value-type="float">
            <text:p>0,254886975243336</text:p>
          </table:table-cell>
          <table:table-cell table:number-columns-repeated="5"/>
        </table:table-row>
        <table:table-row table:style-name="ro1">
          <table:table-cell table:formula="of:=[.A589]+1" office:value-type="float" office:value="582" calcext:value-type="float">
            <text:p>582</text:p>
          </table:table-cell>
          <table:table-cell table:formula="of:=4*[.$D$3]*[.B589]*(1-[.B589])" office:value-type="float" office:value="0.759678420378555" calcext:value-type="float">
            <text:p>0,759678420378555</text:p>
          </table:table-cell>
          <table:table-cell table:number-columns-repeated="5"/>
        </table:table-row>
        <table:table-row table:style-name="ro1">
          <table:table-cell table:formula="of:=[.A590]+1" office:value-type="float" office:value="583" calcext:value-type="float">
            <text:p>583</text:p>
          </table:table-cell>
          <table:table-cell table:formula="of:=4*[.$D$3]*[.B590]*(1-[.B590])" office:value-type="float" office:value="0.730268471958793" calcext:value-type="float">
            <text:p>0,730268471958793</text:p>
          </table:table-cell>
          <table:table-cell table:number-columns-repeated="5"/>
        </table:table-row>
        <table:table-row table:style-name="ro1">
          <table:table-cell table:formula="of:=[.A591]+1" office:value-type="float" office:value="584" calcext:value-type="float">
            <text:p>584</text:p>
          </table:table-cell>
          <table:table-cell table:formula="of:=4*[.$D$3]*[.B591]*(1-[.B591])" office:value-type="float" office:value="0.787905723287051" calcext:value-type="float">
            <text:p>0,787905723287051</text:p>
          </table:table-cell>
          <table:table-cell table:number-columns-repeated="5"/>
        </table:table-row>
        <table:table-row table:style-name="ro1">
          <table:table-cell table:formula="of:=[.A592]+1" office:value-type="float" office:value="585" calcext:value-type="float">
            <text:p>585</text:p>
          </table:table-cell>
          <table:table-cell table:formula="of:=4*[.$D$3]*[.B592]*(1-[.B592])" office:value-type="float" office:value="0.668441177994241" calcext:value-type="float">
            <text:p>0,668441177994241</text:p>
          </table:table-cell>
          <table:table-cell table:number-columns-repeated="5"/>
        </table:table-row>
        <table:table-row table:style-name="ro1">
          <table:table-cell table:formula="of:=[.A593]+1" office:value-type="float" office:value="586" calcext:value-type="float">
            <text:p>586</text:p>
          </table:table-cell>
          <table:table-cell table:formula="of:=4*[.$D$3]*[.B593]*(1-[.B593])" office:value-type="float" office:value="0.886510278223649" calcext:value-type="float">
            <text:p>0,886510278223649</text:p>
          </table:table-cell>
          <table:table-cell table:number-columns-repeated="5"/>
        </table:table-row>
        <table:table-row table:style-name="ro1">
          <table:table-cell table:formula="of:=[.A594]+1" office:value-type="float" office:value="587" calcext:value-type="float">
            <text:p>587</text:p>
          </table:table-cell>
          <table:table-cell table:formula="of:=4*[.$D$3]*[.B594]*(1-[.B594])" office:value-type="float" office:value="0.402439219309908" calcext:value-type="float">
            <text:p>0,402439219309908</text:p>
          </table:table-cell>
          <table:table-cell table:number-columns-repeated="5"/>
        </table:table-row>
        <table:table-row table:style-name="ro1">
          <table:table-cell table:formula="of:=[.A595]+1" office:value-type="float" office:value="588" calcext:value-type="float">
            <text:p>588</text:p>
          </table:table-cell>
          <table:table-cell table:formula="of:=4*[.$D$3]*[.B595]*(1-[.B595])" office:value-type="float" office:value="0.961927576284559" calcext:value-type="float">
            <text:p>0,961927576284559</text:p>
          </table:table-cell>
          <table:table-cell table:number-columns-repeated="5"/>
        </table:table-row>
        <table:table-row table:style-name="ro1">
          <table:table-cell table:formula="of:=[.A596]+1" office:value-type="float" office:value="589" calcext:value-type="float">
            <text:p>589</text:p>
          </table:table-cell>
          <table:table-cell table:formula="of:=4*[.$D$3]*[.B596]*(1-[.B596])" office:value-type="float" office:value="0.146491657071492" calcext:value-type="float">
            <text:p>0,146491657071492</text:p>
          </table:table-cell>
          <table:table-cell table:number-columns-repeated="5"/>
        </table:table-row>
        <table:table-row table:style-name="ro1">
          <table:table-cell table:formula="of:=[.A597]+1" office:value-type="float" office:value="590" calcext:value-type="float">
            <text:p>590</text:p>
          </table:table-cell>
          <table:table-cell table:formula="of:=4*[.$D$3]*[.B597]*(1-[.B597])" office:value-type="float" office:value="0.500127405919761" calcext:value-type="float">
            <text:p>0,500127405919761</text:p>
          </table:table-cell>
          <table:table-cell table:number-columns-repeated="5"/>
        </table:table-row>
        <table:table-row table:style-name="ro1">
          <table:table-cell table:formula="of:=[.A598]+1" office:value-type="float" office:value="591" calcext:value-type="float">
            <text:p>591</text:p>
          </table:table-cell>
          <table:table-cell table:formula="of:=4*[.$D$3]*[.B598]*(1-[.B598])" office:value-type="float" office:value="0.999999935070926" calcext:value-type="float">
            <text:p>0,999999935070926</text:p>
          </table:table-cell>
          <table:table-cell table:number-columns-repeated="5"/>
        </table:table-row>
        <table:table-row table:style-name="ro1">
          <table:table-cell table:formula="of:=[.A599]+1" office:value-type="float" office:value="592" calcext:value-type="float">
            <text:p>592</text:p>
          </table:table-cell>
          <table:table-cell table:formula="of:=4*[.$D$3]*[.B599]*(1-[.B599])" office:value-type="float" office:value="0.000000259716277385453" calcext:value-type="float">
            <text:p>2,59716277385453E-07</text:p>
          </table:table-cell>
          <table:table-cell table:number-columns-repeated="5"/>
        </table:table-row>
        <table:table-row table:style-name="ro1">
          <table:table-cell table:formula="of:=[.A600]+1" office:value-type="float" office:value="593" calcext:value-type="float">
            <text:p>593</text:p>
          </table:table-cell>
          <table:table-cell table:formula="of:=4*[.$D$3]*[.B600]*(1-[.B600])" office:value-type="float" office:value="0.00000103886483973163" calcext:value-type="float">
            <text:p>1,03886483973163E-06</text:p>
          </table:table-cell>
          <table:table-cell table:number-columns-repeated="5"/>
        </table:table-row>
        <table:table-row table:style-name="ro1">
          <table:table-cell table:formula="of:=[.A601]+1" office:value-type="float" office:value="594" calcext:value-type="float">
            <text:p>594</text:p>
          </table:table-cell>
          <table:table-cell table:formula="of:=4*[.$D$3]*[.B601]*(1-[.B601])" office:value-type="float" office:value="0.0000041554550419659" calcext:value-type="float">
            <text:p>4,1554550419659E-06</text:p>
          </table:table-cell>
          <table:table-cell table:number-columns-repeated="5"/>
        </table:table-row>
        <table:table-row table:style-name="ro1">
          <table:table-cell table:formula="of:=[.A602]+1" office:value-type="float" office:value="595" calcext:value-type="float">
            <text:p>595</text:p>
          </table:table-cell>
          <table:table-cell table:formula="of:=4*[.$D$3]*[.B602]*(1-[.B602])" office:value-type="float" office:value="0.0000166217510966372" calcext:value-type="float">
            <text:p>1,66217510966372E-05</text:p>
          </table:table-cell>
          <table:table-cell table:number-columns-repeated="5"/>
        </table:table-row>
        <table:table-row table:style-name="ro1">
          <table:table-cell table:formula="of:=[.A603]+1" office:value-type="float" office:value="596" calcext:value-type="float">
            <text:p>596</text:p>
          </table:table-cell>
          <table:table-cell table:formula="of:=4*[.$D$3]*[.B603]*(1-[.B603])" office:value-type="float" office:value="0.0000664858992561107" calcext:value-type="float">
            <text:p>6,64858992561107E-05</text:p>
          </table:table-cell>
          <table:table-cell table:number-columns-repeated="5"/>
        </table:table-row>
        <table:table-row table:style-name="ro1">
          <table:table-cell table:formula="of:=[.A604]+1" office:value-type="float" office:value="597" calcext:value-type="float">
            <text:p>597</text:p>
          </table:table-cell>
          <table:table-cell table:formula="of:=4*[.$D$3]*[.B604]*(1-[.B604])" office:value-type="float" office:value="0.000265925915525243" calcext:value-type="float">
            <text:p>0,000265925915525</text:p>
          </table:table-cell>
          <table:table-cell table:number-columns-repeated="5"/>
        </table:table-row>
        <table:table-row table:style-name="ro1">
          <table:table-cell table:formula="of:=[.A605]+1" office:value-type="float" office:value="598" calcext:value-type="float">
            <text:p>598</text:p>
          </table:table-cell>
          <table:table-cell table:formula="of:=4*[.$D$3]*[.B605]*(1-[.B605])" office:value-type="float" office:value="0.00106342079573078" calcext:value-type="float">
            <text:p>0,001063420795731</text:p>
          </table:table-cell>
          <table:table-cell table:number-columns-repeated="5"/>
        </table:table-row>
        <table:table-row table:style-name="ro1">
          <table:table-cell table:formula="of:=[.A606]+1" office:value-type="float" office:value="599" calcext:value-type="float">
            <text:p>599</text:p>
          </table:table-cell>
          <table:table-cell table:formula="of:=4*[.$D$3]*[.B606]*(1-[.B606])" office:value-type="float" office:value="0.00424915972776795" calcext:value-type="float">
            <text:p>0,004249159727768</text:p>
          </table:table-cell>
          <table:table-cell table:number-columns-repeated="5"/>
        </table:table-row>
        <table:table-row table:style-name="ro1">
          <table:table-cell table:formula="of:=[.A607]+1" office:value-type="float" office:value="600" calcext:value-type="float">
            <text:p>600</text:p>
          </table:table-cell>
          <table:table-cell table:formula="of:=4*[.$D$3]*[.B607]*(1-[.B607])" office:value-type="float" office:value="0.0169244174775035" calcext:value-type="float">
            <text:p>0,016924417477504</text:p>
          </table:table-cell>
          <table:table-cell table:number-columns-repeated="5"/>
        </table:table-row>
        <table:table-row table:style-name="ro1">
          <table:table-cell table:formula="of:=[.A608]+1" office:value-type="float" office:value="601" calcext:value-type="float">
            <text:p>601</text:p>
          </table:table-cell>
          <table:table-cell table:formula="of:=4*[.$D$3]*[.B608]*(1-[.B608])" office:value-type="float" office:value="0.0665519262822026" calcext:value-type="float">
            <text:p>0,066551926282203</text:p>
          </table:table-cell>
          <table:table-cell table:number-columns-repeated="5"/>
        </table:table-row>
        <table:table-row table:style-name="ro1">
          <table:table-cell table:formula="of:=[.A609]+1" office:value-type="float" office:value="602" calcext:value-type="float">
            <text:p>602</text:p>
          </table:table-cell>
          <table:table-cell table:formula="of:=4*[.$D$3]*[.B609]*(1-[.B609])" office:value-type="float" office:value="0.248491069561323" calcext:value-type="float">
            <text:p>0,248491069561323</text:p>
          </table:table-cell>
          <table:table-cell table:number-columns-repeated="5"/>
        </table:table-row>
        <table:table-row table:style-name="ro1">
          <table:table-cell table:formula="of:=[.A610]+1" office:value-type="float" office:value="603" calcext:value-type="float">
            <text:p>603</text:p>
          </table:table-cell>
          <table:table-cell table:formula="of:=4*[.$D$3]*[.B610]*(1-[.B610])" office:value-type="float" office:value="0.746973031638372" calcext:value-type="float">
            <text:p>0,746973031638372</text:p>
          </table:table-cell>
          <table:table-cell table:number-columns-repeated="5"/>
        </table:table-row>
        <table:table-row table:style-name="ro1">
          <table:table-cell table:formula="of:=[.A611]+1" office:value-type="float" office:value="604" calcext:value-type="float">
            <text:p>604</text:p>
          </table:table-cell>
          <table:table-cell table:formula="of:=4*[.$D$3]*[.B611]*(1-[.B611])" office:value-type="float" office:value="0.756017286573407" calcext:value-type="float">
            <text:p>0,756017286573407</text:p>
          </table:table-cell>
          <table:table-cell table:number-columns-repeated="5"/>
        </table:table-row>
        <table:table-row table:style-name="ro1">
          <table:table-cell table:formula="of:=[.A612]+1" office:value-type="float" office:value="605" calcext:value-type="float">
            <text:p>605</text:p>
          </table:table-cell>
          <table:table-cell table:formula="of:=4*[.$D$3]*[.B612]*(1-[.B612])" office:value-type="float" office:value="0.73782059590236" calcext:value-type="float">
            <text:p>0,73782059590236</text:p>
          </table:table-cell>
          <table:table-cell table:number-columns-repeated="5"/>
        </table:table-row>
        <table:table-row table:style-name="ro1">
          <table:table-cell table:formula="of:=[.A613]+1" office:value-type="float" office:value="606" calcext:value-type="float">
            <text:p>606</text:p>
          </table:table-cell>
          <table:table-cell table:formula="of:=4*[.$D$3]*[.B613]*(1-[.B613])" office:value-type="float" office:value="0.773765456658586" calcext:value-type="float">
            <text:p>0,773765456658586</text:p>
          </table:table-cell>
          <table:table-cell table:number-columns-repeated="5"/>
        </table:table-row>
        <table:table-row table:style-name="ro1">
          <table:table-cell table:formula="of:=[.A614]+1" office:value-type="float" office:value="607" calcext:value-type="float">
            <text:p>607</text:p>
          </table:table-cell>
          <table:table-cell table:formula="of:=4*[.$D$3]*[.B614]*(1-[.B614])" office:value-type="float" office:value="0.700209898962063" calcext:value-type="float">
            <text:p>0,700209898962063</text:p>
          </table:table-cell>
          <table:table-cell table:number-columns-repeated="5"/>
        </table:table-row>
        <table:table-row table:style-name="ro1">
          <table:table-cell table:formula="of:=[.A615]+1" office:value-type="float" office:value="608" calcext:value-type="float">
            <text:p>608</text:p>
          </table:table-cell>
          <table:table-cell table:formula="of:=4*[.$D$3]*[.B615]*(1-[.B615])" office:value-type="float" office:value="0.839663985430402" calcext:value-type="float">
            <text:p>0,839663985430402</text:p>
          </table:table-cell>
          <table:table-cell table:number-columns-repeated="5"/>
        </table:table-row>
        <table:table-row table:style-name="ro1">
          <table:table-cell table:formula="of:=[.A616]+1" office:value-type="float" office:value="609" calcext:value-type="float">
            <text:p>609</text:p>
          </table:table-cell>
          <table:table-cell table:formula="of:=4*[.$D$3]*[.B616]*(1-[.B616])" office:value-type="float" office:value="0.538513508006141" calcext:value-type="float">
            <text:p>0,538513508006141</text:p>
          </table:table-cell>
          <table:table-cell table:number-columns-repeated="5"/>
        </table:table-row>
        <table:table-row table:style-name="ro1">
          <table:table-cell table:formula="of:=[.A617]+1" office:value-type="float" office:value="610" calcext:value-type="float">
            <text:p>610</text:p>
          </table:table-cell>
          <table:table-cell table:formula="of:=4*[.$D$3]*[.B617]*(1-[.B617])" office:value-type="float" office:value="0.994066838804243" calcext:value-type="float">
            <text:p>0,994066838804243</text:p>
          </table:table-cell>
          <table:table-cell table:number-columns-repeated="5"/>
        </table:table-row>
        <table:table-row table:style-name="ro1">
          <table:table-cell table:formula="of:=[.A618]+1" office:value-type="float" office:value="611" calcext:value-type="float">
            <text:p>611</text:p>
          </table:table-cell>
          <table:table-cell table:formula="of:=4*[.$D$3]*[.B618]*(1-[.B618])" office:value-type="float" office:value="0.0235918351759266" calcext:value-type="float">
            <text:p>0,023591835175927</text:p>
          </table:table-cell>
          <table:table-cell table:number-columns-repeated="5"/>
        </table:table-row>
        <table:table-row table:style-name="ro1">
          <table:table-cell table:formula="of:=[.A619]+1" office:value-type="float" office:value="612" calcext:value-type="float">
            <text:p>612</text:p>
          </table:table-cell>
          <table:table-cell table:formula="of:=4*[.$D$3]*[.B619]*(1-[.B619])" office:value-type="float" office:value="0.0921410419558341" calcext:value-type="float">
            <text:p>0,092141041955834</text:p>
          </table:table-cell>
          <table:table-cell table:number-columns-repeated="5"/>
        </table:table-row>
        <table:table-row table:style-name="ro1">
          <table:table-cell table:formula="of:=[.A620]+1" office:value-type="float" office:value="613" calcext:value-type="float">
            <text:p>613</text:p>
          </table:table-cell>
          <table:table-cell table:formula="of:=4*[.$D$3]*[.B620]*(1-[.B620])" office:value-type="float" office:value="0.334604281372509" calcext:value-type="float">
            <text:p>0,334604281372509</text:p>
          </table:table-cell>
          <table:table-cell table:number-columns-repeated="5"/>
        </table:table-row>
        <table:table-row table:style-name="ro1">
          <table:table-cell table:formula="of:=[.A621]+1" office:value-type="float" office:value="614" calcext:value-type="float">
            <text:p>614</text:p>
          </table:table-cell>
          <table:table-cell table:formula="of:=4*[.$D$3]*[.B621]*(1-[.B621])" office:value-type="float" office:value="0.890577025038784" calcext:value-type="float">
            <text:p>0,890577025038784</text:p>
          </table:table-cell>
          <table:table-cell table:number-columns-repeated="5"/>
        </table:table-row>
        <table:table-row table:style-name="ro1">
          <table:table-cell table:formula="of:=[.A622]+1" office:value-type="float" office:value="615" calcext:value-type="float">
            <text:p>615</text:p>
          </table:table-cell>
          <table:table-cell table:formula="of:=4*[.$D$3]*[.B622]*(1-[.B622])" office:value-type="float" office:value="0.389798350047413" calcext:value-type="float">
            <text:p>0,389798350047413</text:p>
          </table:table-cell>
          <table:table-cell table:number-columns-repeated="5"/>
        </table:table-row>
        <table:table-row table:style-name="ro1">
          <table:table-cell table:formula="of:=[.A623]+1" office:value-type="float" office:value="616" calcext:value-type="float">
            <text:p>616</text:p>
          </table:table-cell>
          <table:table-cell table:formula="of:=4*[.$D$3]*[.B623]*(1-[.B623])" office:value-type="float" office:value="0.95142238539091" calcext:value-type="float">
            <text:p>0,95142238539091</text:p>
          </table:table-cell>
          <table:table-cell table:number-columns-repeated="5"/>
        </table:table-row>
        <table:table-row table:style-name="ro1">
          <table:table-cell table:formula="of:=[.A624]+1" office:value-type="float" office:value="617" calcext:value-type="float">
            <text:p>617</text:p>
          </table:table-cell>
          <table:table-cell table:formula="of:=4*[.$D$3]*[.B624]*(1-[.B624])" office:value-type="float" office:value="0.184871319871923" calcext:value-type="float">
            <text:p>0,184871319871923</text:p>
          </table:table-cell>
          <table:table-cell table:number-columns-repeated="5"/>
        </table:table-row>
        <table:table-row table:style-name="ro1">
          <table:table-cell table:formula="of:=[.A625]+1" office:value-type="float" office:value="618" calcext:value-type="float">
            <text:p>618</text:p>
          </table:table-cell>
          <table:table-cell table:formula="of:=4*[.$D$3]*[.B625]*(1-[.B625])" office:value-type="float" office:value="0.602775659842946" calcext:value-type="float">
            <text:p>0,602775659842946</text:p>
          </table:table-cell>
          <table:table-cell table:number-columns-repeated="5"/>
        </table:table-row>
        <table:table-row table:style-name="ro1">
          <table:table-cell table:formula="of:=[.A626]+1" office:value-type="float" office:value="619" calcext:value-type="float">
            <text:p>619</text:p>
          </table:table-cell>
          <table:table-cell table:formula="of:=4*[.$D$3]*[.B626]*(1-[.B626])" office:value-type="float" office:value="0.957748654975389" calcext:value-type="float">
            <text:p>0,957748654975389</text:p>
          </table:table-cell>
          <table:table-cell table:number-columns-repeated="5"/>
        </table:table-row>
        <table:table-row table:style-name="ro1">
          <table:table-cell table:formula="of:=[.A627]+1" office:value-type="float" office:value="620" calcext:value-type="float">
            <text:p>620</text:p>
          </table:table-cell>
          <table:table-cell table:formula="of:=4*[.$D$3]*[.B627]*(1-[.B627])" office:value-type="float" office:value="0.161864675472891" calcext:value-type="float">
            <text:p>0,161864675472891</text:p>
          </table:table-cell>
          <table:table-cell table:number-columns-repeated="5"/>
        </table:table-row>
        <table:table-row table:style-name="ro1">
          <table:table-cell table:formula="of:=[.A628]+1" office:value-type="float" office:value="621" calcext:value-type="float">
            <text:p>621</text:p>
          </table:table-cell>
          <table:table-cell table:formula="of:=4*[.$D$3]*[.B628]*(1-[.B628])" office:value-type="float" office:value="0.542658009227786" calcext:value-type="float">
            <text:p>0,542658009227786</text:p>
          </table:table-cell>
          <table:table-cell table:number-columns-repeated="5"/>
        </table:table-row>
        <table:table-row table:style-name="ro1">
          <table:table-cell table:formula="of:=[.A629]+1" office:value-type="float" office:value="622" calcext:value-type="float">
            <text:p>622</text:p>
          </table:table-cell>
          <table:table-cell table:formula="of:=4*[.$D$3]*[.B629]*(1-[.B629])" office:value-type="float" office:value="0.992721176994888" calcext:value-type="float">
            <text:p>0,992721176994888</text:p>
          </table:table-cell>
          <table:table-cell table:number-columns-repeated="5"/>
        </table:table-row>
        <table:table-row table:style-name="ro1">
          <table:table-cell table:formula="of:=[.A630]+1" office:value-type="float" office:value="623" calcext:value-type="float">
            <text:p>623</text:p>
          </table:table-cell>
          <table:table-cell table:formula="of:=4*[.$D$3]*[.B630]*(1-[.B630])" office:value-type="float" office:value="0.0289033669630875" calcext:value-type="float">
            <text:p>0,028903366963088</text:p>
          </table:table-cell>
          <table:table-cell table:number-columns-repeated="5"/>
        </table:table-row>
        <table:table-row table:style-name="ro1">
          <table:table-cell table:formula="of:=[.A631]+1" office:value-type="float" office:value="624" calcext:value-type="float">
            <text:p>624</text:p>
          </table:table-cell>
          <table:table-cell table:formula="of:=4*[.$D$3]*[.B631]*(1-[.B631])" office:value-type="float" office:value="0.112271849365139" calcext:value-type="float">
            <text:p>0,112271849365139</text:p>
          </table:table-cell>
          <table:table-cell table:number-columns-repeated="5"/>
        </table:table-row>
        <table:table-row table:style-name="ro1">
          <table:table-cell table:formula="of:=[.A632]+1" office:value-type="float" office:value="625" calcext:value-type="float">
            <text:p>625</text:p>
          </table:table-cell>
          <table:table-cell table:formula="of:=4*[.$D$3]*[.B632]*(1-[.B632])" office:value-type="float" office:value="0.398667524821081" calcext:value-type="float">
            <text:p>0,398667524821081</text:p>
          </table:table-cell>
          <table:table-cell table:number-columns-repeated="5"/>
        </table:table-row>
        <table:table-row table:style-name="ro1">
          <table:table-cell table:formula="of:=[.A633]+1" office:value-type="float" office:value="626" calcext:value-type="float">
            <text:p>626</text:p>
          </table:table-cell>
          <table:table-cell table:formula="of:=4*[.$D$3]*[.B633]*(1-[.B633])" office:value-type="float" office:value="0.958926917896455" calcext:value-type="float">
            <text:p>0,958926917896455</text:p>
          </table:table-cell>
          <table:table-cell table:number-columns-repeated="5"/>
        </table:table-row>
        <table:table-row table:style-name="ro1">
          <table:table-cell table:formula="of:=[.A634]+1" office:value-type="float" office:value="627" calcext:value-type="float">
            <text:p>627</text:p>
          </table:table-cell>
          <table:table-cell table:formula="of:=4*[.$D$3]*[.B634]*(1-[.B634])" office:value-type="float" office:value="0.157544336120243" calcext:value-type="float">
            <text:p>0,157544336120243</text:p>
          </table:table-cell>
          <table:table-cell table:number-columns-repeated="5"/>
        </table:table-row>
        <table:table-row table:style-name="ro1">
          <table:table-cell table:formula="of:=[.A635]+1" office:value-type="float" office:value="628" calcext:value-type="float">
            <text:p>628</text:p>
          </table:table-cell>
          <table:table-cell table:formula="of:=4*[.$D$3]*[.B635]*(1-[.B635])" office:value-type="float" office:value="0.5308964731067" calcext:value-type="float">
            <text:p>0,5308964731067</text:p>
          </table:table-cell>
          <table:table-cell table:number-columns-repeated="5"/>
        </table:table-row>
        <table:table-row table:style-name="ro1">
          <table:table-cell table:formula="of:=[.A636]+1" office:value-type="float" office:value="629" calcext:value-type="float">
            <text:p>629</text:p>
          </table:table-cell>
          <table:table-cell table:formula="of:=4*[.$D$3]*[.B636]*(1-[.B636])" office:value-type="float" office:value="0.996181631798268" calcext:value-type="float">
            <text:p>0,996181631798268</text:p>
          </table:table-cell>
          <table:table-cell table:number-columns-repeated="5"/>
        </table:table-row>
        <table:table-row table:style-name="ro1">
          <table:table-cell table:formula="of:=[.A637]+1" office:value-type="float" office:value="630" calcext:value-type="float">
            <text:p>630</text:p>
          </table:table-cell>
          <table:table-cell table:formula="of:=4*[.$D$3]*[.B637]*(1-[.B637])" office:value-type="float" office:value="0.0152151530640319" calcext:value-type="float">
            <text:p>0,015215153064032</text:p>
          </table:table-cell>
          <table:table-cell table:number-columns-repeated="5"/>
        </table:table-row>
        <table:table-row table:style-name="ro1">
          <table:table-cell table:formula="of:=[.A638]+1" office:value-type="float" office:value="631" calcext:value-type="float">
            <text:p>631</text:p>
          </table:table-cell>
          <table:table-cell table:formula="of:=4*[.$D$3]*[.B638]*(1-[.B638])" office:value-type="float" office:value="0.05993460872508" calcext:value-type="float">
            <text:p>0,05993460872508</text:p>
          </table:table-cell>
          <table:table-cell table:number-columns-repeated="5"/>
        </table:table-row>
        <table:table-row table:style-name="ro1">
          <table:table-cell table:formula="of:=[.A639]+1" office:value-type="float" office:value="632" calcext:value-type="float">
            <text:p>632</text:p>
          </table:table-cell>
          <table:table-cell table:formula="of:=4*[.$D$3]*[.B639]*(1-[.B639])" office:value-type="float" office:value="0.225369805608206" calcext:value-type="float">
            <text:p>0,225369805608206</text:p>
          </table:table-cell>
          <table:table-cell table:number-columns-repeated="5"/>
        </table:table-row>
        <table:table-row table:style-name="ro1">
          <table:table-cell table:formula="of:=[.A640]+1" office:value-type="float" office:value="633" calcext:value-type="float">
            <text:p>633</text:p>
          </table:table-cell>
          <table:table-cell table:formula="of:=4*[.$D$3]*[.B640]*(1-[.B640])" office:value-type="float" office:value="0.698313025313303" calcext:value-type="float">
            <text:p>0,698313025313303</text:p>
          </table:table-cell>
          <table:table-cell table:number-columns-repeated="5"/>
        </table:table-row>
        <table:table-row table:style-name="ro1">
          <table:table-cell table:formula="of:=[.A641]+1" office:value-type="float" office:value="634" calcext:value-type="float">
            <text:p>634</text:p>
          </table:table-cell>
          <table:table-cell table:formula="of:=4*[.$D$3]*[.B641]*(1-[.B641])" office:value-type="float" office:value="0.842687775964342" calcext:value-type="float">
            <text:p>0,842687775964342</text:p>
          </table:table-cell>
          <table:table-cell table:number-columns-repeated="5"/>
        </table:table-row>
        <table:table-row table:style-name="ro1">
          <table:table-cell table:formula="of:=[.A642]+1" office:value-type="float" office:value="635" calcext:value-type="float">
            <text:p>635</text:p>
          </table:table-cell>
          <table:table-cell table:formula="of:=4*[.$D$3]*[.B642]*(1-[.B642])" office:value-type="float" office:value="0.530260352818453" calcext:value-type="float">
            <text:p>0,530260352818453</text:p>
          </table:table-cell>
          <table:table-cell table:number-columns-repeated="5"/>
        </table:table-row>
        <table:table-row table:style-name="ro1">
          <table:table-cell table:formula="of:=[.A643]+1" office:value-type="float" office:value="636" calcext:value-type="float">
            <text:p>636</text:p>
          </table:table-cell>
          <table:table-cell table:formula="of:=4*[.$D$3]*[.B643]*(1-[.B643])" office:value-type="float" office:value="0.996337244189211" calcext:value-type="float">
            <text:p>0,996337244189211</text:p>
          </table:table-cell>
          <table:table-cell table:number-columns-repeated="5"/>
        </table:table-row>
        <table:table-row table:style-name="ro1">
          <table:table-cell table:formula="of:=[.A644]+1" office:value-type="float" office:value="637" calcext:value-type="float">
            <text:p>637</text:p>
          </table:table-cell>
          <table:table-cell table:formula="of:=4*[.$D$3]*[.B644]*(1-[.B644])" office:value-type="float" office:value="0.0145973601226377" calcext:value-type="float">
            <text:p>0,014597360122638</text:p>
          </table:table-cell>
          <table:table-cell table:number-columns-repeated="5"/>
        </table:table-row>
        <table:table-row table:style-name="ro1">
          <table:table-cell table:formula="of:=[.A645]+1" office:value-type="float" office:value="638" calcext:value-type="float">
            <text:p>638</text:p>
          </table:table-cell>
          <table:table-cell table:formula="of:=4*[.$D$3]*[.B645]*(1-[.B645])" office:value-type="float" office:value="0.057537108800351" calcext:value-type="float">
            <text:p>0,057537108800351</text:p>
          </table:table-cell>
          <table:table-cell table:number-columns-repeated="5"/>
        </table:table-row>
        <table:table-row table:style-name="ro1">
          <table:table-cell table:formula="of:=[.A646]+1" office:value-type="float" office:value="639" calcext:value-type="float">
            <text:p>639</text:p>
          </table:table-cell>
          <table:table-cell table:formula="of:=4*[.$D$3]*[.B646]*(1-[.B646])" office:value-type="float" office:value="0.21690635964499" calcext:value-type="float">
            <text:p>0,21690635964499</text:p>
          </table:table-cell>
          <table:table-cell table:number-columns-repeated="5"/>
        </table:table-row>
        <table:table-row table:style-name="ro1">
          <table:table-cell table:formula="of:=[.A647]+1" office:value-type="float" office:value="640" calcext:value-type="float">
            <text:p>640</text:p>
          </table:table-cell>
          <table:table-cell table:formula="of:=4*[.$D$3]*[.B647]*(1-[.B647])" office:value-type="float" office:value="0.679431963162194" calcext:value-type="float">
            <text:p>0,679431963162194</text:p>
          </table:table-cell>
          <table:table-cell table:number-columns-repeated="5"/>
        </table:table-row>
        <table:table-row table:style-name="ro1">
          <table:table-cell table:formula="of:=[.A648]+1" office:value-type="float" office:value="641" calcext:value-type="float">
            <text:p>641</text:p>
          </table:table-cell>
          <table:table-cell table:formula="of:=4*[.$D$3]*[.B648]*(1-[.B648])" office:value-type="float" office:value="0.871216682383045" calcext:value-type="float">
            <text:p>0,871216682383045</text:p>
          </table:table-cell>
          <table:table-cell table:number-columns-repeated="5"/>
        </table:table-row>
        <table:table-row table:style-name="ro1">
          <table:table-cell table:formula="of:=[.A649]+1" office:value-type="float" office:value="642" calcext:value-type="float">
            <text:p>642</text:p>
          </table:table-cell>
          <table:table-cell table:formula="of:=4*[.$D$3]*[.B649]*(1-[.B649])" office:value-type="float" office:value="0.448792698882102" calcext:value-type="float">
            <text:p>0,448792698882102</text:p>
          </table:table-cell>
          <table:table-cell table:number-columns-repeated="5"/>
        </table:table-row>
        <table:table-row table:style-name="ro1">
          <table:table-cell table:formula="of:=[.A650]+1" office:value-type="float" office:value="643" calcext:value-type="float">
            <text:p>643</text:p>
          </table:table-cell>
          <table:table-cell table:formula="of:=4*[.$D$3]*[.B650]*(1-[.B650])" office:value-type="float" office:value="0.989511249248884" calcext:value-type="float">
            <text:p>0,989511249248884</text:p>
          </table:table-cell>
          <table:table-cell table:number-columns-repeated="5"/>
        </table:table-row>
        <table:table-row table:style-name="ro1">
          <table:table-cell table:formula="of:=[.A651]+1" office:value-type="float" office:value="644" calcext:value-type="float">
            <text:p>644</text:p>
          </table:table-cell>
          <table:table-cell table:formula="of:=4*[.$D$3]*[.B651]*(1-[.B651])" office:value-type="float" office:value="0.0415149474351887" calcext:value-type="float">
            <text:p>0,041514947435189</text:p>
          </table:table-cell>
          <table:table-cell table:number-columns-repeated="5"/>
        </table:table-row>
        <table:table-row table:style-name="ro1">
          <table:table-cell table:formula="of:=[.A652]+1" office:value-type="float" office:value="645" calcext:value-type="float">
            <text:p>645</text:p>
          </table:table-cell>
          <table:table-cell table:formula="of:=4*[.$D$3]*[.B652]*(1-[.B652])" office:value-type="float" office:value="0.159165826298569" calcext:value-type="float">
            <text:p>0,159165826298569</text:p>
          </table:table-cell>
          <table:table-cell table:number-columns-repeated="5"/>
        </table:table-row>
        <table:table-row table:style-name="ro1">
          <table:table-cell table:formula="of:=[.A653]+1" office:value-type="float" office:value="646" calcext:value-type="float">
            <text:p>646</text:p>
          </table:table-cell>
          <table:table-cell table:formula="of:=4*[.$D$3]*[.B653]*(1-[.B653])" office:value-type="float" office:value="0.535328264149051" calcext:value-type="float">
            <text:p>0,535328264149051</text:p>
          </table:table-cell>
          <table:table-cell table:number-columns-repeated="5"/>
        </table:table-row>
        <table:table-row table:style-name="ro1">
          <table:table-cell table:formula="of:=[.A654]+1" office:value-type="float" office:value="647" calcext:value-type="float">
            <text:p>647</text:p>
          </table:table-cell>
          <table:table-cell table:formula="of:=4*[.$D$3]*[.B654]*(1-[.B654])" office:value-type="float" office:value="0.995007655008859" calcext:value-type="float">
            <text:p>0,995007655008859</text:p>
          </table:table-cell>
          <table:table-cell table:number-columns-repeated="5"/>
        </table:table-row>
        <table:table-row table:style-name="ro1">
          <table:table-cell table:formula="of:=[.A655]+1" office:value-type="float" office:value="648" calcext:value-type="float">
            <text:p>648</text:p>
          </table:table-cell>
          <table:table-cell table:formula="of:=4*[.$D$3]*[.B655]*(1-[.B655])" office:value-type="float" office:value="0.0198696859305195" calcext:value-type="float">
            <text:p>0,01986968593052</text:p>
          </table:table-cell>
          <table:table-cell table:number-columns-repeated="5"/>
        </table:table-row>
        <table:table-row table:style-name="ro1">
          <table:table-cell table:formula="of:=[.A656]+1" office:value-type="float" office:value="649" calcext:value-type="float">
            <text:p>649</text:p>
          </table:table-cell>
          <table:table-cell table:formula="of:=4*[.$D$3]*[.B656]*(1-[.B656])" office:value-type="float" office:value="0.0778995260461679" calcext:value-type="float">
            <text:p>0,077899526046168</text:p>
          </table:table-cell>
          <table:table-cell table:number-columns-repeated="5"/>
        </table:table-row>
        <table:table-row table:style-name="ro1">
          <table:table-cell table:formula="of:=[.A657]+1" office:value-type="float" office:value="650" calcext:value-type="float">
            <text:p>650</text:p>
          </table:table-cell>
          <table:table-cell table:formula="of:=4*[.$D$3]*[.B657]*(1-[.B657])" office:value-type="float" office:value="0.287324759551801" calcext:value-type="float">
            <text:p>0,287324759551801</text:p>
          </table:table-cell>
          <table:table-cell table:number-columns-repeated="5"/>
        </table:table-row>
        <table:table-row table:style-name="ro1">
          <table:table-cell table:formula="of:=[.A658]+1" office:value-type="float" office:value="651" calcext:value-type="float">
            <text:p>651</text:p>
          </table:table-cell>
          <table:table-cell table:formula="of:=4*[.$D$3]*[.B658]*(1-[.B658])" office:value-type="float" office:value="0.819076968401203" calcext:value-type="float">
            <text:p>0,819076968401203</text:p>
          </table:table-cell>
          <table:table-cell table:number-columns-repeated="5"/>
        </table:table-row>
        <table:table-row table:style-name="ro1">
          <table:table-cell table:formula="of:=[.A659]+1" office:value-type="float" office:value="652" calcext:value-type="float">
            <text:p>652</text:p>
          </table:table-cell>
          <table:table-cell table:formula="of:=4*[.$D$3]*[.B659]*(1-[.B659])" office:value-type="float" office:value="0.59275955294359" calcext:value-type="float">
            <text:p>0,59275955294359</text:p>
          </table:table-cell>
          <table:table-cell table:number-columns-repeated="5"/>
        </table:table-row>
        <table:table-row table:style-name="ro1">
          <table:table-cell table:formula="of:=[.A660]+1" office:value-type="float" office:value="653" calcext:value-type="float">
            <text:p>653</text:p>
          </table:table-cell>
          <table:table-cell table:formula="of:=4*[.$D$3]*[.B660]*(1-[.B660])" office:value-type="float" office:value="0.965582661350821" calcext:value-type="float">
            <text:p>0,965582661350821</text:p>
          </table:table-cell>
          <table:table-cell table:number-columns-repeated="5"/>
        </table:table-row>
        <table:table-row table:style-name="ro1">
          <table:table-cell table:formula="of:=[.A661]+1" office:value-type="float" office:value="654" calcext:value-type="float">
            <text:p>654</text:p>
          </table:table-cell>
          <table:table-cell table:formula="of:=4*[.$D$3]*[.B661]*(1-[.B661])" office:value-type="float" office:value="0.132931141797945" calcext:value-type="float">
            <text:p>0,132931141797945</text:p>
          </table:table-cell>
          <table:table-cell table:number-columns-repeated="5"/>
        </table:table-row>
        <table:table-row table:style-name="ro1">
          <table:table-cell table:formula="of:=[.A662]+1" office:value-type="float" office:value="655" calcext:value-type="float">
            <text:p>655</text:p>
          </table:table-cell>
          <table:table-cell table:formula="of:=4*[.$D$3]*[.B662]*(1-[.B662])" office:value-type="float" office:value="0.46104181335296" calcext:value-type="float">
            <text:p>0,46104181335296</text:p>
          </table:table-cell>
          <table:table-cell table:number-columns-repeated="5"/>
        </table:table-row>
        <table:table-row table:style-name="ro1">
          <table:table-cell table:formula="of:=[.A663]+1" office:value-type="float" office:value="656" calcext:value-type="float">
            <text:p>656</text:p>
          </table:table-cell>
          <table:table-cell table:formula="of:=4*[.$D$3]*[.B663]*(1-[.B663])" office:value-type="float" office:value="0.993929038772698" calcext:value-type="float">
            <text:p>0,993929038772698</text:p>
          </table:table-cell>
          <table:table-cell table:number-columns-repeated="5"/>
        </table:table-row>
        <table:table-row table:style-name="ro1">
          <table:table-cell table:formula="of:=[.A664]+1" office:value-type="float" office:value="657" calcext:value-type="float">
            <text:p>657</text:p>
          </table:table-cell>
          <table:table-cell table:formula="of:=4*[.$D$3]*[.B664]*(1-[.B664])" office:value-type="float" office:value="0.0241364186283157" calcext:value-type="float">
            <text:p>0,024136418628316</text:p>
          </table:table-cell>
          <table:table-cell table:number-columns-repeated="5"/>
        </table:table-row>
        <table:table-row table:style-name="ro1">
          <table:table-cell table:formula="of:=[.A665]+1" office:value-type="float" office:value="658" calcext:value-type="float">
            <text:p>658</text:p>
          </table:table-cell>
          <table:table-cell table:formula="of:=4*[.$D$3]*[.B665]*(1-[.B665])" office:value-type="float" office:value="0.0942154076964575" calcext:value-type="float">
            <text:p>0,094215407696458</text:p>
          </table:table-cell>
          <table:table-cell table:number-columns-repeated="5"/>
        </table:table-row>
        <table:table-row table:style-name="ro1">
          <table:table-cell table:formula="of:=[.A666]+1" office:value-type="float" office:value="659" calcext:value-type="float">
            <text:p>659</text:p>
          </table:table-cell>
          <table:table-cell table:formula="of:=4*[.$D$3]*[.B666]*(1-[.B666])" office:value-type="float" office:value="0.341355458596191" calcext:value-type="float">
            <text:p>0,341355458596191</text:p>
          </table:table-cell>
          <table:table-cell table:number-columns-repeated="5"/>
        </table:table-row>
        <table:table-row table:style-name="ro1">
          <table:table-cell table:formula="of:=[.A667]+1" office:value-type="float" office:value="660" calcext:value-type="float">
            <text:p>660</text:p>
          </table:table-cell>
          <table:table-cell table:formula="of:=4*[.$D$3]*[.B667]*(1-[.B667])" office:value-type="float" office:value="0.899327637931101" calcext:value-type="float">
            <text:p>0,899327637931101</text:p>
          </table:table-cell>
          <table:table-cell table:number-columns-repeated="5"/>
        </table:table-row>
        <table:table-row table:style-name="ro1">
          <table:table-cell table:formula="of:=[.A668]+1" office:value-type="float" office:value="661" calcext:value-type="float">
            <text:p>661</text:p>
          </table:table-cell>
          <table:table-cell table:formula="of:=4*[.$D$3]*[.B668]*(1-[.B668])" office:value-type="float" office:value="0.362149750337471" calcext:value-type="float">
            <text:p>0,362149750337471</text:p>
          </table:table-cell>
          <table:table-cell table:number-columns-repeated="5"/>
        </table:table-row>
        <table:table-row table:style-name="ro1">
          <table:table-cell table:formula="of:=[.A669]+1" office:value-type="float" office:value="662" calcext:value-type="float">
            <text:p>662</text:p>
          </table:table-cell>
          <table:table-cell table:formula="of:=4*[.$D$3]*[.B669]*(1-[.B669])" office:value-type="float" office:value="0.923989234671913" calcext:value-type="float">
            <text:p>0,923989234671913</text:p>
          </table:table-cell>
          <table:table-cell table:number-columns-repeated="5"/>
        </table:table-row>
        <table:table-row table:style-name="ro1">
          <table:table-cell table:formula="of:=[.A670]+1" office:value-type="float" office:value="663" calcext:value-type="float">
            <text:p>663</text:p>
          </table:table-cell>
          <table:table-cell table:formula="of:=4*[.$D$3]*[.B670]*(1-[.B670])" office:value-type="float" office:value="0.280932515529301" calcext:value-type="float">
            <text:p>0,280932515529301</text:p>
          </table:table-cell>
          <table:table-cell table:number-columns-repeated="5"/>
        </table:table-row>
        <table:table-row table:style-name="ro1">
          <table:table-cell table:formula="of:=[.A671]+1" office:value-type="float" office:value="664" calcext:value-type="float">
            <text:p>664</text:p>
          </table:table-cell>
          <table:table-cell table:formula="of:=4*[.$D$3]*[.B671]*(1-[.B671])" office:value-type="float" office:value="0.808037748990721" calcext:value-type="float">
            <text:p>0,808037748990721</text:p>
          </table:table-cell>
          <table:table-cell table:number-columns-repeated="5"/>
        </table:table-row>
        <table:table-row table:style-name="ro1">
          <table:table-cell table:formula="of:=[.A672]+1" office:value-type="float" office:value="665" calcext:value-type="float">
            <text:p>665</text:p>
          </table:table-cell>
          <table:table-cell table:formula="of:=4*[.$D$3]*[.B672]*(1-[.B672])" office:value-type="float" office:value="0.620450980786919" calcext:value-type="float">
            <text:p>0,620450980786919</text:p>
          </table:table-cell>
          <table:table-cell table:number-columns-repeated="5"/>
        </table:table-row>
        <table:table-row table:style-name="ro1">
          <table:table-cell table:formula="of:=[.A673]+1" office:value-type="float" office:value="666" calcext:value-type="float">
            <text:p>666</text:p>
          </table:table-cell>
          <table:table-cell table:formula="of:=4*[.$D$3]*[.B673]*(1-[.B673])" office:value-type="float" office:value="0.941966244909877" calcext:value-type="float">
            <text:p>0,941966244909877</text:p>
          </table:table-cell>
          <table:table-cell table:number-columns-repeated="5"/>
        </table:table-row>
        <table:table-row table:style-name="ro1">
          <table:table-cell table:formula="of:=[.A674]+1" office:value-type="float" office:value="667" calcext:value-type="float">
            <text:p>667</text:p>
          </table:table-cell>
          <table:table-cell table:formula="of:=4*[.$D$3]*[.B674]*(1-[.B674])" office:value-type="float" office:value="0.218663353441049" calcext:value-type="float">
            <text:p>0,218663353441049</text:p>
          </table:table-cell>
          <table:table-cell table:number-columns-repeated="5"/>
        </table:table-row>
        <table:table-row table:style-name="ro1">
          <table:table-cell table:formula="of:=[.A675]+1" office:value-type="float" office:value="668" calcext:value-type="float">
            <text:p>668</text:p>
          </table:table-cell>
          <table:table-cell table:formula="of:=4*[.$D$3]*[.B675]*(1-[.B675])" office:value-type="float" office:value="0.683398765211856" calcext:value-type="float">
            <text:p>0,683398765211856</text:p>
          </table:table-cell>
          <table:table-cell table:number-columns-repeated="5"/>
        </table:table-row>
        <table:table-row table:style-name="ro1">
          <table:table-cell table:formula="of:=[.A676]+1" office:value-type="float" office:value="669" calcext:value-type="float">
            <text:p>669</text:p>
          </table:table-cell>
          <table:table-cell table:formula="of:=4*[.$D$3]*[.B676]*(1-[.B676])" office:value-type="float" office:value="0.865459571675066" calcext:value-type="float">
            <text:p>0,865459571675066</text:p>
          </table:table-cell>
          <table:table-cell table:number-columns-repeated="5"/>
        </table:table-row>
        <table:table-row table:style-name="ro1">
          <table:table-cell table:formula="of:=[.A677]+1" office:value-type="float" office:value="670" calcext:value-type="float">
            <text:p>670</text:p>
          </table:table-cell>
          <table:table-cell table:formula="of:=4*[.$D$3]*[.B677]*(1-[.B677])" office:value-type="float" office:value="0.46575720588431" calcext:value-type="float">
            <text:p>0,46575720588431</text:p>
          </table:table-cell>
          <table:table-cell table:number-columns-repeated="5"/>
        </table:table-row>
        <table:table-row table:style-name="ro1">
          <table:table-cell table:formula="of:=[.A678]+1" office:value-type="float" office:value="671" calcext:value-type="float">
            <text:p>671</text:p>
          </table:table-cell>
          <table:table-cell table:formula="of:=4*[.$D$3]*[.B678]*(1-[.B678])" office:value-type="float" office:value="0.995309724204602" calcext:value-type="float">
            <text:p>0,995309724204602</text:p>
          </table:table-cell>
          <table:table-cell table:number-columns-repeated="5"/>
        </table:table-row>
        <table:table-row table:style-name="ro1">
          <table:table-cell table:formula="of:=[.A679]+1" office:value-type="float" office:value="672" calcext:value-type="float">
            <text:p>672</text:p>
          </table:table-cell>
          <table:table-cell table:formula="of:=4*[.$D$3]*[.B679]*(1-[.B679])" office:value-type="float" office:value="0.0186731084334455" calcext:value-type="float">
            <text:p>0,018673108433446</text:p>
          </table:table-cell>
          <table:table-cell table:number-columns-repeated="5"/>
        </table:table-row>
        <table:table-row table:style-name="ro1">
          <table:table-cell table:formula="of:=[.A680]+1" office:value-type="float" office:value="673" calcext:value-type="float">
            <text:p>673</text:p>
          </table:table-cell>
          <table:table-cell table:formula="of:=4*[.$D$3]*[.B680]*(1-[.B680])" office:value-type="float" office:value="0.0732976938195131" calcext:value-type="float">
            <text:p>0,073297693819513</text:p>
          </table:table-cell>
          <table:table-cell table:number-columns-repeated="5"/>
        </table:table-row>
        <table:table-row table:style-name="ro1">
          <table:table-cell table:formula="of:=[.A681]+1" office:value-type="float" office:value="674" calcext:value-type="float">
            <text:p>674</text:p>
          </table:table-cell>
          <table:table-cell table:formula="of:=4*[.$D$3]*[.B681]*(1-[.B681])" office:value-type="float" office:value="0.271700567601016" calcext:value-type="float">
            <text:p>0,271700567601016</text:p>
          </table:table-cell>
          <table:table-cell table:number-columns-repeated="5"/>
        </table:table-row>
        <table:table-row table:style-name="ro1">
          <table:table-cell table:formula="of:=[.A682]+1" office:value-type="float" office:value="675" calcext:value-type="float">
            <text:p>675</text:p>
          </table:table-cell>
          <table:table-cell table:formula="of:=4*[.$D$3]*[.B682]*(1-[.B682])" office:value-type="float" office:value="0.791517476665207" calcext:value-type="float">
            <text:p>0,791517476665207</text:p>
          </table:table-cell>
          <table:table-cell table:number-columns-repeated="5"/>
        </table:table-row>
        <table:table-row table:style-name="ro1">
          <table:table-cell table:formula="of:=[.A683]+1" office:value-type="float" office:value="676" calcext:value-type="float">
            <text:p>676</text:p>
          </table:table-cell>
          <table:table-cell table:formula="of:=4*[.$D$3]*[.B683]*(1-[.B683])" office:value-type="float" office:value="0.660070243195003" calcext:value-type="float">
            <text:p>0,660070243195003</text:p>
          </table:table-cell>
          <table:table-cell table:number-columns-repeated="5"/>
        </table:table-row>
        <table:table-row table:style-name="ro1">
          <table:table-cell table:formula="of:=[.A684]+1" office:value-type="float" office:value="677" calcext:value-type="float">
            <text:p>677</text:p>
          </table:table-cell>
          <table:table-cell table:formula="of:=4*[.$D$3]*[.B684]*(1-[.B684])" office:value-type="float" office:value="0.897510068973971" calcext:value-type="float">
            <text:p>0,897510068973971</text:p>
          </table:table-cell>
          <table:table-cell table:number-columns-repeated="5"/>
        </table:table-row>
        <table:table-row table:style-name="ro1">
          <table:table-cell table:formula="of:=[.A685]+1" office:value-type="float" office:value="678" calcext:value-type="float">
            <text:p>678</text:p>
          </table:table-cell>
          <table:table-cell table:formula="of:=4*[.$D$3]*[.B685]*(1-[.B685])" office:value-type="float" office:value="0.367942980257235" calcext:value-type="float">
            <text:p>0,367942980257235</text:p>
          </table:table-cell>
          <table:table-cell table:number-columns-repeated="5"/>
        </table:table-row>
        <table:table-row table:style-name="ro1">
          <table:table-cell table:formula="of:=[.A686]+1" office:value-type="float" office:value="679" calcext:value-type="float">
            <text:p>679</text:p>
          </table:table-cell>
          <table:table-cell table:formula="of:=4*[.$D$3]*[.B686]*(1-[.B686])" office:value-type="float" office:value="0.930243774146636" calcext:value-type="float">
            <text:p>0,930243774146636</text:p>
          </table:table-cell>
          <table:table-cell table:number-columns-repeated="5"/>
        </table:table-row>
        <table:table-row table:style-name="ro1">
          <table:table-cell table:formula="of:=[.A687]+1" office:value-type="float" office:value="680" calcext:value-type="float">
            <text:p>680</text:p>
          </table:table-cell>
          <table:table-cell table:formula="of:=4*[.$D$3]*[.B687]*(1-[.B687])" office:value-type="float" office:value="0.259561179232233" calcext:value-type="float">
            <text:p>0,259561179232233</text:p>
          </table:table-cell>
          <table:table-cell table:number-columns-repeated="5"/>
        </table:table-row>
        <table:table-row table:style-name="ro1">
          <table:table-cell table:formula="of:=[.A688]+1" office:value-type="float" office:value="681" calcext:value-type="float">
            <text:p>681</text:p>
          </table:table-cell>
          <table:table-cell table:formula="of:=4*[.$D$3]*[.B688]*(1-[.B688])" office:value-type="float" office:value="0.768756693871223" calcext:value-type="float">
            <text:p>0,768756693871223</text:p>
          </table:table-cell>
          <table:table-cell table:number-columns-repeated="5"/>
        </table:table-row>
        <table:table-row table:style-name="ro1">
          <table:table-cell table:formula="of:=[.A689]+1" office:value-type="float" office:value="682" calcext:value-type="float">
            <text:p>682</text:p>
          </table:table-cell>
          <table:table-cell table:formula="of:=4*[.$D$3]*[.B689]*(1-[.B689])" office:value-type="float" office:value="0.711079357997639" calcext:value-type="float">
            <text:p>0,711079357997639</text:p>
          </table:table-cell>
          <table:table-cell table:number-columns-repeated="5"/>
        </table:table-row>
        <table:table-row table:style-name="ro1">
          <table:table-cell table:formula="of:=[.A690]+1" office:value-type="float" office:value="683" calcext:value-type="float">
            <text:p>683</text:p>
          </table:table-cell>
          <table:table-cell table:formula="of:=4*[.$D$3]*[.B690]*(1-[.B690])" office:value-type="float" office:value="0.821782018509218" calcext:value-type="float">
            <text:p>0,821782018509218</text:p>
          </table:table-cell>
          <table:table-cell table:number-columns-repeated="5"/>
        </table:table-row>
        <table:table-row table:style-name="ro1">
          <table:table-cell table:formula="of:=[.A691]+1" office:value-type="float" office:value="684" calcext:value-type="float">
            <text:p>684</text:p>
          </table:table-cell>
          <table:table-cell table:formula="of:=4*[.$D$3]*[.B691]*(1-[.B691])" office:value-type="float" office:value="0.585825330256532" calcext:value-type="float">
            <text:p>0,585825330256532</text:p>
          </table:table-cell>
          <table:table-cell table:number-columns-repeated="5"/>
        </table:table-row>
        <table:table-row table:style-name="ro1">
          <table:table-cell table:formula="of:=[.A692]+1" office:value-type="float" office:value="685" calcext:value-type="float">
            <text:p>685</text:p>
          </table:table-cell>
          <table:table-cell table:formula="of:=4*[.$D$3]*[.B692]*(1-[.B692])" office:value-type="float" office:value="0.970536050745429" calcext:value-type="float">
            <text:p>0,970536050745429</text:p>
          </table:table-cell>
          <table:table-cell table:number-columns-repeated="5"/>
        </table:table-row>
        <table:table-row table:style-name="ro1">
          <table:table-cell table:formula="of:=[.A693]+1" office:value-type="float" office:value="686" calcext:value-type="float">
            <text:p>686</text:p>
          </table:table-cell>
          <table:table-cell table:formula="of:=4*[.$D$3]*[.B693]*(1-[.B693])" office:value-type="float" office:value="0.114383299795581" calcext:value-type="float">
            <text:p>0,114383299795581</text:p>
          </table:table-cell>
          <table:table-cell table:number-columns-repeated="5"/>
        </table:table-row>
        <table:table-row table:style-name="ro1">
          <table:table-cell table:formula="of:=[.A694]+1" office:value-type="float" office:value="687" calcext:value-type="float">
            <text:p>687</text:p>
          </table:table-cell>
          <table:table-cell table:formula="of:=4*[.$D$3]*[.B694]*(1-[.B694])" office:value-type="float" office:value="0.405199042093822" calcext:value-type="float">
            <text:p>0,405199042093822</text:p>
          </table:table-cell>
          <table:table-cell table:number-columns-repeated="5"/>
        </table:table-row>
        <table:table-row table:style-name="ro1">
          <table:table-cell table:formula="of:=[.A695]+1" office:value-type="float" office:value="688" calcext:value-type="float">
            <text:p>688</text:p>
          </table:table-cell>
          <table:table-cell table:formula="of:=4*[.$D$3]*[.B695]*(1-[.B695])" office:value-type="float" office:value="0.964051113520284" calcext:value-type="float">
            <text:p>0,964051113520284</text:p>
          </table:table-cell>
          <table:table-cell table:number-columns-repeated="5"/>
        </table:table-row>
        <table:table-row table:style-name="ro1">
          <table:table-cell table:formula="of:=[.A696]+1" office:value-type="float" office:value="689" calcext:value-type="float">
            <text:p>689</text:p>
          </table:table-cell>
          <table:table-cell table:formula="of:=4*[.$D$3]*[.B696]*(1-[.B696])" office:value-type="float" office:value="0.138626256162337" calcext:value-type="float">
            <text:p>0,138626256162337</text:p>
          </table:table-cell>
          <table:table-cell table:number-columns-repeated="5"/>
        </table:table-row>
        <table:table-row table:style-name="ro1">
          <table:table-cell table:formula="of:=[.A697]+1" office:value-type="float" office:value="690" calcext:value-type="float">
            <text:p>690</text:p>
          </table:table-cell>
          <table:table-cell table:formula="of:=4*[.$D$3]*[.B697]*(1-[.B697])" office:value-type="float" office:value="0.477636069059003" calcext:value-type="float">
            <text:p>0,477636069059003</text:p>
          </table:table-cell>
          <table:table-cell table:number-columns-repeated="5"/>
        </table:table-row>
        <table:table-row table:style-name="ro1">
          <table:table-cell table:formula="of:=[.A698]+1" office:value-type="float" office:value="691" calcext:value-type="float">
            <text:p>691</text:p>
          </table:table-cell>
          <table:table-cell table:formula="of:=4*[.$D$3]*[.B698]*(1-[.B698])" office:value-type="float" office:value="0.997999418371465" calcext:value-type="float">
            <text:p>0,997999418371465</text:p>
          </table:table-cell>
          <table:table-cell table:number-columns-repeated="5"/>
        </table:table-row>
        <table:table-row table:style-name="ro1">
          <table:table-cell table:formula="of:=[.A699]+1" office:value-type="float" office:value="692" calcext:value-type="float">
            <text:p>692</text:p>
          </table:table-cell>
          <table:table-cell table:formula="of:=4*[.$D$3]*[.B699]*(1-[.B699])" office:value-type="float" office:value="0.00798631720672896" calcext:value-type="float">
            <text:p>0,007986317206729</text:p>
          </table:table-cell>
          <table:table-cell table:number-columns-repeated="5"/>
        </table:table-row>
        <table:table-row table:style-name="ro1">
          <table:table-cell table:formula="of:=[.A700]+1" office:value-type="float" office:value="693" calcext:value-type="float">
            <text:p>693</text:p>
          </table:table-cell>
          <table:table-cell table:formula="of:=4*[.$D$3]*[.B700]*(1-[.B700])" office:value-type="float" office:value="0.0316901437768099" calcext:value-type="float">
            <text:p>0,03169014377681</text:p>
          </table:table-cell>
          <table:table-cell table:number-columns-repeated="5"/>
        </table:table-row>
        <table:table-row table:style-name="ro1">
          <table:table-cell table:formula="of:=[.A701]+1" office:value-type="float" office:value="694" calcext:value-type="float">
            <text:p>694</text:p>
          </table:table-cell>
          <table:table-cell table:formula="of:=4*[.$D$3]*[.B701]*(1-[.B701])" office:value-type="float" office:value="0.12274351425686" calcext:value-type="float">
            <text:p>0,12274351425686</text:p>
          </table:table-cell>
          <table:table-cell table:number-columns-repeated="5"/>
        </table:table-row>
        <table:table-row table:style-name="ro1">
          <table:table-cell table:formula="of:=[.A702]+1" office:value-type="float" office:value="695" calcext:value-type="float">
            <text:p>695</text:p>
          </table:table-cell>
          <table:table-cell table:formula="of:=4*[.$D$3]*[.B702]*(1-[.B702])" office:value-type="float" office:value="0.430710175858944" calcext:value-type="float">
            <text:p>0,430710175858944</text:p>
          </table:table-cell>
          <table:table-cell table:number-columns-repeated="5"/>
        </table:table-row>
        <table:table-row table:style-name="ro1">
          <table:table-cell table:formula="of:=[.A703]+1" office:value-type="float" office:value="696" calcext:value-type="float">
            <text:p>696</text:p>
          </table:table-cell>
          <table:table-cell table:formula="of:=4*[.$D$3]*[.B703]*(1-[.B703])" office:value-type="float" office:value="0.980795681082006" calcext:value-type="float">
            <text:p>0,980795681082006</text:p>
          </table:table-cell>
          <table:table-cell table:number-columns-repeated="5"/>
        </table:table-row>
        <table:table-row table:style-name="ro1">
          <table:table-cell table:formula="of:=[.A704]+1" office:value-type="float" office:value="697" calcext:value-type="float">
            <text:p>697</text:p>
          </table:table-cell>
          <table:table-cell table:formula="of:=4*[.$D$3]*[.B704]*(1-[.B704])" office:value-type="float" office:value="0.07534205221156" calcext:value-type="float">
            <text:p>0,07534205221156</text:p>
          </table:table-cell>
          <table:table-cell table:number-columns-repeated="5"/>
        </table:table-row>
        <table:table-row table:style-name="ro1">
          <table:table-cell table:formula="of:=[.A705]+1" office:value-type="float" office:value="698" calcext:value-type="float">
            <text:p>698</text:p>
          </table:table-cell>
          <table:table-cell table:formula="of:=4*[.$D$3]*[.B705]*(1-[.B705])" office:value-type="float" office:value="0.278662509520442" calcext:value-type="float">
            <text:p>0,278662509520442</text:p>
          </table:table-cell>
          <table:table-cell table:number-columns-repeated="5"/>
        </table:table-row>
        <table:table-row table:style-name="ro1">
          <table:table-cell table:formula="of:=[.A706]+1" office:value-type="float" office:value="699" calcext:value-type="float">
            <text:p>699</text:p>
          </table:table-cell>
          <table:table-cell table:formula="of:=4*[.$D$3]*[.B706]*(1-[.B706])" office:value-type="float" office:value="0.804038861232847" calcext:value-type="float">
            <text:p>0,804038861232847</text:p>
          </table:table-cell>
          <table:table-cell table:number-columns-repeated="5"/>
        </table:table-row>
        <table:table-row table:style-name="ro1">
          <table:table-cell table:formula="of:=[.A707]+1" office:value-type="float" office:value="700" calcext:value-type="float">
            <text:p>700</text:p>
          </table:table-cell>
          <table:table-cell table:formula="of:=4*[.$D$3]*[.B707]*(1-[.B707])" office:value-type="float" office:value="0.630241483440936" calcext:value-type="float">
            <text:p>0,630241483440936</text:p>
          </table:table-cell>
          <table:table-cell table:number-columns-repeated="5"/>
        </table:table-row>
        <table:table-row table:style-name="ro1">
          <table:table-cell table:formula="of:=[.A708]+1" office:value-type="float" office:value="701" calcext:value-type="float">
            <text:p>701</text:p>
          </table:table-cell>
          <table:table-cell table:formula="of:=4*[.$D$3]*[.B708]*(1-[.B708])" office:value-type="float" office:value="0.932148623964418" calcext:value-type="float">
            <text:p>0,932148623964418</text:p>
          </table:table-cell>
          <table:table-cell table:number-columns-repeated="5"/>
        </table:table-row>
        <table:table-row table:style-name="ro1">
          <table:table-cell table:formula="of:=[.A709]+1" office:value-type="float" office:value="702" calcext:value-type="float">
            <text:p>702</text:p>
          </table:table-cell>
          <table:table-cell table:formula="of:=4*[.$D$3]*[.B709]*(1-[.B709])" office:value-type="float" office:value="0.25299026722264" calcext:value-type="float">
            <text:p>0,25299026722264</text:p>
          </table:table-cell>
          <table:table-cell table:number-columns-repeated="5"/>
        </table:table-row>
        <table:table-row table:style-name="ro1">
          <table:table-cell table:formula="of:=[.A710]+1" office:value-type="float" office:value="703" calcext:value-type="float">
            <text:p>703</text:p>
          </table:table-cell>
          <table:table-cell table:formula="of:=4*[.$D$3]*[.B710]*(1-[.B710])" office:value-type="float" office:value="0.755944767653029" calcext:value-type="float">
            <text:p>0,755944767653029</text:p>
          </table:table-cell>
          <table:table-cell table:number-columns-repeated="5"/>
        </table:table-row>
        <table:table-row table:style-name="ro1">
          <table:table-cell table:formula="of:=[.A711]+1" office:value-type="float" office:value="704" calcext:value-type="float">
            <text:p>704</text:p>
          </table:table-cell>
          <table:table-cell table:formula="of:=4*[.$D$3]*[.B711]*(1-[.B711])" office:value-type="float" office:value="0.737969103644148" calcext:value-type="float">
            <text:p>0,737969103644148</text:p>
          </table:table-cell>
          <table:table-cell table:number-columns-repeated="5"/>
        </table:table-row>
        <table:table-row table:style-name="ro1">
          <table:table-cell table:formula="of:=[.A712]+1" office:value-type="float" office:value="705" calcext:value-type="float">
            <text:p>705</text:p>
          </table:table-cell>
          <table:table-cell table:formula="of:=4*[.$D$3]*[.B712]*(1-[.B712])" office:value-type="float" office:value="0.773482822843204" calcext:value-type="float">
            <text:p>0,773482822843204</text:p>
          </table:table-cell>
          <table:table-cell table:number-columns-repeated="5"/>
        </table:table-row>
        <table:table-row table:style-name="ro1">
          <table:table-cell table:formula="of:=[.A713]+1" office:value-type="float" office:value="706" calcext:value-type="float">
            <text:p>706</text:p>
          </table:table-cell>
          <table:table-cell table:formula="of:=4*[.$D$3]*[.B713]*(1-[.B713])" office:value-type="float" office:value="0.700828582438851" calcext:value-type="float">
            <text:p>0,700828582438851</text:p>
          </table:table-cell>
          <table:table-cell table:number-columns-repeated="5"/>
        </table:table-row>
        <table:table-row table:style-name="ro1">
          <table:table-cell table:formula="of:=[.A714]+1" office:value-type="float" office:value="707" calcext:value-type="float">
            <text:p>707</text:p>
          </table:table-cell>
          <table:table-cell table:formula="of:=4*[.$D$3]*[.B714]*(1-[.B714])" office:value-type="float" office:value="0.838671521902406" calcext:value-type="float">
            <text:p>0,838671521902406</text:p>
          </table:table-cell>
          <table:table-cell table:number-columns-repeated="5"/>
        </table:table-row>
        <table:table-row table:style-name="ro1">
          <table:table-cell table:formula="of:=[.A715]+1" office:value-type="float" office:value="708" calcext:value-type="float">
            <text:p>708</text:p>
          </table:table-cell>
          <table:table-cell table:formula="of:=4*[.$D$3]*[.B715]*(1-[.B715])" office:value-type="float" office:value="0.541206401009232" calcext:value-type="float">
            <text:p>0,541206401009232</text:p>
          </table:table-cell>
          <table:table-cell table:number-columns-repeated="5"/>
        </table:table-row>
        <table:table-row table:style-name="ro1">
          <table:table-cell table:formula="of:=[.A716]+1" office:value-type="float" office:value="709" calcext:value-type="float">
            <text:p>709</text:p>
          </table:table-cell>
          <table:table-cell table:formula="of:=4*[.$D$3]*[.B716]*(1-[.B716])" office:value-type="float" office:value="0.993208130063465" calcext:value-type="float">
            <text:p>0,993208130063465</text:p>
          </table:table-cell>
          <table:table-cell table:number-columns-repeated="5"/>
        </table:table-row>
        <table:table-row table:style-name="ro1">
          <table:table-cell table:formula="of:=[.A717]+1" office:value-type="float" office:value="710" calcext:value-type="float">
            <text:p>710</text:p>
          </table:table-cell>
          <table:table-cell table:formula="of:=4*[.$D$3]*[.B717]*(1-[.B717])" office:value-type="float" office:value="0.0269829617571991" calcext:value-type="float">
            <text:p>0,026982961757199</text:p>
          </table:table-cell>
          <table:table-cell table:number-columns-repeated="5"/>
        </table:table-row>
        <table:table-row table:style-name="ro1">
          <table:table-cell table:formula="of:=[.A718]+1" office:value-type="float" office:value="711" calcext:value-type="float">
            <text:p>711</text:p>
          </table:table-cell>
          <table:table-cell table:formula="of:=4*[.$D$3]*[.B718]*(1-[.B718])" office:value-type="float" office:value="0.105019526128035" calcext:value-type="float">
            <text:p>0,105019526128035</text:p>
          </table:table-cell>
          <table:table-cell table:number-columns-repeated="5"/>
        </table:table-row>
        <table:table-row table:style-name="ro1">
          <table:table-cell table:formula="of:=[.A719]+1" office:value-type="float" office:value="712" calcext:value-type="float">
            <text:p>712</text:p>
          </table:table-cell>
          <table:table-cell table:formula="of:=4*[.$D$3]*[.B719]*(1-[.B719])" office:value-type="float" office:value="0.37596170103951" calcext:value-type="float">
            <text:p>0,37596170103951</text:p>
          </table:table-cell>
          <table:table-cell table:number-columns-repeated="5"/>
        </table:table-row>
        <table:table-row table:style-name="ro1">
          <table:table-cell table:formula="of:=[.A720]+1" office:value-type="float" office:value="713" calcext:value-type="float">
            <text:p>713</text:p>
          </table:table-cell>
          <table:table-cell table:formula="of:=4*[.$D$3]*[.B720]*(1-[.B720])" office:value-type="float" office:value="0.938458001563953" calcext:value-type="float">
            <text:p>0,938458001563953</text:p>
          </table:table-cell>
          <table:table-cell table:number-columns-repeated="5"/>
        </table:table-row>
        <table:table-row table:style-name="ro1">
          <table:table-cell table:formula="of:=[.A721]+1" office:value-type="float" office:value="714" calcext:value-type="float">
            <text:p>714</text:p>
          </table:table-cell>
          <table:table-cell table:formula="of:=4*[.$D$3]*[.B721]*(1-[.B721])" office:value-type="float" office:value="0.231018323458179" calcext:value-type="float">
            <text:p>0,231018323458179</text:p>
          </table:table-cell>
          <table:table-cell table:number-columns-repeated="5"/>
        </table:table-row>
        <table:table-row table:style-name="ro1">
          <table:table-cell table:formula="of:=[.A722]+1" office:value-type="float" office:value="715" calcext:value-type="float">
            <text:p>715</text:p>
          </table:table-cell>
          <table:table-cell table:formula="of:=4*[.$D$3]*[.B722]*(1-[.B722])" office:value-type="float" office:value="0.710595430739005" calcext:value-type="float">
            <text:p>0,710595430739005</text:p>
          </table:table-cell>
          <table:table-cell table:number-columns-repeated="5"/>
        </table:table-row>
        <table:table-row table:style-name="ro1">
          <table:table-cell table:formula="of:=[.A723]+1" office:value-type="float" office:value="716" calcext:value-type="float">
            <text:p>716</text:p>
          </table:table-cell>
          <table:table-cell table:formula="of:=4*[.$D$3]*[.B723]*(1-[.B723])" office:value-type="float" office:value="0.822598258207412" calcext:value-type="float">
            <text:p>0,822598258207412</text:p>
          </table:table-cell>
          <table:table-cell table:number-columns-repeated="5"/>
        </table:table-row>
        <table:table-row table:style-name="ro1">
          <table:table-cell table:formula="of:=[.A724]+1" office:value-type="float" office:value="717" calcext:value-type="float">
            <text:p>717</text:p>
          </table:table-cell>
          <table:table-cell table:formula="of:=4*[.$D$3]*[.B724]*(1-[.B724])" office:value-type="float" office:value="0.583721455206177" calcext:value-type="float">
            <text:p>0,583721455206177</text:p>
          </table:table-cell>
          <table:table-cell table:number-columns-repeated="5"/>
        </table:table-row>
        <table:table-row table:style-name="ro1">
          <table:table-cell table:formula="of:=[.A725]+1" office:value-type="float" office:value="718" calcext:value-type="float">
            <text:p>718</text:p>
          </table:table-cell>
          <table:table-cell table:formula="of:=4*[.$D$3]*[.B725]*(1-[.B725])" office:value-type="float" office:value="0.971962871752641" calcext:value-type="float">
            <text:p>0,971962871752641</text:p>
          </table:table-cell>
          <table:table-cell table:number-columns-repeated="5"/>
        </table:table-row>
        <table:table-row table:style-name="ro1">
          <table:table-cell table:formula="of:=[.A726]+1" office:value-type="float" office:value="719" calcext:value-type="float">
            <text:p>719</text:p>
          </table:table-cell>
          <table:table-cell table:formula="of:=4*[.$D$3]*[.B726]*(1-[.B726])" office:value-type="float" office:value="0.109004190748002" calcext:value-type="float">
            <text:p>0,109004190748002</text:p>
          </table:table-cell>
          <table:table-cell table:number-columns-repeated="5"/>
        </table:table-row>
        <table:table-row table:style-name="ro1">
          <table:table-cell table:formula="of:=[.A727]+1" office:value-type="float" office:value="720" calcext:value-type="float">
            <text:p>720</text:p>
          </table:table-cell>
          <table:table-cell table:formula="of:=4*[.$D$3]*[.B727]*(1-[.B727])" office:value-type="float" office:value="0.388489108589501" calcext:value-type="float">
            <text:p>0,388489108589501</text:p>
          </table:table-cell>
          <table:table-cell table:number-columns-repeated="5"/>
        </table:table-row>
        <table:table-row table:style-name="ro1">
          <table:table-cell table:formula="of:=[.A728]+1" office:value-type="float" office:value="721" calcext:value-type="float">
            <text:p>721</text:p>
          </table:table-cell>
          <table:table-cell table:formula="of:=4*[.$D$3]*[.B728]*(1-[.B728])" office:value-type="float" office:value="0.950261284387343" calcext:value-type="float">
            <text:p>0,950261284387343</text:p>
          </table:table-cell>
          <table:table-cell table:number-columns-repeated="5"/>
        </table:table-row>
        <table:table-row table:style-name="ro1">
          <table:table-cell table:formula="of:=[.A729]+1" office:value-type="float" office:value="722" calcext:value-type="float">
            <text:p>722</text:p>
          </table:table-cell>
          <table:table-cell table:formula="of:=4*[.$D$3]*[.B729]*(1-[.B729])" office:value-type="float" office:value="0.189059103127439" calcext:value-type="float">
            <text:p>0,189059103127439</text:p>
          </table:table-cell>
          <table:table-cell table:number-columns-repeated="5"/>
        </table:table-row>
        <table:table-row table:style-name="ro1">
          <table:table-cell table:formula="of:=[.A730]+1" office:value-type="float" office:value="723" calcext:value-type="float">
            <text:p>723</text:p>
          </table:table-cell>
          <table:table-cell table:formula="of:=4*[.$D$3]*[.B730]*(1-[.B730])" office:value-type="float" office:value="0.61326303460835" calcext:value-type="float">
            <text:p>0,61326303460835</text:p>
          </table:table-cell>
          <table:table-cell table:number-columns-repeated="5"/>
        </table:table-row>
        <table:table-row table:style-name="ro1">
          <table:table-cell table:formula="of:=[.A731]+1" office:value-type="float" office:value="724" calcext:value-type="float">
            <text:p>724</text:p>
          </table:table-cell>
          <table:table-cell table:formula="of:=4*[.$D$3]*[.B731]*(1-[.B731])" office:value-type="float" office:value="0.948685939965231" calcext:value-type="float">
            <text:p>0,948685939965231</text:p>
          </table:table-cell>
          <table:table-cell table:number-columns-repeated="5"/>
        </table:table-row>
        <table:table-row table:style-name="ro1">
          <table:table-cell table:formula="of:=[.A732]+1" office:value-type="float" office:value="725" calcext:value-type="float">
            <text:p>725</text:p>
          </table:table-cell>
          <table:table-cell table:formula="of:=4*[.$D$3]*[.B732]*(1-[.B732])" office:value-type="float" office:value="0.194723709110069" calcext:value-type="float">
            <text:p>0,194723709110069</text:p>
          </table:table-cell>
          <table:table-cell table:number-columns-repeated="5"/>
        </table:table-row>
        <table:table-row table:style-name="ro1">
          <table:table-cell table:formula="of:=[.A733]+1" office:value-type="float" office:value="726" calcext:value-type="float">
            <text:p>726</text:p>
          </table:table-cell>
          <table:table-cell table:formula="of:=4*[.$D$3]*[.B733]*(1-[.B733])" office:value-type="float" office:value="0.627225544881946" calcext:value-type="float">
            <text:p>0,627225544881946</text:p>
          </table:table-cell>
          <table:table-cell table:number-columns-repeated="5"/>
        </table:table-row>
        <table:table-row table:style-name="ro1">
          <table:table-cell table:formula="of:=[.A734]+1" office:value-type="float" office:value="727" calcext:value-type="float">
            <text:p>727</text:p>
          </table:table-cell>
          <table:table-cell table:formula="of:=4*[.$D$3]*[.B734]*(1-[.B734])" office:value-type="float" office:value="0.935254642917968" calcext:value-type="float">
            <text:p>0,935254642917968</text:p>
          </table:table-cell>
          <table:table-cell table:number-columns-repeated="5"/>
        </table:table-row>
        <table:table-row table:style-name="ro1">
          <table:table-cell table:formula="of:=[.A735]+1" office:value-type="float" office:value="728" calcext:value-type="float">
            <text:p>728</text:p>
          </table:table-cell>
          <table:table-cell table:formula="of:=4*[.$D$3]*[.B735]*(1-[.B735])" office:value-type="float" office:value="0.242213583273409" calcext:value-type="float">
            <text:p>0,242213583273409</text:p>
          </table:table-cell>
          <table:table-cell table:number-columns-repeated="5"/>
        </table:table-row>
        <table:table-row table:style-name="ro1">
          <table:table-cell table:formula="of:=[.A736]+1" office:value-type="float" office:value="729" calcext:value-type="float">
            <text:p>729</text:p>
          </table:table-cell>
          <table:table-cell table:formula="of:=4*[.$D$3]*[.B736]*(1-[.B736])" office:value-type="float" office:value="0.734184653405057" calcext:value-type="float">
            <text:p>0,734184653405057</text:p>
          </table:table-cell>
          <table:table-cell table:number-columns-repeated="5"/>
        </table:table-row>
        <table:table-row table:style-name="ro1">
          <table:table-cell table:formula="of:=[.A737]+1" office:value-type="float" office:value="730" calcext:value-type="float">
            <text:p>730</text:p>
          </table:table-cell>
          <table:table-cell table:formula="of:=4*[.$D$3]*[.B737]*(1-[.B737])" office:value-type="float" office:value="0.780630192438214" calcext:value-type="float">
            <text:p>0,780630192438214</text:p>
          </table:table-cell>
          <table:table-cell table:number-columns-repeated="5"/>
        </table:table-row>
        <table:table-row table:style-name="ro1">
          <table:table-cell table:formula="of:=[.A738]+1" office:value-type="float" office:value="731" calcext:value-type="float">
            <text:p>731</text:p>
          </table:table-cell>
          <table:table-cell table:formula="of:=4*[.$D$3]*[.B738]*(1-[.B738])" office:value-type="float" office:value="0.684986780368365" calcext:value-type="float">
            <text:p>0,684986780368365</text:p>
          </table:table-cell>
          <table:table-cell table:number-columns-repeated="5"/>
        </table:table-row>
        <table:table-row table:style-name="ro1">
          <table:table-cell table:formula="of:=[.A739]+1" office:value-type="float" office:value="732" calcext:value-type="float">
            <text:p>732</text:p>
          </table:table-cell>
          <table:table-cell table:formula="of:=4*[.$D$3]*[.B739]*(1-[.B739])" office:value-type="float" office:value="0.863119564355786" calcext:value-type="float">
            <text:p>0,863119564355786</text:p>
          </table:table-cell>
          <table:table-cell table:number-columns-repeated="5"/>
        </table:table-row>
        <table:table-row table:style-name="ro1">
          <table:table-cell table:formula="of:=[.A740]+1" office:value-type="float" office:value="733" calcext:value-type="float">
            <text:p>733</text:p>
          </table:table-cell>
          <table:table-cell table:formula="of:=4*[.$D$3]*[.B740]*(1-[.B740])" office:value-type="float" office:value="0.472576727928257" calcext:value-type="float">
            <text:p>0,472576727928257</text:p>
          </table:table-cell>
          <table:table-cell table:number-columns-repeated="5"/>
        </table:table-row>
        <table:table-row table:style-name="ro1">
          <table:table-cell table:formula="of:=[.A741]+1" office:value-type="float" office:value="734" calcext:value-type="float">
            <text:p>734</text:p>
          </table:table-cell>
          <table:table-cell table:formula="of:=4*[.$D$3]*[.B741]*(1-[.B741])" office:value-type="float" office:value="0.996991856595517" calcext:value-type="float">
            <text:p>0,996991856595517</text:p>
          </table:table-cell>
          <table:table-cell table:number-columns-repeated="5"/>
        </table:table-row>
        <table:table-row table:style-name="ro1">
          <table:table-cell table:formula="of:=[.A742]+1" office:value-type="float" office:value="735" calcext:value-type="float">
            <text:p>735</text:p>
          </table:table-cell>
          <table:table-cell table:formula="of:=4*[.$D$3]*[.B742]*(1-[.B742])" office:value-type="float" office:value="0.0119963779109659" calcext:value-type="float">
            <text:p>0,011996377910966</text:p>
          </table:table-cell>
          <table:table-cell table:number-columns-repeated="5"/>
        </table:table-row>
        <table:table-row table:style-name="ro1">
          <table:table-cell table:formula="of:=[.A743]+1" office:value-type="float" office:value="736" calcext:value-type="float">
            <text:p>736</text:p>
          </table:table-cell>
          <table:table-cell table:formula="of:=4*[.$D$3]*[.B743]*(1-[.B743])" office:value-type="float" office:value="0.0474098593119327" calcext:value-type="float">
            <text:p>0,047409859311933</text:p>
          </table:table-cell>
          <table:table-cell table:number-columns-repeated="5"/>
        </table:table-row>
        <table:table-row table:style-name="ro1">
          <table:table-cell table:formula="of:=[.A744]+1" office:value-type="float" office:value="737" calcext:value-type="float">
            <text:p>737</text:p>
          </table:table-cell>
          <table:table-cell table:formula="of:=4*[.$D$3]*[.B744]*(1-[.B744])" office:value-type="float" office:value="0.180648658207822" calcext:value-type="float">
            <text:p>0,180648658207822</text:p>
          </table:table-cell>
          <table:table-cell table:number-columns-repeated="5"/>
        </table:table-row>
        <table:table-row table:style-name="ro1">
          <table:table-cell table:formula="of:=[.A745]+1" office:value-type="float" office:value="738" calcext:value-type="float">
            <text:p>738</text:p>
          </table:table-cell>
          <table:table-cell table:formula="of:=4*[.$D$3]*[.B745]*(1-[.B745])" office:value-type="float" office:value="0.592058881982142" calcext:value-type="float">
            <text:p>0,592058881982142</text:p>
          </table:table-cell>
          <table:table-cell table:number-columns-repeated="5"/>
        </table:table-row>
        <table:table-row table:style-name="ro1">
          <table:table-cell table:formula="of:=[.A746]+1" office:value-type="float" office:value="739" calcext:value-type="float">
            <text:p>739</text:p>
          </table:table-cell>
          <table:table-cell table:formula="of:=4*[.$D$3]*[.B746]*(1-[.B746])" office:value-type="float" office:value="0.966100648992792" calcext:value-type="float">
            <text:p>0,966100648992792</text:p>
          </table:table-cell>
          <table:table-cell table:number-columns-repeated="5"/>
        </table:table-row>
        <table:table-row table:style-name="ro1">
          <table:table-cell table:formula="of:=[.A747]+1" office:value-type="float" office:value="740" calcext:value-type="float">
            <text:p>740</text:p>
          </table:table-cell>
          <table:table-cell table:formula="of:=4*[.$D$3]*[.B747]*(1-[.B747])" office:value-type="float" office:value="0.131000740033991" calcext:value-type="float">
            <text:p>0,131000740033991</text:p>
          </table:table-cell>
          <table:table-cell table:number-columns-repeated="5"/>
        </table:table-row>
        <table:table-row table:style-name="ro1">
          <table:table-cell table:formula="of:=[.A748]+1" office:value-type="float" office:value="741" calcext:value-type="float">
            <text:p>741</text:p>
          </table:table-cell>
          <table:table-cell table:formula="of:=4*[.$D$3]*[.B748]*(1-[.B748])" office:value-type="float" office:value="0.455358184578151" calcext:value-type="float">
            <text:p>0,455358184578151</text:p>
          </table:table-cell>
          <table:table-cell table:number-columns-repeated="5"/>
        </table:table-row>
        <table:table-row table:style-name="ro1">
          <table:table-cell table:formula="of:=[.A749]+1" office:value-type="float" office:value="742" calcext:value-type="float">
            <text:p>742</text:p>
          </table:table-cell>
          <table:table-cell table:formula="of:=4*[.$D$3]*[.B749]*(1-[.B749])" office:value-type="float" office:value="0.992028433263366" calcext:value-type="float">
            <text:p>0,992028433263366</text:p>
          </table:table-cell>
          <table:table-cell table:number-columns-repeated="5"/>
        </table:table-row>
        <table:table-row table:style-name="ro1">
          <table:table-cell table:formula="of:=[.A750]+1" office:value-type="float" office:value="743" calcext:value-type="float">
            <text:p>743</text:p>
          </table:table-cell>
          <table:table-cell table:formula="of:=4*[.$D$3]*[.B750]*(1-[.B750])" office:value-type="float" office:value="0.0316320834415888" calcext:value-type="float">
            <text:p>0,031632083441589</text:p>
          </table:table-cell>
          <table:table-cell table:number-columns-repeated="5"/>
        </table:table-row>
        <table:table-row table:style-name="ro1">
          <table:table-cell table:formula="of:=[.A751]+1" office:value-type="float" office:value="744" calcext:value-type="float">
            <text:p>744</text:p>
          </table:table-cell>
          <table:table-cell table:formula="of:=4*[.$D$3]*[.B751]*(1-[.B751])" office:value-type="float" office:value="0.122525978954933" calcext:value-type="float">
            <text:p>0,122525978954933</text:p>
          </table:table-cell>
          <table:table-cell table:number-columns-repeated="5"/>
        </table:table-row>
        <table:table-row table:style-name="ro1">
          <table:table-cell table:formula="of:=[.A752]+1" office:value-type="float" office:value="745" calcext:value-type="float">
            <text:p>745</text:p>
          </table:table-cell>
          <table:table-cell table:formula="of:=4*[.$D$3]*[.B752]*(1-[.B752])" office:value-type="float" office:value="0.430053453744272" calcext:value-type="float">
            <text:p>0,430053453744272</text:p>
          </table:table-cell>
          <table:table-cell table:number-columns-repeated="5"/>
        </table:table-row>
        <table:table-row table:style-name="ro1">
          <table:table-cell table:formula="of:=[.A753]+1" office:value-type="float" office:value="746" calcext:value-type="float">
            <text:p>746</text:p>
          </table:table-cell>
          <table:table-cell table:formula="of:=4*[.$D$3]*[.B753]*(1-[.B753])" office:value-type="float" office:value="0.980429922667581" calcext:value-type="float">
            <text:p>0,980429922667581</text:p>
          </table:table-cell>
          <table:table-cell table:number-columns-repeated="5"/>
        </table:table-row>
        <table:table-row table:style-name="ro1">
          <table:table-cell table:formula="of:=[.A754]+1" office:value-type="float" office:value="747" calcext:value-type="float">
            <text:p>747</text:p>
          </table:table-cell>
          <table:table-cell table:formula="of:=4*[.$D$3]*[.B754]*(1-[.B754])" office:value-type="float" office:value="0.0767483576224877" calcext:value-type="float">
            <text:p>0,076748357622488</text:p>
          </table:table-cell>
          <table:table-cell table:number-columns-repeated="5"/>
        </table:table-row>
        <table:table-row table:style-name="ro1">
          <table:table-cell table:formula="of:=[.A755]+1" office:value-type="float" office:value="748" calcext:value-type="float">
            <text:p>748</text:p>
          </table:table-cell>
          <table:table-cell table:formula="of:=4*[.$D$3]*[.B755]*(1-[.B755])" office:value-type="float" office:value="0.283432188898954" calcext:value-type="float">
            <text:p>0,283432188898954</text:p>
          </table:table-cell>
          <table:table-cell table:number-columns-repeated="5"/>
        </table:table-row>
        <table:table-row table:style-name="ro1">
          <table:table-cell table:formula="of:=[.A756]+1" office:value-type="float" office:value="749" calcext:value-type="float">
            <text:p>749</text:p>
          </table:table-cell>
          <table:table-cell table:formula="of:=4*[.$D$3]*[.B756]*(1-[.B756])" office:value-type="float" office:value="0.812393532779606" calcext:value-type="float">
            <text:p>0,812393532779606</text:p>
          </table:table-cell>
          <table:table-cell table:number-columns-repeated="5"/>
        </table:table-row>
        <table:table-row table:style-name="ro1">
          <table:table-cell table:formula="of:=[.A757]+1" office:value-type="float" office:value="750" calcext:value-type="float">
            <text:p>750</text:p>
          </table:table-cell>
          <table:table-cell table:formula="of:=4*[.$D$3]*[.B757]*(1-[.B757])" office:value-type="float" office:value="0.609641122709908" calcext:value-type="float">
            <text:p>0,609641122709908</text:p>
          </table:table-cell>
          <table:table-cell table:number-columns-repeated="5"/>
        </table:table-row>
        <table:table-row table:style-name="ro1">
          <table:table-cell table:formula="of:=[.A758]+1" office:value-type="float" office:value="751" calcext:value-type="float">
            <text:p>751</text:p>
          </table:table-cell>
          <table:table-cell table:formula="of:=4*[.$D$3]*[.B758]*(1-[.B758])" office:value-type="float" office:value="0.951915296843644" calcext:value-type="float">
            <text:p>0,951915296843644</text:p>
          </table:table-cell>
          <table:table-cell table:number-columns-repeated="5"/>
        </table:table-row>
        <table:table-row table:style-name="ro1">
          <table:table-cell table:formula="of:=[.A759]+1" office:value-type="float" office:value="752" calcext:value-type="float">
            <text:p>752</text:p>
          </table:table-cell>
          <table:table-cell table:formula="of:=4*[.$D$3]*[.B759]*(1-[.B759])" office:value-type="float" office:value="0.183090257914886" calcext:value-type="float">
            <text:p>0,183090257914886</text:p>
          </table:table-cell>
          <table:table-cell table:number-columns-repeated="5"/>
        </table:table-row>
        <table:table-row table:style-name="ro1">
          <table:table-cell table:formula="of:=[.A760]+1" office:value-type="float" office:value="753" calcext:value-type="float">
            <text:p>753</text:p>
          </table:table-cell>
          <table:table-cell table:formula="of:=4*[.$D$3]*[.B760]*(1-[.B760])" office:value-type="float" office:value="0.598272861486186" calcext:value-type="float">
            <text:p>0,598272861486186</text:p>
          </table:table-cell>
          <table:table-cell table:number-columns-repeated="5"/>
        </table:table-row>
        <table:table-row table:style-name="ro1">
          <table:table-cell table:formula="of:=[.A761]+1" office:value-type="float" office:value="754" calcext:value-type="float">
            <text:p>754</text:p>
          </table:table-cell>
          <table:table-cell table:formula="of:=4*[.$D$3]*[.B761]*(1-[.B761])" office:value-type="float" office:value="0.961369778781268" calcext:value-type="float">
            <text:p>0,961369778781268</text:p>
          </table:table-cell>
          <table:table-cell table:number-columns-repeated="5"/>
        </table:table-row>
        <table:table-row table:style-name="ro1">
          <table:table-cell table:formula="of:=[.A762]+1" office:value-type="float" office:value="755" calcext:value-type="float">
            <text:p>755</text:p>
          </table:table-cell>
          <table:table-cell table:formula="of:=4*[.$D$3]*[.B762]*(1-[.B762])" office:value-type="float" office:value="0.148551708909296" calcext:value-type="float">
            <text:p>0,148551708909296</text:p>
          </table:table-cell>
          <table:table-cell table:number-columns-repeated="5"/>
        </table:table-row>
        <table:table-row table:style-name="ro1">
          <table:table-cell table:formula="of:=[.A763]+1" office:value-type="float" office:value="756" calcext:value-type="float">
            <text:p>756</text:p>
          </table:table-cell>
          <table:table-cell table:formula="of:=4*[.$D$3]*[.B763]*(1-[.B763])" office:value-type="float" office:value="0.505936394757695" calcext:value-type="float">
            <text:p>0,505936394757695</text:p>
          </table:table-cell>
          <table:table-cell table:number-columns-repeated="5"/>
        </table:table-row>
        <table:table-row table:style-name="ro1">
          <table:table-cell table:formula="of:=[.A764]+1" office:value-type="float" office:value="757" calcext:value-type="float">
            <text:p>757</text:p>
          </table:table-cell>
          <table:table-cell table:formula="of:=4*[.$D$3]*[.B764]*(1-[.B764])" office:value-type="float" office:value="0.999859036869123" calcext:value-type="float">
            <text:p>0,999859036869123</text:p>
          </table:table-cell>
          <table:table-cell table:number-columns-repeated="5"/>
        </table:table-row>
        <table:table-row table:style-name="ro1">
          <table:table-cell table:formula="of:=[.A765]+1" office:value-type="float" office:value="758" calcext:value-type="float">
            <text:p>758</text:p>
          </table:table-cell>
          <table:table-cell table:formula="of:=4*[.$D$3]*[.B765]*(1-[.B765])" office:value-type="float" office:value="0.000563773041089925" calcext:value-type="float">
            <text:p>0,00056377304109</text:p>
          </table:table-cell>
          <table:table-cell table:number-columns-repeated="5"/>
        </table:table-row>
        <table:table-row table:style-name="ro1">
          <table:table-cell table:formula="of:=[.A766]+1" office:value-type="float" office:value="759" calcext:value-type="float">
            <text:p>759</text:p>
          </table:table-cell>
          <table:table-cell table:formula="of:=4*[.$D$3]*[.B766]*(1-[.B766])" office:value-type="float" office:value="0.00225382080419226" calcext:value-type="float">
            <text:p>0,002253820804192</text:p>
          </table:table-cell>
          <table:table-cell table:number-columns-repeated="5"/>
        </table:table-row>
        <table:table-row table:style-name="ro1">
          <table:table-cell table:formula="of:=[.A767]+1" office:value-type="float" office:value="760" calcext:value-type="float">
            <text:p>760</text:p>
          </table:table-cell>
          <table:table-cell table:formula="of:=4*[.$D$3]*[.B767]*(1-[.B767])" office:value-type="float" office:value="0.0089949643838994" calcext:value-type="float">
            <text:p>0,008994964383899</text:p>
          </table:table-cell>
          <table:table-cell table:number-columns-repeated="5"/>
        </table:table-row>
        <table:table-row table:style-name="ro1">
          <table:table-cell table:formula="of:=[.A768]+1" office:value-type="float" office:value="761" calcext:value-type="float">
            <text:p>761</text:p>
          </table:table-cell>
          <table:table-cell table:formula="of:=4*[.$D$3]*[.B768]*(1-[.B768])" office:value-type="float" office:value="0.0356562199985271" calcext:value-type="float">
            <text:p>0,035656219998527</text:p>
          </table:table-cell>
          <table:table-cell table:number-columns-repeated="5"/>
        </table:table-row>
        <table:table-row table:style-name="ro1">
          <table:table-cell table:formula="of:=[.A769]+1" office:value-type="float" office:value="762" calcext:value-type="float">
            <text:p>762</text:p>
          </table:table-cell>
          <table:table-cell table:formula="of:=4*[.$D$3]*[.B769]*(1-[.B769])" office:value-type="float" office:value="0.137539415895775" calcext:value-type="float">
            <text:p>0,137539415895775</text:p>
          </table:table-cell>
          <table:table-cell table:number-columns-repeated="5"/>
        </table:table-row>
        <table:table-row table:style-name="ro1">
          <table:table-cell table:formula="of:=[.A770]+1" office:value-type="float" office:value="763" calcext:value-type="float">
            <text:p>763</text:p>
          </table:table-cell>
          <table:table-cell table:formula="of:=4*[.$D$3]*[.B770]*(1-[.B770])" office:value-type="float" office:value="0.474489299883296" calcext:value-type="float">
            <text:p>0,474489299883296</text:p>
          </table:table-cell>
          <table:table-cell table:number-columns-repeated="5"/>
        </table:table-row>
        <table:table-row table:style-name="ro1">
          <table:table-cell table:formula="of:=[.A771]+1" office:value-type="float" office:value="764" calcext:value-type="float">
            <text:p>764</text:p>
          </table:table-cell>
          <table:table-cell table:formula="of:=4*[.$D$3]*[.B771]*(1-[.B771])" office:value-type="float" office:value="0.997396816718223" calcext:value-type="float">
            <text:p>0,997396816718223</text:p>
          </table:table-cell>
          <table:table-cell table:number-columns-repeated="5"/>
        </table:table-row>
        <table:table-row table:style-name="ro1">
          <table:table-cell table:formula="of:=[.A772]+1" office:value-type="float" office:value="765" calcext:value-type="float">
            <text:p>765</text:p>
          </table:table-cell>
          <table:table-cell table:formula="of:=4*[.$D$3]*[.B772]*(1-[.B772])" office:value-type="float" office:value="0.0103856268743161" calcext:value-type="float">
            <text:p>0,010385626874316</text:p>
          </table:table-cell>
          <table:table-cell table:number-columns-repeated="5"/>
        </table:table-row>
        <table:table-row table:style-name="ro1">
          <table:table-cell table:formula="of:=[.A773]+1" office:value-type="float" office:value="766" calcext:value-type="float">
            <text:p>766</text:p>
          </table:table-cell>
          <table:table-cell table:formula="of:=4*[.$D$3]*[.B773]*(1-[.B773])" office:value-type="float" office:value="0.0411110625149744" calcext:value-type="float">
            <text:p>0,041111062514974</text:p>
          </table:table-cell>
          <table:table-cell table:number-columns-repeated="5"/>
        </table:table-row>
        <table:table-row table:style-name="ro1">
          <table:table-cell table:formula="of:=[.A774]+1" office:value-type="float" office:value="767" calcext:value-type="float">
            <text:p>767</text:p>
          </table:table-cell>
          <table:table-cell table:formula="of:=4*[.$D$3]*[.B774]*(1-[.B774])" office:value-type="float" office:value="0.157683772215457" calcext:value-type="float">
            <text:p>0,157683772215457</text:p>
          </table:table-cell>
          <table:table-cell table:number-columns-repeated="5"/>
        </table:table-row>
        <table:table-row table:style-name="ro1">
          <table:table-cell table:formula="of:=[.A775]+1" office:value-type="float" office:value="768" calcext:value-type="float">
            <text:p>768</text:p>
          </table:table-cell>
          <table:table-cell table:formula="of:=4*[.$D$3]*[.B775]*(1-[.B775])" office:value-type="float" office:value="0.531278400781444" calcext:value-type="float">
            <text:p>0,531278400781444</text:p>
          </table:table-cell>
          <table:table-cell table:number-columns-repeated="5"/>
        </table:table-row>
        <table:table-row table:style-name="ro1">
          <table:table-cell table:formula="of:=[.A776]+1" office:value-type="float" office:value="769" calcext:value-type="float">
            <text:p>769</text:p>
          </table:table-cell>
          <table:table-cell table:formula="of:=4*[.$D$3]*[.B776]*(1-[.B776])" office:value-type="float" office:value="0.996086646578222" calcext:value-type="float">
            <text:p>0,996086646578222</text:p>
          </table:table-cell>
          <table:table-cell table:number-columns-repeated="5"/>
        </table:table-row>
        <table:table-row table:style-name="ro1">
          <table:table-cell table:formula="of:=[.A777]+1" office:value-type="float" office:value="770" calcext:value-type="float">
            <text:p>770</text:p>
          </table:table-cell>
          <table:table-cell table:formula="of:=4*[.$D$3]*[.B777]*(1-[.B777])" office:value-type="float" office:value="0.0155921563470988" calcext:value-type="float">
            <text:p>0,015592156347099</text:p>
          </table:table-cell>
          <table:table-cell table:number-columns-repeated="5"/>
        </table:table-row>
        <table:table-row table:style-name="ro1">
          <table:table-cell table:formula="of:=[.A778]+1" office:value-type="float" office:value="771" calcext:value-type="float">
            <text:p>771</text:p>
          </table:table-cell>
          <table:table-cell table:formula="of:=4*[.$D$3]*[.B778]*(1-[.B778])" office:value-type="float" office:value="0.0613961640301858" calcext:value-type="float">
            <text:p>0,061396164030186</text:p>
          </table:table-cell>
          <table:table-cell table:number-columns-repeated="5"/>
        </table:table-row>
        <table:table-row table:style-name="ro1">
          <table:table-cell table:formula="of:=[.A779]+1" office:value-type="float" office:value="772" calcext:value-type="float">
            <text:p>772</text:p>
          </table:table-cell>
          <table:table-cell table:formula="of:=4*[.$D$3]*[.B779]*(1-[.B779])" office:value-type="float" office:value="0.230506700290257" calcext:value-type="float">
            <text:p>0,230506700290257</text:p>
          </table:table-cell>
          <table:table-cell table:number-columns-repeated="5"/>
        </table:table-row>
        <table:table-row table:style-name="ro1">
          <table:table-cell table:formula="of:=[.A780]+1" office:value-type="float" office:value="773" calcext:value-type="float">
            <text:p>773</text:p>
          </table:table-cell>
          <table:table-cell table:formula="of:=4*[.$D$3]*[.B780]*(1-[.B780])" office:value-type="float" office:value="0.709493445646219" calcext:value-type="float">
            <text:p>0,709493445646219</text:p>
          </table:table-cell>
          <table:table-cell table:number-columns-repeated="5"/>
        </table:table-row>
        <table:table-row table:style-name="ro1">
          <table:table-cell table:formula="of:=[.A781]+1" office:value-type="float" office:value="774" calcext:value-type="float">
            <text:p>774</text:p>
          </table:table-cell>
          <table:table-cell table:formula="of:=4*[.$D$3]*[.B781]*(1-[.B781])" office:value-type="float" office:value="0.824449984925098" calcext:value-type="float">
            <text:p>0,824449984925098</text:p>
          </table:table-cell>
          <table:table-cell table:number-columns-repeated="5"/>
        </table:table-row>
        <table:table-row table:style-name="ro1">
          <table:table-cell table:formula="of:=[.A782]+1" office:value-type="float" office:value="775" calcext:value-type="float">
            <text:p>775</text:p>
          </table:table-cell>
          <table:table-cell table:formula="of:=4*[.$D$3]*[.B782]*(1-[.B782])" office:value-type="float" office:value="0.578928829128415" calcext:value-type="float">
            <text:p>0,578928829128415</text:p>
          </table:table-cell>
          <table:table-cell table:number-columns-repeated="5"/>
        </table:table-row>
        <table:table-row table:style-name="ro1">
          <table:table-cell table:formula="of:=[.A783]+1" office:value-type="float" office:value="776" calcext:value-type="float">
            <text:p>776</text:p>
          </table:table-cell>
          <table:table-cell table:formula="of:=4*[.$D$3]*[.B783]*(1-[.B783])" office:value-type="float" office:value="0.97508095972967" calcext:value-type="float">
            <text:p>0,97508095972967</text:p>
          </table:table-cell>
          <table:table-cell table:number-columns-repeated="5"/>
        </table:table-row>
        <table:table-row table:style-name="ro1">
          <table:table-cell table:formula="of:=[.A784]+1" office:value-type="float" office:value="777" calcext:value-type="float">
            <text:p>777</text:p>
          </table:table-cell>
          <table:table-cell table:formula="of:=4*[.$D$3]*[.B784]*(1-[.B784])" office:value-type="float" office:value="0.0971923268093426" calcext:value-type="float">
            <text:p>0,097192326809343</text:p>
          </table:table-cell>
          <table:table-cell table:number-columns-repeated="5"/>
        </table:table-row>
        <table:table-row table:style-name="ro1">
          <table:table-cell table:formula="of:=[.A785]+1" office:value-type="float" office:value="778" calcext:value-type="float">
            <text:p>778</text:p>
          </table:table-cell>
          <table:table-cell table:formula="of:=4*[.$D$3]*[.B785]*(1-[.B785])" office:value-type="float" office:value="0.350983913674914" calcext:value-type="float">
            <text:p>0,350983913674914</text:p>
          </table:table-cell>
          <table:table-cell table:number-columns-repeated="5"/>
        </table:table-row>
        <table:table-row table:style-name="ro1">
          <table:table-cell table:formula="of:=[.A786]+1" office:value-type="float" office:value="779" calcext:value-type="float">
            <text:p>779</text:p>
          </table:table-cell>
          <table:table-cell table:formula="of:=4*[.$D$3]*[.B786]*(1-[.B786])" office:value-type="float" office:value="0.911176824065418" calcext:value-type="float">
            <text:p>0,911176824065418</text:p>
          </table:table-cell>
          <table:table-cell table:number-columns-repeated="5"/>
        </table:table-row>
        <table:table-row table:style-name="ro1">
          <table:table-cell table:formula="of:=[.A787]+1" office:value-type="float" office:value="780" calcext:value-type="float">
            <text:p>780</text:p>
          </table:table-cell>
          <table:table-cell table:formula="of:=4*[.$D$3]*[.B787]*(1-[.B787])" office:value-type="float" office:value="0.323734477405904" calcext:value-type="float">
            <text:p>0,323734477405904</text:p>
          </table:table-cell>
          <table:table-cell table:number-columns-repeated="5"/>
        </table:table-row>
        <table:table-row table:style-name="ro1">
          <table:table-cell table:formula="of:=[.A788]+1" office:value-type="float" office:value="781" calcext:value-type="float">
            <text:p>781</text:p>
          </table:table-cell>
          <table:table-cell table:formula="of:=4*[.$D$3]*[.B788]*(1-[.B788])" office:value-type="float" office:value="0.875721862178521" calcext:value-type="float">
            <text:p>0,875721862178521</text:p>
          </table:table-cell>
          <table:table-cell table:number-columns-repeated="5"/>
        </table:table-row>
        <table:table-row table:style-name="ro1">
          <table:table-cell table:formula="of:=[.A789]+1" office:value-type="float" office:value="782" calcext:value-type="float">
            <text:p>782</text:p>
          </table:table-cell>
          <table:table-cell table:formula="of:=4*[.$D$3]*[.B789]*(1-[.B789])" office:value-type="float" office:value="0.435332329124419" calcext:value-type="float">
            <text:p>0,435332329124419</text:p>
          </table:table-cell>
          <table:table-cell table:number-columns-repeated="5"/>
        </table:table-row>
        <table:table-row table:style-name="ro1">
          <table:table-cell table:formula="of:=[.A790]+1" office:value-type="float" office:value="783" calcext:value-type="float">
            <text:p>783</text:p>
          </table:table-cell>
          <table:table-cell table:formula="of:=4*[.$D$3]*[.B790]*(1-[.B790])" office:value-type="float" office:value="0.98327236937411" calcext:value-type="float">
            <text:p>0,98327236937411</text:p>
          </table:table-cell>
          <table:table-cell table:number-columns-repeated="5"/>
        </table:table-row>
        <table:table-row table:style-name="ro1">
          <table:table-cell table:formula="of:=[.A791]+1" office:value-type="float" office:value="784" calcext:value-type="float">
            <text:p>784</text:p>
          </table:table-cell>
          <table:table-cell table:formula="of:=4*[.$D$3]*[.B791]*(1-[.B791])" office:value-type="float" office:value="0.0657912679981347" calcext:value-type="float">
            <text:p>0,065791267998135</text:p>
          </table:table-cell>
          <table:table-cell table:number-columns-repeated="5"/>
        </table:table-row>
        <table:table-row table:style-name="ro1">
          <table:table-cell table:formula="of:=[.A792]+1" office:value-type="float" office:value="785" calcext:value-type="float">
            <text:p>785</text:p>
          </table:table-cell>
          <table:table-cell table:formula="of:=4*[.$D$3]*[.B792]*(1-[.B792])" office:value-type="float" office:value="0.245851108213329" calcext:value-type="float">
            <text:p>0,245851108213329</text:p>
          </table:table-cell>
          <table:table-cell table:number-columns-repeated="5"/>
        </table:table-row>
        <table:table-row table:style-name="ro1">
          <table:table-cell table:formula="of:=[.A793]+1" office:value-type="float" office:value="786" calcext:value-type="float">
            <text:p>786</text:p>
          </table:table-cell>
          <table:table-cell table:formula="of:=4*[.$D$3]*[.B793]*(1-[.B793])" office:value-type="float" office:value="0.741633363214429" calcext:value-type="float">
            <text:p>0,741633363214429</text:p>
          </table:table-cell>
          <table:table-cell table:number-columns-repeated="5"/>
        </table:table-row>
        <table:table-row table:style-name="ro1">
          <table:table-cell table:formula="of:=[.A794]+1" office:value-type="float" office:value="787" calcext:value-type="float">
            <text:p>787</text:p>
          </table:table-cell>
          <table:table-cell table:formula="of:=4*[.$D$3]*[.B794]*(1-[.B794])" office:value-type="float" office:value="0.766453271126736" calcext:value-type="float">
            <text:p>0,766453271126736</text:p>
          </table:table-cell>
          <table:table-cell table:number-columns-repeated="5"/>
        </table:table-row>
        <table:table-row table:style-name="ro1">
          <table:table-cell table:formula="of:=[.A795]+1" office:value-type="float" office:value="788" calcext:value-type="float">
            <text:p>788</text:p>
          </table:table-cell>
          <table:table-cell table:formula="of:=4*[.$D$3]*[.B795]*(1-[.B795])" office:value-type="float" office:value="0.716010617223448" calcext:value-type="float">
            <text:p>0,716010617223448</text:p>
          </table:table-cell>
          <table:table-cell table:number-columns-repeated="5"/>
        </table:table-row>
        <table:table-row table:style-name="ro1">
          <table:table-cell table:formula="of:=[.A796]+1" office:value-type="float" office:value="789" calcext:value-type="float">
            <text:p>789</text:p>
          </table:table-cell>
          <table:table-cell table:formula="of:=4*[.$D$3]*[.B796]*(1-[.B796])" office:value-type="float" office:value="0.813357652986979" calcext:value-type="float">
            <text:p>0,813357652986979</text:p>
          </table:table-cell>
          <table:table-cell table:number-columns-repeated="5"/>
        </table:table-row>
        <table:table-row table:style-name="ro1">
          <table:table-cell table:formula="of:=[.A797]+1" office:value-type="float" office:value="790" calcext:value-type="float">
            <text:p>790</text:p>
          </table:table-cell>
          <table:table-cell table:formula="of:=4*[.$D$3]*[.B797]*(1-[.B797])" office:value-type="float" office:value="0.607227925257968" calcext:value-type="float">
            <text:p>0,607227925257968</text:p>
          </table:table-cell>
          <table:table-cell table:number-columns-repeated="5"/>
        </table:table-row>
        <table:table-row table:style-name="ro1">
          <table:table-cell table:formula="of:=[.A798]+1" office:value-type="float" office:value="791" calcext:value-type="float">
            <text:p>791</text:p>
          </table:table-cell>
          <table:table-cell table:formula="of:=4*[.$D$3]*[.B798]*(1-[.B798])" office:value-type="float" office:value="0.954008688179487" calcext:value-type="float">
            <text:p>0,954008688179487</text:p>
          </table:table-cell>
          <table:table-cell table:number-columns-repeated="5"/>
        </table:table-row>
        <table:table-row table:style-name="ro1">
          <table:table-cell table:formula="of:=[.A799]+1" office:value-type="float" office:value="792" calcext:value-type="float">
            <text:p>792</text:p>
          </table:table-cell>
          <table:table-cell table:formula="of:=4*[.$D$3]*[.B799]*(1-[.B799])" office:value-type="float" office:value="0.175504444230166" calcext:value-type="float">
            <text:p>0,175504444230166</text:p>
          </table:table-cell>
          <table:table-cell table:number-columns-repeated="5"/>
        </table:table-row>
        <table:table-row table:style-name="ro1">
          <table:table-cell table:formula="of:=[.A800]+1" office:value-type="float" office:value="793" calcext:value-type="float">
            <text:p>793</text:p>
          </table:table-cell>
          <table:table-cell table:formula="of:=4*[.$D$3]*[.B800]*(1-[.B800])" office:value-type="float" office:value="0.578810537142505" calcext:value-type="float">
            <text:p>0,578810537142505</text:p>
          </table:table-cell>
          <table:table-cell table:number-columns-repeated="5"/>
        </table:table-row>
        <table:table-row table:style-name="ro1">
          <table:table-cell table:formula="of:=[.A801]+1" office:value-type="float" office:value="794" calcext:value-type="float">
            <text:p>794</text:p>
          </table:table-cell>
          <table:table-cell table:formula="of:=4*[.$D$3]*[.B801]*(1-[.B801])" office:value-type="float" office:value="0.975155596941239" calcext:value-type="float">
            <text:p>0,975155596941239</text:p>
          </table:table-cell>
          <table:table-cell table:number-columns-repeated="5"/>
        </table:table-row>
        <table:table-row table:style-name="ro1">
          <table:table-cell table:formula="of:=[.A802]+1" office:value-type="float" office:value="795" calcext:value-type="float">
            <text:p>795</text:p>
          </table:table-cell>
          <table:table-cell table:formula="of:=4*[.$D$3]*[.B802]*(1-[.B802])" office:value-type="float" office:value="0.0969086347816585" calcext:value-type="float">
            <text:p>0,096908634781659</text:p>
          </table:table-cell>
          <table:table-cell table:number-columns-repeated="5"/>
        </table:table-row>
        <table:table-row table:style-name="ro1">
          <table:table-cell table:formula="of:=[.A803]+1" office:value-type="float" office:value="796" calcext:value-type="float">
            <text:p>796</text:p>
          </table:table-cell>
          <table:table-cell table:formula="of:=4*[.$D$3]*[.B803]*(1-[.B803])" office:value-type="float" office:value="0.350069405145655" calcext:value-type="float">
            <text:p>0,350069405145655</text:p>
          </table:table-cell>
          <table:table-cell table:number-columns-repeated="5"/>
        </table:table-row>
        <table:table-row table:style-name="ro1">
          <table:table-cell table:formula="of:=[.A804]+1" office:value-type="float" office:value="797" calcext:value-type="float">
            <text:p>797</text:p>
          </table:table-cell>
          <table:table-cell table:formula="of:=4*[.$D$3]*[.B804]*(1-[.B804])" office:value-type="float" office:value="0.910083266906488" calcext:value-type="float">
            <text:p>0,910083266906488</text:p>
          </table:table-cell>
          <table:table-cell table:number-columns-repeated="5"/>
        </table:table-row>
        <table:table-row table:style-name="ro1">
          <table:table-cell table:formula="of:=[.A805]+1" office:value-type="float" office:value="798" calcext:value-type="float">
            <text:p>798</text:p>
          </table:table-cell>
          <table:table-cell table:formula="of:=4*[.$D$3]*[.B805]*(1-[.B805])" office:value-type="float" office:value="0.327326856813207" calcext:value-type="float">
            <text:p>0,327326856813207</text:p>
          </table:table-cell>
          <table:table-cell table:number-columns-repeated="5"/>
        </table:table-row>
        <table:table-row table:style-name="ro1">
          <table:table-cell table:formula="of:=[.A806]+1" office:value-type="float" office:value="799" calcext:value-type="float">
            <text:p>799</text:p>
          </table:table-cell>
          <table:table-cell table:formula="of:=4*[.$D$3]*[.B806]*(1-[.B806])" office:value-type="float" office:value="0.880735942487973" calcext:value-type="float">
            <text:p>0,880735942487973</text:p>
          </table:table-cell>
          <table:table-cell table:number-columns-repeated="5"/>
        </table:table-row>
        <table:table-row table:style-name="ro1">
          <table:table-cell table:formula="of:=[.A807]+1" office:value-type="float" office:value="800" calcext:value-type="float">
            <text:p>800</text:p>
          </table:table-cell>
          <table:table-cell table:formula="of:=4*[.$D$3]*[.B807]*(1-[.B807])" office:value-type="float" office:value="0.420160568391179" calcext:value-type="float">
            <text:p>0,420160568391179</text:p>
          </table:table-cell>
          <table:table-cell table:number-columns-repeated="5"/>
        </table:table-row>
        <table:table-row table:style-name="ro1">
          <table:table-cell table:formula="of:=[.A808]+1" office:value-type="float" office:value="801" calcext:value-type="float">
            <text:p>801</text:p>
          </table:table-cell>
          <table:table-cell table:formula="of:=4*[.$D$3]*[.B808]*(1-[.B808])" office:value-type="float" office:value="0.974502660641522" calcext:value-type="float">
            <text:p>0,974502660641522</text:p>
          </table:table-cell>
          <table:table-cell table:number-columns-repeated="5"/>
        </table:table-row>
        <table:table-row table:style-name="ro1">
          <table:table-cell table:formula="of:=[.A809]+1" office:value-type="float" office:value="802" calcext:value-type="float">
            <text:p>802</text:p>
          </table:table-cell>
          <table:table-cell table:formula="of:=4*[.$D$3]*[.B809]*(1-[.B809])" office:value-type="float" office:value="0.0993889001764676" calcext:value-type="float">
            <text:p>0,099388900176468</text:p>
          </table:table-cell>
          <table:table-cell table:number-columns-repeated="5"/>
        </table:table-row>
        <table:table-row table:style-name="ro1">
          <table:table-cell table:formula="of:=[.A810]+1" office:value-type="float" office:value="803" calcext:value-type="float">
            <text:p>803</text:p>
          </table:table-cell>
          <table:table-cell table:formula="of:=4*[.$D$3]*[.B810]*(1-[.B810])" office:value-type="float" office:value="0.358042986792719" calcext:value-type="float">
            <text:p>0,358042986792719</text:p>
          </table:table-cell>
          <table:table-cell table:number-columns-repeated="5"/>
        </table:table-row>
        <table:table-row table:style-name="ro1">
          <table:table-cell table:formula="of:=[.A811]+1" office:value-type="float" office:value="804" calcext:value-type="float">
            <text:p>804</text:p>
          </table:table-cell>
          <table:table-cell table:formula="of:=4*[.$D$3]*[.B811]*(1-[.B811])" office:value-type="float" office:value="0.919392825605071" calcext:value-type="float">
            <text:p>0,919392825605071</text:p>
          </table:table-cell>
          <table:table-cell table:number-columns-repeated="5"/>
        </table:table-row>
        <table:table-row table:style-name="ro1">
          <table:table-cell table:formula="of:=[.A812]+1" office:value-type="float" office:value="805" calcext:value-type="float">
            <text:p>805</text:p>
          </table:table-cell>
          <table:table-cell table:formula="of:=4*[.$D$3]*[.B812]*(1-[.B812])" office:value-type="float" office:value="0.296438631323976" calcext:value-type="float">
            <text:p>0,296438631323976</text:p>
          </table:table-cell>
          <table:table-cell table:number-columns-repeated="5"/>
        </table:table-row>
        <table:table-row table:style-name="ro1">
          <table:table-cell table:formula="of:=[.A813]+1" office:value-type="float" office:value="806" calcext:value-type="float">
            <text:p>806</text:p>
          </table:table-cell>
          <table:table-cell table:formula="of:=4*[.$D$3]*[.B813]*(1-[.B813])" office:value-type="float" office:value="0.834251076730976" calcext:value-type="float">
            <text:p>0,834251076730976</text:p>
          </table:table-cell>
          <table:table-cell table:number-columns-repeated="5"/>
        </table:table-row>
        <table:table-row table:style-name="ro1">
          <table:table-cell table:formula="of:=[.A814]+1" office:value-type="float" office:value="807" calcext:value-type="float">
            <text:p>807</text:p>
          </table:table-cell>
          <table:table-cell table:formula="of:=4*[.$D$3]*[.B814]*(1-[.B814])" office:value-type="float" office:value="0.553104870816733" calcext:value-type="float">
            <text:p>0,553104870816733</text:p>
          </table:table-cell>
          <table:table-cell table:number-columns-repeated="5"/>
        </table:table-row>
        <table:table-row table:style-name="ro1">
          <table:table-cell table:formula="of:=[.A815]+1" office:value-type="float" office:value="808" calcext:value-type="float">
            <text:p>808</text:p>
          </table:table-cell>
          <table:table-cell table:formula="of:=4*[.$D$3]*[.B815]*(1-[.B815])" office:value-type="float" office:value="0.988719490782152" calcext:value-type="float">
            <text:p>0,988719490782152</text:p>
          </table:table-cell>
          <table:table-cell table:number-columns-repeated="5"/>
        </table:table-row>
        <table:table-row table:style-name="ro1">
          <table:table-cell table:formula="of:=[.A816]+1" office:value-type="float" office:value="809" calcext:value-type="float">
            <text:p>809</text:p>
          </table:table-cell>
          <table:table-cell table:formula="of:=4*[.$D$3]*[.B816]*(1-[.B816])" office:value-type="float" office:value="0.0446130373185347" calcext:value-type="float">
            <text:p>0,044613037318535</text:p>
          </table:table-cell>
          <table:table-cell table:number-columns-repeated="5"/>
        </table:table-row>
        <table:table-row table:style-name="ro1">
          <table:table-cell table:formula="of:=[.A817]+1" office:value-type="float" office:value="810" calcext:value-type="float">
            <text:p>810</text:p>
          </table:table-cell>
          <table:table-cell table:formula="of:=4*[.$D$3]*[.B817]*(1-[.B817])" office:value-type="float" office:value="0.170490856878999" calcext:value-type="float">
            <text:p>0,170490856878999</text:p>
          </table:table-cell>
          <table:table-cell table:number-columns-repeated="5"/>
        </table:table-row>
        <table:table-row table:style-name="ro1">
          <table:table-cell table:formula="of:=[.A818]+1" office:value-type="float" office:value="811" calcext:value-type="float">
            <text:p>811</text:p>
          </table:table-cell>
          <table:table-cell table:formula="of:=4*[.$D$3]*[.B818]*(1-[.B818])" office:value-type="float" office:value="0.565694898398655" calcext:value-type="float">
            <text:p>0,565694898398655</text:p>
          </table:table-cell>
          <table:table-cell table:number-columns-repeated="5"/>
        </table:table-row>
        <table:table-row table:style-name="ro1">
          <table:table-cell table:formula="of:=[.A819]+1" office:value-type="float" office:value="812" calcext:value-type="float">
            <text:p>812</text:p>
          </table:table-cell>
          <table:table-cell table:formula="of:=4*[.$D$3]*[.B819]*(1-[.B819])" office:value-type="float" office:value="0.982736721297562" calcext:value-type="float">
            <text:p>0,982736721297562</text:p>
          </table:table-cell>
          <table:table-cell table:number-columns-repeated="5"/>
        </table:table-row>
        <table:table-row table:style-name="ro1">
          <table:table-cell table:formula="of:=[.A820]+1" office:value-type="float" office:value="813" calcext:value-type="float">
            <text:p>813</text:p>
          </table:table-cell>
          <table:table-cell table:formula="of:=4*[.$D$3]*[.B820]*(1-[.B820])" office:value-type="float" office:value="0.0678610316435204" calcext:value-type="float">
            <text:p>0,06786103164352</text:p>
          </table:table-cell>
          <table:table-cell table:number-columns-repeated="5"/>
        </table:table-row>
        <table:table-row table:style-name="ro1">
          <table:table-cell table:formula="of:=[.A821]+1" office:value-type="float" office:value="814" calcext:value-type="float">
            <text:p>814</text:p>
          </table:table-cell>
          <table:table-cell table:formula="of:=4*[.$D$3]*[.B821]*(1-[.B821])" office:value-type="float" office:value="0.25302364811119" calcext:value-type="float">
            <text:p>0,25302364811119</text:p>
          </table:table-cell>
          <table:table-cell table:number-columns-repeated="5"/>
        </table:table-row>
        <table:table-row table:style-name="ro1">
          <table:table-cell table:formula="of:=[.A822]+1" office:value-type="float" office:value="815" calcext:value-type="float">
            <text:p>815</text:p>
          </table:table-cell>
          <table:table-cell table:formula="of:=4*[.$D$3]*[.B822]*(1-[.B822])" office:value-type="float" office:value="0.756010726430779" calcext:value-type="float">
            <text:p>0,756010726430779</text:p>
          </table:table-cell>
          <table:table-cell table:number-columns-repeated="5"/>
        </table:table-row>
        <table:table-row table:style-name="ro1">
          <table:table-cell table:formula="of:=[.A823]+1" office:value-type="float" office:value="816" calcext:value-type="float">
            <text:p>816</text:p>
          </table:table-cell>
          <table:table-cell table:formula="of:=4*[.$D$3]*[.B823]*(1-[.B823])" office:value-type="float" office:value="0.737834031809539" calcext:value-type="float">
            <text:p>0,737834031809539</text:p>
          </table:table-cell>
          <table:table-cell table:number-columns-repeated="5"/>
        </table:table-row>
        <table:table-row table:style-name="ro1">
          <table:table-cell table:formula="of:=[.A824]+1" office:value-type="float" office:value="817" calcext:value-type="float">
            <text:p>817</text:p>
          </table:table-cell>
          <table:table-cell table:formula="of:=4*[.$D$3]*[.B824]*(1-[.B824])" office:value-type="float" office:value="0.773739893252876" calcext:value-type="float">
            <text:p>0,773739893252876</text:p>
          </table:table-cell>
          <table:table-cell table:number-columns-repeated="5"/>
        </table:table-row>
        <table:table-row table:style-name="ro1">
          <table:table-cell table:formula="of:=[.A825]+1" office:value-type="float" office:value="818" calcext:value-type="float">
            <text:p>818</text:p>
          </table:table-cell>
          <table:table-cell table:formula="of:=4*[.$D$3]*[.B825]*(1-[.B825])" office:value-type="float" office:value="0.700265883367615" calcext:value-type="float">
            <text:p>0,700265883367615</text:p>
          </table:table-cell>
          <table:table-cell table:number-columns-repeated="5"/>
        </table:table-row>
        <table:table-row table:style-name="ro1">
          <table:table-cell table:formula="of:=[.A826]+1" office:value-type="float" office:value="819" calcext:value-type="float">
            <text:p>819</text:p>
          </table:table-cell>
          <table:table-cell table:formula="of:=4*[.$D$3]*[.B826]*(1-[.B826])" office:value-type="float" office:value="0.839574303835955" calcext:value-type="float">
            <text:p>0,839574303835955</text:p>
          </table:table-cell>
          <table:table-cell table:number-columns-repeated="5"/>
        </table:table-row>
        <table:table-row table:style-name="ro1">
          <table:table-cell table:formula="of:=[.A827]+1" office:value-type="float" office:value="820" calcext:value-type="float">
            <text:p>820</text:p>
          </table:table-cell>
          <table:table-cell table:formula="of:=4*[.$D$3]*[.B827]*(1-[.B827])" office:value-type="float" office:value="0.538757168697307" calcext:value-type="float">
            <text:p>0,538757168697307</text:p>
          </table:table-cell>
          <table:table-cell table:number-columns-repeated="5"/>
        </table:table-row>
        <table:table-row table:style-name="ro1">
          <table:table-cell table:formula="of:=[.A828]+1" office:value-type="float" office:value="821" calcext:value-type="float">
            <text:p>821</text:p>
          </table:table-cell>
          <table:table-cell table:formula="of:=4*[.$D$3]*[.B828]*(1-[.B828])" office:value-type="float" office:value="0.993991527498274" calcext:value-type="float">
            <text:p>0,993991527498274</text:p>
          </table:table-cell>
          <table:table-cell table:number-columns-repeated="5"/>
        </table:table-row>
        <table:table-row table:style-name="ro1">
          <table:table-cell table:formula="of:=[.A829]+1" office:value-type="float" office:value="822" calcext:value-type="float">
            <text:p>822</text:p>
          </table:table-cell>
          <table:table-cell table:formula="of:=4*[.$D$3]*[.B829]*(1-[.B829])" office:value-type="float" office:value="0.0238894830396879" calcext:value-type="float">
            <text:p>0,023889483039688</text:p>
          </table:table-cell>
          <table:table-cell table:number-columns-repeated="5"/>
        </table:table-row>
        <table:table-row table:style-name="ro1">
          <table:table-cell table:formula="of:=[.A830]+1" office:value-type="float" office:value="823" calcext:value-type="float">
            <text:p>823</text:p>
          </table:table-cell>
          <table:table-cell table:formula="of:=4*[.$D$3]*[.B830]*(1-[.B830])" office:value-type="float" office:value="0.0932751025591376" calcext:value-type="float">
            <text:p>0,093275102559138</text:p>
          </table:table-cell>
          <table:table-cell table:number-columns-repeated="5"/>
        </table:table-row>
        <table:table-row table:style-name="ro1">
          <table:table-cell table:formula="of:=[.A831]+1" office:value-type="float" office:value="824" calcext:value-type="float">
            <text:p>824</text:p>
          </table:table-cell>
          <table:table-cell table:formula="of:=4*[.$D$3]*[.B831]*(1-[.B831])" office:value-type="float" office:value="0.33829943120688" calcext:value-type="float">
            <text:p>0,33829943120688</text:p>
          </table:table-cell>
          <table:table-cell table:number-columns-repeated="5"/>
        </table:table-row>
        <table:table-row table:style-name="ro1">
          <table:table-cell table:formula="of:=[.A832]+1" office:value-type="float" office:value="825" calcext:value-type="float">
            <text:p>825</text:p>
          </table:table-cell>
          <table:table-cell table:formula="of:=4*[.$D$3]*[.B832]*(1-[.B832])" office:value-type="float" office:value="0.895411704207926" calcext:value-type="float">
            <text:p>0,895411704207926</text:p>
          </table:table-cell>
          <table:table-cell table:number-columns-repeated="5"/>
        </table:table-row>
        <table:table-row table:style-name="ro1">
          <table:table-cell table:formula="of:=[.A833]+1" office:value-type="float" office:value="826" calcext:value-type="float">
            <text:p>826</text:p>
          </table:table-cell>
          <table:table-cell table:formula="of:=4*[.$D$3]*[.B833]*(1-[.B833])" office:value-type="float" office:value="0.374598336701536" calcext:value-type="float">
            <text:p>0,374598336701536</text:p>
          </table:table-cell>
          <table:table-cell table:number-columns-repeated="5"/>
        </table:table-row>
        <table:table-row table:style-name="ro1">
          <table:table-cell table:formula="of:=[.A834]+1" office:value-type="float" office:value="827" calcext:value-type="float">
            <text:p>827</text:p>
          </table:table-cell>
          <table:table-cell table:formula="of:=4*[.$D$3]*[.B834]*(1-[.B834])" office:value-type="float" office:value="0.937097691367915" calcext:value-type="float">
            <text:p>0,937097691367915</text:p>
          </table:table-cell>
          <table:table-cell table:number-columns-repeated="5"/>
        </table:table-row>
        <table:table-row table:style-name="ro1">
          <table:table-cell table:formula="of:=[.A835]+1" office:value-type="float" office:value="828" calcext:value-type="float">
            <text:p>828</text:p>
          </table:table-cell>
          <table:table-cell table:formula="of:=4*[.$D$3]*[.B835]*(1-[.B835])" office:value-type="float" office:value="0.235782432803357" calcext:value-type="float">
            <text:p>0,235782432803357</text:p>
          </table:table-cell>
          <table:table-cell table:number-columns-repeated="5"/>
        </table:table-row>
        <table:table-row table:style-name="ro1">
          <table:table-cell table:formula="of:=[.A836]+1" office:value-type="float" office:value="829" calcext:value-type="float">
            <text:p>829</text:p>
          </table:table-cell>
          <table:table-cell table:formula="of:=4*[.$D$3]*[.B836]*(1-[.B836])" office:value-type="float" office:value="0.72075630873875" calcext:value-type="float">
            <text:p>0,72075630873875</text:p>
          </table:table-cell>
          <table:table-cell table:number-columns-repeated="5"/>
        </table:table-row>
        <table:table-row table:style-name="ro1">
          <table:table-cell table:formula="of:=[.A837]+1" office:value-type="float" office:value="830" calcext:value-type="float">
            <text:p>830</text:p>
          </table:table-cell>
          <table:table-cell table:formula="of:=4*[.$D$3]*[.B837]*(1-[.B837])" office:value-type="float" office:value="0.805066608608166" calcext:value-type="float">
            <text:p>0,805066608608166</text:p>
          </table:table-cell>
          <table:table-cell table:number-columns-repeated="5"/>
        </table:table-row>
        <table:table-row table:style-name="ro1">
          <table:table-cell table:formula="of:=[.A838]+1" office:value-type="float" office:value="831" calcext:value-type="float">
            <text:p>831</text:p>
          </table:table-cell>
          <table:table-cell table:formula="of:=4*[.$D$3]*[.B838]*(1-[.B838])" office:value-type="float" office:value="0.627737457249248" calcext:value-type="float">
            <text:p>0,627737457249248</text:p>
          </table:table-cell>
          <table:table-cell table:number-columns-repeated="5"/>
        </table:table-row>
        <table:table-row table:style-name="ro1">
          <table:table-cell table:formula="of:=[.A839]+1" office:value-type="float" office:value="832" calcext:value-type="float">
            <text:p>832</text:p>
          </table:table-cell>
          <table:table-cell table:formula="of:=4*[.$D$3]*[.B839]*(1-[.B839])" office:value-type="float" office:value="0.934732568061986" calcext:value-type="float">
            <text:p>0,934732568061986</text:p>
          </table:table-cell>
          <table:table-cell table:number-columns-repeated="5"/>
        </table:table-row>
        <table:table-row table:style-name="ro1">
          <table:table-cell table:formula="of:=[.A840]+1" office:value-type="float" office:value="833" calcext:value-type="float">
            <text:p>833</text:p>
          </table:table-cell>
          <table:table-cell table:formula="of:=4*[.$D$3]*[.B840]*(1-[.B840])" office:value-type="float" office:value="0.244030377064923" calcext:value-type="float">
            <text:p>0,244030377064923</text:p>
          </table:table-cell>
          <table:table-cell table:number-columns-repeated="5"/>
        </table:table-row>
        <table:table-row table:style-name="ro1">
          <table:table-cell table:formula="of:=[.A841]+1" office:value-type="float" office:value="834" calcext:value-type="float">
            <text:p>834</text:p>
          </table:table-cell>
          <table:table-cell table:formula="of:=4*[.$D$3]*[.B841]*(1-[.B841])" office:value-type="float" office:value="0.737918208537898" calcext:value-type="float">
            <text:p>0,737918208537898</text:p>
          </table:table-cell>
          <table:table-cell table:number-columns-repeated="5"/>
        </table:table-row>
        <table:table-row table:style-name="ro1">
          <table:table-cell table:formula="of:=[.A842]+1" office:value-type="float" office:value="835" calcext:value-type="float">
            <text:p>835</text:p>
          </table:table-cell>
          <table:table-cell table:formula="of:=4*[.$D$3]*[.B842]*(1-[.B842])" office:value-type="float" office:value="0.77357970418447" calcext:value-type="float">
            <text:p>0,77357970418447</text:p>
          </table:table-cell>
          <table:table-cell table:number-columns-repeated="5"/>
        </table:table-row>
        <table:table-row table:style-name="ro1">
          <table:table-cell table:formula="of:=[.A843]+1" office:value-type="float" office:value="836" calcext:value-type="float">
            <text:p>836</text:p>
          </table:table-cell>
          <table:table-cell table:formula="of:=4*[.$D$3]*[.B843]*(1-[.B843])" office:value-type="float" office:value="0.700616581833352" calcext:value-type="float">
            <text:p>0,700616581833352</text:p>
          </table:table-cell>
          <table:table-cell table:number-columns-repeated="5"/>
        </table:table-row>
        <table:table-row table:style-name="ro1">
          <table:table-cell table:formula="of:=[.A844]+1" office:value-type="float" office:value="837" calcext:value-type="float">
            <text:p>837</text:p>
          </table:table-cell>
          <table:table-cell table:formula="of:=4*[.$D$3]*[.B844]*(1-[.B844])" office:value-type="float" office:value="0.839011948374008" calcext:value-type="float">
            <text:p>0,839011948374008</text:p>
          </table:table-cell>
          <table:table-cell table:number-columns-repeated="5"/>
        </table:table-row>
        <table:table-row table:style-name="ro1">
          <table:table-cell table:formula="of:=[.A845]+1" office:value-type="float" office:value="838" calcext:value-type="float">
            <text:p>838</text:p>
          </table:table-cell>
          <table:table-cell table:formula="of:=4*[.$D$3]*[.B845]*(1-[.B845])" office:value-type="float" office:value="0.540283595438635" calcext:value-type="float">
            <text:p>0,540283595438635</text:p>
          </table:table-cell>
          <table:table-cell table:number-columns-repeated="5"/>
        </table:table-row>
        <table:table-row table:style-name="ro1">
          <table:table-cell table:formula="of:=[.A846]+1" office:value-type="float" office:value="839" calcext:value-type="float">
            <text:p>839</text:p>
          </table:table-cell>
          <table:table-cell table:formula="of:=4*[.$D$3]*[.B846]*(1-[.B846])" office:value-type="float" office:value="0.993508927754145" calcext:value-type="float">
            <text:p>0,993508927754145</text:p>
          </table:table-cell>
          <table:table-cell table:number-columns-repeated="5"/>
        </table:table-row>
        <table:table-row table:style-name="ro1">
          <table:table-cell table:formula="of:=[.A847]+1" office:value-type="float" office:value="840" calcext:value-type="float">
            <text:p>840</text:p>
          </table:table-cell>
          <table:table-cell table:formula="of:=4*[.$D$3]*[.B847]*(1-[.B847])" office:value-type="float" office:value="0.0257957529078146" calcext:value-type="float">
            <text:p>0,025795752907815</text:p>
          </table:table-cell>
          <table:table-cell table:number-columns-repeated="5"/>
        </table:table-row>
        <table:table-row table:style-name="ro1">
          <table:table-cell table:formula="of:=[.A848]+1" office:value-type="float" office:value="841" calcext:value-type="float">
            <text:p>841</text:p>
          </table:table-cell>
          <table:table-cell table:formula="of:=4*[.$D$3]*[.B848]*(1-[.B848])" office:value-type="float" office:value="0.100521328158934" calcext:value-type="float">
            <text:p>0,100521328158934</text:p>
          </table:table-cell>
          <table:table-cell table:number-columns-repeated="5"/>
        </table:table-row>
        <table:table-row table:style-name="ro1">
          <table:table-cell table:formula="of:=[.A849]+1" office:value-type="float" office:value="842" calcext:value-type="float">
            <text:p>842</text:p>
          </table:table-cell>
          <table:table-cell table:formula="of:=4*[.$D$3]*[.B849]*(1-[.B849])" office:value-type="float" office:value="0.361667162976392" calcext:value-type="float">
            <text:p>0,361667162976392</text:p>
          </table:table-cell>
          <table:table-cell table:number-columns-repeated="5"/>
        </table:table-row>
        <table:table-row table:style-name="ro1">
          <table:table-cell table:formula="of:=[.A850]+1" office:value-type="float" office:value="843" calcext:value-type="float">
            <text:p>843</text:p>
          </table:table-cell>
          <table:table-cell table:formula="of:=4*[.$D$3]*[.B850]*(1-[.B850])" office:value-type="float" office:value="0.923456104804" calcext:value-type="float">
            <text:p>0,923456104804</text:p>
          </table:table-cell>
          <table:table-cell table:number-columns-repeated="5"/>
        </table:table-row>
        <table:table-row table:style-name="ro1">
          <table:table-cell table:formula="of:=[.A851]+1" office:value-type="float" office:value="844" calcext:value-type="float">
            <text:p>844</text:p>
          </table:table-cell>
          <table:table-cell table:formula="of:=4*[.$D$3]*[.B851]*(1-[.B851])" office:value-type="float" office:value="0.282739709216895" calcext:value-type="float">
            <text:p>0,282739709216895</text:p>
          </table:table-cell>
          <table:table-cell table:number-columns-repeated="5"/>
        </table:table-row>
        <table:table-row table:style-name="ro1">
          <table:table-cell table:formula="of:=[.A852]+1" office:value-type="float" office:value="845" calcext:value-type="float">
            <text:p>845</text:p>
          </table:table-cell>
          <table:table-cell table:formula="of:=4*[.$D$3]*[.B852]*(1-[.B852])" office:value-type="float" office:value="0.811191864195363" calcext:value-type="float">
            <text:p>0,811191864195363</text:p>
          </table:table-cell>
          <table:table-cell table:number-columns-repeated="5"/>
        </table:table-row>
        <table:table-row table:style-name="ro1">
          <table:table-cell table:formula="of:=[.A853]+1" office:value-type="float" office:value="846" calcext:value-type="float">
            <text:p>846</text:p>
          </table:table-cell>
          <table:table-cell table:formula="of:=4*[.$D$3]*[.B853]*(1-[.B853])" office:value-type="float" office:value="0.612638494634458" calcext:value-type="float">
            <text:p>0,612638494634458</text:p>
          </table:table-cell>
          <table:table-cell table:number-columns-repeated="5"/>
        </table:table-row>
        <table:table-row table:style-name="ro1">
          <table:table-cell table:formula="of:=[.A854]+1" office:value-type="float" office:value="847" calcext:value-type="float">
            <text:p>847</text:p>
          </table:table-cell>
          <table:table-cell table:formula="of:=4*[.$D$3]*[.B854]*(1-[.B854])" office:value-type="float" office:value="0.949250278105933" calcext:value-type="float">
            <text:p>0,949250278105933</text:p>
          </table:table-cell>
          <table:table-cell table:number-columns-repeated="5"/>
        </table:table-row>
        <table:table-row table:style-name="ro1">
          <table:table-cell table:formula="of:=[.A855]+1" office:value-type="float" office:value="848" calcext:value-type="float">
            <text:p>848</text:p>
          </table:table-cell>
          <table:table-cell table:formula="of:=4*[.$D$3]*[.B855]*(1-[.B855])" office:value-type="float" office:value="0.192696750486967" calcext:value-type="float">
            <text:p>0,192696750486967</text:p>
          </table:table-cell>
          <table:table-cell table:number-columns-repeated="5"/>
        </table:table-row>
        <table:table-row table:style-name="ro1">
          <table:table-cell table:formula="of:=[.A856]+1" office:value-type="float" office:value="849" calcext:value-type="float">
            <text:p>849</text:p>
          </table:table-cell>
          <table:table-cell table:formula="of:=4*[.$D$3]*[.B856]*(1-[.B856])" office:value-type="float" office:value="0.622258851354924" calcext:value-type="float">
            <text:p>0,622258851354924</text:p>
          </table:table-cell>
          <table:table-cell table:number-columns-repeated="5"/>
        </table:table-row>
        <table:table-row table:style-name="ro1">
          <table:table-cell table:formula="of:=[.A857]+1" office:value-type="float" office:value="850" calcext:value-type="float">
            <text:p>850</text:p>
          </table:table-cell>
          <table:table-cell table:formula="of:=4*[.$D$3]*[.B857]*(1-[.B857])" office:value-type="float" office:value="0.940211093061499" calcext:value-type="float">
            <text:p>0,940211093061499</text:p>
          </table:table-cell>
          <table:table-cell table:number-columns-repeated="5"/>
        </table:table-row>
        <table:table-row table:style-name="ro1">
          <table:table-cell table:formula="of:=[.A858]+1" office:value-type="float" office:value="851" calcext:value-type="float">
            <text:p>851</text:p>
          </table:table-cell>
          <table:table-cell table:formula="of:=4*[.$D$3]*[.B858]*(1-[.B858])" office:value-type="float" office:value="0.224856774182402" calcext:value-type="float">
            <text:p>0,224856774182402</text:p>
          </table:table-cell>
          <table:table-cell table:number-columns-repeated="5"/>
        </table:table-row>
        <table:table-row table:style-name="ro1">
          <table:table-cell table:formula="of:=[.A859]+1" office:value-type="float" office:value="852" calcext:value-type="float">
            <text:p>852</text:p>
          </table:table-cell>
          <table:table-cell table:formula="of:=4*[.$D$3]*[.B859]*(1-[.B859])" office:value-type="float" office:value="0.697184821146744" calcext:value-type="float">
            <text:p>0,697184821146744</text:p>
          </table:table-cell>
          <table:table-cell table:number-columns-repeated="5"/>
        </table:table-row>
        <table:table-row table:style-name="ro1">
          <table:table-cell table:formula="of:=[.A860]+1" office:value-type="float" office:value="853" calcext:value-type="float">
            <text:p>853</text:p>
          </table:table-cell>
          <table:table-cell table:formula="of:=4*[.$D$3]*[.B860]*(1-[.B860])" office:value-type="float" office:value="0.844472585237306" calcext:value-type="float">
            <text:p>0,844472585237306</text:p>
          </table:table-cell>
          <table:table-cell table:number-columns-repeated="5"/>
        </table:table-row>
        <table:table-row table:style-name="ro1">
          <table:table-cell table:formula="of:=[.A861]+1" office:value-type="float" office:value="854" calcext:value-type="float">
            <text:p>854</text:p>
          </table:table-cell>
          <table:table-cell table:formula="of:=4*[.$D$3]*[.B861]*(1-[.B861])" office:value-type="float" office:value="0.525354552079708" calcext:value-type="float">
            <text:p>0,525354552079708</text:p>
          </table:table-cell>
          <table:table-cell table:number-columns-repeated="5"/>
        </table:table-row>
        <table:table-row table:style-name="ro1">
          <table:table-cell table:formula="of:=[.A862]+1" office:value-type="float" office:value="855" calcext:value-type="float">
            <text:p>855</text:p>
          </table:table-cell>
          <table:table-cell table:formula="of:=4*[.$D$3]*[.B862]*(1-[.B862])" office:value-type="float" office:value="0.99742858675535" calcext:value-type="float">
            <text:p>0,99742858675535</text:p>
          </table:table-cell>
          <table:table-cell table:number-columns-repeated="5"/>
        </table:table-row>
        <table:table-row table:style-name="ro1">
          <table:table-cell table:formula="of:=[.A863]+1" office:value-type="float" office:value="856" calcext:value-type="float">
            <text:p>856</text:p>
          </table:table-cell>
          <table:table-cell table:formula="of:=4*[.$D$3]*[.B863]*(1-[.B863])" office:value-type="float" office:value="0.0102592043143025" calcext:value-type="float">
            <text:p>0,010259204314303</text:p>
          </table:table-cell>
          <table:table-cell table:number-columns-repeated="5"/>
        </table:table-row>
        <table:table-row table:style-name="ro1">
          <table:table-cell table:formula="of:=[.A864]+1" office:value-type="float" office:value="857" calcext:value-type="float">
            <text:p>857</text:p>
          </table:table-cell>
          <table:table-cell table:formula="of:=4*[.$D$3]*[.B864]*(1-[.B864])" office:value-type="float" office:value="0.0406158121645594" calcext:value-type="float">
            <text:p>0,04061581216456</text:p>
          </table:table-cell>
          <table:table-cell table:number-columns-repeated="5"/>
        </table:table-row>
        <table:table-row table:style-name="ro1">
          <table:table-cell table:formula="of:=[.A865]+1" office:value-type="float" office:value="858" calcext:value-type="float">
            <text:p>858</text:p>
          </table:table-cell>
          <table:table-cell table:formula="of:=4*[.$D$3]*[.B865]*(1-[.B865])" office:value-type="float" office:value="0.155864671867091" calcext:value-type="float">
            <text:p>0,155864671867091</text:p>
          </table:table-cell>
          <table:table-cell table:number-columns-repeated="5"/>
        </table:table-row>
        <table:table-row table:style-name="ro1">
          <table:table-cell table:formula="of:=[.A866]+1" office:value-type="float" office:value="859" calcext:value-type="float">
            <text:p>859</text:p>
          </table:table-cell>
          <table:table-cell table:formula="of:=4*[.$D$3]*[.B866]*(1-[.B866])" office:value-type="float" office:value="0.526283503723419" calcext:value-type="float">
            <text:p>0,526283503723419</text:p>
          </table:table-cell>
          <table:table-cell table:number-columns-repeated="5"/>
        </table:table-row>
        <table:table-row table:style-name="ro1">
          <table:table-cell table:formula="of:=[.A867]+1" office:value-type="float" office:value="860" calcext:value-type="float">
            <text:p>860</text:p>
          </table:table-cell>
          <table:table-cell table:formula="of:=4*[.$D$3]*[.B867]*(1-[.B867])" office:value-type="float" office:value="0.997236709728084" calcext:value-type="float">
            <text:p>0,997236709728084</text:p>
          </table:table-cell>
          <table:table-cell table:number-columns-repeated="5"/>
        </table:table-row>
        <table:table-row table:style-name="ro1">
          <table:table-cell table:formula="of:=[.A868]+1" office:value-type="float" office:value="861" calcext:value-type="float">
            <text:p>861</text:p>
          </table:table-cell>
          <table:table-cell table:formula="of:=4*[.$D$3]*[.B868]*(1-[.B868])" office:value-type="float" office:value="0.0110226179951562" calcext:value-type="float">
            <text:p>0,011022617995156</text:p>
          </table:table-cell>
          <table:table-cell table:number-columns-repeated="5"/>
        </table:table-row>
        <table:table-row table:style-name="ro1">
          <table:table-cell table:formula="of:=[.A869]+1" office:value-type="float" office:value="862" calcext:value-type="float">
            <text:p>862</text:p>
          </table:table-cell>
          <table:table-cell table:formula="of:=4*[.$D$3]*[.B869]*(1-[.B869])" office:value-type="float" office:value="0.0436044795507561" calcext:value-type="float">
            <text:p>0,043604479550756</text:p>
          </table:table-cell>
          <table:table-cell table:number-columns-repeated="5"/>
        </table:table-row>
        <table:table-row table:style-name="ro1">
          <table:table-cell table:formula="of:=[.A870]+1" office:value-type="float" office:value="863" calcext:value-type="float">
            <text:p>863</text:p>
          </table:table-cell>
          <table:table-cell table:formula="of:=4*[.$D$3]*[.B870]*(1-[.B870])" office:value-type="float" office:value="0.166812515655455" calcext:value-type="float">
            <text:p>0,166812515655455</text:p>
          </table:table-cell>
          <table:table-cell table:number-columns-repeated="5"/>
        </table:table-row>
        <table:table-row table:style-name="ro1">
          <table:table-cell table:formula="of:=[.A871]+1" office:value-type="float" office:value="864" calcext:value-type="float">
            <text:p>864</text:p>
          </table:table-cell>
          <table:table-cell table:formula="of:=4*[.$D$3]*[.B871]*(1-[.B871])" office:value-type="float" office:value="0.555944401104615" calcext:value-type="float">
            <text:p>0,555944401104615</text:p>
          </table:table-cell>
          <table:table-cell table:number-columns-repeated="5"/>
        </table:table-row>
        <table:table-row table:style-name="ro1">
          <table:table-cell table:formula="of:=[.A872]+1" office:value-type="float" office:value="865" calcext:value-type="float">
            <text:p>865</text:p>
          </table:table-cell>
          <table:table-cell table:formula="of:=4*[.$D$3]*[.B872]*(1-[.B872])" office:value-type="float" office:value="0.987480895940184" calcext:value-type="float">
            <text:p>0,987480895940184</text:p>
          </table:table-cell>
          <table:table-cell table:number-columns-repeated="5"/>
        </table:table-row>
        <table:table-row table:style-name="ro1">
          <table:table-cell table:formula="of:=[.A873]+1" office:value-type="float" office:value="866" calcext:value-type="float">
            <text:p>866</text:p>
          </table:table-cell>
          <table:table-cell table:formula="of:=4*[.$D$3]*[.B873]*(1-[.B873])" office:value-type="float" office:value="0.049449504373423" calcext:value-type="float">
            <text:p>0,049449504373423</text:p>
          </table:table-cell>
          <table:table-cell table:number-columns-repeated="5"/>
        </table:table-row>
        <table:table-row table:style-name="ro1">
          <table:table-cell table:formula="of:=[.A874]+1" office:value-type="float" office:value="867" calcext:value-type="float">
            <text:p>867</text:p>
          </table:table-cell>
          <table:table-cell table:formula="of:=4*[.$D$3]*[.B874]*(1-[.B874])" office:value-type="float" office:value="0.188017003562583" calcext:value-type="float">
            <text:p>0,188017003562583</text:p>
          </table:table-cell>
          <table:table-cell table:number-columns-repeated="5"/>
        </table:table-row>
        <table:table-row table:style-name="ro1">
          <table:table-cell table:formula="of:=[.A875]+1" office:value-type="float" office:value="868" calcext:value-type="float">
            <text:p>868</text:p>
          </table:table-cell>
          <table:table-cell table:formula="of:=4*[.$D$3]*[.B875]*(1-[.B875])" office:value-type="float" office:value="0.610666439735724" calcext:value-type="float">
            <text:p>0,610666439735724</text:p>
          </table:table-cell>
          <table:table-cell table:number-columns-repeated="5"/>
        </table:table-row>
        <table:table-row table:style-name="ro1">
          <table:table-cell table:formula="of:=[.A876]+1" office:value-type="float" office:value="869" calcext:value-type="float">
            <text:p>869</text:p>
          </table:table-cell>
          <table:table-cell table:formula="of:=4*[.$D$3]*[.B876]*(1-[.B876])" office:value-type="float" office:value="0.951011756464878" calcext:value-type="float">
            <text:p>0,951011756464878</text:p>
          </table:table-cell>
          <table:table-cell table:number-columns-repeated="5"/>
        </table:table-row>
        <table:table-row table:style-name="ro1">
          <table:table-cell table:formula="of:=[.A877]+1" office:value-type="float" office:value="870" calcext:value-type="float">
            <text:p>870</text:p>
          </table:table-cell>
          <table:table-cell table:formula="of:=4*[.$D$3]*[.B877]*(1-[.B877])" office:value-type="float" office:value="0.186353582121863" calcext:value-type="float">
            <text:p>0,186353582121863</text:p>
          </table:table-cell>
          <table:table-cell table:number-columns-repeated="5"/>
        </table:table-row>
        <table:table-row table:style-name="ro1">
          <table:table-cell table:formula="of:=[.A878]+1" office:value-type="float" office:value="871" calcext:value-type="float">
            <text:p>871</text:p>
          </table:table-cell>
          <table:table-cell table:formula="of:=4*[.$D$3]*[.B878]*(1-[.B878])" office:value-type="float" office:value="0.606503698208852" calcext:value-type="float">
            <text:p>0,606503698208852</text:p>
          </table:table-cell>
          <table:table-cell table:number-columns-repeated="5"/>
        </table:table-row>
        <table:table-row table:style-name="ro1">
          <table:table-cell table:formula="of:=[.A879]+1" office:value-type="float" office:value="872" calcext:value-type="float">
            <text:p>872</text:p>
          </table:table-cell>
          <table:table-cell table:formula="of:=4*[.$D$3]*[.B879]*(1-[.B879])" office:value-type="float" office:value="0.954627849071351" calcext:value-type="float">
            <text:p>0,954627849071351</text:p>
          </table:table-cell>
          <table:table-cell table:number-columns-repeated="5"/>
        </table:table-row>
        <table:table-row table:style-name="ro1">
          <table:table-cell table:formula="of:=[.A880]+1" office:value-type="float" office:value="873" calcext:value-type="float">
            <text:p>873</text:p>
          </table:table-cell>
          <table:table-cell table:formula="of:=4*[.$D$3]*[.B880]*(1-[.B880])" office:value-type="float" office:value="0.173254075395028" calcext:value-type="float">
            <text:p>0,173254075395028</text:p>
          </table:table-cell>
          <table:table-cell table:number-columns-repeated="5"/>
        </table:table-row>
        <table:table-row table:style-name="ro1">
          <table:table-cell table:formula="of:=[.A881]+1" office:value-type="float" office:value="874" calcext:value-type="float">
            <text:p>874</text:p>
          </table:table-cell>
          <table:table-cell table:formula="of:=4*[.$D$3]*[.B881]*(1-[.B881])" office:value-type="float" office:value="0.572948403016169" calcext:value-type="float">
            <text:p>0,572948403016169</text:p>
          </table:table-cell>
          <table:table-cell table:number-columns-repeated="5"/>
        </table:table-row>
        <table:table-row table:style-name="ro1">
          <table:table-cell table:formula="of:=[.A882]+1" office:value-type="float" office:value="875" calcext:value-type="float">
            <text:p>875</text:p>
          </table:table-cell>
          <table:table-cell table:formula="of:=4*[.$D$3]*[.B882]*(1-[.B882])" office:value-type="float" office:value="0.978714121989562" calcext:value-type="float">
            <text:p>0,978714121989562</text:p>
          </table:table-cell>
          <table:table-cell table:number-columns-repeated="5"/>
        </table:table-row>
        <table:table-row table:style-name="ro1">
          <table:table-cell table:formula="of:=[.A883]+1" office:value-type="float" office:value="876" calcext:value-type="float">
            <text:p>876</text:p>
          </table:table-cell>
          <table:table-cell table:formula="of:=4*[.$D$3]*[.B883]*(1-[.B883])" office:value-type="float" office:value="0.0833311576310494" calcext:value-type="float">
            <text:p>0,083331157631049</text:p>
          </table:table-cell>
          <table:table-cell table:number-columns-repeated="5"/>
        </table:table-row>
        <table:table-row table:style-name="ro1">
          <table:table-cell table:formula="of:=[.A884]+1" office:value-type="float" office:value="877" calcext:value-type="float">
            <text:p>877</text:p>
          </table:table-cell>
          <table:table-cell table:formula="of:=4*[.$D$3]*[.B884]*(1-[.B884])" office:value-type="float" office:value="0.305548303195674" calcext:value-type="float">
            <text:p>0,305548303195674</text:p>
          </table:table-cell>
          <table:table-cell table:number-columns-repeated="5"/>
        </table:table-row>
        <table:table-row table:style-name="ro1">
          <table:table-cell table:formula="of:=[.A885]+1" office:value-type="float" office:value="878" calcext:value-type="float">
            <text:p>878</text:p>
          </table:table-cell>
          <table:table-cell table:formula="of:=4*[.$D$3]*[.B885]*(1-[.B885])" office:value-type="float" office:value="0.848754150439675" calcext:value-type="float">
            <text:p>0,848754150439675</text:p>
          </table:table-cell>
          <table:table-cell table:number-columns-repeated="5"/>
        </table:table-row>
        <table:table-row table:style-name="ro1">
          <table:table-cell table:formula="of:=[.A886]+1" office:value-type="float" office:value="879" calcext:value-type="float">
            <text:p>879</text:p>
          </table:table-cell>
          <table:table-cell table:formula="of:=4*[.$D$3]*[.B886]*(1-[.B886])" office:value-type="float" office:value="0.513482170204404" calcext:value-type="float">
            <text:p>0,513482170204404</text:p>
          </table:table-cell>
          <table:table-cell table:number-columns-repeated="5"/>
        </table:table-row>
        <table:table-row table:style-name="ro1">
          <table:table-cell table:formula="of:=[.A887]+1" office:value-type="float" office:value="880" calcext:value-type="float">
            <text:p>880</text:p>
          </table:table-cell>
          <table:table-cell table:formula="of:=4*[.$D$3]*[.B887]*(1-[.B887])" office:value-type="float" office:value="0.999272924346318" calcext:value-type="float">
            <text:p>0,999272924346318</text:p>
          </table:table-cell>
          <table:table-cell table:number-columns-repeated="5"/>
        </table:table-row>
        <table:table-row table:style-name="ro1">
          <table:table-cell table:formula="of:=[.A888]+1" office:value-type="float" office:value="881" calcext:value-type="float">
            <text:p>881</text:p>
          </table:table-cell>
          <table:table-cell table:formula="of:=4*[.$D$3]*[.B888]*(1-[.B888])" office:value-type="float" office:value="0.00290618805870337" calcext:value-type="float">
            <text:p>0,002906188058703</text:p>
          </table:table-cell>
          <table:table-cell table:number-columns-repeated="5"/>
        </table:table-row>
        <table:table-row table:style-name="ro1">
          <table:table-cell table:formula="of:=[.A889]+1" office:value-type="float" office:value="882" calcext:value-type="float">
            <text:p>882</text:p>
          </table:table-cell>
          <table:table-cell table:formula="of:=4*[.$D$3]*[.B889]*(1-[.B889])" office:value-type="float" office:value="0.0115909685186833" calcext:value-type="float">
            <text:p>0,011590968518683</text:p>
          </table:table-cell>
          <table:table-cell table:number-columns-repeated="5"/>
        </table:table-row>
        <table:table-row table:style-name="ro1">
          <table:table-cell table:formula="of:=[.A890]+1" office:value-type="float" office:value="883" calcext:value-type="float">
            <text:p>883</text:p>
          </table:table-cell>
          <table:table-cell table:formula="of:=4*[.$D$3]*[.B890]*(1-[.B890])" office:value-type="float" office:value="0.0458264718699287" calcext:value-type="float">
            <text:p>0,045826471869929</text:p>
          </table:table-cell>
          <table:table-cell table:number-columns-repeated="5"/>
        </table:table-row>
        <table:table-row table:style-name="ro1">
          <table:table-cell table:formula="of:=[.A891]+1" office:value-type="float" office:value="884" calcext:value-type="float">
            <text:p>884</text:p>
          </table:table-cell>
          <table:table-cell table:formula="of:=4*[.$D$3]*[.B891]*(1-[.B891])" office:value-type="float" office:value="0.174905625383533" calcext:value-type="float">
            <text:p>0,174905625383533</text:p>
          </table:table-cell>
          <table:table-cell table:number-columns-repeated="5"/>
        </table:table-row>
        <table:table-row table:style-name="ro1">
          <table:table-cell table:formula="of:=[.A892]+1" office:value-type="float" office:value="885" calcext:value-type="float">
            <text:p>885</text:p>
          </table:table-cell>
          <table:table-cell table:formula="of:=4*[.$D$3]*[.B892]*(1-[.B892])" office:value-type="float" office:value="0.577254590370913" calcext:value-type="float">
            <text:p>0,577254590370913</text:p>
          </table:table-cell>
          <table:table-cell table:number-columns-repeated="5"/>
        </table:table-row>
        <table:table-row table:style-name="ro1">
          <table:table-cell table:formula="of:=[.A893]+1" office:value-type="float" office:value="886" calcext:value-type="float">
            <text:p>886</text:p>
          </table:table-cell>
          <table:table-cell table:formula="of:=4*[.$D$3]*[.B893]*(1-[.B893])" office:value-type="float" office:value="0.976126913066489" calcext:value-type="float">
            <text:p>0,976126913066489</text:p>
          </table:table-cell>
          <table:table-cell table:number-columns-repeated="5"/>
        </table:table-row>
        <table:table-row table:style-name="ro1">
          <table:table-cell table:formula="of:=[.A894]+1" office:value-type="float" office:value="887" calcext:value-type="float">
            <text:p>887</text:p>
          </table:table-cell>
          <table:table-cell table:formula="of:=4*[.$D$3]*[.B894]*(1-[.B894])" office:value-type="float" office:value="0.0932126506151019" calcext:value-type="float">
            <text:p>0,093212650615102</text:p>
          </table:table-cell>
          <table:table-cell table:number-columns-repeated="5"/>
        </table:table-row>
        <table:table-row table:style-name="ro1">
          <table:table-cell table:formula="of:=[.A895]+1" office:value-type="float" office:value="888" calcext:value-type="float">
            <text:p>888</text:p>
          </table:table-cell>
          <table:table-cell table:formula="of:=4*[.$D$3]*[.B895]*(1-[.B895])" office:value-type="float" office:value="0.338096209521635" calcext:value-type="float">
            <text:p>0,338096209521635</text:p>
          </table:table-cell>
          <table:table-cell table:number-columns-repeated="5"/>
        </table:table-row>
        <table:table-row table:style-name="ro1">
          <table:table-cell table:formula="of:=[.A896]+1" office:value-type="float" office:value="889" calcext:value-type="float">
            <text:p>889</text:p>
          </table:table-cell>
          <table:table-cell table:formula="of:=4*[.$D$3]*[.B896]*(1-[.B896])" office:value-type="float" office:value="0.895148650514951" calcext:value-type="float">
            <text:p>0,895148650514951</text:p>
          </table:table-cell>
          <table:table-cell table:number-columns-repeated="5"/>
        </table:table-row>
        <table:table-row table:style-name="ro1">
          <table:table-cell table:formula="of:=[.A897]+1" office:value-type="float" office:value="890" calcext:value-type="float">
            <text:p>890</text:p>
          </table:table-cell>
          <table:table-cell table:formula="of:=4*[.$D$3]*[.B897]*(1-[.B897])" office:value-type="float" office:value="0.375430175984851" calcext:value-type="float">
            <text:p>0,375430175984851</text:p>
          </table:table-cell>
          <table:table-cell table:number-columns-repeated="5"/>
        </table:table-row>
        <table:table-row table:style-name="ro1">
          <table:table-cell table:formula="of:=[.A898]+1" office:value-type="float" office:value="891" calcext:value-type="float">
            <text:p>891</text:p>
          </table:table-cell>
          <table:table-cell table:formula="of:=4*[.$D$3]*[.B898]*(1-[.B898])" office:value-type="float" office:value="0.93792943577934" calcext:value-type="float">
            <text:p>0,93792943577934</text:p>
          </table:table-cell>
          <table:table-cell table:number-columns-repeated="5"/>
        </table:table-row>
        <table:table-row table:style-name="ro1">
          <table:table-cell table:formula="of:=[.A899]+1" office:value-type="float" office:value="892" calcext:value-type="float">
            <text:p>892</text:p>
          </table:table-cell>
          <table:table-cell table:formula="of:=4*[.$D$3]*[.B899]*(1-[.B899])" office:value-type="float" office:value="0.232871237111957" calcext:value-type="float">
            <text:p>0,232871237111957</text:p>
          </table:table-cell>
          <table:table-cell table:number-columns-repeated="5"/>
        </table:table-row>
        <table:table-row table:style-name="ro1">
          <table:table-cell table:formula="of:=[.A900]+1" office:value-type="float" office:value="893" calcext:value-type="float">
            <text:p>893</text:p>
          </table:table-cell>
          <table:table-cell table:formula="of:=4*[.$D$3]*[.B900]*(1-[.B900])" office:value-type="float" office:value="0.714568896151614" calcext:value-type="float">
            <text:p>0,714568896151614</text:p>
          </table:table-cell>
          <table:table-cell table:number-columns-repeated="5"/>
        </table:table-row>
        <table:table-row table:style-name="ro1">
          <table:table-cell table:formula="of:=[.A901]+1" office:value-type="float" office:value="894" calcext:value-type="float">
            <text:p>894</text:p>
          </table:table-cell>
          <table:table-cell table:formula="of:=4*[.$D$3]*[.B901]*(1-[.B901])" office:value-type="float" office:value="0.815840755217111" calcext:value-type="float">
            <text:p>0,815840755217111</text:p>
          </table:table-cell>
          <table:table-cell table:number-columns-repeated="5"/>
        </table:table-row>
        <table:table-row table:style-name="ro1">
          <table:table-cell table:formula="of:=[.A902]+1" office:value-type="float" office:value="895" calcext:value-type="float">
            <text:p>895</text:p>
          </table:table-cell>
          <table:table-cell table:formula="of:=4*[.$D$3]*[.B902]*(1-[.B902])" office:value-type="float" office:value="0.600978469375539" calcext:value-type="float">
            <text:p>0,600978469375539</text:p>
          </table:table-cell>
          <table:table-cell table:number-columns-repeated="5"/>
        </table:table-row>
        <table:table-row table:style-name="ro1">
          <table:table-cell table:formula="of:=[.A903]+1" office:value-type="float" office:value="896" calcext:value-type="float">
            <text:p>896</text:p>
          </table:table-cell>
          <table:table-cell table:formula="of:=4*[.$D$3]*[.B903]*(1-[.B903])" office:value-type="float" office:value="0.959213394890294" calcext:value-type="float">
            <text:p>0,959213394890294</text:p>
          </table:table-cell>
          <table:table-cell table:number-columns-repeated="5"/>
        </table:table-row>
        <table:table-row table:style-name="ro1">
          <table:table-cell table:formula="of:=[.A904]+1" office:value-type="float" office:value="897" calcext:value-type="float">
            <text:p>897</text:p>
          </table:table-cell>
          <table:table-cell table:formula="of:=4*[.$D$3]*[.B904]*(1-[.B904])" office:value-type="float" office:value="0.156492231813325" calcext:value-type="float">
            <text:p>0,156492231813325</text:p>
          </table:table-cell>
          <table:table-cell table:number-columns-repeated="5"/>
        </table:table-row>
        <table:table-row table:style-name="ro1">
          <table:table-cell table:formula="of:=[.A905]+1" office:value-type="float" office:value="898" calcext:value-type="float">
            <text:p>898</text:p>
          </table:table-cell>
          <table:table-cell table:formula="of:=4*[.$D$3]*[.B905]*(1-[.B905])" office:value-type="float" office:value="0.528009652781638" calcext:value-type="float">
            <text:p>0,528009652781638</text:p>
          </table:table-cell>
          <table:table-cell table:number-columns-repeated="5"/>
        </table:table-row>
        <table:table-row table:style-name="ro1">
          <table:table-cell table:formula="of:=[.A906]+1" office:value-type="float" office:value="899" calcext:value-type="float">
            <text:p>899</text:p>
          </table:table-cell>
          <table:table-cell table:formula="of:=4*[.$D$3]*[.B906]*(1-[.B906])" office:value-type="float" office:value="0.996861837404208" calcext:value-type="float">
            <text:p>0,996861837404208</text:p>
          </table:table-cell>
          <table:table-cell table:number-columns-repeated="5"/>
        </table:table-row>
        <table:table-row table:style-name="ro1">
          <table:table-cell table:formula="of:=[.A907]+1" office:value-type="float" office:value="900" calcext:value-type="float">
            <text:p>900</text:p>
          </table:table-cell>
          <table:table-cell table:formula="of:=4*[.$D$3]*[.B907]*(1-[.B907])" office:value-type="float" office:value="0.0125132581252558" calcext:value-type="float">
            <text:p>0,012513258125256</text:p>
          </table:table-cell>
          <table:table-cell table:number-columns-repeated="5"/>
        </table:table-row>
        <table:table-row table:style-name="ro1">
          <table:table-cell table:formula="of:=[.A908]+1" office:value-type="float" office:value="901" calcext:value-type="float">
            <text:p>901</text:p>
          </table:table-cell>
          <table:table-cell table:formula="of:=4*[.$D$3]*[.B908]*(1-[.B908])" office:value-type="float" office:value="0.0494267059853862" calcext:value-type="float">
            <text:p>0,049426705985386</text:p>
          </table:table-cell>
          <table:table-cell table:number-columns-repeated="5"/>
        </table:table-row>
        <table:table-row table:style-name="ro1">
          <table:table-cell table:formula="of:=[.A909]+1" office:value-type="float" office:value="902" calcext:value-type="float">
            <text:p>902</text:p>
          </table:table-cell>
          <table:table-cell table:formula="of:=4*[.$D$3]*[.B909]*(1-[.B909])" office:value-type="float" office:value="0.187934826883282" calcext:value-type="float">
            <text:p>0,187934826883282</text:p>
          </table:table-cell>
          <table:table-cell table:number-columns-repeated="5"/>
        </table:table-row>
        <table:table-row table:style-name="ro1">
          <table:table-cell table:formula="of:=[.A910]+1" office:value-type="float" office:value="903" calcext:value-type="float">
            <text:p>903</text:p>
          </table:table-cell>
          <table:table-cell table:formula="of:=4*[.$D$3]*[.B910]*(1-[.B910])" office:value-type="float" office:value="0.61046131091053" calcext:value-type="float">
            <text:p>0,61046131091053</text:p>
          </table:table-cell>
          <table:table-cell table:number-columns-repeated="5"/>
        </table:table-row>
        <table:table-row table:style-name="ro1">
          <table:table-cell table:formula="of:=[.A911]+1" office:value-type="float" office:value="904" calcext:value-type="float">
            <text:p>904</text:p>
          </table:table-cell>
          <table:table-cell table:formula="of:=4*[.$D$3]*[.B911]*(1-[.B911])" office:value-type="float" office:value="0.951193195167709" calcext:value-type="float">
            <text:p>0,951193195167709</text:p>
          </table:table-cell>
          <table:table-cell table:number-columns-repeated="5"/>
        </table:table-row>
        <table:table-row table:style-name="ro1">
          <table:table-cell table:formula="of:=[.A912]+1" office:value-type="float" office:value="905" calcext:value-type="float">
            <text:p>905</text:p>
          </table:table-cell>
          <table:table-cell table:formula="of:=4*[.$D$3]*[.B912]*(1-[.B912])" office:value-type="float" office:value="0.185698802537415" calcext:value-type="float">
            <text:p>0,185698802537415</text:p>
          </table:table-cell>
          <table:table-cell table:number-columns-repeated="5"/>
        </table:table-row>
        <table:table-row table:style-name="ro1">
          <table:table-cell table:formula="of:=[.A913]+1" office:value-type="float" office:value="906" calcext:value-type="float">
            <text:p>906</text:p>
          </table:table-cell>
          <table:table-cell table:formula="of:=4*[.$D$3]*[.B913]*(1-[.B913])" office:value-type="float" office:value="0.604859029094341" calcext:value-type="float">
            <text:p>0,604859029094341</text:p>
          </table:table-cell>
          <table:table-cell table:number-columns-repeated="5"/>
        </table:table-row>
        <table:table-row table:style-name="ro1">
          <table:table-cell table:formula="of:=[.A914]+1" office:value-type="float" office:value="907" calcext:value-type="float">
            <text:p>907</text:p>
          </table:table-cell>
          <table:table-cell table:formula="of:=4*[.$D$3]*[.B914]*(1-[.B914])" office:value-type="float" office:value="0.956018336069568" calcext:value-type="float">
            <text:p>0,956018336069568</text:p>
          </table:table-cell>
          <table:table-cell table:number-columns-repeated="5"/>
        </table:table-row>
        <table:table-row table:style-name="ro1">
          <table:table-cell table:formula="of:=[.A915]+1" office:value-type="float" office:value="908" calcext:value-type="float">
            <text:p>908</text:p>
          </table:table-cell>
          <table:table-cell table:formula="of:=4*[.$D$3]*[.B915]*(1-[.B915])" office:value-type="float" office:value="0.168189108673369" calcext:value-type="float">
            <text:p>0,168189108673369</text:p>
          </table:table-cell>
          <table:table-cell table:number-columns-repeated="5"/>
        </table:table-row>
        <table:table-row table:style-name="ro1">
          <table:table-cell table:formula="of:=[.A916]+1" office:value-type="float" office:value="909" calcext:value-type="float">
            <text:p>909</text:p>
          </table:table-cell>
          <table:table-cell table:formula="of:=4*[.$D$3]*[.B916]*(1-[.B916])" office:value-type="float" office:value="0.559606129588106" calcext:value-type="float">
            <text:p>0,559606129588106</text:p>
          </table:table-cell>
          <table:table-cell table:number-columns-repeated="5"/>
        </table:table-row>
        <table:table-row table:style-name="ro1">
          <table:table-cell table:formula="of:=[.A917]+1" office:value-type="float" office:value="910" calcext:value-type="float">
            <text:p>910</text:p>
          </table:table-cell>
          <table:table-cell table:formula="of:=4*[.$D$3]*[.B917]*(1-[.B917])" office:value-type="float" office:value="0.985788437262104" calcext:value-type="float">
            <text:p>0,985788437262104</text:p>
          </table:table-cell>
          <table:table-cell table:number-columns-repeated="5"/>
        </table:table-row>
        <table:table-row table:style-name="ro1">
          <table:table-cell table:formula="of:=[.A918]+1" office:value-type="float" office:value="911" calcext:value-type="float">
            <text:p>911</text:p>
          </table:table-cell>
          <table:table-cell table:formula="of:=4*[.$D$3]*[.B918]*(1-[.B918])" office:value-type="float" office:value="0.0560383768897719" calcext:value-type="float">
            <text:p>0,056038376889772</text:p>
          </table:table-cell>
          <table:table-cell table:number-columns-repeated="5"/>
        </table:table-row>
        <table:table-row table:style-name="ro1">
          <table:table-cell table:formula="of:=[.A919]+1" office:value-type="float" office:value="912" calcext:value-type="float">
            <text:p>912</text:p>
          </table:table-cell>
          <table:table-cell table:formula="of:=4*[.$D$3]*[.B919]*(1-[.B919])" office:value-type="float" office:value="0.211592308821327" calcext:value-type="float">
            <text:p>0,211592308821327</text:p>
          </table:table-cell>
          <table:table-cell table:number-columns-repeated="5"/>
        </table:table-row>
        <table:table-row table:style-name="ro1">
          <table:table-cell table:formula="of:=[.A920]+1" office:value-type="float" office:value="913" calcext:value-type="float">
            <text:p>913</text:p>
          </table:table-cell>
          <table:table-cell table:formula="of:=4*[.$D$3]*[.B920]*(1-[.B920])" office:value-type="float" office:value="0.667284014675949" calcext:value-type="float">
            <text:p>0,667284014675949</text:p>
          </table:table-cell>
          <table:table-cell table:number-columns-repeated="5"/>
        </table:table-row>
        <table:table-row table:style-name="ro1">
          <table:table-cell table:formula="of:=[.A921]+1" office:value-type="float" office:value="914" calcext:value-type="float">
            <text:p>914</text:p>
          </table:table-cell>
          <table:table-cell table:formula="of:=4*[.$D$3]*[.B921]*(1-[.B921])" office:value-type="float" office:value="0.888064233735587" calcext:value-type="float">
            <text:p>0,888064233735587</text:p>
          </table:table-cell>
          <table:table-cell table:number-columns-repeated="5"/>
        </table:table-row>
        <table:table-row table:style-name="ro1">
          <table:table-cell table:formula="of:=[.A922]+1" office:value-type="float" office:value="915" calcext:value-type="float">
            <text:p>915</text:p>
          </table:table-cell>
          <table:table-cell table:formula="of:=4*[.$D$3]*[.B922]*(1-[.B922])" office:value-type="float" office:value="0.397624601980847" calcext:value-type="float">
            <text:p>0,397624601980847</text:p>
          </table:table-cell>
          <table:table-cell table:number-columns-repeated="5"/>
        </table:table-row>
        <table:table-row table:style-name="ro1">
          <table:table-cell table:formula="of:=[.A923]+1" office:value-type="float" office:value="916" calcext:value-type="float">
            <text:p>916</text:p>
          </table:table-cell>
          <table:table-cell table:formula="of:=4*[.$D$3]*[.B923]*(1-[.B923])" office:value-type="float" office:value="0.95807711152168" calcext:value-type="float">
            <text:p>0,95807711152168</text:p>
          </table:table-cell>
          <table:table-cell table:number-columns-repeated="5"/>
        </table:table-row>
        <table:table-row table:style-name="ro1">
          <table:table-cell table:formula="of:=[.A924]+1" office:value-type="float" office:value="917" calcext:value-type="float">
            <text:p>917</text:p>
          </table:table-cell>
          <table:table-cell table:formula="of:=4*[.$D$3]*[.B924]*(1-[.B924])" office:value-type="float" office:value="0.160661439599818" calcext:value-type="float">
            <text:p>0,160661439599818</text:p>
          </table:table-cell>
          <table:table-cell table:number-columns-repeated="5"/>
        </table:table-row>
        <table:table-row table:style-name="ro1">
          <table:table-cell table:formula="of:=[.A925]+1" office:value-type="float" office:value="918" calcext:value-type="float">
            <text:p>918</text:p>
          </table:table-cell>
          <table:table-cell table:formula="of:=4*[.$D$3]*[.B925]*(1-[.B925])" office:value-type="float" office:value="0.539397365702129" calcext:value-type="float">
            <text:p>0,539397365702129</text:p>
          </table:table-cell>
          <table:table-cell table:number-columns-repeated="5"/>
        </table:table-row>
        <table:table-row table:style-name="ro1">
          <table:table-cell table:formula="of:=[.A926]+1" office:value-type="float" office:value="919" calcext:value-type="float">
            <text:p>919</text:p>
          </table:table-cell>
          <table:table-cell table:formula="of:=4*[.$D$3]*[.B926]*(1-[.B926])" office:value-type="float" office:value="0.993791390302931" calcext:value-type="float">
            <text:p>0,993791390302931</text:p>
          </table:table-cell>
          <table:table-cell table:number-columns-repeated="5"/>
        </table:table-row>
        <table:table-row table:style-name="ro1">
          <table:table-cell table:formula="of:=[.A927]+1" office:value-type="float" office:value="920" calcext:value-type="float">
            <text:p>920</text:p>
          </table:table-cell>
          <table:table-cell table:formula="of:=4*[.$D$3]*[.B927]*(1-[.B927])" office:value-type="float" office:value="0.0246802514507945" calcext:value-type="float">
            <text:p>0,024680251450795</text:p>
          </table:table-cell>
          <table:table-cell table:number-columns-repeated="5"/>
        </table:table-row>
        <table:table-row table:style-name="ro1">
          <table:table-cell table:formula="of:=[.A928]+1" office:value-type="float" office:value="921" calcext:value-type="float">
            <text:p>921</text:p>
          </table:table-cell>
          <table:table-cell table:formula="of:=4*[.$D$3]*[.B928]*(1-[.B928])" office:value-type="float" office:value="0.0962845465564801" calcext:value-type="float">
            <text:p>0,09628454655648</text:p>
          </table:table-cell>
          <table:table-cell table:number-columns-repeated="5"/>
        </table:table-row>
        <table:table-row table:style-name="ro1">
          <table:table-cell table:formula="of:=[.A929]+1" office:value-type="float" office:value="922" calcext:value-type="float">
            <text:p>922</text:p>
          </table:table-cell>
          <table:table-cell table:formula="of:=4*[.$D$3]*[.B929]*(1-[.B929])" office:value-type="float" office:value="0.348055330603572" calcext:value-type="float">
            <text:p>0,348055330603572</text:p>
          </table:table-cell>
          <table:table-cell table:number-columns-repeated="5"/>
        </table:table-row>
        <table:table-row table:style-name="ro1">
          <table:table-cell table:formula="of:=[.A930]+1" office:value-type="float" office:value="923" calcext:value-type="float">
            <text:p>923</text:p>
          </table:table-cell>
          <table:table-cell table:formula="of:=4*[.$D$3]*[.B930]*(1-[.B930])" office:value-type="float" office:value="0.907651269768041" calcext:value-type="float">
            <text:p>0,907651269768041</text:p>
          </table:table-cell>
          <table:table-cell table:number-columns-repeated="5"/>
        </table:table-row>
        <table:table-row table:style-name="ro1">
          <table:table-cell table:formula="of:=[.A931]+1" office:value-type="float" office:value="924" calcext:value-type="float">
            <text:p>924</text:p>
          </table:table-cell>
          <table:table-cell table:formula="of:=4*[.$D$3]*[.B931]*(1-[.B931])" office:value-type="float" office:value="0.335281769026014" calcext:value-type="float">
            <text:p>0,335281769026014</text:p>
          </table:table-cell>
          <table:table-cell table:number-columns-repeated="5"/>
        </table:table-row>
        <table:table-row table:style-name="ro1">
          <table:table-cell table:formula="of:=[.A932]+1" office:value-type="float" office:value="925" calcext:value-type="float">
            <text:p>925</text:p>
          </table:table-cell>
          <table:table-cell table:formula="of:=4*[.$D$3]*[.B932]*(1-[.B932])" office:value-type="float" office:value="0.891471617539203" calcext:value-type="float">
            <text:p>0,891471617539203</text:p>
          </table:table-cell>
          <table:table-cell table:number-columns-repeated="5"/>
        </table:table-row>
        <table:table-row table:style-name="ro1">
          <table:table-cell table:formula="of:=[.A933]+1" office:value-type="float" office:value="926" calcext:value-type="float">
            <text:p>926</text:p>
          </table:table-cell>
          <table:table-cell table:formula="of:=4*[.$D$3]*[.B933]*(1-[.B933])" office:value-type="float" office:value="0.38699989064496" calcext:value-type="float">
            <text:p>0,38699989064496</text:p>
          </table:table-cell>
          <table:table-cell table:number-columns-repeated="5"/>
        </table:table-row>
        <table:table-row table:style-name="ro1">
          <table:table-cell table:formula="of:=[.A934]+1" office:value-type="float" office:value="927" calcext:value-type="float">
            <text:p>927</text:p>
          </table:table-cell>
          <table:table-cell table:formula="of:=4*[.$D$3]*[.B934]*(1-[.B934])" office:value-type="float" office:value="0.948923901142996" calcext:value-type="float">
            <text:p>0,948923901142996</text:p>
          </table:table-cell>
          <table:table-cell table:number-columns-repeated="5"/>
        </table:table-row>
        <table:table-row table:style-name="ro1">
          <table:table-cell table:formula="of:=[.A935]+1" office:value-type="float" office:value="928" calcext:value-type="float">
            <text:p>928</text:p>
          </table:table-cell>
          <table:table-cell table:formula="of:=4*[.$D$3]*[.B935]*(1-[.B935])" office:value-type="float" office:value="0.193869323930214" calcext:value-type="float">
            <text:p>0,193869323930214</text:p>
          </table:table-cell>
          <table:table-cell table:number-columns-repeated="5"/>
        </table:table-row>
        <table:table-row table:style-name="ro1">
          <table:table-cell table:formula="of:=[.A936]+1" office:value-type="float" office:value="929" calcext:value-type="float">
            <text:p>929</text:p>
          </table:table-cell>
          <table:table-cell table:formula="of:=4*[.$D$3]*[.B936]*(1-[.B936])" office:value-type="float" office:value="0.625136036676222" calcext:value-type="float">
            <text:p>0,625136036676222</text:p>
          </table:table-cell>
          <table:table-cell table:number-columns-repeated="5"/>
        </table:table-row>
        <table:table-row table:style-name="ro1">
          <table:table-cell table:formula="of:=[.A937]+1" office:value-type="float" office:value="930" calcext:value-type="float">
            <text:p>930</text:p>
          </table:table-cell>
          <table:table-cell table:formula="of:=4*[.$D$3]*[.B937]*(1-[.B937])" office:value-type="float" office:value="0.937363889299869" calcext:value-type="float">
            <text:p>0,937363889299869</text:p>
          </table:table-cell>
          <table:table-cell table:number-columns-repeated="5"/>
        </table:table-row>
        <table:table-row table:style-name="ro1">
          <table:table-cell table:formula="of:=[.A938]+1" office:value-type="float" office:value="931" calcext:value-type="float">
            <text:p>931</text:p>
          </table:table-cell>
          <table:table-cell table:formula="of:=4*[.$D$3]*[.B938]*(1-[.B938])" office:value-type="float" office:value="0.234851313345968" calcext:value-type="float">
            <text:p>0,234851313345968</text:p>
          </table:table-cell>
          <table:table-cell table:number-columns-repeated="5"/>
        </table:table-row>
        <table:table-row table:style-name="ro1">
          <table:table-cell table:formula="of:=[.A939]+1" office:value-type="float" office:value="932" calcext:value-type="float">
            <text:p>932</text:p>
          </table:table-cell>
          <table:table-cell table:formula="of:=4*[.$D$3]*[.B939]*(1-[.B939])" office:value-type="float" office:value="0.718784695862567" calcext:value-type="float">
            <text:p>0,718784695862567</text:p>
          </table:table-cell>
          <table:table-cell table:number-columns-repeated="5"/>
        </table:table-row>
        <table:table-row table:style-name="ro1">
          <table:table-cell table:formula="of:=[.A940]+1" office:value-type="float" office:value="933" calcext:value-type="float">
            <text:p>933</text:p>
          </table:table-cell>
          <table:table-cell table:formula="of:=4*[.$D$3]*[.B940]*(1-[.B940])" office:value-type="float" office:value="0.808533027425296" calcext:value-type="float">
            <text:p>0,808533027425296</text:p>
          </table:table-cell>
          <table:table-cell table:number-columns-repeated="5"/>
        </table:table-row>
        <table:table-row table:style-name="ro1">
          <table:table-cell table:formula="of:=[.A941]+1" office:value-type="float" office:value="934" calcext:value-type="float">
            <text:p>934</text:p>
          </table:table-cell>
          <table:table-cell table:formula="of:=4*[.$D$3]*[.B941]*(1-[.B941])" office:value-type="float" office:value="0.619229483951126" calcext:value-type="float">
            <text:p>0,619229483951126</text:p>
          </table:table-cell>
          <table:table-cell table:number-columns-repeated="5"/>
        </table:table-row>
        <table:table-row table:style-name="ro1">
          <table:table-cell table:formula="of:=[.A942]+1" office:value-type="float" office:value="935" calcext:value-type="float">
            <text:p>935</text:p>
          </table:table-cell>
          <table:table-cell table:formula="of:=4*[.$D$3]*[.B942]*(1-[.B942])" office:value-type="float" office:value="0.943137320626993" calcext:value-type="float">
            <text:p>0,943137320626993</text:p>
          </table:table-cell>
          <table:table-cell table:number-columns-repeated="5"/>
        </table:table-row>
        <table:table-row table:style-name="ro1">
          <table:table-cell table:formula="of:=[.A943]+1" office:value-type="float" office:value="936" calcext:value-type="float">
            <text:p>936</text:p>
          </table:table-cell>
          <table:table-cell table:formula="of:=4*[.$D$3]*[.B943]*(1-[.B943])" office:value-type="float" office:value="0.214517260270119" calcext:value-type="float">
            <text:p>0,214517260270119</text:p>
          </table:table-cell>
          <table:table-cell table:number-columns-repeated="5"/>
        </table:table-row>
        <table:table-row table:style-name="ro1">
          <table:table-cell table:formula="of:=[.A944]+1" office:value-type="float" office:value="937" calcext:value-type="float">
            <text:p>937</text:p>
          </table:table-cell>
          <table:table-cell table:formula="of:=4*[.$D$3]*[.B944]*(1-[.B944])" office:value-type="float" office:value="0.673998421265285" calcext:value-type="float">
            <text:p>0,673998421265285</text:p>
          </table:table-cell>
          <table:table-cell table:number-columns-repeated="5"/>
        </table:table-row>
        <table:table-row table:style-name="ro1">
          <table:table-cell table:formula="of:=[.A945]+1" office:value-type="float" office:value="938" calcext:value-type="float">
            <text:p>938</text:p>
          </table:table-cell>
          <table:table-cell table:formula="of:=4*[.$D$3]*[.B945]*(1-[.B945])" office:value-type="float" office:value="0.878898197588754" calcext:value-type="float">
            <text:p>0,878898197588754</text:p>
          </table:table-cell>
          <table:table-cell table:number-columns-repeated="5"/>
        </table:table-row>
        <table:table-row table:style-name="ro1">
          <table:table-cell table:formula="of:=[.A946]+1" office:value-type="float" office:value="939" calcext:value-type="float">
            <text:p>939</text:p>
          </table:table-cell>
          <table:table-cell table:formula="of:=4*[.$D$3]*[.B946]*(1-[.B946])" office:value-type="float" office:value="0.425744623455975" calcext:value-type="float">
            <text:p>0,425744623455975</text:p>
          </table:table-cell>
          <table:table-cell table:number-columns-repeated="5"/>
        </table:table-row>
        <table:table-row table:style-name="ro1">
          <table:table-cell table:formula="of:=[.A947]+1" office:value-type="float" office:value="940" calcext:value-type="float">
            <text:p>940</text:p>
          </table:table-cell>
          <table:table-cell table:formula="of:=4*[.$D$3]*[.B947]*(1-[.B947])" office:value-type="float" office:value="0.97794455621722" calcext:value-type="float">
            <text:p>0,97794455621722</text:p>
          </table:table-cell>
          <table:table-cell table:number-columns-repeated="5"/>
        </table:table-row>
        <table:table-row table:style-name="ro1">
          <table:table-cell table:formula="of:=[.A948]+1" office:value-type="float" office:value="941" calcext:value-type="float">
            <text:p>941</text:p>
          </table:table-cell>
          <table:table-cell table:formula="of:=4*[.$D$3]*[.B948]*(1-[.B948])" office:value-type="float" office:value="0.0862760047292973" calcext:value-type="float">
            <text:p>0,086276004729297</text:p>
          </table:table-cell>
          <table:table-cell table:number-columns-repeated="5"/>
        </table:table-row>
        <table:table-row table:style-name="ro1">
          <table:table-cell table:formula="of:=[.A949]+1" office:value-type="float" office:value="942" calcext:value-type="float">
            <text:p>942</text:p>
          </table:table-cell>
          <table:table-cell table:formula="of:=4*[.$D$3]*[.B949]*(1-[.B949])" office:value-type="float" office:value="0.31532982294899" calcext:value-type="float">
            <text:p>0,31532982294899</text:p>
          </table:table-cell>
          <table:table-cell table:number-columns-repeated="5"/>
        </table:table-row>
        <table:table-row table:style-name="ro1">
          <table:table-cell table:formula="of:=[.A950]+1" office:value-type="float" office:value="943" calcext:value-type="float">
            <text:p>943</text:p>
          </table:table-cell>
          <table:table-cell table:formula="of:=4*[.$D$3]*[.B950]*(1-[.B950])" office:value-type="float" office:value="0.863587702831795" calcext:value-type="float">
            <text:p>0,863587702831795</text:p>
          </table:table-cell>
          <table:table-cell table:number-columns-repeated="5"/>
        </table:table-row>
        <table:table-row table:style-name="ro1">
          <table:table-cell table:formula="of:=[.A951]+1" office:value-type="float" office:value="944" calcext:value-type="float">
            <text:p>944</text:p>
          </table:table-cell>
          <table:table-cell table:formula="of:=4*[.$D$3]*[.B951]*(1-[.B951])" office:value-type="float" office:value="0.471215929397993" calcext:value-type="float">
            <text:p>0,471215929397993</text:p>
          </table:table-cell>
          <table:table-cell table:number-columns-repeated="5"/>
        </table:table-row>
        <table:table-row table:style-name="ro1">
          <table:table-cell table:formula="of:=[.A952]+1" office:value-type="float" office:value="945" calcext:value-type="float">
            <text:p>945</text:p>
          </table:table-cell>
          <table:table-cell table:formula="of:=4*[.$D$3]*[.B952]*(1-[.B952])" office:value-type="float" office:value="0.996685909118315" calcext:value-type="float">
            <text:p>0,996685909118315</text:p>
          </table:table-cell>
          <table:table-cell table:number-columns-repeated="5"/>
        </table:table-row>
        <table:table-row table:style-name="ro1">
          <table:table-cell table:formula="of:=[.A953]+1" office:value-type="float" office:value="946" calcext:value-type="float">
            <text:p>946</text:p>
          </table:table-cell>
          <table:table-cell table:formula="of:=4*[.$D$3]*[.B953]*(1-[.B953])" office:value-type="float" office:value="0.0132124307332526" calcext:value-type="float">
            <text:p>0,013212430733253</text:p>
          </table:table-cell>
          <table:table-cell table:number-columns-repeated="5"/>
        </table:table-row>
        <table:table-row table:style-name="ro1">
          <table:table-cell table:formula="of:=[.A954]+1" office:value-type="float" office:value="947" calcext:value-type="float">
            <text:p>947</text:p>
          </table:table-cell>
          <table:table-cell table:formula="of:=4*[.$D$3]*[.B954]*(1-[.B954])" office:value-type="float" office:value="0.0521514496294864" calcext:value-type="float">
            <text:p>0,052151449629486</text:p>
          </table:table-cell>
          <table:table-cell table:number-columns-repeated="5"/>
        </table:table-row>
        <table:table-row table:style-name="ro1">
          <table:table-cell table:formula="of:=[.A955]+1" office:value-type="float" office:value="948" calcext:value-type="float">
            <text:p>948</text:p>
          </table:table-cell>
          <table:table-cell table:formula="of:=4*[.$D$3]*[.B955]*(1-[.B955])" office:value-type="float" office:value="0.197726703724118" calcext:value-type="float">
            <text:p>0,197726703724118</text:p>
          </table:table-cell>
          <table:table-cell table:number-columns-repeated="5"/>
        </table:table-row>
        <table:table-row table:style-name="ro1">
          <table:table-cell table:formula="of:=[.A956]+1" office:value-type="float" office:value="949" calcext:value-type="float">
            <text:p>949</text:p>
          </table:table-cell>
          <table:table-cell table:formula="of:=4*[.$D$3]*[.B956]*(1-[.B956])" office:value-type="float" office:value="0.634523417434052" calcext:value-type="float">
            <text:p>0,634523417434052</text:p>
          </table:table-cell>
          <table:table-cell table:number-columns-repeated="5"/>
        </table:table-row>
        <table:table-row table:style-name="ro1">
          <table:table-cell table:formula="of:=[.A957]+1" office:value-type="float" office:value="950" calcext:value-type="float">
            <text:p>950</text:p>
          </table:table-cell>
          <table:table-cell table:formula="of:=4*[.$D$3]*[.B957]*(1-[.B957])" office:value-type="float" office:value="0.927613800647456" calcext:value-type="float">
            <text:p>0,927613800647456</text:p>
          </table:table-cell>
          <table:table-cell table:number-columns-repeated="5"/>
        </table:table-row>
        <table:table-row table:style-name="ro1">
          <table:table-cell table:formula="of:=[.A958]+1" office:value-type="float" office:value="951" calcext:value-type="float">
            <text:p>951</text:p>
          </table:table-cell>
          <table:table-cell table:formula="of:=4*[.$D$3]*[.B958]*(1-[.B958])" office:value-type="float" office:value="0.268585749983352" calcext:value-type="float">
            <text:p>0,268585749983352</text:p>
          </table:table-cell>
          <table:table-cell table:number-columns-repeated="5"/>
        </table:table-row>
        <table:table-row table:style-name="ro1">
          <table:table-cell table:formula="of:=[.A959]+1" office:value-type="float" office:value="952" calcext:value-type="float">
            <text:p>952</text:p>
          </table:table-cell>
          <table:table-cell table:formula="of:=4*[.$D$3]*[.B959]*(1-[.B959])" office:value-type="float" office:value="0.78578977955693" calcext:value-type="float">
            <text:p>0,78578977955693</text:p>
          </table:table-cell>
          <table:table-cell table:number-columns-repeated="5"/>
        </table:table-row>
        <table:table-row table:style-name="ro1">
          <table:table-cell table:formula="of:=[.A960]+1" office:value-type="float" office:value="953" calcext:value-type="float">
            <text:p>953</text:p>
          </table:table-cell>
          <table:table-cell table:formula="of:=4*[.$D$3]*[.B960]*(1-[.B960])" office:value-type="float" office:value="0.673296807603205" calcext:value-type="float">
            <text:p>0,673296807603205</text:p>
          </table:table-cell>
          <table:table-cell table:number-columns-repeated="5"/>
        </table:table-row>
        <table:table-row table:style-name="ro1">
          <table:table-cell table:formula="of:=[.A961]+1" office:value-type="float" office:value="954" calcext:value-type="float">
            <text:p>954</text:p>
          </table:table-cell>
          <table:table-cell table:formula="of:=4*[.$D$3]*[.B961]*(1-[.B961])" office:value-type="float" office:value="0.879872865898151" calcext:value-type="float">
            <text:p>0,879872865898151</text:p>
          </table:table-cell>
          <table:table-cell table:number-columns-repeated="5"/>
        </table:table-row>
        <table:table-row table:style-name="ro1">
          <table:table-cell table:formula="of:=[.A962]+1" office:value-type="float" office:value="955" calcext:value-type="float">
            <text:p>955</text:p>
          </table:table-cell>
          <table:table-cell table:formula="of:=4*[.$D$3]*[.B962]*(1-[.B962])" office:value-type="float" office:value="0.422786423017301" calcext:value-type="float">
            <text:p>0,422786423017301</text:p>
          </table:table-cell>
          <table:table-cell table:number-columns-repeated="5"/>
        </table:table-row>
        <table:table-row table:style-name="ro1">
          <table:table-cell table:formula="of:=[.A963]+1" office:value-type="float" office:value="956" calcext:value-type="float">
            <text:p>956</text:p>
          </table:table-cell>
          <table:table-cell table:formula="of:=4*[.$D$3]*[.B963]*(1-[.B963])" office:value-type="float" office:value="0.976152254118147" calcext:value-type="float">
            <text:p>0,976152254118147</text:p>
          </table:table-cell>
          <table:table-cell table:number-columns-repeated="5"/>
        </table:table-row>
        <table:table-row table:style-name="ro1">
          <table:table-cell table:formula="of:=[.A964]+1" office:value-type="float" office:value="957" calcext:value-type="float">
            <text:p>957</text:p>
          </table:table-cell>
          <table:table-cell table:formula="of:=4*[.$D$3]*[.B964]*(1-[.B964])" office:value-type="float" office:value="0.0931161235928282" calcext:value-type="float">
            <text:p>0,093116123592828</text:p>
          </table:table-cell>
          <table:table-cell table:number-columns-repeated="5"/>
        </table:table-row>
        <table:table-row table:style-name="ro1">
          <table:table-cell table:formula="of:=[.A965]+1" office:value-type="float" office:value="958" calcext:value-type="float">
            <text:p>958</text:p>
          </table:table-cell>
          <table:table-cell table:formula="of:=4*[.$D$3]*[.B965]*(1-[.B965])" office:value-type="float" office:value="0.337782044479493" calcext:value-type="float">
            <text:p>0,337782044479493</text:p>
          </table:table-cell>
          <table:table-cell table:number-columns-repeated="5"/>
        </table:table-row>
        <table:table-row table:style-name="ro1">
          <table:table-cell table:formula="of:=[.A966]+1" office:value-type="float" office:value="959" calcext:value-type="float">
            <text:p>959</text:p>
          </table:table-cell>
          <table:table-cell table:formula="of:=4*[.$D$3]*[.B966]*(1-[.B966])" office:value-type="float" office:value="0.894741339626988" calcext:value-type="float">
            <text:p>0,894741339626988</text:p>
          </table:table-cell>
          <table:table-cell table:number-columns-repeated="5"/>
        </table:table-row>
        <table:table-row table:style-name="ro1">
          <table:table-cell table:formula="of:=[.A967]+1" office:value-type="float" office:value="960" calcext:value-type="float">
            <text:p>960</text:p>
          </table:table-cell>
          <table:table-cell table:formula="of:=4*[.$D$3]*[.B967]*(1-[.B967])" office:value-type="float" office:value="0.376717099157965" calcext:value-type="float">
            <text:p>0,376717099157965</text:p>
          </table:table-cell>
          <table:table-cell table:number-columns-repeated="5"/>
        </table:table-row>
        <table:table-row table:style-name="ro1">
          <table:table-cell table:formula="of:=[.A968]+1" office:value-type="float" office:value="961" calcext:value-type="float">
            <text:p>961</text:p>
          </table:table-cell>
          <table:table-cell table:formula="of:=4*[.$D$3]*[.B968]*(1-[.B968])" office:value-type="float" office:value="0.939205305439892" calcext:value-type="float">
            <text:p>0,939205305439892</text:p>
          </table:table-cell>
          <table:table-cell table:number-columns-repeated="5"/>
        </table:table-row>
        <table:table-row table:style-name="ro1">
          <table:table-cell table:formula="of:=[.A969]+1" office:value-type="float" office:value="962" calcext:value-type="float">
            <text:p>962</text:p>
          </table:table-cell>
          <table:table-cell table:formula="of:=4*[.$D$3]*[.B969]*(1-[.B969])" office:value-type="float" office:value="0.228394798693806" calcext:value-type="float">
            <text:p>0,228394798693806</text:p>
          </table:table-cell>
          <table:table-cell table:number-columns-repeated="5"/>
        </table:table-row>
        <table:table-row table:style-name="ro1">
          <table:table-cell table:formula="of:=[.A970]+1" office:value-type="float" office:value="963" calcext:value-type="float">
            <text:p>963</text:p>
          </table:table-cell>
          <table:table-cell table:formula="of:=4*[.$D$3]*[.B970]*(1-[.B970])" office:value-type="float" office:value="0.704922458493687" calcext:value-type="float">
            <text:p>0,704922458493687</text:p>
          </table:table-cell>
          <table:table-cell table:number-columns-repeated="5"/>
        </table:table-row>
        <table:table-row table:style-name="ro1">
          <table:table-cell table:formula="of:=[.A971]+1" office:value-type="float" office:value="964" calcext:value-type="float">
            <text:p>964</text:p>
          </table:table-cell>
          <table:table-cell table:formula="of:=4*[.$D$3]*[.B971]*(1-[.B971])" office:value-type="float" office:value="0.832027144019612" calcext:value-type="float">
            <text:p>0,832027144019612</text:p>
          </table:table-cell>
          <table:table-cell table:number-columns-repeated="5"/>
        </table:table-row>
        <table:table-row table:style-name="ro1">
          <table:table-cell table:formula="of:=[.A972]+1" office:value-type="float" office:value="965" calcext:value-type="float">
            <text:p>965</text:p>
          </table:table-cell>
          <table:table-cell table:formula="of:=4*[.$D$3]*[.B972]*(1-[.B972])" office:value-type="float" office:value="0.559031902536718" calcext:value-type="float">
            <text:p>0,559031902536718</text:p>
          </table:table-cell>
          <table:table-cell table:number-columns-repeated="5"/>
        </table:table-row>
        <table:table-row table:style-name="ro1">
          <table:table-cell table:formula="of:=[.A973]+1" office:value-type="float" office:value="966" calcext:value-type="float">
            <text:p>966</text:p>
          </table:table-cell>
          <table:table-cell table:formula="of:=4*[.$D$3]*[.B973]*(1-[.B973])" office:value-type="float" office:value="0.986060937931581" calcext:value-type="float">
            <text:p>0,986060937931581</text:p>
          </table:table-cell>
          <table:table-cell table:number-columns-repeated="5"/>
        </table:table-row>
        <table:table-row table:style-name="ro1">
          <table:table-cell table:formula="of:=[.A974]+1" office:value-type="float" office:value="967" calcext:value-type="float">
            <text:p>967</text:p>
          </table:table-cell>
          <table:table-cell table:formula="of:=4*[.$D$3]*[.B974]*(1-[.B974])" office:value-type="float" office:value="0.0549790584682849" calcext:value-type="float">
            <text:p>0,054979058468285</text:p>
          </table:table-cell>
          <table:table-cell table:number-columns-repeated="5"/>
        </table:table-row>
        <table:table-row table:style-name="ro1">
          <table:table-cell table:formula="of:=[.A975]+1" office:value-type="float" office:value="968" calcext:value-type="float">
            <text:p>968</text:p>
          </table:table-cell>
          <table:table-cell table:formula="of:=4*[.$D$3]*[.B975]*(1-[.B975])" office:value-type="float" office:value="0.207825446392903" calcext:value-type="float">
            <text:p>0,207825446392903</text:p>
          </table:table-cell>
          <table:table-cell table:number-columns-repeated="5"/>
        </table:table-row>
        <table:table-row table:style-name="ro1">
          <table:table-cell table:formula="of:=[.A976]+1" office:value-type="float" office:value="969" calcext:value-type="float">
            <text:p>969</text:p>
          </table:table-cell>
          <table:table-cell table:formula="of:=4*[.$D$3]*[.B976]*(1-[.B976])" office:value-type="float" office:value="0.658536120897975" calcext:value-type="float">
            <text:p>0,658536120897975</text:p>
          </table:table-cell>
          <table:table-cell table:number-columns-repeated="5"/>
        </table:table-row>
        <table:table-row table:style-name="ro1">
          <table:table-cell table:formula="of:=[.A977]+1" office:value-type="float" office:value="970" calcext:value-type="float">
            <text:p>970</text:p>
          </table:table-cell>
          <table:table-cell table:formula="of:=4*[.$D$3]*[.B977]*(1-[.B977])" office:value-type="float" office:value="0.899465193482491" calcext:value-type="float">
            <text:p>0,899465193482491</text:p>
          </table:table-cell>
          <table:table-cell table:number-columns-repeated="5"/>
        </table:table-row>
        <table:table-row table:style-name="ro1">
          <table:table-cell table:formula="of:=[.A978]+1" office:value-type="float" office:value="971" calcext:value-type="float">
            <text:p>971</text:p>
          </table:table-cell>
          <table:table-cell table:formula="of:=4*[.$D$3]*[.B978]*(1-[.B978])" office:value-type="float" office:value="0.361710236783984" calcext:value-type="float">
            <text:p>0,361710236783984</text:p>
          </table:table-cell>
          <table:table-cell table:number-columns-repeated="5"/>
        </table:table-row>
        <table:table-row table:style-name="ro1">
          <table:table-cell table:formula="of:=[.A979]+1" office:value-type="float" office:value="972" calcext:value-type="float">
            <text:p>972</text:p>
          </table:table-cell>
          <table:table-cell table:formula="of:=4*[.$D$3]*[.B979]*(1-[.B979])" office:value-type="float" office:value="0.923503765558633" calcext:value-type="float">
            <text:p>0,923503765558633</text:p>
          </table:table-cell>
          <table:table-cell table:number-columns-repeated="5"/>
        </table:table-row>
        <table:table-row table:style-name="ro1">
          <table:table-cell table:formula="of:=[.A980]+1" office:value-type="float" office:value="973" calcext:value-type="float">
            <text:p>973</text:p>
          </table:table-cell>
          <table:table-cell table:formula="of:=4*[.$D$3]*[.B980]*(1-[.B980])" office:value-type="float" office:value="0.282578242230632" calcext:value-type="float">
            <text:p>0,282578242230632</text:p>
          </table:table-cell>
          <table:table-cell table:number-columns-repeated="5"/>
        </table:table-row>
        <table:table-row table:style-name="ro1">
          <table:table-cell table:formula="of:=[.A981]+1" office:value-type="float" office:value="974" calcext:value-type="float">
            <text:p>974</text:p>
          </table:table-cell>
          <table:table-cell table:formula="of:=4*[.$D$3]*[.B981]*(1-[.B981])" office:value-type="float" office:value="0.810911116993913" calcext:value-type="float">
            <text:p>0,810911116993913</text:p>
          </table:table-cell>
          <table:table-cell table:number-columns-repeated="5"/>
        </table:table-row>
        <table:table-row table:style-name="ro1">
          <table:table-cell table:formula="of:=[.A982]+1" office:value-type="float" office:value="975" calcext:value-type="float">
            <text:p>975</text:p>
          </table:table-cell>
          <table:table-cell table:formula="of:=4*[.$D$3]*[.B982]*(1-[.B982])" office:value-type="float" office:value="0.613337109318389" calcext:value-type="float">
            <text:p>0,613337109318389</text:p>
          </table:table-cell>
          <table:table-cell table:number-columns-repeated="5"/>
        </table:table-row>
        <table:table-row table:style-name="ro1">
          <table:table-cell table:formula="of:=[.A983]+1" office:value-type="float" office:value="976" calcext:value-type="float">
            <text:p>976</text:p>
          </table:table-cell>
          <table:table-cell table:formula="of:=4*[.$D$3]*[.B983]*(1-[.B983])" office:value-type="float" office:value="0.948618798605406" calcext:value-type="float">
            <text:p>0,948618798605406</text:p>
          </table:table-cell>
          <table:table-cell table:number-columns-repeated="5"/>
        </table:table-row>
        <table:table-row table:style-name="ro1">
          <table:table-cell table:formula="of:=[.A984]+1" office:value-type="float" office:value="977" calcext:value-type="float">
            <text:p>977</text:p>
          </table:table-cell>
          <table:table-cell table:formula="of:=4*[.$D$3]*[.B984]*(1-[.B984])" office:value-type="float" office:value="0.194964694151367" calcext:value-type="float">
            <text:p>0,194964694151367</text:p>
          </table:table-cell>
          <table:table-cell table:number-columns-repeated="5"/>
        </table:table-row>
        <table:table-row table:style-name="ro1">
          <table:table-cell table:formula="of:=[.A985]+1" office:value-type="float" office:value="978" calcext:value-type="float">
            <text:p>978</text:p>
          </table:table-cell>
          <table:table-cell table:formula="of:=4*[.$D$3]*[.B985]*(1-[.B985])" office:value-type="float" office:value="0.627813848743324" calcext:value-type="float">
            <text:p>0,627813848743324</text:p>
          </table:table-cell>
          <table:table-cell table:number-columns-repeated="5"/>
        </table:table-row>
        <table:table-row table:style-name="ro1">
          <table:table-cell table:formula="of:=[.A986]+1" office:value-type="float" office:value="979" calcext:value-type="float">
            <text:p>979</text:p>
          </table:table-cell>
          <table:table-cell table:formula="of:=4*[.$D$3]*[.B986]*(1-[.B986])" office:value-type="float" office:value="0.934654480277675" calcext:value-type="float">
            <text:p>0,934654480277675</text:p>
          </table:table-cell>
          <table:table-cell table:number-columns-repeated="5"/>
        </table:table-row>
        <table:table-row table:style-name="ro1">
          <table:table-cell table:formula="of:=[.A987]+1" office:value-type="float" office:value="980" calcext:value-type="float">
            <text:p>980</text:p>
          </table:table-cell>
          <table:table-cell table:formula="of:=4*[.$D$3]*[.B987]*(1-[.B987])" office:value-type="float" office:value="0.244301931098178" calcext:value-type="float">
            <text:p>0,244301931098178</text:p>
          </table:table-cell>
          <table:table-cell table:number-columns-repeated="5"/>
        </table:table-row>
        <table:table-row table:style-name="ro1">
          <table:table-cell table:formula="of:=[.A988]+1" office:value-type="float" office:value="981" calcext:value-type="float">
            <text:p>981</text:p>
          </table:table-cell>
          <table:table-cell table:formula="of:=4*[.$D$3]*[.B988]*(1-[.B988])" office:value-type="float" office:value="0.738473990239516" calcext:value-type="float">
            <text:p>0,738473990239516</text:p>
          </table:table-cell>
          <table:table-cell table:number-columns-repeated="5"/>
        </table:table-row>
        <table:table-row table:style-name="ro1">
          <table:table-cell table:formula="of:=[.A989]+1" office:value-type="float" office:value="982" calcext:value-type="float">
            <text:p>982</text:p>
          </table:table-cell>
          <table:table-cell table:formula="of:=4*[.$D$3]*[.B989]*(1-[.B989])" office:value-type="float" office:value="0.772520623916973" calcext:value-type="float">
            <text:p>0,772520623916973</text:p>
          </table:table-cell>
          <table:table-cell table:number-columns-repeated="5"/>
        </table:table-row>
        <table:table-row table:style-name="ro1">
          <table:table-cell table:formula="of:=[.A990]+1" office:value-type="float" office:value="983" calcext:value-type="float">
            <text:p>983</text:p>
          </table:table-cell>
          <table:table-cell table:formula="of:=4*[.$D$3]*[.B990]*(1-[.B990])" office:value-type="float" office:value="0.702930038159616" calcext:value-type="float">
            <text:p>0,702930038159616</text:p>
          </table:table-cell>
          <table:table-cell table:number-columns-repeated="5"/>
        </table:table-row>
        <table:table-row table:style-name="ro1">
          <table:table-cell table:formula="of:=[.A991]+1" office:value-type="float" office:value="984" calcext:value-type="float">
            <text:p>984</text:p>
          </table:table-cell>
          <table:table-cell table:formula="of:=4*[.$D$3]*[.B991]*(1-[.B991])" office:value-type="float" office:value="0.835277598450148" calcext:value-type="float">
            <text:p>0,835277598450148</text:p>
          </table:table-cell>
          <table:table-cell table:number-columns-repeated="5"/>
        </table:table-row>
        <table:table-row table:style-name="ro1">
          <table:table-cell table:formula="of:=[.A992]+1" office:value-type="float" office:value="985" calcext:value-type="float">
            <text:p>985</text:p>
          </table:table-cell>
          <table:table-cell table:formula="of:=4*[.$D$3]*[.B992]*(1-[.B992])" office:value-type="float" office:value="0.550355727910006" calcext:value-type="float">
            <text:p>0,550355727910006</text:p>
          </table:table-cell>
          <table:table-cell table:number-columns-repeated="5"/>
        </table:table-row>
        <table:table-row table:style-name="ro1">
          <table:table-cell table:formula="of:=[.A993]+1" office:value-type="float" office:value="986" calcext:value-type="float">
            <text:p>986</text:p>
          </table:table-cell>
          <table:table-cell table:formula="of:=4*[.$D$3]*[.B993]*(1-[.B993])" office:value-type="float" office:value="0.989857202666614" calcext:value-type="float">
            <text:p>0,989857202666614</text:p>
          </table:table-cell>
          <table:table-cell table:number-columns-repeated="5"/>
        </table:table-row>
        <table:table-row table:style-name="ro1">
          <table:table-cell table:formula="of:=[.A994]+1" office:value-type="float" office:value="987" calcext:value-type="float">
            <text:p>987</text:p>
          </table:table-cell>
          <table:table-cell table:formula="of:=4*[.$D$3]*[.B994]*(1-[.B994])" office:value-type="float" office:value="0.0401596839825597" calcext:value-type="float">
            <text:p>0,04015968398256</text:p>
          </table:table-cell>
          <table:table-cell table:number-columns-repeated="5"/>
        </table:table-row>
        <table:table-row table:style-name="ro1">
          <table:table-cell table:formula="of:=[.A995]+1" office:value-type="float" office:value="988" calcext:value-type="float">
            <text:p>988</text:p>
          </table:table-cell>
          <table:table-cell table:formula="of:=4*[.$D$3]*[.B995]*(1-[.B995])" office:value-type="float" office:value="0.154187535059923" calcext:value-type="float">
            <text:p>0,154187535059923</text:p>
          </table:table-cell>
          <table:table-cell table:number-columns-repeated="5"/>
        </table:table-row>
        <table:table-row table:style-name="ro1">
          <table:table-cell table:formula="of:=[.A996]+1" office:value-type="float" office:value="989" calcext:value-type="float">
            <text:p>989</text:p>
          </table:table-cell>
          <table:table-cell table:formula="of:=4*[.$D$3]*[.B996]*(1-[.B996])" office:value-type="float" office:value="0.521654956368271" calcext:value-type="float">
            <text:p>0,521654956368271</text:p>
          </table:table-cell>
          <table:table-cell table:number-columns-repeated="5"/>
        </table:table-row>
        <table:table-row table:style-name="ro1">
          <table:table-cell table:formula="of:=[.A997]+1" office:value-type="float" office:value="990" calcext:value-type="float">
            <text:p>990</text:p>
          </table:table-cell>
          <table:table-cell table:formula="of:=4*[.$D$3]*[.B997]*(1-[.B997])" office:value-type="float" office:value="0.998124251458753" calcext:value-type="float">
            <text:p>0,998124251458753</text:p>
          </table:table-cell>
          <table:table-cell table:number-columns-repeated="5"/>
        </table:table-row>
        <table:table-row table:style-name="ro1">
          <table:table-cell table:formula="of:=[.A998]+1" office:value-type="float" office:value="991" calcext:value-type="float">
            <text:p>991</text:p>
          </table:table-cell>
          <table:table-cell table:formula="of:=4*[.$D$3]*[.B998]*(1-[.B998])" office:value-type="float" office:value="0.00748892043462783" calcext:value-type="float">
            <text:p>0,007488920434628</text:p>
          </table:table-cell>
          <table:table-cell table:number-columns-repeated="5"/>
        </table:table-row>
        <table:table-row table:style-name="ro1">
          <table:table-cell table:formula="of:=[.A999]+1" office:value-type="float" office:value="992" calcext:value-type="float">
            <text:p>992</text:p>
          </table:table-cell>
          <table:table-cell table:formula="of:=4*[.$D$3]*[.B999]*(1-[.B999])" office:value-type="float" office:value="0.0297313460214066" calcext:value-type="float">
            <text:p>0,029731346021407</text:p>
          </table:table-cell>
          <table:table-cell table:number-columns-repeated="5"/>
        </table:table-row>
        <table:table-row table:style-name="ro1">
          <table:table-cell table:formula="of:=[.A1000]+1" office:value-type="float" office:value="993" calcext:value-type="float">
            <text:p>993</text:p>
          </table:table-cell>
          <table:table-cell table:formula="of:=4*[.$D$3]*[.B1000]*(1-[.B1000])" office:value-type="float" office:value="0.115389572340648" calcext:value-type="float">
            <text:p>0,115389572340648</text:p>
          </table:table-cell>
          <table:table-cell table:number-columns-repeated="5"/>
        </table:table-row>
        <table:table-row table:style-name="ro1">
          <table:table-cell table:formula="of:=[.A1001]+1" office:value-type="float" office:value="994" calcext:value-type="float">
            <text:p>994</text:p>
          </table:table-cell>
          <table:table-cell table:formula="of:=4*[.$D$3]*[.B1001]*(1-[.B1001])" office:value-type="float" office:value="0.408299275742761" calcext:value-type="float">
            <text:p>0,408299275742761</text:p>
          </table:table-cell>
          <table:table-cell table:number-columns-repeated="5"/>
        </table:table-row>
        <table:table-row table:style-name="ro1">
          <table:table-cell table:formula="of:=[.A1002]+1" office:value-type="float" office:value="995" calcext:value-type="float">
            <text:p>995</text:p>
          </table:table-cell>
          <table:table-cell table:formula="of:=4*[.$D$3]*[.B1002]*(1-[.B1002])" office:value-type="float" office:value="0.966363908682791" calcext:value-type="float">
            <text:p>0,966363908682791</text:p>
          </table:table-cell>
          <table:table-cell table:number-columns-repeated="5"/>
        </table:table-row>
        <table:table-row table:style-name="ro1">
          <table:table-cell table:formula="of:=[.A1003]+1" office:value-type="float" office:value="996" calcext:value-type="float">
            <text:p>996</text:p>
          </table:table-cell>
          <table:table-cell table:formula="of:=4*[.$D$3]*[.B1003]*(1-[.B1003])" office:value-type="float" office:value="0.130018818712436" calcext:value-type="float">
            <text:p>0,130018818712436</text:p>
          </table:table-cell>
          <table:table-cell table:number-columns-repeated="5"/>
        </table:table-row>
        <table:table-row table:style-name="ro1">
          <table:table-cell table:formula="of:=[.A1004]+1" office:value-type="float" office:value="997" calcext:value-type="float">
            <text:p>997</text:p>
          </table:table-cell>
          <table:table-cell table:formula="of:=4*[.$D$3]*[.B1004]*(1-[.B1004])" office:value-type="float" office:value="0.452455701972236" calcext:value-type="float">
            <text:p>0,452455701972236</text:p>
          </table:table-cell>
          <table:table-cell table:number-columns-repeated="5"/>
        </table:table-row>
        <table:table-row table:style-name="ro1">
          <table:table-cell table:formula="of:=[.A1005]+1" office:value-type="float" office:value="998" calcext:value-type="float">
            <text:p>998</text:p>
          </table:table-cell>
          <table:table-cell table:formula="of:=4*[.$D$3]*[.B1005]*(1-[.B1005])" office:value-type="float" office:value="0.990958158900189" calcext:value-type="float">
            <text:p>0,990958158900189</text:p>
          </table:table-cell>
          <table:table-cell table:number-columns-repeated="5"/>
        </table:table-row>
        <table:table-row table:style-name="ro1">
          <table:table-cell table:formula="of:=[.A1006]+1" office:value-type="float" office:value="999" calcext:value-type="float">
            <text:p>999</text:p>
          </table:table-cell>
          <table:table-cell table:formula="of:=4*[.$D$3]*[.B1006]*(1-[.B1006])" office:value-type="float" office:value="0.0358403448373483" calcext:value-type="float">
            <text:p>0,035840344837348</text:p>
          </table:table-cell>
          <table:table-cell table:number-columns-repeated="5"/>
        </table:table-row>
        <table:table-row table:style-name="ro1">
          <table:table-cell table:formula="of:=[.A1007]+1" office:value-type="float" office:value="1000" calcext:value-type="float">
            <text:p>1000</text:p>
          </table:table-cell>
          <table:table-cell table:formula="of:=4*[.$D$3]*[.B1007]*(1-[.B1007])" office:value-type="float" office:value="0.138223258077153" calcext:value-type="float">
            <text:p>0,138223258077153</text:p>
          </table:table-cell>
          <table:table-cell table:number-columns-repeated="5"/>
        </table:table-row>
        <table:table-row table:style-name="ro1">
          <table:table-cell table:formula="of:=[.A1008]+1" office:value-type="float" office:value="1001" calcext:value-type="float">
            <text:p>1001</text:p>
          </table:table-cell>
          <table:table-cell table:formula="of:=4*[.$D$3]*[.B1008]*(1-[.B1008])" office:value-type="float" office:value="0.476470356014759" calcext:value-type="float">
            <text:p>0,476470356014759</text:p>
          </table:table-cell>
          <table:table-cell table:number-columns-repeated="5"/>
        </table:table-row>
        <table:table-row table:style-name="ro1">
          <table:table-cell table:formula="of:=[.A1009]+1" office:value-type="float" office:value="1002" calcext:value-type="float">
            <text:p>1002</text:p>
          </table:table-cell>
          <table:table-cell table:formula="of:=4*[.$D$3]*[.B1009]*(1-[.B1009])" office:value-type="float" office:value="0.997785423415711" calcext:value-type="float">
            <text:p>0,997785423415711</text:p>
          </table:table-cell>
          <table:table-cell table:number-columns-repeated="5"/>
        </table:table-row>
        <table:table-row table:style-name="ro1">
          <table:table-cell table:formula="of:=[.A1010]+1" office:value-type="float" office:value="1003" calcext:value-type="float">
            <text:p>1003</text:p>
          </table:table-cell>
          <table:table-cell table:formula="of:=4*[.$D$3]*[.B1010]*(1-[.B1010])" office:value-type="float" office:value="0.00883868893936363" calcext:value-type="float">
            <text:p>0,008838688939364</text:p>
          </table:table-cell>
          <table:table-cell table:number-columns-repeated="5"/>
        </table:table-row>
        <table:table-row table:style-name="ro1">
          <table:table-cell table:formula="of:=[.A1011]+1" office:value-type="float" office:value="1004" calcext:value-type="float">
            <text:p>1004</text:p>
          </table:table-cell>
          <table:table-cell table:formula="of:=4*[.$D$3]*[.B1011]*(1-[.B1011])" office:value-type="float" office:value="0.0350422660687872" calcext:value-type="float">
            <text:p>0,035042266068787</text:p>
          </table:table-cell>
          <table:table-cell table:number-columns-repeated="5"/>
        </table:table-row>
        <table:table-row table:style-name="ro1">
          <table:table-cell table:formula="of:=[.A1012]+1" office:value-type="float" office:value="1005" calcext:value-type="float">
            <text:p>1005</text:p>
          </table:table-cell>
          <table:table-cell table:formula="of:=4*[.$D$3]*[.B1012]*(1-[.B1012])" office:value-type="float" office:value="0.135257222630206" calcext:value-type="float">
            <text:p>0,135257222630206</text:p>
          </table:table-cell>
          <table:table-cell table:number-columns-repeated="5"/>
        </table:table-row>
        <table:table-row table:style-name="ro1">
          <table:table-cell table:formula="of:=[.A1013]+1" office:value-type="float" office:value="1006" calcext:value-type="float">
            <text:p>1006</text:p>
          </table:table-cell>
          <table:table-cell table:formula="of:=4*[.$D$3]*[.B1013]*(1-[.B1013])" office:value-type="float" office:value="0.467850825426276" calcext:value-type="float">
            <text:p>0,467850825426276</text:p>
          </table:table-cell>
          <table:table-cell table:number-columns-repeated="5"/>
        </table:table-row>
        <table:table-row table:style-name="ro1">
          <table:table-cell table:formula="of:=[.A1014]+1" office:value-type="float" office:value="1007" calcext:value-type="float">
            <text:p>1007</text:p>
          </table:table-cell>
          <table:table-cell table:formula="of:=4*[.$D$3]*[.B1014]*(1-[.B1014])" office:value-type="float" office:value="0.995865722296913" calcext:value-type="float">
            <text:p>0,995865722296913</text:p>
          </table:table-cell>
          <table:table-cell table:number-columns-repeated="5"/>
        </table:table-row>
        <table:table-row table:style-name="ro1">
          <table:table-cell table:formula="of:=[.A1015]+1" office:value-type="float" office:value="1008" calcext:value-type="float">
            <text:p>1008</text:p>
          </table:table-cell>
          <table:table-cell table:formula="of:=4*[.$D$3]*[.B1015]*(1-[.B1015])" office:value-type="float" office:value="0.0164687418038432" calcext:value-type="float">
            <text:p>0,016468741803843</text:p>
          </table:table-cell>
          <table:table-cell table:number-columns-repeated="5"/>
        </table:table-row>
        <table:table-row table:style-name="ro1">
          <table:table-cell table:formula="of:=[.A1016]+1" office:value-type="float" office:value="1009" calcext:value-type="float">
            <text:p>1009</text:p>
          </table:table-cell>
          <table:table-cell table:formula="of:=4*[.$D$3]*[.B1016]*(1-[.B1016])" office:value-type="float" office:value="0.0647900893889663" calcext:value-type="float">
            <text:p>0,064790089388966</text:p>
          </table:table-cell>
          <table:table-cell table:number-columns-repeated="5"/>
        </table:table-row>
        <table:table-row table:style-name="ro1">
          <table:table-cell table:formula="of:=[.A1017]+1" office:value-type="float" office:value="1010" calcext:value-type="float">
            <text:p>1010</text:p>
          </table:table-cell>
          <table:table-cell table:formula="of:=4*[.$D$3]*[.B1017]*(1-[.B1017])" office:value-type="float" office:value="0.242369334823744" calcext:value-type="float">
            <text:p>0,242369334823744</text:p>
          </table:table-cell>
          <table:table-cell table:number-columns-repeated="5"/>
        </table:table-row>
        <table:table-row table:style-name="ro1">
          <table:table-cell table:formula="of:=[.A1018]+1" office:value-type="float" office:value="1011" calcext:value-type="float">
            <text:p>1011</text:p>
          </table:table-cell>
          <table:table-cell table:formula="of:=4*[.$D$3]*[.B1018]*(1-[.B1018])" office:value-type="float" office:value="0.73450576144336" calcext:value-type="float">
            <text:p>0,73450576144336</text:p>
          </table:table-cell>
          <table:table-cell table:number-columns-repeated="5"/>
        </table:table-row>
        <table:table-row table:style-name="ro1">
          <table:table-cell table:formula="of:=[.A1019]+1" office:value-type="float" office:value="1012" calcext:value-type="float">
            <text:p>1012</text:p>
          </table:table-cell>
          <table:table-cell table:formula="of:=4*[.$D$3]*[.B1019]*(1-[.B1019])" office:value-type="float" office:value="0.780028191399479" calcext:value-type="float">
            <text:p>0,780028191399479</text:p>
          </table:table-cell>
          <table:table-cell table:number-columns-repeated="5"/>
        </table:table-row>
        <table:table-row table:style-name="ro1">
          <table:table-cell table:formula="of:=[.A1020]+1" office:value-type="float" office:value="1013" calcext:value-type="float">
            <text:p>1013</text:p>
          </table:table-cell>
          <table:table-cell table:formula="of:=4*[.$D$3]*[.B1020]*(1-[.B1020])" office:value-type="float" office:value="0.686336848086147" calcext:value-type="float">
            <text:p>0,686336848086147</text:p>
          </table:table-cell>
          <table:table-cell table:number-columns-repeated="5"/>
        </table:table-row>
        <table:table-row table:style-name="ro1">
          <table:table-cell table:formula="of:=[.A1021]+1" office:value-type="float" office:value="1014" calcext:value-type="float">
            <text:p>1014</text:p>
          </table:table-cell>
          <table:table-cell table:formula="of:=4*[.$D$3]*[.B1021]*(1-[.B1021])" office:value-type="float" office:value="0.861114316181281" calcext:value-type="float">
            <text:p>0,861114316181281</text:p>
          </table:table-cell>
          <table:table-cell table:number-columns-repeated="5"/>
        </table:table-row>
        <table:table-row table:style-name="ro1">
          <table:table-cell table:formula="of:=[.A1022]+1" office:value-type="float" office:value="1015" calcext:value-type="float">
            <text:p>1015</text:p>
          </table:table-cell>
          <table:table-cell table:formula="of:=4*[.$D$3]*[.B1022]*(1-[.B1022])" office:value-type="float" office:value="0.478385802595703" calcext:value-type="float">
            <text:p>0,478385802595703</text:p>
          </table:table-cell>
          <table:table-cell table:number-columns-repeated="5"/>
        </table:table-row>
        <table:table-row table:style-name="ro1">
          <table:table-cell table:formula="of:=[.A1023]+1" office:value-type="float" office:value="1016" calcext:value-type="float">
            <text:p>1016</text:p>
          </table:table-cell>
          <table:table-cell table:formula="of:=4*[.$D$3]*[.B1023]*(1-[.B1023])" office:value-type="float" office:value="0.998131305882272" calcext:value-type="float">
            <text:p>0,998131305882272</text:p>
          </table:table-cell>
          <table:table-cell table:number-columns-repeated="5"/>
        </table:table-row>
        <table:table-row table:style-name="ro1">
          <table:table-cell table:formula="of:=[.A1024]+1" office:value-type="float" office:value="1017" calcext:value-type="float">
            <text:p>1017</text:p>
          </table:table-cell>
          <table:table-cell table:formula="of:=4*[.$D$3]*[.B1024]*(1-[.B1024])" office:value-type="float" office:value="0.00746080840008792" calcext:value-type="float">
            <text:p>0,007460808400088</text:p>
          </table:table-cell>
          <table:table-cell table:number-columns-repeated="5"/>
        </table:table-row>
        <table:table-row table:style-name="ro1">
          <table:table-cell table:formula="of:=[.A1025]+1" office:value-type="float" office:value="1018" calcext:value-type="float">
            <text:p>1018</text:p>
          </table:table-cell>
          <table:table-cell table:formula="of:=4*[.$D$3]*[.B1025]*(1-[.B1025])" office:value-type="float" office:value="0.0296205789524204" calcext:value-type="float">
            <text:p>0,02962057895242</text:p>
          </table:table-cell>
          <table:table-cell table:number-columns-repeated="5"/>
        </table:table-row>
        <table:table-row table:style-name="ro1">
          <table:table-cell table:formula="of:=[.A1026]+1" office:value-type="float" office:value="1019" calcext:value-type="float">
            <text:p>1019</text:p>
          </table:table-cell>
          <table:table-cell table:formula="of:=4*[.$D$3]*[.B1026]*(1-[.B1026])" office:value-type="float" office:value="0.114972801019775" calcext:value-type="float">
            <text:p>0,114972801019775</text:p>
          </table:table-cell>
          <table:table-cell table:number-columns-repeated="5"/>
        </table:table-row>
        <table:table-row table:style-name="ro1">
          <table:table-cell table:formula="of:=[.A1027]+1" office:value-type="float" office:value="1020" calcext:value-type="float">
            <text:p>1020</text:p>
          </table:table-cell>
          <table:table-cell table:formula="of:=4*[.$D$3]*[.B1027]*(1-[.B1027])" office:value-type="float" office:value="0.40701622418177" calcext:value-type="float">
            <text:p>0,40701622418177</text:p>
          </table:table-cell>
          <table:table-cell table:number-columns-repeated="5"/>
        </table:table-row>
        <table:table-row table:style-name="ro1">
          <table:table-cell table:formula="of:=[.A1028]+1" office:value-type="float" office:value="1021" calcext:value-type="float">
            <text:p>1021</text:p>
          </table:table-cell>
          <table:table-cell table:formula="of:=4*[.$D$3]*[.B1028]*(1-[.B1028])" office:value-type="float" office:value="0.96541606973834" calcext:value-type="float">
            <text:p>0,96541606973834</text:p>
          </table:table-cell>
          <table:table-cell table:number-columns-repeated="5"/>
        </table:table-row>
        <table:table-row table:style-name="ro1">
          <table:table-cell table:formula="of:=[.A1029]+1" office:value-type="float" office:value="1022" calcext:value-type="float">
            <text:p>1022</text:p>
          </table:table-cell>
          <table:table-cell table:formula="of:=4*[.$D$3]*[.B1029]*(1-[.B1029])" office:value-type="float" office:value="0.133551528117265" calcext:value-type="float">
            <text:p>0,133551528117265</text:p>
          </table:table-cell>
          <table:table-cell table:number-columns-repeated="5"/>
        </table:table-row>
        <table:table-row table:style-name="ro1">
          <table:table-cell table:formula="of:=[.A1030]+1" office:value-type="float" office:value="1023" calcext:value-type="float">
            <text:p>1023</text:p>
          </table:table-cell>
          <table:table-cell table:formula="of:=4*[.$D$3]*[.B1030]*(1-[.B1030])" office:value-type="float" office:value="0.462862069819233" calcext:value-type="float">
            <text:p>0,462862069819233</text:p>
          </table:table-cell>
          <table:table-cell table:number-columns-repeated="5"/>
        </table:table-row>
        <table:table-row table:style-name="ro1">
          <table:table-cell table:formula="of:=[.A1031]+1" office:value-type="float" office:value="1024" calcext:value-type="float">
            <text:p>1024</text:p>
          </table:table-cell>
          <table:table-cell table:formula="of:=4*[.$D$3]*[.B1031]*(1-[.B1031])" office:value-type="float" office:value="0.994483096567554" calcext:value-type="float">
            <text:p>0,994483096567554</text:p>
          </table:table-cell>
          <table:table-cell table:number-columns-repeated="5"/>
        </table:table-row>
        <table:table-row table:style-name="ro1">
          <table:table-cell table:formula="of:=[.A1032]+1" office:value-type="float" office:value="1025" calcext:value-type="float">
            <text:p>1025</text:p>
          </table:table-cell>
          <table:table-cell table:formula="of:=4*[.$D$3]*[.B1032]*(1-[.B1032])" office:value-type="float" office:value="0.0219458688358533" calcext:value-type="float">
            <text:p>0,021945868835853</text:p>
          </table:table-cell>
          <table:table-cell table:number-columns-repeated="5"/>
        </table:table-row>
        <table:table-row table:style-name="ro1">
          <table:table-cell table:formula="of:=[.A1033]+1" office:value-type="float" office:value="1026" calcext:value-type="float">
            <text:p>1026</text:p>
          </table:table-cell>
          <table:table-cell table:formula="of:=4*[.$D$3]*[.B1033]*(1-[.B1033])" office:value-type="float" office:value="0.0858569907075713" calcext:value-type="float">
            <text:p>0,085856990707571</text:p>
          </table:table-cell>
          <table:table-cell table:number-columns-repeated="5"/>
        </table:table-row>
        <table:table-row table:style-name="ro1">
          <table:table-cell table:formula="of:=[.A1034]+1" office:value-type="float" office:value="1027" calcext:value-type="float">
            <text:p>1027</text:p>
          </table:table-cell>
          <table:table-cell table:formula="of:=4*[.$D$3]*[.B1034]*(1-[.B1034])" office:value-type="float" office:value="0.313942271416845" calcext:value-type="float">
            <text:p>0,313942271416845</text:p>
          </table:table-cell>
          <table:table-cell table:number-columns-repeated="5"/>
        </table:table-row>
        <table:table-row table:style-name="ro1">
          <table:table-cell table:formula="of:=[.A1035]+1" office:value-type="float" office:value="1028" calcext:value-type="float">
            <text:p>1028</text:p>
          </table:table-cell>
          <table:table-cell table:formula="of:=4*[.$D$3]*[.B1035]*(1-[.B1035])" office:value-type="float" office:value="0.861530086537909" calcext:value-type="float">
            <text:p>0,861530086537909</text:p>
          </table:table-cell>
          <table:table-cell table:number-columns-repeated="5"/>
        </table:table-row>
        <table:table-row table:style-name="ro1">
          <table:table-cell table:formula="of:=[.A1036]+1" office:value-type="float" office:value="1029" calcext:value-type="float">
            <text:p>1029</text:p>
          </table:table-cell>
          <table:table-cell table:formula="of:=4*[.$D$3]*[.B1036]*(1-[.B1036])" office:value-type="float" office:value="0.477183986111569" calcext:value-type="float">
            <text:p>0,477183986111569</text:p>
          </table:table-cell>
          <table:table-cell table:number-columns-repeated="5"/>
        </table:table-row>
        <table:table-row table:style-name="ro1">
          <table:table-cell table:formula="of:=[.A1037]+1" office:value-type="float" office:value="1030" calcext:value-type="float">
            <text:p>1030</text:p>
          </table:table-cell>
          <table:table-cell table:formula="of:=4*[.$D$3]*[.B1037]*(1-[.B1037])" office:value-type="float" office:value="0.997917718040972" calcext:value-type="float">
            <text:p>0,997917718040972</text:p>
          </table:table-cell>
          <table:table-cell table:number-columns-repeated="5"/>
        </table:table-row>
        <table:table-row table:style-name="ro1">
          <table:table-cell table:formula="of:=[.A1038]+1" office:value-type="float" office:value="1031" calcext:value-type="float">
            <text:p>1031</text:p>
          </table:table-cell>
          <table:table-cell table:formula="of:=4*[.$D$3]*[.B1038]*(1-[.B1038])" office:value-type="float" office:value="0.00831178424348504" calcext:value-type="float">
            <text:p>0,008311784243485</text:p>
          </table:table-cell>
          <table:table-cell table:number-columns-repeated="5"/>
        </table:table-row>
        <table:table-row table:style-name="ro1">
          <table:table-cell table:formula="of:=[.A1039]+1" office:value-type="float" office:value="1032" calcext:value-type="float">
            <text:p>1032</text:p>
          </table:table-cell>
          <table:table-cell table:formula="of:=4*[.$D$3]*[.B1039]*(1-[.B1039])" office:value-type="float" office:value="0.0329707939446992" calcext:value-type="float">
            <text:p>0,032970793944699</text:p>
          </table:table-cell>
          <table:table-cell table:number-columns-repeated="5"/>
        </table:table-row>
        <table:table-row table:style-name="ro1">
          <table:table-cell table:formula="of:=[.A1040]+1" office:value-type="float" office:value="1033" calcext:value-type="float">
            <text:p>1033</text:p>
          </table:table-cell>
          <table:table-cell table:formula="of:=4*[.$D$3]*[.B1040]*(1-[.B1040])" office:value-type="float" office:value="0.127534882765421" calcext:value-type="float">
            <text:p>0,127534882765421</text:p>
          </table:table-cell>
          <table:table-cell table:number-columns-repeated="5"/>
        </table:table-row>
        <table:table-row table:style-name="ro1">
          <table:table-cell table:formula="of:=[.A1041]+1" office:value-type="float" office:value="1034" calcext:value-type="float">
            <text:p>1034</text:p>
          </table:table-cell>
          <table:table-cell table:formula="of:=4*[.$D$3]*[.B1041]*(1-[.B1041])" office:value-type="float" office:value="0.445078945773727" calcext:value-type="float">
            <text:p>0,445078945773727</text:p>
          </table:table-cell>
          <table:table-cell table:number-columns-repeated="5"/>
        </table:table-row>
        <table:table-row table:style-name="ro1">
          <table:table-cell table:formula="of:=[.A1042]+1" office:value-type="float" office:value="1035" calcext:value-type="float">
            <text:p>1035</text:p>
          </table:table-cell>
          <table:table-cell table:formula="of:=4*[.$D$3]*[.B1042]*(1-[.B1042])" office:value-type="float" office:value="0.987934711210699" calcext:value-type="float">
            <text:p>0,987934711210699</text:p>
          </table:table-cell>
          <table:table-cell table:number-columns-repeated="5"/>
        </table:table-row>
        <table:table-row table:style-name="ro1">
          <table:table-cell table:formula="of:=[.A1043]+1" office:value-type="float" office:value="1036" calcext:value-type="float">
            <text:p>1036</text:p>
          </table:table-cell>
          <table:table-cell table:formula="of:=4*[.$D$3]*[.B1043]*(1-[.B1043])" office:value-type="float" office:value="0.0476788703829267" calcext:value-type="float">
            <text:p>0,047678870382927</text:p>
          </table:table-cell>
          <table:table-cell table:number-columns-repeated="5"/>
        </table:table-row>
        <table:table-row table:style-name="ro1">
          <table:table-cell table:formula="of:=[.A1044]+1" office:value-type="float" office:value="1037" calcext:value-type="float">
            <text:p>1037</text:p>
          </table:table-cell>
          <table:table-cell table:formula="of:=4*[.$D$3]*[.B1044]*(1-[.B1044])" office:value-type="float" office:value="0.181622382807739" calcext:value-type="float">
            <text:p>0,181622382807739</text:p>
          </table:table-cell>
          <table:table-cell table:number-columns-repeated="5"/>
        </table:table-row>
        <table:table-row table:style-name="ro1">
          <table:table-cell table:formula="of:=[.A1045]+1" office:value-type="float" office:value="1038" calcext:value-type="float">
            <text:p>1038</text:p>
          </table:table-cell>
          <table:table-cell table:formula="of:=4*[.$D$3]*[.B1045]*(1-[.B1045])" office:value-type="float" office:value="0.594542771483913" calcext:value-type="float">
            <text:p>0,594542771483913</text:p>
          </table:table-cell>
          <table:table-cell table:number-columns-repeated="5"/>
        </table:table-row>
        <table:table-row table:style-name="ro1">
          <table:table-cell table:formula="of:=[.A1046]+1" office:value-type="float" office:value="1039" calcext:value-type="float">
            <text:p>1039</text:p>
          </table:table-cell>
          <table:table-cell table:formula="of:=4*[.$D$3]*[.B1046]*(1-[.B1046])" office:value-type="float" office:value="0.964246657440562" calcext:value-type="float">
            <text:p>0,964246657440562</text:p>
          </table:table-cell>
          <table:table-cell table:number-columns-repeated="5"/>
        </table:table-row>
        <table:table-row table:style-name="ro1">
          <table:table-cell table:formula="of:=[.A1047]+1" office:value-type="float" office:value="1040" calcext:value-type="float">
            <text:p>1040</text:p>
          </table:table-cell>
          <table:table-cell table:formula="of:=4*[.$D$3]*[.B1047]*(1-[.B1047])" office:value-type="float" office:value="0.13790016422106" calcext:value-type="float">
            <text:p>0,13790016422106</text:p>
          </table:table-cell>
          <table:table-cell table:number-columns-repeated="5"/>
        </table:table-row>
        <table:table-row table:style-name="ro1">
          <table:table-cell table:formula="of:=[.A1048]+1" office:value-type="float" office:value="1041" calcext:value-type="float">
            <text:p>1041</text:p>
          </table:table-cell>
          <table:table-cell table:formula="of:=4*[.$D$3]*[.B1048]*(1-[.B1048])" office:value-type="float" office:value="0.475534835715459" calcext:value-type="float">
            <text:p>0,475534835715459</text:p>
          </table:table-cell>
          <table:table-cell table:number-columns-repeated="5"/>
        </table:table-row>
        <table:table-row table:style-name="ro1">
          <table:table-cell table:formula="of:=[.A1049]+1" office:value-type="float" office:value="1042" calcext:value-type="float">
            <text:p>1042</text:p>
          </table:table-cell>
          <table:table-cell table:formula="of:=4*[.$D$3]*[.B1049]*(1-[.B1049])" office:value-type="float" office:value="0.997605822946121" calcext:value-type="float">
            <text:p>0,997605822946121</text:p>
          </table:table-cell>
          <table:table-cell table:number-columns-repeated="5"/>
        </table:table-row>
        <table:table-row table:style-name="ro1">
          <table:table-cell table:formula="of:=[.A1050]+1" office:value-type="float" office:value="1043" calcext:value-type="float">
            <text:p>1043</text:p>
          </table:table-cell>
          <table:table-cell table:formula="of:=4*[.$D$3]*[.B1050]*(1-[.B1050])" office:value-type="float" office:value="0.00955377988045255" calcext:value-type="float">
            <text:p>0,009553779880453</text:p>
          </table:table-cell>
          <table:table-cell table:number-columns-repeated="5"/>
        </table:table-row>
        <table:table-row table:style-name="ro1">
          <table:table-cell table:formula="of:=[.A1051]+1" office:value-type="float" office:value="1044" calcext:value-type="float">
            <text:p>1044</text:p>
          </table:table-cell>
          <table:table-cell table:formula="of:=4*[.$D$3]*[.B1051]*(1-[.B1051])" office:value-type="float" office:value="0.0378500206817936" calcext:value-type="float">
            <text:p>0,037850020681794</text:p>
          </table:table-cell>
          <table:table-cell table:number-columns-repeated="5"/>
        </table:table-row>
        <table:table-row table:style-name="ro1">
          <table:table-cell table:formula="of:=[.A1052]+1" office:value-type="float" office:value="1045" calcext:value-type="float">
            <text:p>1045</text:p>
          </table:table-cell>
          <table:table-cell table:formula="of:=4*[.$D$3]*[.B1052]*(1-[.B1052])" office:value-type="float" office:value="0.145669586464726" calcext:value-type="float">
            <text:p>0,145669586464726</text:p>
          </table:table-cell>
          <table:table-cell table:number-columns-repeated="5"/>
        </table:table-row>
        <table:table-row table:style-name="ro1">
          <table:table-cell table:formula="of:=[.A1053]+1" office:value-type="float" office:value="1046" calcext:value-type="float">
            <text:p>1046</text:p>
          </table:table-cell>
          <table:table-cell table:formula="of:=4*[.$D$3]*[.B1053]*(1-[.B1053])" office:value-type="float" office:value="0.497799832175686" calcext:value-type="float">
            <text:p>0,497799832175686</text:p>
          </table:table-cell>
          <table:table-cell table:number-columns-repeated="5"/>
        </table:table-row>
        <table:table-row table:style-name="ro1">
          <table:table-cell table:formula="of:=[.A1054]+1" office:value-type="float" office:value="1047" calcext:value-type="float">
            <text:p>1047</text:p>
          </table:table-cell>
          <table:table-cell table:formula="of:=4*[.$D$3]*[.B1054]*(1-[.B1054])" office:value-type="float" office:value="0.999980637046179" calcext:value-type="float">
            <text:p>0,999980637046179</text:p>
          </table:table-cell>
          <table:table-cell table:number-columns-repeated="5"/>
        </table:table-row>
        <table:table-row table:style-name="ro1">
          <table:table-cell table:formula="of:=[.A1055]+1" office:value-type="float" office:value="1048" calcext:value-type="float">
            <text:p>1048</text:p>
          </table:table-cell>
          <table:table-cell table:formula="of:=4*[.$D$3]*[.B1055]*(1-[.B1055])" office:value-type="float" office:value="0.0000774503155867027" calcext:value-type="float">
            <text:p>7,74503155867027E-05</text:p>
          </table:table-cell>
          <table:table-cell table:number-columns-repeated="5"/>
        </table:table-row>
        <table:table-row table:style-name="ro1">
          <table:table-cell table:formula="of:=[.A1056]+1" office:value-type="float" office:value="1049" calcext:value-type="float">
            <text:p>1049</text:p>
          </table:table-cell>
          <table:table-cell table:formula="of:=4*[.$D$3]*[.B1056]*(1-[.B1056])" office:value-type="float" office:value="0.000309777268141273" calcext:value-type="float">
            <text:p>0,000309777268141</text:p>
          </table:table-cell>
          <table:table-cell table:number-columns-repeated="5"/>
        </table:table-row>
        <table:table-row table:style-name="ro1">
          <table:table-cell table:formula="of:=[.A1057]+1" office:value-type="float" office:value="1050" calcext:value-type="float">
            <text:p>1050</text:p>
          </table:table-cell>
          <table:table-cell table:formula="of:=4*[.$D$3]*[.B1057]*(1-[.B1057])" office:value-type="float" office:value="0.00123872522474166" calcext:value-type="float">
            <text:p>0,001238725224742</text:p>
          </table:table-cell>
          <table:table-cell table:number-columns-repeated="5"/>
        </table:table-row>
        <table:table-row table:style-name="ro1">
          <table:table-cell table:formula="of:=[.A1058]+1" office:value-type="float" office:value="1051" calcext:value-type="float">
            <text:p>1051</text:p>
          </table:table-cell>
          <table:table-cell table:formula="of:=4*[.$D$3]*[.B1058]*(1-[.B1058])" office:value-type="float" office:value="0.00494876313823701" calcext:value-type="float">
            <text:p>0,004948763138237</text:p>
          </table:table-cell>
          <table:table-cell table:number-columns-repeated="5"/>
        </table:table-row>
        <table:table-row table:style-name="ro1">
          <table:table-cell table:formula="of:=[.A1059]+1" office:value-type="float" office:value="1052" calcext:value-type="float">
            <text:p>1052</text:p>
          </table:table-cell>
          <table:table-cell table:formula="of:=4*[.$D$3]*[.B1059]*(1-[.B1059])" office:value-type="float" office:value="0.0196970915265545" calcext:value-type="float">
            <text:p>0,019697091526555</text:p>
          </table:table-cell>
          <table:table-cell table:number-columns-repeated="5"/>
        </table:table-row>
        <table:table-row table:style-name="ro1">
          <table:table-cell table:formula="of:=[.A1060]+1" office:value-type="float" office:value="1053" calcext:value-type="float">
            <text:p>1053</text:p>
          </table:table-cell>
          <table:table-cell table:formula="of:=4*[.$D$3]*[.B1060]*(1-[.B1060])" office:value-type="float" office:value="0.0772364644477963" calcext:value-type="float">
            <text:p>0,077236464447796</text:p>
          </table:table-cell>
          <table:table-cell table:number-columns-repeated="5"/>
        </table:table-row>
        <table:table-row table:style-name="ro1">
          <table:table-cell table:formula="of:=[.A1061]+1" office:value-type="float" office:value="1054" calcext:value-type="float">
            <text:p>1054</text:p>
          </table:table-cell>
          <table:table-cell table:formula="of:=4*[.$D$3]*[.B1061]*(1-[.B1061])" office:value-type="float" office:value="0.285083972029602" calcext:value-type="float">
            <text:p>0,285083972029602</text:p>
          </table:table-cell>
          <table:table-cell table:number-columns-repeated="5"/>
        </table:table-row>
        <table:table-row table:style-name="ro1">
          <table:table-cell table:formula="of:=[.A1062]+1" office:value-type="float" office:value="1055" calcext:value-type="float">
            <text:p>1055</text:p>
          </table:table-cell>
          <table:table-cell table:formula="of:=4*[.$D$3]*[.B1062]*(1-[.B1062])" office:value-type="float" office:value="0.815244403685709" calcext:value-type="float">
            <text:p>0,815244403685709</text:p>
          </table:table-cell>
          <table:table-cell table:number-columns-repeated="5"/>
        </table:table-row>
        <table:table-row table:style-name="ro1">
          <table:table-cell table:formula="of:=[.A1063]+1" office:value-type="float" office:value="1056" calcext:value-type="float">
            <text:p>1056</text:p>
          </table:table-cell>
          <table:table-cell table:formula="of:=4*[.$D$3]*[.B1063]*(1-[.B1063])" office:value-type="float" office:value="0.602483863779367" calcext:value-type="float">
            <text:p>0,602483863779367</text:p>
          </table:table-cell>
          <table:table-cell table:number-columns-repeated="5"/>
        </table:table-row>
        <table:table-row table:style-name="ro1">
          <table:table-cell table:formula="of:=[.A1064]+1" office:value-type="float" office:value="1057" calcext:value-type="float">
            <text:p>1057</text:p>
          </table:table-cell>
          <table:table-cell table:formula="of:=4*[.$D$3]*[.B1064]*(1-[.B1064])" office:value-type="float" office:value="0.957988230659409" calcext:value-type="float">
            <text:p>0,957988230659409</text:p>
          </table:table-cell>
          <table:table-cell table:number-columns-repeated="5"/>
        </table:table-row>
        <table:table-row table:style-name="ro1">
          <table:table-cell table:formula="of:=[.A1065]+1" office:value-type="float" office:value="1058" calcext:value-type="float">
            <text:p>1058</text:p>
          </table:table-cell>
          <table:table-cell table:formula="of:=4*[.$D$3]*[.B1065]*(1-[.B1065])" office:value-type="float" office:value="0.160987122309857" calcext:value-type="float">
            <text:p>0,160987122309857</text:p>
          </table:table-cell>
          <table:table-cell table:number-columns-repeated="5"/>
        </table:table-row>
        <table:table-row table:style-name="ro1">
          <table:table-cell table:formula="of:=[.A1066]+1" office:value-type="float" office:value="1059" calcext:value-type="float">
            <text:p>1059</text:p>
          </table:table-cell>
          <table:table-cell table:formula="of:=4*[.$D$3]*[.B1066]*(1-[.B1066])" office:value-type="float" office:value="0.540281075040992" calcext:value-type="float">
            <text:p>0,540281075040992</text:p>
          </table:table-cell>
          <table:table-cell table:number-columns-repeated="5"/>
        </table:table-row>
        <table:table-row table:style-name="ro1">
          <table:table-cell table:formula="of:=[.A1067]+1" office:value-type="float" office:value="1060" calcext:value-type="float">
            <text:p>1060</text:p>
          </table:table-cell>
          <table:table-cell table:formula="of:=4*[.$D$3]*[.B1067]*(1-[.B1067])" office:value-type="float" office:value="0.993509739974168" calcext:value-type="float">
            <text:p>0,993509739974168</text:p>
          </table:table-cell>
          <table:table-cell table:number-columns-repeated="5"/>
        </table:table-row>
        <table:table-row table:style-name="ro1">
          <table:table-cell table:formula="of:=[.A1068]+1" office:value-type="float" office:value="1061" calcext:value-type="float">
            <text:p>1061</text:p>
          </table:table-cell>
          <table:table-cell table:formula="of:=4*[.$D$3]*[.B1068]*(1-[.B1068])" office:value-type="float" office:value="0.0257925462025171" calcext:value-type="float">
            <text:p>0,025792546202517</text:p>
          </table:table-cell>
          <table:table-cell table:number-columns-repeated="5"/>
        </table:table-row>
        <table:table-row table:style-name="ro1">
          <table:table-cell table:formula="of:=[.A1069]+1" office:value-type="float" office:value="1062" calcext:value-type="float">
            <text:p>1062</text:p>
          </table:table-cell>
          <table:table-cell table:formula="of:=4*[.$D$3]*[.B1069]*(1-[.B1069])" office:value-type="float" office:value="0.100509163051633" calcext:value-type="float">
            <text:p>0,100509163051633</text:p>
          </table:table-cell>
          <table:table-cell table:number-columns-repeated="5"/>
        </table:table-row>
        <table:table-row table:style-name="ro1">
          <table:table-cell table:formula="of:=[.A1070]+1" office:value-type="float" office:value="1063" calcext:value-type="float">
            <text:p>1063</text:p>
          </table:table-cell>
          <table:table-cell table:formula="of:=4*[.$D$3]*[.B1070]*(1-[.B1070])" office:value-type="float" office:value="0.361628284777172" calcext:value-type="float">
            <text:p>0,361628284777172</text:p>
          </table:table-cell>
          <table:table-cell table:number-columns-repeated="5"/>
        </table:table-row>
        <table:table-row table:style-name="ro1">
          <table:table-cell table:formula="of:=[.A1071]+1" office:value-type="float" office:value="1064" calcext:value-type="float">
            <text:p>1064</text:p>
          </table:table-cell>
          <table:table-cell table:formula="of:=4*[.$D$3]*[.B1071]*(1-[.B1071])" office:value-type="float" office:value="0.92341307370517" calcext:value-type="float">
            <text:p>0,92341307370517</text:p>
          </table:table-cell>
          <table:table-cell table:number-columns-repeated="5"/>
        </table:table-row>
        <table:table-row table:style-name="ro1">
          <table:table-cell table:formula="of:=[.A1072]+1" office:value-type="float" office:value="1065" calcext:value-type="float">
            <text:p>1065</text:p>
          </table:table-cell>
          <table:table-cell table:formula="of:=4*[.$D$3]*[.B1072]*(1-[.B1072])" office:value-type="float" office:value="0.282885476062161" calcext:value-type="float">
            <text:p>0,282885476062161</text:p>
          </table:table-cell>
          <table:table-cell table:number-columns-repeated="5"/>
        </table:table-row>
        <table:table-row table:style-name="ro1">
          <table:table-cell table:formula="of:=[.A1073]+1" office:value-type="float" office:value="1066" calcext:value-type="float">
            <text:p>1066</text:p>
          </table:table-cell>
          <table:table-cell table:formula="of:=4*[.$D$3]*[.B1073]*(1-[.B1073])" office:value-type="float" office:value="0.811445133980983" calcext:value-type="float">
            <text:p>0,811445133980983</text:p>
          </table:table-cell>
          <table:table-cell table:number-columns-repeated="5"/>
        </table:table-row>
        <table:table-row table:style-name="ro1">
          <table:table-cell table:formula="of:=[.A1074]+1" office:value-type="float" office:value="1067" calcext:value-type="float">
            <text:p>1067</text:p>
          </table:table-cell>
          <table:table-cell table:formula="of:=4*[.$D$3]*[.B1074]*(1-[.B1074])" office:value-type="float" office:value="0.61200771407827" calcext:value-type="float">
            <text:p>0,61200771407827</text:p>
          </table:table-cell>
          <table:table-cell table:number-columns-repeated="5"/>
        </table:table-row>
        <table:table-row table:style-name="ro1">
          <table:table-cell table:formula="of:=[.A1075]+1" office:value-type="float" office:value="1068" calcext:value-type="float">
            <text:p>1068</text:p>
          </table:table-cell>
          <table:table-cell table:formula="of:=4*[.$D$3]*[.B1075]*(1-[.B1075])" office:value-type="float" office:value="0.949817087947842" calcext:value-type="float">
            <text:p>0,949817087947842</text:p>
          </table:table-cell>
          <table:table-cell table:number-columns-repeated="5"/>
        </table:table-row>
        <table:table-row table:style-name="ro1">
          <table:table-cell table:formula="of:=[.A1076]+1" office:value-type="float" office:value="1069" calcext:value-type="float">
            <text:p>1069</text:p>
          </table:table-cell>
          <table:table-cell table:formula="of:=4*[.$D$3]*[.B1076]*(1-[.B1076])" office:value-type="float" office:value="0.190658349560495" calcext:value-type="float">
            <text:p>0,190658349560495</text:p>
          </table:table-cell>
          <table:table-cell table:number-columns-repeated="5"/>
        </table:table-row>
        <table:table-row table:style-name="ro1">
          <table:table-cell table:formula="of:=[.A1077]+1" office:value-type="float" office:value="1070" calcext:value-type="float">
            <text:p>1070</text:p>
          </table:table-cell>
          <table:table-cell table:formula="of:=4*[.$D$3]*[.B1077]*(1-[.B1077])" office:value-type="float" office:value="0.617230973213451" calcext:value-type="float">
            <text:p>0,617230973213451</text:p>
          </table:table-cell>
          <table:table-cell table:number-columns-repeated="5"/>
        </table:table-row>
        <table:table-row table:style-name="ro1">
          <table:table-cell table:formula="of:=[.A1078]+1" office:value-type="float" office:value="1071" calcext:value-type="float">
            <text:p>1071</text:p>
          </table:table-cell>
          <table:table-cell table:formula="of:=4*[.$D$3]*[.B1078]*(1-[.B1078])" office:value-type="float" office:value="0.945027595677708" calcext:value-type="float">
            <text:p>0,945027595677708</text:p>
          </table:table-cell>
          <table:table-cell table:number-columns-repeated="5"/>
        </table:table-row>
        <table:table-row table:style-name="ro1">
          <table:table-cell table:formula="of:=[.A1079]+1" office:value-type="float" office:value="1072" calcext:value-type="float">
            <text:p>1072</text:p>
          </table:table-cell>
          <table:table-cell table:formula="of:=4*[.$D$3]*[.B1079]*(1-[.B1079])" office:value-type="float" office:value="0.207801756341273" calcext:value-type="float">
            <text:p>0,207801756341273</text:p>
          </table:table-cell>
          <table:table-cell table:number-columns-repeated="5"/>
        </table:table-row>
        <table:table-row table:style-name="ro1">
          <table:table-cell table:formula="of:=[.A1080]+1" office:value-type="float" office:value="1073" calcext:value-type="float">
            <text:p>1073</text:p>
          </table:table-cell>
          <table:table-cell table:formula="of:=4*[.$D$3]*[.B1080]*(1-[.B1080])" office:value-type="float" office:value="0.658480745611022" calcext:value-type="float">
            <text:p>0,658480745611022</text:p>
          </table:table-cell>
          <table:table-cell table:number-columns-repeated="5"/>
        </table:table-row>
        <table:table-row table:style-name="ro1">
          <table:table-cell table:formula="of:=[.A1081]+1" office:value-type="float" office:value="1074" calcext:value-type="float">
            <text:p>1074</text:p>
          </table:table-cell>
          <table:table-cell table:formula="of:=4*[.$D$3]*[.B1081]*(1-[.B1081])" office:value-type="float" office:value="0.899535413082298" calcext:value-type="float">
            <text:p>0,899535413082298</text:p>
          </table:table-cell>
          <table:table-cell table:number-columns-repeated="5"/>
        </table:table-row>
        <table:table-row table:style-name="ro1">
          <table:table-cell table:formula="of:=[.A1082]+1" office:value-type="float" office:value="1075" calcext:value-type="float">
            <text:p>1075</text:p>
          </table:table-cell>
          <table:table-cell table:formula="of:=4*[.$D$3]*[.B1082]*(1-[.B1082])" office:value-type="float" office:value="0.361485814772629" calcext:value-type="float">
            <text:p>0,361485814772629</text:p>
          </table:table-cell>
          <table:table-cell table:number-columns-repeated="5"/>
        </table:table-row>
        <table:table-row table:style-name="ro1">
          <table:table-cell table:formula="of:=[.A1083]+1" office:value-type="float" office:value="1076" calcext:value-type="float">
            <text:p>1076</text:p>
          </table:table-cell>
          <table:table-cell table:formula="of:=4*[.$D$3]*[.B1083]*(1-[.B1083])" office:value-type="float" office:value="0.92325528196319" calcext:value-type="float">
            <text:p>0,92325528196319</text:p>
          </table:table-cell>
          <table:table-cell table:number-columns-repeated="5"/>
        </table:table-row>
        <table:table-row table:style-name="ro1">
          <table:table-cell table:formula="of:=[.A1084]+1" office:value-type="float" office:value="1077" calcext:value-type="float">
            <text:p>1077</text:p>
          </table:table-cell>
          <table:table-cell table:formula="of:=4*[.$D$3]*[.B1084]*(1-[.B1084])" office:value-type="float" office:value="0.283419865161043" calcext:value-type="float">
            <text:p>0,283419865161043</text:p>
          </table:table-cell>
          <table:table-cell table:number-columns-repeated="5"/>
        </table:table-row>
        <table:table-row table:style-name="ro1">
          <table:table-cell table:formula="of:=[.A1085]+1" office:value-type="float" office:value="1078" calcext:value-type="float">
            <text:p>1078</text:p>
          </table:table-cell>
          <table:table-cell table:formula="of:=4*[.$D$3]*[.B1085]*(1-[.B1085])" office:value-type="float" office:value="0.812372180772557" calcext:value-type="float">
            <text:p>0,812372180772557</text:p>
          </table:table-cell>
          <table:table-cell table:number-columns-repeated="5"/>
        </table:table-row>
        <table:table-row table:style-name="ro1">
          <table:table-cell table:formula="of:=[.A1086]+1" office:value-type="float" office:value="1079" calcext:value-type="float">
            <text:p>1079</text:p>
          </table:table-cell>
          <table:table-cell table:formula="of:=4*[.$D$3]*[.B1086]*(1-[.B1086])" office:value-type="float" office:value="0.609694482717588" calcext:value-type="float">
            <text:p>0,609694482717588</text:p>
          </table:table-cell>
          <table:table-cell table:number-columns-repeated="5"/>
        </table:table-row>
        <table:table-row table:style-name="ro1">
          <table:table-cell table:formula="of:=[.A1087]+1" office:value-type="float" office:value="1080" calcext:value-type="float">
            <text:p>1080</text:p>
          </table:table-cell>
          <table:table-cell table:formula="of:=4*[.$D$3]*[.B1087]*(1-[.B1087])" office:value-type="float" office:value="0.951868481845283" calcext:value-type="float">
            <text:p>0,951868481845283</text:p>
          </table:table-cell>
          <table:table-cell table:number-columns-repeated="5"/>
        </table:table-row>
        <table:table-row table:style-name="ro1">
          <table:table-cell table:formula="of:=[.A1088]+1" office:value-type="float" office:value="1081" calcext:value-type="float">
            <text:p>1081</text:p>
          </table:table-cell>
          <table:table-cell table:formula="of:=4*[.$D$3]*[.B1088]*(1-[.B1088])" office:value-type="float" office:value="0.183259500459357" calcext:value-type="float">
            <text:p>0,183259500459357</text:p>
          </table:table-cell>
          <table:table-cell table:number-columns-repeated="5"/>
        </table:table-row>
        <table:table-row table:style-name="ro1">
          <table:table-cell table:formula="of:=[.A1089]+1" office:value-type="float" office:value="1082" calcext:value-type="float">
            <text:p>1082</text:p>
          </table:table-cell>
          <table:table-cell table:formula="of:=4*[.$D$3]*[.B1089]*(1-[.B1089])" office:value-type="float" office:value="0.598701823802976" calcext:value-type="float">
            <text:p>0,598701823802976</text:p>
          </table:table-cell>
          <table:table-cell table:number-columns-repeated="5"/>
        </table:table-row>
        <table:table-row table:style-name="ro1">
          <table:table-cell table:formula="of:=[.A1090]+1" office:value-type="float" office:value="1083" calcext:value-type="float">
            <text:p>1083</text:p>
          </table:table-cell>
          <table:table-cell table:formula="of:=4*[.$D$3]*[.B1090]*(1-[.B1090])" office:value-type="float" office:value="0.961031799911865" calcext:value-type="float">
            <text:p>0,961031799911865</text:p>
          </table:table-cell>
          <table:table-cell table:number-columns-repeated="5"/>
        </table:table-row>
        <table:table-row table:style-name="ro1">
          <table:table-cell table:formula="of:=[.A1091]+1" office:value-type="float" office:value="1084" calcext:value-type="float">
            <text:p>1084</text:p>
          </table:table-cell>
          <table:table-cell table:formula="of:=4*[.$D$3]*[.B1091]*(1-[.B1091])" office:value-type="float" office:value="0.149798717880105" calcext:value-type="float">
            <text:p>0,149798717880105</text:p>
          </table:table-cell>
          <table:table-cell table:number-columns-repeated="5"/>
        </table:table-row>
        <table:table-row table:style-name="ro1">
          <table:table-cell table:formula="of:=[.A1092]+1" office:value-type="float" office:value="1085" calcext:value-type="float">
            <text:p>1085</text:p>
          </table:table-cell>
          <table:table-cell table:formula="of:=4*[.$D$3]*[.B1092]*(1-[.B1092])" office:value-type="float" office:value="0.509436248006326" calcext:value-type="float">
            <text:p>0,509436248006326</text:p>
          </table:table-cell>
          <table:table-cell table:number-columns-repeated="5"/>
        </table:table-row>
        <table:table-row table:style-name="ro1">
          <table:table-cell table:formula="of:=[.A1093]+1" office:value-type="float" office:value="1086" calcext:value-type="float">
            <text:p>1086</text:p>
          </table:table-cell>
          <table:table-cell table:formula="of:=4*[.$D$3]*[.B1093]*(1-[.B1093])" office:value-type="float" office:value="0.999643828894252" calcext:value-type="float">
            <text:p>0,999643828894252</text:p>
          </table:table-cell>
          <table:table-cell table:number-columns-repeated="5"/>
        </table:table-row>
        <table:table-row table:style-name="ro1">
          <table:table-cell table:formula="of:=[.A1094]+1" office:value-type="float" office:value="1087" calcext:value-type="float">
            <text:p>1087</text:p>
          </table:table-cell>
          <table:table-cell table:formula="of:=4*[.$D$3]*[.B1094]*(1-[.B1094])" office:value-type="float" office:value="0.00142417699156365" calcext:value-type="float">
            <text:p>0,001424176991564</text:p>
          </table:table-cell>
          <table:table-cell table:number-columns-repeated="5"/>
        </table:table-row>
        <table:table-row table:style-name="ro1">
          <table:table-cell table:formula="of:=[.A1095]+1" office:value-type="float" office:value="1088" calcext:value-type="float">
            <text:p>1088</text:p>
          </table:table-cell>
          <table:table-cell table:formula="of:=4*[.$D$3]*[.B1095]*(1-[.B1095])" office:value-type="float" office:value="0.00568859484584141" calcext:value-type="float">
            <text:p>0,005688594845841</text:p>
          </table:table-cell>
          <table:table-cell table:number-columns-repeated="5"/>
        </table:table-row>
        <table:table-row table:style-name="ro1">
          <table:table-cell table:formula="of:=[.A1096]+1" office:value-type="float" office:value="1089" calcext:value-type="float">
            <text:p>1089</text:p>
          </table:table-cell>
          <table:table-cell table:formula="of:=4*[.$D$3]*[.B1096]*(1-[.B1096])" office:value-type="float" office:value="0.0226249389380851" calcext:value-type="float">
            <text:p>0,022624938938085</text:p>
          </table:table-cell>
          <table:table-cell table:number-columns-repeated="5"/>
        </table:table-row>
        <table:table-row table:style-name="ro1">
          <table:table-cell table:formula="of:=[.A1097]+1" office:value-type="float" office:value="1090" calcext:value-type="float">
            <text:p>1090</text:p>
          </table:table-cell>
          <table:table-cell table:formula="of:=4*[.$D$3]*[.B1097]*(1-[.B1097])" office:value-type="float" office:value="0.0884522043045322" calcext:value-type="float">
            <text:p>0,088452204304532</text:p>
          </table:table-cell>
          <table:table-cell table:number-columns-repeated="5"/>
        </table:table-row>
        <table:table-row table:style-name="ro1">
          <table:table-cell table:formula="of:=[.A1098]+1" office:value-type="float" office:value="1091" calcext:value-type="float">
            <text:p>1091</text:p>
          </table:table-cell>
          <table:table-cell table:formula="of:=4*[.$D$3]*[.B1098]*(1-[.B1098])" office:value-type="float" office:value="0.322513647432806" calcext:value-type="float">
            <text:p>0,322513647432806</text:p>
          </table:table-cell>
          <table:table-cell table:number-columns-repeated="5"/>
        </table:table-row>
        <table:table-row table:style-name="ro1">
          <table:table-cell table:formula="of:=[.A1099]+1" office:value-type="float" office:value="1092" calcext:value-type="float">
            <text:p>1092</text:p>
          </table:table-cell>
          <table:table-cell table:formula="of:=4*[.$D$3]*[.B1099]*(1-[.B1099])" office:value-type="float" office:value="0.873994378609575" calcext:value-type="float">
            <text:p>0,873994378609575</text:p>
          </table:table-cell>
          <table:table-cell table:number-columns-repeated="5"/>
        </table:table-row>
        <table:table-row table:style-name="ro1">
          <table:table-cell table:formula="of:=[.A1100]+1" office:value-type="float" office:value="1093" calcext:value-type="float">
            <text:p>1093</text:p>
          </table:table-cell>
          <table:table-cell table:formula="of:=4*[.$D$3]*[.B1100]*(1-[.B1100])" office:value-type="float" office:value="0.440512819073753" calcext:value-type="float">
            <text:p>0,440512819073753</text:p>
          </table:table-cell>
          <table:table-cell table:number-columns-repeated="5"/>
        </table:table-row>
        <table:table-row table:style-name="ro1">
          <table:table-cell table:formula="of:=[.A1101]+1" office:value-type="float" office:value="1094" calcext:value-type="float">
            <text:p>1094</text:p>
          </table:table-cell>
          <table:table-cell table:formula="of:=4*[.$D$3]*[.B1101]*(1-[.B1101])" office:value-type="float" office:value="0.985845101221792" calcext:value-type="float">
            <text:p>0,985845101221792</text:p>
          </table:table-cell>
          <table:table-cell table:number-columns-repeated="5"/>
        </table:table-row>
        <table:table-row table:style-name="ro1">
          <table:table-cell table:formula="of:=[.A1102]+1" office:value-type="float" office:value="1095" calcext:value-type="float">
            <text:p>1095</text:p>
          </table:table-cell>
          <table:table-cell table:formula="of:=4*[.$D$3]*[.B1102]*(1-[.B1102])" office:value-type="float" office:value="0.0558181504751483" calcext:value-type="float">
            <text:p>0,055818150475148</text:p>
          </table:table-cell>
          <table:table-cell table:number-columns-repeated="5"/>
        </table:table-row>
        <table:table-row table:style-name="ro1">
          <table:table-cell table:formula="of:=[.A1103]+1" office:value-type="float" office:value="1096" calcext:value-type="float">
            <text:p>1096</text:p>
          </table:table-cell>
          <table:table-cell table:formula="of:=4*[.$D$3]*[.B1103]*(1-[.B1103])" office:value-type="float" office:value="0.210809938210728" calcext:value-type="float">
            <text:p>0,210809938210728</text:p>
          </table:table-cell>
          <table:table-cell table:number-columns-repeated="5"/>
        </table:table-row>
        <table:table-row table:style-name="ro1">
          <table:table-cell table:formula="of:=[.A1104]+1" office:value-type="float" office:value="1097" calcext:value-type="float">
            <text:p>1097</text:p>
          </table:table-cell>
          <table:table-cell table:formula="of:=4*[.$D$3]*[.B1104]*(1-[.B1104])" office:value-type="float" office:value="0.665476432649269" calcext:value-type="float">
            <text:p>0,665476432649269</text:p>
          </table:table-cell>
          <table:table-cell table:number-columns-repeated="5"/>
        </table:table-row>
        <table:table-row table:style-name="ro1">
          <table:table-cell table:formula="of:=[.A1105]+1" office:value-type="float" office:value="1098" calcext:value-type="float">
            <text:p>1098</text:p>
          </table:table-cell>
          <table:table-cell table:formula="of:=4*[.$D$3]*[.B1105]*(1-[.B1105])" office:value-type="float" office:value="0.890470200950688" calcext:value-type="float">
            <text:p>0,890470200950688</text:p>
          </table:table-cell>
          <table:table-cell table:number-columns-repeated="5"/>
        </table:table-row>
        <table:table-row table:style-name="ro1">
          <table:table-cell table:formula="of:=[.A1106]+1" office:value-type="float" office:value="1099" calcext:value-type="float">
            <text:p>1099</text:p>
          </table:table-cell>
          <table:table-cell table:formula="of:=4*[.$D$3]*[.B1106]*(1-[.B1106])" office:value-type="float" office:value="0.390132088678116" calcext:value-type="float">
            <text:p>0,390132088678116</text:p>
          </table:table-cell>
          <table:table-cell table:number-columns-repeated="5"/>
        </table:table-row>
        <table:table-row table:style-name="ro1">
          <table:table-cell table:formula="of:=[.A1107]+1" office:value-type="float" office:value="1100" calcext:value-type="float">
            <text:p>1100</text:p>
          </table:table-cell>
          <table:table-cell table:formula="of:=4*[.$D$3]*[.B1107]*(1-[.B1107])" office:value-type="float" office:value="0.951716168247067" calcext:value-type="float">
            <text:p>0,951716168247067</text:p>
          </table:table-cell>
          <table:table-cell table:number-columns-repeated="5"/>
        </table:table-row>
        <table:table-row table:style-name="ro1">
          <table:table-cell table:formula="of:=[.A1108]+1" office:value-type="float" office:value="1101" calcext:value-type="float">
            <text:p>1101</text:p>
          </table:table-cell>
          <table:table-cell table:formula="of:=4*[.$D$3]*[.B1108]*(1-[.B1108])" office:value-type="float" office:value="0.18381001337675" calcext:value-type="float">
            <text:p>0,18381001337675</text:p>
          </table:table-cell>
          <table:table-cell table:number-columns-repeated="5"/>
        </table:table-row>
        <table:table-row table:style-name="ro1">
          <table:table-cell table:formula="of:=[.A1109]+1" office:value-type="float" office:value="1102" calcext:value-type="float">
            <text:p>1102</text:p>
          </table:table-cell>
          <table:table-cell table:formula="of:=4*[.$D$3]*[.B1109]*(1-[.B1109])" office:value-type="float" office:value="0.600095569436756" calcext:value-type="float">
            <text:p>0,600095569436756</text:p>
          </table:table-cell>
          <table:table-cell table:number-columns-repeated="5"/>
        </table:table-row>
        <table:table-row table:style-name="ro1">
          <table:table-cell table:formula="of:=[.A1110]+1" office:value-type="float" office:value="1103" calcext:value-type="float">
            <text:p>1103</text:p>
          </table:table-cell>
          <table:table-cell table:formula="of:=4*[.$D$3]*[.B1110]*(1-[.B1110])" office:value-type="float" office:value="0.959923507916526" calcext:value-type="float">
            <text:p>0,959923507916526</text:p>
          </table:table-cell>
          <table:table-cell table:number-columns-repeated="5"/>
        </table:table-row>
        <table:table-row table:style-name="ro1">
          <table:table-cell table:formula="of:=[.A1111]+1" office:value-type="float" office:value="1104" calcext:value-type="float">
            <text:p>1104</text:p>
          </table:table-cell>
          <table:table-cell table:formula="of:=4*[.$D$3]*[.B1111]*(1-[.B1111])" office:value-type="float" office:value="0.153881467463028" calcext:value-type="float">
            <text:p>0,153881467463028</text:p>
          </table:table-cell>
          <table:table-cell table:number-columns-repeated="5"/>
        </table:table-row>
        <table:table-row table:style-name="ro1">
          <table:table-cell table:formula="of:=[.A1112]+1" office:value-type="float" office:value="1105" calcext:value-type="float">
            <text:p>1105</text:p>
          </table:table-cell>
          <table:table-cell table:formula="of:=4*[.$D$3]*[.B1112]*(1-[.B1112])" office:value-type="float" office:value="0.520807845737812" calcext:value-type="float">
            <text:p>0,520807845737812</text:p>
          </table:table-cell>
          <table:table-cell table:number-columns-repeated="5"/>
        </table:table-row>
        <table:table-row table:style-name="ro1">
          <table:table-cell table:formula="of:=[.A1113]+1" office:value-type="float" office:value="1106" calcext:value-type="float">
            <text:p>1106</text:p>
          </table:table-cell>
          <table:table-cell table:formula="of:=4*[.$D$3]*[.B1113]*(1-[.B1113])" office:value-type="float" office:value="0.998268134223006" calcext:value-type="float">
            <text:p>0,998268134223006</text:p>
          </table:table-cell>
          <table:table-cell table:number-columns-repeated="5"/>
        </table:table-row>
        <table:table-row table:style-name="ro1">
          <table:table-cell table:formula="of:=[.A1114]+1" office:value-type="float" office:value="1107" calcext:value-type="float">
            <text:p>1107</text:p>
          </table:table-cell>
          <table:table-cell table:formula="of:=4*[.$D$3]*[.B1114]*(1-[.B1114])" office:value-type="float" office:value="0.00691546567169933" calcext:value-type="float">
            <text:p>0,006915465671699</text:p>
          </table:table-cell>
          <table:table-cell table:number-columns-repeated="5"/>
        </table:table-row>
        <table:table-row table:style-name="ro1">
          <table:table-cell table:formula="of:=[.A1115]+1" office:value-type="float" office:value="1108" calcext:value-type="float">
            <text:p>1108</text:p>
          </table:table-cell>
          <table:table-cell table:formula="of:=4*[.$D$3]*[.B1115]*(1-[.B1115])" office:value-type="float" office:value="0.0274705680249715" calcext:value-type="float">
            <text:p>0,027470568024972</text:p>
          </table:table-cell>
          <table:table-cell table:number-columns-repeated="5"/>
        </table:table-row>
        <table:table-row table:style-name="ro1">
          <table:table-cell table:formula="of:=[.A1116]+1" office:value-type="float" office:value="1109" calcext:value-type="float">
            <text:p>1109</text:p>
          </table:table-cell>
          <table:table-cell table:formula="of:=4*[.$D$3]*[.B1116]*(1-[.B1116])" office:value-type="float" office:value="0.106863743669428" calcext:value-type="float">
            <text:p>0,106863743669428</text:p>
          </table:table-cell>
          <table:table-cell table:number-columns-repeated="5"/>
        </table:table-row>
        <table:table-row table:style-name="ro1">
          <table:table-cell table:formula="of:=[.A1117]+1" office:value-type="float" office:value="1110" calcext:value-type="float">
            <text:p>1110</text:p>
          </table:table-cell>
          <table:table-cell table:formula="of:=4*[.$D$3]*[.B1117]*(1-[.B1117])" office:value-type="float" office:value="0.38177553583353" calcext:value-type="float">
            <text:p>0,38177553583353</text:p>
          </table:table-cell>
          <table:table-cell table:number-columns-repeated="5"/>
        </table:table-row>
        <table:table-row table:style-name="ro1">
          <table:table-cell table:formula="of:=[.A1118]+1" office:value-type="float" office:value="1111" calcext:value-type="float">
            <text:p>1111</text:p>
          </table:table-cell>
          <table:table-cell table:formula="of:=4*[.$D$3]*[.B1118]*(1-[.B1118])" office:value-type="float" office:value="0.944091904290204" calcext:value-type="float">
            <text:p>0,944091904290204</text:p>
          </table:table-cell>
          <table:table-cell table:number-columns-repeated="5"/>
        </table:table-row>
        <table:table-row table:style-name="ro1">
          <table:table-cell table:formula="of:=[.A1119]+1" office:value-type="float" office:value="1112" calcext:value-type="float">
            <text:p>1112</text:p>
          </table:table-cell>
          <table:table-cell table:formula="of:=4*[.$D$3]*[.B1119]*(1-[.B1119])" office:value-type="float" office:value="0.211129522175599" calcext:value-type="float">
            <text:p>0,211129522175599</text:p>
          </table:table-cell>
          <table:table-cell table:number-columns-repeated="5"/>
        </table:table-row>
        <table:table-row table:style-name="ro1">
          <table:table-cell table:formula="of:=[.A1120]+1" office:value-type="float" office:value="1113" calcext:value-type="float">
            <text:p>1113</text:p>
          </table:table-cell>
          <table:table-cell table:formula="of:=4*[.$D$3]*[.B1120]*(1-[.B1120])" office:value-type="float" office:value="0.66621538816601" calcext:value-type="float">
            <text:p>0,66621538816601</text:p>
          </table:table-cell>
          <table:table-cell table:number-columns-repeated="5"/>
        </table:table-row>
        <table:table-row table:style-name="ro1">
          <table:table-cell table:formula="of:=[.A1121]+1" office:value-type="float" office:value="1114" calcext:value-type="float">
            <text:p>1114</text:p>
          </table:table-cell>
          <table:table-cell table:formula="of:=4*[.$D$3]*[.B1121]*(1-[.B1121])" office:value-type="float" office:value="0.889489778947291" calcext:value-type="float">
            <text:p>0,889489778947291</text:p>
          </table:table-cell>
          <table:table-cell table:number-columns-repeated="5"/>
        </table:table-row>
        <table:table-row table:style-name="ro1">
          <table:table-cell table:formula="of:=[.A1122]+1" office:value-type="float" office:value="1115" calcext:value-type="float">
            <text:p>1115</text:p>
          </table:table-cell>
          <table:table-cell table:formula="of:=4*[.$D$3]*[.B1122]*(1-[.B1122])" office:value-type="float" office:value="0.393190848382363" calcext:value-type="float">
            <text:p>0,393190848382363</text:p>
          </table:table-cell>
          <table:table-cell table:number-columns-repeated="5"/>
        </table:table-row>
        <table:table-row table:style-name="ro1">
          <table:table-cell table:formula="of:=[.A1123]+1" office:value-type="float" office:value="1116" calcext:value-type="float">
            <text:p>1116</text:p>
          </table:table-cell>
          <table:table-cell table:formula="of:=4*[.$D$3]*[.B1123]*(1-[.B1123])" office:value-type="float" office:value="0.954367220522882" calcext:value-type="float">
            <text:p>0,954367220522882</text:p>
          </table:table-cell>
          <table:table-cell table:number-columns-repeated="5"/>
        </table:table-row>
        <table:table-row table:style-name="ro1">
          <table:table-cell table:formula="of:=[.A1124]+1" office:value-type="float" office:value="1117" calcext:value-type="float">
            <text:p>1117</text:p>
          </table:table-cell>
          <table:table-cell table:formula="of:=4*[.$D$3]*[.B1124]*(1-[.B1124])" office:value-type="float" office:value="0.174201715657242" calcext:value-type="float">
            <text:p>0,174201715657242</text:p>
          </table:table-cell>
          <table:table-cell table:number-columns-repeated="5"/>
        </table:table-row>
        <table:table-row table:style-name="ro1">
          <table:table-cell table:formula="of:=[.A1125]+1" office:value-type="float" office:value="1118" calcext:value-type="float">
            <text:p>1118</text:p>
          </table:table-cell>
          <table:table-cell table:formula="of:=4*[.$D$3]*[.B1125]*(1-[.B1125])" office:value-type="float" office:value="0.575421911677263" calcext:value-type="float">
            <text:p>0,575421911677263</text:p>
          </table:table-cell>
          <table:table-cell table:number-columns-repeated="5"/>
        </table:table-row>
        <table:table-row table:style-name="ro1">
          <table:table-cell table:formula="of:=[.A1126]+1" office:value-type="float" office:value="1119" calcext:value-type="float">
            <text:p>1119</text:p>
          </table:table-cell>
          <table:table-cell table:formula="of:=4*[.$D$3]*[.B1126]*(1-[.B1126])" office:value-type="float" office:value="0.977246140955789" calcext:value-type="float">
            <text:p>0,977246140955789</text:p>
          </table:table-cell>
          <table:table-cell table:number-columns-repeated="5"/>
        </table:table-row>
        <table:table-row table:style-name="ro1">
          <table:table-cell table:formula="of:=[.A1127]+1" office:value-type="float" office:value="1120" calcext:value-type="float">
            <text:p>1120</text:p>
          </table:table-cell>
          <table:table-cell table:formula="of:=4*[.$D$3]*[.B1127]*(1-[.B1127])" office:value-type="float" office:value="0.0889444837712292" calcext:value-type="float">
            <text:p>0,088944483771229</text:p>
          </table:table-cell>
          <table:table-cell table:number-columns-repeated="5"/>
        </table:table-row>
        <table:table-row table:style-name="ro1">
          <table:table-cell table:formula="of:=[.A1128]+1" office:value-type="float" office:value="1121" calcext:value-type="float">
            <text:p>1121</text:p>
          </table:table-cell>
          <table:table-cell table:formula="of:=4*[.$D$3]*[.B1128]*(1-[.B1128])" office:value-type="float" office:value="0.324133450311595" calcext:value-type="float">
            <text:p>0,324133450311595</text:p>
          </table:table-cell>
          <table:table-cell table:number-columns-repeated="5"/>
        </table:table-row>
        <table:table-row table:style-name="ro1">
          <table:table-cell table:formula="of:=[.A1129]+1" office:value-type="float" office:value="1122" calcext:value-type="float">
            <text:p>1122</text:p>
          </table:table-cell>
          <table:table-cell table:formula="of:=4*[.$D$3]*[.B1129]*(1-[.B1129])" office:value-type="float" office:value="0.876283826802783" calcext:value-type="float">
            <text:p>0,876283826802783</text:p>
          </table:table-cell>
          <table:table-cell table:number-columns-repeated="5"/>
        </table:table-row>
        <table:table-row table:style-name="ro1">
          <table:table-cell table:formula="of:=[.A1130]+1" office:value-type="float" office:value="1123" calcext:value-type="float">
            <text:p>1123</text:p>
          </table:table-cell>
          <table:table-cell table:formula="of:=4*[.$D$3]*[.B1130]*(1-[.B1130])" office:value-type="float" office:value="0.433641926746613" calcext:value-type="float">
            <text:p>0,433641926746613</text:p>
          </table:table-cell>
          <table:table-cell table:number-columns-repeated="5"/>
        </table:table-row>
        <table:table-row table:style-name="ro1">
          <table:table-cell table:formula="of:=[.A1131]+1" office:value-type="float" office:value="1124" calcext:value-type="float">
            <text:p>1124</text:p>
          </table:table-cell>
          <table:table-cell table:formula="of:=4*[.$D$3]*[.B1131]*(1-[.B1131])" office:value-type="float" office:value="0.982386424456393" calcext:value-type="float">
            <text:p>0,982386424456393</text:p>
          </table:table-cell>
          <table:table-cell table:number-columns-repeated="5"/>
        </table:table-row>
        <table:table-row table:style-name="ro1">
          <table:table-cell table:formula="of:=[.A1132]+1" office:value-type="float" office:value="1125" calcext:value-type="float">
            <text:p>1125</text:p>
          </table:table-cell>
          <table:table-cell table:formula="of:=4*[.$D$3]*[.B1132]*(1-[.B1132])" office:value-type="float" office:value="0.0692133500007083" calcext:value-type="float">
            <text:p>0,069213350000708</text:p>
          </table:table-cell>
          <table:table-cell table:number-columns-repeated="5"/>
        </table:table-row>
        <table:table-row table:style-name="ro1">
          <table:table-cell table:formula="of:=[.A1133]+1" office:value-type="float" office:value="1126" calcext:value-type="float">
            <text:p>1126</text:p>
          </table:table-cell>
          <table:table-cell table:formula="of:=4*[.$D$3]*[.B1133]*(1-[.B1133])" office:value-type="float" office:value="0.257691448729551" calcext:value-type="float">
            <text:p>0,257691448729551</text:p>
          </table:table-cell>
          <table:table-cell table:number-columns-repeated="5"/>
        </table:table-row>
        <table:table-row table:style-name="ro1">
          <table:table-cell table:formula="of:=[.A1134]+1" office:value-type="float" office:value="1127" calcext:value-type="float">
            <text:p>1127</text:p>
          </table:table-cell>
          <table:table-cell table:formula="of:=4*[.$D$3]*[.B1134]*(1-[.B1134])" office:value-type="float" office:value="0.765146263924864" calcext:value-type="float">
            <text:p>0,765146263924864</text:p>
          </table:table-cell>
          <table:table-cell table:number-columns-repeated="5"/>
        </table:table-row>
        <table:table-row table:style-name="ro1">
          <table:table-cell table:formula="of:=[.A1135]+1" office:value-type="float" office:value="1128" calcext:value-type="float">
            <text:p>1128</text:p>
          </table:table-cell>
          <table:table-cell table:formula="of:=4*[.$D$3]*[.B1135]*(1-[.B1135])" office:value-type="float" office:value="0.718789834906744" calcext:value-type="float">
            <text:p>0,718789834906744</text:p>
          </table:table-cell>
          <table:table-cell table:number-columns-repeated="5"/>
        </table:table-row>
        <table:table-row table:style-name="ro1">
          <table:table-cell table:formula="of:=[.A1136]+1" office:value-type="float" office:value="1129" calcext:value-type="float">
            <text:p>1129</text:p>
          </table:table-cell>
          <table:table-cell table:formula="of:=4*[.$D$3]*[.B1136]*(1-[.B1136])" office:value-type="float" office:value="0.808524032565918" calcext:value-type="float">
            <text:p>0,808524032565918</text:p>
          </table:table-cell>
          <table:table-cell table:number-columns-repeated="5"/>
        </table:table-row>
        <table:table-row table:style-name="ro1">
          <table:table-cell table:formula="of:=[.A1137]+1" office:value-type="float" office:value="1130" calcext:value-type="float">
            <text:p>1130</text:p>
          </table:table-cell>
          <table:table-cell table:formula="of:=4*[.$D$3]*[.B1137]*(1-[.B1137])" office:value-type="float" office:value="0.619251685317057" calcext:value-type="float">
            <text:p>0,619251685317057</text:p>
          </table:table-cell>
          <table:table-cell table:number-columns-repeated="5"/>
        </table:table-row>
        <table:table-row table:style-name="ro1">
          <table:table-cell table:formula="of:=[.A1138]+1" office:value-type="float" office:value="1131" calcext:value-type="float">
            <text:p>1131</text:p>
          </table:table-cell>
          <table:table-cell table:formula="of:=4*[.$D$3]*[.B1138]*(1-[.B1138])" office:value-type="float" office:value="0.943116142196166" calcext:value-type="float">
            <text:p>0,943116142196166</text:p>
          </table:table-cell>
          <table:table-cell table:number-columns-repeated="5"/>
        </table:table-row>
        <table:table-row table:style-name="ro1">
          <table:table-cell table:formula="of:=[.A1139]+1" office:value-type="float" office:value="1132" calcext:value-type="float">
            <text:p>1132</text:p>
          </table:table-cell>
          <table:table-cell table:formula="of:=4*[.$D$3]*[.B1139]*(1-[.B1139])" office:value-type="float" office:value="0.214592338100748" calcext:value-type="float">
            <text:p>0,214592338100748</text:p>
          </table:table-cell>
          <table:table-cell table:number-columns-repeated="5"/>
        </table:table-row>
        <table:table-row table:style-name="ro1">
          <table:table-cell table:formula="of:=[.A1140]+1" office:value-type="float" office:value="1133" calcext:value-type="float">
            <text:p>1133</text:p>
          </table:table-cell>
          <table:table-cell table:formula="of:=4*[.$D$3]*[.B1140]*(1-[.B1140])" office:value-type="float" office:value="0.674169866116809" calcext:value-type="float">
            <text:p>0,674169866116809</text:p>
          </table:table-cell>
          <table:table-cell table:number-columns-repeated="5"/>
        </table:table-row>
        <table:table-row table:style-name="ro1">
          <table:table-cell table:formula="of:=[.A1141]+1" office:value-type="float" office:value="1134" calcext:value-type="float">
            <text:p>1134</text:p>
          </table:table-cell>
          <table:table-cell table:formula="of:=4*[.$D$3]*[.B1141]*(1-[.B1141])" office:value-type="float" office:value="0.878659430947412" calcext:value-type="float">
            <text:p>0,878659430947412</text:p>
          </table:table-cell>
          <table:table-cell table:number-columns-repeated="5"/>
        </table:table-row>
        <table:table-row table:style-name="ro1">
          <table:table-cell table:formula="of:=[.A1142]+1" office:value-type="float" office:value="1135" calcext:value-type="float">
            <text:p>1135</text:p>
          </table:table-cell>
          <table:table-cell table:formula="of:=4*[.$D$3]*[.B1142]*(1-[.B1142])" office:value-type="float" office:value="0.42646814141833" calcext:value-type="float">
            <text:p>0,42646814141833</text:p>
          </table:table-cell>
          <table:table-cell table:number-columns-repeated="5"/>
        </table:table-row>
        <table:table-row table:style-name="ro1">
          <table:table-cell table:formula="of:=[.A1143]+1" office:value-type="float" office:value="1136" calcext:value-type="float">
            <text:p>1136</text:p>
          </table:table-cell>
          <table:table-cell table:formula="of:=4*[.$D$3]*[.B1143]*(1-[.B1143])" office:value-type="float" office:value="0.978372263094101" calcext:value-type="float">
            <text:p>0,978372263094101</text:p>
          </table:table-cell>
          <table:table-cell table:number-columns-repeated="5"/>
        </table:table-row>
        <table:table-row table:style-name="ro1">
          <table:table-cell table:formula="of:=[.A1144]+1" office:value-type="float" office:value="1137" calcext:value-type="float">
            <text:p>1137</text:p>
          </table:table-cell>
          <table:table-cell table:formula="of:=4*[.$D$3]*[.B1144]*(1-[.B1144])" office:value-type="float" office:value="0.0846399116089121" calcext:value-type="float">
            <text:p>0,084639911608912</text:p>
          </table:table-cell>
          <table:table-cell table:number-columns-repeated="5"/>
        </table:table-row>
        <table:table-row table:style-name="ro1">
          <table:table-cell table:formula="of:=[.A1145]+1" office:value-type="float" office:value="1138" calcext:value-type="float">
            <text:p>1138</text:p>
          </table:table-cell>
          <table:table-cell table:formula="of:=4*[.$D$3]*[.B1145]*(1-[.B1145])" office:value-type="float" office:value="0.309903987886991" calcext:value-type="float">
            <text:p>0,309903987886991</text:p>
          </table:table-cell>
          <table:table-cell table:number-columns-repeated="5"/>
        </table:table-row>
        <table:table-row table:style-name="ro1">
          <table:table-cell table:formula="of:=[.A1146]+1" office:value-type="float" office:value="1139" calcext:value-type="float">
            <text:p>1139</text:p>
          </table:table-cell>
          <table:table-cell table:formula="of:=4*[.$D$3]*[.B1146]*(1-[.B1146])" office:value-type="float" office:value="0.855454024714923" calcext:value-type="float">
            <text:p>0,855454024714923</text:p>
          </table:table-cell>
          <table:table-cell table:number-columns-repeated="5"/>
        </table:table-row>
        <table:table-row table:style-name="ro1">
          <table:table-cell table:formula="of:=[.A1147]+1" office:value-type="float" office:value="1140" calcext:value-type="float">
            <text:p>1140</text:p>
          </table:table-cell>
          <table:table-cell table:formula="of:=4*[.$D$3]*[.B1147]*(1-[.B1147])" office:value-type="float" office:value="0.494609745255853" calcext:value-type="float">
            <text:p>0,494609745255853</text:p>
          </table:table-cell>
          <table:table-cell table:number-columns-repeated="5"/>
        </table:table-row>
        <table:table-row table:style-name="ro1">
          <table:table-cell table:formula="of:=[.A1148]+1" office:value-type="float" office:value="1141" calcext:value-type="float">
            <text:p>1141</text:p>
          </table:table-cell>
          <table:table-cell table:formula="of:=4*[.$D$3]*[.B1148]*(1-[.B1148])" office:value-type="float" office:value="0.999883780615173" calcext:value-type="float">
            <text:p>0,999883780615173</text:p>
          </table:table-cell>
          <table:table-cell table:number-columns-repeated="5"/>
        </table:table-row>
        <table:table-row table:style-name="ro1">
          <table:table-cell table:formula="of:=[.A1149]+1" office:value-type="float" office:value="1142" calcext:value-type="float">
            <text:p>1142</text:p>
          </table:table-cell>
          <table:table-cell table:formula="of:=4*[.$D$3]*[.B1149]*(1-[.B1149])" office:value-type="float" office:value="0.000464823511527156" calcext:value-type="float">
            <text:p>0,000464823511527</text:p>
          </table:table-cell>
          <table:table-cell table:number-columns-repeated="5"/>
        </table:table-row>
        <table:table-row table:style-name="ro1">
          <table:table-cell table:formula="of:=[.A1150]+1" office:value-type="float" office:value="1143" calcext:value-type="float">
            <text:p>1143</text:p>
          </table:table-cell>
          <table:table-cell table:formula="of:=4*[.$D$3]*[.B1150]*(1-[.B1150])" office:value-type="float" office:value="0.00185842980252115" calcext:value-type="float">
            <text:p>0,001858429802521</text:p>
          </table:table-cell>
          <table:table-cell table:number-columns-repeated="5"/>
        </table:table-row>
        <table:table-row table:style-name="ro1">
          <table:table-cell table:formula="of:=[.A1151]+1" office:value-type="float" office:value="1144" calcext:value-type="float">
            <text:p>1144</text:p>
          </table:table-cell>
          <table:table-cell table:formula="of:=4*[.$D$3]*[.B1151]*(1-[.B1151])" office:value-type="float" office:value="0.00741990416476101" calcext:value-type="float">
            <text:p>0,007419904164761</text:p>
          </table:table-cell>
          <table:table-cell table:number-columns-repeated="5"/>
        </table:table-row>
        <table:table-row table:style-name="ro1">
          <table:table-cell table:formula="of:=[.A1152]+1" office:value-type="float" office:value="1145" calcext:value-type="float">
            <text:p>1145</text:p>
          </table:table-cell>
          <table:table-cell table:formula="of:=4*[.$D$3]*[.B1152]*(1-[.B1152])" office:value-type="float" office:value="0.0294593967477871" calcext:value-type="float">
            <text:p>0,029459396747787</text:p>
          </table:table-cell>
          <table:table-cell table:number-columns-repeated="5"/>
        </table:table-row>
        <table:table-row table:style-name="ro1">
          <table:table-cell table:formula="of:=[.A1153]+1" office:value-type="float" office:value="1146" calcext:value-type="float">
            <text:p>1146</text:p>
          </table:table-cell>
          <table:table-cell table:formula="of:=4*[.$D$3]*[.B1153]*(1-[.B1153])" office:value-type="float" office:value="0.114366162764174" calcext:value-type="float">
            <text:p>0,114366162764174</text:p>
          </table:table-cell>
          <table:table-cell table:number-columns-repeated="5"/>
        </table:table-row>
        <table:table-row table:style-name="ro1">
          <table:table-cell table:formula="of:=[.A1154]+1" office:value-type="float" office:value="1147" calcext:value-type="float">
            <text:p>1147</text:p>
          </table:table-cell>
          <table:table-cell table:formula="of:=4*[.$D$3]*[.B1154]*(1-[.B1154])" office:value-type="float" office:value="0.40514617431509" calcext:value-type="float">
            <text:p>0,40514617431509</text:p>
          </table:table-cell>
          <table:table-cell table:number-columns-repeated="5"/>
        </table:table-row>
        <table:table-row table:style-name="ro1">
          <table:table-cell table:formula="of:=[.A1155]+1" office:value-type="float" office:value="1148" calcext:value-type="float">
            <text:p>1148</text:p>
          </table:table-cell>
          <table:table-cell table:formula="of:=4*[.$D$3]*[.B1155]*(1-[.B1155])" office:value-type="float" office:value="0.964011007011747" calcext:value-type="float">
            <text:p>0,964011007011747</text:p>
          </table:table-cell>
          <table:table-cell table:number-columns-repeated="5"/>
        </table:table-row>
        <table:table-row table:style-name="ro1">
          <table:table-cell table:formula="of:=[.A1156]+1" office:value-type="float" office:value="1149" calcext:value-type="float">
            <text:p>1149</text:p>
          </table:table-cell>
          <table:table-cell table:formula="of:=4*[.$D$3]*[.B1156]*(1-[.B1156])" office:value-type="float" office:value="0.138775141487777" calcext:value-type="float">
            <text:p>0,138775141487777</text:p>
          </table:table-cell>
          <table:table-cell table:number-columns-repeated="5"/>
        </table:table-row>
        <table:table-row table:style-name="ro1">
          <table:table-cell table:formula="of:=[.A1157]+1" office:value-type="float" office:value="1150" calcext:value-type="float">
            <text:p>1150</text:p>
          </table:table-cell>
          <table:table-cell table:formula="of:=4*[.$D$3]*[.B1157]*(1-[.B1157])" office:value-type="float" office:value="0.478066406371298" calcext:value-type="float">
            <text:p>0,478066406371298</text:p>
          </table:table-cell>
          <table:table-cell table:number-columns-repeated="5"/>
        </table:table-row>
        <table:table-row table:style-name="ro1">
          <table:table-cell table:formula="of:=[.A1158]+1" office:value-type="float" office:value="1151" calcext:value-type="float">
            <text:p>1151</text:p>
          </table:table-cell>
          <table:table-cell table:formula="of:=4*[.$D$3]*[.B1158]*(1-[.B1158])" office:value-type="float" office:value="0.998075669882124" calcext:value-type="float">
            <text:p>0,998075669882124</text:p>
          </table:table-cell>
          <table:table-cell table:number-columns-repeated="5"/>
        </table:table-row>
        <table:table-row table:style-name="ro1">
          <table:table-cell table:formula="of:=[.A1159]+1" office:value-type="float" office:value="1152" calcext:value-type="float">
            <text:p>1152</text:p>
          </table:table-cell>
          <table:table-cell table:formula="of:=4*[.$D$3]*[.B1159]*(1-[.B1159])" office:value-type="float" office:value="0.00768250828589403" calcext:value-type="float">
            <text:p>0,007682508285894</text:p>
          </table:table-cell>
          <table:table-cell table:number-columns-repeated="5"/>
        </table:table-row>
        <table:table-row table:style-name="ro1">
          <table:table-cell table:formula="of:=[.A1160]+1" office:value-type="float" office:value="1153" calcext:value-type="float">
            <text:p>1153</text:p>
          </table:table-cell>
          <table:table-cell table:formula="of:=4*[.$D$3]*[.B1160]*(1-[.B1160])" office:value-type="float" office:value="0.0304939494093248" calcext:value-type="float">
            <text:p>0,030493949409325</text:p>
          </table:table-cell>
          <table:table-cell table:number-columns-repeated="5"/>
        </table:table-row>
        <table:table-row table:style-name="ro1">
          <table:table-cell table:formula="of:=[.A1161]+1" office:value-type="float" office:value="1154" calcext:value-type="float">
            <text:p>1154</text:p>
          </table:table-cell>
          <table:table-cell table:formula="of:=4*[.$D$3]*[.B1161]*(1-[.B1161])" office:value-type="float" office:value="0.118256273834985" calcext:value-type="float">
            <text:p>0,118256273834985</text:p>
          </table:table-cell>
          <table:table-cell table:number-columns-repeated="5"/>
        </table:table-row>
        <table:table-row table:style-name="ro1">
          <table:table-cell table:formula="of:=[.A1162]+1" office:value-type="float" office:value="1155" calcext:value-type="float">
            <text:p>1155</text:p>
          </table:table-cell>
          <table:table-cell table:formula="of:=4*[.$D$3]*[.B1162]*(1-[.B1162])" office:value-type="float" office:value="0.417086910134601" calcext:value-type="float">
            <text:p>0,417086910134601</text:p>
          </table:table-cell>
          <table:table-cell table:number-columns-repeated="5"/>
        </table:table-row>
        <table:table-row table:style-name="ro1">
          <table:table-cell table:formula="of:=[.A1163]+1" office:value-type="float" office:value="1156" calcext:value-type="float">
            <text:p>1156</text:p>
          </table:table-cell>
          <table:table-cell table:formula="of:=4*[.$D$3]*[.B1163]*(1-[.B1163])" office:value-type="float" office:value="0.972501678115889" calcext:value-type="float">
            <text:p>0,972501678115889</text:p>
          </table:table-cell>
          <table:table-cell table:number-columns-repeated="5"/>
        </table:table-row>
        <table:table-row table:style-name="ro1">
          <table:table-cell table:formula="of:=[.A1164]+1" office:value-type="float" office:value="1157" calcext:value-type="float">
            <text:p>1157</text:p>
          </table:table-cell>
          <table:table-cell table:formula="of:=4*[.$D$3]*[.B1164]*(1-[.B1164])" office:value-type="float" office:value="0.106968656710674" calcext:value-type="float">
            <text:p>0,106968656710674</text:p>
          </table:table-cell>
          <table:table-cell table:number-columns-repeated="5"/>
        </table:table-row>
        <table:table-row table:style-name="ro1">
          <table:table-cell table:formula="of:=[.A1165]+1" office:value-type="float" office:value="1158" calcext:value-type="float">
            <text:p>1158</text:p>
          </table:table-cell>
          <table:table-cell table:formula="of:=4*[.$D$3]*[.B1165]*(1-[.B1165])" office:value-type="float" office:value="0.382105452768753" calcext:value-type="float">
            <text:p>0,382105452768753</text:p>
          </table:table-cell>
          <table:table-cell table:number-columns-repeated="5"/>
        </table:table-row>
        <table:table-row table:style-name="ro1">
          <table:table-cell table:formula="of:=[.A1166]+1" office:value-type="float" office:value="1159" calcext:value-type="float">
            <text:p>1159</text:p>
          </table:table-cell>
          <table:table-cell table:formula="of:=4*[.$D$3]*[.B1166]*(1-[.B1166])" office:value-type="float" office:value="0.944403502932557" calcext:value-type="float">
            <text:p>0,944403502932557</text:p>
          </table:table-cell>
          <table:table-cell table:number-columns-repeated="5"/>
        </table:table-row>
        <table:table-row table:style-name="ro1">
          <table:table-cell table:formula="of:=[.A1167]+1" office:value-type="float" office:value="1160" calcext:value-type="float">
            <text:p>1160</text:p>
          </table:table-cell>
          <table:table-cell table:formula="of:=4*[.$D$3]*[.B1167]*(1-[.B1167])" office:value-type="float" office:value="0.210022106325092" calcext:value-type="float">
            <text:p>0,210022106325092</text:p>
          </table:table-cell>
          <table:table-cell table:number-columns-repeated="5"/>
        </table:table-row>
        <table:table-row table:style-name="ro1">
          <table:table-cell table:formula="of:=[.A1168]+1" office:value-type="float" office:value="1161" calcext:value-type="float">
            <text:p>1161</text:p>
          </table:table-cell>
          <table:table-cell table:formula="of:=4*[.$D$3]*[.B1168]*(1-[.B1168])" office:value-type="float" office:value="0.663651284719455" calcext:value-type="float">
            <text:p>0,663651284719455</text:p>
          </table:table-cell>
          <table:table-cell table:number-columns-repeated="5"/>
        </table:table-row>
        <table:table-row table:style-name="ro1">
          <table:table-cell table:formula="of:=[.A1169]+1" office:value-type="float" office:value="1162" calcext:value-type="float">
            <text:p>1162</text:p>
          </table:table-cell>
          <table:table-cell table:formula="of:=4*[.$D$3]*[.B1169]*(1-[.B1169])" office:value-type="float" office:value="0.892873028038688" calcext:value-type="float">
            <text:p>0,892873028038688</text:p>
          </table:table-cell>
          <table:table-cell table:number-columns-repeated="5"/>
        </table:table-row>
        <table:table-row table:style-name="ro1">
          <table:table-cell table:formula="of:=[.A1170]+1" office:value-type="float" office:value="1163" calcext:value-type="float">
            <text:p>1163</text:p>
          </table:table-cell>
          <table:table-cell table:formula="of:=4*[.$D$3]*[.B1170]*(1-[.B1170])" office:value-type="float" office:value="0.382603135358849" calcext:value-type="float">
            <text:p>0,382603135358849</text:p>
          </table:table-cell>
          <table:table-cell table:number-columns-repeated="5"/>
        </table:table-row>
        <table:table-row table:style-name="ro1">
          <table:table-cell table:formula="of:=[.A1171]+1" office:value-type="float" office:value="1164" calcext:value-type="float">
            <text:p>1164</text:p>
          </table:table-cell>
          <table:table-cell table:formula="of:=4*[.$D$3]*[.B1171]*(1-[.B1171])" office:value-type="float" office:value="0.944871904689709" calcext:value-type="float">
            <text:p>0,944871904689709</text:p>
          </table:table-cell>
          <table:table-cell table:number-columns-repeated="5"/>
        </table:table-row>
        <table:table-row table:style-name="ro1">
          <table:table-cell table:formula="of:=[.A1172]+1" office:value-type="float" office:value="1165" calcext:value-type="float">
            <text:p>1165</text:p>
          </table:table-cell>
          <table:table-cell table:formula="of:=4*[.$D$3]*[.B1172]*(1-[.B1172])" office:value-type="float" office:value="0.208355953671001" calcext:value-type="float">
            <text:p>0,208355953671001</text:p>
          </table:table-cell>
          <table:table-cell table:number-columns-repeated="5"/>
        </table:table-row>
        <table:table-row table:style-name="ro1">
          <table:table-cell table:formula="of:=[.A1173]+1" office:value-type="float" office:value="1166" calcext:value-type="float">
            <text:p>1166</text:p>
          </table:table-cell>
          <table:table-cell table:formula="of:=4*[.$D$3]*[.B1173]*(1-[.B1173])" office:value-type="float" office:value="0.659775000963395" calcext:value-type="float">
            <text:p>0,659775000963395</text:p>
          </table:table-cell>
          <table:table-cell table:number-columns-repeated="5"/>
        </table:table-row>
        <table:table-row table:style-name="ro1">
          <table:table-cell table:formula="of:=[.A1174]+1" office:value-type="float" office:value="1167" calcext:value-type="float">
            <text:p>1167</text:p>
          </table:table-cell>
          <table:table-cell table:formula="of:=4*[.$D$3]*[.B1174]*(1-[.B1174])" office:value-type="float" office:value="0.897887796268588" calcext:value-type="float">
            <text:p>0,897887796268588</text:p>
          </table:table-cell>
          <table:table-cell table:number-columns-repeated="5"/>
        </table:table-row>
        <table:table-row table:style-name="ro1">
          <table:table-cell table:formula="of:=[.A1175]+1" office:value-type="float" office:value="1168" calcext:value-type="float">
            <text:p>1168</text:p>
          </table:table-cell>
          <table:table-cell table:formula="of:=4*[.$D$3]*[.B1175]*(1-[.B1175])" office:value-type="float" office:value="0.366741206322106" calcext:value-type="float">
            <text:p>0,366741206322106</text:p>
          </table:table-cell>
          <table:table-cell table:number-columns-repeated="5"/>
        </table:table-row>
        <table:table-row table:style-name="ro1">
          <table:table-cell table:formula="of:=[.A1176]+1" office:value-type="float" office:value="1169" calcext:value-type="float">
            <text:p>1169</text:p>
          </table:table-cell>
          <table:table-cell table:formula="of:=4*[.$D$3]*[.B1176]*(1-[.B1176])" office:value-type="float" office:value="0.92896837563005" calcext:value-type="float">
            <text:p>0,92896837563005</text:p>
          </table:table-cell>
          <table:table-cell table:number-columns-repeated="5"/>
        </table:table-row>
        <table:table-row table:style-name="ro1">
          <table:table-cell table:formula="of:=[.A1177]+1" office:value-type="float" office:value="1170" calcext:value-type="float">
            <text:p>1170</text:p>
          </table:table-cell>
          <table:table-cell table:formula="of:=4*[.$D$3]*[.B1177]*(1-[.B1177])" office:value-type="float" office:value="0.263944530837265" calcext:value-type="float">
            <text:p>0,263944530837265</text:p>
          </table:table-cell>
          <table:table-cell table:number-columns-repeated="5"/>
        </table:table-row>
        <table:table-row table:style-name="ro1">
          <table:table-cell table:formula="of:=[.A1178]+1" office:value-type="float" office:value="1171" calcext:value-type="float">
            <text:p>1171</text:p>
          </table:table-cell>
          <table:table-cell table:formula="of:=4*[.$D$3]*[.B1178]*(1-[.B1178])" office:value-type="float" office:value="0.777111261913444" calcext:value-type="float">
            <text:p>0,777111261913444</text:p>
          </table:table-cell>
          <table:table-cell table:number-columns-repeated="5"/>
        </table:table-row>
        <table:table-row table:style-name="ro1">
          <table:table-cell table:formula="of:=[.A1179]+1" office:value-type="float" office:value="1172" calcext:value-type="float">
            <text:p>1172</text:p>
          </table:table-cell>
          <table:table-cell table:formula="of:=4*[.$D$3]*[.B1179]*(1-[.B1179])" office:value-type="float" office:value="0.692837394082955" calcext:value-type="float">
            <text:p>0,692837394082955</text:p>
          </table:table-cell>
          <table:table-cell table:number-columns-repeated="5"/>
        </table:table-row>
        <table:table-row table:style-name="ro1">
          <table:table-cell table:formula="of:=[.A1180]+1" office:value-type="float" office:value="1173" calcext:value-type="float">
            <text:p>1173</text:p>
          </table:table-cell>
          <table:table-cell table:formula="of:=4*[.$D$3]*[.B1180]*(1-[.B1180])" office:value-type="float" office:value="0.85125495777318" calcext:value-type="float">
            <text:p>0,85125495777318</text:p>
          </table:table-cell>
          <table:table-cell table:number-columns-repeated="5"/>
        </table:table-row>
        <table:table-row table:style-name="ro1">
          <table:table-cell table:formula="of:=[.A1181]+1" office:value-type="float" office:value="1174" calcext:value-type="float">
            <text:p>1174</text:p>
          </table:table-cell>
          <table:table-cell table:formula="of:=4*[.$D$3]*[.B1181]*(1-[.B1181])" office:value-type="float" office:value="0.506479818559047" calcext:value-type="float">
            <text:p>0,506479818559047</text:p>
          </table:table-cell>
          <table:table-cell table:number-columns-repeated="5"/>
        </table:table-row>
        <table:table-row table:style-name="ro1">
          <table:table-cell table:formula="of:=[.A1182]+1" office:value-type="float" office:value="1175" calcext:value-type="float">
            <text:p>1175</text:p>
          </table:table-cell>
          <table:table-cell table:formula="of:=4*[.$D$3]*[.B1182]*(1-[.B1182])" office:value-type="float" office:value="0.999832047805767" calcext:value-type="float">
            <text:p>0,999832047805767</text:p>
          </table:table-cell>
          <table:table-cell table:number-columns-repeated="5"/>
        </table:table-row>
        <table:table-row table:style-name="ro1">
          <table:table-cell table:formula="of:=[.A1183]+1" office:value-type="float" office:value="1176" calcext:value-type="float">
            <text:p>1176</text:p>
          </table:table-cell>
          <table:table-cell table:formula="of:=4*[.$D$3]*[.B1183]*(1-[.B1183])" office:value-type="float" office:value="0.000671695945172659" calcext:value-type="float">
            <text:p>0,000671695945173</text:p>
          </table:table-cell>
          <table:table-cell table:number-columns-repeated="5"/>
        </table:table-row>
        <table:table-row table:style-name="ro1">
          <table:table-cell table:formula="of:=[.A1184]+1" office:value-type="float" office:value="1177" calcext:value-type="float">
            <text:p>1177</text:p>
          </table:table-cell>
          <table:table-cell table:formula="of:=4*[.$D$3]*[.B1184]*(1-[.B1184])" office:value-type="float" office:value="0.00268497907891959" calcext:value-type="float">
            <text:p>0,00268497907892</text:p>
          </table:table-cell>
          <table:table-cell table:number-columns-repeated="5"/>
        </table:table-row>
        <table:table-row table:style-name="ro1">
          <table:table-cell table:formula="of:=[.A1185]+1" office:value-type="float" office:value="1178" calcext:value-type="float">
            <text:p>1178</text:p>
          </table:table-cell>
          <table:table-cell table:formula="of:=4*[.$D$3]*[.B1185]*(1-[.B1185])" office:value-type="float" office:value="0.0107110798650614" calcext:value-type="float">
            <text:p>0,010711079865061</text:p>
          </table:table-cell>
          <table:table-cell table:number-columns-repeated="5"/>
        </table:table-row>
        <table:table-row table:style-name="ro1">
          <table:table-cell table:formula="of:=[.A1186]+1" office:value-type="float" office:value="1179" calcext:value-type="float">
            <text:p>1179</text:p>
          </table:table-cell>
          <table:table-cell table:formula="of:=4*[.$D$3]*[.B1186]*(1-[.B1186])" office:value-type="float" office:value="0.0423854105327428" calcext:value-type="float">
            <text:p>0,042385410532743</text:p>
          </table:table-cell>
          <table:table-cell table:number-columns-repeated="5"/>
        </table:table-row>
        <table:table-row table:style-name="ro1">
          <table:table-cell table:formula="of:=[.A1187]+1" office:value-type="float" office:value="1180" calcext:value-type="float">
            <text:p>1180</text:p>
          </table:table-cell>
          <table:table-cell table:formula="of:=4*[.$D$3]*[.B1187]*(1-[.B1187])" office:value-type="float" office:value="0.162355550026854" calcext:value-type="float">
            <text:p>0,162355550026854</text:p>
          </table:table-cell>
          <table:table-cell table:number-columns-repeated="5"/>
        </table:table-row>
        <table:table-row table:style-name="ro1">
          <table:table-cell table:formula="of:=[.A1188]+1" office:value-type="float" office:value="1181" calcext:value-type="float">
            <text:p>1181</text:p>
          </table:table-cell>
          <table:table-cell table:formula="of:=4*[.$D$3]*[.B1188]*(1-[.B1188])" office:value-type="float" office:value="0.543984901609328" calcext:value-type="float">
            <text:p>0,543984901609328</text:p>
          </table:table-cell>
          <table:table-cell table:number-columns-repeated="5"/>
        </table:table-row>
        <table:table-row table:style-name="ro1">
          <table:table-cell table:formula="of:=[.A1189]+1" office:value-type="float" office:value="1182" calcext:value-type="float">
            <text:p>1182</text:p>
          </table:table-cell>
          <table:table-cell table:formula="of:=4*[.$D$3]*[.B1189]*(1-[.B1189])" office:value-type="float" office:value="0.992261313721671" calcext:value-type="float">
            <text:p>0,992261313721671</text:p>
          </table:table-cell>
          <table:table-cell table:number-columns-repeated="5"/>
        </table:table-row>
        <table:table-row table:style-name="ro1">
          <table:table-cell table:formula="of:=[.A1190]+1" office:value-type="float" office:value="1183" calcext:value-type="float">
            <text:p>1183</text:p>
          </table:table-cell>
          <table:table-cell table:formula="of:=4*[.$D$3]*[.B1190]*(1-[.B1190])" office:value-type="float" office:value="0.0307151960520587" calcext:value-type="float">
            <text:p>0,030715196052059</text:p>
          </table:table-cell>
          <table:table-cell table:number-columns-repeated="5"/>
        </table:table-row>
        <table:table-row table:style-name="ro1">
          <table:table-cell table:formula="of:=[.A1191]+1" office:value-type="float" office:value="1184" calcext:value-type="float">
            <text:p>1184</text:p>
          </table:table-cell>
          <table:table-cell table:formula="of:=4*[.$D$3]*[.B1191]*(1-[.B1191])" office:value-type="float" office:value="0.119087091134169" calcext:value-type="float">
            <text:p>0,119087091134169</text:p>
          </table:table-cell>
          <table:table-cell table:number-columns-repeated="5"/>
        </table:table-row>
        <table:table-row table:style-name="ro1">
          <table:table-cell table:formula="of:=[.A1192]+1" office:value-type="float" office:value="1185" calcext:value-type="float">
            <text:p>1185</text:p>
          </table:table-cell>
          <table:table-cell table:formula="of:=4*[.$D$3]*[.B1192]*(1-[.B1192])" office:value-type="float" office:value="0.419621423437485" calcext:value-type="float">
            <text:p>0,419621423437485</text:p>
          </table:table-cell>
          <table:table-cell table:number-columns-repeated="5"/>
        </table:table-row>
        <table:table-row table:style-name="ro1">
          <table:table-cell table:formula="of:=[.A1193]+1" office:value-type="float" office:value="1186" calcext:value-type="float">
            <text:p>1186</text:p>
          </table:table-cell>
          <table:table-cell table:formula="of:=4*[.$D$3]*[.B1193]*(1-[.B1193])" office:value-type="float" office:value="0.974157137719136" calcext:value-type="float">
            <text:p>0,974157137719136</text:p>
          </table:table-cell>
          <table:table-cell table:number-columns-repeated="5"/>
        </table:table-row>
        <table:table-row table:style-name="ro1">
          <table:table-cell table:formula="of:=[.A1194]+1" office:value-type="float" office:value="1187" calcext:value-type="float">
            <text:p>1187</text:p>
          </table:table-cell>
          <table:table-cell table:formula="of:=4*[.$D$3]*[.B1194]*(1-[.B1194])" office:value-type="float" office:value="0.100700034999986" calcext:value-type="float">
            <text:p>0,100700034999986</text:p>
          </table:table-cell>
          <table:table-cell table:number-columns-repeated="5"/>
        </table:table-row>
        <table:table-row table:style-name="ro1">
          <table:table-cell table:formula="of:=[.A1195]+1" office:value-type="float" office:value="1188" calcext:value-type="float">
            <text:p>1188</text:p>
          </table:table-cell>
          <table:table-cell table:formula="of:=4*[.$D$3]*[.B1195]*(1-[.B1195])" office:value-type="float" office:value="0.36223815180395" calcext:value-type="float">
            <text:p>0,36223815180395</text:p>
          </table:table-cell>
          <table:table-cell table:number-columns-repeated="5"/>
        </table:table-row>
        <table:table-row table:style-name="ro1">
          <table:table-cell table:formula="of:=[.A1196]+1" office:value-type="float" office:value="1189" calcext:value-type="float">
            <text:p>1189</text:p>
          </table:table-cell>
          <table:table-cell table:formula="of:=4*[.$D$3]*[.B1196]*(1-[.B1196])" office:value-type="float" office:value="0.924086692726434" calcext:value-type="float">
            <text:p>0,924086692726434</text:p>
          </table:table-cell>
          <table:table-cell table:number-columns-repeated="5"/>
        </table:table-row>
        <table:table-row table:style-name="ro1">
          <table:table-cell table:formula="of:=[.A1197]+1" office:value-type="float" office:value="1190" calcext:value-type="float">
            <text:p>1190</text:p>
          </table:table-cell>
          <table:table-cell table:formula="of:=4*[.$D$3]*[.B1197]*(1-[.B1197])" office:value-type="float" office:value="0.280601908209421" calcext:value-type="float">
            <text:p>0,280601908209421</text:p>
          </table:table-cell>
          <table:table-cell table:number-columns-repeated="5"/>
        </table:table-row>
        <table:table-row table:style-name="ro1">
          <table:table-cell table:formula="of:=[.A1198]+1" office:value-type="float" office:value="1191" calcext:value-type="float">
            <text:p>1191</text:p>
          </table:table-cell>
          <table:table-cell table:formula="of:=4*[.$D$3]*[.B1198]*(1-[.B1198])" office:value-type="float" office:value="0.80745790927461" calcext:value-type="float">
            <text:p>0,80745790927461</text:p>
          </table:table-cell>
          <table:table-cell table:number-columns-repeated="5"/>
        </table:table-row>
        <table:table-row table:style-name="ro1">
          <table:table-cell table:formula="of:=[.A1199]+1" office:value-type="float" office:value="1192" calcext:value-type="float">
            <text:p>1192</text:p>
          </table:table-cell>
          <table:table-cell table:formula="of:=4*[.$D$3]*[.B1199]*(1-[.B1199])" office:value-type="float" office:value="0.621878536097942" calcext:value-type="float">
            <text:p>0,621878536097942</text:p>
          </table:table-cell>
          <table:table-cell table:number-columns-repeated="5"/>
        </table:table-row>
        <table:table-row table:style-name="ro1">
          <table:table-cell table:formula="of:=[.A1200]+1" office:value-type="float" office:value="1193" calcext:value-type="float">
            <text:p>1193</text:p>
          </table:table-cell>
          <table:table-cell table:formula="of:=4*[.$D$3]*[.B1200]*(1-[.B1200])" office:value-type="float" office:value="0.940582489754491" calcext:value-type="float">
            <text:p>0,940582489754491</text:p>
          </table:table-cell>
          <table:table-cell table:number-columns-repeated="5"/>
        </table:table-row>
        <table:table-row table:style-name="ro1">
          <table:table-cell table:formula="of:=[.A1201]+1" office:value-type="float" office:value="1194" calcext:value-type="float">
            <text:p>1194</text:p>
          </table:table-cell>
          <table:table-cell table:formula="of:=4*[.$D$3]*[.B1201]*(1-[.B1201])" office:value-type="float" office:value="0.223548278886937" calcext:value-type="float">
            <text:p>0,223548278886937</text:p>
          </table:table-cell>
          <table:table-cell table:number-columns-repeated="5"/>
        </table:table-row>
        <table:table-row table:style-name="ro1">
          <table:table-cell table:formula="of:=[.A1202]+1" office:value-type="float" office:value="1195" calcext:value-type="float">
            <text:p>1195</text:p>
          </table:table-cell>
          <table:table-cell table:formula="of:=4*[.$D$3]*[.B1202]*(1-[.B1202])" office:value-type="float" office:value="0.694297783574501" calcext:value-type="float">
            <text:p>0,694297783574501</text:p>
          </table:table-cell>
          <table:table-cell table:number-columns-repeated="5"/>
        </table:table-row>
        <table:table-row table:style-name="ro1">
          <table:table-cell table:formula="of:=[.A1203]+1" office:value-type="float" office:value="1196" calcext:value-type="float">
            <text:p>1196</text:p>
          </table:table-cell>
          <table:table-cell table:formula="of:=4*[.$D$3]*[.B1203]*(1-[.B1203])" office:value-type="float" office:value="0.848993485192146" calcext:value-type="float">
            <text:p>0,848993485192146</text:p>
          </table:table-cell>
          <table:table-cell table:number-columns-repeated="5"/>
        </table:table-row>
        <table:table-row table:style-name="ro1">
          <table:table-cell table:formula="of:=[.A1204]+1" office:value-type="float" office:value="1197" calcext:value-type="float">
            <text:p>1197</text:p>
          </table:table-cell>
          <table:table-cell table:formula="of:=4*[.$D$3]*[.B1204]*(1-[.B1204])" office:value-type="float" office:value="0.512814189173758" calcext:value-type="float">
            <text:p>0,512814189173758</text:p>
          </table:table-cell>
          <table:table-cell table:number-columns-repeated="5"/>
        </table:table-row>
        <table:table-row table:style-name="ro1">
          <table:table-cell table:formula="of:=[.A1205]+1" office:value-type="float" office:value="1198" calcext:value-type="float">
            <text:p>1198</text:p>
          </table:table-cell>
          <table:table-cell table:formula="of:=4*[.$D$3]*[.B1205]*(1-[.B1205])" office:value-type="float" office:value="0.999343186223276" calcext:value-type="float">
            <text:p>0,999343186223276</text:p>
          </table:table-cell>
          <table:table-cell table:number-columns-repeated="5"/>
        </table:table-row>
        <table:table-row table:style-name="ro1">
          <table:table-cell table:formula="of:=[.A1206]+1" office:value-type="float" office:value="1199" calcext:value-type="float">
            <text:p>1199</text:p>
          </table:table-cell>
          <table:table-cell table:formula="of:=4*[.$D$3]*[.B1206]*(1-[.B1206])" office:value-type="float" office:value="0.00262552948954459" calcext:value-type="float">
            <text:p>0,002625529489545</text:p>
          </table:table-cell>
          <table:table-cell table:number-columns-repeated="5"/>
        </table:table-row>
        <table:table-row table:style-name="ro1">
          <table:table-cell table:formula="of:=[.A1207]+1" office:value-type="float" office:value="1200" calcext:value-type="float">
            <text:p>1200</text:p>
          </table:table-cell>
          <table:table-cell table:formula="of:=4*[.$D$3]*[.B1207]*(1-[.B1207])" office:value-type="float" office:value="0.0104745443377765" calcext:value-type="float">
            <text:p>0,010474544337777</text:p>
          </table:table-cell>
          <table:table-cell table:number-columns-repeated="5"/>
        </table:table-row>
        <table:table-row table:style-name="ro1">
          <table:table-cell table:formula="of:=[.A1208]+1" office:value-type="float" office:value="1201" calcext:value-type="float">
            <text:p>1201</text:p>
          </table:table-cell>
          <table:table-cell table:formula="of:=4*[.$D$3]*[.B1208]*(1-[.B1208])" office:value-type="float" office:value="0.0414593130347698" calcext:value-type="float">
            <text:p>0,04145931303477</text:p>
          </table:table-cell>
          <table:table-cell table:number-columns-repeated="5"/>
        </table:table-row>
        <table:table-row table:style-name="ro1">
          <table:table-cell table:formula="of:=[.A1209]+1" office:value-type="float" office:value="1202" calcext:value-type="float">
            <text:p>1202</text:p>
          </table:table-cell>
          <table:table-cell table:formula="of:=4*[.$D$3]*[.B1209]*(1-[.B1209])" office:value-type="float" office:value="0.158961753589819" calcext:value-type="float">
            <text:p>0,158961753589819</text:p>
          </table:table-cell>
          <table:table-cell table:number-columns-repeated="5"/>
        </table:table-row>
        <table:table-row table:style-name="ro1">
          <table:table-cell table:formula="of:=[.A1210]+1" office:value-type="float" office:value="1203" calcext:value-type="float">
            <text:p>1203</text:p>
          </table:table-cell>
          <table:table-cell table:formula="of:=4*[.$D$3]*[.B1210]*(1-[.B1210])" office:value-type="float" office:value="0.534771657941875" calcext:value-type="float">
            <text:p>0,534771657941875</text:p>
          </table:table-cell>
          <table:table-cell table:number-columns-repeated="5"/>
        </table:table-row>
        <table:table-row table:style-name="ro1">
          <table:table-cell table:formula="of:=[.A1211]+1" office:value-type="float" office:value="1204" calcext:value-type="float">
            <text:p>1204</text:p>
          </table:table-cell>
          <table:table-cell table:formula="of:=4*[.$D$3]*[.B1211]*(1-[.B1211])" office:value-type="float" office:value="0.995163727215893" calcext:value-type="float">
            <text:p>0,995163727215893</text:p>
          </table:table-cell>
          <table:table-cell table:number-columns-repeated="5"/>
        </table:table-row>
        <table:table-row table:style-name="ro1">
          <table:table-cell table:formula="of:=[.A1212]+1" office:value-type="float" office:value="1205" calcext:value-type="float">
            <text:p>1205</text:p>
          </table:table-cell>
          <table:table-cell table:formula="of:=4*[.$D$3]*[.B1212]*(1-[.B1212])" office:value-type="float" office:value="0.0192515329986585" calcext:value-type="float">
            <text:p>0,019251532998659</text:p>
          </table:table-cell>
          <table:table-cell table:number-columns-repeated="5"/>
        </table:table-row>
        <table:table-row table:style-name="ro1">
          <table:table-cell table:formula="of:=[.A1213]+1" office:value-type="float" office:value="1206" calcext:value-type="float">
            <text:p>1206</text:p>
          </table:table-cell>
          <table:table-cell table:formula="of:=4*[.$D$3]*[.B1213]*(1-[.B1213])" office:value-type="float" office:value="0.0755236459034403" calcext:value-type="float">
            <text:p>0,07552364590344</text:p>
          </table:table-cell>
          <table:table-cell table:number-columns-repeated="5"/>
        </table:table-row>
        <table:table-row table:style-name="ro1">
          <table:table-cell table:formula="of:=[.A1214]+1" office:value-type="float" office:value="1207" calcext:value-type="float">
            <text:p>1207</text:p>
          </table:table-cell>
          <table:table-cell table:formula="of:=4*[.$D$3]*[.B1214]*(1-[.B1214])" office:value-type="float" office:value="0.279279299251568" calcext:value-type="float">
            <text:p>0,279279299251568</text:p>
          </table:table-cell>
          <table:table-cell table:number-columns-repeated="5"/>
        </table:table-row>
        <table:table-row table:style-name="ro1">
          <table:table-cell table:formula="of:=[.A1215]+1" office:value-type="float" office:value="1208" calcext:value-type="float">
            <text:p>1208</text:p>
          </table:table-cell>
          <table:table-cell table:formula="of:=4*[.$D$3]*[.B1215]*(1-[.B1215])" office:value-type="float" office:value="0.805129489044485" calcext:value-type="float">
            <text:p>0,805129489044485</text:p>
          </table:table-cell>
          <table:table-cell table:number-columns-repeated="5"/>
        </table:table-row>
        <table:table-row table:style-name="ro1">
          <table:table-cell table:formula="of:=[.A1216]+1" office:value-type="float" office:value="1209" calcext:value-type="float">
            <text:p>1209</text:p>
          </table:table-cell>
          <table:table-cell table:formula="of:=4*[.$D$3]*[.B1216]*(1-[.B1216])" office:value-type="float" office:value="0.627583979661806" calcext:value-type="float">
            <text:p>0,627583979661806</text:p>
          </table:table-cell>
          <table:table-cell table:number-columns-repeated="5"/>
        </table:table-row>
        <table:table-row table:style-name="ro1">
          <table:table-cell table:formula="of:=[.A1217]+1" office:value-type="float" office:value="1210" calcext:value-type="float">
            <text:p>1210</text:p>
          </table:table-cell>
          <table:table-cell table:formula="of:=4*[.$D$3]*[.B1217]*(1-[.B1217])" office:value-type="float" office:value="0.934889312534624" calcext:value-type="float">
            <text:p>0,934889312534624</text:p>
          </table:table-cell>
          <table:table-cell table:number-columns-repeated="5"/>
        </table:table-row>
        <table:table-row table:style-name="ro1">
          <table:table-cell table:formula="of:=[.A1218]+1" office:value-type="float" office:value="1211" calcext:value-type="float">
            <text:p>1211</text:p>
          </table:table-cell>
          <table:table-cell table:formula="of:=4*[.$D$3]*[.B1218]*(1-[.B1218])" office:value-type="float" office:value="0.24348514337265" calcext:value-type="float">
            <text:p>0,24348514337265</text:p>
          </table:table-cell>
          <table:table-cell table:number-columns-repeated="5"/>
        </table:table-row>
        <table:table-row table:style-name="ro1">
          <table:table-cell table:formula="of:=[.A1219]+1" office:value-type="float" office:value="1212" calcext:value-type="float">
            <text:p>1212</text:p>
          </table:table-cell>
          <table:table-cell table:formula="of:=4*[.$D$3]*[.B1219]*(1-[.B1219])" office:value-type="float" office:value="0.736800513317801" calcext:value-type="float">
            <text:p>0,736800513317801</text:p>
          </table:table-cell>
          <table:table-cell table:number-columns-repeated="5"/>
        </table:table-row>
        <table:table-row table:style-name="ro1">
          <table:table-cell table:formula="of:=[.A1220]+1" office:value-type="float" office:value="1213" calcext:value-type="float">
            <text:p>1213</text:p>
          </table:table-cell>
          <table:table-cell table:formula="of:=4*[.$D$3]*[.B1220]*(1-[.B1220])" office:value-type="float" office:value="0.775702067569704" calcext:value-type="float">
            <text:p>0,775702067569704</text:p>
          </table:table-cell>
          <table:table-cell table:number-columns-repeated="5"/>
        </table:table-row>
        <table:table-row table:style-name="ro1">
          <table:table-cell table:formula="of:=[.A1221]+1" office:value-type="float" office:value="1214" calcext:value-type="float">
            <text:p>1214</text:p>
          </table:table-cell>
          <table:table-cell table:formula="of:=4*[.$D$3]*[.B1221]*(1-[.B1221])" office:value-type="float" office:value="0.695953479751161" calcext:value-type="float">
            <text:p>0,695953479751161</text:p>
          </table:table-cell>
          <table:table-cell table:number-columns-repeated="5"/>
        </table:table-row>
        <table:table-row table:style-name="ro1">
          <table:table-cell table:formula="of:=[.A1222]+1" office:value-type="float" office:value="1215" calcext:value-type="float">
            <text:p>1215</text:p>
          </table:table-cell>
          <table:table-cell table:formula="of:=4*[.$D$3]*[.B1222]*(1-[.B1222])" office:value-type="float" office:value="0.846408935093645" calcext:value-type="float">
            <text:p>0,846408935093645</text:p>
          </table:table-cell>
          <table:table-cell table:number-columns-repeated="5"/>
        </table:table-row>
        <table:table-row table:style-name="ro1">
          <table:table-cell table:formula="of:=[.A1223]+1" office:value-type="float" office:value="1216" calcext:value-type="float">
            <text:p>1216</text:p>
          </table:table-cell>
          <table:table-cell table:formula="of:=4*[.$D$3]*[.B1223]*(1-[.B1223])" office:value-type="float" office:value="0.520003398749147" calcext:value-type="float">
            <text:p>0,520003398749147</text:p>
          </table:table-cell>
          <table:table-cell table:number-columns-repeated="5"/>
        </table:table-row>
        <table:table-row table:style-name="ro1">
          <table:table-cell table:formula="of:=[.A1224]+1" office:value-type="float" office:value="1217" calcext:value-type="float">
            <text:p>1217</text:p>
          </table:table-cell>
          <table:table-cell table:formula="of:=4*[.$D$3]*[.B1224]*(1-[.B1224])" office:value-type="float" office:value="0.998399456153931" calcext:value-type="float">
            <text:p>0,998399456153931</text:p>
          </table:table-cell>
          <table:table-cell table:number-columns-repeated="5"/>
        </table:table-row>
        <table:table-row table:style-name="ro1">
          <table:table-cell table:formula="of:=[.A1225]+1" office:value-type="float" office:value="1218" calcext:value-type="float">
            <text:p>1218</text:p>
          </table:table-cell>
          <table:table-cell table:formula="of:=4*[.$D$3]*[.B1225]*(1-[.B1225])" office:value-type="float" office:value="0.00639192842186502" calcext:value-type="float">
            <text:p>0,006391928421865</text:p>
          </table:table-cell>
          <table:table-cell table:number-columns-repeated="5"/>
        </table:table-row>
        <table:table-row table:style-name="ro1">
          <table:table-cell table:formula="of:=[.A1226]+1" office:value-type="float" office:value="1219" calcext:value-type="float">
            <text:p>1219</text:p>
          </table:table-cell>
          <table:table-cell table:formula="of:=4*[.$D$3]*[.B1226]*(1-[.B1226])" office:value-type="float" office:value="0.0254042866916591" calcext:value-type="float">
            <text:p>0,025404286691659</text:p>
          </table:table-cell>
          <table:table-cell table:number-columns-repeated="5"/>
        </table:table-row>
        <table:table-row table:style-name="ro1">
          <table:table-cell table:formula="of:=[.A1227]+1" office:value-type="float" office:value="1220" calcext:value-type="float">
            <text:p>1220</text:p>
          </table:table-cell>
          <table:table-cell table:formula="of:=4*[.$D$3]*[.B1227]*(1-[.B1227])" office:value-type="float" office:value="0.0990356356373884" calcext:value-type="float">
            <text:p>0,099035635637388</text:p>
          </table:table-cell>
          <table:table-cell table:number-columns-repeated="5"/>
        </table:table-row>
        <table:table-row table:style-name="ro1">
          <table:table-cell table:formula="of:=[.A1228]+1" office:value-type="float" office:value="1221" calcext:value-type="float">
            <text:p>1221</text:p>
          </table:table-cell>
          <table:table-cell table:formula="of:=4*[.$D$3]*[.B1228]*(1-[.B1228])" office:value-type="float" office:value="0.356910314045147" calcext:value-type="float">
            <text:p>0,356910314045147</text:p>
          </table:table-cell>
          <table:table-cell table:number-columns-repeated="5"/>
        </table:table-row>
        <table:table-row table:style-name="ro1">
          <table:table-cell table:formula="of:=[.A1229]+1" office:value-type="float" office:value="1222" calcext:value-type="float">
            <text:p>1222</text:p>
          </table:table-cell>
          <table:table-cell table:formula="of:=4*[.$D$3]*[.B1229]*(1-[.B1229])" office:value-type="float" office:value="0.918101367093367" calcext:value-type="float">
            <text:p>0,918101367093367</text:p>
          </table:table-cell>
          <table:table-cell table:number-columns-repeated="5"/>
        </table:table-row>
        <table:table-row table:style-name="ro1">
          <table:table-cell table:formula="of:=[.A1230]+1" office:value-type="float" office:value="1223" calcext:value-type="float">
            <text:p>1223</text:p>
          </table:table-cell>
          <table:table-cell table:formula="of:=4*[.$D$3]*[.B1230]*(1-[.B1230])" office:value-type="float" office:value="0.300764987338631" calcext:value-type="float">
            <text:p>0,300764987338631</text:p>
          </table:table-cell>
          <table:table-cell table:number-columns-repeated="5"/>
        </table:table-row>
        <table:table-row table:style-name="ro1">
          <table:table-cell table:formula="of:=[.A1231]+1" office:value-type="float" office:value="1224" calcext:value-type="float">
            <text:p>1224</text:p>
          </table:table-cell>
          <table:table-cell table:formula="of:=4*[.$D$3]*[.B1231]*(1-[.B1231])" office:value-type="float" office:value="0.841221638919297" calcext:value-type="float">
            <text:p>0,841221638919297</text:p>
          </table:table-cell>
          <table:table-cell table:number-columns-repeated="5"/>
        </table:table-row>
        <table:table-row table:style-name="ro1">
          <table:table-cell table:formula="of:=[.A1232]+1" office:value-type="float" office:value="1225" calcext:value-type="float">
            <text:p>1225</text:p>
          </table:table-cell>
          <table:table-cell table:formula="of:=4*[.$D$3]*[.B1232]*(1-[.B1232])" office:value-type="float" office:value="0.534271172532915" calcext:value-type="float">
            <text:p>0,534271172532915</text:p>
          </table:table-cell>
          <table:table-cell table:number-columns-repeated="5"/>
        </table:table-row>
        <table:table-row table:style-name="ro1">
          <table:table-cell table:formula="of:=[.A1233]+1" office:value-type="float" office:value="1226" calcext:value-type="float">
            <text:p>1226</text:p>
          </table:table-cell>
          <table:table-cell table:formula="of:=4*[.$D$3]*[.B1233]*(1-[.B1233])" office:value-type="float" office:value="0.995301946932877" calcext:value-type="float">
            <text:p>0,995301946932877</text:p>
          </table:table-cell>
          <table:table-cell table:number-columns-repeated="5"/>
        </table:table-row>
        <table:table-row table:style-name="ro1">
          <table:table-cell table:formula="of:=[.A1234]+1" office:value-type="float" office:value="1227" calcext:value-type="float">
            <text:p>1227</text:p>
          </table:table-cell>
          <table:table-cell table:formula="of:=4*[.$D$3]*[.B1234]*(1-[.B1234])" office:value-type="float" office:value="0.0187039254580069" calcext:value-type="float">
            <text:p>0,018703925458007</text:p>
          </table:table-cell>
          <table:table-cell table:number-columns-repeated="5"/>
        </table:table-row>
        <table:table-row table:style-name="ro1">
          <table:table-cell table:formula="of:=[.A1235]+1" office:value-type="float" office:value="1228" calcext:value-type="float">
            <text:p>1228</text:p>
          </table:table-cell>
          <table:table-cell table:formula="of:=4*[.$D$3]*[.B1235]*(1-[.B1235])" office:value-type="float" office:value="0.0734163545218729" calcext:value-type="float">
            <text:p>0,073416354521873</text:p>
          </table:table-cell>
          <table:table-cell table:number-columns-repeated="5"/>
        </table:table-row>
        <table:table-row table:style-name="ro1">
          <table:table-cell table:formula="of:=[.A1236]+1" office:value-type="float" office:value="1229" calcext:value-type="float">
            <text:p>1229</text:p>
          </table:table-cell>
          <table:table-cell table:formula="of:=4*[.$D$3]*[.B1236]*(1-[.B1236])" office:value-type="float" office:value="0.272105573642366" calcext:value-type="float">
            <text:p>0,272105573642366</text:p>
          </table:table-cell>
          <table:table-cell table:number-columns-repeated="5"/>
        </table:table-row>
        <table:table-row table:style-name="ro1">
          <table:table-cell table:formula="of:=[.A1237]+1" office:value-type="float" office:value="1230" calcext:value-type="float">
            <text:p>1230</text:p>
          </table:table-cell>
          <table:table-cell table:formula="of:=4*[.$D$3]*[.B1237]*(1-[.B1237])" office:value-type="float" office:value="0.7922565217405" calcext:value-type="float">
            <text:p>0,7922565217405</text:p>
          </table:table-cell>
          <table:table-cell table:number-columns-repeated="5"/>
        </table:table-row>
        <table:table-row table:style-name="ro1">
          <table:table-cell table:formula="of:=[.A1238]+1" office:value-type="float" office:value="1231" calcext:value-type="float">
            <text:p>1231</text:p>
          </table:table-cell>
          <table:table-cell table:formula="of:=4*[.$D$3]*[.B1238]*(1-[.B1238])" office:value-type="float" office:value="0.658344502000578" calcext:value-type="float">
            <text:p>0,658344502000578</text:p>
          </table:table-cell>
          <table:table-cell table:number-columns-repeated="5"/>
        </table:table-row>
        <table:table-row table:style-name="ro1">
          <table:table-cell table:formula="of:=[.A1239]+1" office:value-type="float" office:value="1232" calcext:value-type="float">
            <text:p>1232</text:p>
          </table:table-cell>
          <table:table-cell table:formula="of:=4*[.$D$3]*[.B1239]*(1-[.B1239])" office:value-type="float" office:value="0.899708074744755" calcext:value-type="float">
            <text:p>0,899708074744755</text:p>
          </table:table-cell>
          <table:table-cell table:number-columns-repeated="5"/>
        </table:table-row>
        <table:table-row table:style-name="ro1">
          <table:table-cell table:formula="of:=[.A1240]+1" office:value-type="float" office:value="1233" calcext:value-type="float">
            <text:p>1233</text:p>
          </table:table-cell>
          <table:table-cell table:formula="of:=4*[.$D$3]*[.B1240]*(1-[.B1240])" office:value-type="float" office:value="0.360933819935364" calcext:value-type="float">
            <text:p>0,360933819935364</text:p>
          </table:table-cell>
          <table:table-cell table:number-columns-repeated="5"/>
        </table:table-row>
        <table:table-row table:style-name="ro1">
          <table:table-cell table:formula="of:=[.A1241]+1" office:value-type="float" office:value="1234" calcext:value-type="float">
            <text:p>1234</text:p>
          </table:table-cell>
          <table:table-cell table:formula="of:=4*[.$D$3]*[.B1241]*(1-[.B1241])" office:value-type="float" office:value="0.922642390248921" calcext:value-type="float">
            <text:p>0,922642390248921</text:p>
          </table:table-cell>
          <table:table-cell table:number-columns-repeated="5"/>
        </table:table-row>
        <table:table-row table:style-name="ro1">
          <table:table-cell table:formula="of:=[.A1242]+1" office:value-type="float" office:value="1235" calcext:value-type="float">
            <text:p>1235</text:p>
          </table:table-cell>
          <table:table-cell table:formula="of:=4*[.$D$3]*[.B1242]*(1-[.B1242])" office:value-type="float" office:value="0.285493639858714" calcext:value-type="float">
            <text:p>0,285493639858714</text:p>
          </table:table-cell>
          <table:table-cell table:number-columns-repeated="5"/>
        </table:table-row>
        <table:table-row table:style-name="ro1">
          <table:table-cell table:formula="of:=[.A1243]+1" office:value-type="float" office:value="1236" calcext:value-type="float">
            <text:p>1236</text:p>
          </table:table-cell>
          <table:table-cell table:formula="of:=4*[.$D$3]*[.B1243]*(1-[.B1243])" office:value-type="float" office:value="0.815948085835747" calcext:value-type="float">
            <text:p>0,815948085835747</text:p>
          </table:table-cell>
          <table:table-cell table:number-columns-repeated="5"/>
        </table:table-row>
        <table:table-row table:style-name="ro1">
          <table:table-cell table:formula="of:=[.A1244]+1" office:value-type="float" office:value="1237" calcext:value-type="float">
            <text:p>1237</text:p>
          </table:table-cell>
          <table:table-cell table:formula="of:=4*[.$D$3]*[.B1244]*(1-[.B1244])" office:value-type="float" office:value="0.600707228226909" calcext:value-type="float">
            <text:p>0,600707228226909</text:p>
          </table:table-cell>
          <table:table-cell table:number-columns-repeated="5"/>
        </table:table-row>
        <table:table-row table:style-name="ro1">
          <table:table-cell table:formula="of:=[.A1245]+1" office:value-type="float" office:value="1238" calcext:value-type="float">
            <text:p>1238</text:p>
          </table:table-cell>
          <table:table-cell table:formula="of:=4*[.$D$3]*[.B1245]*(1-[.B1245])" office:value-type="float" office:value="0.959432216731413" calcext:value-type="float">
            <text:p>0,959432216731413</text:p>
          </table:table-cell>
          <table:table-cell table:number-columns-repeated="5"/>
        </table:table-row>
        <table:table-row table:style-name="ro1">
          <table:table-cell table:formula="of:=[.A1246]+1" office:value-type="float" office:value="1239" calcext:value-type="float">
            <text:p>1239</text:p>
          </table:table-cell>
          <table:table-cell table:formula="of:=4*[.$D$3]*[.B1246]*(1-[.B1246])" office:value-type="float" office:value="0.155688152917039" calcext:value-type="float">
            <text:p>0,155688152917039</text:p>
          </table:table-cell>
          <table:table-cell table:number-columns-repeated="5"/>
        </table:table-row>
        <table:table-row table:style-name="ro1">
          <table:table-cell table:formula="of:=[.A1247]+1" office:value-type="float" office:value="1240" calcext:value-type="float">
            <text:p>1240</text:p>
          </table:table-cell>
          <table:table-cell table:formula="of:=4*[.$D$3]*[.B1247]*(1-[.B1247])" office:value-type="float" office:value="0.525797407833279" calcext:value-type="float">
            <text:p>0,525797407833279</text:p>
          </table:table-cell>
          <table:table-cell table:number-columns-repeated="5"/>
        </table:table-row>
        <table:table-row table:style-name="ro1">
          <table:table-cell table:formula="of:=[.A1248]+1" office:value-type="float" office:value="1241" calcext:value-type="float">
            <text:p>1241</text:p>
          </table:table-cell>
          <table:table-cell table:formula="of:=4*[.$D$3]*[.B1248]*(1-[.B1248])" office:value-type="float" office:value="0.997337974996334" calcext:value-type="float">
            <text:p>0,997337974996334</text:p>
          </table:table-cell>
          <table:table-cell table:number-columns-repeated="5"/>
        </table:table-row>
        <table:table-row table:style-name="ro1">
          <table:table-cell table:formula="of:=[.A1249]+1" office:value-type="float" office:value="1242" calcext:value-type="float">
            <text:p>1242</text:p>
          </table:table-cell>
          <table:table-cell table:formula="of:=4*[.$D$3]*[.B1249]*(1-[.B1249])" office:value-type="float" office:value="0.0106197545061837" calcext:value-type="float">
            <text:p>0,010619754506184</text:p>
          </table:table-cell>
          <table:table-cell table:number-columns-repeated="5"/>
        </table:table-row>
        <table:table-row table:style-name="ro1">
          <table:table-cell table:formula="of:=[.A1250]+1" office:value-type="float" office:value="1243" calcext:value-type="float">
            <text:p>1243</text:p>
          </table:table-cell>
          <table:table-cell table:formula="of:=4*[.$D$3]*[.B1250]*(1-[.B1250])" office:value-type="float" office:value="0.0420279012816485" calcext:value-type="float">
            <text:p>0,042027901281649</text:p>
          </table:table-cell>
          <table:table-cell table:number-columns-repeated="5"/>
        </table:table-row>
        <table:table-row table:style-name="ro1">
          <table:table-cell table:formula="of:=[.A1251]+1" office:value-type="float" office:value="1244" calcext:value-type="float">
            <text:p>1244</text:p>
          </table:table-cell>
          <table:table-cell table:formula="of:=4*[.$D$3]*[.B1251]*(1-[.B1251])" office:value-type="float" office:value="0.161046227182034" calcext:value-type="float">
            <text:p>0,161046227182034</text:p>
          </table:table-cell>
          <table:table-cell table:number-columns-repeated="5"/>
        </table:table-row>
        <table:table-row table:style-name="ro1">
          <table:table-cell table:formula="of:=[.A1252]+1" office:value-type="float" office:value="1245" calcext:value-type="float">
            <text:p>1245</text:p>
          </table:table-cell>
          <table:table-cell table:formula="of:=4*[.$D$3]*[.B1252]*(1-[.B1252])" office:value-type="float" office:value="0.540441359569867" calcext:value-type="float">
            <text:p>0,540441359569867</text:p>
          </table:table-cell>
          <table:table-cell table:number-columns-repeated="5"/>
        </table:table-row>
        <table:table-row table:style-name="ro1">
          <table:table-cell table:formula="of:=[.A1253]+1" office:value-type="float" office:value="1246" calcext:value-type="float">
            <text:p>1246</text:p>
          </table:table-cell>
          <table:table-cell table:formula="of:=4*[.$D$3]*[.B1253]*(1-[.B1253])" office:value-type="float" office:value="0.993457985744563" calcext:value-type="float">
            <text:p>0,993457985744563</text:p>
          </table:table-cell>
          <table:table-cell table:number-columns-repeated="5"/>
        </table:table-row>
        <table:table-row table:style-name="ro1">
          <table:table-cell table:formula="of:=[.A1254]+1" office:value-type="float" office:value="1247" calcext:value-type="float">
            <text:p>1247</text:p>
          </table:table-cell>
          <table:table-cell table:formula="of:=4*[.$D$3]*[.B1254]*(1-[.B1254])" office:value-type="float" office:value="0.0259968652196755" calcext:value-type="float">
            <text:p>0,025996865219676</text:p>
          </table:table-cell>
          <table:table-cell table:number-columns-repeated="5"/>
        </table:table-row>
        <table:table-row table:style-name="ro1">
          <table:table-cell table:formula="of:=[.A1255]+1" office:value-type="float" office:value="1248" calcext:value-type="float">
            <text:p>1248</text:p>
          </table:table-cell>
          <table:table-cell table:formula="of:=4*[.$D$3]*[.B1255]*(1-[.B1255])" office:value-type="float" office:value="0.101284112873702" calcext:value-type="float">
            <text:p>0,101284112873702</text:p>
          </table:table-cell>
          <table:table-cell table:number-columns-repeated="5"/>
        </table:table-row>
        <table:table-row table:style-name="ro1">
          <table:table-cell table:formula="of:=[.A1256]+1" office:value-type="float" office:value="1249" calcext:value-type="float">
            <text:p>1249</text:p>
          </table:table-cell>
          <table:table-cell table:formula="of:=4*[.$D$3]*[.B1256]*(1-[.B1256])" office:value-type="float" office:value="0.364102565412357" calcext:value-type="float">
            <text:p>0,364102565412357</text:p>
          </table:table-cell>
          <table:table-cell table:number-columns-repeated="5"/>
        </table:table-row>
        <table:table-row table:style-name="ro1">
          <table:table-cell table:formula="of:=[.A1257]+1" office:value-type="float" office:value="1250" calcext:value-type="float">
            <text:p>1250</text:p>
          </table:table-cell>
          <table:table-cell table:formula="of:=4*[.$D$3]*[.B1257]*(1-[.B1257])" office:value-type="float" office:value="0.926127549089989" calcext:value-type="float">
            <text:p>0,926127549089989</text:p>
          </table:table-cell>
          <table:table-cell table:number-columns-repeated="5"/>
        </table:table-row>
        <table:table-row table:style-name="ro1">
          <table:table-cell table:formula="of:=[.A1258]+1" office:value-type="float" office:value="1251" calcext:value-type="float">
            <text:p>1251</text:p>
          </table:table-cell>
          <table:table-cell table:formula="of:=4*[.$D$3]*[.B1258]*(1-[.B1258])" office:value-type="float" office:value="0.273661247626237" calcext:value-type="float">
            <text:p>0,273661247626237</text:p>
          </table:table-cell>
          <table:table-cell table:number-columns-repeated="5"/>
        </table:table-row>
        <table:table-row table:style-name="ro1">
          <table:table-cell table:formula="of:=[.A1259]+1" office:value-type="float" office:value="1252" calcext:value-type="float">
            <text:p>1252</text:p>
          </table:table-cell>
          <table:table-cell table:formula="of:=4*[.$D$3]*[.B1259]*(1-[.B1259])" office:value-type="float" office:value="0.795083076695553" calcext:value-type="float">
            <text:p>0,795083076695553</text:p>
          </table:table-cell>
          <table:table-cell table:number-columns-repeated="5"/>
        </table:table-row>
        <table:table-row table:style-name="ro1">
          <table:table-cell table:formula="of:=[.A1260]+1" office:value-type="float" office:value="1253" calcext:value-type="float">
            <text:p>1253</text:p>
          </table:table-cell>
          <table:table-cell table:formula="of:=4*[.$D$3]*[.B1260]*(1-[.B1260])" office:value-type="float" office:value="0.651703911391546" calcext:value-type="float">
            <text:p>0,651703911391546</text:p>
          </table:table-cell>
          <table:table-cell table:number-columns-repeated="5"/>
        </table:table-row>
        <table:table-row table:style-name="ro1">
          <table:table-cell table:formula="of:=[.A1261]+1" office:value-type="float" office:value="1254" calcext:value-type="float">
            <text:p>1254</text:p>
          </table:table-cell>
          <table:table-cell table:formula="of:=4*[.$D$3]*[.B1261]*(1-[.B1261])" office:value-type="float" office:value="0.907943693074024" calcext:value-type="float">
            <text:p>0,907943693074024</text:p>
          </table:table-cell>
          <table:table-cell table:number-columns-repeated="5"/>
        </table:table-row>
        <table:table-row table:style-name="ro1">
          <table:table-cell table:formula="of:=[.A1262]+1" office:value-type="float" office:value="1255" calcext:value-type="float">
            <text:p>1255</text:p>
          </table:table-cell>
          <table:table-cell table:formula="of:=4*[.$D$3]*[.B1262]*(1-[.B1262])" office:value-type="float" office:value="0.334327773124506" calcext:value-type="float">
            <text:p>0,334327773124506</text:p>
          </table:table-cell>
          <table:table-cell table:number-columns-repeated="5"/>
        </table:table-row>
        <table:table-row table:style-name="ro1">
          <table:table-cell table:formula="of:=[.A1263]+1" office:value-type="float" office:value="1256" calcext:value-type="float">
            <text:p>1256</text:p>
          </table:table-cell>
          <table:table-cell table:formula="of:=4*[.$D$3]*[.B1263]*(1-[.B1263])" office:value-type="float" office:value="0.890210852968459" calcext:value-type="float">
            <text:p>0,890210852968459</text:p>
          </table:table-cell>
          <table:table-cell table:number-columns-repeated="5"/>
        </table:table-row>
        <table:table-row table:style-name="ro1">
          <table:table-cell table:formula="of:=[.A1264]+1" office:value-type="float" office:value="1257" calcext:value-type="float">
            <text:p>1257</text:p>
          </table:table-cell>
          <table:table-cell table:formula="of:=4*[.$D$3]*[.B1264]*(1-[.B1264])" office:value-type="float" office:value="0.39094196090251" calcext:value-type="float">
            <text:p>0,39094196090251</text:p>
          </table:table-cell>
          <table:table-cell table:number-columns-repeated="5"/>
        </table:table-row>
        <table:table-row table:style-name="ro1">
          <table:table-cell table:formula="of:=[.A1265]+1" office:value-type="float" office:value="1258" calcext:value-type="float">
            <text:p>1258</text:p>
          </table:table-cell>
          <table:table-cell table:formula="of:=4*[.$D$3]*[.B1265]*(1-[.B1265])" office:value-type="float" office:value="0.952425376432841" calcext:value-type="float">
            <text:p>0,952425376432841</text:p>
          </table:table-cell>
          <table:table-cell table:number-columns-repeated="5"/>
        </table:table-row>
        <table:table-row table:style-name="ro1">
          <table:table-cell table:formula="of:=[.A1266]+1" office:value-type="float" office:value="1259" calcext:value-type="float">
            <text:p>1259</text:p>
          </table:table-cell>
          <table:table-cell table:formula="of:=4*[.$D$3]*[.B1266]*(1-[.B1266])" office:value-type="float" office:value="0.181245115038409" calcext:value-type="float">
            <text:p>0,181245115038409</text:p>
          </table:table-cell>
          <table:table-cell table:number-columns-repeated="5"/>
        </table:table-row>
        <table:table-row table:style-name="ro1">
          <table:table-cell table:formula="of:=[.A1267]+1" office:value-type="float" office:value="1260" calcext:value-type="float">
            <text:p>1260</text:p>
          </table:table-cell>
          <table:table-cell table:formula="of:=4*[.$D$3]*[.B1267]*(1-[.B1267])" office:value-type="float" office:value="0.59358129325249" calcext:value-type="float">
            <text:p>0,59358129325249</text:p>
          </table:table-cell>
          <table:table-cell table:number-columns-repeated="5"/>
        </table:table-row>
        <table:table-row table:style-name="ro1">
          <table:table-cell table:formula="of:=[.A1268]+1" office:value-type="float" office:value="1261" calcext:value-type="float">
            <text:p>1261</text:p>
          </table:table-cell>
          <table:table-cell table:formula="of:=4*[.$D$3]*[.B1268]*(1-[.B1268])" office:value-type="float" office:value="0.964970166212765" calcext:value-type="float">
            <text:p>0,964970166212765</text:p>
          </table:table-cell>
          <table:table-cell table:number-columns-repeated="5"/>
        </table:table-row>
        <table:table-row table:style-name="ro1">
          <table:table-cell table:formula="of:=[.A1269]+1" office:value-type="float" office:value="1262" calcext:value-type="float">
            <text:p>1262</text:p>
          </table:table-cell>
          <table:table-cell table:formula="of:=4*[.$D$3]*[.B1269]*(1-[.B1269])" office:value-type="float" office:value="0.135210978128293" calcext:value-type="float">
            <text:p>0,135210978128293</text:p>
          </table:table-cell>
          <table:table-cell table:number-columns-repeated="5"/>
        </table:table-row>
        <table:table-row table:style-name="ro1">
          <table:table-cell table:formula="of:=[.A1270]+1" office:value-type="float" office:value="1263" calcext:value-type="float">
            <text:p>1263</text:p>
          </table:table-cell>
          <table:table-cell table:formula="of:=4*[.$D$3]*[.B1270]*(1-[.B1270])" office:value-type="float" office:value="0.467715878087532" calcext:value-type="float">
            <text:p>0,467715878087532</text:p>
          </table:table-cell>
          <table:table-cell table:number-columns-repeated="5"/>
        </table:table-row>
        <table:table-row table:style-name="ro1">
          <table:table-cell table:formula="of:=[.A1271]+1" office:value-type="float" office:value="1264" calcext:value-type="float">
            <text:p>1264</text:p>
          </table:table-cell>
          <table:table-cell table:formula="of:=4*[.$D$3]*[.B1271]*(1-[.B1271])" office:value-type="float" office:value="0.995830941889364" calcext:value-type="float">
            <text:p>0,995830941889364</text:p>
          </table:table-cell>
          <table:table-cell table:number-columns-repeated="5"/>
        </table:table-row>
        <table:table-row table:style-name="ro1">
          <table:table-cell table:formula="of:=[.A1272]+1" office:value-type="float" office:value="1265" calcext:value-type="float">
            <text:p>1265</text:p>
          </table:table-cell>
          <table:table-cell table:formula="of:=4*[.$D$3]*[.B1272]*(1-[.B1272])" office:value-type="float" office:value="0.0166067082604257" calcext:value-type="float">
            <text:p>0,016606708260426</text:p>
          </table:table-cell>
          <table:table-cell table:number-columns-repeated="5"/>
        </table:table-row>
        <table:table-row table:style-name="ro1">
          <table:table-cell table:formula="of:=[.A1273]+1" office:value-type="float" office:value="1266" calcext:value-type="float">
            <text:p>1266</text:p>
          </table:table-cell>
          <table:table-cell table:formula="of:=4*[.$D$3]*[.B1273]*(1-[.B1273])" office:value-type="float" office:value="0.0653237020047151" calcext:value-type="float">
            <text:p>0,065323702004715</text:p>
          </table:table-cell>
          <table:table-cell table:number-columns-repeated="5"/>
        </table:table-row>
        <table:table-row table:style-name="ro1">
          <table:table-cell table:formula="of:=[.A1274]+1" office:value-type="float" office:value="1267" calcext:value-type="float">
            <text:p>1267</text:p>
          </table:table-cell>
          <table:table-cell table:formula="of:=4*[.$D$3]*[.B1274]*(1-[.B1274])" office:value-type="float" office:value="0.244226063844457" calcext:value-type="float">
            <text:p>0,244226063844457</text:p>
          </table:table-cell>
          <table:table-cell table:number-columns-repeated="5"/>
        </table:table-row>
        <table:table-row table:style-name="ro1">
          <table:table-cell table:formula="of:=[.A1275]+1" office:value-type="float" office:value="1268" calcext:value-type="float">
            <text:p>1268</text:p>
          </table:table-cell>
          <table:table-cell table:formula="of:=4*[.$D$3]*[.B1275]*(1-[.B1275])" office:value-type="float" office:value="0.738318774334001" calcext:value-type="float">
            <text:p>0,738318774334001</text:p>
          </table:table-cell>
          <table:table-cell table:number-columns-repeated="5"/>
        </table:table-row>
        <table:table-row table:style-name="ro1">
          <table:table-cell table:formula="of:=[.A1276]+1" office:value-type="float" office:value="1269" calcext:value-type="float">
            <text:p>1269</text:p>
          </table:table-cell>
          <table:table-cell table:formula="of:=4*[.$D$3]*[.B1276]*(1-[.B1276])" office:value-type="float" office:value="0.772816647199757" calcext:value-type="float">
            <text:p>0,772816647199757</text:p>
          </table:table-cell>
          <table:table-cell table:number-columns-repeated="5"/>
        </table:table-row>
        <table:table-row table:style-name="ro1">
          <table:table-cell table:formula="of:=[.A1277]+1" office:value-type="float" office:value="1270" calcext:value-type="float">
            <text:p>1270</text:p>
          </table:table-cell>
          <table:table-cell table:formula="of:=4*[.$D$3]*[.B1277]*(1-[.B1277])" office:value-type="float" office:value="0.702284308042733" calcext:value-type="float">
            <text:p>0,702284308042733</text:p>
          </table:table-cell>
          <table:table-cell table:number-columns-repeated="5"/>
        </table:table-row>
        <table:table-row table:style-name="ro1">
          <table:table-cell table:formula="of:=[.A1278]+1" office:value-type="float" office:value="1271" calcext:value-type="float">
            <text:p>1271</text:p>
          </table:table-cell>
          <table:table-cell table:formula="of:=4*[.$D$3]*[.B1278]*(1-[.B1278])" office:value-type="float" office:value="0.836324234878691" calcext:value-type="float">
            <text:p>0,836324234878691</text:p>
          </table:table-cell>
          <table:table-cell table:number-columns-repeated="5"/>
        </table:table-row>
        <table:table-row table:style-name="ro1">
          <table:table-cell table:formula="of:=[.A1279]+1" office:value-type="float" office:value="1272" calcext:value-type="float">
            <text:p>1272</text:p>
          </table:table-cell>
          <table:table-cell table:formula="of:=4*[.$D$3]*[.B1279]*(1-[.B1279])" office:value-type="float" office:value="0.547544036133052" calcext:value-type="float">
            <text:p>0,547544036133052</text:p>
          </table:table-cell>
          <table:table-cell table:number-columns-repeated="5"/>
        </table:table-row>
        <table:table-row table:style-name="ro1">
          <table:table-cell table:formula="of:=[.A1280]+1" office:value-type="float" office:value="1273" calcext:value-type="float">
            <text:p>1273</text:p>
          </table:table-cell>
          <table:table-cell table:formula="of:=4*[.$D$3]*[.B1280]*(1-[.B1280])" office:value-type="float" office:value="0.990958258512716" calcext:value-type="float">
            <text:p>0,990958258512716</text:p>
          </table:table-cell>
          <table:table-cell table:number-columns-repeated="5"/>
        </table:table-row>
        <table:table-row table:style-name="ro1">
          <table:table-cell table:formula="of:=[.A1281]+1" office:value-type="float" office:value="1274" calcext:value-type="float">
            <text:p>1274</text:p>
          </table:table-cell>
          <table:table-cell table:formula="of:=4*[.$D$3]*[.B1281]*(1-[.B1281])" office:value-type="float" office:value="0.0358399535926431" calcext:value-type="float">
            <text:p>0,035839953592643</text:p>
          </table:table-cell>
          <table:table-cell table:number-columns-repeated="5"/>
        </table:table-row>
        <table:table-row table:style-name="ro1">
          <table:table-cell table:formula="of:=[.A1282]+1" office:value-type="float" office:value="1275" calcext:value-type="float">
            <text:p>1275</text:p>
          </table:table-cell>
          <table:table-cell table:formula="of:=4*[.$D$3]*[.B1282]*(1-[.B1282])" office:value-type="float" office:value="0.138221805276481" calcext:value-type="float">
            <text:p>0,138221805276481</text:p>
          </table:table-cell>
          <table:table-cell table:number-columns-repeated="5"/>
        </table:table-row>
        <table:table-row table:style-name="ro1">
          <table:table-cell table:formula="of:=[.A1283]+1" office:value-type="float" office:value="1276" calcext:value-type="float">
            <text:p>1276</text:p>
          </table:table-cell>
          <table:table-cell table:formula="of:=4*[.$D$3]*[.B1283]*(1-[.B1283])" office:value-type="float" office:value="0.476466151290367" calcext:value-type="float">
            <text:p>0,476466151290367</text:p>
          </table:table-cell>
          <table:table-cell table:number-columns-repeated="5"/>
        </table:table-row>
        <table:table-row table:style-name="ro1">
          <table:table-cell table:formula="of:=[.A1284]+1" office:value-type="float" office:value="1277" calcext:value-type="float">
            <text:p>1277</text:p>
          </table:table-cell>
          <table:table-cell table:formula="of:=4*[.$D$3]*[.B1284]*(1-[.B1284])" office:value-type="float" office:value="0.997784631859648" calcext:value-type="float">
            <text:p>0,997784631859648</text:p>
          </table:table-cell>
          <table:table-cell table:number-columns-repeated="5"/>
        </table:table-row>
        <table:table-row table:style-name="ro1">
          <table:table-cell table:formula="of:=[.A1285]+1" office:value-type="float" office:value="1278" calcext:value-type="float">
            <text:p>1278</text:p>
          </table:table-cell>
          <table:table-cell table:formula="of:=4*[.$D$3]*[.B1285]*(1-[.B1285])" office:value-type="float" office:value="0.00884184113741732" calcext:value-type="float">
            <text:p>0,008841841137417</text:p>
          </table:table-cell>
          <table:table-cell table:number-columns-repeated="5"/>
        </table:table-row>
        <table:table-row table:style-name="ro1">
          <table:table-cell table:formula="of:=[.A1286]+1" office:value-type="float" office:value="1279" calcext:value-type="float">
            <text:p>1279</text:p>
          </table:table-cell>
          <table:table-cell table:formula="of:=4*[.$D$3]*[.B1286]*(1-[.B1286])" office:value-type="float" office:value="0.035054651930872" calcext:value-type="float">
            <text:p>0,035054651930872</text:p>
          </table:table-cell>
          <table:table-cell table:number-columns-repeated="5"/>
        </table:table-row>
        <table:table-row table:style-name="ro1">
          <table:table-cell table:formula="of:=[.A1287]+1" office:value-type="float" office:value="1280" calcext:value-type="float">
            <text:p>1280</text:p>
          </table:table-cell>
          <table:table-cell table:formula="of:=4*[.$D$3]*[.B1287]*(1-[.B1287])" office:value-type="float" office:value="0.13530329323551" calcext:value-type="float">
            <text:p>0,13530329323551</text:p>
          </table:table-cell>
          <table:table-cell table:number-columns-repeated="5"/>
        </table:table-row>
        <table:table-row table:style-name="ro1">
          <table:table-cell table:formula="of:=[.A1288]+1" office:value-type="float" office:value="1281" calcext:value-type="float">
            <text:p>1281</text:p>
          </table:table-cell>
          <table:table-cell table:formula="of:=4*[.$D$3]*[.B1288]*(1-[.B1288])" office:value-type="float" office:value="0.467985248300541" calcext:value-type="float">
            <text:p>0,467985248300541</text:p>
          </table:table-cell>
          <table:table-cell table:number-columns-repeated="5"/>
        </table:table-row>
        <table:table-row table:style-name="ro1">
          <table:table-cell table:formula="of:=[.A1289]+1" office:value-type="float" office:value="1282" calcext:value-type="float">
            <text:p>1282</text:p>
          </table:table-cell>
          <table:table-cell table:formula="of:=4*[.$D$3]*[.B1289]*(1-[.B1289])" office:value-type="float" office:value="0.995900222694488" calcext:value-type="float">
            <text:p>0,995900222694488</text:p>
          </table:table-cell>
          <table:table-cell table:number-columns-repeated="5"/>
        </table:table-row>
        <table:table-row table:style-name="ro1">
          <table:table-cell table:formula="of:=[.A1290]+1" office:value-type="float" office:value="1283" calcext:value-type="float">
            <text:p>1283</text:p>
          </table:table-cell>
          <table:table-cell table:formula="of:=4*[.$D$3]*[.B1290]*(1-[.B1290])" office:value-type="float" office:value="0.016331876526229" calcext:value-type="float">
            <text:p>0,016331876526229</text:p>
          </table:table-cell>
          <table:table-cell table:number-columns-repeated="5"/>
        </table:table-row>
        <table:table-row table:style-name="ro1">
          <table:table-cell table:formula="of:=[.A1291]+1" office:value-type="float" office:value="1284" calcext:value-type="float">
            <text:p>1284</text:p>
          </table:table-cell>
          <table:table-cell table:formula="of:=4*[.$D$3]*[.B1291]*(1-[.B1291])" office:value-type="float" office:value="0.0642605853414439" calcext:value-type="float">
            <text:p>0,064260585341444</text:p>
          </table:table-cell>
          <table:table-cell table:number-columns-repeated="5"/>
        </table:table-row>
        <table:table-row table:style-name="ro1">
          <table:table-cell table:formula="of:=[.A1292]+1" office:value-type="float" office:value="1285" calcext:value-type="float">
            <text:p>1285</text:p>
          </table:table-cell>
          <table:table-cell table:formula="of:=4*[.$D$3]*[.B1292]*(1-[.B1292])" office:value-type="float" office:value="0.240524650052076" calcext:value-type="float">
            <text:p>0,240524650052076</text:p>
          </table:table-cell>
          <table:table-cell table:number-columns-repeated="5"/>
        </table:table-row>
        <table:table-row table:style-name="ro1">
          <table:table-cell table:formula="of:=[.A1293]+1" office:value-type="float" office:value="1286" calcext:value-type="float">
            <text:p>1286</text:p>
          </table:table-cell>
          <table:table-cell table:formula="of:=4*[.$D$3]*[.B1293]*(1-[.B1293])" office:value-type="float" office:value="0.730690171077609" calcext:value-type="float">
            <text:p>0,730690171077609</text:p>
          </table:table-cell>
          <table:table-cell table:number-columns-repeated="5"/>
        </table:table-row>
        <table:table-row table:style-name="ro1">
          <table:table-cell table:formula="of:=[.A1294]+1" office:value-type="float" office:value="1287" calcext:value-type="float">
            <text:p>1287</text:p>
          </table:table-cell>
          <table:table-cell table:formula="of:=4*[.$D$3]*[.B1294]*(1-[.B1294])" office:value-type="float" office:value="0.787128179872735" calcext:value-type="float">
            <text:p>0,787128179872735</text:p>
          </table:table-cell>
          <table:table-cell table:number-columns-repeated="5"/>
        </table:table-row>
        <table:table-row table:style-name="ro1">
          <table:table-cell table:formula="of:=[.A1295]+1" office:value-type="float" office:value="1288" calcext:value-type="float">
            <text:p>1288</text:p>
          </table:table-cell>
          <table:table-cell table:formula="of:=4*[.$D$3]*[.B1295]*(1-[.B1295])" office:value-type="float" office:value="0.670229633291882" calcext:value-type="float">
            <text:p>0,670229633291882</text:p>
          </table:table-cell>
          <table:table-cell table:number-columns-repeated="5"/>
        </table:table-row>
        <table:table-row table:style-name="ro1">
          <table:table-cell table:formula="of:=[.A1296]+1" office:value-type="float" office:value="1289" calcext:value-type="float">
            <text:p>1289</text:p>
          </table:table-cell>
          <table:table-cell table:formula="of:=4*[.$D$3]*[.B1296]*(1-[.B1296])" office:value-type="float" office:value="0.884087487797246" calcext:value-type="float">
            <text:p>0,884087487797246</text:p>
          </table:table-cell>
          <table:table-cell table:number-columns-repeated="5"/>
        </table:table-row>
        <table:table-row table:style-name="ro1">
          <table:table-cell table:formula="of:=[.A1297]+1" office:value-type="float" office:value="1290" calcext:value-type="float">
            <text:p>1290</text:p>
          </table:table-cell>
          <table:table-cell table:formula="of:=4*[.$D$3]*[.B1297]*(1-[.B1297])" office:value-type="float" office:value="0.409907206870403" calcext:value-type="float">
            <text:p>0,409907206870403</text:p>
          </table:table-cell>
          <table:table-cell table:number-columns-repeated="5"/>
        </table:table-row>
        <table:table-row table:style-name="ro1">
          <table:table-cell table:formula="of:=[.A1298]+1" office:value-type="float" office:value="1291" calcext:value-type="float">
            <text:p>1291</text:p>
          </table:table-cell>
          <table:table-cell table:formula="of:=4*[.$D$3]*[.B1298]*(1-[.B1298])" office:value-type="float" office:value="0.967533154504431" calcext:value-type="float">
            <text:p>0,967533154504431</text:p>
          </table:table-cell>
          <table:table-cell table:number-columns-repeated="5"/>
        </table:table-row>
        <table:table-row table:style-name="ro1">
          <table:table-cell table:formula="of:=[.A1299]+1" office:value-type="float" office:value="1292" calcext:value-type="float">
            <text:p>1292</text:p>
          </table:table-cell>
          <table:table-cell table:formula="of:=4*[.$D$3]*[.B1299]*(1-[.B1299])" office:value-type="float" office:value="0.125650997756545" calcext:value-type="float">
            <text:p>0,125650997756545</text:p>
          </table:table-cell>
          <table:table-cell table:number-columns-repeated="5"/>
        </table:table-row>
        <table:table-row table:style-name="ro1">
          <table:table-cell table:formula="of:=[.A1300]+1" office:value-type="float" office:value="1293" calcext:value-type="float">
            <text:p>1293</text:p>
          </table:table-cell>
          <table:table-cell table:formula="of:=4*[.$D$3]*[.B1300]*(1-[.B1300])" office:value-type="float" office:value="0.43945129807732" calcext:value-type="float">
            <text:p>0,43945129807732</text:p>
          </table:table-cell>
          <table:table-cell table:number-columns-repeated="5"/>
        </table:table-row>
        <table:table-row table:style-name="ro1">
          <table:table-cell table:formula="of:=[.A1301]+1" office:value-type="float" office:value="1294" calcext:value-type="float">
            <text:p>1294</text:p>
          </table:table-cell>
          <table:table-cell table:formula="of:=4*[.$D$3]*[.B1301]*(1-[.B1301])" office:value-type="float" office:value="0.985335418781914" calcext:value-type="float">
            <text:p>0,985335418781914</text:p>
          </table:table-cell>
          <table:table-cell table:number-columns-repeated="5"/>
        </table:table-row>
        <table:table-row table:style-name="ro1">
          <table:table-cell table:formula="of:=[.A1302]+1" office:value-type="float" office:value="1295" calcext:value-type="float">
            <text:p>1295</text:p>
          </table:table-cell>
          <table:table-cell table:formula="of:=4*[.$D$3]*[.B1302]*(1-[.B1302])" office:value-type="float" office:value="0.0577981251031371" calcext:value-type="float">
            <text:p>0,057798125103137</text:p>
          </table:table-cell>
          <table:table-cell table:number-columns-repeated="5"/>
        </table:table-row>
        <table:table-row table:style-name="ro1">
          <table:table-cell table:formula="of:=[.A1303]+1" office:value-type="float" office:value="1296" calcext:value-type="float">
            <text:p>1296</text:p>
          </table:table-cell>
          <table:table-cell table:formula="of:=4*[.$D$3]*[.B1303]*(1-[.B1303])" office:value-type="float" office:value="0.217830007350797" calcext:value-type="float">
            <text:p>0,217830007350797</text:p>
          </table:table-cell>
          <table:table-cell table:number-columns-repeated="5"/>
        </table:table-row>
        <table:table-row table:style-name="ro1">
          <table:table-cell table:formula="of:=[.A1304]+1" office:value-type="float" office:value="1297" calcext:value-type="float">
            <text:p>1297</text:p>
          </table:table-cell>
          <table:table-cell table:formula="of:=4*[.$D$3]*[.B1304]*(1-[.B1304])" office:value-type="float" office:value="0.681520380993394" calcext:value-type="float">
            <text:p>0,681520380993394</text:p>
          </table:table-cell>
          <table:table-cell table:number-columns-repeated="5"/>
        </table:table-row>
        <table:table-row table:style-name="ro1">
          <table:table-cell table:formula="of:=[.A1305]+1" office:value-type="float" office:value="1298" calcext:value-type="float">
            <text:p>1298</text:p>
          </table:table-cell>
          <table:table-cell table:formula="of:=4*[.$D$3]*[.B1305]*(1-[.B1305])" office:value-type="float" office:value="0.868201405136052" calcext:value-type="float">
            <text:p>0,868201405136052</text:p>
          </table:table-cell>
          <table:table-cell table:number-columns-repeated="5"/>
        </table:table-row>
        <table:table-row table:style-name="ro1">
          <table:table-cell table:formula="of:=[.A1306]+1" office:value-type="float" office:value="1299" calcext:value-type="float">
            <text:p>1299</text:p>
          </table:table-cell>
          <table:table-cell table:formula="of:=4*[.$D$3]*[.B1306]*(1-[.B1306])" office:value-type="float" office:value="0.457710901023348" calcext:value-type="float">
            <text:p>0,457710901023348</text:p>
          </table:table-cell>
          <table:table-cell table:number-columns-repeated="5"/>
        </table:table-row>
        <table:table-row table:style-name="ro1">
          <table:table-cell table:formula="of:=[.A1307]+1" office:value-type="float" office:value="1300" calcext:value-type="float">
            <text:p>1300</text:p>
          </table:table-cell>
          <table:table-cell table:formula="of:=4*[.$D$3]*[.B1307]*(1-[.B1307])" office:value-type="float" office:value="0.992846528430972" calcext:value-type="float">
            <text:p>0,992846528430972</text:p>
          </table:table-cell>
          <table:table-cell table:number-columns-repeated="5"/>
        </table:table-row>
        <table:table-row table:style-name="ro1">
          <table:table-cell table:formula="of:=[.A1308]+1" office:value-type="float" office:value="1301" calcext:value-type="float">
            <text:p>1301</text:p>
          </table:table-cell>
          <table:table-cell table:formula="of:=4*[.$D$3]*[.B1308]*(1-[.B1308])" office:value-type="float" office:value="0.0284091976541574" calcext:value-type="float">
            <text:p>0,028409197654157</text:p>
          </table:table-cell>
          <table:table-cell table:number-columns-repeated="5"/>
        </table:table-row>
        <table:table-row table:style-name="ro1">
          <table:table-cell table:formula="of:=[.A1309]+1" office:value-type="float" office:value="1302" calcext:value-type="float">
            <text:p>1302</text:p>
          </table:table-cell>
          <table:table-cell table:formula="of:=4*[.$D$3]*[.B1309]*(1-[.B1309])" office:value-type="float" office:value="0.110408460571218" calcext:value-type="float">
            <text:p>0,110408460571218</text:p>
          </table:table-cell>
          <table:table-cell table:number-columns-repeated="5"/>
        </table:table-row>
        <table:table-row table:style-name="ro1">
          <table:table-cell table:formula="of:=[.A1310]+1" office:value-type="float" office:value="1303" calcext:value-type="float">
            <text:p>1303</text:p>
          </table:table-cell>
          <table:table-cell table:formula="of:=4*[.$D$3]*[.B1310]*(1-[.B1310])" office:value-type="float" office:value="0.392873729622046" calcext:value-type="float">
            <text:p>0,392873729622046</text:p>
          </table:table-cell>
          <table:table-cell table:number-columns-repeated="5"/>
        </table:table-row>
        <table:table-row table:style-name="ro1">
          <table:table-cell table:formula="of:=[.A1311]+1" office:value-type="float" office:value="1304" calcext:value-type="float">
            <text:p>1304</text:p>
          </table:table-cell>
          <table:table-cell table:formula="of:=4*[.$D$3]*[.B1311]*(1-[.B1311])" office:value-type="float" office:value="0.954095848779638" calcext:value-type="float">
            <text:p>0,954095848779638</text:p>
          </table:table-cell>
          <table:table-cell table:number-columns-repeated="5"/>
        </table:table-row>
        <table:table-row table:style-name="ro1">
          <table:table-cell table:formula="of:=[.A1312]+1" office:value-type="float" office:value="1305" calcext:value-type="float">
            <text:p>1305</text:p>
          </table:table-cell>
          <table:table-cell table:formula="of:=4*[.$D$3]*[.B1312]*(1-[.B1312])" office:value-type="float" office:value="0.175187840484402" calcext:value-type="float">
            <text:p>0,175187840484402</text:p>
          </table:table-cell>
          <table:table-cell table:number-columns-repeated="5"/>
        </table:table-row>
        <table:table-row table:style-name="ro1">
          <table:table-cell table:formula="of:=[.A1313]+1" office:value-type="float" office:value="1306" calcext:value-type="float">
            <text:p>1306</text:p>
          </table:table-cell>
          <table:table-cell table:formula="of:=4*[.$D$3]*[.B1313]*(1-[.B1313])" office:value-type="float" office:value="0.577988244123254" calcext:value-type="float">
            <text:p>0,577988244123254</text:p>
          </table:table-cell>
          <table:table-cell table:number-columns-repeated="5"/>
        </table:table-row>
        <table:table-row table:style-name="ro1">
          <table:table-cell table:formula="of:=[.A1314]+1" office:value-type="float" office:value="1307" calcext:value-type="float">
            <text:p>1307</text:p>
          </table:table-cell>
          <table:table-cell table:formula="of:=4*[.$D$3]*[.B1314]*(1-[.B1314])" office:value-type="float" office:value="0.975671335114287" calcext:value-type="float">
            <text:p>0,975671335114287</text:p>
          </table:table-cell>
          <table:table-cell table:number-columns-repeated="5"/>
        </table:table-row>
        <table:table-row table:style-name="ro1">
          <table:table-cell table:formula="of:=[.A1315]+1" office:value-type="float" office:value="1308" calcext:value-type="float">
            <text:p>1308</text:p>
          </table:table-cell>
          <table:table-cell table:formula="of:=4*[.$D$3]*[.B1315]*(1-[.B1315])" office:value-type="float" office:value="0.0949471238023665" calcext:value-type="float">
            <text:p>0,094947123802367</text:p>
          </table:table-cell>
          <table:table-cell table:number-columns-repeated="5"/>
        </table:table-row>
        <table:table-row table:style-name="ro1">
          <table:table-cell table:formula="of:=[.A1316]+1" office:value-type="float" office:value="1309" calcext:value-type="float">
            <text:p>1309</text:p>
          </table:table-cell>
          <table:table-cell table:formula="of:=4*[.$D$3]*[.B1316]*(1-[.B1316])" office:value-type="float" office:value="0.343728669936098" calcext:value-type="float">
            <text:p>0,343728669936098</text:p>
          </table:table-cell>
          <table:table-cell table:number-columns-repeated="5"/>
        </table:table-row>
        <table:table-row table:style-name="ro1">
          <table:table-cell table:formula="of:=[.A1317]+1" office:value-type="float" office:value="1310" calcext:value-type="float">
            <text:p>1310</text:p>
          </table:table-cell>
          <table:table-cell table:formula="of:=4*[.$D$3]*[.B1317]*(1-[.B1317])" office:value-type="float" office:value="0.902317085600236" calcext:value-type="float">
            <text:p>0,902317085600236</text:p>
          </table:table-cell>
          <table:table-cell table:number-columns-repeated="5"/>
        </table:table-row>
        <table:table-row table:style-name="ro1">
          <table:table-cell table:formula="of:=[.A1318]+1" office:value-type="float" office:value="1311" calcext:value-type="float">
            <text:p>1311</text:p>
          </table:table-cell>
          <table:table-cell table:formula="of:=4*[.$D$3]*[.B1318]*(1-[.B1318])" office:value-type="float" office:value="0.352563850536528" calcext:value-type="float">
            <text:p>0,352563850536528</text:p>
          </table:table-cell>
          <table:table-cell table:number-columns-repeated="5"/>
        </table:table-row>
        <table:table-row table:style-name="ro1">
          <table:table-cell table:formula="of:=[.A1319]+1" office:value-type="float" office:value="1312" calcext:value-type="float">
            <text:p>1312</text:p>
          </table:table-cell>
          <table:table-cell table:formula="of:=4*[.$D$3]*[.B1319]*(1-[.B1319])" office:value-type="float" office:value="0.913050327325539" calcext:value-type="float">
            <text:p>0,913050327325539</text:p>
          </table:table-cell>
          <table:table-cell table:number-columns-repeated="5"/>
        </table:table-row>
        <table:table-row table:style-name="ro1">
          <table:table-cell table:formula="of:=[.A1320]+1" office:value-type="float" office:value="1313" calcext:value-type="float">
            <text:p>1313</text:p>
          </table:table-cell>
          <table:table-cell table:formula="of:=4*[.$D$3]*[.B1320]*(1-[.B1320])" office:value-type="float" office:value="0.317557708385059" calcext:value-type="float">
            <text:p>0,317557708385059</text:p>
          </table:table-cell>
          <table:table-cell table:number-columns-repeated="5"/>
        </table:table-row>
        <table:table-row table:style-name="ro1">
          <table:table-cell table:formula="of:=[.A1321]+1" office:value-type="float" office:value="1314" calcext:value-type="float">
            <text:p>1314</text:p>
          </table:table-cell>
          <table:table-cell table:formula="of:=4*[.$D$3]*[.B1321]*(1-[.B1321])" office:value-type="float" office:value="0.866859240921156" calcext:value-type="float">
            <text:p>0,866859240921156</text:p>
          </table:table-cell>
          <table:table-cell table:number-columns-repeated="5"/>
        </table:table-row>
        <table:table-row table:style-name="ro1">
          <table:table-cell table:formula="of:=[.A1322]+1" office:value-type="float" office:value="1315" calcext:value-type="float">
            <text:p>1315</text:p>
          </table:table-cell>
          <table:table-cell table:formula="of:=4*[.$D$3]*[.B1322]*(1-[.B1322])" office:value-type="float" office:value="0.461657189403013" calcext:value-type="float">
            <text:p>0,461657189403013</text:p>
          </table:table-cell>
          <table:table-cell table:number-columns-repeated="5"/>
        </table:table-row>
        <table:table-row table:style-name="ro1">
          <table:table-cell table:formula="of:=[.A1323]+1" office:value-type="float" office:value="1316" calcext:value-type="float">
            <text:p>1316</text:p>
          </table:table-cell>
          <table:table-cell table:formula="of:=4*[.$D$3]*[.B1323]*(1-[.B1323])" office:value-type="float" office:value="0.994119315502094" calcext:value-type="float">
            <text:p>0,994119315502094</text:p>
          </table:table-cell>
          <table:table-cell table:number-columns-repeated="5"/>
        </table:table-row>
        <table:table-row table:style-name="ro1">
          <table:table-cell table:formula="of:=[.A1324]+1" office:value-type="float" office:value="1317" calcext:value-type="float">
            <text:p>1317</text:p>
          </table:table-cell>
          <table:table-cell table:formula="of:=4*[.$D$3]*[.B1324]*(1-[.B1324])" office:value-type="float" office:value="0.0233844081909671" calcext:value-type="float">
            <text:p>0,023384408190967</text:p>
          </table:table-cell>
          <table:table-cell table:number-columns-repeated="5"/>
        </table:table-row>
        <table:table-row table:style-name="ro1">
          <table:table-cell table:formula="of:=[.A1325]+1" office:value-type="float" office:value="1318" calcext:value-type="float">
            <text:p>1318</text:p>
          </table:table-cell>
          <table:table-cell table:formula="of:=4*[.$D$3]*[.B1325]*(1-[.B1325])" office:value-type="float" office:value="0.0913503105781014" calcext:value-type="float">
            <text:p>0,091350310578101</text:p>
          </table:table-cell>
          <table:table-cell table:number-columns-repeated="5"/>
        </table:table-row>
        <table:table-row table:style-name="ro1">
          <table:table-cell table:formula="of:=[.A1326]+1" office:value-type="float" office:value="1319" calcext:value-type="float">
            <text:p>1319</text:p>
          </table:table-cell>
          <table:table-cell table:formula="of:=4*[.$D$3]*[.B1326]*(1-[.B1326])" office:value-type="float" office:value="0.332021725341543" calcext:value-type="float">
            <text:p>0,332021725341543</text:p>
          </table:table-cell>
          <table:table-cell table:number-columns-repeated="5"/>
        </table:table-row>
        <table:table-row table:style-name="ro1">
          <table:table-cell table:formula="of:=[.A1327]+1" office:value-type="float" office:value="1320" calcext:value-type="float">
            <text:p>1320</text:p>
          </table:table-cell>
          <table:table-cell table:formula="of:=4*[.$D$3]*[.B1327]*(1-[.B1327])" office:value-type="float" office:value="0.887133196971072" calcext:value-type="float">
            <text:p>0,887133196971072</text:p>
          </table:table-cell>
          <table:table-cell table:number-columns-repeated="5"/>
        </table:table-row>
        <table:table-row table:style-name="ro1">
          <table:table-cell table:formula="of:=[.A1328]+1" office:value-type="float" office:value="1321" calcext:value-type="float">
            <text:p>1321</text:p>
          </table:table-cell>
          <table:table-cell table:formula="of:=4*[.$D$3]*[.B1328]*(1-[.B1328])" office:value-type="float" office:value="0.400511551211828" calcext:value-type="float">
            <text:p>0,400511551211828</text:p>
          </table:table-cell>
          <table:table-cell table:number-columns-repeated="5"/>
        </table:table-row>
        <table:table-row table:style-name="ro1">
          <table:table-cell table:formula="of:=[.A1329]+1" office:value-type="float" office:value="1322" calcext:value-type="float">
            <text:p>1322</text:p>
          </table:table-cell>
          <table:table-cell table:formula="of:=4*[.$D$3]*[.B1329]*(1-[.B1329])" office:value-type="float" office:value="0.960408194230893" calcext:value-type="float">
            <text:p>0,960408194230893</text:p>
          </table:table-cell>
          <table:table-cell table:number-columns-repeated="5"/>
        </table:table-row>
        <table:table-row table:style-name="ro1">
          <table:table-cell table:formula="of:=[.A1330]+1" office:value-type="float" office:value="1323" calcext:value-type="float">
            <text:p>1323</text:p>
          </table:table-cell>
          <table:table-cell table:formula="of:=4*[.$D$3]*[.B1330]*(1-[.B1330])" office:value-type="float" office:value="0.152097178740193" calcext:value-type="float">
            <text:p>0,152097178740193</text:p>
          </table:table-cell>
          <table:table-cell table:number-columns-repeated="5"/>
        </table:table-row>
        <table:table-row table:style-name="ro1">
          <table:table-cell table:formula="of:=[.A1331]+1" office:value-type="float" office:value="1324" calcext:value-type="float">
            <text:p>1324</text:p>
          </table:table-cell>
          <table:table-cell table:formula="of:=4*[.$D$3]*[.B1331]*(1-[.B1331])" office:value-type="float" office:value="0.515854507837866" calcext:value-type="float">
            <text:p>0,515854507837866</text:p>
          </table:table-cell>
          <table:table-cell table:number-columns-repeated="5"/>
        </table:table-row>
        <table:table-row table:style-name="ro1">
          <table:table-cell table:formula="of:=[.A1332]+1" office:value-type="float" office:value="1325" calcext:value-type="float">
            <text:p>1325</text:p>
          </table:table-cell>
          <table:table-cell table:formula="of:=4*[.$D$3]*[.B1332]*(1-[.B1332])" office:value-type="float" office:value="0.998994538324876" calcext:value-type="float">
            <text:p>0,998994538324876</text:p>
          </table:table-cell>
          <table:table-cell table:number-columns-repeated="5"/>
        </table:table-row>
        <table:table-row table:style-name="ro1">
          <table:table-cell table:formula="of:=[.A1333]+1" office:value-type="float" office:value="1326" calcext:value-type="float">
            <text:p>1326</text:p>
          </table:table-cell>
          <table:table-cell table:formula="of:=4*[.$D$3]*[.B1333]*(1-[.B1333])" office:value-type="float" office:value="0.00401780288777475" calcext:value-type="float">
            <text:p>0,004017802887775</text:p>
          </table:table-cell>
          <table:table-cell table:number-columns-repeated="5"/>
        </table:table-row>
        <table:table-row table:style-name="ro1">
          <table:table-cell table:formula="of:=[.A1334]+1" office:value-type="float" office:value="1327" calcext:value-type="float">
            <text:p>1327</text:p>
          </table:table-cell>
          <table:table-cell table:formula="of:=4*[.$D$3]*[.B1334]*(1-[.B1334])" office:value-type="float" office:value="0.016006640590919" calcext:value-type="float">
            <text:p>0,016006640590919</text:p>
          </table:table-cell>
          <table:table-cell table:number-columns-repeated="5"/>
        </table:table-row>
        <table:table-row table:style-name="ro1">
          <table:table-cell table:formula="of:=[.A1335]+1" office:value-type="float" office:value="1328" calcext:value-type="float">
            <text:p>1328</text:p>
          </table:table-cell>
          <table:table-cell table:formula="of:=4*[.$D$3]*[.B1335]*(1-[.B1335])" office:value-type="float" office:value="0.0630017121916485" calcext:value-type="float">
            <text:p>0,063001712191649</text:p>
          </table:table-cell>
          <table:table-cell table:number-columns-repeated="5"/>
        </table:table-row>
        <table:table-row table:style-name="ro1">
          <table:table-cell table:formula="of:=[.A1336]+1" office:value-type="float" office:value="1329" calcext:value-type="float">
            <text:p>1329</text:p>
          </table:table-cell>
          <table:table-cell table:formula="of:=4*[.$D$3]*[.B1336]*(1-[.B1336])" office:value-type="float" office:value="0.236129985810277" calcext:value-type="float">
            <text:p>0,236129985810277</text:p>
          </table:table-cell>
          <table:table-cell table:number-columns-repeated="5"/>
        </table:table-row>
        <table:table-row table:style-name="ro1">
          <table:table-cell table:formula="of:=[.A1337]+1" office:value-type="float" office:value="1330" calcext:value-type="float">
            <text:p>1330</text:p>
          </table:table-cell>
          <table:table-cell table:formula="of:=4*[.$D$3]*[.B1337]*(1-[.B1337])" office:value-type="float" office:value="0.721490462446061" calcext:value-type="float">
            <text:p>0,721490462446061</text:p>
          </table:table-cell>
          <table:table-cell table:number-columns-repeated="5"/>
        </table:table-row>
        <table:table-row table:style-name="ro1">
          <table:table-cell table:formula="of:=[.A1338]+1" office:value-type="float" office:value="1331" calcext:value-type="float">
            <text:p>1331</text:p>
          </table:table-cell>
          <table:table-cell table:formula="of:=4*[.$D$3]*[.B1338]*(1-[.B1338])" office:value-type="float" office:value="0.803767900181721" calcext:value-type="float">
            <text:p>0,803767900181721</text:p>
          </table:table-cell>
          <table:table-cell table:number-columns-repeated="5"/>
        </table:table-row>
        <table:table-row table:style-name="ro1">
          <table:table-cell table:formula="of:=[.A1339]+1" office:value-type="float" office:value="1332" calcext:value-type="float">
            <text:p>1332</text:p>
          </table:table-cell>
          <table:table-cell table:formula="of:=4*[.$D$3]*[.B1339]*(1-[.B1339])" office:value-type="float" office:value="0.630900251276753" calcext:value-type="float">
            <text:p>0,630900251276753</text:p>
          </table:table-cell>
          <table:table-cell table:number-columns-repeated="5"/>
        </table:table-row>
        <table:table-row table:style-name="ro1">
          <table:table-cell table:formula="of:=[.A1340]+1" office:value-type="float" office:value="1333" calcext:value-type="float">
            <text:p>1333</text:p>
          </table:table-cell>
          <table:table-cell table:formula="of:=4*[.$D$3]*[.B1340]*(1-[.B1340])" office:value-type="float" office:value="0.931460496862732" calcext:value-type="float">
            <text:p>0,931460496862732</text:p>
          </table:table-cell>
          <table:table-cell table:number-columns-repeated="5"/>
        </table:table-row>
        <table:table-row table:style-name="ro1">
          <table:table-cell table:formula="of:=[.A1341]+1" office:value-type="float" office:value="1334" calcext:value-type="float">
            <text:p>1334</text:p>
          </table:table-cell>
          <table:table-cell table:formula="of:=4*[.$D$3]*[.B1341]*(1-[.B1341])" office:value-type="float" office:value="0.255367358587858" calcext:value-type="float">
            <text:p>0,255367358587858</text:p>
          </table:table-cell>
          <table:table-cell table:number-columns-repeated="5"/>
        </table:table-row>
        <table:table-row table:style-name="ro1">
          <table:table-cell table:formula="of:=[.A1342]+1" office:value-type="float" office:value="1335" calcext:value-type="float">
            <text:p>1335</text:p>
          </table:table-cell>
          <table:table-cell table:formula="of:=4*[.$D$3]*[.B1342]*(1-[.B1342])" office:value-type="float" office:value="0.760619483022874" calcext:value-type="float">
            <text:p>0,760619483022874</text:p>
          </table:table-cell>
          <table:table-cell table:number-columns-repeated="5"/>
        </table:table-row>
        <table:table-row table:style-name="ro1">
          <table:table-cell table:formula="of:=[.A1343]+1" office:value-type="float" office:value="1336" calcext:value-type="float">
            <text:p>1336</text:p>
          </table:table-cell>
          <table:table-cell table:formula="of:=4*[.$D$3]*[.B1343]*(1-[.B1343])" office:value-type="float" office:value="0.728309940275559" calcext:value-type="float">
            <text:p>0,728309940275559</text:p>
          </table:table-cell>
          <table:table-cell table:number-columns-repeated="5"/>
        </table:table-row>
        <table:table-row table:style-name="ro1">
          <table:table-cell table:formula="of:=[.A1344]+1" office:value-type="float" office:value="1337" calcext:value-type="float">
            <text:p>1337</text:p>
          </table:table-cell>
          <table:table-cell table:formula="of:=4*[.$D$3]*[.B1344]*(1-[.B1344])" office:value-type="float" office:value="0.791498284685482" calcext:value-type="float">
            <text:p>0,791498284685482</text:p>
          </table:table-cell>
          <table:table-cell table:number-columns-repeated="5"/>
        </table:table-row>
        <table:table-row table:style-name="ro1">
          <table:table-cell table:formula="of:=[.A1345]+1" office:value-type="float" office:value="1338" calcext:value-type="float">
            <text:p>1338</text:p>
          </table:table-cell>
          <table:table-cell table:formula="of:=4*[.$D$3]*[.B1345]*(1-[.B1345])" office:value-type="float" office:value="0.660115000101686" calcext:value-type="float">
            <text:p>0,660115000101686</text:p>
          </table:table-cell>
          <table:table-cell table:number-columns-repeated="5"/>
        </table:table-row>
        <table:table-row table:style-name="ro1">
          <table:table-cell table:formula="of:=[.A1346]+1" office:value-type="float" office:value="1339" calcext:value-type="float">
            <text:p>1339</text:p>
          </table:table-cell>
          <table:table-cell table:formula="of:=4*[.$D$3]*[.B1346]*(1-[.B1346])" office:value-type="float" office:value="0.897452746969749" calcext:value-type="float">
            <text:p>0,897452746969749</text:p>
          </table:table-cell>
          <table:table-cell table:number-columns-repeated="5"/>
        </table:table-row>
        <table:table-row table:style-name="ro1">
          <table:table-cell table:formula="of:=[.A1347]+1" office:value-type="float" office:value="1340" calcext:value-type="float">
            <text:p>1340</text:p>
          </table:table-cell>
          <table:table-cell table:formula="of:=4*[.$D$3]*[.B1347]*(1-[.B1347])" office:value-type="float" office:value="0.368125255704804" calcext:value-type="float">
            <text:p>0,368125255704804</text:p>
          </table:table-cell>
          <table:table-cell table:number-columns-repeated="5"/>
        </table:table-row>
        <table:table-row table:style-name="ro1">
          <table:table-cell table:formula="of:=[.A1348]+1" office:value-type="float" office:value="1341" calcext:value-type="float">
            <text:p>1341</text:p>
          </table:table-cell>
          <table:table-cell table:formula="of:=4*[.$D$3]*[.B1348]*(1-[.B1348])" office:value-type="float" office:value="0.930436207268307" calcext:value-type="float">
            <text:p>0,930436207268307</text:p>
          </table:table-cell>
          <table:table-cell table:number-columns-repeated="5"/>
        </table:table-row>
        <table:table-row table:style-name="ro1">
          <table:table-cell table:formula="of:=[.A1349]+1" office:value-type="float" office:value="1342" calcext:value-type="float">
            <text:p>1342</text:p>
          </table:table-cell>
          <table:table-cell table:formula="of:=4*[.$D$3]*[.B1349]*(1-[.B1349])" office:value-type="float" office:value="0.258898685889901" calcext:value-type="float">
            <text:p>0,258898685889901</text:p>
          </table:table-cell>
          <table:table-cell table:number-columns-repeated="5"/>
        </table:table-row>
        <table:table-row table:style-name="ro1">
          <table:table-cell table:formula="of:=[.A1350]+1" office:value-type="float" office:value="1343" calcext:value-type="float">
            <text:p>1343</text:p>
          </table:table-cell>
          <table:table-cell table:formula="of:=4*[.$D$3]*[.B1350]*(1-[.B1350])" office:value-type="float" office:value="0.767480625337534" calcext:value-type="float">
            <text:p>0,767480625337534</text:p>
          </table:table-cell>
          <table:table-cell table:number-columns-repeated="5"/>
        </table:table-row>
        <table:table-row table:style-name="ro1">
          <table:table-cell table:formula="of:=[.A1351]+1" office:value-type="float" office:value="1344" calcext:value-type="float">
            <text:p>1344</text:p>
          </table:table-cell>
          <table:table-cell table:formula="of:=4*[.$D$3]*[.B1351]*(1-[.B1351])" office:value-type="float" office:value="0.713816460276167" calcext:value-type="float">
            <text:p>0,713816460276167</text:p>
          </table:table-cell>
          <table:table-cell table:number-columns-repeated="5"/>
        </table:table-row>
        <table:table-row table:style-name="ro1">
          <table:table-cell table:formula="of:=[.A1352]+1" office:value-type="float" office:value="1345" calcext:value-type="float">
            <text:p>1345</text:p>
          </table:table-cell>
          <table:table-cell table:formula="of:=4*[.$D$3]*[.B1352]*(1-[.B1352])" office:value-type="float" office:value="0.817130085259882" calcext:value-type="float">
            <text:p>0,817130085259882</text:p>
          </table:table-cell>
          <table:table-cell table:number-columns-repeated="5"/>
        </table:table-row>
        <table:table-row table:style-name="ro1">
          <table:table-cell table:formula="of:=[.A1353]+1" office:value-type="float" office:value="1346" calcext:value-type="float">
            <text:p>1346</text:p>
          </table:table-cell>
          <table:table-cell table:formula="of:=4*[.$D$3]*[.B1353]*(1-[.B1353])" office:value-type="float" office:value="0.597714036092241" calcext:value-type="float">
            <text:p>0,597714036092241</text:p>
          </table:table-cell>
          <table:table-cell table:number-columns-repeated="5"/>
        </table:table-row>
        <table:table-row table:style-name="ro1">
          <table:table-cell table:formula="of:=[.A1354]+1" office:value-type="float" office:value="1347" calcext:value-type="float">
            <text:p>1347</text:p>
          </table:table-cell>
          <table:table-cell table:formula="of:=4*[.$D$3]*[.B1354]*(1-[.B1354])" office:value-type="float" office:value="0.961807868602257" calcext:value-type="float">
            <text:p>0,961807868602257</text:p>
          </table:table-cell>
          <table:table-cell table:number-columns-repeated="5"/>
        </table:table-row>
        <table:table-row table:style-name="ro1">
          <table:table-cell table:formula="of:=[.A1355]+1" office:value-type="float" office:value="1348" calcext:value-type="float">
            <text:p>1348</text:p>
          </table:table-cell>
          <table:table-cell table:formula="of:=4*[.$D$3]*[.B1355]*(1-[.B1355])" office:value-type="float" office:value="0.146933969988162" calcext:value-type="float">
            <text:p>0,146933969988162</text:p>
          </table:table-cell>
          <table:table-cell table:number-columns-repeated="5"/>
        </table:table-row>
        <table:table-row table:style-name="ro1">
          <table:table-cell table:formula="of:=[.A1356]+1" office:value-type="float" office:value="1349" calcext:value-type="float">
            <text:p>1349</text:p>
          </table:table-cell>
          <table:table-cell table:formula="of:=4*[.$D$3]*[.B1356]*(1-[.B1356])" office:value-type="float" office:value="0.50137751380672" calcext:value-type="float">
            <text:p>0,50137751380672</text:p>
          </table:table-cell>
          <table:table-cell table:number-columns-repeated="5"/>
        </table:table-row>
        <table:table-row table:style-name="ro1">
          <table:table-cell table:formula="of:=[.A1357]+1" office:value-type="float" office:value="1350" calcext:value-type="float">
            <text:p>1350</text:p>
          </table:table-cell>
          <table:table-cell table:formula="of:=4*[.$D$3]*[.B1357]*(1-[.B1357])" office:value-type="float" office:value="0.999992409822849" calcext:value-type="float">
            <text:p>0,999992409822849</text:p>
          </table:table-cell>
          <table:table-cell table:number-columns-repeated="5"/>
        </table:table-row>
        <table:table-row table:style-name="ro1">
          <table:table-cell table:formula="of:=[.A1358]+1" office:value-type="float" office:value="1351" calcext:value-type="float">
            <text:p>1351</text:p>
          </table:table-cell>
          <table:table-cell table:formula="of:=4*[.$D$3]*[.B1358]*(1-[.B1358])" office:value-type="float" office:value="0.0000303604781600265" calcext:value-type="float">
            <text:p>3,03604781600265E-05</text:p>
          </table:table-cell>
          <table:table-cell table:number-columns-repeated="5"/>
        </table:table-row>
        <table:table-row table:style-name="ro1">
          <table:table-cell table:formula="of:=[.A1359]+1" office:value-type="float" office:value="1352" calcext:value-type="float">
            <text:p>1352</text:p>
          </table:table-cell>
          <table:table-cell table:formula="of:=4*[.$D$3]*[.B1359]*(1-[.B1359])" office:value-type="float" office:value="0.000121438225605569" calcext:value-type="float">
            <text:p>0,000121438225606</text:p>
          </table:table-cell>
          <table:table-cell table:number-columns-repeated="5"/>
        </table:table-row>
        <table:table-row table:style-name="ro1">
          <table:table-cell table:formula="of:=[.A1360]+1" office:value-type="float" office:value="1353" calcext:value-type="float">
            <text:p>1353</text:p>
          </table:table-cell>
          <table:table-cell table:formula="of:=4*[.$D$3]*[.B1360]*(1-[.B1360])" office:value-type="float" office:value="0.000485693913451725" calcext:value-type="float">
            <text:p>0,000485693913452</text:p>
          </table:table-cell>
          <table:table-cell table:number-columns-repeated="5"/>
        </table:table-row>
        <table:table-row table:style-name="ro1">
          <table:table-cell table:formula="of:=[.A1361]+1" office:value-type="float" office:value="1354" calcext:value-type="float">
            <text:p>1354</text:p>
          </table:table-cell>
          <table:table-cell table:formula="of:=4*[.$D$3]*[.B1361]*(1-[.B1361])" office:value-type="float" office:value="0.00194183205949664" calcext:value-type="float">
            <text:p>0,001941832059497</text:p>
          </table:table-cell>
          <table:table-cell table:number-columns-repeated="5"/>
        </table:table-row>
        <table:table-row table:style-name="ro1">
          <table:table-cell table:formula="of:=[.A1362]+1" office:value-type="float" office:value="1355" calcext:value-type="float">
            <text:p>1355</text:p>
          </table:table-cell>
          <table:table-cell table:formula="of:=4*[.$D$3]*[.B1362]*(1-[.B1362])" office:value-type="float" office:value="0.00775224539099741" calcext:value-type="float">
            <text:p>0,007752245390997</text:p>
          </table:table-cell>
          <table:table-cell table:number-columns-repeated="5"/>
        </table:table-row>
        <table:table-row table:style-name="ro1">
          <table:table-cell table:formula="of:=[.A1363]+1" office:value-type="float" office:value="1356" calcext:value-type="float">
            <text:p>1356</text:p>
          </table:table-cell>
          <table:table-cell table:formula="of:=4*[.$D$3]*[.B1363]*(1-[.B1363])" office:value-type="float" office:value="0.0307685923295807" calcext:value-type="float">
            <text:p>0,030768592329581</text:p>
          </table:table-cell>
          <table:table-cell table:number-columns-repeated="5"/>
        </table:table-row>
        <table:table-row table:style-name="ro1">
          <table:table-cell table:formula="of:=[.A1364]+1" office:value-type="float" office:value="1357" calcext:value-type="float">
            <text:p>1357</text:p>
          </table:table-cell>
          <table:table-cell table:formula="of:=4*[.$D$3]*[.B1364]*(1-[.B1364])" office:value-type="float" office:value="0.119287544222547" calcext:value-type="float">
            <text:p>0,119287544222547</text:p>
          </table:table-cell>
          <table:table-cell table:number-columns-repeated="5"/>
        </table:table-row>
        <table:table-row table:style-name="ro1">
          <table:table-cell table:formula="of:=[.A1365]+1" office:value-type="float" office:value="1358" calcext:value-type="float">
            <text:p>1358</text:p>
          </table:table-cell>
          <table:table-cell table:formula="of:=4*[.$D$3]*[.B1365]*(1-[.B1365])" office:value-type="float" office:value="0.420232104063604" calcext:value-type="float">
            <text:p>0,420232104063604</text:p>
          </table:table-cell>
          <table:table-cell table:number-columns-repeated="5"/>
        </table:table-row>
        <table:table-row table:style-name="ro1">
          <table:table-cell table:formula="of:=[.A1366]+1" office:value-type="float" office:value="1359" calcext:value-type="float">
            <text:p>1359</text:p>
          </table:table-cell>
          <table:table-cell table:formula="of:=4*[.$D$3]*[.B1366]*(1-[.B1366])" office:value-type="float" office:value="0.974548331111521" calcext:value-type="float">
            <text:p>0,974548331111521</text:p>
          </table:table-cell>
          <table:table-cell table:number-columns-repeated="5"/>
        </table:table-row>
        <table:table-row table:style-name="ro1">
          <table:table-cell table:formula="of:=[.A1367]+1" office:value-type="float" office:value="1360" calcext:value-type="float">
            <text:p>1360</text:p>
          </table:table-cell>
          <table:table-cell table:formula="of:=4*[.$D$3]*[.B1367]*(1-[.B1367])" office:value-type="float" office:value="0.0992155257570807" calcext:value-type="float">
            <text:p>0,099215525757081</text:p>
          </table:table-cell>
          <table:table-cell table:number-columns-repeated="5"/>
        </table:table-row>
        <table:table-row table:style-name="ro1">
          <table:table-cell table:formula="of:=[.A1368]+1" office:value-type="float" office:value="1361" calcext:value-type="float">
            <text:p>1361</text:p>
          </table:table-cell>
          <table:table-cell table:formula="of:=4*[.$D$3]*[.B1368]*(1-[.B1368])" office:value-type="float" office:value="0.357487220823307" calcext:value-type="float">
            <text:p>0,357487220823307</text:p>
          </table:table-cell>
          <table:table-cell table:number-columns-repeated="5"/>
        </table:table-row>
        <table:table-row table:style-name="ro1">
          <table:table-cell table:formula="of:=[.A1369]+1" office:value-type="float" office:value="1362" calcext:value-type="float">
            <text:p>1362</text:p>
          </table:table-cell>
          <table:table-cell table:formula="of:=4*[.$D$3]*[.B1369]*(1-[.B1369])" office:value-type="float" office:value="0.918760431085341" calcext:value-type="float">
            <text:p>0,918760431085341</text:p>
          </table:table-cell>
          <table:table-cell table:number-columns-repeated="5"/>
        </table:table-row>
        <table:table-row table:style-name="ro1">
          <table:table-cell table:formula="of:=[.A1370]+1" office:value-type="float" office:value="1363" calcext:value-type="float">
            <text:p>1363</text:p>
          </table:table-cell>
          <table:table-cell table:formula="of:=4*[.$D$3]*[.B1370]*(1-[.B1370])" office:value-type="float" office:value="0.298558805428879" calcext:value-type="float">
            <text:p>0,298558805428879</text:p>
          </table:table-cell>
          <table:table-cell table:number-columns-repeated="5"/>
        </table:table-row>
        <table:table-row table:style-name="ro1">
          <table:table-cell table:formula="of:=[.A1371]+1" office:value-type="float" office:value="1364" calcext:value-type="float">
            <text:p>1364</text:p>
          </table:table-cell>
          <table:table-cell table:formula="of:=4*[.$D$3]*[.B1371]*(1-[.B1371])" office:value-type="float" office:value="0.837685780519039" calcext:value-type="float">
            <text:p>0,837685780519039</text:p>
          </table:table-cell>
          <table:table-cell table:number-columns-repeated="5"/>
        </table:table-row>
        <table:table-row table:style-name="ro1">
          <table:table-cell table:formula="of:=[.A1372]+1" office:value-type="float" office:value="1365" calcext:value-type="float">
            <text:p>1365</text:p>
          </table:table-cell>
          <table:table-cell table:formula="of:=4*[.$D$3]*[.B1372]*(1-[.B1372])" office:value-type="float" office:value="0.54387325454099" calcext:value-type="float">
            <text:p>0,54387325454099</text:p>
          </table:table-cell>
          <table:table-cell table:number-columns-repeated="5"/>
        </table:table-row>
        <table:table-row table:style-name="ro1">
          <table:table-cell table:formula="of:=[.A1373]+1" office:value-type="float" office:value="1366" calcext:value-type="float">
            <text:p>1366</text:p>
          </table:table-cell>
          <table:table-cell table:formula="of:=4*[.$D$3]*[.B1373]*(1-[.B1373])" office:value-type="float" office:value="0.992300550143926" calcext:value-type="float">
            <text:p>0,992300550143926</text:p>
          </table:table-cell>
          <table:table-cell table:number-columns-repeated="5"/>
        </table:table-row>
        <table:table-row table:style-name="ro1">
          <table:table-cell table:formula="of:=[.A1374]+1" office:value-type="float" office:value="1367" calcext:value-type="float">
            <text:p>1367</text:p>
          </table:table-cell>
          <table:table-cell table:formula="of:=4*[.$D$3]*[.B1374]*(1-[.B1374])" office:value-type="float" office:value="0.030560673311951" calcext:value-type="float">
            <text:p>0,030560673311951</text:p>
          </table:table-cell>
          <table:table-cell table:number-columns-repeated="5"/>
        </table:table-row>
        <table:table-row table:style-name="ro1">
          <table:table-cell table:formula="of:=[.A1375]+1" office:value-type="float" office:value="1368" calcext:value-type="float">
            <text:p>1368</text:p>
          </table:table-cell>
          <table:table-cell table:formula="of:=4*[.$D$3]*[.B1375]*(1-[.B1375])" office:value-type="float" office:value="0.118506874234685" calcext:value-type="float">
            <text:p>0,118506874234685</text:p>
          </table:table-cell>
          <table:table-cell table:number-columns-repeated="5"/>
        </table:table-row>
        <table:table-row table:style-name="ro1">
          <table:table-cell table:formula="of:=[.A1376]+1" office:value-type="float" office:value="1369" calcext:value-type="float">
            <text:p>1369</text:p>
          </table:table-cell>
          <table:table-cell table:formula="of:=4*[.$D$3]*[.B1376]*(1-[.B1376])" office:value-type="float" office:value="0.417851979975238" calcext:value-type="float">
            <text:p>0,417851979975238</text:p>
          </table:table-cell>
          <table:table-cell table:number-columns-repeated="5"/>
        </table:table-row>
        <table:table-row table:style-name="ro1">
          <table:table-cell table:formula="of:=[.A1377]+1" office:value-type="float" office:value="1370" calcext:value-type="float">
            <text:p>1370</text:p>
          </table:table-cell>
          <table:table-cell table:formula="of:=4*[.$D$3]*[.B1377]*(1-[.B1377])" office:value-type="float" office:value="0.973006811224045" calcext:value-type="float">
            <text:p>0,973006811224045</text:p>
          </table:table-cell>
          <table:table-cell table:number-columns-repeated="5"/>
        </table:table-row>
        <table:table-row table:style-name="ro1">
          <table:table-cell table:formula="of:=[.A1378]+1" office:value-type="float" office:value="1371" calcext:value-type="float">
            <text:p>1371</text:p>
          </table:table-cell>
          <table:table-cell table:formula="of:=4*[.$D$3]*[.B1378]*(1-[.B1378])" office:value-type="float" office:value="0.105058226142642" calcext:value-type="float">
            <text:p>0,105058226142642</text:p>
          </table:table-cell>
          <table:table-cell table:number-columns-repeated="5"/>
        </table:table-row>
        <table:table-row table:style-name="ro1">
          <table:table-cell table:formula="of:=[.A1379]+1" office:value-type="float" office:value="1372" calcext:value-type="float">
            <text:p>1372</text:p>
          </table:table-cell>
          <table:table-cell table:formula="of:=4*[.$D$3]*[.B1379]*(1-[.B1379])" office:value-type="float" office:value="0.376083981049614" calcext:value-type="float">
            <text:p>0,376083981049614</text:p>
          </table:table-cell>
          <table:table-cell table:number-columns-repeated="5"/>
        </table:table-row>
        <table:table-row table:style-name="ro1">
          <table:table-cell table:formula="of:=[.A1380]+1" office:value-type="float" office:value="1373" calcext:value-type="float">
            <text:p>1373</text:p>
          </table:table-cell>
          <table:table-cell table:formula="of:=4*[.$D$3]*[.B1380]*(1-[.B1380])" office:value-type="float" office:value="0.93857928098995" calcext:value-type="float">
            <text:p>0,93857928098995</text:p>
          </table:table-cell>
          <table:table-cell table:number-columns-repeated="5"/>
        </table:table-row>
        <table:table-row table:style-name="ro1">
          <table:table-cell table:formula="of:=[.A1381]+1" office:value-type="float" office:value="1374" calcext:value-type="float">
            <text:p>1374</text:p>
          </table:table-cell>
          <table:table-cell table:formula="of:=4*[.$D$3]*[.B1381]*(1-[.B1381])" office:value-type="float" office:value="0.230592857145354" calcext:value-type="float">
            <text:p>0,230592857145354</text:p>
          </table:table-cell>
          <table:table-cell table:number-columns-repeated="5"/>
        </table:table-row>
        <table:table-row table:style-name="ro1">
          <table:table-cell table:formula="of:=[.A1382]+1" office:value-type="float" office:value="1375" calcext:value-type="float">
            <text:p>1375</text:p>
          </table:table-cell>
          <table:table-cell table:formula="of:=4*[.$D$3]*[.B1382]*(1-[.B1382])" office:value-type="float" office:value="0.709679165515586" calcext:value-type="float">
            <text:p>0,709679165515586</text:p>
          </table:table-cell>
          <table:table-cell table:number-columns-repeated="5"/>
        </table:table-row>
        <table:table-row table:style-name="ro1">
          <table:table-cell table:formula="of:=[.A1383]+1" office:value-type="float" office:value="1376" calcext:value-type="float">
            <text:p>1376</text:p>
          </table:table-cell>
          <table:table-cell table:formula="of:=4*[.$D$3]*[.B1383]*(1-[.B1383])" office:value-type="float" office:value="0.82413859019475" calcext:value-type="float">
            <text:p>0,82413859019475</text:p>
          </table:table-cell>
          <table:table-cell table:number-columns-repeated="5"/>
        </table:table-row>
        <table:table-row table:style-name="ro1">
          <table:table-cell table:formula="of:=[.A1384]+1" office:value-type="float" office:value="1377" calcext:value-type="float">
            <text:p>1377</text:p>
          </table:table-cell>
          <table:table-cell table:formula="of:=4*[.$D$3]*[.B1384]*(1-[.B1384])" office:value-type="float" office:value="0.57973669738624" calcext:value-type="float">
            <text:p>0,57973669738624</text:p>
          </table:table-cell>
          <table:table-cell table:number-columns-repeated="5"/>
        </table:table-row>
        <table:table-row table:style-name="ro1">
          <table:table-cell table:formula="of:=[.A1385]+1" office:value-type="float" office:value="1378" calcext:value-type="float">
            <text:p>1378</text:p>
          </table:table-cell>
          <table:table-cell table:formula="of:=4*[.$D$3]*[.B1385]*(1-[.B1385])" office:value-type="float" office:value="0.974568236359741" calcext:value-type="float">
            <text:p>0,974568236359741</text:p>
          </table:table-cell>
          <table:table-cell table:number-columns-repeated="5"/>
        </table:table-row>
        <table:table-row table:style-name="ro1">
          <table:table-cell table:formula="of:=[.A1386]+1" office:value-type="float" office:value="1379" calcext:value-type="float">
            <text:p>1379</text:p>
          </table:table-cell>
          <table:table-cell table:formula="of:=4*[.$D$3]*[.B1386]*(1-[.B1386])" office:value-type="float" office:value="0.09913995615362" calcext:value-type="float">
            <text:p>0,09913995615362</text:p>
          </table:table-cell>
          <table:table-cell table:number-columns-repeated="5"/>
        </table:table-row>
        <table:table-row table:style-name="ro1">
          <table:table-cell table:formula="of:=[.A1387]+1" office:value-type="float" office:value="1380" calcext:value-type="float">
            <text:p>1380</text:p>
          </table:table-cell>
          <table:table-cell table:formula="of:=4*[.$D$3]*[.B1387]*(1-[.B1387])" office:value-type="float" office:value="0.357244900989913" calcext:value-type="float">
            <text:p>0,357244900989913</text:p>
          </table:table-cell>
          <table:table-cell table:number-columns-repeated="5"/>
        </table:table-row>
        <table:table-row table:style-name="ro1">
          <table:table-cell table:formula="of:=[.A1388]+1" office:value-type="float" office:value="1381" calcext:value-type="float">
            <text:p>1381</text:p>
          </table:table-cell>
          <table:table-cell table:formula="of:=4*[.$D$3]*[.B1388]*(1-[.B1388])" office:value-type="float" office:value="0.918483926826481" calcext:value-type="float">
            <text:p>0,918483926826481</text:p>
          </table:table-cell>
          <table:table-cell table:number-columns-repeated="5"/>
        </table:table-row>
        <table:table-row table:style-name="ro1">
          <table:table-cell table:formula="of:=[.A1389]+1" office:value-type="float" office:value="1382" calcext:value-type="float">
            <text:p>1382</text:p>
          </table:table-cell>
          <table:table-cell table:formula="of:=4*[.$D$3]*[.B1389]*(1-[.B1389])" office:value-type="float" office:value="0.299484811951553" calcext:value-type="float">
            <text:p>0,299484811951553</text:p>
          </table:table-cell>
          <table:table-cell table:number-columns-repeated="5"/>
        </table:table-row>
        <table:table-row table:style-name="ro1">
          <table:table-cell table:formula="of:=[.A1390]+1" office:value-type="float" office:value="1383" calcext:value-type="float">
            <text:p>1383</text:p>
          </table:table-cell>
          <table:table-cell table:formula="of:=4*[.$D$3]*[.B1390]*(1-[.B1390])" office:value-type="float" office:value="0.839174637447583" calcext:value-type="float">
            <text:p>0,839174637447583</text:p>
          </table:table-cell>
          <table:table-cell table:number-columns-repeated="5"/>
        </table:table-row>
        <table:table-row table:style-name="ro1">
          <table:table-cell table:formula="of:=[.A1391]+1" office:value-type="float" office:value="1384" calcext:value-type="float">
            <text:p>1384</text:p>
          </table:table-cell>
          <table:table-cell table:formula="of:=4*[.$D$3]*[.B1391]*(1-[.B1391])" office:value-type="float" office:value="0.539842261249202" calcext:value-type="float">
            <text:p>0,539842261249202</text:p>
          </table:table-cell>
          <table:table-cell table:number-columns-repeated="5"/>
        </table:table-row>
        <table:table-row table:style-name="ro1">
          <table:table-cell table:formula="of:=[.A1392]+1" office:value-type="float" office:value="1385" calcext:value-type="float">
            <text:p>1385</text:p>
          </table:table-cell>
          <table:table-cell table:formula="of:=4*[.$D$3]*[.B1392]*(1-[.B1392])" office:value-type="float" office:value="0.993650376874201" calcext:value-type="float">
            <text:p>0,993650376874201</text:p>
          </table:table-cell>
          <table:table-cell table:number-columns-repeated="5"/>
        </table:table-row>
        <table:table-row table:style-name="ro1">
          <table:table-cell table:formula="of:=[.A1393]+1" office:value-type="float" office:value="1386" calcext:value-type="float">
            <text:p>1386</text:p>
          </table:table-cell>
          <table:table-cell table:formula="of:=4*[.$D$3]*[.B1393]*(1-[.B1393])" office:value-type="float" office:value="0.025237221647836" calcext:value-type="float">
            <text:p>0,025237221647836</text:p>
          </table:table-cell>
          <table:table-cell table:number-columns-repeated="5"/>
        </table:table-row>
        <table:table-row table:style-name="ro1">
          <table:table-cell table:formula="of:=[.A1394]+1" office:value-type="float" office:value="1387" calcext:value-type="float">
            <text:p>1387</text:p>
          </table:table-cell>
          <table:table-cell table:formula="of:=4*[.$D$3]*[.B1394]*(1-[.B1394])" office:value-type="float" office:value="0.098401217165336" calcext:value-type="float">
            <text:p>0,098401217165336</text:p>
          </table:table-cell>
          <table:table-cell table:number-columns-repeated="5"/>
        </table:table-row>
        <table:table-row table:style-name="ro1">
          <table:table-cell table:formula="of:=[.A1395]+1" office:value-type="float" office:value="1388" calcext:value-type="float">
            <text:p>1388</text:p>
          </table:table-cell>
          <table:table-cell table:formula="of:=4*[.$D$3]*[.B1395]*(1-[.B1395])" office:value-type="float" office:value="0.354873670502865" calcext:value-type="float">
            <text:p>0,354873670502865</text:p>
          </table:table-cell>
          <table:table-cell table:number-columns-repeated="5"/>
        </table:table-row>
        <table:table-row table:style-name="ro1">
          <table:table-cell table:formula="of:=[.A1396]+1" office:value-type="float" office:value="1389" calcext:value-type="float">
            <text:p>1389</text:p>
          </table:table-cell>
          <table:table-cell table:formula="of:=4*[.$D$3]*[.B1396]*(1-[.B1396])" office:value-type="float" office:value="0.915753393946756" calcext:value-type="float">
            <text:p>0,915753393946756</text:p>
          </table:table-cell>
          <table:table-cell table:number-columns-repeated="5"/>
        </table:table-row>
        <table:table-row table:style-name="ro1">
          <table:table-cell table:formula="of:=[.A1397]+1" office:value-type="float" office:value="1390" calcext:value-type="float">
            <text:p>1390</text:p>
          </table:table-cell>
          <table:table-cell table:formula="of:=4*[.$D$3]*[.B1397]*(1-[.B1397])" office:value-type="float" office:value="0.308596461687013" calcext:value-type="float">
            <text:p>0,308596461687013</text:p>
          </table:table-cell>
          <table:table-cell table:number-columns-repeated="5"/>
        </table:table-row>
        <table:table-row table:style-name="ro1">
          <table:table-cell table:formula="of:=[.A1398]+1" office:value-type="float" office:value="1391" calcext:value-type="float">
            <text:p>1391</text:p>
          </table:table-cell>
          <table:table-cell table:formula="of:=4*[.$D$3]*[.B1398]*(1-[.B1398])" office:value-type="float" office:value="0.853458742085075" calcext:value-type="float">
            <text:p>0,853458742085075</text:p>
          </table:table-cell>
          <table:table-cell table:number-columns-repeated="5"/>
        </table:table-row>
        <table:table-row table:style-name="ro1">
          <table:table-cell table:formula="of:=[.A1399]+1" office:value-type="float" office:value="1392" calcext:value-type="float">
            <text:p>1392</text:p>
          </table:table-cell>
          <table:table-cell table:formula="of:=4*[.$D$3]*[.B1399]*(1-[.B1399])" office:value-type="float" office:value="0.500267670574544" calcext:value-type="float">
            <text:p>0,500267670574544</text:p>
          </table:table-cell>
          <table:table-cell table:number-columns-repeated="5"/>
        </table:table-row>
        <table:table-row table:style-name="ro1">
          <table:table-cell table:formula="of:=[.A1400]+1" office:value-type="float" office:value="1393" calcext:value-type="float">
            <text:p>1393</text:p>
          </table:table-cell>
          <table:table-cell table:formula="of:=4*[.$D$3]*[.B1400]*(1-[.B1400])" office:value-type="float" office:value="0.999999713409854" calcext:value-type="float">
            <text:p>0,999999713409854</text:p>
          </table:table-cell>
          <table:table-cell table:number-columns-repeated="5"/>
        </table:table-row>
        <table:table-row table:style-name="ro1">
          <table:table-cell table:formula="of:=[.A1401]+1" office:value-type="float" office:value="1394" calcext:value-type="float">
            <text:p>1394</text:p>
          </table:table-cell>
          <table:table-cell table:formula="of:=4*[.$D$3]*[.B1401]*(1-[.B1401])" office:value-type="float" office:value="0.00000114636025525682" calcext:value-type="float">
            <text:p>1,14636025525682E-06</text:p>
          </table:table-cell>
          <table:table-cell table:number-columns-repeated="5"/>
        </table:table-row>
        <table:table-row table:style-name="ro1">
          <table:table-cell table:formula="of:=[.A1402]+1" office:value-type="float" office:value="1395" calcext:value-type="float">
            <text:p>1395</text:p>
          </table:table-cell>
          <table:table-cell table:formula="of:=4*[.$D$3]*[.B1402]*(1-[.B1402])" office:value-type="float" office:value="0.00000458543576445996" calcext:value-type="float">
            <text:p>4,58543576445996E-06</text:p>
          </table:table-cell>
          <table:table-cell table:number-columns-repeated="5"/>
        </table:table-row>
        <table:table-row table:style-name="ro1">
          <table:table-cell table:formula="of:=[.A1403]+1" office:value-type="float" office:value="1396" calcext:value-type="float">
            <text:p>1396</text:p>
          </table:table-cell>
          <table:table-cell table:formula="of:=4*[.$D$3]*[.B1403]*(1-[.B1403])" office:value-type="float" office:value="0.0000183416589529552" calcext:value-type="float">
            <text:p>1,83416589529552E-05</text:p>
          </table:table-cell>
          <table:table-cell table:number-columns-repeated="5"/>
        </table:table-row>
        <table:table-row table:style-name="ro1">
          <table:table-cell table:formula="of:=[.A1404]+1" office:value-type="float" office:value="1397" calcext:value-type="float">
            <text:p>1397</text:p>
          </table:table-cell>
          <table:table-cell table:formula="of:=4*[.$D$3]*[.B1404]*(1-[.B1404])" office:value-type="float" office:value="0.0000733652901460084" calcext:value-type="float">
            <text:p>7,33652901460084E-05</text:p>
          </table:table-cell>
          <table:table-cell table:number-columns-repeated="5"/>
        </table:table-row>
        <table:table-row table:style-name="ro1">
          <table:table-cell table:formula="of:=[.A1405]+1" office:value-type="float" office:value="1398" calcext:value-type="float">
            <text:p>1398</text:p>
          </table:table-cell>
          <table:table-cell table:formula="of:=4*[.$D$3]*[.B1405]*(1-[.B1405])" office:value-type="float" office:value="0.000293439630720841" calcext:value-type="float">
            <text:p>0,000293439630721</text:p>
          </table:table-cell>
          <table:table-cell table:number-columns-repeated="5"/>
        </table:table-row>
        <table:table-row table:style-name="ro1">
          <table:table-cell table:formula="of:=[.A1406]+1" office:value-type="float" office:value="1399" calcext:value-type="float">
            <text:p>1399</text:p>
          </table:table-cell>
          <table:table-cell table:formula="of:=4*[.$D$3]*[.B1406]*(1-[.B1406])" office:value-type="float" office:value="0.00117341409561585" calcext:value-type="float">
            <text:p>0,001173414095616</text:p>
          </table:table-cell>
          <table:table-cell table:number-columns-repeated="5"/>
        </table:table-row>
        <table:table-row table:style-name="ro1">
          <table:table-cell table:formula="of:=[.A1407]+1" office:value-type="float" office:value="1400" calcext:value-type="float">
            <text:p>1400</text:p>
          </table:table-cell>
          <table:table-cell table:formula="of:=4*[.$D$3]*[.B1407]*(1-[.B1407])" office:value-type="float" office:value="0.00468814877990425" calcext:value-type="float">
            <text:p>0,004688148779904</text:p>
          </table:table-cell>
          <table:table-cell table:number-columns-repeated="5"/>
        </table:table-row>
        <table:table-row table:style-name="ro1">
          <table:table-cell table:formula="of:=[.A1408]+1" office:value-type="float" office:value="1401" calcext:value-type="float">
            <text:p>1401</text:p>
          </table:table-cell>
          <table:table-cell table:formula="of:=4*[.$D$3]*[.B1408]*(1-[.B1408])" office:value-type="float" office:value="0.0186646801636869" calcext:value-type="float">
            <text:p>0,018664680163687</text:p>
          </table:table-cell>
          <table:table-cell table:number-columns-repeated="5"/>
        </table:table-row>
        <table:table-row table:style-name="ro1">
          <table:table-cell table:formula="of:=[.A1409]+1" office:value-type="float" office:value="1402" calcext:value-type="float">
            <text:p>1402</text:p>
          </table:table-cell>
          <table:table-cell table:formula="of:=4*[.$D$3]*[.B1409]*(1-[.B1409])" office:value-type="float" office:value="0.0732652395122968" calcext:value-type="float">
            <text:p>0,073265239512297</text:p>
          </table:table-cell>
          <table:table-cell table:number-columns-repeated="5"/>
        </table:table-row>
        <table:table-row table:style-name="ro1">
          <table:table-cell table:formula="of:=[.A1410]+1" office:value-type="float" office:value="1403" calcext:value-type="float">
            <text:p>1403</text:p>
          </table:table-cell>
          <table:table-cell table:formula="of:=4*[.$D$3]*[.B1410]*(1-[.B1410])" office:value-type="float" office:value="0.27158977676601" calcext:value-type="float">
            <text:p>0,27158977676601</text:p>
          </table:table-cell>
          <table:table-cell table:number-columns-repeated="5"/>
        </table:table-row>
        <table:table-row table:style-name="ro1">
          <table:table-cell table:formula="of:=[.A1411]+1" office:value-type="float" office:value="1404" calcext:value-type="float">
            <text:p>1404</text:p>
          </table:table-cell>
          <table:table-cell table:formula="of:=4*[.$D$3]*[.B1411]*(1-[.B1411])" office:value-type="float" office:value="0.791315079688796" calcext:value-type="float">
            <text:p>0,791315079688796</text:p>
          </table:table-cell>
          <table:table-cell table:number-columns-repeated="5"/>
        </table:table-row>
        <table:table-row table:style-name="ro1">
          <table:table-cell table:formula="of:=[.A1412]+1" office:value-type="float" office:value="1405" calcext:value-type="float">
            <text:p>1405</text:p>
          </table:table-cell>
          <table:table-cell table:formula="of:=4*[.$D$3]*[.B1412]*(1-[.B1412])" office:value-type="float" office:value="0.660542097383641" calcext:value-type="float">
            <text:p>0,660542097383641</text:p>
          </table:table-cell>
          <table:table-cell table:number-columns-repeated="5"/>
        </table:table-row>
        <table:table-row table:style-name="ro1">
          <table:table-cell table:formula="of:=[.A1413]+1" office:value-type="float" office:value="1406" calcext:value-type="float">
            <text:p>1406</text:p>
          </table:table-cell>
          <table:table-cell table:formula="of:=4*[.$D$3]*[.B1413]*(1-[.B1413])" office:value-type="float" office:value="0.896904939870645" calcext:value-type="float">
            <text:p>0,896904939870645</text:p>
          </table:table-cell>
          <table:table-cell table:number-columns-repeated="5"/>
        </table:table-row>
        <table:table-row table:style-name="ro1">
          <table:table-cell table:formula="of:=[.A1414]+1" office:value-type="float" office:value="1407" calcext:value-type="float">
            <text:p>1407</text:p>
          </table:table-cell>
          <table:table-cell table:formula="of:=4*[.$D$3]*[.B1414]*(1-[.B1414])" office:value-type="float" office:value="0.369865874825117" calcext:value-type="float">
            <text:p>0,369865874825117</text:p>
          </table:table-cell>
          <table:table-cell table:number-columns-repeated="5"/>
        </table:table-row>
        <table:table-row table:style-name="ro1">
          <table:table-cell table:formula="of:=[.A1415]+1" office:value-type="float" office:value="1408" calcext:value-type="float">
            <text:p>1408</text:p>
          </table:table-cell>
          <table:table-cell table:formula="of:=4*[.$D$3]*[.B1415]*(1-[.B1415])" office:value-type="float" office:value="0.932260437859871" calcext:value-type="float">
            <text:p>0,932260437859871</text:p>
          </table:table-cell>
          <table:table-cell table:number-columns-repeated="5"/>
        </table:table-row>
        <table:table-row table:style-name="ro1">
          <table:table-cell table:formula="of:=[.A1416]+1" office:value-type="float" office:value="1409" calcext:value-type="float">
            <text:p>1409</text:p>
          </table:table-cell>
          <table:table-cell table:formula="of:=4*[.$D$3]*[.B1416]*(1-[.B1416])" office:value-type="float" office:value="0.252603655444769" calcext:value-type="float">
            <text:p>0,252603655444769</text:p>
          </table:table-cell>
          <table:table-cell table:number-columns-repeated="5"/>
        </table:table-row>
        <table:table-row table:style-name="ro1">
          <table:table-cell table:formula="of:=[.A1417]+1" office:value-type="float" office:value="1410" calcext:value-type="float">
            <text:p>1410</text:p>
          </table:table-cell>
          <table:table-cell table:formula="of:=4*[.$D$3]*[.B1417]*(1-[.B1417])" office:value-type="float" office:value="0.755180194802837" calcext:value-type="float">
            <text:p>0,755180194802837</text:p>
          </table:table-cell>
          <table:table-cell table:number-columns-repeated="5"/>
        </table:table-row>
        <table:table-row table:style-name="ro1">
          <table:table-cell table:formula="of:=[.A1418]+1" office:value-type="float" office:value="1411" calcext:value-type="float">
            <text:p>1411</text:p>
          </table:table-cell>
          <table:table-cell table:formula="of:=4*[.$D$3]*[.B1418]*(1-[.B1418])" office:value-type="float" office:value="0.739532272721544" calcext:value-type="float">
            <text:p>0,739532272721544</text:p>
          </table:table-cell>
          <table:table-cell table:number-columns-repeated="5"/>
        </table:table-row>
        <table:table-row table:style-name="ro1">
          <table:table-cell table:formula="of:=[.A1419]+1" office:value-type="float" office:value="1412" calcext:value-type="float">
            <text:p>1412</text:p>
          </table:table-cell>
          <table:table-cell table:formula="of:=4*[.$D$3]*[.B1419]*(1-[.B1419])" office:value-type="float" office:value="0.770497161299408" calcext:value-type="float">
            <text:p>0,770497161299408</text:p>
          </table:table-cell>
          <table:table-cell table:number-columns-repeated="5"/>
        </table:table-row>
        <table:table-row table:style-name="ro1">
          <table:table-cell table:formula="of:=[.A1420]+1" office:value-type="float" office:value="1413" calcext:value-type="float">
            <text:p>1413</text:p>
          </table:table-cell>
          <table:table-cell table:formula="of:=4*[.$D$3]*[.B1420]*(1-[.B1420])" office:value-type="float" office:value="0.707325142915848" calcext:value-type="float">
            <text:p>0,707325142915848</text:p>
          </table:table-cell>
          <table:table-cell table:number-columns-repeated="5"/>
        </table:table-row>
        <table:table-row table:style-name="ro1">
          <table:table-cell table:formula="of:=[.A1421]+1" office:value-type="float" office:value="1414" calcext:value-type="float">
            <text:p>1414</text:p>
          </table:table-cell>
          <table:table-cell table:formula="of:=4*[.$D$3]*[.B1421]*(1-[.B1421])" office:value-type="float" office:value="0.828065140459693" calcext:value-type="float">
            <text:p>0,828065140459693</text:p>
          </table:table-cell>
          <table:table-cell table:number-columns-repeated="5"/>
        </table:table-row>
        <table:table-row table:style-name="ro1">
          <table:table-cell table:formula="of:=[.A1422]+1" office:value-type="float" office:value="1415" calcext:value-type="float">
            <text:p>1415</text:p>
          </table:table-cell>
          <table:table-cell table:formula="of:=4*[.$D$3]*[.B1422]*(1-[.B1422])" office:value-type="float" office:value="0.569493054460648" calcext:value-type="float">
            <text:p>0,569493054460648</text:p>
          </table:table-cell>
          <table:table-cell table:number-columns-repeated="5"/>
        </table:table-row>
        <table:table-row table:style-name="ro1">
          <table:table-cell table:formula="of:=[.A1423]+1" office:value-type="float" office:value="1416" calcext:value-type="float">
            <text:p>1416</text:p>
          </table:table-cell>
          <table:table-cell table:formula="of:=4*[.$D$3]*[.B1423]*(1-[.B1423])" office:value-type="float" office:value="0.980682861526918" calcext:value-type="float">
            <text:p>0,980682861526918</text:p>
          </table:table-cell>
          <table:table-cell table:number-columns-repeated="5"/>
        </table:table-row>
        <table:table-row table:style-name="ro1">
          <table:table-cell table:formula="of:=[.A1424]+1" office:value-type="float" office:value="1417" calcext:value-type="float">
            <text:p>1417</text:p>
          </table:table-cell>
          <table:table-cell table:formula="of:=4*[.$D$3]*[.B1424]*(1-[.B1424])" office:value-type="float" office:value="0.0757759465371761" calcext:value-type="float">
            <text:p>0,075775946537176</text:p>
          </table:table-cell>
          <table:table-cell table:number-columns-repeated="5"/>
        </table:table-row>
        <table:table-row table:style-name="ro1">
          <table:table-cell table:formula="of:=[.A1425]+1" office:value-type="float" office:value="1418" calcext:value-type="float">
            <text:p>1418</text:p>
          </table:table-cell>
          <table:table-cell table:formula="of:=4*[.$D$3]*[.B1425]*(1-[.B1425])" office:value-type="float" office:value="0.280135809854284" calcext:value-type="float">
            <text:p>0,280135809854284</text:p>
          </table:table-cell>
          <table:table-cell table:number-columns-repeated="5"/>
        </table:table-row>
        <table:table-row table:style-name="ro1">
          <table:table-cell table:formula="of:=[.A1426]+1" office:value-type="float" office:value="1419" calcext:value-type="float">
            <text:p>1419</text:p>
          </table:table-cell>
          <table:table-cell table:formula="of:=4*[.$D$3]*[.B1426]*(1-[.B1426])" office:value-type="float" office:value="0.806638951566275" calcext:value-type="float">
            <text:p>0,806638951566275</text:p>
          </table:table-cell>
          <table:table-cell table:number-columns-repeated="5"/>
        </table:table-row>
        <table:table-row table:style-name="ro1">
          <table:table-cell table:formula="of:=[.A1427]+1" office:value-type="float" office:value="1420" calcext:value-type="float">
            <text:p>1420</text:p>
          </table:table-cell>
          <table:table-cell table:formula="of:=4*[.$D$3]*[.B1427]*(1-[.B1427])" office:value-type="float" office:value="0.623890213529344" calcext:value-type="float">
            <text:p>0,623890213529344</text:p>
          </table:table-cell>
          <table:table-cell table:number-columns-repeated="5"/>
        </table:table-row>
        <table:table-row table:style-name="ro1">
          <table:table-cell table:formula="of:=[.A1428]+1" office:value-type="float" office:value="1421" calcext:value-type="float">
            <text:p>1421</text:p>
          </table:table-cell>
          <table:table-cell table:formula="of:=4*[.$D$3]*[.B1428]*(1-[.B1428])" office:value-type="float" office:value="0.938604859966614" calcext:value-type="float">
            <text:p>0,938604859966614</text:p>
          </table:table-cell>
          <table:table-cell table:number-columns-repeated="5"/>
        </table:table-row>
        <table:table-row table:style-name="ro1">
          <table:table-cell table:formula="of:=[.A1429]+1" office:value-type="float" office:value="1422" calcext:value-type="float">
            <text:p>1422</text:p>
          </table:table-cell>
          <table:table-cell table:formula="of:=4*[.$D$3]*[.B1429]*(1-[.B1429])" office:value-type="float" office:value="0.230503107254666" calcext:value-type="float">
            <text:p>0,230503107254666</text:p>
          </table:table-cell>
          <table:table-cell table:number-columns-repeated="5"/>
        </table:table-row>
        <table:table-row table:style-name="ro1">
          <table:table-cell table:formula="of:=[.A1430]+1" office:value-type="float" office:value="1423" calcext:value-type="float">
            <text:p>1423</text:p>
          </table:table-cell>
          <table:table-cell table:formula="of:=4*[.$D$3]*[.B1430]*(1-[.B1430])" office:value-type="float" office:value="0.709485699202441" calcext:value-type="float">
            <text:p>0,709485699202441</text:p>
          </table:table-cell>
          <table:table-cell table:number-columns-repeated="5"/>
        </table:table-row>
        <table:table-row table:style-name="ro1">
          <table:table-cell table:formula="of:=[.A1431]+1" office:value-type="float" office:value="1424" calcext:value-type="float">
            <text:p>1424</text:p>
          </table:table-cell>
          <table:table-cell table:formula="of:=4*[.$D$3]*[.B1431]*(1-[.B1431])" office:value-type="float" office:value="0.824462967318658" calcext:value-type="float">
            <text:p>0,824462967318658</text:p>
          </table:table-cell>
          <table:table-cell table:number-columns-repeated="5"/>
        </table:table-row>
        <table:table-row table:style-name="ro1">
          <table:table-cell table:formula="of:=[.A1432]+1" office:value-type="float" office:value="1425" calcext:value-type="float">
            <text:p>1425</text:p>
          </table:table-cell>
          <table:table-cell table:formula="of:=4*[.$D$3]*[.B1432]*(1-[.B1432])" office:value-type="float" office:value="0.578895131355086" calcext:value-type="float">
            <text:p>0,578895131355086</text:p>
          </table:table-cell>
          <table:table-cell table:number-columns-repeated="5"/>
        </table:table-row>
        <table:table-row table:style-name="ro1">
          <table:table-cell table:formula="of:=[.A1433]+1" office:value-type="float" office:value="1426" calcext:value-type="float">
            <text:p>1426</text:p>
          </table:table-cell>
          <table:table-cell table:formula="of:=4*[.$D$3]*[.B1433]*(1-[.B1433])" office:value-type="float" office:value="0.975102232993855" calcext:value-type="float">
            <text:p>0,975102232993855</text:p>
          </table:table-cell>
          <table:table-cell table:number-columns-repeated="5"/>
        </table:table-row>
        <table:table-row table:style-name="ro1">
          <table:table-cell table:formula="of:=[.A1434]+1" office:value-type="float" office:value="1427" calcext:value-type="float">
            <text:p>1427</text:p>
          </table:table-cell>
          <table:table-cell table:formula="of:=4*[.$D$3]*[.B1434]*(1-[.B1434])" office:value-type="float" office:value="0.0971114728170104" calcext:value-type="float">
            <text:p>0,09711147281701</text:p>
          </table:table-cell>
          <table:table-cell table:number-columns-repeated="5"/>
        </table:table-row>
        <table:table-row table:style-name="ro1">
          <table:table-cell table:formula="of:=[.A1435]+1" office:value-type="float" office:value="1428" calcext:value-type="float">
            <text:p>1428</text:p>
          </table:table-cell>
          <table:table-cell table:formula="of:=4*[.$D$3]*[.B1435]*(1-[.B1435])" office:value-type="float" office:value="0.350723338657286" calcext:value-type="float">
            <text:p>0,350723338657286</text:p>
          </table:table-cell>
          <table:table-cell table:number-columns-repeated="5"/>
        </table:table-row>
        <table:table-row table:style-name="ro1">
          <table:table-cell table:formula="of:=[.A1436]+1" office:value-type="float" office:value="1429" calcext:value-type="float">
            <text:p>1429</text:p>
          </table:table-cell>
          <table:table-cell table:formula="of:=4*[.$D$3]*[.B1436]*(1-[.B1436])" office:value-type="float" office:value="0.91086591351349" calcext:value-type="float">
            <text:p>0,91086591351349</text:p>
          </table:table-cell>
          <table:table-cell table:number-columns-repeated="5"/>
        </table:table-row>
        <table:table-row table:style-name="ro1">
          <table:table-cell table:formula="of:=[.A1437]+1" office:value-type="float" office:value="1430" calcext:value-type="float">
            <text:p>1430</text:p>
          </table:table-cell>
          <table:table-cell table:formula="of:=4*[.$D$3]*[.B1437]*(1-[.B1437])" office:value-type="float" office:value="0.3247568044509" calcext:value-type="float">
            <text:p>0,3247568044509</text:p>
          </table:table-cell>
          <table:table-cell table:number-columns-repeated="5"/>
        </table:table-row>
        <table:table-row table:style-name="ro1">
          <table:table-cell table:formula="of:=[.A1438]+1" office:value-type="float" office:value="1431" calcext:value-type="float">
            <text:p>1431</text:p>
          </table:table-cell>
          <table:table-cell table:formula="of:=4*[.$D$3]*[.B1438]*(1-[.B1438])" office:value-type="float" office:value="0.877159289654959" calcext:value-type="float">
            <text:p>0,877159289654959</text:p>
          </table:table-cell>
          <table:table-cell table:number-columns-repeated="5"/>
        </table:table-row>
        <table:table-row table:style-name="ro1">
          <table:table-cell table:formula="of:=[.A1439]+1" office:value-type="float" office:value="1432" calcext:value-type="float">
            <text:p>1432</text:p>
          </table:table-cell>
          <table:table-cell table:formula="of:=4*[.$D$3]*[.B1439]*(1-[.B1439])" office:value-type="float" office:value="0.431003480907865" calcext:value-type="float">
            <text:p>0,431003480907865</text:p>
          </table:table-cell>
          <table:table-cell table:number-columns-repeated="5"/>
        </table:table-row>
        <table:table-row table:style-name="ro1">
          <table:table-cell table:formula="of:=[.A1440]+1" office:value-type="float" office:value="1433" calcext:value-type="float">
            <text:p>1433</text:p>
          </table:table-cell>
          <table:table-cell table:formula="of:=4*[.$D$3]*[.B1440]*(1-[.B1440])" office:value-type="float" office:value="0.980957921412675" calcext:value-type="float">
            <text:p>0,980957921412675</text:p>
          </table:table-cell>
          <table:table-cell table:number-columns-repeated="5"/>
        </table:table-row>
        <table:table-row table:style-name="ro1">
          <table:table-cell table:formula="of:=[.A1441]+1" office:value-type="float" office:value="1434" calcext:value-type="float">
            <text:p>1434</text:p>
          </table:table-cell>
          <table:table-cell table:formula="of:=4*[.$D$3]*[.B1441]*(1-[.B1441])" office:value-type="float" office:value="0.0747179113215973" calcext:value-type="float">
            <text:p>0,074717911321597</text:p>
          </table:table-cell>
          <table:table-cell table:number-columns-repeated="5"/>
        </table:table-row>
        <table:table-row table:style-name="ro1">
          <table:table-cell table:formula="of:=[.A1442]+1" office:value-type="float" office:value="1435" calcext:value-type="float">
            <text:p>1435</text:p>
          </table:table-cell>
          <table:table-cell table:formula="of:=4*[.$D$3]*[.B1442]*(1-[.B1442])" office:value-type="float" office:value="0.276540580197341" calcext:value-type="float">
            <text:p>0,276540580197341</text:p>
          </table:table-cell>
          <table:table-cell table:number-columns-repeated="5"/>
        </table:table-row>
        <table:table-row table:style-name="ro1">
          <table:table-cell table:formula="of:=[.A1443]+1" office:value-type="float" office:value="1436" calcext:value-type="float">
            <text:p>1436</text:p>
          </table:table-cell>
          <table:table-cell table:formula="of:=4*[.$D$3]*[.B1443]*(1-[.B1443])" office:value-type="float" office:value="0.800263550805836" calcext:value-type="float">
            <text:p>0,800263550805836</text:p>
          </table:table-cell>
          <table:table-cell table:number-columns-repeated="5"/>
        </table:table-row>
        <table:table-row table:style-name="ro1">
          <table:table-cell table:formula="of:=[.A1444]+1" office:value-type="float" office:value="1437" calcext:value-type="float">
            <text:p>1437</text:p>
          </table:table-cell>
          <table:table-cell table:formula="of:=4*[.$D$3]*[.B1444]*(1-[.B1444])" office:value-type="float" office:value="0.639367200229884" calcext:value-type="float">
            <text:p>0,639367200229884</text:p>
          </table:table-cell>
          <table:table-cell table:number-columns-repeated="5"/>
        </table:table-row>
        <table:table-row table:style-name="ro1">
          <table:table-cell table:formula="of:=[.A1445]+1" office:value-type="float" office:value="1438" calcext:value-type="float">
            <text:p>1438</text:p>
          </table:table-cell>
          <table:table-cell table:formula="of:=4*[.$D$3]*[.B1445]*(1-[.B1445])" office:value-type="float" office:value="0.922307134000333" calcext:value-type="float">
            <text:p>0,922307134000333</text:p>
          </table:table-cell>
          <table:table-cell table:number-columns-repeated="5"/>
        </table:table-row>
        <table:table-row table:style-name="ro1">
          <table:table-cell table:formula="of:=[.A1446]+1" office:value-type="float" office:value="1439" calcext:value-type="float">
            <text:p>1439</text:p>
          </table:table-cell>
          <table:table-cell table:formula="of:=4*[.$D$3]*[.B1446]*(1-[.B1446])" office:value-type="float" office:value="0.286626738289698" calcext:value-type="float">
            <text:p>0,286626738289698</text:p>
          </table:table-cell>
          <table:table-cell table:number-columns-repeated="5"/>
        </table:table-row>
        <table:table-row table:style-name="ro1">
          <table:table-cell table:formula="of:=[.A1447]+1" office:value-type="float" office:value="1440" calcext:value-type="float">
            <text:p>1440</text:p>
          </table:table-cell>
          <table:table-cell table:formula="of:=4*[.$D$3]*[.B1447]*(1-[.B1447])" office:value-type="float" office:value="0.817887404748428" calcext:value-type="float">
            <text:p>0,817887404748428</text:p>
          </table:table-cell>
          <table:table-cell table:number-columns-repeated="5"/>
        </table:table-row>
        <table:table-row table:style-name="ro1">
          <table:table-cell table:formula="of:=[.A1448]+1" office:value-type="float" office:value="1441" calcext:value-type="float">
            <text:p>1441</text:p>
          </table:table-cell>
          <table:table-cell table:formula="of:=4*[.$D$3]*[.B1448]*(1-[.B1448])" office:value-type="float" office:value="0.595790391609236" calcext:value-type="float">
            <text:p>0,595790391609236</text:p>
          </table:table-cell>
          <table:table-cell table:number-columns-repeated="5"/>
        </table:table-row>
        <table:table-row table:style-name="ro1">
          <table:table-cell table:formula="of:=[.A1449]+1" office:value-type="float" office:value="1442" calcext:value-type="float">
            <text:p>1442</text:p>
          </table:table-cell>
          <table:table-cell table:formula="of:=4*[.$D$3]*[.B1449]*(1-[.B1449])" office:value-type="float" office:value="0.963296803501397" calcext:value-type="float">
            <text:p>0,963296803501397</text:p>
          </table:table-cell>
          <table:table-cell table:number-columns-repeated="5"/>
        </table:table-row>
        <table:table-row table:style-name="ro1">
          <table:table-cell table:formula="of:=[.A1450]+1" office:value-type="float" office:value="1443" calcext:value-type="float">
            <text:p>1443</text:p>
          </table:table-cell>
          <table:table-cell table:formula="of:=4*[.$D$3]*[.B1450]*(1-[.B1450])" office:value-type="float" office:value="0.141424287461552" calcext:value-type="float">
            <text:p>0,141424287461552</text:p>
          </table:table-cell>
          <table:table-cell table:number-columns-repeated="5"/>
        </table:table-row>
        <table:table-row table:style-name="ro1">
          <table:table-cell table:formula="of:=[.A1451]+1" office:value-type="float" office:value="1444" calcext:value-type="float">
            <text:p>1444</text:p>
          </table:table-cell>
          <table:table-cell table:formula="of:=4*[.$D$3]*[.B1451]*(1-[.B1451])" office:value-type="float" office:value="0.485693833510178" calcext:value-type="float">
            <text:p>0,485693833510178</text:p>
          </table:table-cell>
          <table:table-cell table:number-columns-repeated="5"/>
        </table:table-row>
        <table:table-row table:style-name="ro1">
          <table:table-cell table:formula="of:=[.A1452]+1" office:value-type="float" office:value="1445" calcext:value-type="float">
            <text:p>1445</text:p>
          </table:table-cell>
          <table:table-cell table:formula="of:=4*[.$D$3]*[.B1452]*(1-[.B1452])" office:value-type="float" office:value="0.999181334401462" calcext:value-type="float">
            <text:p>0,999181334401462</text:p>
          </table:table-cell>
          <table:table-cell table:number-columns-repeated="5"/>
        </table:table-row>
        <table:table-row table:style-name="ro1">
          <table:table-cell table:formula="of:=[.A1453]+1" office:value-type="float" office:value="1446" calcext:value-type="float">
            <text:p>1446</text:p>
          </table:table-cell>
          <table:table-cell table:formula="of:=4*[.$D$3]*[.B1453]*(1-[.B1453])" office:value-type="float" office:value="0.00327198154070283" calcext:value-type="float">
            <text:p>0,003271981540703</text:p>
          </table:table-cell>
          <table:table-cell table:number-columns-repeated="5"/>
        </table:table-row>
        <table:table-row table:style-name="ro1">
          <table:table-cell table:formula="of:=[.A1454]+1" office:value-type="float" office:value="1447" calcext:value-type="float">
            <text:p>1447</text:p>
          </table:table-cell>
          <table:table-cell table:formula="of:=4*[.$D$3]*[.B1454]*(1-[.B1454])" office:value-type="float" office:value="0.0130451027100005" calcext:value-type="float">
            <text:p>0,013045102710001</text:p>
          </table:table-cell>
          <table:table-cell table:number-columns-repeated="5"/>
        </table:table-row>
        <table:table-row table:style-name="ro1">
          <table:table-cell table:formula="of:=[.A1455]+1" office:value-type="float" office:value="1448" calcext:value-type="float">
            <text:p>1448</text:p>
          </table:table-cell>
          <table:table-cell table:formula="of:=4*[.$D$3]*[.B1455]*(1-[.B1455])" office:value-type="float" office:value="0.0514997120211443" calcext:value-type="float">
            <text:p>0,051499712021144</text:p>
          </table:table-cell>
          <table:table-cell table:number-columns-repeated="5"/>
        </table:table-row>
        <table:table-row table:style-name="ro1">
          <table:table-cell table:formula="of:=[.A1456]+1" office:value-type="float" office:value="1449" calcext:value-type="float">
            <text:p>1449</text:p>
          </table:table-cell>
          <table:table-cell table:formula="of:=4*[.$D$3]*[.B1456]*(1-[.B1456])" office:value-type="float" office:value="0.195389966731534" calcext:value-type="float">
            <text:p>0,195389966731534</text:p>
          </table:table-cell>
          <table:table-cell table:number-columns-repeated="5"/>
        </table:table-row>
        <table:table-row table:style-name="ro1">
          <table:table-cell table:formula="of:=[.A1457]+1" office:value-type="float" office:value="1450" calcext:value-type="float">
            <text:p>1450</text:p>
          </table:table-cell>
          <table:table-cell table:formula="of:=4*[.$D$3]*[.B1457]*(1-[.B1457])" office:value-type="float" office:value="0.628850910528736" calcext:value-type="float">
            <text:p>0,628850910528736</text:p>
          </table:table-cell>
          <table:table-cell table:number-columns-repeated="5"/>
        </table:table-row>
        <table:table-row table:style-name="ro1">
          <table:table-cell table:formula="of:=[.A1458]+1" office:value-type="float" office:value="1451" calcext:value-type="float">
            <text:p>1451</text:p>
          </table:table-cell>
          <table:table-cell table:formula="of:=4*[.$D$3]*[.B1458]*(1-[.B1458])" office:value-type="float" office:value="0.933589771423663" calcext:value-type="float">
            <text:p>0,933589771423663</text:p>
          </table:table-cell>
          <table:table-cell table:number-columns-repeated="5"/>
        </table:table-row>
        <table:table-row table:style-name="ro1">
          <table:table-cell table:formula="of:=[.A1459]+1" office:value-type="float" office:value="1452" calcext:value-type="float">
            <text:p>1452</text:p>
          </table:table-cell>
          <table:table-cell table:formula="of:=4*[.$D$3]*[.B1459]*(1-[.B1459])" office:value-type="float" office:value="0.247999640467103" calcext:value-type="float">
            <text:p>0,247999640467103</text:p>
          </table:table-cell>
          <table:table-cell table:number-columns-repeated="5"/>
        </table:table-row>
        <table:table-row table:style-name="ro1">
          <table:table-cell table:formula="of:=[.A1460]+1" office:value-type="float" office:value="1453" calcext:value-type="float">
            <text:p>1453</text:p>
          </table:table-cell>
          <table:table-cell table:formula="of:=4*[.$D$3]*[.B1460]*(1-[.B1460])" office:value-type="float" office:value="0.745983275181163" calcext:value-type="float">
            <text:p>0,745983275181163</text:p>
          </table:table-cell>
          <table:table-cell table:number-columns-repeated="5"/>
        </table:table-row>
        <table:table-row table:style-name="ro1">
          <table:table-cell table:formula="of:=[.A1461]+1" office:value-type="float" office:value="1454" calcext:value-type="float">
            <text:p>1454</text:p>
          </table:table-cell>
          <table:table-cell table:formula="of:=4*[.$D$3]*[.B1461]*(1-[.B1461])" office:value-type="float" office:value="0.757968913324593" calcext:value-type="float">
            <text:p>0,757968913324593</text:p>
          </table:table-cell>
          <table:table-cell table:number-columns-repeated="5"/>
        </table:table-row>
        <table:table-row table:style-name="ro1">
          <table:table-cell table:formula="of:=[.A1462]+1" office:value-type="float" office:value="1455" calcext:value-type="float">
            <text:p>1455</text:p>
          </table:table-cell>
          <table:table-cell table:formula="of:=4*[.$D$3]*[.B1462]*(1-[.B1462])" office:value-type="float" office:value="0.733808159032515" calcext:value-type="float">
            <text:p>0,733808159032515</text:p>
          </table:table-cell>
          <table:table-cell table:number-columns-repeated="5"/>
        </table:table-row>
        <table:table-row table:style-name="ro1">
          <table:table-cell table:formula="of:=[.A1463]+1" office:value-type="float" office:value="1456" calcext:value-type="float">
            <text:p>1456</text:p>
          </table:table-cell>
          <table:table-cell table:formula="of:=4*[.$D$3]*[.B1463]*(1-[.B1463])" office:value-type="float" office:value="0.781334979079305" calcext:value-type="float">
            <text:p>0,781334979079305</text:p>
          </table:table-cell>
          <table:table-cell table:number-columns-repeated="5"/>
        </table:table-row>
        <table:table-row table:style-name="ro1">
          <table:table-cell table:formula="of:=[.A1464]+1" office:value-type="float" office:value="1457" calcext:value-type="float">
            <text:p>1457</text:p>
          </table:table-cell>
          <table:table-cell table:formula="of:=4*[.$D$3]*[.B1464]*(1-[.B1464])" office:value-type="float" office:value="0.683402518185789" calcext:value-type="float">
            <text:p>0,683402518185789</text:p>
          </table:table-cell>
          <table:table-cell table:number-columns-repeated="5"/>
        </table:table-row>
        <table:table-row table:style-name="ro1">
          <table:table-cell table:formula="of:=[.A1465]+1" office:value-type="float" office:value="1458" calcext:value-type="float">
            <text:p>1458</text:p>
          </table:table-cell>
          <table:table-cell table:formula="of:=4*[.$D$3]*[.B1465]*(1-[.B1465])" office:value-type="float" office:value="0.865454065292445" calcext:value-type="float">
            <text:p>0,865454065292445</text:p>
          </table:table-cell>
          <table:table-cell table:number-columns-repeated="5"/>
        </table:table-row>
        <table:table-row table:style-name="ro1">
          <table:table-cell table:formula="of:=[.A1466]+1" office:value-type="float" office:value="1459" calcext:value-type="float">
            <text:p>1459</text:p>
          </table:table-cell>
          <table:table-cell table:formula="of:=4*[.$D$3]*[.B1466]*(1-[.B1466])" office:value-type="float" office:value="0.465773304644901" calcext:value-type="float">
            <text:p>0,465773304644901</text:p>
          </table:table-cell>
          <table:table-cell table:number-columns-repeated="5"/>
        </table:table-row>
        <table:table-row table:style-name="ro1">
          <table:table-cell table:formula="of:=[.A1467]+1" office:value-type="float" office:value="1460" calcext:value-type="float">
            <text:p>1460</text:p>
          </table:table-cell>
          <table:table-cell table:formula="of:=4*[.$D$3]*[.B1467]*(1-[.B1467])" office:value-type="float" office:value="0.995314133300277" calcext:value-type="float">
            <text:p>0,995314133300277</text:p>
          </table:table-cell>
          <table:table-cell table:number-columns-repeated="5"/>
        </table:table-row>
        <table:table-row table:style-name="ro1">
          <table:table-cell table:formula="of:=[.A1468]+1" office:value-type="float" office:value="1461" calcext:value-type="float">
            <text:p>1461</text:p>
          </table:table-cell>
          <table:table-cell table:formula="of:=4*[.$D$3]*[.B1468]*(1-[.B1468])" office:value-type="float" office:value="0.0186556374119827" calcext:value-type="float">
            <text:p>0,018655637411983</text:p>
          </table:table-cell>
          <table:table-cell table:number-columns-repeated="5"/>
        </table:table-row>
        <table:table-row table:style-name="ro1">
          <table:table-cell table:formula="of:=[.A1469]+1" office:value-type="float" office:value="1462" calcext:value-type="float">
            <text:p>1462</text:p>
          </table:table-cell>
          <table:table-cell table:formula="of:=4*[.$D$3]*[.B1469]*(1-[.B1469])" office:value-type="float" office:value="0.0732304184189415" calcext:value-type="float">
            <text:p>0,073230418418942</text:p>
          </table:table-cell>
          <table:table-cell table:number-columns-repeated="5"/>
        </table:table-row>
        <table:table-row table:style-name="ro1">
          <table:table-cell table:formula="of:=[.A1470]+1" office:value-type="float" office:value="1463" calcext:value-type="float">
            <text:p>1463</text:p>
          </table:table-cell>
          <table:table-cell table:formula="of:=4*[.$D$3]*[.B1470]*(1-[.B1470])" office:value-type="float" office:value="0.271470896948513" calcext:value-type="float">
            <text:p>0,271470896948513</text:p>
          </table:table-cell>
          <table:table-cell table:number-columns-repeated="5"/>
        </table:table-row>
        <table:table-row table:style-name="ro1">
          <table:table-cell table:formula="of:=[.A1471]+1" office:value-type="float" office:value="1464" calcext:value-type="float">
            <text:p>1464</text:p>
          </table:table-cell>
          <table:table-cell table:formula="of:=4*[.$D$3]*[.B1471]*(1-[.B1471])" office:value-type="float" office:value="0.791097796233931" calcext:value-type="float">
            <text:p>0,791097796233931</text:p>
          </table:table-cell>
          <table:table-cell table:number-columns-repeated="5"/>
        </table:table-row>
        <table:table-row table:style-name="ro1">
          <table:table-cell table:formula="of:=[.A1472]+1" office:value-type="float" office:value="1465" calcext:value-type="float">
            <text:p>1465</text:p>
          </table:table-cell>
          <table:table-cell table:formula="of:=4*[.$D$3]*[.B1472]*(1-[.B1472])" office:value-type="float" office:value="0.661048292110994" calcext:value-type="float">
            <text:p>0,661048292110994</text:p>
          </table:table-cell>
          <table:table-cell table:number-columns-repeated="5"/>
        </table:table-row>
        <table:table-row table:style-name="ro1">
          <table:table-cell table:formula="of:=[.A1473]+1" office:value-type="float" office:value="1466" calcext:value-type="float">
            <text:p>1466</text:p>
          </table:table-cell>
          <table:table-cell table:formula="of:=4*[.$D$3]*[.B1473]*(1-[.B1473])" office:value-type="float" office:value="0.896253790432528" calcext:value-type="float">
            <text:p>0,896253790432528</text:p>
          </table:table-cell>
          <table:table-cell table:number-columns-repeated="5"/>
        </table:table-row>
        <table:table-row table:style-name="ro1">
          <table:table-cell table:formula="of:=[.A1474]+1" office:value-type="float" office:value="1467" calcext:value-type="float">
            <text:p>1467</text:p>
          </table:table-cell>
          <table:table-cell table:formula="of:=4*[.$D$3]*[.B1474]*(1-[.B1474])" office:value-type="float" office:value="0.371931734271418" calcext:value-type="float">
            <text:p>0,371931734271418</text:p>
          </table:table-cell>
          <table:table-cell table:number-columns-repeated="5"/>
        </table:table-row>
        <table:table-row table:style-name="ro1">
          <table:table-cell table:formula="of:=[.A1475]+1" office:value-type="float" office:value="1468" calcext:value-type="float">
            <text:p>1468</text:p>
          </table:table-cell>
          <table:table-cell table:formula="of:=4*[.$D$3]*[.B1475]*(1-[.B1475])" office:value-type="float" office:value="0.934394077253093" calcext:value-type="float">
            <text:p>0,934394077253093</text:p>
          </table:table-cell>
          <table:table-cell table:number-columns-repeated="5"/>
        </table:table-row>
        <table:table-row table:style-name="ro1">
          <table:table-cell table:formula="of:=[.A1476]+1" office:value-type="float" office:value="1469" calcext:value-type="float">
            <text:p>1469</text:p>
          </table:table-cell>
          <table:table-cell table:formula="of:=4*[.$D$3]*[.B1476]*(1-[.B1476])" office:value-type="float" office:value="0.245207142589734" calcext:value-type="float">
            <text:p>0,245207142589734</text:p>
          </table:table-cell>
          <table:table-cell table:number-columns-repeated="5"/>
        </table:table-row>
        <table:table-row table:style-name="ro1">
          <table:table-cell table:formula="of:=[.A1477]+1" office:value-type="float" office:value="1470" calcext:value-type="float">
            <text:p>1470</text:p>
          </table:table-cell>
          <table:table-cell table:formula="of:=4*[.$D$3]*[.B1477]*(1-[.B1477])" office:value-type="float" office:value="0.740322399250847" calcext:value-type="float">
            <text:p>0,740322399250847</text:p>
          </table:table-cell>
          <table:table-cell table:number-columns-repeated="5"/>
        </table:table-row>
        <table:table-row table:style-name="ro1">
          <table:table-cell table:formula="of:=[.A1478]+1" office:value-type="float" office:value="1471" calcext:value-type="float">
            <text:p>1471</text:p>
          </table:table-cell>
          <table:table-cell table:formula="of:=4*[.$D$3]*[.B1478]*(1-[.B1478])" office:value-type="float" office:value="0.768980577673265" calcext:value-type="float">
            <text:p>0,768980577673265</text:p>
          </table:table-cell>
          <table:table-cell table:number-columns-repeated="5"/>
        </table:table-row>
        <table:table-row table:style-name="ro1">
          <table:table-cell table:formula="of:=[.A1479]+1" office:value-type="float" office:value="1472" calcext:value-type="float">
            <text:p>1472</text:p>
          </table:table-cell>
          <table:table-cell table:formula="of:=4*[.$D$3]*[.B1479]*(1-[.B1479])" office:value-type="float" office:value="0.710597795338226" calcext:value-type="float">
            <text:p>0,710597795338226</text:p>
          </table:table-cell>
          <table:table-cell table:number-columns-repeated="5"/>
        </table:table-row>
        <table:table-row table:style-name="ro1">
          <table:table-cell table:formula="of:=[.A1480]+1" office:value-type="float" office:value="1473" calcext:value-type="float">
            <text:p>1473</text:p>
          </table:table-cell>
          <table:table-cell table:formula="of:=4*[.$D$3]*[.B1480]*(1-[.B1480])" office:value-type="float" office:value="0.822594274394715" calcext:value-type="float">
            <text:p>0,822594274394715</text:p>
          </table:table-cell>
          <table:table-cell table:number-columns-repeated="5"/>
        </table:table-row>
        <table:table-row table:style-name="ro1">
          <table:table-cell table:formula="of:=[.A1481]+1" office:value-type="float" office:value="1474" calcext:value-type="float">
            <text:p>1474</text:p>
          </table:table-cell>
          <table:table-cell table:formula="of:=4*[.$D$3]*[.B1481]*(1-[.B1481])" office:value-type="float" office:value="0.58373173651099" calcext:value-type="float">
            <text:p>0,58373173651099</text:p>
          </table:table-cell>
          <table:table-cell table:number-columns-repeated="5"/>
        </table:table-row>
        <table:table-row table:style-name="ro1">
          <table:table-cell table:formula="of:=[.A1482]+1" office:value-type="float" office:value="1475" calcext:value-type="float">
            <text:p>1475</text:p>
          </table:table-cell>
          <table:table-cell table:formula="of:=4*[.$D$3]*[.B1482]*(1-[.B1482])" office:value-type="float" office:value="0.971955985203416" calcext:value-type="float">
            <text:p>0,971955985203416</text:p>
          </table:table-cell>
          <table:table-cell table:number-columns-repeated="5"/>
        </table:table-row>
        <table:table-row table:style-name="ro1">
          <table:table-cell table:formula="of:=[.A1483]+1" office:value-type="float" office:value="1476" calcext:value-type="float">
            <text:p>1476</text:p>
          </table:table-cell>
          <table:table-cell table:formula="of:=4*[.$D$3]*[.B1483]*(1-[.B1483])" office:value-type="float" office:value="0.109030192122691" calcext:value-type="float">
            <text:p>0,109030192122691</text:p>
          </table:table-cell>
          <table:table-cell table:number-columns-repeated="5"/>
        </table:table-row>
        <table:table-row table:style-name="ro1">
          <table:table-cell table:formula="of:=[.A1484]+1" office:value-type="float" office:value="1477" calcext:value-type="float">
            <text:p>1477</text:p>
          </table:table-cell>
          <table:table-cell table:formula="of:=4*[.$D$3]*[.B1484]*(1-[.B1484])" office:value-type="float" office:value="0.38857043731352" calcext:value-type="float">
            <text:p>0,38857043731352</text:p>
          </table:table-cell>
          <table:table-cell table:number-columns-repeated="5"/>
        </table:table-row>
        <table:table-row table:style-name="ro1">
          <table:table-cell table:formula="of:=[.A1485]+1" office:value-type="float" office:value="1478" calcext:value-type="float">
            <text:p>1478</text:p>
          </table:table-cell>
          <table:table-cell table:formula="of:=4*[.$D$3]*[.B1485]*(1-[.B1485])" office:value-type="float" office:value="0.950333810237999" calcext:value-type="float">
            <text:p>0,950333810237999</text:p>
          </table:table-cell>
          <table:table-cell table:number-columns-repeated="5"/>
        </table:table-row>
        <table:table-row table:style-name="ro1">
          <table:table-cell table:formula="of:=[.A1486]+1" office:value-type="float" office:value="1479" calcext:value-type="float">
            <text:p>1479</text:p>
          </table:table-cell>
          <table:table-cell table:formula="of:=4*[.$D$3]*[.B1486]*(1-[.B1486])" office:value-type="float" office:value="0.188797837426104" calcext:value-type="float">
            <text:p>0,188797837426104</text:p>
          </table:table-cell>
          <table:table-cell table:number-columns-repeated="5"/>
        </table:table-row>
        <table:table-row table:style-name="ro1">
          <table:table-cell table:formula="of:=[.A1487]+1" office:value-type="float" office:value="1480" calcext:value-type="float">
            <text:p>1480</text:p>
          </table:table-cell>
          <table:table-cell table:formula="of:=4*[.$D$3]*[.B1487]*(1-[.B1487])" office:value-type="float" office:value="0.612612856037322" calcext:value-type="float">
            <text:p>0,612612856037322</text:p>
          </table:table-cell>
          <table:table-cell table:number-columns-repeated="5"/>
        </table:table-row>
        <table:table-row table:style-name="ro1">
          <table:table-cell table:formula="of:=[.A1488]+1" office:value-type="float" office:value="1481" calcext:value-type="float">
            <text:p>1481</text:p>
          </table:table-cell>
          <table:table-cell table:formula="of:=4*[.$D$3]*[.B1488]*(1-[.B1488])" office:value-type="float" office:value="0.94927337862047" calcext:value-type="float">
            <text:p>0,94927337862047</text:p>
          </table:table-cell>
          <table:table-cell table:number-columns-repeated="5"/>
        </table:table-row>
        <table:table-row table:style-name="ro1">
          <table:table-cell table:formula="of:=[.A1489]+1" office:value-type="float" office:value="1482" calcext:value-type="float">
            <text:p>1482</text:p>
          </table:table-cell>
          <table:table-cell table:formula="of:=4*[.$D$3]*[.B1489]*(1-[.B1489])" office:value-type="float" office:value="0.192613725051791" calcext:value-type="float">
            <text:p>0,192613725051791</text:p>
          </table:table-cell>
          <table:table-cell table:number-columns-repeated="5"/>
        </table:table-row>
        <table:table-row table:style-name="ro1">
          <table:table-cell table:formula="of:=[.A1490]+1" office:value-type="float" office:value="1483" calcext:value-type="float">
            <text:p>1483</text:p>
          </table:table-cell>
          <table:table-cell table:formula="of:=4*[.$D$3]*[.B1490]*(1-[.B1490])" office:value-type="float" office:value="0.622054711893857" calcext:value-type="float">
            <text:p>0,622054711893857</text:p>
          </table:table-cell>
          <table:table-cell table:number-columns-repeated="5"/>
        </table:table-row>
        <table:table-row table:style-name="ro1">
          <table:table-cell table:formula="of:=[.A1491]+1" office:value-type="float" office:value="1484" calcext:value-type="float">
            <text:p>1484</text:p>
          </table:table-cell>
          <table:table-cell table:formula="of:=4*[.$D$3]*[.B1491]*(1-[.B1491])" office:value-type="float" office:value="0.94041058921803" calcext:value-type="float">
            <text:p>0,94041058921803</text:p>
          </table:table-cell>
          <table:table-cell table:number-columns-repeated="5"/>
        </table:table-row>
        <table:table-row table:style-name="ro1">
          <table:table-cell table:formula="of:=[.A1492]+1" office:value-type="float" office:value="1485" calcext:value-type="float">
            <text:p>1485</text:p>
          </table:table-cell>
          <table:table-cell table:formula="of:=4*[.$D$3]*[.B1492]*(1-[.B1492])" office:value-type="float" office:value="0.224154051618509" calcext:value-type="float">
            <text:p>0,224154051618509</text:p>
          </table:table-cell>
          <table:table-cell table:number-columns-repeated="5"/>
        </table:table-row>
        <table:table-row table:style-name="ro1">
          <table:table-cell table:formula="of:=[.A1493]+1" office:value-type="float" office:value="1486" calcext:value-type="float">
            <text:p>1486</text:p>
          </table:table-cell>
          <table:table-cell table:formula="of:=4*[.$D$3]*[.B1493]*(1-[.B1493])" office:value-type="float" office:value="0.695636051046063" calcext:value-type="float">
            <text:p>0,695636051046063</text:p>
          </table:table-cell>
          <table:table-cell table:number-columns-repeated="5"/>
        </table:table-row>
        <table:table-row table:style-name="ro1">
          <table:table-cell table:formula="of:=[.A1494]+1" office:value-type="float" office:value="1487" calcext:value-type="float">
            <text:p>1487</text:p>
          </table:table-cell>
          <table:table-cell table:formula="of:=4*[.$D$3]*[.B1494]*(1-[.B1494])" office:value-type="float" office:value="0.846906142124409" calcext:value-type="float">
            <text:p>0,846906142124409</text:p>
          </table:table-cell>
          <table:table-cell table:number-columns-repeated="5"/>
        </table:table-row>
        <table:table-row table:style-name="ro1">
          <table:table-cell table:formula="of:=[.A1495]+1" office:value-type="float" office:value="1488" calcext:value-type="float">
            <text:p>1488</text:p>
          </table:table-cell>
          <table:table-cell table:formula="of:=4*[.$D$3]*[.B1495]*(1-[.B1495])" office:value-type="float" office:value="0.518624514225438" calcext:value-type="float">
            <text:p>0,518624514225438</text:p>
          </table:table-cell>
          <table:table-cell table:number-columns-repeated="5"/>
        </table:table-row>
        <table:table-row table:style-name="ro1">
          <table:table-cell table:formula="of:=[.A1496]+1" office:value-type="float" office:value="1489" calcext:value-type="float">
            <text:p>1489</text:p>
          </table:table-cell>
          <table:table-cell table:formula="of:=4*[.$D$3]*[.B1496]*(1-[.B1496])" office:value-type="float" office:value="0.998612509879466" calcext:value-type="float">
            <text:p>0,998612509879466</text:p>
          </table:table-cell>
          <table:table-cell table:number-columns-repeated="5"/>
        </table:table-row>
        <table:table-row table:style-name="ro1">
          <table:table-cell table:formula="of:=[.A1497]+1" office:value-type="float" office:value="1490" calcext:value-type="float">
            <text:p>1490</text:p>
          </table:table-cell>
          <table:table-cell table:formula="of:=4*[.$D$3]*[.B1497]*(1-[.B1497])" office:value-type="float" office:value="0.00554225996679842" calcext:value-type="float">
            <text:p>0,005542259966798</text:p>
          </table:table-cell>
          <table:table-cell table:number-columns-repeated="5"/>
        </table:table-row>
        <table:table-row table:style-name="ro1">
          <table:table-cell table:formula="of:=[.A1498]+1" office:value-type="float" office:value="1491" calcext:value-type="float">
            <text:p>1491</text:p>
          </table:table-cell>
          <table:table-cell table:formula="of:=4*[.$D$3]*[.B1498]*(1-[.B1498])" office:value-type="float" office:value="0.0220461732850354" calcext:value-type="float">
            <text:p>0,022046173285035</text:p>
          </table:table-cell>
          <table:table-cell table:number-columns-repeated="5"/>
        </table:table-row>
        <table:table-row table:style-name="ro1">
          <table:table-cell table:formula="of:=[.A1499]+1" office:value-type="float" office:value="1492" calcext:value-type="float">
            <text:p>1492</text:p>
          </table:table-cell>
          <table:table-cell table:formula="of:=4*[.$D$3]*[.B1499]*(1-[.B1499])" office:value-type="float" office:value="0.0862405581140863" calcext:value-type="float">
            <text:p>0,086240558114086</text:p>
          </table:table-cell>
          <table:table-cell table:number-columns-repeated="5"/>
        </table:table-row>
        <table:table-row table:style-name="ro1">
          <table:table-cell table:formula="of:=[.A1500]+1" office:value-type="float" office:value="1493" calcext:value-type="float">
            <text:p>1493</text:p>
          </table:table-cell>
          <table:table-cell table:formula="of:=4*[.$D$3]*[.B1500]*(1-[.B1500])" office:value-type="float" office:value="0.315212497001029" calcext:value-type="float">
            <text:p>0,315212497001029</text:p>
          </table:table-cell>
          <table:table-cell table:number-columns-repeated="5"/>
        </table:table-row>
        <table:table-row table:style-name="ro1">
          <table:table-cell table:formula="of:=[.A1501]+1" office:value-type="float" office:value="1494" calcext:value-type="float">
            <text:p>1494</text:p>
          </table:table-cell>
          <table:table-cell table:formula="of:=4*[.$D$3]*[.B1501]*(1-[.B1501])" office:value-type="float" office:value="0.863414314941621" calcext:value-type="float">
            <text:p>0,863414314941621</text:p>
          </table:table-cell>
          <table:table-cell table:number-columns-repeated="5"/>
        </table:table-row>
        <table:table-row table:style-name="ro1">
          <table:table-cell table:formula="of:=[.A1502]+1" office:value-type="float" office:value="1495" calcext:value-type="float">
            <text:p>1495</text:p>
          </table:table-cell>
          <table:table-cell table:formula="of:=4*[.$D$3]*[.B1502]*(1-[.B1502])" office:value-type="float" office:value="0.47172014278205" calcext:value-type="float">
            <text:p>0,47172014278205</text:p>
          </table:table-cell>
          <table:table-cell table:number-columns-repeated="5"/>
        </table:table-row>
        <table:table-row table:style-name="ro1">
          <table:table-cell table:formula="of:=[.A1503]+1" office:value-type="float" office:value="1496" calcext:value-type="float">
            <text:p>1496</text:p>
          </table:table-cell>
          <table:table-cell table:formula="of:=4*[.$D$3]*[.B1503]*(1-[.B1503])" office:value-type="float" office:value="0.996800998702929" calcext:value-type="float">
            <text:p>0,996800998702929</text:p>
          </table:table-cell>
          <table:table-cell table:number-columns-repeated="5"/>
        </table:table-row>
        <table:table-row table:style-name="ro1">
          <table:table-cell table:formula="of:=[.A1504]+1" office:value-type="float" office:value="1497" calcext:value-type="float">
            <text:p>1497</text:p>
          </table:table-cell>
          <table:table-cell table:formula="of:=4*[.$D$3]*[.B1504]*(1-[.B1504])" office:value-type="float" office:value="0.0127550707510874" calcext:value-type="float">
            <text:p>0,012755070751088</text:p>
          </table:table-cell>
          <table:table-cell table:number-columns-repeated="5"/>
        </table:table-row>
        <table:table-row table:style-name="ro1">
          <table:table-cell table:formula="of:=[.A1505]+1" office:value-type="float" office:value="1498" calcext:value-type="float">
            <text:p>1498</text:p>
          </table:table-cell>
          <table:table-cell table:formula="of:=4*[.$D$3]*[.B1505]*(1-[.B1505])" office:value-type="float" office:value="0.0503695156848887" calcext:value-type="float">
            <text:p>0,050369515684889</text:p>
          </table:table-cell>
          <table:table-cell table:number-columns-repeated="5"/>
        </table:table-row>
        <table:table-row table:style-name="ro1">
          <table:table-cell table:formula="of:=[.A1506]+1" office:value-type="float" office:value="1499" calcext:value-type="float">
            <text:p>1499</text:p>
          </table:table-cell>
          <table:table-cell table:formula="of:=4*[.$D$3]*[.B1506]*(1-[.B1506])" office:value-type="float" office:value="0.191329710298234" calcext:value-type="float">
            <text:p>0,191329710298234</text:p>
          </table:table-cell>
          <table:table-cell table:number-columns-repeated="5"/>
        </table:table-row>
        <table:table-row table:style-name="ro1">
          <table:table-cell table:formula="of:=[.A1507]+1" office:value-type="float" office:value="1500" calcext:value-type="float">
            <text:p>1500</text:p>
          </table:table-cell>
          <table:table-cell table:formula="of:=4*[.$D$3]*[.B1507]*(1-[.B1507])" office:value-type="float" office:value="0.618890609021711" calcext:value-type="float">
            <text:p>0,618890609021711</text:p>
          </table:table-cell>
          <table:table-cell table:number-columns-repeated="5"/>
        </table:table-row>
        <table:table-row table:style-name="ro1">
          <table:table-cell table:formula="of:=[.A1508]+1" office:value-type="float" office:value="1501" calcext:value-type="float">
            <text:p>1501</text:p>
          </table:table-cell>
          <table:table-cell table:formula="of:=4*[.$D$3]*[.B1508]*(1-[.B1508])" office:value-type="float" office:value="0.943460092345787" calcext:value-type="float">
            <text:p>0,943460092345787</text:p>
          </table:table-cell>
          <table:table-cell table:number-columns-repeated="5"/>
        </table:table-row>
        <table:table-row table:style-name="ro1">
          <table:table-cell table:formula="of:=[.A1509]+1" office:value-type="float" office:value="1502" calcext:value-type="float">
            <text:p>1502</text:p>
          </table:table-cell>
          <table:table-cell table:formula="of:=4*[.$D$3]*[.B1509]*(1-[.B1509])" office:value-type="float" office:value="0.213372585986665" calcext:value-type="float">
            <text:p>0,213372585986665</text:p>
          </table:table-cell>
          <table:table-cell table:number-columns-repeated="5"/>
        </table:table-row>
        <table:table-row table:style-name="ro1">
          <table:table-cell table:formula="of:=[.A1510]+1" office:value-type="float" office:value="1503" calcext:value-type="float">
            <text:p>1503</text:p>
          </table:table-cell>
          <table:table-cell table:formula="of:=4*[.$D$3]*[.B1510]*(1-[.B1510])" office:value-type="float" office:value="0.671378902144113" calcext:value-type="float">
            <text:p>0,671378902144113</text:p>
          </table:table-cell>
          <table:table-cell table:number-columns-repeated="5"/>
        </table:table-row>
        <table:table-row table:style-name="ro1">
          <table:table-cell table:formula="of:=[.A1511]+1" office:value-type="float" office:value="1504" calcext:value-type="float">
            <text:p>1504</text:p>
          </table:table-cell>
          <table:table-cell table:formula="of:=4*[.$D$3]*[.B1511]*(1-[.B1511])" office:value-type="float" office:value="0.882517087599514" calcext:value-type="float">
            <text:p>0,882517087599514</text:p>
          </table:table-cell>
          <table:table-cell table:number-columns-repeated="5"/>
        </table:table-row>
        <table:table-row table:style-name="ro1">
          <table:table-cell table:formula="of:=[.A1512]+1" office:value-type="float" office:value="1505" calcext:value-type="float">
            <text:p>1505</text:p>
          </table:table-cell>
          <table:table-cell table:formula="of:=4*[.$D$3]*[.B1512]*(1-[.B1512])" office:value-type="float" office:value="0.414722710777544" calcext:value-type="float">
            <text:p>0,414722710777544</text:p>
          </table:table-cell>
          <table:table-cell table:number-columns-repeated="5"/>
        </table:table-row>
        <table:table-row table:style-name="ro1">
          <table:table-cell table:formula="of:=[.A1513]+1" office:value-type="float" office:value="1506" calcext:value-type="float">
            <text:p>1506</text:p>
          </table:table-cell>
          <table:table-cell table:formula="of:=4*[.$D$3]*[.B1513]*(1-[.B1513])" office:value-type="float" office:value="0.970911135771478" calcext:value-type="float">
            <text:p>0,970911135771478</text:p>
          </table:table-cell>
          <table:table-cell table:number-columns-repeated="5"/>
        </table:table-row>
        <table:table-row table:style-name="ro1">
          <table:table-cell table:formula="of:=[.A1514]+1" office:value-type="float" office:value="1507" calcext:value-type="float">
            <text:p>1507</text:p>
          </table:table-cell>
          <table:table-cell table:formula="of:=4*[.$D$3]*[.B1514]*(1-[.B1514])" office:value-type="float" office:value="0.112970808825666" calcext:value-type="float">
            <text:p>0,112970808825666</text:p>
          </table:table-cell>
          <table:table-cell table:number-columns-repeated="5"/>
        </table:table-row>
        <table:table-row table:style-name="ro1">
          <table:table-cell table:formula="of:=[.A1515]+1" office:value-type="float" office:value="1508" calcext:value-type="float">
            <text:p>1508</text:p>
          </table:table-cell>
          <table:table-cell table:formula="of:=4*[.$D$3]*[.B1515]*(1-[.B1515])" office:value-type="float" office:value="0.400833620715764" calcext:value-type="float">
            <text:p>0,400833620715764</text:p>
          </table:table-cell>
          <table:table-cell table:number-columns-repeated="5"/>
        </table:table-row>
        <table:table-row table:style-name="ro1">
          <table:table-cell table:formula="of:=[.A1516]+1" office:value-type="float" office:value="1509" calcext:value-type="float">
            <text:p>1509</text:p>
          </table:table-cell>
          <table:table-cell table:formula="of:=4*[.$D$3]*[.B1516]*(1-[.B1516])" office:value-type="float" office:value="0.960664116878621" calcext:value-type="float">
            <text:p>0,960664116878621</text:p>
          </table:table-cell>
          <table:table-cell table:number-columns-repeated="5"/>
        </table:table-row>
        <table:table-row table:style-name="ro1">
          <table:table-cell table:formula="of:=[.A1517]+1" office:value-type="float" office:value="1510" calcext:value-type="float">
            <text:p>1510</text:p>
          </table:table-cell>
          <table:table-cell table:formula="of:=4*[.$D$3]*[.B1517]*(1-[.B1517])" office:value-type="float" office:value="0.151154285681762" calcext:value-type="float">
            <text:p>0,151154285681762</text:p>
          </table:table-cell>
          <table:table-cell table:number-columns-repeated="5"/>
        </table:table-row>
        <table:table-row table:style-name="ro1">
          <table:table-cell table:formula="of:=[.A1518]+1" office:value-type="float" office:value="1511" calcext:value-type="float">
            <text:p>1511</text:p>
          </table:table-cell>
          <table:table-cell table:formula="of:=4*[.$D$3]*[.B1518]*(1-[.B1518])" office:value-type="float" office:value="0.513226670407194" calcext:value-type="float">
            <text:p>0,513226670407194</text:p>
          </table:table-cell>
          <table:table-cell table:number-columns-repeated="5"/>
        </table:table-row>
        <table:table-row table:style-name="ro1">
          <table:table-cell table:formula="of:=[.A1519]+1" office:value-type="float" office:value="1512" calcext:value-type="float">
            <text:p>1512</text:p>
          </table:table-cell>
          <table:table-cell table:formula="of:=4*[.$D$3]*[.B1519]*(1-[.B1519])" office:value-type="float" office:value="0.999300220759758" calcext:value-type="float">
            <text:p>0,999300220759758</text:p>
          </table:table-cell>
          <table:table-cell table:number-columns-repeated="5"/>
        </table:table-row>
        <table:table-row table:style-name="ro1">
          <table:table-cell table:formula="of:=[.A1520]+1" office:value-type="float" office:value="1513" calcext:value-type="float">
            <text:p>1513</text:p>
          </table:table-cell>
          <table:table-cell table:formula="of:=4*[.$D$3]*[.B1520]*(1-[.B1520])" office:value-type="float" office:value="0.00279715819702817" calcext:value-type="float">
            <text:p>0,002797158197028</text:p>
          </table:table-cell>
          <table:table-cell table:number-columns-repeated="5"/>
        </table:table-row>
        <table:table-row table:style-name="ro1">
          <table:table-cell table:formula="of:=[.A1521]+1" office:value-type="float" office:value="1514" calcext:value-type="float">
            <text:p>1514</text:p>
          </table:table-cell>
          <table:table-cell table:formula="of:=4*[.$D$3]*[.B1521]*(1-[.B1521])" office:value-type="float" office:value="0.0111573364121959" calcext:value-type="float">
            <text:p>0,011157336412196</text:p>
          </table:table-cell>
          <table:table-cell table:number-columns-repeated="5"/>
        </table:table-row>
        <table:table-row table:style-name="ro1">
          <table:table-cell table:formula="of:=[.A1522]+1" office:value-type="float" office:value="1515" calcext:value-type="float">
            <text:p>1515</text:p>
          </table:table-cell>
          <table:table-cell table:formula="of:=4*[.$D$3]*[.B1522]*(1-[.B1522])" office:value-type="float" office:value="0.0441314010255238" calcext:value-type="float">
            <text:p>0,044131401025524</text:p>
          </table:table-cell>
          <table:table-cell table:number-columns-repeated="5"/>
        </table:table-row>
        <table:table-row table:style-name="ro1">
          <table:table-cell table:formula="of:=[.A1523]+1" office:value-type="float" office:value="1516" calcext:value-type="float">
            <text:p>1516</text:p>
          </table:table-cell>
          <table:table-cell table:formula="of:=4*[.$D$3]*[.B1523]*(1-[.B1523])" office:value-type="float" office:value="0.168735281876193" calcext:value-type="float">
            <text:p>0,168735281876193</text:p>
          </table:table-cell>
          <table:table-cell table:number-columns-repeated="5"/>
        </table:table-row>
        <table:table-row table:style-name="ro1">
          <table:table-cell table:formula="of:=[.A1524]+1" office:value-type="float" office:value="1517" calcext:value-type="float">
            <text:p>1517</text:p>
          </table:table-cell>
          <table:table-cell table:formula="of:=4*[.$D$3]*[.B1524]*(1-[.B1524])" office:value-type="float" office:value="0.561054746105418" calcext:value-type="float">
            <text:p>0,561054746105418</text:p>
          </table:table-cell>
          <table:table-cell table:number-columns-repeated="5"/>
        </table:table-row>
        <table:table-row table:style-name="ro1">
          <table:table-cell table:formula="of:=[.A1525]+1" office:value-type="float" office:value="1518" calcext:value-type="float">
            <text:p>1518</text:p>
          </table:table-cell>
          <table:table-cell table:formula="of:=4*[.$D$3]*[.B1525]*(1-[.B1525])" office:value-type="float" office:value="0.985089271912012" calcext:value-type="float">
            <text:p>0,985089271912012</text:p>
          </table:table-cell>
          <table:table-cell table:number-columns-repeated="5"/>
        </table:table-row>
        <table:table-row table:style-name="ro1">
          <table:table-cell table:formula="of:=[.A1526]+1" office:value-type="float" office:value="1519" calcext:value-type="float">
            <text:p>1519</text:p>
          </table:table-cell>
          <table:table-cell table:formula="of:=4*[.$D$3]*[.B1526]*(1-[.B1526])" office:value-type="float" office:value="0.0587535931034972" calcext:value-type="float">
            <text:p>0,058753593103497</text:p>
          </table:table-cell>
          <table:table-cell table:number-columns-repeated="5"/>
        </table:table-row>
        <table:table-row table:style-name="ro1">
          <table:table-cell table:formula="of:=[.A1527]+1" office:value-type="float" office:value="1520" calcext:value-type="float">
            <text:p>1520</text:p>
          </table:table-cell>
          <table:table-cell table:formula="of:=4*[.$D$3]*[.B1527]*(1-[.B1527])" office:value-type="float" office:value="0.221206433603703" calcext:value-type="float">
            <text:p>0,221206433603703</text:p>
          </table:table-cell>
          <table:table-cell table:number-columns-repeated="5"/>
        </table:table-row>
        <table:table-row table:style-name="ro1">
          <table:table-cell table:formula="of:=[.A1528]+1" office:value-type="float" office:value="1521" calcext:value-type="float">
            <text:p>1521</text:p>
          </table:table-cell>
          <table:table-cell table:formula="of:=4*[.$D$3]*[.B1528]*(1-[.B1528])" office:value-type="float" office:value="0.689096589344135" calcext:value-type="float">
            <text:p>0,689096589344135</text:p>
          </table:table-cell>
          <table:table-cell table:number-columns-repeated="5"/>
        </table:table-row>
        <table:table-row table:style-name="ro1">
          <table:table-cell table:formula="of:=[.A1529]+1" office:value-type="float" office:value="1522" calcext:value-type="float">
            <text:p>1522</text:p>
          </table:table-cell>
          <table:table-cell table:formula="of:=4*[.$D$3]*[.B1529]*(1-[.B1529])" office:value-type="float" office:value="0.856969919593662" calcext:value-type="float">
            <text:p>0,856969919593662</text:p>
          </table:table-cell>
          <table:table-cell table:number-columns-repeated="5"/>
        </table:table-row>
        <table:table-row table:style-name="ro1">
          <table:table-cell table:formula="of:=[.A1530]+1" office:value-type="float" office:value="1523" calcext:value-type="float">
            <text:p>1523</text:p>
          </table:table-cell>
          <table:table-cell table:formula="of:=4*[.$D$3]*[.B1530]*(1-[.B1530])" office:value-type="float" office:value="0.490289906021178" calcext:value-type="float">
            <text:p>0,490289906021178</text:p>
          </table:table-cell>
          <table:table-cell table:number-columns-repeated="5"/>
        </table:table-row>
        <table:table-row table:style-name="ro1">
          <table:table-cell table:formula="of:=[.A1531]+1" office:value-type="float" office:value="1524" calcext:value-type="float">
            <text:p>1524</text:p>
          </table:table-cell>
          <table:table-cell table:formula="of:=4*[.$D$3]*[.B1531]*(1-[.B1531])" office:value-type="float" office:value="0.99962285629969" calcext:value-type="float">
            <text:p>0,99962285629969</text:p>
          </table:table-cell>
          <table:table-cell table:number-columns-repeated="5"/>
        </table:table-row>
        <table:table-row table:style-name="ro1">
          <table:table-cell table:formula="of:=[.A1532]+1" office:value-type="float" office:value="1525" calcext:value-type="float">
            <text:p>1525</text:p>
          </table:table-cell>
          <table:table-cell table:formula="of:=4*[.$D$3]*[.B1532]*(1-[.B1532])" office:value-type="float" office:value="0.00150800585175793" calcext:value-type="float">
            <text:p>0,001508005851758</text:p>
          </table:table-cell>
          <table:table-cell table:number-columns-repeated="5"/>
        </table:table-row>
        <table:table-row table:style-name="ro1">
          <table:table-cell table:formula="of:=[.A1533]+1" office:value-type="float" office:value="1526" calcext:value-type="float">
            <text:p>1526</text:p>
          </table:table-cell>
          <table:table-cell table:formula="of:=4*[.$D$3]*[.B1533]*(1-[.B1533])" office:value-type="float" office:value="0.006022927080436" calcext:value-type="float">
            <text:p>0,006022927080436</text:p>
          </table:table-cell>
          <table:table-cell table:number-columns-repeated="5"/>
        </table:table-row>
        <table:table-row table:style-name="ro1">
          <table:table-cell table:formula="of:=[.A1534]+1" office:value-type="float" office:value="1527" calcext:value-type="float">
            <text:p>1527</text:p>
          </table:table-cell>
          <table:table-cell table:formula="of:=4*[.$D$3]*[.B1534]*(1-[.B1534])" office:value-type="float" office:value="0.023946605719279" calcext:value-type="float">
            <text:p>0,023946605719279</text:p>
          </table:table-cell>
          <table:table-cell table:number-columns-repeated="5"/>
        </table:table-row>
        <table:table-row table:style-name="ro1">
          <table:table-cell table:formula="of:=[.A1535]+1" office:value-type="float" office:value="1528" calcext:value-type="float">
            <text:p>1528</text:p>
          </table:table-cell>
          <table:table-cell table:formula="of:=4*[.$D$3]*[.B1535]*(1-[.B1535])" office:value-type="float" office:value="0.0934926631752175" calcext:value-type="float">
            <text:p>0,093492663175218</text:p>
          </table:table-cell>
          <table:table-cell table:number-columns-repeated="5"/>
        </table:table-row>
        <table:table-row table:style-name="ro1">
          <table:table-cell table:formula="of:=[.A1536]+1" office:value-type="float" office:value="1529" calcext:value-type="float">
            <text:p>1529</text:p>
          </table:table-cell>
          <table:table-cell table:formula="of:=4*[.$D$3]*[.B1536]*(1-[.B1536])" office:value-type="float" office:value="0.339007140430491" calcext:value-type="float">
            <text:p>0,339007140430491</text:p>
          </table:table-cell>
          <table:table-cell table:number-columns-repeated="5"/>
        </table:table-row>
        <table:table-row table:style-name="ro1">
          <table:table-cell table:formula="of:=[.A1537]+1" office:value-type="float" office:value="1530" calcext:value-type="float">
            <text:p>1530</text:p>
          </table:table-cell>
          <table:table-cell table:formula="of:=4*[.$D$3]*[.B1537]*(1-[.B1537])" office:value-type="float" office:value="0.89632519667053" calcext:value-type="float">
            <text:p>0,89632519667053</text:p>
          </table:table-cell>
          <table:table-cell table:number-columns-repeated="5"/>
        </table:table-row>
        <table:table-row table:style-name="ro1">
          <table:table-cell table:formula="of:=[.A1538]+1" office:value-type="float" office:value="1531" calcext:value-type="float">
            <text:p>1531</text:p>
          </table:table-cell>
          <table:table-cell table:formula="of:=4*[.$D$3]*[.B1538]*(1-[.B1538])" office:value-type="float" office:value="0.371705353936263" calcext:value-type="float">
            <text:p>0,371705353936263</text:p>
          </table:table-cell>
          <table:table-cell table:number-columns-repeated="5"/>
        </table:table-row>
        <table:table-row table:style-name="ro1">
          <table:table-cell table:formula="of:=[.A1539]+1" office:value-type="float" office:value="1532" calcext:value-type="float">
            <text:p>1532</text:p>
          </table:table-cell>
          <table:table-cell table:formula="of:=4*[.$D$3]*[.B1539]*(1-[.B1539])" office:value-type="float" office:value="0.934161935165522" calcext:value-type="float">
            <text:p>0,934161935165522</text:p>
          </table:table-cell>
          <table:table-cell table:number-columns-repeated="5"/>
        </table:table-row>
        <table:table-row table:style-name="ro1">
          <table:table-cell table:formula="of:=[.A1540]+1" office:value-type="float" office:value="1533" calcext:value-type="float">
            <text:p>1533</text:p>
          </table:table-cell>
          <table:table-cell table:formula="of:=4*[.$D$3]*[.B1540]*(1-[.B1540])" office:value-type="float" office:value="0.246013656213316" calcext:value-type="float">
            <text:p>0,246013656213316</text:p>
          </table:table-cell>
          <table:table-cell table:number-columns-repeated="5"/>
        </table:table-row>
        <table:table-row table:style-name="ro1">
          <table:table-cell table:formula="of:=[.A1541]+1" office:value-type="float" office:value="1534" calcext:value-type="float">
            <text:p>1534</text:p>
          </table:table-cell>
          <table:table-cell table:formula="of:=4*[.$D$3]*[.B1541]*(1-[.B1541])" office:value-type="float" office:value="0.74196374867949" calcext:value-type="float">
            <text:p>0,74196374867949</text:p>
          </table:table-cell>
          <table:table-cell table:number-columns-repeated="5"/>
        </table:table-row>
        <table:table-row table:style-name="ro1">
          <table:table-cell table:formula="of:=[.A1542]+1" office:value-type="float" office:value="1535" calcext:value-type="float">
            <text:p>1535</text:p>
          </table:table-cell>
          <table:table-cell table:formula="of:=4*[.$D$3]*[.B1542]*(1-[.B1542])" office:value-type="float" office:value="0.765814177299875" calcext:value-type="float">
            <text:p>0,765814177299875</text:p>
          </table:table-cell>
          <table:table-cell table:number-columns-repeated="5"/>
        </table:table-row>
        <table:table-row table:style-name="ro1">
          <table:table-cell table:formula="of:=[.A1543]+1" office:value-type="float" office:value="1536" calcext:value-type="float">
            <text:p>1536</text:p>
          </table:table-cell>
          <table:table-cell table:formula="of:=4*[.$D$3]*[.B1543]*(1-[.B1543])" office:value-type="float" office:value="0.717371292585562" calcext:value-type="float">
            <text:p>0,717371292585562</text:p>
          </table:table-cell>
          <table:table-cell table:number-columns-repeated="5"/>
        </table:table-row>
        <table:table-row table:style-name="ro1">
          <table:table-cell table:formula="of:=[.A1544]+1" office:value-type="float" office:value="1537" calcext:value-type="float">
            <text:p>1537</text:p>
          </table:table-cell>
          <table:table-cell table:formula="of:=4*[.$D$3]*[.B1544]*(1-[.B1544])" office:value-type="float" office:value="0.810998884638727" calcext:value-type="float">
            <text:p>0,810998884638727</text:p>
          </table:table-cell>
          <table:table-cell table:number-columns-repeated="5"/>
        </table:table-row>
        <table:table-row table:style-name="ro1">
          <table:table-cell table:formula="of:=[.A1545]+1" office:value-type="float" office:value="1538" calcext:value-type="float">
            <text:p>1538</text:p>
          </table:table-cell>
          <table:table-cell table:formula="of:=4*[.$D$3]*[.B1545]*(1-[.B1545])" office:value-type="float" office:value="0.61311877501387" calcext:value-type="float">
            <text:p>0,61311877501387</text:p>
          </table:table-cell>
          <table:table-cell table:number-columns-repeated="5"/>
        </table:table-row>
        <table:table-row table:style-name="ro1">
          <table:table-cell table:formula="of:=[.A1546]+1" office:value-type="float" office:value="1539" calcext:value-type="float">
            <text:p>1539</text:p>
          </table:table-cell>
          <table:table-cell table:formula="of:=4*[.$D$3]*[.B1546]*(1-[.B1546])" office:value-type="float" office:value="0.948816570957445" calcext:value-type="float">
            <text:p>0,948816570957445</text:p>
          </table:table-cell>
          <table:table-cell table:number-columns-repeated="5"/>
        </table:table-row>
        <table:table-row table:style-name="ro1">
          <table:table-cell table:formula="of:=[.A1547]+1" office:value-type="float" office:value="1540" calcext:value-type="float">
            <text:p>1540</text:p>
          </table:table-cell>
          <table:table-cell table:formula="of:=4*[.$D$3]*[.B1547]*(1-[.B1547])" office:value-type="float" office:value="0.194254742536001" calcext:value-type="float">
            <text:p>0,194254742536001</text:p>
          </table:table-cell>
          <table:table-cell table:number-columns-repeated="5"/>
        </table:table-row>
        <table:table-row table:style-name="ro1">
          <table:table-cell table:formula="of:=[.A1548]+1" office:value-type="float" office:value="1541" calcext:value-type="float">
            <text:p>1541</text:p>
          </table:table-cell>
          <table:table-cell table:formula="of:=4*[.$D$3]*[.B1548]*(1-[.B1548])" office:value-type="float" office:value="0.626079350153093" calcext:value-type="float">
            <text:p>0,626079350153093</text:p>
          </table:table-cell>
          <table:table-cell table:number-columns-repeated="5"/>
        </table:table-row>
        <table:table-row table:style-name="ro1">
          <table:table-cell table:formula="of:=[.A1549]+1" office:value-type="float" office:value="1542" calcext:value-type="float">
            <text:p>1542</text:p>
          </table:table-cell>
          <table:table-cell table:formula="of:=4*[.$D$3]*[.B1549]*(1-[.B1549])" office:value-type="float" office:value="0.936415989859895" calcext:value-type="float">
            <text:p>0,936415989859895</text:p>
          </table:table-cell>
          <table:table-cell table:number-columns-repeated="5"/>
        </table:table-row>
        <table:table-row table:style-name="ro1">
          <table:table-cell table:formula="of:=[.A1550]+1" office:value-type="float" office:value="1543" calcext:value-type="float">
            <text:p>1543</text:p>
          </table:table-cell>
          <table:table-cell table:formula="of:=4*[.$D$3]*[.B1550]*(1-[.B1550])" office:value-type="float" office:value="0.238164335178432" calcext:value-type="float">
            <text:p>0,238164335178432</text:p>
          </table:table-cell>
          <table:table-cell table:number-columns-repeated="5"/>
        </table:table-row>
        <table:table-row table:style-name="ro1">
          <table:table-cell table:formula="of:=[.A1551]+1" office:value-type="float" office:value="1544" calcext:value-type="float">
            <text:p>1544</text:p>
          </table:table-cell>
          <table:table-cell table:formula="of:=4*[.$D$3]*[.B1551]*(1-[.B1551])" office:value-type="float" office:value="0.725768338509789" calcext:value-type="float">
            <text:p>0,725768338509789</text:p>
          </table:table-cell>
          <table:table-cell table:number-columns-repeated="5"/>
        </table:table-row>
        <table:table-row table:style-name="ro1">
          <table:table-cell table:formula="of:=[.A1552]+1" office:value-type="float" office:value="1545" calcext:value-type="float">
            <text:p>1545</text:p>
          </table:table-cell>
          <table:table-cell table:formula="of:=4*[.$D$3]*[.B1552]*(1-[.B1552])" office:value-type="float" office:value="0.796114629306117" calcext:value-type="float">
            <text:p>0,796114629306117</text:p>
          </table:table-cell>
          <table:table-cell table:number-columns-repeated="5"/>
        </table:table-row>
        <table:table-row table:style-name="ro1">
          <table:table-cell table:formula="of:=[.A1553]+1" office:value-type="float" office:value="1546" calcext:value-type="float">
            <text:p>1546</text:p>
          </table:table-cell>
          <table:table-cell table:formula="of:=4*[.$D$3]*[.B1553]*(1-[.B1553])" office:value-type="float" office:value="0.649264505243603" calcext:value-type="float">
            <text:p>0,649264505243603</text:p>
          </table:table-cell>
          <table:table-cell table:number-columns-repeated="5"/>
        </table:table-row>
        <table:table-row table:style-name="ro1">
          <table:table-cell table:formula="of:=[.A1554]+1" office:value-type="float" office:value="1547" calcext:value-type="float">
            <text:p>1547</text:p>
          </table:table-cell>
          <table:table-cell table:formula="of:=4*[.$D$3]*[.B1554]*(1-[.B1554])" office:value-type="float" office:value="0.910880429897529" calcext:value-type="float">
            <text:p>0,910880429897529</text:p>
          </table:table-cell>
          <table:table-cell table:number-columns-repeated="5"/>
        </table:table-row>
        <table:table-row table:style-name="ro1">
          <table:table-cell table:formula="of:=[.A1555]+1" office:value-type="float" office:value="1548" calcext:value-type="float">
            <text:p>1548</text:p>
          </table:table-cell>
          <table:table-cell table:formula="of:=4*[.$D$3]*[.B1555]*(1-[.B1555])" office:value-type="float" office:value="0.324709089308885" calcext:value-type="float">
            <text:p>0,324709089308885</text:p>
          </table:table-cell>
          <table:table-cell table:number-columns-repeated="5"/>
        </table:table-row>
        <table:table-row table:style-name="ro1">
          <table:table-cell table:formula="of:=[.A1556]+1" office:value-type="float" office:value="1549" calcext:value-type="float">
            <text:p>1549</text:p>
          </table:table-cell>
          <table:table-cell table:formula="of:=4*[.$D$3]*[.B1556]*(1-[.B1556])" office:value-type="float" office:value="0.877092386516319" calcext:value-type="float">
            <text:p>0,877092386516319</text:p>
          </table:table-cell>
          <table:table-cell table:number-columns-repeated="5"/>
        </table:table-row>
        <table:table-row table:style-name="ro1">
          <table:table-cell table:formula="of:=[.A1557]+1" office:value-type="float" office:value="1550" calcext:value-type="float">
            <text:p>1550</text:p>
          </table:table-cell>
          <table:table-cell table:formula="of:=4*[.$D$3]*[.B1557]*(1-[.B1557])" office:value-type="float" office:value="0.431205328125709" calcext:value-type="float">
            <text:p>0,431205328125709</text:p>
          </table:table-cell>
          <table:table-cell table:number-columns-repeated="5"/>
        </table:table-row>
        <table:table-row table:style-name="ro1">
          <table:table-cell table:formula="of:=[.A1558]+1" office:value-type="float" office:value="1551" calcext:value-type="float">
            <text:p>1551</text:p>
          </table:table-cell>
          <table:table-cell table:formula="of:=4*[.$D$3]*[.B1558]*(1-[.B1558])" office:value-type="float" office:value="0.981069172486834" calcext:value-type="float">
            <text:p>0,981069172486834</text:p>
          </table:table-cell>
          <table:table-cell table:number-columns-repeated="5"/>
        </table:table-row>
        <table:table-row table:style-name="ro1">
          <table:table-cell table:formula="of:=[.A1559]+1" office:value-type="float" office:value="1552" calcext:value-type="float">
            <text:p>1552</text:p>
          </table:table-cell>
          <table:table-cell table:formula="of:=4*[.$D$3]*[.B1559]*(1-[.B1559])" office:value-type="float" office:value="0.0742898051313297" calcext:value-type="float">
            <text:p>0,07428980513133</text:p>
          </table:table-cell>
          <table:table-cell table:number-columns-repeated="5"/>
        </table:table-row>
        <table:table-row table:style-name="ro1">
          <table:table-cell table:formula="of:=[.A1560]+1" office:value-type="float" office:value="1553" calcext:value-type="float">
            <text:p>1553</text:p>
          </table:table-cell>
          <table:table-cell table:formula="of:=4*[.$D$3]*[.B1560]*(1-[.B1560])" office:value-type="float" office:value="0.275083319939515" calcext:value-type="float">
            <text:p>0,275083319939515</text:p>
          </table:table-cell>
          <table:table-cell table:number-columns-repeated="5"/>
        </table:table-row>
        <table:table-row table:style-name="ro1">
          <table:table-cell table:formula="of:=[.A1561]+1" office:value-type="float" office:value="1554" calcext:value-type="float">
            <text:p>1554</text:p>
          </table:table-cell>
          <table:table-cell table:formula="of:=4*[.$D$3]*[.B1561]*(1-[.B1561])" office:value-type="float" office:value="0.797649948122278" calcext:value-type="float">
            <text:p>0,797649948122278</text:p>
          </table:table-cell>
          <table:table-cell table:number-columns-repeated="5"/>
        </table:table-row>
        <table:table-row table:style-name="ro1">
          <table:table-cell table:formula="of:=[.A1562]+1" office:value-type="float" office:value="1555" calcext:value-type="float">
            <text:p>1555</text:p>
          </table:table-cell>
          <table:table-cell table:formula="of:=4*[.$D$3]*[.B1562]*(1-[.B1562])" office:value-type="float" office:value="0.645618033531221" calcext:value-type="float">
            <text:p>0,645618033531221</text:p>
          </table:table-cell>
          <table:table-cell table:number-columns-repeated="5"/>
        </table:table-row>
        <table:table-row table:style-name="ro1">
          <table:table-cell table:formula="of:=[.A1563]+1" office:value-type="float" office:value="1556" calcext:value-type="float">
            <text:p>1556</text:p>
          </table:table-cell>
          <table:table-cell table:formula="of:=4*[.$D$3]*[.B1563]*(1-[.B1563])" office:value-type="float" office:value="0.915181553242001" calcext:value-type="float">
            <text:p>0,915181553242001</text:p>
          </table:table-cell>
          <table:table-cell table:number-columns-repeated="5"/>
        </table:table-row>
        <table:table-row table:style-name="ro1">
          <table:table-cell table:formula="of:=[.A1564]+1" office:value-type="float" office:value="1557" calcext:value-type="float">
            <text:p>1557</text:p>
          </table:table-cell>
          <table:table-cell table:formula="of:=4*[.$D$3]*[.B1564]*(1-[.B1564])" office:value-type="float" office:value="0.310497111390238" calcext:value-type="float">
            <text:p>0,310497111390238</text:p>
          </table:table-cell>
          <table:table-cell table:number-columns-repeated="5"/>
        </table:table-row>
        <table:table-row table:style-name="ro1">
          <table:table-cell table:formula="of:=[.A1565]+1" office:value-type="float" office:value="1558" calcext:value-type="float">
            <text:p>1558</text:p>
          </table:table-cell>
          <table:table-cell table:formula="of:=4*[.$D$3]*[.B1565]*(1-[.B1565])" office:value-type="float" office:value="0.856354620834225" calcext:value-type="float">
            <text:p>0,856354620834225</text:p>
          </table:table-cell>
          <table:table-cell table:number-columns-repeated="5"/>
        </table:table-row>
        <table:table-row table:style-name="ro1">
          <table:table-cell table:formula="of:=[.A1566]+1" office:value-type="float" office:value="1559" calcext:value-type="float">
            <text:p>1559</text:p>
          </table:table-cell>
          <table:table-cell table:formula="of:=4*[.$D$3]*[.B1566]*(1-[.B1566])" office:value-type="float" office:value="0.492045536840383" calcext:value-type="float">
            <text:p>0,492045536840383</text:p>
          </table:table-cell>
          <table:table-cell table:number-columns-repeated="5"/>
        </table:table-row>
        <table:table-row table:style-name="ro1">
          <table:table-cell table:formula="of:=[.A1567]+1" office:value-type="float" office:value="1560" calcext:value-type="float">
            <text:p>1560</text:p>
          </table:table-cell>
          <table:table-cell table:formula="of:=4*[.$D$3]*[.B1567]*(1-[.B1567])" office:value-type="float" office:value="0.999746906063369" calcext:value-type="float">
            <text:p>0,999746906063369</text:p>
          </table:table-cell>
          <table:table-cell table:number-columns-repeated="5"/>
        </table:table-row>
        <table:table-row table:style-name="ro1">
          <table:table-cell table:formula="of:=[.A1568]+1" office:value-type="float" office:value="1561" calcext:value-type="float">
            <text:p>1561</text:p>
          </table:table-cell>
          <table:table-cell table:formula="of:=4*[.$D$3]*[.B1568]*(1-[.B1568])" office:value-type="float" office:value="0.00101211952036043" calcext:value-type="float">
            <text:p>0,00101211952036</text:p>
          </table:table-cell>
          <table:table-cell table:number-columns-repeated="5"/>
        </table:table-row>
        <table:table-row table:style-name="ro1">
          <table:table-cell table:formula="of:=[.A1569]+1" office:value-type="float" office:value="1562" calcext:value-type="float">
            <text:p>1562</text:p>
          </table:table-cell>
          <table:table-cell table:formula="of:=4*[.$D$3]*[.B1569]*(1-[.B1569])" office:value-type="float" office:value="0.00404438053774773" calcext:value-type="float">
            <text:p>0,004044380537748</text:p>
          </table:table-cell>
          <table:table-cell table:number-columns-repeated="5"/>
        </table:table-row>
        <table:table-row table:style-name="ro1">
          <table:table-cell table:formula="of:=[.A1570]+1" office:value-type="float" office:value="1563" calcext:value-type="float">
            <text:p>1563</text:p>
          </table:table-cell>
          <table:table-cell table:formula="of:=4*[.$D$3]*[.B1570]*(1-[.B1570])" office:value-type="float" office:value="0.0161120940952545" calcext:value-type="float">
            <text:p>0,016112094095255</text:p>
          </table:table-cell>
          <table:table-cell table:number-columns-repeated="5"/>
        </table:table-row>
        <table:table-row table:style-name="ro1">
          <table:table-cell table:formula="of:=[.A1571]+1" office:value-type="float" office:value="1564" calcext:value-type="float">
            <text:p>1564</text:p>
          </table:table-cell>
          <table:table-cell table:formula="of:=4*[.$D$3]*[.B1571]*(1-[.B1571])" office:value-type="float" office:value="0.0634099780764805" calcext:value-type="float">
            <text:p>0,063409978076481</text:p>
          </table:table-cell>
          <table:table-cell table:number-columns-repeated="5"/>
        </table:table-row>
        <table:table-row table:style-name="ro1">
          <table:table-cell table:formula="of:=[.A1572]+1" office:value-type="float" office:value="1565" calcext:value-type="float">
            <text:p>1565</text:p>
          </table:table-cell>
          <table:table-cell table:formula="of:=4*[.$D$3]*[.B1572]*(1-[.B1572])" office:value-type="float" office:value="0.237556611027283" calcext:value-type="float">
            <text:p>0,237556611027283</text:p>
          </table:table-cell>
          <table:table-cell table:number-columns-repeated="5"/>
        </table:table-row>
        <table:table-row table:style-name="ro1">
          <table:table-cell table:formula="of:=[.A1573]+1" office:value-type="float" office:value="1566" calcext:value-type="float">
            <text:p>1566</text:p>
          </table:table-cell>
          <table:table-cell table:formula="of:=4*[.$D$3]*[.B1573]*(1-[.B1573])" office:value-type="float" office:value="0.724493870338061" calcext:value-type="float">
            <text:p>0,724493870338061</text:p>
          </table:table-cell>
          <table:table-cell table:number-columns-repeated="5"/>
        </table:table-row>
        <table:table-row table:style-name="ro1">
          <table:table-cell table:formula="of:=[.A1574]+1" office:value-type="float" office:value="1567" calcext:value-type="float">
            <text:p>1567</text:p>
          </table:table-cell>
          <table:table-cell table:formula="of:=4*[.$D$3]*[.B1574]*(1-[.B1574])" office:value-type="float" office:value="0.798410008722552" calcext:value-type="float">
            <text:p>0,798410008722552</text:p>
          </table:table-cell>
          <table:table-cell table:number-columns-repeated="5"/>
        </table:table-row>
        <table:table-row table:style-name="ro1">
          <table:table-cell table:formula="of:=[.A1575]+1" office:value-type="float" office:value="1568" calcext:value-type="float">
            <text:p>1568</text:p>
          </table:table-cell>
          <table:table-cell table:formula="of:=4*[.$D$3]*[.B1575]*(1-[.B1575])" office:value-type="float" office:value="0.643805866776827" calcext:value-type="float">
            <text:p>0,643805866776827</text:p>
          </table:table-cell>
          <table:table-cell table:number-columns-repeated="5"/>
        </table:table-row>
        <table:table-row table:style-name="ro1">
          <table:table-cell table:formula="of:=[.A1576]+1" office:value-type="float" office:value="1569" calcext:value-type="float">
            <text:p>1569</text:p>
          </table:table-cell>
          <table:table-cell table:formula="of:=4*[.$D$3]*[.B1576]*(1-[.B1576])" office:value-type="float" office:value="0.917279490722262" calcext:value-type="float">
            <text:p>0,917279490722262</text:p>
          </table:table-cell>
          <table:table-cell table:number-columns-repeated="5"/>
        </table:table-row>
        <table:table-row table:style-name="ro1">
          <table:table-cell table:formula="of:=[.A1577]+1" office:value-type="float" office:value="1570" calcext:value-type="float">
            <text:p>1570</text:p>
          </table:table-cell>
          <table:table-cell table:formula="of:=4*[.$D$3]*[.B1577]*(1-[.B1577])" office:value-type="float" office:value="0.303511306490277" calcext:value-type="float">
            <text:p>0,303511306490277</text:p>
          </table:table-cell>
          <table:table-cell table:number-columns-repeated="5"/>
        </table:table-row>
        <table:table-row table:style-name="ro1">
          <table:table-cell table:formula="of:=[.A1578]+1" office:value-type="float" office:value="1571" calcext:value-type="float">
            <text:p>1571</text:p>
          </table:table-cell>
          <table:table-cell table:formula="of:=4*[.$D$3]*[.B1578]*(1-[.B1578])" office:value-type="float" office:value="0.845568773291369" calcext:value-type="float">
            <text:p>0,845568773291369</text:p>
          </table:table-cell>
          <table:table-cell table:number-columns-repeated="5"/>
        </table:table-row>
        <table:table-row table:style-name="ro1">
          <table:table-cell table:formula="of:=[.A1579]+1" office:value-type="float" office:value="1572" calcext:value-type="float">
            <text:p>1572</text:p>
          </table:table-cell>
          <table:table-cell table:formula="of:=4*[.$D$3]*[.B1579]*(1-[.B1579])" office:value-type="float" office:value="0.522328891703592" calcext:value-type="float">
            <text:p>0,522328891703592</text:p>
          </table:table-cell>
          <table:table-cell table:number-columns-repeated="5"/>
        </table:table-row>
        <table:table-row table:style-name="ro1">
          <table:table-cell table:formula="of:=[.A1580]+1" office:value-type="float" office:value="1573" calcext:value-type="float">
            <text:p>1573</text:p>
          </table:table-cell>
          <table:table-cell table:formula="of:=4*[.$D$3]*[.B1580]*(1-[.B1580])" office:value-type="float" office:value="0.998005682381157" calcext:value-type="float">
            <text:p>0,998005682381157</text:p>
          </table:table-cell>
          <table:table-cell table:number-columns-repeated="5"/>
        </table:table-row>
        <table:table-row table:style-name="ro1">
          <table:table-cell table:formula="of:=[.A1581]+1" office:value-type="float" office:value="1574" calcext:value-type="float">
            <text:p>1574</text:p>
          </table:table-cell>
          <table:table-cell table:formula="of:=4*[.$D$3]*[.B1581]*(1-[.B1581])" office:value-type="float" office:value="0.00796136126431291" calcext:value-type="float">
            <text:p>0,007961361264313</text:p>
          </table:table-cell>
          <table:table-cell table:number-columns-repeated="5"/>
        </table:table-row>
        <table:table-row table:style-name="ro1">
          <table:table-cell table:formula="of:=[.A1582]+1" office:value-type="float" office:value="1575" calcext:value-type="float">
            <text:p>1575</text:p>
          </table:table-cell>
          <table:table-cell table:formula="of:=4*[.$D$3]*[.B1582]*(1-[.B1582])" office:value-type="float" office:value="0.031591911964528" calcext:value-type="float">
            <text:p>0,031591911964528</text:p>
          </table:table-cell>
          <table:table-cell table:number-columns-repeated="5"/>
        </table:table-row>
        <table:table-row table:style-name="ro1">
          <table:table-cell table:formula="of:=[.A1583]+1" office:value-type="float" office:value="1576" calcext:value-type="float">
            <text:p>1576</text:p>
          </table:table-cell>
          <table:table-cell table:formula="of:=4*[.$D$3]*[.B1583]*(1-[.B1583])" office:value-type="float" office:value="0.122375452251814" calcext:value-type="float">
            <text:p>0,122375452251814</text:p>
          </table:table-cell>
          <table:table-cell table:number-columns-repeated="5"/>
        </table:table-row>
        <table:table-row table:style-name="ro1">
          <table:table-cell table:formula="of:=[.A1584]+1" office:value-type="float" office:value="1577" calcext:value-type="float">
            <text:p>1577</text:p>
          </table:table-cell>
          <table:table-cell table:formula="of:=4*[.$D$3]*[.B1584]*(1-[.B1584])" office:value-type="float" office:value="0.429598803751913" calcext:value-type="float">
            <text:p>0,429598803751913</text:p>
          </table:table-cell>
          <table:table-cell table:number-columns-repeated="5"/>
        </table:table-row>
        <table:table-row table:style-name="ro1">
          <table:table-cell table:formula="of:=[.A1585]+1" office:value-type="float" office:value="1578" calcext:value-type="float">
            <text:p>1578</text:p>
          </table:table-cell>
          <table:table-cell table:formula="of:=4*[.$D$3]*[.B1585]*(1-[.B1585])" office:value-type="float" office:value="0.980174686267353" calcext:value-type="float">
            <text:p>0,980174686267353</text:p>
          </table:table-cell>
          <table:table-cell table:number-columns-repeated="5"/>
        </table:table-row>
        <table:table-row table:style-name="ro1">
          <table:table-cell table:formula="of:=[.A1586]+1" office:value-type="float" office:value="1579" calcext:value-type="float">
            <text:p>1579</text:p>
          </table:table-cell>
          <table:table-cell table:formula="of:=4*[.$D$3]*[.B1586]*(1-[.B1586])" office:value-type="float" office:value="0.0777290826721963" calcext:value-type="float">
            <text:p>0,077729082672196</text:p>
          </table:table-cell>
          <table:table-cell table:number-columns-repeated="5"/>
        </table:table-row>
        <table:table-row table:style-name="ro1">
          <table:table-cell table:formula="of:=[.A1587]+1" office:value-type="float" office:value="1580" calcext:value-type="float">
            <text:p>1580</text:p>
          </table:table-cell>
          <table:table-cell table:formula="of:=4*[.$D$3]*[.B1587]*(1-[.B1587])" office:value-type="float" office:value="0.286749089516541" calcext:value-type="float">
            <text:p>0,286749089516541</text:p>
          </table:table-cell>
          <table:table-cell table:number-columns-repeated="5"/>
        </table:table-row>
        <table:table-row table:style-name="ro1">
          <table:table-cell table:formula="of:=[.A1588]+1" office:value-type="float" office:value="1581" calcext:value-type="float">
            <text:p>1581</text:p>
          </table:table-cell>
          <table:table-cell table:formula="of:=4*[.$D$3]*[.B1588]*(1-[.B1588])" office:value-type="float" office:value="0.818096196711903" calcext:value-type="float">
            <text:p>0,818096196711903</text:p>
          </table:table-cell>
          <table:table-cell table:number-columns-repeated="5"/>
        </table:table-row>
        <table:table-row table:style-name="ro1">
          <table:table-cell table:formula="of:=[.A1589]+1" office:value-type="float" office:value="1582" calcext:value-type="float">
            <text:p>1582</text:p>
          </table:table-cell>
          <table:table-cell table:formula="of:=4*[.$D$3]*[.B1589]*(1-[.B1589])" office:value-type="float" office:value="0.595259238549691" calcext:value-type="float">
            <text:p>0,595259238549691</text:p>
          </table:table-cell>
          <table:table-cell table:number-columns-repeated="5"/>
        </table:table-row>
        <table:table-row table:style-name="ro1">
          <table:table-cell table:formula="of:=[.A1590]+1" office:value-type="float" office:value="1583" calcext:value-type="float">
            <text:p>1583</text:p>
          </table:table-cell>
          <table:table-cell table:formula="of:=4*[.$D$3]*[.B1590]*(1-[.B1590])" office:value-type="float" office:value="0.963702709883733" calcext:value-type="float">
            <text:p>0,963702709883733</text:p>
          </table:table-cell>
          <table:table-cell table:number-columns-repeated="5"/>
        </table:table-row>
        <table:table-row table:style-name="ro1">
          <table:table-cell table:formula="of:=[.A1591]+1" office:value-type="float" office:value="1584" calcext:value-type="float">
            <text:p>1584</text:p>
          </table:table-cell>
          <table:table-cell table:formula="of:=4*[.$D$3]*[.B1591]*(1-[.B1591])" office:value-type="float" office:value="0.139919187385932" calcext:value-type="float">
            <text:p>0,139919187385932</text:p>
          </table:table-cell>
          <table:table-cell table:number-columns-repeated="5"/>
        </table:table-row>
        <table:table-row table:style-name="ro1">
          <table:table-cell table:formula="of:=[.A1592]+1" office:value-type="float" office:value="1585" calcext:value-type="float">
            <text:p>1585</text:p>
          </table:table-cell>
          <table:table-cell table:formula="of:=4*[.$D$3]*[.B1592]*(1-[.B1592])" office:value-type="float" office:value="0.481367233548768" calcext:value-type="float">
            <text:p>0,481367233548768</text:p>
          </table:table-cell>
          <table:table-cell table:number-columns-repeated="5"/>
        </table:table-row>
        <table:table-row table:style-name="ro1">
          <table:table-cell table:formula="of:=[.A1593]+1" office:value-type="float" office:value="1586" calcext:value-type="float">
            <text:p>1586</text:p>
          </table:table-cell>
          <table:table-cell table:formula="of:=4*[.$D$3]*[.B1593]*(1-[.B1593])" office:value-type="float" office:value="0.998611280057495" calcext:value-type="float">
            <text:p>0,998611280057495</text:p>
          </table:table-cell>
          <table:table-cell table:number-columns-repeated="5"/>
        </table:table-row>
        <table:table-row table:style-name="ro1">
          <table:table-cell table:formula="of:=[.A1594]+1" office:value-type="float" office:value="1587" calcext:value-type="float">
            <text:p>1587</text:p>
          </table:table-cell>
          <table:table-cell table:formula="of:=4*[.$D$3]*[.B1594]*(1-[.B1594])" office:value-type="float" office:value="0.00554716559770339" calcext:value-type="float">
            <text:p>0,005547165597703</text:p>
          </table:table-cell>
          <table:table-cell table:number-columns-repeated="5"/>
        </table:table-row>
        <table:table-row table:style-name="ro1">
          <table:table-cell table:formula="of:=[.A1595]+1" office:value-type="float" office:value="1588" calcext:value-type="float">
            <text:p>1588</text:p>
          </table:table-cell>
          <table:table-cell table:formula="of:=4*[.$D$3]*[.B1595]*(1-[.B1595])" office:value-type="float" office:value="0.0220655782061402" calcext:value-type="float">
            <text:p>0,02206557820614</text:p>
          </table:table-cell>
          <table:table-cell table:number-columns-repeated="5"/>
        </table:table-row>
        <table:table-row table:style-name="ro1">
          <table:table-cell table:formula="of:=[.A1596]+1" office:value-type="float" office:value="1589" calcext:value-type="float">
            <text:p>1589</text:p>
          </table:table-cell>
          <table:table-cell table:formula="of:=4*[.$D$3]*[.B1596]*(1-[.B1596])" office:value-type="float" office:value="0.0863147538582756" calcext:value-type="float">
            <text:p>0,086314753858276</text:p>
          </table:table-cell>
          <table:table-cell table:number-columns-repeated="5"/>
        </table:table-row>
        <table:table-row table:style-name="ro1">
          <table:table-cell table:formula="of:=[.A1597]+1" office:value-type="float" office:value="1590" calcext:value-type="float">
            <text:p>1590</text:p>
          </table:table-cell>
          <table:table-cell table:formula="of:=4*[.$D$3]*[.B1597]*(1-[.B1597])" office:value-type="float" office:value="0.315458068498643" calcext:value-type="float">
            <text:p>0,315458068498643</text:p>
          </table:table-cell>
          <table:table-cell table:number-columns-repeated="5"/>
        </table:table-row>
        <table:table-row table:style-name="ro1">
          <table:table-cell table:formula="of:=[.A1598]+1" office:value-type="float" office:value="1591" calcext:value-type="float">
            <text:p>1591</text:p>
          </table:table-cell>
          <table:table-cell table:formula="of:=4*[.$D$3]*[.B1598]*(1-[.B1598])" office:value-type="float" office:value="0.863777102070995" calcext:value-type="float">
            <text:p>0,863777102070995</text:p>
          </table:table-cell>
          <table:table-cell table:number-columns-repeated="5"/>
        </table:table-row>
        <table:table-row table:style-name="ro1">
          <table:table-cell table:formula="of:=[.A1599]+1" office:value-type="float" office:value="1592" calcext:value-type="float">
            <text:p>1592</text:p>
          </table:table-cell>
          <table:table-cell table:formula="of:=4*[.$D$3]*[.B1599]*(1-[.B1599])" office:value-type="float" office:value="0.470664880035316" calcext:value-type="float">
            <text:p>0,470664880035316</text:p>
          </table:table-cell>
          <table:table-cell table:number-columns-repeated="5"/>
        </table:table-row>
        <table:table-row table:style-name="ro1">
          <table:table-cell table:formula="of:=[.A1600]+1" office:value-type="float" office:value="1593" calcext:value-type="float">
            <text:p>1593</text:p>
          </table:table-cell>
          <table:table-cell table:formula="of:=4*[.$D$3]*[.B1600]*(1-[.B1600])" office:value-type="float" office:value="0.996557802946631" calcext:value-type="float">
            <text:p>0,996557802946631</text:p>
          </table:table-cell>
          <table:table-cell table:number-columns-repeated="5"/>
        </table:table-row>
        <table:table-row table:style-name="ro1">
          <table:table-cell table:formula="of:=[.A1601]+1" office:value-type="float" office:value="1594" calcext:value-type="float">
            <text:p>1594</text:p>
          </table:table-cell>
          <table:table-cell table:formula="of:=4*[.$D$3]*[.B1601]*(1-[.B1601])" office:value-type="float" office:value="0.0137213933312609" calcext:value-type="float">
            <text:p>0,013721393331261</text:p>
          </table:table-cell>
          <table:table-cell table:number-columns-repeated="5"/>
        </table:table-row>
        <table:table-row table:style-name="ro1">
          <table:table-cell table:formula="of:=[.A1602]+1" office:value-type="float" office:value="1595" calcext:value-type="float">
            <text:p>1595</text:p>
          </table:table-cell>
          <table:table-cell table:formula="of:=4*[.$D$3]*[.B1602]*(1-[.B1602])" office:value-type="float" office:value="0.054132466785239" calcext:value-type="float">
            <text:p>0,054132466785239</text:p>
          </table:table-cell>
          <table:table-cell table:number-columns-repeated="5"/>
        </table:table-row>
        <table:table-row table:style-name="ro1">
          <table:table-cell table:formula="of:=[.A1603]+1" office:value-type="float" office:value="1596" calcext:value-type="float">
            <text:p>1596</text:p>
          </table:table-cell>
          <table:table-cell table:formula="of:=4*[.$D$3]*[.B1603]*(1-[.B1603])" office:value-type="float" office:value="0.204808571299936" calcext:value-type="float">
            <text:p>0,204808571299936</text:p>
          </table:table-cell>
          <table:table-cell table:number-columns-repeated="5"/>
        </table:table-row>
        <table:table-row table:style-name="ro1">
          <table:table-cell table:formula="of:=[.A1604]+1" office:value-type="float" office:value="1597" calcext:value-type="float">
            <text:p>1597</text:p>
          </table:table-cell>
          <table:table-cell table:formula="of:=4*[.$D$3]*[.B1604]*(1-[.B1604])" office:value-type="float" office:value="0.65144808168806" calcext:value-type="float">
            <text:p>0,65144808168806</text:p>
          </table:table-cell>
          <table:table-cell table:number-columns-repeated="5"/>
        </table:table-row>
        <table:table-row table:style-name="ro1">
          <table:table-cell table:formula="of:=[.A1605]+1" office:value-type="float" office:value="1598" calcext:value-type="float">
            <text:p>1598</text:p>
          </table:table-cell>
          <table:table-cell table:formula="of:=4*[.$D$3]*[.B1605]*(1-[.B1605])" office:value-type="float" office:value="0.908253914212027" calcext:value-type="float">
            <text:p>0,908253914212027</text:p>
          </table:table-cell>
          <table:table-cell table:number-columns-repeated="5"/>
        </table:table-row>
        <table:table-row table:style-name="ro1">
          <table:table-cell table:formula="of:=[.A1606]+1" office:value-type="float" office:value="1599" calcext:value-type="float">
            <text:p>1599</text:p>
          </table:table-cell>
          <table:table-cell table:formula="of:=4*[.$D$3]*[.B1606]*(1-[.B1606])" office:value-type="float" office:value="0.333314966122236" calcext:value-type="float">
            <text:p>0,333314966122236</text:p>
          </table:table-cell>
          <table:table-cell table:number-columns-repeated="5"/>
        </table:table-row>
        <table:table-row table:style-name="ro1">
          <table:table-cell table:formula="of:=[.A1607]+1" office:value-type="float" office:value="1600" calcext:value-type="float">
            <text:p>1600</text:p>
          </table:table-cell>
          <table:table-cell table:formula="of:=4*[.$D$3]*[.B1607]*(1-[.B1607])" office:value-type="float" office:value="0.888864397924675" calcext:value-type="float">
            <text:p>0,888864397924675</text:p>
          </table:table-cell>
          <table:table-cell table:number-columns-repeated="5"/>
        </table:table-row>
        <table:table-row table:style-name="ro1">
          <table:table-cell table:formula="of:=[.A1608]+1" office:value-type="float" office:value="1601" calcext:value-type="float">
            <text:p>1601</text:p>
          </table:table-cell>
          <table:table-cell table:formula="of:=4*[.$D$3]*[.B1608]*(1-[.B1608])" office:value-type="float" office:value="0.395137920106719" calcext:value-type="float">
            <text:p>0,395137920106719</text:p>
          </table:table-cell>
          <table:table-cell table:number-columns-repeated="5"/>
        </table:table-row>
        <table:table-row table:style-name="ro1">
          <table:table-cell table:formula="of:=[.A1609]+1" office:value-type="float" office:value="1602" calcext:value-type="float">
            <text:p>1602</text:p>
          </table:table-cell>
          <table:table-cell table:formula="of:=4*[.$D$3]*[.B1609]*(1-[.B1609])" office:value-type="float" office:value="0.956015776801821" calcext:value-type="float">
            <text:p>0,956015776801821</text:p>
          </table:table-cell>
          <table:table-cell table:number-columns-repeated="5"/>
        </table:table-row>
        <table:table-row table:style-name="ro1">
          <table:table-cell table:formula="of:=[.A1610]+1" office:value-type="float" office:value="1603" calcext:value-type="float">
            <text:p>1603</text:p>
          </table:table-cell>
          <table:table-cell table:formula="of:=4*[.$D$3]*[.B1610]*(1-[.B1610])" office:value-type="float" office:value="0.168198445231327" calcext:value-type="float">
            <text:p>0,168198445231327</text:p>
          </table:table-cell>
          <table:table-cell table:number-columns-repeated="5"/>
        </table:table-row>
        <table:table-row table:style-name="ro1">
          <table:table-cell table:formula="of:=[.A1611]+1" office:value-type="float" office:value="1604" calcext:value-type="float">
            <text:p>1604</text:p>
          </table:table-cell>
          <table:table-cell table:formula="of:=4*[.$D$3]*[.B1611]*(1-[.B1611])" office:value-type="float" office:value="0.559630913012366" calcext:value-type="float">
            <text:p>0,559630913012366</text:p>
          </table:table-cell>
          <table:table-cell table:number-columns-repeated="5"/>
        </table:table-row>
        <table:table-row table:style-name="ro1">
          <table:table-cell table:formula="of:=[.A1612]+1" office:value-type="float" office:value="1605" calcext:value-type="float">
            <text:p>1605</text:p>
          </table:table-cell>
          <table:table-cell table:formula="of:=4*[.$D$3]*[.B1612]*(1-[.B1612])" office:value-type="float" office:value="0.985776616853246" calcext:value-type="float">
            <text:p>0,985776616853246</text:p>
          </table:table-cell>
          <table:table-cell table:number-columns-repeated="5"/>
        </table:table-row>
        <table:table-row table:style-name="ro1">
          <table:table-cell table:formula="of:=[.A1613]+1" office:value-type="float" office:value="1606" calcext:value-type="float">
            <text:p>1606</text:p>
          </table:table-cell>
          <table:table-cell table:formula="of:=4*[.$D$3]*[.B1613]*(1-[.B1613])" office:value-type="float" office:value="0.0560843140744567" calcext:value-type="float">
            <text:p>0,056084314074457</text:p>
          </table:table-cell>
          <table:table-cell table:number-columns-repeated="5"/>
        </table:table-row>
        <table:table-row table:style-name="ro1">
          <table:table-cell table:formula="of:=[.A1614]+1" office:value-type="float" office:value="1607" calcext:value-type="float">
            <text:p>1607</text:p>
          </table:table-cell>
          <table:table-cell table:formula="of:=4*[.$D$3]*[.B1614]*(1-[.B1614])" office:value-type="float" office:value="0.211755455157018" calcext:value-type="float">
            <text:p>0,211755455157018</text:p>
          </table:table-cell>
          <table:table-cell table:number-columns-repeated="5"/>
        </table:table-row>
        <table:table-row table:style-name="ro1">
          <table:table-cell table:formula="of:=[.A1615]+1" office:value-type="float" office:value="1608" calcext:value-type="float">
            <text:p>1608</text:p>
          </table:table-cell>
          <table:table-cell table:formula="of:=4*[.$D$3]*[.B1615]*(1-[.B1615])" office:value-type="float" office:value="0.667660329473048" calcext:value-type="float">
            <text:p>0,667660329473048</text:p>
          </table:table-cell>
          <table:table-cell table:number-columns-repeated="5"/>
        </table:table-row>
        <table:table-row table:style-name="ro1">
          <table:table-cell table:formula="of:=[.A1616]+1" office:value-type="float" office:value="1609" calcext:value-type="float">
            <text:p>1609</text:p>
          </table:table-cell>
          <table:table-cell table:formula="of:=4*[.$D$3]*[.B1616]*(1-[.B1616])" office:value-type="float" office:value="0.887560055683956" calcext:value-type="float">
            <text:p>0,887560055683956</text:p>
          </table:table-cell>
          <table:table-cell table:number-columns-repeated="5"/>
        </table:table-row>
        <table:table-row table:style-name="ro1">
          <table:table-cell table:formula="of:=[.A1617]+1" office:value-type="float" office:value="1610" calcext:value-type="float">
            <text:p>1610</text:p>
          </table:table-cell>
          <table:table-cell table:formula="of:=4*[.$D$3]*[.B1617]*(1-[.B1617])" office:value-type="float" office:value="0.399188812952995" calcext:value-type="float">
            <text:p>0,399188812952995</text:p>
          </table:table-cell>
          <table:table-cell table:number-columns-repeated="5"/>
        </table:table-row>
        <table:table-row table:style-name="ro1">
          <table:table-cell table:formula="of:=[.A1618]+1" office:value-type="float" office:value="1611" calcext:value-type="float">
            <text:p>1611</text:p>
          </table:table-cell>
          <table:table-cell table:formula="of:=4*[.$D$3]*[.B1618]*(1-[.B1618])" office:value-type="float" office:value="0.959348418264695" calcext:value-type="float">
            <text:p>0,959348418264695</text:p>
          </table:table-cell>
          <table:table-cell table:number-columns-repeated="5"/>
        </table:table-row>
        <table:table-row table:style-name="ro1">
          <table:table-cell table:formula="of:=[.A1619]+1" office:value-type="float" office:value="1612" calcext:value-type="float">
            <text:p>1612</text:p>
          </table:table-cell>
          <table:table-cell table:formula="of:=4*[.$D$3]*[.B1619]*(1-[.B1619])" office:value-type="float" office:value="0.15599612255089" calcext:value-type="float">
            <text:p>0,15599612255089</text:p>
          </table:table-cell>
          <table:table-cell table:number-columns-repeated="5"/>
        </table:table-row>
        <table:table-row table:style-name="ro1">
          <table:table-cell table:formula="of:=[.A1620]+1" office:value-type="float" office:value="1613" calcext:value-type="float">
            <text:p>1613</text:p>
          </table:table-cell>
          <table:table-cell table:formula="of:=4*[.$D$3]*[.B1620]*(1-[.B1620])" office:value-type="float" office:value="0.52664532919991" calcext:value-type="float">
            <text:p>0,52664532919991</text:p>
          </table:table-cell>
          <table:table-cell table:number-columns-repeated="5"/>
        </table:table-row>
        <table:table-row table:style-name="ro1">
          <table:table-cell table:formula="of:=[.A1621]+1" office:value-type="float" office:value="1614" calcext:value-type="float">
            <text:p>1614</text:p>
          </table:table-cell>
          <table:table-cell table:formula="of:=4*[.$D$3]*[.B1621]*(1-[.B1621])" office:value-type="float" office:value="0.997160105727314" calcext:value-type="float">
            <text:p>0,997160105727314</text:p>
          </table:table-cell>
          <table:table-cell table:number-columns-repeated="5"/>
        </table:table-row>
        <table:table-row table:style-name="ro1">
          <table:table-cell table:formula="of:=[.A1622]+1" office:value-type="float" office:value="1615" calcext:value-type="float">
            <text:p>1615</text:p>
          </table:table-cell>
          <table:table-cell table:formula="of:=4*[.$D$3]*[.B1622]*(1-[.B1622])" office:value-type="float" office:value="0.0113273170928254" calcext:value-type="float">
            <text:p>0,011327317092825</text:p>
          </table:table-cell>
          <table:table-cell table:number-columns-repeated="5"/>
        </table:table-row>
        <table:table-row table:style-name="ro1">
          <table:table-cell table:formula="of:=[.A1623]+1" office:value-type="float" office:value="1616" calcext:value-type="float">
            <text:p>1616</text:p>
          </table:table-cell>
          <table:table-cell table:formula="of:=4*[.$D$3]*[.B1623]*(1-[.B1623])" office:value-type="float" office:value="0.0447960359212159" calcext:value-type="float">
            <text:p>0,044796035921216</text:p>
          </table:table-cell>
          <table:table-cell table:number-columns-repeated="5"/>
        </table:table-row>
        <table:table-row table:style-name="ro1">
          <table:table-cell table:formula="of:=[.A1624]+1" office:value-type="float" office:value="1617" calcext:value-type="float">
            <text:p>1617</text:p>
          </table:table-cell>
          <table:table-cell table:formula="of:=4*[.$D$3]*[.B1624]*(1-[.B1624])" office:value-type="float" office:value="0.171157404347844" calcext:value-type="float">
            <text:p>0,171157404347844</text:p>
          </table:table-cell>
          <table:table-cell table:number-columns-repeated="5"/>
        </table:table-row>
        <table:table-row table:style-name="ro1">
          <table:table-cell table:formula="of:=[.A1625]+1" office:value-type="float" office:value="1618" calcext:value-type="float">
            <text:p>1618</text:p>
          </table:table-cell>
          <table:table-cell table:formula="of:=4*[.$D$3]*[.B1625]*(1-[.B1625])" office:value-type="float" office:value="0.567450189139011" calcext:value-type="float">
            <text:p>0,567450189139011</text:p>
          </table:table-cell>
          <table:table-cell table:number-columns-repeated="5"/>
        </table:table-row>
        <table:table-row table:style-name="ro1">
          <table:table-cell table:formula="of:=[.A1626]+1" office:value-type="float" office:value="1619" calcext:value-type="float">
            <text:p>1619</text:p>
          </table:table-cell>
          <table:table-cell table:formula="of:=4*[.$D$3]*[.B1626]*(1-[.B1626])" office:value-type="float" office:value="0.981801887940447" calcext:value-type="float">
            <text:p>0,981801887940447</text:p>
          </table:table-cell>
          <table:table-cell table:number-columns-repeated="5"/>
        </table:table-row>
        <table:table-row table:style-name="ro1">
          <table:table-cell table:formula="of:=[.A1627]+1" office:value-type="float" office:value="1620" calcext:value-type="float">
            <text:p>1620</text:p>
          </table:table-cell>
          <table:table-cell table:formula="of:=4*[.$D$3]*[.B1627]*(1-[.B1627])" office:value-type="float" office:value="0.0714677631080847" calcext:value-type="float">
            <text:p>0,071467763108085</text:p>
          </table:table-cell>
          <table:table-cell table:number-columns-repeated="5"/>
        </table:table-row>
        <table:table-row table:style-name="ro1">
          <table:table-cell table:formula="of:=[.A1628]+1" office:value-type="float" office:value="1621" calcext:value-type="float">
            <text:p>1621</text:p>
          </table:table-cell>
          <table:table-cell table:formula="of:=4*[.$D$3]*[.B1628]*(1-[.B1628])" office:value-type="float" office:value="0.265440487777646" calcext:value-type="float">
            <text:p>0,265440487777646</text:p>
          </table:table-cell>
          <table:table-cell table:number-columns-repeated="5"/>
        </table:table-row>
        <table:table-row table:style-name="ro1">
          <table:table-cell table:formula="of:=[.A1629]+1" office:value-type="float" office:value="1622" calcext:value-type="float">
            <text:p>1622</text:p>
          </table:table-cell>
          <table:table-cell table:formula="of:=4*[.$D$3]*[.B1629]*(1-[.B1629])" office:value-type="float" office:value="0.779927340904045" calcext:value-type="float">
            <text:p>0,779927340904045</text:p>
          </table:table-cell>
          <table:table-cell table:number-columns-repeated="5"/>
        </table:table-row>
        <table:table-row table:style-name="ro1">
          <table:table-cell table:formula="of:=[.A1630]+1" office:value-type="float" office:value="1623" calcext:value-type="float">
            <text:p>1623</text:p>
          </table:table-cell>
          <table:table-cell table:formula="of:=4*[.$D$3]*[.B1630]*(1-[.B1630])" office:value-type="float" office:value="0.686562735257563" calcext:value-type="float">
            <text:p>0,686562735257563</text:p>
          </table:table-cell>
          <table:table-cell table:number-columns-repeated="5"/>
        </table:table-row>
        <table:table-row table:style-name="ro1">
          <table:table-cell table:formula="of:=[.A1631]+1" office:value-type="float" office:value="1624" calcext:value-type="float">
            <text:p>1624</text:p>
          </table:table-cell>
          <table:table-cell table:formula="of:=4*[.$D$3]*[.B1631]*(1-[.B1631])" office:value-type="float" office:value="0.860777383252866" calcext:value-type="float">
            <text:p>0,860777383252866</text:p>
          </table:table-cell>
          <table:table-cell table:number-columns-repeated="5"/>
        </table:table-row>
        <table:table-row table:style-name="ro1">
          <table:table-cell table:formula="of:=[.A1632]+1" office:value-type="float" office:value="1625" calcext:value-type="float">
            <text:p>1625</text:p>
          </table:table-cell>
          <table:table-cell table:formula="of:=4*[.$D$3]*[.B1632]*(1-[.B1632])" office:value-type="float" office:value="0.479358718932858" calcext:value-type="float">
            <text:p>0,479358718932858</text:p>
          </table:table-cell>
          <table:table-cell table:number-columns-repeated="5"/>
        </table:table-row>
        <table:table-row table:style-name="ro1">
          <table:table-cell table:formula="of:=[.A1633]+1" office:value-type="float" office:value="1626" calcext:value-type="float">
            <text:p>1626</text:p>
          </table:table-cell>
          <table:table-cell table:formula="of:=4*[.$D$3]*[.B1633]*(1-[.B1633])" office:value-type="float" office:value="0.998295750063629" calcext:value-type="float">
            <text:p>0,998295750063629</text:p>
          </table:table-cell>
          <table:table-cell table:number-columns-repeated="5"/>
        </table:table-row>
        <table:table-row table:style-name="ro1">
          <table:table-cell table:formula="of:=[.A1634]+1" office:value-type="float" office:value="1627" calcext:value-type="float">
            <text:p>1627</text:p>
          </table:table-cell>
          <table:table-cell table:formula="of:=4*[.$D$3]*[.B1634]*(1-[.B1634])" office:value-type="float" office:value="0.00680538187410141" calcext:value-type="float">
            <text:p>0,006805381874101</text:p>
          </table:table-cell>
          <table:table-cell table:number-columns-repeated="5"/>
        </table:table-row>
        <table:table-row table:style-name="ro1">
          <table:table-cell table:formula="of:=[.A1635]+1" office:value-type="float" office:value="1628" calcext:value-type="float">
            <text:p>1628</text:p>
          </table:table-cell>
          <table:table-cell table:formula="of:=4*[.$D$3]*[.B1635]*(1-[.B1635])" office:value-type="float" office:value="0.0270362746065962" calcext:value-type="float">
            <text:p>0,027036274606596</text:p>
          </table:table-cell>
          <table:table-cell table:number-columns-repeated="5"/>
        </table:table-row>
        <table:table-row table:style-name="ro1">
          <table:table-cell table:formula="of:=[.A1636]+1" office:value-type="float" office:value="1629" calcext:value-type="float">
            <text:p>1629</text:p>
          </table:table-cell>
          <table:table-cell table:formula="of:=4*[.$D$3]*[.B1636]*(1-[.B1636])" office:value-type="float" office:value="0.105221257847972" calcext:value-type="float">
            <text:p>0,105221257847972</text:p>
          </table:table-cell>
          <table:table-cell table:number-columns-repeated="5"/>
        </table:table-row>
        <table:table-row table:style-name="ro1">
          <table:table-cell table:formula="of:=[.A1637]+1" office:value-type="float" office:value="1630" calcext:value-type="float">
            <text:p>1630</text:p>
          </table:table-cell>
          <table:table-cell table:formula="of:=4*[.$D$3]*[.B1637]*(1-[.B1637])" office:value-type="float" office:value="0.37659897897945" calcext:value-type="float">
            <text:p>0,37659897897945</text:p>
          </table:table-cell>
          <table:table-cell table:number-columns-repeated="5"/>
        </table:table-row>
        <table:table-row table:style-name="ro1">
          <table:table-cell table:formula="of:=[.A1638]+1" office:value-type="float" office:value="1631" calcext:value-type="float">
            <text:p>1631</text:p>
          </table:table-cell>
          <table:table-cell table:formula="of:=4*[.$D$3]*[.B1638]*(1-[.B1638])" office:value-type="float" office:value="0.939088752044343" calcext:value-type="float">
            <text:p>0,939088752044343</text:p>
          </table:table-cell>
          <table:table-cell table:number-columns-repeated="5"/>
        </table:table-row>
        <table:table-row table:style-name="ro1">
          <table:table-cell table:formula="of:=[.A1639]+1" office:value-type="float" office:value="1632" calcext:value-type="float">
            <text:p>1632</text:p>
          </table:table-cell>
          <table:table-cell table:formula="of:=4*[.$D$3]*[.B1639]*(1-[.B1639])" office:value-type="float" office:value="0.228804271312566" calcext:value-type="float">
            <text:p>0,228804271312566</text:p>
          </table:table-cell>
          <table:table-cell table:number-columns-repeated="5"/>
        </table:table-row>
        <table:table-row table:style-name="ro1">
          <table:table-cell table:formula="of:=[.A1640]+1" office:value-type="float" office:value="1633" calcext:value-type="float">
            <text:p>1633</text:p>
          </table:table-cell>
          <table:table-cell table:formula="of:=4*[.$D$3]*[.B1640]*(1-[.B1640])" office:value-type="float" office:value="0.705811506966768" calcext:value-type="float">
            <text:p>0,705811506966768</text:p>
          </table:table-cell>
          <table:table-cell table:number-columns-repeated="5"/>
        </table:table-row>
        <table:table-row table:style-name="ro1">
          <table:table-cell table:formula="of:=[.A1641]+1" office:value-type="float" office:value="1634" calcext:value-type="float">
            <text:p>1634</text:p>
          </table:table-cell>
          <table:table-cell table:formula="of:=4*[.$D$3]*[.B1641]*(1-[.B1641])" office:value-type="float" office:value="0.830566494400272" calcext:value-type="float">
            <text:p>0,830566494400272</text:p>
          </table:table-cell>
          <table:table-cell table:number-columns-repeated="5"/>
        </table:table-row>
        <table:table-row table:style-name="ro1">
          <table:table-cell table:formula="of:=[.A1642]+1" office:value-type="float" office:value="1635" calcext:value-type="float">
            <text:p>1635</text:p>
          </table:table-cell>
          <table:table-cell table:formula="of:=4*[.$D$3]*[.B1642]*(1-[.B1642])" office:value-type="float" office:value="0.562903171119659" calcext:value-type="float">
            <text:p>0,562903171119659</text:p>
          </table:table-cell>
          <table:table-cell table:number-columns-repeated="5"/>
        </table:table-row>
        <table:table-row table:style-name="ro1">
          <table:table-cell table:formula="of:=[.A1643]+1" office:value-type="float" office:value="1636" calcext:value-type="float">
            <text:p>1636</text:p>
          </table:table-cell>
          <table:table-cell table:formula="of:=4*[.$D$3]*[.B1643]*(1-[.B1643])" office:value-type="float" office:value="0.984172764252364" calcext:value-type="float">
            <text:p>0,984172764252364</text:p>
          </table:table-cell>
          <table:table-cell table:number-columns-repeated="5"/>
        </table:table-row>
        <table:table-row table:style-name="ro1">
          <table:table-cell table:formula="of:=[.A1644]+1" office:value-type="float" office:value="1637" calcext:value-type="float">
            <text:p>1637</text:p>
          </table:table-cell>
          <table:table-cell table:formula="of:=4*[.$D$3]*[.B1644]*(1-[.B1644])" office:value-type="float" office:value="0.0623069374249003" calcext:value-type="float">
            <text:p>0,0623069374249</text:p>
          </table:table-cell>
          <table:table-cell table:number-columns-repeated="5"/>
        </table:table-row>
        <table:table-row table:style-name="ro1">
          <table:table-cell table:formula="of:=[.A1645]+1" office:value-type="float" office:value="1638" calcext:value-type="float">
            <text:p>1638</text:p>
          </table:table-cell>
          <table:table-cell table:formula="of:=4*[.$D$3]*[.B1645]*(1-[.B1645])" office:value-type="float" office:value="0.233699131894519" calcext:value-type="float">
            <text:p>0,233699131894519</text:p>
          </table:table-cell>
          <table:table-cell table:number-columns-repeated="5"/>
        </table:table-row>
        <table:table-row table:style-name="ro1">
          <table:table-cell table:formula="of:=[.A1646]+1" office:value-type="float" office:value="1639" calcext:value-type="float">
            <text:p>1639</text:p>
          </table:table-cell>
          <table:table-cell table:formula="of:=4*[.$D$3]*[.B1646]*(1-[.B1646])" office:value-type="float" office:value="0.71633539058507" calcext:value-type="float">
            <text:p>0,71633539058507</text:p>
          </table:table-cell>
          <table:table-cell table:number-columns-repeated="5"/>
        </table:table-row>
        <table:table-row table:style-name="ro1">
          <table:table-cell table:formula="of:=[.A1647]+1" office:value-type="float" office:value="1640" calcext:value-type="float">
            <text:p>1640</text:p>
          </table:table-cell>
          <table:table-cell table:formula="of:=4*[.$D$3]*[.B1647]*(1-[.B1647])" office:value-type="float" office:value="0.812795995121621" calcext:value-type="float">
            <text:p>0,812795995121621</text:p>
          </table:table-cell>
          <table:table-cell table:number-columns-repeated="5"/>
        </table:table-row>
        <table:table-row table:style-name="ro1">
          <table:table-cell table:formula="of:=[.A1648]+1" office:value-type="float" office:value="1641" calcext:value-type="float">
            <text:p>1641</text:p>
          </table:table-cell>
          <table:table-cell table:formula="of:=4*[.$D$3]*[.B1648]*(1-[.B1648])" office:value-type="float" office:value="0.608634661743499" calcext:value-type="float">
            <text:p>0,608634661743499</text:p>
          </table:table-cell>
          <table:table-cell table:number-columns-repeated="5"/>
        </table:table-row>
        <table:table-row table:style-name="ro1">
          <table:table-cell table:formula="of:=[.A1649]+1" office:value-type="float" office:value="1642" calcext:value-type="float">
            <text:p>1642</text:p>
          </table:table-cell>
          <table:table-cell table:formula="of:=4*[.$D$3]*[.B1649]*(1-[.B1649])" office:value-type="float" office:value="0.952794041071502" calcext:value-type="float">
            <text:p>0,952794041071502</text:p>
          </table:table-cell>
          <table:table-cell table:number-columns-repeated="5"/>
        </table:table-row>
        <table:table-row table:style-name="ro1">
          <table:table-cell table:formula="of:=[.A1650]+1" office:value-type="float" office:value="1643" calcext:value-type="float">
            <text:p>1643</text:p>
          </table:table-cell>
          <table:table-cell table:formula="of:=4*[.$D$3]*[.B1650]*(1-[.B1650])" office:value-type="float" office:value="0.179910225480556" calcext:value-type="float">
            <text:p>0,179910225480556</text:p>
          </table:table-cell>
          <table:table-cell table:number-columns-repeated="5"/>
        </table:table-row>
        <table:table-row table:style-name="ro1">
          <table:table-cell table:formula="of:=[.A1651]+1" office:value-type="float" office:value="1644" calcext:value-type="float">
            <text:p>1644</text:p>
          </table:table-cell>
          <table:table-cell table:formula="of:=4*[.$D$3]*[.B1651]*(1-[.B1651])" office:value-type="float" office:value="0.590170144992366" calcext:value-type="float">
            <text:p>0,590170144992366</text:p>
          </table:table-cell>
          <table:table-cell table:number-columns-repeated="5"/>
        </table:table-row>
        <table:table-row table:style-name="ro1">
          <table:table-cell table:formula="of:=[.A1652]+1" office:value-type="float" office:value="1645" calcext:value-type="float">
            <text:p>1645</text:p>
          </table:table-cell>
          <table:table-cell table:formula="of:=4*[.$D$3]*[.B1652]*(1-[.B1652])" office:value-type="float" office:value="0.967477379808222" calcext:value-type="float">
            <text:p>0,967477379808222</text:p>
          </table:table-cell>
          <table:table-cell table:number-columns-repeated="5"/>
        </table:table-row>
        <table:table-row table:style-name="ro1">
          <table:table-cell table:formula="of:=[.A1653]+1" office:value-type="float" office:value="1646" calcext:value-type="float">
            <text:p>1646</text:p>
          </table:table-cell>
          <table:table-cell table:formula="of:=4*[.$D$3]*[.B1653]*(1-[.B1653])" office:value-type="float" office:value="0.125859597470556" calcext:value-type="float">
            <text:p>0,125859597470556</text:p>
          </table:table-cell>
          <table:table-cell table:number-columns-repeated="5"/>
        </table:table-row>
        <table:table-row table:style-name="ro1">
          <table:table-cell table:formula="of:=[.A1654]+1" office:value-type="float" office:value="1647" calcext:value-type="float">
            <text:p>1647</text:p>
          </table:table-cell>
          <table:table-cell table:formula="of:=4*[.$D$3]*[.B1654]*(1-[.B1654])" office:value-type="float" office:value="0.440075836780423" calcext:value-type="float">
            <text:p>0,440075836780423</text:p>
          </table:table-cell>
          <table:table-cell table:number-columns-repeated="5"/>
        </table:table-row>
        <table:table-row table:style-name="ro1">
          <table:table-cell table:formula="of:=[.A1655]+1" office:value-type="float" office:value="1648" calcext:value-type="float">
            <text:p>1648</text:p>
          </table:table-cell>
          <table:table-cell table:formula="of:=4*[.$D$3]*[.B1655]*(1-[.B1655])" office:value-type="float" office:value="0.985636378649734" calcext:value-type="float">
            <text:p>0,985636378649734</text:p>
          </table:table-cell>
          <table:table-cell table:number-columns-repeated="5"/>
        </table:table-row>
        <table:table-row table:style-name="ro1">
          <table:table-cell table:formula="of:=[.A1656]+1" office:value-type="float" office:value="1649" calcext:value-type="float">
            <text:p>1649</text:p>
          </table:table-cell>
          <table:table-cell table:formula="of:=4*[.$D$3]*[.B1656]*(1-[.B1656])" office:value-type="float" office:value="0.0566292309278889" calcext:value-type="float">
            <text:p>0,056629230927889</text:p>
          </table:table-cell>
          <table:table-cell table:number-columns-repeated="5"/>
        </table:table-row>
        <table:table-row table:style-name="ro1">
          <table:table-cell table:formula="of:=[.A1657]+1" office:value-type="float" office:value="1650" calcext:value-type="float">
            <text:p>1650</text:p>
          </table:table-cell>
          <table:table-cell table:formula="of:=4*[.$D$3]*[.B1657]*(1-[.B1657])" office:value-type="float" office:value="0.213689444529619" calcext:value-type="float">
            <text:p>0,213689444529619</text:p>
          </table:table-cell>
          <table:table-cell table:number-columns-repeated="5"/>
        </table:table-row>
        <table:table-row table:style-name="ro1">
          <table:table-cell table:formula="of:=[.A1658]+1" office:value-type="float" office:value="1651" calcext:value-type="float">
            <text:p>1651</text:p>
          </table:table-cell>
          <table:table-cell table:formula="of:=4*[.$D$3]*[.B1658]*(1-[.B1658])" office:value-type="float" office:value="0.672105063304967" calcext:value-type="float">
            <text:p>0,672105063304967</text:p>
          </table:table-cell>
          <table:table-cell table:number-columns-repeated="5"/>
        </table:table-row>
        <table:table-row table:style-name="ro1">
          <table:table-cell table:formula="of:=[.A1659]+1" office:value-type="float" office:value="1652" calcext:value-type="float">
            <text:p>1652</text:p>
          </table:table-cell>
          <table:table-cell table:formula="of:=4*[.$D$3]*[.B1659]*(1-[.B1659])" office:value-type="float" office:value="0.881519388739173" calcext:value-type="float">
            <text:p>0,881519388739173</text:p>
          </table:table-cell>
          <table:table-cell table:number-columns-repeated="5"/>
        </table:table-row>
        <table:table-row table:style-name="ro1">
          <table:table-cell table:formula="of:=[.A1660]+1" office:value-type="float" office:value="1653" calcext:value-type="float">
            <text:p>1653</text:p>
          </table:table-cell>
          <table:table-cell table:formula="of:=4*[.$D$3]*[.B1660]*(1-[.B1660])" office:value-type="float" office:value="0.41777182406435" calcext:value-type="float">
            <text:p>0,41777182406435</text:p>
          </table:table-cell>
          <table:table-cell table:number-columns-repeated="5"/>
        </table:table-row>
        <table:table-row table:style-name="ro1">
          <table:table-cell table:formula="of:=[.A1661]+1" office:value-type="float" office:value="1654" calcext:value-type="float">
            <text:p>1654</text:p>
          </table:table-cell>
          <table:table-cell table:formula="of:=4*[.$D$3]*[.B1661]*(1-[.B1661])" office:value-type="float" office:value="0.972954108329183" calcext:value-type="float">
            <text:p>0,972954108329183</text:p>
          </table:table-cell>
          <table:table-cell table:number-columns-repeated="5"/>
        </table:table-row>
        <table:table-row table:style-name="ro1">
          <table:table-cell table:formula="of:=[.A1662]+1" office:value-type="float" office:value="1655" calcext:value-type="float">
            <text:p>1655</text:p>
          </table:table-cell>
          <table:table-cell table:formula="of:=4*[.$D$3]*[.B1662]*(1-[.B1662])" office:value-type="float" office:value="0.105257645658188" calcext:value-type="float">
            <text:p>0,105257645658188</text:p>
          </table:table-cell>
          <table:table-cell table:number-columns-repeated="5"/>
        </table:table-row>
        <table:table-row table:style-name="ro1">
          <table:table-cell table:formula="of:=[.A1663]+1" office:value-type="float" office:value="1656" calcext:value-type="float">
            <text:p>1656</text:p>
          </table:table-cell>
          <table:table-cell table:formula="of:=4*[.$D$3]*[.B1663]*(1-[.B1663])" office:value-type="float" office:value="0.376713894754734" calcext:value-type="float">
            <text:p>0,376713894754734</text:p>
          </table:table-cell>
          <table:table-cell table:number-columns-repeated="5"/>
        </table:table-row>
        <table:table-row table:style-name="ro1">
          <table:table-cell table:formula="of:=[.A1664]+1" office:value-type="float" office:value="1657" calcext:value-type="float">
            <text:p>1657</text:p>
          </table:table-cell>
          <table:table-cell table:formula="of:=4*[.$D$3]*[.B1664]*(1-[.B1664])" office:value-type="float" office:value="0.939202145013813" calcext:value-type="float">
            <text:p>0,939202145013813</text:p>
          </table:table-cell>
          <table:table-cell table:number-columns-repeated="5"/>
        </table:table-row>
        <table:table-row table:style-name="ro1">
          <table:table-cell table:formula="of:=[.A1665]+1" office:value-type="float" office:value="1658" calcext:value-type="float">
            <text:p>1658</text:p>
          </table:table-cell>
          <table:table-cell table:formula="of:=4*[.$D$3]*[.B1665]*(1-[.B1665])" office:value-type="float" office:value="0.228405903261062" calcext:value-type="float">
            <text:p>0,228405903261062</text:p>
          </table:table-cell>
          <table:table-cell table:number-columns-repeated="5"/>
        </table:table-row>
        <table:table-row table:style-name="ro1">
          <table:table-cell table:formula="of:=[.A1666]+1" office:value-type="float" office:value="1659" calcext:value-type="float">
            <text:p>1659</text:p>
          </table:table-cell>
          <table:table-cell table:formula="of:=4*[.$D$3]*[.B1666]*(1-[.B1666])" office:value-type="float" office:value="0.704946586466243" calcext:value-type="float">
            <text:p>0,704946586466243</text:p>
          </table:table-cell>
          <table:table-cell table:number-columns-repeated="5"/>
        </table:table-row>
        <table:table-row table:style-name="ro1">
          <table:table-cell table:formula="of:=[.A1667]+1" office:value-type="float" office:value="1660" calcext:value-type="float">
            <text:p>1660</text:p>
          </table:table-cell>
          <table:table-cell table:formula="of:=4*[.$D$3]*[.B1667]*(1-[.B1667])" office:value-type="float" office:value="0.83198758678334" calcext:value-type="float">
            <text:p>0,83198758678334</text:p>
          </table:table-cell>
          <table:table-cell table:number-columns-repeated="5"/>
        </table:table-row>
        <table:table-row table:style-name="ro1">
          <table:table-cell table:formula="of:=[.A1668]+1" office:value-type="float" office:value="1661" calcext:value-type="float">
            <text:p>1661</text:p>
          </table:table-cell>
          <table:table-cell table:formula="of:=4*[.$D$3]*[.B1668]*(1-[.B1668])" office:value-type="float" office:value="0.559136968887098" calcext:value-type="float">
            <text:p>0,559136968887098</text:p>
          </table:table-cell>
          <table:table-cell table:number-columns-repeated="5"/>
        </table:table-row>
        <table:table-row table:style-name="ro1">
          <table:table-cell table:formula="of:=[.A1669]+1" office:value-type="float" office:value="1662" calcext:value-type="float">
            <text:p>1662</text:p>
          </table:table-cell>
          <table:table-cell table:formula="of:=4*[.$D$3]*[.B1669]*(1-[.B1669])" office:value-type="float" office:value="0.986011275643386" calcext:value-type="float">
            <text:p>0,986011275643386</text:p>
          </table:table-cell>
          <table:table-cell table:number-columns-repeated="5"/>
        </table:table-row>
        <table:table-row table:style-name="ro1">
          <table:table-cell table:formula="of:=[.A1670]+1" office:value-type="float" office:value="1663" calcext:value-type="float">
            <text:p>1663</text:p>
          </table:table-cell>
          <table:table-cell table:formula="of:=4*[.$D$3]*[.B1670]*(1-[.B1670])" office:value-type="float" office:value="0.0551721597899561" calcext:value-type="float">
            <text:p>0,055172159789956</text:p>
          </table:table-cell>
          <table:table-cell table:number-columns-repeated="5"/>
        </table:table-row>
        <table:table-row table:style-name="ro1">
          <table:table-cell table:formula="of:=[.A1671]+1" office:value-type="float" office:value="1664" calcext:value-type="float">
            <text:p>1664</text:p>
          </table:table-cell>
          <table:table-cell table:formula="of:=4*[.$D$3]*[.B1671]*(1-[.B1671])" office:value-type="float" office:value="0.208512770296271" calcext:value-type="float">
            <text:p>0,208512770296271</text:p>
          </table:table-cell>
          <table:table-cell table:number-columns-repeated="5"/>
        </table:table-row>
        <table:table-row table:style-name="ro1">
          <table:table-cell table:formula="of:=[.A1672]+1" office:value-type="float" office:value="1665" calcext:value-type="float">
            <text:p>1665</text:p>
          </table:table-cell>
          <table:table-cell table:formula="of:=4*[.$D$3]*[.B1672]*(1-[.B1672])" office:value-type="float" office:value="0.660140779678581" calcext:value-type="float">
            <text:p>0,660140779678581</text:p>
          </table:table-cell>
          <table:table-cell table:number-columns-repeated="5"/>
        </table:table-row>
        <table:table-row table:style-name="ro1">
          <table:table-cell table:formula="of:=[.A1673]+1" office:value-type="float" office:value="1666" calcext:value-type="float">
            <text:p>1666</text:p>
          </table:table-cell>
          <table:table-cell table:formula="of:=4*[.$D$3]*[.B1673]*(1-[.B1673])" office:value-type="float" office:value="0.897419722735745" calcext:value-type="float">
            <text:p>0,897419722735745</text:p>
          </table:table-cell>
          <table:table-cell table:number-columns-repeated="5"/>
        </table:table-row>
        <table:table-row table:style-name="ro1">
          <table:table-cell table:formula="of:=[.A1674]+1" office:value-type="float" office:value="1667" calcext:value-type="float">
            <text:p>1667</text:p>
          </table:table-cell>
          <table:table-cell table:formula="of:=4*[.$D$3]*[.B1674]*(1-[.B1674])" office:value-type="float" office:value="0.368230255922575" calcext:value-type="float">
            <text:p>0,368230255922575</text:p>
          </table:table-cell>
          <table:table-cell table:number-columns-repeated="5"/>
        </table:table-row>
        <table:table-row table:style-name="ro1">
          <table:table-cell table:formula="of:=[.A1675]+1" office:value-type="float" office:value="1668" calcext:value-type="float">
            <text:p>1668</text:p>
          </table:table-cell>
          <table:table-cell table:formula="of:=4*[.$D$3]*[.B1675]*(1-[.B1675])" office:value-type="float" office:value="0.93054693818308" calcext:value-type="float">
            <text:p>0,93054693818308</text:p>
          </table:table-cell>
          <table:table-cell table:number-columns-repeated="5"/>
        </table:table-row>
        <table:table-row table:style-name="ro1">
          <table:table-cell table:formula="of:=[.A1676]+1" office:value-type="float" office:value="1669" calcext:value-type="float">
            <text:p>1669</text:p>
          </table:table-cell>
          <table:table-cell table:formula="of:=4*[.$D$3]*[.B1676]*(1-[.B1676])" office:value-type="float" office:value="0.258517336084702" calcext:value-type="float">
            <text:p>0,258517336084702</text:p>
          </table:table-cell>
          <table:table-cell table:number-columns-repeated="5"/>
        </table:table-row>
        <table:table-row table:style-name="ro1">
          <table:table-cell table:formula="of:=[.A1677]+1" office:value-type="float" office:value="1670" calcext:value-type="float">
            <text:p>1670</text:p>
          </table:table-cell>
          <table:table-cell table:formula="of:=4*[.$D$3]*[.B1677]*(1-[.B1677])" office:value-type="float" office:value="0.766744492113484" calcext:value-type="float">
            <text:p>0,766744492113484</text:p>
          </table:table-cell>
          <table:table-cell table:number-columns-repeated="5"/>
        </table:table-row>
        <table:table-row table:style-name="ro1">
          <table:table-cell table:formula="of:=[.A1678]+1" office:value-type="float" office:value="1671" calcext:value-type="float">
            <text:p>1671</text:p>
          </table:table-cell>
          <table:table-cell table:formula="of:=4*[.$D$3]*[.B1678]*(1-[.B1678])" office:value-type="float" office:value="0.715389503708478" calcext:value-type="float">
            <text:p>0,715389503708478</text:p>
          </table:table-cell>
          <table:table-cell table:number-columns-repeated="5"/>
        </table:table-row>
        <table:table-row table:style-name="ro1">
          <table:table-cell table:formula="of:=[.A1679]+1" office:value-type="float" office:value="1672" calcext:value-type="float">
            <text:p>1672</text:p>
          </table:table-cell>
          <table:table-cell table:formula="of:=4*[.$D$3]*[.B1679]*(1-[.B1679])" office:value-type="float" office:value="0.814429446768863" calcext:value-type="float">
            <text:p>0,814429446768863</text:p>
          </table:table-cell>
          <table:table-cell table:number-columns-repeated="5"/>
        </table:table-row>
        <table:table-row table:style-name="ro1">
          <table:table-cell table:formula="of:=[.A1680]+1" office:value-type="float" office:value="1673" calcext:value-type="float">
            <text:p>1673</text:p>
          </table:table-cell>
          <table:table-cell table:formula="of:=4*[.$D$3]*[.B1680]*(1-[.B1680])" office:value-type="float" office:value="0.604536492018507" calcext:value-type="float">
            <text:p>0,604536492018507</text:p>
          </table:table-cell>
          <table:table-cell table:number-columns-repeated="5"/>
        </table:table-row>
        <table:table-row table:style-name="ro1">
          <table:table-cell table:formula="of:=[.A1681]+1" office:value-type="float" office:value="1674" calcext:value-type="float">
            <text:p>1674</text:p>
          </table:table-cell>
          <table:table-cell table:formula="of:=4*[.$D$3]*[.B1681]*(1-[.B1681])" office:value-type="float" office:value="0.956288487345858" calcext:value-type="float">
            <text:p>0,956288487345858</text:p>
          </table:table-cell>
          <table:table-cell table:number-columns-repeated="5"/>
        </table:table-row>
        <table:table-row table:style-name="ro1">
          <table:table-cell table:formula="of:=[.A1682]+1" office:value-type="float" office:value="1675" calcext:value-type="float">
            <text:p>1675</text:p>
          </table:table-cell>
          <table:table-cell table:formula="of:=4*[.$D$3]*[.B1682]*(1-[.B1682])" office:value-type="float" office:value="0.167203265262513" calcext:value-type="float">
            <text:p>0,167203265262513</text:p>
          </table:table-cell>
          <table:table-cell table:number-columns-repeated="5"/>
        </table:table-row>
        <table:table-row table:style-name="ro1">
          <table:table-cell table:formula="of:=[.A1683]+1" office:value-type="float" office:value="1676" calcext:value-type="float">
            <text:p>1676</text:p>
          </table:table-cell>
          <table:table-cell table:formula="of:=4*[.$D$3]*[.B1683]*(1-[.B1683])" office:value-type="float" office:value="0.556985333392268" calcext:value-type="float">
            <text:p>0,556985333392268</text:p>
          </table:table-cell>
          <table:table-cell table:number-columns-repeated="5"/>
        </table:table-row>
        <table:table-row table:style-name="ro1">
          <table:table-cell table:formula="of:=[.A1684]+1" office:value-type="float" office:value="1677" calcext:value-type="float">
            <text:p>1677</text:p>
          </table:table-cell>
          <table:table-cell table:formula="of:=4*[.$D$3]*[.B1684]*(1-[.B1684])" office:value-type="float" office:value="0.987010687112688" calcext:value-type="float">
            <text:p>0,987010687112688</text:p>
          </table:table-cell>
          <table:table-cell table:number-columns-repeated="5"/>
        </table:table-row>
        <table:table-row table:style-name="ro1">
          <table:table-cell table:formula="of:=[.A1685]+1" office:value-type="float" office:value="1678" calcext:value-type="float">
            <text:p>1678</text:p>
          </table:table-cell>
          <table:table-cell table:formula="of:=4*[.$D$3]*[.B1685]*(1-[.B1685])" office:value-type="float" office:value="0.0512823625521091" calcext:value-type="float">
            <text:p>0,051282362552109</text:p>
          </table:table-cell>
          <table:table-cell table:number-columns-repeated="5"/>
        </table:table-row>
        <table:table-row table:style-name="ro1">
          <table:table-cell table:formula="of:=[.A1686]+1" office:value-type="float" office:value="1679" calcext:value-type="float">
            <text:p>1679</text:p>
          </table:table-cell>
          <table:table-cell table:formula="of:=4*[.$D$3]*[.B1686]*(1-[.B1686])" office:value-type="float" office:value="0.194609927372732" calcext:value-type="float">
            <text:p>0,194609927372732</text:p>
          </table:table-cell>
          <table:table-cell table:number-columns-repeated="5"/>
        </table:table-row>
        <table:table-row table:style-name="ro1">
          <table:table-cell table:formula="of:=[.A1687]+1" office:value-type="float" office:value="1680" calcext:value-type="float">
            <text:p>1680</text:p>
          </table:table-cell>
          <table:table-cell table:formula="of:=4*[.$D$3]*[.B1687]*(1-[.B1687])" office:value-type="float" office:value="0.626947614162849" calcext:value-type="float">
            <text:p>0,626947614162849</text:p>
          </table:table-cell>
          <table:table-cell table:number-columns-repeated="5"/>
        </table:table-row>
        <table:table-row table:style-name="ro1">
          <table:table-cell table:formula="of:=[.A1688]+1" office:value-type="float" office:value="1681" calcext:value-type="float">
            <text:p>1681</text:p>
          </table:table-cell>
          <table:table-cell table:formula="of:=4*[.$D$3]*[.B1688]*(1-[.B1688])" office:value-type="float" office:value="0.935537213033442" calcext:value-type="float">
            <text:p>0,935537213033442</text:p>
          </table:table-cell>
          <table:table-cell table:number-columns-repeated="5"/>
        </table:table-row>
        <table:table-row table:style-name="ro1">
          <table:table-cell table:formula="of:=[.A1689]+1" office:value-type="float" office:value="1682" calcext:value-type="float">
            <text:p>1682</text:p>
          </table:table-cell>
          <table:table-cell table:formula="of:=4*[.$D$3]*[.B1689]*(1-[.B1689])" office:value-type="float" office:value="0.24122934425225" calcext:value-type="float">
            <text:p>0,24122934425225</text:p>
          </table:table-cell>
          <table:table-cell table:number-columns-repeated="5"/>
        </table:table-row>
        <table:table-row table:style-name="ro1">
          <table:table-cell table:formula="of:=[.A1690]+1" office:value-type="float" office:value="1683" calcext:value-type="float">
            <text:p>1683</text:p>
          </table:table-cell>
          <table:table-cell table:formula="of:=4*[.$D$3]*[.B1690]*(1-[.B1690])" office:value-type="float" office:value="0.732150990895518" calcext:value-type="float">
            <text:p>0,732150990895518</text:p>
          </table:table-cell>
          <table:table-cell table:number-columns-repeated="5"/>
        </table:table-row>
        <table:table-row table:style-name="ro1">
          <table:table-cell table:formula="of:=[.A1691]+1" office:value-type="float" office:value="1684" calcext:value-type="float">
            <text:p>1684</text:p>
          </table:table-cell>
          <table:table-cell table:formula="of:=4*[.$D$3]*[.B1691]*(1-[.B1691])" office:value-type="float" office:value="0.784423669704917" calcext:value-type="float">
            <text:p>0,784423669704917</text:p>
          </table:table-cell>
          <table:table-cell table:number-columns-repeated="5"/>
        </table:table-row>
        <table:table-row table:style-name="ro1">
          <table:table-cell table:formula="of:=[.A1692]+1" office:value-type="float" office:value="1685" calcext:value-type="float">
            <text:p>1685</text:p>
          </table:table-cell>
          <table:table-cell table:formula="of:=4*[.$D$3]*[.B1692]*(1-[.B1692])" office:value-type="float" office:value="0.676412704446353" calcext:value-type="float">
            <text:p>0,676412704446353</text:p>
          </table:table-cell>
          <table:table-cell table:number-columns-repeated="5"/>
        </table:table-row>
        <table:table-row table:style-name="ro1">
          <table:table-cell table:formula="of:=[.A1693]+1" office:value-type="float" office:value="1686" calcext:value-type="float">
            <text:p>1686</text:p>
          </table:table-cell>
          <table:table-cell table:formula="of:=4*[.$D$3]*[.B1693]*(1-[.B1693])" office:value-type="float" office:value="0.875514230839694" calcext:value-type="float">
            <text:p>0,875514230839694</text:p>
          </table:table-cell>
          <table:table-cell table:number-columns-repeated="5"/>
        </table:table-row>
        <table:table-row table:style-name="ro1">
          <table:table-cell table:formula="of:=[.A1694]+1" office:value-type="float" office:value="1687" calcext:value-type="float">
            <text:p>1687</text:p>
          </table:table-cell>
          <table:table-cell table:formula="of:=4*[.$D$3]*[.B1694]*(1-[.B1694])" office:value-type="float" office:value="0.435956249747492" calcext:value-type="float">
            <text:p>0,435956249747492</text:p>
          </table:table-cell>
          <table:table-cell table:number-columns-repeated="5"/>
        </table:table-row>
        <table:table-row table:style-name="ro1">
          <table:table-cell table:formula="of:=[.A1695]+1" office:value-type="float" office:value="1688" calcext:value-type="float">
            <text:p>1688</text:p>
          </table:table-cell>
          <table:table-cell table:formula="of:=4*[.$D$3]*[.B1695]*(1-[.B1695])" office:value-type="float" office:value="0.983593592214377" calcext:value-type="float">
            <text:p>0,983593592214377</text:p>
          </table:table-cell>
          <table:table-cell table:number-columns-repeated="5"/>
        </table:table-row>
        <table:table-row table:style-name="ro1">
          <table:table-cell table:formula="of:=[.A1696]+1" office:value-type="float" office:value="1689" calcext:value-type="float">
            <text:p>1689</text:p>
          </table:table-cell>
          <table:table-cell table:formula="of:=4*[.$D$3]*[.B1696]*(1-[.B1696])" office:value-type="float" office:value="0.064548950276778" calcext:value-type="float">
            <text:p>0,064548950276778</text:p>
          </table:table-cell>
          <table:table-cell table:number-columns-repeated="5"/>
        </table:table-row>
        <table:table-row table:style-name="ro1">
          <table:table-cell table:formula="of:=[.A1697]+1" office:value-type="float" office:value="1690" calcext:value-type="float">
            <text:p>1690</text:p>
          </table:table-cell>
          <table:table-cell table:formula="of:=4*[.$D$3]*[.B1697]*(1-[.B1697])" office:value-type="float" office:value="0.241529533179776" calcext:value-type="float">
            <text:p>0,241529533179776</text:p>
          </table:table-cell>
          <table:table-cell table:number-columns-repeated="5"/>
        </table:table-row>
        <table:table-row table:style-name="ro1">
          <table:table-cell table:formula="of:=[.A1698]+1" office:value-type="float" office:value="1691" calcext:value-type="float">
            <text:p>1691</text:p>
          </table:table-cell>
          <table:table-cell table:formula="of:=4*[.$D$3]*[.B1698]*(1-[.B1698])" office:value-type="float" office:value="0.732772071126942" calcext:value-type="float">
            <text:p>0,732772071126942</text:p>
          </table:table-cell>
          <table:table-cell table:number-columns-repeated="5"/>
        </table:table-row>
        <table:table-row table:style-name="ro1">
          <table:table-cell table:formula="of:=[.A1699]+1" office:value-type="float" office:value="1692" calcext:value-type="float">
            <text:p>1692</text:p>
          </table:table-cell>
          <table:table-cell table:formula="of:=4*[.$D$3]*[.B1699]*(1-[.B1699])" office:value-type="float" office:value="0.783268651613095" calcext:value-type="float">
            <text:p>0,783268651613095</text:p>
          </table:table-cell>
          <table:table-cell table:number-columns-repeated="5"/>
        </table:table-row>
        <table:table-row table:style-name="ro1">
          <table:table-cell table:formula="of:=[.A1700]+1" office:value-type="float" office:value="1693" calcext:value-type="float">
            <text:p>1693</text:p>
          </table:table-cell>
          <table:table-cell table:formula="of:=4*[.$D$3]*[.B1700]*(1-[.B1700])" office:value-type="float" office:value="0.679035484053196" calcext:value-type="float">
            <text:p>0,679035484053196</text:p>
          </table:table-cell>
          <table:table-cell table:number-columns-repeated="5"/>
        </table:table-row>
        <table:table-row table:style-name="ro1">
          <table:table-cell table:formula="of:=[.A1701]+1" office:value-type="float" office:value="1694" calcext:value-type="float">
            <text:p>1694</text:p>
          </table:table-cell>
          <table:table-cell table:formula="of:=4*[.$D$3]*[.B1701]*(1-[.B1701])" office:value-type="float" office:value="0.871785181799352" calcext:value-type="float">
            <text:p>0,871785181799352</text:p>
          </table:table-cell>
          <table:table-cell table:number-columns-repeated="5"/>
        </table:table-row>
        <table:table-row table:style-name="ro1">
          <table:table-cell table:formula="of:=[.A1702]+1" office:value-type="float" office:value="1695" calcext:value-type="float">
            <text:p>1695</text:p>
          </table:table-cell>
          <table:table-cell table:formula="of:=4*[.$D$3]*[.B1702]*(1-[.B1702])" office:value-type="float" office:value="0.447103114377692" calcext:value-type="float">
            <text:p>0,447103114377692</text:p>
          </table:table-cell>
          <table:table-cell table:number-columns-repeated="5"/>
        </table:table-row>
        <table:table-row table:style-name="ro1">
          <table:table-cell table:formula="of:=[.A1703]+1" office:value-type="float" office:value="1696" calcext:value-type="float">
            <text:p>1696</text:p>
          </table:table-cell>
          <table:table-cell table:formula="of:=4*[.$D$3]*[.B1703]*(1-[.B1703])" office:value-type="float" office:value="0.988807677965842" calcext:value-type="float">
            <text:p>0,988807677965842</text:p>
          </table:table-cell>
          <table:table-cell table:number-columns-repeated="5"/>
        </table:table-row>
        <table:table-row table:style-name="ro1">
          <table:table-cell table:formula="of:=[.A1704]+1" office:value-type="float" office:value="1697" calcext:value-type="float">
            <text:p>1697</text:p>
          </table:table-cell>
          <table:table-cell table:formula="of:=4*[.$D$3]*[.B1704]*(1-[.B1704])" office:value-type="float" office:value="0.0442682158465676" calcext:value-type="float">
            <text:p>0,044268215846568</text:p>
          </table:table-cell>
          <table:table-cell table:number-columns-repeated="5"/>
        </table:table-row>
        <table:table-row table:style-name="ro1">
          <table:table-cell table:formula="of:=[.A1705]+1" office:value-type="float" office:value="1698" calcext:value-type="float">
            <text:p>1698</text:p>
          </table:table-cell>
          <table:table-cell table:formula="of:=4*[.$D$3]*[.B1705]*(1-[.B1705])" office:value-type="float" office:value="0.169234163649317" calcext:value-type="float">
            <text:p>0,169234163649317</text:p>
          </table:table-cell>
          <table:table-cell table:number-columns-repeated="5"/>
        </table:table-row>
        <table:table-row table:style-name="ro1">
          <table:table-cell table:formula="of:=[.A1706]+1" office:value-type="float" office:value="1699" calcext:value-type="float">
            <text:p>1699</text:p>
          </table:table-cell>
          <table:table-cell table:formula="of:=4*[.$D$3]*[.B1706]*(1-[.B1706])" office:value-type="float" office:value="0.562375846012934" calcext:value-type="float">
            <text:p>0,562375846012934</text:p>
          </table:table-cell>
          <table:table-cell table:number-columns-repeated="5"/>
        </table:table-row>
        <table:table-row table:style-name="ro1">
          <table:table-cell table:formula="of:=[.A1707]+1" office:value-type="float" office:value="1700" calcext:value-type="float">
            <text:p>1700</text:p>
          </table:table-cell>
          <table:table-cell table:formula="of:=4*[.$D$3]*[.B1707]*(1-[.B1707])" office:value-type="float" office:value="0.984437015336683" calcext:value-type="float">
            <text:p>0,984437015336683</text:p>
          </table:table-cell>
          <table:table-cell table:number-columns-repeated="5"/>
        </table:table-row>
        <table:table-row table:style-name="ro1">
          <table:table-cell table:formula="of:=[.A1708]+1" office:value-type="float" office:value="1701" calcext:value-type="float">
            <text:p>1701</text:p>
          </table:table-cell>
          <table:table-cell table:formula="of:=4*[.$D$3]*[.B1708]*(1-[.B1708])" office:value-type="float" office:value="0.0612831126867448" calcext:value-type="float">
            <text:p>0,061283112686745</text:p>
          </table:table-cell>
          <table:table-cell table:number-columns-repeated="5"/>
        </table:table-row>
        <table:table-row table:style-name="ro1">
          <table:table-cell table:formula="of:=[.A1709]+1" office:value-type="float" office:value="1702" calcext:value-type="float">
            <text:p>1702</text:p>
          </table:table-cell>
          <table:table-cell table:formula="of:=4*[.$D$3]*[.B1709]*(1-[.B1709])" office:value-type="float" office:value="0.230109971144674" calcext:value-type="float">
            <text:p>0,230109971144674</text:p>
          </table:table-cell>
          <table:table-cell table:number-columns-repeated="5"/>
        </table:table-row>
        <table:table-row table:style-name="ro1">
          <table:table-cell table:formula="of:=[.A1710]+1" office:value-type="float" office:value="1703" calcext:value-type="float">
            <text:p>1703</text:p>
          </table:table-cell>
          <table:table-cell table:formula="of:=4*[.$D$3]*[.B1710]*(1-[.B1710])" office:value-type="float" office:value="0.708637489297886" calcext:value-type="float">
            <text:p>0,708637489297886</text:p>
          </table:table-cell>
          <table:table-cell table:number-columns-repeated="5"/>
        </table:table-row>
        <table:table-row table:style-name="ro1">
          <table:table-cell table:formula="of:=[.A1711]+1" office:value-type="float" office:value="1704" calcext:value-type="float">
            <text:p>1704</text:p>
          </table:table-cell>
          <table:table-cell table:formula="of:=4*[.$D$3]*[.B1711]*(1-[.B1711])" office:value-type="float" office:value="0.825881592237898" calcext:value-type="float">
            <text:p>0,825881592237898</text:p>
          </table:table-cell>
          <table:table-cell table:number-columns-repeated="5"/>
        </table:table-row>
        <table:table-row table:style-name="ro1">
          <table:table-cell table:formula="of:=[.A1712]+1" office:value-type="float" office:value="1705" calcext:value-type="float">
            <text:p>1705</text:p>
          </table:table-cell>
          <table:table-cell table:formula="of:=4*[.$D$3]*[.B1712]*(1-[.B1712])" office:value-type="float" office:value="0.575204751361969" calcext:value-type="float">
            <text:p>0,575204751361969</text:p>
          </table:table-cell>
          <table:table-cell table:number-columns-repeated="5"/>
        </table:table-row>
        <table:table-row table:style-name="ro1">
          <table:table-cell table:formula="of:=[.A1713]+1" office:value-type="float" office:value="1706" calcext:value-type="float">
            <text:p>1706</text:p>
          </table:table-cell>
          <table:table-cell table:formula="of:=4*[.$D$3]*[.B1713]*(1-[.B1713])" office:value-type="float" office:value="0.977376981490338" calcext:value-type="float">
            <text:p>0,977376981490338</text:p>
          </table:table-cell>
          <table:table-cell table:number-columns-repeated="5"/>
        </table:table-row>
        <table:table-row table:style-name="ro1">
          <table:table-cell table:formula="of:=[.A1714]+1" office:value-type="float" office:value="1707" calcext:value-type="float">
            <text:p>1707</text:p>
          </table:table-cell>
          <table:table-cell table:formula="of:=4*[.$D$3]*[.B1714]*(1-[.B1714])" office:value-type="float" office:value="0.0884448701726956" calcext:value-type="float">
            <text:p>0,088444870172696</text:p>
          </table:table-cell>
          <table:table-cell table:number-columns-repeated="5"/>
        </table:table-row>
        <table:table-row table:style-name="ro1">
          <table:table-cell table:formula="of:=[.A1715]+1" office:value-type="float" office:value="1708" calcext:value-type="float">
            <text:p>1708</text:p>
          </table:table-cell>
          <table:table-cell table:formula="of:=4*[.$D$3]*[.B1715]*(1-[.B1715])" office:value-type="float" office:value="0.322489500451322" calcext:value-type="float">
            <text:p>0,322489500451322</text:p>
          </table:table-cell>
          <table:table-cell table:number-columns-repeated="5"/>
        </table:table-row>
        <table:table-row table:style-name="ro1">
          <table:table-cell table:formula="of:=[.A1716]+1" office:value-type="float" office:value="1709" calcext:value-type="float">
            <text:p>1709</text:p>
          </table:table-cell>
          <table:table-cell table:formula="of:=4*[.$D$3]*[.B1716]*(1-[.B1716])" office:value-type="float" office:value="0.873960090199916" calcext:value-type="float">
            <text:p>0,873960090199916</text:p>
          </table:table-cell>
          <table:table-cell table:number-columns-repeated="5"/>
        </table:table-row>
        <table:table-row table:style-name="ro1">
          <table:table-cell table:formula="of:=[.A1717]+1" office:value-type="float" office:value="1710" calcext:value-type="float">
            <text:p>1710</text:p>
          </table:table-cell>
          <table:table-cell table:formula="of:=4*[.$D$3]*[.B1717]*(1-[.B1717])" office:value-type="float" office:value="0.440615403750684" calcext:value-type="float">
            <text:p>0,440615403750684</text:p>
          </table:table-cell>
          <table:table-cell table:number-columns-repeated="5"/>
        </table:table-row>
        <table:table-row table:style-name="ro1">
          <table:table-cell table:formula="of:=[.A1718]+1" office:value-type="float" office:value="1711" calcext:value-type="float">
            <text:p>1711</text:p>
          </table:table-cell>
          <table:table-cell table:formula="of:=4*[.$D$3]*[.B1718]*(1-[.B1718])" office:value-type="float" office:value="0.985893878913223" calcext:value-type="float">
            <text:p>0,985893878913223</text:p>
          </table:table-cell>
          <table:table-cell table:number-columns-repeated="5"/>
        </table:table-row>
        <table:table-row table:style-name="ro1">
          <table:table-cell table:formula="of:=[.A1719]+1" office:value-type="float" office:value="1712" calcext:value-type="float">
            <text:p>1712</text:p>
          </table:table-cell>
          <table:table-cell table:formula="of:=4*[.$D$3]*[.B1719]*(1-[.B1719])" office:value-type="float" office:value="0.0556285537386496" calcext:value-type="float">
            <text:p>0,05562855373865</text:p>
          </table:table-cell>
          <table:table-cell table:number-columns-repeated="5"/>
        </table:table-row>
        <table:table-row table:style-name="ro1">
          <table:table-cell table:formula="of:=[.A1720]+1" office:value-type="float" office:value="1713" calcext:value-type="float">
            <text:p>1713</text:p>
          </table:table-cell>
          <table:table-cell table:formula="of:=4*[.$D$3]*[.B1720]*(1-[.B1720])" office:value-type="float" office:value="0.210136070990383" calcext:value-type="float">
            <text:p>0,210136070990383</text:p>
          </table:table-cell>
          <table:table-cell table:number-columns-repeated="5"/>
        </table:table-row>
        <table:table-row table:style-name="ro1">
          <table:table-cell table:formula="of:=[.A1721]+1" office:value-type="float" office:value="1714" calcext:value-type="float">
            <text:p>1714</text:p>
          </table:table-cell>
          <table:table-cell table:formula="of:=4*[.$D$3]*[.B1721]*(1-[.B1721])" office:value-type="float" office:value="0.663915610636431" calcext:value-type="float">
            <text:p>0,663915610636431</text:p>
          </table:table-cell>
          <table:table-cell table:number-columns-repeated="5"/>
        </table:table-row>
        <table:table-row table:style-name="ro1">
          <table:table-cell table:formula="of:=[.A1722]+1" office:value-type="float" office:value="1715" calcext:value-type="float">
            <text:p>1715</text:p>
          </table:table-cell>
          <table:table-cell table:formula="of:=4*[.$D$3]*[.B1722]*(1-[.B1722])" office:value-type="float" office:value="0.892526690358744" calcext:value-type="float">
            <text:p>0,892526690358744</text:p>
          </table:table-cell>
          <table:table-cell table:number-columns-repeated="5"/>
        </table:table-row>
        <table:table-row table:style-name="ro1">
          <table:table-cell table:formula="of:=[.A1723]+1" office:value-type="float" office:value="1716" calcext:value-type="float">
            <text:p>1716</text:p>
          </table:table-cell>
          <table:table-cell table:formula="of:=4*[.$D$3]*[.B1723]*(1-[.B1723])" office:value-type="float" office:value="0.383691189424044" calcext:value-type="float">
            <text:p>0,383691189424044</text:p>
          </table:table-cell>
          <table:table-cell table:number-columns-repeated="5"/>
        </table:table-row>
        <table:table-row table:style-name="ro1">
          <table:table-cell table:formula="of:=[.A1724]+1" office:value-type="float" office:value="1717" calcext:value-type="float">
            <text:p>1717</text:p>
          </table:table-cell>
          <table:table-cell table:formula="of:=4*[.$D$3]*[.B1724]*(1-[.B1724])" office:value-type="float" office:value="0.945889042329626" calcext:value-type="float">
            <text:p>0,945889042329626</text:p>
          </table:table-cell>
          <table:table-cell table:number-columns-repeated="5"/>
        </table:table-row>
        <table:table-row table:style-name="ro1">
          <table:table-cell table:formula="of:=[.A1725]+1" office:value-type="float" office:value="1718" calcext:value-type="float">
            <text:p>1718</text:p>
          </table:table-cell>
          <table:table-cell table:formula="of:=4*[.$D$3]*[.B1725]*(1-[.B1725])" office:value-type="float" office:value="0.204731847721476" calcext:value-type="float">
            <text:p>0,204731847721476</text:p>
          </table:table-cell>
          <table:table-cell table:number-columns-repeated="5"/>
        </table:table-row>
        <table:table-row table:style-name="ro1">
          <table:table-cell table:formula="of:=[.A1726]+1" office:value-type="float" office:value="1719" calcext:value-type="float">
            <text:p>1719</text:p>
          </table:table-cell>
          <table:table-cell table:formula="of:=4*[.$D$3]*[.B1726]*(1-[.B1726])" office:value-type="float" office:value="0.651266873000106" calcext:value-type="float">
            <text:p>0,651266873000106</text:p>
          </table:table-cell>
          <table:table-cell table:number-columns-repeated="5"/>
        </table:table-row>
        <table:table-row table:style-name="ro1">
          <table:table-cell table:formula="of:=[.A1727]+1" office:value-type="float" office:value="1720" calcext:value-type="float">
            <text:p>1720</text:p>
          </table:table-cell>
          <table:table-cell table:formula="of:=4*[.$D$3]*[.B1727]*(1-[.B1727])" office:value-type="float" office:value="0.908473332531079" calcext:value-type="float">
            <text:p>0,908473332531079</text:p>
          </table:table-cell>
          <table:table-cell table:number-columns-repeated="5"/>
        </table:table-row>
        <table:table-row table:style-name="ro1">
          <table:table-cell table:formula="of:=[.A1728]+1" office:value-type="float" office:value="1721" calcext:value-type="float">
            <text:p>1721</text:p>
          </table:table-cell>
          <table:table-cell table:formula="of:=4*[.$D$3]*[.B1728]*(1-[.B1728])" office:value-type="float" office:value="0.332598146443818" calcext:value-type="float">
            <text:p>0,332598146443818</text:p>
          </table:table-cell>
          <table:table-cell table:number-columns-repeated="5"/>
        </table:table-row>
        <table:table-row table:style-name="ro1">
          <table:table-cell table:formula="of:=[.A1729]+1" office:value-type="float" office:value="1722" calcext:value-type="float">
            <text:p>1722</text:p>
          </table:table-cell>
          <table:table-cell table:formula="of:=4*[.$D$3]*[.B1729]*(1-[.B1729])" office:value-type="float" office:value="0.887906477703819" calcext:value-type="float">
            <text:p>0,887906477703819</text:p>
          </table:table-cell>
          <table:table-cell table:number-columns-repeated="5"/>
        </table:table-row>
        <table:table-row table:style-name="ro1">
          <table:table-cell table:formula="of:=[.A1730]+1" office:value-type="float" office:value="1723" calcext:value-type="float">
            <text:p>1723</text:p>
          </table:table-cell>
          <table:table-cell table:formula="of:=4*[.$D$3]*[.B1730]*(1-[.B1730])" office:value-type="float" office:value="0.398114258221667" calcext:value-type="float">
            <text:p>0,398114258221667</text:p>
          </table:table-cell>
          <table:table-cell table:number-columns-repeated="5"/>
        </table:table-row>
        <table:table-row table:style-name="ro1">
          <table:table-cell table:formula="of:=[.A1731]+1" office:value-type="float" office:value="1724" calcext:value-type="float">
            <text:p>1724</text:p>
          </table:table-cell>
          <table:table-cell table:formula="of:=4*[.$D$3]*[.B1731]*(1-[.B1731])" office:value-type="float" office:value="0.958477182489116" calcext:value-type="float">
            <text:p>0,958477182489116</text:p>
          </table:table-cell>
          <table:table-cell table:number-columns-repeated="5"/>
        </table:table-row>
        <table:table-row table:style-name="ro1">
          <table:table-cell table:formula="of:=[.A1732]+1" office:value-type="float" office:value="1725" calcext:value-type="float">
            <text:p>1725</text:p>
          </table:table-cell>
          <table:table-cell table:formula="of:=4*[.$D$3]*[.B1732]*(1-[.B1732])" office:value-type="float" office:value="0.159194692547369" calcext:value-type="float">
            <text:p>0,159194692547369</text:p>
          </table:table-cell>
          <table:table-cell table:number-columns-repeated="5"/>
        </table:table-row>
        <table:table-row table:style-name="ro1">
          <table:table-cell table:formula="of:=[.A1733]+1" office:value-type="float" office:value="1726" calcext:value-type="float">
            <text:p>1726</text:p>
          </table:table-cell>
          <table:table-cell table:formula="of:=4*[.$D$3]*[.B1733]*(1-[.B1733])" office:value-type="float" office:value="0.53540696964847" calcext:value-type="float">
            <text:p>0,53540696964847</text:p>
          </table:table-cell>
          <table:table-cell table:number-columns-repeated="5"/>
        </table:table-row>
        <table:table-row table:style-name="ro1">
          <table:table-cell table:formula="of:=[.A1734]+1" office:value-type="float" office:value="1727" calcext:value-type="float">
            <text:p>1727</text:p>
          </table:table-cell>
          <table:table-cell table:formula="of:=4*[.$D$3]*[.B1734]*(1-[.B1734])" office:value-type="float" office:value="0.994985386001249" calcext:value-type="float">
            <text:p>0,994985386001249</text:p>
          </table:table-cell>
          <table:table-cell table:number-columns-repeated="5"/>
        </table:table-row>
        <table:table-row table:style-name="ro1">
          <table:table-cell table:formula="of:=[.A1735]+1" office:value-type="float" office:value="1728" calcext:value-type="float">
            <text:p>1728</text:p>
          </table:table-cell>
          <table:table-cell table:formula="of:=4*[.$D$3]*[.B1735]*(1-[.B1735])" office:value-type="float" office:value="0.0199578705807769" calcext:value-type="float">
            <text:p>0,019957870580777</text:p>
          </table:table-cell>
          <table:table-cell table:number-columns-repeated="5"/>
        </table:table-row>
        <table:table-row table:style-name="ro1">
          <table:table-cell table:formula="of:=[.A1736]+1" office:value-type="float" office:value="1729" calcext:value-type="float">
            <text:p>1729</text:p>
          </table:table-cell>
          <table:table-cell table:formula="of:=4*[.$D$3]*[.B1736]*(1-[.B1736])" office:value-type="float" office:value="0.0782382159306315" calcext:value-type="float">
            <text:p>0,078238215930632</text:p>
          </table:table-cell>
          <table:table-cell table:number-columns-repeated="5"/>
        </table:table-row>
        <table:table-row table:style-name="ro1">
          <table:table-cell table:formula="of:=[.A1737]+1" office:value-type="float" office:value="1730" calcext:value-type="float">
            <text:p>1730</text:p>
          </table:table-cell>
          <table:table-cell table:formula="of:=4*[.$D$3]*[.B1737]*(1-[.B1737])" office:value-type="float" office:value="0.288467989994493" calcext:value-type="float">
            <text:p>0,288467989994493</text:p>
          </table:table-cell>
          <table:table-cell table:number-columns-repeated="5"/>
        </table:table-row>
        <table:table-row table:style-name="ro1">
          <table:table-cell table:formula="of:=[.A1738]+1" office:value-type="float" office:value="1731" calcext:value-type="float">
            <text:p>1731</text:p>
          </table:table-cell>
          <table:table-cell table:formula="of:=4*[.$D$3]*[.B1738]*(1-[.B1738])" office:value-type="float" office:value="0.821016834972121" calcext:value-type="float">
            <text:p>0,821016834972121</text:p>
          </table:table-cell>
          <table:table-cell table:number-columns-repeated="5"/>
        </table:table-row>
        <table:table-row table:style-name="ro1">
          <table:table-cell table:formula="of:=[.A1739]+1" office:value-type="float" office:value="1732" calcext:value-type="float">
            <text:p>1732</text:p>
          </table:table-cell>
          <table:table-cell table:formula="of:=4*[.$D$3]*[.B1739]*(1-[.B1739])" office:value-type="float" office:value="0.587792766657928" calcext:value-type="float">
            <text:p>0,587792766657928</text:p>
          </table:table-cell>
          <table:table-cell table:number-columns-repeated="5"/>
        </table:table-row>
        <table:table-row table:style-name="ro1">
          <table:table-cell table:formula="of:=[.A1740]+1" office:value-type="float" office:value="1733" calcext:value-type="float">
            <text:p>1733</text:p>
          </table:table-cell>
          <table:table-cell table:formula="of:=4*[.$D$3]*[.B1740]*(1-[.B1740])" office:value-type="float" office:value="0.969169720490186" calcext:value-type="float">
            <text:p>0,969169720490186</text:p>
          </table:table-cell>
          <table:table-cell table:number-columns-repeated="5"/>
        </table:table-row>
        <table:table-row table:style-name="ro1">
          <table:table-cell table:formula="of:=[.A1741]+1" office:value-type="float" office:value="1734" calcext:value-type="float">
            <text:p>1734</text:p>
          </table:table-cell>
          <table:table-cell table:formula="of:=4*[.$D$3]*[.B1741]*(1-[.B1741])" office:value-type="float" office:value="0.119519093500641" calcext:value-type="float">
            <text:p>0,119519093500641</text:p>
          </table:table-cell>
          <table:table-cell table:number-columns-repeated="5"/>
        </table:table-row>
        <table:table-row table:style-name="ro1">
          <table:table-cell table:formula="of:=[.A1742]+1" office:value-type="float" office:value="1735" calcext:value-type="float">
            <text:p>1735</text:p>
          </table:table-cell>
          <table:table-cell table:formula="of:=4*[.$D$3]*[.B1742]*(1-[.B1742])" office:value-type="float" office:value="0.420937119157705" calcext:value-type="float">
            <text:p>0,420937119157705</text:p>
          </table:table-cell>
          <table:table-cell table:number-columns-repeated="5"/>
        </table:table-row>
        <table:table-row table:style-name="ro1">
          <table:table-cell table:formula="of:=[.A1743]+1" office:value-type="float" office:value="1736" calcext:value-type="float">
            <text:p>1736</text:p>
          </table:table-cell>
          <table:table-cell table:formula="of:=4*[.$D$3]*[.B1743]*(1-[.B1743])" office:value-type="float" office:value="0.974996243491668" calcext:value-type="float">
            <text:p>0,974996243491668</text:p>
          </table:table-cell>
          <table:table-cell table:number-columns-repeated="5"/>
        </table:table-row>
        <table:table-row table:style-name="ro1">
          <table:table-cell table:formula="of:=[.A1744]+1" office:value-type="float" office:value="1737" calcext:value-type="float">
            <text:p>1737</text:p>
          </table:table-cell>
          <table:table-cell table:formula="of:=4*[.$D$3]*[.B1744]*(1-[.B1744])" office:value-type="float" office:value="0.0975142746752161" calcext:value-type="float">
            <text:p>0,097514274675216</text:p>
          </table:table-cell>
          <table:table-cell table:number-columns-repeated="5"/>
        </table:table-row>
        <table:table-row table:style-name="ro1">
          <table:table-cell table:formula="of:=[.A1745]+1" office:value-type="float" office:value="1738" calcext:value-type="float">
            <text:p>1738</text:p>
          </table:table-cell>
          <table:table-cell table:formula="of:=4*[.$D$3]*[.B1745]*(1-[.B1745])" office:value-type="float" office:value="0.35202096363913" calcext:value-type="float">
            <text:p>0,35202096363913</text:p>
          </table:table-cell>
          <table:table-cell table:number-columns-repeated="5"/>
        </table:table-row>
        <table:table-row table:style-name="ro1">
          <table:table-cell table:formula="of:=[.A1746]+1" office:value-type="float" office:value="1739" calcext:value-type="float">
            <text:p>1739</text:p>
          </table:table-cell>
          <table:table-cell table:formula="of:=4*[.$D$3]*[.B1746]*(1-[.B1746])" office:value-type="float" office:value="0.912408819190834" calcext:value-type="float">
            <text:p>0,912408819190834</text:p>
          </table:table-cell>
          <table:table-cell table:number-columns-repeated="5"/>
        </table:table-row>
        <table:table-row table:style-name="ro1">
          <table:table-cell table:formula="of:=[.A1747]+1" office:value-type="float" office:value="1740" calcext:value-type="float">
            <text:p>1740</text:p>
          </table:table-cell>
          <table:table-cell table:formula="of:=4*[.$D$3]*[.B1747]*(1-[.B1747])" office:value-type="float" office:value="0.319675863414489" calcext:value-type="float">
            <text:p>0,319675863414489</text:p>
          </table:table-cell>
          <table:table-cell table:number-columns-repeated="5"/>
        </table:table-row>
        <table:table-row table:style-name="ro1">
          <table:table-cell table:formula="of:=[.A1748]+1" office:value-type="float" office:value="1741" calcext:value-type="float">
            <text:p>1741</text:p>
          </table:table-cell>
          <table:table-cell table:formula="of:=4*[.$D$3]*[.B1748]*(1-[.B1748])" office:value-type="float" office:value="0.86993282305876" calcext:value-type="float">
            <text:p>0,86993282305876</text:p>
          </table:table-cell>
          <table:table-cell table:number-columns-repeated="5"/>
        </table:table-row>
        <table:table-row table:style-name="ro1">
          <table:table-cell table:formula="of:=[.A1749]+1" office:value-type="float" office:value="1742" calcext:value-type="float">
            <text:p>1742</text:p>
          </table:table-cell>
          <table:table-cell table:formula="of:=4*[.$D$3]*[.B1749]*(1-[.B1749])" office:value-type="float" office:value="0.452598825695106" calcext:value-type="float">
            <text:p>0,452598825695106</text:p>
          </table:table-cell>
          <table:table-cell table:number-columns-repeated="5"/>
        </table:table-row>
        <table:table-row table:style-name="ro1">
          <table:table-cell table:formula="of:=[.A1750]+1" office:value-type="float" office:value="1743" calcext:value-type="float">
            <text:p>1743</text:p>
          </table:table-cell>
          <table:table-cell table:formula="of:=4*[.$D$3]*[.B1750]*(1-[.B1750])" office:value-type="float" office:value="0.991012514698068" calcext:value-type="float">
            <text:p>0,991012514698068</text:p>
          </table:table-cell>
          <table:table-cell table:number-columns-repeated="5"/>
        </table:table-row>
        <table:table-row table:style-name="ro1">
          <table:table-cell table:formula="of:=[.A1751]+1" office:value-type="float" office:value="1744" calcext:value-type="float">
            <text:p>1744</text:p>
          </table:table-cell>
          <table:table-cell table:formula="of:=4*[.$D$3]*[.B1751]*(1-[.B1751])" office:value-type="float" office:value="0.0356268416395171" calcext:value-type="float">
            <text:p>0,035626841639517</text:p>
          </table:table-cell>
          <table:table-cell table:number-columns-repeated="5"/>
        </table:table-row>
        <table:table-row table:style-name="ro1">
          <table:table-cell table:formula="of:=[.A1752]+1" office:value-type="float" office:value="1745" calcext:value-type="float">
            <text:p>1745</text:p>
          </table:table-cell>
          <table:table-cell table:formula="of:=4*[.$D$3]*[.B1752]*(1-[.B1752])" office:value-type="float" office:value="0.13743027917724" calcext:value-type="float">
            <text:p>0,13743027917724</text:p>
          </table:table-cell>
          <table:table-cell table:number-columns-repeated="5"/>
        </table:table-row>
        <table:table-row table:style-name="ro1">
          <table:table-cell table:formula="of:=[.A1753]+1" office:value-type="float" office:value="1746" calcext:value-type="float">
            <text:p>1746</text:p>
          </table:table-cell>
          <table:table-cell table:formula="of:=4*[.$D$3]*[.B1753]*(1-[.B1753])" office:value-type="float" office:value="0.474172790170022" calcext:value-type="float">
            <text:p>0,474172790170022</text:p>
          </table:table-cell>
          <table:table-cell table:number-columns-repeated="5"/>
        </table:table-row>
        <table:table-row table:style-name="ro1">
          <table:table-cell table:formula="of:=[.A1754]+1" office:value-type="float" office:value="1747" calcext:value-type="float">
            <text:p>1747</text:p>
          </table:table-cell>
          <table:table-cell table:formula="of:=4*[.$D$3]*[.B1754]*(1-[.B1754])" office:value-type="float" office:value="0.997331820929593" calcext:value-type="float">
            <text:p>0,997331820929593</text:p>
          </table:table-cell>
          <table:table-cell table:number-columns-repeated="5"/>
        </table:table-row>
        <table:table-row table:style-name="ro1">
          <table:table-cell table:formula="of:=[.A1755]+1" office:value-type="float" office:value="1748" calcext:value-type="float">
            <text:p>1748</text:p>
          </table:table-cell>
          <table:table-cell table:formula="of:=4*[.$D$3]*[.B1755]*(1-[.B1755])" office:value-type="float" office:value="0.0106442395634203" calcext:value-type="float">
            <text:p>0,01064423956342</text:p>
          </table:table-cell>
          <table:table-cell table:number-columns-repeated="5"/>
        </table:table-row>
        <table:table-row table:style-name="ro1">
          <table:table-cell table:formula="of:=[.A1756]+1" office:value-type="float" office:value="1749" calcext:value-type="float">
            <text:p>1749</text:p>
          </table:table-cell>
          <table:table-cell table:formula="of:=4*[.$D$3]*[.B1756]*(1-[.B1756])" office:value-type="float" office:value="0.0421237589101474" calcext:value-type="float">
            <text:p>0,042123758910147</text:p>
          </table:table-cell>
          <table:table-cell table:number-columns-repeated="5"/>
        </table:table-row>
        <table:table-row table:style-name="ro1">
          <table:table-cell table:formula="of:=[.A1757]+1" office:value-type="float" office:value="1750" calcext:value-type="float">
            <text:p>1750</text:p>
          </table:table-cell>
          <table:table-cell table:formula="of:=4*[.$D$3]*[.B1757]*(1-[.B1757])" office:value-type="float" office:value="0.161397391381709" calcext:value-type="float">
            <text:p>0,161397391381709</text:p>
          </table:table-cell>
          <table:table-cell table:number-columns-repeated="5"/>
        </table:table-row>
        <table:table-row table:style-name="ro1">
          <table:table-cell table:formula="of:=[.A1758]+1" office:value-type="float" office:value="1751" calcext:value-type="float">
            <text:p>1751</text:p>
          </table:table-cell>
          <table:table-cell table:formula="of:=4*[.$D$3]*[.B1758]*(1-[.B1758])" office:value-type="float" office:value="0.541393093747553" calcext:value-type="float">
            <text:p>0,541393093747553</text:p>
          </table:table-cell>
          <table:table-cell table:number-columns-repeated="5"/>
        </table:table-row>
        <table:table-row table:style-name="ro1">
          <table:table-cell table:formula="of:=[.A1759]+1" office:value-type="float" office:value="1752" calcext:value-type="float">
            <text:p>1752</text:p>
          </table:table-cell>
          <table:table-cell table:formula="of:=4*[.$D$3]*[.B1759]*(1-[.B1759])" office:value-type="float" office:value="0.993146447160025" calcext:value-type="float">
            <text:p>0,993146447160025</text:p>
          </table:table-cell>
          <table:table-cell table:number-columns-repeated="5"/>
        </table:table-row>
        <table:table-row table:style-name="ro1">
          <table:table-cell table:formula="of:=[.A1760]+1" office:value-type="float" office:value="1753" calcext:value-type="float">
            <text:p>1753</text:p>
          </table:table-cell>
          <table:table-cell table:formula="of:=4*[.$D$3]*[.B1760]*(1-[.B1760])" office:value-type="float" office:value="0.0272263266137779" calcext:value-type="float">
            <text:p>0,027226326613778</text:p>
          </table:table-cell>
          <table:table-cell table:number-columns-repeated="5"/>
        </table:table-row>
        <table:table-row table:style-name="ro1">
          <table:table-cell table:formula="of:=[.A1761]+1" office:value-type="float" office:value="1754" calcext:value-type="float">
            <text:p>1754</text:p>
          </table:table-cell>
          <table:table-cell table:formula="of:=4*[.$D$3]*[.B1761]*(1-[.B1761])" office:value-type="float" office:value="0.105940215011591" calcext:value-type="float">
            <text:p>0,105940215011591</text:p>
          </table:table-cell>
          <table:table-cell table:number-columns-repeated="5"/>
        </table:table-row>
        <table:table-row table:style-name="ro1">
          <table:table-cell table:formula="of:=[.A1762]+1" office:value-type="float" office:value="1755" calcext:value-type="float">
            <text:p>1755</text:p>
          </table:table-cell>
          <table:table-cell table:formula="of:=4*[.$D$3]*[.B1762]*(1-[.B1762])" office:value-type="float" office:value="0.378867543419556" calcext:value-type="float">
            <text:p>0,378867543419556</text:p>
          </table:table-cell>
          <table:table-cell table:number-columns-repeated="5"/>
        </table:table-row>
        <table:table-row table:style-name="ro1">
          <table:table-cell table:formula="of:=[.A1763]+1" office:value-type="float" office:value="1756" calcext:value-type="float">
            <text:p>1756</text:p>
          </table:table-cell>
          <table:table-cell table:formula="of:=4*[.$D$3]*[.B1763]*(1-[.B1763])" office:value-type="float" office:value="0.941307711851147" calcext:value-type="float">
            <text:p>0,941307711851147</text:p>
          </table:table-cell>
          <table:table-cell table:number-columns-repeated="5"/>
        </table:table-row>
        <table:table-row table:style-name="ro1">
          <table:table-cell table:formula="of:=[.A1764]+1" office:value-type="float" office:value="1757" calcext:value-type="float">
            <text:p>1757</text:p>
          </table:table-cell>
          <table:table-cell table:formula="of:=4*[.$D$3]*[.B1764]*(1-[.B1764])" office:value-type="float" office:value="0.220990013842819" calcext:value-type="float">
            <text:p>0,220990013842819</text:p>
          </table:table-cell>
          <table:table-cell table:number-columns-repeated="5"/>
        </table:table-row>
        <table:table-row table:style-name="ro1">
          <table:table-cell table:formula="of:=[.A1765]+1" office:value-type="float" office:value="1758" calcext:value-type="float">
            <text:p>1758</text:p>
          </table:table-cell>
          <table:table-cell table:formula="of:=4*[.$D$3]*[.B1765]*(1-[.B1765])" office:value-type="float" office:value="0.68861371049828" calcext:value-type="float">
            <text:p>0,68861371049828</text:p>
          </table:table-cell>
          <table:table-cell table:number-columns-repeated="5"/>
        </table:table-row>
        <table:table-row table:style-name="ro1">
          <table:table-cell table:formula="of:=[.A1766]+1" office:value-type="float" office:value="1759" calcext:value-type="float">
            <text:p>1759</text:p>
          </table:table-cell>
          <table:table-cell table:formula="of:=4*[.$D$3]*[.B1766]*(1-[.B1766])" office:value-type="float" office:value="0.857699472848284" calcext:value-type="float">
            <text:p>0,857699472848284</text:p>
          </table:table-cell>
          <table:table-cell table:number-columns-repeated="5"/>
        </table:table-row>
        <table:table-row table:style-name="ro1">
          <table:table-cell table:formula="of:=[.A1767]+1" office:value-type="float" office:value="1760" calcext:value-type="float">
            <text:p>1760</text:p>
          </table:table-cell>
          <table:table-cell table:formula="of:=4*[.$D$3]*[.B1767]*(1-[.B1767])" office:value-type="float" office:value="0.488204348496238" calcext:value-type="float">
            <text:p>0,488204348496238</text:p>
          </table:table-cell>
          <table:table-cell table:number-columns-repeated="5"/>
        </table:table-row>
        <table:table-row table:style-name="ro1">
          <table:table-cell table:formula="of:=[.A1768]+1" office:value-type="float" office:value="1761" calcext:value-type="float">
            <text:p>1761</text:p>
          </table:table-cell>
          <table:table-cell table:formula="of:=4*[.$D$3]*[.B1768]*(1-[.B1768])" office:value-type="float" office:value="0.999443450422407" calcext:value-type="float">
            <text:p>0,999443450422407</text:p>
          </table:table-cell>
          <table:table-cell table:number-columns-repeated="5"/>
        </table:table-row>
        <table:table-row table:style-name="ro1">
          <table:table-cell table:formula="of:=[.A1769]+1" office:value-type="float" office:value="1762" calcext:value-type="float">
            <text:p>1762</text:p>
          </table:table-cell>
          <table:table-cell table:formula="of:=4*[.$D$3]*[.B1769]*(1-[.B1769])" office:value-type="float" office:value="0.0022249593206418" calcext:value-type="float">
            <text:p>0,002224959320642</text:p>
          </table:table-cell>
          <table:table-cell table:number-columns-repeated="5"/>
        </table:table-row>
        <table:table-row table:style-name="ro1">
          <table:table-cell table:formula="of:=[.A1770]+1" office:value-type="float" office:value="1763" calcext:value-type="float">
            <text:p>1763</text:p>
          </table:table-cell>
          <table:table-cell table:formula="of:=4*[.$D$3]*[.B1770]*(1-[.B1770])" office:value-type="float" office:value="0.00888003550665316" calcext:value-type="float">
            <text:p>0,008880035506653</text:p>
          </table:table-cell>
          <table:table-cell table:number-columns-repeated="5"/>
        </table:table-row>
        <table:table-row table:style-name="ro1">
          <table:table-cell table:formula="of:=[.A1771]+1" office:value-type="float" office:value="1764" calcext:value-type="float">
            <text:p>1764</text:p>
          </table:table-cell>
          <table:table-cell table:formula="of:=4*[.$D$3]*[.B1771]*(1-[.B1771])" office:value-type="float" office:value="0.0352047219042149" calcext:value-type="float">
            <text:p>0,035204721904215</text:p>
          </table:table-cell>
          <table:table-cell table:number-columns-repeated="5"/>
        </table:table-row>
        <table:table-row table:style-name="ro1">
          <table:table-cell table:formula="of:=[.A1772]+1" office:value-type="float" office:value="1765" calcext:value-type="float">
            <text:p>1765</text:p>
          </table:table-cell>
          <table:table-cell table:formula="of:=4*[.$D$3]*[.B1772]*(1-[.B1772])" office:value-type="float" office:value="0.135861397839447" calcext:value-type="float">
            <text:p>0,135861397839447</text:p>
          </table:table-cell>
          <table:table-cell table:number-columns-repeated="5"/>
        </table:table-row>
        <table:table-row table:style-name="ro1">
          <table:table-cell table:formula="of:=[.A1773]+1" office:value-type="float" office:value="1766" calcext:value-type="float">
            <text:p>1766</text:p>
          </table:table-cell>
          <table:table-cell table:formula="of:=4*[.$D$3]*[.B1773]*(1-[.B1773])" office:value-type="float" office:value="0.469612313666235" calcext:value-type="float">
            <text:p>0,469612313666235</text:p>
          </table:table-cell>
          <table:table-cell table:number-columns-repeated="5"/>
        </table:table-row>
        <table:table-row table:style-name="ro1">
          <table:table-cell table:formula="of:=[.A1774]+1" office:value-type="float" office:value="1767" calcext:value-type="float">
            <text:p>1767</text:p>
          </table:table-cell>
          <table:table-cell table:formula="of:=4*[.$D$3]*[.B1774]*(1-[.B1774])" office:value-type="float" office:value="0.996306354077123" calcext:value-type="float">
            <text:p>0,996306354077123</text:p>
          </table:table-cell>
          <table:table-cell table:number-columns-repeated="5"/>
        </table:table-row>
        <table:table-row table:style-name="ro1">
          <table:table-cell table:formula="of:=[.A1775]+1" office:value-type="float" office:value="1768" calcext:value-type="float">
            <text:p>1768</text:p>
          </table:table-cell>
          <table:table-cell table:formula="of:=4*[.$D$3]*[.B1775]*(1-[.B1775])" office:value-type="float" office:value="0.0147200116106937" calcext:value-type="float">
            <text:p>0,014720011610694</text:p>
          </table:table-cell>
          <table:table-cell table:number-columns-repeated="5"/>
        </table:table-row>
        <table:table-row table:style-name="ro1">
          <table:table-cell table:formula="of:=[.A1776]+1" office:value-type="float" office:value="1769" calcext:value-type="float">
            <text:p>1769</text:p>
          </table:table-cell>
          <table:table-cell table:formula="of:=4*[.$D$3]*[.B1776]*(1-[.B1776])" office:value-type="float" office:value="0.0580133314754991" calcext:value-type="float">
            <text:p>0,058013331475499</text:p>
          </table:table-cell>
          <table:table-cell table:number-columns-repeated="5"/>
        </table:table-row>
        <table:table-row table:style-name="ro1">
          <table:table-cell table:formula="of:=[.A1777]+1" office:value-type="float" office:value="1770" calcext:value-type="float">
            <text:p>1770</text:p>
          </table:table-cell>
          <table:table-cell table:formula="of:=4*[.$D$3]*[.B1777]*(1-[.B1777])" office:value-type="float" office:value="0.218591139386452" calcext:value-type="float">
            <text:p>0,218591139386452</text:p>
          </table:table-cell>
          <table:table-cell table:number-columns-repeated="5"/>
        </table:table-row>
        <table:table-row table:style-name="ro1">
          <table:table-cell table:formula="of:=[.A1778]+1" office:value-type="float" office:value="1771" calcext:value-type="float">
            <text:p>1771</text:p>
          </table:table-cell>
          <table:table-cell table:formula="of:=4*[.$D$3]*[.B1778]*(1-[.B1778])" office:value-type="float" office:value="0.683236212672739" calcext:value-type="float">
            <text:p>0,683236212672739</text:p>
          </table:table-cell>
          <table:table-cell table:number-columns-repeated="5"/>
        </table:table-row>
        <table:table-row table:style-name="ro1">
          <table:table-cell table:formula="of:=[.A1779]+1" office:value-type="float" office:value="1772" calcext:value-type="float">
            <text:p>1772</text:p>
          </table:table-cell>
          <table:table-cell table:formula="of:=4*[.$D$3]*[.B1779]*(1-[.B1779])" office:value-type="float" office:value="0.865697961461403" calcext:value-type="float">
            <text:p>0,865697961461403</text:p>
          </table:table-cell>
          <table:table-cell table:number-columns-repeated="5"/>
        </table:table-row>
        <table:table-row table:style-name="ro1">
          <table:table-cell table:formula="of:=[.A1780]+1" office:value-type="float" office:value="1773" calcext:value-type="float">
            <text:p>1773</text:p>
          </table:table-cell>
          <table:table-cell table:formula="of:=4*[.$D$3]*[.B1780]*(1-[.B1780])" office:value-type="float" office:value="0.465060003931896" calcext:value-type="float">
            <text:p>0,465060003931896</text:p>
          </table:table-cell>
          <table:table-cell table:number-columns-repeated="5"/>
        </table:table-row>
        <table:table-row table:style-name="ro1">
          <table:table-cell table:formula="of:=[.A1781]+1" office:value-type="float" office:value="1774" calcext:value-type="float">
            <text:p>1774</text:p>
          </table:table-cell>
          <table:table-cell table:formula="of:=4*[.$D$3]*[.B1781]*(1-[.B1781])" office:value-type="float" office:value="0.995116786699044" calcext:value-type="float">
            <text:p>0,995116786699044</text:p>
          </table:table-cell>
          <table:table-cell table:number-columns-repeated="5"/>
        </table:table-row>
        <table:table-row table:style-name="ro1">
          <table:table-cell table:formula="of:=[.A1782]+1" office:value-type="float" office:value="1775" calcext:value-type="float">
            <text:p>1775</text:p>
          </table:table-cell>
          <table:table-cell table:formula="of:=4*[.$D$3]*[.B1782]*(1-[.B1782])" office:value-type="float" office:value="0.0194374701152556" calcext:value-type="float">
            <text:p>0,019437470115256</text:p>
          </table:table-cell>
          <table:table-cell table:number-columns-repeated="5"/>
        </table:table-row>
        <table:table-row table:style-name="ro1">
          <table:table-cell table:formula="of:=[.A1783]+1" office:value-type="float" office:value="1776" calcext:value-type="float">
            <text:p>1776</text:p>
          </table:table-cell>
          <table:table-cell table:formula="of:=4*[.$D$3]*[.B1783]*(1-[.B1783])" office:value-type="float" office:value="0.0762386194830965" calcext:value-type="float">
            <text:p>0,076238619483097</text:p>
          </table:table-cell>
          <table:table-cell table:number-columns-repeated="5"/>
        </table:table-row>
        <table:table-row table:style-name="ro1">
          <table:table-cell table:formula="of:=[.A1784]+1" office:value-type="float" office:value="1777" calcext:value-type="float">
            <text:p>1777</text:p>
          </table:table-cell>
          <table:table-cell table:formula="of:=4*[.$D$3]*[.B1784]*(1-[.B1784])" office:value-type="float" office:value="0.281705169529633" calcext:value-type="float">
            <text:p>0,281705169529633</text:p>
          </table:table-cell>
          <table:table-cell table:number-columns-repeated="5"/>
        </table:table-row>
        <table:table-row table:style-name="ro1">
          <table:table-cell table:formula="of:=[.A1785]+1" office:value-type="float" office:value="1778" calcext:value-type="float">
            <text:p>1778</text:p>
          </table:table-cell>
          <table:table-cell table:formula="of:=4*[.$D$3]*[.B1785]*(1-[.B1785])" office:value-type="float" office:value="0.809389467959654" calcext:value-type="float">
            <text:p>0,809389467959654</text:p>
          </table:table-cell>
          <table:table-cell table:number-columns-repeated="5"/>
        </table:table-row>
        <table:table-row table:style-name="ro1">
          <table:table-cell table:formula="of:=[.A1786]+1" office:value-type="float" office:value="1779" calcext:value-type="float">
            <text:p>1779</text:p>
          </table:table-cell>
          <table:table-cell table:formula="of:=4*[.$D$3]*[.B1786]*(1-[.B1786])" office:value-type="float" office:value="0.617112628462569" calcext:value-type="float">
            <text:p>0,617112628462569</text:p>
          </table:table-cell>
          <table:table-cell table:number-columns-repeated="5"/>
        </table:table-row>
        <table:table-row table:style-name="ro1">
          <table:table-cell table:formula="of:=[.A1787]+1" office:value-type="float" office:value="1780" calcext:value-type="float">
            <text:p>1780</text:p>
          </table:table-cell>
          <table:table-cell table:formula="of:=4*[.$D$3]*[.B1787]*(1-[.B1787])" office:value-type="float" office:value="0.945138529018353" calcext:value-type="float">
            <text:p>0,945138529018353</text:p>
          </table:table-cell>
          <table:table-cell table:number-columns-repeated="5"/>
        </table:table-row>
        <table:table-row table:style-name="ro1">
          <table:table-cell table:formula="of:=[.A1788]+1" office:value-type="float" office:value="1781" calcext:value-type="float">
            <text:p>1781</text:p>
          </table:table-cell>
          <table:table-cell table:formula="of:=4*[.$D$3]*[.B1788]*(1-[.B1788])" office:value-type="float" office:value="0.207406759933506" calcext:value-type="float">
            <text:p>0,207406759933506</text:p>
          </table:table-cell>
          <table:table-cell table:number-columns-repeated="5"/>
        </table:table-row>
        <table:table-row table:style-name="ro1">
          <table:table-cell table:formula="of:=[.A1789]+1" office:value-type="float" office:value="1782" calcext:value-type="float">
            <text:p>1782</text:p>
          </table:table-cell>
          <table:table-cell table:formula="of:=4*[.$D$3]*[.B1789]*(1-[.B1789])" office:value-type="float" office:value="0.657556783469564" calcext:value-type="float">
            <text:p>0,657556783469564</text:p>
          </table:table-cell>
          <table:table-cell table:number-columns-repeated="5"/>
        </table:table-row>
        <table:table-row table:style-name="ro1">
          <table:table-cell table:formula="of:=[.A1790]+1" office:value-type="float" office:value="1783" calcext:value-type="float">
            <text:p>1783</text:p>
          </table:table-cell>
          <table:table-cell table:formula="of:=4*[.$D$3]*[.B1790]*(1-[.B1790])" office:value-type="float" office:value="0.9007034399309" calcext:value-type="float">
            <text:p>0,9007034399309</text:p>
          </table:table-cell>
          <table:table-cell table:number-columns-repeated="5"/>
        </table:table-row>
        <table:table-row table:style-name="ro1">
          <table:table-cell table:formula="of:=[.A1791]+1" office:value-type="float" office:value="1784" calcext:value-type="float">
            <text:p>1784</text:p>
          </table:table-cell>
          <table:table-cell table:formula="of:=4*[.$D$3]*[.B1791]*(1-[.B1791])" office:value-type="float" office:value="0.357747012910175" calcext:value-type="float">
            <text:p>0,357747012910175</text:p>
          </table:table-cell>
          <table:table-cell table:number-columns-repeated="5"/>
        </table:table-row>
        <table:table-row table:style-name="ro1">
          <table:table-cell table:formula="of:=[.A1792]+1" office:value-type="float" office:value="1785" calcext:value-type="float">
            <text:p>1785</text:p>
          </table:table-cell>
          <table:table-cell table:formula="of:=4*[.$D$3]*[.B1792]*(1-[.B1792])" office:value-type="float" office:value="0.919056350656088" calcext:value-type="float">
            <text:p>0,919056350656088</text:p>
          </table:table-cell>
          <table:table-cell table:number-columns-repeated="5"/>
        </table:table-row>
        <table:table-row table:style-name="ro1">
          <table:table-cell table:formula="of:=[.A1793]+1" office:value-type="float" office:value="1786" calcext:value-type="float">
            <text:p>1786</text:p>
          </table:table-cell>
          <table:table-cell table:formula="of:=4*[.$D$3]*[.B1793]*(1-[.B1793])" office:value-type="float" office:value="0.297567099899207" calcext:value-type="float">
            <text:p>0,297567099899207</text:p>
          </table:table-cell>
          <table:table-cell table:number-columns-repeated="5"/>
        </table:table-row>
        <table:table-row table:style-name="ro1">
          <table:table-cell table:formula="of:=[.A1794]+1" office:value-type="float" office:value="1787" calcext:value-type="float">
            <text:p>1787</text:p>
          </table:table-cell>
          <table:table-cell table:formula="of:=4*[.$D$3]*[.B1794]*(1-[.B1794])" office:value-type="float" office:value="0.83608368382713" calcext:value-type="float">
            <text:p>0,83608368382713</text:p>
          </table:table-cell>
          <table:table-cell table:number-columns-repeated="5"/>
        </table:table-row>
        <table:table-row table:style-name="ro1">
          <table:table-cell table:formula="of:=[.A1795]+1" office:value-type="float" office:value="1788" calcext:value-type="float">
            <text:p>1788</text:p>
          </table:table-cell>
          <table:table-cell table:formula="of:=4*[.$D$3]*[.B1795]*(1-[.B1795])" office:value-type="float" office:value="0.548191029860742" calcext:value-type="float">
            <text:p>0,548191029860742</text:p>
          </table:table-cell>
          <table:table-cell table:number-columns-repeated="5"/>
        </table:table-row>
        <table:table-row table:style-name="ro1">
          <table:table-cell table:formula="of:=[.A1796]+1" office:value-type="float" office:value="1789" calcext:value-type="float">
            <text:p>1789</text:p>
          </table:table-cell>
          <table:table-cell table:formula="of:=4*[.$D$3]*[.B1796]*(1-[.B1796])" office:value-type="float" office:value="0.990710498563844" calcext:value-type="float">
            <text:p>0,990710498563844</text:p>
          </table:table-cell>
          <table:table-cell table:number-columns-repeated="5"/>
        </table:table-row>
        <table:table-row table:style-name="ro1">
          <table:table-cell table:formula="of:=[.A1797]+1" office:value-type="float" office:value="1790" calcext:value-type="float">
            <text:p>1790</text:p>
          </table:table-cell>
          <table:table-cell table:formula="of:=4*[.$D$3]*[.B1797]*(1-[.B1797])" office:value-type="float" office:value="0.0368128263968934" calcext:value-type="float">
            <text:p>0,036812826396894</text:p>
          </table:table-cell>
          <table:table-cell table:number-columns-repeated="5"/>
        </table:table-row>
        <table:table-row table:style-name="ro1">
          <table:table-cell table:formula="of:=[.A1798]+1" office:value-type="float" office:value="1791" calcext:value-type="float">
            <text:p>1791</text:p>
          </table:table-cell>
          <table:table-cell table:formula="of:=4*[.$D$3]*[.B1798]*(1-[.B1798])" office:value-type="float" office:value="0.141830568838263" calcext:value-type="float">
            <text:p>0,141830568838263</text:p>
          </table:table-cell>
          <table:table-cell table:number-columns-repeated="5"/>
        </table:table-row>
        <table:table-row table:style-name="ro1">
          <table:table-cell table:formula="of:=[.A1799]+1" office:value-type="float" office:value="1792" calcext:value-type="float">
            <text:p>1792</text:p>
          </table:table-cell>
          <table:table-cell table:formula="of:=4*[.$D$3]*[.B1799]*(1-[.B1799])" office:value-type="float" office:value="0.48685863432511" calcext:value-type="float">
            <text:p>0,48685863432511</text:p>
          </table:table-cell>
          <table:table-cell table:number-columns-repeated="5"/>
        </table:table-row>
        <table:table-row table:style-name="ro1">
          <table:table-cell table:formula="of:=[.A1800]+1" office:value-type="float" office:value="1793" calcext:value-type="float">
            <text:p>1793</text:p>
          </table:table-cell>
          <table:table-cell table:formula="of:=4*[.$D$3]*[.B1800]*(1-[.B1800])" office:value-type="float" office:value="0.999309218032795" calcext:value-type="float">
            <text:p>0,999309218032795</text:p>
          </table:table-cell>
          <table:table-cell table:number-columns-repeated="5"/>
        </table:table-row>
        <table:table-row table:style-name="ro1">
          <table:table-cell table:formula="of:=[.A1801]+1" office:value-type="float" office:value="1794" calcext:value-type="float">
            <text:p>1794</text:p>
          </table:table-cell>
          <table:table-cell table:formula="of:=4*[.$D$3]*[.B1801]*(1-[.B1801])" office:value-type="float" office:value="0.00276121914991363" calcext:value-type="float">
            <text:p>0,002761219149914</text:p>
          </table:table-cell>
          <table:table-cell table:number-columns-repeated="5"/>
        </table:table-row>
        <table:table-row table:style-name="ro1">
          <table:table-cell table:formula="of:=[.A1802]+1" office:value-type="float" office:value="1795" calcext:value-type="float">
            <text:p>1795</text:p>
          </table:table-cell>
          <table:table-cell table:formula="of:=4*[.$D$3]*[.B1802]*(1-[.B1802])" office:value-type="float" office:value="0.0110143792748791" calcext:value-type="float">
            <text:p>0,011014379274879</text:p>
          </table:table-cell>
          <table:table-cell table:number-columns-repeated="5"/>
        </table:table-row>
        <table:table-row table:style-name="ro1">
          <table:table-cell table:formula="of:=[.A1803]+1" office:value-type="float" office:value="1796" calcext:value-type="float">
            <text:p>1796</text:p>
          </table:table-cell>
          <table:table-cell table:formula="of:=4*[.$D$3]*[.B1803]*(1-[.B1803])" office:value-type="float" office:value="0.043572250896273" calcext:value-type="float">
            <text:p>0,043572250896273</text:p>
          </table:table-cell>
          <table:table-cell table:number-columns-repeated="5"/>
        </table:table-row>
        <table:table-row table:style-name="ro1">
          <table:table-cell table:formula="of:=[.A1804]+1" office:value-type="float" office:value="1797" calcext:value-type="float">
            <text:p>1797</text:p>
          </table:table-cell>
          <table:table-cell table:formula="of:=4*[.$D$3]*[.B1804]*(1-[.B1804])" office:value-type="float" office:value="0.166694839392421" calcext:value-type="float">
            <text:p>0,166694839392421</text:p>
          </table:table-cell>
          <table:table-cell table:number-columns-repeated="5"/>
        </table:table-row>
        <table:table-row table:style-name="ro1">
          <table:table-cell table:formula="of:=[.A1805]+1" office:value-type="float" office:value="1798" calcext:value-type="float">
            <text:p>1798</text:p>
          </table:table-cell>
          <table:table-cell table:formula="of:=4*[.$D$3]*[.B1805]*(1-[.B1805])" office:value-type="float" office:value="0.555630679649424" calcext:value-type="float">
            <text:p>0,555630679649424</text:p>
          </table:table-cell>
          <table:table-cell table:number-columns-repeated="5"/>
        </table:table-row>
        <table:table-row table:style-name="ro1">
          <table:table-cell table:formula="of:=[.A1806]+1" office:value-type="float" office:value="1799" calcext:value-type="float">
            <text:p>1799</text:p>
          </table:table-cell>
          <table:table-cell table:formula="of:=4*[.$D$3]*[.B1806]*(1-[.B1806])" office:value-type="float" office:value="0.987620909926973" calcext:value-type="float">
            <text:p>0,987620909926973</text:p>
          </table:table-cell>
          <table:table-cell table:number-columns-repeated="5"/>
        </table:table-row>
        <table:table-row table:style-name="ro1">
          <table:table-cell table:formula="of:=[.A1807]+1" office:value-type="float" office:value="1800" calcext:value-type="float">
            <text:p>1800</text:p>
          </table:table-cell>
          <table:table-cell table:formula="of:=4*[.$D$3]*[.B1807]*(1-[.B1807])" office:value-type="float" office:value="0.0489033928079642" calcext:value-type="float">
            <text:p>0,048903392807964</text:p>
          </table:table-cell>
          <table:table-cell table:number-columns-repeated="5"/>
        </table:table-row>
        <table:table-row table:style-name="ro1">
          <table:table-cell table:formula="of:=[.A1808]+1" office:value-type="float" office:value="1801" calcext:value-type="float">
            <text:p>1801</text:p>
          </table:table-cell>
          <table:table-cell table:formula="of:=4*[.$D$3]*[.B1808]*(1-[.B1808])" office:value-type="float" office:value="0.186047403919337" calcext:value-type="float">
            <text:p>0,186047403919337</text:p>
          </table:table-cell>
          <table:table-cell table:number-columns-repeated="5"/>
        </table:table-row>
        <table:table-row table:style-name="ro1">
          <table:table-cell table:formula="of:=[.A1809]+1" office:value-type="float" office:value="1802" calcext:value-type="float">
            <text:p>1802</text:p>
          </table:table-cell>
          <table:table-cell table:formula="of:=4*[.$D$3]*[.B1809]*(1-[.B1809])" office:value-type="float" office:value="0.605735069656848" calcext:value-type="float">
            <text:p>0,605735069656848</text:p>
          </table:table-cell>
          <table:table-cell table:number-columns-repeated="5"/>
        </table:table-row>
        <table:table-row table:style-name="ro1">
          <table:table-cell table:formula="of:=[.A1810]+1" office:value-type="float" office:value="1803" calcext:value-type="float">
            <text:p>1803</text:p>
          </table:table-cell>
          <table:table-cell table:formula="of:=4*[.$D$3]*[.B1810]*(1-[.B1810])" office:value-type="float" office:value="0.955280380178646" calcext:value-type="float">
            <text:p>0,955280380178646</text:p>
          </table:table-cell>
          <table:table-cell table:number-columns-repeated="5"/>
        </table:table-row>
        <table:table-row table:style-name="ro1">
          <table:table-cell table:formula="of:=[.A1811]+1" office:value-type="float" office:value="1804" calcext:value-type="float">
            <text:p>1804</text:p>
          </table:table-cell>
          <table:table-cell table:formula="of:=4*[.$D$3]*[.B1811]*(1-[.B1811])" office:value-type="float" office:value="0.170879101697549" calcext:value-type="float">
            <text:p>0,170879101697549</text:p>
          </table:table-cell>
          <table:table-cell table:number-columns-repeated="5"/>
        </table:table-row>
        <table:table-row table:style-name="ro1">
          <table:table-cell table:formula="of:=[.A1812]+1" office:value-type="float" office:value="1805" calcext:value-type="float">
            <text:p>1805</text:p>
          </table:table-cell>
          <table:table-cell table:formula="of:=4*[.$D$3]*[.B1812]*(1-[.B1812])" office:value-type="float" office:value="0.566717737202351" calcext:value-type="float">
            <text:p>0,566717737202351</text:p>
          </table:table-cell>
          <table:table-cell table:number-columns-repeated="5"/>
        </table:table-row>
        <table:table-row table:style-name="ro1">
          <table:table-cell table:formula="of:=[.A1813]+1" office:value-type="float" office:value="1806" calcext:value-type="float">
            <text:p>1806</text:p>
          </table:table-cell>
          <table:table-cell table:formula="of:=4*[.$D$3]*[.B1813]*(1-[.B1813])" office:value-type="float" office:value="0.982194974170392" calcext:value-type="float">
            <text:p>0,982194974170392</text:p>
          </table:table-cell>
          <table:table-cell table:number-columns-repeated="5"/>
        </table:table-row>
        <table:table-row table:style-name="ro1">
          <table:table-cell table:formula="of:=[.A1814]+1" office:value-type="float" office:value="1807" calcext:value-type="float">
            <text:p>1807</text:p>
          </table:table-cell>
          <table:table-cell table:formula="of:=4*[.$D$3]*[.B1814]*(1-[.B1814])" office:value-type="float" office:value="0.0699520275392586" calcext:value-type="float">
            <text:p>0,069952027539259</text:p>
          </table:table-cell>
          <table:table-cell table:number-columns-repeated="5"/>
        </table:table-row>
        <table:table-row table:style-name="ro1">
          <table:table-cell table:formula="of:=[.A1815]+1" office:value-type="float" office:value="1808" calcext:value-type="float">
            <text:p>1808</text:p>
          </table:table-cell>
          <table:table-cell table:formula="of:=4*[.$D$3]*[.B1815]*(1-[.B1815])" office:value-type="float" office:value="0.260234965529621" calcext:value-type="float">
            <text:p>0,260234965529621</text:p>
          </table:table-cell>
          <table:table-cell table:number-columns-repeated="5"/>
        </table:table-row>
        <table:table-row table:style-name="ro1">
          <table:table-cell table:formula="of:=[.A1816]+1" office:value-type="float" office:value="1809" calcext:value-type="float">
            <text:p>1809</text:p>
          </table:table-cell>
          <table:table-cell table:formula="of:=4*[.$D$3]*[.B1816]*(1-[.B1816])" office:value-type="float" office:value="0.770050912981673" calcext:value-type="float">
            <text:p>0,770050912981673</text:p>
          </table:table-cell>
          <table:table-cell table:number-columns-repeated="5"/>
        </table:table-row>
        <table:table-row table:style-name="ro1">
          <table:table-cell table:formula="of:=[.A1817]+1" office:value-type="float" office:value="1810" calcext:value-type="float">
            <text:p>1810</text:p>
          </table:table-cell>
          <table:table-cell table:formula="of:=4*[.$D$3]*[.B1817]*(1-[.B1817])" office:value-type="float" office:value="0.70829001759106" calcext:value-type="float">
            <text:p>0,70829001759106</text:p>
          </table:table-cell>
          <table:table-cell table:number-columns-repeated="5"/>
        </table:table-row>
        <table:table-row table:style-name="ro1">
          <table:table-cell table:formula="of:=[.A1818]+1" office:value-type="float" office:value="1811" calcext:value-type="float">
            <text:p>1811</text:p>
          </table:table-cell>
          <table:table-cell table:formula="of:=4*[.$D$3]*[.B1818]*(1-[.B1818])" office:value-type="float" office:value="0.826461074287663" calcext:value-type="float">
            <text:p>0,826461074287663</text:p>
          </table:table-cell>
          <table:table-cell table:number-columns-repeated="5"/>
        </table:table-row>
        <table:table-row table:style-name="ro1">
          <table:table-cell table:formula="of:=[.A1819]+1" office:value-type="float" office:value="1812" calcext:value-type="float">
            <text:p>1812</text:p>
          </table:table-cell>
          <table:table-cell table:formula="of:=4*[.$D$3]*[.B1819]*(1-[.B1819])" office:value-type="float" office:value="0.573692667899779" calcext:value-type="float">
            <text:p>0,573692667899779</text:p>
          </table:table-cell>
          <table:table-cell table:number-columns-repeated="5"/>
        </table:table-row>
        <table:table-row table:style-name="ro1">
          <table:table-cell table:formula="of:=[.A1820]+1" office:value-type="float" office:value="1813" calcext:value-type="float">
            <text:p>1813</text:p>
          </table:table-cell>
          <table:table-cell table:formula="of:=4*[.$D$3]*[.B1820]*(1-[.B1820])" office:value-type="float" office:value="0.978277562791252" calcext:value-type="float">
            <text:p>0,978277562791252</text:p>
          </table:table-cell>
          <table:table-cell table:number-columns-repeated="5"/>
        </table:table-row>
        <table:table-row table:style-name="ro1">
          <table:table-cell table:formula="of:=[.A1821]+1" office:value-type="float" office:value="1814" calcext:value-type="float">
            <text:p>1814</text:p>
          </table:table-cell>
          <table:table-cell table:formula="of:=4*[.$D$3]*[.B1821]*(1-[.B1821])" office:value-type="float" office:value="0.0850022917218413" calcext:value-type="float">
            <text:p>0,085002291721841</text:p>
          </table:table-cell>
          <table:table-cell table:number-columns-repeated="5"/>
        </table:table-row>
        <table:table-row table:style-name="ro1">
          <table:table-cell table:formula="of:=[.A1822]+1" office:value-type="float" office:value="1815" calcext:value-type="float">
            <text:p>1815</text:p>
          </table:table-cell>
          <table:table-cell table:formula="of:=4*[.$D$3]*[.B1822]*(1-[.B1822])" office:value-type="float" office:value="0.311107608495505" calcext:value-type="float">
            <text:p>0,311107608495505</text:p>
          </table:table-cell>
          <table:table-cell table:number-columns-repeated="5"/>
        </table:table-row>
        <table:table-row table:style-name="ro1">
          <table:table-cell table:formula="of:=[.A1823]+1" office:value-type="float" office:value="1816" calcext:value-type="float">
            <text:p>1816</text:p>
          </table:table-cell>
          <table:table-cell table:formula="of:=4*[.$D$3]*[.B1823]*(1-[.B1823])" office:value-type="float" office:value="0.85727865772685" calcext:value-type="float">
            <text:p>0,85727865772685</text:p>
          </table:table-cell>
          <table:table-cell table:number-columns-repeated="5"/>
        </table:table-row>
        <table:table-row table:style-name="ro1">
          <table:table-cell table:formula="of:=[.A1824]+1" office:value-type="float" office:value="1817" calcext:value-type="float">
            <text:p>1817</text:p>
          </table:table-cell>
          <table:table-cell table:formula="of:=4*[.$D$3]*[.B1824]*(1-[.B1824])" office:value-type="float" office:value="0.4894078429316" calcext:value-type="float">
            <text:p>0,4894078429316</text:p>
          </table:table-cell>
          <table:table-cell table:number-columns-repeated="5"/>
        </table:table-row>
        <table:table-row table:style-name="ro1">
          <table:table-cell table:formula="of:=[.A1825]+1" office:value-type="float" office:value="1818" calcext:value-type="float">
            <text:p>1818</text:p>
          </table:table-cell>
          <table:table-cell table:formula="of:=4*[.$D$3]*[.B1825]*(1-[.B1825])" office:value-type="float" office:value="0.999551224834553" calcext:value-type="float">
            <text:p>0,999551224834553</text:p>
          </table:table-cell>
          <table:table-cell table:number-columns-repeated="5"/>
        </table:table-row>
        <table:table-row table:style-name="ro1">
          <table:table-cell table:formula="of:=[.A1826]+1" office:value-type="float" office:value="1819" calcext:value-type="float">
            <text:p>1819</text:p>
          </table:table-cell>
          <table:table-cell table:formula="of:=4*[.$D$3]*[.B1826]*(1-[.B1826])" office:value-type="float" office:value="0.00179429506519041" calcext:value-type="float">
            <text:p>0,00179429506519</text:p>
          </table:table-cell>
          <table:table-cell table:number-columns-repeated="5"/>
        </table:table-row>
        <table:table-row table:style-name="ro1">
          <table:table-cell table:formula="of:=[.A1827]+1" office:value-type="float" office:value="1820" calcext:value-type="float">
            <text:p>1820</text:p>
          </table:table-cell>
          <table:table-cell table:formula="of:=4*[.$D$3]*[.B1827]*(1-[.B1827])" office:value-type="float" office:value="0.00716430228163777" calcext:value-type="float">
            <text:p>0,007164302281638</text:p>
          </table:table-cell>
          <table:table-cell table:number-columns-repeated="5"/>
        </table:table-row>
        <table:table-row table:style-name="ro1">
          <table:table-cell table:formula="of:=[.A1828]+1" office:value-type="float" office:value="1821" calcext:value-type="float">
            <text:p>1821</text:p>
          </table:table-cell>
          <table:table-cell table:formula="of:=4*[.$D$3]*[.B1828]*(1-[.B1828])" office:value-type="float" office:value="0.0284519002178204" calcext:value-type="float">
            <text:p>0,02845190021782</text:p>
          </table:table-cell>
          <table:table-cell table:number-columns-repeated="5"/>
        </table:table-row>
        <table:table-row table:style-name="ro1">
          <table:table-cell table:formula="of:=[.A1829]+1" office:value-type="float" office:value="1822" calcext:value-type="float">
            <text:p>1822</text:p>
          </table:table-cell>
          <table:table-cell table:formula="of:=4*[.$D$3]*[.B1829]*(1-[.B1829])" office:value-type="float" office:value="0.110569558367262" calcext:value-type="float">
            <text:p>0,110569558367262</text:p>
          </table:table-cell>
          <table:table-cell table:number-columns-repeated="5"/>
        </table:table-row>
        <table:table-row table:style-name="ro1">
          <table:table-cell table:formula="of:=[.A1830]+1" office:value-type="float" office:value="1823" calcext:value-type="float">
            <text:p>1823</text:p>
          </table:table-cell>
          <table:table-cell table:formula="of:=4*[.$D$3]*[.B1830]*(1-[.B1830])" office:value-type="float" office:value="0.393375724518923" calcext:value-type="float">
            <text:p>0,393375724518923</text:p>
          </table:table-cell>
          <table:table-cell table:number-columns-repeated="5"/>
        </table:table-row>
        <table:table-row table:style-name="ro1">
          <table:table-cell table:formula="of:=[.A1831]+1" office:value-type="float" office:value="1824" calcext:value-type="float">
            <text:p>1824</text:p>
          </table:table-cell>
          <table:table-cell table:formula="of:=4*[.$D$3]*[.B1831]*(1-[.B1831])" office:value-type="float" office:value="0.954525055512542" calcext:value-type="float">
            <text:p>0,954525055512542</text:p>
          </table:table-cell>
          <table:table-cell table:number-columns-repeated="5"/>
        </table:table-row>
        <table:table-row table:style-name="ro1">
          <table:table-cell table:formula="of:=[.A1832]+1" office:value-type="float" office:value="1825" calcext:value-type="float">
            <text:p>1825</text:p>
          </table:table-cell>
          <table:table-cell table:formula="of:=4*[.$D$3]*[.B1832]*(1-[.B1832])" office:value-type="float" office:value="0.173627895645283" calcext:value-type="float">
            <text:p>0,173627895645283</text:p>
          </table:table-cell>
          <table:table-cell table:number-columns-repeated="5"/>
        </table:table-row>
        <table:table-row table:style-name="ro1">
          <table:table-cell table:formula="of:=[.A1833]+1" office:value-type="float" office:value="1826" calcext:value-type="float">
            <text:p>1826</text:p>
          </table:table-cell>
          <table:table-cell table:formula="of:=4*[.$D$3]*[.B1833]*(1-[.B1833])" office:value-type="float" office:value="0.573924997996294" calcext:value-type="float">
            <text:p>0,573924997996294</text:p>
          </table:table-cell>
          <table:table-cell table:number-columns-repeated="5"/>
        </table:table-row>
        <table:table-row table:style-name="ro1">
          <table:table-cell table:formula="of:=[.A1834]+1" office:value-type="float" office:value="1827" calcext:value-type="float">
            <text:p>1827</text:p>
          </table:table-cell>
          <table:table-cell table:formula="of:=4*[.$D$3]*[.B1834]*(1-[.B1834])" office:value-type="float" office:value="0.978140378684992" calcext:value-type="float">
            <text:p>0,978140378684992</text:p>
          </table:table-cell>
          <table:table-cell table:number-columns-repeated="5"/>
        </table:table-row>
        <table:table-row table:style-name="ro1">
          <table:table-cell table:formula="of:=[.A1835]+1" office:value-type="float" office:value="1828" calcext:value-type="float">
            <text:p>1828</text:p>
          </table:table-cell>
          <table:table-cell table:formula="of:=4*[.$D$3]*[.B1835]*(1-[.B1835])" office:value-type="float" office:value="0.0855271130838905" calcext:value-type="float">
            <text:p>0,085527113083891</text:p>
          </table:table-cell>
          <table:table-cell table:number-columns-repeated="5"/>
        </table:table-row>
        <table:table-row table:style-name="ro1">
          <table:table-cell table:formula="of:=[.A1836]+1" office:value-type="float" office:value="1829" calcext:value-type="float">
            <text:p>1829</text:p>
          </table:table-cell>
          <table:table-cell table:formula="of:=4*[.$D$3]*[.B1836]*(1-[.B1836])" office:value-type="float" office:value="0.312848904045704" calcext:value-type="float">
            <text:p>0,312848904045704</text:p>
          </table:table-cell>
          <table:table-cell table:number-columns-repeated="5"/>
        </table:table-row>
        <table:table-row table:style-name="ro1">
          <table:table-cell table:formula="of:=[.A1837]+1" office:value-type="float" office:value="1830" calcext:value-type="float">
            <text:p>1830</text:p>
          </table:table-cell>
          <table:table-cell table:formula="of:=4*[.$D$3]*[.B1837]*(1-[.B1837])" office:value-type="float" office:value="0.859897869132423" calcext:value-type="float">
            <text:p>0,859897869132423</text:p>
          </table:table-cell>
          <table:table-cell table:number-columns-repeated="5"/>
        </table:table-row>
        <table:table-row table:style-name="ro1">
          <table:table-cell table:formula="of:=[.A1838]+1" office:value-type="float" office:value="1831" calcext:value-type="float">
            <text:p>1831</text:p>
          </table:table-cell>
          <table:table-cell table:formula="of:=4*[.$D$3]*[.B1838]*(1-[.B1838])" office:value-type="float" office:value="0.481894095175766" calcext:value-type="float">
            <text:p>0,481894095175766</text:p>
          </table:table-cell>
          <table:table-cell table:number-columns-repeated="5"/>
        </table:table-row>
        <table:table-row table:style-name="ro1">
          <table:table-cell table:formula="of:=[.A1839]+1" office:value-type="float" office:value="1832" calcext:value-type="float">
            <text:p>1832</text:p>
          </table:table-cell>
          <table:table-cell table:formula="of:=4*[.$D$3]*[.B1839]*(1-[.B1839])" office:value-type="float" office:value="0.998688704841983" calcext:value-type="float">
            <text:p>0,998688704841983</text:p>
          </table:table-cell>
          <table:table-cell table:number-columns-repeated="5"/>
        </table:table-row>
        <table:table-row table:style-name="ro1">
          <table:table-cell table:formula="of:=[.A1840]+1" office:value-type="float" office:value="1833" calcext:value-type="float">
            <text:p>1833</text:p>
          </table:table-cell>
          <table:table-cell table:formula="of:=4*[.$D$3]*[.B1840]*(1-[.B1840])" office:value-type="float" office:value="0.00523830265210127" calcext:value-type="float">
            <text:p>0,005238302652101</text:p>
          </table:table-cell>
          <table:table-cell table:number-columns-repeated="5"/>
        </table:table-row>
        <table:table-row table:style-name="ro1">
          <table:table-cell table:formula="of:=[.A1841]+1" office:value-type="float" office:value="1834" calcext:value-type="float">
            <text:p>1834</text:p>
          </table:table-cell>
          <table:table-cell table:formula="of:=4*[.$D$3]*[.B1841]*(1-[.B1841])" office:value-type="float" office:value="0.020843451349705" calcext:value-type="float">
            <text:p>0,020843451349705</text:p>
          </table:table-cell>
          <table:table-cell table:number-columns-repeated="5"/>
        </table:table-row>
        <table:table-row table:style-name="ro1">
          <table:table-cell table:formula="of:=[.A1842]+1" office:value-type="float" office:value="1835" calcext:value-type="float">
            <text:p>1835</text:p>
          </table:table-cell>
          <table:table-cell table:formula="of:=4*[.$D$3]*[.B1842]*(1-[.B1842])" office:value-type="float" office:value="0.0816360075421501" calcext:value-type="float">
            <text:p>0,08163600754215</text:p>
          </table:table-cell>
          <table:table-cell table:number-columns-repeated="5"/>
        </table:table-row>
        <table:table-row table:style-name="ro1">
          <table:table-cell table:formula="of:=[.A1843]+1" office:value-type="float" office:value="1836" calcext:value-type="float">
            <text:p>1836</text:p>
          </table:table-cell>
          <table:table-cell table:formula="of:=4*[.$D$3]*[.B1843]*(1-[.B1843])" office:value-type="float" office:value="0.299886279258913" calcext:value-type="float">
            <text:p>0,299886279258913</text:p>
          </table:table-cell>
          <table:table-cell table:number-columns-repeated="5"/>
        </table:table-row>
        <table:table-row table:style-name="ro1">
          <table:table-cell table:formula="of:=[.A1844]+1" office:value-type="float" office:value="1837" calcext:value-type="float">
            <text:p>1837</text:p>
          </table:table-cell>
          <table:table-cell table:formula="of:=4*[.$D$3]*[.B1844]*(1-[.B1844])" office:value-type="float" office:value="0.839817995084632" calcext:value-type="float">
            <text:p>0,839817995084632</text:p>
          </table:table-cell>
          <table:table-cell table:number-columns-repeated="5"/>
        </table:table-row>
        <table:table-row table:style-name="ro1">
          <table:table-cell table:formula="of:=[.A1845]+1" office:value-type="float" office:value="1838" calcext:value-type="float">
            <text:p>1838</text:p>
          </table:table-cell>
          <table:table-cell table:formula="of:=4*[.$D$3]*[.B1845]*(1-[.B1845])" office:value-type="float" office:value="0.538094920866643" calcext:value-type="float">
            <text:p>0,538094920866643</text:p>
          </table:table-cell>
          <table:table-cell table:number-columns-repeated="5"/>
        </table:table-row>
        <table:table-row table:style-name="ro1">
          <table:table-cell table:formula="of:=[.A1846]+1" office:value-type="float" office:value="1839" calcext:value-type="float">
            <text:p>1839</text:p>
          </table:table-cell>
          <table:table-cell table:formula="of:=4*[.$D$3]*[.B1846]*(1-[.B1846])" office:value-type="float" office:value="0.994195108016657" calcext:value-type="float">
            <text:p>0,994195108016657</text:p>
          </table:table-cell>
          <table:table-cell table:number-columns-repeated="5"/>
        </table:table-row>
        <table:table-row table:style-name="ro1">
          <table:table-cell table:formula="of:=[.A1847]+1" office:value-type="float" office:value="1840" calcext:value-type="float">
            <text:p>1840</text:p>
          </table:table-cell>
          <table:table-cell table:formula="of:=4*[.$D$3]*[.B1847]*(1-[.B1847])" office:value-type="float" office:value="0.0230847808496197" calcext:value-type="float">
            <text:p>0,02308478084962</text:p>
          </table:table-cell>
          <table:table-cell table:number-columns-repeated="5"/>
        </table:table-row>
        <table:table-row table:style-name="ro1">
          <table:table-cell table:formula="of:=[.A1848]+1" office:value-type="float" office:value="1841" calcext:value-type="float">
            <text:p>1841</text:p>
          </table:table-cell>
          <table:table-cell table:formula="of:=4*[.$D$3]*[.B1848]*(1-[.B1848])" office:value-type="float" office:value="0.0902074949709791" calcext:value-type="float">
            <text:p>0,090207494970979</text:p>
          </table:table-cell>
          <table:table-cell table:number-columns-repeated="5"/>
        </table:table-row>
        <table:table-row table:style-name="ro1">
          <table:table-cell table:formula="of:=[.A1849]+1" office:value-type="float" office:value="1842" calcext:value-type="float">
            <text:p>1842</text:p>
          </table:table-cell>
          <table:table-cell table:formula="of:=4*[.$D$3]*[.B1849]*(1-[.B1849])" office:value-type="float" office:value="0.328280411288159" calcext:value-type="float">
            <text:p>0,328280411288159</text:p>
          </table:table-cell>
          <table:table-cell table:number-columns-repeated="5"/>
        </table:table-row>
        <table:table-row table:style-name="ro1">
          <table:table-cell table:formula="of:=[.A1850]+1" office:value-type="float" office:value="1843" calcext:value-type="float">
            <text:p>1843</text:p>
          </table:table-cell>
          <table:table-cell table:formula="of:=4*[.$D$3]*[.B1850]*(1-[.B1850])" office:value-type="float" office:value="0.882049531410545" calcext:value-type="float">
            <text:p>0,882049531410545</text:p>
          </table:table-cell>
          <table:table-cell table:number-columns-repeated="5"/>
        </table:table-row>
        <table:table-row table:style-name="ro1">
          <table:table-cell table:formula="of:=[.A1851]+1" office:value-type="float" office:value="1844" calcext:value-type="float">
            <text:p>1844</text:p>
          </table:table-cell>
          <table:table-cell table:formula="of:=4*[.$D$3]*[.B1851]*(1-[.B1851])" office:value-type="float" office:value="0.416152622195931" calcext:value-type="float">
            <text:p>0,416152622195931</text:p>
          </table:table-cell>
          <table:table-cell table:number-columns-repeated="5"/>
        </table:table-row>
        <table:table-row table:style-name="ro1">
          <table:table-cell table:formula="of:=[.A1852]+1" office:value-type="float" office:value="1845" calcext:value-type="float">
            <text:p>1845</text:p>
          </table:table-cell>
          <table:table-cell table:formula="of:=4*[.$D$3]*[.B1852]*(1-[.B1852])" office:value-type="float" office:value="0.971878468941527" calcext:value-type="float">
            <text:p>0,971878468941527</text:p>
          </table:table-cell>
          <table:table-cell table:number-columns-repeated="5"/>
        </table:table-row>
        <table:table-row table:style-name="ro1">
          <table:table-cell table:formula="of:=[.A1853]+1" office:value-type="float" office:value="1846" calcext:value-type="float">
            <text:p>1846</text:p>
          </table:table-cell>
          <table:table-cell table:formula="of:=4*[.$D$3]*[.B1853]*(1-[.B1853])" office:value-type="float" office:value="0.109322842197603" calcext:value-type="float">
            <text:p>0,109322842197603</text:p>
          </table:table-cell>
          <table:table-cell table:number-columns-repeated="5"/>
        </table:table-row>
        <table:table-row table:style-name="ro1">
          <table:table-cell table:formula="of:=[.A1854]+1" office:value-type="float" office:value="1847" calcext:value-type="float">
            <text:p>1847</text:p>
          </table:table-cell>
          <table:table-cell table:formula="of:=4*[.$D$3]*[.B1854]*(1-[.B1854])" office:value-type="float" office:value="0.389485433485763" calcext:value-type="float">
            <text:p>0,389485433485763</text:p>
          </table:table-cell>
          <table:table-cell table:number-columns-repeated="5"/>
        </table:table-row>
        <table:table-row table:style-name="ro1">
          <table:table-cell table:formula="of:=[.A1855]+1" office:value-type="float" office:value="1848" calcext:value-type="float">
            <text:p>1848</text:p>
          </table:table-cell>
          <table:table-cell table:formula="of:=4*[.$D$3]*[.B1855]*(1-[.B1855])" office:value-type="float" office:value="0.951146122352681" calcext:value-type="float">
            <text:p>0,951146122352681</text:p>
          </table:table-cell>
          <table:table-cell table:number-columns-repeated="5"/>
        </table:table-row>
        <table:table-row table:style-name="ro1">
          <table:table-cell table:formula="of:=[.A1856]+1" office:value-type="float" office:value="1849" calcext:value-type="float">
            <text:p>1849</text:p>
          </table:table-cell>
          <table:table-cell table:formula="of:=4*[.$D$3]*[.B1856]*(1-[.B1856])" office:value-type="float" office:value="0.185868705144558" calcext:value-type="float">
            <text:p>0,185868705144558</text:p>
          </table:table-cell>
          <table:table-cell table:number-columns-repeated="5"/>
        </table:table-row>
        <table:table-row table:style-name="ro1">
          <table:table-cell table:formula="of:=[.A1857]+1" office:value-type="float" office:value="1850" calcext:value-type="float">
            <text:p>1850</text:p>
          </table:table-cell>
          <table:table-cell table:formula="of:=4*[.$D$3]*[.B1857]*(1-[.B1857])" office:value-type="float" office:value="0.605286118369773" calcext:value-type="float">
            <text:p>0,605286118369773</text:p>
          </table:table-cell>
          <table:table-cell table:number-columns-repeated="5"/>
        </table:table-row>
        <table:table-row table:style-name="ro1">
          <table:table-cell table:formula="of:=[.A1858]+1" office:value-type="float" office:value="1851" calcext:value-type="float">
            <text:p>1851</text:p>
          </table:table-cell>
          <table:table-cell table:formula="of:=4*[.$D$3]*[.B1858]*(1-[.B1858])" office:value-type="float" office:value="0.955659333114505" calcext:value-type="float">
            <text:p>0,955659333114505</text:p>
          </table:table-cell>
          <table:table-cell table:number-columns-repeated="5"/>
        </table:table-row>
        <table:table-row table:style-name="ro1">
          <table:table-cell table:formula="of:=[.A1859]+1" office:value-type="float" office:value="1852" calcext:value-type="float">
            <text:p>1852</text:p>
          </table:table-cell>
          <table:table-cell table:formula="of:=4*[.$D$3]*[.B1859]*(1-[.B1859])" office:value-type="float" office:value="0.16949828858258" calcext:value-type="float">
            <text:p>0,16949828858258</text:p>
          </table:table-cell>
          <table:table-cell table:number-columns-repeated="5"/>
        </table:table-row>
        <table:table-row table:style-name="ro1">
          <table:table-cell table:formula="of:=[.A1860]+1" office:value-type="float" office:value="1853" calcext:value-type="float">
            <text:p>1853</text:p>
          </table:table-cell>
          <table:table-cell table:formula="of:=4*[.$D$3]*[.B1860]*(1-[.B1860])" office:value-type="float" office:value="0.563074475000625" calcext:value-type="float">
            <text:p>0,563074475000625</text:p>
          </table:table-cell>
          <table:table-cell table:number-columns-repeated="5"/>
        </table:table-row>
        <table:table-row table:style-name="ro1">
          <table:table-cell table:formula="of:=[.A1861]+1" office:value-type="float" office:value="1854" calcext:value-type="float">
            <text:p>1854</text:p>
          </table:table-cell>
          <table:table-cell table:formula="of:=4*[.$D$3]*[.B1861]*(1-[.B1861])" office:value-type="float" office:value="0.984086442413582" calcext:value-type="float">
            <text:p>0,984086442413582</text:p>
          </table:table-cell>
          <table:table-cell table:number-columns-repeated="5"/>
        </table:table-row>
        <table:table-row table:style-name="ro1">
          <table:table-cell table:formula="of:=[.A1862]+1" office:value-type="float" office:value="1855" calcext:value-type="float">
            <text:p>1855</text:p>
          </table:table-cell>
          <table:table-cell table:formula="of:=4*[.$D$3]*[.B1862]*(1-[.B1862])" office:value-type="float" office:value="0.062641265085447" calcext:value-type="float">
            <text:p>0,062641265085447</text:p>
          </table:table-cell>
          <table:table-cell table:number-columns-repeated="5"/>
        </table:table-row>
        <table:table-row table:style-name="ro1">
          <table:table-cell table:formula="of:=[.A1863]+1" office:value-type="float" office:value="1856" calcext:value-type="float">
            <text:p>1856</text:p>
          </table:table-cell>
          <table:table-cell table:formula="of:=4*[.$D$3]*[.B1863]*(1-[.B1863])" office:value-type="float" office:value="0.234869347975767" calcext:value-type="float">
            <text:p>0,234869347975767</text:p>
          </table:table-cell>
          <table:table-cell table:number-columns-repeated="5"/>
        </table:table-row>
        <table:table-row table:style-name="ro1">
          <table:table-cell table:formula="of:=[.A1864]+1" office:value-type="float" office:value="1857" calcext:value-type="float">
            <text:p>1857</text:p>
          </table:table-cell>
          <table:table-cell table:formula="of:=4*[.$D$3]*[.B1864]*(1-[.B1864])" office:value-type="float" office:value="0.71882294942882" calcext:value-type="float">
            <text:p>0,71882294942882</text:p>
          </table:table-cell>
          <table:table-cell table:number-columns-repeated="5"/>
        </table:table-row>
        <table:table-row table:style-name="ro1">
          <table:table-cell table:formula="of:=[.A1865]+1" office:value-type="float" office:value="1858" calcext:value-type="float">
            <text:p>1858</text:p>
          </table:table-cell>
          <table:table-cell table:formula="of:=4*[.$D$3]*[.B1865]*(1-[.B1865])" office:value-type="float" office:value="0.808466067213088" calcext:value-type="float">
            <text:p>0,808466067213088</text:p>
          </table:table-cell>
          <table:table-cell table:number-columns-repeated="5"/>
        </table:table-row>
        <table:table-row table:style-name="ro1">
          <table:table-cell table:formula="of:=[.A1866]+1" office:value-type="float" office:value="1859" calcext:value-type="float">
            <text:p>1859</text:p>
          </table:table-cell>
          <table:table-cell table:formula="of:=4*[.$D$3]*[.B1866]*(1-[.B1866])" office:value-type="float" office:value="0.619394741512363" calcext:value-type="float">
            <text:p>0,619394741512363</text:p>
          </table:table-cell>
          <table:table-cell table:number-columns-repeated="5"/>
        </table:table-row>
        <table:table-row table:style-name="ro1">
          <table:table-cell table:formula="of:=[.A1867]+1" office:value-type="float" office:value="1860" calcext:value-type="float">
            <text:p>1860</text:p>
          </table:table-cell>
          <table:table-cell table:formula="of:=4*[.$D$3]*[.B1867]*(1-[.B1867])" office:value-type="float" office:value="0.942979582796784" calcext:value-type="float">
            <text:p>0,942979582796784</text:p>
          </table:table-cell>
          <table:table-cell table:number-columns-repeated="5"/>
        </table:table-row>
        <table:table-row table:style-name="ro1">
          <table:table-cell table:formula="of:=[.A1868]+1" office:value-type="float" office:value="1861" calcext:value-type="float">
            <text:p>1861</text:p>
          </table:table-cell>
          <table:table-cell table:formula="of:=4*[.$D$3]*[.B1868]*(1-[.B1868])" office:value-type="float" office:value="0.215076356900749" calcext:value-type="float">
            <text:p>0,215076356900749</text:p>
          </table:table-cell>
          <table:table-cell table:number-columns-repeated="5"/>
        </table:table-row>
        <table:table-row table:style-name="ro1">
          <table:table-cell table:formula="of:=[.A1869]+1" office:value-type="float" office:value="1862" calcext:value-type="float">
            <text:p>1862</text:p>
          </table:table-cell>
          <table:table-cell table:formula="of:=4*[.$D$3]*[.B1869]*(1-[.B1869])" office:value-type="float" office:value="0.675274070412203" calcext:value-type="float">
            <text:p>0,675274070412203</text:p>
          </table:table-cell>
          <table:table-cell table:number-columns-repeated="5"/>
        </table:table-row>
        <table:table-row table:style-name="ro1">
          <table:table-cell table:formula="of:=[.A1870]+1" office:value-type="float" office:value="1863" calcext:value-type="float">
            <text:p>1863</text:p>
          </table:table-cell>
          <table:table-cell table:formula="of:=4*[.$D$3]*[.B1870]*(1-[.B1870])" office:value-type="float" office:value="0.877116000964552" calcext:value-type="float">
            <text:p>0,877116000964552</text:p>
          </table:table-cell>
          <table:table-cell table:number-columns-repeated="5"/>
        </table:table-row>
        <table:table-row table:style-name="ro1">
          <table:table-cell table:formula="of:=[.A1871]+1" office:value-type="float" office:value="1864" calcext:value-type="float">
            <text:p>1864</text:p>
          </table:table-cell>
          <table:table-cell table:formula="of:=4*[.$D$3]*[.B1871]*(1-[.B1871])" office:value-type="float" office:value="0.431134087266016" calcext:value-type="float">
            <text:p>0,431134087266016</text:p>
          </table:table-cell>
          <table:table-cell table:number-columns-repeated="5"/>
        </table:table-row>
        <table:table-row table:style-name="ro1">
          <table:table-cell table:formula="of:=[.A1872]+1" office:value-type="float" office:value="1865" calcext:value-type="float">
            <text:p>1865</text:p>
          </table:table-cell>
          <table:table-cell table:formula="of:=4*[.$D$3]*[.B1872]*(1-[.B1872])" office:value-type="float" office:value="0.981029944253261" calcext:value-type="float">
            <text:p>0,981029944253261</text:p>
          </table:table-cell>
          <table:table-cell table:number-columns-repeated="5"/>
        </table:table-row>
        <table:table-row table:style-name="ro1">
          <table:table-cell table:formula="of:=[.A1873]+1" office:value-type="float" office:value="1866" calcext:value-type="float">
            <text:p>1866</text:p>
          </table:table-cell>
          <table:table-cell table:formula="of:=4*[.$D$3]*[.B1873]*(1-[.B1873])" office:value-type="float" office:value="0.0744407709268178" calcext:value-type="float">
            <text:p>0,074440770926818</text:p>
          </table:table-cell>
          <table:table-cell table:number-columns-repeated="5"/>
        </table:table-row>
        <table:table-row table:style-name="ro1">
          <table:table-cell table:formula="of:=[.A1874]+1" office:value-type="float" office:value="1867" calcext:value-type="float">
            <text:p>1867</text:p>
          </table:table-cell>
          <table:table-cell table:formula="of:=4*[.$D$3]*[.B1874]*(1-[.B1874])" office:value-type="float" office:value="0.275597370202555" calcext:value-type="float">
            <text:p>0,275597370202555</text:p>
          </table:table-cell>
          <table:table-cell table:number-columns-repeated="5"/>
        </table:table-row>
        <table:table-row table:style-name="ro1">
          <table:table-cell table:formula="of:=[.A1875]+1" office:value-type="float" office:value="1868" calcext:value-type="float">
            <text:p>1868</text:p>
          </table:table-cell>
          <table:table-cell table:formula="of:=4*[.$D$3]*[.B1875]*(1-[.B1875])" office:value-type="float" office:value="0.798573838959964" calcext:value-type="float">
            <text:p>0,798573838959964</text:p>
          </table:table-cell>
          <table:table-cell table:number-columns-repeated="5"/>
        </table:table-row>
        <table:table-row table:style-name="ro1">
          <table:table-cell table:formula="of:=[.A1876]+1" office:value-type="float" office:value="1869" calcext:value-type="float">
            <text:p>1869</text:p>
          </table:table-cell>
          <table:table-cell table:formula="of:=4*[.$D$3]*[.B1876]*(1-[.B1876])" office:value-type="float" office:value="0.643414650754838" calcext:value-type="float">
            <text:p>0,643414650754838</text:p>
          </table:table-cell>
          <table:table-cell table:number-columns-repeated="5"/>
        </table:table-row>
        <table:table-row table:style-name="ro1">
          <table:table-cell table:formula="of:=[.A1877]+1" office:value-type="float" office:value="1870" calcext:value-type="float">
            <text:p>1870</text:p>
          </table:table-cell>
          <table:table-cell table:formula="of:=4*[.$D$3]*[.B1877]*(1-[.B1877])" office:value-type="float" office:value="0.917728951795471" calcext:value-type="float">
            <text:p>0,917728951795471</text:p>
          </table:table-cell>
          <table:table-cell table:number-columns-repeated="5"/>
        </table:table-row>
        <table:table-row table:style-name="ro1">
          <table:table-cell table:formula="of:=[.A1878]+1" office:value-type="float" office:value="1871" calcext:value-type="float">
            <text:p>1871</text:p>
          </table:table-cell>
          <table:table-cell table:formula="of:=4*[.$D$3]*[.B1878]*(1-[.B1878])" office:value-type="float" office:value="0.302010091327428" calcext:value-type="float">
            <text:p>0,302010091327428</text:p>
          </table:table-cell>
          <table:table-cell table:number-columns-repeated="5"/>
        </table:table-row>
        <table:table-row table:style-name="ro1">
          <table:table-cell table:formula="of:=[.A1879]+1" office:value-type="float" office:value="1872" calcext:value-type="float">
            <text:p>1872</text:p>
          </table:table-cell>
          <table:table-cell table:formula="of:=4*[.$D$3]*[.B1879]*(1-[.B1879])" office:value-type="float" office:value="0.843199984255307" calcext:value-type="float">
            <text:p>0,843199984255307</text:p>
          </table:table-cell>
          <table:table-cell table:number-columns-repeated="5"/>
        </table:table-row>
        <table:table-row table:style-name="ro1">
          <table:table-cell table:formula="of:=[.A1880]+1" office:value-type="float" office:value="1873" calcext:value-type="float">
            <text:p>1873</text:p>
          </table:table-cell>
          <table:table-cell table:formula="of:=4*[.$D$3]*[.B1880]*(1-[.B1880])" office:value-type="float" office:value="0.528855083228629" calcext:value-type="float">
            <text:p>0,528855083228629</text:p>
          </table:table-cell>
          <table:table-cell table:number-columns-repeated="5"/>
        </table:table-row>
        <table:table-row table:style-name="ro1">
          <table:table-cell table:formula="of:=[.A1881]+1" office:value-type="float" office:value="1874" calcext:value-type="float">
            <text:p>1874</text:p>
          </table:table-cell>
          <table:table-cell table:formula="of:=4*[.$D$3]*[.B1881]*(1-[.B1881])" office:value-type="float" office:value="0.996669536687476" calcext:value-type="float">
            <text:p>0,996669536687476</text:p>
          </table:table-cell>
          <table:table-cell table:number-columns-repeated="5"/>
        </table:table-row>
        <table:table-row table:style-name="ro1">
          <table:table-cell table:formula="of:=[.A1882]+1" office:value-type="float" office:value="1875" calcext:value-type="float">
            <text:p>1875</text:p>
          </table:table-cell>
          <table:table-cell table:formula="of:=4*[.$D$3]*[.B1882]*(1-[.B1882])" office:value-type="float" office:value="0.0132774853065929" calcext:value-type="float">
            <text:p>0,013277485306593</text:p>
          </table:table-cell>
          <table:table-cell table:number-columns-repeated="5"/>
        </table:table-row>
        <table:table-row table:style-name="ro1">
          <table:table-cell table:formula="of:=[.A1883]+1" office:value-type="float" office:value="1876" calcext:value-type="float">
            <text:p>1876</text:p>
          </table:table-cell>
          <table:table-cell table:formula="of:=4*[.$D$3]*[.B1883]*(1-[.B1883])" office:value-type="float" office:value="0.0524047747621044" calcext:value-type="float">
            <text:p>0,052404774762104</text:p>
          </table:table-cell>
          <table:table-cell table:number-columns-repeated="5"/>
        </table:table-row>
        <table:table-row table:style-name="ro1">
          <table:table-cell table:formula="of:=[.A1884]+1" office:value-type="float" office:value="1877" calcext:value-type="float">
            <text:p>1877</text:p>
          </table:table-cell>
          <table:table-cell table:formula="of:=4*[.$D$3]*[.B1884]*(1-[.B1884])" office:value-type="float" office:value="0.19863405737695" calcext:value-type="float">
            <text:p>0,19863405737695</text:p>
          </table:table-cell>
          <table:table-cell table:number-columns-repeated="5"/>
        </table:table-row>
        <table:table-row table:style-name="ro1">
          <table:table-cell table:formula="of:=[.A1885]+1" office:value-type="float" office:value="1878" calcext:value-type="float">
            <text:p>1878</text:p>
          </table:table-cell>
          <table:table-cell table:formula="of:=4*[.$D$3]*[.B1885]*(1-[.B1885])" office:value-type="float" office:value="0.636714274507682" calcext:value-type="float">
            <text:p>0,636714274507682</text:p>
          </table:table-cell>
          <table:table-cell table:number-columns-repeated="5"/>
        </table:table-row>
        <table:table-row table:style-name="ro1">
          <table:table-cell table:formula="of:=[.A1886]+1" office:value-type="float" office:value="1879" calcext:value-type="float">
            <text:p>1879</text:p>
          </table:table-cell>
          <table:table-cell table:formula="of:=4*[.$D$3]*[.B1886]*(1-[.B1886])" office:value-type="float" office:value="0.925236828583353" calcext:value-type="float">
            <text:p>0,925236828583353</text:p>
          </table:table-cell>
          <table:table-cell table:number-columns-repeated="5"/>
        </table:table-row>
        <table:table-row table:style-name="ro1">
          <table:table-cell table:formula="of:=[.A1887]+1" office:value-type="float" office:value="1880" calcext:value-type="float">
            <text:p>1880</text:p>
          </table:table-cell>
          <table:table-cell table:formula="of:=4*[.$D$3]*[.B1887]*(1-[.B1887])" office:value-type="float" office:value="0.276694558465489" calcext:value-type="float">
            <text:p>0,276694558465489</text:p>
          </table:table-cell>
          <table:table-cell table:number-columns-repeated="5"/>
        </table:table-row>
        <table:table-row table:style-name="ro1">
          <table:table-cell table:formula="of:=[.A1888]+1" office:value-type="float" office:value="1881" calcext:value-type="float">
            <text:p>1881</text:p>
          </table:table-cell>
          <table:table-cell table:formula="of:=4*[.$D$3]*[.B1888]*(1-[.B1888])" office:value-type="float" office:value="0.800538719124308" calcext:value-type="float">
            <text:p>0,800538719124308</text:p>
          </table:table-cell>
          <table:table-cell table:number-columns-repeated="5"/>
        </table:table-row>
        <table:table-row table:style-name="ro1">
          <table:table-cell table:formula="of:=[.A1889]+1" office:value-type="float" office:value="1882" calcext:value-type="float">
            <text:p>1882</text:p>
          </table:table-cell>
          <table:table-cell table:formula="of:=4*[.$D$3]*[.B1889]*(1-[.B1889])" office:value-type="float" office:value="0.638705913228482" calcext:value-type="float">
            <text:p>0,638705913228482</text:p>
          </table:table-cell>
          <table:table-cell table:number-columns-repeated="5"/>
        </table:table-row>
        <table:table-row table:style-name="ro1">
          <table:table-cell table:formula="of:=[.A1890]+1" office:value-type="float" office:value="1883" calcext:value-type="float">
            <text:p>1883</text:p>
          </table:table-cell>
          <table:table-cell table:formula="of:=4*[.$D$3]*[.B1890]*(1-[.B1890])" office:value-type="float" office:value="0.923042678541811" calcext:value-type="float">
            <text:p>0,923042678541811</text:p>
          </table:table-cell>
          <table:table-cell table:number-columns-repeated="5"/>
        </table:table-row>
        <table:table-row table:style-name="ro1">
          <table:table-cell table:formula="of:=[.A1891]+1" office:value-type="float" office:value="1884" calcext:value-type="float">
            <text:p>1884</text:p>
          </table:table-cell>
          <table:table-cell table:formula="of:=4*[.$D$3]*[.B1891]*(1-[.B1891])" office:value-type="float" office:value="0.284139568528678" calcext:value-type="float">
            <text:p>0,284139568528678</text:p>
          </table:table-cell>
          <table:table-cell table:number-columns-repeated="5"/>
        </table:table-row>
        <table:table-row table:style-name="ro1">
          <table:table-cell table:formula="of:=[.A1892]+1" office:value-type="float" office:value="1885" calcext:value-type="float">
            <text:p>1885</text:p>
          </table:table-cell>
          <table:table-cell table:formula="of:=4*[.$D$3]*[.B1892]*(1-[.B1892])" office:value-type="float" office:value="0.813617096500059" calcext:value-type="float">
            <text:p>0,813617096500059</text:p>
          </table:table-cell>
          <table:table-cell table:number-columns-repeated="5"/>
        </table:table-row>
        <table:table-row table:style-name="ro1">
          <table:table-cell table:formula="of:=[.A1893]+1" office:value-type="float" office:value="1886" calcext:value-type="float">
            <text:p>1886</text:p>
          </table:table-cell>
          <table:table-cell table:formula="of:=4*[.$D$3]*[.B1893]*(1-[.B1893])" office:value-type="float" office:value="0.606577267131491" calcext:value-type="float">
            <text:p>0,606577267131491</text:p>
          </table:table-cell>
          <table:table-cell table:number-columns-repeated="5"/>
        </table:table-row>
        <table:table-row table:style-name="ro1">
          <table:table-cell table:formula="of:=[.A1894]+1" office:value-type="float" office:value="1887" calcext:value-type="float">
            <text:p>1887</text:p>
          </table:table-cell>
          <table:table-cell table:formula="of:=4*[.$D$3]*[.B1894]*(1-[.B1894])" office:value-type="float" office:value="0.954565144523131" calcext:value-type="float">
            <text:p>0,954565144523131</text:p>
          </table:table-cell>
          <table:table-cell table:number-columns-repeated="5"/>
        </table:table-row>
        <table:table-row table:style-name="ro1">
          <table:table-cell table:formula="of:=[.A1895]+1" office:value-type="float" office:value="1888" calcext:value-type="float">
            <text:p>1888</text:p>
          </table:table-cell>
          <table:table-cell table:formula="of:=4*[.$D$3]*[.B1895]*(1-[.B1895])" office:value-type="float" office:value="0.17348211753866" calcext:value-type="float">
            <text:p>0,17348211753866</text:p>
          </table:table-cell>
          <table:table-cell table:number-columns-repeated="5"/>
        </table:table-row>
        <table:table-row table:style-name="ro1">
          <table:table-cell table:formula="of:=[.A1896]+1" office:value-type="float" office:value="1889" calcext:value-type="float">
            <text:p>1889</text:p>
          </table:table-cell>
          <table:table-cell table:formula="of:=4*[.$D$3]*[.B1896]*(1-[.B1896])" office:value-type="float" office:value="0.57354428973185" calcext:value-type="float">
            <text:p>0,57354428973185</text:p>
          </table:table-cell>
          <table:table-cell table:number-columns-repeated="5"/>
        </table:table-row>
        <table:table-row table:style-name="ro1">
          <table:table-cell table:formula="of:=[.A1897]+1" office:value-type="float" office:value="1890" calcext:value-type="float">
            <text:p>1890</text:p>
          </table:table-cell>
          <table:table-cell table:formula="of:=4*[.$D$3]*[.B1897]*(1-[.B1897])" office:value-type="float" office:value="0.978364949791351" calcext:value-type="float">
            <text:p>0,978364949791351</text:p>
          </table:table-cell>
          <table:table-cell table:number-columns-repeated="5"/>
        </table:table-row>
        <table:table-row table:style-name="ro1">
          <table:table-cell table:formula="of:=[.A1898]+1" office:value-type="float" office:value="1891" calcext:value-type="float">
            <text:p>1891</text:p>
          </table:table-cell>
          <table:table-cell table:formula="of:=4*[.$D$3]*[.B1898]*(1-[.B1898])" office:value-type="float" office:value="0.0846678992444746" calcext:value-type="float">
            <text:p>0,084667899244475</text:p>
          </table:table-cell>
          <table:table-cell table:number-columns-repeated="5"/>
        </table:table-row>
        <table:table-row table:style-name="ro1">
          <table:table-cell table:formula="of:=[.A1899]+1" office:value-type="float" office:value="1892" calcext:value-type="float">
            <text:p>1892</text:p>
          </table:table-cell>
          <table:table-cell table:formula="of:=4*[.$D$3]*[.B1899]*(1-[.B1899])" office:value-type="float" office:value="0.309996984328008" calcext:value-type="float">
            <text:p>0,309996984328008</text:p>
          </table:table-cell>
          <table:table-cell table:number-columns-repeated="5"/>
        </table:table-row>
        <table:table-row table:style-name="ro1">
          <table:table-cell table:formula="of:=[.A1900]+1" office:value-type="float" office:value="1893" calcext:value-type="float">
            <text:p>1893</text:p>
          </table:table-cell>
          <table:table-cell table:formula="of:=4*[.$D$3]*[.B1900]*(1-[.B1900])" office:value-type="float" office:value="0.855595416142196" calcext:value-type="float">
            <text:p>0,855595416142196</text:p>
          </table:table-cell>
          <table:table-cell table:number-columns-repeated="5"/>
        </table:table-row>
        <table:table-row table:style-name="ro1">
          <table:table-cell table:formula="of:=[.A1901]+1" office:value-type="float" office:value="1894" calcext:value-type="float">
            <text:p>1894</text:p>
          </table:table-cell>
          <table:table-cell table:formula="of:=4*[.$D$3]*[.B1901]*(1-[.B1901])" office:value-type="float" office:value="0.494207600074635" calcext:value-type="float">
            <text:p>0,494207600074635</text:p>
          </table:table-cell>
          <table:table-cell table:number-columns-repeated="5"/>
        </table:table-row>
        <table:table-row table:style-name="ro1">
          <table:table-cell table:formula="of:=[.A1902]+1" office:value-type="float" office:value="1895" calcext:value-type="float">
            <text:p>1895</text:p>
          </table:table-cell>
          <table:table-cell table:formula="of:=4*[.$D$3]*[.B1902]*(1-[.B1902])" office:value-type="float" office:value="0.999865792412419" calcext:value-type="float">
            <text:p>0,999865792412419</text:p>
          </table:table-cell>
          <table:table-cell table:number-columns-repeated="5"/>
        </table:table-row>
        <table:table-row table:style-name="ro1">
          <table:table-cell table:formula="of:=[.A1903]+1" office:value-type="float" office:value="1896" calcext:value-type="float">
            <text:p>1896</text:p>
          </table:table-cell>
          <table:table-cell table:formula="of:=4*[.$D$3]*[.B1903]*(1-[.B1903])" office:value-type="float" office:value="0.000536758303619887" calcext:value-type="float">
            <text:p>0,00053675830362</text:p>
          </table:table-cell>
          <table:table-cell table:number-columns-repeated="5"/>
        </table:table-row>
        <table:table-row table:style-name="ro1">
          <table:table-cell table:formula="of:=[.A1904]+1" office:value-type="float" office:value="1897" calcext:value-type="float">
            <text:p>1897</text:p>
          </table:table-cell>
          <table:table-cell table:formula="of:=4*[.$D$3]*[.B1904]*(1-[.B1904])" office:value-type="float" office:value="0.00214588077657353" calcext:value-type="float">
            <text:p>0,002145880776574</text:p>
          </table:table-cell>
          <table:table-cell table:number-columns-repeated="5"/>
        </table:table-row>
        <table:table-row table:style-name="ro1">
          <table:table-cell table:formula="of:=[.A1905]+1" office:value-type="float" office:value="1898" calcext:value-type="float">
            <text:p>1898</text:p>
          </table:table-cell>
          <table:table-cell table:formula="of:=4*[.$D$3]*[.B1905]*(1-[.B1905])" office:value-type="float" office:value="0.00856510388906505" calcext:value-type="float">
            <text:p>0,008565103889065</text:p>
          </table:table-cell>
          <table:table-cell table:number-columns-repeated="5"/>
        </table:table-row>
        <table:table-row table:style-name="ro1">
          <table:table-cell table:formula="of:=[.A1906]+1" office:value-type="float" office:value="1899" calcext:value-type="float">
            <text:p>1899</text:p>
          </table:table-cell>
          <table:table-cell table:formula="of:=4*[.$D$3]*[.B1906]*(1-[.B1906])" office:value-type="float" office:value="0.0339669715377383" calcext:value-type="float">
            <text:p>0,033966971537738</text:p>
          </table:table-cell>
          <table:table-cell table:number-columns-repeated="5"/>
        </table:table-row>
        <table:table-row table:style-name="ro1">
          <table:table-cell table:formula="of:=[.A1907]+1" office:value-type="float" office:value="1900" calcext:value-type="float">
            <text:p>1900</text:p>
          </table:table-cell>
          <table:table-cell table:formula="of:=4*[.$D$3]*[.B1907]*(1-[.B1907])" office:value-type="float" office:value="0.131252865529171" calcext:value-type="float">
            <text:p>0,131252865529171</text:p>
          </table:table-cell>
          <table:table-cell table:number-columns-repeated="5"/>
        </table:table-row>
        <table:table-row table:style-name="ro1">
          <table:table-cell table:formula="of:=[.A1908]+1" office:value-type="float" office:value="1901" calcext:value-type="float">
            <text:p>1901</text:p>
          </table:table-cell>
          <table:table-cell table:formula="of:=4*[.$D$3]*[.B1908]*(1-[.B1908])" office:value-type="float" office:value="0.456102203278209" calcext:value-type="float">
            <text:p>0,456102203278209</text:p>
          </table:table-cell>
          <table:table-cell table:number-columns-repeated="5"/>
        </table:table-row>
        <table:table-row table:style-name="ro1">
          <table:table-cell table:formula="of:=[.A1909]+1" office:value-type="float" office:value="1902" calcext:value-type="float">
            <text:p>1902</text:p>
          </table:table-cell>
          <table:table-cell table:formula="of:=4*[.$D$3]*[.B1909]*(1-[.B1909])" office:value-type="float" office:value="0.99229193377189" calcext:value-type="float">
            <text:p>0,99229193377189</text:p>
          </table:table-cell>
          <table:table-cell table:number-columns-repeated="5"/>
        </table:table-row>
        <table:table-row table:style-name="ro1">
          <table:table-cell table:formula="of:=[.A1910]+1" office:value-type="float" office:value="1903" calcext:value-type="float">
            <text:p>1903</text:p>
          </table:table-cell>
          <table:table-cell table:formula="of:=4*[.$D$3]*[.B1910]*(1-[.B1910])" office:value-type="float" office:value="0.0305946077725342" calcext:value-type="float">
            <text:p>0,030594607772534</text:p>
          </table:table-cell>
          <table:table-cell table:number-columns-repeated="5"/>
        </table:table-row>
        <table:table-row table:style-name="ro1">
          <table:table-cell table:formula="of:=[.A1911]+1" office:value-type="float" office:value="1904" calcext:value-type="float">
            <text:p>1904</text:p>
          </table:table-cell>
          <table:table-cell table:formula="of:=4*[.$D$3]*[.B1911]*(1-[.B1911])" office:value-type="float" office:value="0.118634310991116" calcext:value-type="float">
            <text:p>0,118634310991116</text:p>
          </table:table-cell>
          <table:table-cell table:number-columns-repeated="5"/>
        </table:table-row>
        <table:table-row table:style-name="ro1">
          <table:table-cell table:formula="of:=[.A1912]+1" office:value-type="float" office:value="1905" calcext:value-type="float">
            <text:p>1905</text:p>
          </table:table-cell>
          <table:table-cell table:formula="of:=4*[.$D$3]*[.B1912]*(1-[.B1912])" office:value-type="float" office:value="0.418240844987117" calcext:value-type="float">
            <text:p>0,418240844987117</text:p>
          </table:table-cell>
          <table:table-cell table:number-columns-repeated="5"/>
        </table:table-row>
        <table:table-row table:style-name="ro1">
          <table:table-cell table:formula="of:=[.A1913]+1" office:value-type="float" office:value="1906" calcext:value-type="float">
            <text:p>1906</text:p>
          </table:table-cell>
          <table:table-cell table:formula="of:=4*[.$D$3]*[.B1913]*(1-[.B1913])" office:value-type="float" office:value="0.973261762286317" calcext:value-type="float">
            <text:p>0,973261762286317</text:p>
          </table:table-cell>
          <table:table-cell table:number-columns-repeated="5"/>
        </table:table-row>
        <table:table-row table:style-name="ro1">
          <table:table-cell table:formula="of:=[.A1914]+1" office:value-type="float" office:value="1907" calcext:value-type="float">
            <text:p>1907</text:p>
          </table:table-cell>
          <table:table-cell table:formula="of:=4*[.$D$3]*[.B1914]*(1-[.B1914])" office:value-type="float" office:value="0.104093217430598" calcext:value-type="float">
            <text:p>0,104093217430598</text:p>
          </table:table-cell>
          <table:table-cell table:number-columns-repeated="5"/>
        </table:table-row>
        <table:table-row table:style-name="ro1">
          <table:table-cell table:formula="of:=[.A1915]+1" office:value-type="float" office:value="1908" calcext:value-type="float">
            <text:p>1908</text:p>
          </table:table-cell>
          <table:table-cell table:formula="of:=4*[.$D$3]*[.B1915]*(1-[.B1915])" office:value-type="float" office:value="0.373031278062177" calcext:value-type="float">
            <text:p>0,373031278062177</text:p>
          </table:table-cell>
          <table:table-cell table:number-columns-repeated="5"/>
        </table:table-row>
        <table:table-row table:style-name="ro1">
          <table:table-cell table:formula="of:=[.A1916]+1" office:value-type="float" office:value="1909" calcext:value-type="float">
            <text:p>1909</text:p>
          </table:table-cell>
          <table:table-cell table:formula="of:=4*[.$D$3]*[.B1916]*(1-[.B1916])" office:value-type="float" office:value="0.935515774597903" calcext:value-type="float">
            <text:p>0,935515774597903</text:p>
          </table:table-cell>
          <table:table-cell table:number-columns-repeated="5"/>
        </table:table-row>
        <table:table-row table:style-name="ro1">
          <table:table-cell table:formula="of:=[.A1917]+1" office:value-type="float" office:value="1910" calcext:value-type="float">
            <text:p>1910</text:p>
          </table:table-cell>
          <table:table-cell table:formula="of:=4*[.$D$3]*[.B1917]*(1-[.B1917])" office:value-type="float" office:value="0.241304040305555" calcext:value-type="float">
            <text:p>0,241304040305555</text:p>
          </table:table-cell>
          <table:table-cell table:number-columns-repeated="5"/>
        </table:table-row>
        <table:table-row table:style-name="ro1">
          <table:table-cell table:formula="of:=[.A1918]+1" office:value-type="float" office:value="1911" calcext:value-type="float">
            <text:p>1911</text:p>
          </table:table-cell>
          <table:table-cell table:formula="of:=4*[.$D$3]*[.B1918]*(1-[.B1918])" office:value-type="float" office:value="0.732305601751081" calcext:value-type="float">
            <text:p>0,732305601751081</text:p>
          </table:table-cell>
          <table:table-cell table:number-columns-repeated="5"/>
        </table:table-row>
        <table:table-row table:style-name="ro1">
          <table:table-cell table:formula="of:=[.A1919]+1" office:value-type="float" office:value="1912" calcext:value-type="float">
            <text:p>1912</text:p>
          </table:table-cell>
          <table:table-cell table:formula="of:=4*[.$D$3]*[.B1919]*(1-[.B1919])" office:value-type="float" office:value="0.784136429580273" calcext:value-type="float">
            <text:p>0,784136429580273</text:p>
          </table:table-cell>
          <table:table-cell table:number-columns-repeated="5"/>
        </table:table-row>
        <table:table-row table:style-name="ro1">
          <table:table-cell table:formula="of:=[.A1920]+1" office:value-type="float" office:value="1913" calcext:value-type="float">
            <text:p>1913</text:p>
          </table:table-cell>
          <table:table-cell table:formula="of:=4*[.$D$3]*[.B1920]*(1-[.B1920])" office:value-type="float" office:value="0.677065957541498" calcext:value-type="float">
            <text:p>0,677065957541498</text:p>
          </table:table-cell>
          <table:table-cell table:number-columns-repeated="5"/>
        </table:table-row>
        <table:table-row table:style-name="ro1">
          <table:table-cell table:formula="of:=[.A1921]+1" office:value-type="float" office:value="1914" calcext:value-type="float">
            <text:p>1914</text:p>
          </table:table-cell>
          <table:table-cell table:formula="of:=4*[.$D$3]*[.B1921]*(1-[.B1921])" office:value-type="float" office:value="0.874590586719649" calcext:value-type="float">
            <text:p>0,874590586719649</text:p>
          </table:table-cell>
          <table:table-cell table:number-columns-repeated="5"/>
        </table:table-row>
        <table:table-row table:style-name="ro1">
          <table:table-cell table:formula="of:=[.A1922]+1" office:value-type="float" office:value="1915" calcext:value-type="float">
            <text:p>1915</text:p>
          </table:table-cell>
          <table:table-cell table:formula="of:=4*[.$D$3]*[.B1922]*(1-[.B1922])" office:value-type="float" office:value="0.438727569364116" calcext:value-type="float">
            <text:p>0,438727569364116</text:p>
          </table:table-cell>
          <table:table-cell table:number-columns-repeated="5"/>
        </table:table-row>
        <table:table-row table:style-name="ro1">
          <table:table-cell table:formula="of:=[.A1923]+1" office:value-type="float" office:value="1916" calcext:value-type="float">
            <text:p>1916</text:p>
          </table:table-cell>
          <table:table-cell table:formula="of:=4*[.$D$3]*[.B1923]*(1-[.B1923])" office:value-type="float" office:value="0.984982756975883" calcext:value-type="float">
            <text:p>0,984982756975883</text:p>
          </table:table-cell>
          <table:table-cell table:number-columns-repeated="5"/>
        </table:table-row>
        <table:table-row table:style-name="ro1">
          <table:table-cell table:formula="of:=[.A1924]+1" office:value-type="float" office:value="1917" calcext:value-type="float">
            <text:p>1917</text:p>
          </table:table-cell>
          <table:table-cell table:formula="of:=4*[.$D$3]*[.B1924]*(1-[.B1924])" office:value-type="float" office:value="0.059166901744286" calcext:value-type="float">
            <text:p>0,059166901744286</text:p>
          </table:table-cell>
          <table:table-cell table:number-columns-repeated="5"/>
        </table:table-row>
        <table:table-row table:style-name="ro1">
          <table:table-cell table:formula="of:=[.A1925]+1" office:value-type="float" office:value="1918" calcext:value-type="float">
            <text:p>1918</text:p>
          </table:table-cell>
          <table:table-cell table:formula="of:=4*[.$D$3]*[.B1925]*(1-[.B1925])" office:value-type="float" office:value="0.222664717929072" calcext:value-type="float">
            <text:p>0,222664717929072</text:p>
          </table:table-cell>
          <table:table-cell table:number-columns-repeated="5"/>
        </table:table-row>
        <table:table-row table:style-name="ro1">
          <table:table-cell table:formula="of:=[.A1926]+1" office:value-type="float" office:value="1919" calcext:value-type="float">
            <text:p>1919</text:p>
          </table:table-cell>
          <table:table-cell table:formula="of:=4*[.$D$3]*[.B1926]*(1-[.B1926])" office:value-type="float" office:value="0.692340565274555" calcext:value-type="float">
            <text:p>0,692340565274555</text:p>
          </table:table-cell>
          <table:table-cell table:number-columns-repeated="5"/>
        </table:table-row>
        <table:table-row table:style-name="ro1">
          <table:table-cell table:formula="of:=[.A1927]+1" office:value-type="float" office:value="1920" calcext:value-type="float">
            <text:p>1920</text:p>
          </table:table-cell>
          <table:table-cell table:formula="of:=4*[.$D$3]*[.B1927]*(1-[.B1927])" office:value-type="float" office:value="0.852020427799458" calcext:value-type="float">
            <text:p>0,852020427799458</text:p>
          </table:table-cell>
          <table:table-cell table:number-columns-repeated="5"/>
        </table:table-row>
        <table:table-row table:style-name="ro1">
          <table:table-cell table:formula="of:=[.A1928]+1" office:value-type="float" office:value="1921" calcext:value-type="float">
            <text:p>1921</text:p>
          </table:table-cell>
          <table:table-cell table:formula="of:=4*[.$D$3]*[.B1928]*(1-[.B1928])" office:value-type="float" office:value="0.504326473647546" calcext:value-type="float">
            <text:p>0,504326473647546</text:p>
          </table:table-cell>
          <table:table-cell table:number-columns-repeated="5"/>
        </table:table-row>
        <table:table-row table:style-name="ro1">
          <table:table-cell table:formula="of:=[.A1929]+1" office:value-type="float" office:value="1922" calcext:value-type="float">
            <text:p>1922</text:p>
          </table:table-cell>
          <table:table-cell table:formula="of:=4*[.$D$3]*[.B1929]*(1-[.B1929])" office:value-type="float" office:value="0.999925126503108" calcext:value-type="float">
            <text:p>0,999925126503108</text:p>
          </table:table-cell>
          <table:table-cell table:number-columns-repeated="5"/>
        </table:table-row>
        <table:table-row table:style-name="ro1">
          <table:table-cell table:formula="of:=[.A1930]+1" office:value-type="float" office:value="1923" calcext:value-type="float">
            <text:p>1923</text:p>
          </table:table-cell>
          <table:table-cell table:formula="of:=4*[.$D$3]*[.B1930]*(1-[.B1930])" office:value-type="float" office:value="0.00029947156340431" calcext:value-type="float">
            <text:p>0,000299471563404</text:p>
          </table:table-cell>
          <table:table-cell table:number-columns-repeated="5"/>
        </table:table-row>
        <table:table-row table:style-name="ro1">
          <table:table-cell table:formula="of:=[.A1931]+1" office:value-type="float" office:value="1924" calcext:value-type="float">
            <text:p>1924</text:p>
          </table:table-cell>
          <table:table-cell table:formula="of:=4*[.$D$3]*[.B1931]*(1-[.B1931])" office:value-type="float" office:value="0.00119752752074809" calcext:value-type="float">
            <text:p>0,001197527520748</text:p>
          </table:table-cell>
          <table:table-cell table:number-columns-repeated="5"/>
        </table:table-row>
        <table:table-row table:style-name="ro1">
          <table:table-cell table:formula="of:=[.A1932]+1" office:value-type="float" office:value="1925" calcext:value-type="float">
            <text:p>1925</text:p>
          </table:table-cell>
          <table:table-cell table:formula="of:=4*[.$D$3]*[.B1932]*(1-[.B1932])" office:value-type="float" office:value="0.00478437379434056" calcext:value-type="float">
            <text:p>0,004784373794341</text:p>
          </table:table-cell>
          <table:table-cell table:number-columns-repeated="5"/>
        </table:table-row>
        <table:table-row table:style-name="ro1">
          <table:table-cell table:formula="of:=[.A1933]+1" office:value-type="float" office:value="1926" calcext:value-type="float">
            <text:p>1926</text:p>
          </table:table-cell>
          <table:table-cell table:formula="of:=4*[.$D$3]*[.B1933]*(1-[.B1933])" office:value-type="float" office:value="0.0190459342469463" calcext:value-type="float">
            <text:p>0,019045934246946</text:p>
          </table:table-cell>
          <table:table-cell table:number-columns-repeated="5"/>
        </table:table-row>
        <table:table-row table:style-name="ro1">
          <table:table-cell table:formula="of:=[.A1934]+1" office:value-type="float" office:value="1927" calcext:value-type="float">
            <text:p>1927</text:p>
          </table:table-cell>
          <table:table-cell table:formula="of:=4*[.$D$3]*[.B1934]*(1-[.B1934])" office:value-type="float" office:value="0.0747327465424294" calcext:value-type="float">
            <text:p>0,074732746542429</text:p>
          </table:table-cell>
          <table:table-cell table:number-columns-repeated="5"/>
        </table:table-row>
        <table:table-row table:style-name="ro1">
          <table:table-cell table:formula="of:=[.A1935]+1" office:value-type="float" office:value="1928" calcext:value-type="float">
            <text:p>1928</text:p>
          </table:table-cell>
          <table:table-cell table:formula="of:=4*[.$D$3]*[.B1935]*(1-[.B1935])" office:value-type="float" office:value="0.276591052546617" calcext:value-type="float">
            <text:p>0,276591052546617</text:p>
          </table:table-cell>
          <table:table-cell table:number-columns-repeated="5"/>
        </table:table-row>
        <table:table-row table:style-name="ro1">
          <table:table-cell table:formula="of:=[.A1936]+1" office:value-type="float" office:value="1929" calcext:value-type="float">
            <text:p>1929</text:p>
          </table:table-cell>
          <table:table-cell table:formula="of:=4*[.$D$3]*[.B1936]*(1-[.B1936])" office:value-type="float" office:value="0.800353768791087" calcext:value-type="float">
            <text:p>0,800353768791087</text:p>
          </table:table-cell>
          <table:table-cell table:number-columns-repeated="5"/>
        </table:table-row>
        <table:table-row table:style-name="ro1">
          <table:table-cell table:formula="of:=[.A1937]+1" office:value-type="float" office:value="1930" calcext:value-type="float">
            <text:p>1930</text:p>
          </table:table-cell>
          <table:table-cell table:formula="of:=4*[.$D$3]*[.B1937]*(1-[.B1937])" office:value-type="float" office:value="0.639150454291961" calcext:value-type="float">
            <text:p>0,639150454291961</text:p>
          </table:table-cell>
          <table:table-cell table:number-columns-repeated="5"/>
        </table:table-row>
        <table:table-row table:style-name="ro1">
          <table:table-cell table:formula="of:=[.A1938]+1" office:value-type="float" office:value="1931" calcext:value-type="float">
            <text:p>1931</text:p>
          </table:table-cell>
          <table:table-cell table:formula="of:=4*[.$D$3]*[.B1938]*(1-[.B1938])" office:value-type="float" office:value="0.922548604281363" calcext:value-type="float">
            <text:p>0,922548604281363</text:p>
          </table:table-cell>
          <table:table-cell table:number-columns-repeated="5"/>
        </table:table-row>
        <table:table-row table:style-name="ro1">
          <table:table-cell table:formula="of:=[.A1939]+1" office:value-type="float" office:value="1932" calcext:value-type="float">
            <text:p>1932</text:p>
          </table:table-cell>
          <table:table-cell table:formula="of:=4*[.$D$3]*[.B1939]*(1-[.B1939])" office:value-type="float" office:value="0.285810708079487" calcext:value-type="float">
            <text:p>0,285810708079487</text:p>
          </table:table-cell>
          <table:table-cell table:number-columns-repeated="5"/>
        </table:table-row>
        <table:table-row table:style-name="ro1">
          <table:table-cell table:formula="of:=[.A1940]+1" office:value-type="float" office:value="1933" calcext:value-type="float">
            <text:p>1933</text:p>
          </table:table-cell>
          <table:table-cell table:formula="of:=4*[.$D$3]*[.B1940]*(1-[.B1940])" office:value-type="float" office:value="0.816491788906357" calcext:value-type="float">
            <text:p>0,816491788906357</text:p>
          </table:table-cell>
          <table:table-cell table:number-columns-repeated="5"/>
        </table:table-row>
        <table:table-row table:style-name="ro1">
          <table:table-cell table:formula="of:=[.A1941]+1" office:value-type="float" office:value="1934" calcext:value-type="float">
            <text:p>1934</text:p>
          </table:table-cell>
          <table:table-cell table:formula="of:=4*[.$D$3]*[.B1941]*(1-[.B1941])" office:value-type="float" office:value="0.599331790219416" calcext:value-type="float">
            <text:p>0,599331790219416</text:p>
          </table:table-cell>
          <table:table-cell table:number-columns-repeated="5"/>
        </table:table-row>
        <table:table-row table:style-name="ro1">
          <table:table-cell table:formula="of:=[.A1942]+1" office:value-type="float" office:value="1935" calcext:value-type="float">
            <text:p>1935</text:p>
          </table:table-cell>
          <table:table-cell table:formula="of:=4*[.$D$3]*[.B1942]*(1-[.B1942])" office:value-type="float" office:value="0.960532781807224" calcext:value-type="float">
            <text:p>0,960532781807224</text:p>
          </table:table-cell>
          <table:table-cell table:number-columns-repeated="5"/>
        </table:table-row>
        <table:table-row table:style-name="ro1">
          <table:table-cell table:formula="of:=[.A1943]+1" office:value-type="float" office:value="1936" calcext:value-type="float">
            <text:p>1936</text:p>
          </table:table-cell>
          <table:table-cell table:formula="of:=4*[.$D$3]*[.B1943]*(1-[.B1943])" office:value-type="float" office:value="0.1516382275236" calcext:value-type="float">
            <text:p>0,1516382275236</text:p>
          </table:table-cell>
          <table:table-cell table:number-columns-repeated="5"/>
        </table:table-row>
        <table:table-row table:style-name="ro1">
          <table:table-cell table:formula="of:=[.A1944]+1" office:value-type="float" office:value="1937" calcext:value-type="float">
            <text:p>1937</text:p>
          </table:table-cell>
          <table:table-cell table:formula="of:=4*[.$D$3]*[.B1944]*(1-[.B1944])" office:value-type="float" office:value="0.514576301908403" calcext:value-type="float">
            <text:p>0,514576301908403</text:p>
          </table:table-cell>
          <table:table-cell table:number-columns-repeated="5"/>
        </table:table-row>
        <table:table-row table:style-name="ro1">
          <table:table-cell table:formula="of:=[.A1945]+1" office:value-type="float" office:value="1938" calcext:value-type="float">
            <text:p>1938</text:p>
          </table:table-cell>
          <table:table-cell table:formula="of:=4*[.$D$3]*[.B1945]*(1-[.B1945])" office:value-type="float" office:value="0.9991501256907" calcext:value-type="float">
            <text:p>0,9991501256907</text:p>
          </table:table-cell>
          <table:table-cell table:number-columns-repeated="5"/>
        </table:table-row>
        <table:table-row table:style-name="ro1">
          <table:table-cell table:formula="of:=[.A1946]+1" office:value-type="float" office:value="1939" calcext:value-type="float">
            <text:p>1939</text:p>
          </table:table-cell>
          <table:table-cell table:formula="of:=4*[.$D$3]*[.B1946]*(1-[.B1946])" office:value-type="float" office:value="0.00339660809183203" calcext:value-type="float">
            <text:p>0,003396608091832</text:p>
          </table:table-cell>
          <table:table-cell table:number-columns-repeated="5"/>
        </table:table-row>
        <table:table-row table:style-name="ro1">
          <table:table-cell table:formula="of:=[.A1947]+1" office:value-type="float" office:value="1940" calcext:value-type="float">
            <text:p>1940</text:p>
          </table:table-cell>
          <table:table-cell table:formula="of:=4*[.$D$3]*[.B1947]*(1-[.B1947])" office:value-type="float" office:value="0.0135402845812101" calcext:value-type="float">
            <text:p>0,01354028458121</text:p>
          </table:table-cell>
          <table:table-cell table:number-columns-repeated="5"/>
        </table:table-row>
        <table:table-row table:style-name="ro1">
          <table:table-cell table:formula="of:=[.A1948]+1" office:value-type="float" office:value="1941" calcext:value-type="float">
            <text:p>1941</text:p>
          </table:table-cell>
          <table:table-cell table:formula="of:=4*[.$D$3]*[.B1948]*(1-[.B1948])" office:value-type="float" office:value="0.0534277810986798" calcext:value-type="float">
            <text:p>0,05342778109868</text:p>
          </table:table-cell>
          <table:table-cell table:number-columns-repeated="5"/>
        </table:table-row>
        <table:table-row table:style-name="ro1">
          <table:table-cell table:formula="of:=[.A1949]+1" office:value-type="float" office:value="1942" calcext:value-type="float">
            <text:p>1942</text:p>
          </table:table-cell>
          <table:table-cell table:formula="of:=4*[.$D$3]*[.B1949]*(1-[.B1949])" office:value-type="float" office:value="0.202293013222205" calcext:value-type="float">
            <text:p>0,202293013222205</text:p>
          </table:table-cell>
          <table:table-cell table:number-columns-repeated="5"/>
        </table:table-row>
        <table:table-row table:style-name="ro1">
          <table:table-cell table:formula="of:=[.A1950]+1" office:value-type="float" office:value="1943" calcext:value-type="float">
            <text:p>1943</text:p>
          </table:table-cell>
          <table:table-cell table:formula="of:=4*[.$D$3]*[.B1950]*(1-[.B1950])" office:value-type="float" office:value="0.645482200094744" calcext:value-type="float">
            <text:p>0,645482200094744</text:p>
          </table:table-cell>
          <table:table-cell table:number-columns-repeated="5"/>
        </table:table-row>
        <table:table-row table:style-name="ro1">
          <table:table-cell table:formula="of:=[.A1951]+1" office:value-type="float" office:value="1944" calcext:value-type="float">
            <text:p>1944</text:p>
          </table:table-cell>
          <table:table-cell table:formula="of:=4*[.$D$3]*[.B1951]*(1-[.B1951])" office:value-type="float" office:value="0.915339717822371" calcext:value-type="float">
            <text:p>0,915339717822371</text:p>
          </table:table-cell>
          <table:table-cell table:number-columns-repeated="5"/>
        </table:table-row>
        <table:table-row table:style-name="ro1">
          <table:table-cell table:formula="of:=[.A1952]+1" office:value-type="float" office:value="1945" calcext:value-type="float">
            <text:p>1945</text:p>
          </table:table-cell>
          <table:table-cell table:formula="of:=4*[.$D$3]*[.B1952]*(1-[.B1952])" office:value-type="float" office:value="0.309971675196932" calcext:value-type="float">
            <text:p>0,309971675196932</text:p>
          </table:table-cell>
          <table:table-cell table:number-columns-repeated="5"/>
        </table:table-row>
        <table:table-row table:style-name="ro1">
          <table:table-cell table:formula="of:=[.A1953]+1" office:value-type="float" office:value="1946" calcext:value-type="float">
            <text:p>1946</text:p>
          </table:table-cell>
          <table:table-cell table:formula="of:=4*[.$D$3]*[.B1953]*(1-[.B1953])" office:value-type="float" office:value="0.855556943090159" calcext:value-type="float">
            <text:p>0,855556943090159</text:p>
          </table:table-cell>
          <table:table-cell table:number-columns-repeated="5"/>
        </table:table-row>
        <table:table-row table:style-name="ro1">
          <table:table-cell table:formula="of:=[.A1954]+1" office:value-type="float" office:value="1947" calcext:value-type="float">
            <text:p>1947</text:p>
          </table:table-cell>
          <table:table-cell table:formula="of:=4*[.$D$3]*[.B1954]*(1-[.B1954])" office:value-type="float" office:value="0.494317040881525" calcext:value-type="float">
            <text:p>0,494317040881525</text:p>
          </table:table-cell>
          <table:table-cell table:number-columns-repeated="5"/>
        </table:table-row>
        <table:table-row table:style-name="ro1">
          <table:table-cell table:formula="of:=[.A1955]+1" office:value-type="float" office:value="1948" calcext:value-type="float">
            <text:p>1948</text:p>
          </table:table-cell>
          <table:table-cell table:formula="of:=4*[.$D$3]*[.B1955]*(1-[.B1955])" office:value-type="float" office:value="0.999870815902631" calcext:value-type="float">
            <text:p>0,999870815902631</text:p>
          </table:table-cell>
          <table:table-cell table:number-columns-repeated="5"/>
        </table:table-row>
        <table:table-row table:style-name="ro1">
          <table:table-cell table:formula="of:=[.A1956]+1" office:value-type="float" office:value="1949" calcext:value-type="float">
            <text:p>1949</text:p>
          </table:table-cell>
          <table:table-cell table:formula="of:=4*[.$D$3]*[.B1956]*(1-[.B1956])" office:value-type="float" office:value="0.00051666963535175" calcext:value-type="float">
            <text:p>0,000516669635352</text:p>
          </table:table-cell>
          <table:table-cell table:number-columns-repeated="5"/>
        </table:table-row>
        <table:table-row table:style-name="ro1">
          <table:table-cell table:formula="of:=[.A1957]+1" office:value-type="float" office:value="1950" calcext:value-type="float">
            <text:p>1950</text:p>
          </table:table-cell>
          <table:table-cell table:formula="of:=4*[.$D$3]*[.B1957]*(1-[.B1957])" office:value-type="float" office:value="0.00206561075135862" calcext:value-type="float">
            <text:p>0,002065610751359</text:p>
          </table:table-cell>
          <table:table-cell table:number-columns-repeated="5"/>
        </table:table-row>
        <table:table-row table:style-name="ro1">
          <table:table-cell table:formula="of:=[.A1958]+1" office:value-type="float" office:value="1951" calcext:value-type="float">
            <text:p>1951</text:p>
          </table:table-cell>
          <table:table-cell table:formula="of:=4*[.$D$3]*[.B1958]*(1-[.B1958])" office:value-type="float" office:value="0.00824537601432998" calcext:value-type="float">
            <text:p>0,00824537601433</text:p>
          </table:table-cell>
          <table:table-cell table:number-columns-repeated="5"/>
        </table:table-row>
        <table:table-row table:style-name="ro1">
          <table:table-cell table:formula="of:=[.A1959]+1" office:value-type="float" office:value="1952" calcext:value-type="float">
            <text:p>1952</text:p>
          </table:table-cell>
          <table:table-cell table:formula="of:=4*[.$D$3]*[.B1959]*(1-[.B1959])" office:value-type="float" office:value="0.0327095591548492" calcext:value-type="float">
            <text:p>0,032709559154849</text:p>
          </table:table-cell>
          <table:table-cell table:number-columns-repeated="5"/>
        </table:table-row>
        <table:table-row table:style-name="ro1">
          <table:table-cell table:formula="of:=[.A1960]+1" office:value-type="float" office:value="1953" calcext:value-type="float">
            <text:p>1953</text:p>
          </table:table-cell>
          <table:table-cell table:formula="of:=4*[.$D$3]*[.B1960]*(1-[.B1960])" office:value-type="float" office:value="0.126558575578978" calcext:value-type="float">
            <text:p>0,126558575578978</text:p>
          </table:table-cell>
          <table:table-cell table:number-columns-repeated="5"/>
        </table:table-row>
        <table:table-row table:style-name="ro1">
          <table:table-cell table:formula="of:=[.A1961]+1" office:value-type="float" office:value="1954" calcext:value-type="float">
            <text:p>1954</text:p>
          </table:table-cell>
          <table:table-cell table:formula="of:=4*[.$D$3]*[.B1961]*(1-[.B1961])" office:value-type="float" office:value="0.442166010105594" calcext:value-type="float">
            <text:p>0,442166010105594</text:p>
          </table:table-cell>
          <table:table-cell table:number-columns-repeated="5"/>
        </table:table-row>
        <table:table-row table:style-name="ro1">
          <table:table-cell table:formula="of:=[.A1962]+1" office:value-type="float" office:value="1955" calcext:value-type="float">
            <text:p>1955</text:p>
          </table:table-cell>
          <table:table-cell table:formula="of:=4*[.$D$3]*[.B1962]*(1-[.B1962])" office:value-type="float" office:value="0.986620918451575" calcext:value-type="float">
            <text:p>0,986620918451575</text:p>
          </table:table-cell>
          <table:table-cell table:number-columns-repeated="5"/>
        </table:table-row>
        <table:table-row table:style-name="ro1">
          <table:table-cell table:formula="of:=[.A1963]+1" office:value-type="float" office:value="1956" calcext:value-type="float">
            <text:p>1956</text:p>
          </table:table-cell>
          <table:table-cell table:formula="of:=4*[.$D$3]*[.B1963]*(1-[.B1963])" office:value-type="float" office:value="0.052800326901383" calcext:value-type="float">
            <text:p>0,052800326901383</text:p>
          </table:table-cell>
          <table:table-cell table:number-columns-repeated="5"/>
        </table:table-row>
        <table:table-row table:style-name="ro1">
          <table:table-cell table:formula="of:=[.A1964]+1" office:value-type="float" office:value="1957" calcext:value-type="float">
            <text:p>1957</text:p>
          </table:table-cell>
          <table:table-cell table:formula="of:=4*[.$D$3]*[.B1964]*(1-[.B1964])" office:value-type="float" office:value="0.20004980952196" calcext:value-type="float">
            <text:p>0,20004980952196</text:p>
          </table:table-cell>
          <table:table-cell table:number-columns-repeated="5"/>
        </table:table-row>
        <table:table-row table:style-name="ro1">
          <table:table-cell table:formula="of:=[.A1965]+1" office:value-type="float" office:value="1958" calcext:value-type="float">
            <text:p>1958</text:p>
          </table:table-cell>
          <table:table-cell table:formula="of:=4*[.$D$3]*[.B1965]*(1-[.B1965])" office:value-type="float" office:value="0.640119532928751" calcext:value-type="float">
            <text:p>0,640119532928751</text:p>
          </table:table-cell>
          <table:table-cell table:number-columns-repeated="5"/>
        </table:table-row>
        <table:table-row table:style-name="ro1">
          <table:table-cell table:formula="of:=[.A1966]+1" office:value-type="float" office:value="1959" calcext:value-type="float">
            <text:p>1959</text:p>
          </table:table-cell>
          <table:table-cell table:formula="of:=4*[.$D$3]*[.B1966]*(1-[.B1966])" office:value-type="float" office:value="0.921466065967315" calcext:value-type="float">
            <text:p>0,921466065967315</text:p>
          </table:table-cell>
          <table:table-cell table:number-columns-repeated="5"/>
        </table:table-row>
        <table:table-row table:style-name="ro1">
          <table:table-cell table:formula="of:=[.A1967]+1" office:value-type="float" office:value="1960" calcext:value-type="float">
            <text:p>1960</text:p>
          </table:table-cell>
          <table:table-cell table:formula="of:=4*[.$D$3]*[.B1967]*(1-[.B1967])" office:value-type="float" office:value="0.28946542095214" calcext:value-type="float">
            <text:p>0,28946542095214</text:p>
          </table:table-cell>
          <table:table-cell table:number-columns-repeated="5"/>
        </table:table-row>
        <table:table-row table:style-name="ro1">
          <table:table-cell table:formula="of:=[.A1968]+1" office:value-type="float" office:value="1961" calcext:value-type="float">
            <text:p>1961</text:p>
          </table:table-cell>
          <table:table-cell table:formula="of:=4*[.$D$3]*[.B1968]*(1-[.B1968])" office:value-type="float" office:value="0.822700764100562" calcext:value-type="float">
            <text:p>0,822700764100562</text:p>
          </table:table-cell>
          <table:table-cell table:number-columns-repeated="5"/>
        </table:table-row>
        <table:table-row table:style-name="ro1">
          <table:table-cell table:formula="of:=[.A1969]+1" office:value-type="float" office:value="1962" calcext:value-type="float">
            <text:p>1962</text:p>
          </table:table-cell>
          <table:table-cell table:formula="of:=4*[.$D$3]*[.B1969]*(1-[.B1969])" office:value-type="float" office:value="0.583456867395655" calcext:value-type="float">
            <text:p>0,583456867395655</text:p>
          </table:table-cell>
          <table:table-cell table:number-columns-repeated="5"/>
        </table:table-row>
        <table:table-row table:style-name="ro1">
          <table:table-cell table:formula="of:=[.A1970]+1" office:value-type="float" office:value="1963" calcext:value-type="float">
            <text:p>1963</text:p>
          </table:table-cell>
          <table:table-cell table:formula="of:=4*[.$D$3]*[.B1970]*(1-[.B1970])" office:value-type="float" office:value="0.972139805138016" calcext:value-type="float">
            <text:p>0,972139805138016</text:p>
          </table:table-cell>
          <table:table-cell table:number-columns-repeated="5"/>
        </table:table-row>
        <table:table-row table:style-name="ro1">
          <table:table-cell table:formula="of:=[.A1971]+1" office:value-type="float" office:value="1964" calcext:value-type="float">
            <text:p>1964</text:p>
          </table:table-cell>
          <table:table-cell table:formula="of:=4*[.$D$3]*[.B1971]*(1-[.B1971])" office:value-type="float" office:value="0.108336017616944" calcext:value-type="float">
            <text:p>0,108336017616944</text:p>
          </table:table-cell>
          <table:table-cell table:number-columns-repeated="5"/>
        </table:table-row>
        <table:table-row table:style-name="ro1">
          <table:table-cell table:formula="of:=[.A1972]+1" office:value-type="float" office:value="1965" calcext:value-type="float">
            <text:p>1965</text:p>
          </table:table-cell>
          <table:table-cell table:formula="of:=4*[.$D$3]*[.B1972]*(1-[.B1972])" office:value-type="float" office:value="0.38639729961538" calcext:value-type="float">
            <text:p>0,38639729961538</text:p>
          </table:table-cell>
          <table:table-cell table:number-columns-repeated="5"/>
        </table:table-row>
        <table:table-row table:style-name="ro1">
          <table:table-cell table:formula="of:=[.A1973]+1" office:value-type="float" office:value="1966" calcext:value-type="float">
            <text:p>1966</text:p>
          </table:table-cell>
          <table:table-cell table:formula="of:=4*[.$D$3]*[.B1973]*(1-[.B1973])" office:value-type="float" office:value="0.948377705861289" calcext:value-type="float">
            <text:p>0,948377705861289</text:p>
          </table:table-cell>
          <table:table-cell table:number-columns-repeated="5"/>
        </table:table-row>
        <table:table-row table:style-name="ro1">
          <table:table-cell table:formula="of:=[.A1974]+1" office:value-type="float" office:value="1967" calcext:value-type="float">
            <text:p>1967</text:p>
          </table:table-cell>
          <table:table-cell table:formula="of:=4*[.$D$3]*[.B1974]*(1-[.B1974])" office:value-type="float" office:value="0.195829731546268" calcext:value-type="float">
            <text:p>0,195829731546268</text:p>
          </table:table-cell>
          <table:table-cell table:number-columns-repeated="5"/>
        </table:table-row>
        <table:table-row table:style-name="ro1">
          <table:table-cell table:formula="of:=[.A1975]+1" office:value-type="float" office:value="1968" calcext:value-type="float">
            <text:p>1968</text:p>
          </table:table-cell>
          <table:table-cell table:formula="of:=4*[.$D$3]*[.B1975]*(1-[.B1975])" office:value-type="float" office:value="0.629921791155139" calcext:value-type="float">
            <text:p>0,629921791155139</text:p>
          </table:table-cell>
          <table:table-cell table:number-columns-repeated="5"/>
        </table:table-row>
        <table:table-row table:style-name="ro1">
          <table:table-cell table:formula="of:=[.A1976]+1" office:value-type="float" office:value="1969" calcext:value-type="float">
            <text:p>1969</text:p>
          </table:table-cell>
          <table:table-cell table:formula="of:=4*[.$D$3]*[.B1976]*(1-[.B1976])" office:value-type="float" office:value="0.932481312732161" calcext:value-type="float">
            <text:p>0,932481312732161</text:p>
          </table:table-cell>
          <table:table-cell table:number-columns-repeated="5"/>
        </table:table-row>
        <table:table-row table:style-name="ro1">
          <table:table-cell table:formula="of:=[.A1977]+1" office:value-type="float" office:value="1970" calcext:value-type="float">
            <text:p>1970</text:p>
          </table:table-cell>
          <table:table-cell table:formula="of:=4*[.$D$3]*[.B1977]*(1-[.B1977])" office:value-type="float" office:value="0.251839656549866" calcext:value-type="float">
            <text:p>0,251839656549866</text:p>
          </table:table-cell>
          <table:table-cell table:number-columns-repeated="5"/>
        </table:table-row>
        <table:table-row table:style-name="ro1">
          <table:table-cell table:formula="of:=[.A1978]+1" office:value-type="float" office:value="1971" calcext:value-type="float">
            <text:p>1971</text:p>
          </table:table-cell>
          <table:table-cell table:formula="of:=4*[.$D$3]*[.B1978]*(1-[.B1978])" office:value-type="float" office:value="0.753665775754846" calcext:value-type="float">
            <text:p>0,753665775754846</text:p>
          </table:table-cell>
          <table:table-cell table:number-columns-repeated="5"/>
        </table:table-row>
        <table:table-row table:style-name="ro1">
          <table:table-cell table:formula="of:=[.A1979]+1" office:value-type="float" office:value="1972" calcext:value-type="float">
            <text:p>1972</text:p>
          </table:table-cell>
          <table:table-cell table:formula="of:=4*[.$D$3]*[.B1979]*(1-[.B1979])" office:value-type="float" office:value="0.742614696842768" calcext:value-type="float">
            <text:p>0,742614696842768</text:p>
          </table:table-cell>
          <table:table-cell table:number-columns-repeated="5"/>
        </table:table-row>
        <table:table-row table:style-name="ro1">
          <table:table-cell table:formula="of:=[.A1980]+1" office:value-type="float" office:value="1973" calcext:value-type="float">
            <text:p>1973</text:p>
          </table:table-cell>
          <table:table-cell table:formula="of:=4*[.$D$3]*[.B1980]*(1-[.B1980])" office:value-type="float" office:value="0.764552435503567" calcext:value-type="float">
            <text:p>0,764552435503567</text:p>
          </table:table-cell>
          <table:table-cell table:number-columns-repeated="5"/>
        </table:table-row>
        <table:table-row table:style-name="ro1">
          <table:table-cell table:formula="of:=[.A1981]+1" office:value-type="float" office:value="1974" calcext:value-type="float">
            <text:p>1974</text:p>
          </table:table-cell>
          <table:table-cell table:formula="of:=4*[.$D$3]*[.B1981]*(1-[.B1981])" office:value-type="float" office:value="0.720048035476524" calcext:value-type="float">
            <text:p>0,720048035476524</text:p>
          </table:table-cell>
          <table:table-cell table:number-columns-repeated="5"/>
        </table:table-row>
        <table:table-row table:style-name="ro1">
          <table:table-cell table:formula="of:=[.A1982]+1" office:value-type="float" office:value="1975" calcext:value-type="float">
            <text:p>1975</text:p>
          </table:table-cell>
          <table:table-cell table:formula="of:=4*[.$D$3]*[.B1982]*(1-[.B1982])" office:value-type="float" office:value="0.806315448331689" calcext:value-type="float">
            <text:p>0,806315448331689</text:p>
          </table:table-cell>
          <table:table-cell table:number-columns-repeated="5"/>
        </table:table-row>
        <table:table-row table:style-name="ro1">
          <table:table-cell table:formula="of:=[.A1983]+1" office:value-type="float" office:value="1976" calcext:value-type="float">
            <text:p>1976</text:p>
          </table:table-cell>
          <table:table-cell table:formula="of:=4*[.$D$3]*[.B1983]*(1-[.B1983])" office:value-type="float" office:value="0.624683384453426" calcext:value-type="float">
            <text:p>0,624683384453426</text:p>
          </table:table-cell>
          <table:table-cell table:number-columns-repeated="5"/>
        </table:table-row>
        <table:table-row table:style-name="ro1">
          <table:table-cell table:formula="of:=[.A1984]+1" office:value-type="float" office:value="1977" calcext:value-type="float">
            <text:p>1977</text:p>
          </table:table-cell>
          <table:table-cell table:formula="of:=4*[.$D$3]*[.B1984]*(1-[.B1984])" office:value-type="float" office:value="0.937816214564957" calcext:value-type="float">
            <text:p>0,937816214564957</text:p>
          </table:table-cell>
          <table:table-cell table:number-columns-repeated="5"/>
        </table:table-row>
        <table:table-row table:style-name="ro1">
          <table:table-cell table:formula="of:=[.A1985]+1" office:value-type="float" office:value="1978" calcext:value-type="float">
            <text:p>1978</text:p>
          </table:table-cell>
          <table:table-cell table:formula="of:=4*[.$D$3]*[.B1985]*(1-[.B1985])" office:value-type="float" office:value="0.233267849056047" calcext:value-type="float">
            <text:p>0,233267849056047</text:p>
          </table:table-cell>
          <table:table-cell table:number-columns-repeated="5"/>
        </table:table-row>
        <table:table-row table:style-name="ro1">
          <table:table-cell table:formula="of:=[.A1986]+1" office:value-type="float" office:value="1979" calcext:value-type="float">
            <text:p>1979</text:p>
          </table:table-cell>
          <table:table-cell table:formula="of:=4*[.$D$3]*[.B1986]*(1-[.B1986])" office:value-type="float" office:value="0.71541583861125" calcext:value-type="float">
            <text:p>0,71541583861125</text:p>
          </table:table-cell>
          <table:table-cell table:number-columns-repeated="5"/>
        </table:table-row>
        <table:table-row table:style-name="ro1">
          <table:table-cell table:formula="of:=[.A1987]+1" office:value-type="float" office:value="1980" calcext:value-type="float">
            <text:p>1980</text:p>
          </table:table-cell>
          <table:table-cell table:formula="of:=4*[.$D$3]*[.B1987]*(1-[.B1987])" office:value-type="float" office:value="0.814384065901648" calcext:value-type="float">
            <text:p>0,814384065901648</text:p>
          </table:table-cell>
          <table:table-cell table:number-columns-repeated="5"/>
        </table:table-row>
        <table:table-row table:style-name="ro1">
          <table:table-cell table:formula="of:=[.A1988]+1" office:value-type="float" office:value="1981" calcext:value-type="float">
            <text:p>1981</text:p>
          </table:table-cell>
          <table:table-cell table:formula="of:=4*[.$D$3]*[.B1988]*(1-[.B1988])" office:value-type="float" office:value="0.604650636428593" calcext:value-type="float">
            <text:p>0,604650636428593</text:p>
          </table:table-cell>
          <table:table-cell table:number-columns-repeated="5"/>
        </table:table-row>
        <table:table-row table:style-name="ro1">
          <table:table-cell table:formula="of:=[.A1989]+1" office:value-type="float" office:value="1982" calcext:value-type="float">
            <text:p>1982</text:p>
          </table:table-cell>
          <table:table-cell table:formula="of:=4*[.$D$3]*[.B1989]*(1-[.B1989])" office:value-type="float" office:value="0.956192977180362" calcext:value-type="float">
            <text:p>0,956192977180362</text:p>
          </table:table-cell>
          <table:table-cell table:number-columns-repeated="5"/>
        </table:table-row>
        <table:table-row table:style-name="ro1">
          <table:table-cell table:formula="of:=[.A1990]+1" office:value-type="float" office:value="1983" calcext:value-type="float">
            <text:p>1983</text:p>
          </table:table-cell>
          <table:table-cell table:formula="of:=4*[.$D$3]*[.B1990]*(1-[.B1990])" office:value-type="float" office:value="0.16755187028527" calcext:value-type="float">
            <text:p>0,16755187028527</text:p>
          </table:table-cell>
          <table:table-cell table:number-columns-repeated="5"/>
        </table:table-row>
        <table:table-row table:style-name="ro1">
          <table:table-cell table:formula="of:=[.A1991]+1" office:value-type="float" office:value="1984" calcext:value-type="float">
            <text:p>1984</text:p>
          </table:table-cell>
          <table:table-cell table:formula="of:=4*[.$D$3]*[.B1991]*(1-[.B1991])" office:value-type="float" office:value="0.557912964196713" calcext:value-type="float">
            <text:p>0,557912964196713</text:p>
          </table:table-cell>
          <table:table-cell table:number-columns-repeated="5"/>
        </table:table-row>
        <table:table-row table:style-name="ro1">
          <table:table-cell table:formula="of:=[.A1992]+1" office:value-type="float" office:value="1985" calcext:value-type="float">
            <text:p>1985</text:p>
          </table:table-cell>
          <table:table-cell table:formula="of:=4*[.$D$3]*[.B1992]*(1-[.B1992])" office:value-type="float" office:value="0.986584354311801" calcext:value-type="float">
            <text:p>0,986584354311801</text:p>
          </table:table-cell>
          <table:table-cell table:number-columns-repeated="5"/>
        </table:table-row>
        <table:table-row table:style-name="ro1">
          <table:table-cell table:formula="of:=[.A1993]+1" office:value-type="float" office:value="1986" calcext:value-type="float">
            <text:p>1986</text:p>
          </table:table-cell>
          <table:table-cell table:formula="of:=4*[.$D$3]*[.B1993]*(1-[.B1993])" office:value-type="float" office:value="0.0529426645558716" calcext:value-type="float">
            <text:p>0,052942664555872</text:p>
          </table:table-cell>
          <table:table-cell table:number-columns-repeated="5"/>
        </table:table-row>
        <table:table-row table:style-name="ro1">
          <table:table-cell table:formula="of:=[.A1994]+1" office:value-type="float" office:value="1987" calcext:value-type="float">
            <text:p>1987</text:p>
          </table:table-cell>
          <table:table-cell table:formula="of:=4*[.$D$3]*[.B1994]*(1-[.B1994])" office:value-type="float" office:value="0.200558955302384" calcext:value-type="float">
            <text:p>0,200558955302384</text:p>
          </table:table-cell>
          <table:table-cell table:number-columns-repeated="5"/>
        </table:table-row>
        <table:table-row table:style-name="ro1">
          <table:table-cell table:formula="of:=[.A1995]+1" office:value-type="float" office:value="1988" calcext:value-type="float">
            <text:p>1988</text:p>
          </table:table-cell>
          <table:table-cell table:formula="of:=4*[.$D$3]*[.B1995]*(1-[.B1995])" office:value-type="float" office:value="0.641340243001602" calcext:value-type="float">
            <text:p>0,641340243001602</text:p>
          </table:table-cell>
          <table:table-cell table:number-columns-repeated="5"/>
        </table:table-row>
        <table:table-row table:style-name="ro1">
          <table:table-cell table:formula="of:=[.A1996]+1" office:value-type="float" office:value="1989" calcext:value-type="float">
            <text:p>1989</text:p>
          </table:table-cell>
          <table:table-cell table:formula="of:=4*[.$D$3]*[.B1996]*(1-[.B1996])" office:value-type="float" office:value="0.920091742832993" calcext:value-type="float">
            <text:p>0,920091742832993</text:p>
          </table:table-cell>
          <table:table-cell table:number-columns-repeated="5"/>
        </table:table-row>
        <table:table-row table:style-name="ro1">
          <table:table-cell table:formula="of:=[.A1997]+1" office:value-type="float" office:value="1990" calcext:value-type="float">
            <text:p>1990</text:p>
          </table:table-cell>
          <table:table-cell table:formula="of:=4*[.$D$3]*[.B1997]*(1-[.B1997])" office:value-type="float" office:value="0.294091710414155" calcext:value-type="float">
            <text:p>0,294091710414155</text:p>
          </table:table-cell>
          <table:table-cell table:number-columns-repeated="5"/>
        </table:table-row>
        <table:table-row table:style-name="ro1">
          <table:table-cell table:formula="of:=[.A1998]+1" office:value-type="float" office:value="1991" calcext:value-type="float">
            <text:p>1991</text:p>
          </table:table-cell>
          <table:table-cell table:formula="of:=4*[.$D$3]*[.B1998]*(1-[.B1998])" office:value-type="float" office:value="0.830407105119328" calcext:value-type="float">
            <text:p>0,830407105119328</text:p>
          </table:table-cell>
          <table:table-cell table:number-columns-repeated="5"/>
        </table:table-row>
        <table:table-row table:style-name="ro1">
          <table:table-cell table:formula="of:=[.A1999]+1" office:value-type="float" office:value="1992" calcext:value-type="float">
            <text:p>1992</text:p>
          </table:table-cell>
          <table:table-cell table:formula="of:=4*[.$D$3]*[.B1999]*(1-[.B1999])" office:value-type="float" office:value="0.563324579546662" calcext:value-type="float">
            <text:p>0,563324579546662</text:p>
          </table:table-cell>
          <table:table-cell table:number-columns-repeated="5"/>
        </table:table-row>
        <table:table-row table:style-name="ro1">
          <table:table-cell table:formula="of:=[.A2000]+1" office:value-type="float" office:value="1993" calcext:value-type="float">
            <text:p>1993</text:p>
          </table:table-cell>
          <table:table-cell table:formula="of:=4*[.$D$3]*[.B2000]*(1-[.B2000])" office:value-type="float" office:value="0.983959990500954" calcext:value-type="float">
            <text:p>0,983959990500954</text:p>
          </table:table-cell>
          <table:table-cell table:number-columns-repeated="5"/>
        </table:table-row>
        <table:table-row table:style-name="ro1">
          <table:table-cell table:formula="of:=[.A2001]+1" office:value-type="float" office:value="1994" calcext:value-type="float">
            <text:p>1994</text:p>
          </table:table-cell>
          <table:table-cell table:formula="of:=4*[.$D$3]*[.B2001]*(1-[.B2001])" office:value-type="float" office:value="0.0631309103772662" calcext:value-type="float">
            <text:p>0,063130910377266</text:p>
          </table:table-cell>
          <table:table-cell table:number-columns-repeated="5"/>
        </table:table-row>
        <table:table-row table:style-name="ro1">
          <table:table-cell table:formula="of:=[.A2002]+1" office:value-type="float" office:value="1995" calcext:value-type="float">
            <text:p>1995</text:p>
          </table:table-cell>
          <table:table-cell table:formula="of:=4*[.$D$3]*[.B2002]*(1-[.B2002])" office:value-type="float" office:value="0.236581594128815" calcext:value-type="float">
            <text:p>0,236581594128815</text:p>
          </table:table-cell>
          <table:table-cell table:number-columns-repeated="5"/>
        </table:table-row>
        <table:table-row table:style-name="ro1">
          <table:table-cell table:formula="of:=[.A2003]+1" office:value-type="float" office:value="1996" calcext:value-type="float">
            <text:p>1996</text:p>
          </table:table-cell>
          <table:table-cell table:formula="of:=4*[.$D$3]*[.B2003]*(1-[.B2003])" office:value-type="float" office:value="0.722442973793135" calcext:value-type="float">
            <text:p>0,722442973793135</text:p>
          </table:table-cell>
          <table:table-cell table:number-columns-repeated="5"/>
        </table:table-row>
        <table:table-row table:style-name="ro1">
          <table:table-cell table:formula="of:=[.A2004]+1" office:value-type="float" office:value="1997" calcext:value-type="float">
            <text:p>1997</text:p>
          </table:table-cell>
          <table:table-cell table:formula="of:=4*[.$D$3]*[.B2004]*(1-[.B2004])" office:value-type="float" office:value="0.802076493640266" calcext:value-type="float">
            <text:p>0,802076493640266</text:p>
          </table:table-cell>
          <table:table-cell table:number-columns-repeated="5"/>
        </table:table-row>
        <table:table-row table:style-name="ro1">
          <table:table-cell table:formula="of:=[.A2005]+1" office:value-type="float" office:value="1998" calcext:value-type="float">
            <text:p>1998</text:p>
          </table:table-cell>
          <table:table-cell table:formula="of:=4*[.$D$3]*[.B2005]*(1-[.B2005])" office:value-type="float" office:value="0.634999167960009" calcext:value-type="float">
            <text:p>0,634999167960009</text:p>
          </table:table-cell>
          <table:table-cell table:number-columns-repeated="5"/>
        </table:table-row>
        <table:table-row table:style-name="ro1">
          <table:table-cell table:formula="of:=[.A2006]+1" office:value-type="float" office:value="1999" calcext:value-type="float">
            <text:p>1999</text:p>
          </table:table-cell>
          <table:table-cell table:formula="of:=4*[.$D$3]*[.B2006]*(1-[.B2006])" office:value-type="float" office:value="0.927100898600422" calcext:value-type="float">
            <text:p>0,927100898600422</text:p>
          </table:table-cell>
          <table:table-cell table:number-columns-repeated="5"/>
        </table:table-row>
        <table:table-row table:style-name="ro1">
          <table:table-cell table:formula="of:=[.A2007]+1" office:value-type="float" office:value="2000" calcext:value-type="float">
            <text:p>2000</text:p>
          </table:table-cell>
          <table:table-cell table:formula="of:=4*[.$D$3]*[.B2007]*(1-[.B2007])" office:value-type="float" office:value="0.27033928965885" calcext:value-type="float">
            <text:p>0,27033928965885</text:p>
          </table:table-cell>
          <table:table-cell table:number-columns-repeated="5"/>
        </table:table-row>
        <table:table-row table:style-name="ro1">
          <table:table-cell table:formula="of:=[.A2008]+1" office:value-type="float" office:value="2001" calcext:value-type="float">
            <text:p>2001</text:p>
          </table:table-cell>
          <table:table-cell table:formula="of:=4*[.$D$3]*[.B2008]*(1-[.B2008])" office:value-type="float" office:value="0.789023832502393" calcext:value-type="float">
            <text:p>0,789023832502393</text:p>
          </table:table-cell>
          <table:table-cell table:number-columns-repeated="5"/>
        </table:table-row>
        <table:table-row table:style-name="ro1">
          <table:table-cell table:formula="of:=[.A2009]+1" office:value-type="float" office:value="2002" calcext:value-type="float">
            <text:p>2002</text:p>
          </table:table-cell>
          <table:table-cell table:formula="of:=4*[.$D$3]*[.B2009]*(1-[.B2009])" office:value-type="float" office:value="0.665860896982514" calcext:value-type="float">
            <text:p>0,665860896982514</text:p>
          </table:table-cell>
          <table:table-cell table:number-columns-repeated="5"/>
        </table:table-row>
        <table:table-row table:style-name="ro1">
          <table:table-cell table:formula="of:=[.A2010]+1" office:value-type="float" office:value="2003" calcext:value-type="float">
            <text:p>2003</text:p>
          </table:table-cell>
          <table:table-cell table:formula="of:=4*[.$D$3]*[.B2010]*(1-[.B2010])" office:value-type="float" office:value="0.889960651408623" calcext:value-type="float">
            <text:p>0,889960651408623</text:p>
          </table:table-cell>
          <table:table-cell table:number-columns-repeated="5"/>
        </table:table-row>
        <table:table-row table:style-name="ro1">
          <table:table-cell table:formula="of:=[.A2011]+1" office:value-type="float" office:value="2004" calcext:value-type="float">
            <text:p>2004</text:p>
          </table:table-cell>
          <table:table-cell table:formula="of:=4*[.$D$3]*[.B2011]*(1-[.B2011])" office:value-type="float" office:value="0.391722761411849" calcext:value-type="float">
            <text:p>0,391722761411849</text:p>
          </table:table-cell>
          <table:table-cell table:number-columns-repeated="5"/>
        </table:table-row>
        <table:table-row table:style-name="ro1">
          <table:table-cell table:formula="of:=[.A2012]+1" office:value-type="float" office:value="2005" calcext:value-type="float">
            <text:p>2005</text:p>
          </table:table-cell>
          <table:table-cell table:formula="of:=4*[.$D$3]*[.B2012]*(1-[.B2012])" office:value-type="float" office:value="0.953104158414899" calcext:value-type="float">
            <text:p>0,953104158414899</text:p>
          </table:table-cell>
          <table:table-cell table:number-columns-repeated="5"/>
        </table:table-row>
        <table:table-row table:style-name="ro1">
          <table:table-cell table:formula="of:=[.A2013]+1" office:value-type="float" office:value="2006" calcext:value-type="float">
            <text:p>2006</text:p>
          </table:table-cell>
          <table:table-cell table:formula="of:=4*[.$D$3]*[.B2013]*(1-[.B2013])" office:value-type="float" office:value="0.178786486508506" calcext:value-type="float">
            <text:p>0,178786486508506</text:p>
          </table:table-cell>
          <table:table-cell table:number-columns-repeated="5"/>
        </table:table-row>
        <table:table-row table:style-name="ro1">
          <table:table-cell table:formula="of:=[.A2014]+1" office:value-type="float" office:value="2007" calcext:value-type="float">
            <text:p>2007</text:p>
          </table:table-cell>
          <table:table-cell table:formula="of:=4*[.$D$3]*[.B2014]*(1-[.B2014])" office:value-type="float" office:value="0.587287515001798" calcext:value-type="float">
            <text:p>0,587287515001798</text:p>
          </table:table-cell>
          <table:table-cell table:number-columns-repeated="5"/>
        </table:table-row>
        <table:table-row table:style-name="ro1">
          <table:table-cell table:formula="of:=[.A2015]+1" office:value-type="float" office:value="2008" calcext:value-type="float">
            <text:p>2008</text:p>
          </table:table-cell>
          <table:table-cell table:formula="of:=4*[.$D$3]*[.B2015]*(1-[.B2015])" office:value-type="float" office:value="0.969523558899244" calcext:value-type="float">
            <text:p>0,969523558899244</text:p>
          </table:table-cell>
          <table:table-cell table:number-columns-repeated="5"/>
        </table:table-row>
        <table:table-row table:style-name="ro1">
          <table:table-cell table:formula="of:=[.A2016]+1" office:value-type="float" office:value="2009" calcext:value-type="float">
            <text:p>2009</text:p>
          </table:table-cell>
          <table:table-cell table:formula="of:=4*[.$D$3]*[.B2016]*(1-[.B2016])" office:value-type="float" office:value="0.118190510554354" calcext:value-type="float">
            <text:p>0,118190510554354</text:p>
          </table:table-cell>
          <table:table-cell table:number-columns-repeated="5"/>
        </table:table-row>
        <table:table-row table:style-name="ro1">
          <table:table-cell table:formula="of:=[.A2017]+1" office:value-type="float" office:value="2010" calcext:value-type="float">
            <text:p>2010</text:p>
          </table:table-cell>
          <table:table-cell table:formula="of:=4*[.$D$3]*[.B2017]*(1-[.B2017])" office:value-type="float" office:value="0.416886055077021" calcext:value-type="float">
            <text:p>0,416886055077021</text:p>
          </table:table-cell>
          <table:table-cell table:number-columns-repeated="5"/>
        </table:table-row>
        <table:table-row table:style-name="ro1">
          <table:table-cell table:formula="of:=[.A2018]+1" office:value-type="float" office:value="2011" calcext:value-type="float">
            <text:p>2011</text:p>
          </table:table-cell>
          <table:table-cell table:formula="of:=4*[.$D$3]*[.B2018]*(1-[.B2018])" office:value-type="float" office:value="0.97236828863736" calcext:value-type="float">
            <text:p>0,97236828863736</text:p>
          </table:table-cell>
          <table:table-cell table:number-columns-repeated="5"/>
        </table:table-row>
        <table:table-row table:style-name="ro1">
          <table:table-cell table:formula="of:=[.A2019]+1" office:value-type="float" office:value="2012" calcext:value-type="float">
            <text:p>2012</text:p>
          </table:table-cell>
          <table:table-cell table:formula="of:=4*[.$D$3]*[.B2019]*(1-[.B2019])" office:value-type="float" office:value="0.107472799559247" calcext:value-type="float">
            <text:p>0,107472799559247</text:p>
          </table:table-cell>
          <table:table-cell table:number-columns-repeated="5"/>
        </table:table-row>
        <table:table-row table:style-name="ro1">
          <table:table-cell table:formula="of:=[.A2020]+1" office:value-type="float" office:value="2013" calcext:value-type="float">
            <text:p>2013</text:p>
          </table:table-cell>
          <table:table-cell table:formula="of:=4*[.$D$3]*[.B2020]*(1-[.B2020])" office:value-type="float" office:value="0.383689587656578" calcext:value-type="float">
            <text:p>0,383689587656578</text:p>
          </table:table-cell>
          <table:table-cell table:number-columns-repeated="5"/>
        </table:table-row>
        <table:table-row table:style-name="ro1">
          <table:table-cell table:formula="of:=[.A2021]+1" office:value-type="float" office:value="2014" calcext:value-type="float">
            <text:p>2014</text:p>
          </table:table-cell>
          <table:table-cell table:formula="of:=4*[.$D$3]*[.B2021]*(1-[.B2021])" office:value-type="float" office:value="0.945887551922013" calcext:value-type="float">
            <text:p>0,945887551922013</text:p>
          </table:table-cell>
          <table:table-cell table:number-columns-repeated="5"/>
        </table:table-row>
        <table:table-row table:style-name="ro1">
          <table:table-cell table:formula="of:=[.A2022]+1" office:value-type="float" office:value="2015" calcext:value-type="float">
            <text:p>2015</text:p>
          </table:table-cell>
          <table:table-cell table:formula="of:=4*[.$D$3]*[.B2022]*(1-[.B2022])" office:value-type="float" office:value="0.204737164163978" calcext:value-type="float">
            <text:p>0,204737164163978</text:p>
          </table:table-cell>
          <table:table-cell table:number-columns-repeated="5"/>
        </table:table-row>
        <table:table-row table:style-name="ro1">
          <table:table-cell table:formula="of:=[.A2023]+1" office:value-type="float" office:value="2016" calcext:value-type="float">
            <text:p>2016</text:p>
          </table:table-cell>
          <table:table-cell table:formula="of:=4*[.$D$3]*[.B2023]*(1-[.B2023])" office:value-type="float" office:value="0.651279431096281" calcext:value-type="float">
            <text:p>0,651279431096281</text:p>
          </table:table-cell>
          <table:table-cell table:number-columns-repeated="5"/>
        </table:table-row>
        <table:table-row table:style-name="ro1">
          <table:table-cell table:formula="of:=[.A2024]+1" office:value-type="float" office:value="2017" calcext:value-type="float">
            <text:p>2017</text:p>
          </table:table-cell>
          <table:table-cell table:formula="of:=4*[.$D$3]*[.B2024]*(1-[.B2024])" office:value-type="float" office:value="0.908458134908743" calcext:value-type="float">
            <text:p>0,908458134908743</text:p>
          </table:table-cell>
          <table:table-cell table:number-columns-repeated="5"/>
        </table:table-row>
        <table:table-row table:style-name="ro1">
          <table:table-cell table:formula="of:=[.A2025]+1" office:value-type="float" office:value="2018" calcext:value-type="float">
            <text:p>2018</text:p>
          </table:table-cell>
          <table:table-cell table:formula="of:=4*[.$D$3]*[.B2025]*(1-[.B2025])" office:value-type="float" office:value="0.332647808107486" calcext:value-type="float">
            <text:p>0,332647808107486</text:p>
          </table:table-cell>
          <table:table-cell table:number-columns-repeated="5"/>
        </table:table-row>
        <table:table-row table:style-name="ro1">
          <table:table-cell table:formula="of:=[.A2026]+1" office:value-type="float" office:value="2019" calcext:value-type="float">
            <text:p>2019</text:p>
          </table:table-cell>
          <table:table-cell table:formula="of:=4*[.$D$3]*[.B2026]*(1-[.B2026])" office:value-type="float" office:value="0.887972975475084" calcext:value-type="float">
            <text:p>0,887972975475084</text:p>
          </table:table-cell>
          <table:table-cell table:number-columns-repeated="5"/>
        </table:table-row>
        <table:table-row table:style-name="ro1">
          <table:table-cell table:formula="of:=[.A2027]+1" office:value-type="float" office:value="2020" calcext:value-type="float">
            <text:p>2020</text:p>
          </table:table-cell>
          <table:table-cell table:formula="of:=4*[.$D$3]*[.B2027]*(1-[.B2027])" office:value-type="float" office:value="0.397907881204039" calcext:value-type="float">
            <text:p>0,397907881204039</text:p>
          </table:table-cell>
          <table:table-cell table:number-columns-repeated="5"/>
        </table:table-row>
        <table:table-row table:style-name="ro1">
          <table:table-cell table:formula="of:=[.A2028]+1" office:value-type="float" office:value="2021" calcext:value-type="float">
            <text:p>2021</text:p>
          </table:table-cell>
          <table:table-cell table:formula="of:=4*[.$D$3]*[.B2028]*(1-[.B2028])" office:value-type="float" office:value="0.958308797119006" calcext:value-type="float">
            <text:p>0,958308797119006</text:p>
          </table:table-cell>
          <table:table-cell table:number-columns-repeated="5"/>
        </table:table-row>
        <table:table-row table:style-name="ro1">
          <table:table-cell table:formula="of:=[.A2029]+1" office:value-type="float" office:value="2022" calcext:value-type="float">
            <text:p>2022</text:p>
          </table:table-cell>
          <table:table-cell table:formula="of:=4*[.$D$3]*[.B2029]*(1-[.B2029])" office:value-type="float" office:value="0.159812185933321" calcext:value-type="float">
            <text:p>0,159812185933321</text:p>
          </table:table-cell>
          <table:table-cell table:number-columns-repeated="5"/>
        </table:table-row>
        <table:table-row table:style-name="ro1">
          <table:table-cell table:formula="of:=[.A2030]+1" office:value-type="float" office:value="2023" calcext:value-type="float">
            <text:p>2023</text:p>
          </table:table-cell>
          <table:table-cell table:formula="of:=4*[.$D$3]*[.B2030]*(1-[.B2030])" office:value-type="float" office:value="0.537089004642138" calcext:value-type="float">
            <text:p>0,537089004642138</text:p>
          </table:table-cell>
          <table:table-cell table:number-columns-repeated="5"/>
        </table:table-row>
        <table:table-row table:style-name="ro1">
          <table:table-cell table:formula="of:=[.A2031]+1" office:value-type="float" office:value="2024" calcext:value-type="float">
            <text:p>2024</text:p>
          </table:table-cell>
          <table:table-cell table:formula="of:=4*[.$D$3]*[.B2031]*(1-[.B2031])" office:value-type="float" office:value="0.994497622938622" calcext:value-type="float">
            <text:p>0,994497622938622</text:p>
          </table:table-cell>
          <table:table-cell table:number-columns-repeated="5"/>
        </table:table-row>
        <table:table-row table:style-name="ro1">
          <table:table-cell table:formula="of:=[.A2032]+1" office:value-type="float" office:value="2025" calcext:value-type="float">
            <text:p>2025</text:p>
          </table:table-cell>
          <table:table-cell table:formula="of:=4*[.$D$3]*[.B2032]*(1-[.B2032])" office:value-type="float" office:value="0.0218884036322106" calcext:value-type="float">
            <text:p>0,021888403632211</text:p>
          </table:table-cell>
          <table:table-cell table:number-columns-repeated="5"/>
        </table:table-row>
        <table:table-row table:style-name="ro1">
          <table:table-cell table:formula="of:=[.A2033]+1" office:value-type="float" office:value="2026" calcext:value-type="float">
            <text:p>2026</text:p>
          </table:table-cell>
          <table:table-cell table:formula="of:=4*[.$D$3]*[.B2033]*(1-[.B2033])" office:value-type="float" office:value="0.0856372056745762" calcext:value-type="float">
            <text:p>0,085637205674576</text:p>
          </table:table-cell>
          <table:table-cell table:number-columns-repeated="5"/>
        </table:table-row>
        <table:table-row table:style-name="ro1">
          <table:table-cell table:formula="of:=[.A2034]+1" office:value-type="float" office:value="2027" calcext:value-type="float">
            <text:p>2027</text:p>
          </table:table-cell>
          <table:table-cell table:formula="of:=4*[.$D$3]*[.B2034]*(1-[.B2034])" office:value-type="float" office:value="0.313213898715306" calcext:value-type="float">
            <text:p>0,313213898715306</text:p>
          </table:table-cell>
          <table:table-cell table:number-columns-repeated="5"/>
        </table:table-row>
        <table:table-row table:style-name="ro1">
          <table:table-cell table:formula="of:=[.A2035]+1" office:value-type="float" office:value="2028" calcext:value-type="float">
            <text:p>2028</text:p>
          </table:table-cell>
          <table:table-cell table:formula="of:=4*[.$D$3]*[.B2035]*(1-[.B2035])" office:value-type="float" office:value="0.860443809467456" calcext:value-type="float">
            <text:p>0,860443809467456</text:p>
          </table:table-cell>
          <table:table-cell table:number-columns-repeated="5"/>
        </table:table-row>
        <table:table-row table:style-name="ro1">
          <table:table-cell table:formula="of:=[.A2036]+1" office:value-type="float" office:value="2029" calcext:value-type="float">
            <text:p>2029</text:p>
          </table:table-cell>
          <table:table-cell table:formula="of:=4*[.$D$3]*[.B2036]*(1-[.B2036])" office:value-type="float" office:value="0.480321040866352" calcext:value-type="float">
            <text:p>0,480321040866352</text:p>
          </table:table-cell>
          <table:table-cell table:number-columns-repeated="5"/>
        </table:table-row>
        <table:table-row table:style-name="ro1">
          <table:table-cell table:formula="of:=[.A2037]+1" office:value-type="float" office:value="2030" calcext:value-type="float">
            <text:p>2030</text:p>
          </table:table-cell>
          <table:table-cell table:formula="of:=4*[.$D$3]*[.B2037]*(1-[.B2037])" office:value-type="float" office:value="0.998450954269665" calcext:value-type="float">
            <text:p>0,998450954269665</text:p>
          </table:table-cell>
          <table:table-cell table:number-columns-repeated="5"/>
        </table:table-row>
        <table:table-row table:style-name="ro1">
          <table:table-cell table:formula="of:=[.A2038]+1" office:value-type="float" office:value="2031" calcext:value-type="float">
            <text:p>2031</text:p>
          </table:table-cell>
          <table:table-cell table:formula="of:=4*[.$D$3]*[.B2038]*(1-[.B2038])" office:value-type="float" office:value="0.00618658475064215" calcext:value-type="float">
            <text:p>0,006186584750642</text:p>
          </table:table-cell>
          <table:table-cell table:number-columns-repeated="5"/>
        </table:table-row>
        <table:table-row table:style-name="ro1">
          <table:table-cell table:formula="of:=[.A2039]+1" office:value-type="float" office:value="2032" calcext:value-type="float">
            <text:p>2032</text:p>
          </table:table-cell>
          <table:table-cell table:formula="of:=4*[.$D$3]*[.B2039]*(1-[.B2039])" office:value-type="float" office:value="0.0245932436790611" calcext:value-type="float">
            <text:p>0,024593243679061</text:p>
          </table:table-cell>
          <table:table-cell table:number-columns-repeated="5"/>
        </table:table-row>
        <table:table-row table:style-name="ro1">
          <table:table-cell table:formula="of:=[.A2040]+1" office:value-type="float" office:value="2033" calcext:value-type="float">
            <text:p>2033</text:p>
          </table:table-cell>
          <table:table-cell table:formula="of:=4*[.$D$3]*[.B2040]*(1-[.B2040])" office:value-type="float" office:value="0.0959536641776137" calcext:value-type="float">
            <text:p>0,095953664177614</text:p>
          </table:table-cell>
          <table:table-cell table:number-columns-repeated="5"/>
        </table:table-row>
        <table:table-row table:style-name="ro1">
          <table:table-cell table:formula="of:=[.A2041]+1" office:value-type="float" office:value="2034" calcext:value-type="float">
            <text:p>2034</text:p>
          </table:table-cell>
          <table:table-cell table:formula="of:=4*[.$D$3]*[.B2041]*(1-[.B2041])" office:value-type="float" office:value="0.346986234034014" calcext:value-type="float">
            <text:p>0,346986234034014</text:p>
          </table:table-cell>
          <table:table-cell table:number-columns-repeated="5"/>
        </table:table-row>
        <table:table-row table:style-name="ro1">
          <table:table-cell table:formula="of:=[.A2042]+1" office:value-type="float" office:value="2035" calcext:value-type="float">
            <text:p>2035</text:p>
          </table:table-cell>
          <table:table-cell table:formula="of:=4*[.$D$3]*[.B2042]*(1-[.B2042])" office:value-type="float" office:value="0.906347149699625" calcext:value-type="float">
            <text:p>0,906347149699625</text:p>
          </table:table-cell>
          <table:table-cell table:number-columns-repeated="5"/>
        </table:table-row>
        <table:table-row table:style-name="ro1">
          <table:table-cell table:formula="of:=[.A2043]+1" office:value-type="float" office:value="2036" calcext:value-type="float">
            <text:p>2036</text:p>
          </table:table-cell>
          <table:table-cell table:formula="of:=4*[.$D$3]*[.B2043]*(1-[.B2043])" office:value-type="float" office:value="0.339527975723961" calcext:value-type="float">
            <text:p>0,339527975723961</text:p>
          </table:table-cell>
          <table:table-cell table:number-columns-repeated="5"/>
        </table:table-row>
        <table:table-row table:style-name="ro1">
          <table:table-cell table:formula="of:=[.A2044]+1" office:value-type="float" office:value="2037" calcext:value-type="float">
            <text:p>2037</text:p>
          </table:table-cell>
          <table:table-cell table:formula="of:=4*[.$D$3]*[.B2044]*(1-[.B2044])" office:value-type="float" office:value="0.896994917699001" calcext:value-type="float">
            <text:p>0,896994917699001</text:p>
          </table:table-cell>
          <table:table-cell table:number-columns-repeated="5"/>
        </table:table-row>
        <table:table-row table:style-name="ro1">
          <table:table-cell table:formula="of:=[.A2045]+1" office:value-type="float" office:value="2038" calcext:value-type="float">
            <text:p>2038</text:p>
          </table:table-cell>
          <table:table-cell table:formula="of:=4*[.$D$3]*[.B2045]*(1-[.B2045])" office:value-type="float" office:value="0.369580141284652" calcext:value-type="float">
            <text:p>0,369580141284652</text:p>
          </table:table-cell>
          <table:table-cell table:number-columns-repeated="5"/>
        </table:table-row>
        <table:table-row table:style-name="ro1">
          <table:table-cell table:formula="of:=[.A2046]+1" office:value-type="float" office:value="2039" calcext:value-type="float">
            <text:p>2039</text:p>
          </table:table-cell>
          <table:table-cell table:formula="of:=4*[.$D$3]*[.B2046]*(1-[.B2046])" office:value-type="float" office:value="0.931962641810675" calcext:value-type="float">
            <text:p>0,931962641810675</text:p>
          </table:table-cell>
          <table:table-cell table:number-columns-repeated="5"/>
        </table:table-row>
        <table:table-row table:style-name="ro1">
          <table:table-cell table:formula="of:=[.A2047]+1" office:value-type="float" office:value="2040" calcext:value-type="float">
            <text:p>2040</text:p>
          </table:table-cell>
          <table:table-cell table:formula="of:=4*[.$D$3]*[.B2047]*(1-[.B2047])" office:value-type="float" office:value="0.25363310431977" calcext:value-type="float">
            <text:p>0,25363310431977</text:p>
          </table:table-cell>
          <table:table-cell table:number-columns-repeated="5"/>
        </table:table-row>
        <table:table-row table:style-name="ro1">
          <table:table-cell table:formula="of:=[.A2048]+1" office:value-type="float" office:value="2041" calcext:value-type="float">
            <text:p>2041</text:p>
          </table:table-cell>
          <table:table-cell table:formula="of:=4*[.$D$3]*[.B2048]*(1-[.B2048])" office:value-type="float" office:value="0.757213410851547" calcext:value-type="float">
            <text:p>0,757213410851547</text:p>
          </table:table-cell>
          <table:table-cell table:number-columns-repeated="5"/>
        </table:table-row>
        <table:table-row table:style-name="ro1">
          <table:table-cell table:formula="of:=[.A2049]+1" office:value-type="float" office:value="2042" calcext:value-type="float">
            <text:p>2042</text:p>
          </table:table-cell>
          <table:table-cell table:formula="of:=4*[.$D$3]*[.B2049]*(1-[.B2049])" office:value-type="float" office:value="0.735365045112454" calcext:value-type="float">
            <text:p>0,735365045112454</text:p>
          </table:table-cell>
          <table:table-cell table:number-columns-repeated="5"/>
        </table:table-row>
        <table:table-row table:style-name="ro1">
          <table:table-cell table:formula="of:=[.A2050]+1" office:value-type="float" office:value="2043" calcext:value-type="float">
            <text:p>2043</text:p>
          </table:table-cell>
          <table:table-cell table:formula="of:=4*[.$D$3]*[.B2050]*(1-[.B2050])" office:value-type="float" office:value="0.77841318215685" calcext:value-type="float">
            <text:p>0,77841318215685</text:p>
          </table:table-cell>
          <table:table-cell table:number-columns-repeated="5"/>
        </table:table-row>
        <table:table-row table:style-name="ro1">
          <table:table-cell table:formula="of:=[.A2051]+1" office:value-type="float" office:value="2044" calcext:value-type="float">
            <text:p>2044</text:p>
          </table:table-cell>
          <table:table-cell table:formula="of:=4*[.$D$3]*[.B2051]*(1-[.B2051])" office:value-type="float" office:value="0.689944400005187" calcext:value-type="float">
            <text:p>0,689944400005187</text:p>
          </table:table-cell>
          <table:table-cell table:number-columns-repeated="5"/>
        </table:table-row>
        <table:table-row table:style-name="ro1">
          <table:table-cell table:formula="of:=[.A2052]+1" office:value-type="float" office:value="2045" calcext:value-type="float">
            <text:p>2045</text:p>
          </table:table-cell>
          <table:table-cell table:formula="of:=4*[.$D$3]*[.B2052]*(1-[.B2052])" office:value-type="float" office:value="0.855684499626678" calcext:value-type="float">
            <text:p>0,855684499626678</text:p>
          </table:table-cell>
          <table:table-cell table:number-columns-repeated="5"/>
        </table:table-row>
        <table:table-row table:style-name="ro1">
          <table:table-cell table:formula="of:=[.A2053]+1" office:value-type="float" office:value="2046" calcext:value-type="float">
            <text:p>2046</text:p>
          </table:table-cell>
          <table:table-cell table:formula="of:=4*[.$D$3]*[.B2053]*(1-[.B2053])" office:value-type="float" office:value="0.493954146901278" calcext:value-type="float">
            <text:p>0,493954146901278</text:p>
          </table:table-cell>
          <table:table-cell table:number-columns-repeated="5"/>
        </table:table-row>
        <table:table-row table:style-name="ro1">
          <table:table-cell table:formula="of:=[.A2054]+1" office:value-type="float" office:value="2047" calcext:value-type="float">
            <text:p>2047</text:p>
          </table:table-cell>
          <table:table-cell table:formula="of:=4*[.$D$3]*[.B2054]*(1-[.B2054])" office:value-type="float" office:value="0.999853790641235" calcext:value-type="float">
            <text:p>0,999853790641235</text:p>
          </table:table-cell>
          <table:table-cell table:number-columns-repeated="5"/>
        </table:table-row>
        <table:table-row table:style-name="ro1">
          <table:table-cell table:formula="of:=[.A2055]+1" office:value-type="float" office:value="2048" calcext:value-type="float">
            <text:p>2048</text:p>
          </table:table-cell>
          <table:table-cell table:formula="of:=4*[.$D$3]*[.B2055]*(1-[.B2055])" office:value-type="float" office:value="0.000584751926354852" calcext:value-type="float">
            <text:p>0,000584751926355</text:p>
          </table:table-cell>
          <table:table-cell table:number-columns-repeated="5"/>
        </table:table-row>
        <table:table-row table:style-name="ro1">
          <table:table-cell table:formula="of:=[.A2056]+1" office:value-type="float" office:value="2049" calcext:value-type="float">
            <text:p>2049</text:p>
          </table:table-cell>
          <table:table-cell table:formula="of:=4*[.$D$3]*[.B2056]*(1-[.B2056])" office:value-type="float" office:value="0.0023376399661579" calcext:value-type="float">
            <text:p>0,002337639966158</text:p>
          </table:table-cell>
          <table:table-cell table:number-columns-repeated="5"/>
        </table:table-row>
        <table:table-row table:style-name="ro1">
          <table:table-cell table:formula="of:=[.A2057]+1" office:value-type="float" office:value="2050" calcext:value-type="float">
            <text:p>2050</text:p>
          </table:table-cell>
          <table:table-cell table:formula="of:=4*[.$D$3]*[.B2057]*(1-[.B2057])" office:value-type="float" office:value="0.0093287016221861" calcext:value-type="float">
            <text:p>0,009328701622186</text:p>
          </table:table-cell>
          <table:table-cell table:number-columns-repeated="5"/>
        </table:table-row>
        <table:table-row table:style-name="ro1">
          <table:table-cell table:formula="of:=[.A2058]+1" office:value-type="float" office:value="2051" calcext:value-type="float">
            <text:p>2051</text:p>
          </table:table-cell>
          <table:table-cell table:formula="of:=4*[.$D$3]*[.B2058]*(1-[.B2058])" office:value-type="float" office:value="0.0369667077929213" calcext:value-type="float">
            <text:p>0,036966707792921</text:p>
          </table:table-cell>
          <table:table-cell table:number-columns-repeated="5"/>
        </table:table-row>
        <table:table-row table:style-name="ro1">
          <table:table-cell table:formula="of:=[.A2059]+1" office:value-type="float" office:value="2052" calcext:value-type="float">
            <text:p>2052</text:p>
          </table:table-cell>
          <table:table-cell table:formula="of:=4*[.$D$3]*[.B2059]*(1-[.B2059])" office:value-type="float" office:value="0.142400681231496" calcext:value-type="float">
            <text:p>0,142400681231496</text:p>
          </table:table-cell>
          <table:table-cell table:number-columns-repeated="5"/>
        </table:table-row>
        <table:table-row table:style-name="ro1">
          <table:table-cell table:formula="of:=[.A2060]+1" office:value-type="float" office:value="2053" calcext:value-type="float">
            <text:p>2053</text:p>
          </table:table-cell>
          <table:table-cell table:formula="of:=4*[.$D$3]*[.B2060]*(1-[.B2060])" office:value-type="float" office:value="0.488490908865208" calcext:value-type="float">
            <text:p>0,488490908865208</text:p>
          </table:table-cell>
          <table:table-cell table:number-columns-repeated="5"/>
        </table:table-row>
        <table:table-row table:style-name="ro1">
          <table:table-cell table:formula="of:=[.A2061]+1" office:value-type="float" office:value="2054" calcext:value-type="float">
            <text:p>2054</text:p>
          </table:table-cell>
          <table:table-cell table:formula="of:=4*[.$D$3]*[.B2061]*(1-[.B2061])" office:value-type="float" office:value="0.999470163285004" calcext:value-type="float">
            <text:p>0,999470163285004</text:p>
          </table:table-cell>
          <table:table-cell table:number-columns-repeated="5"/>
        </table:table-row>
        <table:table-row table:style-name="ro1">
          <table:table-cell table:formula="of:=[.A2062]+1" office:value-type="float" office:value="2055" calcext:value-type="float">
            <text:p>2055</text:p>
          </table:table-cell>
          <table:table-cell table:formula="of:=4*[.$D$3]*[.B2062]*(1-[.B2062])" office:value-type="float" office:value="0.00211822395220471" calcext:value-type="float">
            <text:p>0,002118223952205</text:p>
          </table:table-cell>
          <table:table-cell table:number-columns-repeated="5"/>
        </table:table-row>
        <table:table-row table:style-name="ro1">
          <table:table-cell table:formula="of:=[.A2063]+1" office:value-type="float" office:value="2056" calcext:value-type="float">
            <text:p>2056</text:p>
          </table:table-cell>
          <table:table-cell table:formula="of:=4*[.$D$3]*[.B2063]*(1-[.B2063])" office:value-type="float" office:value="0.00845494831797207" calcext:value-type="float">
            <text:p>0,008454948317972</text:p>
          </table:table-cell>
          <table:table-cell table:number-columns-repeated="5"/>
        </table:table-row>
        <table:table-row table:style-name="ro1">
          <table:table-cell table:formula="of:=[.A2064]+1" office:value-type="float" office:value="2057" calcext:value-type="float">
            <text:p>2057</text:p>
          </table:table-cell>
          <table:table-cell table:formula="of:=4*[.$D$3]*[.B2064]*(1-[.B2064])" office:value-type="float" office:value="0.0335338486676499" calcext:value-type="float">
            <text:p>0,03353384866765</text:p>
          </table:table-cell>
          <table:table-cell table:number-columns-repeated="5"/>
        </table:table-row>
        <table:table-row table:style-name="ro1">
          <table:table-cell table:formula="of:=[.A2065]+1" office:value-type="float" office:value="2058" calcext:value-type="float">
            <text:p>2058</text:p>
          </table:table-cell>
          <table:table-cell table:formula="of:=4*[.$D$3]*[.B2065]*(1-[.B2065])" office:value-type="float" office:value="0.12963731864474" calcext:value-type="float">
            <text:p>0,12963731864474</text:p>
          </table:table-cell>
          <table:table-cell table:number-columns-repeated="5"/>
        </table:table-row>
        <table:table-row table:style-name="ro1">
          <table:table-cell table:formula="of:=[.A2066]+1" office:value-type="float" office:value="2059" calcext:value-type="float">
            <text:p>2059</text:p>
          </table:table-cell>
          <table:table-cell table:formula="of:=4*[.$D$3]*[.B2066]*(1-[.B2066])" office:value-type="float" office:value="0.45132593703737" calcext:value-type="float">
            <text:p>0,45132593703737</text:p>
          </table:table-cell>
          <table:table-cell table:number-columns-repeated="5"/>
        </table:table-row>
        <table:table-row table:style-name="ro1">
          <table:table-cell table:formula="of:=[.A2067]+1" office:value-type="float" office:value="2060" calcext:value-type="float">
            <text:p>2060</text:p>
          </table:table-cell>
          <table:table-cell table:formula="of:=4*[.$D$3]*[.B2067]*(1-[.B2067])" office:value-type="float" office:value="0.99052334237884" calcext:value-type="float">
            <text:p>0,99052334237884</text:p>
          </table:table-cell>
          <table:table-cell table:number-columns-repeated="5"/>
        </table:table-row>
        <table:table-row table:style-name="ro1">
          <table:table-cell table:formula="of:=[.A2068]+1" office:value-type="float" office:value="2061" calcext:value-type="float">
            <text:p>2061</text:p>
          </table:table-cell>
          <table:table-cell table:formula="of:=4*[.$D$3]*[.B2068]*(1-[.B2068])" office:value-type="float" office:value="0.0375474023259666" calcext:value-type="float">
            <text:p>0,037547402325967</text:p>
          </table:table-cell>
          <table:table-cell table:number-columns-repeated="5"/>
        </table:table-row>
        <table:table-row table:style-name="ro1">
          <table:table-cell table:formula="of:=[.A2069]+1" office:value-type="float" office:value="2062" calcext:value-type="float">
            <text:p>2062</text:p>
          </table:table-cell>
          <table:table-cell table:formula="of:=4*[.$D$3]*[.B2069]*(1-[.B2069])" office:value-type="float" office:value="0.144550379618154" calcext:value-type="float">
            <text:p>0,144550379618154</text:p>
          </table:table-cell>
          <table:table-cell table:number-columns-repeated="5"/>
        </table:table-row>
        <table:table-row table:style-name="ro1">
          <table:table-cell table:formula="of:=[.A2070]+1" office:value-type="float" office:value="2063" calcext:value-type="float">
            <text:p>2063</text:p>
          </table:table-cell>
          <table:table-cell table:formula="of:=4*[.$D$3]*[.B2070]*(1-[.B2070])" office:value-type="float" office:value="0.494622269481607" calcext:value-type="float">
            <text:p>0,494622269481607</text:p>
          </table:table-cell>
          <table:table-cell table:number-columns-repeated="5"/>
        </table:table-row>
        <table:table-row table:style-name="ro1">
          <table:table-cell table:formula="of:=[.A2071]+1" office:value-type="float" office:value="2064" calcext:value-type="float">
            <text:p>2064</text:p>
          </table:table-cell>
          <table:table-cell table:formula="of:=4*[.$D$3]*[.B2071]*(1-[.B2071])" office:value-type="float" office:value="0.999884320057886" calcext:value-type="float">
            <text:p>0,999884320057886</text:p>
          </table:table-cell>
          <table:table-cell table:number-columns-repeated="5"/>
        </table:table-row>
        <table:table-row table:style-name="ro1">
          <table:table-cell table:formula="of:=[.A2072]+1" office:value-type="float" office:value="2065" calcext:value-type="float">
            <text:p>2065</text:p>
          </table:table-cell>
          <table:table-cell table:formula="of:=4*[.$D$3]*[.B2072]*(1-[.B2072])" office:value-type="float" office:value="0.000462666241059658" calcext:value-type="float">
            <text:p>0,00046266624106</text:p>
          </table:table-cell>
          <table:table-cell table:number-columns-repeated="5"/>
        </table:table-row>
        <table:table-row table:style-name="ro1">
          <table:table-cell table:formula="of:=[.A2073]+1" office:value-type="float" office:value="2066" calcext:value-type="float">
            <text:p>2066</text:p>
          </table:table-cell>
          <table:table-cell table:formula="of:=4*[.$D$3]*[.B2073]*(1-[.B2073])" office:value-type="float" office:value="0.00184980872403617" calcext:value-type="float">
            <text:p>0,001849808724036</text:p>
          </table:table-cell>
          <table:table-cell table:number-columns-repeated="5"/>
        </table:table-row>
        <table:table-row table:style-name="ro1">
          <table:table-cell table:formula="of:=[.A2074]+1" office:value-type="float" office:value="2067" calcext:value-type="float">
            <text:p>2067</text:p>
          </table:table-cell>
          <table:table-cell table:formula="of:=4*[.$D$3]*[.B2074]*(1-[.B2074])" office:value-type="float" office:value="0.00738554772688259" calcext:value-type="float">
            <text:p>0,007385547726883</text:p>
          </table:table-cell>
          <table:table-cell table:number-columns-repeated="5"/>
        </table:table-row>
        <table:table-row table:style-name="ro1">
          <table:table-cell table:formula="of:=[.A2075]+1" office:value-type="float" office:value="2068" calcext:value-type="float">
            <text:p>2068</text:p>
          </table:table-cell>
          <table:table-cell table:formula="of:=4*[.$D$3]*[.B2075]*(1-[.B2075])" office:value-type="float" office:value="0.0293240056466261" calcext:value-type="float">
            <text:p>0,029324005646626</text:p>
          </table:table-cell>
          <table:table-cell table:number-columns-repeated="5"/>
        </table:table-row>
        <table:table-row table:style-name="ro1">
          <table:table-cell table:formula="of:=[.A2076]+1" office:value-type="float" office:value="2069" calcext:value-type="float">
            <text:p>2069</text:p>
          </table:table-cell>
          <table:table-cell table:formula="of:=4*[.$D$3]*[.B2076]*(1-[.B2076])" office:value-type="float" office:value="0.113856433357851" calcext:value-type="float">
            <text:p>0,113856433357851</text:p>
          </table:table-cell>
          <table:table-cell table:number-columns-repeated="5"/>
        </table:table-row>
        <table:table-row table:style-name="ro1">
          <table:table-cell table:formula="of:=[.A2077]+1" office:value-type="float" office:value="2070" calcext:value-type="float">
            <text:p>2070</text:p>
          </table:table-cell>
          <table:table-cell table:formula="of:=4*[.$D$3]*[.B2077]*(1-[.B2077])" office:value-type="float" office:value="0.403572583763521" calcext:value-type="float">
            <text:p>0,403572583763521</text:p>
          </table:table-cell>
          <table:table-cell table:number-columns-repeated="5"/>
        </table:table-row>
        <table:table-row table:style-name="ro1">
          <table:table-cell table:formula="of:=[.A2078]+1" office:value-type="float" office:value="2071" calcext:value-type="float">
            <text:p>2071</text:p>
          </table:table-cell>
          <table:table-cell table:formula="of:=4*[.$D$3]*[.B2078]*(1-[.B2078])" office:value-type="float" office:value="0.962807013591828" calcext:value-type="float">
            <text:p>0,962807013591828</text:p>
          </table:table-cell>
          <table:table-cell table:number-columns-repeated="5"/>
        </table:table-row>
        <table:table-row table:style-name="ro1">
          <table:table-cell table:formula="of:=[.A2079]+1" office:value-type="float" office:value="2072" calcext:value-type="float">
            <text:p>2072</text:p>
          </table:table-cell>
          <table:table-cell table:formula="of:=4*[.$D$3]*[.B2079]*(1-[.B2079])" office:value-type="float" office:value="0.143238672680856" calcext:value-type="float">
            <text:p>0,143238672680856</text:p>
          </table:table-cell>
          <table:table-cell table:number-columns-repeated="5"/>
        </table:table-row>
        <table:table-row table:style-name="ro1">
          <table:table-cell table:formula="of:=[.A2080]+1" office:value-type="float" office:value="2073" calcext:value-type="float">
            <text:p>2073</text:p>
          </table:table-cell>
          <table:table-cell table:formula="of:=4*[.$D$3]*[.B2080]*(1-[.B2080])" office:value-type="float" office:value="0.49088542131793" calcext:value-type="float">
            <text:p>0,49088542131793</text:p>
          </table:table-cell>
          <table:table-cell table:number-columns-repeated="5"/>
        </table:table-row>
        <table:table-row table:style-name="ro1">
          <table:table-cell table:formula="of:=[.A2081]+1" office:value-type="float" office:value="2074" calcext:value-type="float">
            <text:p>2074</text:p>
          </table:table-cell>
          <table:table-cell table:formula="of:=4*[.$D$3]*[.B2081]*(1-[.B2081])" office:value-type="float" office:value="0.999667697821793" calcext:value-type="float">
            <text:p>0,999667697821793</text:p>
          </table:table-cell>
          <table:table-cell table:number-columns-repeated="5"/>
        </table:table-row>
        <table:table-row table:style-name="ro1">
          <table:table-cell table:formula="of:=[.A2082]+1" office:value-type="float" office:value="2075" calcext:value-type="float">
            <text:p>2075</text:p>
          </table:table-cell>
          <table:table-cell table:formula="of:=4*[.$D$3]*[.B2082]*(1-[.B2082])" office:value-type="float" office:value="0.00132876701387526" calcext:value-type="float">
            <text:p>0,001328767013875</text:p>
          </table:table-cell>
          <table:table-cell table:number-columns-repeated="5"/>
        </table:table-row>
        <table:table-row table:style-name="ro1">
          <table:table-cell table:formula="of:=[.A2083]+1" office:value-type="float" office:value="2076" calcext:value-type="float">
            <text:p>2076</text:p>
          </table:table-cell>
          <table:table-cell table:formula="of:=4*[.$D$3]*[.B2083]*(1-[.B2083])" office:value-type="float" office:value="0.00530800556839239" calcext:value-type="float">
            <text:p>0,005308005568392</text:p>
          </table:table-cell>
          <table:table-cell table:number-columns-repeated="5"/>
        </table:table-row>
        <table:table-row table:style-name="ro1">
          <table:table-cell table:formula="of:=[.A2084]+1" office:value-type="float" office:value="2077" calcext:value-type="float">
            <text:p>2077</text:p>
          </table:table-cell>
          <table:table-cell table:formula="of:=4*[.$D$3]*[.B2084]*(1-[.B2084])" office:value-type="float" office:value="0.0211193225811132" calcext:value-type="float">
            <text:p>0,021119322581113</text:p>
          </table:table-cell>
          <table:table-cell table:number-columns-repeated="5"/>
        </table:table-row>
        <table:table-row table:style-name="ro1">
          <table:table-cell table:formula="of:=[.A2085]+1" office:value-type="float" office:value="2078" calcext:value-type="float">
            <text:p>2078</text:p>
          </table:table-cell>
          <table:table-cell table:formula="of:=4*[.$D$3]*[.B2085]*(1-[.B2085])" office:value-type="float" office:value="0.0826931871793125" calcext:value-type="float">
            <text:p>0,082693187179313</text:p>
          </table:table-cell>
          <table:table-cell table:number-columns-repeated="5"/>
        </table:table-row>
        <table:table-row table:style-name="ro1">
          <table:table-cell table:formula="of:=[.A2086]+1" office:value-type="float" office:value="2079" calcext:value-type="float">
            <text:p>2079</text:p>
          </table:table-cell>
          <table:table-cell table:formula="of:=4*[.$D$3]*[.B2086]*(1-[.B2086])" office:value-type="float" office:value="0.303420095893759" calcext:value-type="float">
            <text:p>0,303420095893759</text:p>
          </table:table-cell>
          <table:table-cell table:number-columns-repeated="5"/>
        </table:table-row>
        <table:table-row table:style-name="ro1">
          <table:table-cell table:formula="of:=[.A2087]+1" office:value-type="float" office:value="2080" calcext:value-type="float">
            <text:p>2080</text:p>
          </table:table-cell>
          <table:table-cell table:formula="of:=4*[.$D$3]*[.B2087]*(1-[.B2087])" office:value-type="float" office:value="0.845425365206324" calcext:value-type="float">
            <text:p>0,845425365206324</text:p>
          </table:table-cell>
          <table:table-cell table:number-columns-repeated="5"/>
        </table:table-row>
        <table:table-row table:style-name="ro1">
          <table:table-cell table:formula="of:=[.A2088]+1" office:value-type="float" office:value="2081" calcext:value-type="float">
            <text:p>2081</text:p>
          </table:table-cell>
          <table:table-cell table:formula="of:=4*[.$D$3]*[.B2088]*(1-[.B2088])" office:value-type="float" office:value="0.522725268288311" calcext:value-type="float">
            <text:p>0,522725268288311</text:p>
          </table:table-cell>
          <table:table-cell table:number-columns-repeated="5"/>
        </table:table-row>
        <table:table-row table:style-name="ro1">
          <table:table-cell table:formula="of:=[.A2089]+1" office:value-type="float" office:value="2082" calcext:value-type="float">
            <text:p>2082</text:p>
          </table:table-cell>
          <table:table-cell table:formula="of:=4*[.$D$3]*[.B2089]*(1-[.B2089])" office:value-type="float" office:value="0.997934248724897" calcext:value-type="float">
            <text:p>0,997934248724897</text:p>
          </table:table-cell>
          <table:table-cell table:number-columns-repeated="5"/>
        </table:table-row>
        <table:table-row table:style-name="ro1">
          <table:table-cell table:formula="of:=[.A2090]+1" office:value-type="float" office:value="2083" calcext:value-type="float">
            <text:p>2083</text:p>
          </table:table-cell>
          <table:table-cell table:formula="of:=4*[.$D$3]*[.B2090]*(1-[.B2090])" office:value-type="float" office:value="0.0082459357870892" calcext:value-type="float">
            <text:p>0,008245935787089</text:p>
          </table:table-cell>
          <table:table-cell table:number-columns-repeated="5"/>
        </table:table-row>
        <table:table-row table:style-name="ro1">
          <table:table-cell table:formula="of:=[.A2091]+1" office:value-type="float" office:value="2084" calcext:value-type="float">
            <text:p>2084</text:p>
          </table:table-cell>
          <table:table-cell table:formula="of:=4*[.$D$3]*[.B2091]*(1-[.B2091])" office:value-type="float" office:value="0.0327117613203376" calcext:value-type="float">
            <text:p>0,032711761320338</text:p>
          </table:table-cell>
          <table:table-cell table:number-columns-repeated="5"/>
        </table:table-row>
        <table:table-row table:style-name="ro1">
          <table:table-cell table:formula="of:=[.A2092]+1" office:value-type="float" office:value="2085" calcext:value-type="float">
            <text:p>2085</text:p>
          </table:table-cell>
          <table:table-cell table:formula="of:=4*[.$D$3]*[.B2092]*(1-[.B2092])" office:value-type="float" office:value="0.126566807966635" calcext:value-type="float">
            <text:p>0,126566807966635</text:p>
          </table:table-cell>
          <table:table-cell table:number-columns-repeated="5"/>
        </table:table-row>
        <table:table-row table:style-name="ro1">
          <table:table-cell table:formula="of:=[.A2093]+1" office:value-type="float" office:value="2086" calcext:value-type="float">
            <text:p>2086</text:p>
          </table:table-cell>
          <table:table-cell table:formula="of:=4*[.$D$3]*[.B2093]*(1-[.B2093])" office:value-type="float" office:value="0.442190604351089" calcext:value-type="float">
            <text:p>0,442190604351089</text:p>
          </table:table-cell>
          <table:table-cell table:number-columns-repeated="5"/>
        </table:table-row>
        <table:table-row table:style-name="ro1">
          <table:table-cell table:formula="of:=[.A2094]+1" office:value-type="float" office:value="2087" calcext:value-type="float">
            <text:p>2087</text:p>
          </table:table-cell>
          <table:table-cell table:formula="of:=4*[.$D$3]*[.B2094]*(1-[.B2094])" office:value-type="float" office:value="0.986632295098831" calcext:value-type="float">
            <text:p>0,986632295098831</text:p>
          </table:table-cell>
          <table:table-cell table:number-columns-repeated="5"/>
        </table:table-row>
        <table:table-row table:style-name="ro1">
          <table:table-cell table:formula="of:=[.A2095]+1" office:value-type="float" office:value="2088" calcext:value-type="float">
            <text:p>2088</text:p>
          </table:table-cell>
          <table:table-cell table:formula="of:=4*[.$D$3]*[.B2095]*(1-[.B2095])" office:value-type="float" office:value="0.0527560374673784" calcext:value-type="float">
            <text:p>0,052756037467378</text:p>
          </table:table-cell>
          <table:table-cell table:number-columns-repeated="5"/>
        </table:table-row>
        <table:table-row table:style-name="ro1">
          <table:table-cell table:formula="of:=[.A2096]+1" office:value-type="float" office:value="2089" calcext:value-type="float">
            <text:p>2089</text:p>
          </table:table-cell>
          <table:table-cell table:formula="of:=4*[.$D$3]*[.B2096]*(1-[.B2096])" office:value-type="float" office:value="0.199891351912476" calcext:value-type="float">
            <text:p>0,199891351912476</text:p>
          </table:table-cell>
          <table:table-cell table:number-columns-repeated="5"/>
        </table:table-row>
        <table:table-row table:style-name="ro1">
          <table:table-cell table:formula="of:=[.A2097]+1" office:value-type="float" office:value="2090" calcext:value-type="float">
            <text:p>2090</text:p>
          </table:table-cell>
          <table:table-cell table:formula="of:=4*[.$D$3]*[.B2097]*(1-[.B2097])" office:value-type="float" office:value="0.639739197372314" calcext:value-type="float">
            <text:p>0,639739197372314</text:p>
          </table:table-cell>
          <table:table-cell table:number-columns-repeated="5"/>
        </table:table-row>
        <table:table-row table:style-name="ro1">
          <table:table-cell table:formula="of:=[.A2098]+1" office:value-type="float" office:value="2091" calcext:value-type="float">
            <text:p>2091</text:p>
          </table:table-cell>
          <table:table-cell table:formula="of:=4*[.$D$3]*[.B2098]*(1-[.B2098])" office:value-type="float" office:value="0.921891826870966" calcext:value-type="float">
            <text:p>0,921891826870966</text:p>
          </table:table-cell>
          <table:table-cell table:number-columns-repeated="5"/>
        </table:table-row>
        <table:table-row table:style-name="ro1">
          <table:table-cell table:formula="of:=[.A2099]+1" office:value-type="float" office:value="2092" calcext:value-type="float">
            <text:p>2092</text:p>
          </table:table-cell>
          <table:table-cell table:formula="of:=4*[.$D$3]*[.B2099]*(1-[.B2099])" office:value-type="float" office:value="0.288029145677917" calcext:value-type="float">
            <text:p>0,288029145677917</text:p>
          </table:table-cell>
          <table:table-cell table:number-columns-repeated="5"/>
        </table:table-row>
        <table:table-row table:style-name="ro1">
          <table:table-cell table:formula="of:=[.A2100]+1" office:value-type="float" office:value="2093" calcext:value-type="float">
            <text:p>2093</text:p>
          </table:table-cell>
          <table:table-cell table:formula="of:=4*[.$D$3]*[.B2100]*(1-[.B2100])" office:value-type="float" office:value="0.820273427671865" calcext:value-type="float">
            <text:p>0,820273427671865</text:p>
          </table:table-cell>
          <table:table-cell table:number-columns-repeated="5"/>
        </table:table-row>
        <table:table-row table:style-name="ro1">
          <table:table-cell table:formula="of:=[.A2101]+1" office:value-type="float" office:value="2094" calcext:value-type="float">
            <text:p>2094</text:p>
          </table:table-cell>
          <table:table-cell table:formula="of:=4*[.$D$3]*[.B2101]*(1-[.B2101])" office:value-type="float" office:value="0.589699726109259" calcext:value-type="float">
            <text:p>0,589699726109259</text:p>
          </table:table-cell>
          <table:table-cell table:number-columns-repeated="5"/>
        </table:table-row>
        <table:table-row table:style-name="ro1">
          <table:table-cell table:formula="of:=[.A2102]+1" office:value-type="float" office:value="2095" calcext:value-type="float">
            <text:p>2095</text:p>
          </table:table-cell>
          <table:table-cell table:formula="of:=4*[.$D$3]*[.B2102]*(1-[.B2102])" office:value-type="float" office:value="0.967815836543695" calcext:value-type="float">
            <text:p>0,967815836543695</text:p>
          </table:table-cell>
          <table:table-cell table:number-columns-repeated="5"/>
        </table:table-row>
        <table:table-row table:style-name="ro1">
          <table:table-cell table:formula="of:=[.A2103]+1" office:value-type="float" office:value="2096" calcext:value-type="float">
            <text:p>2096</text:p>
          </table:table-cell>
          <table:table-cell table:formula="of:=4*[.$D$3]*[.B2103]*(1-[.B2103])" office:value-type="float" office:value="0.12459337231569" calcext:value-type="float">
            <text:p>0,12459337231569</text:p>
          </table:table-cell>
          <table:table-cell table:number-columns-repeated="5"/>
        </table:table-row>
        <table:table-row table:style-name="ro1">
          <table:table-cell table:formula="of:=[.A2104]+1" office:value-type="float" office:value="2097" calcext:value-type="float">
            <text:p>2097</text:p>
          </table:table-cell>
          <table:table-cell table:formula="of:=4*[.$D$3]*[.B2104]*(1-[.B2104])" office:value-type="float" office:value="0.436279455562775" calcext:value-type="float">
            <text:p>0,436279455562775</text:p>
          </table:table-cell>
          <table:table-cell table:number-columns-repeated="5"/>
        </table:table-row>
        <table:table-row table:style-name="ro1">
          <table:table-cell table:formula="of:=[.A2105]+1" office:value-type="float" office:value="2098" calcext:value-type="float">
            <text:p>2098</text:p>
          </table:table-cell>
          <table:table-cell table:formula="of:=4*[.$D$3]*[.B2105]*(1-[.B2105])" office:value-type="float" office:value="0.983758768866495" calcext:value-type="float">
            <text:p>0,983758768866495</text:p>
          </table:table-cell>
          <table:table-cell table:number-columns-repeated="5"/>
        </table:table-row>
        <table:table-row table:style-name="ro1">
          <table:table-cell table:formula="of:=[.A2106]+1" office:value-type="float" office:value="2099" calcext:value-type="float">
            <text:p>2099</text:p>
          </table:table-cell>
          <table:table-cell table:formula="of:=4*[.$D$3]*[.B2106]*(1-[.B2106])" office:value-type="float" office:value="0.0639098141790938" calcext:value-type="float">
            <text:p>0,063909814179094</text:p>
          </table:table-cell>
          <table:table-cell table:number-columns-repeated="5"/>
        </table:table-row>
        <table:table-row table:style-name="ro1">
          <table:table-cell table:formula="of:=[.A2107]+1" office:value-type="float" office:value="2100" calcext:value-type="float">
            <text:p>2100</text:p>
          </table:table-cell>
          <table:table-cell table:formula="of:=4*[.$D$3]*[.B2107]*(1-[.B2107])" office:value-type="float" office:value="0.23930139932275" calcext:value-type="float">
            <text:p>0,23930139932275</text:p>
          </table:table-cell>
          <table:table-cell table:number-columns-repeated="5"/>
        </table:table-row>
        <table:table-row table:style-name="ro1">
          <table:table-cell table:formula="of:=[.A2108]+1" office:value-type="float" office:value="2101" calcext:value-type="float">
            <text:p>2101</text:p>
          </table:table-cell>
          <table:table-cell table:formula="of:=4*[.$D$3]*[.B2108]*(1-[.B2108])" office:value-type="float" office:value="0.728144958419695" calcext:value-type="float">
            <text:p>0,728144958419695</text:p>
          </table:table-cell>
          <table:table-cell table:number-columns-repeated="5"/>
        </table:table-row>
        <table:table-row table:style-name="ro1">
          <table:table-cell table:formula="of:=[.A2109]+1" office:value-type="float" office:value="2102" calcext:value-type="float">
            <text:p>2102</text:p>
          </table:table-cell>
          <table:table-cell table:formula="of:=4*[.$D$3]*[.B2109]*(1-[.B2109])" office:value-type="float" office:value="0.791799511790702" calcext:value-type="float">
            <text:p>0,791799511790702</text:p>
          </table:table-cell>
          <table:table-cell table:number-columns-repeated="5"/>
        </table:table-row>
        <table:table-row table:style-name="ro1">
          <table:table-cell table:formula="of:=[.A2110]+1" office:value-type="float" office:value="2103" calcext:value-type="float">
            <text:p>2103</text:p>
          </table:table-cell>
          <table:table-cell table:formula="of:=4*[.$D$3]*[.B2110]*(1-[.B2110])" office:value-type="float" office:value="0.659412179674831" calcext:value-type="float">
            <text:p>0,659412179674831</text:p>
          </table:table-cell>
          <table:table-cell table:number-columns-repeated="5"/>
        </table:table-row>
        <table:table-row table:style-name="ro1">
          <table:table-cell table:formula="of:=[.A2111]+1" office:value-type="float" office:value="2104" calcext:value-type="float">
            <text:p>2104</text:p>
          </table:table-cell>
          <table:table-cell table:formula="of:=4*[.$D$3]*[.B2111]*(1-[.B2111])" office:value-type="float" office:value="0.898351027885278" calcext:value-type="float">
            <text:p>0,898351027885278</text:p>
          </table:table-cell>
          <table:table-cell table:number-columns-repeated="5"/>
        </table:table-row>
        <table:table-row table:style-name="ro1">
          <table:table-cell table:formula="of:=[.A2112]+1" office:value-type="float" office:value="2105" calcext:value-type="float">
            <text:p>2105</text:p>
          </table:table-cell>
          <table:table-cell table:formula="of:=4*[.$D$3]*[.B2112]*(1-[.B2112])" office:value-type="float" office:value="0.365265834330971" calcext:value-type="float">
            <text:p>0,365265834330971</text:p>
          </table:table-cell>
          <table:table-cell table:number-columns-repeated="5"/>
        </table:table-row>
        <table:table-row table:style-name="ro1">
          <table:table-cell table:formula="of:=[.A2113]+1" office:value-type="float" office:value="2106" calcext:value-type="float">
            <text:p>2106</text:p>
          </table:table-cell>
          <table:table-cell table:formula="of:=4*[.$D$3]*[.B2113]*(1-[.B2113])" office:value-type="float" office:value="0.927386818405882" calcext:value-type="float">
            <text:p>0,927386818405882</text:p>
          </table:table-cell>
          <table:table-cell table:number-columns-repeated="5"/>
        </table:table-row>
        <table:table-row table:style-name="ro1">
          <table:table-cell table:formula="of:=[.A2114]+1" office:value-type="float" office:value="2107" calcext:value-type="float">
            <text:p>2107</text:p>
          </table:table-cell>
          <table:table-cell table:formula="of:=4*[.$D$3]*[.B2114]*(1-[.B2114])" office:value-type="float" office:value="0.26936202981159" calcext:value-type="float">
            <text:p>0,26936202981159</text:p>
          </table:table-cell>
          <table:table-cell table:number-columns-repeated="5"/>
        </table:table-row>
        <table:table-row table:style-name="ro1">
          <table:table-cell table:formula="of:=[.A2115]+1" office:value-type="float" office:value="2108" calcext:value-type="float">
            <text:p>2108</text:p>
          </table:table-cell>
          <table:table-cell table:formula="of:=4*[.$D$3]*[.B2115]*(1-[.B2115])" office:value-type="float" office:value="0.787224506829481" calcext:value-type="float">
            <text:p>0,787224506829481</text:p>
          </table:table-cell>
          <table:table-cell table:number-columns-repeated="5"/>
        </table:table-row>
        <table:table-row table:style-name="ro1">
          <table:table-cell table:formula="of:=[.A2116]+1" office:value-type="float" office:value="2109" calcext:value-type="float">
            <text:p>2109</text:p>
          </table:table-cell>
          <table:table-cell table:formula="of:=4*[.$D$3]*[.B2116]*(1-[.B2116])" office:value-type="float" office:value="0.670008330706246" calcext:value-type="float">
            <text:p>0,670008330706246</text:p>
          </table:table-cell>
          <table:table-cell table:number-columns-repeated="5"/>
        </table:table-row>
        <table:table-row table:style-name="ro1">
          <table:table-cell table:formula="of:=[.A2117]+1" office:value-type="float" office:value="2110" calcext:value-type="float">
            <text:p>2110</text:p>
          </table:table-cell>
          <table:table-cell table:formula="of:=4*[.$D$3]*[.B2117]*(1-[.B2117])" office:value-type="float" office:value="0.884388669961902" calcext:value-type="float">
            <text:p>0,884388669961902</text:p>
          </table:table-cell>
          <table:table-cell table:number-columns-repeated="5"/>
        </table:table-row>
        <table:table-row table:style-name="ro1">
          <table:table-cell table:formula="of:=[.A2118]+1" office:value-type="float" office:value="2111" calcext:value-type="float">
            <text:p>2111</text:p>
          </table:table-cell>
          <table:table-cell table:formula="of:=4*[.$D$3]*[.B2118]*(1-[.B2118])" office:value-type="float" office:value="0.408981401619679" calcext:value-type="float">
            <text:p>0,408981401619679</text:p>
          </table:table-cell>
          <table:table-cell table:number-columns-repeated="5"/>
        </table:table-row>
        <table:table-row table:style-name="ro1">
          <table:table-cell table:formula="of:=[.A2119]+1" office:value-type="float" office:value="2112" calcext:value-type="float">
            <text:p>2112</text:p>
          </table:table-cell>
          <table:table-cell table:formula="of:=4*[.$D$3]*[.B2119]*(1-[.B2119])" office:value-type="float" office:value="0.966862458995527" calcext:value-type="float">
            <text:p>0,966862458995527</text:p>
          </table:table-cell>
          <table:table-cell table:number-columns-repeated="5"/>
        </table:table-row>
        <table:table-row table:style-name="ro1">
          <table:table-cell table:formula="of:=[.A2120]+1" office:value-type="float" office:value="2113" calcext:value-type="float">
            <text:p>2113</text:p>
          </table:table-cell>
          <table:table-cell table:formula="of:=4*[.$D$3]*[.B2120]*(1-[.B2120])" office:value-type="float" office:value="0.128157777522599" calcext:value-type="float">
            <text:p>0,128157777522599</text:p>
          </table:table-cell>
          <table:table-cell table:number-columns-repeated="5"/>
        </table:table-row>
        <table:table-row table:style-name="ro1">
          <table:table-cell table:formula="of:=[.A2121]+1" office:value-type="float" office:value="2114" calcext:value-type="float">
            <text:p>2114</text:p>
          </table:table-cell>
          <table:table-cell table:formula="of:=4*[.$D$3]*[.B2121]*(1-[.B2121])" office:value-type="float" office:value="0.446933446332269" calcext:value-type="float">
            <text:p>0,446933446332269</text:p>
          </table:table-cell>
          <table:table-cell table:number-columns-repeated="5"/>
        </table:table-row>
        <table:table-row table:style-name="ro1">
          <table:table-cell table:formula="of:=[.A2122]+1" office:value-type="float" office:value="2115" calcext:value-type="float">
            <text:p>2115</text:p>
          </table:table-cell>
          <table:table-cell table:formula="of:=4*[.$D$3]*[.B2122]*(1-[.B2122])" office:value-type="float" office:value="0.988735763527319" calcext:value-type="float">
            <text:p>0,988735763527319</text:p>
          </table:table-cell>
          <table:table-cell table:number-columns-repeated="5"/>
        </table:table-row>
        <table:table-row table:style-name="ro1">
          <table:table-cell table:formula="of:=[.A2123]+1" office:value-type="float" office:value="2116" calcext:value-type="float">
            <text:p>2116</text:p>
          </table:table-cell>
          <table:table-cell table:formula="of:=4*[.$D$3]*[.B2123]*(1-[.B2123])" office:value-type="float" office:value="0.0445494137974721" calcext:value-type="float">
            <text:p>0,044549413797472</text:p>
          </table:table-cell>
          <table:table-cell table:number-columns-repeated="5"/>
        </table:table-row>
        <table:table-row table:style-name="ro1">
          <table:table-cell table:formula="of:=[.A2124]+1" office:value-type="float" office:value="2117" calcext:value-type="float">
            <text:p>2117</text:p>
          </table:table-cell>
          <table:table-cell table:formula="of:=4*[.$D$3]*[.B2124]*(1-[.B2124])" office:value-type="float" office:value="0.170259054111095" calcext:value-type="float">
            <text:p>0,170259054111095</text:p>
          </table:table-cell>
          <table:table-cell table:number-columns-repeated="5"/>
        </table:table-row>
        <table:table-row table:style-name="ro1">
          <table:table-cell table:formula="of:=[.A2125]+1" office:value-type="float" office:value="2118" calcext:value-type="float">
            <text:p>2118</text:p>
          </table:table-cell>
          <table:table-cell table:formula="of:=4*[.$D$3]*[.B2125]*(1-[.B2125])" office:value-type="float" office:value="0.56508363441716" calcext:value-type="float">
            <text:p>0,56508363441716</text:p>
          </table:table-cell>
          <table:table-cell table:number-columns-repeated="5"/>
        </table:table-row>
        <table:table-row table:style-name="ro1">
          <table:table-cell table:formula="of:=[.A2126]+1" office:value-type="float" office:value="2119" calcext:value-type="float">
            <text:p>2119</text:p>
          </table:table-cell>
          <table:table-cell table:formula="of:=4*[.$D$3]*[.B2126]*(1-[.B2126])" office:value-type="float" office:value="0.983056482124214" calcext:value-type="float">
            <text:p>0,983056482124214</text:p>
          </table:table-cell>
          <table:table-cell table:number-columns-repeated="5"/>
        </table:table-row>
        <table:table-row table:style-name="ro1">
          <table:table-cell table:formula="of:=[.A2127]+1" office:value-type="float" office:value="2120" calcext:value-type="float">
            <text:p>2120</text:p>
          </table:table-cell>
          <table:table-cell table:formula="of:=4*[.$D$3]*[.B2127]*(1-[.B2127])" office:value-type="float" office:value="0.0666257403111168" calcext:value-type="float">
            <text:p>0,066625740311117</text:p>
          </table:table-cell>
          <table:table-cell table:number-columns-repeated="5"/>
        </table:table-row>
        <table:table-row table:style-name="ro1">
          <table:table-cell table:formula="of:=[.A2128]+1" office:value-type="float" office:value="2121" calcext:value-type="float">
            <text:p>2121</text:p>
          </table:table-cell>
          <table:table-cell table:formula="of:=4*[.$D$3]*[.B2128]*(1-[.B2128])" office:value-type="float" office:value="0.24874700415645" calcext:value-type="float">
            <text:p>0,24874700415645</text:p>
          </table:table-cell>
          <table:table-cell table:number-columns-repeated="5"/>
        </table:table-row>
        <table:table-row table:style-name="ro1">
          <table:table-cell table:formula="of:=[.A2129]+1" office:value-type="float" office:value="2122" calcext:value-type="float">
            <text:p>2122</text:p>
          </table:table-cell>
          <table:table-cell table:formula="of:=4*[.$D$3]*[.B2129]*(1-[.B2129])" office:value-type="float" office:value="0.747487728318564" calcext:value-type="float">
            <text:p>0,747487728318564</text:p>
          </table:table-cell>
          <table:table-cell table:number-columns-repeated="5"/>
        </table:table-row>
        <table:table-row table:style-name="ro1">
          <table:table-cell table:formula="of:=[.A2130]+1" office:value-type="float" office:value="2123" calcext:value-type="float">
            <text:p>2123</text:p>
          </table:table-cell>
          <table:table-cell table:formula="of:=4*[.$D$3]*[.B2130]*(1-[.B2130])" office:value-type="float" office:value="0.754999297326867" calcext:value-type="float">
            <text:p>0,754999297326867</text:p>
          </table:table-cell>
          <table:table-cell table:number-columns-repeated="5"/>
        </table:table-row>
        <table:table-row table:style-name="ro1">
          <table:table-cell table:formula="of:=[.A2131]+1" office:value-type="float" office:value="2124" calcext:value-type="float">
            <text:p>2124</text:p>
          </table:table-cell>
          <table:table-cell table:formula="of:=4*[.$D$3]*[.B2131]*(1-[.B2131])" office:value-type="float" office:value="0.739901433451216" calcext:value-type="float">
            <text:p>0,739901433451216</text:p>
          </table:table-cell>
          <table:table-cell table:number-columns-repeated="5"/>
        </table:table-row>
        <table:table-row table:style-name="ro1">
          <table:table-cell table:formula="of:=[.A2132]+1" office:value-type="float" office:value="2125" calcext:value-type="float">
            <text:p>2125</text:p>
          </table:table-cell>
          <table:table-cell table:formula="of:=4*[.$D$3]*[.B2132]*(1-[.B2132])" office:value-type="float" office:value="0.769789208912207" calcext:value-type="float">
            <text:p>0,769789208912207</text:p>
          </table:table-cell>
          <table:table-cell table:number-columns-repeated="5"/>
        </table:table-row>
        <table:table-row table:style-name="ro1">
          <table:table-cell table:formula="of:=[.A2133]+1" office:value-type="float" office:value="2126" calcext:value-type="float">
            <text:p>2126</text:p>
          </table:table-cell>
          <table:table-cell table:formula="of:=4*[.$D$3]*[.B2133]*(1-[.B2133])" office:value-type="float" office:value="0.708855131018103" calcext:value-type="float">
            <text:p>0,708855131018103</text:p>
          </table:table-cell>
          <table:table-cell table:number-columns-repeated="5"/>
        </table:table-row>
        <table:table-row table:style-name="ro1">
          <table:table-cell table:formula="of:=[.A2134]+1" office:value-type="float" office:value="2127" calcext:value-type="float">
            <text:p>2127</text:p>
          </table:table-cell>
          <table:table-cell table:formula="of:=4*[.$D$3]*[.B2134]*(1-[.B2134])" office:value-type="float" office:value="0.825518136989644" calcext:value-type="float">
            <text:p>0,825518136989644</text:p>
          </table:table-cell>
          <table:table-cell table:number-columns-repeated="5"/>
        </table:table-row>
        <table:table-row table:style-name="ro1">
          <table:table-cell table:formula="of:=[.A2135]+1" office:value-type="float" office:value="2128" calcext:value-type="float">
            <text:p>2128</text:p>
          </table:table-cell>
          <table:table-cell table:formula="of:=4*[.$D$3]*[.B2135]*(1-[.B2135])" office:value-type="float" office:value="0.576151769963165" calcext:value-type="float">
            <text:p>0,576151769963165</text:p>
          </table:table-cell>
          <table:table-cell table:number-columns-repeated="5"/>
        </table:table-row>
        <table:table-row table:style-name="ro1">
          <table:table-cell table:formula="of:=[.A2136]+1" office:value-type="float" office:value="2129" calcext:value-type="float">
            <text:p>2129</text:p>
          </table:table-cell>
          <table:table-cell table:formula="of:=4*[.$D$3]*[.B2136]*(1-[.B2136])" office:value-type="float" office:value="0.976803631725909" calcext:value-type="float">
            <text:p>0,976803631725909</text:p>
          </table:table-cell>
          <table:table-cell table:number-columns-repeated="5"/>
        </table:table-row>
        <table:table-row table:style-name="ro1">
          <table:table-cell table:formula="of:=[.A2137]+1" office:value-type="float" office:value="2130" calcext:value-type="float">
            <text:p>2130</text:p>
          </table:table-cell>
          <table:table-cell table:formula="of:=4*[.$D$3]*[.B2137]*(1-[.B2137])" office:value-type="float" office:value="0.0906331870919362" calcext:value-type="float">
            <text:p>0,090633187091936</text:p>
          </table:table-cell>
          <table:table-cell table:number-columns-repeated="5"/>
        </table:table-row>
        <table:table-row table:style-name="ro1">
          <table:table-cell table:formula="of:=[.A2138]+1" office:value-type="float" office:value="2131" calcext:value-type="float">
            <text:p>2131</text:p>
          </table:table-cell>
          <table:table-cell table:formula="of:=4*[.$D$3]*[.B2138]*(1-[.B2138])" office:value-type="float" office:value="0.329675249957977" calcext:value-type="float">
            <text:p>0,329675249957977</text:p>
          </table:table-cell>
          <table:table-cell table:number-columns-repeated="5"/>
        </table:table-row>
        <table:table-row table:style-name="ro1">
          <table:table-cell table:formula="of:=[.A2139]+1" office:value-type="float" office:value="2132" calcext:value-type="float">
            <text:p>2132</text:p>
          </table:table-cell>
          <table:table-cell table:formula="of:=4*[.$D$3]*[.B2139]*(1-[.B2139])" office:value-type="float" office:value="0.88395791809249" calcext:value-type="float">
            <text:p>0,88395791809249</text:p>
          </table:table-cell>
          <table:table-cell table:number-columns-repeated="5"/>
        </table:table-row>
        <table:table-row table:style-name="ro1">
          <table:table-cell table:formula="of:=[.A2140]+1" office:value-type="float" office:value="2133" calcext:value-type="float">
            <text:p>2133</text:p>
          </table:table-cell>
          <table:table-cell table:formula="of:=4*[.$D$3]*[.B2140]*(1-[.B2140])" office:value-type="float" office:value="0.410305268536323" calcext:value-type="float">
            <text:p>0,410305268536323</text:p>
          </table:table-cell>
          <table:table-cell table:number-columns-repeated="5"/>
        </table:table-row>
        <table:table-row table:style-name="ro1">
          <table:table-cell table:formula="of:=[.A2141]+1" office:value-type="float" office:value="2134" calcext:value-type="float">
            <text:p>2134</text:p>
          </table:table-cell>
          <table:table-cell table:formula="of:=4*[.$D$3]*[.B2141]*(1-[.B2141])" office:value-type="float" office:value="0.967819420590636" calcext:value-type="float">
            <text:p>0,967819420590636</text:p>
          </table:table-cell>
          <table:table-cell table:number-columns-repeated="5"/>
        </table:table-row>
        <table:table-row table:style-name="ro1">
          <table:table-cell table:formula="of:=[.A2142]+1" office:value-type="float" office:value="2135" calcext:value-type="float">
            <text:p>2135</text:p>
          </table:table-cell>
          <table:table-cell table:formula="of:=4*[.$D$3]*[.B2142]*(1-[.B2142])" office:value-type="float" office:value="0.124579958872968" calcext:value-type="float">
            <text:p>0,124579958872968</text:p>
          </table:table-cell>
          <table:table-cell table:number-columns-repeated="5"/>
        </table:table-row>
        <table:table-row table:style-name="ro1">
          <table:table-cell table:formula="of:=[.A2143]+1" office:value-type="float" office:value="2136" calcext:value-type="float">
            <text:p>2136</text:p>
          </table:table-cell>
          <table:table-cell table:formula="of:=4*[.$D$3]*[.B2143]*(1-[.B2143])" office:value-type="float" office:value="0.43623917088071" calcext:value-type="float">
            <text:p>0,43623917088071</text:p>
          </table:table-cell>
          <table:table-cell table:number-columns-repeated="5"/>
        </table:table-row>
        <table:table-row table:style-name="ro1">
          <table:table-cell table:formula="of:=[.A2144]+1" office:value-type="float" office:value="2137" calcext:value-type="float">
            <text:p>2137</text:p>
          </table:table-cell>
          <table:table-cell table:formula="of:=4*[.$D$3]*[.B2144]*(1-[.B2144])" office:value-type="float" office:value="0.983738226680083" calcext:value-type="float">
            <text:p>0,983738226680083</text:p>
          </table:table-cell>
          <table:table-cell table:number-columns-repeated="5"/>
        </table:table-row>
        <table:table-row table:style-name="ro1">
          <table:table-cell table:formula="of:=[.A2145]+1" office:value-type="float" office:value="2138" calcext:value-type="float">
            <text:p>2138</text:p>
          </table:table-cell>
          <table:table-cell table:formula="of:=4*[.$D$3]*[.B2145]*(1-[.B2145])" office:value-type="float" office:value="0.0639893121936353" calcext:value-type="float">
            <text:p>0,063989312193635</text:p>
          </table:table-cell>
          <table:table-cell table:number-columns-repeated="5"/>
        </table:table-row>
        <table:table-row table:style-name="ro1">
          <table:table-cell table:formula="of:=[.A2146]+1" office:value-type="float" office:value="2139" calcext:value-type="float">
            <text:p>2139</text:p>
          </table:table-cell>
          <table:table-cell table:formula="of:=4*[.$D$3]*[.B2146]*(1-[.B2146])" office:value-type="float" office:value="0.239578720474483" calcext:value-type="float">
            <text:p>0,239578720474483</text:p>
          </table:table-cell>
          <table:table-cell table:number-columns-repeated="5"/>
        </table:table-row>
        <table:table-row table:style-name="ro1">
          <table:table-cell table:formula="of:=[.A2147]+1" office:value-type="float" office:value="2140" calcext:value-type="float">
            <text:p>2140</text:p>
          </table:table-cell>
          <table:table-cell table:formula="of:=4*[.$D$3]*[.B2147]*(1-[.B2147])" office:value-type="float" office:value="0.72872302868117" calcext:value-type="float">
            <text:p>0,72872302868117</text:p>
          </table:table-cell>
          <table:table-cell table:number-columns-repeated="5"/>
        </table:table-row>
        <table:table-row table:style-name="ro1">
          <table:table-cell table:formula="of:=[.A2148]+1" office:value-type="float" office:value="2141" calcext:value-type="float">
            <text:p>2141</text:p>
          </table:table-cell>
          <table:table-cell table:formula="of:=4*[.$D$3]*[.B2148]*(1-[.B2148])" office:value-type="float" office:value="0.79074310460365" calcext:value-type="float">
            <text:p>0,79074310460365</text:p>
          </table:table-cell>
          <table:table-cell table:number-columns-repeated="5"/>
        </table:table-row>
        <table:table-row table:style-name="ro1">
          <table:table-cell table:formula="of:=[.A2149]+1" office:value-type="float" office:value="2142" calcext:value-type="float">
            <text:p>2142</text:p>
          </table:table-cell>
          <table:table-cell table:formula="of:=4*[.$D$3]*[.B2149]*(1-[.B2149])" office:value-type="float" office:value="0.661873788501723" calcext:value-type="float">
            <text:p>0,661873788501723</text:p>
          </table:table-cell>
          <table:table-cell table:number-columns-repeated="5"/>
        </table:table-row>
        <table:table-row table:style-name="ro1">
          <table:table-cell table:formula="of:=[.A2150]+1" office:value-type="float" office:value="2143" calcext:value-type="float">
            <text:p>2143</text:p>
          </table:table-cell>
          <table:table-cell table:formula="of:=4*[.$D$3]*[.B2150]*(1-[.B2150])" office:value-type="float" office:value="0.895187506384398" calcext:value-type="float">
            <text:p>0,895187506384398</text:p>
          </table:table-cell>
          <table:table-cell table:number-columns-repeated="5"/>
        </table:table-row>
        <table:table-row table:style-name="ro1">
          <table:table-cell table:formula="of:=[.A2151]+1" office:value-type="float" office:value="2144" calcext:value-type="float">
            <text:p>2144</text:p>
          </table:table-cell>
          <table:table-cell table:formula="of:=4*[.$D$3]*[.B2151]*(1-[.B2151])" office:value-type="float" office:value="0.375307339190726" calcext:value-type="float">
            <text:p>0,375307339190726</text:p>
          </table:table-cell>
          <table:table-cell table:number-columns-repeated="5"/>
        </table:table-row>
        <table:table-row table:style-name="ro1">
          <table:table-cell table:formula="of:=[.A2152]+1" office:value-type="float" office:value="2145" calcext:value-type="float">
            <text:p>2145</text:p>
          </table:table-cell>
          <table:table-cell table:formula="of:=4*[.$D$3]*[.B2152]*(1-[.B2152])" office:value-type="float" office:value="0.937806961361213" calcext:value-type="float">
            <text:p>0,937806961361213</text:p>
          </table:table-cell>
          <table:table-cell table:number-columns-repeated="5"/>
        </table:table-row>
        <table:table-row table:style-name="ro1">
          <table:table-cell table:formula="of:=[.A2153]+1" office:value-type="float" office:value="2146" calcext:value-type="float">
            <text:p>2146</text:p>
          </table:table-cell>
          <table:table-cell table:formula="of:=4*[.$D$3]*[.B2153]*(1-[.B2153])" office:value-type="float" office:value="0.233300258334644" calcext:value-type="float">
            <text:p>0,233300258334644</text:p>
          </table:table-cell>
          <table:table-cell table:number-columns-repeated="5"/>
        </table:table-row>
        <table:table-row table:style-name="ro1">
          <table:table-cell table:formula="of:=[.A2154]+1" office:value-type="float" office:value="2147" calcext:value-type="float">
            <text:p>2147</text:p>
          </table:table-cell>
          <table:table-cell table:formula="of:=4*[.$D$3]*[.B2154]*(1-[.B2154])" office:value-type="float" office:value="0.715484991182529" calcext:value-type="float">
            <text:p>0,715484991182529</text:p>
          </table:table-cell>
          <table:table-cell table:number-columns-repeated="5"/>
        </table:table-row>
        <table:table-row table:style-name="ro1">
          <table:table-cell table:formula="of:=[.A2155]+1" office:value-type="float" office:value="2148" calcext:value-type="float">
            <text:p>2148</text:p>
          </table:table-cell>
          <table:table-cell table:formula="of:=4*[.$D$3]*[.B2155]*(1-[.B2155])" office:value-type="float" office:value="0.814264874300261" calcext:value-type="float">
            <text:p>0,814264874300261</text:p>
          </table:table-cell>
          <table:table-cell table:number-columns-repeated="5"/>
        </table:table-row>
        <table:table-row table:style-name="ro1">
          <table:table-cell table:formula="of:=[.A2156]+1" office:value-type="float" office:value="2149" calcext:value-type="float">
            <text:p>2149</text:p>
          </table:table-cell>
          <table:table-cell table:formula="of:=4*[.$D$3]*[.B2156]*(1-[.B2156])" office:value-type="float" office:value="0.604950355124164" calcext:value-type="float">
            <text:p>0,604950355124164</text:p>
          </table:table-cell>
          <table:table-cell table:number-columns-repeated="5"/>
        </table:table-row>
        <table:table-row table:style-name="ro1">
          <table:table-cell table:formula="of:=[.A2157]+1" office:value-type="float" office:value="2150" calcext:value-type="float">
            <text:p>2150</text:p>
          </table:table-cell>
          <table:table-cell table:formula="of:=4*[.$D$3]*[.B2157]*(1-[.B2157])" office:value-type="float" office:value="0.955941691837248" calcext:value-type="float">
            <text:p>0,955941691837248</text:p>
          </table:table-cell>
          <table:table-cell table:number-columns-repeated="5"/>
        </table:table-row>
        <table:table-row table:style-name="ro1">
          <table:table-cell table:formula="of:=[.A2158]+1" office:value-type="float" office:value="2151" calcext:value-type="float">
            <text:p>2151</text:p>
          </table:table-cell>
          <table:table-cell table:formula="of:=4*[.$D$3]*[.B2158]*(1-[.B2158])" office:value-type="float" office:value="0.168468694578354" calcext:value-type="float">
            <text:p>0,168468694578354</text:p>
          </table:table-cell>
          <table:table-cell table:number-columns-repeated="5"/>
        </table:table-row>
        <table:table-row table:style-name="ro1">
          <table:table-cell table:formula="of:=[.A2159]+1" office:value-type="float" office:value="2152" calcext:value-type="float">
            <text:p>2152</text:p>
          </table:table-cell>
          <table:table-cell table:formula="of:=4*[.$D$3]*[.B2159]*(1-[.B2159])" office:value-type="float" office:value="0.560347974101676" calcext:value-type="float">
            <text:p>0,560347974101676</text:p>
          </table:table-cell>
          <table:table-cell table:number-columns-repeated="5"/>
        </table:table-row>
        <table:table-row table:style-name="ro1">
          <table:table-cell table:formula="of:=[.A2160]+1" office:value-type="float" office:value="2153" calcext:value-type="float">
            <text:p>2153</text:p>
          </table:table-cell>
          <table:table-cell table:formula="of:=4*[.$D$3]*[.B2160]*(1-[.B2160])" office:value-type="float" office:value="0.985432488087294" calcext:value-type="float">
            <text:p>0,985432488087294</text:p>
          </table:table-cell>
          <table:table-cell table:number-columns-repeated="5"/>
        </table:table-row>
        <table:table-row table:style-name="ro1">
          <table:table-cell table:formula="of:=[.A2161]+1" office:value-type="float" office:value="2154" calcext:value-type="float">
            <text:p>2154</text:p>
          </table:table-cell>
          <table:table-cell table:formula="of:=4*[.$D$3]*[.B2161]*(1-[.B2161])" office:value-type="float" office:value="0.057421198037518" calcext:value-type="float">
            <text:p>0,057421198037518</text:p>
          </table:table-cell>
          <table:table-cell table:number-columns-repeated="5"/>
        </table:table-row>
        <table:table-row table:style-name="ro1">
          <table:table-cell table:formula="of:=[.A2162]+1" office:value-type="float" office:value="2155" calcext:value-type="float">
            <text:p>2155</text:p>
          </table:table-cell>
          <table:table-cell table:formula="of:=4*[.$D$3]*[.B2162]*(1-[.B2162])" office:value-type="float" office:value="0.216496016213816" calcext:value-type="float">
            <text:p>0,216496016213816</text:p>
          </table:table-cell>
          <table:table-cell table:number-columns-repeated="5"/>
        </table:table-row>
        <table:table-row table:style-name="ro1">
          <table:table-cell table:formula="of:=[.A2163]+1" office:value-type="float" office:value="2156" calcext:value-type="float">
            <text:p>2156</text:p>
          </table:table-cell>
          <table:table-cell table:formula="of:=4*[.$D$3]*[.B2163]*(1-[.B2163])" office:value-type="float" office:value="0.678501964709453" calcext:value-type="float">
            <text:p>0,678501964709453</text:p>
          </table:table-cell>
          <table:table-cell table:number-columns-repeated="5"/>
        </table:table-row>
        <table:table-row table:style-name="ro1">
          <table:table-cell table:formula="of:=[.A2164]+1" office:value-type="float" office:value="2157" calcext:value-type="float">
            <text:p>2157</text:p>
          </table:table-cell>
          <table:table-cell table:formula="of:=4*[.$D$3]*[.B2164]*(1-[.B2164])" office:value-type="float" office:value="0.87254819437946" calcext:value-type="float">
            <text:p>0,87254819437946</text:p>
          </table:table-cell>
          <table:table-cell table:number-columns-repeated="5"/>
        </table:table-row>
        <table:table-row table:style-name="ro1">
          <table:table-cell table:formula="of:=[.A2165]+1" office:value-type="float" office:value="2158" calcext:value-type="float">
            <text:p>2158</text:p>
          </table:table-cell>
          <table:table-cell table:formula="of:=4*[.$D$3]*[.B2165]*(1-[.B2165])" office:value-type="float" office:value="0.444831371458416" calcext:value-type="float">
            <text:p>0,444831371458416</text:p>
          </table:table-cell>
          <table:table-cell table:number-columns-repeated="5"/>
        </table:table-row>
        <table:table-row table:style-name="ro1">
          <table:table-cell table:formula="of:=[.A2166]+1" office:value-type="float" office:value="2159" calcext:value-type="float">
            <text:p>2159</text:p>
          </table:table-cell>
          <table:table-cell table:formula="of:=4*[.$D$3]*[.B2166]*(1-[.B2166])" office:value-type="float" office:value="0.987825689699363" calcext:value-type="float">
            <text:p>0,987825689699363</text:p>
          </table:table-cell>
          <table:table-cell table:number-columns-repeated="5"/>
        </table:table-row>
        <table:table-row table:style-name="ro1">
          <table:table-cell table:formula="of:=[.A2167]+1" office:value-type="float" office:value="2160" calcext:value-type="float">
            <text:p>2160</text:p>
          </table:table-cell>
          <table:table-cell table:formula="of:=4*[.$D$3]*[.B2167]*(1-[.B2167])" office:value-type="float" office:value="0.048104385877364" calcext:value-type="float">
            <text:p>0,048104385877364</text:p>
          </table:table-cell>
          <table:table-cell table:number-columns-repeated="5"/>
        </table:table-row>
        <table:table-row table:style-name="ro1">
          <table:table-cell table:formula="of:=[.A2168]+1" office:value-type="float" office:value="2161" calcext:value-type="float">
            <text:p>2161</text:p>
          </table:table-cell>
          <table:table-cell table:formula="of:=4*[.$D$3]*[.B2168]*(1-[.B2168])" office:value-type="float" office:value="0.183161415746903" calcext:value-type="float">
            <text:p>0,183161415746903</text:p>
          </table:table-cell>
          <table:table-cell table:number-columns-repeated="5"/>
        </table:table-row>
        <table:table-row table:style-name="ro1">
          <table:table-cell table:formula="of:=[.A2169]+1" office:value-type="float" office:value="2162" calcext:value-type="float">
            <text:p>2162</text:p>
          </table:table-cell>
          <table:table-cell table:formula="of:=4*[.$D$3]*[.B2169]*(1-[.B2169])" office:value-type="float" office:value="0.598453246113972" calcext:value-type="float">
            <text:p>0,598453246113972</text:p>
          </table:table-cell>
          <table:table-cell table:number-columns-repeated="5"/>
        </table:table-row>
        <table:table-row table:style-name="ro1">
          <table:table-cell table:formula="of:=[.A2170]+1" office:value-type="float" office:value="2163" calcext:value-type="float">
            <text:p>2163</text:p>
          </table:table-cell>
          <table:table-cell table:formula="of:=4*[.$D$3]*[.B2170]*(1-[.B2170])" office:value-type="float" office:value="0.961227833318487" calcext:value-type="float">
            <text:p>0,961227833318487</text:p>
          </table:table-cell>
          <table:table-cell table:number-columns-repeated="5"/>
        </table:table-row>
        <table:table-row table:style-name="ro1">
          <table:table-cell table:formula="of:=[.A2171]+1" office:value-type="float" office:value="2164" calcext:value-type="float">
            <text:p>2164</text:p>
          </table:table-cell>
          <table:table-cell table:formula="of:=4*[.$D$3]*[.B2171]*(1-[.B2171])" office:value-type="float" office:value="0.149075543089337" calcext:value-type="float">
            <text:p>0,149075543089337</text:p>
          </table:table-cell>
          <table:table-cell table:number-columns-repeated="5"/>
        </table:table-row>
        <table:table-row table:style-name="ro1">
          <table:table-cell table:formula="of:=[.A2172]+1" office:value-type="float" office:value="2165" calcext:value-type="float">
            <text:p>2165</text:p>
          </table:table-cell>
          <table:table-cell table:formula="of:=4*[.$D$3]*[.B2172]*(1-[.B2172])" office:value-type="float" office:value="0.507408102167824" calcext:value-type="float">
            <text:p>0,507408102167824</text:p>
          </table:table-cell>
          <table:table-cell table:number-columns-repeated="5"/>
        </table:table-row>
        <table:table-row table:style-name="ro1">
          <table:table-cell table:formula="of:=[.A2173]+1" office:value-type="float" office:value="2166" calcext:value-type="float">
            <text:p>2166</text:p>
          </table:table-cell>
          <table:table-cell table:formula="of:=4*[.$D$3]*[.B2173]*(1-[.B2173])" office:value-type="float" office:value="0.999780480089084" calcext:value-type="float">
            <text:p>0,999780480089084</text:p>
          </table:table-cell>
          <table:table-cell table:number-columns-repeated="5"/>
        </table:table-row>
        <table:table-row table:style-name="ro1">
          <table:table-cell table:formula="of:=[.A2174]+1" office:value-type="float" office:value="2167" calcext:value-type="float">
            <text:p>2167</text:p>
          </table:table-cell>
          <table:table-cell table:formula="of:=4*[.$D$3]*[.B2174]*(1-[.B2174])" office:value-type="float" office:value="0.000877886887697335" calcext:value-type="float">
            <text:p>0,000877886887697</text:p>
          </table:table-cell>
          <table:table-cell table:number-columns-repeated="5"/>
        </table:table-row>
        <table:table-row table:style-name="ro1">
          <table:table-cell table:formula="of:=[.A2175]+1" office:value-type="float" office:value="2168" calcext:value-type="float">
            <text:p>2168</text:p>
          </table:table-cell>
          <table:table-cell table:formula="of:=4*[.$D$3]*[.B2175]*(1-[.B2175])" office:value-type="float" office:value="0.00350846480923897" calcext:value-type="float">
            <text:p>0,003508464809239</text:p>
          </table:table-cell>
          <table:table-cell table:number-columns-repeated="5"/>
        </table:table-row>
        <table:table-row table:style-name="ro1">
          <table:table-cell table:formula="of:=[.A2176]+1" office:value-type="float" office:value="2169" calcext:value-type="float">
            <text:p>2169</text:p>
          </table:table-cell>
          <table:table-cell table:formula="of:=4*[.$D$3]*[.B2176]*(1-[.B2176])" office:value-type="float" office:value="0.0139846219356852" calcext:value-type="float">
            <text:p>0,013984621935685</text:p>
          </table:table-cell>
          <table:table-cell table:number-columns-repeated="5"/>
        </table:table-row>
        <table:table-row table:style-name="ro1">
          <table:table-cell table:formula="of:=[.A2177]+1" office:value-type="float" office:value="2170" calcext:value-type="float">
            <text:p>2170</text:p>
          </table:table-cell>
          <table:table-cell table:formula="of:=4*[.$D$3]*[.B2177]*(1-[.B2177])" office:value-type="float" office:value="0.0551562091400047" calcext:value-type="float">
            <text:p>0,055156209140005</text:p>
          </table:table-cell>
          <table:table-cell table:number-columns-repeated="5"/>
        </table:table-row>
        <table:table-row table:style-name="ro1">
          <table:table-cell table:formula="of:=[.A2178]+1" office:value-type="float" office:value="2171" calcext:value-type="float">
            <text:p>2171</text:p>
          </table:table-cell>
          <table:table-cell table:formula="of:=4*[.$D$3]*[.B2178]*(1-[.B2178])" office:value-type="float" office:value="0.208456006933235" calcext:value-type="float">
            <text:p>0,208456006933235</text:p>
          </table:table-cell>
          <table:table-cell table:number-columns-repeated="5"/>
        </table:table-row>
        <table:table-row table:style-name="ro1">
          <table:table-cell table:formula="of:=[.A2179]+1" office:value-type="float" office:value="2172" calcext:value-type="float">
            <text:p>2172</text:p>
          </table:table-cell>
          <table:table-cell table:formula="of:=4*[.$D$3]*[.B2179]*(1-[.B2179])" office:value-type="float" office:value="0.660008400426745" calcext:value-type="float">
            <text:p>0,660008400426745</text:p>
          </table:table-cell>
          <table:table-cell table:number-columns-repeated="5"/>
        </table:table-row>
        <table:table-row table:style-name="ro1">
          <table:table-cell table:formula="of:=[.A2180]+1" office:value-type="float" office:value="2173" calcext:value-type="float">
            <text:p>2173</text:p>
          </table:table-cell>
          <table:table-cell table:formula="of:=4*[.$D$3]*[.B2180]*(1-[.B2180])" office:value-type="float" office:value="0.897589247171498" calcext:value-type="float">
            <text:p>0,897589247171498</text:p>
          </table:table-cell>
          <table:table-cell table:number-columns-repeated="5"/>
        </table:table-row>
        <table:table-row table:style-name="ro1">
          <table:table-cell table:formula="of:=[.A2181]+1" office:value-type="float" office:value="2174" calcext:value-type="float">
            <text:p>2174</text:p>
          </table:table-cell>
          <table:table-cell table:formula="of:=4*[.$D$3]*[.B2181]*(1-[.B2181])" office:value-type="float" office:value="0.367691162134405" calcext:value-type="float">
            <text:p>0,367691162134405</text:p>
          </table:table-cell>
          <table:table-cell table:number-columns-repeated="5"/>
        </table:table-row>
        <table:table-row table:style-name="ro1">
          <table:table-cell table:formula="of:=[.A2182]+1" office:value-type="float" office:value="2175" calcext:value-type="float">
            <text:p>2175</text:p>
          </table:table-cell>
          <table:table-cell table:formula="of:=4*[.$D$3]*[.B2182]*(1-[.B2182])" office:value-type="float" office:value="0.929977485690623" calcext:value-type="float">
            <text:p>0,929977485690623</text:p>
          </table:table-cell>
          <table:table-cell table:number-columns-repeated="5"/>
        </table:table-row>
        <table:table-row table:style-name="ro1">
          <table:table-cell table:formula="of:=[.A2183]+1" office:value-type="float" office:value="2176" calcext:value-type="float">
            <text:p>2176</text:p>
          </table:table-cell>
          <table:table-cell table:formula="of:=4*[.$D$3]*[.B2183]*(1-[.B2183])" office:value-type="float" office:value="0.260477447196681" calcext:value-type="float">
            <text:p>0,260477447196681</text:p>
          </table:table-cell>
          <table:table-cell table:number-columns-repeated="5"/>
        </table:table-row>
        <table:table-row table:style-name="ro1">
          <table:table-cell table:formula="of:=[.A2184]+1" office:value-type="float" office:value="2177" calcext:value-type="float">
            <text:p>2177</text:p>
          </table:table-cell>
          <table:table-cell table:formula="of:=4*[.$D$3]*[.B2184]*(1-[.B2184])" office:value-type="float" office:value="0.770515786794325" calcext:value-type="float">
            <text:p>0,770515786794325</text:p>
          </table:table-cell>
          <table:table-cell table:number-columns-repeated="5"/>
        </table:table-row>
        <table:table-row table:style-name="ro1">
          <table:table-cell table:formula="of:=[.A2185]+1" office:value-type="float" office:value="2178" calcext:value-type="float">
            <text:p>2178</text:p>
          </table:table-cell>
          <table:table-cell table:formula="of:=4*[.$D$3]*[.B2185]*(1-[.B2185])" office:value-type="float" office:value="0.70728483638019" calcext:value-type="float">
            <text:p>0,70728483638019</text:p>
          </table:table-cell>
          <table:table-cell table:number-columns-repeated="5"/>
        </table:table-row>
        <table:table-row table:style-name="ro1">
          <table:table-cell table:formula="of:=[.A2186]+1" office:value-type="float" office:value="2179" calcext:value-type="float">
            <text:p>2179</text:p>
          </table:table-cell>
          <table:table-cell table:formula="of:=4*[.$D$3]*[.B2186]*(1-[.B2186])" office:value-type="float" office:value="0.828131986427351" calcext:value-type="float">
            <text:p>0,828131986427351</text:p>
          </table:table-cell>
          <table:table-cell table:number-columns-repeated="5"/>
        </table:table-row>
        <table:table-row table:style-name="ro1">
          <table:table-cell table:formula="of:=[.A2187]+1" office:value-type="float" office:value="2180" calcext:value-type="float">
            <text:p>2180</text:p>
          </table:table-cell>
          <table:table-cell table:formula="of:=4*[.$D$3]*[.B2187]*(1-[.B2187])" office:value-type="float" office:value="0.569317597932963" calcext:value-type="float">
            <text:p>0,569317597932963</text:p>
          </table:table-cell>
          <table:table-cell table:number-columns-repeated="5"/>
        </table:table-row>
        <table:table-row table:style-name="ro1">
          <table:table-cell table:formula="of:=[.A2188]+1" office:value-type="float" office:value="2181" calcext:value-type="float">
            <text:p>2181</text:p>
          </table:table-cell>
          <table:table-cell table:formula="of:=4*[.$D$3]*[.B2188]*(1-[.B2188])" office:value-type="float" office:value="0.980780282467216" calcext:value-type="float">
            <text:p>0,980780282467216</text:p>
          </table:table-cell>
          <table:table-cell table:number-columns-repeated="5"/>
        </table:table-row>
        <table:table-row table:style-name="ro1">
          <table:table-cell table:formula="of:=[.A2189]+1" office:value-type="float" office:value="2182" calcext:value-type="float">
            <text:p>2182</text:p>
          </table:table-cell>
          <table:table-cell table:formula="of:=4*[.$D$3]*[.B2189]*(1-[.B2189])" office:value-type="float" office:value="0.0754012799629741" calcext:value-type="float">
            <text:p>0,075401279962974</text:p>
          </table:table-cell>
          <table:table-cell table:number-columns-repeated="5"/>
        </table:table-row>
        <table:table-row table:style-name="ro1">
          <table:table-cell table:formula="of:=[.A2190]+1" office:value-type="float" office:value="2183" calcext:value-type="float">
            <text:p>2183</text:p>
          </table:table-cell>
          <table:table-cell table:formula="of:=4*[.$D$3]*[.B2190]*(1-[.B2190])" office:value-type="float" office:value="0.278863707771677" calcext:value-type="float">
            <text:p>0,278863707771677</text:p>
          </table:table-cell>
          <table:table-cell table:number-columns-repeated="5"/>
        </table:table-row>
        <table:table-row table:style-name="ro1">
          <table:table-cell table:formula="of:=[.A2191]+1" office:value-type="float" office:value="2184" calcext:value-type="float">
            <text:p>2184</text:p>
          </table:table-cell>
          <table:table-cell table:formula="of:=4*[.$D$3]*[.B2191]*(1-[.B2191])" office:value-type="float" office:value="0.804394961038039" calcext:value-type="float">
            <text:p>0,804394961038039</text:p>
          </table:table-cell>
          <table:table-cell table:number-columns-repeated="5"/>
        </table:table-row>
        <table:table-row table:style-name="ro1">
          <table:table-cell table:formula="of:=[.A2192]+1" office:value-type="float" office:value="2185" calcext:value-type="float">
            <text:p>2185</text:p>
          </table:table-cell>
          <table:table-cell table:formula="of:=4*[.$D$3]*[.B2192]*(1-[.B2192])" office:value-type="float" office:value="0.629374830778602" calcext:value-type="float">
            <text:p>0,629374830778602</text:p>
          </table:table-cell>
          <table:table-cell table:number-columns-repeated="5"/>
        </table:table-row>
        <table:table-row table:style-name="ro1">
          <table:table-cell table:formula="of:=[.A2193]+1" office:value-type="float" office:value="2186" calcext:value-type="float">
            <text:p>2186</text:p>
          </table:table-cell>
          <table:table-cell table:formula="of:=4*[.$D$3]*[.B2193]*(1-[.B2193])" office:value-type="float" office:value="0.933048612644032" calcext:value-type="float">
            <text:p>0,933048612644032</text:p>
          </table:table-cell>
          <table:table-cell table:number-columns-repeated="5"/>
        </table:table-row>
        <table:table-row table:style-name="ro1">
          <table:table-cell table:formula="of:=[.A2194]+1" office:value-type="float" office:value="2187" calcext:value-type="float">
            <text:p>2187</text:p>
          </table:table-cell>
          <table:table-cell table:formula="of:=4*[.$D$3]*[.B2194]*(1-[.B2194])" office:value-type="float" office:value="0.249875596348316" calcext:value-type="float">
            <text:p>0,249875596348316</text:p>
          </table:table-cell>
          <table:table-cell table:number-columns-repeated="5"/>
        </table:table-row>
        <table:table-row table:style-name="ro1">
          <table:table-cell table:formula="of:=[.A2195]+1" office:value-type="float" office:value="2188" calcext:value-type="float">
            <text:p>2188</text:p>
          </table:table-cell>
          <table:table-cell table:formula="of:=4*[.$D$3]*[.B2195]*(1-[.B2195])" office:value-type="float" office:value="0.749751130791557" calcext:value-type="float">
            <text:p>0,749751130791557</text:p>
          </table:table-cell>
          <table:table-cell table:number-columns-repeated="5"/>
        </table:table-row>
        <table:table-row table:style-name="ro1">
          <table:table-cell table:formula="of:=[.A2196]+1" office:value-type="float" office:value="2189" calcext:value-type="float">
            <text:p>2189</text:p>
          </table:table-cell>
          <table:table-cell table:formula="of:=4*[.$D$3]*[.B2196]*(1-[.B2196])" office:value-type="float" office:value="0.750497490673354" calcext:value-type="float">
            <text:p>0,750497490673354</text:p>
          </table:table-cell>
          <table:table-cell table:number-columns-repeated="5"/>
        </table:table-row>
        <table:table-row table:style-name="ro1">
          <table:table-cell table:formula="of:=[.A2197]+1" office:value-type="float" office:value="2190" calcext:value-type="float">
            <text:p>2190</text:p>
          </table:table-cell>
          <table:table-cell table:formula="of:=4*[.$D$3]*[.B2197]*(1-[.B2197])" office:value-type="float" office:value="0.749004028665411" calcext:value-type="float">
            <text:p>0,749004028665411</text:p>
          </table:table-cell>
          <table:table-cell table:number-columns-repeated="5"/>
        </table:table-row>
        <table:table-row table:style-name="ro1">
          <table:table-cell table:formula="of:=[.A2198]+1" office:value-type="float" office:value="2191" calcext:value-type="float">
            <text:p>2191</text:p>
          </table:table-cell>
          <table:table-cell table:formula="of:=4*[.$D$3]*[.B2198]*(1-[.B2198])" office:value-type="float" office:value="0.751987974833581" calcext:value-type="float">
            <text:p>0,751987974833581</text:p>
          </table:table-cell>
          <table:table-cell table:number-columns-repeated="5"/>
        </table:table-row>
        <table:table-row table:style-name="ro1">
          <table:table-cell table:formula="of:=[.A2199]+1" office:value-type="float" office:value="2192" calcext:value-type="float">
            <text:p>2192</text:p>
          </table:table-cell>
          <table:table-cell table:formula="of:=4*[.$D$3]*[.B2199]*(1-[.B2199])" office:value-type="float" office:value="0.746008242157083" calcext:value-type="float">
            <text:p>0,746008242157083</text:p>
          </table:table-cell>
          <table:table-cell table:number-columns-repeated="5"/>
        </table:table-row>
        <table:table-row table:style-name="ro1">
          <table:table-cell table:formula="of:=[.A2200]+1" office:value-type="float" office:value="2193" calcext:value-type="float">
            <text:p>2193</text:p>
          </table:table-cell>
          <table:table-cell table:formula="of:=4*[.$D$3]*[.B2200]*(1-[.B2200])" office:value-type="float" office:value="0.757919779163129" calcext:value-type="float">
            <text:p>0,757919779163129</text:p>
          </table:table-cell>
          <table:table-cell table:number-columns-repeated="5"/>
        </table:table-row>
        <table:table-row table:style-name="ro1">
          <table:table-cell table:formula="of:=[.A2201]+1" office:value-type="float" office:value="2194" calcext:value-type="float">
            <text:p>2194</text:p>
          </table:table-cell>
          <table:table-cell table:formula="of:=4*[.$D$3]*[.B2201]*(1-[.B2201])" office:value-type="float" office:value="0.733909550065772" calcext:value-type="float">
            <text:p>0,733909550065772</text:p>
          </table:table-cell>
          <table:table-cell table:number-columns-repeated="5"/>
        </table:table-row>
        <table:table-row table:style-name="ro1">
          <table:table-cell table:formula="of:=[.A2202]+1" office:value-type="float" office:value="2195" calcext:value-type="float">
            <text:p>2195</text:p>
          </table:table-cell>
          <table:table-cell table:formula="of:=4*[.$D$3]*[.B2202]*(1-[.B2202])" office:value-type="float" office:value="0.781145289552113" calcext:value-type="float">
            <text:p>0,781145289552113</text:p>
          </table:table-cell>
          <table:table-cell table:number-columns-repeated="5"/>
        </table:table-row>
        <table:table-row table:style-name="ro1">
          <table:table-cell table:formula="of:=[.A2203]+1" office:value-type="float" office:value="2196" calcext:value-type="float">
            <text:p>2196</text:p>
          </table:table-cell>
          <table:table-cell table:formula="of:=4*[.$D$3]*[.B2203]*(1-[.B2203])" office:value-type="float" office:value="0.683829304650634" calcext:value-type="float">
            <text:p>0,683829304650634</text:p>
          </table:table-cell>
          <table:table-cell table:number-columns-repeated="5"/>
        </table:table-row>
        <table:table-row table:style-name="ro1">
          <table:table-cell table:formula="of:=[.A2204]+1" office:value-type="float" office:value="2197" calcext:value-type="float">
            <text:p>2197</text:p>
          </table:table-cell>
          <table:table-cell table:formula="of:=4*[.$D$3]*[.B2204]*(1-[.B2204])" office:value-type="float" office:value="0.864827147006658" calcext:value-type="float">
            <text:p>0,864827147006658</text:p>
          </table:table-cell>
          <table:table-cell table:number-columns-repeated="5"/>
        </table:table-row>
        <table:table-row table:style-name="ro1">
          <table:table-cell table:formula="of:=[.A2205]+1" office:value-type="float" office:value="2198" calcext:value-type="float">
            <text:p>2198</text:p>
          </table:table-cell>
          <table:table-cell table:formula="of:=4*[.$D$3]*[.B2205]*(1-[.B2205])" office:value-type="float" office:value="0.467604611227929" calcext:value-type="float">
            <text:p>0,467604611227929</text:p>
          </table:table-cell>
          <table:table-cell table:number-columns-repeated="5"/>
        </table:table-row>
        <table:table-row table:style-name="ro1">
          <table:table-cell table:formula="of:=[.A2206]+1" office:value-type="float" office:value="2199" calcext:value-type="float">
            <text:p>2199</text:p>
          </table:table-cell>
          <table:table-cell table:formula="of:=4*[.$D$3]*[.B2206]*(1-[.B2206])" office:value-type="float" office:value="0.995802155145225" calcext:value-type="float">
            <text:p>0,995802155145225</text:p>
          </table:table-cell>
          <table:table-cell table:number-columns-repeated="5"/>
        </table:table-row>
        <table:table-row table:style-name="ro1">
          <table:table-cell table:formula="of:=[.A2207]+1" office:value-type="float" office:value="2200" calcext:value-type="float">
            <text:p>2200</text:p>
          </table:table-cell>
          <table:table-cell table:formula="of:=4*[.$D$3]*[.B2207]*(1-[.B2207])" office:value-type="float" office:value="0.0167208918133993" calcext:value-type="float">
            <text:p>0,016720891813399</text:p>
          </table:table-cell>
          <table:table-cell table:number-columns-repeated="5"/>
        </table:table-row>
        <table:table-row table:style-name="ro1">
          <table:table-cell table:formula="of:=[.A2208]+1" office:value-type="float" office:value="2201" calcext:value-type="float">
            <text:p>2201</text:p>
          </table:table-cell>
          <table:table-cell table:formula="of:=4*[.$D$3]*[.B2208]*(1-[.B2208])" office:value-type="float" office:value="0.0657652143614557" calcext:value-type="float">
            <text:p>0,065765214361456</text:p>
          </table:table-cell>
          <table:table-cell table:number-columns-repeated="5"/>
        </table:table-row>
        <table:table-row table:style-name="ro1">
          <table:table-cell table:formula="of:=[.A2209]+1" office:value-type="float" office:value="2202" calcext:value-type="float">
            <text:p>2202</text:p>
          </table:table-cell>
          <table:table-cell table:formula="of:=4*[.$D$3]*[.B2209]*(1-[.B2209])" office:value-type="float" office:value="0.24576060376579" calcext:value-type="float">
            <text:p>0,24576060376579</text:p>
          </table:table-cell>
          <table:table-cell table:number-columns-repeated="5"/>
        </table:table-row>
        <table:table-row table:style-name="ro1">
          <table:table-cell table:formula="of:=[.A2210]+1" office:value-type="float" office:value="2203" calcext:value-type="float">
            <text:p>2203</text:p>
          </table:table-cell>
          <table:table-cell table:formula="of:=4*[.$D$3]*[.B2210]*(1-[.B2210])" office:value-type="float" office:value="0.741449317609857" calcext:value-type="float">
            <text:p>0,741449317609857</text:p>
          </table:table-cell>
          <table:table-cell table:number-columns-repeated="5"/>
        </table:table-row>
        <table:table-row table:style-name="ro1">
          <table:table-cell table:formula="of:=[.A2211]+1" office:value-type="float" office:value="2204" calcext:value-type="float">
            <text:p>2204</text:p>
          </table:table-cell>
          <table:table-cell table:formula="of:=4*[.$D$3]*[.B2211]*(1-[.B2211])" office:value-type="float" office:value="0.766808908102937" calcext:value-type="float">
            <text:p>0,766808908102937</text:p>
          </table:table-cell>
          <table:table-cell table:number-columns-repeated="5"/>
        </table:table-row>
        <table:table-row table:style-name="ro1">
          <table:table-cell table:formula="of:=[.A2212]+1" office:value-type="float" office:value="2205" calcext:value-type="float">
            <text:p>2205</text:p>
          </table:table-cell>
          <table:table-cell table:formula="of:=4*[.$D$3]*[.B2212]*(1-[.B2212])" office:value-type="float" office:value="0.715252026227674" calcext:value-type="float">
            <text:p>0,715252026227674</text:p>
          </table:table-cell>
          <table:table-cell table:number-columns-repeated="5"/>
        </table:table-row>
        <table:table-row table:style-name="ro1">
          <table:table-cell table:formula="of:=[.A2213]+1" office:value-type="float" office:value="2206" calcext:value-type="float">
            <text:p>2206</text:p>
          </table:table-cell>
          <table:table-cell table:formula="of:=4*[.$D$3]*[.B2213]*(1-[.B2213])" office:value-type="float" office:value="0.814666260819523" calcext:value-type="float">
            <text:p>0,814666260819523</text:p>
          </table:table-cell>
          <table:table-cell table:number-columns-repeated="5"/>
        </table:table-row>
        <table:table-row table:style-name="ro1">
          <table:table-cell table:formula="of:=[.A2214]+1" office:value-type="float" office:value="2207" calcext:value-type="float">
            <text:p>2207</text:p>
          </table:table-cell>
          <table:table-cell table:formula="of:=4*[.$D$3]*[.B2214]*(1-[.B2214])" office:value-type="float" office:value="0.60394057720744" calcext:value-type="float">
            <text:p>0,60394057720744</text:p>
          </table:table-cell>
          <table:table-cell table:number-columns-repeated="5"/>
        </table:table-row>
        <table:table-row table:style-name="ro1">
          <table:table-cell table:formula="of:=[.A2215]+1" office:value-type="float" office:value="2208" calcext:value-type="float">
            <text:p>2208</text:p>
          </table:table-cell>
          <table:table-cell table:formula="of:=4*[.$D$3]*[.B2215]*(1-[.B2215])" office:value-type="float" office:value="0.956785425639137" calcext:value-type="float">
            <text:p>0,956785425639137</text:p>
          </table:table-cell>
          <table:table-cell table:number-columns-repeated="5"/>
        </table:table-row>
        <table:table-row table:style-name="ro1">
          <table:table-cell table:formula="of:=[.A2216]+1" office:value-type="float" office:value="2209" calcext:value-type="float">
            <text:p>2209</text:p>
          </table:table-cell>
          <table:table-cell table:formula="of:=4*[.$D$3]*[.B2216]*(1-[.B2216])" office:value-type="float" office:value="0.16538829969469" calcext:value-type="float">
            <text:p>0,16538829969469</text:p>
          </table:table-cell>
          <table:table-cell table:number-columns-repeated="5"/>
        </table:table-row>
        <table:table-row table:style-name="ro1">
          <table:table-cell table:formula="of:=[.A2217]+1" office:value-type="float" office:value="2210" calcext:value-type="float">
            <text:p>2210</text:p>
          </table:table-cell>
          <table:table-cell table:formula="of:=4*[.$D$3]*[.B2217]*(1-[.B2217])" office:value-type="float" office:value="0.552140040075159" calcext:value-type="float">
            <text:p>0,552140040075159</text:p>
          </table:table-cell>
          <table:table-cell table:number-columns-repeated="5"/>
        </table:table-row>
        <table:table-row table:style-name="ro1">
          <table:table-cell table:formula="of:=[.A2218]+1" office:value-type="float" office:value="2211" calcext:value-type="float">
            <text:p>2211</text:p>
          </table:table-cell>
          <table:table-cell table:formula="of:=4*[.$D$3]*[.B2218]*(1-[.B2218])" office:value-type="float" office:value="0.989125664883843" calcext:value-type="float">
            <text:p>0,989125664883843</text:p>
          </table:table-cell>
          <table:table-cell table:number-columns-repeated="5"/>
        </table:table-row>
        <table:table-row table:style-name="ro1">
          <table:table-cell table:formula="of:=[.A2219]+1" office:value-type="float" office:value="2212" calcext:value-type="float">
            <text:p>2212</text:p>
          </table:table-cell>
          <table:table-cell table:formula="of:=4*[.$D$3]*[.B2219]*(1-[.B2219])" office:value-type="float" office:value="0.0430243358077527" calcext:value-type="float">
            <text:p>0,043024335807753</text:p>
          </table:table-cell>
          <table:table-cell table:number-columns-repeated="5"/>
        </table:table-row>
        <table:table-row table:style-name="ro1">
          <table:table-cell table:formula="of:=[.A2220]+1" office:value-type="float" office:value="2213" calcext:value-type="float">
            <text:p>2213</text:p>
          </table:table-cell>
          <table:table-cell table:formula="of:=4*[.$D$3]*[.B2220]*(1-[.B2220])" office:value-type="float" office:value="0.164692969344218" calcext:value-type="float">
            <text:p>0,164692969344218</text:p>
          </table:table-cell>
          <table:table-cell table:number-columns-repeated="5"/>
        </table:table-row>
        <table:table-row table:style-name="ro1">
          <table:table-cell table:formula="of:=[.A2221]+1" office:value-type="float" office:value="2214" calcext:value-type="float">
            <text:p>2214</text:p>
          </table:table-cell>
          <table:table-cell table:formula="of:=4*[.$D$3]*[.B2221]*(1-[.B2221])" office:value-type="float" office:value="0.550276780771209" calcext:value-type="float">
            <text:p>0,550276780771209</text:p>
          </table:table-cell>
          <table:table-cell table:number-columns-repeated="5"/>
        </table:table-row>
        <table:table-row table:style-name="ro1">
          <table:table-cell table:formula="of:=[.A2222]+1" office:value-type="float" office:value="2215" calcext:value-type="float">
            <text:p>2215</text:p>
          </table:table-cell>
          <table:table-cell table:formula="of:=4*[.$D$3]*[.B2222]*(1-[.B2222])" office:value-type="float" office:value="0.989888981261135" calcext:value-type="float">
            <text:p>0,989888981261135</text:p>
          </table:table-cell>
          <table:table-cell table:number-columns-repeated="5"/>
        </table:table-row>
        <table:table-row table:style-name="ro1">
          <table:table-cell table:formula="of:=[.A2223]+1" office:value-type="float" office:value="2216" calcext:value-type="float">
            <text:p>2216</text:p>
          </table:table-cell>
          <table:table-cell table:formula="of:=4*[.$D$3]*[.B2223]*(1-[.B2223])" office:value-type="float" office:value="0.0400351441557088" calcext:value-type="float">
            <text:p>0,040035144155709</text:p>
          </table:table-cell>
          <table:table-cell table:number-columns-repeated="5"/>
        </table:table-row>
        <table:table-row table:style-name="ro1">
          <table:table-cell table:formula="of:=[.A2224]+1" office:value-type="float" office:value="2217" calcext:value-type="float">
            <text:p>2217</text:p>
          </table:table-cell>
          <table:table-cell table:formula="of:=4*[.$D$3]*[.B2224]*(1-[.B2224])" office:value-type="float" office:value="0.153729325552562" calcext:value-type="float">
            <text:p>0,153729325552562</text:p>
          </table:table-cell>
          <table:table-cell table:number-columns-repeated="5"/>
        </table:table-row>
        <table:table-row table:style-name="ro1">
          <table:table-cell table:formula="of:=[.A2225]+1" office:value-type="float" office:value="2218" calcext:value-type="float">
            <text:p>2218</text:p>
          </table:table-cell>
          <table:table-cell table:formula="of:=4*[.$D$3]*[.B2225]*(1-[.B2225])" office:value-type="float" office:value="0.520386480070865" calcext:value-type="float">
            <text:p>0,520386480070865</text:p>
          </table:table-cell>
          <table:table-cell table:number-columns-repeated="5"/>
        </table:table-row>
        <table:table-row table:style-name="ro1">
          <table:table-cell table:formula="of:=[.A2226]+1" office:value-type="float" office:value="2219" calcext:value-type="float">
            <text:p>2219</text:p>
          </table:table-cell>
          <table:table-cell table:formula="of:=4*[.$D$3]*[.B2226]*(1-[.B2226])" office:value-type="float" office:value="0.998337565721281" calcext:value-type="float">
            <text:p>0,998337565721281</text:p>
          </table:table-cell>
          <table:table-cell table:number-columns-repeated="5"/>
        </table:table-row>
        <table:table-row table:style-name="ro1">
          <table:table-cell table:formula="of:=[.A2227]+1" office:value-type="float" office:value="2220" calcext:value-type="float">
            <text:p>2220</text:p>
          </table:table-cell>
          <table:table-cell table:formula="of:=4*[.$D$3]*[.B2227]*(1-[.B2227])" office:value-type="float" office:value="0.00663868236395235" calcext:value-type="float">
            <text:p>0,006638682363952</text:p>
          </table:table-cell>
          <table:table-cell table:number-columns-repeated="5"/>
        </table:table-row>
        <table:table-row table:style-name="ro1">
          <table:table-cell table:formula="of:=[.A2228]+1" office:value-type="float" office:value="2221" calcext:value-type="float">
            <text:p>2221</text:p>
          </table:table-cell>
          <table:table-cell table:formula="of:=4*[.$D$3]*[.B2228]*(1-[.B2228])" office:value-type="float" office:value="0.0263784410416916" calcext:value-type="float">
            <text:p>0,026378441041692</text:p>
          </table:table-cell>
          <table:table-cell table:number-columns-repeated="5"/>
        </table:table-row>
        <table:table-row table:style-name="ro1">
          <table:table-cell table:formula="of:=[.A2229]+1" office:value-type="float" office:value="2222" calcext:value-type="float">
            <text:p>2222</text:p>
          </table:table-cell>
          <table:table-cell table:formula="of:=4*[.$D$3]*[.B2229]*(1-[.B2229])" office:value-type="float" office:value="0.102730475559606" calcext:value-type="float">
            <text:p>0,102730475559606</text:p>
          </table:table-cell>
          <table:table-cell table:number-columns-repeated="5"/>
        </table:table-row>
        <table:table-row table:style-name="ro1">
          <table:table-cell table:formula="of:=[.A2230]+1" office:value-type="float" office:value="2223" calcext:value-type="float">
            <text:p>2223</text:p>
          </table:table-cell>
          <table:table-cell table:formula="of:=4*[.$D$3]*[.B2230]*(1-[.B2230])" office:value-type="float" office:value="0.368707699803614" calcext:value-type="float">
            <text:p>0,368707699803614</text:p>
          </table:table-cell>
          <table:table-cell table:number-columns-repeated="5"/>
        </table:table-row>
        <table:table-row table:style-name="ro1">
          <table:table-cell table:formula="of:=[.A2231]+1" office:value-type="float" office:value="2224" calcext:value-type="float">
            <text:p>2224</text:p>
          </table:table-cell>
          <table:table-cell table:formula="of:=4*[.$D$3]*[.B2231]*(1-[.B2231])" office:value-type="float" office:value="0.931049327636568" calcext:value-type="float">
            <text:p>0,931049327636568</text:p>
          </table:table-cell>
          <table:table-cell table:number-columns-repeated="5"/>
        </table:table-row>
        <table:table-row table:style-name="ro1">
          <table:table-cell table:formula="of:=[.A2232]+1" office:value-type="float" office:value="2225" calcext:value-type="float">
            <text:p>2225</text:p>
          </table:table-cell>
          <table:table-cell table:formula="of:=4*[.$D$3]*[.B2232]*(1-[.B2232])" office:value-type="float" office:value="0.256785908576249" calcext:value-type="float">
            <text:p>0,256785908576249</text:p>
          </table:table-cell>
          <table:table-cell table:number-columns-repeated="5"/>
        </table:table-row>
        <table:table-row table:style-name="ro1">
          <table:table-cell table:formula="of:=[.A2233]+1" office:value-type="float" office:value="2226" calcext:value-type="float">
            <text:p>2226</text:p>
          </table:table-cell>
          <table:table-cell table:formula="of:=4*[.$D$3]*[.B2233]*(1-[.B2233])" office:value-type="float" office:value="0.763387622931677" calcext:value-type="float">
            <text:p>0,763387622931677</text:p>
          </table:table-cell>
          <table:table-cell table:number-columns-repeated="5"/>
        </table:table-row>
        <table:table-row table:style-name="ro1">
          <table:table-cell table:formula="of:=[.A2234]+1" office:value-type="float" office:value="2227" calcext:value-type="float">
            <text:p>2227</text:p>
          </table:table-cell>
          <table:table-cell table:formula="of:=4*[.$D$3]*[.B2234]*(1-[.B2234])" office:value-type="float" office:value="0.722507840345602" calcext:value-type="float">
            <text:p>0,722507840345602</text:p>
          </table:table-cell>
          <table:table-cell table:number-columns-repeated="5"/>
        </table:table-row>
        <table:table-row table:style-name="ro1">
          <table:table-cell table:formula="of:=[.A2235]+1" office:value-type="float" office:value="2228" calcext:value-type="float">
            <text:p>2228</text:p>
          </table:table-cell>
          <table:table-cell table:formula="of:=4*[.$D$3]*[.B2235]*(1-[.B2235])" office:value-type="float" office:value="0.801961043938944" calcext:value-type="float">
            <text:p>0,801961043938944</text:p>
          </table:table-cell>
          <table:table-cell table:number-columns-repeated="5"/>
        </table:table-row>
        <table:table-row table:style-name="ro1">
          <table:table-cell table:formula="of:=[.A2236]+1" office:value-type="float" office:value="2229" calcext:value-type="float">
            <text:p>2229</text:p>
          </table:table-cell>
          <table:table-cell table:formula="of:=4*[.$D$3]*[.B2236]*(1-[.B2236])" office:value-type="float" office:value="0.635278111773213" calcext:value-type="float">
            <text:p>0,635278111773213</text:p>
          </table:table-cell>
          <table:table-cell table:number-columns-repeated="5"/>
        </table:table-row>
        <table:table-row table:style-name="ro1">
          <table:table-cell table:formula="of:=[.A2237]+1" office:value-type="float" office:value="2230" calcext:value-type="float">
            <text:p>2230</text:p>
          </table:table-cell>
          <table:table-cell table:formula="of:=4*[.$D$3]*[.B2237]*(1-[.B2237])" office:value-type="float" office:value="0.926799329900296" calcext:value-type="float">
            <text:p>0,926799329900296</text:p>
          </table:table-cell>
          <table:table-cell table:number-columns-repeated="5"/>
        </table:table-row>
        <table:table-row table:style-name="ro1">
          <table:table-cell table:formula="of:=[.A2238]+1" office:value-type="float" office:value="2231" calcext:value-type="float">
            <text:p>2231</text:p>
          </table:table-cell>
          <table:table-cell table:formula="of:=4*[.$D$3]*[.B2238]*(1-[.B2238])" office:value-type="float" office:value="0.271369327986632" calcext:value-type="float">
            <text:p>0,271369327986632</text:p>
          </table:table-cell>
          <table:table-cell table:number-columns-repeated="5"/>
        </table:table-row>
        <table:table-row table:style-name="ro1">
          <table:table-cell table:formula="of:=[.A2239]+1" office:value-type="float" office:value="2232" calcext:value-type="float">
            <text:p>2232</text:p>
          </table:table-cell>
          <table:table-cell table:formula="of:=4*[.$D$3]*[.B2239]*(1-[.B2239])" office:value-type="float" office:value="0.790912063258864" calcext:value-type="float">
            <text:p>0,790912063258864</text:p>
          </table:table-cell>
          <table:table-cell table:number-columns-repeated="5"/>
        </table:table-row>
        <table:table-row table:style-name="ro1">
          <table:table-cell table:formula="of:=[.A2240]+1" office:value-type="float" office:value="2233" calcext:value-type="float">
            <text:p>2233</text:p>
          </table:table-cell>
          <table:table-cell table:formula="of:=4*[.$D$3]*[.B2240]*(1-[.B2240])" office:value-type="float" office:value="0.661480685801883" calcext:value-type="float">
            <text:p>0,661480685801883</text:p>
          </table:table-cell>
          <table:table-cell table:number-columns-repeated="5"/>
        </table:table-row>
        <table:table-row table:style-name="ro1">
          <table:table-cell table:formula="of:=[.A2241]+1" office:value-type="float" office:value="2234" calcext:value-type="float">
            <text:p>2234</text:p>
          </table:table-cell>
          <table:table-cell table:formula="of:=4*[.$D$3]*[.B2241]*(1-[.B2241])" office:value-type="float" office:value="0.895695952451814" calcext:value-type="float">
            <text:p>0,895695952451814</text:p>
          </table:table-cell>
          <table:table-cell table:number-columns-repeated="5"/>
        </table:table-row>
        <table:table-row table:style-name="ro1">
          <table:table-cell table:formula="of:=[.A2242]+1" office:value-type="float" office:value="2235" calcext:value-type="float">
            <text:p>2235</text:p>
          </table:table-cell>
          <table:table-cell table:formula="of:=4*[.$D$3]*[.B2242]*(1-[.B2242])" office:value-type="float" office:value="0.373698852853008" calcext:value-type="float">
            <text:p>0,373698852853008</text:p>
          </table:table-cell>
          <table:table-cell table:number-columns-repeated="5"/>
        </table:table-row>
        <table:table-row table:style-name="ro1">
          <table:table-cell table:formula="of:=[.A2243]+1" office:value-type="float" office:value="2236" calcext:value-type="float">
            <text:p>2236</text:p>
          </table:table-cell>
          <table:table-cell table:formula="of:=4*[.$D$3]*[.B2243]*(1-[.B2243])" office:value-type="float" office:value="0.936192080917415" calcext:value-type="float">
            <text:p>0,936192080917415</text:p>
          </table:table-cell>
          <table:table-cell table:number-columns-repeated="5"/>
        </table:table-row>
        <table:table-row table:style-name="ro1">
          <table:table-cell table:formula="of:=[.A2244]+1" office:value-type="float" office:value="2237" calcext:value-type="float">
            <text:p>2237</text:p>
          </table:table-cell>
          <table:table-cell table:formula="of:=4*[.$D$3]*[.B2244]*(1-[.B2244])" office:value-type="float" office:value="0.23894587417974" calcext:value-type="float">
            <text:p>0,23894587417974</text:p>
          </table:table-cell>
          <table:table-cell table:number-columns-repeated="5"/>
        </table:table-row>
        <table:table-row table:style-name="ro1">
          <table:table-cell table:formula="of:=[.A2245]+1" office:value-type="float" office:value="2238" calcext:value-type="float">
            <text:p>2238</text:p>
          </table:table-cell>
          <table:table-cell table:formula="of:=4*[.$D$3]*[.B2245]*(1-[.B2245])" office:value-type="float" office:value="0.72740297356888" calcext:value-type="float">
            <text:p>0,72740297356888</text:p>
          </table:table-cell>
          <table:table-cell table:number-columns-repeated="5"/>
        </table:table-row>
        <table:table-row table:style-name="ro1">
          <table:table-cell table:formula="of:=[.A2246]+1" office:value-type="float" office:value="2239" calcext:value-type="float">
            <text:p>2239</text:p>
          </table:table-cell>
          <table:table-cell table:formula="of:=4*[.$D$3]*[.B2246]*(1-[.B2246])" office:value-type="float" office:value="0.793151550448125" calcext:value-type="float">
            <text:p>0,793151550448125</text:p>
          </table:table-cell>
          <table:table-cell table:number-columns-repeated="5"/>
        </table:table-row>
        <table:table-row table:style-name="ro1">
          <table:table-cell table:formula="of:=[.A2247]+1" office:value-type="float" office:value="2240" calcext:value-type="float">
            <text:p>2240</text:p>
          </table:table-cell>
          <table:table-cell table:formula="of:=4*[.$D$3]*[.B2247]*(1-[.B2247])" office:value-type="float" office:value="0.656248673879442" calcext:value-type="float">
            <text:p>0,656248673879442</text:p>
          </table:table-cell>
          <table:table-cell table:number-columns-repeated="5"/>
        </table:table-row>
        <table:table-row table:style-name="ro1">
          <table:table-cell table:formula="of:=[.A2248]+1" office:value-type="float" office:value="2241" calcext:value-type="float">
            <text:p>2241</text:p>
          </table:table-cell>
          <table:table-cell table:formula="of:=4*[.$D$3]*[.B2248]*(1-[.B2248])" office:value-type="float" office:value="0.902345407643663" calcext:value-type="float">
            <text:p>0,902345407643663</text:p>
          </table:table-cell>
          <table:table-cell table:number-columns-repeated="5"/>
        </table:table-row>
        <table:table-row table:style-name="ro1">
          <table:table-cell table:formula="of:=[.A2249]+1" office:value-type="float" office:value="2242" calcext:value-type="float">
            <text:p>2242</text:p>
          </table:table-cell>
          <table:table-cell table:formula="of:=4*[.$D$3]*[.B2249]*(1-[.B2249])" office:value-type="float" office:value="0.352472691792217" calcext:value-type="float">
            <text:p>0,352472691792217</text:p>
          </table:table-cell>
          <table:table-cell table:number-columns-repeated="5"/>
        </table:table-row>
        <table:table-row table:style-name="ro1">
          <table:table-cell table:formula="of:=[.A2250]+1" office:value-type="float" office:value="2243" calcext:value-type="float">
            <text:p>2243</text:p>
          </table:table-cell>
          <table:table-cell table:formula="of:=4*[.$D$3]*[.B2250]*(1-[.B2250])" office:value-type="float" office:value="0.912942773331864" calcext:value-type="float">
            <text:p>0,912942773331864</text:p>
          </table:table-cell>
          <table:table-cell table:number-columns-repeated="5"/>
        </table:table-row>
        <table:table-row table:style-name="ro1">
          <table:table-cell table:formula="of:=[.A2251]+1" office:value-type="float" office:value="2244" calcext:value-type="float">
            <text:p>2244</text:p>
          </table:table-cell>
          <table:table-cell table:formula="of:=4*[.$D$3]*[.B2251]*(1-[.B2251])" office:value-type="float" office:value="0.317913063811956" calcext:value-type="float">
            <text:p>0,317913063811956</text:p>
          </table:table-cell>
          <table:table-cell table:number-columns-repeated="5"/>
        </table:table-row>
        <table:table-row table:style-name="ro1">
          <table:table-cell table:formula="of:=[.A2252]+1" office:value-type="float" office:value="2245" calcext:value-type="float">
            <text:p>2245</text:p>
          </table:table-cell>
          <table:table-cell table:formula="of:=4*[.$D$3]*[.B2252]*(1-[.B2252])" office:value-type="float" office:value="0.867377390678604" calcext:value-type="float">
            <text:p>0,867377390678604</text:p>
          </table:table-cell>
          <table:table-cell table:number-columns-repeated="5"/>
        </table:table-row>
        <table:table-row table:style-name="ro1">
          <table:table-cell table:formula="of:=[.A2253]+1" office:value-type="float" office:value="2246" calcext:value-type="float">
            <text:p>2246</text:p>
          </table:table-cell>
          <table:table-cell table:formula="of:=4*[.$D$3]*[.B2253]*(1-[.B2253])" office:value-type="float" office:value="0.46013541127272" calcext:value-type="float">
            <text:p>0,46013541127272</text:p>
          </table:table-cell>
          <table:table-cell table:number-columns-repeated="5"/>
        </table:table-row>
        <table:table-row table:style-name="ro1">
          <table:table-cell table:formula="of:=[.A2254]+1" office:value-type="float" office:value="2247" calcext:value-type="float">
            <text:p>2247</text:p>
          </table:table-cell>
          <table:table-cell table:formula="of:=4*[.$D$3]*[.B2254]*(1-[.B2254])" office:value-type="float" office:value="0.993643258262419" calcext:value-type="float">
            <text:p>0,993643258262419</text:p>
          </table:table-cell>
          <table:table-cell table:number-columns-repeated="5"/>
        </table:table-row>
        <table:table-row table:style-name="ro1">
          <table:table-cell table:formula="of:=[.A2255]+1" office:value-type="float" office:value="2248" calcext:value-type="float">
            <text:p>2248</text:p>
          </table:table-cell>
          <table:table-cell table:formula="of:=4*[.$D$3]*[.B2255]*(1-[.B2255])" office:value-type="float" office:value="0.0252653342882492" calcext:value-type="float">
            <text:p>0,025265334288249</text:p>
          </table:table-cell>
          <table:table-cell table:number-columns-repeated="5"/>
        </table:table-row>
        <table:table-row table:style-name="ro1">
          <table:table-cell table:formula="of:=[.A2256]+1" office:value-type="float" office:value="2249" calcext:value-type="float">
            <text:p>2249</text:p>
          </table:table-cell>
          <table:table-cell table:formula="of:=4*[.$D$3]*[.B2256]*(1-[.B2256])" office:value-type="float" office:value="0.098507988686209" calcext:value-type="float">
            <text:p>0,098507988686209</text:p>
          </table:table-cell>
          <table:table-cell table:number-columns-repeated="5"/>
        </table:table-row>
        <table:table-row table:style-name="ro1">
          <table:table-cell table:formula="of:=[.A2257]+1" office:value-type="float" office:value="2250" calcext:value-type="float">
            <text:p>2250</text:p>
          </table:table-cell>
          <table:table-cell table:formula="of:=4*[.$D$3]*[.B2257]*(1-[.B2257])" office:value-type="float" office:value="0.355216659404827" calcext:value-type="float">
            <text:p>0,355216659404827</text:p>
          </table:table-cell>
          <table:table-cell table:number-columns-repeated="5"/>
        </table:table-row>
        <table:table-row table:style-name="ro1">
          <table:table-cell table:formula="of:=[.A2258]+1" office:value-type="float" office:value="2251" calcext:value-type="float">
            <text:p>2251</text:p>
          </table:table-cell>
          <table:table-cell table:formula="of:=4*[.$D$3]*[.B2258]*(1-[.B2258])" office:value-type="float" office:value="0.916151137144408" calcext:value-type="float">
            <text:p>0,916151137144408</text:p>
          </table:table-cell>
          <table:table-cell table:number-columns-repeated="5"/>
        </table:table-row>
        <table:table-row table:style-name="ro1">
          <table:table-cell table:formula="of:=[.A2259]+1" office:value-type="float" office:value="2252" calcext:value-type="float">
            <text:p>2252</text:p>
          </table:table-cell>
          <table:table-cell table:formula="of:=4*[.$D$3]*[.B2259]*(1-[.B2259])" office:value-type="float" office:value="0.307272924213663" calcext:value-type="float">
            <text:p>0,307272924213663</text:p>
          </table:table-cell>
          <table:table-cell table:number-columns-repeated="5"/>
        </table:table-row>
        <table:table-row table:style-name="ro1">
          <table:table-cell table:formula="of:=[.A2260]+1" office:value-type="float" office:value="2253" calcext:value-type="float">
            <text:p>2253</text:p>
          </table:table-cell>
          <table:table-cell table:formula="of:=4*[.$D$3]*[.B2260]*(1-[.B2260])" office:value-type="float" office:value="0.851425097035391" calcext:value-type="float">
            <text:p>0,851425097035391</text:p>
          </table:table-cell>
          <table:table-cell table:number-columns-repeated="5"/>
        </table:table-row>
        <table:table-row table:style-name="ro1">
          <table:table-cell table:formula="of:=[.A2261]+1" office:value-type="float" office:value="2254" calcext:value-type="float">
            <text:p>2254</text:p>
          </table:table-cell>
          <table:table-cell table:formula="of:=4*[.$D$3]*[.B2261]*(1-[.B2261])" office:value-type="float" office:value="0.506001604694665" calcext:value-type="float">
            <text:p>0,506001604694665</text:p>
          </table:table-cell>
          <table:table-cell table:number-columns-repeated="5"/>
        </table:table-row>
        <table:table-row table:style-name="ro1">
          <table:table-cell table:formula="of:=[.A2262]+1" office:value-type="float" office:value="2255" calcext:value-type="float">
            <text:p>2255</text:p>
          </table:table-cell>
          <table:table-cell table:formula="of:=4*[.$D$3]*[.B2262]*(1-[.B2262])" office:value-type="float" office:value="0.999855922964356" calcext:value-type="float">
            <text:p>0,999855922964356</text:p>
          </table:table-cell>
          <table:table-cell table:number-columns-repeated="5"/>
        </table:table-row>
        <table:table-row table:style-name="ro1">
          <table:table-cell table:formula="of:=[.A2263]+1" office:value-type="float" office:value="2256" calcext:value-type="float">
            <text:p>2256</text:p>
          </table:table-cell>
          <table:table-cell table:formula="of:=4*[.$D$3]*[.B2263]*(1-[.B2263])" office:value-type="float" office:value="0.000576225109807676" calcext:value-type="float">
            <text:p>0,000576225109808</text:p>
          </table:table-cell>
          <table:table-cell table:number-columns-repeated="5"/>
        </table:table-row>
        <table:table-row table:style-name="ro1">
          <table:table-cell table:formula="of:=[.A2264]+1" office:value-type="float" office:value="2257" calcext:value-type="float">
            <text:p>2257</text:p>
          </table:table-cell>
          <table:table-cell table:formula="of:=4*[.$D$3]*[.B2264]*(1-[.B2264])" office:value-type="float" office:value="0.00230357229772201" calcext:value-type="float">
            <text:p>0,002303572297722</text:p>
          </table:table-cell>
          <table:table-cell table:number-columns-repeated="5"/>
        </table:table-row>
        <table:table-row table:style-name="ro1">
          <table:table-cell table:formula="of:=[.A2265]+1" office:value-type="float" office:value="2258" calcext:value-type="float">
            <text:p>2258</text:p>
          </table:table-cell>
          <table:table-cell table:formula="of:=4*[.$D$3]*[.B2265]*(1-[.B2265])" office:value-type="float" office:value="0.00919306340956472" calcext:value-type="float">
            <text:p>0,009193063409565</text:p>
          </table:table-cell>
          <table:table-cell table:number-columns-repeated="5"/>
        </table:table-row>
        <table:table-row table:style-name="ro1">
          <table:table-cell table:formula="of:=[.A2266]+1" office:value-type="float" office:value="2259" calcext:value-type="float">
            <text:p>2259</text:p>
          </table:table-cell>
          <table:table-cell table:formula="of:=4*[.$D$3]*[.B2266]*(1-[.B2266])" office:value-type="float" office:value="0.0364342039788498" calcext:value-type="float">
            <text:p>0,03643420397885</text:p>
          </table:table-cell>
          <table:table-cell table:number-columns-repeated="5"/>
        </table:table-row>
        <table:table-row table:style-name="ro1">
          <table:table-cell table:formula="of:=[.A2267]+1" office:value-type="float" office:value="2260" calcext:value-type="float">
            <text:p>2260</text:p>
          </table:table-cell>
          <table:table-cell table:formula="of:=4*[.$D$3]*[.B2267]*(1-[.B2267])" office:value-type="float" office:value="0.140427011037109" calcext:value-type="float">
            <text:p>0,140427011037109</text:p>
          </table:table-cell>
          <table:table-cell table:number-columns-repeated="5"/>
        </table:table-row>
        <table:table-row table:style-name="ro1">
          <table:table-cell table:formula="of:=[.A2268]+1" office:value-type="float" office:value="2261" calcext:value-type="float">
            <text:p>2261</text:p>
          </table:table-cell>
          <table:table-cell table:formula="of:=4*[.$D$3]*[.B2268]*(1-[.B2268])" office:value-type="float" office:value="0.482829062433172" calcext:value-type="float">
            <text:p>0,482829062433172</text:p>
          </table:table-cell>
          <table:table-cell table:number-columns-repeated="5"/>
        </table:table-row>
        <table:table-row table:style-name="ro1">
          <table:table-cell table:formula="of:=[.A2269]+1" office:value-type="float" office:value="2262" calcext:value-type="float">
            <text:p>2262</text:p>
          </table:table-cell>
          <table:table-cell table:formula="of:=4*[.$D$3]*[.B2269]*(1-[.B2269])" office:value-type="float" office:value="0.998820635612304" calcext:value-type="float">
            <text:p>0,998820635612304</text:p>
          </table:table-cell>
          <table:table-cell table:number-columns-repeated="5"/>
        </table:table-row>
        <table:table-row table:style-name="ro1">
          <table:table-cell table:formula="of:=[.A2270]+1" office:value-type="float" office:value="2263" calcext:value-type="float">
            <text:p>2263</text:p>
          </table:table-cell>
          <table:table-cell table:formula="of:=4*[.$D$3]*[.B2270]*(1-[.B2270])" office:value-type="float" office:value="0.00471189394934615" calcext:value-type="float">
            <text:p>0,004711893949346</text:p>
          </table:table-cell>
          <table:table-cell table:number-columns-repeated="5"/>
        </table:table-row>
        <table:table-row table:style-name="ro1">
          <table:table-cell table:formula="of:=[.A2271]+1" office:value-type="float" office:value="2264" calcext:value-type="float">
            <text:p>2264</text:p>
          </table:table-cell>
          <table:table-cell table:formula="of:=4*[.$D$3]*[.B2271]*(1-[.B2271])" office:value-type="float" office:value="0.0187587680190251" calcext:value-type="float">
            <text:p>0,018758768019025</text:p>
          </table:table-cell>
          <table:table-cell table:number-columns-repeated="5"/>
        </table:table-row>
        <table:table-row table:style-name="ro1">
          <table:table-cell table:formula="of:=[.A2272]+1" office:value-type="float" office:value="2265" calcext:value-type="float">
            <text:p>2265</text:p>
          </table:table-cell>
          <table:table-cell table:formula="of:=4*[.$D$3]*[.B2272]*(1-[.B2272])" office:value-type="float" office:value="0.0736275065657339" calcext:value-type="float">
            <text:p>0,073627506565734</text:p>
          </table:table-cell>
          <table:table-cell table:number-columns-repeated="5"/>
        </table:table-row>
        <table:table-row table:style-name="ro1">
          <table:table-cell table:formula="of:=[.A2273]+1" office:value-type="float" office:value="2266" calcext:value-type="float">
            <text:p>2266</text:p>
          </table:table-cell>
          <table:table-cell table:formula="of:=4*[.$D$3]*[.B2273]*(1-[.B2273])" office:value-type="float" office:value="0.272825987370587" calcext:value-type="float">
            <text:p>0,272825987370587</text:p>
          </table:table-cell>
          <table:table-cell table:number-columns-repeated="5"/>
        </table:table-row>
        <table:table-row table:style-name="ro1">
          <table:table-cell table:formula="of:=[.A2274]+1" office:value-type="float" office:value="2267" calcext:value-type="float">
            <text:p>2267</text:p>
          </table:table-cell>
          <table:table-cell table:formula="of:=4*[.$D$3]*[.B2274]*(1-[.B2274])" office:value-type="float" office:value="0.793567871943405" calcext:value-type="float">
            <text:p>0,793567871943405</text:p>
          </table:table-cell>
          <table:table-cell table:number-columns-repeated="5"/>
        </table:table-row>
        <table:table-row table:style-name="ro1">
          <table:table-cell table:formula="of:=[.A2275]+1" office:value-type="float" office:value="2268" calcext:value-type="float">
            <text:p>2268</text:p>
          </table:table-cell>
          <table:table-cell table:formula="of:=4*[.$D$3]*[.B2275]*(1-[.B2275])" office:value-type="float" office:value="0.655271618250482" calcext:value-type="float">
            <text:p>0,655271618250482</text:p>
          </table:table-cell>
          <table:table-cell table:number-columns-repeated="5"/>
        </table:table-row>
        <table:table-row table:style-name="ro1">
          <table:table-cell table:formula="of:=[.A2276]+1" office:value-type="float" office:value="2269" calcext:value-type="float">
            <text:p>2269</text:p>
          </table:table-cell>
          <table:table-cell table:formula="of:=4*[.$D$3]*[.B2276]*(1-[.B2276])" office:value-type="float" office:value="0.903562898263506" calcext:value-type="float">
            <text:p>0,903562898263506</text:p>
          </table:table-cell>
          <table:table-cell table:number-columns-repeated="5"/>
        </table:table-row>
        <table:table-row table:style-name="ro1">
          <table:table-cell table:formula="of:=[.A2277]+1" office:value-type="float" office:value="2270" calcext:value-type="float">
            <text:p>2270</text:p>
          </table:table-cell>
          <table:table-cell table:formula="of:=4*[.$D$3]*[.B2277]*(1-[.B2277])" office:value-type="float" office:value="0.348547948580637" calcext:value-type="float">
            <text:p>0,348547948580637</text:p>
          </table:table-cell>
          <table:table-cell table:number-columns-repeated="5"/>
        </table:table-row>
        <table:table-row table:style-name="ro1">
          <table:table-cell table:formula="of:=[.A2278]+1" office:value-type="float" office:value="2271" calcext:value-type="float">
            <text:p>2271</text:p>
          </table:table-cell>
          <table:table-cell table:formula="of:=4*[.$D$3]*[.B2278]*(1-[.B2278])" office:value-type="float" office:value="0.908249104483467" calcext:value-type="float">
            <text:p>0,908249104483467</text:p>
          </table:table-cell>
          <table:table-cell table:number-columns-repeated="5"/>
        </table:table-row>
        <table:table-row table:style-name="ro1">
          <table:table-cell table:formula="of:=[.A2279]+1" office:value-type="float" office:value="2272" calcext:value-type="float">
            <text:p>2272</text:p>
          </table:table-cell>
          <table:table-cell table:formula="of:=4*[.$D$3]*[.B2279]*(1-[.B2279])" office:value-type="float" office:value="0.33333067475379" calcext:value-type="float">
            <text:p>0,33333067475379</text:p>
          </table:table-cell>
          <table:table-cell table:number-columns-repeated="5"/>
        </table:table-row>
        <table:table-row table:style-name="ro1">
          <table:table-cell table:formula="of:=[.A2280]+1" office:value-type="float" office:value="2273" calcext:value-type="float">
            <text:p>2273</text:p>
          </table:table-cell>
          <table:table-cell table:formula="of:=4*[.$D$3]*[.B2280]*(1-[.B2280])" office:value-type="float" office:value="0.888885344087892" calcext:value-type="float">
            <text:p>0,888885344087892</text:p>
          </table:table-cell>
          <table:table-cell table:number-columns-repeated="5"/>
        </table:table-row>
        <table:table-row table:style-name="ro1">
          <table:table-cell table:formula="of:=[.A2281]+1" office:value-type="float" office:value="2274" calcext:value-type="float">
            <text:p>2274</text:p>
          </table:table-cell>
          <table:table-cell table:formula="of:=4*[.$D$3]*[.B2281]*(1-[.B2281])" office:value-type="float" office:value="0.395072756614568" calcext:value-type="float">
            <text:p>0,395072756614568</text:p>
          </table:table-cell>
          <table:table-cell table:number-columns-repeated="5"/>
        </table:table-row>
        <table:table-row table:style-name="ro1">
          <table:table-cell table:formula="of:=[.A2282]+1" office:value-type="float" office:value="2275" calcext:value-type="float">
            <text:p>2275</text:p>
          </table:table-cell>
          <table:table-cell table:formula="of:=4*[.$D$3]*[.B2282]*(1-[.B2282])" office:value-type="float" office:value="0.955961094382137" calcext:value-type="float">
            <text:p>0,955961094382137</text:p>
          </table:table-cell>
          <table:table-cell table:number-columns-repeated="5"/>
        </table:table-row>
        <table:table-row table:style-name="ro1">
          <table:table-cell table:formula="of:=[.A2283]+1" office:value-type="float" office:value="2276" calcext:value-type="float">
            <text:p>2276</text:p>
          </table:table-cell>
          <table:table-cell table:formula="of:=4*[.$D$3]*[.B2283]*(1-[.B2283])" office:value-type="float" office:value="0.168397921639376" calcext:value-type="float">
            <text:p>0,168397921639376</text:p>
          </table:table-cell>
          <table:table-cell table:number-columns-repeated="5"/>
        </table:table-row>
        <table:table-row table:style-name="ro1">
          <table:table-cell table:formula="of:=[.A2284]+1" office:value-type="float" office:value="2277" calcext:value-type="float">
            <text:p>2277</text:p>
          </table:table-cell>
          <table:table-cell table:formula="of:=4*[.$D$3]*[.B2284]*(1-[.B2284])" office:value-type="float" office:value="0.560160246507657" calcext:value-type="float">
            <text:p>0,560160246507657</text:p>
          </table:table-cell>
          <table:table-cell table:number-columns-repeated="5"/>
        </table:table-row>
        <table:table-row table:style-name="ro1">
          <table:table-cell table:formula="of:=[.A2285]+1" office:value-type="float" office:value="2278" calcext:value-type="float">
            <text:p>2278</text:p>
          </table:table-cell>
          <table:table-cell table:formula="of:=4*[.$D$3]*[.B2285]*(1-[.B2285])" office:value-type="float" office:value="0.985522978960552" calcext:value-type="float">
            <text:p>0,985522978960552</text:p>
          </table:table-cell>
          <table:table-cell table:number-columns-repeated="5"/>
        </table:table-row>
        <table:table-row table:style-name="ro1">
          <table:table-cell table:formula="of:=[.A2286]+1" office:value-type="float" office:value="2279" calcext:value-type="float">
            <text:p>2279</text:p>
          </table:table-cell>
          <table:table-cell table:formula="of:=4*[.$D$3]*[.B2286]*(1-[.B2286])" office:value-type="float" office:value="0.057069747605087" calcext:value-type="float">
            <text:p>0,057069747605087</text:p>
          </table:table-cell>
          <table:table-cell table:number-columns-repeated="5"/>
        </table:table-row>
        <table:table-row table:style-name="ro1">
          <table:table-cell table:formula="of:=[.A2287]+1" office:value-type="float" office:value="2280" calcext:value-type="float">
            <text:p>2280</text:p>
          </table:table-cell>
          <table:table-cell table:formula="of:=4*[.$D$3]*[.B2287]*(1-[.B2287])" office:value-type="float" office:value="0.215251166053514" calcext:value-type="float">
            <text:p>0,215251166053514</text:p>
          </table:table-cell>
          <table:table-cell table:number-columns-repeated="5"/>
        </table:table-row>
        <table:table-row table:style-name="ro1">
          <table:table-cell table:formula="of:=[.A2288]+1" office:value-type="float" office:value="2281" calcext:value-type="float">
            <text:p>2281</text:p>
          </table:table-cell>
          <table:table-cell table:formula="of:=4*[.$D$3]*[.B2288]*(1-[.B2288])" office:value-type="float" office:value="0.675672406264467" calcext:value-type="float">
            <text:p>0,675672406264467</text:p>
          </table:table-cell>
          <table:table-cell table:number-columns-repeated="5"/>
        </table:table-row>
        <table:table-row table:style-name="ro1">
          <table:table-cell table:formula="of:=[.A2289]+1" office:value-type="float" office:value="2282" calcext:value-type="float">
            <text:p>2282</text:p>
          </table:table-cell>
          <table:table-cell table:formula="of:=4*[.$D$3]*[.B2289]*(1-[.B2289])" office:value-type="float" office:value="0.876556822709008" calcext:value-type="float">
            <text:p>0,876556822709008</text:p>
          </table:table-cell>
          <table:table-cell table:number-columns-repeated="5"/>
        </table:table-row>
        <table:table-row table:style-name="ro1">
          <table:table-cell table:formula="of:=[.A2290]+1" office:value-type="float" office:value="2283" calcext:value-type="float">
            <text:p>2283</text:p>
          </table:table-cell>
          <table:table-cell table:formula="of:=4*[.$D$3]*[.B2290]*(1-[.B2290])" office:value-type="float" office:value="0.432819837085188" calcext:value-type="float">
            <text:p>0,432819837085188</text:p>
          </table:table-cell>
          <table:table-cell table:number-columns-repeated="5"/>
        </table:table-row>
        <table:table-row table:style-name="ro1">
          <table:table-cell table:formula="of:=[.A2291]+1" office:value-type="float" office:value="2284" calcext:value-type="float">
            <text:p>2284</text:p>
          </table:table-cell>
          <table:table-cell table:formula="of:=4*[.$D$3]*[.B2291]*(1-[.B2291])" office:value-type="float" office:value="0.981947302842957" calcext:value-type="float">
            <text:p>0,981947302842957</text:p>
          </table:table-cell>
          <table:table-cell table:number-columns-repeated="5"/>
        </table:table-row>
        <table:table-row table:style-name="ro1">
          <table:table-cell table:formula="of:=[.A2292]+1" office:value-type="float" office:value="2285" calcext:value-type="float">
            <text:p>2285</text:p>
          </table:table-cell>
          <table:table-cell table:formula="of:=4*[.$D$3]*[.B2292]*(1-[.B2292])" office:value-type="float" office:value="0.0709071891295957" calcext:value-type="float">
            <text:p>0,070907189129596</text:p>
          </table:table-cell>
          <table:table-cell table:number-columns-repeated="5"/>
        </table:table-row>
        <table:table-row table:style-name="ro1">
          <table:table-cell table:formula="of:=[.A2293]+1" office:value-type="float" office:value="2286" calcext:value-type="float">
            <text:p>2286</text:p>
          </table:table-cell>
          <table:table-cell table:formula="of:=4*[.$D$3]*[.B2293]*(1-[.B2293])" office:value-type="float" office:value="0.263517438637342" calcext:value-type="float">
            <text:p>0,263517438637342</text:p>
          </table:table-cell>
          <table:table-cell table:number-columns-repeated="5"/>
        </table:table-row>
        <table:table-row table:style-name="ro1">
          <table:table-cell table:formula="of:=[.A2294]+1" office:value-type="float" office:value="2287" calcext:value-type="float">
            <text:p>2287</text:p>
          </table:table-cell>
          <table:table-cell table:formula="of:=4*[.$D$3]*[.B2294]*(1-[.B2294])" office:value-type="float" office:value="0.776303992685426" calcext:value-type="float">
            <text:p>0,776303992685426</text:p>
          </table:table-cell>
          <table:table-cell table:number-columns-repeated="5"/>
        </table:table-row>
        <table:table-row table:style-name="ro1">
          <table:table-cell table:formula="of:=[.A2295]+1" office:value-type="float" office:value="2288" calcext:value-type="float">
            <text:p>2288</text:p>
          </table:table-cell>
          <table:table-cell table:formula="of:=4*[.$D$3]*[.B2295]*(1-[.B2295])" office:value-type="float" office:value="0.694624414504367" calcext:value-type="float">
            <text:p>0,694624414504367</text:p>
          </table:table-cell>
          <table:table-cell table:number-columns-repeated="5"/>
        </table:table-row>
        <table:table-row table:style-name="ro1">
          <table:table-cell table:formula="of:=[.A2296]+1" office:value-type="float" office:value="2289" calcext:value-type="float">
            <text:p>2289</text:p>
          </table:table-cell>
          <table:table-cell table:formula="of:=4*[.$D$3]*[.B2296]*(1-[.B2296])" office:value-type="float" office:value="0.848485349115329" calcext:value-type="float">
            <text:p>0,848485349115329</text:p>
          </table:table-cell>
          <table:table-cell table:number-columns-repeated="5"/>
        </table:table-row>
        <table:table-row table:style-name="ro1">
          <table:table-cell table:formula="of:=[.A2297]+1" office:value-type="float" office:value="2290" calcext:value-type="float">
            <text:p>2290</text:p>
          </table:table-cell>
          <table:table-cell table:formula="of:=4*[.$D$3]*[.B2297]*(1-[.B2297])" office:value-type="float" office:value="0.51423184580787" calcext:value-type="float">
            <text:p>0,51423184580787</text:p>
          </table:table-cell>
          <table:table-cell table:number-columns-repeated="5"/>
        </table:table-row>
        <table:table-row table:style-name="ro1">
          <table:table-cell table:formula="of:=[.A2298]+1" office:value-type="float" office:value="2291" calcext:value-type="float">
            <text:p>2291</text:p>
          </table:table-cell>
          <table:table-cell table:formula="of:=4*[.$D$3]*[.B2298]*(1-[.B2298])" office:value-type="float" office:value="0.999189818259604" calcext:value-type="float">
            <text:p>0,999189818259604</text:p>
          </table:table-cell>
          <table:table-cell table:number-columns-repeated="5"/>
        </table:table-row>
        <table:table-row table:style-name="ro1">
          <table:table-cell table:formula="of:=[.A2299]+1" office:value-type="float" office:value="2292" calcext:value-type="float">
            <text:p>2292</text:p>
          </table:table-cell>
          <table:table-cell table:formula="of:=4*[.$D$3]*[.B2299]*(1-[.B2299])" office:value-type="float" office:value="0.00323810138377384" calcext:value-type="float">
            <text:p>0,003238101383774</text:p>
          </table:table-cell>
          <table:table-cell table:number-columns-repeated="5"/>
        </table:table-row>
        <table:table-row table:style-name="ro1">
          <table:table-cell table:formula="of:=[.A2300]+1" office:value-type="float" office:value="2293" calcext:value-type="float">
            <text:p>2293</text:p>
          </table:table-cell>
          <table:table-cell table:formula="of:=4*[.$D$3]*[.B2300]*(1-[.B2300])" office:value-type="float" office:value="0.012910464332809" calcext:value-type="float">
            <text:p>0,012910464332809</text:p>
          </table:table-cell>
          <table:table-cell table:number-columns-repeated="5"/>
        </table:table-row>
        <table:table-row table:style-name="ro1">
          <table:table-cell table:formula="of:=[.A2301]+1" office:value-type="float" office:value="2294" calcext:value-type="float">
            <text:p>2294</text:p>
          </table:table-cell>
          <table:table-cell table:formula="of:=4*[.$D$3]*[.B2301]*(1-[.B2301])" office:value-type="float" office:value="0.050975136974081" calcext:value-type="float">
            <text:p>0,050975136974081</text:p>
          </table:table-cell>
          <table:table-cell table:number-columns-repeated="5"/>
        </table:table-row>
        <table:table-row table:style-name="ro1">
          <table:table-cell table:formula="of:=[.A2302]+1" office:value-type="float" office:value="2295" calcext:value-type="float">
            <text:p>2295</text:p>
          </table:table-cell>
          <table:table-cell table:formula="of:=4*[.$D$3]*[.B2302]*(1-[.B2302])" office:value-type="float" office:value="0.193506689538219" calcext:value-type="float">
            <text:p>0,193506689538219</text:p>
          </table:table-cell>
          <table:table-cell table:number-columns-repeated="5"/>
        </table:table-row>
        <table:table-row table:style-name="ro1">
          <table:table-cell table:formula="of:=[.A2303]+1" office:value-type="float" office:value="2296" calcext:value-type="float">
            <text:p>2296</text:p>
          </table:table-cell>
          <table:table-cell table:formula="of:=4*[.$D$3]*[.B2303]*(1-[.B2303])" office:value-type="float" office:value="0.624247402568713" calcext:value-type="float">
            <text:p>0,624247402568713</text:p>
          </table:table-cell>
          <table:table-cell table:number-columns-repeated="5"/>
        </table:table-row>
        <table:table-row table:style-name="ro1">
          <table:table-cell table:formula="of:=[.A2304]+1" office:value-type="float" office:value="2297" calcext:value-type="float">
            <text:p>2297</text:p>
          </table:table-cell>
          <table:table-cell table:formula="of:=4*[.$D$3]*[.B2304]*(1-[.B2304])" office:value-type="float" office:value="0.938250331819713" calcext:value-type="float">
            <text:p>0,938250331819713</text:p>
          </table:table-cell>
          <table:table-cell table:number-columns-repeated="5"/>
        </table:table-row>
        <table:table-row table:style-name="ro1">
          <table:table-cell table:formula="of:=[.A2305]+1" office:value-type="float" office:value="2298" calcext:value-type="float">
            <text:p>2298</text:p>
          </table:table-cell>
          <table:table-cell table:formula="of:=4*[.$D$3]*[.B2305]*(1-[.B2305])" office:value-type="float" office:value="0.231746586639646" calcext:value-type="float">
            <text:p>0,231746586639646</text:p>
          </table:table-cell>
          <table:table-cell table:number-columns-repeated="5"/>
        </table:table-row>
        <table:table-row table:style-name="ro1">
          <table:table-cell table:formula="of:=[.A2306]+1" office:value-type="float" office:value="2299" calcext:value-type="float">
            <text:p>2299</text:p>
          </table:table-cell>
          <table:table-cell table:formula="of:=4*[.$D$3]*[.B2306]*(1-[.B2306])" office:value-type="float" office:value="0.712160424882077" calcext:value-type="float">
            <text:p>0,712160424882077</text:p>
          </table:table-cell>
          <table:table-cell table:number-columns-repeated="5"/>
        </table:table-row>
        <table:table-row table:style-name="ro1">
          <table:table-cell table:formula="of:=[.A2307]+1" office:value-type="float" office:value="2300" calcext:value-type="float">
            <text:p>2300</text:p>
          </table:table-cell>
          <table:table-cell table:formula="of:=4*[.$D$3]*[.B2307]*(1-[.B2307])" office:value-type="float" office:value="0.819951816455426" calcext:value-type="float">
            <text:p>0,819951816455426</text:p>
          </table:table-cell>
          <table:table-cell table:number-columns-repeated="5"/>
        </table:table-row>
        <table:table-row table:style-name="ro1">
          <table:table-cell table:formula="of:=[.A2308]+1" office:value-type="float" office:value="2301" calcext:value-type="float">
            <text:p>2301</text:p>
          </table:table-cell>
          <table:table-cell table:formula="of:=4*[.$D$3]*[.B2308]*(1-[.B2308])" office:value-type="float" office:value="0.590523340587493" calcext:value-type="float">
            <text:p>0,590523340587493</text:p>
          </table:table-cell>
          <table:table-cell table:number-columns-repeated="5"/>
        </table:table-row>
        <table:table-row table:style-name="ro1">
          <table:table-cell table:formula="of:=[.A2309]+1" office:value-type="float" office:value="2302" calcext:value-type="float">
            <text:p>2302</text:p>
          </table:table-cell>
          <table:table-cell table:formula="of:=4*[.$D$3]*[.B2309]*(1-[.B2309])" office:value-type="float" office:value="0.967222099235523" calcext:value-type="float">
            <text:p>0,967222099235523</text:p>
          </table:table-cell>
          <table:table-cell table:number-columns-repeated="5"/>
        </table:table-row>
        <table:table-row table:style-name="ro1">
          <table:table-cell table:formula="of:=[.A2310]+1" office:value-type="float" office:value="2303" calcext:value-type="float">
            <text:p>2303</text:p>
          </table:table-cell>
          <table:table-cell table:formula="of:=4*[.$D$3]*[.B2310]*(1-[.B2310])" office:value-type="float" office:value="0.126814039943804" calcext:value-type="float">
            <text:p>0,126814039943804</text:p>
          </table:table-cell>
          <table:table-cell table:number-columns-repeated="5"/>
        </table:table-row>
        <table:table-row table:style-name="ro1">
          <table:table-cell table:formula="of:=[.A2311]+1" office:value-type="float" office:value="2304" calcext:value-type="float">
            <text:p>2304</text:p>
          </table:table-cell>
          <table:table-cell table:formula="of:=4*[.$D$3]*[.B2311]*(1-[.B2311])" office:value-type="float" office:value="0.442928956867742" calcext:value-type="float">
            <text:p>0,442928956867742</text:p>
          </table:table-cell>
          <table:table-cell table:number-columns-repeated="5"/>
        </table:table-row>
        <table:table-row table:style-name="ro1">
          <table:table-cell table:formula="of:=[.A2312]+1" office:value-type="float" office:value="2305" calcext:value-type="float">
            <text:p>2305</text:p>
          </table:table-cell>
          <table:table-cell table:formula="of:=4*[.$D$3]*[.B2312]*(1-[.B2312])" office:value-type="float" office:value="0.986971584143184" calcext:value-type="float">
            <text:p>0,986971584143184</text:p>
          </table:table-cell>
          <table:table-cell table:number-columns-repeated="5"/>
        </table:table-row>
        <table:table-row table:style-name="ro1">
          <table:table-cell table:formula="of:=[.A2313]+1" office:value-type="float" office:value="2306" calcext:value-type="float">
            <text:p>2306</text:p>
          </table:table-cell>
          <table:table-cell table:formula="of:=4*[.$D$3]*[.B2313]*(1-[.B2313])" office:value-type="float" office:value="0.0514347049483124" calcext:value-type="float">
            <text:p>0,051434704948313</text:p>
          </table:table-cell>
          <table:table-cell table:number-columns-repeated="5"/>
        </table:table-row>
        <table:table-row table:style-name="ro1">
          <table:table-cell table:formula="of:=[.A2314]+1" office:value-type="float" office:value="2307" calcext:value-type="float">
            <text:p>2307</text:p>
          </table:table-cell>
          <table:table-cell table:formula="of:=4*[.$D$3]*[.B2314]*(1-[.B2314])" office:value-type="float" office:value="0.19515670430077" calcext:value-type="float">
            <text:p>0,19515670430077</text:p>
          </table:table-cell>
          <table:table-cell table:number-columns-repeated="5"/>
        </table:table-row>
        <table:table-row table:style-name="ro1">
          <table:table-cell table:formula="of:=[.A2315]+1" office:value-type="float" office:value="2308" calcext:value-type="float">
            <text:p>2308</text:p>
          </table:table-cell>
          <table:table-cell table:formula="of:=4*[.$D$3]*[.B2315]*(1-[.B2315])" office:value-type="float" office:value="0.628282260268927" calcext:value-type="float">
            <text:p>0,628282260268927</text:p>
          </table:table-cell>
          <table:table-cell table:number-columns-repeated="5"/>
        </table:table-row>
        <table:table-row table:style-name="ro1">
          <table:table-cell table:formula="of:=[.A2316]+1" office:value-type="float" office:value="2309" calcext:value-type="float">
            <text:p>2309</text:p>
          </table:table-cell>
          <table:table-cell table:formula="of:=4*[.$D$3]*[.B2316]*(1-[.B2316])" office:value-type="float" office:value="0.934174646801181" calcext:value-type="float">
            <text:p>0,934174646801181</text:p>
          </table:table-cell>
          <table:table-cell table:number-columns-repeated="5"/>
        </table:table-row>
        <table:table-row table:style-name="ro1">
          <table:table-cell table:formula="of:=[.A2317]+1" office:value-type="float" office:value="2310" calcext:value-type="float">
            <text:p>2310</text:p>
          </table:table-cell>
          <table:table-cell table:formula="of:=4*[.$D$3]*[.B2317]*(1-[.B2317])" office:value-type="float" office:value="0.245969504300278" calcext:value-type="float">
            <text:p>0,245969504300278</text:p>
          </table:table-cell>
          <table:table-cell table:number-columns-repeated="5"/>
        </table:table-row>
        <table:table-row table:style-name="ro1">
          <table:table-cell table:formula="of:=[.A2318]+1" office:value-type="float" office:value="2311" calcext:value-type="float">
            <text:p>2311</text:p>
          </table:table-cell>
          <table:table-cell table:formula="of:=4*[.$D$3]*[.B2318]*(1-[.B2318])" office:value-type="float" office:value="0.741874029018214" calcext:value-type="float">
            <text:p>0,741874029018214</text:p>
          </table:table-cell>
          <table:table-cell table:number-columns-repeated="5"/>
        </table:table-row>
        <table:table-row table:style-name="ro1">
          <table:table-cell table:formula="of:=[.A2319]+1" office:value-type="float" office:value="2312" calcext:value-type="float">
            <text:p>2312</text:p>
          </table:table-cell>
          <table:table-cell table:formula="of:=4*[.$D$3]*[.B2319]*(1-[.B2319])" office:value-type="float" office:value="0.765987816345984" calcext:value-type="float">
            <text:p>0,765987816345984</text:p>
          </table:table-cell>
          <table:table-cell table:number-columns-repeated="5"/>
        </table:table-row>
        <table:table-row table:style-name="ro1">
          <table:table-cell table:formula="of:=[.A2320]+1" office:value-type="float" office:value="2313" calcext:value-type="float">
            <text:p>2313</text:p>
          </table:table-cell>
          <table:table-cell table:formula="of:=4*[.$D$3]*[.B2320]*(1-[.B2320])" office:value-type="float" office:value="0.71700192622198" calcext:value-type="float">
            <text:p>0,71700192622198</text:p>
          </table:table-cell>
          <table:table-cell table:number-columns-repeated="5"/>
        </table:table-row>
        <table:table-row table:style-name="ro1">
          <table:table-cell table:formula="of:=[.A2321]+1" office:value-type="float" office:value="2314" calcext:value-type="float">
            <text:p>2314</text:p>
          </table:table-cell>
          <table:table-cell table:formula="of:=4*[.$D$3]*[.B2321]*(1-[.B2321])" office:value-type="float" office:value="0.811640656063801" calcext:value-type="float">
            <text:p>0,811640656063801</text:p>
          </table:table-cell>
          <table:table-cell table:number-columns-repeated="5"/>
        </table:table-row>
        <table:table-row table:style-name="ro1">
          <table:table-cell table:formula="of:=[.A2322]+1" office:value-type="float" office:value="2315" calcext:value-type="float">
            <text:p>2315</text:p>
          </table:table-cell>
          <table:table-cell table:formula="of:=4*[.$D$3]*[.B2322]*(1-[.B2322])" office:value-type="float" office:value="0.611520405952494" calcext:value-type="float">
            <text:p>0,611520405952494</text:p>
          </table:table-cell>
          <table:table-cell table:number-columns-repeated="5"/>
        </table:table-row>
        <table:table-row table:style-name="ro1">
          <table:table-cell table:formula="of:=[.A2323]+1" office:value-type="float" office:value="2316" calcext:value-type="float">
            <text:p>2316</text:p>
          </table:table-cell>
          <table:table-cell table:formula="of:=4*[.$D$3]*[.B2323]*(1-[.B2323])" office:value-type="float" office:value="0.950252796224764" calcext:value-type="float">
            <text:p>0,950252796224764</text:p>
          </table:table-cell>
          <table:table-cell table:number-columns-repeated="5"/>
        </table:table-row>
        <table:table-row table:style-name="ro1">
          <table:table-cell table:formula="of:=[.A2324]+1" office:value-type="float" office:value="2317" calcext:value-type="float">
            <text:p>2317</text:p>
          </table:table-cell>
          <table:table-cell table:formula="of:=4*[.$D$3]*[.B2324]*(1-[.B2324])" office:value-type="float" office:value="0.189089677967126" calcext:value-type="float">
            <text:p>0,189089677967126</text:p>
          </table:table-cell>
          <table:table-cell table:number-columns-repeated="5"/>
        </table:table-row>
        <table:table-row table:style-name="ro1">
          <table:table-cell table:formula="of:=[.A2325]+1" office:value-type="float" office:value="2318" calcext:value-type="float">
            <text:p>2318</text:p>
          </table:table-cell>
          <table:table-cell table:formula="of:=4*[.$D$3]*[.B2325]*(1-[.B2325])" office:value-type="float" office:value="0.613339086613659" calcext:value-type="float">
            <text:p>0,613339086613659</text:p>
          </table:table-cell>
          <table:table-cell table:number-columns-repeated="5"/>
        </table:table-row>
        <table:table-row table:style-name="ro1">
          <table:table-cell table:formula="of:=[.A2326]+1" office:value-type="float" office:value="2319" calcext:value-type="float">
            <text:p>2319</text:p>
          </table:table-cell>
          <table:table-cell table:formula="of:=4*[.$D$3]*[.B2326]*(1-[.B2326])" office:value-type="float" office:value="0.948617005782326" calcext:value-type="float">
            <text:p>0,948617005782326</text:p>
          </table:table-cell>
          <table:table-cell table:number-columns-repeated="5"/>
        </table:table-row>
        <table:table-row table:style-name="ro1">
          <table:table-cell table:formula="of:=[.A2327]+1" office:value-type="float" office:value="2320" calcext:value-type="float">
            <text:p>2320</text:p>
          </table:table-cell>
          <table:table-cell table:formula="of:=4*[.$D$3]*[.B2327]*(1-[.B2327])" office:value-type="float" office:value="0.194971128491602" calcext:value-type="float">
            <text:p>0,194971128491602</text:p>
          </table:table-cell>
          <table:table-cell table:number-columns-repeated="5"/>
        </table:table-row>
        <table:table-row table:style-name="ro1">
          <table:table-cell table:formula="of:=[.A2328]+1" office:value-type="float" office:value="2321" calcext:value-type="float">
            <text:p>2321</text:p>
          </table:table-cell>
          <table:table-cell table:formula="of:=4*[.$D$3]*[.B2328]*(1-[.B2328])" office:value-type="float" office:value="0.627829550185252" calcext:value-type="float">
            <text:p>0,627829550185252</text:p>
          </table:table-cell>
          <table:table-cell table:number-columns-repeated="5"/>
        </table:table-row>
        <table:table-row table:style-name="ro1">
          <table:table-cell table:formula="of:=[.A2329]+1" office:value-type="float" office:value="2322" calcext:value-type="float">
            <text:p>2322</text:p>
          </table:table-cell>
          <table:table-cell table:formula="of:=4*[.$D$3]*[.B2329]*(1-[.B2329])" office:value-type="float" office:value="0.934638424397745" calcext:value-type="float">
            <text:p>0,934638424397745</text:p>
          </table:table-cell>
          <table:table-cell table:number-columns-repeated="5"/>
        </table:table-row>
        <table:table-row table:style-name="ro1">
          <table:table-cell table:formula="of:=[.A2330]+1" office:value-type="float" office:value="2323" calcext:value-type="float">
            <text:p>2323</text:p>
          </table:table-cell>
          <table:table-cell table:formula="of:=4*[.$D$3]*[.B2330]*(1-[.B2330])" office:value-type="float" office:value="0.244357760148183" calcext:value-type="float">
            <text:p>0,244357760148183</text:p>
          </table:table-cell>
          <table:table-cell table:number-columns-repeated="5"/>
        </table:table-row>
        <table:table-row table:style-name="ro1">
          <table:table-cell table:formula="of:=[.A2331]+1" office:value-type="float" office:value="2324" calcext:value-type="float">
            <text:p>2324</text:p>
          </table:table-cell>
          <table:table-cell table:formula="of:=4*[.$D$3]*[.B2331]*(1-[.B2331])" office:value-type="float" office:value="0.738588180814185" calcext:value-type="float">
            <text:p>0,738588180814185</text:p>
          </table:table-cell>
          <table:table-cell table:number-columns-repeated="5"/>
        </table:table-row>
        <table:table-row table:style-name="ro1">
          <table:table-cell table:formula="of:=[.A2332]+1" office:value-type="float" office:value="2325" calcext:value-type="float">
            <text:p>2325</text:p>
          </table:table-cell>
          <table:table-cell table:formula="of:=4*[.$D$3]*[.B2332]*(1-[.B2332])" office:value-type="float" office:value="0.772302719903112" calcext:value-type="float">
            <text:p>0,772302719903112</text:p>
          </table:table-cell>
          <table:table-cell table:number-columns-repeated="5"/>
        </table:table-row>
        <table:table-row table:style-name="ro1">
          <table:table-cell table:formula="of:=[.A2333]+1" office:value-type="float" office:value="2326" calcext:value-type="float">
            <text:p>2326</text:p>
          </table:table-cell>
          <table:table-cell table:formula="of:=4*[.$D$3]*[.B2333]*(1-[.B2333])" office:value-type="float" office:value="0.703404914933469" calcext:value-type="float">
            <text:p>0,703404914933469</text:p>
          </table:table-cell>
          <table:table-cell table:number-columns-repeated="5"/>
        </table:table-row>
        <table:table-row table:style-name="ro1">
          <table:table-cell table:formula="of:=[.A2334]+1" office:value-type="float" office:value="2327" calcext:value-type="float">
            <text:p>2327</text:p>
          </table:table-cell>
          <table:table-cell table:formula="of:=4*[.$D$3]*[.B2334]*(1-[.B2334])" office:value-type="float" office:value="0.834505762323632" calcext:value-type="float">
            <text:p>0,834505762323632</text:p>
          </table:table-cell>
          <table:table-cell table:number-columns-repeated="5"/>
        </table:table-row>
        <table:table-row table:style-name="ro1">
          <table:table-cell table:formula="of:=[.A2335]+1" office:value-type="float" office:value="2328" calcext:value-type="float">
            <text:p>2328</text:p>
          </table:table-cell>
          <table:table-cell table:formula="of:=4*[.$D$3]*[.B2335]*(1-[.B2335])" office:value-type="float" office:value="0.552423579889143" calcext:value-type="float">
            <text:p>0,552423579889143</text:p>
          </table:table-cell>
          <table:table-cell table:number-columns-repeated="5"/>
        </table:table-row>
        <table:table-row table:style-name="ro1">
          <table:table-cell table:formula="of:=[.A2336]+1" office:value-type="float" office:value="2329" calcext:value-type="float">
            <text:p>2329</text:p>
          </table:table-cell>
          <table:table-cell table:formula="of:=4*[.$D$3]*[.B2336]*(1-[.B2336])" office:value-type="float" office:value="0.989007073086427" calcext:value-type="float">
            <text:p>0,989007073086427</text:p>
          </table:table-cell>
          <table:table-cell table:number-columns-repeated="5"/>
        </table:table-row>
        <table:table-row table:style-name="ro1">
          <table:table-cell table:formula="of:=[.A2337]+1" office:value-type="float" office:value="2330" calcext:value-type="float">
            <text:p>2330</text:p>
          </table:table-cell>
          <table:table-cell table:formula="of:=4*[.$D$3]*[.B2337]*(1-[.B2337])" office:value-type="float" office:value="0.0434883298857847" calcext:value-type="float">
            <text:p>0,043488329885785</text:p>
          </table:table-cell>
          <table:table-cell table:number-columns-repeated="5"/>
        </table:table-row>
        <table:table-row table:style-name="ro1">
          <table:table-cell table:formula="of:=[.A2338]+1" office:value-type="float" office:value="2331" calcext:value-type="float">
            <text:p>2331</text:p>
          </table:table-cell>
          <table:table-cell table:formula="of:=4*[.$D$3]*[.B2338]*(1-[.B2338])" office:value-type="float" office:value="0.166388380198119" calcext:value-type="float">
            <text:p>0,166388380198119</text:p>
          </table:table-cell>
          <table:table-cell table:number-columns-repeated="5"/>
        </table:table-row>
        <table:table-row table:style-name="ro1">
          <table:table-cell table:formula="of:=[.A2339]+1" office:value-type="float" office:value="2332" calcext:value-type="float">
            <text:p>2332</text:p>
          </table:table-cell>
          <table:table-cell table:formula="of:=4*[.$D$3]*[.B2339]*(1-[.B2339])" office:value-type="float" office:value="0.554813148532662" calcext:value-type="float">
            <text:p>0,554813148532662</text:p>
          </table:table-cell>
          <table:table-cell table:number-columns-repeated="5"/>
        </table:table-row>
        <table:table-row table:style-name="ro1">
          <table:table-cell table:formula="of:=[.A2340]+1" office:value-type="float" office:value="2333" calcext:value-type="float">
            <text:p>2333</text:p>
          </table:table-cell>
          <table:table-cell table:formula="of:=4*[.$D$3]*[.B2340]*(1-[.B2340])" office:value-type="float" office:value="0.987982074991745" calcext:value-type="float">
            <text:p>0,987982074991745</text:p>
          </table:table-cell>
          <table:table-cell table:number-columns-repeated="5"/>
        </table:table-row>
        <table:table-row table:style-name="ro1">
          <table:table-cell table:formula="of:=[.A2341]+1" office:value-type="float" office:value="2334" calcext:value-type="float">
            <text:p>2334</text:p>
          </table:table-cell>
          <table:table-cell table:formula="of:=4*[.$D$3]*[.B2341]*(1-[.B2341])" office:value-type="float" office:value="0.0474939779470027" calcext:value-type="float">
            <text:p>0,047493977947003</text:p>
          </table:table-cell>
          <table:table-cell table:number-columns-repeated="5"/>
        </table:table-row>
        <table:table-row table:style-name="ro1">
          <table:table-cell table:formula="of:=[.A2342]+1" office:value-type="float" office:value="2335" calcext:value-type="float">
            <text:p>2335</text:p>
          </table:table-cell>
          <table:table-cell table:formula="of:=4*[.$D$3]*[.B2342]*(1-[.B2342])" office:value-type="float" office:value="0.180953200023089" calcext:value-type="float">
            <text:p>0,180953200023089</text:p>
          </table:table-cell>
          <table:table-cell table:number-columns-repeated="5"/>
        </table:table-row>
        <table:table-row table:style-name="ro1">
          <table:table-cell table:formula="of:=[.A2343]+1" office:value-type="float" office:value="2336" calcext:value-type="float">
            <text:p>2336</text:p>
          </table:table-cell>
          <table:table-cell table:formula="of:=4*[.$D$3]*[.B2343]*(1-[.B2343])" office:value-type="float" office:value="0.592836557697973" calcext:value-type="float">
            <text:p>0,592836557697973</text:p>
          </table:table-cell>
          <table:table-cell table:number-columns-repeated="5"/>
        </table:table-row>
        <table:table-row table:style-name="ro1">
          <table:table-cell table:formula="of:=[.A2344]+1" office:value-type="float" office:value="2337" calcext:value-type="float">
            <text:p>2337</text:p>
          </table:table-cell>
          <table:table-cell table:formula="of:=4*[.$D$3]*[.B2344]*(1-[.B2344])" office:value-type="float" office:value="0.965525494219164" calcext:value-type="float">
            <text:p>0,965525494219164</text:p>
          </table:table-cell>
          <table:table-cell table:number-columns-repeated="5"/>
        </table:table-row>
        <table:table-row table:style-name="ro1">
          <table:table-cell table:formula="of:=[.A2345]+1" office:value-type="float" office:value="2338" calcext:value-type="float">
            <text:p>2338</text:p>
          </table:table-cell>
          <table:table-cell table:formula="of:=4*[.$D$3]*[.B2345]*(1-[.B2345])" office:value-type="float" office:value="0.133144056928013" calcext:value-type="float">
            <text:p>0,133144056928013</text:p>
          </table:table-cell>
          <table:table-cell table:number-columns-repeated="5"/>
        </table:table-row>
        <table:table-row table:style-name="ro1">
          <table:table-cell table:formula="of:=[.A2346]+1" office:value-type="float" office:value="2339" calcext:value-type="float">
            <text:p>2339</text:p>
          </table:table-cell>
          <table:table-cell table:formula="of:=4*[.$D$3]*[.B2346]*(1-[.B2346])" office:value-type="float" office:value="0.461666868131052" calcext:value-type="float">
            <text:p>0,461666868131052</text:p>
          </table:table-cell>
          <table:table-cell table:number-columns-repeated="5"/>
        </table:table-row>
        <table:table-row table:style-name="ro1">
          <table:table-cell table:formula="of:=[.A2347]+1" office:value-type="float" office:value="2340" calcext:value-type="float">
            <text:p>2340</text:p>
          </table:table-cell>
          <table:table-cell table:formula="of:=4*[.$D$3]*[.B2347]*(1-[.B2347])" office:value-type="float" office:value="0.994122284004471" calcext:value-type="float">
            <text:p>0,994122284004471</text:p>
          </table:table-cell>
          <table:table-cell table:number-columns-repeated="5"/>
        </table:table-row>
        <table:table-row table:style-name="ro1">
          <table:table-cell table:formula="of:=[.A2348]+1" office:value-type="float" office:value="2341" calcext:value-type="float">
            <text:p>2341</text:p>
          </table:table-cell>
          <table:table-cell table:formula="of:=4*[.$D$3]*[.B2348]*(1-[.B2348])" office:value-type="float" office:value="0.0233726738008187" calcext:value-type="float">
            <text:p>0,023372673800819</text:p>
          </table:table-cell>
          <table:table-cell table:number-columns-repeated="5"/>
        </table:table-row>
        <table:table-row table:style-name="ro1">
          <table:table-cell table:formula="of:=[.A2349]+1" office:value-type="float" office:value="2342" calcext:value-type="float">
            <text:p>2342</text:p>
          </table:table-cell>
          <table:table-cell table:formula="of:=4*[.$D$3]*[.B2349]*(1-[.B2349])" office:value-type="float" office:value="0.091305567680877" calcext:value-type="float">
            <text:p>0,091305567680877</text:p>
          </table:table-cell>
          <table:table-cell table:number-columns-repeated="5"/>
        </table:table-row>
        <table:table-row table:style-name="ro1">
          <table:table-cell table:formula="of:=[.A2350]+1" office:value-type="float" office:value="2343" calcext:value-type="float">
            <text:p>2343</text:p>
          </table:table-cell>
          <table:table-cell table:formula="of:=4*[.$D$3]*[.B2350]*(1-[.B2350])" office:value-type="float" office:value="0.331875443965399" calcext:value-type="float">
            <text:p>0,331875443965399</text:p>
          </table:table-cell>
          <table:table-cell table:number-columns-repeated="5"/>
        </table:table-row>
        <table:table-row table:style-name="ro1">
          <table:table-cell table:formula="of:=[.A2351]+1" office:value-type="float" office:value="2344" calcext:value-type="float">
            <text:p>2344</text:p>
          </table:table-cell>
          <table:table-cell table:formula="of:=4*[.$D$3]*[.B2351]*(1-[.B2351])" office:value-type="float" office:value="0.886936534632673" calcext:value-type="float">
            <text:p>0,886936534632673</text:p>
          </table:table-cell>
          <table:table-cell table:number-columns-repeated="5"/>
        </table:table-row>
        <table:table-row table:style-name="ro1">
          <table:table-cell table:formula="of:=[.A2352]+1" office:value-type="float" office:value="2345" calcext:value-type="float">
            <text:p>2345</text:p>
          </table:table-cell>
          <table:table-cell table:formula="of:=4*[.$D$3]*[.B2352]*(1-[.B2352])" office:value-type="float" office:value="0.401120472665832" calcext:value-type="float">
            <text:p>0,401120472665832</text:p>
          </table:table-cell>
          <table:table-cell table:number-columns-repeated="5"/>
        </table:table-row>
        <table:table-row table:style-name="ro1">
          <table:table-cell table:formula="of:=[.A2353]+1" office:value-type="float" office:value="2346" calcext:value-type="float">
            <text:p>2346</text:p>
          </table:table-cell>
          <table:table-cell table:formula="of:=4*[.$D$3]*[.B2353]*(1-[.B2353])" office:value-type="float" office:value="0.960891356296686" calcext:value-type="float">
            <text:p>0,960891356296686</text:p>
          </table:table-cell>
          <table:table-cell table:number-columns-repeated="5"/>
        </table:table-row>
        <table:table-row table:style-name="ro1">
          <table:table-cell table:formula="of:=[.A2354]+1" office:value-type="float" office:value="2347" calcext:value-type="float">
            <text:p>2347</text:p>
          </table:table-cell>
          <table:table-cell table:formula="of:=4*[.$D$3]*[.B2354]*(1-[.B2354])" office:value-type="float" office:value="0.150316630764005" calcext:value-type="float">
            <text:p>0,150316630764005</text:p>
          </table:table-cell>
          <table:table-cell table:number-columns-repeated="5"/>
        </table:table-row>
        <table:table-row table:style-name="ro1">
          <table:table-cell table:formula="of:=[.A2355]+1" office:value-type="float" office:value="2348" calcext:value-type="float">
            <text:p>2348</text:p>
          </table:table-cell>
          <table:table-cell table:formula="of:=4*[.$D$3]*[.B2355]*(1-[.B2355])" office:value-type="float" office:value="0.510886165119052" calcext:value-type="float">
            <text:p>0,510886165119052</text:p>
          </table:table-cell>
          <table:table-cell table:number-columns-repeated="5"/>
        </table:table-row>
        <table:table-row table:style-name="ro1">
          <table:table-cell table:formula="of:=[.A2356]+1" office:value-type="float" office:value="2349" calcext:value-type="float">
            <text:p>2349</text:p>
          </table:table-cell>
          <table:table-cell table:formula="of:=4*[.$D$3]*[.B2356]*(1-[.B2356])" office:value-type="float" office:value="0.999525965636003" calcext:value-type="float">
            <text:p>0,999525965636003</text:p>
          </table:table-cell>
          <table:table-cell table:number-columns-repeated="5"/>
        </table:table-row>
        <table:table-row table:style-name="ro1">
          <table:table-cell table:formula="of:=[.A2357]+1" office:value-type="float" office:value="2350" calcext:value-type="float">
            <text:p>2350</text:p>
          </table:table-cell>
          <table:table-cell table:formula="of:=4*[.$D$3]*[.B2357]*(1-[.B2357])" office:value-type="float" office:value="0.00189523862167527" calcext:value-type="float">
            <text:p>0,001895238621675</text:p>
          </table:table-cell>
          <table:table-cell table:number-columns-repeated="5"/>
        </table:table-row>
        <table:table-row table:style-name="ro1">
          <table:table-cell table:formula="of:=[.A2358]+1" office:value-type="float" office:value="2351" calcext:value-type="float">
            <text:p>2351</text:p>
          </table:table-cell>
          <table:table-cell table:formula="of:=4*[.$D$3]*[.B2358]*(1-[.B2358])" office:value-type="float" office:value="0.00756658676896871" calcext:value-type="float">
            <text:p>0,007566586768969</text:p>
          </table:table-cell>
          <table:table-cell table:number-columns-repeated="5"/>
        </table:table-row>
        <table:table-row table:style-name="ro1">
          <table:table-cell table:formula="of:=[.A2359]+1" office:value-type="float" office:value="2352" calcext:value-type="float">
            <text:p>2352</text:p>
          </table:table-cell>
          <table:table-cell table:formula="of:=4*[.$D$3]*[.B2359]*(1-[.B2359])" office:value-type="float" office:value="0.0300373341345455" calcext:value-type="float">
            <text:p>0,030037334134546</text:p>
          </table:table-cell>
          <table:table-cell table:number-columns-repeated="5"/>
        </table:table-row>
        <table:table-row table:style-name="ro1">
          <table:table-cell table:formula="of:=[.A2360]+1" office:value-type="float" office:value="2353" calcext:value-type="float">
            <text:p>2353</text:p>
          </table:table-cell>
          <table:table-cell table:formula="of:=4*[.$D$3]*[.B2360]*(1-[.B2360])" office:value-type="float" office:value="0.116540370770541" calcext:value-type="float">
            <text:p>0,116540370770541</text:p>
          </table:table-cell>
          <table:table-cell table:number-columns-repeated="5"/>
        </table:table-row>
        <table:table-row table:style-name="ro1">
          <table:table-cell table:formula="of:=[.A2361]+1" office:value-type="float" office:value="2354" calcext:value-type="float">
            <text:p>2354</text:p>
          </table:table-cell>
          <table:table-cell table:formula="of:=4*[.$D$3]*[.B2361]*(1-[.B2361])" office:value-type="float" office:value="0.411834851004822" calcext:value-type="float">
            <text:p>0,411834851004822</text:p>
          </table:table-cell>
          <table:table-cell table:number-columns-repeated="5"/>
        </table:table-row>
        <table:table-row table:style-name="ro1">
          <table:table-cell table:formula="of:=[.A2362]+1" office:value-type="float" office:value="2355" calcext:value-type="float">
            <text:p>2355</text:p>
          </table:table-cell>
          <table:table-cell table:formula="of:=4*[.$D$3]*[.B2362]*(1-[.B2362])" office:value-type="float" office:value="0.968907626010632" calcext:value-type="float">
            <text:p>0,968907626010632</text:p>
          </table:table-cell>
          <table:table-cell table:number-columns-repeated="5"/>
        </table:table-row>
        <table:table-row table:style-name="ro1">
          <table:table-cell table:formula="of:=[.A2363]+1" office:value-type="float" office:value="2356" calcext:value-type="float">
            <text:p>2356</text:p>
          </table:table-cell>
          <table:table-cell table:formula="of:=4*[.$D$3]*[.B2363]*(1-[.B2363])" office:value-type="float" office:value="0.120502553076292" calcext:value-type="float">
            <text:p>0,120502553076292</text:p>
          </table:table-cell>
          <table:table-cell table:number-columns-repeated="5"/>
        </table:table-row>
        <table:table-row table:style-name="ro1">
          <table:table-cell table:formula="of:=[.A2364]+1" office:value-type="float" office:value="2357" calcext:value-type="float">
            <text:p>2357</text:p>
          </table:table-cell>
          <table:table-cell table:formula="of:=4*[.$D$3]*[.B2364]*(1-[.B2364])" office:value-type="float" office:value="0.423926751113548" calcext:value-type="float">
            <text:p>0,423926751113548</text:p>
          </table:table-cell>
          <table:table-cell table:number-columns-repeated="5"/>
        </table:table-row>
        <table:table-row table:style-name="ro1">
          <table:table-cell table:formula="of:=[.A2365]+1" office:value-type="float" office:value="2358" calcext:value-type="float">
            <text:p>2358</text:p>
          </table:table-cell>
          <table:table-cell table:formula="of:=4*[.$D$3]*[.B2365]*(1-[.B2365])" office:value-type="float" office:value="0.97685144321544" calcext:value-type="float">
            <text:p>0,97685144321544</text:p>
          </table:table-cell>
          <table:table-cell table:number-columns-repeated="5"/>
        </table:table-row>
        <table:table-row table:style-name="ro1">
          <table:table-cell table:formula="of:=[.A2366]+1" office:value-type="float" office:value="2359" calcext:value-type="float">
            <text:p>2359</text:p>
          </table:table-cell>
          <table:table-cell table:formula="of:=4*[.$D$3]*[.B2366]*(1-[.B2366])" office:value-type="float" office:value="0.0904508044134083" calcext:value-type="float">
            <text:p>0,090450804413408</text:p>
          </table:table-cell>
          <table:table-cell table:number-columns-repeated="5"/>
        </table:table-row>
        <table:table-row table:style-name="ro1">
          <table:table-cell table:formula="of:=[.A2367]+1" office:value-type="float" office:value="2360" calcext:value-type="float">
            <text:p>2360</text:p>
          </table:table-cell>
          <table:table-cell table:formula="of:=4*[.$D$3]*[.B2367]*(1-[.B2367])" office:value-type="float" office:value="0.329077825577503" calcext:value-type="float">
            <text:p>0,329077825577503</text:p>
          </table:table-cell>
          <table:table-cell table:number-columns-repeated="5"/>
        </table:table-row>
        <table:table-row table:style-name="ro1">
          <table:table-cell table:formula="of:=[.A2368]+1" office:value-type="float" office:value="2361" calcext:value-type="float">
            <text:p>2361</text:p>
          </table:table-cell>
          <table:table-cell table:formula="of:=4*[.$D$3]*[.B2368]*(1-[.B2368])" office:value-type="float" office:value="0.883142441162741" calcext:value-type="float">
            <text:p>0,883142441162741</text:p>
          </table:table-cell>
          <table:table-cell table:number-columns-repeated="5"/>
        </table:table-row>
        <table:table-row table:style-name="ro1">
          <table:table-cell table:formula="of:=[.A2369]+1" office:value-type="float" office:value="2362" calcext:value-type="float">
            <text:p>2362</text:p>
          </table:table-cell>
          <table:table-cell table:formula="of:=4*[.$D$3]*[.B2369]*(1-[.B2369])" office:value-type="float" office:value="0.412807479119421" calcext:value-type="float">
            <text:p>0,412807479119421</text:p>
          </table:table-cell>
          <table:table-cell table:number-columns-repeated="5"/>
        </table:table-row>
        <table:table-row table:style-name="ro1">
          <table:table-cell table:formula="of:=[.A2370]+1" office:value-type="float" office:value="2363" calcext:value-type="float">
            <text:p>2363</text:p>
          </table:table-cell>
          <table:table-cell table:formula="of:=4*[.$D$3]*[.B2370]*(1-[.B2370])" office:value-type="float" office:value="0.969589857209959" calcext:value-type="float">
            <text:p>0,969589857209959</text:p>
          </table:table-cell>
          <table:table-cell table:number-columns-repeated="5"/>
        </table:table-row>
        <table:table-row table:style-name="ro1">
          <table:table-cell table:formula="of:=[.A2371]+1" office:value-type="float" office:value="2364" calcext:value-type="float">
            <text:p>2364</text:p>
          </table:table-cell>
          <table:table-cell table:formula="of:=4*[.$D$3]*[.B2371]*(1-[.B2371])" office:value-type="float" office:value="0.117941464022121" calcext:value-type="float">
            <text:p>0,117941464022121</text:p>
          </table:table-cell>
          <table:table-cell table:number-columns-repeated="5"/>
        </table:table-row>
        <table:table-row table:style-name="ro1">
          <table:table-cell table:formula="of:=[.A2372]+1" office:value-type="float" office:value="2365" calcext:value-type="float">
            <text:p>2365</text:p>
          </table:table-cell>
          <table:table-cell table:formula="of:=4*[.$D$3]*[.B2372]*(1-[.B2372])" office:value-type="float" office:value="0.416125100345759" calcext:value-type="float">
            <text:p>0,416125100345759</text:p>
          </table:table-cell>
          <table:table-cell table:number-columns-repeated="5"/>
        </table:table-row>
        <table:table-row table:style-name="ro1">
          <table:table-cell table:formula="of:=[.A2373]+1" office:value-type="float" office:value="2366" calcext:value-type="float">
            <text:p>2366</text:p>
          </table:table-cell>
          <table:table-cell table:formula="of:=4*[.$D$3]*[.B2373]*(1-[.B2373])" office:value-type="float" office:value="0.971860004831964" calcext:value-type="float">
            <text:p>0,971860004831964</text:p>
          </table:table-cell>
          <table:table-cell table:number-columns-repeated="5"/>
        </table:table-row>
        <table:table-row table:style-name="ro1">
          <table:table-cell table:formula="of:=[.A2374]+1" office:value-type="float" office:value="2367" calcext:value-type="float">
            <text:p>2367</text:p>
          </table:table-cell>
          <table:table-cell table:formula="of:=4*[.$D$3]*[.B2374]*(1-[.B2374])" office:value-type="float" office:value="0.109392543359915" calcext:value-type="float">
            <text:p>0,109392543359915</text:p>
          </table:table-cell>
          <table:table-cell table:number-columns-repeated="5"/>
        </table:table-row>
        <table:table-row table:style-name="ro1">
          <table:table-cell table:formula="of:=[.A2375]+1" office:value-type="float" office:value="2368" calcext:value-type="float">
            <text:p>2368</text:p>
          </table:table-cell>
          <table:table-cell table:formula="of:=4*[.$D$3]*[.B2375]*(1-[.B2375])" office:value-type="float" office:value="0.389703259268657" calcext:value-type="float">
            <text:p>0,389703259268657</text:p>
          </table:table-cell>
          <table:table-cell table:number-columns-repeated="5"/>
        </table:table-row>
        <table:table-row table:style-name="ro1">
          <table:table-cell table:formula="of:=[.A2376]+1" office:value-type="float" office:value="2369" calcext:value-type="float">
            <text:p>2369</text:p>
          </table:table-cell>
          <table:table-cell table:formula="of:=4*[.$D$3]*[.B2376]*(1-[.B2376])" office:value-type="float" office:value="0.951338515936172" calcext:value-type="float">
            <text:p>0,951338515936172</text:p>
          </table:table-cell>
          <table:table-cell table:number-columns-repeated="5"/>
        </table:table-row>
        <table:table-row table:style-name="ro1">
          <table:table-cell table:formula="of:=[.A2377]+1" office:value-type="float" office:value="2370" calcext:value-type="float">
            <text:p>2370</text:p>
          </table:table-cell>
          <table:table-cell table:formula="of:=4*[.$D$3]*[.B2377]*(1-[.B2377])" office:value-type="float" office:value="0.185174176130136" calcext:value-type="float">
            <text:p>0,185174176130136</text:p>
          </table:table-cell>
          <table:table-cell table:number-columns-repeated="5"/>
        </table:table-row>
        <table:table-row table:style-name="ro1">
          <table:table-cell table:formula="of:=[.A2378]+1" office:value-type="float" office:value="2371" calcext:value-type="float">
            <text:p>2371</text:p>
          </table:table-cell>
          <table:table-cell table:formula="of:=4*[.$D$3]*[.B2378]*(1-[.B2378])" office:value-type="float" office:value="0.603538802498645" calcext:value-type="float">
            <text:p>0,603538802498645</text:p>
          </table:table-cell>
          <table:table-cell table:number-columns-repeated="5"/>
        </table:table-row>
        <table:table-row table:style-name="ro1">
          <table:table-cell table:formula="of:=[.A2379]+1" office:value-type="float" office:value="2372" calcext:value-type="float">
            <text:p>2372</text:p>
          </table:table-cell>
          <table:table-cell table:formula="of:=4*[.$D$3]*[.B2379]*(1-[.B2379])" office:value-type="float" office:value="0.957118865508586" calcext:value-type="float">
            <text:p>0,957118865508586</text:p>
          </table:table-cell>
          <table:table-cell table:number-columns-repeated="5"/>
        </table:table-row>
        <table:table-row table:style-name="ro1">
          <table:table-cell table:formula="of:=[.A2380]+1" office:value-type="float" office:value="2373" calcext:value-type="float">
            <text:p>2373</text:p>
          </table:table-cell>
          <table:table-cell table:formula="of:=4*[.$D$3]*[.B2380]*(1-[.B2380])" office:value-type="float" office:value="0.164169371184573" calcext:value-type="float">
            <text:p>0,164169371184573</text:p>
          </table:table-cell>
          <table:table-cell table:number-columns-repeated="5"/>
        </table:table-row>
        <table:table-row table:style-name="ro1">
          <table:table-cell table:formula="of:=[.A2381]+1" office:value-type="float" office:value="2374" calcext:value-type="float">
            <text:p>2374</text:p>
          </table:table-cell>
          <table:table-cell table:formula="of:=4*[.$D$3]*[.B2381]*(1-[.B2381])" office:value-type="float" office:value="0.54887115499774" calcext:value-type="float">
            <text:p>0,54887115499774</text:p>
          </table:table-cell>
          <table:table-cell table:number-columns-repeated="5"/>
        </table:table-row>
        <table:table-row table:style-name="ro1">
          <table:table-cell table:formula="of:=[.A2382]+1" office:value-type="float" office:value="2375" calcext:value-type="float">
            <text:p>2375</text:p>
          </table:table-cell>
          <table:table-cell table:formula="of:=4*[.$D$3]*[.B2382]*(1-[.B2382])" office:value-type="float" office:value="0.990446440836747" calcext:value-type="float">
            <text:p>0,990446440836747</text:p>
          </table:table-cell>
          <table:table-cell table:number-columns-repeated="5"/>
        </table:table-row>
        <table:table-row table:style-name="ro1">
          <table:table-cell table:formula="of:=[.A2383]+1" office:value-type="float" office:value="2376" calcext:value-type="float">
            <text:p>2376</text:p>
          </table:table-cell>
          <table:table-cell table:formula="of:=4*[.$D$3]*[.B2383]*(1-[.B2383])" office:value-type="float" office:value="0.0378491546822674" calcext:value-type="float">
            <text:p>0,037849154682268</text:p>
          </table:table-cell>
          <table:table-cell table:number-columns-repeated="5"/>
        </table:table-row>
        <table:table-row table:style-name="ro1">
          <table:table-cell table:formula="of:=[.A2384]+1" office:value-type="float" office:value="2377" calcext:value-type="float">
            <text:p>2377</text:p>
          </table:table-cell>
          <table:table-cell table:formula="of:=4*[.$D$3]*[.B2384]*(1-[.B2384])" office:value-type="float" office:value="0.145666384688421" calcext:value-type="float">
            <text:p>0,145666384688421</text:p>
          </table:table-cell>
          <table:table-cell table:number-columns-repeated="5"/>
        </table:table-row>
        <table:table-row table:style-name="ro1">
          <table:table-cell table:formula="of:=[.A2385]+1" office:value-type="float" office:value="2378" calcext:value-type="float">
            <text:p>2378</text:p>
          </table:table-cell>
          <table:table-cell table:formula="of:=4*[.$D$3]*[.B2385]*(1-[.B2385])" office:value-type="float" office:value="0.497790756240903" calcext:value-type="float">
            <text:p>0,497790756240903</text:p>
          </table:table-cell>
          <table:table-cell table:number-columns-repeated="5"/>
        </table:table-row>
        <table:table-row table:style-name="ro1">
          <table:table-cell table:formula="of:=[.A2386]+1" office:value-type="float" office:value="2379" calcext:value-type="float">
            <text:p>2379</text:p>
          </table:table-cell>
          <table:table-cell table:formula="of:=4*[.$D$3]*[.B2386]*(1-[.B2386])" office:value-type="float" office:value="0.999980476968052" calcext:value-type="float">
            <text:p>0,999980476968052</text:p>
          </table:table-cell>
          <table:table-cell table:number-columns-repeated="5"/>
        </table:table-row>
        <table:table-row table:style-name="ro1">
          <table:table-cell table:formula="of:=[.A2387]+1" office:value-type="float" office:value="2380" calcext:value-type="float">
            <text:p>2380</text:p>
          </table:table-cell>
          <table:table-cell table:formula="of:=4*[.$D$3]*[.B2387]*(1-[.B2387])" office:value-type="float" office:value="0.0000780906031985328" calcext:value-type="float">
            <text:p>7,80906031985328E-05</text:p>
          </table:table-cell>
          <table:table-cell table:number-columns-repeated="5"/>
        </table:table-row>
        <table:table-row table:style-name="ro1">
          <table:table-cell table:formula="of:=[.A2388]+1" office:value-type="float" office:value="2381" calcext:value-type="float">
            <text:p>2381</text:p>
          </table:table-cell>
          <table:table-cell table:formula="of:=4*[.$D$3]*[.B2388]*(1-[.B2388])" office:value-type="float" office:value="0.000312338020224899" calcext:value-type="float">
            <text:p>0,000312338020225</text:p>
          </table:table-cell>
          <table:table-cell table:number-columns-repeated="5"/>
        </table:table-row>
        <table:table-row table:style-name="ro1">
          <table:table-cell table:formula="of:=[.A2389]+1" office:value-type="float" office:value="2382" calcext:value-type="float">
            <text:p>2382</text:p>
          </table:table-cell>
          <table:table-cell table:formula="of:=4*[.$D$3]*[.B2389]*(1-[.B2389])" office:value-type="float" office:value="0.00124896186074409" calcext:value-type="float">
            <text:p>0,001248961860744</text:p>
          </table:table-cell>
          <table:table-cell table:number-columns-repeated="5"/>
        </table:table-row>
        <table:table-row table:style-name="ro1">
          <table:table-cell table:formula="of:=[.A2390]+1" office:value-type="float" office:value="2383" calcext:value-type="float">
            <text:p>2383</text:p>
          </table:table-cell>
          <table:table-cell table:formula="of:=4*[.$D$3]*[.B2390]*(1-[.B2390])" office:value-type="float" office:value="0.00498960782005797" calcext:value-type="float">
            <text:p>0,004989607820058</text:p>
          </table:table-cell>
          <table:table-cell table:number-columns-repeated="5"/>
        </table:table-row>
        <table:table-row table:style-name="ro1">
          <table:table-cell table:formula="of:=[.A2391]+1" office:value-type="float" office:value="2384" calcext:value-type="float">
            <text:p>2384</text:p>
          </table:table-cell>
          <table:table-cell table:formula="of:=4*[.$D$3]*[.B2391]*(1-[.B2391])" office:value-type="float" office:value="0.0198588465354399" calcext:value-type="float">
            <text:p>0,01985884653544</text:p>
          </table:table-cell>
          <table:table-cell table:number-columns-repeated="5"/>
        </table:table-row>
        <table:table-row table:style-name="ro1">
          <table:table-cell table:formula="of:=[.A2392]+1" office:value-type="float" office:value="2385" calcext:value-type="float">
            <text:p>2385</text:p>
          </table:table-cell>
          <table:table-cell table:formula="of:=4*[.$D$3]*[.B2392]*(1-[.B2392])" office:value-type="float" office:value="0.0778578909988872" calcext:value-type="float">
            <text:p>0,077857890998887</text:p>
          </table:table-cell>
          <table:table-cell table:number-columns-repeated="5"/>
        </table:table-row>
        <table:table-row table:style-name="ro1">
          <table:table-cell table:formula="of:=[.A2393]+1" office:value-type="float" office:value="2386" calcext:value-type="float">
            <text:p>2386</text:p>
          </table:table-cell>
          <table:table-cell table:formula="of:=4*[.$D$3]*[.B2393]*(1-[.B2393])" office:value-type="float" office:value="0.28718415923237" calcext:value-type="float">
            <text:p>0,28718415923237</text:p>
          </table:table-cell>
          <table:table-cell table:number-columns-repeated="5"/>
        </table:table-row>
        <table:table-row table:style-name="ro1">
          <table:table-cell table:formula="of:=[.A2394]+1" office:value-type="float" office:value="2387" calcext:value-type="float">
            <text:p>2387</text:p>
          </table:table-cell>
          <table:table-cell table:formula="of:=4*[.$D$3]*[.B2394]*(1-[.B2394])" office:value-type="float" office:value="0.818837671673468" calcext:value-type="float">
            <text:p>0,818837671673468</text:p>
          </table:table-cell>
          <table:table-cell table:number-columns-repeated="5"/>
        </table:table-row>
        <table:table-row table:style-name="ro1">
          <table:table-cell table:formula="of:=[.A2395]+1" office:value-type="float" office:value="2388" calcext:value-type="float">
            <text:p>2388</text:p>
          </table:table-cell>
          <table:table-cell table:formula="of:=4*[.$D$3]*[.B2395]*(1-[.B2395])" office:value-type="float" office:value="0.593370156487368" calcext:value-type="float">
            <text:p>0,593370156487368</text:p>
          </table:table-cell>
          <table:table-cell table:number-columns-repeated="5"/>
        </table:table-row>
        <table:table-row table:style-name="ro1">
          <table:table-cell table:formula="of:=[.A2396]+1" office:value-type="float" office:value="2389" calcext:value-type="float">
            <text:p>2389</text:p>
          </table:table-cell>
          <table:table-cell table:formula="of:=4*[.$D$3]*[.B2396]*(1-[.B2396])" office:value-type="float" office:value="0.965128055510098" calcext:value-type="float">
            <text:p>0,965128055510098</text:p>
          </table:table-cell>
          <table:table-cell table:number-columns-repeated="5"/>
        </table:table-row>
        <table:table-row table:style-name="ro1">
          <table:table-cell table:formula="of:=[.A2397]+1" office:value-type="float" office:value="2390" calcext:value-type="float">
            <text:p>2390</text:p>
          </table:table-cell>
          <table:table-cell table:formula="of:=4*[.$D$3]*[.B2397]*(1-[.B2397])" office:value-type="float" office:value="0.134623567909583" calcext:value-type="float">
            <text:p>0,134623567909583</text:p>
          </table:table-cell>
          <table:table-cell table:number-columns-repeated="5"/>
        </table:table-row>
        <table:table-row table:style-name="ro1">
          <table:table-cell table:formula="of:=[.A2398]+1" office:value-type="float" office:value="2391" calcext:value-type="float">
            <text:p>2391</text:p>
          </table:table-cell>
          <table:table-cell table:formula="of:=4*[.$D$3]*[.B2398]*(1-[.B2398])" office:value-type="float" office:value="0.466000251491507" calcext:value-type="float">
            <text:p>0,466000251491507</text:p>
          </table:table-cell>
          <table:table-cell table:number-columns-repeated="5"/>
        </table:table-row>
        <table:table-row table:style-name="ro1">
          <table:table-cell table:formula="of:=[.A2399]+1" office:value-type="float" office:value="2392" calcext:value-type="float">
            <text:p>2392</text:p>
          </table:table-cell>
          <table:table-cell table:formula="of:=4*[.$D$3]*[.B2399]*(1-[.B2399])" office:value-type="float" office:value="0.995376068405437" calcext:value-type="float">
            <text:p>0,995376068405437</text:p>
          </table:table-cell>
          <table:table-cell table:number-columns-repeated="5"/>
        </table:table-row>
        <table:table-row table:style-name="ro1">
          <table:table-cell table:formula="of:=[.A2400]+1" office:value-type="float" office:value="2393" calcext:value-type="float">
            <text:p>2393</text:p>
          </table:table-cell>
          <table:table-cell table:formula="of:=4*[.$D$3]*[.B2400]*(1-[.B2400])" office:value-type="float" office:value="0.018410203404688" calcext:value-type="float">
            <text:p>0,018410203404688</text:p>
          </table:table-cell>
          <table:table-cell table:number-columns-repeated="5"/>
        </table:table-row>
        <table:table-row table:style-name="ro1">
          <table:table-cell table:formula="of:=[.A2401]+1" office:value-type="float" office:value="2394" calcext:value-type="float">
            <text:p>2394</text:p>
          </table:table-cell>
          <table:table-cell table:formula="of:=4*[.$D$3]*[.B2401]*(1-[.B2401])" office:value-type="float" office:value="0.0722850712611441" calcext:value-type="float">
            <text:p>0,072285071261144</text:p>
          </table:table-cell>
          <table:table-cell table:number-columns-repeated="5"/>
        </table:table-row>
        <table:table-row table:style-name="ro1">
          <table:table-cell table:formula="of:=[.A2402]+1" office:value-type="float" office:value="2395" calcext:value-type="float">
            <text:p>2395</text:p>
          </table:table-cell>
          <table:table-cell table:formula="of:=4*[.$D$3]*[.B2402]*(1-[.B2402])" office:value-type="float" office:value="0.268239758935662" calcext:value-type="float">
            <text:p>0,268239758935662</text:p>
          </table:table-cell>
          <table:table-cell table:number-columns-repeated="5"/>
        </table:table-row>
        <table:table-row table:style-name="ro1">
          <table:table-cell table:formula="of:=[.A2403]+1" office:value-type="float" office:value="2396" calcext:value-type="float">
            <text:p>2396</text:p>
          </table:table-cell>
          <table:table-cell table:formula="of:=4*[.$D$3]*[.B2403]*(1-[.B2403])" office:value-type="float" office:value="0.785148762647199" calcext:value-type="float">
            <text:p>0,785148762647199</text:p>
          </table:table-cell>
          <table:table-cell table:number-columns-repeated="5"/>
        </table:table-row>
        <table:table-row table:style-name="ro1">
          <table:table-cell table:formula="of:=[.A2404]+1" office:value-type="float" office:value="2397" calcext:value-type="float">
            <text:p>2397</text:p>
          </table:table-cell>
          <table:table-cell table:formula="of:=4*[.$D$3]*[.B2404]*(1-[.B2404])" office:value-type="float" office:value="0.674760732643085" calcext:value-type="float">
            <text:p>0,674760732643085</text:p>
          </table:table-cell>
          <table:table-cell table:number-columns-repeated="5"/>
        </table:table-row>
        <table:table-row table:style-name="ro1">
          <table:table-cell table:formula="of:=[.A2405]+1" office:value-type="float" office:value="2398" calcext:value-type="float">
            <text:p>2398</text:p>
          </table:table-cell>
          <table:table-cell table:formula="of:=4*[.$D$3]*[.B2405]*(1-[.B2405])" office:value-type="float" office:value="0.877834745304208" calcext:value-type="float">
            <text:p>0,877834745304208</text:p>
          </table:table-cell>
          <table:table-cell table:number-columns-repeated="5"/>
        </table:table-row>
        <table:table-row table:style-name="ro1">
          <table:table-cell table:formula="of:=[.A2406]+1" office:value-type="float" office:value="2399" calcext:value-type="float">
            <text:p>2399</text:p>
          </table:table-cell>
          <table:table-cell table:formula="of:=4*[.$D$3]*[.B2406]*(1-[.B2406])" office:value-type="float" office:value="0.428963620963616" calcext:value-type="float">
            <text:p>0,428963620963616</text:p>
          </table:table-cell>
          <table:table-cell table:number-columns-repeated="5"/>
        </table:table-row>
        <table:table-row table:style-name="ro1">
          <table:table-cell table:formula="of:=[.A2407]+1" office:value-type="float" office:value="2400" calcext:value-type="float">
            <text:p>2400</text:p>
          </table:table-cell>
          <table:table-cell table:formula="of:=4*[.$D$3]*[.B2407]*(1-[.B2407])" office:value-type="float" office:value="0.979815331413597" calcext:value-type="float">
            <text:p>0,979815331413597</text:p>
          </table:table-cell>
          <table:table-cell table:number-columns-repeated="5"/>
        </table:table-row>
        <table:table-row table:style-name="ro1">
          <table:table-cell table:formula="of:=[.A2408]+1" office:value-type="float" office:value="2401" calcext:value-type="float">
            <text:p>2401</text:p>
          </table:table-cell>
          <table:table-cell table:formula="of:=4*[.$D$3]*[.B2408]*(1-[.B2408])" office:value-type="float" office:value="0.0791089909618416" calcext:value-type="float">
            <text:p>0,079108990961842</text:p>
          </table:table-cell>
          <table:table-cell table:number-columns-repeated="5"/>
        </table:table-row>
        <table:table-row table:style-name="ro1">
          <table:table-cell table:formula="of:=[.A2409]+1" office:value-type="float" office:value="2402" calcext:value-type="float">
            <text:p>2402</text:p>
          </table:table-cell>
          <table:table-cell table:formula="of:=4*[.$D$3]*[.B2409]*(1-[.B2409])" office:value-type="float" office:value="0.291403034043363" calcext:value-type="float">
            <text:p>0,291403034043363</text:p>
          </table:table-cell>
          <table:table-cell table:number-columns-repeated="5"/>
        </table:table-row>
        <table:table-row table:style-name="ro1">
          <table:table-cell table:formula="of:=[.A2410]+1" office:value-type="float" office:value="2403" calcext:value-type="float">
            <text:p>2403</text:p>
          </table:table-cell>
          <table:table-cell table:formula="of:=4*[.$D$3]*[.B2410]*(1-[.B2410])" office:value-type="float" office:value="0.825949223174743" calcext:value-type="float">
            <text:p>0,825949223174743</text:p>
          </table:table-cell>
          <table:table-cell table:number-columns-repeated="5"/>
        </table:table-row>
        <table:table-row table:style-name="ro1">
          <table:table-cell table:formula="of:=[.A2411]+1" office:value-type="float" office:value="2404" calcext:value-type="float">
            <text:p>2404</text:p>
          </table:table-cell>
          <table:table-cell table:formula="of:=4*[.$D$3]*[.B2411]*(1-[.B2411])" office:value-type="float" office:value="0.575028415647126" calcext:value-type="float">
            <text:p>0,575028415647126</text:p>
          </table:table-cell>
          <table:table-cell table:number-columns-repeated="5"/>
        </table:table-row>
        <table:table-row table:style-name="ro1">
          <table:table-cell table:formula="of:=[.A2412]+1" office:value-type="float" office:value="2405" calcext:value-type="float">
            <text:p>2405</text:p>
          </table:table-cell>
          <table:table-cell table:formula="of:=4*[.$D$3]*[.B2412]*(1-[.B2412])" office:value-type="float" office:value="0.977482947381928" calcext:value-type="float">
            <text:p>0,977482947381928</text:p>
          </table:table-cell>
          <table:table-cell table:number-columns-repeated="5"/>
        </table:table-row>
        <table:table-row table:style-name="ro1">
          <table:table-cell table:formula="of:=[.A2413]+1" office:value-type="float" office:value="2406" calcext:value-type="float">
            <text:p>2406</text:p>
          </table:table-cell>
          <table:table-cell table:formula="of:=4*[.$D$3]*[.B2413]*(1-[.B2413])" office:value-type="float" office:value="0.0880401398378663" calcext:value-type="float">
            <text:p>0,088040139837866</text:p>
          </table:table-cell>
          <table:table-cell table:number-columns-repeated="5"/>
        </table:table-row>
        <table:table-row table:style-name="ro1">
          <table:table-cell table:formula="of:=[.A2414]+1" office:value-type="float" office:value="2407" calcext:value-type="float">
            <text:p>2407</text:p>
          </table:table-cell>
          <table:table-cell table:formula="of:=4*[.$D$3]*[.B2414]*(1-[.B2414])" office:value-type="float" office:value="0.321156294460781" calcext:value-type="float">
            <text:p>0,321156294460781</text:p>
          </table:table-cell>
          <table:table-cell table:number-columns-repeated="5"/>
        </table:table-row>
        <table:table-row table:style-name="ro1">
          <table:table-cell table:formula="of:=[.A2415]+1" office:value-type="float" office:value="2408" calcext:value-type="float">
            <text:p>2408</text:p>
          </table:table-cell>
          <table:table-cell table:formula="of:=4*[.$D$3]*[.B2415]*(1-[.B2415])" office:value-type="float" office:value="0.872059715956005" calcext:value-type="float">
            <text:p>0,872059715956005</text:p>
          </table:table-cell>
          <table:table-cell table:number-columns-repeated="5"/>
        </table:table-row>
        <table:table-row table:style-name="ro1">
          <table:table-cell table:formula="of:=[.A2416]+1" office:value-type="float" office:value="2409" calcext:value-type="float">
            <text:p>2409</text:p>
          </table:table-cell>
          <table:table-cell table:formula="of:=4*[.$D$3]*[.B2416]*(1-[.B2416])" office:value-type="float" office:value="0.446286271050949" calcext:value-type="float">
            <text:p>0,446286271050949</text:p>
          </table:table-cell>
          <table:table-cell table:number-columns-repeated="5"/>
        </table:table-row>
        <table:table-row table:style-name="ro1">
          <table:table-cell table:formula="of:=[.A2417]+1" office:value-type="float" office:value="2410" calcext:value-type="float">
            <text:p>2410</text:p>
          </table:table-cell>
          <table:table-cell table:formula="of:=4*[.$D$3]*[.B2417]*(1-[.B2417])" office:value-type="float" office:value="0.988459341289551" calcext:value-type="float">
            <text:p>0,988459341289551</text:p>
          </table:table-cell>
          <table:table-cell table:number-columns-repeated="5"/>
        </table:table-row>
        <table:table-row table:style-name="ro1">
          <table:table-cell table:formula="of:=[.A2418]+1" office:value-type="float" office:value="2411" calcext:value-type="float">
            <text:p>2411</text:p>
          </table:table-cell>
          <table:table-cell table:formula="of:=4*[.$D$3]*[.B2418]*(1-[.B2418])" office:value-type="float" office:value="0.0456298876279099" calcext:value-type="float">
            <text:p>0,04562988762791</text:p>
          </table:table-cell>
          <table:table-cell table:number-columns-repeated="5"/>
        </table:table-row>
        <table:table-row table:style-name="ro1">
          <table:table-cell table:formula="of:=[.A2419]+1" office:value-type="float" office:value="2412" calcext:value-type="float">
            <text:p>2412</text:p>
          </table:table-cell>
          <table:table-cell table:formula="of:=4*[.$D$3]*[.B2419]*(1-[.B2419])" office:value-type="float" office:value="0.174191203931897" calcext:value-type="float">
            <text:p>0,174191203931897</text:p>
          </table:table-cell>
          <table:table-cell table:number-columns-repeated="5"/>
        </table:table-row>
        <table:table-row table:style-name="ro1">
          <table:table-cell table:formula="of:=[.A2420]+1" office:value-type="float" office:value="2413" calcext:value-type="float">
            <text:p>2413</text:p>
          </table:table-cell>
          <table:table-cell table:formula="of:=4*[.$D$3]*[.B2420]*(1-[.B2420])" office:value-type="float" office:value="0.575394513618612" calcext:value-type="float">
            <text:p>0,575394513618612</text:p>
          </table:table-cell>
          <table:table-cell table:number-columns-repeated="5"/>
        </table:table-row>
        <table:table-row table:style-name="ro1">
          <table:table-cell table:formula="of:=[.A2421]+1" office:value-type="float" office:value="2414" calcext:value-type="float">
            <text:p>2414</text:p>
          </table:table-cell>
          <table:table-cell table:formula="of:=4*[.$D$3]*[.B2421]*(1-[.B2421])" office:value-type="float" office:value="0.977262669264852" calcext:value-type="float">
            <text:p>0,977262669264852</text:p>
          </table:table-cell>
          <table:table-cell table:number-columns-repeated="5"/>
        </table:table-row>
        <table:table-row table:style-name="ro1">
          <table:table-cell table:formula="of:=[.A2422]+1" office:value-type="float" office:value="2415" calcext:value-type="float">
            <text:p>2415</text:p>
          </table:table-cell>
          <table:table-cell table:formula="of:=4*[.$D$3]*[.B2422]*(1-[.B2422])" office:value-type="float" office:value="0.0888813781047559" calcext:value-type="float">
            <text:p>0,088881378104756</text:p>
          </table:table-cell>
          <table:table-cell table:number-columns-repeated="5"/>
        </table:table-row>
        <table:table-row table:style-name="ro1">
          <table:table-cell table:formula="of:=[.A2423]+1" office:value-type="float" office:value="2416" calcext:value-type="float">
            <text:p>2416</text:p>
          </table:table-cell>
          <table:table-cell table:formula="of:=4*[.$D$3]*[.B2423]*(1-[.B2423])" office:value-type="float" office:value="0.323925914923821" calcext:value-type="float">
            <text:p>0,323925914923821</text:p>
          </table:table-cell>
          <table:table-cell table:number-columns-repeated="5"/>
        </table:table-row>
        <table:table-row table:style-name="ro1">
          <table:table-cell table:formula="of:=[.A2424]+1" office:value-type="float" office:value="2417" calcext:value-type="float">
            <text:p>2417</text:p>
          </table:table-cell>
          <table:table-cell table:formula="of:=4*[.$D$3]*[.B2424]*(1-[.B2424])" office:value-type="float" office:value="0.875991666258346" calcext:value-type="float">
            <text:p>0,875991666258346</text:p>
          </table:table-cell>
          <table:table-cell table:number-columns-repeated="5"/>
        </table:table-row>
        <table:table-row table:style-name="ro1">
          <table:table-cell table:formula="of:=[.A2425]+1" office:value-type="float" office:value="2418" calcext:value-type="float">
            <text:p>2418</text:p>
          </table:table-cell>
          <table:table-cell table:formula="of:=4*[.$D$3]*[.B2425]*(1-[.B2425])" office:value-type="float" office:value="0.43452106761709" calcext:value-type="float">
            <text:p>0,43452106761709</text:p>
          </table:table-cell>
          <table:table-cell table:number-columns-repeated="5"/>
        </table:table-row>
        <table:table-row table:style-name="ro1">
          <table:table-cell table:formula="of:=[.A2426]+1" office:value-type="float" office:value="2419" calcext:value-type="float">
            <text:p>2419</text:p>
          </table:table-cell>
          <table:table-cell table:formula="of:=4*[.$D$3]*[.B2426]*(1-[.B2426])" office:value-type="float" office:value="0.982850037655977" calcext:value-type="float">
            <text:p>0,982850037655977</text:p>
          </table:table-cell>
          <table:table-cell table:number-columns-repeated="5"/>
        </table:table-row>
        <table:table-row table:style-name="ro1">
          <table:table-cell table:formula="of:=[.A2427]+1" office:value-type="float" office:value="2420" calcext:value-type="float">
            <text:p>2420</text:p>
          </table:table-cell>
          <table:table-cell table:formula="of:=4*[.$D$3]*[.B2427]*(1-[.B2427])" office:value-type="float" office:value="0.0674233645424859" calcext:value-type="float">
            <text:p>0,067423364542486</text:p>
          </table:table-cell>
          <table:table-cell table:number-columns-repeated="5"/>
        </table:table-row>
        <table:table-row table:style-name="ro1">
          <table:table-cell table:formula="of:=[.A2428]+1" office:value-type="float" office:value="2421" calcext:value-type="float">
            <text:p>2421</text:p>
          </table:table-cell>
          <table:table-cell table:formula="of:=4*[.$D$3]*[.B2428]*(1-[.B2428])" office:value-type="float" office:value="0.251509817825028" calcext:value-type="float">
            <text:p>0,251509817825028</text:p>
          </table:table-cell>
          <table:table-cell table:number-columns-repeated="5"/>
        </table:table-row>
        <table:table-row table:style-name="ro1">
          <table:table-cell table:formula="of:=[.A2429]+1" office:value-type="float" office:value="2422" calcext:value-type="float">
            <text:p>2422</text:p>
          </table:table-cell>
          <table:table-cell table:formula="of:=4*[.$D$3]*[.B2429]*(1-[.B2429])" office:value-type="float" office:value="0.753010517450597" calcext:value-type="float">
            <text:p>0,753010517450597</text:p>
          </table:table-cell>
          <table:table-cell table:number-columns-repeated="5"/>
        </table:table-row>
        <table:table-row table:style-name="ro1">
          <table:table-cell table:formula="of:=[.A2430]+1" office:value-type="float" office:value="2423" calcext:value-type="float">
            <text:p>2423</text:p>
          </table:table-cell>
          <table:table-cell table:formula="of:=4*[.$D$3]*[.B2430]*(1-[.B2430])" office:value-type="float" office:value="0.743942712237525" calcext:value-type="float">
            <text:p>0,743942712237525</text:p>
          </table:table-cell>
          <table:table-cell table:number-columns-repeated="5"/>
        </table:table-row>
        <table:table-row table:style-name="ro1">
          <table:table-cell table:formula="of:=[.A2431]+1" office:value-type="float" office:value="2424" calcext:value-type="float">
            <text:p>2424</text:p>
          </table:table-cell>
          <table:table-cell table:formula="of:=4*[.$D$3]*[.B2431]*(1-[.B2431])" office:value-type="float" office:value="0.7619678125848" calcext:value-type="float">
            <text:p>0,7619678125848</text:p>
          </table:table-cell>
          <table:table-cell table:number-columns-repeated="5"/>
        </table:table-row>
        <table:table-row table:style-name="ro1">
          <table:table-cell table:formula="of:=[.A2432]+1" office:value-type="float" office:value="2425" calcext:value-type="float">
            <text:p>2425</text:p>
          </table:table-cell>
          <table:table-cell table:formula="of:=4*[.$D$3]*[.B2432]*(1-[.B2432])" office:value-type="float" office:value="0.72549146067814" calcext:value-type="float">
            <text:p>0,72549146067814</text:p>
          </table:table-cell>
          <table:table-cell table:number-columns-repeated="5"/>
        </table:table-row>
        <table:table-row table:style-name="ro1">
          <table:table-cell table:formula="of:=[.A2433]+1" office:value-type="float" office:value="2426" calcext:value-type="float">
            <text:p>2426</text:p>
          </table:table-cell>
          <table:table-cell table:formula="of:=4*[.$D$3]*[.B2433]*(1-[.B2433])" office:value-type="float" office:value="0.796614404644955" calcext:value-type="float">
            <text:p>0,796614404644955</text:p>
          </table:table-cell>
          <table:table-cell table:number-columns-repeated="5"/>
        </table:table-row>
        <table:table-row table:style-name="ro1">
          <table:table-cell table:formula="of:=[.A2434]+1" office:value-type="float" office:value="2427" calcext:value-type="float">
            <text:p>2427</text:p>
          </table:table-cell>
          <table:table-cell table:formula="of:=4*[.$D$3]*[.B2434]*(1-[.B2434])" office:value-type="float" office:value="0.648079579828475" calcext:value-type="float">
            <text:p>0,648079579828475</text:p>
          </table:table-cell>
          <table:table-cell table:number-columns-repeated="5"/>
        </table:table-row>
        <table:table-row table:style-name="ro1">
          <table:table-cell table:formula="of:=[.A2435]+1" office:value-type="float" office:value="2428" calcext:value-type="float">
            <text:p>2428</text:p>
          </table:table-cell>
          <table:table-cell table:formula="of:=4*[.$D$3]*[.B2435]*(1-[.B2435])" office:value-type="float" office:value="0.912289752151289" calcext:value-type="float">
            <text:p>0,912289752151289</text:p>
          </table:table-cell>
          <table:table-cell table:number-columns-repeated="5"/>
        </table:table-row>
        <table:table-row table:style-name="ro1">
          <table:table-cell table:formula="of:=[.A2436]+1" office:value-type="float" office:value="2429" calcext:value-type="float">
            <text:p>2429</text:p>
          </table:table-cell>
          <table:table-cell table:formula="of:=4*[.$D$3]*[.B2436]*(1-[.B2436])" office:value-type="float" office:value="0.320068641084114" calcext:value-type="float">
            <text:p>0,320068641084114</text:p>
          </table:table-cell>
          <table:table-cell table:number-columns-repeated="5"/>
        </table:table-row>
        <table:table-row table:style-name="ro1">
          <table:table-cell table:formula="of:=[.A2437]+1" office:value-type="float" office:value="2430" calcext:value-type="float">
            <text:p>2430</text:p>
          </table:table-cell>
          <table:table-cell table:formula="of:=4*[.$D$3]*[.B2437]*(1-[.B2437])" office:value-type="float" office:value="0.87049882431473" calcext:value-type="float">
            <text:p>0,87049882431473</text:p>
          </table:table-cell>
          <table:table-cell table:number-columns-repeated="5"/>
        </table:table-row>
        <table:table-row table:style-name="ro1">
          <table:table-cell table:formula="of:=[.A2438]+1" office:value-type="float" office:value="2431" calcext:value-type="float">
            <text:p>2431</text:p>
          </table:table-cell>
          <table:table-cell table:formula="of:=4*[.$D$3]*[.B2438]*(1-[.B2438])" office:value-type="float" office:value="0.45092248472561" calcext:value-type="float">
            <text:p>0,45092248472561</text:p>
          </table:table-cell>
          <table:table-cell table:number-columns-repeated="5"/>
        </table:table-row>
        <table:table-row table:style-name="ro1">
          <table:table-cell table:formula="of:=[.A2439]+1" office:value-type="float" office:value="2432" calcext:value-type="float">
            <text:p>2432</text:p>
          </table:table-cell>
          <table:table-cell table:formula="of:=4*[.$D$3]*[.B2439]*(1-[.B2439])" office:value-type="float" office:value="0.990365589977968" calcext:value-type="float">
            <text:p>0,990365589977968</text:p>
          </table:table-cell>
          <table:table-cell table:number-columns-repeated="5"/>
        </table:table-row>
        <table:table-row table:style-name="ro1">
          <table:table-cell table:formula="of:=[.A2440]+1" office:value-type="float" office:value="2433" calcext:value-type="float">
            <text:p>2433</text:p>
          </table:table-cell>
          <table:table-cell table:formula="of:=4*[.$D$3]*[.B2440]*(1-[.B2440])" office:value-type="float" office:value="0.0381663526622367" calcext:value-type="float">
            <text:p>0,038166352662237</text:p>
          </table:table-cell>
          <table:table-cell table:number-columns-repeated="5"/>
        </table:table-row>
        <table:table-row table:style-name="ro1">
          <table:table-cell table:formula="of:=[.A2441]+1" office:value-type="float" office:value="2434" calcext:value-type="float">
            <text:p>2434</text:p>
          </table:table-cell>
          <table:table-cell table:formula="of:=4*[.$D$3]*[.B2441]*(1-[.B2441])" office:value-type="float" office:value="0.146838728746794" calcext:value-type="float">
            <text:p>0,146838728746794</text:p>
          </table:table-cell>
          <table:table-cell table:number-columns-repeated="5"/>
        </table:table-row>
        <table:table-row table:style-name="ro1">
          <table:table-cell table:formula="of:=[.A2442]+1" office:value-type="float" office:value="2435" calcext:value-type="float">
            <text:p>2435</text:p>
          </table:table-cell>
          <table:table-cell table:formula="of:=4*[.$D$3]*[.B2442]*(1-[.B2442])" office:value-type="float" office:value="0.501108465947278" calcext:value-type="float">
            <text:p>0,501108465947278</text:p>
          </table:table-cell>
          <table:table-cell table:number-columns-repeated="5"/>
        </table:table-row>
        <table:table-row table:style-name="ro1">
          <table:table-cell table:formula="of:=[.A2443]+1" office:value-type="float" office:value="2436" calcext:value-type="float">
            <text:p>2436</text:p>
          </table:table-cell>
          <table:table-cell table:formula="of:=4*[.$D$3]*[.B2443]*(1-[.B2443])" office:value-type="float" office:value="0.999995085212975" calcext:value-type="float">
            <text:p>0,999995085212975</text:p>
          </table:table-cell>
          <table:table-cell table:number-columns-repeated="5"/>
        </table:table-row>
        <table:table-row table:style-name="ro1">
          <table:table-cell table:formula="of:=[.A2444]+1" office:value-type="float" office:value="2437" calcext:value-type="float">
            <text:p>2437</text:p>
          </table:table-cell>
          <table:table-cell table:formula="of:=4*[.$D$3]*[.B2444]*(1-[.B2444])" office:value-type="float" office:value="0.000019659051480011" calcext:value-type="float">
            <text:p>1,9659051480011E-05</text:p>
          </table:table-cell>
          <table:table-cell table:number-columns-repeated="5"/>
        </table:table-row>
        <table:table-row table:style-name="ro1">
          <table:table-cell table:formula="of:=[.A2445]+1" office:value-type="float" office:value="2438" calcext:value-type="float">
            <text:p>2438</text:p>
          </table:table-cell>
          <table:table-cell table:formula="of:=4*[.$D$3]*[.B2445]*(1-[.B2445])" office:value-type="float" office:value="0.0000786346600068237" calcext:value-type="float">
            <text:p>7,86346600068237E-05</text:p>
          </table:table-cell>
          <table:table-cell table:number-columns-repeated="5"/>
        </table:table-row>
        <table:table-row table:style-name="ro1">
          <table:table-cell table:formula="of:=[.A2446]+1" office:value-type="float" office:value="2439" calcext:value-type="float">
            <text:p>2439</text:p>
          </table:table-cell>
          <table:table-cell table:formula="of:=4*[.$D$3]*[.B2446]*(1-[.B2446])" office:value-type="float" office:value="0.000314513906388277" calcext:value-type="float">
            <text:p>0,000314513906388</text:p>
          </table:table-cell>
          <table:table-cell table:number-columns-repeated="5"/>
        </table:table-row>
        <table:table-row table:style-name="ro1">
          <table:table-cell table:formula="of:=[.A2447]+1" office:value-type="float" office:value="2440" calcext:value-type="float">
            <text:p>2440</text:p>
          </table:table-cell>
          <table:table-cell table:formula="of:=4*[.$D$3]*[.B2447]*(1-[.B2447])" office:value-type="float" office:value="0.00125765994956386" calcext:value-type="float">
            <text:p>0,001257659949564</text:p>
          </table:table-cell>
          <table:table-cell table:number-columns-repeated="5"/>
        </table:table-row>
        <table:table-row table:style-name="ro1">
          <table:table-cell table:formula="of:=[.A2448]+1" office:value-type="float" office:value="2441" calcext:value-type="float">
            <text:p>2441</text:p>
          </table:table-cell>
          <table:table-cell table:formula="of:=4*[.$D$3]*[.B2448]*(1-[.B2448])" office:value-type="float" office:value="0.00502431296406051" calcext:value-type="float">
            <text:p>0,005024312964061</text:p>
          </table:table-cell>
          <table:table-cell table:number-columns-repeated="5"/>
        </table:table-row>
        <table:table-row table:style-name="ro1">
          <table:table-cell table:formula="of:=[.A2449]+1" office:value-type="float" office:value="2442" calcext:value-type="float">
            <text:p>2442</text:p>
          </table:table-cell>
          <table:table-cell table:formula="of:=4*[.$D$3]*[.B2449]*(1-[.B2449])" office:value-type="float" office:value="0.0199962769731987" calcext:value-type="float">
            <text:p>0,019996276973199</text:p>
          </table:table-cell>
          <table:table-cell table:number-columns-repeated="5"/>
        </table:table-row>
        <table:table-row table:style-name="ro1">
          <table:table-cell table:formula="of:=[.A2450]+1" office:value-type="float" office:value="2443" calcext:value-type="float">
            <text:p>2443</text:p>
          </table:table-cell>
          <table:table-cell table:formula="of:=4*[.$D$3]*[.B2450]*(1-[.B2450])" office:value-type="float" office:value="0.0783857035216394" calcext:value-type="float">
            <text:p>0,078385703521639</text:p>
          </table:table-cell>
          <table:table-cell table:number-columns-repeated="5"/>
        </table:table-row>
        <table:table-row table:style-name="ro1">
          <table:table-cell table:formula="of:=[.A2451]+1" office:value-type="float" office:value="2444" calcext:value-type="float">
            <text:p>2444</text:p>
          </table:table-cell>
          <table:table-cell table:formula="of:=4*[.$D$3]*[.B2451]*(1-[.B2451])" office:value-type="float" office:value="0.288965540020228" calcext:value-type="float">
            <text:p>0,288965540020228</text:p>
          </table:table-cell>
          <table:table-cell table:number-columns-repeated="5"/>
        </table:table-row>
        <table:table-row table:style-name="ro1">
          <table:table-cell table:formula="of:=[.A2452]+1" office:value-type="float" office:value="2445" calcext:value-type="float">
            <text:p>2445</text:p>
          </table:table-cell>
          <table:table-cell table:formula="of:=4*[.$D$3]*[.B2452]*(1-[.B2452])" office:value-type="float" office:value="0.821857826804184" calcext:value-type="float">
            <text:p>0,821857826804184</text:p>
          </table:table-cell>
          <table:table-cell table:number-columns-repeated="5"/>
        </table:table-row>
        <table:table-row table:style-name="ro1">
          <table:table-cell table:formula="of:=[.A2453]+1" office:value-type="float" office:value="2446" calcext:value-type="float">
            <text:p>2446</text:p>
          </table:table-cell>
          <table:table-cell table:formula="of:=4*[.$D$3]*[.B2453]*(1-[.B2453])" office:value-type="float" office:value="0.585630157299551" calcext:value-type="float">
            <text:p>0,585630157299551</text:p>
          </table:table-cell>
          <table:table-cell table:number-columns-repeated="5"/>
        </table:table-row>
        <table:table-row table:style-name="ro1">
          <table:table-cell table:formula="of:=[.A2454]+1" office:value-type="float" office:value="2447" calcext:value-type="float">
            <text:p>2447</text:p>
          </table:table-cell>
          <table:table-cell table:formula="of:=4*[.$D$3]*[.B2454]*(1-[.B2454])" office:value-type="float" office:value="0.970669904643417" calcext:value-type="float">
            <text:p>0,970669904643417</text:p>
          </table:table-cell>
          <table:table-cell table:number-columns-repeated="5"/>
        </table:table-row>
        <table:table-row table:style-name="ro1">
          <table:table-cell table:formula="of:=[.A2455]+1" office:value-type="float" office:value="2448" calcext:value-type="float">
            <text:p>2448</text:p>
          </table:table-cell>
          <table:table-cell table:formula="of:=4*[.$D$3]*[.B2455]*(1-[.B2455])" office:value-type="float" office:value="0.113879363451829" calcext:value-type="float">
            <text:p>0,113879363451829</text:p>
          </table:table-cell>
          <table:table-cell table:number-columns-repeated="5"/>
        </table:table-row>
        <table:table-row table:style-name="ro1">
          <table:table-cell table:formula="of:=[.A2456]+1" office:value-type="float" office:value="2449" calcext:value-type="float">
            <text:p>2449</text:p>
          </table:table-cell>
          <table:table-cell table:formula="of:=4*[.$D$3]*[.B2456]*(1-[.B2456])" office:value-type="float" office:value="0.40364341612654" calcext:value-type="float">
            <text:p>0,40364341612654</text:p>
          </table:table-cell>
          <table:table-cell table:number-columns-repeated="5"/>
        </table:table-row>
        <table:table-row table:style-name="ro1">
          <table:table-cell table:formula="of:=[.A2457]+1" office:value-type="float" office:value="2450" calcext:value-type="float">
            <text:p>2450</text:p>
          </table:table-cell>
          <table:table-cell table:formula="of:=4*[.$D$3]*[.B2457]*(1-[.B2457])" office:value-type="float" office:value="0.962861634976948" calcext:value-type="float">
            <text:p>0,962861634976948</text:p>
          </table:table-cell>
          <table:table-cell table:number-columns-repeated="5"/>
        </table:table-row>
        <table:table-row table:style-name="ro1">
          <table:table-cell table:formula="of:=[.A2458]+1" office:value-type="float" office:value="2451" calcext:value-type="float">
            <text:p>2451</text:p>
          </table:table-cell>
          <table:table-cell table:formula="of:=4*[.$D$3]*[.B2458]*(1-[.B2458])" office:value-type="float" office:value="0.143036427465867" calcext:value-type="float">
            <text:p>0,143036427465867</text:p>
          </table:table-cell>
          <table:table-cell table:number-columns-repeated="5"/>
        </table:table-row>
        <table:table-row table:style-name="ro1">
          <table:table-cell table:formula="of:=[.A2459]+1" office:value-type="float" office:value="2452" calcext:value-type="float">
            <text:p>2452</text:p>
          </table:table-cell>
          <table:table-cell table:formula="of:=4*[.$D$3]*[.B2459]*(1-[.B2459])" office:value-type="float" office:value="0.490308031534674" calcext:value-type="float">
            <text:p>0,490308031534674</text:p>
          </table:table-cell>
          <table:table-cell table:number-columns-repeated="5"/>
        </table:table-row>
        <table:table-row table:style-name="ro1">
          <table:table-cell table:formula="of:=[.A2460]+1" office:value-type="float" office:value="2453" calcext:value-type="float">
            <text:p>2453</text:p>
          </table:table-cell>
          <table:table-cell table:formula="of:=4*[.$D$3]*[.B2460]*(1-[.B2460])" office:value-type="float" office:value="0.999624262989068" calcext:value-type="float">
            <text:p>0,999624262989068</text:p>
          </table:table-cell>
          <table:table-cell table:number-columns-repeated="5"/>
        </table:table-row>
        <table:table-row table:style-name="ro1">
          <table:table-cell table:formula="of:=[.A2461]+1" office:value-type="float" office:value="2454" calcext:value-type="float">
            <text:p>2454</text:p>
          </table:table-cell>
          <table:table-cell table:formula="of:=4*[.$D$3]*[.B2461]*(1-[.B2461])" office:value-type="float" office:value="0.00150238333052055" calcext:value-type="float">
            <text:p>0,001502383330521</text:p>
          </table:table-cell>
          <table:table-cell table:number-columns-repeated="5"/>
        </table:table-row>
        <table:table-row table:style-name="ro1">
          <table:table-cell table:formula="of:=[.A2462]+1" office:value-type="float" office:value="2455" calcext:value-type="float">
            <text:p>2455</text:p>
          </table:table-cell>
          <table:table-cell table:formula="of:=4*[.$D$3]*[.B2462]*(1-[.B2462])" office:value-type="float" office:value="0.00600050469939489" calcext:value-type="float">
            <text:p>0,006000504699395</text:p>
          </table:table-cell>
          <table:table-cell table:number-columns-repeated="5"/>
        </table:table-row>
        <table:table-row table:style-name="ro1">
          <table:table-cell table:formula="of:=[.A2463]+1" office:value-type="float" office:value="2456" calcext:value-type="float">
            <text:p>2456</text:p>
          </table:table-cell>
          <table:table-cell table:formula="of:=4*[.$D$3]*[.B2463]*(1-[.B2463])" office:value-type="float" office:value="0.0238579945709897" calcext:value-type="float">
            <text:p>0,02385799457099</text:p>
          </table:table-cell>
          <table:table-cell table:number-columns-repeated="5"/>
        </table:table-row>
        <table:table-row table:style-name="ro1">
          <table:table-cell table:formula="of:=[.A2464]+1" office:value-type="float" office:value="2457" calcext:value-type="float">
            <text:p>2457</text:p>
          </table:table-cell>
          <table:table-cell table:formula="of:=4*[.$D$3]*[.B2464]*(1-[.B2464])" office:value-type="float" office:value="0.0931551626641613" calcext:value-type="float">
            <text:p>0,093155162664161</text:p>
          </table:table-cell>
          <table:table-cell table:number-columns-repeated="5"/>
        </table:table-row>
        <table:table-row table:style-name="ro1">
          <table:table-cell table:formula="of:=[.A2465]+1" office:value-type="float" office:value="2458" calcext:value-type="float">
            <text:p>2458</text:p>
          </table:table-cell>
          <table:table-cell table:formula="of:=4*[.$D$3]*[.B2465]*(1-[.B2465])" office:value-type="float" office:value="0.3379091133327" calcext:value-type="float">
            <text:p>0,3379091133327</text:p>
          </table:table-cell>
          <table:table-cell table:number-columns-repeated="5"/>
        </table:table-row>
        <table:table-row table:style-name="ro1">
          <table:table-cell table:formula="of:=[.A2466]+1" office:value-type="float" office:value="2459" calcext:value-type="float">
            <text:p>2459</text:p>
          </table:table-cell>
          <table:table-cell table:formula="of:=4*[.$D$3]*[.B2466]*(1-[.B2466])" office:value-type="float" office:value="0.894906177837634" calcext:value-type="float">
            <text:p>0,894906177837634</text:p>
          </table:table-cell>
          <table:table-cell table:number-columns-repeated="5"/>
        </table:table-row>
        <table:table-row table:style-name="ro1">
          <table:table-cell table:formula="of:=[.A2467]+1" office:value-type="float" office:value="2460" calcext:value-type="float">
            <text:p>2460</text:p>
          </table:table-cell>
          <table:table-cell table:formula="of:=4*[.$D$3]*[.B2467]*(1-[.B2467])" office:value-type="float" office:value="0.376196442822685" calcext:value-type="float">
            <text:p>0,376196442822685</text:p>
          </table:table-cell>
          <table:table-cell table:number-columns-repeated="5"/>
        </table:table-row>
        <table:table-row table:style-name="ro1">
          <table:table-cell table:formula="of:=[.A2468]+1" office:value-type="float" office:value="2461" calcext:value-type="float">
            <text:p>2461</text:p>
          </table:table-cell>
          <table:table-cell table:formula="of:=4*[.$D$3]*[.B2468]*(1-[.B2468])" office:value-type="float" office:value="0.938690716920973" calcext:value-type="float">
            <text:p>0,938690716920973</text:p>
          </table:table-cell>
          <table:table-cell table:number-columns-repeated="5"/>
        </table:table-row>
        <table:table-row table:style-name="ro1">
          <table:table-cell table:formula="of:=[.A2469]+1" office:value-type="float" office:value="2462" calcext:value-type="float">
            <text:p>2462</text:p>
          </table:table-cell>
          <table:table-cell table:formula="of:=4*[.$D$3]*[.B2469]*(1-[.B2469])" office:value-type="float" office:value="0.230201819549451" calcext:value-type="float">
            <text:p>0,230201819549451</text:p>
          </table:table-cell>
          <table:table-cell table:number-columns-repeated="5"/>
        </table:table-row>
        <table:table-row table:style-name="ro1">
          <table:table-cell table:formula="of:=[.A2470]+1" office:value-type="float" office:value="2463" calcext:value-type="float">
            <text:p>2463</text:p>
          </table:table-cell>
          <table:table-cell table:formula="of:=4*[.$D$3]*[.B2470]*(1-[.B2470])" office:value-type="float" office:value="0.708835767302292" calcext:value-type="float">
            <text:p>0,708835767302292</text:p>
          </table:table-cell>
          <table:table-cell table:number-columns-repeated="5"/>
        </table:table-row>
        <table:table-row table:style-name="ro1">
          <table:table-cell table:formula="of:=[.A2471]+1" office:value-type="float" office:value="2464" calcext:value-type="float">
            <text:p>2464</text:p>
          </table:table-cell>
          <table:table-cell table:formula="of:=4*[.$D$3]*[.B2471]*(1-[.B2471])" office:value-type="float" office:value="0.825550489181051" calcext:value-type="float">
            <text:p>0,825550489181051</text:p>
          </table:table-cell>
          <table:table-cell table:number-columns-repeated="5"/>
        </table:table-row>
        <table:table-row table:style-name="ro1">
          <table:table-cell table:formula="of:=[.A2472]+1" office:value-type="float" office:value="2465" calcext:value-type="float">
            <text:p>2465</text:p>
          </table:table-cell>
          <table:table-cell table:formula="of:=4*[.$D$3]*[.B2472]*(1-[.B2472])" office:value-type="float" office:value="0.576067515975913" calcext:value-type="float">
            <text:p>0,576067515975913</text:p>
          </table:table-cell>
          <table:table-cell table:number-columns-repeated="5"/>
        </table:table-row>
        <table:table-row table:style-name="ro1">
          <table:table-cell table:formula="of:=[.A2473]+1" office:value-type="float" office:value="2466" calcext:value-type="float">
            <text:p>2466</text:p>
          </table:table-cell>
          <table:table-cell table:formula="of:=4*[.$D$3]*[.B2473]*(1-[.B2473])" office:value-type="float" office:value="0.976854932053017" calcext:value-type="float">
            <text:p>0,976854932053017</text:p>
          </table:table-cell>
          <table:table-cell table:number-columns-repeated="5"/>
        </table:table-row>
        <table:table-row table:style-name="ro1">
          <table:table-cell table:formula="of:=[.A2474]+1" office:value-type="float" office:value="2467" calcext:value-type="float">
            <text:p>2467</text:p>
          </table:table-cell>
          <table:table-cell table:formula="of:=4*[.$D$3]*[.B2474]*(1-[.B2474])" office:value-type="float" office:value="0.0904374951068506" calcext:value-type="float">
            <text:p>0,090437495106851</text:p>
          </table:table-cell>
          <table:table-cell table:number-columns-repeated="5"/>
        </table:table-row>
        <table:table-row table:style-name="ro1">
          <table:table-cell table:formula="of:=[.A2475]+1" office:value-type="float" office:value="2468" calcext:value-type="float">
            <text:p>2468</text:p>
          </table:table-cell>
          <table:table-cell table:formula="of:=4*[.$D$3]*[.B2475]*(1-[.B2475])" office:value-type="float" office:value="0.329034218342596" calcext:value-type="float">
            <text:p>0,329034218342596</text:p>
          </table:table-cell>
          <table:table-cell table:number-columns-repeated="5"/>
        </table:table-row>
        <table:table-row table:style-name="ro1">
          <table:table-cell table:formula="of:=[.A2476]+1" office:value-type="float" office:value="2469" calcext:value-type="float">
            <text:p>2469</text:p>
          </table:table-cell>
          <table:table-cell table:formula="of:=4*[.$D$3]*[.B2476]*(1-[.B2476])" office:value-type="float" office:value="0.883082806009091" calcext:value-type="float">
            <text:p>0,883082806009091</text:p>
          </table:table-cell>
          <table:table-cell table:number-columns-repeated="5"/>
        </table:table-row>
        <table:table-row table:style-name="ro1">
          <table:table-cell table:formula="of:=[.A2477]+1" office:value-type="float" office:value="2470" calcext:value-type="float">
            <text:p>2470</text:p>
          </table:table-cell>
          <table:table-cell table:formula="of:=4*[.$D$3]*[.B2477]*(1-[.B2477])" office:value-type="float" office:value="0.412990254960803" calcext:value-type="float">
            <text:p>0,412990254960803</text:p>
          </table:table-cell>
          <table:table-cell table:number-columns-repeated="5"/>
        </table:table-row>
        <table:table-row table:style-name="ro1">
          <table:table-cell table:formula="of:=[.A2478]+1" office:value-type="float" office:value="2471" calcext:value-type="float">
            <text:p>2471</text:p>
          </table:table-cell>
          <table:table-cell table:formula="of:=4*[.$D$3]*[.B2478]*(1-[.B2478])" office:value-type="float" office:value="0.969717217072856" calcext:value-type="float">
            <text:p>0,969717217072856</text:p>
          </table:table-cell>
          <table:table-cell table:number-columns-repeated="5"/>
        </table:table-row>
        <table:table-row table:style-name="ro1">
          <table:table-cell table:formula="of:=[.A2479]+1" office:value-type="float" office:value="2472" calcext:value-type="float">
            <text:p>2472</text:p>
          </table:table-cell>
          <table:table-cell table:formula="of:=4*[.$D$3]*[.B2479]*(1-[.B2479])" office:value-type="float" office:value="0.117462943941326" calcext:value-type="float">
            <text:p>0,117462943941326</text:p>
          </table:table-cell>
          <table:table-cell table:number-columns-repeated="5"/>
        </table:table-row>
        <table:table-row table:style-name="ro1">
          <table:table-cell table:formula="of:=[.A2480]+1" office:value-type="float" office:value="2473" calcext:value-type="float">
            <text:p>2473</text:p>
          </table:table-cell>
          <table:table-cell table:formula="of:=4*[.$D$3]*[.B2480]*(1-[.B2480])" office:value-type="float" office:value="0.414661602967851" calcext:value-type="float">
            <text:p>0,414661602967851</text:p>
          </table:table-cell>
          <table:table-cell table:number-columns-repeated="5"/>
        </table:table-row>
        <table:table-row table:style-name="ro1">
          <table:table-cell table:formula="of:=[.A2481]+1" office:value-type="float" office:value="2474" calcext:value-type="float">
            <text:p>2474</text:p>
          </table:table-cell>
          <table:table-cell table:formula="of:=4*[.$D$3]*[.B2481]*(1-[.B2481])" office:value-type="float" office:value="0.970869431967933" calcext:value-type="float">
            <text:p>0,970869431967933</text:p>
          </table:table-cell>
          <table:table-cell table:number-columns-repeated="5"/>
        </table:table-row>
        <table:table-row table:style-name="ro1">
          <table:table-cell table:formula="of:=[.A2482]+1" office:value-type="float" office:value="2475" calcext:value-type="float">
            <text:p>2475</text:p>
          </table:table-cell>
          <table:table-cell table:formula="of:=4*[.$D$3]*[.B2482]*(1-[.B2482])" office:value-type="float" office:value="0.113127912152785" calcext:value-type="float">
            <text:p>0,113127912152785</text:p>
          </table:table-cell>
          <table:table-cell table:number-columns-repeated="5"/>
        </table:table-row>
        <table:table-row table:style-name="ro1">
          <table:table-cell table:formula="of:=[.A2483]+1" office:value-type="float" office:value="2476" calcext:value-type="float">
            <text:p>2476</text:p>
          </table:table-cell>
          <table:table-cell table:formula="of:=4*[.$D$3]*[.B2483]*(1-[.B2483])" office:value-type="float" office:value="0.401319950578947" calcext:value-type="float">
            <text:p>0,401319950578947</text:p>
          </table:table-cell>
          <table:table-cell table:number-columns-repeated="5"/>
        </table:table-row>
        <table:table-row table:style-name="ro1">
          <table:table-cell table:formula="of:=[.A2484]+1" office:value-type="float" office:value="2477" calcext:value-type="float">
            <text:p>2477</text:p>
          </table:table-cell>
          <table:table-cell table:formula="of:=4*[.$D$3]*[.B2484]*(1-[.B2484])" office:value-type="float" office:value="0.961048991385034" calcext:value-type="float">
            <text:p>0,961048991385034</text:p>
          </table:table-cell>
          <table:table-cell table:number-columns-repeated="5"/>
        </table:table-row>
        <table:table-row table:style-name="ro1">
          <table:table-cell table:formula="of:=[.A2485]+1" office:value-type="float" office:value="2478" calcext:value-type="float">
            <text:p>2478</text:p>
          </table:table-cell>
          <table:table-cell table:formula="of:=4*[.$D$3]*[.B2485]*(1-[.B2485])" office:value-type="float" office:value="0.14973531017137" calcext:value-type="float">
            <text:p>0,14973531017137</text:p>
          </table:table-cell>
          <table:table-cell table:number-columns-repeated="5"/>
        </table:table-row>
        <table:table-row table:style-name="ro1">
          <table:table-cell table:formula="of:=[.A2486]+1" office:value-type="float" office:value="2479" calcext:value-type="float">
            <text:p>2479</text:p>
          </table:table-cell>
          <table:table-cell table:formula="of:=4*[.$D$3]*[.B2486]*(1-[.B2486])" office:value-type="float" office:value="0.509258588237015" calcext:value-type="float">
            <text:p>0,509258588237015</text:p>
          </table:table-cell>
          <table:table-cell table:number-columns-repeated="5"/>
        </table:table-row>
        <table:table-row table:style-name="ro1">
          <table:table-cell table:formula="of:=[.A2487]+1" office:value-type="float" office:value="2480" calcext:value-type="float">
            <text:p>2480</text:p>
          </table:table-cell>
          <table:table-cell table:formula="of:=4*[.$D$3]*[.B2487]*(1-[.B2487])" office:value-type="float" office:value="0.99965711417543" calcext:value-type="float">
            <text:p>0,99965711417543</text:p>
          </table:table-cell>
          <table:table-cell table:number-columns-repeated="5"/>
        </table:table-row>
        <table:table-row table:style-name="ro1">
          <table:table-cell table:formula="of:=[.A2488]+1" office:value-type="float" office:value="2481" calcext:value-type="float">
            <text:p>2481</text:p>
          </table:table-cell>
          <table:table-cell table:formula="of:=4*[.$D$3]*[.B2488]*(1-[.B2488])" office:value-type="float" office:value="0.00137107301552694" calcext:value-type="float">
            <text:p>0,001371073015527</text:p>
          </table:table-cell>
          <table:table-cell table:number-columns-repeated="5"/>
        </table:table-row>
        <table:table-row table:style-name="ro1">
          <table:table-cell table:formula="of:=[.A2489]+1" office:value-type="float" office:value="2482" calcext:value-type="float">
            <text:p>2482</text:p>
          </table:table-cell>
          <table:table-cell table:formula="of:=4*[.$D$3]*[.B2489]*(1-[.B2489])" office:value-type="float" office:value="0.00547677269725214" calcext:value-type="float">
            <text:p>0,005476772697252</text:p>
          </table:table-cell>
          <table:table-cell table:number-columns-repeated="5"/>
        </table:table-row>
        <table:table-row table:style-name="ro1">
          <table:table-cell table:formula="of:=[.A2490]+1" office:value-type="float" office:value="2483" calcext:value-type="float">
            <text:p>2483</text:p>
          </table:table-cell>
          <table:table-cell table:formula="of:=4*[.$D$3]*[.B2490]*(1-[.B2490])" office:value-type="float" office:value="0.0217871106322991" calcext:value-type="float">
            <text:p>0,021787110632299</text:p>
          </table:table-cell>
          <table:table-cell table:number-columns-repeated="5"/>
        </table:table-row>
        <table:table-row table:style-name="ro1">
          <table:table-cell table:formula="of:=[.A2491]+1" office:value-type="float" office:value="2484" calcext:value-type="float">
            <text:p>2484</text:p>
          </table:table-cell>
          <table:table-cell table:formula="of:=4*[.$D$3]*[.B2491]*(1-[.B2491])" office:value-type="float" office:value="0.0852497297703803" calcext:value-type="float">
            <text:p>0,08524972977038</text:p>
          </table:table-cell>
          <table:table-cell table:number-columns-repeated="5"/>
        </table:table-row>
        <table:table-row table:style-name="ro1">
          <table:table-cell table:formula="of:=[.A2492]+1" office:value-type="float" office:value="2485" calcext:value-type="float">
            <text:p>2485</text:p>
          </table:table-cell>
          <table:table-cell table:formula="of:=4*[.$D$3]*[.B2492]*(1-[.B2492])" office:value-type="float" office:value="0.31192885337783" calcext:value-type="float">
            <text:p>0,31192885337783</text:p>
          </table:table-cell>
          <table:table-cell table:number-columns-repeated="5"/>
        </table:table-row>
        <table:table-row table:style-name="ro1">
          <table:table-cell table:formula="of:=[.A2493]+1" office:value-type="float" office:value="2486" calcext:value-type="float">
            <text:p>2486</text:p>
          </table:table-cell>
          <table:table-cell table:formula="of:=4*[.$D$3]*[.B2493]*(1-[.B2493])" office:value-type="float" office:value="0.858516975232888" calcext:value-type="float">
            <text:p>0,858516975232888</text:p>
          </table:table-cell>
          <table:table-cell table:number-columns-repeated="5"/>
        </table:table-row>
        <table:table-row table:style-name="ro1">
          <table:table-cell table:formula="of:=[.A2494]+1" office:value-type="float" office:value="2487" calcext:value-type="float">
            <text:p>2487</text:p>
          </table:table-cell>
          <table:table-cell table:formula="of:=4*[.$D$3]*[.B2494]*(1-[.B2494])" office:value-type="float" office:value="0.485862313879442" calcext:value-type="float">
            <text:p>0,485862313879442</text:p>
          </table:table-cell>
          <table:table-cell table:number-columns-repeated="5"/>
        </table:table-row>
        <table:table-row table:style-name="ro1">
          <table:table-cell table:formula="of:=[.A2495]+1" office:value-type="float" office:value="2488" calcext:value-type="float">
            <text:p>2488</text:p>
          </table:table-cell>
          <table:table-cell table:formula="of:=4*[.$D$3]*[.B2495]*(1-[.B2495])" office:value-type="float" office:value="0.999200503324626" calcext:value-type="float">
            <text:p>0,999200503324626</text:p>
          </table:table-cell>
          <table:table-cell table:number-columns-repeated="5"/>
        </table:table-row>
        <table:table-row table:style-name="ro1">
          <table:table-cell table:formula="of:=[.A2496]+1" office:value-type="float" office:value="2489" calcext:value-type="float">
            <text:p>2489</text:p>
          </table:table-cell>
          <table:table-cell table:formula="of:=4*[.$D$3]*[.B2496]*(1-[.B2496])" office:value-type="float" office:value="0.00319542992175911" calcext:value-type="float">
            <text:p>0,003195429921759</text:p>
          </table:table-cell>
          <table:table-cell table:number-columns-repeated="5"/>
        </table:table-row>
        <table:table-row table:style-name="ro1">
          <table:table-cell table:formula="of:=[.A2497]+1" office:value-type="float" office:value="2490" calcext:value-type="float">
            <text:p>2490</text:p>
          </table:table-cell>
          <table:table-cell table:formula="of:=4*[.$D$3]*[.B2497]*(1-[.B2497])" office:value-type="float" office:value="0.012740876597497" calcext:value-type="float">
            <text:p>0,012740876597497</text:p>
          </table:table-cell>
          <table:table-cell table:number-columns-repeated="5"/>
        </table:table-row>
        <table:table-row table:style-name="ro1">
          <table:table-cell table:formula="of:=[.A2498]+1" office:value-type="float" office:value="2491" calcext:value-type="float">
            <text:p>2491</text:p>
          </table:table-cell>
          <table:table-cell table:formula="of:=4*[.$D$3]*[.B2498]*(1-[.B2498])" office:value-type="float" office:value="0.0503141866440973" calcext:value-type="float">
            <text:p>0,050314186644097</text:p>
          </table:table-cell>
          <table:table-cell table:number-columns-repeated="5"/>
        </table:table-row>
        <table:table-row table:style-name="ro1">
          <table:table-cell table:formula="of:=[.A2499]+1" office:value-type="float" office:value="2492" calcext:value-type="float">
            <text:p>2492</text:p>
          </table:table-cell>
          <table:table-cell table:formula="of:=4*[.$D$3]*[.B2499]*(1-[.B2499])" office:value-type="float" office:value="0.191130677065761" calcext:value-type="float">
            <text:p>0,191130677065761</text:p>
          </table:table-cell>
          <table:table-cell table:number-columns-repeated="5"/>
        </table:table-row>
        <table:table-row table:style-name="ro1">
          <table:table-cell table:formula="of:=[.A2500]+1" office:value-type="float" office:value="2493" calcext:value-type="float">
            <text:p>2493</text:p>
          </table:table-cell>
          <table:table-cell table:formula="of:=4*[.$D$3]*[.B2500]*(1-[.B2500])" office:value-type="float" office:value="0.618398965400579" calcext:value-type="float">
            <text:p>0,618398965400579</text:p>
          </table:table-cell>
          <table:table-cell table:number-columns-repeated="5"/>
        </table:table-row>
        <table:table-row table:style-name="ro1">
          <table:table-cell table:formula="of:=[.A2501]+1" office:value-type="float" office:value="2494" calcext:value-type="float">
            <text:p>2494</text:p>
          </table:table-cell>
          <table:table-cell table:formula="of:=4*[.$D$3]*[.B2501]*(1-[.B2501])" office:value-type="float" office:value="0.94392673996829" calcext:value-type="float">
            <text:p>0,94392673996829</text:p>
          </table:table-cell>
          <table:table-cell table:number-columns-repeated="5"/>
        </table:table-row>
        <table:table-row table:style-name="ro1">
          <table:table-cell table:formula="of:=[.A2502]+1" office:value-type="float" office:value="2495" calcext:value-type="float">
            <text:p>2495</text:p>
          </table:table-cell>
          <table:table-cell table:formula="of:=4*[.$D$3]*[.B2502]*(1-[.B2502])" office:value-type="float" office:value="0.211716198164504" calcext:value-type="float">
            <text:p>0,211716198164504</text:p>
          </table:table-cell>
          <table:table-cell table:number-columns-repeated="5"/>
        </table:table-row>
        <table:table-row table:style-name="ro1">
          <table:table-cell table:formula="of:=[.A2503]+1" office:value-type="float" office:value="2496" calcext:value-type="float">
            <text:p>2496</text:p>
          </table:table-cell>
          <table:table-cell table:formula="of:=4*[.$D$3]*[.B2503]*(1-[.B2503])" office:value-type="float" office:value="0.667569798397089" calcext:value-type="float">
            <text:p>0,667569798397089</text:p>
          </table:table-cell>
          <table:table-cell table:number-columns-repeated="5"/>
        </table:table-row>
        <table:table-row table:style-name="ro1">
          <table:table-cell table:formula="of:=[.A2504]+1" office:value-type="float" office:value="2497" calcext:value-type="float">
            <text:p>2497</text:p>
          </table:table-cell>
          <table:table-cell table:formula="of:=4*[.$D$3]*[.B2504]*(1-[.B2504])" office:value-type="float" office:value="0.887681450660635" calcext:value-type="float">
            <text:p>0,887681450660635</text:p>
          </table:table-cell>
          <table:table-cell table:number-columns-repeated="5"/>
        </table:table-row>
        <table:table-row table:style-name="ro1">
          <table:table-cell table:formula="of:=[.A2505]+1" office:value-type="float" office:value="2498" calcext:value-type="float">
            <text:p>2498</text:p>
          </table:table-cell>
          <table:table-cell table:formula="of:=4*[.$D$3]*[.B2505]*(1-[.B2505])" office:value-type="float" office:value="0.398812371254661" calcext:value-type="float">
            <text:p>0,398812371254661</text:p>
          </table:table-cell>
          <table:table-cell table:number-columns-repeated="5"/>
        </table:table-row>
        <table:table-row table:style-name="ro1">
          <table:table-cell table:formula="of:=[.A2506]+1" office:value-type="float" office:value="2499" calcext:value-type="float">
            <text:p>2499</text:p>
          </table:table-cell>
          <table:table-cell table:formula="of:=4*[.$D$3]*[.B2506]*(1-[.B2506])" office:value-type="float" office:value="0.959044255155582" calcext:value-type="float">
            <text:p>0,959044255155582</text:p>
          </table:table-cell>
          <table:table-cell table:number-columns-repeated="5"/>
        </table:table-row>
        <table:table-row table:style-name="ro1">
          <table:table-cell table:formula="of:=[.A2507]+1" office:value-type="float" office:value="2500" calcext:value-type="float">
            <text:p>2500</text:p>
          </table:table-cell>
          <table:table-cell table:formula="of:=4*[.$D$3]*[.B2507]*(1-[.B2507])" office:value-type="float" office:value="0.157113487234629" calcext:value-type="float">
            <text:p>0,157113487234629</text:p>
          </table:table-cell>
          <table:table-cell table:number-columns-repeated="5"/>
        </table:table-row>
        <table:table-row table:style-name="ro1">
          <table:table-cell table:formula="of:=[.A2508]+1" office:value-type="float" office:value="2501" calcext:value-type="float">
            <text:p>2501</text:p>
          </table:table-cell>
          <table:table-cell table:formula="of:=4*[.$D$3]*[.B2508]*(1-[.B2508])" office:value-type="float" office:value="0.529715357454413" calcext:value-type="float">
            <text:p>0,529715357454413</text:p>
          </table:table-cell>
          <table:table-cell table:number-columns-repeated="5"/>
        </table:table-row>
        <table:table-row table:style-name="ro1">
          <table:table-cell table:formula="of:=[.A2509]+1" office:value-type="float" office:value="2502" calcext:value-type="float">
            <text:p>2502</text:p>
          </table:table-cell>
          <table:table-cell table:formula="of:=4*[.$D$3]*[.B2509]*(1-[.B2509])" office:value-type="float" office:value="0.996467990125426" calcext:value-type="float">
            <text:p>0,996467990125426</text:p>
          </table:table-cell>
          <table:table-cell table:number-columns-repeated="5"/>
        </table:table-row>
        <table:table-row table:style-name="ro1">
          <table:table-cell table:formula="of:=[.A2510]+1" office:value-type="float" office:value="2503" calcext:value-type="float">
            <text:p>2503</text:p>
          </table:table-cell>
          <table:table-cell table:formula="of:=4*[.$D$3]*[.B2510]*(1-[.B2510])" office:value-type="float" office:value="0.0140781391232806" calcext:value-type="float">
            <text:p>0,014078139123281</text:p>
          </table:table-cell>
          <table:table-cell table:number-columns-repeated="5"/>
        </table:table-row>
        <table:table-row table:style-name="ro1">
          <table:table-cell table:formula="of:=[.A2511]+1" office:value-type="float" office:value="2504" calcext:value-type="float">
            <text:p>2504</text:p>
          </table:table-cell>
          <table:table-cell table:formula="of:=4*[.$D$3]*[.B2511]*(1-[.B2511])" office:value-type="float" office:value="0.0555197804884248" calcext:value-type="float">
            <text:p>0,055519780488425</text:p>
          </table:table-cell>
          <table:table-cell table:number-columns-repeated="5"/>
        </table:table-row>
        <table:table-row table:style-name="ro1">
          <table:table-cell table:formula="of:=[.A2512]+1" office:value-type="float" office:value="2505" calcext:value-type="float">
            <text:p>2505</text:p>
          </table:table-cell>
          <table:table-cell table:formula="of:=4*[.$D$3]*[.B2512]*(1-[.B2512])" office:value-type="float" office:value="0.209749337851768" calcext:value-type="float">
            <text:p>0,209749337851768</text:p>
          </table:table-cell>
          <table:table-cell table:number-columns-repeated="5"/>
        </table:table-row>
        <table:table-row table:style-name="ro1">
          <table:table-cell table:formula="of:=[.A2513]+1" office:value-type="float" office:value="2506" calcext:value-type="float">
            <text:p>2506</text:p>
          </table:table-cell>
          <table:table-cell table:formula="of:=4*[.$D$3]*[.B2513]*(1-[.B2513])" office:value-type="float" office:value="0.663018212490051" calcext:value-type="float">
            <text:p>0,663018212490051</text:p>
          </table:table-cell>
          <table:table-cell table:number-columns-repeated="5"/>
        </table:table-row>
        <table:table-row table:style-name="ro1">
          <table:table-cell table:formula="of:=[.A2514]+1" office:value-type="float" office:value="2507" calcext:value-type="float">
            <text:p>2507</text:p>
          </table:table-cell>
          <table:table-cell table:formula="of:=4*[.$D$3]*[.B2514]*(1-[.B2514])" office:value-type="float" office:value="0.893700249586195" calcext:value-type="float">
            <text:p>0,893700249586195</text:p>
          </table:table-cell>
          <table:table-cell table:number-columns-repeated="5"/>
        </table:table-row>
        <table:table-row table:style-name="ro1">
          <table:table-cell table:formula="of:=[.A2515]+1" office:value-type="float" office:value="2508" calcext:value-type="float">
            <text:p>2508</text:p>
          </table:table-cell>
          <table:table-cell table:formula="of:=4*[.$D$3]*[.B2515]*(1-[.B2515])" office:value-type="float" office:value="0.380000453903071" calcext:value-type="float">
            <text:p>0,380000453903071</text:p>
          </table:table-cell>
          <table:table-cell table:number-columns-repeated="5"/>
        </table:table-row>
        <table:table-row table:style-name="ro1">
          <table:table-cell table:formula="of:=[.A2516]+1" office:value-type="float" office:value="2509" calcext:value-type="float">
            <text:p>2509</text:p>
          </table:table-cell>
          <table:table-cell table:formula="of:=4*[.$D$3]*[.B2516]*(1-[.B2516])" office:value-type="float" office:value="0.942400435746124" calcext:value-type="float">
            <text:p>0,942400435746124</text:p>
          </table:table-cell>
          <table:table-cell table:number-columns-repeated="5"/>
        </table:table-row>
        <table:table-row table:style-name="ro1">
          <table:table-cell table:formula="of:=[.A2517]+1" office:value-type="float" office:value="2510" calcext:value-type="float">
            <text:p>2510</text:p>
          </table:table-cell>
          <table:table-cell table:formula="of:=4*[.$D$3]*[.B2517]*(1-[.B2517])" office:value-type="float" office:value="0.217127417806557" calcext:value-type="float">
            <text:p>0,217127417806557</text:p>
          </table:table-cell>
          <table:table-cell table:number-columns-repeated="5"/>
        </table:table-row>
        <table:table-row table:style-name="ro1">
          <table:table-cell table:formula="of:=[.A2518]+1" office:value-type="float" office:value="2511" calcext:value-type="float">
            <text:p>2511</text:p>
          </table:table-cell>
          <table:table-cell table:formula="of:=4*[.$D$3]*[.B2518]*(1-[.B2518])" office:value-type="float" office:value="0.679932408972854" calcext:value-type="float">
            <text:p>0,679932408972854</text:p>
          </table:table-cell>
          <table:table-cell table:number-columns-repeated="5"/>
        </table:table-row>
        <table:table-row table:style-name="ro1">
          <table:table-cell table:formula="of:=[.A2519]+1" office:value-type="float" office:value="2512" calcext:value-type="float">
            <text:p>2512</text:p>
          </table:table-cell>
          <table:table-cell table:formula="of:=4*[.$D$3]*[.B2519]*(1-[.B2519])" office:value-type="float" office:value="0.870497312804902" calcext:value-type="float">
            <text:p>0,870497312804902</text:p>
          </table:table-cell>
          <table:table-cell table:number-columns-repeated="5"/>
        </table:table-row>
        <table:table-row table:style-name="ro1">
          <table:table-cell table:formula="of:=[.A2520]+1" office:value-type="float" office:value="2513" calcext:value-type="float">
            <text:p>2513</text:p>
          </table:table-cell>
          <table:table-cell table:formula="of:=4*[.$D$3]*[.B2520]*(1-[.B2520])" office:value-type="float" office:value="0.450926964817387" calcext:value-type="float">
            <text:p>0,450926964817387</text:p>
          </table:table-cell>
          <table:table-cell table:number-columns-repeated="5"/>
        </table:table-row>
        <table:table-row table:style-name="ro1">
          <table:table-cell table:formula="of:=[.A2521]+1" office:value-type="float" office:value="2514" calcext:value-type="float">
            <text:p>2514</text:p>
          </table:table-cell>
          <table:table-cell table:formula="of:=4*[.$D$3]*[.B2521]*(1-[.B2521])" office:value-type="float" office:value="0.990367348871864" calcext:value-type="float">
            <text:p>0,990367348871864</text:p>
          </table:table-cell>
          <table:table-cell table:number-columns-repeated="5"/>
        </table:table-row>
        <table:table-row table:style-name="ro1">
          <table:table-cell table:formula="of:=[.A2522]+1" office:value-type="float" office:value="2515" calcext:value-type="float">
            <text:p>2515</text:p>
          </table:table-cell>
          <table:table-cell table:formula="of:=4*[.$D$3]*[.B2522]*(1-[.B2522])" office:value-type="float" office:value="0.0381594526415187" calcext:value-type="float">
            <text:p>0,038159452641519</text:p>
          </table:table-cell>
          <table:table-cell table:number-columns-repeated="5"/>
        </table:table-row>
        <table:table-row table:style-name="ro1">
          <table:table-cell table:formula="of:=[.A2523]+1" office:value-type="float" office:value="2516" calcext:value-type="float">
            <text:p>2516</text:p>
          </table:table-cell>
          <table:table-cell table:formula="of:=4*[.$D$3]*[.B2523]*(1-[.B2523])" office:value-type="float" office:value="0.146813235262473" calcext:value-type="float">
            <text:p>0,146813235262473</text:p>
          </table:table-cell>
          <table:table-cell table:number-columns-repeated="5"/>
        </table:table-row>
        <table:table-row table:style-name="ro1">
          <table:table-cell table:formula="of:=[.A2524]+1" office:value-type="float" office:value="2517" calcext:value-type="float">
            <text:p>2517</text:p>
          </table:table-cell>
          <table:table-cell table:formula="of:=4*[.$D$3]*[.B2524]*(1-[.B2524])" office:value-type="float" office:value="0.501036436856956" calcext:value-type="float">
            <text:p>0,501036436856956</text:p>
          </table:table-cell>
          <table:table-cell table:number-columns-repeated="5"/>
        </table:table-row>
        <table:table-row table:style-name="ro1">
          <table:table-cell table:formula="of:=[.A2525]+1" office:value-type="float" office:value="2518" calcext:value-type="float">
            <text:p>2518</text:p>
          </table:table-cell>
          <table:table-cell table:formula="of:=4*[.$D$3]*[.B2525]*(1-[.B2525])" office:value-type="float" office:value="0.999995703194566" calcext:value-type="float">
            <text:p>0,999995703194566</text:p>
          </table:table-cell>
          <table:table-cell table:number-columns-repeated="5"/>
        </table:table-row>
        <table:table-row table:style-name="ro1">
          <table:table-cell table:formula="of:=[.A2526]+1" office:value-type="float" office:value="2519" calcext:value-type="float">
            <text:p>2519</text:p>
          </table:table-cell>
          <table:table-cell table:formula="of:=4*[.$D$3]*[.B2526]*(1-[.B2526])" office:value-type="float" office:value="0.0000171871478850121" calcext:value-type="float">
            <text:p>1,71871478850121E-05</text:p>
          </table:table-cell>
          <table:table-cell table:number-columns-repeated="5"/>
        </table:table-row>
        <table:table-row table:style-name="ro1">
          <table:table-cell table:formula="of:=[.A2527]+1" office:value-type="float" office:value="2520" calcext:value-type="float">
            <text:p>2520</text:p>
          </table:table-cell>
          <table:table-cell table:formula="of:=4*[.$D$3]*[.B2527]*(1-[.B2527])" office:value-type="float" office:value="0.0000687474099478387" calcext:value-type="float">
            <text:p>6,87474099478387E-05</text:p>
          </table:table-cell>
          <table:table-cell table:number-columns-repeated="5"/>
        </table:table-row>
        <table:table-row table:style-name="ro1">
          <table:table-cell table:formula="of:=[.A2528]+1" office:value-type="float" office:value="2521" calcext:value-type="float">
            <text:p>2521</text:p>
          </table:table-cell>
          <table:table-cell table:formula="of:=4*[.$D$3]*[.B2528]*(1-[.B2528])" office:value-type="float" office:value="0.000274970734965857" calcext:value-type="float">
            <text:p>0,000274970734966</text:p>
          </table:table-cell>
          <table:table-cell table:number-columns-repeated="5"/>
        </table:table-row>
        <table:table-row table:style-name="ro1">
          <table:table-cell table:formula="of:=[.A2529]+1" office:value-type="float" office:value="2522" calcext:value-type="float">
            <text:p>2522</text:p>
          </table:table-cell>
          <table:table-cell table:formula="of:=4*[.$D$3]*[.B2529]*(1-[.B2529])" office:value-type="float" office:value="0.00109958050424308" calcext:value-type="float">
            <text:p>0,001099580504243</text:p>
          </table:table-cell>
          <table:table-cell table:number-columns-repeated="5"/>
        </table:table-row>
        <table:table-row table:style-name="ro1">
          <table:table-cell table:formula="of:=[.A2530]+1" office:value-type="float" office:value="2523" calcext:value-type="float">
            <text:p>2523</text:p>
          </table:table-cell>
          <table:table-cell table:formula="of:=4*[.$D$3]*[.B2530]*(1-[.B2530])" office:value-type="float" office:value="0.00439348570783106" calcext:value-type="float">
            <text:p>0,004393485707831</text:p>
          </table:table-cell>
          <table:table-cell table:number-columns-repeated="5"/>
        </table:table-row>
        <table:table-row table:style-name="ro1">
          <table:table-cell table:formula="of:=[.A2531]+1" office:value-type="float" office:value="2524" calcext:value-type="float">
            <text:p>2524</text:p>
          </table:table-cell>
          <table:table-cell table:formula="of:=4*[.$D$3]*[.B2531]*(1-[.B2531])" office:value-type="float" office:value="0.0174967319646646" calcext:value-type="float">
            <text:p>0,017496731964665</text:p>
          </table:table-cell>
          <table:table-cell table:number-columns-repeated="5"/>
        </table:table-row>
        <table:table-row table:style-name="ro1">
          <table:table-cell table:formula="of:=[.A2532]+1" office:value-type="float" office:value="2525" calcext:value-type="float">
            <text:p>2525</text:p>
          </table:table-cell>
          <table:table-cell table:formula="of:=4*[.$D$3]*[.B2532]*(1-[.B2532])" office:value-type="float" office:value="0.0687623853408851" calcext:value-type="float">
            <text:p>0,068762385340885</text:p>
          </table:table-cell>
          <table:table-cell table:number-columns-repeated="5"/>
        </table:table-row>
        <table:table-row table:style-name="ro1">
          <table:table-cell table:formula="of:=[.A2533]+1" office:value-type="float" office:value="2526" calcext:value-type="float">
            <text:p>2526</text:p>
          </table:table-cell>
          <table:table-cell table:formula="of:=4*[.$D$3]*[.B2533]*(1-[.B2533])" office:value-type="float" office:value="0.256136478812467" calcext:value-type="float">
            <text:p>0,256136478812467</text:p>
          </table:table-cell>
          <table:table-cell table:number-columns-repeated="5"/>
        </table:table-row>
        <table:table-row table:style-name="ro1">
          <table:table-cell table:formula="of:=[.A2534]+1" office:value-type="float" office:value="2527" calcext:value-type="float">
            <text:p>2527</text:p>
          </table:table-cell>
          <table:table-cell table:formula="of:=4*[.$D$3]*[.B2534]*(1-[.B2534])" office:value-type="float" office:value="0.76212233213607" calcext:value-type="float">
            <text:p>0,76212233213607</text:p>
          </table:table-cell>
          <table:table-cell table:number-columns-repeated="5"/>
        </table:table-row>
        <table:table-row table:style-name="ro1">
          <table:table-cell table:formula="of:=[.A2535]+1" office:value-type="float" office:value="2528" calcext:value-type="float">
            <text:p>2528</text:p>
          </table:table-cell>
          <table:table-cell table:formula="of:=4*[.$D$3]*[.B2535]*(1-[.B2535])" office:value-type="float" office:value="0.725167531982191" calcext:value-type="float">
            <text:p>0,725167531982191</text:p>
          </table:table-cell>
          <table:table-cell table:number-columns-repeated="5"/>
        </table:table-row>
        <table:table-row table:style-name="ro1">
          <table:table-cell table:formula="of:=[.A2536]+1" office:value-type="float" office:value="2529" calcext:value-type="float">
            <text:p>2529</text:p>
          </table:table-cell>
          <table:table-cell table:formula="of:=4*[.$D$3]*[.B2536]*(1-[.B2536])" office:value-type="float" office:value="0.797198330164196" calcext:value-type="float">
            <text:p>0,797198330164196</text:p>
          </table:table-cell>
          <table:table-cell table:number-columns-repeated="5"/>
        </table:table-row>
        <table:table-row table:style-name="ro1">
          <table:table-cell table:formula="of:=[.A2537]+1" office:value-type="float" office:value="2530" calcext:value-type="float">
            <text:p>2530</text:p>
          </table:table-cell>
          <table:table-cell table:formula="of:=4*[.$D$3]*[.B2537]*(1-[.B2537])" office:value-type="float" office:value="0.646692610190454" calcext:value-type="float">
            <text:p>0,646692610190454</text:p>
          </table:table-cell>
          <table:table-cell table:number-columns-repeated="5"/>
        </table:table-row>
        <table:table-row table:style-name="ro1">
          <table:table-cell table:formula="of:=[.A2538]+1" office:value-type="float" office:value="2531" calcext:value-type="float">
            <text:p>2531</text:p>
          </table:table-cell>
          <table:table-cell table:formula="of:=4*[.$D$3]*[.B2538]*(1-[.B2538])" office:value-type="float" office:value="0.913925112462047" calcext:value-type="float">
            <text:p>0,913925112462047</text:p>
          </table:table-cell>
          <table:table-cell table:number-columns-repeated="5"/>
        </table:table-row>
        <table:table-row table:style-name="ro1">
          <table:table-cell table:formula="of:=[.A2539]+1" office:value-type="float" office:value="2532" calcext:value-type="float">
            <text:p>2532</text:p>
          </table:table-cell>
          <table:table-cell table:formula="of:=4*[.$D$3]*[.B2539]*(1-[.B2539])" office:value-type="float" office:value="0.314664005093128" calcext:value-type="float">
            <text:p>0,314664005093128</text:p>
          </table:table-cell>
          <table:table-cell table:number-columns-repeated="5"/>
        </table:table-row>
        <table:table-row table:style-name="ro1">
          <table:table-cell table:formula="of:=[.A2540]+1" office:value-type="float" office:value="2533" calcext:value-type="float">
            <text:p>2533</text:p>
          </table:table-cell>
          <table:table-cell table:formula="of:=4*[.$D$3]*[.B2540]*(1-[.B2540])" office:value-type="float" office:value="0.86260227596752" calcext:value-type="float">
            <text:p>0,86260227596752</text:p>
          </table:table-cell>
          <table:table-cell table:number-columns-repeated="5"/>
        </table:table-row>
        <table:table-row table:style-name="ro1">
          <table:table-cell table:formula="of:=[.A2541]+1" office:value-type="float" office:value="2534" calcext:value-type="float">
            <text:p>2534</text:p>
          </table:table-cell>
          <table:table-cell table:formula="of:=4*[.$D$3]*[.B2541]*(1-[.B2541])" office:value-type="float" office:value="0.474078357852696" calcext:value-type="float">
            <text:p>0,474078357852696</text:p>
          </table:table-cell>
          <table:table-cell table:number-columns-repeated="5"/>
        </table:table-row>
        <table:table-row table:style-name="ro1">
          <table:table-cell table:formula="of:=[.A2542]+1" office:value-type="float" office:value="2535" calcext:value-type="float">
            <text:p>2535</text:p>
          </table:table-cell>
          <table:table-cell table:formula="of:=4*[.$D$3]*[.B2542]*(1-[.B2542])" office:value-type="float" office:value="0.997312273873549" calcext:value-type="float">
            <text:p>0,997312273873549</text:p>
          </table:table-cell>
          <table:table-cell table:number-columns-repeated="5"/>
        </table:table-row>
        <table:table-row table:style-name="ro1">
          <table:table-cell table:formula="of:=[.A2543]+1" office:value-type="float" office:value="2536" calcext:value-type="float">
            <text:p>2536</text:p>
          </table:table-cell>
          <table:table-cell table:formula="of:=4*[.$D$3]*[.B2543]*(1-[.B2543])" office:value-type="float" office:value="0.0107220090188824" calcext:value-type="float">
            <text:p>0,010722009018882</text:p>
          </table:table-cell>
          <table:table-cell table:number-columns-repeated="5"/>
        </table:table-row>
        <table:table-row table:style-name="ro1">
          <table:table-cell table:formula="of:=[.A2544]+1" office:value-type="float" office:value="2537" calcext:value-type="float">
            <text:p>2537</text:p>
          </table:table-cell>
          <table:table-cell table:formula="of:=4*[.$D$3]*[.B2544]*(1-[.B2544])" office:value-type="float" office:value="0.0424281901659256" calcext:value-type="float">
            <text:p>0,042428190165926</text:p>
          </table:table-cell>
          <table:table-cell table:number-columns-repeated="5"/>
        </table:table-row>
        <table:table-row table:style-name="ro1">
          <table:table-cell table:formula="of:=[.A2545]+1" office:value-type="float" office:value="2538" calcext:value-type="float">
            <text:p>2538</text:p>
          </table:table-cell>
          <table:table-cell table:formula="of:=4*[.$D$3]*[.B2545]*(1-[.B2545])" office:value-type="float" office:value="0.162512155380678" calcext:value-type="float">
            <text:p>0,162512155380678</text:p>
          </table:table-cell>
          <table:table-cell table:number-columns-repeated="5"/>
        </table:table-row>
        <table:table-row table:style-name="ro1">
          <table:table-cell table:formula="of:=[.A2546]+1" office:value-type="float" office:value="2539" calcext:value-type="float">
            <text:p>2539</text:p>
          </table:table-cell>
          <table:table-cell table:formula="of:=4*[.$D$3]*[.B2546]*(1-[.B2546])" office:value-type="float" office:value="0.544407818936819" calcext:value-type="float">
            <text:p>0,544407818936819</text:p>
          </table:table-cell>
          <table:table-cell table:number-columns-repeated="5"/>
        </table:table-row>
        <table:table-row table:style-name="ro1">
          <table:table-cell table:formula="of:=[.A2547]+1" office:value-type="float" office:value="2540" calcext:value-type="float">
            <text:p>2540</text:p>
          </table:table-cell>
          <table:table-cell table:formula="of:=4*[.$D$3]*[.B2547]*(1-[.B2547])" office:value-type="float" office:value="0.992111782469099" calcext:value-type="float">
            <text:p>0,992111782469099</text:p>
          </table:table-cell>
          <table:table-cell table:number-columns-repeated="5"/>
        </table:table-row>
        <table:table-row table:style-name="ro1">
          <table:table-cell table:formula="of:=[.A2548]+1" office:value-type="float" office:value="2541" calcext:value-type="float">
            <text:p>2541</text:p>
          </table:table-cell>
          <table:table-cell table:formula="of:=4*[.$D$3]*[.B2548]*(1-[.B2548])" office:value-type="float" office:value="0.0313039742203455" calcext:value-type="float">
            <text:p>0,031303974220346</text:p>
          </table:table-cell>
          <table:table-cell table:number-columns-repeated="5"/>
        </table:table-row>
        <table:table-row table:style-name="ro1">
          <table:table-cell table:formula="of:=[.A2549]+1" office:value-type="float" office:value="2542" calcext:value-type="float">
            <text:p>2542</text:p>
          </table:table-cell>
          <table:table-cell table:formula="of:=4*[.$D$3]*[.B2549]*(1-[.B2549])" office:value-type="float" office:value="0.12129614167343" calcext:value-type="float">
            <text:p>0,12129614167343</text:p>
          </table:table-cell>
          <table:table-cell table:number-columns-repeated="5"/>
        </table:table-row>
        <table:table-row table:style-name="ro1">
          <table:table-cell table:formula="of:=[.A2550]+1" office:value-type="float" office:value="2543" calcext:value-type="float">
            <text:p>2543</text:p>
          </table:table-cell>
          <table:table-cell table:formula="of:=4*[.$D$3]*[.B2550]*(1-[.B2550])" office:value-type="float" office:value="0.426333550754276" calcext:value-type="float">
            <text:p>0,426333550754276</text:p>
          </table:table-cell>
          <table:table-cell table:number-columns-repeated="5"/>
        </table:table-row>
        <table:table-row table:style-name="ro1">
          <table:table-cell table:formula="of:=[.A2551]+1" office:value-type="float" office:value="2544" calcext:value-type="float">
            <text:p>2544</text:p>
          </table:table-cell>
          <table:table-cell table:formula="of:=4*[.$D$3]*[.B2551]*(1-[.B2551])" office:value-type="float" office:value="0.978293017022109" calcext:value-type="float">
            <text:p>0,978293017022109</text:p>
          </table:table-cell>
          <table:table-cell table:number-columns-repeated="5"/>
        </table:table-row>
        <table:table-row table:style-name="ro1">
          <table:table-cell table:formula="of:=[.A2552]+1" office:value-type="float" office:value="2545" calcext:value-type="float">
            <text:p>2545</text:p>
          </table:table-cell>
          <table:table-cell table:formula="of:=4*[.$D$3]*[.B2552]*(1-[.B2552])" office:value-type="float" office:value="0.0849431594715554" calcext:value-type="float">
            <text:p>0,084943159471555</text:p>
          </table:table-cell>
          <table:table-cell table:number-columns-repeated="5"/>
        </table:table-row>
        <table:table-row table:style-name="ro1">
          <table:table-cell table:formula="of:=[.A2553]+1" office:value-type="float" office:value="2546" calcext:value-type="float">
            <text:p>2546</text:p>
          </table:table-cell>
          <table:table-cell table:formula="of:=4*[.$D$3]*[.B2553]*(1-[.B2553])" office:value-type="float" office:value="0.310911276522181" calcext:value-type="float">
            <text:p>0,310911276522181</text:p>
          </table:table-cell>
          <table:table-cell table:number-columns-repeated="5"/>
        </table:table-row>
        <table:table-row table:style-name="ro1">
          <table:table-cell table:formula="of:=[.A2554]+1" office:value-type="float" office:value="2547" calcext:value-type="float">
            <text:p>2547</text:p>
          </table:table-cell>
          <table:table-cell table:formula="of:=4*[.$D$3]*[.B2554]*(1-[.B2554])" office:value-type="float" office:value="0.856981818614116" calcext:value-type="float">
            <text:p>0,856981818614116</text:p>
          </table:table-cell>
          <table:table-cell table:number-columns-repeated="5"/>
        </table:table-row>
        <table:table-row table:style-name="ro1">
          <table:table-cell table:formula="of:=[.A2555]+1" office:value-type="float" office:value="2548" calcext:value-type="float">
            <text:p>2548</text:p>
          </table:table-cell>
          <table:table-cell table:formula="of:=4*[.$D$3]*[.B2555]*(1-[.B2555])" office:value-type="float" office:value="0.490255924715834" calcext:value-type="float">
            <text:p>0,490255924715834</text:p>
          </table:table-cell>
          <table:table-cell table:number-columns-repeated="5"/>
        </table:table-row>
        <table:table-row table:style-name="ro1">
          <table:table-cell table:formula="of:=[.A2556]+1" office:value-type="float" office:value="2549" calcext:value-type="float">
            <text:p>2549</text:p>
          </table:table-cell>
          <table:table-cell table:formula="of:=4*[.$D$3]*[.B2556]*(1-[.B2556])" office:value-type="float" office:value="0.999620211987426" calcext:value-type="float">
            <text:p>0,999620211987426</text:p>
          </table:table-cell>
          <table:table-cell table:number-columns-repeated="5"/>
        </table:table-row>
        <table:table-row table:style-name="ro1">
          <table:table-cell table:formula="of:=[.A2557]+1" office:value-type="float" office:value="2550" calcext:value-type="float">
            <text:p>2550</text:p>
          </table:table-cell>
          <table:table-cell table:formula="of:=4*[.$D$3]*[.B2557]*(1-[.B2557])" office:value-type="float" office:value="0.00151857509455842" calcext:value-type="float">
            <text:p>0,001518575094558</text:p>
          </table:table-cell>
          <table:table-cell table:number-columns-repeated="5"/>
        </table:table-row>
        <table:table-row table:style-name="ro1">
          <table:table-cell table:formula="of:=[.A2558]+1" office:value-type="float" office:value="2551" calcext:value-type="float">
            <text:p>2551</text:p>
          </table:table-cell>
          <table:table-cell table:formula="of:=4*[.$D$3]*[.B2558]*(1-[.B2558])" office:value-type="float" office:value="0.00606507609696244" calcext:value-type="float">
            <text:p>0,006065076096962</text:p>
          </table:table-cell>
          <table:table-cell table:number-columns-repeated="5"/>
        </table:table-row>
        <table:table-row table:style-name="ro1">
          <table:table-cell table:formula="of:=[.A2559]+1" office:value-type="float" office:value="2552" calcext:value-type="float">
            <text:p>2552</text:p>
          </table:table-cell>
          <table:table-cell table:formula="of:=4*[.$D$3]*[.B2559]*(1-[.B2559])" office:value-type="float" office:value="0.024113163795602" calcext:value-type="float">
            <text:p>0,024113163795602</text:p>
          </table:table-cell>
          <table:table-cell table:number-columns-repeated="5"/>
        </table:table-row>
        <table:table-row table:style-name="ro1">
          <table:table-cell table:formula="of:=[.A2560]+1" office:value-type="float" office:value="2553" calcext:value-type="float">
            <text:p>2553</text:p>
          </table:table-cell>
          <table:table-cell table:formula="of:=4*[.$D$3]*[.B2560]*(1-[.B2560])" office:value-type="float" office:value="0.0941268765094737" calcext:value-type="float">
            <text:p>0,094126876509474</text:p>
          </table:table-cell>
          <table:table-cell table:number-columns-repeated="5"/>
        </table:table-row>
        <table:table-row table:style-name="ro1">
          <table:table-cell table:formula="of:=[.A2561]+1" office:value-type="float" office:value="2554" calcext:value-type="float">
            <text:p>2554</text:p>
          </table:table-cell>
          <table:table-cell table:formula="of:=4*[.$D$3]*[.B2561]*(1-[.B2561])" office:value-type="float" office:value="0.341068030512176" calcext:value-type="float">
            <text:p>0,341068030512176</text:p>
          </table:table-cell>
          <table:table-cell table:number-columns-repeated="5"/>
        </table:table-row>
        <table:table-row table:style-name="ro1">
          <table:table-cell table:formula="of:=[.A2562]+1" office:value-type="float" office:value="2555" calcext:value-type="float">
            <text:p>2555</text:p>
          </table:table-cell>
          <table:table-cell table:formula="of:=4*[.$D$3]*[.B2562]*(1-[.B2562])" office:value-type="float" office:value="0.898962516298885" calcext:value-type="float">
            <text:p>0,898962516298885</text:p>
          </table:table-cell>
          <table:table-cell table:number-columns-repeated="5"/>
        </table:table-row>
        <table:table-row table:style-name="ro1">
          <table:table-cell table:formula="of:=[.A2563]+1" office:value-type="float" office:value="2556" calcext:value-type="float">
            <text:p>2556</text:p>
          </table:table-cell>
          <table:table-cell table:formula="of:=4*[.$D$3]*[.B2563]*(1-[.B2563])" office:value-type="float" office:value="0.363315642353846" calcext:value-type="float">
            <text:p>0,363315642353846</text:p>
          </table:table-cell>
          <table:table-cell table:number-columns-repeated="5"/>
        </table:table-row>
        <table:table-row table:style-name="ro1">
          <table:table-cell table:formula="of:=[.A2564]+1" office:value-type="float" office:value="2557" calcext:value-type="float">
            <text:p>2557</text:p>
          </table:table-cell>
          <table:table-cell table:formula="of:=4*[.$D$3]*[.B2564]*(1-[.B2564])" office:value-type="float" office:value="0.925269545499433" calcext:value-type="float">
            <text:p>0,925269545499433</text:p>
          </table:table-cell>
          <table:table-cell table:number-columns-repeated="5"/>
        </table:table-row>
        <table:table-row table:style-name="ro1">
          <table:table-cell table:formula="of:=[.A2565]+1" office:value-type="float" office:value="2558" calcext:value-type="float">
            <text:p>2558</text:p>
          </table:table-cell>
          <table:table-cell table:formula="of:=4*[.$D$3]*[.B2565]*(1-[.B2565])" office:value-type="float" office:value="0.276583254682823" calcext:value-type="float">
            <text:p>0,276583254682823</text:p>
          </table:table-cell>
          <table:table-cell table:number-columns-repeated="5"/>
        </table:table-row>
        <table:table-row table:style-name="ro1">
          <table:table-cell table:formula="of:=[.A2566]+1" office:value-type="float" office:value="2559" calcext:value-type="float">
            <text:p>2559</text:p>
          </table:table-cell>
          <table:table-cell table:formula="of:=4*[.$D$3]*[.B2566]*(1-[.B2566])" office:value-type="float" office:value="0.800339831647519" calcext:value-type="float">
            <text:p>0,800339831647519</text:p>
          </table:table-cell>
          <table:table-cell table:number-columns-repeated="5"/>
        </table:table-row>
        <table:table-row table:style-name="ro1">
          <table:table-cell table:formula="of:=[.A2567]+1" office:value-type="float" office:value="2560" calcext:value-type="float">
            <text:p>2560</text:p>
          </table:table-cell>
          <table:table-cell table:formula="of:=4*[.$D$3]*[.B2567]*(1-[.B2567])" office:value-type="float" office:value="0.63918394210376" calcext:value-type="float">
            <text:p>0,63918394210376</text:p>
          </table:table-cell>
          <table:table-cell table:number-columns-repeated="5"/>
        </table:table-row>
        <table:table-row table:style-name="ro1">
          <table:table-cell table:formula="of:=[.A2568]+1" office:value-type="float" office:value="2561" calcext:value-type="float">
            <text:p>2561</text:p>
          </table:table-cell>
          <table:table-cell table:formula="of:=4*[.$D$3]*[.B2568]*(1-[.B2568])" office:value-type="float" office:value="0.922511321041829" calcext:value-type="float">
            <text:p>0,922511321041829</text:p>
          </table:table-cell>
          <table:table-cell table:number-columns-repeated="5"/>
        </table:table-row>
        <table:table-row table:style-name="ro1">
          <table:table-cell table:formula="of:=[.A2569]+1" office:value-type="float" office:value="2562" calcext:value-type="float">
            <text:p>2562</text:p>
          </table:table-cell>
          <table:table-cell table:formula="of:=4*[.$D$3]*[.B2569]*(1-[.B2569])" office:value-type="float" office:value="0.285936734365953" calcext:value-type="float">
            <text:p>0,285936734365953</text:p>
          </table:table-cell>
          <table:table-cell table:number-columns-repeated="5"/>
        </table:table-row>
        <table:table-row table:style-name="ro1">
          <table:table-cell table:formula="of:=[.A2570]+1" office:value-type="float" office:value="2563" calcext:value-type="float">
            <text:p>2563</text:p>
          </table:table-cell>
          <table:table-cell table:formula="of:=4*[.$D$3]*[.B2570]*(1-[.B2570])" office:value-type="float" office:value="0.81670767322435" calcext:value-type="float">
            <text:p>0,81670767322435</text:p>
          </table:table-cell>
          <table:table-cell table:number-columns-repeated="5"/>
        </table:table-row>
        <table:table-row table:style-name="ro1">
          <table:table-cell table:formula="of:=[.A2571]+1" office:value-type="float" office:value="2564" calcext:value-type="float">
            <text:p>2564</text:p>
          </table:table-cell>
          <table:table-cell table:formula="of:=4*[.$D$3]*[.B2571]*(1-[.B2571])" office:value-type="float" office:value="0.598784998883274" calcext:value-type="float">
            <text:p>0,598784998883274</text:p>
          </table:table-cell>
          <table:table-cell table:number-columns-repeated="5"/>
        </table:table-row>
        <table:table-row table:style-name="ro1">
          <table:table-cell table:formula="of:=[.A2572]+1" office:value-type="float" office:value="2565" calcext:value-type="float">
            <text:p>2565</text:p>
          </table:table-cell>
          <table:table-cell table:formula="of:=4*[.$D$3]*[.B2572]*(1-[.B2572])" office:value-type="float" office:value="0.960966095982526" calcext:value-type="float">
            <text:p>0,960966095982526</text:p>
          </table:table-cell>
          <table:table-cell table:number-columns-repeated="5"/>
        </table:table-row>
        <table:table-row table:style-name="ro1">
          <table:table-cell table:formula="of:=[.A2573]+1" office:value-type="float" office:value="2566" calcext:value-type="float">
            <text:p>2566</text:p>
          </table:table-cell>
          <table:table-cell table:formula="of:=4*[.$D$3]*[.B2573]*(1-[.B2573])" office:value-type="float" office:value="0.150041033418514" calcext:value-type="float">
            <text:p>0,150041033418514</text:p>
          </table:table-cell>
          <table:table-cell table:number-columns-repeated="5"/>
        </table:table-row>
        <table:table-row table:style-name="ro1">
          <table:table-cell table:formula="of:=[.A2574]+1" office:value-type="float" office:value="2567" calcext:value-type="float">
            <text:p>2567</text:p>
          </table:table-cell>
          <table:table-cell table:formula="of:=4*[.$D$3]*[.B2574]*(1-[.B2574])" office:value-type="float" office:value="0.510114886836875" calcext:value-type="float">
            <text:p>0,510114886836875</text:p>
          </table:table-cell>
          <table:table-cell table:number-columns-repeated="5"/>
        </table:table-row>
        <table:table-row table:style-name="ro1">
          <table:table-cell table:formula="of:=[.A2575]+1" office:value-type="float" office:value="2568" calcext:value-type="float">
            <text:p>2568</text:p>
          </table:table-cell>
          <table:table-cell table:formula="of:=4*[.$D$3]*[.B2575]*(1-[.B2575])" office:value-type="float" office:value="0.999590756257109" calcext:value-type="float">
            <text:p>0,999590756257109</text:p>
          </table:table-cell>
          <table:table-cell table:number-columns-repeated="5"/>
        </table:table-row>
        <table:table-row table:style-name="ro1">
          <table:table-cell table:formula="of:=[.A2576]+1" office:value-type="float" office:value="2569" calcext:value-type="float">
            <text:p>2569</text:p>
          </table:table-cell>
          <table:table-cell table:formula="of:=4*[.$D$3]*[.B2576]*(1-[.B2576])" office:value-type="float" office:value="0.00163630504979996" calcext:value-type="float">
            <text:p>0,0016363050498</text:p>
          </table:table-cell>
          <table:table-cell table:number-columns-repeated="5"/>
        </table:table-row>
        <table:table-row table:style-name="ro1">
          <table:table-cell table:formula="of:=[.A2577]+1" office:value-type="float" office:value="2570" calcext:value-type="float">
            <text:p>2570</text:p>
          </table:table-cell>
          <table:table-cell table:formula="of:=4*[.$D$3]*[.B2577]*(1-[.B2577])" office:value-type="float" office:value="0.00653451022233584" calcext:value-type="float">
            <text:p>0,006534510222336</text:p>
          </table:table-cell>
          <table:table-cell table:number-columns-repeated="5"/>
        </table:table-row>
        <table:table-row table:style-name="ro1">
          <table:table-cell table:formula="of:=[.A2578]+1" office:value-type="float" office:value="2571" calcext:value-type="float">
            <text:p>2571</text:p>
          </table:table-cell>
          <table:table-cell table:formula="of:=4*[.$D$3]*[.B2578]*(1-[.B2578])" office:value-type="float" office:value="0.0259672415939601" calcext:value-type="float">
            <text:p>0,02596724159396</text:p>
          </table:table-cell>
          <table:table-cell table:number-columns-repeated="5"/>
        </table:table-row>
        <table:table-row table:style-name="ro1">
          <table:table-cell table:formula="of:=[.A2579]+1" office:value-type="float" office:value="2572" calcext:value-type="float">
            <text:p>2572</text:p>
          </table:table-cell>
          <table:table-cell table:formula="of:=4*[.$D$3]*[.B2579]*(1-[.B2579])" office:value-type="float" office:value="0.101171775831844" calcext:value-type="float">
            <text:p>0,101171775831844</text:p>
          </table:table-cell>
          <table:table-cell table:number-columns-repeated="5"/>
        </table:table-row>
        <table:table-row table:style-name="ro1">
          <table:table-cell table:formula="of:=[.A2580]+1" office:value-type="float" office:value="2573" calcext:value-type="float">
            <text:p>2573</text:p>
          </table:table-cell>
          <table:table-cell table:formula="of:=4*[.$D$3]*[.B2580]*(1-[.B2580])" office:value-type="float" office:value="0.363744190427501" calcext:value-type="float">
            <text:p>0,363744190427501</text:p>
          </table:table-cell>
          <table:table-cell table:number-columns-repeated="5"/>
        </table:table-row>
        <table:table-row table:style-name="ro1">
          <table:table-cell table:formula="of:=[.A2581]+1" office:value-type="float" office:value="2574" calcext:value-type="float">
            <text:p>2574</text:p>
          </table:table-cell>
          <table:table-cell table:formula="of:=4*[.$D$3]*[.B2581]*(1-[.B2581])" office:value-type="float" office:value="0.925737417430971" calcext:value-type="float">
            <text:p>0,925737417430971</text:p>
          </table:table-cell>
          <table:table-cell table:number-columns-repeated="5"/>
        </table:table-row>
        <table:table-row table:style-name="ro1">
          <table:table-cell table:formula="of:=[.A2582]+1" office:value-type="float" office:value="2575" calcext:value-type="float">
            <text:p>2575</text:p>
          </table:table-cell>
          <table:table-cell table:formula="of:=4*[.$D$3]*[.B2582]*(1-[.B2582])" office:value-type="float" office:value="0.274990605596828" calcext:value-type="float">
            <text:p>0,274990605596828</text:p>
          </table:table-cell>
          <table:table-cell table:number-columns-repeated="5"/>
        </table:table-row>
        <table:table-row table:style-name="ro1">
          <table:table-cell table:formula="of:=[.A2583]+1" office:value-type="float" office:value="2576" calcext:value-type="float">
            <text:p>2576</text:p>
          </table:table-cell>
          <table:table-cell table:formula="of:=4*[.$D$3]*[.B2583]*(1-[.B2583])" office:value-type="float" office:value="0.797483089721271" calcext:value-type="float">
            <text:p>0,797483089721271</text:p>
          </table:table-cell>
          <table:table-cell table:number-columns-repeated="5"/>
        </table:table-row>
        <table:table-row table:style-name="ro1">
          <table:table-cell table:formula="of:=[.A2584]+1" office:value-type="float" office:value="2577" calcext:value-type="float">
            <text:p>2577</text:p>
          </table:table-cell>
          <table:table-cell table:formula="of:=4*[.$D$3]*[.B2584]*(1-[.B2584])" office:value-type="float" office:value="0.646015245319544" calcext:value-type="float">
            <text:p>0,646015245319544</text:p>
          </table:table-cell>
          <table:table-cell table:number-columns-repeated="5"/>
        </table:table-row>
        <table:table-row table:style-name="ro1">
          <table:table-cell table:formula="of:=[.A2585]+1" office:value-type="float" office:value="2578" calcext:value-type="float">
            <text:p>2578</text:p>
          </table:table-cell>
          <table:table-cell table:formula="of:=4*[.$D$3]*[.B2585]*(1-[.B2585])" office:value-type="float" office:value="0.914718192537094" calcext:value-type="float">
            <text:p>0,914718192537094</text:p>
          </table:table-cell>
          <table:table-cell table:number-columns-repeated="5"/>
        </table:table-row>
        <table:table-row table:style-name="ro1">
          <table:table-cell table:formula="of:=[.A2586]+1" office:value-type="float" office:value="2579" calcext:value-type="float">
            <text:p>2579</text:p>
          </table:table-cell>
          <table:table-cell table:formula="of:=4*[.$D$3]*[.B2586]*(1-[.B2586])" office:value-type="float" office:value="0.312035283115065" calcext:value-type="float">
            <text:p>0,312035283115065</text:p>
          </table:table-cell>
          <table:table-cell table:number-columns-repeated="5"/>
        </table:table-row>
        <table:table-row table:style-name="ro1">
          <table:table-cell table:formula="of:=[.A2587]+1" office:value-type="float" office:value="2580" calcext:value-type="float">
            <text:p>2580</text:p>
          </table:table-cell>
          <table:table-cell table:formula="of:=4*[.$D$3]*[.B2587]*(1-[.B2587])" office:value-type="float" office:value="0.858677060825465" calcext:value-type="float">
            <text:p>0,858677060825465</text:p>
          </table:table-cell>
          <table:table-cell table:number-columns-repeated="5"/>
        </table:table-row>
        <table:table-row table:style-name="ro1">
          <table:table-cell table:formula="of:=[.A2588]+1" office:value-type="float" office:value="2581" calcext:value-type="float">
            <text:p>2581</text:p>
          </table:table-cell>
          <table:table-cell table:formula="of:=4*[.$D$3]*[.B2588]*(1-[.B2588])" office:value-type="float" office:value="0.485403064150423" calcext:value-type="float">
            <text:p>0,485403064150423</text:p>
          </table:table-cell>
          <table:table-cell table:number-columns-repeated="5"/>
        </table:table-row>
        <table:table-row table:style-name="ro1">
          <table:table-cell table:formula="of:=[.A2589]+1" office:value-type="float" office:value="2582" calcext:value-type="float">
            <text:p>2582</text:p>
          </table:table-cell>
          <table:table-cell table:formula="of:=4*[.$D$3]*[.B2589]*(1-[.B2589])" office:value-type="float" office:value="0.999147717855213" calcext:value-type="float">
            <text:p>0,999147717855213</text:p>
          </table:table-cell>
          <table:table-cell table:number-columns-repeated="5"/>
        </table:table-row>
        <table:table-row table:style-name="ro1">
          <table:table-cell table:formula="of:=[.A2590]+1" office:value-type="float" office:value="2583" calcext:value-type="float">
            <text:p>2583</text:p>
          </table:table-cell>
          <table:table-cell table:formula="of:=4*[.$D$3]*[.B2590]*(1-[.B2590])" office:value-type="float" office:value="0.0034062230397287" calcext:value-type="float">
            <text:p>0,003406223039729</text:p>
          </table:table-cell>
          <table:table-cell table:number-columns-repeated="5"/>
        </table:table-row>
        <table:table-row table:style-name="ro1">
          <table:table-cell table:formula="of:=[.A2591]+1" office:value-type="float" office:value="2584" calcext:value-type="float">
            <text:p>2584</text:p>
          </table:table-cell>
          <table:table-cell table:formula="of:=4*[.$D$3]*[.B2591]*(1-[.B2591])" office:value-type="float" office:value="0.0135784827373293" calcext:value-type="float">
            <text:p>0,013578482737329</text:p>
          </table:table-cell>
          <table:table-cell table:number-columns-repeated="5"/>
        </table:table-row>
        <table:table-row table:style-name="ro1">
          <table:table-cell table:formula="of:=[.A2592]+1" office:value-type="float" office:value="2585" calcext:value-type="float">
            <text:p>2585</text:p>
          </table:table-cell>
          <table:table-cell table:formula="of:=4*[.$D$3]*[.B2592]*(1-[.B2592])" office:value-type="float" office:value="0.0535764301755254" calcext:value-type="float">
            <text:p>0,053576430175525</text:p>
          </table:table-cell>
          <table:table-cell table:number-columns-repeated="5"/>
        </table:table-row>
        <table:table-row table:style-name="ro1">
          <table:table-cell table:formula="of:=[.A2593]+1" office:value-type="float" office:value="2586" calcext:value-type="float">
            <text:p>2586</text:p>
          </table:table-cell>
          <table:table-cell table:formula="of:=4*[.$D$3]*[.B2593]*(1-[.B2593])" office:value-type="float" office:value="0.20282398522069" calcext:value-type="float">
            <text:p>0,20282398522069</text:p>
          </table:table-cell>
          <table:table-cell table:number-columns-repeated="5"/>
        </table:table-row>
        <table:table-row table:style-name="ro1">
          <table:table-cell table:formula="of:=[.A2594]+1" office:value-type="float" office:value="2587" calcext:value-type="float">
            <text:p>2587</text:p>
          </table:table-cell>
          <table:table-cell table:formula="of:=4*[.$D$3]*[.B2594]*(1-[.B2594])" office:value-type="float" office:value="0.646745664959549" calcext:value-type="float">
            <text:p>0,646745664959549</text:p>
          </table:table-cell>
          <table:table-cell table:number-columns-repeated="5"/>
        </table:table-row>
        <table:table-row table:style-name="ro1">
          <table:table-cell table:formula="of:=[.A2595]+1" office:value-type="float" office:value="2588" calcext:value-type="float">
            <text:p>2588</text:p>
          </table:table-cell>
          <table:table-cell table:formula="of:=4*[.$D$3]*[.B2595]*(1-[.B2595])" office:value-type="float" office:value="0.913862839262319" calcext:value-type="float">
            <text:p>0,913862839262319</text:p>
          </table:table-cell>
          <table:table-cell table:number-columns-repeated="5"/>
        </table:table-row>
        <table:table-row table:style-name="ro1">
          <table:table-cell table:formula="of:=[.A2596]+1" office:value-type="float" office:value="2589" calcext:value-type="float">
            <text:p>2589</text:p>
          </table:table-cell>
          <table:table-cell table:formula="of:=4*[.$D$3]*[.B2596]*(1-[.B2596])" office:value-type="float" office:value="0.314870201110927" calcext:value-type="float">
            <text:p>0,314870201110927</text:p>
          </table:table-cell>
          <table:table-cell table:number-columns-repeated="5"/>
        </table:table-row>
        <table:table-row table:style-name="ro1">
          <table:table-cell table:formula="of:=[.A2597]+1" office:value-type="float" office:value="2590" calcext:value-type="float">
            <text:p>2590</text:p>
          </table:table-cell>
          <table:table-cell table:formula="of:=4*[.$D$3]*[.B2597]*(1-[.B2597])" office:value-type="float" office:value="0.862907830253166" calcext:value-type="float">
            <text:p>0,862907830253166</text:p>
          </table:table-cell>
          <table:table-cell table:number-columns-repeated="5"/>
        </table:table-row>
        <table:table-row table:style-name="ro1">
          <table:table-cell table:formula="of:=[.A2598]+1" office:value-type="float" office:value="2591" calcext:value-type="float">
            <text:p>2591</text:p>
          </table:table-cell>
          <table:table-cell table:formula="of:=4*[.$D$3]*[.B2598]*(1-[.B2598])" office:value-type="float" office:value="0.473191626963758" calcext:value-type="float">
            <text:p>0,473191626963758</text:p>
          </table:table-cell>
          <table:table-cell table:number-columns-repeated="5"/>
        </table:table-row>
        <table:table-row table:style-name="ro1">
          <table:table-cell table:formula="of:=[.A2599]+1" office:value-type="float" office:value="2592" calcext:value-type="float">
            <text:p>2592</text:p>
          </table:table-cell>
          <table:table-cell table:formula="of:=4*[.$D$3]*[.B2599]*(1-[.B2599])" office:value-type="float" office:value="0.997125244540599" calcext:value-type="float">
            <text:p>0,997125244540599</text:p>
          </table:table-cell>
          <table:table-cell table:number-columns-repeated="5"/>
        </table:table-row>
        <table:table-row table:style-name="ro1">
          <table:table-cell table:formula="of:=[.A2600]+1" office:value-type="float" office:value="2593" calcext:value-type="float">
            <text:p>2593</text:p>
          </table:table-cell>
          <table:table-cell table:formula="of:=4*[.$D$3]*[.B2600]*(1-[.B2600])" office:value-type="float" office:value="0.0114659649617998" calcext:value-type="float">
            <text:p>0,0114659649618</text:p>
          </table:table-cell>
          <table:table-cell table:number-columns-repeated="5"/>
        </table:table-row>
        <table:table-row table:style-name="ro1">
          <table:table-cell table:formula="of:=[.A2601]+1" office:value-type="float" office:value="2594" calcext:value-type="float">
            <text:p>2594</text:p>
          </table:table-cell>
          <table:table-cell table:formula="of:=4*[.$D$3]*[.B2601]*(1-[.B2601])" office:value-type="float" office:value="0.0453379864371782" calcext:value-type="float">
            <text:p>0,045337986437178</text:p>
          </table:table-cell>
          <table:table-cell table:number-columns-repeated="5"/>
        </table:table-row>
        <table:table-row table:style-name="ro1">
          <table:table-cell table:formula="of:=[.A2602]+1" office:value-type="float" office:value="2595" calcext:value-type="float">
            <text:p>2595</text:p>
          </table:table-cell>
          <table:table-cell table:formula="of:=4*[.$D$3]*[.B2602]*(1-[.B2602])" office:value-type="float" office:value="0.173129813692002" calcext:value-type="float">
            <text:p>0,173129813692002</text:p>
          </table:table-cell>
          <table:table-cell table:number-columns-repeated="5"/>
        </table:table-row>
        <table:table-row table:style-name="ro1">
          <table:table-cell table:formula="of:=[.A2603]+1" office:value-type="float" office:value="2596" calcext:value-type="float">
            <text:p>2596</text:p>
          </table:table-cell>
          <table:table-cell table:formula="of:=4*[.$D$3]*[.B2603]*(1-[.B2603])" office:value-type="float" office:value="0.572623525211898" calcext:value-type="float">
            <text:p>0,572623525211898</text:p>
          </table:table-cell>
          <table:table-cell table:number-columns-repeated="5"/>
        </table:table-row>
        <table:table-row table:style-name="ro1">
          <table:table-cell table:formula="of:=[.A2604]+1" office:value-type="float" office:value="2597" calcext:value-type="float">
            <text:p>2597</text:p>
          </table:table-cell>
          <table:table-cell table:formula="of:=4*[.$D$3]*[.B2604]*(1-[.B2604])" office:value-type="float" office:value="0.978903294343187" calcext:value-type="float">
            <text:p>0,978903294343187</text:p>
          </table:table-cell>
          <table:table-cell table:number-columns-repeated="5"/>
        </table:table-row>
        <table:table-row table:style-name="ro1">
          <table:table-cell table:formula="of:=[.A2605]+1" office:value-type="float" office:value="2598" calcext:value-type="float">
            <text:p>2598</text:p>
          </table:table-cell>
          <table:table-cell table:formula="of:=4*[.$D$3]*[.B2605]*(1-[.B2605])" office:value-type="float" office:value="0.0826065386689711" calcext:value-type="float">
            <text:p>0,082606538668971</text:p>
          </table:table-cell>
          <table:table-cell table:number-columns-repeated="5"/>
        </table:table-row>
        <table:table-row table:style-name="ro1">
          <table:table-cell table:formula="of:=[.A2606]+1" office:value-type="float" office:value="2599" calcext:value-type="float">
            <text:p>2599</text:p>
          </table:table-cell>
          <table:table-cell table:formula="of:=4*[.$D$3]*[.B2606]*(1-[.B2606])" office:value-type="float" office:value="0.303130793752412" calcext:value-type="float">
            <text:p>0,303130793752412</text:p>
          </table:table-cell>
          <table:table-cell table:number-columns-repeated="5"/>
        </table:table-row>
        <table:table-row table:style-name="ro1">
          <table:table-cell table:formula="of:=[.A2607]+1" office:value-type="float" office:value="2600" calcext:value-type="float">
            <text:p>2600</text:p>
          </table:table-cell>
          <table:table-cell table:formula="of:=4*[.$D$3]*[.B2607]*(1-[.B2607])" office:value-type="float" office:value="0.844970062525778" calcext:value-type="float">
            <text:p>0,844970062525778</text:p>
          </table:table-cell>
          <table:table-cell table:number-columns-repeated="5"/>
        </table:table-row>
        <table:table-row table:style-name="ro1">
          <table:table-cell table:formula="of:=[.A2608]+1" office:value-type="float" office:value="2601" calcext:value-type="float">
            <text:p>2601</text:p>
          </table:table-cell>
          <table:table-cell table:formula="of:=4*[.$D$3]*[.B2608]*(1-[.B2608])" office:value-type="float" office:value="0.523982623843843" calcext:value-type="float">
            <text:p>0,523982623843843</text:p>
          </table:table-cell>
          <table:table-cell table:number-columns-repeated="5"/>
        </table:table-row>
        <table:table-row table:style-name="ro1">
          <table:table-cell table:formula="of:=[.A2609]+1" office:value-type="float" office:value="2602" calcext:value-type="float">
            <text:p>2602</text:p>
          </table:table-cell>
          <table:table-cell table:formula="of:=4*[.$D$3]*[.B2609]*(1-[.B2609])" office:value-type="float" office:value="0.997699335014259" calcext:value-type="float">
            <text:p>0,997699335014259</text:p>
          </table:table-cell>
          <table:table-cell table:number-columns-repeated="5"/>
        </table:table-row>
        <table:table-row table:style-name="ro1">
          <table:table-cell table:formula="of:=[.A2610]+1" office:value-type="float" office:value="2603" calcext:value-type="float">
            <text:p>2603</text:p>
          </table:table-cell>
          <table:table-cell table:formula="of:=4*[.$D$3]*[.B2610]*(1-[.B2610])" office:value-type="float" office:value="0.00918148770545797" calcext:value-type="float">
            <text:p>0,009181487705458</text:p>
          </table:table-cell>
          <table:table-cell table:number-columns-repeated="5"/>
        </table:table-row>
        <table:table-row table:style-name="ro1">
          <table:table-cell table:formula="of:=[.A2611]+1" office:value-type="float" office:value="2604" calcext:value-type="float">
            <text:p>2604</text:p>
          </table:table-cell>
          <table:table-cell table:formula="of:=4*[.$D$3]*[.B2611]*(1-[.B2611])" office:value-type="float" office:value="0.03638875195589" calcext:value-type="float">
            <text:p>0,03638875195589</text:p>
          </table:table-cell>
          <table:table-cell table:number-columns-repeated="5"/>
        </table:table-row>
        <table:table-row table:style-name="ro1">
          <table:table-cell table:formula="of:=[.A2612]+1" office:value-type="float" office:value="2605" calcext:value-type="float">
            <text:p>2605</text:p>
          </table:table-cell>
          <table:table-cell table:formula="of:=4*[.$D$3]*[.B2612]*(1-[.B2612])" office:value-type="float" office:value="0.140258442747931" calcext:value-type="float">
            <text:p>0,140258442747931</text:p>
          </table:table-cell>
          <table:table-cell table:number-columns-repeated="5"/>
        </table:table-row>
        <table:table-row table:style-name="ro1">
          <table:table-cell table:formula="of:=[.A2613]+1" office:value-type="float" office:value="2606" calcext:value-type="float">
            <text:p>2606</text:p>
          </table:table-cell>
          <table:table-cell table:formula="of:=4*[.$D$3]*[.B2613]*(1-[.B2613])" office:value-type="float" office:value="0.482344047943425" calcext:value-type="float">
            <text:p>0,482344047943425</text:p>
          </table:table-cell>
          <table:table-cell table:number-columns-repeated="5"/>
        </table:table-row>
        <table:table-row table:style-name="ro1">
          <table:table-cell table:formula="of:=[.A2614]+1" office:value-type="float" office:value="2607" calcext:value-type="float">
            <text:p>2607</text:p>
          </table:table-cell>
          <table:table-cell table:formula="of:=4*[.$D$3]*[.B2614]*(1-[.B2614])" office:value-type="float" office:value="0.998753069427904" calcext:value-type="float">
            <text:p>0,998753069427904</text:p>
          </table:table-cell>
          <table:table-cell table:number-columns-repeated="5"/>
        </table:table-row>
        <table:table-row table:style-name="ro1">
          <table:table-cell table:formula="of:=[.A2615]+1" office:value-type="float" office:value="2608" calcext:value-type="float">
            <text:p>2608</text:p>
          </table:table-cell>
          <table:table-cell table:formula="of:=4*[.$D$3]*[.B2615]*(1-[.B2615])" office:value-type="float" office:value="0.00498150294497844" calcext:value-type="float">
            <text:p>0,004981502944978</text:p>
          </table:table-cell>
          <table:table-cell table:number-columns-repeated="5"/>
        </table:table-row>
        <table:table-row table:style-name="ro1">
          <table:table-cell table:formula="of:=[.A2616]+1" office:value-type="float" office:value="2609" calcext:value-type="float">
            <text:p>2609</text:p>
          </table:table-cell>
          <table:table-cell table:formula="of:=4*[.$D$3]*[.B2616]*(1-[.B2616])" office:value-type="float" office:value="0.0198267502935505" calcext:value-type="float">
            <text:p>0,019826750293551</text:p>
          </table:table-cell>
          <table:table-cell table:number-columns-repeated="5"/>
        </table:table-row>
        <table:table-row table:style-name="ro1">
          <table:table-cell table:formula="of:=[.A2617]+1" office:value-type="float" office:value="2610" calcext:value-type="float">
            <text:p>2610</text:p>
          </table:table-cell>
          <table:table-cell table:formula="of:=4*[.$D$3]*[.B2617]*(1-[.B2617])" office:value-type="float" office:value="0.0777346010653906" calcext:value-type="float">
            <text:p>0,077734601065391</text:p>
          </table:table-cell>
          <table:table-cell table:number-columns-repeated="5"/>
        </table:table-row>
        <table:table-row table:style-name="ro1">
          <table:table-cell table:formula="of:=[.A2618]+1" office:value-type="float" office:value="2611" calcext:value-type="float">
            <text:p>2611</text:p>
          </table:table-cell>
          <table:table-cell table:formula="of:=4*[.$D$3]*[.B2618]*(1-[.B2618])" office:value-type="float" office:value="0.286767731450381" calcext:value-type="float">
            <text:p>0,286767731450381</text:p>
          </table:table-cell>
          <table:table-cell table:number-columns-repeated="5"/>
        </table:table-row>
        <table:table-row table:style-name="ro1">
          <table:table-cell table:formula="of:=[.A2619]+1" office:value-type="float" office:value="2612" calcext:value-type="float">
            <text:p>2612</text:p>
          </table:table-cell>
          <table:table-cell table:formula="of:=4*[.$D$3]*[.B2619]*(1-[.B2619])" office:value-type="float" office:value="0.818127998596732" calcext:value-type="float">
            <text:p>0,818127998596732</text:p>
          </table:table-cell>
          <table:table-cell table:number-columns-repeated="5"/>
        </table:table-row>
        <table:table-row table:style-name="ro1">
          <table:table-cell table:formula="of:=[.A2620]+1" office:value-type="float" office:value="2613" calcext:value-type="float">
            <text:p>2613</text:p>
          </table:table-cell>
          <table:table-cell table:formula="of:=4*[.$D$3]*[.B2620]*(1-[.B2620])" office:value-type="float" office:value="0.595178306035351" calcext:value-type="float">
            <text:p>0,595178306035351</text:p>
          </table:table-cell>
          <table:table-cell table:number-columns-repeated="5"/>
        </table:table-row>
        <table:table-row table:style-name="ro1">
          <table:table-cell table:formula="of:=[.A2621]+1" office:value-type="float" office:value="2614" calcext:value-type="float">
            <text:p>2614</text:p>
          </table:table-cell>
          <table:table-cell table:formula="of:=4*[.$D$3]*[.B2621]*(1-[.B2621])" office:value-type="float" office:value="0.963764360240964" calcext:value-type="float">
            <text:p>0,963764360240964</text:p>
          </table:table-cell>
          <table:table-cell table:number-columns-repeated="5"/>
        </table:table-row>
        <table:table-row table:style-name="ro1">
          <table:table-cell table:formula="of:=[.A2622]+1" office:value-type="float" office:value="2615" calcext:value-type="float">
            <text:p>2615</text:p>
          </table:table-cell>
          <table:table-cell table:formula="of:=4*[.$D$3]*[.B2622]*(1-[.B2622])" office:value-type="float" office:value="0.139690472681156" calcext:value-type="float">
            <text:p>0,139690472681156</text:p>
          </table:table-cell>
          <table:table-cell table:number-columns-repeated="5"/>
        </table:table-row>
        <table:table-row table:style-name="ro1">
          <table:table-cell table:formula="of:=[.A2623]+1" office:value-type="float" office:value="2616" calcext:value-type="float">
            <text:p>2616</text:p>
          </table:table-cell>
          <table:table-cell table:formula="of:=4*[.$D$3]*[.B2623]*(1-[.B2623])" office:value-type="float" office:value="0.480708178093084" calcext:value-type="float">
            <text:p>0,480708178093084</text:p>
          </table:table-cell>
          <table:table-cell table:number-columns-repeated="5"/>
        </table:table-row>
        <table:table-row table:style-name="ro1">
          <table:table-cell table:formula="of:=[.A2624]+1" office:value-type="float" office:value="2617" calcext:value-type="float">
            <text:p>2617</text:p>
          </table:table-cell>
          <table:table-cell table:formula="of:=4*[.$D$3]*[.B2624]*(1-[.B2624])" office:value-type="float" office:value="0.998511302430047" calcext:value-type="float">
            <text:p>0,998511302430047</text:p>
          </table:table-cell>
          <table:table-cell table:number-columns-repeated="5"/>
        </table:table-row>
        <table:table-row table:style-name="ro1">
          <table:table-cell table:formula="of:=[.A2625]+1" office:value-type="float" office:value="2618" calcext:value-type="float">
            <text:p>2618</text:p>
          </table:table-cell>
          <table:table-cell table:formula="of:=4*[.$D$3]*[.B2625]*(1-[.B2625])" office:value-type="float" office:value="0.00594592539799136" calcext:value-type="float">
            <text:p>0,005945925397991</text:p>
          </table:table-cell>
          <table:table-cell table:number-columns-repeated="5"/>
        </table:table-row>
        <table:table-row table:style-name="ro1">
          <table:table-cell table:formula="of:=[.A2626]+1" office:value-type="float" office:value="2619" calcext:value-type="float">
            <text:p>2619</text:p>
          </table:table-cell>
          <table:table-cell table:formula="of:=4*[.$D$3]*[.B2626]*(1-[.B2626])" office:value-type="float" office:value="0.0236422854766115" calcext:value-type="float">
            <text:p>0,023642285476612</text:p>
          </table:table-cell>
          <table:table-cell table:number-columns-repeated="5"/>
        </table:table-row>
        <table:table-row table:style-name="ro1">
          <table:table-cell table:formula="of:=[.A2627]+1" office:value-type="float" office:value="2620" calcext:value-type="float">
            <text:p>2620</text:p>
          </table:table-cell>
          <table:table-cell table:formula="of:=4*[.$D$3]*[.B2627]*(1-[.B2627])" office:value-type="float" office:value="0.0923333112562158" calcext:value-type="float">
            <text:p>0,092333311256216</text:p>
          </table:table-cell>
          <table:table-cell table:number-columns-repeated="5"/>
        </table:table-row>
        <table:table-row table:style-name="ro1">
          <table:table-cell table:formula="of:=[.A2628]+1" office:value-type="float" office:value="2621" calcext:value-type="float">
            <text:p>2621</text:p>
          </table:table-cell>
          <table:table-cell table:formula="of:=4*[.$D$3]*[.B2628]*(1-[.B2628])" office:value-type="float" office:value="0.335231483554714" calcext:value-type="float">
            <text:p>0,335231483554714</text:p>
          </table:table-cell>
          <table:table-cell table:number-columns-repeated="5"/>
        </table:table-row>
        <table:table-row table:style-name="ro1">
          <table:table-cell table:formula="of:=[.A2629]+1" office:value-type="float" office:value="2622" calcext:value-type="float">
            <text:p>2622</text:p>
          </table:table-cell>
          <table:table-cell table:formula="of:=4*[.$D$3]*[.B2629]*(1-[.B2629])" office:value-type="float" office:value="0.891405343953678" calcext:value-type="float">
            <text:p>0,891405343953678</text:p>
          </table:table-cell>
          <table:table-cell table:number-columns-repeated="5"/>
        </table:table-row>
        <table:table-row table:style-name="ro1">
          <table:table-cell table:formula="of:=[.A2630]+1" office:value-type="float" office:value="2623" calcext:value-type="float">
            <text:p>2623</text:p>
          </table:table-cell>
          <table:table-cell table:formula="of:=4*[.$D$3]*[.B2630]*(1-[.B2630])" office:value-type="float" office:value="0.387207426898011" calcext:value-type="float">
            <text:p>0,387207426898011</text:p>
          </table:table-cell>
          <table:table-cell table:number-columns-repeated="5"/>
        </table:table-row>
        <table:table-row table:style-name="ro1">
          <table:table-cell table:formula="of:=[.A2631]+1" office:value-type="float" office:value="2624" calcext:value-type="float">
            <text:p>2624</text:p>
          </table:table-cell>
          <table:table-cell table:formula="of:=4*[.$D$3]*[.B2631]*(1-[.B2631])" office:value-type="float" office:value="0.94911134181213" calcext:value-type="float">
            <text:p>0,94911134181213</text:p>
          </table:table-cell>
          <table:table-cell table:number-columns-repeated="5"/>
        </table:table-row>
        <table:table-row table:style-name="ro1">
          <table:table-cell table:formula="of:=[.A2632]+1" office:value-type="float" office:value="2625" calcext:value-type="float">
            <text:p>2625</text:p>
          </table:table-cell>
          <table:table-cell table:formula="of:=4*[.$D$3]*[.B2632]*(1-[.B2632])" office:value-type="float" office:value="0.193196010622833" calcext:value-type="float">
            <text:p>0,193196010622833</text:p>
          </table:table-cell>
          <table:table-cell table:number-columns-repeated="5"/>
        </table:table-row>
        <table:table-row table:style-name="ro1">
          <table:table-cell table:formula="of:=[.A2633]+1" office:value-type="float" office:value="2626" calcext:value-type="float">
            <text:p>2626</text:p>
          </table:table-cell>
          <table:table-cell table:formula="of:=4*[.$D$3]*[.B2633]*(1-[.B2633])" office:value-type="float" office:value="0.62348524840902" calcext:value-type="float">
            <text:p>0,62348524840902</text:p>
          </table:table-cell>
          <table:table-cell table:number-columns-repeated="5"/>
        </table:table-row>
        <table:table-row table:style-name="ro1">
          <table:table-cell table:formula="of:=[.A2634]+1" office:value-type="float" office:value="2627" calcext:value-type="float">
            <text:p>2627</text:p>
          </table:table-cell>
          <table:table-cell table:formula="of:=4*[.$D$3]*[.B2634]*(1-[.B2634])" office:value-type="float" office:value="0.939005573701451" calcext:value-type="float">
            <text:p>0,939005573701451</text:p>
          </table:table-cell>
          <table:table-cell table:number-columns-repeated="5"/>
        </table:table-row>
        <table:table-row table:style-name="ro1">
          <table:table-cell table:formula="of:=[.A2635]+1" office:value-type="float" office:value="2628" calcext:value-type="float">
            <text:p>2628</text:p>
          </table:table-cell>
          <table:table-cell table:formula="of:=4*[.$D$3]*[.B2635]*(1-[.B2635])" office:value-type="float" office:value="0.229096425036241" calcext:value-type="float">
            <text:p>0,229096425036241</text:p>
          </table:table-cell>
          <table:table-cell table:number-columns-repeated="5"/>
        </table:table-row>
        <table:table-row table:style-name="ro1">
          <table:table-cell table:formula="of:=[.A2636]+1" office:value-type="float" office:value="2629" calcext:value-type="float">
            <text:p>2629</text:p>
          </table:table-cell>
          <table:table-cell table:formula="of:=4*[.$D$3]*[.B2636]*(1-[.B2636])" office:value-type="float" office:value="0.706445012287419" calcext:value-type="float">
            <text:p>0,706445012287419</text:p>
          </table:table-cell>
          <table:table-cell table:number-columns-repeated="5"/>
        </table:table-row>
        <table:table-row table:style-name="ro1">
          <table:table-cell table:formula="of:=[.A2637]+1" office:value-type="float" office:value="2630" calcext:value-type="float">
            <text:p>2630</text:p>
          </table:table-cell>
          <table:table-cell table:formula="of:=4*[.$D$3]*[.B2637]*(1-[.B2637])" office:value-type="float" office:value="0.829521827606589" calcext:value-type="float">
            <text:p>0,829521827606589</text:p>
          </table:table-cell>
          <table:table-cell table:number-columns-repeated="5"/>
        </table:table-row>
        <table:table-row table:style-name="ro1">
          <table:table-cell table:formula="of:=[.A2638]+1" office:value-type="float" office:value="2631" calcext:value-type="float">
            <text:p>2631</text:p>
          </table:table-cell>
          <table:table-cell table:formula="of:=4*[.$D$3]*[.B2638]*(1-[.B2638])" office:value-type="float" office:value="0.565661460523254" calcext:value-type="float">
            <text:p>0,565661460523254</text:p>
          </table:table-cell>
          <table:table-cell table:number-columns-repeated="5"/>
        </table:table-row>
        <table:table-row table:style-name="ro1">
          <table:table-cell table:formula="of:=[.A2639]+1" office:value-type="float" office:value="2632" calcext:value-type="float">
            <text:p>2632</text:p>
          </table:table-cell>
          <table:table-cell table:formula="of:=4*[.$D$3]*[.B2639]*(1-[.B2639])" office:value-type="float" office:value="0.982754290407813" calcext:value-type="float">
            <text:p>0,982754290407813</text:p>
          </table:table-cell>
          <table:table-cell table:number-columns-repeated="5"/>
        </table:table-row>
        <table:table-row table:style-name="ro1">
          <table:table-cell table:formula="of:=[.A2640]+1" office:value-type="float" office:value="2633" calcext:value-type="float">
            <text:p>2633</text:p>
          </table:table-cell>
          <table:table-cell table:formula="of:=4*[.$D$3]*[.B2640]*(1-[.B2640])" office:value-type="float" office:value="0.067793180371397" calcext:value-type="float">
            <text:p>0,067793180371397</text:p>
          </table:table-cell>
          <table:table-cell table:number-columns-repeated="5"/>
        </table:table-row>
        <table:table-row table:style-name="ro1">
          <table:table-cell table:formula="of:=[.A2641]+1" office:value-type="float" office:value="2634" calcext:value-type="float">
            <text:p>2634</text:p>
          </table:table-cell>
          <table:table-cell table:formula="of:=4*[.$D$3]*[.B2641]*(1-[.B2641])" office:value-type="float" office:value="0.252789060266113" calcext:value-type="float">
            <text:p>0,252789060266113</text:p>
          </table:table-cell>
          <table:table-cell table:number-columns-repeated="5"/>
        </table:table-row>
        <table:table-row table:style-name="ro1">
          <table:table-cell table:formula="of:=[.A2642]+1" office:value-type="float" office:value="2635" calcext:value-type="float">
            <text:p>2635</text:p>
          </table:table-cell>
          <table:table-cell table:formula="of:=4*[.$D$3]*[.B2642]*(1-[.B2642])" office:value-type="float" office:value="0.755547005103554" calcext:value-type="float">
            <text:p>0,755547005103554</text:p>
          </table:table-cell>
          <table:table-cell table:number-columns-repeated="5"/>
        </table:table-row>
        <table:table-row table:style-name="ro1">
          <table:table-cell table:formula="of:=[.A2643]+1" office:value-type="float" office:value="2636" calcext:value-type="float">
            <text:p>2636</text:p>
          </table:table-cell>
          <table:table-cell table:formula="of:=4*[.$D$3]*[.B2643]*(1-[.B2643])" office:value-type="float" office:value="0.738782912730418" calcext:value-type="float">
            <text:p>0,738782912730418</text:p>
          </table:table-cell>
          <table:table-cell table:number-columns-repeated="5"/>
        </table:table-row>
        <table:table-row table:style-name="ro1">
          <table:table-cell table:formula="of:=[.A2644]+1" office:value-type="float" office:value="2637" calcext:value-type="float">
            <text:p>2637</text:p>
          </table:table-cell>
          <table:table-cell table:formula="of:=4*[.$D$3]*[.B2644]*(1-[.B2644])" office:value-type="float" office:value="0.771930882351911" calcext:value-type="float">
            <text:p>0,771930882351911</text:p>
          </table:table-cell>
          <table:table-cell table:number-columns-repeated="5"/>
        </table:table-row>
        <table:table-row table:style-name="ro1">
          <table:table-cell table:formula="of:=[.A2645]+1" office:value-type="float" office:value="2638" calcext:value-type="float">
            <text:p>2638</text:p>
          </table:table-cell>
          <table:table-cell table:formula="of:=4*[.$D$3]*[.B2645]*(1-[.B2645])" office:value-type="float" office:value="0.704214380893244" calcext:value-type="float">
            <text:p>0,704214380893244</text:p>
          </table:table-cell>
          <table:table-cell table:number-columns-repeated="5"/>
        </table:table-row>
        <table:table-row table:style-name="ro1">
          <table:table-cell table:formula="of:=[.A2646]+1" office:value-type="float" office:value="2639" calcext:value-type="float">
            <text:p>2639</text:p>
          </table:table-cell>
          <table:table-cell table:formula="of:=4*[.$D$3]*[.B2646]*(1-[.B2646])" office:value-type="float" office:value="0.833185946545556" calcext:value-type="float">
            <text:p>0,833185946545556</text:p>
          </table:table-cell>
          <table:table-cell table:number-columns-repeated="5"/>
        </table:table-row>
        <table:table-row table:style-name="ro1">
          <table:table-cell table:formula="of:=[.A2647]+1" office:value-type="float" office:value="2640" calcext:value-type="float">
            <text:p>2640</text:p>
          </table:table-cell>
          <table:table-cell table:formula="of:=4*[.$D$3]*[.B2647]*(1-[.B2647])" office:value-type="float" office:value="0.555948500098167" calcext:value-type="float">
            <text:p>0,555948500098167</text:p>
          </table:table-cell>
          <table:table-cell table:number-columns-repeated="5"/>
        </table:table-row>
        <table:table-row table:style-name="ro1">
          <table:table-cell table:formula="of:=[.A2648]+1" office:value-type="float" office:value="2641" calcext:value-type="float">
            <text:p>2641</text:p>
          </table:table-cell>
          <table:table-cell table:formula="of:=4*[.$D$3]*[.B2648]*(1-[.B2648])" office:value-type="float" office:value="0.987479061347062" calcext:value-type="float">
            <text:p>0,987479061347062</text:p>
          </table:table-cell>
          <table:table-cell table:number-columns-repeated="5"/>
        </table:table-row>
        <table:table-row table:style-name="ro1">
          <table:table-cell table:formula="of:=[.A2649]+1" office:value-type="float" office:value="2642" calcext:value-type="float">
            <text:p>2642</text:p>
          </table:table-cell>
          <table:table-cell table:formula="of:=4*[.$D$3]*[.B2649]*(1-[.B2649])" office:value-type="float" office:value="0.0494566589927513" calcext:value-type="float">
            <text:p>0,049456658992751</text:p>
          </table:table-cell>
          <table:table-cell table:number-columns-repeated="5"/>
        </table:table-row>
        <table:table-row table:style-name="ro1">
          <table:table-cell table:formula="of:=[.A2650]+1" office:value-type="float" office:value="2643" calcext:value-type="float">
            <text:p>2643</text:p>
          </table:table-cell>
          <table:table-cell table:formula="of:=4*[.$D$3]*[.B2650]*(1-[.B2650])" office:value-type="float" office:value="0.188042791496104" calcext:value-type="float">
            <text:p>0,188042791496104</text:p>
          </table:table-cell>
          <table:table-cell table:number-columns-repeated="5"/>
        </table:table-row>
        <table:table-row table:style-name="ro1">
          <table:table-cell table:formula="of:=[.A2651]+1" office:value-type="float" office:value="2644" calcext:value-type="float">
            <text:p>2644</text:p>
          </table:table-cell>
          <table:table-cell table:formula="of:=4*[.$D$3]*[.B2651]*(1-[.B2651])" office:value-type="float" office:value="0.610730800249827" calcext:value-type="float">
            <text:p>0,610730800249827</text:p>
          </table:table-cell>
          <table:table-cell table:number-columns-repeated="5"/>
        </table:table-row>
        <table:table-row table:style-name="ro1">
          <table:table-cell table:formula="of:=[.A2652]+1" office:value-type="float" office:value="2645" calcext:value-type="float">
            <text:p>2645</text:p>
          </table:table-cell>
          <table:table-cell table:formula="of:=4*[.$D$3]*[.B2652]*(1-[.B2652])" office:value-type="float" office:value="0.950954759504132" calcext:value-type="float">
            <text:p>0,950954759504132</text:p>
          </table:table-cell>
          <table:table-cell table:number-columns-repeated="5"/>
        </table:table-row>
        <table:table-row table:style-name="ro1">
          <table:table-cell table:formula="of:=[.A2653]+1" office:value-type="float" office:value="2646" calcext:value-type="float">
            <text:p>2646</text:p>
          </table:table-cell>
          <table:table-cell table:formula="of:=4*[.$D$3]*[.B2653]*(1-[.B2653])" office:value-type="float" office:value="0.186559219522282" calcext:value-type="float">
            <text:p>0,186559219522282</text:p>
          </table:table-cell>
          <table:table-cell table:number-columns-repeated="5"/>
        </table:table-row>
        <table:table-row table:style-name="ro1">
          <table:table-cell table:formula="of:=[.A2654]+1" office:value-type="float" office:value="2647" calcext:value-type="float">
            <text:p>2647</text:p>
          </table:table-cell>
          <table:table-cell table:formula="of:=4*[.$D$3]*[.B2654]*(1-[.B2654])" office:value-type="float" office:value="0.607019508534077" calcext:value-type="float">
            <text:p>0,607019508534077</text:p>
          </table:table-cell>
          <table:table-cell table:number-columns-repeated="5"/>
        </table:table-row>
        <table:table-row table:style-name="ro1">
          <table:table-cell table:formula="of:=[.A2655]+1" office:value-type="float" office:value="2648" calcext:value-type="float">
            <text:p>2648</text:p>
          </table:table-cell>
          <table:table-cell table:formula="of:=4*[.$D$3]*[.B2655]*(1-[.B2655])" office:value-type="float" office:value="0.954187299172499" calcext:value-type="float">
            <text:p>0,954187299172499</text:p>
          </table:table-cell>
          <table:table-cell table:number-columns-repeated="5"/>
        </table:table-row>
        <table:table-row table:style-name="ro1">
          <table:table-cell table:formula="of:=[.A2656]+1" office:value-type="float" office:value="2649" calcext:value-type="float">
            <text:p>2649</text:p>
          </table:table-cell>
          <table:table-cell table:formula="of:=4*[.$D$3]*[.B2656]*(1-[.B2656])" office:value-type="float" office:value="0.174855589081564" calcext:value-type="float">
            <text:p>0,174855589081564</text:p>
          </table:table-cell>
          <table:table-cell table:number-columns-repeated="5"/>
        </table:table-row>
        <table:table-row table:style-name="ro1">
          <table:table-cell table:formula="of:=[.A2657]+1" office:value-type="float" office:value="2650" calcext:value-type="float">
            <text:p>2650</text:p>
          </table:table-cell>
          <table:table-cell table:formula="of:=4*[.$D$3]*[.B2657]*(1-[.B2657])" office:value-type="float" office:value="0.577124448194014" calcext:value-type="float">
            <text:p>0,577124448194014</text:p>
          </table:table-cell>
          <table:table-cell table:number-columns-repeated="5"/>
        </table:table-row>
        <table:table-row table:style-name="ro1">
          <table:table-cell table:formula="of:=[.A2658]+1" office:value-type="float" office:value="2651" calcext:value-type="float">
            <text:p>2651</text:p>
          </table:table-cell>
          <table:table-cell table:formula="of:=4*[.$D$3]*[.B2658]*(1-[.B2658])" office:value-type="float" office:value="0.976207277963076" calcext:value-type="float">
            <text:p>0,976207277963076</text:p>
          </table:table-cell>
          <table:table-cell table:number-columns-repeated="5"/>
        </table:table-row>
        <table:table-row table:style-name="ro1">
          <table:table-cell table:formula="of:=[.A2659]+1" office:value-type="float" office:value="2652" calcext:value-type="float">
            <text:p>2652</text:p>
          </table:table-cell>
          <table:table-cell table:formula="of:=4*[.$D$3]*[.B2659]*(1-[.B2659])" office:value-type="float" office:value="0.0929065136599922" calcext:value-type="float">
            <text:p>0,092906513659992</text:p>
          </table:table-cell>
          <table:table-cell table:number-columns-repeated="5"/>
        </table:table-row>
        <table:table-row table:style-name="ro1">
          <table:table-cell table:formula="of:=[.A2660]+1" office:value-type="float" office:value="2653" calcext:value-type="float">
            <text:p>2653</text:p>
          </table:table-cell>
          <table:table-cell table:formula="of:=4*[.$D$3]*[.B2660]*(1-[.B2660])" office:value-type="float" office:value="0.337099573518151" calcext:value-type="float">
            <text:p>0,337099573518151</text:p>
          </table:table-cell>
          <table:table-cell table:number-columns-repeated="5"/>
        </table:table-row>
        <table:table-row table:style-name="ro1">
          <table:table-cell table:formula="of:=[.A2661]+1" office:value-type="float" office:value="2654" calcext:value-type="float">
            <text:p>2654</text:p>
          </table:table-cell>
          <table:table-cell table:formula="of:=4*[.$D$3]*[.B2661]*(1-[.B2661])" office:value-type="float" office:value="0.893853804208128" calcext:value-type="float">
            <text:p>0,893853804208128</text:p>
          </table:table-cell>
          <table:table-cell table:number-columns-repeated="5"/>
        </table:table-row>
        <table:table-row table:style-name="ro1">
          <table:table-cell table:formula="of:=[.A2662]+1" office:value-type="float" office:value="2655" calcext:value-type="float">
            <text:p>2655</text:p>
          </table:table-cell>
          <table:table-cell table:formula="of:=4*[.$D$3]*[.B2662]*(1-[.B2662])" office:value-type="float" office:value="0.379516723643144" calcext:value-type="float">
            <text:p>0,379516723643144</text:p>
          </table:table-cell>
          <table:table-cell table:number-columns-repeated="5"/>
        </table:table-row>
        <table:table-row table:style-name="ro1">
          <table:table-cell table:formula="of:=[.A2663]+1" office:value-type="float" office:value="2656" calcext:value-type="float">
            <text:p>2656</text:p>
          </table:table-cell>
          <table:table-cell table:formula="of:=4*[.$D$3]*[.B2663]*(1-[.B2663])" office:value-type="float" office:value="0.94193512047327" calcext:value-type="float">
            <text:p>0,94193512047327</text:p>
          </table:table-cell>
          <table:table-cell table:number-columns-repeated="5"/>
        </table:table-row>
        <table:table-row table:style-name="ro1">
          <table:table-cell table:formula="of:=[.A2664]+1" office:value-type="float" office:value="2657" calcext:value-type="float">
            <text:p>2657</text:p>
          </table:table-cell>
          <table:table-cell table:formula="of:=4*[.$D$3]*[.B2664]*(1-[.B2664])" office:value-type="float" office:value="0.218773397169107" calcext:value-type="float">
            <text:p>0,218773397169107</text:p>
          </table:table-cell>
          <table:table-cell table:number-columns-repeated="5"/>
        </table:table-row>
        <table:table-row table:style-name="ro1">
          <table:table-cell table:formula="of:=[.A2665]+1" office:value-type="float" office:value="2658" calcext:value-type="float">
            <text:p>2658</text:p>
          </table:table-cell>
          <table:table-cell table:formula="of:=4*[.$D$3]*[.B2665]*(1-[.B2665])" office:value-type="float" office:value="0.683646391440781" calcext:value-type="float">
            <text:p>0,683646391440781</text:p>
          </table:table-cell>
          <table:table-cell table:number-columns-repeated="5"/>
        </table:table-row>
        <table:table-row table:style-name="ro1">
          <table:table-cell table:formula="of:=[.A2666]+1" office:value-type="float" office:value="2659" calcext:value-type="float">
            <text:p>2659</text:p>
          </table:table-cell>
          <table:table-cell table:formula="of:=4*[.$D$3]*[.B2666]*(1-[.B2666])" office:value-type="float" office:value="0.865096011643118" calcext:value-type="float">
            <text:p>0,865096011643118</text:p>
          </table:table-cell>
          <table:table-cell table:number-columns-repeated="5"/>
        </table:table-row>
        <table:table-row table:style-name="ro1">
          <table:table-cell table:formula="of:=[.A2667]+1" office:value-type="float" office:value="2660" calcext:value-type="float">
            <text:p>2660</text:p>
          </table:table-cell>
          <table:table-cell table:formula="of:=4*[.$D$3]*[.B2667]*(1-[.B2667])" office:value-type="float" office:value="0.466819609129152" calcext:value-type="float">
            <text:p>0,466819609129152</text:p>
          </table:table-cell>
          <table:table-cell table:number-columns-repeated="5"/>
        </table:table-row>
        <table:table-row table:style-name="ro1">
          <table:table-cell table:formula="of:=[.A2668]+1" office:value-type="float" office:value="2661" calcext:value-type="float">
            <text:p>2661</text:p>
          </table:table-cell>
          <table:table-cell table:formula="of:=4*[.$D$3]*[.B2668]*(1-[.B2668])" office:value-type="float" office:value="0.995596246646631" calcext:value-type="float">
            <text:p>0,995596246646631</text:p>
          </table:table-cell>
          <table:table-cell table:number-columns-repeated="5"/>
        </table:table-row>
        <table:table-row table:style-name="ro1">
          <table:table-cell table:formula="of:=[.A2669]+1" office:value-type="float" office:value="2662" calcext:value-type="float">
            <text:p>2662</text:p>
          </table:table-cell>
          <table:table-cell table:formula="of:=4*[.$D$3]*[.B2669]*(1-[.B2669])" office:value-type="float" office:value="0.017537441239087" calcext:value-type="float">
            <text:p>0,017537441239087</text:p>
          </table:table-cell>
          <table:table-cell table:number-columns-repeated="5"/>
        </table:table-row>
        <table:table-row table:style-name="ro1">
          <table:table-cell table:formula="of:=[.A2670]+1" office:value-type="float" office:value="2663" calcext:value-type="float">
            <text:p>2663</text:p>
          </table:table-cell>
          <table:table-cell table:formula="of:=4*[.$D$3]*[.B2670]*(1-[.B2670])" office:value-type="float" office:value="0.0689195175754904" calcext:value-type="float">
            <text:p>0,06891951757549</text:p>
          </table:table-cell>
          <table:table-cell table:number-columns-repeated="5"/>
        </table:table-row>
        <table:table-row table:style-name="ro1">
          <table:table-cell table:formula="of:=[.A2671]+1" office:value-type="float" office:value="2664" calcext:value-type="float">
            <text:p>2664</text:p>
          </table:table-cell>
          <table:table-cell table:formula="of:=4*[.$D$3]*[.B2671]*(1-[.B2671])" office:value-type="float" office:value="0.256678470690608" calcext:value-type="float">
            <text:p>0,256678470690608</text:p>
          </table:table-cell>
          <table:table-cell table:number-columns-repeated="5"/>
        </table:table-row>
        <table:table-row table:style-name="ro1">
          <table:table-cell table:formula="of:=[.A2672]+1" office:value-type="float" office:value="2665" calcext:value-type="float">
            <text:p>2665</text:p>
          </table:table-cell>
          <table:table-cell table:formula="of:=4*[.$D$3]*[.B2672]*(1-[.B2672])" office:value-type="float" office:value="0.763178533498155" calcext:value-type="float">
            <text:p>0,763178533498155</text:p>
          </table:table-cell>
          <table:table-cell table:number-columns-repeated="5"/>
        </table:table-row>
        <table:table-row table:style-name="ro1">
          <table:table-cell table:formula="of:=[.A2673]+1" office:value-type="float" office:value="2666" calcext:value-type="float">
            <text:p>2666</text:p>
          </table:table-cell>
          <table:table-cell table:formula="of:=4*[.$D$3]*[.B2673]*(1-[.B2673])" office:value-type="float" office:value="0.722948238023042" calcext:value-type="float">
            <text:p>0,722948238023042</text:p>
          </table:table-cell>
          <table:table-cell table:number-columns-repeated="5"/>
        </table:table-row>
        <table:table-row table:style-name="ro1">
          <table:table-cell table:formula="of:=[.A2674]+1" office:value-type="float" office:value="2667" calcext:value-type="float">
            <text:p>2667</text:p>
          </table:table-cell>
          <table:table-cell table:formula="of:=4*[.$D$3]*[.B2674]*(1-[.B2674])" office:value-type="float" office:value="0.801176332649685" calcext:value-type="float">
            <text:p>0,801176332649685</text:p>
          </table:table-cell>
          <table:table-cell table:number-columns-repeated="5"/>
        </table:table-row>
        <table:table-row table:style-name="ro1">
          <table:table-cell table:formula="of:=[.A2675]+1" office:value-type="float" office:value="2668" calcext:value-type="float">
            <text:p>2668</text:p>
          </table:table-cell>
          <table:table-cell table:formula="of:=4*[.$D$3]*[.B2675]*(1-[.B2675])" office:value-type="float" office:value="0.637171266606745" calcext:value-type="float">
            <text:p>0,637171266606745</text:p>
          </table:table-cell>
          <table:table-cell table:number-columns-repeated="5"/>
        </table:table-row>
        <table:table-row table:style-name="ro1">
          <table:table-cell table:formula="of:=[.A2676]+1" office:value-type="float" office:value="2669" calcext:value-type="float">
            <text:p>2669</text:p>
          </table:table-cell>
          <table:table-cell table:formula="of:=4*[.$D$3]*[.B2676]*(1-[.B2676])" office:value-type="float" office:value="0.924736174470005" calcext:value-type="float">
            <text:p>0,924736174470005</text:p>
          </table:table-cell>
          <table:table-cell table:number-columns-repeated="5"/>
        </table:table-row>
        <table:table-row table:style-name="ro1">
          <table:table-cell table:formula="of:=[.A2677]+1" office:value-type="float" office:value="2670" calcext:value-type="float">
            <text:p>2670</text:p>
          </table:table-cell>
          <table:table-cell table:formula="of:=4*[.$D$3]*[.B2677]*(1-[.B2677])" office:value-type="float" office:value="0.278396728386343" calcext:value-type="float">
            <text:p>0,278396728386343</text:p>
          </table:table-cell>
          <table:table-cell table:number-columns-repeated="5"/>
        </table:table-row>
        <table:table-row table:style-name="ro1">
          <table:table-cell table:formula="of:=[.A2678]+1" office:value-type="float" office:value="2671" calcext:value-type="float">
            <text:p>2671</text:p>
          </table:table-cell>
          <table:table-cell table:formula="of:=4*[.$D$3]*[.B2678]*(1-[.B2678])" office:value-type="float" office:value="0.803567960040495" calcext:value-type="float">
            <text:p>0,803567960040495</text:p>
          </table:table-cell>
          <table:table-cell table:number-columns-repeated="5"/>
        </table:table-row>
        <table:table-row table:style-name="ro1">
          <table:table-cell table:formula="of:=[.A2679]+1" office:value-type="float" office:value="2672" calcext:value-type="float">
            <text:p>2672</text:p>
          </table:table-cell>
          <table:table-cell table:formula="of:=4*[.$D$3]*[.B2679]*(1-[.B2679])" office:value-type="float" office:value="0.63138597454741" calcext:value-type="float">
            <text:p>0,63138597454741</text:p>
          </table:table-cell>
          <table:table-cell table:number-columns-repeated="5"/>
        </table:table-row>
        <table:table-row table:style-name="ro1">
          <table:table-cell table:formula="of:=[.A2680]+1" office:value-type="float" office:value="2673" calcext:value-type="float">
            <text:p>2673</text:p>
          </table:table-cell>
          <table:table-cell table:formula="of:=4*[.$D$3]*[.B2680]*(1-[.B2680])" office:value-type="float" office:value="0.93095090276891" calcext:value-type="float">
            <text:p>0,93095090276891</text:p>
          </table:table-cell>
          <table:table-cell table:number-columns-repeated="5"/>
        </table:table-row>
        <table:table-row table:style-name="ro1">
          <table:table-cell table:formula="of:=[.A2681]+1" office:value-type="float" office:value="2674" calcext:value-type="float">
            <text:p>2674</text:p>
          </table:table-cell>
          <table:table-cell table:formula="of:=4*[.$D$3]*[.B2681]*(1-[.B2681])" office:value-type="float" office:value="0.257125277610647" calcext:value-type="float">
            <text:p>0,257125277610647</text:p>
          </table:table-cell>
          <table:table-cell table:number-columns-repeated="5"/>
        </table:table-row>
        <table:table-row table:style-name="ro1">
          <table:table-cell table:formula="of:=[.A2682]+1" office:value-type="float" office:value="2675" calcext:value-type="float">
            <text:p>2675</text:p>
          </table:table-cell>
          <table:table-cell table:formula="of:=4*[.$D$3]*[.B2682]*(1-[.B2682])" office:value-type="float" office:value="0.764047476897179" calcext:value-type="float">
            <text:p>0,764047476897179</text:p>
          </table:table-cell>
          <table:table-cell table:number-columns-repeated="5"/>
        </table:table-row>
        <table:table-row table:style-name="ro1">
          <table:table-cell table:formula="of:=[.A2683]+1" office:value-type="float" office:value="2676" calcext:value-type="float">
            <text:p>2676</text:p>
          </table:table-cell>
          <table:table-cell table:formula="of:=4*[.$D$3]*[.B2683]*(1-[.B2683])" office:value-type="float" office:value="0.721115719776935" calcext:value-type="float">
            <text:p>0,721115719776935</text:p>
          </table:table-cell>
          <table:table-cell table:number-columns-repeated="5"/>
        </table:table-row>
        <table:table-row table:style-name="ro1">
          <table:table-cell table:formula="of:=[.A2684]+1" office:value-type="float" office:value="2677" calcext:value-type="float">
            <text:p>2677</text:p>
          </table:table-cell>
          <table:table-cell table:formula="of:=4*[.$D$3]*[.B2684]*(1-[.B2684])" office:value-type="float" office:value="0.804431353870112" calcext:value-type="float">
            <text:p>0,804431353870112</text:p>
          </table:table-cell>
          <table:table-cell table:number-columns-repeated="5"/>
        </table:table-row>
        <table:table-row table:style-name="ro1">
          <table:table-cell table:formula="of:=[.A2685]+1" office:value-type="float" office:value="2678" calcext:value-type="float">
            <text:p>2678</text:p>
          </table:table-cell>
          <table:table-cell table:formula="of:=4*[.$D$3]*[.B2685]*(1-[.B2685])" office:value-type="float" office:value="0.629286203123243" calcext:value-type="float">
            <text:p>0,629286203123243</text:p>
          </table:table-cell>
          <table:table-cell table:number-columns-repeated="5"/>
        </table:table-row>
        <table:table-row table:style-name="ro1">
          <table:table-cell table:formula="of:=[.A2686]+1" office:value-type="float" office:value="2679" calcext:value-type="float">
            <text:p>2679</text:p>
          </table:table-cell>
          <table:table-cell table:formula="of:=4*[.$D$3]*[.B2686]*(1-[.B2686])" office:value-type="float" office:value="0.933140310727902" calcext:value-type="float">
            <text:p>0,933140310727902</text:p>
          </table:table-cell>
          <table:table-cell table:number-columns-repeated="5"/>
        </table:table-row>
        <table:table-row table:style-name="ro1">
          <table:table-cell table:formula="of:=[.A2687]+1" office:value-type="float" office:value="2680" calcext:value-type="float">
            <text:p>2680</text:p>
          </table:table-cell>
          <table:table-cell table:formula="of:=4*[.$D$3]*[.B2687]*(1-[.B2687])" office:value-type="float" office:value="0.249557884890147" calcext:value-type="float">
            <text:p>0,249557884890147</text:p>
          </table:table-cell>
          <table:table-cell table:number-columns-repeated="5"/>
        </table:table-row>
        <table:table-row table:style-name="ro1">
          <table:table-cell table:formula="of:=[.A2688]+1" office:value-type="float" office:value="2681" calcext:value-type="float">
            <text:p>2681</text:p>
          </table:table-cell>
          <table:table-cell table:formula="of:=4*[.$D$3]*[.B2688]*(1-[.B2688])" office:value-type="float" office:value="0.749114987917212" calcext:value-type="float">
            <text:p>0,749114987917212</text:p>
          </table:table-cell>
          <table:table-cell table:number-columns-repeated="5"/>
        </table:table-row>
        <table:table-row table:style-name="ro1">
          <table:table-cell table:formula="of:=[.A2689]+1" office:value-type="float" office:value="2682" calcext:value-type="float">
            <text:p>2682</text:p>
          </table:table-cell>
          <table:table-cell table:formula="of:=4*[.$D$3]*[.B2689]*(1-[.B2689])" office:value-type="float" office:value="0.751766891180029" calcext:value-type="float">
            <text:p>0,751766891180029</text:p>
          </table:table-cell>
          <table:table-cell table:number-columns-repeated="5"/>
        </table:table-row>
        <table:table-row table:style-name="ro1">
          <table:table-cell table:formula="of:=[.A2690]+1" office:value-type="float" office:value="2683" calcext:value-type="float">
            <text:p>2683</text:p>
          </table:table-cell>
          <table:table-cell table:formula="of:=4*[.$D$3]*[.B2690]*(1-[.B2690])" office:value-type="float" office:value="0.746453730022173" calcext:value-type="float">
            <text:p>0,746453730022173</text:p>
          </table:table-cell>
          <table:table-cell table:number-columns-repeated="5"/>
        </table:table-row>
        <table:table-row table:style-name="ro1">
          <table:table-cell table:formula="of:=[.A2691]+1" office:value-type="float" office:value="2684" calcext:value-type="float">
            <text:p>2684</text:p>
          </table:table-cell>
          <table:table-cell table:formula="of:=4*[.$D$3]*[.B2691]*(1-[.B2691])" office:value-type="float" office:value="0.757042235832632" calcext:value-type="float">
            <text:p>0,757042235832632</text:p>
          </table:table-cell>
          <table:table-cell table:number-columns-repeated="5"/>
        </table:table-row>
        <table:table-row table:style-name="ro1">
          <table:table-cell table:formula="of:=[.A2692]+1" office:value-type="float" office:value="2685" calcext:value-type="float">
            <text:p>2685</text:p>
          </table:table-cell>
          <table:table-cell table:formula="of:=4*[.$D$3]*[.B2692]*(1-[.B2692])" office:value-type="float" office:value="0.735717155992646" calcext:value-type="float">
            <text:p>0,735717155992646</text:p>
          </table:table-cell>
          <table:table-cell table:number-columns-repeated="5"/>
        </table:table-row>
        <table:table-row table:style-name="ro1">
          <table:table-cell table:formula="of:=[.A2693]+1" office:value-type="float" office:value="2686" calcext:value-type="float">
            <text:p>2686</text:p>
          </table:table-cell>
          <table:table-cell table:formula="of:=4*[.$D$3]*[.B2693]*(1-[.B2693])" office:value-type="float" office:value="0.777749689482954" calcext:value-type="float">
            <text:p>0,777749689482954</text:p>
          </table:table-cell>
          <table:table-cell table:number-columns-repeated="5"/>
        </table:table-row>
        <table:table-row table:style-name="ro1">
          <table:table-cell table:formula="of:=[.A2694]+1" office:value-type="float" office:value="2687" calcext:value-type="float">
            <text:p>2687</text:p>
          </table:table-cell>
          <table:table-cell table:formula="of:=4*[.$D$3]*[.B2694]*(1-[.B2694])" office:value-type="float" office:value="0.691420439968492" calcext:value-type="float">
            <text:p>0,691420439968492</text:p>
          </table:table-cell>
          <table:table-cell table:number-columns-repeated="5"/>
        </table:table-row>
        <table:table-row table:style-name="ro1">
          <table:table-cell table:formula="of:=[.A2695]+1" office:value-type="float" office:value="2688" calcext:value-type="float">
            <text:p>2688</text:p>
          </table:table-cell>
          <table:table-cell table:formula="of:=4*[.$D$3]*[.B2695]*(1-[.B2695])" office:value-type="float" office:value="0.853432860649076" calcext:value-type="float">
            <text:p>0,853432860649076</text:p>
          </table:table-cell>
          <table:table-cell table:number-columns-repeated="5"/>
        </table:table-row>
        <table:table-row table:style-name="ro1">
          <table:table-cell table:formula="of:=[.A2696]+1" office:value-type="float" office:value="2689" calcext:value-type="float">
            <text:p>2689</text:p>
          </table:table-cell>
          <table:table-cell table:formula="of:=4*[.$D$3]*[.B2696]*(1-[.B2696])" office:value-type="float" office:value="0.500340852053642" calcext:value-type="float">
            <text:p>0,500340852053642</text:p>
          </table:table-cell>
          <table:table-cell table:number-columns-repeated="5"/>
        </table:table-row>
        <table:table-row table:style-name="ro1">
          <table:table-cell table:formula="of:=[.A2697]+1" office:value-type="float" office:value="2690" calcext:value-type="float">
            <text:p>2690</text:p>
          </table:table-cell>
          <table:table-cell table:formula="of:=4*[.$D$3]*[.B2697]*(1-[.B2697])" office:value-type="float" office:value="0.99999953527951" calcext:value-type="float">
            <text:p>0,99999953527951</text:p>
          </table:table-cell>
          <table:table-cell table:number-columns-repeated="5"/>
        </table:table-row>
        <table:table-row table:style-name="ro1">
          <table:table-cell table:formula="of:=[.A2698]+1" office:value-type="float" office:value="2691" calcext:value-type="float">
            <text:p>2691</text:p>
          </table:table-cell>
          <table:table-cell table:formula="of:=4*[.$D$3]*[.B2698]*(1-[.B2698])" office:value-type="float" office:value="0.00000185888109561061" calcext:value-type="float">
            <text:p>1,85888109561061E-06</text:p>
          </table:table-cell>
          <table:table-cell table:number-columns-repeated="5"/>
        </table:table-row>
        <table:table-row table:style-name="ro1">
          <table:table-cell table:formula="of:=[.A2699]+1" office:value-type="float" office:value="2692" calcext:value-type="float">
            <text:p>2692</text:p>
          </table:table-cell>
          <table:table-cell table:formula="of:=4*[.$D$3]*[.B2699]*(1-[.B2699])" office:value-type="float" office:value="0.00000743551056068674" calcext:value-type="float">
            <text:p>7,43551056068674E-06</text:p>
          </table:table-cell>
          <table:table-cell table:number-columns-repeated="5"/>
        </table:table-row>
        <table:table-row table:style-name="ro1">
          <table:table-cell table:formula="of:=[.A2700]+1" office:value-type="float" office:value="2693" calcext:value-type="float">
            <text:p>2693</text:p>
          </table:table-cell>
          <table:table-cell table:formula="of:=4*[.$D$3]*[.B2700]*(1-[.B2700])" office:value-type="float" office:value="0.0000297418210954778" calcext:value-type="float">
            <text:p>2,97418210954778E-05</text:p>
          </table:table-cell>
          <table:table-cell table:number-columns-repeated="5"/>
        </table:table-row>
        <table:table-row table:style-name="ro1">
          <table:table-cell table:formula="of:=[.A2701]+1" office:value-type="float" office:value="2694" calcext:value-type="float">
            <text:p>2694</text:p>
          </table:table-cell>
          <table:table-cell table:formula="of:=4*[.$D$3]*[.B2701]*(1-[.B2701])" office:value-type="float" office:value="0.000118963746078223" calcext:value-type="float">
            <text:p>0,000118963746078</text:p>
          </table:table-cell>
          <table:table-cell table:number-columns-repeated="5"/>
        </table:table-row>
        <table:table-row table:style-name="ro1">
          <table:table-cell table:formula="of:=[.A2702]+1" office:value-type="float" office:value="2695" calcext:value-type="float">
            <text:p>2695</text:p>
          </table:table-cell>
          <table:table-cell table:formula="of:=4*[.$D$3]*[.B2702]*(1-[.B2702])" office:value-type="float" office:value="0.000475798374821367" calcext:value-type="float">
            <text:p>0,000475798374821</text:p>
          </table:table-cell>
          <table:table-cell table:number-columns-repeated="5"/>
        </table:table-row>
        <table:table-row table:style-name="ro1">
          <table:table-cell table:formula="of:=[.A2703]+1" office:value-type="float" office:value="2696" calcext:value-type="float">
            <text:p>2696</text:p>
          </table:table-cell>
          <table:table-cell table:formula="of:=4*[.$D$3]*[.B2703]*(1-[.B2703])" office:value-type="float" office:value="0.00190228796291154" calcext:value-type="float">
            <text:p>0,001902287962912</text:p>
          </table:table-cell>
          <table:table-cell table:number-columns-repeated="5"/>
        </table:table-row>
        <table:table-row table:style-name="ro1">
          <table:table-cell table:formula="of:=[.A2704]+1" office:value-type="float" office:value="2697" calcext:value-type="float">
            <text:p>2697</text:p>
          </table:table-cell>
          <table:table-cell table:formula="of:=4*[.$D$3]*[.B2704]*(1-[.B2704])" office:value-type="float" office:value="0.0075946770536708" calcext:value-type="float">
            <text:p>0,007594677053671</text:p>
          </table:table-cell>
          <table:table-cell table:number-columns-repeated="5"/>
        </table:table-row>
        <table:table-row table:style-name="ro1">
          <table:table-cell table:formula="of:=[.A2705]+1" office:value-type="float" office:value="2698" calcext:value-type="float">
            <text:p>2698</text:p>
          </table:table-cell>
          <table:table-cell table:formula="of:=4*[.$D$3]*[.B2705]*(1-[.B2705])" office:value-type="float" office:value="0.030147991736485" calcext:value-type="float">
            <text:p>0,030147991736485</text:p>
          </table:table-cell>
          <table:table-cell table:number-columns-repeated="5"/>
        </table:table-row>
        <table:table-row table:style-name="ro1">
          <table:table-cell table:formula="of:=[.A2706]+1" office:value-type="float" office:value="2699" calcext:value-type="float">
            <text:p>2699</text:p>
          </table:table-cell>
          <table:table-cell table:formula="of:=4*[.$D$3]*[.B2706]*(1-[.B2706])" office:value-type="float" office:value="0.116956361322967" calcext:value-type="float">
            <text:p>0,116956361322967</text:p>
          </table:table-cell>
          <table:table-cell table:number-columns-repeated="5"/>
        </table:table-row>
        <table:table-row table:style-name="ro1">
          <table:table-cell table:formula="of:=[.A2707]+1" office:value-type="float" office:value="2700" calcext:value-type="float">
            <text:p>2700</text:p>
          </table:table-cell>
          <table:table-cell table:formula="of:=4*[.$D$3]*[.B2707]*(1-[.B2707])" office:value-type="float" office:value="0.413110283476235" calcext:value-type="float">
            <text:p>0,413110283476235</text:p>
          </table:table-cell>
          <table:table-cell table:number-columns-repeated="5"/>
        </table:table-row>
        <table:table-row table:style-name="ro1">
          <table:table-cell table:formula="of:=[.A2708]+1" office:value-type="float" office:value="2701" calcext:value-type="float">
            <text:p>2701</text:p>
          </table:table-cell>
          <table:table-cell table:formula="of:=4*[.$D$3]*[.B2708]*(1-[.B2708])" office:value-type="float" office:value="0.969800708649679" calcext:value-type="float">
            <text:p>0,969800708649679</text:p>
          </table:table-cell>
          <table:table-cell table:number-columns-repeated="5"/>
        </table:table-row>
        <table:table-row table:style-name="ro1">
          <table:table-cell table:formula="of:=[.A2709]+1" office:value-type="float" office:value="2702" calcext:value-type="float">
            <text:p>2702</text:p>
          </table:table-cell>
          <table:table-cell table:formula="of:=4*[.$D$3]*[.B2709]*(1-[.B2709])" office:value-type="float" office:value="0.117149176609037" calcext:value-type="float">
            <text:p>0,117149176609037</text:p>
          </table:table-cell>
          <table:table-cell table:number-columns-repeated="5"/>
        </table:table-row>
        <table:table-row table:style-name="ro1">
          <table:table-cell table:formula="of:=[.A2710]+1" office:value-type="float" office:value="2703" calcext:value-type="float">
            <text:p>2703</text:p>
          </table:table-cell>
          <table:table-cell table:formula="of:=4*[.$D$3]*[.B2710]*(1-[.B2710])" office:value-type="float" office:value="0.413700988115446" calcext:value-type="float">
            <text:p>0,413700988115446</text:p>
          </table:table-cell>
          <table:table-cell table:number-columns-repeated="5"/>
        </table:table-row>
        <table:table-row table:style-name="ro1">
          <table:table-cell table:formula="of:=[.A2711]+1" office:value-type="float" office:value="2704" calcext:value-type="float">
            <text:p>2704</text:p>
          </table:table-cell>
          <table:table-cell table:formula="of:=4*[.$D$3]*[.B2711]*(1-[.B2711])" office:value-type="float" office:value="0.970209922190998" calcext:value-type="float">
            <text:p>0,970209922190998</text:p>
          </table:table-cell>
          <table:table-cell table:number-columns-repeated="5"/>
        </table:table-row>
        <table:table-row table:style-name="ro1">
          <table:table-cell table:formula="of:=[.A2712]+1" office:value-type="float" office:value="2705" calcext:value-type="float">
            <text:p>2705</text:p>
          </table:table-cell>
          <table:table-cell table:formula="of:=4*[.$D$3]*[.B2712]*(1-[.B2712])" office:value-type="float" office:value="0.115610516292542" calcext:value-type="float">
            <text:p>0,115610516292542</text:p>
          </table:table-cell>
          <table:table-cell table:number-columns-repeated="5"/>
        </table:table-row>
        <table:table-row table:style-name="ro1">
          <table:table-cell table:formula="of:=[.A2713]+1" office:value-type="float" office:value="2706" calcext:value-type="float">
            <text:p>2706</text:p>
          </table:table-cell>
          <table:table-cell table:formula="of:=4*[.$D$3]*[.B2713]*(1-[.B2713])" office:value-type="float" office:value="0.408978899260454" calcext:value-type="float">
            <text:p>0,408978899260454</text:p>
          </table:table-cell>
          <table:table-cell table:number-columns-repeated="5"/>
        </table:table-row>
        <table:table-row table:style-name="ro1">
          <table:table-cell table:formula="of:=[.A2714]+1" office:value-type="float" office:value="2707" calcext:value-type="float">
            <text:p>2707</text:p>
          </table:table-cell>
          <table:table-cell table:formula="of:=4*[.$D$3]*[.B2714]*(1-[.B2714])" office:value-type="float" office:value="0.966860636880646" calcext:value-type="float">
            <text:p>0,966860636880646</text:p>
          </table:table-cell>
          <table:table-cell table:number-columns-repeated="5"/>
        </table:table-row>
        <table:table-row table:style-name="ro1">
          <table:table-cell table:formula="of:=[.A2715]+1" office:value-type="float" office:value="2708" calcext:value-type="float">
            <text:p>2708</text:p>
          </table:table-cell>
          <table:table-cell table:formula="of:=4*[.$D$3]*[.B2715]*(1-[.B2715])" office:value-type="float" office:value="0.128164582925591" calcext:value-type="float">
            <text:p>0,128164582925591</text:p>
          </table:table-cell>
          <table:table-cell table:number-columns-repeated="5"/>
        </table:table-row>
        <table:table-row table:style-name="ro1">
          <table:table-cell table:formula="of:=[.A2716]+1" office:value-type="float" office:value="2709" calcext:value-type="float">
            <text:p>2709</text:p>
          </table:table-cell>
          <table:table-cell table:formula="of:=4*[.$D$3]*[.B2716]*(1-[.B2716])" office:value-type="float" office:value="0.446953690436401" calcext:value-type="float">
            <text:p>0,446953690436401</text:p>
          </table:table-cell>
          <table:table-cell table:number-columns-repeated="5"/>
        </table:table-row>
        <table:table-row table:style-name="ro1">
          <table:table-cell table:formula="of:=[.A2717]+1" office:value-type="float" office:value="2710" calcext:value-type="float">
            <text:p>2710</text:p>
          </table:table-cell>
          <table:table-cell table:formula="of:=4*[.$D$3]*[.B2717]*(1-[.B2717])" office:value-type="float" office:value="0.988744356166731" calcext:value-type="float">
            <text:p>0,988744356166731</text:p>
          </table:table-cell>
          <table:table-cell table:number-columns-repeated="5"/>
        </table:table-row>
        <table:table-row table:style-name="ro1">
          <table:table-cell table:formula="of:=[.A2718]+1" office:value-type="float" office:value="2711" calcext:value-type="float">
            <text:p>2711</text:p>
          </table:table-cell>
          <table:table-cell table:formula="of:=4*[.$D$3]*[.B2718]*(1-[.B2718])" office:value-type="float" office:value="0.0445158172606684" calcext:value-type="float">
            <text:p>0,044515817260668</text:p>
          </table:table-cell>
          <table:table-cell table:number-columns-repeated="5"/>
        </table:table-row>
        <table:table-row table:style-name="ro1">
          <table:table-cell table:formula="of:=[.A2719]+1" office:value-type="float" office:value="2712" calcext:value-type="float">
            <text:p>2712</text:p>
          </table:table-cell>
          <table:table-cell table:formula="of:=4*[.$D$3]*[.B2719]*(1-[.B2719])" office:value-type="float" office:value="0.170136637097133" calcext:value-type="float">
            <text:p>0,170136637097133</text:p>
          </table:table-cell>
          <table:table-cell table:number-columns-repeated="5"/>
        </table:table-row>
        <table:table-row table:style-name="ro1">
          <table:table-cell table:formula="of:=[.A2720]+1" office:value-type="float" office:value="2713" calcext:value-type="float">
            <text:p>2713</text:p>
          </table:table-cell>
          <table:table-cell table:formula="of:=4*[.$D$3]*[.B2720]*(1-[.B2720])" office:value-type="float" office:value="0.564760647257645" calcext:value-type="float">
            <text:p>0,564760647257645</text:p>
          </table:table-cell>
          <table:table-cell table:number-columns-repeated="5"/>
        </table:table-row>
        <table:table-row table:style-name="ro1">
          <table:table-cell table:formula="of:=[.A2721]+1" office:value-type="float" office:value="2714" calcext:value-type="float">
            <text:p>2714</text:p>
          </table:table-cell>
          <table:table-cell table:formula="of:=4*[.$D$3]*[.B2721]*(1-[.B2721])" office:value-type="float" office:value="0.983224234267084" calcext:value-type="float">
            <text:p>0,983224234267084</text:p>
          </table:table-cell>
          <table:table-cell table:number-columns-repeated="5"/>
        </table:table-row>
        <table:table-row table:style-name="ro1">
          <table:table-cell table:formula="of:=[.A2722]+1" office:value-type="float" office:value="2715" calcext:value-type="float">
            <text:p>2715</text:p>
          </table:table-cell>
          <table:table-cell table:formula="of:=4*[.$D$3]*[.B2722]*(1-[.B2722])" office:value-type="float" office:value="0.0659773576679632" calcext:value-type="float">
            <text:p>0,065977357667963</text:p>
          </table:table-cell>
          <table:table-cell table:number-columns-repeated="5"/>
        </table:table-row>
        <table:table-row table:style-name="ro1">
          <table:table-cell table:formula="of:=[.A2723]+1" office:value-type="float" office:value="2716" calcext:value-type="float">
            <text:p>2716</text:p>
          </table:table-cell>
          <table:table-cell table:formula="of:=4*[.$D$3]*[.B2723]*(1-[.B2723])" office:value-type="float" office:value="0.246497383772467" calcext:value-type="float">
            <text:p>0,246497383772467</text:p>
          </table:table-cell>
          <table:table-cell table:number-columns-repeated="5"/>
        </table:table-row>
        <table:table-row table:style-name="ro1">
          <table:table-cell table:formula="of:=[.A2724]+1" office:value-type="float" office:value="2717" calcext:value-type="float">
            <text:p>2717</text:p>
          </table:table-cell>
          <table:table-cell table:formula="of:=4*[.$D$3]*[.B2724]*(1-[.B2724])" office:value-type="float" office:value="0.742945694263186" calcext:value-type="float">
            <text:p>0,742945694263186</text:p>
          </table:table-cell>
          <table:table-cell table:number-columns-repeated="5"/>
        </table:table-row>
        <table:table-row table:style-name="ro1">
          <table:table-cell table:formula="of:=[.A2725]+1" office:value-type="float" office:value="2718" calcext:value-type="float">
            <text:p>2718</text:p>
          </table:table-cell>
          <table:table-cell table:formula="of:=4*[.$D$3]*[.B2725]*(1-[.B2725])" office:value-type="float" office:value="0.763909558555915" calcext:value-type="float">
            <text:p>0,763909558555915</text:p>
          </table:table-cell>
          <table:table-cell table:number-columns-repeated="5"/>
        </table:table-row>
        <table:table-row table:style-name="ro1">
          <table:table-cell table:formula="of:=[.A2726]+1" office:value-type="float" office:value="2719" calcext:value-type="float">
            <text:p>2719</text:p>
          </table:table-cell>
          <table:table-cell table:formula="of:=4*[.$D$3]*[.B2726]*(1-[.B2726])" office:value-type="float" office:value="0.721406979611288" calcext:value-type="float">
            <text:p>0,721406979611288</text:p>
          </table:table-cell>
          <table:table-cell table:number-columns-repeated="5"/>
        </table:table-row>
        <table:table-row table:style-name="ro1">
          <table:table-cell table:formula="of:=[.A2727]+1" office:value-type="float" office:value="2720" calcext:value-type="float">
            <text:p>2720</text:p>
          </table:table-cell>
          <table:table-cell table:formula="of:=4*[.$D$3]*[.B2727]*(1-[.B2727])" office:value-type="float" office:value="0.803915797517626" calcext:value-type="float">
            <text:p>0,803915797517626</text:p>
          </table:table-cell>
          <table:table-cell table:number-columns-repeated="5"/>
        </table:table-row>
        <table:table-row table:style-name="ro1">
          <table:table-cell table:formula="of:=[.A2728]+1" office:value-type="float" office:value="2721" calcext:value-type="float">
            <text:p>2721</text:p>
          </table:table-cell>
          <table:table-cell table:formula="of:=4*[.$D$3]*[.B2728]*(1-[.B2728])" office:value-type="float" office:value="0.6305407520769" calcext:value-type="float">
            <text:p>0,6305407520769</text:p>
          </table:table-cell>
          <table:table-cell table:number-columns-repeated="5"/>
        </table:table-row>
        <table:table-row table:style-name="ro1">
          <table:table-cell table:formula="of:=[.A2729]+1" office:value-type="float" office:value="2722" calcext:value-type="float">
            <text:p>2722</text:p>
          </table:table-cell>
          <table:table-cell table:formula="of:=4*[.$D$3]*[.B2729]*(1-[.B2729])" office:value-type="float" office:value="0.931836448188789" calcext:value-type="float">
            <text:p>0,931836448188789</text:p>
          </table:table-cell>
          <table:table-cell table:number-columns-repeated="5"/>
        </table:table-row>
        <table:table-row table:style-name="ro1">
          <table:table-cell table:formula="of:=[.A2730]+1" office:value-type="float" office:value="2723" calcext:value-type="float">
            <text:p>2723</text:p>
          </table:table-cell>
          <table:table-cell table:formula="of:=4*[.$D$3]*[.B2730]*(1-[.B2730])" office:value-type="float" office:value="0.254069128062766" calcext:value-type="float">
            <text:p>0,254069128062766</text:p>
          </table:table-cell>
          <table:table-cell table:number-columns-repeated="5"/>
        </table:table-row>
        <table:table-row table:style-name="ro1">
          <table:table-cell table:formula="of:=[.A2731]+1" office:value-type="float" office:value="2724" calcext:value-type="float">
            <text:p>2724</text:p>
          </table:table-cell>
          <table:table-cell table:formula="of:=4*[.$D$3]*[.B2731]*(1-[.B2731])" office:value-type="float" office:value="0.758072024912767" calcext:value-type="float">
            <text:p>0,758072024912767</text:p>
          </table:table-cell>
          <table:table-cell table:number-columns-repeated="5"/>
        </table:table-row>
        <table:table-row table:style-name="ro1">
          <table:table-cell table:formula="of:=[.A2732]+1" office:value-type="float" office:value="2725" calcext:value-type="float">
            <text:p>2725</text:p>
          </table:table-cell>
          <table:table-cell table:formula="of:=4*[.$D$3]*[.B2732]*(1-[.B2732])" office:value-type="float" office:value="0.733595319829697" calcext:value-type="float">
            <text:p>0,733595319829697</text:p>
          </table:table-cell>
          <table:table-cell table:number-columns-repeated="5"/>
        </table:table-row>
        <table:table-row table:style-name="ro1">
          <table:table-cell table:formula="of:=[.A2733]+1" office:value-type="float" office:value="2726" calcext:value-type="float">
            <text:p>2726</text:p>
          </table:table-cell>
          <table:table-cell table:formula="of:=4*[.$D$3]*[.B2733]*(1-[.B2733])" office:value-type="float" office:value="0.781732906214647" calcext:value-type="float">
            <text:p>0,781732906214647</text:p>
          </table:table-cell>
          <table:table-cell table:number-columns-repeated="5"/>
        </table:table-row>
        <table:table-row table:style-name="ro1">
          <table:table-cell table:formula="of:=[.A2734]+1" office:value-type="float" office:value="2727" calcext:value-type="float">
            <text:p>2727</text:p>
          </table:table-cell>
          <table:table-cell table:formula="of:=4*[.$D$3]*[.B2734]*(1-[.B2734])" office:value-type="float" office:value="0.682506278223396" calcext:value-type="float">
            <text:p>0,682506278223396</text:p>
          </table:table-cell>
          <table:table-cell table:number-columns-repeated="5"/>
        </table:table-row>
        <table:table-row table:style-name="ro1">
          <table:table-cell table:formula="of:=[.A2735]+1" office:value-type="float" office:value="2728" calcext:value-type="float">
            <text:p>2728</text:p>
          </table:table-cell>
          <table:table-cell table:formula="of:=4*[.$D$3]*[.B2735]*(1-[.B2735])" office:value-type="float" office:value="0.866765833636178" calcext:value-type="float">
            <text:p>0,866765833636178</text:p>
          </table:table-cell>
          <table:table-cell table:number-columns-repeated="5"/>
        </table:table-row>
        <table:table-row table:style-name="ro1">
          <table:table-cell table:formula="of:=[.A2736]+1" office:value-type="float" office:value="2729" calcext:value-type="float">
            <text:p>2729</text:p>
          </table:table-cell>
          <table:table-cell table:formula="of:=4*[.$D$3]*[.B2736]*(1-[.B2736])" office:value-type="float" office:value="0.461931293108638" calcext:value-type="float">
            <text:p>0,461931293108638</text:p>
          </table:table-cell>
          <table:table-cell table:number-columns-repeated="5"/>
        </table:table-row>
        <table:table-row table:style-name="ro1">
          <table:table-cell table:formula="of:=[.A2737]+1" office:value-type="float" office:value="2730" calcext:value-type="float">
            <text:p>2730</text:p>
          </table:table-cell>
          <table:table-cell table:formula="of:=4*[.$D$3]*[.B2737]*(1-[.B2737])" office:value-type="float" office:value="0.994203094222478" calcext:value-type="float">
            <text:p>0,994203094222478</text:p>
          </table:table-cell>
          <table:table-cell table:number-columns-repeated="5"/>
        </table:table-row>
        <table:table-row table:style-name="ro1">
          <table:table-cell table:formula="of:=[.A2738]+1" office:value-type="float" office:value="2731" calcext:value-type="float">
            <text:p>2731</text:p>
          </table:table-cell>
          <table:table-cell table:formula="of:=4*[.$D$3]*[.B2738]*(1-[.B2738])" office:value-type="float" office:value="0.0230532066437129" calcext:value-type="float">
            <text:p>0,023053206643713</text:p>
          </table:table-cell>
          <table:table-cell table:number-columns-repeated="5"/>
        </table:table-row>
        <table:table-row table:style-name="ro1">
          <table:table-cell table:formula="of:=[.A2739]+1" office:value-type="float" office:value="2732" calcext:value-type="float">
            <text:p>2732</text:p>
          </table:table-cell>
          <table:table-cell table:formula="of:=4*[.$D$3]*[.B2739]*(1-[.B2739])" office:value-type="float" office:value="0.0900870252286205" calcext:value-type="float">
            <text:p>0,090087025228621</text:p>
          </table:table-cell>
          <table:table-cell table:number-columns-repeated="5"/>
        </table:table-row>
        <table:table-row table:style-name="ro1">
          <table:table-cell table:formula="of:=[.A2740]+1" office:value-type="float" office:value="2733" calcext:value-type="float">
            <text:p>2733</text:p>
          </table:table-cell>
          <table:table-cell table:formula="of:=4*[.$D$3]*[.B2740]*(1-[.B2740])" office:value-type="float" office:value="0.327885412456314" calcext:value-type="float">
            <text:p>0,327885412456314</text:p>
          </table:table-cell>
          <table:table-cell table:number-columns-repeated="5"/>
        </table:table-row>
        <table:table-row table:style-name="ro1">
          <table:table-cell table:formula="of:=[.A2741]+1" office:value-type="float" office:value="2734" calcext:value-type="float">
            <text:p>2734</text:p>
          </table:table-cell>
          <table:table-cell table:formula="of:=4*[.$D$3]*[.B2741]*(1-[.B2741])" office:value-type="float" office:value="0.881506275018667" calcext:value-type="float">
            <text:p>0,881506275018667</text:p>
          </table:table-cell>
          <table:table-cell table:number-columns-repeated="5"/>
        </table:table-row>
        <table:table-row table:style-name="ro1">
          <table:table-cell table:formula="of:=[.A2742]+1" office:value-type="float" office:value="2735" calcext:value-type="float">
            <text:p>2735</text:p>
          </table:table-cell>
          <table:table-cell table:formula="of:=4*[.$D$3]*[.B2742]*(1-[.B2742])" office:value-type="float" office:value="0.417811848485526" calcext:value-type="float">
            <text:p>0,417811848485526</text:p>
          </table:table-cell>
          <table:table-cell table:number-columns-repeated="5"/>
        </table:table-row>
        <table:table-row table:style-name="ro1">
          <table:table-cell table:formula="of:=[.A2743]+1" office:value-type="float" office:value="2736" calcext:value-type="float">
            <text:p>2736</text:p>
          </table:table-cell>
          <table:table-cell table:formula="of:=4*[.$D$3]*[.B2743]*(1-[.B2743])" office:value-type="float" office:value="0.972980431002535" calcext:value-type="float">
            <text:p>0,972980431002535</text:p>
          </table:table-cell>
          <table:table-cell table:number-columns-repeated="5"/>
        </table:table-row>
        <table:table-row table:style-name="ro1">
          <table:table-cell table:formula="of:=[.A2744]+1" office:value-type="float" office:value="2737" calcext:value-type="float">
            <text:p>2737</text:p>
          </table:table-cell>
          <table:table-cell table:formula="of:=4*[.$D$3]*[.B2744]*(1-[.B2744])" office:value-type="float" office:value="0.105158047554624" calcext:value-type="float">
            <text:p>0,105158047554624</text:p>
          </table:table-cell>
          <table:table-cell table:number-columns-repeated="5"/>
        </table:table-row>
        <table:table-row table:style-name="ro1">
          <table:table-cell table:formula="of:=[.A2745]+1" office:value-type="float" office:value="2738" calcext:value-type="float">
            <text:p>2738</text:p>
          </table:table-cell>
          <table:table-cell table:formula="of:=4*[.$D$3]*[.B2745]*(1-[.B2745])" office:value-type="float" office:value="0.376399330356493" calcext:value-type="float">
            <text:p>0,376399330356493</text:p>
          </table:table-cell>
          <table:table-cell table:number-columns-repeated="5"/>
        </table:table-row>
        <table:table-row table:style-name="ro1">
          <table:table-cell table:formula="of:=[.A2746]+1" office:value-type="float" office:value="2739" calcext:value-type="float">
            <text:p>2739</text:p>
          </table:table-cell>
          <table:table-cell table:formula="of:=4*[.$D$3]*[.B2746]*(1-[.B2746])" office:value-type="float" office:value="0.938891497854707" calcext:value-type="float">
            <text:p>0,938891497854707</text:p>
          </table:table-cell>
          <table:table-cell table:number-columns-repeated="5"/>
        </table:table-row>
        <table:table-row table:style-name="ro1">
          <table:table-cell table:formula="of:=[.A2747]+1" office:value-type="float" office:value="2740" calcext:value-type="float">
            <text:p>2740</text:p>
          </table:table-cell>
          <table:table-cell table:formula="of:=4*[.$D$3]*[.B2747]*(1-[.B2747])" office:value-type="float" office:value="0.229497012443407" calcext:value-type="float">
            <text:p>0,229497012443407</text:p>
          </table:table-cell>
          <table:table-cell table:number-columns-repeated="5"/>
        </table:table-row>
        <table:table-row table:style-name="ro1">
          <table:table-cell table:formula="of:=[.A2748]+1" office:value-type="float" office:value="2741" calcext:value-type="float">
            <text:p>2741</text:p>
          </table:table-cell>
          <table:table-cell table:formula="of:=4*[.$D$3]*[.B2748]*(1-[.B2748])" office:value-type="float" office:value="0.707312534891832" calcext:value-type="float">
            <text:p>0,707312534891832</text:p>
          </table:table-cell>
          <table:table-cell table:number-columns-repeated="5"/>
        </table:table-row>
        <table:table-row table:style-name="ro1">
          <table:table-cell table:formula="of:=[.A2749]+1" office:value-type="float" office:value="2742" calcext:value-type="float">
            <text:p>2742</text:p>
          </table:table-cell>
          <table:table-cell table:formula="of:=4*[.$D$3]*[.B2749]*(1-[.B2749])" office:value-type="float" office:value="0.828086051506892" calcext:value-type="float">
            <text:p>0,828086051506892</text:p>
          </table:table-cell>
          <table:table-cell table:number-columns-repeated="5"/>
        </table:table-row>
        <table:table-row table:style-name="ro1">
          <table:table-cell table:formula="of:=[.A2750]+1" office:value-type="float" office:value="2743" calcext:value-type="float">
            <text:p>2743</text:p>
          </table:table-cell>
          <table:table-cell table:formula="of:=4*[.$D$3]*[.B2750]*(1-[.B2750])" office:value-type="float" office:value="0.569438171226468" calcext:value-type="float">
            <text:p>0,569438171226468</text:p>
          </table:table-cell>
          <table:table-cell table:number-columns-repeated="5"/>
        </table:table-row>
        <table:table-row table:style-name="ro1">
          <table:table-cell table:formula="of:=[.A2751]+1" office:value-type="float" office:value="2744" calcext:value-type="float">
            <text:p>2744</text:p>
          </table:table-cell>
          <table:table-cell table:formula="of:=4*[.$D$3]*[.B2751]*(1-[.B2751])" office:value-type="float" office:value="0.980713361506895" calcext:value-type="float">
            <text:p>0,980713361506895</text:p>
          </table:table-cell>
          <table:table-cell table:number-columns-repeated="5"/>
        </table:table-row>
        <table:table-row table:style-name="ro1">
          <table:table-cell table:formula="of:=[.A2752]+1" office:value-type="float" office:value="2745" calcext:value-type="float">
            <text:p>2745</text:p>
          </table:table-cell>
          <table:table-cell table:formula="of:=4*[.$D$3]*[.B2752]*(1-[.B2752])" office:value-type="float" office:value="0.0756586562749659" calcext:value-type="float">
            <text:p>0,075658656274966</text:p>
          </table:table-cell>
          <table:table-cell table:number-columns-repeated="5"/>
        </table:table-row>
        <table:table-row table:style-name="ro1">
          <table:table-cell table:formula="of:=[.A2753]+1" office:value-type="float" office:value="2746" calcext:value-type="float">
            <text:p>2746</text:p>
          </table:table-cell>
          <table:table-cell table:formula="of:=4*[.$D$3]*[.B2753]*(1-[.B2753])" office:value-type="float" office:value="0.27973769602253" calcext:value-type="float">
            <text:p>0,27973769602253</text:p>
          </table:table-cell>
          <table:table-cell table:number-columns-repeated="5"/>
        </table:table-row>
        <table:table-row table:style-name="ro1">
          <table:table-cell table:formula="of:=[.A2754]+1" office:value-type="float" office:value="2747" calcext:value-type="float">
            <text:p>2747</text:p>
          </table:table-cell>
          <table:table-cell table:formula="of:=4*[.$D$3]*[.B2754]*(1-[.B2754])" office:value-type="float" office:value="0.805938069786146" calcext:value-type="float">
            <text:p>0,805938069786146</text:p>
          </table:table-cell>
          <table:table-cell table:number-columns-repeated="5"/>
        </table:table-row>
        <table:table-row table:style-name="ro1">
          <table:table-cell table:formula="of:=[.A2755]+1" office:value-type="float" office:value="2748" calcext:value-type="float">
            <text:p>2748</text:p>
          </table:table-cell>
          <table:table-cell table:formula="of:=4*[.$D$3]*[.B2755]*(1-[.B2755])" office:value-type="float" office:value="0.625607589822109" calcext:value-type="float">
            <text:p>0,625607589822109</text:p>
          </table:table-cell>
          <table:table-cell table:number-columns-repeated="5"/>
        </table:table-row>
        <table:table-row table:style-name="ro1">
          <table:table-cell table:formula="of:=[.A2756]+1" office:value-type="float" office:value="2749" calcext:value-type="float">
            <text:p>2749</text:p>
          </table:table-cell>
          <table:table-cell table:formula="of:=4*[.$D$3]*[.B2756]*(1-[.B2756])" office:value-type="float" office:value="0.936890933516323" calcext:value-type="float">
            <text:p>0,936890933516323</text:p>
          </table:table-cell>
          <table:table-cell table:number-columns-repeated="5"/>
        </table:table-row>
        <table:table-row table:style-name="ro1">
          <table:table-cell table:formula="of:=[.A2757]+1" office:value-type="float" office:value="2750" calcext:value-type="float">
            <text:p>2750</text:p>
          </table:table-cell>
          <table:table-cell table:formula="of:=4*[.$D$3]*[.B2757]*(1-[.B2757])" office:value-type="float" office:value="0.236505248844943" calcext:value-type="float">
            <text:p>0,236505248844943</text:p>
          </table:table-cell>
          <table:table-cell table:number-columns-repeated="5"/>
        </table:table-row>
        <table:table-row table:style-name="ro1">
          <table:table-cell table:formula="of:=[.A2758]+1" office:value-type="float" office:value="2751" calcext:value-type="float">
            <text:p>2751</text:p>
          </table:table-cell>
          <table:table-cell table:formula="of:=4*[.$D$3]*[.B2758]*(1-[.B2758])" office:value-type="float" office:value="0.722282064454939" calcext:value-type="float">
            <text:p>0,722282064454939</text:p>
          </table:table-cell>
          <table:table-cell table:number-columns-repeated="5"/>
        </table:table-row>
        <table:table-row table:style-name="ro1">
          <table:table-cell table:formula="of:=[.A2759]+1" office:value-type="float" office:value="2752" calcext:value-type="float">
            <text:p>2752</text:p>
          </table:table-cell>
          <table:table-cell table:formula="of:=4*[.$D$3]*[.B2759]*(1-[.B2759])" office:value-type="float" office:value="0.802362735286602" calcext:value-type="float">
            <text:p>0,802362735286602</text:p>
          </table:table-cell>
          <table:table-cell table:number-columns-repeated="5"/>
        </table:table-row>
        <table:table-row table:style-name="ro1">
          <table:table-cell table:formula="of:=[.A2760]+1" office:value-type="float" office:value="2753" calcext:value-type="float">
            <text:p>2753</text:p>
          </table:table-cell>
          <table:table-cell table:formula="of:=4*[.$D$3]*[.B2760]*(1-[.B2760])" office:value-type="float" office:value="0.634307105240018" calcext:value-type="float">
            <text:p>0,634307105240018</text:p>
          </table:table-cell>
          <table:table-cell table:number-columns-repeated="5"/>
        </table:table-row>
        <table:table-row table:style-name="ro1">
          <table:table-cell table:formula="of:=[.A2761]+1" office:value-type="float" office:value="2754" calcext:value-type="float">
            <text:p>2754</text:p>
          </table:table-cell>
          <table:table-cell table:formula="of:=4*[.$D$3]*[.B2761]*(1-[.B2761])" office:value-type="float" office:value="0.927846405928187" calcext:value-type="float">
            <text:p>0,927846405928187</text:p>
          </table:table-cell>
          <table:table-cell table:number-columns-repeated="5"/>
        </table:table-row>
        <table:table-row table:style-name="ro1">
          <table:table-cell table:formula="of:=[.A2762]+1" office:value-type="float" office:value="2755" calcext:value-type="float">
            <text:p>2755</text:p>
          </table:table-cell>
          <table:table-cell table:formula="of:=4*[.$D$3]*[.B2762]*(1-[.B2762])" office:value-type="float" office:value="0.267789811737333" calcext:value-type="float">
            <text:p>0,267789811737333</text:p>
          </table:table-cell>
          <table:table-cell table:number-columns-repeated="5"/>
        </table:table-row>
        <table:table-row table:style-name="ro1">
          <table:table-cell table:formula="of:=[.A2763]+1" office:value-type="float" office:value="2756" calcext:value-type="float">
            <text:p>2756</text:p>
          </table:table-cell>
          <table:table-cell table:formula="of:=4*[.$D$3]*[.B2763]*(1-[.B2763])" office:value-type="float" office:value="0.784313713868067" calcext:value-type="float">
            <text:p>0,784313713868067</text:p>
          </table:table-cell>
          <table:table-cell table:number-columns-repeated="5"/>
        </table:table-row>
        <table:table-row table:style-name="ro1">
          <table:table-cell table:formula="of:=[.A2764]+1" office:value-type="float" office:value="2757" calcext:value-type="float">
            <text:p>2757</text:p>
          </table:table-cell>
          <table:table-cell table:formula="of:=4*[.$D$3]*[.B2764]*(1-[.B2764])" office:value-type="float" office:value="0.676662848426187" calcext:value-type="float">
            <text:p>0,676662848426187</text:p>
          </table:table-cell>
          <table:table-cell table:number-columns-repeated="5"/>
        </table:table-row>
        <table:table-row table:style-name="ro1">
          <table:table-cell table:formula="of:=[.A2765]+1" office:value-type="float" office:value="2758" calcext:value-type="float">
            <text:p>2758</text:p>
          </table:table-cell>
          <table:table-cell table:formula="of:=4*[.$D$3]*[.B2765]*(1-[.B2765])" office:value-type="float" office:value="0.875160951943785" calcext:value-type="float">
            <text:p>0,875160951943785</text:p>
          </table:table-cell>
          <table:table-cell table:number-columns-repeated="5"/>
        </table:table-row>
        <table:table-row table:style-name="ro1">
          <table:table-cell table:formula="of:=[.A2766]+1" office:value-type="float" office:value="2759" calcext:value-type="float">
            <text:p>2759</text:p>
          </table:table-cell>
          <table:table-cell table:formula="of:=4*[.$D$3]*[.B2766]*(1-[.B2766])" office:value-type="float" office:value="0.437017040546533" calcext:value-type="float">
            <text:p>0,437017040546533</text:p>
          </table:table-cell>
          <table:table-cell table:number-columns-repeated="5"/>
        </table:table-row>
        <table:table-row table:style-name="ro1">
          <table:table-cell table:formula="of:=[.A2767]+1" office:value-type="float" office:value="2760" calcext:value-type="float">
            <text:p>2760</text:p>
          </table:table-cell>
          <table:table-cell table:formula="of:=4*[.$D$3]*[.B2767]*(1-[.B2767])" office:value-type="float" office:value="0.984132587273932" calcext:value-type="float">
            <text:p>0,984132587273932</text:p>
          </table:table-cell>
          <table:table-cell table:number-columns-repeated="5"/>
        </table:table-row>
        <table:table-row table:style-name="ro1">
          <table:table-cell table:formula="of:=[.A2768]+1" office:value-type="float" office:value="2761" calcext:value-type="float">
            <text:p>2761</text:p>
          </table:table-cell>
          <table:table-cell table:formula="of:=4*[.$D$3]*[.B2768]*(1-[.B2768])" office:value-type="float" office:value="0.062462551757796" calcext:value-type="float">
            <text:p>0,062462551757796</text:p>
          </table:table-cell>
          <table:table-cell table:number-columns-repeated="5"/>
        </table:table-row>
        <table:table-row table:style-name="ro1">
          <table:table-cell table:formula="of:=[.A2769]+1" office:value-type="float" office:value="2762" calcext:value-type="float">
            <text:p>2762</text:p>
          </table:table-cell>
          <table:table-cell table:formula="of:=4*[.$D$3]*[.B2769]*(1-[.B2769])" office:value-type="float" office:value="0.234243925542803" calcext:value-type="float">
            <text:p>0,234243925542803</text:p>
          </table:table-cell>
          <table:table-cell table:number-columns-repeated="5"/>
        </table:table-row>
        <table:table-row table:style-name="ro1">
          <table:table-cell table:formula="of:=[.A2770]+1" office:value-type="float" office:value="2763" calcext:value-type="float">
            <text:p>2763</text:p>
          </table:table-cell>
          <table:table-cell table:formula="of:=4*[.$D$3]*[.B2770]*(1-[.B2770])" office:value-type="float" office:value="0.717494835556402" calcext:value-type="float">
            <text:p>0,717494835556402</text:p>
          </table:table-cell>
          <table:table-cell table:number-columns-repeated="5"/>
        </table:table-row>
        <table:table-row table:style-name="ro1">
          <table:table-cell table:formula="of:=[.A2771]+1" office:value-type="float" office:value="2764" calcext:value-type="float">
            <text:p>2764</text:p>
          </table:table-cell>
          <table:table-cell table:formula="of:=4*[.$D$3]*[.B2771]*(1-[.B2771])" office:value-type="float" office:value="0.810783986025174" calcext:value-type="float">
            <text:p>0,810783986025174</text:p>
          </table:table-cell>
          <table:table-cell table:number-columns-repeated="5"/>
        </table:table-row>
        <table:table-row table:style-name="ro1">
          <table:table-cell table:formula="of:=[.A2772]+1" office:value-type="float" office:value="2765" calcext:value-type="float">
            <text:p>2765</text:p>
          </table:table-cell>
          <table:table-cell table:formula="of:=4*[.$D$3]*[.B2772]*(1-[.B2772])" office:value-type="float" office:value="0.613653256121217" calcext:value-type="float">
            <text:p>0,613653256121217</text:p>
          </table:table-cell>
          <table:table-cell table:number-columns-repeated="5"/>
        </table:table-row>
        <table:table-row table:style-name="ro1">
          <table:table-cell table:formula="of:=[.A2773]+1" office:value-type="float" office:value="2766" calcext:value-type="float">
            <text:p>2766</text:p>
          </table:table-cell>
          <table:table-cell table:formula="of:=4*[.$D$3]*[.B2773]*(1-[.B2773])" office:value-type="float" office:value="0.94833174949218" calcext:value-type="float">
            <text:p>0,94833174949218</text:p>
          </table:table-cell>
          <table:table-cell table:number-columns-repeated="5"/>
        </table:table-row>
        <table:table-row table:style-name="ro1">
          <table:table-cell table:formula="of:=[.A2774]+1" office:value-type="float" office:value="2767" calcext:value-type="float">
            <text:p>2767</text:p>
          </table:table-cell>
          <table:table-cell table:formula="of:=4*[.$D$3]*[.B2774]*(1-[.B2774])" office:value-type="float" office:value="0.195994569589125" calcext:value-type="float">
            <text:p>0,195994569589125</text:p>
          </table:table-cell>
          <table:table-cell table:number-columns-repeated="5"/>
        </table:table-row>
        <table:table-row table:style-name="ro1">
          <table:table-cell table:formula="of:=[.A2775]+1" office:value-type="float" office:value="2768" calcext:value-type="float">
            <text:p>2768</text:p>
          </table:table-cell>
          <table:table-cell table:formula="of:=4*[.$D$3]*[.B2775]*(1-[.B2775])" office:value-type="float" office:value="0.630322793122793" calcext:value-type="float">
            <text:p>0,630322793122793</text:p>
          </table:table-cell>
          <table:table-cell table:number-columns-repeated="5"/>
        </table:table-row>
        <table:table-row table:style-name="ro1">
          <table:table-cell table:formula="of:=[.A2776]+1" office:value-type="float" office:value="2769" calcext:value-type="float">
            <text:p>2769</text:p>
          </table:table-cell>
          <table:table-cell table:formula="of:=4*[.$D$3]*[.B2776]*(1-[.B2776])" office:value-type="float" office:value="0.932063878370694" calcext:value-type="float">
            <text:p>0,932063878370694</text:p>
          </table:table-cell>
          <table:table-cell table:number-columns-repeated="5"/>
        </table:table-row>
        <table:table-row table:style-name="ro1">
          <table:table-cell table:formula="of:=[.A2777]+1" office:value-type="float" office:value="2770" calcext:value-type="float">
            <text:p>2770</text:p>
          </table:table-cell>
          <table:table-cell table:formula="of:=4*[.$D$3]*[.B2777]*(1-[.B2777])" office:value-type="float" office:value="0.253283220029096" calcext:value-type="float">
            <text:p>0,253283220029096</text:p>
          </table:table-cell>
          <table:table-cell table:number-columns-repeated="5"/>
        </table:table-row>
        <table:table-row table:style-name="ro1">
          <table:table-cell table:formula="of:=[.A2778]+1" office:value-type="float" office:value="2771" calcext:value-type="float">
            <text:p>2771</text:p>
          </table:table-cell>
          <table:table-cell table:formula="of:=4*[.$D$3]*[.B2778]*(1-[.B2778])" office:value-type="float" office:value="0.756523321923154" calcext:value-type="float">
            <text:p>0,756523321923154</text:p>
          </table:table-cell>
          <table:table-cell table:number-columns-repeated="5"/>
        </table:table-row>
        <table:table-row table:style-name="ro1">
          <table:table-cell table:formula="of:=[.A2779]+1" office:value-type="float" office:value="2772" calcext:value-type="float">
            <text:p>2772</text:p>
          </table:table-cell>
          <table:table-cell table:formula="of:=4*[.$D$3]*[.B2779]*(1-[.B2779])" office:value-type="float" office:value="0.736783141238041" calcext:value-type="float">
            <text:p>0,736783141238041</text:p>
          </table:table-cell>
          <table:table-cell table:number-columns-repeated="5"/>
        </table:table-row>
        <table:table-row table:style-name="ro1">
          <table:table-cell table:formula="of:=[.A2780]+1" office:value-type="float" office:value="2773" calcext:value-type="float">
            <text:p>2773</text:p>
          </table:table-cell>
          <table:table-cell table:formula="of:=4*[.$D$3]*[.B2780]*(1-[.B2780])" office:value-type="float" office:value="0.775734976101785" calcext:value-type="float">
            <text:p>0,775734976101785</text:p>
          </table:table-cell>
          <table:table-cell table:number-columns-repeated="5"/>
        </table:table-row>
        <table:table-row table:style-name="ro1">
          <table:table-cell table:formula="of:=[.A2781]+1" office:value-type="float" office:value="2774" calcext:value-type="float">
            <text:p>2774</text:p>
          </table:table-cell>
          <table:table-cell table:formula="of:=4*[.$D$3]*[.B2781]*(1-[.B2781])" office:value-type="float" office:value="0.695880891816593" calcext:value-type="float">
            <text:p>0,695880891816593</text:p>
          </table:table-cell>
          <table:table-cell table:number-columns-repeated="5"/>
        </table:table-row>
        <table:table-row table:style-name="ro1">
          <table:table-cell table:formula="of:=[.A2782]+1" office:value-type="float" office:value="2775" calcext:value-type="float">
            <text:p>2775</text:p>
          </table:table-cell>
          <table:table-cell table:formula="of:=4*[.$D$3]*[.B2782]*(1-[.B2782])" office:value-type="float" office:value="0.846522704884544" calcext:value-type="float">
            <text:p>0,846522704884544</text:p>
          </table:table-cell>
          <table:table-cell table:number-columns-repeated="5"/>
        </table:table-row>
        <table:table-row table:style-name="ro1">
          <table:table-cell table:formula="of:=[.A2783]+1" office:value-type="float" office:value="2776" calcext:value-type="float">
            <text:p>2776</text:p>
          </table:table-cell>
          <table:table-cell table:formula="of:=4*[.$D$3]*[.B2783]*(1-[.B2783])" office:value-type="float" office:value="0.519688059997996" calcext:value-type="float">
            <text:p>0,519688059997996</text:p>
          </table:table-cell>
          <table:table-cell table:number-columns-repeated="5"/>
        </table:table-row>
        <table:table-row table:style-name="ro1">
          <table:table-cell table:formula="of:=[.A2784]+1" office:value-type="float" office:value="2777" calcext:value-type="float">
            <text:p>2777</text:p>
          </table:table-cell>
          <table:table-cell table:formula="of:=4*[.$D$3]*[.B2784]*(1-[.B2784])" office:value-type="float" office:value="0.998449521174061" calcext:value-type="float">
            <text:p>0,998449521174061</text:p>
          </table:table-cell>
          <table:table-cell table:number-columns-repeated="5"/>
        </table:table-row>
        <table:table-row table:style-name="ro1">
          <table:table-cell table:formula="of:=[.A2785]+1" office:value-type="float" office:value="2778" calcext:value-type="float">
            <text:p>2778</text:p>
          </table:table-cell>
          <table:table-cell table:formula="of:=4*[.$D$3]*[.B2785]*(1-[.B2785])" office:value-type="float" office:value="0.00619229936539618" calcext:value-type="float">
            <text:p>0,006192299365396</text:p>
          </table:table-cell>
          <table:table-cell table:number-columns-repeated="5"/>
        </table:table-row>
        <table:table-row table:style-name="ro1">
          <table:table-cell table:formula="of:=[.A2786]+1" office:value-type="float" office:value="2779" calcext:value-type="float">
            <text:p>2779</text:p>
          </table:table-cell>
          <table:table-cell table:formula="of:=4*[.$D$3]*[.B2786]*(1-[.B2786])" office:value-type="float" office:value="0.024615819175862" calcext:value-type="float">
            <text:p>0,024615819175862</text:p>
          </table:table-cell>
          <table:table-cell table:number-columns-repeated="5"/>
        </table:table-row>
        <table:table-row table:style-name="ro1">
          <table:table-cell table:formula="of:=[.A2787]+1" office:value-type="float" office:value="2780" calcext:value-type="float">
            <text:p>2780</text:p>
          </table:table-cell>
          <table:table-cell table:formula="of:=4*[.$D$3]*[.B2787]*(1-[.B2787])" office:value-type="float" office:value="0.0960395224886529" calcext:value-type="float">
            <text:p>0,096039522488653</text:p>
          </table:table-cell>
          <table:table-cell table:number-columns-repeated="5"/>
        </table:table-row>
        <table:table-row table:style-name="ro1">
          <table:table-cell table:formula="of:=[.A2788]+1" office:value-type="float" office:value="2781" calcext:value-type="float">
            <text:p>2781</text:p>
          </table:table-cell>
          <table:table-cell table:formula="of:=4*[.$D$3]*[.B2788]*(1-[.B2788])" office:value-type="float" office:value="0.347263730435218" calcext:value-type="float">
            <text:p>0,347263730435218</text:p>
          </table:table-cell>
          <table:table-cell table:number-columns-repeated="5"/>
        </table:table-row>
        <table:table-row table:style-name="ro1">
          <table:table-cell table:formula="of:=[.A2789]+1" office:value-type="float" office:value="2782" calcext:value-type="float">
            <text:p>2782</text:p>
          </table:table-cell>
          <table:table-cell table:formula="of:=4*[.$D$3]*[.B2789]*(1-[.B2789])" office:value-type="float" office:value="0.906686527837737" calcext:value-type="float">
            <text:p>0,906686527837737</text:p>
          </table:table-cell>
          <table:table-cell table:number-columns-repeated="5"/>
        </table:table-row>
        <table:table-row table:style-name="ro1">
          <table:table-cell table:formula="of:=[.A2790]+1" office:value-type="float" office:value="2783" calcext:value-type="float">
            <text:p>2783</text:p>
          </table:table-cell>
          <table:table-cell table:formula="of:=4*[.$D$3]*[.B2790]*(1-[.B2790])" office:value-type="float" office:value="0.338424272301144" calcext:value-type="float">
            <text:p>0,338424272301144</text:p>
          </table:table-cell>
          <table:table-cell table:number-columns-repeated="5"/>
        </table:table-row>
        <table:table-row table:style-name="ro1">
          <table:table-cell table:formula="of:=[.A2791]+1" office:value-type="float" office:value="2784" calcext:value-type="float">
            <text:p>2784</text:p>
          </table:table-cell>
          <table:table-cell table:formula="of:=4*[.$D$3]*[.B2791]*(1-[.B2791])" office:value-type="float" office:value="0.89557313687434" calcext:value-type="float">
            <text:p>0,89557313687434</text:p>
          </table:table-cell>
          <table:table-cell table:number-columns-repeated="5"/>
        </table:table-row>
        <table:table-row table:style-name="ro1">
          <table:table-cell table:formula="of:=[.A2792]+1" office:value-type="float" office:value="2785" calcext:value-type="float">
            <text:p>2785</text:p>
          </table:table-cell>
          <table:table-cell table:formula="of:=4*[.$D$3]*[.B2792]*(1-[.B2792])" office:value-type="float" office:value="0.374087573533579" calcext:value-type="float">
            <text:p>0,374087573533579</text:p>
          </table:table-cell>
          <table:table-cell table:number-columns-repeated="5"/>
        </table:table-row>
        <table:table-row table:style-name="ro1">
          <table:table-cell table:formula="of:=[.A2793]+1" office:value-type="float" office:value="2786" calcext:value-type="float">
            <text:p>2786</text:p>
          </table:table-cell>
          <table:table-cell table:formula="of:=4*[.$D$3]*[.B2793]*(1-[.B2793])" office:value-type="float" office:value="0.936584243445352" calcext:value-type="float">
            <text:p>0,936584243445352</text:p>
          </table:table-cell>
          <table:table-cell table:number-columns-repeated="5"/>
        </table:table-row>
        <table:table-row table:style-name="ro1">
          <table:table-cell table:formula="of:=[.A2794]+1" office:value-type="float" office:value="2787" calcext:value-type="float">
            <text:p>2787</text:p>
          </table:table-cell>
          <table:table-cell table:formula="of:=4*[.$D$3]*[.B2794]*(1-[.B2794])" office:value-type="float" office:value="0.237576793500998" calcext:value-type="float">
            <text:p>0,237576793500998</text:p>
          </table:table-cell>
          <table:table-cell table:number-columns-repeated="5"/>
        </table:table-row>
        <table:table-row table:style-name="ro1">
          <table:table-cell table:formula="of:=[.A2795]+1" office:value-type="float" office:value="2788" calcext:value-type="float">
            <text:p>2788</text:p>
          </table:table-cell>
          <table:table-cell table:formula="of:=4*[.$D$3]*[.B2795]*(1-[.B2795])" office:value-type="float" office:value="0.724536242763129" calcext:value-type="float">
            <text:p>0,724536242763129</text:p>
          </table:table-cell>
          <table:table-cell table:number-columns-repeated="5"/>
        </table:table-row>
        <table:table-row table:style-name="ro1">
          <table:table-cell table:formula="of:=[.A2796]+1" office:value-type="float" office:value="2789" calcext:value-type="float">
            <text:p>2789</text:p>
          </table:table-cell>
          <table:table-cell table:formula="of:=4*[.$D$3]*[.B2796]*(1-[.B2796])" office:value-type="float" office:value="0.798333902743269" calcext:value-type="float">
            <text:p>0,798333902743269</text:p>
          </table:table-cell>
          <table:table-cell table:number-columns-repeated="5"/>
        </table:table-row>
        <table:table-row table:style-name="ro1">
          <table:table-cell table:formula="of:=[.A2797]+1" office:value-type="float" office:value="2790" calcext:value-type="float">
            <text:p>2790</text:p>
          </table:table-cell>
          <table:table-cell table:formula="of:=4*[.$D$3]*[.B2797]*(1-[.B2797])" office:value-type="float" office:value="0.64398752989588" calcext:value-type="float">
            <text:p>0,64398752989588</text:p>
          </table:table-cell>
          <table:table-cell table:number-columns-repeated="5"/>
        </table:table-row>
        <table:table-row table:style-name="ro1">
          <table:table-cell table:formula="of:=[.A2798]+1" office:value-type="float" office:value="2791" calcext:value-type="float">
            <text:p>2791</text:p>
          </table:table-cell>
          <table:table-cell table:formula="of:=4*[.$D$3]*[.B2798]*(1-[.B2798])" office:value-type="float" office:value="0.917070364937932" calcext:value-type="float">
            <text:p>0,917070364937932</text:p>
          </table:table-cell>
          <table:table-cell table:number-columns-repeated="5"/>
        </table:table-row>
        <table:table-row table:style-name="ro1">
          <table:table-cell table:formula="of:=[.A2799]+1" office:value-type="float" office:value="2792" calcext:value-type="float">
            <text:p>2792</text:p>
          </table:table-cell>
          <table:table-cell table:formula="of:=4*[.$D$3]*[.B2799]*(1-[.B2799])" office:value-type="float" office:value="0.30420924276216" calcext:value-type="float">
            <text:p>0,30420924276216</text:p>
          </table:table-cell>
          <table:table-cell table:number-columns-repeated="5"/>
        </table:table-row>
        <table:table-row table:style-name="ro1">
          <table:table-cell table:formula="of:=[.A2800]+1" office:value-type="float" office:value="2793" calcext:value-type="float">
            <text:p>2793</text:p>
          </table:table-cell>
          <table:table-cell table:formula="of:=4*[.$D$3]*[.B2800]*(1-[.B2800])" office:value-type="float" office:value="0.846663917520932" calcext:value-type="float">
            <text:p>0,846663917520932</text:p>
          </table:table-cell>
          <table:table-cell table:number-columns-repeated="5"/>
        </table:table-row>
        <table:table-row table:style-name="ro1">
          <table:table-cell table:formula="of:=[.A2801]+1" office:value-type="float" office:value="2794" calcext:value-type="float">
            <text:p>2794</text:p>
          </table:table-cell>
          <table:table-cell table:formula="of:=4*[.$D$3]*[.B2801]*(1-[.B2801])" office:value-type="float" office:value="0.519296513156161" calcext:value-type="float">
            <text:p>0,519296513156161</text:p>
          </table:table-cell>
          <table:table-cell table:number-columns-repeated="5"/>
        </table:table-row>
        <table:table-row table:style-name="ro1">
          <table:table-cell table:formula="of:=[.A2802]+1" office:value-type="float" office:value="2795" calcext:value-type="float">
            <text:p>2795</text:p>
          </table:table-cell>
          <table:table-cell table:formula="of:=4*[.$D$3]*[.B2802]*(1-[.B2802])" office:value-type="float" office:value="0.998510578320056" calcext:value-type="float">
            <text:p>0,998510578320056</text:p>
          </table:table-cell>
          <table:table-cell table:number-columns-repeated="5"/>
        </table:table-row>
        <table:table-row table:style-name="ro1">
          <table:table-cell table:formula="of:=[.A2803]+1" office:value-type="float" office:value="2796" calcext:value-type="float">
            <text:p>2796</text:p>
          </table:table-cell>
          <table:table-cell table:formula="of:=4*[.$D$3]*[.B2803]*(1-[.B2803])" office:value-type="float" office:value="0.00594881321201162" calcext:value-type="float">
            <text:p>0,005948813212012</text:p>
          </table:table-cell>
          <table:table-cell table:number-columns-repeated="5"/>
        </table:table-row>
        <table:table-row table:style-name="ro1">
          <table:table-cell table:formula="of:=[.A2804]+1" office:value-type="float" office:value="2797" calcext:value-type="float">
            <text:p>2797</text:p>
          </table:table-cell>
          <table:table-cell table:formula="of:=4*[.$D$3]*[.B2804]*(1-[.B2804])" office:value-type="float" office:value="0.0236536993335209" calcext:value-type="float">
            <text:p>0,023653699333521</text:p>
          </table:table-cell>
          <table:table-cell table:number-columns-repeated="5"/>
        </table:table-row>
        <table:table-row table:style-name="ro1">
          <table:table-cell table:formula="of:=[.A2805]+1" office:value-type="float" office:value="2798" calcext:value-type="float">
            <text:p>2798</text:p>
          </table:table-cell>
          <table:table-cell table:formula="of:=4*[.$D$3]*[.B2805]*(1-[.B2805])" office:value-type="float" office:value="0.0923768073654411" calcext:value-type="float">
            <text:p>0,092376807365441</text:p>
          </table:table-cell>
          <table:table-cell table:number-columns-repeated="5"/>
        </table:table-row>
        <table:table-row table:style-name="ro1">
          <table:table-cell table:formula="of:=[.A2806]+1" office:value-type="float" office:value="2799" calcext:value-type="float">
            <text:p>2799</text:p>
          </table:table-cell>
          <table:table-cell table:formula="of:=4*[.$D$3]*[.B2806]*(1-[.B2806])" office:value-type="float" office:value="0.335373331305637" calcext:value-type="float">
            <text:p>0,335373331305637</text:p>
          </table:table-cell>
          <table:table-cell table:number-columns-repeated="5"/>
        </table:table-row>
        <table:table-row table:style-name="ro1">
          <table:table-cell table:formula="of:=[.A2807]+1" office:value-type="float" office:value="2800" calcext:value-type="float">
            <text:p>2800</text:p>
          </table:table-cell>
          <table:table-cell table:formula="of:=4*[.$D$3]*[.B2807]*(1-[.B2807])" office:value-type="float" office:value="0.891592239818386" calcext:value-type="float">
            <text:p>0,891592239818386</text:p>
          </table:table-cell>
          <table:table-cell table:number-columns-repeated="5"/>
        </table:table-row>
        <table:table-row table:style-name="ro1">
          <table:table-cell table:formula="of:=[.A2808]+1" office:value-type="float" office:value="2801" calcext:value-type="float">
            <text:p>2801</text:p>
          </table:table-cell>
          <table:table-cell table:formula="of:=4*[.$D$3]*[.B2808]*(1-[.B2808])" office:value-type="float" office:value="0.386622070856079" calcext:value-type="float">
            <text:p>0,386622070856079</text:p>
          </table:table-cell>
          <table:table-cell table:number-columns-repeated="5"/>
        </table:table-row>
        <table:table-row table:style-name="ro1">
          <table:table-cell table:formula="of:=[.A2809]+1" office:value-type="float" office:value="2802" calcext:value-type="float">
            <text:p>2802</text:p>
          </table:table-cell>
          <table:table-cell table:formula="of:=4*[.$D$3]*[.B2809]*(1-[.B2809])" office:value-type="float" office:value="0.948581780732144" calcext:value-type="float">
            <text:p>0,948581780732144</text:p>
          </table:table-cell>
          <table:table-cell table:number-columns-repeated="5"/>
        </table:table-row>
        <table:table-row table:style-name="ro1">
          <table:table-cell table:formula="of:=[.A2810]+1" office:value-type="float" office:value="2803" calcext:value-type="float">
            <text:p>2803</text:p>
          </table:table-cell>
          <table:table-cell table:formula="of:=4*[.$D$3]*[.B2810]*(1-[.B2810])" office:value-type="float" office:value="0.195097543980715" calcext:value-type="float">
            <text:p>0,195097543980715</text:p>
          </table:table-cell>
          <table:table-cell table:number-columns-repeated="5"/>
        </table:table-row>
        <table:table-row table:style-name="ro1">
          <table:table-cell table:formula="of:=[.A2811]+1" office:value-type="float" office:value="2804" calcext:value-type="float">
            <text:p>2804</text:p>
          </table:table-cell>
          <table:table-cell table:formula="of:=4*[.$D$3]*[.B2811]*(1-[.B2811])" office:value-type="float" office:value="0.628137969253633" calcext:value-type="float">
            <text:p>0,628137969253633</text:p>
          </table:table-cell>
          <table:table-cell table:number-columns-repeated="5"/>
        </table:table-row>
        <table:table-row table:style-name="ro1">
          <table:table-cell table:formula="of:=[.A2812]+1" office:value-type="float" office:value="2805" calcext:value-type="float">
            <text:p>2805</text:p>
          </table:table-cell>
          <table:table-cell table:formula="of:=4*[.$D$3]*[.B2812]*(1-[.B2812])" office:value-type="float" office:value="0.93432264334222" calcext:value-type="float">
            <text:p>0,93432264334222</text:p>
          </table:table-cell>
          <table:table-cell table:number-columns-repeated="5"/>
        </table:table-row>
        <table:table-row table:style-name="ro1">
          <table:table-cell table:formula="of:=[.A2813]+1" office:value-type="float" office:value="2806" calcext:value-type="float">
            <text:p>2806</text:p>
          </table:table-cell>
          <table:table-cell table:formula="of:=4*[.$D$3]*[.B2813]*(1-[.B2813])" office:value-type="float" office:value="0.245455365920906" calcext:value-type="float">
            <text:p>0,245455365920906</text:p>
          </table:table-cell>
          <table:table-cell table:number-columns-repeated="5"/>
        </table:table-row>
        <table:table-row table:style-name="ro1">
          <table:table-cell table:formula="of:=[.A2814]+1" office:value-type="float" office:value="2807" calcext:value-type="float">
            <text:p>2807</text:p>
          </table:table-cell>
          <table:table-cell table:formula="of:=4*[.$D$3]*[.B2814]*(1-[.B2814])" office:value-type="float" office:value="0.740828117046161" calcext:value-type="float">
            <text:p>0,740828117046161</text:p>
          </table:table-cell>
          <table:table-cell table:number-columns-repeated="5"/>
        </table:table-row>
        <table:table-row table:style-name="ro1">
          <table:table-cell table:formula="of:=[.A2815]+1" office:value-type="float" office:value="2808" calcext:value-type="float">
            <text:p>2808</text:p>
          </table:table-cell>
          <table:table-cell table:formula="of:=4*[.$D$3]*[.B2815]*(1-[.B2815])" office:value-type="float" office:value="0.768007272160003" calcext:value-type="float">
            <text:p>0,768007272160003</text:p>
          </table:table-cell>
          <table:table-cell table:number-columns-repeated="5"/>
        </table:table-row>
        <table:table-row table:style-name="ro1">
          <table:table-cell table:formula="of:=[.A2816]+1" office:value-type="float" office:value="2809" calcext:value-type="float">
            <text:p>2809</text:p>
          </table:table-cell>
          <table:table-cell table:formula="of:=4*[.$D$3]*[.B2816]*(1-[.B2816])" office:value-type="float" office:value="0.712688408277417" calcext:value-type="float">
            <text:p>0,712688408277417</text:p>
          </table:table-cell>
          <table:table-cell table:number-columns-repeated="5"/>
        </table:table-row>
        <table:table-row table:style-name="ro1">
          <table:table-cell table:formula="of:=[.A2817]+1" office:value-type="float" office:value="2810" calcext:value-type="float">
            <text:p>2810</text:p>
          </table:table-cell>
          <table:table-cell table:formula="of:=4*[.$D$3]*[.B2817]*(1-[.B2817])" office:value-type="float" office:value="0.819054563937675" calcext:value-type="float">
            <text:p>0,819054563937675</text:p>
          </table:table-cell>
          <table:table-cell table:number-columns-repeated="5"/>
        </table:table-row>
        <table:table-row table:style-name="ro1">
          <table:table-cell table:formula="of:=[.A2818]+1" office:value-type="float" office:value="2811" calcext:value-type="float">
            <text:p>2811</text:p>
          </table:table-cell>
          <table:table-cell table:formula="of:=4*[.$D$3]*[.B2818]*(1-[.B2818])" office:value-type="float" office:value="0.59281674092216" calcext:value-type="float">
            <text:p>0,59281674092216</text:p>
          </table:table-cell>
          <table:table-cell table:number-columns-repeated="5"/>
        </table:table-row>
        <table:table-row table:style-name="ro1">
          <table:table-cell table:formula="of:=[.A2819]+1" office:value-type="float" office:value="2812" calcext:value-type="float">
            <text:p>2812</text:p>
          </table:table-cell>
          <table:table-cell table:formula="of:=4*[.$D$3]*[.B2819]*(1-[.B2819])" office:value-type="float" office:value="0.965540210418354" calcext:value-type="float">
            <text:p>0,965540210418354</text:p>
          </table:table-cell>
          <table:table-cell table:number-columns-repeated="5"/>
        </table:table-row>
        <table:table-row table:style-name="ro1">
          <table:table-cell table:formula="of:=[.A2820]+1" office:value-type="float" office:value="2813" calcext:value-type="float">
            <text:p>2813</text:p>
          </table:table-cell>
          <table:table-cell table:formula="of:=4*[.$D$3]*[.B2820]*(1-[.B2820])" office:value-type="float" office:value="0.133089249934538" calcext:value-type="float">
            <text:p>0,133089249934538</text:p>
          </table:table-cell>
          <table:table-cell table:number-columns-repeated="5"/>
        </table:table-row>
        <table:table-row table:style-name="ro1">
          <table:table-cell table:formula="of:=[.A2821]+1" office:value-type="float" office:value="2814" calcext:value-type="float">
            <text:p>2814</text:p>
          </table:table-cell>
          <table:table-cell table:formula="of:=4*[.$D$3]*[.B2821]*(1-[.B2821])" office:value-type="float" office:value="0.4615060059456" calcext:value-type="float">
            <text:p>0,4615060059456</text:p>
          </table:table-cell>
          <table:table-cell table:number-columns-repeated="5"/>
        </table:table-row>
        <table:table-row table:style-name="ro1">
          <table:table-cell table:formula="of:=[.A2822]+1" office:value-type="float" office:value="2815" calcext:value-type="float">
            <text:p>2815</text:p>
          </table:table-cell>
          <table:table-cell table:formula="of:=4*[.$D$3]*[.B2822]*(1-[.B2822])" office:value-type="float" office:value="0.994072849686959" calcext:value-type="float">
            <text:p>0,994072849686959</text:p>
          </table:table-cell>
          <table:table-cell table:number-columns-repeated="5"/>
        </table:table-row>
        <table:table-row table:style-name="ro1">
          <table:table-cell table:formula="of:=[.A2823]+1" office:value-type="float" office:value="2816" calcext:value-type="float">
            <text:p>2816</text:p>
          </table:table-cell>
          <table:table-cell table:formula="of:=4*[.$D$3]*[.B2823]*(1-[.B2823])" office:value-type="float" office:value="0.0235680768088297" calcext:value-type="float">
            <text:p>0,02356807680883</text:p>
          </table:table-cell>
          <table:table-cell table:number-columns-repeated="5"/>
        </table:table-row>
        <table:table-row table:style-name="ro1">
          <table:table-cell table:formula="of:=[.A2824]+1" office:value-type="float" office:value="2817" calcext:value-type="float">
            <text:p>2817</text:p>
          </table:table-cell>
          <table:table-cell table:formula="of:=4*[.$D$3]*[.B2824]*(1-[.B2824])" office:value-type="float" office:value="0.0920504902574513" calcext:value-type="float">
            <text:p>0,092050490257451</text:p>
          </table:table-cell>
          <table:table-cell table:number-columns-repeated="5"/>
        </table:table-row>
        <table:table-row table:style-name="ro1">
          <table:table-cell table:formula="of:=[.A2825]+1" office:value-type="float" office:value="2818" calcext:value-type="float">
            <text:p>2818</text:p>
          </table:table-cell>
          <table:table-cell table:formula="of:=4*[.$D$3]*[.B2825]*(1-[.B2825])" office:value-type="float" office:value="0.334308790003256" calcext:value-type="float">
            <text:p>0,334308790003256</text:p>
          </table:table-cell>
          <table:table-cell table:number-columns-repeated="5"/>
        </table:table-row>
        <table:table-row table:style-name="ro1">
          <table:table-cell table:formula="of:=[.A2826]+1" office:value-type="float" office:value="2819" calcext:value-type="float">
            <text:p>2819</text:p>
          </table:table-cell>
          <table:table-cell table:formula="of:=4*[.$D$3]*[.B2826]*(1-[.B2826])" office:value-type="float" office:value="0.89018569171926" calcext:value-type="float">
            <text:p>0,89018569171926</text:p>
          </table:table-cell>
          <table:table-cell table:number-columns-repeated="5"/>
        </table:table-row>
        <table:table-row table:style-name="ro1">
          <table:table-cell table:formula="of:=[.A2827]+1" office:value-type="float" office:value="2820" calcext:value-type="float">
            <text:p>2820</text:p>
          </table:table-cell>
          <table:table-cell table:formula="of:=4*[.$D$3]*[.B2827]*(1-[.B2827])" office:value-type="float" office:value="0.39102050391025" calcext:value-type="float">
            <text:p>0,39102050391025</text:p>
          </table:table-cell>
          <table:table-cell table:number-columns-repeated="5"/>
        </table:table-row>
        <table:table-row table:style-name="ro1">
          <table:table-cell table:formula="of:=[.A2828]+1" office:value-type="float" office:value="2821" calcext:value-type="float">
            <text:p>2821</text:p>
          </table:table-cell>
          <table:table-cell table:formula="of:=4*[.$D$3]*[.B2828]*(1-[.B2828])" office:value-type="float" office:value="0.952493877728096" calcext:value-type="float">
            <text:p>0,952493877728096</text:p>
          </table:table-cell>
          <table:table-cell table:number-columns-repeated="5"/>
        </table:table-row>
        <table:table-row table:style-name="ro1">
          <table:table-cell table:formula="of:=[.A2829]+1" office:value-type="float" office:value="2822" calcext:value-type="float">
            <text:p>2822</text:p>
          </table:table-cell>
          <table:table-cell table:formula="of:=4*[.$D$3]*[.B2829]*(1-[.B2829])" office:value-type="float" office:value="0.180997162474362" calcext:value-type="float">
            <text:p>0,180997162474362</text:p>
          </table:table-cell>
          <table:table-cell table:number-columns-repeated="5"/>
        </table:table-row>
        <table:table-row table:style-name="ro1">
          <table:table-cell table:formula="of:=[.A2830]+1" office:value-type="float" office:value="2823" calcext:value-type="float">
            <text:p>2823</text:p>
          </table:table-cell>
          <table:table-cell table:formula="of:=4*[.$D$3]*[.B2830]*(1-[.B2830])" office:value-type="float" office:value="0.592948758602365" calcext:value-type="float">
            <text:p>0,592948758602365</text:p>
          </table:table-cell>
          <table:table-cell table:number-columns-repeated="5"/>
        </table:table-row>
        <table:table-row table:style-name="ro1">
          <table:table-cell table:formula="of:=[.A2831]+1" office:value-type="float" office:value="2824" calcext:value-type="float">
            <text:p>2824</text:p>
          </table:table-cell>
          <table:table-cell table:formula="of:=4*[.$D$3]*[.B2831]*(1-[.B2831])" office:value-type="float" office:value="0.965442113097117" calcext:value-type="float">
            <text:p>0,965442113097117</text:p>
          </table:table-cell>
          <table:table-cell table:number-columns-repeated="5"/>
        </table:table-row>
        <table:table-row table:style-name="ro1">
          <table:table-cell table:formula="of:=[.A2832]+1" office:value-type="float" office:value="2825" calcext:value-type="float">
            <text:p>2825</text:p>
          </table:table-cell>
          <table:table-cell table:formula="of:=4*[.$D$3]*[.B2832]*(1-[.B2832])" office:value-type="float" office:value="0.133454557422763" calcext:value-type="float">
            <text:p>0,133454557422763</text:p>
          </table:table-cell>
          <table:table-cell table:number-columns-repeated="5"/>
        </table:table-row>
        <table:table-row table:style-name="ro1">
          <table:table-cell table:formula="of:=[.A2833]+1" office:value-type="float" office:value="2826" calcext:value-type="float">
            <text:p>2826</text:p>
          </table:table-cell>
          <table:table-cell table:formula="of:=4*[.$D$3]*[.B2833]*(1-[.B2833])" office:value-type="float" office:value="0.462577754103431" calcext:value-type="float">
            <text:p>0,462577754103431</text:p>
          </table:table-cell>
          <table:table-cell table:number-columns-repeated="5"/>
        </table:table-row>
        <table:table-row table:style-name="ro1">
          <table:table-cell table:formula="of:=[.A2834]+1" office:value-type="float" office:value="2827" calcext:value-type="float">
            <text:p>2827</text:p>
          </table:table-cell>
          <table:table-cell table:formula="of:=4*[.$D$3]*[.B2834]*(1-[.B2834])" office:value-type="float" office:value="0.994398302048227" calcext:value-type="float">
            <text:p>0,994398302048227</text:p>
          </table:table-cell>
          <table:table-cell table:number-columns-repeated="5"/>
        </table:table-row>
        <table:table-row table:style-name="ro1">
          <table:table-cell table:formula="of:=[.A2835]+1" office:value-type="float" office:value="2828" calcext:value-type="float">
            <text:p>2828</text:p>
          </table:table-cell>
          <table:table-cell table:formula="of:=4*[.$D$3]*[.B2835]*(1-[.B2835])" office:value-type="float" office:value="0.0222812757273213" calcext:value-type="float">
            <text:p>0,022281275727321</text:p>
          </table:table-cell>
          <table:table-cell table:number-columns-repeated="5"/>
        </table:table-row>
        <table:table-row table:style-name="ro1">
          <table:table-cell table:formula="of:=[.A2836]+1" office:value-type="float" office:value="2829" calcext:value-type="float">
            <text:p>2829</text:p>
          </table:table-cell>
          <table:table-cell table:formula="of:=4*[.$D$3]*[.B2836]*(1-[.B2836])" office:value-type="float" office:value="0.0871392819171376" calcext:value-type="float">
            <text:p>0,087139281917138</text:p>
          </table:table-cell>
          <table:table-cell table:number-columns-repeated="5"/>
        </table:table-row>
        <table:table-row table:style-name="ro1">
          <table:table-cell table:formula="of:=[.A2837]+1" office:value-type="float" office:value="2830" calcext:value-type="float">
            <text:p>2830</text:p>
          </table:table-cell>
          <table:table-cell table:formula="of:=4*[.$D$3]*[.B2837]*(1-[.B2837])" office:value-type="float" office:value="0.318184109856413" calcext:value-type="float">
            <text:p>0,318184109856413</text:p>
          </table:table-cell>
          <table:table-cell table:number-columns-repeated="5"/>
        </table:table-row>
        <table:table-row table:style-name="ro1">
          <table:table-cell table:formula="of:=[.A2838]+1" office:value-type="float" office:value="2831" calcext:value-type="float">
            <text:p>2831</text:p>
          </table:table-cell>
          <table:table-cell table:formula="of:=4*[.$D$3]*[.B2838]*(1-[.B2838])" office:value-type="float" office:value="0.86777192836518" calcext:value-type="float">
            <text:p>0,86777192836518</text:p>
          </table:table-cell>
          <table:table-cell table:number-columns-repeated="5"/>
        </table:table-row>
        <table:table-row table:style-name="ro1">
          <table:table-cell table:formula="of:=[.A2839]+1" office:value-type="float" office:value="2832" calcext:value-type="float">
            <text:p>2832</text:p>
          </table:table-cell>
          <table:table-cell table:formula="of:=4*[.$D$3]*[.B2839]*(1-[.B2839])" office:value-type="float" office:value="0.458975234826227" calcext:value-type="float">
            <text:p>0,458975234826227</text:p>
          </table:table-cell>
          <table:table-cell table:number-columns-repeated="5"/>
        </table:table-row>
        <table:table-row table:style-name="ro1">
          <table:table-cell table:formula="of:=[.A2840]+1" office:value-type="float" office:value="2833" calcext:value-type="float">
            <text:p>2833</text:p>
          </table:table-cell>
          <table:table-cell table:formula="of:=4*[.$D$3]*[.B2840]*(1-[.B2840])" office:value-type="float" office:value="0.993267874569747" calcext:value-type="float">
            <text:p>0,993267874569747</text:p>
          </table:table-cell>
          <table:table-cell table:number-columns-repeated="5"/>
        </table:table-row>
        <table:table-row table:style-name="ro1">
          <table:table-cell table:formula="of:=[.A2841]+1" office:value-type="float" office:value="2834" calcext:value-type="float">
            <text:p>2834</text:p>
          </table:table-cell>
          <table:table-cell table:formula="of:=4*[.$D$3]*[.B2841]*(1-[.B2841])" office:value-type="float" office:value="0.0267472156697775" calcext:value-type="float">
            <text:p>0,026747215669778</text:p>
          </table:table-cell>
          <table:table-cell table:number-columns-repeated="5"/>
        </table:table-row>
        <table:table-row table:style-name="ro1">
          <table:table-cell table:formula="of:=[.A2842]+1" office:value-type="float" office:value="2835" calcext:value-type="float">
            <text:p>2835</text:p>
          </table:table-cell>
          <table:table-cell table:formula="of:=4*[.$D$3]*[.B2842]*(1-[.B2842])" office:value-type="float" office:value="0.104127208494768" calcext:value-type="float">
            <text:p>0,104127208494768</text:p>
          </table:table-cell>
          <table:table-cell table:number-columns-repeated="5"/>
        </table:table-row>
        <table:table-row table:style-name="ro1">
          <table:table-cell table:formula="of:=[.A2843]+1" office:value-type="float" office:value="2836" calcext:value-type="float">
            <text:p>2836</text:p>
          </table:table-cell>
          <table:table-cell table:formula="of:=4*[.$D$3]*[.B2843]*(1-[.B2843])" office:value-type="float" office:value="0.373138931783419" calcext:value-type="float">
            <text:p>0,373138931783419</text:p>
          </table:table-cell>
          <table:table-cell table:number-columns-repeated="5"/>
        </table:table-row>
        <table:table-row table:style-name="ro1">
          <table:table-cell table:formula="of:=[.A2844]+1" office:value-type="float" office:value="2837" calcext:value-type="float">
            <text:p>2837</text:p>
          </table:table-cell>
          <table:table-cell table:formula="of:=4*[.$D$3]*[.B2844]*(1-[.B2844])" office:value-type="float" office:value="0.935625077483792" calcext:value-type="float">
            <text:p>0,935625077483792</text:p>
          </table:table-cell>
          <table:table-cell table:number-columns-repeated="5"/>
        </table:table-row>
        <table:table-row table:style-name="ro1">
          <table:table-cell table:formula="of:=[.A2845]+1" office:value-type="float" office:value="2838" calcext:value-type="float">
            <text:p>2838</text:p>
          </table:table-cell>
          <table:table-cell table:formula="of:=4*[.$D$3]*[.B2845]*(1-[.B2845])" office:value-type="float" office:value="0.24092316746896" calcext:value-type="float">
            <text:p>0,24092316746896</text:p>
          </table:table-cell>
          <table:table-cell table:number-columns-repeated="5"/>
        </table:table-row>
        <table:table-row table:style-name="ro1">
          <table:table-cell table:formula="of:=[.A2846]+1" office:value-type="float" office:value="2839" calcext:value-type="float">
            <text:p>2839</text:p>
          </table:table-cell>
          <table:table-cell table:formula="of:=4*[.$D$3]*[.B2846]*(1-[.B2846])" office:value-type="float" office:value="0.731516779382734" calcext:value-type="float">
            <text:p>0,731516779382734</text:p>
          </table:table-cell>
          <table:table-cell table:number-columns-repeated="5"/>
        </table:table-row>
        <table:table-row table:style-name="ro1">
          <table:table-cell table:formula="of:=[.A2847]+1" office:value-type="float" office:value="2840" calcext:value-type="float">
            <text:p>2840</text:p>
          </table:table-cell>
          <table:table-cell table:formula="of:=4*[.$D$3]*[.B2847]*(1-[.B2847])" office:value-type="float" office:value="0.785599923456986" calcext:value-type="float">
            <text:p>0,785599923456986</text:p>
          </table:table-cell>
          <table:table-cell table:number-columns-repeated="5"/>
        </table:table-row>
        <table:table-row table:style-name="ro1">
          <table:table-cell table:formula="of:=[.A2848]+1" office:value-type="float" office:value="2841" calcext:value-type="float">
            <text:p>2841</text:p>
          </table:table-cell>
          <table:table-cell table:formula="of:=4*[.$D$3]*[.B2848]*(1-[.B2848])" office:value-type="float" office:value="0.673730734885456" calcext:value-type="float">
            <text:p>0,673730734885456</text:p>
          </table:table-cell>
          <table:table-cell table:number-columns-repeated="5"/>
        </table:table-row>
        <table:table-row table:style-name="ro1">
          <table:table-cell table:formula="of:=[.A2849]+1" office:value-type="float" office:value="2842" calcext:value-type="float">
            <text:p>2842</text:p>
          </table:table-cell>
          <table:table-cell table:formula="of:=4*[.$D$3]*[.B2849]*(1-[.B2849])" office:value-type="float" office:value="0.879270527024638" calcext:value-type="float">
            <text:p>0,879270527024638</text:p>
          </table:table-cell>
          <table:table-cell table:number-columns-repeated="5"/>
        </table:table-row>
        <table:table-row table:style-name="ro1">
          <table:table-cell table:formula="of:=[.A2850]+1" office:value-type="float" office:value="2843" calcext:value-type="float">
            <text:p>2843</text:p>
          </table:table-cell>
          <table:table-cell table:formula="of:=4*[.$D$3]*[.B2850]*(1-[.B2850])" office:value-type="float" office:value="0.424615469321814" calcext:value-type="float">
            <text:p>0,424615469321814</text:p>
          </table:table-cell>
          <table:table-cell table:number-columns-repeated="5"/>
        </table:table-row>
        <table:table-row table:style-name="ro1">
          <table:table-cell table:formula="of:=[.A2851]+1" office:value-type="float" office:value="2844" calcext:value-type="float">
            <text:p>2844</text:p>
          </table:table-cell>
          <table:table-cell table:formula="of:=4*[.$D$3]*[.B2851]*(1-[.B2851])" office:value-type="float" office:value="0.977268690137718" calcext:value-type="float">
            <text:p>0,977268690137718</text:p>
          </table:table-cell>
          <table:table-cell table:number-columns-repeated="5"/>
        </table:table-row>
        <table:table-row table:style-name="ro1">
          <table:table-cell table:formula="of:=[.A2852]+1" office:value-type="float" office:value="2845" calcext:value-type="float">
            <text:p>2845</text:p>
          </table:table-cell>
          <table:table-cell table:formula="of:=4*[.$D$3]*[.B2852]*(1-[.B2852])" office:value-type="float" office:value="0.088858389656906" calcext:value-type="float">
            <text:p>0,088858389656906</text:p>
          </table:table-cell>
          <table:table-cell table:number-columns-repeated="5"/>
        </table:table-row>
        <table:table-row table:style-name="ro1">
          <table:table-cell table:formula="of:=[.A2853]+1" office:value-type="float" office:value="2846" calcext:value-type="float">
            <text:p>2846</text:p>
          </table:table-cell>
          <table:table-cell table:formula="of:=4*[.$D$3]*[.B2853]*(1-[.B2853])" office:value-type="float" office:value="0.32385030497795" calcext:value-type="float">
            <text:p>0,32385030497795</text:p>
          </table:table-cell>
          <table:table-cell table:number-columns-repeated="5"/>
        </table:table-row>
        <table:table-row table:style-name="ro1">
          <table:table-cell table:formula="of:=[.A2854]+1" office:value-type="float" office:value="2847" calcext:value-type="float">
            <text:p>2847</text:p>
          </table:table-cell>
          <table:table-cell table:formula="of:=4*[.$D$3]*[.B2854]*(1-[.B2854])" office:value-type="float" office:value="0.875885139774555" calcext:value-type="float">
            <text:p>0,875885139774555</text:p>
          </table:table-cell>
          <table:table-cell table:number-columns-repeated="5"/>
        </table:table-row>
        <table:table-row table:style-name="ro1">
          <table:table-cell table:formula="of:=[.A2855]+1" office:value-type="float" office:value="2848" calcext:value-type="float">
            <text:p>2848</text:p>
          </table:table-cell>
          <table:table-cell table:formula="of:=4*[.$D$3]*[.B2855]*(1-[.B2855])" office:value-type="float" office:value="0.434841446786653" calcext:value-type="float">
            <text:p>0,434841446786653</text:p>
          </table:table-cell>
          <table:table-cell table:number-columns-repeated="5"/>
        </table:table-row>
        <table:table-row table:style-name="ro1">
          <table:table-cell table:formula="of:=[.A2856]+1" office:value-type="float" office:value="2849" calcext:value-type="float">
            <text:p>2849</text:p>
          </table:table-cell>
          <table:table-cell table:formula="of:=4*[.$D$3]*[.B2856]*(1-[.B2856])" office:value-type="float" office:value="0.983017451772574" calcext:value-type="float">
            <text:p>0,983017451772574</text:p>
          </table:table-cell>
          <table:table-cell table:number-columns-repeated="5"/>
        </table:table-row>
        <table:table-row table:style-name="ro1">
          <table:table-cell table:formula="of:=[.A2857]+1" office:value-type="float" office:value="2850" calcext:value-type="float">
            <text:p>2850</text:p>
          </table:table-cell>
          <table:table-cell table:formula="of:=4*[.$D$3]*[.B2857]*(1-[.B2857])" office:value-type="float" office:value="0.0667765651325173" calcext:value-type="float">
            <text:p>0,066776565132517</text:p>
          </table:table-cell>
          <table:table-cell table:number-columns-repeated="5"/>
        </table:table-row>
        <table:table-row table:style-name="ro1">
          <table:table-cell table:formula="of:=[.A2858]+1" office:value-type="float" office:value="2851" calcext:value-type="float">
            <text:p>2851</text:p>
          </table:table-cell>
          <table:table-cell table:formula="of:=4*[.$D$3]*[.B2858]*(1-[.B2858])" office:value-type="float" office:value="0.24926982192648" calcext:value-type="float">
            <text:p>0,24926982192648</text:p>
          </table:table-cell>
          <table:table-cell table:number-columns-repeated="5"/>
        </table:table-row>
        <table:table-row table:style-name="ro1">
          <table:table-cell table:formula="of:=[.A2859]+1" office:value-type="float" office:value="2852" calcext:value-type="float">
            <text:p>2852</text:p>
          </table:table-cell>
          <table:table-cell table:formula="of:=4*[.$D$3]*[.B2859]*(1-[.B2859])" office:value-type="float" office:value="0.748537511212883" calcext:value-type="float">
            <text:p>0,748537511212883</text:p>
          </table:table-cell>
          <table:table-cell table:number-columns-repeated="5"/>
        </table:table-row>
        <table:table-row table:style-name="ro1">
          <table:table-cell table:formula="of:=[.A2860]+1" office:value-type="float" office:value="2853" calcext:value-type="float">
            <text:p>2853</text:p>
          </table:table-cell>
          <table:table-cell table:formula="of:=4*[.$D$3]*[.B2860]*(1-[.B2860])" office:value-type="float" office:value="0.752916422080423" calcext:value-type="float">
            <text:p>0,752916422080423</text:p>
          </table:table-cell>
          <table:table-cell table:number-columns-repeated="5"/>
        </table:table-row>
        <table:table-row table:style-name="ro1">
          <table:table-cell table:formula="of:=[.A2861]+1" office:value-type="float" office:value="2854" calcext:value-type="float">
            <text:p>2854</text:p>
          </table:table-cell>
          <table:table-cell table:formula="of:=4*[.$D$3]*[.B2861]*(1-[.B2861])" office:value-type="float" office:value="0.744133133768149" calcext:value-type="float">
            <text:p>0,744133133768149</text:p>
          </table:table-cell>
          <table:table-cell table:number-columns-repeated="5"/>
        </table:table-row>
        <table:table-row table:style-name="ro1">
          <table:table-cell table:formula="of:=[.A2862]+1" office:value-type="float" office:value="2855" calcext:value-type="float">
            <text:p>2855</text:p>
          </table:table-cell>
          <table:table-cell table:formula="of:=4*[.$D$3]*[.B2862]*(1-[.B2862])" office:value-type="float" office:value="0.761596051986173" calcext:value-type="float">
            <text:p>0,761596051986173</text:p>
          </table:table-cell>
          <table:table-cell table:number-columns-repeated="5"/>
        </table:table-row>
        <table:table-row table:style-name="ro1">
          <table:table-cell table:formula="of:=[.A2863]+1" office:value-type="float" office:value="2856" calcext:value-type="float">
            <text:p>2856</text:p>
          </table:table-cell>
          <table:table-cell table:formula="of:=4*[.$D$3]*[.B2863]*(1-[.B2863])" office:value-type="float" office:value="0.72627002234099" calcext:value-type="float">
            <text:p>0,72627002234099</text:p>
          </table:table-cell>
          <table:table-cell table:number-columns-repeated="5"/>
        </table:table-row>
        <table:table-row table:style-name="ro1">
          <table:table-cell table:formula="of:=[.A2864]+1" office:value-type="float" office:value="2857" calcext:value-type="float">
            <text:p>2857</text:p>
          </table:table-cell>
          <table:table-cell table:formula="of:=4*[.$D$3]*[.B2864]*(1-[.B2864])" office:value-type="float" office:value="0.795207507959231" calcext:value-type="float">
            <text:p>0,795207507959231</text:p>
          </table:table-cell>
          <table:table-cell table:number-columns-repeated="5"/>
        </table:table-row>
        <table:table-row table:style-name="ro1">
          <table:table-cell table:formula="of:=[.A2865]+1" office:value-type="float" office:value="2858" calcext:value-type="float">
            <text:p>2858</text:p>
          </table:table-cell>
          <table:table-cell table:formula="of:=4*[.$D$3]*[.B2865]*(1-[.B2865])" office:value-type="float" office:value="0.651410108978001" calcext:value-type="float">
            <text:p>0,651410108978001</text:p>
          </table:table-cell>
          <table:table-cell table:number-columns-repeated="5"/>
        </table:table-row>
        <table:table-row table:style-name="ro1">
          <table:table-cell table:formula="of:=[.A2866]+1" office:value-type="float" office:value="2859" calcext:value-type="float">
            <text:p>2859</text:p>
          </table:table-cell>
          <table:table-cell table:formula="of:=4*[.$D$3]*[.B2866]*(1-[.B2866])" office:value-type="float" office:value="0.908299915597079" calcext:value-type="float">
            <text:p>0,908299915597079</text:p>
          </table:table-cell>
          <table:table-cell table:number-columns-repeated="5"/>
        </table:table-row>
        <table:table-row table:style-name="ro1">
          <table:table-cell table:formula="of:=[.A2867]+1" office:value-type="float" office:value="2860" calcext:value-type="float">
            <text:p>2860</text:p>
          </table:table-cell>
          <table:table-cell table:formula="of:=4*[.$D$3]*[.B2867]*(1-[.B2867])" office:value-type="float" office:value="0.333164715693673" calcext:value-type="float">
            <text:p>0,333164715693673</text:p>
          </table:table-cell>
          <table:table-cell table:number-columns-repeated="5"/>
        </table:table-row>
        <table:table-row table:style-name="ro1">
          <table:table-cell table:formula="of:=[.A2868]+1" office:value-type="float" office:value="2861" calcext:value-type="float">
            <text:p>2861</text:p>
          </table:table-cell>
          <table:table-cell table:formula="of:=4*[.$D$3]*[.B2868]*(1-[.B2868])" office:value-type="float" office:value="0.888663951641708" calcext:value-type="float">
            <text:p>0,888663951641708</text:p>
          </table:table-cell>
          <table:table-cell table:number-columns-repeated="5"/>
        </table:table-row>
        <table:table-row table:style-name="ro1">
          <table:table-cell table:formula="of:=[.A2869]+1" office:value-type="float" office:value="2862" calcext:value-type="float">
            <text:p>2862</text:p>
          </table:table-cell>
          <table:table-cell table:formula="of:=4*[.$D$3]*[.B2869]*(1-[.B2869])" office:value-type="float" office:value="0.395761330777008" calcext:value-type="float">
            <text:p>0,395761330777008</text:p>
          </table:table-cell>
          <table:table-cell table:number-columns-repeated="5"/>
        </table:table-row>
        <table:table-row table:style-name="ro1">
          <table:table-cell table:formula="of:=[.A2870]+1" office:value-type="float" office:value="2863" calcext:value-type="float">
            <text:p>2863</text:p>
          </table:table-cell>
          <table:table-cell table:formula="of:=4*[.$D$3]*[.B2870]*(1-[.B2870])" office:value-type="float" office:value="0.956537199354478" calcext:value-type="float">
            <text:p>0,956537199354478</text:p>
          </table:table-cell>
          <table:table-cell table:number-columns-repeated="5"/>
        </table:table-row>
        <table:table-row table:style-name="ro1">
          <table:table-cell table:formula="of:=[.A2871]+1" office:value-type="float" office:value="2864" calcext:value-type="float">
            <text:p>2864</text:p>
          </table:table-cell>
          <table:table-cell table:formula="of:=4*[.$D$3]*[.B2871]*(1-[.B2871])" office:value-type="float" office:value="0.166295142422277" calcext:value-type="float">
            <text:p>0,166295142422277</text:p>
          </table:table-cell>
          <table:table-cell table:number-columns-repeated="5"/>
        </table:table-row>
        <table:table-row table:style-name="ro1">
          <table:table-cell table:formula="of:=[.A2872]+1" office:value-type="float" office:value="2865" calcext:value-type="float">
            <text:p>2865</text:p>
          </table:table-cell>
          <table:table-cell table:formula="of:=4*[.$D$3]*[.B2872]*(1-[.B2872])" office:value-type="float" office:value="0.554564272116126" calcext:value-type="float">
            <text:p>0,554564272116126</text:p>
          </table:table-cell>
          <table:table-cell table:number-columns-repeated="5"/>
        </table:table-row>
        <table:table-row table:style-name="ro1">
          <table:table-cell table:formula="of:=[.A2873]+1" office:value-type="float" office:value="2866" calcext:value-type="float">
            <text:p>2866</text:p>
          </table:table-cell>
          <table:table-cell table:formula="of:=4*[.$D$3]*[.B2873]*(1-[.B2873])" office:value-type="float" office:value="0.98809096083375" calcext:value-type="float">
            <text:p>0,98809096083375</text:p>
          </table:table-cell>
          <table:table-cell table:number-columns-repeated="5"/>
        </table:table-row>
        <table:table-row table:style-name="ro1">
          <table:table-cell table:formula="of:=[.A2874]+1" office:value-type="float" office:value="2867" calcext:value-type="float">
            <text:p>2867</text:p>
          </table:table-cell>
          <table:table-cell table:formula="of:=4*[.$D$3]*[.B2874]*(1-[.B2874])" office:value-type="float" office:value="0.0470688558095489" calcext:value-type="float">
            <text:p>0,047068855809549</text:p>
          </table:table-cell>
          <table:table-cell table:number-columns-repeated="5"/>
        </table:table-row>
        <table:table-row table:style-name="ro1">
          <table:table-cell table:formula="of:=[.A2875]+1" office:value-type="float" office:value="2868" calcext:value-type="float">
            <text:p>2868</text:p>
          </table:table-cell>
          <table:table-cell table:formula="of:=4*[.$D$3]*[.B2875]*(1-[.B2875])" office:value-type="float" office:value="0.179413514489315" calcext:value-type="float">
            <text:p>0,179413514489315</text:p>
          </table:table-cell>
          <table:table-cell table:number-columns-repeated="5"/>
        </table:table-row>
        <table:table-row table:style-name="ro1">
          <table:table-cell table:formula="of:=[.A2876]+1" office:value-type="float" office:value="2869" calcext:value-type="float">
            <text:p>2869</text:p>
          </table:table-cell>
          <table:table-cell table:formula="of:=4*[.$D$3]*[.B2876]*(1-[.B2876])" office:value-type="float" office:value="0.58889722123163" calcext:value-type="float">
            <text:p>0,58889722123163</text:p>
          </table:table-cell>
          <table:table-cell table:number-columns-repeated="5"/>
        </table:table-row>
        <table:table-row table:style-name="ro1">
          <table:table-cell table:formula="of:=[.A2877]+1" office:value-type="float" office:value="2870" calcext:value-type="float">
            <text:p>2870</text:p>
          </table:table-cell>
          <table:table-cell table:formula="of:=4*[.$D$3]*[.B2877]*(1-[.B2877])" office:value-type="float" office:value="0.968389136229178" calcext:value-type="float">
            <text:p>0,968389136229178</text:p>
          </table:table-cell>
          <table:table-cell table:number-columns-repeated="5"/>
        </table:table-row>
        <table:table-row table:style-name="ro1">
          <table:table-cell table:formula="of:=[.A2878]+1" office:value-type="float" office:value="2871" calcext:value-type="float">
            <text:p>2871</text:p>
          </table:table-cell>
          <table:table-cell table:formula="of:=4*[.$D$3]*[.B2878]*(1-[.B2878])" office:value-type="float" office:value="0.122446468249937" calcext:value-type="float">
            <text:p>0,122446468249937</text:p>
          </table:table-cell>
          <table:table-cell table:number-columns-repeated="5"/>
        </table:table-row>
        <table:table-row table:style-name="ro1">
          <table:table-cell table:formula="of:=[.A2879]+1" office:value-type="float" office:value="2872" calcext:value-type="float">
            <text:p>2872</text:p>
          </table:table-cell>
          <table:table-cell table:formula="of:=4*[.$D$3]*[.B2879]*(1-[.B2879])" office:value-type="float" office:value="0.429813322652216" calcext:value-type="float">
            <text:p>0,429813322652216</text:p>
          </table:table-cell>
          <table:table-cell table:number-columns-repeated="5"/>
        </table:table-row>
        <table:table-row table:style-name="ro1">
          <table:table-cell table:formula="of:=[.A2880]+1" office:value-type="float" office:value="2873" calcext:value-type="float">
            <text:p>2873</text:p>
          </table:table-cell>
          <table:table-cell table:formula="of:=4*[.$D$3]*[.B2880]*(1-[.B2880])" office:value-type="float" office:value="0.980295321291512" calcext:value-type="float">
            <text:p>0,980295321291512</text:p>
          </table:table-cell>
          <table:table-cell table:number-columns-repeated="5"/>
        </table:table-row>
        <table:table-row table:style-name="ro1">
          <table:table-cell table:formula="of:=[.A2881]+1" office:value-type="float" office:value="2874" calcext:value-type="float">
            <text:p>2874</text:p>
          </table:table-cell>
          <table:table-cell table:formula="of:=4*[.$D$3]*[.B2881]*(1-[.B2881])" office:value-type="float" office:value="0.0772656173819314" calcext:value-type="float">
            <text:p>0,077265617381931</text:p>
          </table:table-cell>
          <table:table-cell table:number-columns-repeated="5"/>
        </table:table-row>
        <table:table-row table:style-name="ro1">
          <table:table-cell table:formula="of:=[.A2882]+1" office:value-type="float" office:value="2875" calcext:value-type="float">
            <text:p>2875</text:p>
          </table:table-cell>
          <table:table-cell table:formula="of:=4*[.$D$3]*[.B2882]*(1-[.B2882])" office:value-type="float" office:value="0.285182567010081" calcext:value-type="float">
            <text:p>0,285182567010081</text:p>
          </table:table-cell>
          <table:table-cell table:number-columns-repeated="5"/>
        </table:table-row>
        <table:table-row table:style-name="ro1">
          <table:table-cell table:formula="of:=[.A2883]+1" office:value-type="float" office:value="2876" calcext:value-type="float">
            <text:p>2876</text:p>
          </table:table-cell>
          <table:table-cell table:formula="of:=4*[.$D$3]*[.B2883]*(1-[.B2883])" office:value-type="float" office:value="0.815413881934487" calcext:value-type="float">
            <text:p>0,815413881934487</text:p>
          </table:table-cell>
          <table:table-cell table:number-columns-repeated="5"/>
        </table:table-row>
        <table:table-row table:style-name="ro1">
          <table:table-cell table:formula="of:=[.A2884]+1" office:value-type="float" office:value="2877" calcext:value-type="float">
            <text:p>2877</text:p>
          </table:table-cell>
          <table:table-cell table:formula="of:=4*[.$D$3]*[.B2884]*(1-[.B2884])" office:value-type="float" office:value="0.602056332332069" calcext:value-type="float">
            <text:p>0,602056332332069</text:p>
          </table:table-cell>
          <table:table-cell table:number-columns-repeated="5"/>
        </table:table-row>
        <table:table-row table:style-name="ro1">
          <table:table-cell table:formula="of:=[.A2885]+1" office:value-type="float" office:value="2878" calcext:value-type="float">
            <text:p>2878</text:p>
          </table:table-cell>
          <table:table-cell table:formula="of:=4*[.$D$3]*[.B2885]*(1-[.B2885])" office:value-type="float" office:value="0.958338020123705" calcext:value-type="float">
            <text:p>0,958338020123705</text:p>
          </table:table-cell>
          <table:table-cell table:number-columns-repeated="5"/>
        </table:table-row>
        <table:table-row table:style-name="ro1">
          <table:table-cell table:formula="of:=[.A2886]+1" office:value-type="float" office:value="2879" calcext:value-type="float">
            <text:p>2879</text:p>
          </table:table-cell>
          <table:table-cell table:formula="of:=4*[.$D$3]*[.B2886]*(1-[.B2886])" office:value-type="float" office:value="0.159705037236328" calcext:value-type="float">
            <text:p>0,159705037236328</text:p>
          </table:table-cell>
          <table:table-cell table:number-columns-repeated="5"/>
        </table:table-row>
        <table:table-row table:style-name="ro1">
          <table:table-cell table:formula="of:=[.A2887]+1" office:value-type="float" office:value="2880" calcext:value-type="float">
            <text:p>2880</text:p>
          </table:table-cell>
          <table:table-cell table:formula="of:=4*[.$D$3]*[.B2887]*(1-[.B2887])" office:value-type="float" office:value="0.536797353270684" calcext:value-type="float">
            <text:p>0,536797353270684</text:p>
          </table:table-cell>
          <table:table-cell table:number-columns-repeated="5"/>
        </table:table-row>
        <table:table-row table:style-name="ro1">
          <table:table-cell table:formula="of:=[.A2888]+1" office:value-type="float" office:value="2881" calcext:value-type="float">
            <text:p>2881</text:p>
          </table:table-cell>
          <table:table-cell table:formula="of:=4*[.$D$3]*[.B2888]*(1-[.B2888])" office:value-type="float" office:value="0.99458381916909" calcext:value-type="float">
            <text:p>0,99458381916909</text:p>
          </table:table-cell>
          <table:table-cell table:number-columns-repeated="5"/>
        </table:table-row>
        <table:table-row table:style-name="ro1">
          <table:table-cell table:formula="of:=[.A2889]+1" office:value-type="float" office:value="2882" calcext:value-type="float">
            <text:p>2882</text:p>
          </table:table-cell>
          <table:table-cell table:formula="of:=4*[.$D$3]*[.B2889]*(1-[.B2889])" office:value-type="float" office:value="0.0215473832644675" calcext:value-type="float">
            <text:p>0,021547383264468</text:p>
          </table:table-cell>
          <table:table-cell table:number-columns-repeated="5"/>
        </table:table-row>
        <table:table-row table:style-name="ro1">
          <table:table-cell table:formula="of:=[.A2890]+1" office:value-type="float" office:value="2883" calcext:value-type="float">
            <text:p>2883</text:p>
          </table:table-cell>
          <table:table-cell table:formula="of:=4*[.$D$3]*[.B2890]*(1-[.B2890])" office:value-type="float" office:value="0.0843323741556867" calcext:value-type="float">
            <text:p>0,084332374155687</text:p>
          </table:table-cell>
          <table:table-cell table:number-columns-repeated="5"/>
        </table:table-row>
        <table:table-row table:style-name="ro1">
          <table:table-cell table:formula="of:=[.A2891]+1" office:value-type="float" office:value="2884" calcext:value-type="float">
            <text:p>2884</text:p>
          </table:table-cell>
          <table:table-cell table:formula="of:=4*[.$D$3]*[.B2891]*(1-[.B2891])" office:value-type="float" office:value="0.308881699299808" calcext:value-type="float">
            <text:p>0,308881699299808</text:p>
          </table:table-cell>
          <table:table-cell table:number-columns-repeated="5"/>
        </table:table-row>
        <table:table-row table:style-name="ro1">
          <table:table-cell table:formula="of:=[.A2892]+1" office:value-type="float" office:value="2885" calcext:value-type="float">
            <text:p>2885</text:p>
          </table:table-cell>
          <table:table-cell table:formula="of:=4*[.$D$3]*[.B2892]*(1-[.B2892])" office:value-type="float" office:value="0.853895180549884" calcext:value-type="float">
            <text:p>0,853895180549884</text:p>
          </table:table-cell>
          <table:table-cell table:number-columns-repeated="5"/>
        </table:table-row>
        <table:table-row table:style-name="ro1">
          <table:table-cell table:formula="of:=[.A2893]+1" office:value-type="float" office:value="2886" calcext:value-type="float">
            <text:p>2886</text:p>
          </table:table-cell>
          <table:table-cell table:formula="of:=4*[.$D$3]*[.B2893]*(1-[.B2893])" office:value-type="float" office:value="0.499032804734261" calcext:value-type="float">
            <text:p>0,499032804734261</text:p>
          </table:table-cell>
          <table:table-cell table:number-columns-repeated="5"/>
        </table:table-row>
        <table:table-row table:style-name="ro1">
          <table:table-cell table:formula="of:=[.A2894]+1" office:value-type="float" office:value="2887" calcext:value-type="float">
            <text:p>2887</text:p>
          </table:table-cell>
          <table:table-cell table:formula="of:=4*[.$D$3]*[.B2894]*(1-[.B2894])" office:value-type="float" office:value="0.999996258133272" calcext:value-type="float">
            <text:p>0,999996258133272</text:p>
          </table:table-cell>
          <table:table-cell table:number-columns-repeated="5"/>
        </table:table-row>
        <table:table-row table:style-name="ro1">
          <table:table-cell table:formula="of:=[.A2895]+1" office:value-type="float" office:value="2888" calcext:value-type="float">
            <text:p>2888</text:p>
          </table:table-cell>
          <table:table-cell table:formula="of:=4*[.$D$3]*[.B2895]*(1-[.B2895])" office:value-type="float" office:value="0.0000149674109071628" calcext:value-type="float">
            <text:p>1,49674109071628E-05</text:p>
          </table:table-cell>
          <table:table-cell table:number-columns-repeated="5"/>
        </table:table-row>
        <table:table-row table:style-name="ro1">
          <table:table-cell table:formula="of:=[.A2896]+1" office:value-type="float" office:value="2889" calcext:value-type="float">
            <text:p>2889</text:p>
          </table:table-cell>
          <table:table-cell table:formula="of:=4*[.$D$3]*[.B2896]*(1-[.B2896])" office:value-type="float" office:value="0.000059868747535094" calcext:value-type="float">
            <text:p>5,9868747535094E-05</text:p>
          </table:table-cell>
          <table:table-cell table:number-columns-repeated="5"/>
        </table:table-row>
        <table:table-row table:style-name="ro1">
          <table:table-cell table:formula="of:=[.A2897]+1" office:value-type="float" office:value="2890" calcext:value-type="float">
            <text:p>2890</text:p>
          </table:table-cell>
          <table:table-cell table:formula="of:=4*[.$D$3]*[.B2897]*(1-[.B2897])" office:value-type="float" office:value="0.00023946065307265" calcext:value-type="float">
            <text:p>0,000239460653073</text:p>
          </table:table-cell>
          <table:table-cell table:number-columns-repeated="5"/>
        </table:table-row>
        <table:table-row table:style-name="ro1">
          <table:table-cell table:formula="of:=[.A2898]+1" office:value-type="float" office:value="2891" calcext:value-type="float">
            <text:p>2891</text:p>
          </table:table-cell>
          <table:table-cell table:formula="of:=4*[.$D$3]*[.B2898]*(1-[.B2898])" office:value-type="float" office:value="0.000957613246673121" calcext:value-type="float">
            <text:p>0,000957613246673</text:p>
          </table:table-cell>
          <table:table-cell table:number-columns-repeated="5"/>
        </table:table-row>
        <table:table-row table:style-name="ro1">
          <table:table-cell table:formula="of:=[.A2899]+1" office:value-type="float" office:value="2892" calcext:value-type="float">
            <text:p>2892</text:p>
          </table:table-cell>
          <table:table-cell table:formula="of:=4*[.$D$3]*[.B2899]*(1-[.B2899])" office:value-type="float" office:value="0.00382678489417167" calcext:value-type="float">
            <text:p>0,003826784894172</text:p>
          </table:table-cell>
          <table:table-cell table:number-columns-repeated="5"/>
        </table:table-row>
        <table:table-row table:style-name="ro1">
          <table:table-cell table:formula="of:=[.A2900]+1" office:value-type="float" office:value="2893" calcext:value-type="float">
            <text:p>2893</text:p>
          </table:table-cell>
          <table:table-cell table:formula="of:=4*[.$D$3]*[.B2900]*(1-[.B2900])" office:value-type="float" office:value="0.0152485624461816" calcext:value-type="float">
            <text:p>0,015248562446182</text:p>
          </table:table-cell>
          <table:table-cell table:number-columns-repeated="5"/>
        </table:table-row>
        <table:table-row table:style-name="ro1">
          <table:table-cell table:formula="of:=[.A2901]+1" office:value-type="float" office:value="2894" calcext:value-type="float">
            <text:p>2894</text:p>
          </table:table-cell>
          <table:table-cell table:formula="of:=4*[.$D$3]*[.B2901]*(1-[.B2901])" office:value-type="float" office:value="0.0600641751580261" calcext:value-type="float">
            <text:p>0,060064175158026</text:p>
          </table:table-cell>
          <table:table-cell table:number-columns-repeated="5"/>
        </table:table-row>
        <table:table-row table:style-name="ro1">
          <table:table-cell table:formula="of:=[.A2902]+1" office:value-type="float" office:value="2895" calcext:value-type="float">
            <text:p>2895</text:p>
          </table:table-cell>
          <table:table-cell table:formula="of:=4*[.$D$3]*[.B2902]*(1-[.B2902])" office:value-type="float" office:value="0.225825880082448" calcext:value-type="float">
            <text:p>0,225825880082448</text:p>
          </table:table-cell>
          <table:table-cell table:number-columns-repeated="5"/>
        </table:table-row>
        <table:table-row table:style-name="ro1">
          <table:table-cell table:formula="of:=[.A2903]+1" office:value-type="float" office:value="2896" calcext:value-type="float">
            <text:p>2896</text:p>
          </table:table-cell>
          <table:table-cell table:formula="of:=4*[.$D$3]*[.B2903]*(1-[.B2903])" office:value-type="float" office:value="0.699314207869744" calcext:value-type="float">
            <text:p>0,699314207869744</text:p>
          </table:table-cell>
          <table:table-cell table:number-columns-repeated="5"/>
        </table:table-row>
        <table:table-row table:style-name="ro1">
          <table:table-cell table:formula="of:=[.A2904]+1" office:value-type="float" office:value="2897" calcext:value-type="float">
            <text:p>2897</text:p>
          </table:table-cell>
          <table:table-cell table:formula="of:=4*[.$D$3]*[.B2904]*(1-[.B2904])" office:value-type="float" office:value="0.841095386165026" calcext:value-type="float">
            <text:p>0,841095386165026</text:p>
          </table:table-cell>
          <table:table-cell table:number-columns-repeated="5"/>
        </table:table-row>
        <table:table-row table:style-name="ro1">
          <table:table-cell table:formula="of:=[.A2905]+1" office:value-type="float" office:value="2898" calcext:value-type="float">
            <text:p>2898</text:p>
          </table:table-cell>
          <table:table-cell table:formula="of:=4*[.$D$3]*[.B2905]*(1-[.B2905])" office:value-type="float" office:value="0.534615750147727" calcext:value-type="float">
            <text:p>0,534615750147727</text:p>
          </table:table-cell>
          <table:table-cell table:number-columns-repeated="5"/>
        </table:table-row>
        <table:table-row table:style-name="ro1">
          <table:table-cell table:formula="of:=[.A2906]+1" office:value-type="float" office:value="2899" calcext:value-type="float">
            <text:p>2899</text:p>
          </table:table-cell>
          <table:table-cell table:formula="of:=4*[.$D$3]*[.B2906]*(1-[.B2906])" office:value-type="float" office:value="0.99520699936684" calcext:value-type="float">
            <text:p>0,99520699936684</text:p>
          </table:table-cell>
          <table:table-cell table:number-columns-repeated="5"/>
        </table:table-row>
        <table:table-row table:style-name="ro1">
          <table:table-cell table:formula="of:=[.A2907]+1" office:value-type="float" office:value="2900" calcext:value-type="float">
            <text:p>2900</text:p>
          </table:table-cell>
          <table:table-cell table:formula="of:=4*[.$D$3]*[.B2907]*(1-[.B2907])" office:value-type="float" office:value="0.01908011111236" calcext:value-type="float">
            <text:p>0,01908011111236</text:p>
          </table:table-cell>
          <table:table-cell table:number-columns-repeated="5"/>
        </table:table-row>
        <table:table-row table:style-name="ro1">
          <table:table-cell table:formula="of:=[.A2908]+1" office:value-type="float" office:value="2901" calcext:value-type="float">
            <text:p>2901</text:p>
          </table:table-cell>
          <table:table-cell table:formula="of:=4*[.$D$3]*[.B2908]*(1-[.B2908])" office:value-type="float" office:value="0.0748642418891999" calcext:value-type="float">
            <text:p>0,0748642418892</text:p>
          </table:table-cell>
          <table:table-cell table:number-columns-repeated="5"/>
        </table:table-row>
        <table:table-row table:style-name="ro1">
          <table:table-cell table:formula="of:=[.A2909]+1" office:value-type="float" office:value="2902" calcext:value-type="float">
            <text:p>2902</text:p>
          </table:table-cell>
          <table:table-cell table:formula="of:=4*[.$D$3]*[.B2909]*(1-[.B2909])" office:value-type="float" office:value="0.277038348702221" calcext:value-type="float">
            <text:p>0,277038348702221</text:p>
          </table:table-cell>
          <table:table-cell table:number-columns-repeated="5"/>
        </table:table-row>
        <table:table-row table:style-name="ro1">
          <table:table-cell table:formula="of:=[.A2910]+1" office:value-type="float" office:value="2903" calcext:value-type="float">
            <text:p>2903</text:p>
          </table:table-cell>
          <table:table-cell table:formula="of:=4*[.$D$3]*[.B2910]*(1-[.B2910])" office:value-type="float" office:value="0.801152408202271" calcext:value-type="float">
            <text:p>0,801152408202271</text:p>
          </table:table-cell>
          <table:table-cell table:number-columns-repeated="5"/>
        </table:table-row>
        <table:table-row table:style-name="ro1">
          <table:table-cell table:formula="of:=[.A2911]+1" office:value-type="float" office:value="2904" calcext:value-type="float">
            <text:p>2904</text:p>
          </table:table-cell>
          <table:table-cell table:formula="of:=4*[.$D$3]*[.B2911]*(1-[.B2911])" office:value-type="float" office:value="0.637228908135892" calcext:value-type="float">
            <text:p>0,637228908135892</text:p>
          </table:table-cell>
          <table:table-cell table:number-columns-repeated="5"/>
        </table:table-row>
        <table:table-row table:style-name="ro1">
          <table:table-cell table:formula="of:=[.A2912]+1" office:value-type="float" office:value="2905" calcext:value-type="float">
            <text:p>2905</text:p>
          </table:table-cell>
          <table:table-cell table:formula="of:=4*[.$D$3]*[.B2912]*(1-[.B2912])" office:value-type="float" office:value="0.924672907087323" calcext:value-type="float">
            <text:p>0,924672907087323</text:p>
          </table:table-cell>
          <table:table-cell table:number-columns-repeated="5"/>
        </table:table-row>
        <table:table-row table:style-name="ro1">
          <table:table-cell table:formula="of:=[.A2913]+1" office:value-type="float" office:value="2906" calcext:value-type="float">
            <text:p>2906</text:p>
          </table:table-cell>
          <table:table-cell table:formula="of:=4*[.$D$3]*[.B2913]*(1-[.B2913])" office:value-type="float" office:value="0.278611687944006" calcext:value-type="float">
            <text:p>0,278611687944006</text:p>
          </table:table-cell>
          <table:table-cell table:number-columns-repeated="5"/>
        </table:table-row>
        <table:table-row table:style-name="ro1">
          <table:table-cell table:formula="of:=[.A2914]+1" office:value-type="float" office:value="2907" calcext:value-type="float">
            <text:p>2907</text:p>
          </table:table-cell>
          <table:table-cell table:formula="of:=4*[.$D$3]*[.B2914]*(1-[.B2914])" office:value-type="float" office:value="0.803948861139991" calcext:value-type="float">
            <text:p>0,803948861139991</text:p>
          </table:table-cell>
          <table:table-cell table:number-columns-repeated="5"/>
        </table:table-row>
        <table:table-row table:style-name="ro1">
          <table:table-cell table:formula="of:=[.A2915]+1" office:value-type="float" office:value="2908" calcext:value-type="float">
            <text:p>2908</text:p>
          </table:table-cell>
          <table:table-cell table:formula="of:=4*[.$D$3]*[.B2915]*(1-[.B2915])" office:value-type="float" office:value="0.630460359246809" calcext:value-type="float">
            <text:p>0,630460359246809</text:p>
          </table:table-cell>
          <table:table-cell table:number-columns-repeated="5"/>
        </table:table-row>
        <table:table-row table:style-name="ro1">
          <table:table-cell table:formula="of:=[.A2916]+1" office:value-type="float" office:value="2909" calcext:value-type="float">
            <text:p>2909</text:p>
          </table:table-cell>
          <table:table-cell table:formula="of:=4*[.$D$3]*[.B2916]*(1-[.B2916])" office:value-type="float" office:value="0.931920378660774" calcext:value-type="float">
            <text:p>0,931920378660774</text:p>
          </table:table-cell>
          <table:table-cell table:number-columns-repeated="5"/>
        </table:table-row>
        <table:table-row table:style-name="ro1">
          <table:table-cell table:formula="of:=[.A2917]+1" office:value-type="float" office:value="2910" calcext:value-type="float">
            <text:p>2910</text:p>
          </table:table-cell>
          <table:table-cell table:formula="of:=4*[.$D$3]*[.B2917]*(1-[.B2917])" office:value-type="float" office:value="0.253779145990135" calcext:value-type="float">
            <text:p>0,253779145990135</text:p>
          </table:table-cell>
          <table:table-cell table:number-columns-repeated="5"/>
        </table:table-row>
        <table:table-row table:style-name="ro1">
          <table:table-cell table:formula="of:=[.A2918]+1" office:value-type="float" office:value="2911" calcext:value-type="float">
            <text:p>2911</text:p>
          </table:table-cell>
          <table:table-cell table:formula="of:=4*[.$D$3]*[.B2918]*(1-[.B2918])" office:value-type="float" office:value="0.757501164202612" calcext:value-type="float">
            <text:p>0,757501164202612</text:p>
          </table:table-cell>
          <table:table-cell table:number-columns-repeated="5"/>
        </table:table-row>
        <table:table-row table:style-name="ro1">
          <table:table-cell table:formula="of:=[.A2919]+1" office:value-type="float" office:value="2912" calcext:value-type="float">
            <text:p>2912</text:p>
          </table:table-cell>
          <table:table-cell table:formula="of:=4*[.$D$3]*[.B2919]*(1-[.B2919])" office:value-type="float" office:value="0.734772601737198" calcext:value-type="float">
            <text:p>0,734772601737198</text:p>
          </table:table-cell>
          <table:table-cell table:number-columns-repeated="5"/>
        </table:table-row>
        <table:table-row table:style-name="ro1">
          <table:table-cell table:formula="of:=[.A2920]+1" office:value-type="float" office:value="2913" calcext:value-type="float">
            <text:p>2913</text:p>
          </table:table-cell>
          <table:table-cell table:formula="of:=4*[.$D$3]*[.B2920]*(1-[.B2920])" office:value-type="float" office:value="0.779527301894188" calcext:value-type="float">
            <text:p>0,779527301894188</text:p>
          </table:table-cell>
          <table:table-cell table:number-columns-repeated="5"/>
        </table:table-row>
        <table:table-row table:style-name="ro1">
          <table:table-cell table:formula="of:=[.A2921]+1" office:value-type="float" office:value="2914" calcext:value-type="float">
            <text:p>2914</text:p>
          </table:table-cell>
          <table:table-cell table:formula="of:=4*[.$D$3]*[.B2921]*(1-[.B2921])" office:value-type="float" office:value="0.687457949983023" calcext:value-type="float">
            <text:p>0,687457949983023</text:p>
          </table:table-cell>
          <table:table-cell table:number-columns-repeated="5"/>
        </table:table-row>
        <table:table-row table:style-name="ro1">
          <table:table-cell table:formula="of:=[.A2922]+1" office:value-type="float" office:value="2915" calcext:value-type="float">
            <text:p>2915</text:p>
          </table:table-cell>
          <table:table-cell table:formula="of:=4*[.$D$3]*[.B2922]*(1-[.B2922])" office:value-type="float" office:value="0.85943806795265" calcext:value-type="float">
            <text:p>0,85943806795265</text:p>
          </table:table-cell>
          <table:table-cell table:number-columns-repeated="5"/>
        </table:table-row>
        <table:table-row table:style-name="ro1">
          <table:table-cell table:formula="of:=[.A2923]+1" office:value-type="float" office:value="2916" calcext:value-type="float">
            <text:p>2916</text:p>
          </table:table-cell>
          <table:table-cell table:formula="of:=4*[.$D$3]*[.B2923]*(1-[.B2923])" office:value-type="float" office:value="0.483217101225863" calcext:value-type="float">
            <text:p>0,483217101225863</text:p>
          </table:table-cell>
          <table:table-cell table:number-columns-repeated="5"/>
        </table:table-row>
        <table:table-row table:style-name="ro1">
          <table:table-cell table:formula="of:=[.A2924]+1" office:value-type="float" office:value="2917" calcext:value-type="float">
            <text:p>2917</text:p>
          </table:table-cell>
          <table:table-cell table:formula="of:=4*[.$D$3]*[.B2924]*(1-[.B2924])" office:value-type="float" office:value="0.998873337234948" calcext:value-type="float">
            <text:p>0,998873337234948</text:p>
          </table:table-cell>
          <table:table-cell table:number-columns-repeated="5"/>
        </table:table-row>
        <table:table-row table:style-name="ro1">
          <table:table-cell table:formula="of:=[.A2925]+1" office:value-type="float" office:value="2918" calcext:value-type="float">
            <text:p>2918</text:p>
          </table:table-cell>
          <table:table-cell table:formula="of:=4*[.$D$3]*[.B2925]*(1-[.B2925])" office:value-type="float" office:value="0.00450157358426258" calcext:value-type="float">
            <text:p>0,004501573584263</text:p>
          </table:table-cell>
          <table:table-cell table:number-columns-repeated="5"/>
        </table:table-row>
        <table:table-row table:style-name="ro1">
          <table:table-cell table:formula="of:=[.A2926]+1" office:value-type="float" office:value="2919" calcext:value-type="float">
            <text:p>2919</text:p>
          </table:table-cell>
          <table:table-cell table:formula="of:=4*[.$D$3]*[.B2926]*(1-[.B2926])" office:value-type="float" office:value="0.0179252376781122" calcext:value-type="float">
            <text:p>0,017925237678112</text:p>
          </table:table-cell>
          <table:table-cell table:number-columns-repeated="5"/>
        </table:table-row>
        <table:table-row table:style-name="ro1">
          <table:table-cell table:formula="of:=[.A2927]+1" office:value-type="float" office:value="2920" calcext:value-type="float">
            <text:p>2920</text:p>
          </table:table-cell>
          <table:table-cell table:formula="of:=4*[.$D$3]*[.B2927]*(1-[.B2927])" office:value-type="float" office:value="0.0704156941291816" calcext:value-type="float">
            <text:p>0,070415694129182</text:p>
          </table:table-cell>
          <table:table-cell table:number-columns-repeated="5"/>
        </table:table-row>
        <table:table-row table:style-name="ro1">
          <table:table-cell table:formula="of:=[.A2928]+1" office:value-type="float" office:value="2921" calcext:value-type="float">
            <text:p>2921</text:p>
          </table:table-cell>
          <table:table-cell table:formula="of:=4*[.$D$3]*[.B2928]*(1-[.B2928])" office:value-type="float" office:value="0.261829296597949" calcext:value-type="float">
            <text:p>0,261829296597949</text:p>
          </table:table-cell>
          <table:table-cell table:number-columns-repeated="5"/>
        </table:table-row>
        <table:table-row table:style-name="ro1">
          <table:table-cell table:formula="of:=[.A2929]+1" office:value-type="float" office:value="2922" calcext:value-type="float">
            <text:p>2922</text:p>
          </table:table-cell>
          <table:table-cell table:formula="of:=4*[.$D$3]*[.B2929]*(1-[.B2929])" office:value-type="float" office:value="0.773098864163888" calcext:value-type="float">
            <text:p>0,773098864163888</text:p>
          </table:table-cell>
          <table:table-cell table:number-columns-repeated="5"/>
        </table:table-row>
        <table:table-row table:style-name="ro1">
          <table:table-cell table:formula="of:=[.A2930]+1" office:value-type="float" office:value="2923" calcext:value-type="float">
            <text:p>2923</text:p>
          </table:table-cell>
          <table:table-cell table:formula="of:=4*[.$D$3]*[.B2930]*(1-[.B2930])" office:value-type="float" office:value="0.701668041569576" calcext:value-type="float">
            <text:p>0,701668041569576</text:p>
          </table:table-cell>
          <table:table-cell table:number-columns-repeated="5"/>
        </table:table-row>
        <table:table-row table:style-name="ro1">
          <table:table-cell table:formula="of:=[.A2931]+1" office:value-type="float" office:value="2924" calcext:value-type="float">
            <text:p>2924</text:p>
          </table:table-cell>
          <table:table-cell table:formula="of:=4*[.$D$3]*[.B2931]*(1-[.B2931])" office:value-type="float" office:value="0.837320004037966" calcext:value-type="float">
            <text:p>0,837320004037966</text:p>
          </table:table-cell>
          <table:table-cell table:number-columns-repeated="5"/>
        </table:table-row>
        <table:table-row table:style-name="ro1">
          <table:table-cell table:formula="of:=[.A2932]+1" office:value-type="float" office:value="2925" calcext:value-type="float">
            <text:p>2925</text:p>
          </table:table-cell>
          <table:table-cell table:formula="of:=4*[.$D$3]*[.B2932]*(1-[.B2932])" office:value-type="float" office:value="0.544860859503305" calcext:value-type="float">
            <text:p>0,544860859503305</text:p>
          </table:table-cell>
          <table:table-cell table:number-columns-repeated="5"/>
        </table:table-row>
        <table:table-row table:style-name="ro1">
          <table:table-cell table:formula="of:=[.A2933]+1" office:value-type="float" office:value="2926" calcext:value-type="float">
            <text:p>2926</text:p>
          </table:table-cell>
          <table:table-cell table:formula="of:=4*[.$D$3]*[.B2933]*(1-[.B2933])" office:value-type="float" office:value="0.991950013138499" calcext:value-type="float">
            <text:p>0,991950013138499</text:p>
          </table:table-cell>
          <table:table-cell table:number-columns-repeated="5"/>
        </table:table-row>
        <table:table-row table:style-name="ro1">
          <table:table-cell table:formula="of:=[.A2934]+1" office:value-type="float" office:value="2927" calcext:value-type="float">
            <text:p>2927</text:p>
          </table:table-cell>
          <table:table-cell table:formula="of:=4*[.$D$3]*[.B2934]*(1-[.B2934])" office:value-type="float" office:value="0.0319407382921237" calcext:value-type="float">
            <text:p>0,031940738292124</text:p>
          </table:table-cell>
          <table:table-cell table:number-columns-repeated="5"/>
        </table:table-row>
        <table:table-row table:style-name="ro1">
          <table:table-cell table:formula="of:=[.A2935]+1" office:value-type="float" office:value="2928" calcext:value-type="float">
            <text:p>2928</text:p>
          </table:table-cell>
          <table:table-cell table:formula="of:=4*[.$D$3]*[.B2935]*(1-[.B2935])" office:value-type="float" office:value="0.123682110117911" calcext:value-type="float">
            <text:p>0,123682110117911</text:p>
          </table:table-cell>
          <table:table-cell table:number-columns-repeated="5"/>
        </table:table-row>
        <table:table-row table:style-name="ro1">
          <table:table-cell table:formula="of:=[.A2936]+1" office:value-type="float" office:value="2929" calcext:value-type="float">
            <text:p>2929</text:p>
          </table:table-cell>
          <table:table-cell table:formula="of:=4*[.$D$3]*[.B2936]*(1-[.B2936])" office:value-type="float" office:value="0.433539383018768" calcext:value-type="float">
            <text:p>0,433539383018768</text:p>
          </table:table-cell>
          <table:table-cell table:number-columns-repeated="5"/>
        </table:table-row>
        <table:table-row table:style-name="ro1">
          <table:table-cell table:formula="of:=[.A2937]+1" office:value-type="float" office:value="2930" calcext:value-type="float">
            <text:p>2930</text:p>
          </table:table-cell>
          <table:table-cell table:formula="of:=4*[.$D$3]*[.B2937]*(1-[.B2937])" office:value-type="float" office:value="0.982331945561896" calcext:value-type="float">
            <text:p>0,982331945561896</text:p>
          </table:table-cell>
          <table:table-cell table:number-columns-repeated="5"/>
        </table:table-row>
        <table:table-row table:style-name="ro1">
          <table:table-cell table:formula="of:=[.A2938]+1" office:value-type="float" office:value="2931" calcext:value-type="float">
            <text:p>2931</text:p>
          </table:table-cell>
          <table:table-cell table:formula="of:=4*[.$D$3]*[.B2938]*(1-[.B2938])" office:value-type="float" office:value="0.0694235771619058" calcext:value-type="float">
            <text:p>0,069423577161906</text:p>
          </table:table-cell>
          <table:table-cell table:number-columns-repeated="5"/>
        </table:table-row>
        <table:table-row table:style-name="ro1">
          <table:table-cell table:formula="of:=[.A2939]+1" office:value-type="float" office:value="2932" calcext:value-type="float">
            <text:p>2932</text:p>
          </table:table-cell>
          <table:table-cell table:formula="of:=4*[.$D$3]*[.B2939]*(1-[.B2939])" office:value-type="float" office:value="0.258415776383803" calcext:value-type="float">
            <text:p>0,258415776383803</text:p>
          </table:table-cell>
          <table:table-cell table:number-columns-repeated="5"/>
        </table:table-row>
        <table:table-row table:style-name="ro1">
          <table:table-cell table:formula="of:=[.A2940]+1" office:value-type="float" office:value="2933" calcext:value-type="float">
            <text:p>2933</text:p>
          </table:table-cell>
          <table:table-cell table:formula="of:=4*[.$D$3]*[.B2940]*(1-[.B2940])" office:value-type="float" office:value="0.766548251599037" calcext:value-type="float">
            <text:p>0,766548251599037</text:p>
          </table:table-cell>
          <table:table-cell table:number-columns-repeated="5"/>
        </table:table-row>
        <table:table-row table:style-name="ro1">
          <table:table-cell table:formula="of:=[.A2941]+1" office:value-type="float" office:value="2934" calcext:value-type="float">
            <text:p>2934</text:p>
          </table:table-cell>
          <table:table-cell table:formula="of:=4*[.$D$3]*[.B2941]*(1-[.B2941])" office:value-type="float" office:value="0.715808118277986" calcext:value-type="float">
            <text:p>0,715808118277986</text:p>
          </table:table-cell>
          <table:table-cell table:number-columns-repeated="5"/>
        </table:table-row>
        <table:table-row table:style-name="ro1">
          <table:table-cell table:formula="of:=[.A2942]+1" office:value-type="float" office:value="2935" calcext:value-type="float">
            <text:p>2935</text:p>
          </table:table-cell>
          <table:table-cell table:formula="of:=4*[.$D$3]*[.B2942]*(1-[.B2942])" office:value-type="float" office:value="0.813707424341259" calcext:value-type="float">
            <text:p>0,813707424341259</text:p>
          </table:table-cell>
          <table:table-cell table:number-columns-repeated="5"/>
        </table:table-row>
        <table:table-row table:style-name="ro1">
          <table:table-cell table:formula="of:=[.A2943]+1" office:value-type="float" office:value="2936" calcext:value-type="float">
            <text:p>2936</text:p>
          </table:table-cell>
          <table:table-cell table:formula="of:=4*[.$D$3]*[.B2943]*(1-[.B2943])" office:value-type="float" office:value="0.606350607652693" calcext:value-type="float">
            <text:p>0,606350607652693</text:p>
          </table:table-cell>
          <table:table-cell table:number-columns-repeated="5"/>
        </table:table-row>
        <table:table-row table:style-name="ro1">
          <table:table-cell table:formula="of:=[.A2944]+1" office:value-type="float" office:value="2937" calcext:value-type="float">
            <text:p>2937</text:p>
          </table:table-cell>
          <table:table-cell table:formula="of:=4*[.$D$3]*[.B2944]*(1-[.B2944])" office:value-type="float" office:value="0.954758193007612" calcext:value-type="float">
            <text:p>0,954758193007612</text:p>
          </table:table-cell>
          <table:table-cell table:number-columns-repeated="5"/>
        </table:table-row>
        <table:table-row table:style-name="ro1">
          <table:table-cell table:formula="of:=[.A2945]+1" office:value-type="float" office:value="2938" calcext:value-type="float">
            <text:p>2938</text:p>
          </table:table-cell>
          <table:table-cell table:formula="of:=4*[.$D$3]*[.B2945]*(1-[.B2945])" office:value-type="float" office:value="0.172779943569808" calcext:value-type="float">
            <text:p>0,172779943569808</text:p>
          </table:table-cell>
          <table:table-cell table:number-columns-repeated="5"/>
        </table:table-row>
        <table:table-row table:style-name="ro1">
          <table:table-cell table:formula="of:=[.A2946]+1" office:value-type="float" office:value="2939" calcext:value-type="float">
            <text:p>2939</text:p>
          </table:table-cell>
          <table:table-cell table:formula="of:=4*[.$D$3]*[.B2946]*(1-[.B2946])" office:value-type="float" office:value="0.571708138679287" calcext:value-type="float">
            <text:p>0,571708138679287</text:p>
          </table:table-cell>
          <table:table-cell table:number-columns-repeated="5"/>
        </table:table-row>
        <table:table-row table:style-name="ro1">
          <table:table-cell table:formula="of:=[.A2947]+1" office:value-type="float" office:value="2940" calcext:value-type="float">
            <text:p>2940</text:p>
          </table:table-cell>
          <table:table-cell table:formula="of:=4*[.$D$3]*[.B2947]*(1-[.B2947])" office:value-type="float" office:value="0.979431771388609" calcext:value-type="float">
            <text:p>0,979431771388609</text:p>
          </table:table-cell>
          <table:table-cell table:number-columns-repeated="5"/>
        </table:table-row>
        <table:table-row table:style-name="ro1">
          <table:table-cell table:formula="of:=[.A2948]+1" office:value-type="float" office:value="2941" calcext:value-type="float">
            <text:p>2941</text:p>
          </table:table-cell>
          <table:table-cell table:formula="of:=4*[.$D$3]*[.B2948]*(1-[.B2948])" office:value-type="float" office:value="0.0805807063327238" calcext:value-type="float">
            <text:p>0,080580706332724</text:p>
          </table:table-cell>
          <table:table-cell table:number-columns-repeated="5"/>
        </table:table-row>
        <table:table-row table:style-name="ro1">
          <table:table-cell table:formula="of:=[.A2949]+1" office:value-type="float" office:value="2942" calcext:value-type="float">
            <text:p>2942</text:p>
          </table:table-cell>
          <table:table-cell table:formula="of:=4*[.$D$3]*[.B2949]*(1-[.B2949])" office:value-type="float" office:value="0.296349824398572" calcext:value-type="float">
            <text:p>0,296349824398572</text:p>
          </table:table-cell>
          <table:table-cell table:number-columns-repeated="5"/>
        </table:table-row>
        <table:table-row table:style-name="ro1">
          <table:table-cell table:formula="of:=[.A2950]+1" office:value-type="float" office:value="2943" calcext:value-type="float">
            <text:p>2943</text:p>
          </table:table-cell>
          <table:table-cell table:formula="of:=4*[.$D$3]*[.B2950]*(1-[.B2950])" office:value-type="float" office:value="0.834106423910031" calcext:value-type="float">
            <text:p>0,834106423910031</text:p>
          </table:table-cell>
          <table:table-cell table:number-columns-repeated="5"/>
        </table:table-row>
        <table:table-row table:style-name="ro1">
          <table:table-cell table:formula="of:=[.A2951]+1" office:value-type="float" office:value="2944" calcext:value-type="float">
            <text:p>2944</text:p>
          </table:table-cell>
          <table:table-cell table:formula="of:=4*[.$D$3]*[.B2951]*(1-[.B2951])" office:value-type="float" office:value="0.553491590008203" calcext:value-type="float">
            <text:p>0,553491590008203</text:p>
          </table:table-cell>
          <table:table-cell table:number-columns-repeated="5"/>
        </table:table-row>
        <table:table-row table:style-name="ro1">
          <table:table-cell table:formula="of:=[.A2952]+1" office:value-type="float" office:value="2945" calcext:value-type="float">
            <text:p>2945</text:p>
          </table:table-cell>
          <table:table-cell table:formula="of:=4*[.$D$3]*[.B2952]*(1-[.B2952])" office:value-type="float" office:value="0.988554599193577" calcext:value-type="float">
            <text:p>0,988554599193577</text:p>
          </table:table-cell>
          <table:table-cell table:number-columns-repeated="5"/>
        </table:table-row>
        <table:table-row table:style-name="ro1">
          <table:table-cell table:formula="of:=[.A2953]+1" office:value-type="float" office:value="2946" calcext:value-type="float">
            <text:p>2946</text:p>
          </table:table-cell>
          <table:table-cell table:formula="of:=4*[.$D$3]*[.B2953]*(1-[.B2953])" office:value-type="float" office:value="0.0452576144272128" calcext:value-type="float">
            <text:p>0,045257614427213</text:p>
          </table:table-cell>
          <table:table-cell table:number-columns-repeated="5"/>
        </table:table-row>
        <table:table-row table:style-name="ro1">
          <table:table-cell table:formula="of:=[.A2954]+1" office:value-type="float" office:value="2947" calcext:value-type="float">
            <text:p>2947</text:p>
          </table:table-cell>
          <table:table-cell table:formula="of:=4*[.$D$3]*[.B2954]*(1-[.B2954])" office:value-type="float" office:value="0.172837451054282" calcext:value-type="float">
            <text:p>0,172837451054282</text:p>
          </table:table-cell>
          <table:table-cell table:number-columns-repeated="5"/>
        </table:table-row>
        <table:table-row table:style-name="ro1">
          <table:table-cell table:formula="of:=[.A2955]+1" office:value-type="float" office:value="2948" calcext:value-type="float">
            <text:p>2948</text:p>
          </table:table-cell>
          <table:table-cell table:formula="of:=4*[.$D$3]*[.B2955]*(1-[.B2955])" office:value-type="float" office:value="0.571858666269363" calcext:value-type="float">
            <text:p>0,571858666269363</text:p>
          </table:table-cell>
          <table:table-cell table:number-columns-repeated="5"/>
        </table:table-row>
        <table:table-row table:style-name="ro1">
          <table:table-cell table:formula="of:=[.A2956]+1" office:value-type="float" office:value="2949" calcext:value-type="float">
            <text:p>2949</text:p>
          </table:table-cell>
          <table:table-cell table:formula="of:=4*[.$D$3]*[.B2956]*(1-[.B2956])" office:value-type="float" office:value="0.979345328327953" calcext:value-type="float">
            <text:p>0,979345328327953</text:p>
          </table:table-cell>
          <table:table-cell table:number-columns-repeated="5"/>
        </table:table-row>
        <table:table-row table:style-name="ro1">
          <table:table-cell table:formula="of:=[.A2957]+1" office:value-type="float" office:value="2950" calcext:value-type="float">
            <text:p>2950</text:p>
          </table:table-cell>
          <table:table-cell table:formula="of:=4*[.$D$3]*[.B2957]*(1-[.B2957])" office:value-type="float" office:value="0.0809122248406671" calcext:value-type="float">
            <text:p>0,080912224840667</text:p>
          </table:table-cell>
          <table:table-cell table:number-columns-repeated="5"/>
        </table:table-row>
        <table:table-row table:style-name="ro1">
          <table:table-cell table:formula="of:=[.A2958]+1" office:value-type="float" office:value="2951" calcext:value-type="float">
            <text:p>2951</text:p>
          </table:table-cell>
          <table:table-cell table:formula="of:=4*[.$D$3]*[.B2958]*(1-[.B2958])" office:value-type="float" office:value="0.297461746848002" calcext:value-type="float">
            <text:p>0,297461746848002</text:p>
          </table:table-cell>
          <table:table-cell table:number-columns-repeated="5"/>
        </table:table-row>
        <table:table-row table:style-name="ro1">
          <table:table-cell table:formula="of:=[.A2959]+1" office:value-type="float" office:value="2952" calcext:value-type="float">
            <text:p>2952</text:p>
          </table:table-cell>
          <table:table-cell table:formula="of:=4*[.$D$3]*[.B2959]*(1-[.B2959])" office:value-type="float" office:value="0.835913024040548" calcext:value-type="float">
            <text:p>0,835913024040548</text:p>
          </table:table-cell>
          <table:table-cell table:number-columns-repeated="5"/>
        </table:table-row>
        <table:table-row table:style-name="ro1">
          <table:table-cell table:formula="of:=[.A2960]+1" office:value-type="float" office:value="2953" calcext:value-type="float">
            <text:p>2953</text:p>
          </table:table-cell>
          <table:table-cell table:formula="of:=4*[.$D$3]*[.B2960]*(1-[.B2960])" office:value-type="float" office:value="0.548649761119737" calcext:value-type="float">
            <text:p>0,548649761119737</text:p>
          </table:table-cell>
          <table:table-cell table:number-columns-repeated="5"/>
        </table:table-row>
        <table:table-row table:style-name="ro1">
          <table:table-cell table:formula="of:=[.A2961]+1" office:value-type="float" office:value="2954" calcext:value-type="float">
            <text:p>2954</text:p>
          </table:table-cell>
          <table:table-cell table:formula="of:=4*[.$D$3]*[.B2961]*(1-[.B2961])" office:value-type="float" office:value="0.99053280297197" calcext:value-type="float">
            <text:p>0,99053280297197</text:p>
          </table:table-cell>
          <table:table-cell table:number-columns-repeated="5"/>
        </table:table-row>
        <table:table-row table:style-name="ro1">
          <table:table-cell table:formula="of:=[.A2962]+1" office:value-type="float" office:value="2955" calcext:value-type="float">
            <text:p>2955</text:p>
          </table:table-cell>
          <table:table-cell table:formula="of:=4*[.$D$3]*[.B2962]*(1-[.B2962])" office:value-type="float" office:value="0.0375102768338486" calcext:value-type="float">
            <text:p>0,037510276833849</text:p>
          </table:table-cell>
          <table:table-cell table:number-columns-repeated="5"/>
        </table:table-row>
        <table:table-row table:style-name="ro1">
          <table:table-cell table:formula="of:=[.A2963]+1" office:value-type="float" office:value="2956" calcext:value-type="float">
            <text:p>2956</text:p>
          </table:table-cell>
          <table:table-cell table:formula="of:=4*[.$D$3]*[.B2963]*(1-[.B2963])" office:value-type="float" office:value="0.144413023862786" calcext:value-type="float">
            <text:p>0,144413023862786</text:p>
          </table:table-cell>
          <table:table-cell table:number-columns-repeated="5"/>
        </table:table-row>
        <table:table-row table:style-name="ro1">
          <table:table-cell table:formula="of:=[.A2964]+1" office:value-type="float" office:value="2957" calcext:value-type="float">
            <text:p>2957</text:p>
          </table:table-cell>
          <table:table-cell table:formula="of:=4*[.$D$3]*[.B2964]*(1-[.B2964])" office:value-type="float" office:value="0.494231609606371" calcext:value-type="float">
            <text:p>0,494231609606371</text:p>
          </table:table-cell>
          <table:table-cell table:number-columns-repeated="5"/>
        </table:table-row>
        <table:table-row table:style-name="ro1">
          <table:table-cell table:formula="of:=[.A2965]+1" office:value-type="float" office:value="2958" calcext:value-type="float">
            <text:p>2958</text:p>
          </table:table-cell>
          <table:table-cell table:formula="of:=4*[.$D$3]*[.B2965]*(1-[.B2965])" office:value-type="float" office:value="0.999866902689067" calcext:value-type="float">
            <text:p>0,999866902689067</text:p>
          </table:table-cell>
          <table:table-cell table:number-columns-repeated="5"/>
        </table:table-row>
        <table:table-row table:style-name="ro1">
          <table:table-cell table:formula="of:=[.A2966]+1" office:value-type="float" office:value="2959" calcext:value-type="float">
            <text:p>2959</text:p>
          </table:table-cell>
          <table:table-cell table:formula="of:=4*[.$D$3]*[.B2966]*(1-[.B2966])" office:value-type="float" office:value="0.000532318384156734" calcext:value-type="float">
            <text:p>0,000532318384157</text:p>
          </table:table-cell>
          <table:table-cell table:number-columns-repeated="5"/>
        </table:table-row>
        <table:table-row table:style-name="ro1">
          <table:table-cell table:formula="of:=[.A2967]+1" office:value-type="float" office:value="2960" calcext:value-type="float">
            <text:p>2960</text:p>
          </table:table-cell>
          <table:table-cell table:formula="of:=4*[.$D$3]*[.B2967]*(1-[.B2967])" office:value-type="float" office:value="0.00212814008517849" calcext:value-type="float">
            <text:p>0,002128140085178</text:p>
          </table:table-cell>
          <table:table-cell table:number-columns-repeated="5"/>
        </table:table-row>
        <table:table-row table:style-name="ro1">
          <table:table-cell table:formula="of:=[.A2968]+1" office:value-type="float" office:value="2961" calcext:value-type="float">
            <text:p>2961</text:p>
          </table:table-cell>
          <table:table-cell table:formula="of:=4*[.$D$3]*[.B2968]*(1-[.B2968])" office:value-type="float" office:value="0.00849444441982538" calcext:value-type="float">
            <text:p>0,008494444419825</text:p>
          </table:table-cell>
          <table:table-cell table:number-columns-repeated="5"/>
        </table:table-row>
        <table:table-row table:style-name="ro1">
          <table:table-cell table:formula="of:=[.A2969]+1" office:value-type="float" office:value="2962" calcext:value-type="float">
            <text:p>2962</text:p>
          </table:table-cell>
          <table:table-cell table:formula="of:=4*[.$D$3]*[.B2969]*(1-[.B2969])" office:value-type="float" office:value="0.0336891553352955" calcext:value-type="float">
            <text:p>0,033689155335296</text:p>
          </table:table-cell>
          <table:table-cell table:number-columns-repeated="5"/>
        </table:table-row>
        <table:table-row table:style-name="ro1">
          <table:table-cell table:formula="of:=[.A2970]+1" office:value-type="float" office:value="2963" calcext:value-type="float">
            <text:p>2963</text:p>
          </table:table-cell>
          <table:table-cell table:formula="of:=4*[.$D$3]*[.B2970]*(1-[.B2970])" office:value-type="float" office:value="0.130216784592359" calcext:value-type="float">
            <text:p>0,130216784592359</text:p>
          </table:table-cell>
          <table:table-cell table:number-columns-repeated="5"/>
        </table:table-row>
        <table:table-row table:style-name="ro1">
          <table:table-cell table:formula="of:=[.A2971]+1" office:value-type="float" office:value="2964" calcext:value-type="float">
            <text:p>2964</text:p>
          </table:table-cell>
          <table:table-cell table:formula="of:=4*[.$D$3]*[.B2971]*(1-[.B2971])" office:value-type="float" office:value="0.453041494411146" calcext:value-type="float">
            <text:p>0,453041494411146</text:p>
          </table:table-cell>
          <table:table-cell table:number-columns-repeated="5"/>
        </table:table-row>
        <table:table-row table:style-name="ro1">
          <table:table-cell table:formula="of:=[.A2972]+1" office:value-type="float" office:value="2965" calcext:value-type="float">
            <text:p>2965</text:p>
          </table:table-cell>
          <table:table-cell table:formula="of:=4*[.$D$3]*[.B2972]*(1-[.B2972])" office:value-type="float" office:value="0.991179595011446" calcext:value-type="float">
            <text:p>0,991179595011446</text:p>
          </table:table-cell>
          <table:table-cell table:number-columns-repeated="5"/>
        </table:table-row>
        <table:table-row table:style-name="ro1">
          <table:table-cell table:formula="of:=[.A2973]+1" office:value-type="float" office:value="2966" calcext:value-type="float">
            <text:p>2966</text:p>
          </table:table-cell>
          <table:table-cell table:formula="of:=4*[.$D$3]*[.B2973]*(1-[.B2973])" office:value-type="float" office:value="0.0349704217775666" calcext:value-type="float">
            <text:p>0,034970421777567</text:p>
          </table:table-cell>
          <table:table-cell table:number-columns-repeated="5"/>
        </table:table-row>
        <table:table-row table:style-name="ro1">
          <table:table-cell table:formula="of:=[.A2974]+1" office:value-type="float" office:value="2967" calcext:value-type="float">
            <text:p>2967</text:p>
          </table:table-cell>
          <table:table-cell table:formula="of:=4*[.$D$3]*[.B2974]*(1-[.B2974])" office:value-type="float" office:value="0.134989965513063" calcext:value-type="float">
            <text:p>0,134989965513063</text:p>
          </table:table-cell>
          <table:table-cell table:number-columns-repeated="5"/>
        </table:table-row>
        <table:table-row table:style-name="ro1">
          <table:table-cell table:formula="of:=[.A2975]+1" office:value-type="float" office:value="2968" calcext:value-type="float">
            <text:p>2968</text:p>
          </table:table-cell>
          <table:table-cell table:formula="of:=4*[.$D$3]*[.B2975]*(1-[.B2975])" office:value-type="float" office:value="0.467070698895379" calcext:value-type="float">
            <text:p>0,467070698895379</text:p>
          </table:table-cell>
          <table:table-cell table:number-columns-repeated="5"/>
        </table:table-row>
        <table:table-row table:style-name="ro1">
          <table:table-cell table:formula="of:=[.A2976]+1" office:value-type="float" office:value="2969" calcext:value-type="float">
            <text:p>2969</text:p>
          </table:table-cell>
          <table:table-cell table:formula="of:=4*[.$D$3]*[.B2976]*(1-[.B2976])" office:value-type="float" office:value="0.995662644515045" calcext:value-type="float">
            <text:p>0,995662644515045</text:p>
          </table:table-cell>
          <table:table-cell table:number-columns-repeated="5"/>
        </table:table-row>
        <table:table-row table:style-name="ro1">
          <table:table-cell table:formula="of:=[.A2977]+1" office:value-type="float" office:value="2970" calcext:value-type="float">
            <text:p>2970</text:p>
          </table:table-cell>
          <table:table-cell table:formula="of:=4*[.$D$3]*[.B2977]*(1-[.B2977])" office:value-type="float" office:value="0.0172741713294092" calcext:value-type="float">
            <text:p>0,017274171329409</text:p>
          </table:table-cell>
          <table:table-cell table:number-columns-repeated="5"/>
        </table:table-row>
        <table:table-row table:style-name="ro1">
          <table:table-cell table:formula="of:=[.A2978]+1" office:value-type="float" office:value="2971" calcext:value-type="float">
            <text:p>2971</text:p>
          </table:table-cell>
          <table:table-cell table:formula="of:=4*[.$D$3]*[.B2978]*(1-[.B2978])" office:value-type="float" office:value="0.0679030973371657" calcext:value-type="float">
            <text:p>0,067903097337166</text:p>
          </table:table-cell>
          <table:table-cell table:number-columns-repeated="5"/>
        </table:table-row>
        <table:table-row table:style-name="ro1">
          <table:table-cell table:formula="of:=[.A2979]+1" office:value-type="float" office:value="2972" calcext:value-type="float">
            <text:p>2972</text:p>
          </table:table-cell>
          <table:table-cell table:formula="of:=4*[.$D$3]*[.B2979]*(1-[.B2979])" office:value-type="float" office:value="0.25316906683674" calcext:value-type="float">
            <text:p>0,25316906683674</text:p>
          </table:table-cell>
          <table:table-cell table:number-columns-repeated="5"/>
        </table:table-row>
        <table:table-row table:style-name="ro1">
          <table:table-cell table:formula="of:=[.A2980]+1" office:value-type="float" office:value="2973" calcext:value-type="float">
            <text:p>2973</text:p>
          </table:table-cell>
          <table:table-cell table:formula="of:=4*[.$D$3]*[.B2980]*(1-[.B2980])" office:value-type="float" office:value="0.756297961735018" calcext:value-type="float">
            <text:p>0,756297961735018</text:p>
          </table:table-cell>
          <table:table-cell table:number-columns-repeated="5"/>
        </table:table-row>
        <table:table-row table:style-name="ro1">
          <table:table-cell table:formula="of:=[.A2981]+1" office:value-type="float" office:value="2974" calcext:value-type="float">
            <text:p>2974</text:p>
          </table:table-cell>
          <table:table-cell table:formula="of:=4*[.$D$3]*[.B2981]*(1-[.B2981])" office:value-type="float" office:value="0.737245419241901" calcext:value-type="float">
            <text:p>0,737245419241901</text:p>
          </table:table-cell>
          <table:table-cell table:number-columns-repeated="5"/>
        </table:table-row>
        <table:table-row table:style-name="ro1">
          <table:table-cell table:formula="of:=[.A2982]+1" office:value-type="float" office:value="2975" calcext:value-type="float">
            <text:p>2975</text:p>
          </table:table-cell>
          <table:table-cell table:formula="of:=4*[.$D$3]*[.B2982]*(1-[.B2982])" office:value-type="float" office:value="0.774858444194938" calcext:value-type="float">
            <text:p>0,774858444194938</text:p>
          </table:table-cell>
          <table:table-cell table:number-columns-repeated="5"/>
        </table:table-row>
        <table:table-row table:style-name="ro1">
          <table:table-cell table:formula="of:=[.A2983]+1" office:value-type="float" office:value="2976" calcext:value-type="float">
            <text:p>2976</text:p>
          </table:table-cell>
          <table:table-cell table:formula="of:=4*[.$D$3]*[.B2983]*(1-[.B2983])" office:value-type="float" office:value="0.697811342618952" calcext:value-type="float">
            <text:p>0,697811342618952</text:p>
          </table:table-cell>
          <table:table-cell table:number-columns-repeated="5"/>
        </table:table-row>
        <table:table-row table:style-name="ro1">
          <table:table-cell table:formula="of:=[.A2984]+1" office:value-type="float" office:value="2977" calcext:value-type="float">
            <text:p>2977</text:p>
          </table:table-cell>
          <table:table-cell table:formula="of:=4*[.$D$3]*[.B2984]*(1-[.B2984])" office:value-type="float" office:value="0.84348269092515" calcext:value-type="float">
            <text:p>0,84348269092515</text:p>
          </table:table-cell>
          <table:table-cell table:number-columns-repeated="5"/>
        </table:table-row>
        <table:table-row table:style-name="ro1">
          <table:table-cell table:formula="of:=[.A2985]+1" office:value-type="float" office:value="2978" calcext:value-type="float">
            <text:p>2978</text:p>
          </table:table-cell>
          <table:table-cell table:formula="of:=4*[.$D$3]*[.B2985]*(1-[.B2985])" office:value-type="float" office:value="0.52807856413927" calcext:value-type="float">
            <text:p>0,52807856413927</text:p>
          </table:table-cell>
          <table:table-cell table:number-columns-repeated="5"/>
        </table:table-row>
        <table:table-row table:style-name="ro1">
          <table:table-cell table:formula="of:=[.A2986]+1" office:value-type="float" office:value="2979" calcext:value-type="float">
            <text:p>2979</text:p>
          </table:table-cell>
          <table:table-cell table:formula="of:=4*[.$D$3]*[.B2986]*(1-[.B2986])" office:value-type="float" office:value="0.996846376943508" calcext:value-type="float">
            <text:p>0,996846376943508</text:p>
          </table:table-cell>
          <table:table-cell table:number-columns-repeated="5"/>
        </table:table-row>
        <table:table-row table:style-name="ro1">
          <table:table-cell table:formula="of:=[.A2987]+1" office:value-type="float" office:value="2980" calcext:value-type="float">
            <text:p>2980</text:p>
          </table:table-cell>
          <table:table-cell table:formula="of:=4*[.$D$3]*[.B2987]*(1-[.B2987])" office:value-type="float" office:value="0.0125747108724401" calcext:value-type="float">
            <text:p>0,01257471087244</text:p>
          </table:table-cell>
          <table:table-cell table:number-columns-repeated="5"/>
        </table:table-row>
        <table:table-row table:style-name="ro1">
          <table:table-cell table:formula="of:=[.A2988]+1" office:value-type="float" office:value="2981" calcext:value-type="float">
            <text:p>2981</text:p>
          </table:table-cell>
          <table:table-cell table:formula="of:=4*[.$D$3]*[.B2988]*(1-[.B2988])" office:value-type="float" office:value="0.0496663500756586" calcext:value-type="float">
            <text:p>0,049666350075659</text:p>
          </table:table-cell>
          <table:table-cell table:number-columns-repeated="5"/>
        </table:table-row>
        <table:table-row table:style-name="ro1">
          <table:table-cell table:formula="of:=[.A2989]+1" office:value-type="float" office:value="2982" calcext:value-type="float">
            <text:p>2982</text:p>
          </table:table-cell>
          <table:table-cell table:formula="of:=4*[.$D$3]*[.B2989]*(1-[.B2989])" office:value-type="float" office:value="0.188798414983283" calcext:value-type="float">
            <text:p>0,188798414983283</text:p>
          </table:table-cell>
          <table:table-cell table:number-columns-repeated="5"/>
        </table:table-row>
        <table:table-row table:style-name="ro1">
          <table:table-cell table:formula="of:=[.A2990]+1" office:value-type="float" office:value="2983" calcext:value-type="float">
            <text:p>2983</text:p>
          </table:table-cell>
          <table:table-cell table:formula="of:=4*[.$D$3]*[.B2990]*(1-[.B2990])" office:value-type="float" office:value="0.612614293932332" calcext:value-type="float">
            <text:p>0,612614293932332</text:p>
          </table:table-cell>
          <table:table-cell table:number-columns-repeated="5"/>
        </table:table-row>
        <table:table-row table:style-name="ro1">
          <table:table-cell table:formula="of:=[.A2991]+1" office:value-type="float" office:value="2984" calcext:value-type="float">
            <text:p>2984</text:p>
          </table:table-cell>
          <table:table-cell table:formula="of:=4*[.$D$3]*[.B2991]*(1-[.B2991])" office:value-type="float" office:value="0.949272083208489" calcext:value-type="float">
            <text:p>0,949272083208489</text:p>
          </table:table-cell>
          <table:table-cell table:number-columns-repeated="5"/>
        </table:table-row>
        <table:table-row table:style-name="ro1">
          <table:table-cell table:formula="of:=[.A2992]+1" office:value-type="float" office:value="2985" calcext:value-type="float">
            <text:p>2985</text:p>
          </table:table-cell>
          <table:table-cell table:formula="of:=4*[.$D$3]*[.B2992]*(1-[.B2992])" office:value-type="float" office:value="0.192618380998018" calcext:value-type="float">
            <text:p>0,192618380998018</text:p>
          </table:table-cell>
          <table:table-cell table:number-columns-repeated="5"/>
        </table:table-row>
        <table:table-row table:style-name="ro1">
          <table:table-cell table:formula="of:=[.A2993]+1" office:value-type="float" office:value="2986" calcext:value-type="float">
            <text:p>2986</text:p>
          </table:table-cell>
          <table:table-cell table:formula="of:=4*[.$D$3]*[.B2993]*(1-[.B2993])" office:value-type="float" office:value="0.622066161198881" calcext:value-type="float">
            <text:p>0,622066161198881</text:p>
          </table:table-cell>
          <table:table-cell table:number-columns-repeated="5"/>
        </table:table-row>
        <table:table-row table:style-name="ro1">
          <table:table-cell table:formula="of:=[.A2994]+1" office:value-type="float" office:value="2987" calcext:value-type="float">
            <text:p>2987</text:p>
          </table:table-cell>
          <table:table-cell table:formula="of:=4*[.$D$3]*[.B2994]*(1-[.B2994])" office:value-type="float" office:value="0.940399409160675" calcext:value-type="float">
            <text:p>0,940399409160675</text:p>
          </table:table-cell>
          <table:table-cell table:number-columns-repeated="5"/>
        </table:table-row>
        <table:table-row table:style-name="ro1">
          <table:table-cell table:formula="of:=[.A2995]+1" office:value-type="float" office:value="2988" calcext:value-type="float">
            <text:p>2988</text:p>
          </table:table-cell>
          <table:table-cell table:formula="of:=4*[.$D$3]*[.B2995]*(1-[.B2995])" office:value-type="float" office:value="0.224193441643713" calcext:value-type="float">
            <text:p>0,224193441643713</text:p>
          </table:table-cell>
          <table:table-cell table:number-columns-repeated="5"/>
        </table:table-row>
        <table:table-row table:style-name="ro1">
          <table:table-cell table:formula="of:=[.A2996]+1" office:value-type="float" office:value="2989" calcext:value-type="float">
            <text:p>2989</text:p>
          </table:table-cell>
          <table:table-cell table:formula="of:=4*[.$D$3]*[.B2996]*(1-[.B2996])" office:value-type="float" office:value="0.69572296947064" calcext:value-type="float">
            <text:p>0,69572296947064</text:p>
          </table:table-cell>
          <table:table-cell table:number-columns-repeated="5"/>
        </table:table-row>
        <table:table-row table:style-name="ro1">
          <table:table-cell table:formula="of:=[.A2997]+1" office:value-type="float" office:value="2990" calcext:value-type="float">
            <text:p>2990</text:p>
          </table:table-cell>
          <table:table-cell table:formula="of:=4*[.$D$3]*[.B2997]*(1-[.B2997])" office:value-type="float" office:value="0.84677007688638" calcext:value-type="float">
            <text:p>0,84677007688638</text:p>
          </table:table-cell>
          <table:table-cell table:number-columns-repeated="5"/>
        </table:table-row>
        <table:table-row table:style-name="ro1">
          <table:table-cell table:formula="of:=[.A2998]+1" office:value-type="float" office:value="2991" calcext:value-type="float">
            <text:p>2991</text:p>
          </table:table-cell>
          <table:table-cell table:formula="of:=4*[.$D$3]*[.B2998]*(1-[.B2998])" office:value-type="float" office:value="0.519002055104856" calcext:value-type="float">
            <text:p>0,519002055104856</text:p>
          </table:table-cell>
          <table:table-cell table:number-columns-repeated="5"/>
        </table:table-row>
        <table:table-row table:style-name="ro1">
          <table:table-cell table:formula="of:=[.A2999]+1" office:value-type="float" office:value="2992" calcext:value-type="float">
            <text:p>2992</text:p>
          </table:table-cell>
          <table:table-cell table:formula="of:=4*[.$D$3]*[.B2999]*(1-[.B2999])" office:value-type="float" office:value="0.998555687607168" calcext:value-type="float">
            <text:p>0,998555687607168</text:p>
          </table:table-cell>
          <table:table-cell table:number-columns-repeated="5"/>
        </table:table-row>
        <table:table-row table:style-name="ro1">
          <table:table-cell table:formula="of:=[.A3000]+1" office:value-type="float" office:value="2993" calcext:value-type="float">
            <text:p>2993</text:p>
          </table:table-cell>
          <table:table-cell table:formula="of:=4*[.$D$3]*[.B3000]*(1-[.B3000])" office:value-type="float" office:value="0.0057689054181754" calcext:value-type="float">
            <text:p>0,005768905418175</text:p>
          </table:table-cell>
          <table:table-cell table:number-columns-repeated="5"/>
        </table:table-row>
        <table:table-row table:style-name="ro1">
          <table:table-cell table:formula="of:=[.A3001]+1" office:value-type="float" office:value="2994" calcext:value-type="float">
            <text:p>2994</text:p>
          </table:table-cell>
          <table:table-cell table:formula="of:=4*[.$D$3]*[.B3001]*(1-[.B3001])" office:value-type="float" office:value="0.0229425005938062" calcext:value-type="float">
            <text:p>0,022942500593806</text:p>
          </table:table-cell>
          <table:table-cell table:number-columns-repeated="5"/>
        </table:table-row>
        <table:table-row table:style-name="ro1">
          <table:table-cell table:formula="of:=[.A3002]+1" office:value-type="float" office:value="2995" calcext:value-type="float">
            <text:p>2995</text:p>
          </table:table-cell>
          <table:table-cell table:formula="of:=4*[.$D$3]*[.B3002]*(1-[.B3002])" office:value-type="float" office:value="0.0896645690412375" calcext:value-type="float">
            <text:p>0,089664569041238</text:p>
          </table:table-cell>
          <table:table-cell table:number-columns-repeated="5"/>
        </table:table-row>
        <table:table-row table:style-name="ro1">
          <table:table-cell table:formula="of:=[.A3003]+1" office:value-type="float" office:value="2996" calcext:value-type="float">
            <text:p>2996</text:p>
          </table:table-cell>
          <table:table-cell table:formula="of:=4*[.$D$3]*[.B3003]*(1-[.B3003])" office:value-type="float" office:value="0.326499336399547" calcext:value-type="float">
            <text:p>0,326499336399547</text:p>
          </table:table-cell>
          <table:table-cell table:number-columns-repeated="5"/>
        </table:table-row>
        <table:table-row table:style-name="ro1">
          <table:table-cell table:formula="of:=[.A3004]+1" office:value-type="float" office:value="2997" calcext:value-type="float">
            <text:p>2997</text:p>
          </table:table-cell>
          <table:table-cell table:formula="of:=4*[.$D$3]*[.B3004]*(1-[.B3004])" office:value-type="float" office:value="0.879590078920809" calcext:value-type="float">
            <text:p>0,879590078920809</text:p>
          </table:table-cell>
          <table:table-cell table:number-columns-repeated="5"/>
        </table:table-row>
        <table:table-row table:style-name="ro1">
          <table:table-cell table:formula="of:=[.A3005]+1" office:value-type="float" office:value="2998" calcext:value-type="float">
            <text:p>2998</text:p>
          </table:table-cell>
          <table:table-cell table:formula="of:=4*[.$D$3]*[.B3005]*(1-[.B3005])" office:value-type="float" office:value="0.423645487939575" calcext:value-type="float">
            <text:p>0,423645487939575</text:p>
          </table:table-cell>
          <table:table-cell table:number-columns-repeated="5"/>
        </table:table-row>
        <table:table-row table:style-name="ro1">
          <table:table-cell table:formula="of:=[.A3006]+1" office:value-type="float" office:value="2999" calcext:value-type="float">
            <text:p>2999</text:p>
          </table:table-cell>
          <table:table-cell table:formula="of:=4*[.$D$3]*[.B3006]*(1-[.B3006])" office:value-type="float" office:value="0.976679953952058" calcext:value-type="float">
            <text:p>0,976679953952058</text:p>
          </table:table-cell>
          <table:table-cell table:number-columns-repeated="5"/>
        </table:table-row>
        <table:table-row table:style-name="ro1">
          <table:table-cell table:formula="of:=[.A3007]+1" office:value-type="float" office:value="3000" calcext:value-type="float">
            <text:p>3000</text:p>
          </table:table-cell>
          <table:table-cell table:formula="of:=4*[.$D$3]*[.B3007]*(1-[.B3007])" office:value-type="float" office:value="0.0911048860010568" calcext:value-type="float">
            <text:p>0,091104886001057</text:p>
          </table:table-cell>
          <table:table-cell table:number-columns-repeated="5"/>
        </table:table-row>
        <table:table-row table:style-name="ro1">
          <table:table-cell table:formula="of:=[.A3008]+1" office:value-type="float" office:value="3001" calcext:value-type="float">
            <text:p>3001</text:p>
          </table:table-cell>
          <table:table-cell table:formula="of:=4*[.$D$3]*[.B3008]*(1-[.B3008])" office:value-type="float" office:value="0.331219142991165" calcext:value-type="float">
            <text:p>0,331219142991165</text:p>
          </table:table-cell>
          <table:table-cell table:number-columns-repeated="5"/>
        </table:table-row>
        <table:table-row table:style-name="ro1">
          <table:table-cell table:formula="of:=[.A3009]+1" office:value-type="float" office:value="3002" calcext:value-type="float">
            <text:p>3002</text:p>
          </table:table-cell>
          <table:table-cell table:formula="of:=4*[.$D$3]*[.B3009]*(1-[.B3009])" office:value-type="float" office:value="0.886052089229453" calcext:value-type="float">
            <text:p>0,886052089229453</text:p>
          </table:table-cell>
          <table:table-cell table:number-columns-repeated="5"/>
        </table:table-row>
        <table:table-row table:style-name="ro1">
          <table:table-cell table:formula="of:=[.A3010]+1" office:value-type="float" office:value="3003" calcext:value-type="float">
            <text:p>3003</text:p>
          </table:table-cell>
          <table:table-cell table:formula="of:=4*[.$D$3]*[.B3010]*(1-[.B3010])" office:value-type="float" office:value="0.403855137606298" calcext:value-type="float">
            <text:p>0,403855137606298</text:p>
          </table:table-cell>
          <table:table-cell table:number-columns-repeated="5"/>
        </table:table-row>
        <table:table-row table:style-name="ro1">
          <table:table-cell table:formula="of:=[.A3011]+1" office:value-type="float" office:value="3004" calcext:value-type="float">
            <text:p>3004</text:p>
          </table:table-cell>
          <table:table-cell table:formula="of:=4*[.$D$3]*[.B3011]*(1-[.B3011])" office:value-type="float" office:value="0.963024661741184" calcext:value-type="float">
            <text:p>0,963024661741184</text:p>
          </table:table-cell>
          <table:table-cell table:number-columns-repeated="5"/>
        </table:table-row>
        <table:table-row table:style-name="ro1">
          <table:table-cell table:formula="of:=[.A3012]+1" office:value-type="float" office:value="3005" calcext:value-type="float">
            <text:p>3005</text:p>
          </table:table-cell>
          <table:table-cell table:formula="of:=4*[.$D$3]*[.B3012]*(1-[.B3012])" office:value-type="float" office:value="0.142432650477847" calcext:value-type="float">
            <text:p>0,142432650477847</text:p>
          </table:table-cell>
          <table:table-cell table:number-columns-repeated="5"/>
        </table:table-row>
        <table:table-row table:style-name="ro1">
          <table:table-cell table:formula="of:=[.A3013]+1" office:value-type="float" office:value="3006" calcext:value-type="float">
            <text:p>3006</text:p>
          </table:table-cell>
          <table:table-cell table:formula="of:=4*[.$D$3]*[.B3013]*(1-[.B3013])" office:value-type="float" office:value="0.488582362222809" calcext:value-type="float">
            <text:p>0,488582362222809</text:p>
          </table:table-cell>
          <table:table-cell table:number-columns-repeated="5"/>
        </table:table-row>
        <table:table-row table:style-name="ro1">
          <table:table-cell table:formula="of:=[.A3014]+1" office:value-type="float" office:value="3007" calcext:value-type="float">
            <text:p>3007</text:p>
          </table:table-cell>
          <table:table-cell table:formula="of:=4*[.$D$3]*[.B3014]*(1-[.B3014])" office:value-type="float" office:value="0.999478550190355" calcext:value-type="float">
            <text:p>0,999478550190355</text:p>
          </table:table-cell>
          <table:table-cell table:number-columns-repeated="5"/>
        </table:table-row>
        <table:table-row table:style-name="ro1">
          <table:table-cell table:formula="of:=[.A3015]+1" office:value-type="float" office:value="3008" calcext:value-type="float">
            <text:p>3008</text:p>
          </table:table-cell>
          <table:table-cell table:formula="of:=4*[.$D$3]*[.B3015]*(1-[.B3015])" office:value-type="float" office:value="0.00208471159896219" calcext:value-type="float">
            <text:p>0,002084711598962</text:p>
          </table:table-cell>
          <table:table-cell table:number-columns-repeated="5"/>
        </table:table-row>
        <table:table-row table:style-name="ro1">
          <table:table-cell table:formula="of:=[.A3016]+1" office:value-type="float" office:value="3009" calcext:value-type="float">
            <text:p>3009</text:p>
          </table:table-cell>
          <table:table-cell table:formula="of:=4*[.$D$3]*[.B3016]*(1-[.B3016])" office:value-type="float" office:value="0.00832146230604536" calcext:value-type="float">
            <text:p>0,008321462306045</text:p>
          </table:table-cell>
          <table:table-cell table:number-columns-repeated="5"/>
        </table:table-row>
        <table:table-row table:style-name="ro1">
          <table:table-cell table:formula="of:=[.A3017]+1" office:value-type="float" office:value="3010" calcext:value-type="float">
            <text:p>3010</text:p>
          </table:table-cell>
          <table:table-cell table:formula="of:=4*[.$D$3]*[.B3017]*(1-[.B3017])" office:value-type="float" office:value="0.0330088622845377" calcext:value-type="float">
            <text:p>0,033008862284538</text:p>
          </table:table-cell>
          <table:table-cell table:number-columns-repeated="5"/>
        </table:table-row>
        <table:table-row table:style-name="ro1">
          <table:table-cell table:formula="of:=[.A3018]+1" office:value-type="float" office:value="3011" calcext:value-type="float">
            <text:p>3011</text:p>
          </table:table-cell>
          <table:table-cell table:formula="of:=4*[.$D$3]*[.B3018]*(1-[.B3018])" office:value-type="float" office:value="0.127677109180873" calcext:value-type="float">
            <text:p>0,127677109180873</text:p>
          </table:table-cell>
          <table:table-cell table:number-columns-repeated="5"/>
        </table:table-row>
        <table:table-row table:style-name="ro1">
          <table:table-cell table:formula="of:=[.A3019]+1" office:value-type="float" office:value="3012" calcext:value-type="float">
            <text:p>3012</text:p>
          </table:table-cell>
          <table:table-cell table:formula="of:=4*[.$D$3]*[.B3019]*(1-[.B3019])" office:value-type="float" office:value="0.445502659888352" calcext:value-type="float">
            <text:p>0,445502659888352</text:p>
          </table:table-cell>
          <table:table-cell table:number-columns-repeated="5"/>
        </table:table-row>
        <table:table-row table:style-name="ro1">
          <table:table-cell table:formula="of:=[.A3020]+1" office:value-type="float" office:value="3013" calcext:value-type="float">
            <text:p>3013</text:p>
          </table:table-cell>
          <table:table-cell table:formula="of:=4*[.$D$3]*[.B3020]*(1-[.B3020])" office:value-type="float" office:value="0.988120159683021" calcext:value-type="float">
            <text:p>0,988120159683021</text:p>
          </table:table-cell>
          <table:table-cell table:number-columns-repeated="5"/>
        </table:table-row>
        <table:table-row table:style-name="ro1">
          <table:table-cell table:formula="of:=[.A3021]+1" office:value-type="float" office:value="3014" calcext:value-type="float">
            <text:p>3014</text:p>
          </table:table-cell>
          <table:table-cell table:formula="of:=4*[.$D$3]*[.B3021]*(1-[.B3021])" office:value-type="float" office:value="0.0469548388440861" calcext:value-type="float">
            <text:p>0,046954838844086</text:p>
          </table:table-cell>
          <table:table-cell table:number-columns-repeated="5"/>
        </table:table-row>
        <table:table-row table:style-name="ro1">
          <table:table-cell table:formula="of:=[.A3022]+1" office:value-type="float" office:value="3015" calcext:value-type="float">
            <text:p>3015</text:p>
          </table:table-cell>
          <table:table-cell table:formula="of:=4*[.$D$3]*[.B3022]*(1-[.B3022])" office:value-type="float" office:value="0.179000327812848" calcext:value-type="float">
            <text:p>0,179000327812848</text:p>
          </table:table-cell>
          <table:table-cell table:number-columns-repeated="5"/>
        </table:table-row>
        <table:table-row table:style-name="ro1">
          <table:table-cell table:formula="of:=[.A3023]+1" office:value-type="float" office:value="3016" calcext:value-type="float">
            <text:p>3016</text:p>
          </table:table-cell>
          <table:table-cell table:formula="of:=4*[.$D$3]*[.B3023]*(1-[.B3023])" office:value-type="float" office:value="0.587836841822963" calcext:value-type="float">
            <text:p>0,587836841822963</text:p>
          </table:table-cell>
          <table:table-cell table:number-columns-repeated="5"/>
        </table:table-row>
        <table:table-row table:style-name="ro1">
          <table:table-cell table:formula="of:=[.A3024]+1" office:value-type="float" office:value="3017" calcext:value-type="float">
            <text:p>3017</text:p>
          </table:table-cell>
          <table:table-cell table:formula="of:=4*[.$D$3]*[.B3024]*(1-[.B3024])" office:value-type="float" office:value="0.969138756874271" calcext:value-type="float">
            <text:p>0,969138756874271</text:p>
          </table:table-cell>
          <table:table-cell table:number-columns-repeated="5"/>
        </table:table-row>
        <table:table-row table:style-name="ro1">
          <table:table-cell table:formula="of:=[.A3025]+1" office:value-type="float" office:value="3018" calcext:value-type="float">
            <text:p>3018</text:p>
          </table:table-cell>
          <table:table-cell table:formula="of:=4*[.$D$3]*[.B3025]*(1-[.B3025])" office:value-type="float" office:value="0.119635307193855" calcext:value-type="float">
            <text:p>0,119635307193855</text:p>
          </table:table-cell>
          <table:table-cell table:number-columns-repeated="5"/>
        </table:table-row>
        <table:table-row table:style-name="ro1">
          <table:table-cell table:formula="of:=[.A3026]+1" office:value-type="float" office:value="3019" calcext:value-type="float">
            <text:p>3019</text:p>
          </table:table-cell>
          <table:table-cell table:formula="of:=4*[.$D$3]*[.B3026]*(1-[.B3026])" office:value-type="float" office:value="0.421290801865948" calcext:value-type="float">
            <text:p>0,421290801865948</text:p>
          </table:table-cell>
          <table:table-cell table:number-columns-repeated="5"/>
        </table:table-row>
        <table:table-row table:style-name="ro1">
          <table:table-cell table:formula="of:=[.A3027]+1" office:value-type="float" office:value="3020" calcext:value-type="float">
            <text:p>3020</text:p>
          </table:table-cell>
          <table:table-cell table:formula="of:=4*[.$D$3]*[.B3027]*(1-[.B3027])" office:value-type="float" office:value="0.975219448516378" calcext:value-type="float">
            <text:p>0,975219448516378</text:p>
          </table:table-cell>
          <table:table-cell table:number-columns-repeated="5"/>
        </table:table-row>
        <table:table-row table:style-name="ro1">
          <table:table-cell table:formula="of:=[.A3028]+1" office:value-type="float" office:value="3021" calcext:value-type="float">
            <text:p>3021</text:p>
          </table:table-cell>
          <table:table-cell table:formula="of:=4*[.$D$3]*[.B3028]*(1-[.B3028])" office:value-type="float" office:value="0.0966659030071579" calcext:value-type="float">
            <text:p>0,096665903007158</text:p>
          </table:table-cell>
          <table:table-cell table:number-columns-repeated="5"/>
        </table:table-row>
        <table:table-row table:style-name="ro1">
          <table:table-cell table:formula="of:=[.A3029]+1" office:value-type="float" office:value="3022" calcext:value-type="float">
            <text:p>3022</text:p>
          </table:table-cell>
          <table:table-cell table:formula="of:=4*[.$D$3]*[.B3029]*(1-[.B3029])" office:value-type="float" office:value="0.349286424811874" calcext:value-type="float">
            <text:p>0,349286424811874</text:p>
          </table:table-cell>
          <table:table-cell table:number-columns-repeated="5"/>
        </table:table-row>
        <table:table-row table:style-name="ro1">
          <table:table-cell table:formula="of:=[.A3030]+1" office:value-type="float" office:value="3023" calcext:value-type="float">
            <text:p>3023</text:p>
          </table:table-cell>
          <table:table-cell table:formula="of:=4*[.$D$3]*[.B3030]*(1-[.B3030])" office:value-type="float" office:value="0.909141673016053" calcext:value-type="float">
            <text:p>0,909141673016053</text:p>
          </table:table-cell>
          <table:table-cell table:number-columns-repeated="5"/>
        </table:table-row>
        <table:table-row table:style-name="ro1">
          <table:table-cell table:formula="of:=[.A3031]+1" office:value-type="float" office:value="3024" calcext:value-type="float">
            <text:p>3024</text:p>
          </table:table-cell>
          <table:table-cell table:formula="of:=4*[.$D$3]*[.B3031]*(1-[.B3031])" office:value-type="float" office:value="0.330412365606501" calcext:value-type="float">
            <text:p>0,330412365606501</text:p>
          </table:table-cell>
          <table:table-cell table:number-columns-repeated="5"/>
        </table:table-row>
        <table:table-row table:style-name="ro1">
          <table:table-cell table:formula="of:=[.A3032]+1" office:value-type="float" office:value="3025" calcext:value-type="float">
            <text:p>3025</text:p>
          </table:table-cell>
          <table:table-cell table:formula="of:=4*[.$D$3]*[.B3032]*(1-[.B3032])" office:value-type="float" office:value="0.884960137043268" calcext:value-type="float">
            <text:p>0,884960137043268</text:p>
          </table:table-cell>
          <table:table-cell table:number-columns-repeated="5"/>
        </table:table-row>
        <table:table-row table:style-name="ro1">
          <table:table-cell table:formula="of:=[.A3033]+1" office:value-type="float" office:value="3026" calcext:value-type="float">
            <text:p>3026</text:p>
          </table:table-cell>
          <table:table-cell table:formula="of:=4*[.$D$3]*[.B3033]*(1-[.B3033])" office:value-type="float" office:value="0.407222771550514" calcext:value-type="float">
            <text:p>0,407222771550514</text:p>
          </table:table-cell>
          <table:table-cell table:number-columns-repeated="5"/>
        </table:table-row>
        <table:table-row table:style-name="ro1">
          <table:table-cell table:formula="of:=[.A3034]+1" office:value-type="float" office:value="3027" calcext:value-type="float">
            <text:p>3027</text:p>
          </table:table-cell>
          <table:table-cell table:formula="of:=4*[.$D$3]*[.B3034]*(1-[.B3034])" office:value-type="float" office:value="0.965569543524927" calcext:value-type="float">
            <text:p>0,965569543524927</text:p>
          </table:table-cell>
          <table:table-cell table:number-columns-repeated="5"/>
        </table:table-row>
        <table:table-row table:style-name="ro1">
          <table:table-cell table:formula="of:=[.A3035]+1" office:value-type="float" office:value="3028" calcext:value-type="float">
            <text:p>3028</text:p>
          </table:table-cell>
          <table:table-cell table:formula="of:=4*[.$D$3]*[.B3035]*(1-[.B3035])" office:value-type="float" office:value="0.132980000567963" calcext:value-type="float">
            <text:p>0,132980000567963</text:p>
          </table:table-cell>
          <table:table-cell table:number-columns-repeated="5"/>
        </table:table-row>
        <table:table-row table:style-name="ro1">
          <table:table-cell table:formula="of:=[.A3036]+1" office:value-type="float" office:value="3029" calcext:value-type="float">
            <text:p>3029</text:p>
          </table:table-cell>
          <table:table-cell table:formula="of:=4*[.$D$3]*[.B3036]*(1-[.B3036])" office:value-type="float" office:value="0.461185280067631" calcext:value-type="float">
            <text:p>0,461185280067631</text:p>
          </table:table-cell>
          <table:table-cell table:number-columns-repeated="5"/>
        </table:table-row>
        <table:table-row table:style-name="ro1">
          <table:table-cell table:formula="of:=[.A3037]+1" office:value-type="float" office:value="3030" calcext:value-type="float">
            <text:p>3030</text:p>
          </table:table-cell>
          <table:table-cell table:formula="of:=4*[.$D$3]*[.B3037]*(1-[.B3037])" office:value-type="float" office:value="0.993973670066287" calcext:value-type="float">
            <text:p>0,993973670066287</text:p>
          </table:table-cell>
          <table:table-cell table:number-columns-repeated="5"/>
        </table:table-row>
        <table:table-row table:style-name="ro1">
          <table:table-cell table:formula="of:=[.A3038]+1" office:value-type="float" office:value="3031" calcext:value-type="float">
            <text:p>3031</text:p>
          </table:table-cell>
          <table:table-cell table:formula="of:=4*[.$D$3]*[.B3038]*(1-[.B3038])" office:value-type="float" office:value="0.0239600531249717" calcext:value-type="float">
            <text:p>0,023960053124972</text:p>
          </table:table-cell>
          <table:table-cell table:number-columns-repeated="5"/>
        </table:table-row>
        <table:table-row table:style-name="ro1">
          <table:table-cell table:formula="of:=[.A3039]+1" office:value-type="float" office:value="3032" calcext:value-type="float">
            <text:p>3032</text:p>
          </table:table-cell>
          <table:table-cell table:formula="of:=4*[.$D$3]*[.B3039]*(1-[.B3039])" office:value-type="float" office:value="0.0935438759168808" calcext:value-type="float">
            <text:p>0,093543875916881</text:p>
          </table:table-cell>
          <table:table-cell table:number-columns-repeated="5"/>
        </table:table-row>
        <table:table-row table:style-name="ro1">
          <table:table-cell table:formula="of:=[.A3040]+1" office:value-type="float" office:value="3033" calcext:value-type="float">
            <text:p>3033</text:p>
          </table:table-cell>
          <table:table-cell table:formula="of:=4*[.$D$3]*[.B3040]*(1-[.B3040])" office:value-type="float" office:value="0.339173676781312" calcext:value-type="float">
            <text:p>0,339173676781312</text:p>
          </table:table-cell>
          <table:table-cell table:number-columns-repeated="5"/>
        </table:table-row>
        <table:table-row table:style-name="ro1">
          <table:table-cell table:formula="of:=[.A3041]+1" office:value-type="float" office:value="3034" calcext:value-type="float">
            <text:p>3034</text:p>
          </table:table-cell>
          <table:table-cell table:formula="of:=4*[.$D$3]*[.B3041]*(1-[.B3041])" office:value-type="float" office:value="0.896539575039833" calcext:value-type="float">
            <text:p>0,896539575039833</text:p>
          </table:table-cell>
          <table:table-cell table:number-columns-repeated="5"/>
        </table:table-row>
        <table:table-row table:style-name="ro1">
          <table:table-cell table:formula="of:=[.A3042]+1" office:value-type="float" office:value="3035" calcext:value-type="float">
            <text:p>3035</text:p>
          </table:table-cell>
          <table:table-cell table:formula="of:=4*[.$D$3]*[.B3042]*(1-[.B3042])" office:value-type="float" office:value="0.371025461708916" calcext:value-type="float">
            <text:p>0,371025461708916</text:p>
          </table:table-cell>
          <table:table-cell table:number-columns-repeated="5"/>
        </table:table-row>
        <table:table-row table:style-name="ro1">
          <table:table-cell table:formula="of:=[.A3043]+1" office:value-type="float" office:value="3036" calcext:value-type="float">
            <text:p>3036</text:p>
          </table:table-cell>
          <table:table-cell table:formula="of:=4*[.$D$3]*[.B3043]*(1-[.B3043])" office:value-type="float" office:value="0.933462273890406" calcext:value-type="float">
            <text:p>0,933462273890406</text:p>
          </table:table-cell>
          <table:table-cell table:number-columns-repeated="5"/>
        </table:table-row>
        <table:table-row table:style-name="ro1">
          <table:table-cell table:formula="of:=[.A3044]+1" office:value-type="float" office:value="3037" calcext:value-type="float">
            <text:p>3037</text:p>
          </table:table-cell>
          <table:table-cell table:formula="of:=4*[.$D$3]*[.B3044]*(1-[.B3044])" office:value-type="float" office:value="0.248441828455033" calcext:value-type="float">
            <text:p>0,248441828455033</text:p>
          </table:table-cell>
          <table:table-cell table:number-columns-repeated="5"/>
        </table:table-row>
        <table:table-row table:style-name="ro1">
          <table:table-cell table:formula="of:=[.A3045]+1" office:value-type="float" office:value="3038" calcext:value-type="float">
            <text:p>3038</text:p>
          </table:table-cell>
          <table:table-cell table:formula="of:=4*[.$D$3]*[.B3045]*(1-[.B3045])" office:value-type="float" office:value="0.746873945315811" calcext:value-type="float">
            <text:p>0,746873945315811</text:p>
          </table:table-cell>
          <table:table-cell table:number-columns-repeated="5"/>
        </table:table-row>
        <table:table-row table:style-name="ro1">
          <table:table-cell table:formula="of:=[.A3046]+1" office:value-type="float" office:value="3039" calcext:value-type="float">
            <text:p>3039</text:p>
          </table:table-cell>
          <table:table-cell table:formula="of:=4*[.$D$3]*[.B3046]*(1-[.B3046])" office:value-type="float" office:value="0.756213020496824" calcext:value-type="float">
            <text:p>0,756213020496824</text:p>
          </table:table-cell>
          <table:table-cell table:number-columns-repeated="5"/>
        </table:table-row>
        <table:table-row table:style-name="ro1">
          <table:table-cell table:formula="of:=[.A3047]+1" office:value-type="float" office:value="3040" calcext:value-type="float">
            <text:p>3040</text:p>
          </table:table-cell>
          <table:table-cell table:formula="of:=4*[.$D$3]*[.B3047]*(1-[.B3047])" office:value-type="float" office:value="0.737419552511576" calcext:value-type="float">
            <text:p>0,737419552511576</text:p>
          </table:table-cell>
          <table:table-cell table:number-columns-repeated="5"/>
        </table:table-row>
        <table:table-row table:style-name="ro1">
          <table:table-cell table:formula="of:=[.A3048]+1" office:value-type="float" office:value="3041" calcext:value-type="float">
            <text:p>3041</text:p>
          </table:table-cell>
          <table:table-cell table:formula="of:=4*[.$D$3]*[.B3048]*(1-[.B3048])" office:value-type="float" office:value="0.774527824340811" calcext:value-type="float">
            <text:p>0,774527824340811</text:p>
          </table:table-cell>
          <table:table-cell table:number-columns-repeated="5"/>
        </table:table-row>
        <table:table-row table:style-name="ro1">
          <table:table-cell table:formula="of:=[.A3049]+1" office:value-type="float" office:value="3042" calcext:value-type="float">
            <text:p>3042</text:p>
          </table:table-cell>
          <table:table-cell table:formula="of:=4*[.$D$3]*[.B3049]*(1-[.B3049])" office:value-type="float" office:value="0.698537894650802" calcext:value-type="float">
            <text:p>0,698537894650802</text:p>
          </table:table-cell>
          <table:table-cell table:number-columns-repeated="5"/>
        </table:table-row>
        <table:table-row table:style-name="ro1">
          <table:table-cell table:formula="of:=[.A3050]+1" office:value-type="float" office:value="3043" calcext:value-type="float">
            <text:p>3043</text:p>
          </table:table-cell>
          <table:table-cell table:formula="of:=4*[.$D$3]*[.B3050]*(1-[.B3050])" office:value-type="float" office:value="0.842330817550508" calcext:value-type="float">
            <text:p>0,842330817550508</text:p>
          </table:table-cell>
          <table:table-cell table:number-columns-repeated="5"/>
        </table:table-row>
        <table:table-row table:style-name="ro1">
          <table:table-cell table:formula="of:=[.A3051]+1" office:value-type="float" office:value="3044" calcext:value-type="float">
            <text:p>3044</text:p>
          </table:table-cell>
          <table:table-cell table:formula="of:=4*[.$D$3]*[.B3051]*(1-[.B3051])" office:value-type="float" office:value="0.531238445420804" calcext:value-type="float">
            <text:p>0,531238445420804</text:p>
          </table:table-cell>
          <table:table-cell table:number-columns-repeated="5"/>
        </table:table-row>
        <table:table-row table:style-name="ro1">
          <table:table-cell table:formula="of:=[.A3052]+1" office:value-type="float" office:value="3045" calcext:value-type="float">
            <text:p>3045</text:p>
          </table:table-cell>
          <table:table-cell table:formula="of:=4*[.$D$3]*[.B3052]*(1-[.B3052])" office:value-type="float" office:value="0.996096638110766" calcext:value-type="float">
            <text:p>0,996096638110766</text:p>
          </table:table-cell>
          <table:table-cell table:number-columns-repeated="5"/>
        </table:table-row>
        <table:table-row table:style-name="ro1">
          <table:table-cell table:formula="of:=[.A3053]+1" office:value-type="float" office:value="3046" calcext:value-type="float">
            <text:p>3046</text:p>
          </table:table-cell>
          <table:table-cell table:formula="of:=4*[.$D$3]*[.B3053]*(1-[.B3053])" office:value-type="float" office:value="0.0155525026207832" calcext:value-type="float">
            <text:p>0,015552502620783</text:p>
          </table:table-cell>
          <table:table-cell table:number-columns-repeated="5"/>
        </table:table-row>
        <table:table-row table:style-name="ro1">
          <table:table-cell table:formula="of:=[.A3054]+1" office:value-type="float" office:value="3047" calcext:value-type="float">
            <text:p>3047</text:p>
          </table:table-cell>
          <table:table-cell table:formula="of:=4*[.$D$3]*[.B3054]*(1-[.B3054])" office:value-type="float" office:value="0.0612424891320549" calcext:value-type="float">
            <text:p>0,061242489132055</text:p>
          </table:table-cell>
          <table:table-cell table:number-columns-repeated="5"/>
        </table:table-row>
        <table:table-row table:style-name="ro1">
          <table:table-cell table:formula="of:=[.A3055]+1" office:value-type="float" office:value="3048" calcext:value-type="float">
            <text:p>3048</text:p>
          </table:table-cell>
          <table:table-cell table:formula="of:=4*[.$D$3]*[.B3055]*(1-[.B3055])" office:value-type="float" office:value="0.22996738662786" calcext:value-type="float">
            <text:p>0,22996738662786</text:p>
          </table:table-cell>
          <table:table-cell table:number-columns-repeated="5"/>
        </table:table-row>
        <table:table-row table:style-name="ro1">
          <table:table-cell table:formula="of:=[.A3056]+1" office:value-type="float" office:value="3049" calcext:value-type="float">
            <text:p>3049</text:p>
          </table:table-cell>
          <table:table-cell table:formula="of:=4*[.$D$3]*[.B3056]*(1-[.B3056])" office:value-type="float" office:value="0.70832955086165" calcext:value-type="float">
            <text:p>0,70832955086165</text:p>
          </table:table-cell>
          <table:table-cell table:number-columns-repeated="5"/>
        </table:table-row>
        <table:table-row table:style-name="ro1">
          <table:table-cell table:formula="of:=[.A3057]+1" office:value-type="float" office:value="3050" calcext:value-type="float">
            <text:p>3050</text:p>
          </table:table-cell>
          <table:table-cell table:formula="of:=4*[.$D$3]*[.B3057]*(1-[.B3057])" office:value-type="float" office:value="0.826395192951133" calcext:value-type="float">
            <text:p>0,826395192951133</text:p>
          </table:table-cell>
          <table:table-cell table:number-columns-repeated="5"/>
        </table:table-row>
        <table:table-row table:style-name="ro1">
          <table:table-cell table:formula="of:=[.A3058]+1" office:value-type="float" office:value="3051" calcext:value-type="float">
            <text:p>3051</text:p>
          </table:table-cell>
          <table:table-cell table:formula="of:=4*[.$D$3]*[.B3058]*(1-[.B3058])" office:value-type="float" office:value="0.573864712073571" calcext:value-type="float">
            <text:p>0,573864712073571</text:p>
          </table:table-cell>
          <table:table-cell table:number-columns-repeated="5"/>
        </table:table-row>
        <table:table-row table:style-name="ro1">
          <table:table-cell table:formula="of:=[.A3059]+1" office:value-type="float" office:value="3052" calcext:value-type="float">
            <text:p>3052</text:p>
          </table:table-cell>
          <table:table-cell table:formula="of:=4*[.$D$3]*[.B3059]*(1-[.B3059])" office:value-type="float" office:value="0.978176017241154" calcext:value-type="float">
            <text:p>0,978176017241154</text:p>
          </table:table-cell>
          <table:table-cell table:number-columns-repeated="5"/>
        </table:table-row>
        <table:table-row table:style-name="ro1">
          <table:table-cell table:formula="of:=[.A3060]+1" office:value-type="float" office:value="3053" calcext:value-type="float">
            <text:p>3053</text:p>
          </table:table-cell>
          <table:table-cell table:formula="of:=4*[.$D$3]*[.B3060]*(1-[.B3060])" office:value-type="float" office:value="0.0853907861415512" calcext:value-type="float">
            <text:p>0,085390786141551</text:p>
          </table:table-cell>
          <table:table-cell table:number-columns-repeated="5"/>
        </table:table-row>
        <table:table-row table:style-name="ro1">
          <table:table-cell table:formula="of:=[.A3061]+1" office:value-type="float" office:value="3054" calcext:value-type="float">
            <text:p>3054</text:p>
          </table:table-cell>
          <table:table-cell table:formula="of:=4*[.$D$3]*[.B3061]*(1-[.B3061])" office:value-type="float" office:value="0.312396799134716" calcext:value-type="float">
            <text:p>0,312396799134716</text:p>
          </table:table-cell>
          <table:table-cell table:number-columns-repeated="5"/>
        </table:table-row>
        <table:table-row table:style-name="ro1">
          <table:table-cell table:formula="of:=[.A3062]+1" office:value-type="float" office:value="3055" calcext:value-type="float">
            <text:p>3055</text:p>
          </table:table-cell>
          <table:table-cell table:formula="of:=4*[.$D$3]*[.B3062]*(1-[.B3062])" office:value-type="float" office:value="0.8592201561004" calcext:value-type="float">
            <text:p>0,8592201561004</text:p>
          </table:table-cell>
          <table:table-cell table:number-columns-repeated="5"/>
        </table:table-row>
        <table:table-row table:style-name="ro1">
          <table:table-cell table:formula="of:=[.A3063]+1" office:value-type="float" office:value="3056" calcext:value-type="float">
            <text:p>3056</text:p>
          </table:table-cell>
          <table:table-cell table:formula="of:=4*[.$D$3]*[.B3063]*(1-[.B3063])" office:value-type="float" office:value="0.483843517804816" calcext:value-type="float">
            <text:p>0,483843517804816</text:p>
          </table:table-cell>
          <table:table-cell table:number-columns-repeated="5"/>
        </table:table-row>
        <table:table-row table:style-name="ro1">
          <table:table-cell table:formula="of:=[.A3064]+1" office:value-type="float" office:value="3057" calcext:value-type="float">
            <text:p>3057</text:p>
          </table:table-cell>
          <table:table-cell table:formula="of:=4*[.$D$3]*[.B3064]*(1-[.B3064])" office:value-type="float" office:value="0.998955872332307" calcext:value-type="float">
            <text:p>0,998955872332307</text:p>
          </table:table-cell>
          <table:table-cell table:number-columns-repeated="5"/>
        </table:table-row>
        <table:table-row table:style-name="ro1">
          <table:table-cell table:formula="of:=[.A3065]+1" office:value-type="float" office:value="3058" calcext:value-type="float">
            <text:p>3058</text:p>
          </table:table-cell>
          <table:table-cell table:formula="of:=4*[.$D$3]*[.B3065]*(1-[.B3065])" office:value-type="float" office:value="0.00417214986042675" calcext:value-type="float">
            <text:p>0,004172149860427</text:p>
          </table:table-cell>
          <table:table-cell table:number-columns-repeated="5"/>
        </table:table-row>
        <table:table-row table:style-name="ro1">
          <table:table-cell table:formula="of:=[.A3066]+1" office:value-type="float" office:value="3059" calcext:value-type="float">
            <text:p>3059</text:p>
          </table:table-cell>
          <table:table-cell table:formula="of:=4*[.$D$3]*[.B3066]*(1-[.B3066])" office:value-type="float" office:value="0.0166189721038755" calcext:value-type="float">
            <text:p>0,016618972103876</text:p>
          </table:table-cell>
          <table:table-cell table:number-columns-repeated="5"/>
        </table:table-row>
        <table:table-row table:style-name="ro1">
          <table:table-cell table:formula="of:=[.A3067]+1" office:value-type="float" office:value="3060" calcext:value-type="float">
            <text:p>3060</text:p>
          </table:table-cell>
          <table:table-cell table:formula="of:=4*[.$D$3]*[.B3067]*(1-[.B3067])" office:value-type="float" office:value="0.0653711274803446" calcext:value-type="float">
            <text:p>0,065371127480345</text:p>
          </table:table-cell>
          <table:table-cell table:number-columns-repeated="5"/>
        </table:table-row>
        <table:table-row table:style-name="ro1">
          <table:table-cell table:formula="of:=[.A3068]+1" office:value-type="float" office:value="3061" calcext:value-type="float">
            <text:p>3061</text:p>
          </table:table-cell>
          <table:table-cell table:formula="of:=4*[.$D$3]*[.B3068]*(1-[.B3068])" office:value-type="float" office:value="0.244390972689173" calcext:value-type="float">
            <text:p>0,244390972689173</text:p>
          </table:table-cell>
          <table:table-cell table:number-columns-repeated="5"/>
        </table:table-row>
        <table:table-row table:style-name="ro1">
          <table:table-cell table:formula="of:=[.A3069]+1" office:value-type="float" office:value="3062" calcext:value-type="float">
            <text:p>3062</text:p>
          </table:table-cell>
          <table:table-cell table:formula="of:=4*[.$D$3]*[.B3069]*(1-[.B3069])" office:value-type="float" office:value="0.738656100628851" calcext:value-type="float">
            <text:p>0,738656100628851</text:p>
          </table:table-cell>
          <table:table-cell table:number-columns-repeated="5"/>
        </table:table-row>
        <table:table-row table:style-name="ro1">
          <table:table-cell table:formula="of:=[.A3070]+1" office:value-type="float" office:value="3063" calcext:value-type="float">
            <text:p>3063</text:p>
          </table:table-cell>
          <table:table-cell table:formula="of:=4*[.$D$3]*[.B3070]*(1-[.B3070])" office:value-type="float" office:value="0.772173062530527" calcext:value-type="float">
            <text:p>0,772173062530527</text:p>
          </table:table-cell>
          <table:table-cell table:number-columns-repeated="5"/>
        </table:table-row>
        <table:table-row table:style-name="ro1">
          <table:table-cell table:formula="of:=[.A3071]+1" office:value-type="float" office:value="3064" calcext:value-type="float">
            <text:p>3064</text:p>
          </table:table-cell>
          <table:table-cell table:formula="of:=4*[.$D$3]*[.B3071]*(1-[.B3071])" office:value-type="float" office:value="0.703687296131015" calcext:value-type="float">
            <text:p>0,703687296131015</text:p>
          </table:table-cell>
          <table:table-cell table:number-columns-repeated="5"/>
        </table:table-row>
        <table:table-row table:style-name="ro1">
          <table:table-cell table:formula="of:=[.A3072]+1" office:value-type="float" office:value="3065" calcext:value-type="float">
            <text:p>3065</text:p>
          </table:table-cell>
          <table:table-cell table:formula="of:=4*[.$D$3]*[.B3072]*(1-[.B3072])" office:value-type="float" office:value="0.834045941579345" calcext:value-type="float">
            <text:p>0,834045941579345</text:p>
          </table:table-cell>
          <table:table-cell table:number-columns-repeated="5"/>
        </table:table-row>
        <table:table-row table:style-name="ro1">
          <table:table-cell table:formula="of:=[.A3073]+1" office:value-type="float" office:value="3066" calcext:value-type="float">
            <text:p>3066</text:p>
          </table:table-cell>
          <table:table-cell table:formula="of:=4*[.$D$3]*[.B3073]*(1-[.B3073])" office:value-type="float" office:value="0.553653235657475" calcext:value-type="float">
            <text:p>0,553653235657475</text:p>
          </table:table-cell>
          <table:table-cell table:number-columns-repeated="5"/>
        </table:table-row>
        <table:table-row table:style-name="ro1">
          <table:table-cell table:formula="of:=[.A3074]+1" office:value-type="float" office:value="3067" calcext:value-type="float">
            <text:p>3067</text:p>
          </table:table-cell>
          <table:table-cell table:formula="of:=4*[.$D$3]*[.B3074]*(1-[.B3074])" office:value-type="float" office:value="0.988485321213934" calcext:value-type="float">
            <text:p>0,988485321213934</text:p>
          </table:table-cell>
          <table:table-cell table:number-columns-repeated="5"/>
        </table:table-row>
        <table:table-row table:style-name="ro1">
          <table:table-cell table:formula="of:=[.A3075]+1" office:value-type="float" office:value="3068" calcext:value-type="float">
            <text:p>3068</text:p>
          </table:table-cell>
          <table:table-cell table:formula="of:=4*[.$D$3]*[.B3075]*(1-[.B3075])" office:value-type="float" office:value="0.0455283638340804" calcext:value-type="float">
            <text:p>0,04552836383408</text:p>
          </table:table-cell>
          <table:table-cell table:number-columns-repeated="5"/>
        </table:table-row>
        <table:table-row table:style-name="ro1">
          <table:table-cell table:formula="of:=[.A3076]+1" office:value-type="float" office:value="3069" calcext:value-type="float">
            <text:p>3069</text:p>
          </table:table-cell>
          <table:table-cell table:formula="of:=4*[.$D$3]*[.B3076]*(1-[.B3076])" office:value-type="float" office:value="0.173822127682688" calcext:value-type="float">
            <text:p>0,173822127682688</text:p>
          </table:table-cell>
          <table:table-cell table:number-columns-repeated="5"/>
        </table:table-row>
        <table:table-row table:style-name="ro1">
          <table:table-cell table:formula="of:=[.A3077]+1" office:value-type="float" office:value="3070" calcext:value-type="float">
            <text:p>3070</text:p>
          </table:table-cell>
          <table:table-cell table:formula="of:=4*[.$D$3]*[.B3077]*(1-[.B3077])" office:value-type="float" office:value="0.574431982442205" calcext:value-type="float">
            <text:p>0,574431982442205</text:p>
          </table:table-cell>
          <table:table-cell table:number-columns-repeated="5"/>
        </table:table-row>
        <table:table-row table:style-name="ro1">
          <table:table-cell table:formula="of:=[.A3078]+1" office:value-type="float" office:value="3071" calcext:value-type="float">
            <text:p>3071</text:p>
          </table:table-cell>
          <table:table-cell table:formula="of:=4*[.$D$3]*[.B3078]*(1-[.B3078])" office:value-type="float" office:value="0.977839519958893" calcext:value-type="float">
            <text:p>0,977839519958893</text:p>
          </table:table-cell>
          <table:table-cell table:number-columns-repeated="5"/>
        </table:table-row>
        <table:table-row table:style-name="ro1">
          <table:table-cell table:formula="of:=[.A3079]+1" office:value-type="float" office:value="3072" calcext:value-type="float">
            <text:p>3072</text:p>
          </table:table-cell>
          <table:table-cell table:formula="of:=4*[.$D$3]*[.B3079]*(1-[.B3079])" office:value-type="float" office:value="0.0866775726618181" calcext:value-type="float">
            <text:p>0,086677572661818</text:p>
          </table:table-cell>
          <table:table-cell table:number-columns-repeated="5"/>
        </table:table-row>
        <table:table-row table:style-name="ro1">
          <table:table-cell table:formula="of:=[.A3080]+1" office:value-type="float" office:value="3073" calcext:value-type="float">
            <text:p>3073</text:p>
          </table:table-cell>
          <table:table-cell table:formula="of:=4*[.$D$3]*[.B3080]*(1-[.B3080])" office:value-type="float" office:value="0.316658284237093" calcext:value-type="float">
            <text:p>0,316658284237093</text:p>
          </table:table-cell>
          <table:table-cell table:number-columns-repeated="5"/>
        </table:table-row>
        <table:table-row table:style-name="ro1">
          <table:table-cell table:formula="of:=[.A3081]+1" office:value-type="float" office:value="3074" calcext:value-type="float">
            <text:p>3074</text:p>
          </table:table-cell>
          <table:table-cell table:formula="of:=4*[.$D$3]*[.B3081]*(1-[.B3081])" office:value-type="float" office:value="0.865543261044454" calcext:value-type="float">
            <text:p>0,865543261044454</text:p>
          </table:table-cell>
          <table:table-cell table:number-columns-repeated="5"/>
        </table:table-row>
        <table:table-row table:style-name="ro1">
          <table:table-cell table:formula="of:=[.A3082]+1" office:value-type="float" office:value="3075" calcext:value-type="float">
            <text:p>3075</text:p>
          </table:table-cell>
          <table:table-cell table:formula="of:=4*[.$D$3]*[.B3082]*(1-[.B3082])" office:value-type="float" office:value="0.465512497219944" calcext:value-type="float">
            <text:p>0,465512497219944</text:p>
          </table:table-cell>
          <table:table-cell table:number-columns-repeated="5"/>
        </table:table-row>
        <table:table-row table:style-name="ro1">
          <table:table-cell table:formula="of:=[.A3083]+1" office:value-type="float" office:value="3076" calcext:value-type="float">
            <text:p>3076</text:p>
          </table:table-cell>
          <table:table-cell table:formula="of:=4*[.$D$3]*[.B3083]*(1-[.B3083])" office:value-type="float" office:value="0.995242448607982" calcext:value-type="float">
            <text:p>0,995242448607982</text:p>
          </table:table-cell>
          <table:table-cell table:number-columns-repeated="5"/>
        </table:table-row>
        <table:table-row table:style-name="ro1">
          <table:table-cell table:formula="of:=[.A3084]+1" office:value-type="float" office:value="3077" calcext:value-type="float">
            <text:p>3077</text:p>
          </table:table-cell>
          <table:table-cell table:formula="of:=4*[.$D$3]*[.B3084]*(1-[.B3084])" office:value-type="float" office:value="0.0189396683870797" calcext:value-type="float">
            <text:p>0,01893966838708</text:p>
          </table:table-cell>
          <table:table-cell table:number-columns-repeated="5"/>
        </table:table-row>
        <table:table-row table:style-name="ro1">
          <table:table-cell table:formula="of:=[.A3085]+1" office:value-type="float" office:value="3078" calcext:value-type="float">
            <text:p>3078</text:p>
          </table:table-cell>
          <table:table-cell table:formula="of:=4*[.$D$3]*[.B3085]*(1-[.B3085])" office:value-type="float" office:value="0.0743238293938686" calcext:value-type="float">
            <text:p>0,074323829393869</text:p>
          </table:table-cell>
          <table:table-cell table:number-columns-repeated="5"/>
        </table:table-row>
        <table:table-row table:style-name="ro1">
          <table:table-cell table:formula="of:=[.A3086]+1" office:value-type="float" office:value="3079" calcext:value-type="float">
            <text:p>3079</text:p>
          </table:table-cell>
          <table:table-cell table:formula="of:=4*[.$D$3]*[.B3086]*(1-[.B3086])" office:value-type="float" office:value="0.275199191112399" calcext:value-type="float">
            <text:p>0,275199191112399</text:p>
          </table:table-cell>
          <table:table-cell table:number-columns-repeated="5"/>
        </table:table-row>
        <table:table-row table:style-name="ro1">
          <table:table-cell table:formula="of:=[.A3087]+1" office:value-type="float" office:value="3080" calcext:value-type="float">
            <text:p>3080</text:p>
          </table:table-cell>
          <table:table-cell table:formula="of:=4*[.$D$3]*[.B3087]*(1-[.B3087])" office:value-type="float" office:value="0.797858385293921" calcext:value-type="float">
            <text:p>0,797858385293921</text:p>
          </table:table-cell>
          <table:table-cell table:number-columns-repeated="5"/>
        </table:table-row>
        <table:table-row table:style-name="ro1">
          <table:table-cell table:formula="of:=[.A3088]+1" office:value-type="float" office:value="3081" calcext:value-type="float">
            <text:p>3081</text:p>
          </table:table-cell>
          <table:table-cell table:formula="of:=4*[.$D$3]*[.B3088]*(1-[.B3088])" office:value-type="float" office:value="0.645121529240393" calcext:value-type="float">
            <text:p>0,645121529240393</text:p>
          </table:table-cell>
          <table:table-cell table:number-columns-repeated="5"/>
        </table:table-row>
        <table:table-row table:style-name="ro1">
          <table:table-cell table:formula="of:=[.A3089]+1" office:value-type="float" office:value="3082" calcext:value-type="float">
            <text:p>3082</text:p>
          </table:table-cell>
          <table:table-cell table:formula="of:=4*[.$D$3]*[.B3089]*(1-[.B3089])" office:value-type="float" office:value="0.91575896700372" calcext:value-type="float">
            <text:p>0,91575896700372</text:p>
          </table:table-cell>
          <table:table-cell table:number-columns-repeated="5"/>
        </table:table-row>
        <table:table-row table:style-name="ro1">
          <table:table-cell table:formula="of:=[.A3090]+1" office:value-type="float" office:value="3083" calcext:value-type="float">
            <text:p>3083</text:p>
          </table:table-cell>
          <table:table-cell table:formula="of:=4*[.$D$3]*[.B3090]*(1-[.B3090])" office:value-type="float" office:value="0.308577925424" calcext:value-type="float">
            <text:p>0,308577925424</text:p>
          </table:table-cell>
          <table:table-cell table:number-columns-repeated="5"/>
        </table:table-row>
        <table:table-row table:style-name="ro1">
          <table:table-cell table:formula="of:=[.A3091]+1" office:value-type="float" office:value="3084" calcext:value-type="float">
            <text:p>3084</text:p>
          </table:table-cell>
          <table:table-cell table:formula="of:=4*[.$D$3]*[.B3091]*(1-[.B3091])" office:value-type="float" office:value="0.853430357460082" calcext:value-type="float">
            <text:p>0,853430357460082</text:p>
          </table:table-cell>
          <table:table-cell table:number-columns-repeated="5"/>
        </table:table-row>
        <table:table-row table:style-name="ro1">
          <table:table-cell table:formula="of:=[.A3092]+1" office:value-type="float" office:value="3085" calcext:value-type="float">
            <text:p>3085</text:p>
          </table:table-cell>
          <table:table-cell table:formula="of:=4*[.$D$3]*[.B3092]*(1-[.B3092])" office:value-type="float" office:value="0.500347929702556" calcext:value-type="float">
            <text:p>0,500347929702556</text:p>
          </table:table-cell>
          <table:table-cell table:number-columns-repeated="5"/>
        </table:table-row>
        <table:table-row table:style-name="ro1">
          <table:table-cell table:formula="of:=[.A3093]+1" office:value-type="float" office:value="3086" calcext:value-type="float">
            <text:p>3086</text:p>
          </table:table-cell>
          <table:table-cell table:formula="of:=4*[.$D$3]*[.B3093]*(1-[.B3093])" office:value-type="float" office:value="0.999999515779688" calcext:value-type="float">
            <text:p>0,999999515779688</text:p>
          </table:table-cell>
          <table:table-cell table:number-columns-repeated="5"/>
        </table:table-row>
        <table:table-row table:style-name="ro1">
          <table:table-cell table:formula="of:=[.A3094]+1" office:value-type="float" office:value="3087" calcext:value-type="float">
            <text:p>3087</text:p>
          </table:table-cell>
          <table:table-cell table:formula="of:=4*[.$D$3]*[.B3094]*(1-[.B3094])" office:value-type="float" office:value="0.00000193688030906723" calcext:value-type="float">
            <text:p>1,93688030906723E-06</text:p>
          </table:table-cell>
          <table:table-cell table:number-columns-repeated="5"/>
        </table:table-row>
        <table:table-row table:style-name="ro1">
          <table:table-cell table:formula="of:=[.A3095]+1" office:value-type="float" office:value="3088" calcext:value-type="float">
            <text:p>3088</text:p>
          </table:table-cell>
          <table:table-cell table:formula="of:=4*[.$D$3]*[.B3095]*(1-[.B3095])" office:value-type="float" office:value="0.00000774750623024758" calcext:value-type="float">
            <text:p>7,74750623024758E-06</text:p>
          </table:table-cell>
          <table:table-cell table:number-columns-repeated="5"/>
        </table:table-row>
        <table:table-row table:style-name="ro1">
          <table:table-cell table:formula="of:=[.A3096]+1" office:value-type="float" office:value="3089" calcext:value-type="float">
            <text:p>3089</text:p>
          </table:table-cell>
          <table:table-cell table:formula="of:=4*[.$D$3]*[.B3096]*(1-[.B3096])" office:value-type="float" office:value="0.0000309897848255791" calcext:value-type="float">
            <text:p>3,09897848255791E-05</text:p>
          </table:table-cell>
          <table:table-cell table:number-columns-repeated="5"/>
        </table:table-row>
        <table:table-row table:style-name="ro1">
          <table:table-cell table:formula="of:=[.A3097]+1" office:value-type="float" office:value="3090" calcext:value-type="float">
            <text:p>3090</text:p>
          </table:table-cell>
          <table:table-cell table:formula="of:=4*[.$D$3]*[.B3097]*(1-[.B3097])" office:value-type="float" office:value="0.000123955297835262" calcext:value-type="float">
            <text:p>0,000123955297835</text:p>
          </table:table-cell>
          <table:table-cell table:number-columns-repeated="5"/>
        </table:table-row>
        <table:table-row table:style-name="ro1">
          <table:table-cell table:formula="of:=[.A3098]+1" office:value-type="float" office:value="3091" calcext:value-type="float">
            <text:p>3091</text:p>
          </table:table-cell>
          <table:table-cell table:formula="of:=4*[.$D$3]*[.B3098]*(1-[.B3098])" office:value-type="float" office:value="0.000495759731677604" calcext:value-type="float">
            <text:p>0,000495759731678</text:p>
          </table:table-cell>
          <table:table-cell table:number-columns-repeated="5"/>
        </table:table-row>
        <table:table-row table:style-name="ro1">
          <table:table-cell table:formula="of:=[.A3099]+1" office:value-type="float" office:value="3092" calcext:value-type="float">
            <text:p>3092</text:p>
          </table:table-cell>
          <table:table-cell table:formula="of:=4*[.$D$3]*[.B3099]*(1-[.B3099])" office:value-type="float" office:value="0.0019820558158642" calcext:value-type="float">
            <text:p>0,001982055815864</text:p>
          </table:table-cell>
          <table:table-cell table:number-columns-repeated="5"/>
        </table:table-row>
        <table:table-row table:style-name="ro1">
          <table:table-cell table:formula="of:=[.A3100]+1" office:value-type="float" office:value="3093" calcext:value-type="float">
            <text:p>3093</text:p>
          </table:table-cell>
          <table:table-cell table:formula="of:=4*[.$D$3]*[.B3100]*(1-[.B3100])" office:value-type="float" office:value="0.00791250908242801" calcext:value-type="float">
            <text:p>0,007912509082428</text:p>
          </table:table-cell>
          <table:table-cell table:number-columns-repeated="5"/>
        </table:table-row>
        <table:table-row table:style-name="ro1">
          <table:table-cell table:formula="of:=[.A3101]+1" office:value-type="float" office:value="3094" calcext:value-type="float">
            <text:p>3094</text:p>
          </table:table-cell>
          <table:table-cell table:formula="of:=4*[.$D$3]*[.B3101]*(1-[.B3101])" office:value-type="float" office:value="0.031399605129794" calcext:value-type="float">
            <text:p>0,031399605129794</text:p>
          </table:table-cell>
          <table:table-cell table:number-columns-repeated="5"/>
        </table:table-row>
        <table:table-row table:style-name="ro1">
          <table:table-cell table:formula="of:=[.A3102]+1" office:value-type="float" office:value="3095" calcext:value-type="float">
            <text:p>3095</text:p>
          </table:table-cell>
          <table:table-cell table:formula="of:=4*[.$D$3]*[.B3102]*(1-[.B3102])" office:value-type="float" office:value="0.121654679709948" calcext:value-type="float">
            <text:p>0,121654679709948</text:p>
          </table:table-cell>
          <table:table-cell table:number-columns-repeated="5"/>
        </table:table-row>
        <table:table-row table:style-name="ro1">
          <table:table-cell table:formula="of:=[.A3103]+1" office:value-type="float" office:value="3096" calcext:value-type="float">
            <text:p>3096</text:p>
          </table:table-cell>
          <table:table-cell table:formula="of:=4*[.$D$3]*[.B3103]*(1-[.B3103])" office:value-type="float" office:value="0.427419274458472" calcext:value-type="float">
            <text:p>0,427419274458472</text:p>
          </table:table-cell>
          <table:table-cell table:number-columns-repeated="5"/>
        </table:table-row>
        <table:table-row table:style-name="ro1">
          <table:table-cell table:formula="of:=[.A3104]+1" office:value-type="float" office:value="3097" calcext:value-type="float">
            <text:p>3097</text:p>
          </table:table-cell>
          <table:table-cell table:formula="of:=4*[.$D$3]*[.B3104]*(1-[.B3104])" office:value-type="float" office:value="0.978928153119462" calcext:value-type="float">
            <text:p>0,978928153119462</text:p>
          </table:table-cell>
          <table:table-cell table:number-columns-repeated="5"/>
        </table:table-row>
        <table:table-row table:style-name="ro1">
          <table:table-cell table:formula="of:=[.A3105]+1" office:value-type="float" office:value="3098" calcext:value-type="float">
            <text:p>3098</text:p>
          </table:table-cell>
          <table:table-cell table:formula="of:=4*[.$D$3]*[.B3105]*(1-[.B3105])" office:value-type="float" office:value="0.0825112965983258" calcext:value-type="float">
            <text:p>0,082511296598326</text:p>
          </table:table-cell>
          <table:table-cell table:number-columns-repeated="5"/>
        </table:table-row>
        <table:table-row table:style-name="ro1">
          <table:table-cell table:formula="of:=[.A3106]+1" office:value-type="float" office:value="3099" calcext:value-type="float">
            <text:p>3099</text:p>
          </table:table-cell>
          <table:table-cell table:formula="of:=4*[.$D$3]*[.B3106]*(1-[.B3106])" office:value-type="float" office:value="0.302812730127956" calcext:value-type="float">
            <text:p>0,302812730127956</text:p>
          </table:table-cell>
          <table:table-cell table:number-columns-repeated="5"/>
        </table:table-row>
        <table:table-row table:style-name="ro1">
          <table:table-cell table:formula="of:=[.A3107]+1" office:value-type="float" office:value="3100" calcext:value-type="float">
            <text:p>3100</text:p>
          </table:table-cell>
          <table:table-cell table:formula="of:=4*[.$D$3]*[.B3107]*(1-[.B3107])" office:value-type="float" office:value="0.844468722401638" calcext:value-type="float">
            <text:p>0,844468722401638</text:p>
          </table:table-cell>
          <table:table-cell table:number-columns-repeated="5"/>
        </table:table-row>
        <table:table-row table:style-name="ro1">
          <table:table-cell table:formula="of:=[.A3108]+1" office:value-type="float" office:value="3101" calcext:value-type="float">
            <text:p>3101</text:p>
          </table:table-cell>
          <table:table-cell table:formula="of:=4*[.$D$3]*[.B3108]*(1-[.B3108])" office:value-type="float" office:value="0.525365197147932" calcext:value-type="float">
            <text:p>0,525365197147932</text:p>
          </table:table-cell>
          <table:table-cell table:number-columns-repeated="5"/>
        </table:table-row>
        <table:table-row table:style-name="ro1">
          <table:table-cell table:formula="of:=[.A3109]+1" office:value-type="float" office:value="3102" calcext:value-type="float">
            <text:p>3102</text:p>
          </table:table-cell>
          <table:table-cell table:formula="of:=4*[.$D$3]*[.B3109]*(1-[.B3109])" office:value-type="float" office:value="0.997426427094586" calcext:value-type="float">
            <text:p>0,997426427094586</text:p>
          </table:table-cell>
          <table:table-cell table:number-columns-repeated="5"/>
        </table:table-row>
        <table:table-row table:style-name="ro1">
          <table:table-cell table:formula="of:=[.A3110]+1" office:value-type="float" office:value="3103" calcext:value-type="float">
            <text:p>3103</text:p>
          </table:table-cell>
          <table:table-cell table:formula="of:=4*[.$D$3]*[.B3110]*(1-[.B3110])" office:value-type="float" office:value="0.0102677985116569" calcext:value-type="float">
            <text:p>0,010267798511657</text:p>
          </table:table-cell>
          <table:table-cell table:number-columns-repeated="5"/>
        </table:table-row>
        <table:table-row table:style-name="ro1">
          <table:table-cell table:formula="of:=[.A3111]+1" office:value-type="float" office:value="3104" calcext:value-type="float">
            <text:p>3104</text:p>
          </table:table-cell>
          <table:table-cell table:formula="of:=4*[.$D$3]*[.B3111]*(1-[.B3111])" office:value-type="float" office:value="0.0406494833015238" calcext:value-type="float">
            <text:p>0,040649483301524</text:p>
          </table:table-cell>
          <table:table-cell table:number-columns-repeated="5"/>
        </table:table-row>
        <table:table-row table:style-name="ro1">
          <table:table-cell table:formula="of:=[.A3112]+1" office:value-type="float" office:value="3105" calcext:value-type="float">
            <text:p>3105</text:p>
          </table:table-cell>
          <table:table-cell table:formula="of:=4*[.$D$3]*[.B3112]*(1-[.B3112])" office:value-type="float" office:value="0.155988411235372" calcext:value-type="float">
            <text:p>0,155988411235372</text:p>
          </table:table-cell>
          <table:table-cell table:number-columns-repeated="5"/>
        </table:table-row>
        <table:table-row table:style-name="ro1">
          <table:table-cell table:formula="of:=[.A3113]+1" office:value-type="float" office:value="3106" calcext:value-type="float">
            <text:p>3106</text:p>
          </table:table-cell>
          <table:table-cell table:formula="of:=4*[.$D$3]*[.B3113]*(1-[.B3113])" office:value-type="float" office:value="0.526624107182545" calcext:value-type="float">
            <text:p>0,526624107182545</text:p>
          </table:table-cell>
          <table:table-cell table:number-columns-repeated="5"/>
        </table:table-row>
        <table:table-row table:style-name="ro1">
          <table:table-cell table:formula="of:=[.A3114]+1" office:value-type="float" office:value="3107" calcext:value-type="float">
            <text:p>3107</text:p>
          </table:table-cell>
          <table:table-cell table:formula="of:=4*[.$D$3]*[.B3114]*(1-[.B3114])" office:value-type="float" office:value="0.997164627666929" calcext:value-type="float">
            <text:p>0,997164627666929</text:p>
          </table:table-cell>
          <table:table-cell table:number-columns-repeated="5"/>
        </table:table-row>
        <table:table-row table:style-name="ro1">
          <table:table-cell table:formula="of:=[.A3115]+1" office:value-type="float" office:value="3108" calcext:value-type="float">
            <text:p>3108</text:p>
          </table:table-cell>
          <table:table-cell table:formula="of:=4*[.$D$3]*[.B3115]*(1-[.B3115])" office:value-type="float" office:value="0.0113093319872139" calcext:value-type="float">
            <text:p>0,011309331987214</text:p>
          </table:table-cell>
          <table:table-cell table:number-columns-repeated="5"/>
        </table:table-row>
        <table:table-row table:style-name="ro1">
          <table:table-cell table:formula="of:=[.A3116]+1" office:value-type="float" office:value="3109" calcext:value-type="float">
            <text:p>3109</text:p>
          </table:table-cell>
          <table:table-cell table:formula="of:=4*[.$D$3]*[.B3116]*(1-[.B3116])" office:value-type="float" office:value="0.0447257239888677" calcext:value-type="float">
            <text:p>0,044725723988868</text:p>
          </table:table-cell>
          <table:table-cell table:number-columns-repeated="5"/>
        </table:table-row>
        <table:table-row table:style-name="ro1">
          <table:table-cell table:formula="of:=[.A3117]+1" office:value-type="float" office:value="3110" calcext:value-type="float">
            <text:p>3110</text:p>
          </table:table-cell>
          <table:table-cell table:formula="of:=4*[.$D$3]*[.B3117]*(1-[.B3117])" office:value-type="float" office:value="0.170901334410157" calcext:value-type="float">
            <text:p>0,170901334410157</text:p>
          </table:table-cell>
          <table:table-cell table:number-columns-repeated="5"/>
        </table:table-row>
        <table:table-row table:style-name="ro1">
          <table:table-cell table:formula="of:=[.A3118]+1" office:value-type="float" office:value="3111" calcext:value-type="float">
            <text:p>3111</text:p>
          </table:table-cell>
          <table:table-cell table:formula="of:=4*[.$D$3]*[.B3118]*(1-[.B3118])" office:value-type="float" office:value="0.56677627322794" calcext:value-type="float">
            <text:p>0,56677627322794</text:p>
          </table:table-cell>
          <table:table-cell table:number-columns-repeated="5"/>
        </table:table-row>
        <table:table-row table:style-name="ro1">
          <table:table-cell table:formula="of:=[.A3119]+1" office:value-type="float" office:value="3112" calcext:value-type="float">
            <text:p>3112</text:p>
          </table:table-cell>
          <table:table-cell table:formula="of:=4*[.$D$3]*[.B3119]*(1-[.B3119])" office:value-type="float" office:value="0.98216371733515" calcext:value-type="float">
            <text:p>0,98216371733515</text:p>
          </table:table-cell>
          <table:table-cell table:number-columns-repeated="5"/>
        </table:table-row>
        <table:table-row table:style-name="ro1">
          <table:table-cell table:formula="of:=[.A3120]+1" office:value-type="float" office:value="3113" calcext:value-type="float">
            <text:p>3113</text:p>
          </table:table-cell>
          <table:table-cell table:formula="of:=4*[.$D$3]*[.B3120]*(1-[.B3120])" office:value-type="float" office:value="0.0700725987421976" calcext:value-type="float">
            <text:p>0,070072598742198</text:p>
          </table:table-cell>
          <table:table-cell table:number-columns-repeated="5"/>
        </table:table-row>
        <table:table-row table:style-name="ro1">
          <table:table-cell table:formula="of:=[.A3121]+1" office:value-type="float" office:value="3114" calcext:value-type="float">
            <text:p>3114</text:p>
          </table:table-cell>
          <table:table-cell table:formula="of:=4*[.$D$3]*[.B3121]*(1-[.B3121])" office:value-type="float" office:value="0.26064971859085" calcext:value-type="float">
            <text:p>0,26064971859085</text:p>
          </table:table-cell>
          <table:table-cell table:number-columns-repeated="5"/>
        </table:table-row>
        <table:table-row table:style-name="ro1">
          <table:table-cell table:formula="of:=[.A3122]+1" office:value-type="float" office:value="3115" calcext:value-type="float">
            <text:p>3115</text:p>
          </table:table-cell>
          <table:table-cell table:formula="of:=4*[.$D$3]*[.B3122]*(1-[.B3122])" office:value-type="float" office:value="0.770845771157443" calcext:value-type="float">
            <text:p>0,770845771157443</text:p>
          </table:table-cell>
          <table:table-cell table:number-columns-repeated="5"/>
        </table:table-row>
        <table:table-row table:style-name="ro1">
          <table:table-cell table:formula="of:=[.A3123]+1" office:value-type="float" office:value="3116" calcext:value-type="float">
            <text:p>3116</text:p>
          </table:table-cell>
          <table:table-cell table:formula="of:=4*[.$D$3]*[.B3123]*(1-[.B3123])" office:value-type="float" office:value="0.706570272984519" calcext:value-type="float">
            <text:p>0,706570272984519</text:p>
          </table:table-cell>
          <table:table-cell table:number-columns-repeated="5"/>
        </table:table-row>
        <table:table-row table:style-name="ro1">
          <table:table-cell table:formula="of:=[.A3124]+1" office:value-type="float" office:value="3117" calcext:value-type="float">
            <text:p>3117</text:p>
          </table:table-cell>
          <table:table-cell table:formula="of:=4*[.$D$3]*[.B3124]*(1-[.B3124])" office:value-type="float" office:value="0.829314889276405" calcext:value-type="float">
            <text:p>0,829314889276405</text:p>
          </table:table-cell>
          <table:table-cell table:number-columns-repeated="5"/>
        </table:table-row>
        <table:table-row table:style-name="ro1">
          <table:table-cell table:formula="of:=[.A3125]+1" office:value-type="float" office:value="3118" calcext:value-type="float">
            <text:p>3118</text:p>
          </table:table-cell>
          <table:table-cell table:formula="of:=4*[.$D$3]*[.B3125]*(1-[.B3125])" office:value-type="float" office:value="0.566206814803477" calcext:value-type="float">
            <text:p>0,566206814803477</text:p>
          </table:table-cell>
          <table:table-cell table:number-columns-repeated="5"/>
        </table:table-row>
        <table:table-row table:style-name="ro1">
          <table:table-cell table:formula="of:=[.A3126]+1" office:value-type="float" office:value="3119" calcext:value-type="float">
            <text:p>3119</text:p>
          </table:table-cell>
          <table:table-cell table:formula="of:=4*[.$D$3]*[.B3126]*(1-[.B3126])" office:value-type="float" office:value="0.982466630694312" calcext:value-type="float">
            <text:p>0,982466630694312</text:p>
          </table:table-cell>
          <table:table-cell table:number-columns-repeated="5"/>
        </table:table-row>
        <table:table-row table:style-name="ro1">
          <table:table-cell table:formula="of:=[.A3127]+1" office:value-type="float" office:value="3120" calcext:value-type="float">
            <text:p>3120</text:p>
          </table:table-cell>
          <table:table-cell table:formula="of:=4*[.$D$3]*[.B3127]*(1-[.B3127])" office:value-type="float" office:value="0.0689038010659128" calcext:value-type="float">
            <text:p>0,068903801065913</text:p>
          </table:table-cell>
          <table:table-cell table:number-columns-repeated="5"/>
        </table:table-row>
        <table:table-row table:style-name="ro1">
          <table:table-cell table:formula="of:=[.A3128]+1" office:value-type="float" office:value="3121" calcext:value-type="float">
            <text:p>3121</text:p>
          </table:table-cell>
          <table:table-cell table:formula="of:=4*[.$D$3]*[.B3128]*(1-[.B3128])" office:value-type="float" office:value="0.256624269058328" calcext:value-type="float">
            <text:p>0,256624269058328</text:p>
          </table:table-cell>
          <table:table-cell table:number-columns-repeated="5"/>
        </table:table-row>
        <table:table-row table:style-name="ro1">
          <table:table-cell table:formula="of:=[.A3129]+1" office:value-type="float" office:value="3122" calcext:value-type="float">
            <text:p>3122</text:p>
          </table:table-cell>
          <table:table-cell table:formula="of:=4*[.$D$3]*[.B3129]*(1-[.B3129])" office:value-type="float" office:value="0.763073014354427" calcext:value-type="float">
            <text:p>0,763073014354427</text:p>
          </table:table-cell>
          <table:table-cell table:number-columns-repeated="5"/>
        </table:table-row>
        <table:table-row table:style-name="ro1">
          <table:table-cell table:formula="of:=[.A3130]+1" office:value-type="float" office:value="3123" calcext:value-type="float">
            <text:p>3123</text:p>
          </table:table-cell>
          <table:table-cell table:formula="of:=4*[.$D$3]*[.B3130]*(1-[.B3130])" office:value-type="float" office:value="0.723170356473903" calcext:value-type="float">
            <text:p>0,723170356473903</text:p>
          </table:table-cell>
          <table:table-cell table:number-columns-repeated="5"/>
        </table:table-row>
        <table:table-row table:style-name="ro1">
          <table:table-cell table:formula="of:=[.A3131]+1" office:value-type="float" office:value="3124" calcext:value-type="float">
            <text:p>3124</text:p>
          </table:table-cell>
          <table:table-cell table:formula="of:=4*[.$D$3]*[.B3131]*(1-[.B3131])" office:value-type="float" office:value="0.800779967965245" calcext:value-type="float">
            <text:p>0,800779967965245</text:p>
          </table:table-cell>
          <table:table-cell table:number-columns-repeated="5"/>
        </table:table-row>
        <table:table-row table:style-name="ro1">
          <table:table-cell table:formula="of:=[.A3132]+1" office:value-type="float" office:value="3125" calcext:value-type="float">
            <text:p>3125</text:p>
          </table:table-cell>
          <table:table-cell table:formula="of:=4*[.$D$3]*[.B3132]*(1-[.B3132])" office:value-type="float" office:value="0.638125643483304" calcext:value-type="float">
            <text:p>0,638125643483304</text:p>
          </table:table-cell>
          <table:table-cell table:number-columns-repeated="5"/>
        </table:table-row>
        <table:table-row table:style-name="ro1">
          <table:table-cell table:formula="of:=[.A3133]+1" office:value-type="float" office:value="3126" calcext:value-type="float">
            <text:p>3126</text:p>
          </table:table-cell>
          <table:table-cell table:formula="of:=4*[.$D$3]*[.B3133]*(1-[.B3133])" office:value-type="float" office:value="0.923685226449292" calcext:value-type="float">
            <text:p>0,923685226449292</text:p>
          </table:table-cell>
          <table:table-cell table:number-columns-repeated="5"/>
        </table:table-row>
        <table:table-row table:style-name="ro1">
          <table:table-cell table:formula="of:=[.A3134]+1" office:value-type="float" office:value="3127" calcext:value-type="float">
            <text:p>3127</text:p>
          </table:table-cell>
          <table:table-cell table:formula="of:=4*[.$D$3]*[.B3134]*(1-[.B3134])" office:value-type="float" office:value="0.281963315554447" calcext:value-type="float">
            <text:p>0,281963315554447</text:p>
          </table:table-cell>
          <table:table-cell table:number-columns-repeated="5"/>
        </table:table-row>
        <table:table-row table:style-name="ro1">
          <table:table-cell table:formula="of:=[.A3135]+1" office:value-type="float" office:value="3128" calcext:value-type="float">
            <text:p>3128</text:p>
          </table:table-cell>
          <table:table-cell table:formula="of:=4*[.$D$3]*[.B3135]*(1-[.B3135])" office:value-type="float" office:value="0.809840016943961" calcext:value-type="float">
            <text:p>0,809840016943961</text:p>
          </table:table-cell>
          <table:table-cell table:number-columns-repeated="5"/>
        </table:table-row>
        <table:table-row table:style-name="ro1">
          <table:table-cell table:formula="of:=[.A3136]+1" office:value-type="float" office:value="3129" calcext:value-type="float">
            <text:p>3129</text:p>
          </table:table-cell>
          <table:table-cell table:formula="of:=4*[.$D$3]*[.B3136]*(1-[.B3136])" office:value-type="float" office:value="0.615996655600664" calcext:value-type="float">
            <text:p>0,615996655600664</text:p>
          </table:table-cell>
          <table:table-cell table:number-columns-repeated="5"/>
        </table:table-row>
        <table:table-row table:style-name="ro1">
          <table:table-cell table:formula="of:=[.A3137]+1" office:value-type="float" office:value="3130" calcext:value-type="float">
            <text:p>3130</text:p>
          </table:table-cell>
          <table:table-cell table:formula="of:=4*[.$D$3]*[.B3137]*(1-[.B3137])" office:value-type="float" office:value="0.946179103557844" calcext:value-type="float">
            <text:p>0,946179103557844</text:p>
          </table:table-cell>
          <table:table-cell table:number-columns-repeated="5"/>
        </table:table-row>
        <table:table-row table:style-name="ro1">
          <table:table-cell table:formula="of:=[.A3138]+1" office:value-type="float" office:value="3131" calcext:value-type="float">
            <text:p>3131</text:p>
          </table:table-cell>
          <table:table-cell table:formula="of:=4*[.$D$3]*[.B3138]*(1-[.B3138])" office:value-type="float" office:value="0.203696830193274" calcext:value-type="float">
            <text:p>0,203696830193274</text:p>
          </table:table-cell>
          <table:table-cell table:number-columns-repeated="5"/>
        </table:table-row>
        <table:table-row table:style-name="ro1">
          <table:table-cell table:formula="of:=[.A3139]+1" office:value-type="float" office:value="3132" calcext:value-type="float">
            <text:p>3132</text:p>
          </table:table-cell>
          <table:table-cell table:formula="of:=4*[.$D$3]*[.B3139]*(1-[.B3139])" office:value-type="float" office:value="0.648817726249946" calcext:value-type="float">
            <text:p>0,648817726249946</text:p>
          </table:table-cell>
          <table:table-cell table:number-columns-repeated="5"/>
        </table:table-row>
        <table:table-row table:style-name="ro1">
          <table:table-cell table:formula="of:=[.A3140]+1" office:value-type="float" office:value="3133" calcext:value-type="float">
            <text:p>3133</text:p>
          </table:table-cell>
          <table:table-cell table:formula="of:=4*[.$D$3]*[.B3140]*(1-[.B3140])" office:value-type="float" office:value="0.911413137415184" calcext:value-type="float">
            <text:p>0,911413137415184</text:p>
          </table:table-cell>
          <table:table-cell table:number-columns-repeated="5"/>
        </table:table-row>
        <table:table-row table:style-name="ro1">
          <table:table-cell table:formula="of:=[.A3141]+1" office:value-type="float" office:value="3134" calcext:value-type="float">
            <text:p>3134</text:p>
          </table:table-cell>
          <table:table-cell table:formula="of:=4*[.$D$3]*[.B3141]*(1-[.B3141])" office:value-type="float" office:value="0.32295692144878" calcext:value-type="float">
            <text:p>0,32295692144878</text:p>
          </table:table-cell>
          <table:table-cell table:number-columns-repeated="5"/>
        </table:table-row>
        <table:table-row table:style-name="ro1">
          <table:table-cell table:formula="of:=[.A3142]+1" office:value-type="float" office:value="3135" calcext:value-type="float">
            <text:p>3135</text:p>
          </table:table-cell>
          <table:table-cell table:formula="of:=4*[.$D$3]*[.B3142]*(1-[.B3142])" office:value-type="float" office:value="0.874622993348426" calcext:value-type="float">
            <text:p>0,874622993348426</text:p>
          </table:table-cell>
          <table:table-cell table:number-columns-repeated="5"/>
        </table:table-row>
        <table:table-row table:style-name="ro1">
          <table:table-cell table:formula="of:=[.A3143]+1" office:value-type="float" office:value="3136" calcext:value-type="float">
            <text:p>3136</text:p>
          </table:table-cell>
          <table:table-cell table:formula="of:=4*[.$D$3]*[.B3143]*(1-[.B3143])" office:value-type="float" office:value="0.43863045141866" calcext:value-type="float">
            <text:p>0,43863045141866</text:p>
          </table:table-cell>
          <table:table-cell table:number-columns-repeated="5"/>
        </table:table-row>
        <table:table-row table:style-name="ro1">
          <table:table-cell table:formula="of:=[.A3144]+1" office:value-type="float" office:value="3137" calcext:value-type="float">
            <text:p>3137</text:p>
          </table:table-cell>
          <table:table-cell table:formula="of:=4*[.$D$3]*[.B3144]*(1-[.B3144])" office:value-type="float" office:value="0.98493511402769" calcext:value-type="float">
            <text:p>0,98493511402769</text:p>
          </table:table-cell>
          <table:table-cell table:number-columns-repeated="5"/>
        </table:table-row>
        <table:table-row table:style-name="ro1">
          <table:table-cell table:formula="of:=[.A3145]+1" office:value-type="float" office:value="3138" calcext:value-type="float">
            <text:p>3138</text:p>
          </table:table-cell>
          <table:table-cell table:formula="of:=4*[.$D$3]*[.B3145]*(1-[.B3145])" office:value-type="float" office:value="0.0593517407318036" calcext:value-type="float">
            <text:p>0,059351740731804</text:p>
          </table:table-cell>
          <table:table-cell table:number-columns-repeated="5"/>
        </table:table-row>
        <table:table-row table:style-name="ro1">
          <table:table-cell table:formula="of:=[.A3146]+1" office:value-type="float" office:value="3139" calcext:value-type="float">
            <text:p>3139</text:p>
          </table:table-cell>
          <table:table-cell table:formula="of:=4*[.$D$3]*[.B3146]*(1-[.B3146])" office:value-type="float" office:value="0.223316446415633" calcext:value-type="float">
            <text:p>0,223316446415633</text:p>
          </table:table-cell>
          <table:table-cell table:number-columns-repeated="5"/>
        </table:table-row>
        <table:table-row table:style-name="ro1">
          <table:table-cell table:formula="of:=[.A3147]+1" office:value-type="float" office:value="3140" calcext:value-type="float">
            <text:p>3140</text:p>
          </table:table-cell>
          <table:table-cell table:formula="of:=4*[.$D$3]*[.B3147]*(1-[.B3147])" office:value-type="float" office:value="0.693784844703708" calcext:value-type="float">
            <text:p>0,693784844703708</text:p>
          </table:table-cell>
          <table:table-cell table:number-columns-repeated="5"/>
        </table:table-row>
        <table:table-row table:style-name="ro1">
          <table:table-cell table:formula="of:=[.A3148]+1" office:value-type="float" office:value="3141" calcext:value-type="float">
            <text:p>3141</text:p>
          </table:table-cell>
          <table:table-cell table:formula="of:=4*[.$D$3]*[.B3148]*(1-[.B3148])" office:value-type="float" office:value="0.849789735852639" calcext:value-type="float">
            <text:p>0,849789735852639</text:p>
          </table:table-cell>
          <table:table-cell table:number-columns-repeated="5"/>
        </table:table-row>
        <table:table-row table:style-name="ro1">
          <table:table-cell table:formula="of:=[.A3149]+1" office:value-type="float" office:value="3142" calcext:value-type="float">
            <text:p>3142</text:p>
          </table:table-cell>
          <table:table-cell table:formula="of:=4*[.$D$3]*[.B3149]*(1-[.B3149])" office:value-type="float" office:value="0.510588562768564" calcext:value-type="float">
            <text:p>0,510588562768564</text:p>
          </table:table-cell>
          <table:table-cell table:number-columns-repeated="5"/>
        </table:table-row>
        <table:table-row table:style-name="ro1">
          <table:table-cell table:formula="of:=[.A3150]+1" office:value-type="float" office:value="3143" calcext:value-type="float">
            <text:p>3143</text:p>
          </table:table-cell>
          <table:table-cell table:formula="of:=4*[.$D$3]*[.B3150]*(1-[.B3150])" office:value-type="float" office:value="0.999551529353985" calcext:value-type="float">
            <text:p>0,999551529353985</text:p>
          </table:table-cell>
          <table:table-cell table:number-columns-repeated="5"/>
        </table:table-row>
        <table:table-row table:style-name="ro1">
          <table:table-cell table:formula="of:=[.A3151]+1" office:value-type="float" office:value="3144" calcext:value-type="float">
            <text:p>3144</text:p>
          </table:table-cell>
          <table:table-cell table:formula="of:=4*[.$D$3]*[.B3151]*(1-[.B3151])" office:value-type="float" office:value="0.00179307808037975" calcext:value-type="float">
            <text:p>0,00179307808038</text:p>
          </table:table-cell>
          <table:table-cell table:number-columns-repeated="5"/>
        </table:table-row>
        <table:table-row table:style-name="ro1">
          <table:table-cell table:formula="of:=[.A3152]+1" office:value-type="float" office:value="3145" calcext:value-type="float">
            <text:p>3145</text:p>
          </table:table-cell>
          <table:table-cell table:formula="of:=4*[.$D$3]*[.B3152]*(1-[.B3152])" office:value-type="float" office:value="0.00715945180550966" calcext:value-type="float">
            <text:p>0,00715945180551</text:p>
          </table:table-cell>
          <table:table-cell table:number-columns-repeated="5"/>
        </table:table-row>
        <table:table-row table:style-name="ro1">
          <table:table-cell table:formula="of:=[.A3153]+1" office:value-type="float" office:value="3146" calcext:value-type="float">
            <text:p>3146</text:p>
          </table:table-cell>
          <table:table-cell table:formula="of:=4*[.$D$3]*[.B3153]*(1-[.B3153])" office:value-type="float" office:value="0.028432776221417" calcext:value-type="float">
            <text:p>0,028432776221417</text:p>
          </table:table-cell>
          <table:table-cell table:number-columns-repeated="5"/>
        </table:table-row>
        <table:table-row table:style-name="ro1">
          <table:table-cell table:formula="of:=[.A3154]+1" office:value-type="float" office:value="3147" calcext:value-type="float">
            <text:p>3147</text:p>
          </table:table-cell>
          <table:table-cell table:formula="of:=4*[.$D$3]*[.B3154]*(1-[.B3154])" office:value-type="float" office:value="0.110497413831039" calcext:value-type="float">
            <text:p>0,110497413831039</text:p>
          </table:table-cell>
          <table:table-cell table:number-columns-repeated="5"/>
        </table:table-row>
        <table:table-row table:style-name="ro1">
          <table:table-cell table:formula="of:=[.A3155]+1" office:value-type="float" office:value="3148" calcext:value-type="float">
            <text:p>3148</text:p>
          </table:table-cell>
          <table:table-cell table:formula="of:=4*[.$D$3]*[.B3155]*(1-[.B3155])" office:value-type="float" office:value="0.393150941470765" calcext:value-type="float">
            <text:p>0,393150941470765</text:p>
          </table:table-cell>
          <table:table-cell table:number-columns-repeated="5"/>
        </table:table-row>
        <table:table-row table:style-name="ro1">
          <table:table-cell table:formula="of:=[.A3156]+1" office:value-type="float" office:value="3149" calcext:value-type="float">
            <text:p>3149</text:p>
          </table:table-cell>
          <table:table-cell table:formula="of:=4*[.$D$3]*[.B3156]*(1-[.B3156])" office:value-type="float" office:value="0.954333114765664" calcext:value-type="float">
            <text:p>0,954333114765664</text:p>
          </table:table-cell>
          <table:table-cell table:number-columns-repeated="5"/>
        </table:table-row>
        <table:table-row table:style-name="ro1">
          <table:table-cell table:formula="of:=[.A3157]+1" office:value-type="float" office:value="3150" calcext:value-type="float">
            <text:p>3150</text:p>
          </table:table-cell>
          <table:table-cell table:formula="of:=4*[.$D$3]*[.B3157]*(1-[.B3157])" office:value-type="float" office:value="0.174325683309318" calcext:value-type="float">
            <text:p>0,174325683309318</text:p>
          </table:table-cell>
          <table:table-cell table:number-columns-repeated="5"/>
        </table:table-row>
        <table:table-row table:style-name="ro1">
          <table:table-cell table:formula="of:=[.A3158]+1" office:value-type="float" office:value="3151" calcext:value-type="float">
            <text:p>3151</text:p>
          </table:table-cell>
          <table:table-cell table:formula="of:=4*[.$D$3]*[.B3158]*(1-[.B3158])" office:value-type="float" office:value="0.575744957792231" calcext:value-type="float">
            <text:p>0,575744957792231</text:p>
          </table:table-cell>
          <table:table-cell table:number-columns-repeated="5"/>
        </table:table-row>
        <table:table-row table:style-name="ro1">
          <table:table-cell table:formula="of:=[.A3159]+1" office:value-type="float" office:value="3152" calcext:value-type="float">
            <text:p>3152</text:p>
          </table:table-cell>
          <table:table-cell table:formula="of:=4*[.$D$3]*[.B3159]*(1-[.B3159])" office:value-type="float" office:value="0.977050805476213" calcext:value-type="float">
            <text:p>0,977050805476213</text:p>
          </table:table-cell>
          <table:table-cell table:number-columns-repeated="5"/>
        </table:table-row>
        <table:table-row table:style-name="ro1">
          <table:table-cell table:formula="of:=[.A3160]+1" office:value-type="float" office:value="3153" calcext:value-type="float">
            <text:p>3153</text:p>
          </table:table-cell>
          <table:table-cell table:formula="of:=4*[.$D$3]*[.B3160]*(1-[.B3160])" office:value-type="float" office:value="0.0896901159779863" calcext:value-type="float">
            <text:p>0,089690115977986</text:p>
          </table:table-cell>
          <table:table-cell table:number-columns-repeated="5"/>
        </table:table-row>
        <table:table-row table:style-name="ro1">
          <table:table-cell table:formula="of:=[.A3161]+1" office:value-type="float" office:value="3154" calcext:value-type="float">
            <text:p>3154</text:p>
          </table:table-cell>
          <table:table-cell table:formula="of:=4*[.$D$3]*[.B3161]*(1-[.B3161])" office:value-type="float" office:value="0.326583196295366" calcext:value-type="float">
            <text:p>0,326583196295366</text:p>
          </table:table-cell>
          <table:table-cell table:number-columns-repeated="5"/>
        </table:table-row>
        <table:table-row table:style-name="ro1">
          <table:table-cell table:formula="of:=[.A3162]+1" office:value-type="float" office:value="3155" calcext:value-type="float">
            <text:p>3155</text:p>
          </table:table-cell>
          <table:table-cell table:formula="of:=4*[.$D$3]*[.B3162]*(1-[.B3162])" office:value-type="float" office:value="0.879706448771474" calcext:value-type="float">
            <text:p>0,879706448771474</text:p>
          </table:table-cell>
          <table:table-cell table:number-columns-repeated="5"/>
        </table:table-row>
        <table:table-row table:style-name="ro1">
          <table:table-cell table:formula="of:=[.A3163]+1" office:value-type="float" office:value="3156" calcext:value-type="float">
            <text:p>3156</text:p>
          </table:table-cell>
          <table:table-cell table:formula="of:=4*[.$D$3]*[.B3163]*(1-[.B3163])" office:value-type="float" office:value="0.423292051045423" calcext:value-type="float">
            <text:p>0,423292051045423</text:p>
          </table:table-cell>
          <table:table-cell table:number-columns-repeated="5"/>
        </table:table-row>
        <table:table-row table:style-name="ro1">
          <table:table-cell table:formula="of:=[.A3164]+1" office:value-type="float" office:value="3157" calcext:value-type="float">
            <text:p>3157</text:p>
          </table:table-cell>
          <table:table-cell table:formula="of:=4*[.$D$3]*[.B3164]*(1-[.B3164])" office:value-type="float" office:value="0.976463562268728" calcext:value-type="float">
            <text:p>0,976463562268728</text:p>
          </table:table-cell>
          <table:table-cell table:number-columns-repeated="5"/>
        </table:table-row>
        <table:table-row table:style-name="ro1">
          <table:table-cell table:formula="of:=[.A3165]+1" office:value-type="float" office:value="3158" calcext:value-type="float">
            <text:p>3158</text:p>
          </table:table-cell>
          <table:table-cell table:formula="of:=4*[.$D$3]*[.B3165]*(1-[.B3165])" office:value-type="float" office:value="0.0919298953207767" calcext:value-type="float">
            <text:p>0,091929895320777</text:p>
          </table:table-cell>
          <table:table-cell table:number-columns-repeated="5"/>
        </table:table-row>
        <table:table-row table:style-name="ro1">
          <table:table-cell table:formula="of:=[.A3166]+1" office:value-type="float" office:value="3159" calcext:value-type="float">
            <text:p>3159</text:p>
          </table:table-cell>
          <table:table-cell table:formula="of:=4*[.$D$3]*[.B3166]*(1-[.B3166])" office:value-type="float" office:value="0.333915158668351" calcext:value-type="float">
            <text:p>0,333915158668351</text:p>
          </table:table-cell>
          <table:table-cell table:number-columns-repeated="5"/>
        </table:table-row>
        <table:table-row table:style-name="ro1">
          <table:table-cell table:formula="of:=[.A3167]+1" office:value-type="float" office:value="3160" calcext:value-type="float">
            <text:p>3160</text:p>
          </table:table-cell>
          <table:table-cell table:formula="of:=4*[.$D$3]*[.B3167]*(1-[.B3167])" office:value-type="float" office:value="0.889663301919364" calcext:value-type="float">
            <text:p>0,889663301919364</text:p>
          </table:table-cell>
          <table:table-cell table:number-columns-repeated="5"/>
        </table:table-row>
        <table:table-row table:style-name="ro1">
          <table:table-cell table:formula="of:=[.A3168]+1" office:value-type="float" office:value="3161" calcext:value-type="float">
            <text:p>3161</text:p>
          </table:table-cell>
          <table:table-cell table:formula="of:=4*[.$D$3]*[.B3168]*(1-[.B3168])" office:value-type="float" office:value="0.392650044549195" calcext:value-type="float">
            <text:p>0,392650044549195</text:p>
          </table:table-cell>
          <table:table-cell table:number-columns-repeated="5"/>
        </table:table-row>
        <table:table-row table:style-name="ro1">
          <table:table-cell table:formula="of:=[.A3169]+1" office:value-type="float" office:value="3162" calcext:value-type="float">
            <text:p>3162</text:p>
          </table:table-cell>
          <table:table-cell table:formula="of:=4*[.$D$3]*[.B3169]*(1-[.B3169])" office:value-type="float" office:value="0.953903948258841" calcext:value-type="float">
            <text:p>0,953903948258841</text:p>
          </table:table-cell>
          <table:table-cell table:number-columns-repeated="5"/>
        </table:table-row>
        <table:table-row table:style-name="ro1">
          <table:table-cell table:formula="of:=[.A3170]+1" office:value-type="float" office:value="3163" calcext:value-type="float">
            <text:p>3163</text:p>
          </table:table-cell>
          <table:table-cell table:formula="of:=4*[.$D$3]*[.B3170]*(1-[.B3170])" office:value-type="float" office:value="0.175884823020143" calcext:value-type="float">
            <text:p>0,175884823020143</text:p>
          </table:table-cell>
          <table:table-cell table:number-columns-repeated="5"/>
        </table:table-row>
        <table:table-row table:style-name="ro1">
          <table:table-cell table:formula="of:=[.A3171]+1" office:value-type="float" office:value="3164" calcext:value-type="float">
            <text:p>3164</text:p>
          </table:table-cell>
          <table:table-cell table:formula="of:=4*[.$D$3]*[.B3171]*(1-[.B3171])" office:value-type="float" office:value="0.579797408205264" calcext:value-type="float">
            <text:p>0,579797408205264</text:p>
          </table:table-cell>
          <table:table-cell table:number-columns-repeated="5"/>
        </table:table-row>
        <table:table-row table:style-name="ro1">
          <table:table-cell table:formula="of:=[.A3172]+1" office:value-type="float" office:value="3165" calcext:value-type="float">
            <text:p>3165</text:p>
          </table:table-cell>
          <table:table-cell table:formula="of:=4*[.$D$3]*[.B3172]*(1-[.B3172])" office:value-type="float" office:value="0.97452949457489" calcext:value-type="float">
            <text:p>0,97452949457489</text:p>
          </table:table-cell>
          <table:table-cell table:number-columns-repeated="5"/>
        </table:table-row>
        <table:table-row table:style-name="ro1">
          <table:table-cell table:formula="of:=[.A3173]+1" office:value-type="float" office:value="3166" calcext:value-type="float">
            <text:p>3166</text:p>
          </table:table-cell>
          <table:table-cell table:formula="of:=4*[.$D$3]*[.B3173]*(1-[.B3173])" office:value-type="float" office:value="0.0992870351139977" calcext:value-type="float">
            <text:p>0,099287035113998</text:p>
          </table:table-cell>
          <table:table-cell table:number-columns-repeated="5"/>
        </table:table-row>
        <table:table-row table:style-name="ro1">
          <table:table-cell table:formula="of:=[.A3174]+1" office:value-type="float" office:value="3167" calcext:value-type="float">
            <text:p>3167</text:p>
          </table:table-cell>
          <table:table-cell table:formula="of:=4*[.$D$3]*[.B3174]*(1-[.B3174])" office:value-type="float" office:value="0.357716479089078" calcext:value-type="float">
            <text:p>0,357716479089078</text:p>
          </table:table-cell>
          <table:table-cell table:number-columns-repeated="5"/>
        </table:table-row>
        <table:table-row table:style-name="ro1">
          <table:table-cell table:formula="of:=[.A3175]+1" office:value-type="float" office:value="3168" calcext:value-type="float">
            <text:p>3168</text:p>
          </table:table-cell>
          <table:table-cell table:formula="of:=4*[.$D$3]*[.B3175]*(1-[.B3175])" office:value-type="float" office:value="0.919021598708765" calcext:value-type="float">
            <text:p>0,919021598708765</text:p>
          </table:table-cell>
          <table:table-cell table:number-columns-repeated="5"/>
        </table:table-row>
        <table:table-row table:style-name="ro1">
          <table:table-cell table:formula="of:=[.A3176]+1" office:value-type="float" office:value="3169" calcext:value-type="float">
            <text:p>3169</text:p>
          </table:table-cell>
          <table:table-cell table:formula="of:=4*[.$D$3]*[.B3176]*(1-[.B3176])" office:value-type="float" office:value="0.297683599262203" calcext:value-type="float">
            <text:p>0,297683599262203</text:p>
          </table:table-cell>
          <table:table-cell table:number-columns-repeated="5"/>
        </table:table-row>
        <table:table-row table:style-name="ro1">
          <table:table-cell table:formula="of:=[.A3177]+1" office:value-type="float" office:value="3170" calcext:value-type="float">
            <text:p>3170</text:p>
          </table:table-cell>
          <table:table-cell table:formula="of:=4*[.$D$3]*[.B3177]*(1-[.B3177])" office:value-type="float" office:value="0.836272295970013" calcext:value-type="float">
            <text:p>0,836272295970013</text:p>
          </table:table-cell>
          <table:table-cell table:number-columns-repeated="5"/>
        </table:table-row>
        <table:table-row table:style-name="ro1">
          <table:table-cell table:formula="of:=[.A3178]+1" office:value-type="float" office:value="3171" calcext:value-type="float">
            <text:p>3171</text:p>
          </table:table-cell>
          <table:table-cell table:formula="of:=4*[.$D$3]*[.B3178]*(1-[.B3178])" office:value-type="float" office:value="0.547683771852224" calcext:value-type="float">
            <text:p>0,547683771852224</text:p>
          </table:table-cell>
          <table:table-cell table:number-columns-repeated="5"/>
        </table:table-row>
        <table:table-row table:style-name="ro1">
          <table:table-cell table:formula="of:=[.A3179]+1" office:value-type="float" office:value="3172" calcext:value-type="float">
            <text:p>3172</text:p>
          </table:table-cell>
          <table:table-cell table:formula="of:=4*[.$D$3]*[.B3179]*(1-[.B3179])" office:value-type="float" office:value="0.99090503160778" calcext:value-type="float">
            <text:p>0,99090503160778</text:p>
          </table:table-cell>
          <table:table-cell table:number-columns-repeated="5"/>
        </table:table-row>
        <table:table-row table:style-name="ro1">
          <table:table-cell table:formula="of:=[.A3180]+1" office:value-type="float" office:value="3173" calcext:value-type="float">
            <text:p>3173</text:p>
          </table:table-cell>
          <table:table-cell table:formula="of:=4*[.$D$3]*[.B3180]*(1-[.B3180])" office:value-type="float" office:value="0.0360489997686573" calcext:value-type="float">
            <text:p>0,036048999768657</text:p>
          </table:table-cell>
          <table:table-cell table:number-columns-repeated="5"/>
        </table:table-row>
        <table:table-row table:style-name="ro1">
          <table:table-cell table:formula="of:=[.A3181]+1" office:value-type="float" office:value="3174" calcext:value-type="float">
            <text:p>3174</text:p>
          </table:table-cell>
          <table:table-cell table:formula="of:=4*[.$D$3]*[.B3181]*(1-[.B3181])" office:value-type="float" office:value="0.138997877537346" calcext:value-type="float">
            <text:p>0,138997877537346</text:p>
          </table:table-cell>
          <table:table-cell table:number-columns-repeated="5"/>
        </table:table-row>
        <table:table-row table:style-name="ro1">
          <table:table-cell table:formula="of:=[.A3182]+1" office:value-type="float" office:value="3175" calcext:value-type="float">
            <text:p>3175</text:p>
          </table:table-cell>
          <table:table-cell table:formula="of:=4*[.$D$3]*[.B3182]*(1-[.B3182])" office:value-type="float" office:value="0.478709870309837" calcext:value-type="float">
            <text:p>0,478709870309837</text:p>
          </table:table-cell>
          <table:table-cell table:number-columns-repeated="5"/>
        </table:table-row>
        <table:table-row table:style-name="ro1">
          <table:table-cell table:formula="of:=[.A3183]+1" office:value-type="float" office:value="3176" calcext:value-type="float">
            <text:p>3176</text:p>
          </table:table-cell>
          <table:table-cell table:formula="of:=4*[.$D$3]*[.B3183]*(1-[.B3183])" office:value-type="float" office:value="0.998186921511104" calcext:value-type="float">
            <text:p>0,998186921511104</text:p>
          </table:table-cell>
          <table:table-cell table:number-columns-repeated="5"/>
        </table:table-row>
        <table:table-row table:style-name="ro1">
          <table:table-cell table:formula="of:=[.A3184]+1" office:value-type="float" office:value="3177" calcext:value-type="float">
            <text:p>3177</text:p>
          </table:table-cell>
          <table:table-cell table:formula="of:=4*[.$D$3]*[.B3184]*(1-[.B3184])" office:value-type="float" office:value="0.00723916494115509" calcext:value-type="float">
            <text:p>0,007239164941155</text:p>
          </table:table-cell>
          <table:table-cell table:number-columns-repeated="5"/>
        </table:table-row>
        <table:table-row table:style-name="ro1">
          <table:table-cell table:formula="of:=[.A3185]+1" office:value-type="float" office:value="3178" calcext:value-type="float">
            <text:p>3178</text:p>
          </table:table-cell>
          <table:table-cell table:formula="of:=4*[.$D$3]*[.B3185]*(1-[.B3185])" office:value-type="float" office:value="0.0287470377284394" calcext:value-type="float">
            <text:p>0,028747037728439</text:p>
          </table:table-cell>
          <table:table-cell table:number-columns-repeated="5"/>
        </table:table-row>
        <table:table-row table:style-name="ro1">
          <table:table-cell table:formula="of:=[.A3186]+1" office:value-type="float" office:value="3179" calcext:value-type="float">
            <text:p>3179</text:p>
          </table:table-cell>
          <table:table-cell table:formula="of:=4*[.$D$3]*[.B3186]*(1-[.B3186])" office:value-type="float" office:value="0.111682582201116" calcext:value-type="float">
            <text:p>0,111682582201116</text:p>
          </table:table-cell>
          <table:table-cell table:number-columns-repeated="5"/>
        </table:table-row>
        <table:table-row table:style-name="ro1">
          <table:table-cell table:formula="of:=[.A3187]+1" office:value-type="float" office:value="3180" calcext:value-type="float">
            <text:p>3180</text:p>
          </table:table-cell>
          <table:table-cell table:formula="of:=4*[.$D$3]*[.B3187]*(1-[.B3187])" office:value-type="float" office:value="0.396838332136029" calcext:value-type="float">
            <text:p>0,396838332136029</text:p>
          </table:table-cell>
          <table:table-cell table:number-columns-repeated="5"/>
        </table:table-row>
        <table:table-row table:style-name="ro1">
          <table:table-cell table:formula="of:=[.A3188]+1" office:value-type="float" office:value="3181" calcext:value-type="float">
            <text:p>3181</text:p>
          </table:table-cell>
          <table:table-cell table:formula="of:=4*[.$D$3]*[.B3188]*(1-[.B3188])" office:value-type="float" office:value="0.957430681134095" calcext:value-type="float">
            <text:p>0,957430681134095</text:p>
          </table:table-cell>
          <table:table-cell table:number-columns-repeated="5"/>
        </table:table-row>
        <table:table-row table:style-name="ro1">
          <table:table-cell table:formula="of:=[.A3189]+1" office:value-type="float" office:value="3182" calcext:value-type="float">
            <text:p>3182</text:p>
          </table:table-cell>
          <table:table-cell table:formula="of:=4*[.$D$3]*[.B3189]*(1-[.B3189])" office:value-type="float" office:value="0.163028687828793" calcext:value-type="float">
            <text:p>0,163028687828793</text:p>
          </table:table-cell>
          <table:table-cell table:number-columns-repeated="5"/>
        </table:table-row>
        <table:table-row table:style-name="ro1">
          <table:table-cell table:formula="of:=[.A3190]+1" office:value-type="float" office:value="3183" calcext:value-type="float">
            <text:p>3183</text:p>
          </table:table-cell>
          <table:table-cell table:formula="of:=4*[.$D$3]*[.B3190]*(1-[.B3190])" office:value-type="float" office:value="0.545801339094459" calcext:value-type="float">
            <text:p>0,545801339094459</text:p>
          </table:table-cell>
          <table:table-cell table:number-columns-repeated="5"/>
        </table:table-row>
        <table:table-row table:style-name="ro1">
          <table:table-cell table:formula="of:=[.A3191]+1" office:value-type="float" office:value="3184" calcext:value-type="float">
            <text:p>3184</text:p>
          </table:table-cell>
          <table:table-cell table:formula="of:=4*[.$D$3]*[.B3191]*(1-[.B3191])" office:value-type="float" office:value="0.991608949348617" calcext:value-type="float">
            <text:p>0,991608949348617</text:p>
          </table:table-cell>
          <table:table-cell table:number-columns-repeated="5"/>
        </table:table-row>
        <table:table-row table:style-name="ro1">
          <table:table-cell table:formula="of:=[.A3192]+1" office:value-type="float" office:value="3185" calcext:value-type="float">
            <text:p>3185</text:p>
          </table:table-cell>
          <table:table-cell table:formula="of:=4*[.$D$3]*[.B3192]*(1-[.B3192])" office:value-type="float" office:value="0.033282563681394" calcext:value-type="float">
            <text:p>0,033282563681394</text:p>
          </table:table-cell>
          <table:table-cell table:number-columns-repeated="5"/>
        </table:table-row>
        <table:table-row table:style-name="ro1">
          <table:table-cell table:formula="of:=[.A3193]+1" office:value-type="float" office:value="3186" calcext:value-type="float">
            <text:p>3186</text:p>
          </table:table-cell>
          <table:table-cell table:formula="of:=4*[.$D$3]*[.B3193]*(1-[.B3193])" office:value-type="float" office:value="0.128699338544752" calcext:value-type="float">
            <text:p>0,128699338544752</text:p>
          </table:table-cell>
          <table:table-cell table:number-columns-repeated="5"/>
        </table:table-row>
        <table:table-row table:style-name="ro1">
          <table:table-cell table:formula="of:=[.A3194]+1" office:value-type="float" office:value="3187" calcext:value-type="float">
            <text:p>3187</text:p>
          </table:table-cell>
          <table:table-cell table:formula="of:=4*[.$D$3]*[.B3194]*(1-[.B3194])" office:value-type="float" office:value="0.448543275211581" calcext:value-type="float">
            <text:p>0,448543275211581</text:p>
          </table:table-cell>
          <table:table-cell table:number-columns-repeated="5"/>
        </table:table-row>
        <table:table-row table:style-name="ro1">
          <table:table-cell table:formula="of:=[.A3195]+1" office:value-type="float" office:value="3188" calcext:value-type="float">
            <text:p>3188</text:p>
          </table:table-cell>
          <table:table-cell table:formula="of:=4*[.$D$3]*[.B3195]*(1-[.B3195])" office:value-type="float" office:value="0.989408821896195" calcext:value-type="float">
            <text:p>0,989408821896195</text:p>
          </table:table-cell>
          <table:table-cell table:number-columns-repeated="5"/>
        </table:table-row>
        <table:table-row table:style-name="ro1">
          <table:table-cell table:formula="of:=[.A3196]+1" office:value-type="float" office:value="3189" calcext:value-type="float">
            <text:p>3189</text:p>
          </table:table-cell>
          <table:table-cell table:formula="of:=4*[.$D$3]*[.B3196]*(1-[.B3196])" office:value-type="float" office:value="0.041916020200712" calcext:value-type="float">
            <text:p>0,041916020200712</text:p>
          </table:table-cell>
          <table:table-cell table:number-columns-repeated="5"/>
        </table:table-row>
        <table:table-row table:style-name="ro1">
          <table:table-cell table:formula="of:=[.A3197]+1" office:value-type="float" office:value="3190" calcext:value-type="float">
            <text:p>3190</text:p>
          </table:table-cell>
          <table:table-cell table:formula="of:=4*[.$D$3]*[.B3197]*(1-[.B3197])" office:value-type="float" office:value="0.160636269804982" calcext:value-type="float">
            <text:p>0,160636269804982</text:p>
          </table:table-cell>
          <table:table-cell table:number-columns-repeated="5"/>
        </table:table-row>
        <table:table-row table:style-name="ro1">
          <table:table-cell table:formula="of:=[.A3198]+1" office:value-type="float" office:value="3191" calcext:value-type="float">
            <text:p>3191</text:p>
          </table:table-cell>
          <table:table-cell table:formula="of:=4*[.$D$3]*[.B3198]*(1-[.B3198])" office:value-type="float" office:value="0.539329034512492" calcext:value-type="float">
            <text:p>0,539329034512492</text:p>
          </table:table-cell>
          <table:table-cell table:number-columns-repeated="5"/>
        </table:table-row>
        <table:table-row table:style-name="ro1">
          <table:table-cell table:formula="of:=[.A3199]+1" office:value-type="float" office:value="3192" calcext:value-type="float">
            <text:p>3192</text:p>
          </table:table-cell>
          <table:table-cell table:formula="of:=4*[.$D$3]*[.B3199]*(1-[.B3199])" office:value-type="float" office:value="0.993812908177261" calcext:value-type="float">
            <text:p>0,993812908177261</text:p>
          </table:table-cell>
          <table:table-cell table:number-columns-repeated="5"/>
        </table:table-row>
        <table:table-row table:style-name="ro1">
          <table:table-cell table:formula="of:=[.A3200]+1" office:value-type="float" office:value="3193" calcext:value-type="float">
            <text:p>3193</text:p>
          </table:table-cell>
          <table:table-cell table:formula="of:=4*[.$D$3]*[.B3200]*(1-[.B3200])" office:value-type="float" office:value="0.0245952468700645" calcext:value-type="float">
            <text:p>0,024595246870065</text:p>
          </table:table-cell>
          <table:table-cell table:number-columns-repeated="5"/>
        </table:table-row>
        <table:table-row table:style-name="ro1">
          <table:table-cell table:formula="of:=[.A3201]+1" office:value-type="float" office:value="3194" calcext:value-type="float">
            <text:p>3194</text:p>
          </table:table-cell>
          <table:table-cell table:formula="of:=4*[.$D$3]*[.B3201]*(1-[.B3201])" office:value-type="float" office:value="0.0959612828058604" calcext:value-type="float">
            <text:p>0,09596128280586</text:p>
          </table:table-cell>
          <table:table-cell table:number-columns-repeated="5"/>
        </table:table-row>
        <table:table-row table:style-name="ro1">
          <table:table-cell table:formula="of:=[.A3202]+1" office:value-type="float" office:value="3195" calcext:value-type="float">
            <text:p>3195</text:p>
          </table:table-cell>
          <table:table-cell table:formula="of:=4*[.$D$3]*[.B3202]*(1-[.B3202])" office:value-type="float" office:value="0.347010860032456" calcext:value-type="float">
            <text:p>0,347010860032456</text:p>
          </table:table-cell>
          <table:table-cell table:number-columns-repeated="5"/>
        </table:table-row>
        <table:table-row table:style-name="ro1">
          <table:table-cell table:formula="of:=[.A3203]+1" office:value-type="float" office:value="3196" calcext:value-type="float">
            <text:p>3196</text:p>
          </table:table-cell>
          <table:table-cell table:formula="of:=4*[.$D$3]*[.B3203]*(1-[.B3203])" office:value-type="float" office:value="0.906377292207965" calcext:value-type="float">
            <text:p>0,906377292207965</text:p>
          </table:table-cell>
          <table:table-cell table:number-columns-repeated="5"/>
        </table:table-row>
        <table:table-row table:style-name="ro1">
          <table:table-cell table:formula="of:=[.A3204]+1" office:value-type="float" office:value="3197" calcext:value-type="float">
            <text:p>3197</text:p>
          </table:table-cell>
          <table:table-cell table:formula="of:=4*[.$D$3]*[.B3204]*(1-[.B3204])" office:value-type="float" office:value="0.339429985510888" calcext:value-type="float">
            <text:p>0,339429985510888</text:p>
          </table:table-cell>
          <table:table-cell table:number-columns-repeated="5"/>
        </table:table-row>
        <table:table-row table:style-name="ro1">
          <table:table-cell table:formula="of:=[.A3205]+1" office:value-type="float" office:value="3198" calcext:value-type="float">
            <text:p>3198</text:p>
          </table:table-cell>
          <table:table-cell table:formula="of:=4*[.$D$3]*[.B3205]*(1-[.B3205])" office:value-type="float" office:value="0.896869081787866" calcext:value-type="float">
            <text:p>0,896869081787866</text:p>
          </table:table-cell>
          <table:table-cell table:number-columns-repeated="5"/>
        </table:table-row>
        <table:table-row table:style-name="ro1">
          <table:table-cell table:formula="of:=[.A3206]+1" office:value-type="float" office:value="3199" calcext:value-type="float">
            <text:p>3199</text:p>
          </table:table-cell>
          <table:table-cell table:formula="of:=4*[.$D$3]*[.B3206]*(1-[.B3206])" office:value-type="float" office:value="0.369979727683425" calcext:value-type="float">
            <text:p>0,369979727683425</text:p>
          </table:table-cell>
          <table:table-cell table:number-columns-repeated="5"/>
        </table:table-row>
        <table:table-row table:style-name="ro1">
          <table:table-cell table:formula="of:=[.A3207]+1" office:value-type="float" office:value="3200" calcext:value-type="float">
            <text:p>3200</text:p>
          </table:table-cell>
          <table:table-cell table:formula="of:=4*[.$D$3]*[.B3207]*(1-[.B3207])" office:value-type="float" office:value="0.932378915146894" calcext:value-type="float">
            <text:p>0,932378915146894</text:p>
          </table:table-cell>
          <table:table-cell table:number-columns-repeated="5"/>
        </table:table-row>
        <table:table-row table:style-name="ro1">
          <table:table-cell table:formula="of:=[.A3208]+1" office:value-type="float" office:value="3201" calcext:value-type="float">
            <text:p>3201</text:p>
          </table:table-cell>
          <table:table-cell table:formula="of:=4*[.$D$3]*[.B3208]*(1-[.B3208])" office:value-type="float" office:value="0.252193894945579" calcext:value-type="float">
            <text:p>0,252193894945579</text:p>
          </table:table-cell>
          <table:table-cell table:number-columns-repeated="5"/>
        </table:table-row>
        <table:table-row table:style-name="ro1">
          <table:table-cell table:formula="of:=[.A3209]+1" office:value-type="float" office:value="3202" calcext:value-type="float">
            <text:p>3202</text:p>
          </table:table-cell>
          <table:table-cell table:formula="of:=4*[.$D$3]*[.B3209]*(1-[.B3209])" office:value-type="float" office:value="0.754368537191029" calcext:value-type="float">
            <text:p>0,754368537191029</text:p>
          </table:table-cell>
          <table:table-cell table:number-columns-repeated="5"/>
        </table:table-row>
        <table:table-row table:style-name="ro1">
          <table:table-cell table:formula="of:=[.A3210]+1" office:value-type="float" office:value="3203" calcext:value-type="float">
            <text:p>3203</text:p>
          </table:table-cell>
          <table:table-cell table:formula="of:=4*[.$D$3]*[.B3210]*(1-[.B3210])" office:value-type="float" office:value="0.741186589149185" calcext:value-type="float">
            <text:p>0,741186589149185</text:p>
          </table:table-cell>
          <table:table-cell table:number-columns-repeated="5"/>
        </table:table-row>
        <table:table-row table:style-name="ro1">
          <table:table-cell table:formula="of:=[.A3211]+1" office:value-type="float" office:value="3204" calcext:value-type="float">
            <text:p>3204</text:p>
          </table:table-cell>
          <table:table-cell table:formula="of:=4*[.$D$3]*[.B3211]*(1-[.B3211])" office:value-type="float" office:value="0.767316116858328" calcext:value-type="float">
            <text:p>0,767316116858328</text:p>
          </table:table-cell>
          <table:table-cell table:number-columns-repeated="5"/>
        </table:table-row>
        <table:table-row table:style-name="ro1">
          <table:table-cell table:formula="of:=[.A3212]+1" office:value-type="float" office:value="3205" calcext:value-type="float">
            <text:p>3205</text:p>
          </table:table-cell>
          <table:table-cell table:formula="of:=4*[.$D$3]*[.B3212]*(1-[.B3212])" office:value-type="float" office:value="0.714168374671139" calcext:value-type="float">
            <text:p>0,714168374671139</text:p>
          </table:table-cell>
          <table:table-cell table:number-columns-repeated="5"/>
        </table:table-row>
        <table:table-row table:style-name="ro1">
          <table:table-cell table:formula="of:=[.A3213]+1" office:value-type="float" office:value="3206" calcext:value-type="float">
            <text:p>3206</text:p>
          </table:table-cell>
          <table:table-cell table:formula="of:=4*[.$D$3]*[.B3213]*(1-[.B3213])" office:value-type="float" office:value="0.816527629162891" calcext:value-type="float">
            <text:p>0,816527629162891</text:p>
          </table:table-cell>
          <table:table-cell table:number-columns-repeated="5"/>
        </table:table-row>
        <table:table-row table:style-name="ro1">
          <table:table-cell table:formula="of:=[.A3214]+1" office:value-type="float" office:value="3207" calcext:value-type="float">
            <text:p>3207</text:p>
          </table:table-cell>
          <table:table-cell table:formula="of:=4*[.$D$3]*[.B3214]*(1-[.B3214])" office:value-type="float" office:value="0.599241039906077" calcext:value-type="float">
            <text:p>0,599241039906077</text:p>
          </table:table-cell>
          <table:table-cell table:number-columns-repeated="5"/>
        </table:table-row>
        <table:table-row table:style-name="ro1">
          <table:table-cell table:formula="of:=[.A3215]+1" office:value-type="float" office:value="3208" calcext:value-type="float">
            <text:p>3208</text:p>
          </table:table-cell>
          <table:table-cell table:formula="of:=4*[.$D$3]*[.B3215]*(1-[.B3215])" office:value-type="float" office:value="0.960604863993441" calcext:value-type="float">
            <text:p>0,960604863993441</text:p>
          </table:table-cell>
          <table:table-cell table:number-columns-repeated="5"/>
        </table:table-row>
        <table:table-row table:style-name="ro1">
          <table:table-cell table:formula="of:=[.A3216]+1" office:value-type="float" office:value="3209" calcext:value-type="float">
            <text:p>3209</text:p>
          </table:table-cell>
          <table:table-cell table:formula="of:=4*[.$D$3]*[.B3216]*(1-[.B3216])" office:value-type="float" office:value="0.151372637062333" calcext:value-type="float">
            <text:p>0,151372637062333</text:p>
          </table:table-cell>
          <table:table-cell table:number-columns-repeated="5"/>
        </table:table-row>
        <table:table-row table:style-name="ro1">
          <table:table-cell table:formula="of:=[.A3217]+1" office:value-type="float" office:value="3210" calcext:value-type="float">
            <text:p>3210</text:p>
          </table:table-cell>
          <table:table-cell table:formula="of:=4*[.$D$3]*[.B3217]*(1-[.B3217])" office:value-type="float" office:value="0.513835847244513" calcext:value-type="float">
            <text:p>0,513835847244513</text:p>
          </table:table-cell>
          <table:table-cell table:number-columns-repeated="5"/>
        </table:table-row>
        <table:table-row table:style-name="ro1">
          <table:table-cell table:formula="of:=[.A3218]+1" office:value-type="float" office:value="3211" calcext:value-type="float">
            <text:p>3211</text:p>
          </table:table-cell>
          <table:table-cell table:formula="of:=4*[.$D$3]*[.B3218]*(1-[.B3218])" office:value-type="float" office:value="0.999234277324106" calcext:value-type="float">
            <text:p>0,999234277324106</text:p>
          </table:table-cell>
          <table:table-cell table:number-columns-repeated="5"/>
        </table:table-row>
        <table:table-row table:style-name="ro1">
          <table:table-cell table:formula="of:=[.A3219]+1" office:value-type="float" office:value="3212" calcext:value-type="float">
            <text:p>3212</text:p>
          </table:table-cell>
          <table:table-cell table:formula="of:=4*[.$D$3]*[.B3219]*(1-[.B3219])" office:value-type="float" office:value="0.00306054537871061" calcext:value-type="float">
            <text:p>0,003060545378711</text:p>
          </table:table-cell>
          <table:table-cell table:number-columns-repeated="5"/>
        </table:table-row>
        <table:table-row table:style-name="ro1">
          <table:table-cell table:formula="of:=[.A3220]+1" office:value-type="float" office:value="3213" calcext:value-type="float">
            <text:p>3213</text:p>
          </table:table-cell>
          <table:table-cell table:formula="of:=4*[.$D$3]*[.B3220]*(1-[.B3220])" office:value-type="float" office:value="0.0122047137627819" calcext:value-type="float">
            <text:p>0,012204713762782</text:p>
          </table:table-cell>
          <table:table-cell table:number-columns-repeated="5"/>
        </table:table-row>
        <table:table-row table:style-name="ro1">
          <table:table-cell table:formula="of:=[.A3221]+1" office:value-type="float" office:value="3214" calcext:value-type="float">
            <text:p>3214</text:p>
          </table:table-cell>
          <table:table-cell table:formula="of:=4*[.$D$3]*[.B3221]*(1-[.B3221])" office:value-type="float" office:value="0.0482230348990017" calcext:value-type="float">
            <text:p>0,048223034899002</text:p>
          </table:table-cell>
          <table:table-cell table:number-columns-repeated="5"/>
        </table:table-row>
        <table:table-row table:style-name="ro1">
          <table:table-cell table:formula="of:=[.A3222]+1" office:value-type="float" office:value="3215" calcext:value-type="float">
            <text:p>3215</text:p>
          </table:table-cell>
          <table:table-cell table:formula="of:=4*[.$D$3]*[.B3222]*(1-[.B3222])" office:value-type="float" office:value="0.183590295216526" calcext:value-type="float">
            <text:p>0,183590295216526</text:p>
          </table:table-cell>
          <table:table-cell table:number-columns-repeated="5"/>
        </table:table-row>
        <table:table-row table:style-name="ro1">
          <table:table-cell table:formula="of:=[.A3223]+1" office:value-type="float" office:value="3216" calcext:value-type="float">
            <text:p>3216</text:p>
          </table:table-cell>
          <table:table-cell table:formula="of:=4*[.$D$3]*[.B3223]*(1-[.B3223])" office:value-type="float" office:value="0.599539594875338" calcext:value-type="float">
            <text:p>0,599539594875338</text:p>
          </table:table-cell>
          <table:table-cell table:number-columns-repeated="5"/>
        </table:table-row>
        <table:table-row table:style-name="ro1">
          <table:table-cell table:formula="of:=[.A3224]+1" office:value-type="float" office:value="3217" calcext:value-type="float">
            <text:p>3217</text:p>
          </table:table-cell>
          <table:table-cell table:formula="of:=4*[.$D$3]*[.B3224]*(1-[.B3224])" office:value-type="float" office:value="0.960367476208214" calcext:value-type="float">
            <text:p>0,960367476208214</text:p>
          </table:table-cell>
          <table:table-cell table:number-columns-repeated="5"/>
        </table:table-row>
        <table:table-row table:style-name="ro1">
          <table:table-cell table:formula="of:=[.A3225]+1" office:value-type="float" office:value="3218" calcext:value-type="float">
            <text:p>3218</text:p>
          </table:table-cell>
          <table:table-cell table:formula="of:=4*[.$D$3]*[.B3225]*(1-[.B3225])" office:value-type="float" office:value="0.152247147398717" calcext:value-type="float">
            <text:p>0,152247147398717</text:p>
          </table:table-cell>
          <table:table-cell table:number-columns-repeated="5"/>
        </table:table-row>
        <table:table-row table:style-name="ro1">
          <table:table-cell table:formula="of:=[.A3226]+1" office:value-type="float" office:value="3219" calcext:value-type="float">
            <text:p>3219</text:p>
          </table:table-cell>
          <table:table-cell table:formula="of:=4*[.$D$3]*[.B3226]*(1-[.B3226])" office:value-type="float" office:value="0.516271814030682" calcext:value-type="float">
            <text:p>0,516271814030682</text:p>
          </table:table-cell>
          <table:table-cell table:number-columns-repeated="5"/>
        </table:table-row>
        <table:table-row table:style-name="ro1">
          <table:table-cell table:formula="of:=[.A3227]+1" office:value-type="float" office:value="3220" calcext:value-type="float">
            <text:p>3220</text:p>
          </table:table-cell>
          <table:table-cell table:formula="of:=4*[.$D$3]*[.B3227]*(1-[.B3227])" office:value-type="float" office:value="0.998940912272604" calcext:value-type="float">
            <text:p>0,998940912272604</text:p>
          </table:table-cell>
          <table:table-cell table:number-columns-repeated="5"/>
        </table:table-row>
        <table:table-row table:style-name="ro1">
          <table:table-cell table:formula="of:=[.A3228]+1" office:value-type="float" office:value="3221" calcext:value-type="float">
            <text:p>3221</text:p>
          </table:table-cell>
          <table:table-cell table:formula="of:=4*[.$D$3]*[.B3228]*(1-[.B3228])" office:value-type="float" office:value="0.00423186424232823" calcext:value-type="float">
            <text:p>0,004231864242328</text:p>
          </table:table-cell>
          <table:table-cell table:number-columns-repeated="5"/>
        </table:table-row>
        <table:table-row table:style-name="ro1">
          <table:table-cell table:formula="of:=[.A3229]+1" office:value-type="float" office:value="3222" calcext:value-type="float">
            <text:p>3222</text:p>
          </table:table-cell>
          <table:table-cell table:formula="of:=4*[.$D$3]*[.B3229]*(1-[.B3229])" office:value-type="float" office:value="0.0168558222694509" calcext:value-type="float">
            <text:p>0,016855822269451</text:p>
          </table:table-cell>
          <table:table-cell table:number-columns-repeated="5"/>
        </table:table-row>
        <table:table-row table:style-name="ro1">
          <table:table-cell table:formula="of:=[.A3230]+1" office:value-type="float" office:value="3223" calcext:value-type="float">
            <text:p>3223</text:p>
          </table:table-cell>
          <table:table-cell table:formula="of:=4*[.$D$3]*[.B3230]*(1-[.B3230])" office:value-type="float" office:value="0.0662868141002865" calcext:value-type="float">
            <text:p>0,066286814100287</text:p>
          </table:table-cell>
          <table:table-cell table:number-columns-repeated="5"/>
        </table:table-row>
        <table:table-row table:style-name="ro1">
          <table:table-cell table:formula="of:=[.A3231]+1" office:value-type="float" office:value="3224" calcext:value-type="float">
            <text:p>3224</text:p>
          </table:table-cell>
          <table:table-cell table:formula="of:=4*[.$D$3]*[.B3231]*(1-[.B3231])" office:value-type="float" office:value="0.247571489506882" calcext:value-type="float">
            <text:p>0,247571489506882</text:p>
          </table:table-cell>
          <table:table-cell table:number-columns-repeated="5"/>
        </table:table-row>
        <table:table-row table:style-name="ro1">
          <table:table-cell table:formula="of:=[.A3232]+1" office:value-type="float" office:value="3225" calcext:value-type="float">
            <text:p>3225</text:p>
          </table:table-cell>
          <table:table-cell table:formula="of:=4*[.$D$3]*[.B3232]*(1-[.B3232])" office:value-type="float" office:value="0.745119388360904" calcext:value-type="float">
            <text:p>0,745119388360904</text:p>
          </table:table-cell>
          <table:table-cell table:number-columns-repeated="5"/>
        </table:table-row>
        <table:table-row table:style-name="ro1">
          <table:table-cell table:formula="of:=[.A3233]+1" office:value-type="float" office:value="3226" calcext:value-type="float">
            <text:p>3226</text:p>
          </table:table-cell>
          <table:table-cell table:formula="of:=4*[.$D$3]*[.B3233]*(1-[.B3233])" office:value-type="float" office:value="0.759665941798306" calcext:value-type="float">
            <text:p>0,759665941798306</text:p>
          </table:table-cell>
          <table:table-cell table:number-columns-repeated="5"/>
        </table:table-row>
        <table:table-row table:style-name="ro1">
          <table:table-cell table:formula="of:=[.A3234]+1" office:value-type="float" office:value="3227" calcext:value-type="float">
            <text:p>3227</text:p>
          </table:table-cell>
          <table:table-cell table:formula="of:=4*[.$D$3]*[.B3234]*(1-[.B3234])" office:value-type="float" office:value="0.730294394679995" calcext:value-type="float">
            <text:p>0,730294394679995</text:p>
          </table:table-cell>
          <table:table-cell table:number-columns-repeated="5"/>
        </table:table-row>
        <table:table-row table:style-name="ro1">
          <table:table-cell table:formula="of:=[.A3235]+1" office:value-type="float" office:value="3228" calcext:value-type="float">
            <text:p>3228</text:p>
          </table:table-cell>
          <table:table-cell table:formula="of:=4*[.$D$3]*[.B3235]*(1-[.B3235])" office:value-type="float" office:value="0.787857967115899" calcext:value-type="float">
            <text:p>0,787857967115899</text:p>
          </table:table-cell>
          <table:table-cell table:number-columns-repeated="5"/>
        </table:table-row>
        <table:table-row table:style-name="ro1">
          <table:table-cell table:formula="of:=[.A3236]+1" office:value-type="float" office:value="3229" calcext:value-type="float">
            <text:p>3229</text:p>
          </table:table-cell>
          <table:table-cell table:formula="of:=4*[.$D$3]*[.B3236]*(1-[.B3236])" office:value-type="float" office:value="0.668551163071608" calcext:value-type="float">
            <text:p>0,668551163071608</text:p>
          </table:table-cell>
          <table:table-cell table:number-columns-repeated="5"/>
        </table:table-row>
        <table:table-row table:style-name="ro1">
          <table:table-cell table:formula="of:=[.A3237]+1" office:value-type="float" office:value="3230" calcext:value-type="float">
            <text:p>3230</text:p>
          </table:table-cell>
          <table:table-cell table:formula="of:=4*[.$D$3]*[.B3237]*(1-[.B3237])" office:value-type="float" office:value="0.886362021708833" calcext:value-type="float">
            <text:p>0,886362021708833</text:p>
          </table:table-cell>
          <table:table-cell table:number-columns-repeated="5"/>
        </table:table-row>
        <table:table-row table:style-name="ro1">
          <table:table-cell table:formula="of:=[.A3238]+1" office:value-type="float" office:value="3231" calcext:value-type="float">
            <text:p>3231</text:p>
          </table:table-cell>
          <table:table-cell table:formula="of:=4*[.$D$3]*[.B3238]*(1-[.B3238])" office:value-type="float" office:value="0.402897552724254" calcext:value-type="float">
            <text:p>0,402897552724254</text:p>
          </table:table-cell>
          <table:table-cell table:number-columns-repeated="5"/>
        </table:table-row>
        <table:table-row table:style-name="ro1">
          <table:table-cell table:formula="of:=[.A3239]+1" office:value-type="float" office:value="3232" calcext:value-type="float">
            <text:p>3232</text:p>
          </table:table-cell>
          <table:table-cell table:formula="of:=4*[.$D$3]*[.B3239]*(1-[.B3239])" office:value-type="float" office:value="0.962284458932244" calcext:value-type="float">
            <text:p>0,962284458932244</text:p>
          </table:table-cell>
          <table:table-cell table:number-columns-repeated="5"/>
        </table:table-row>
        <table:table-row table:style-name="ro1">
          <table:table-cell table:formula="of:=[.A3240]+1" office:value-type="float" office:value="3233" calcext:value-type="float">
            <text:p>3233</text:p>
          </table:table-cell>
          <table:table-cell table:formula="of:=4*[.$D$3]*[.B3240]*(1-[.B3240])" office:value-type="float" office:value="0.145172316118891" calcext:value-type="float">
            <text:p>0,145172316118891</text:p>
          </table:table-cell>
          <table:table-cell table:number-columns-repeated="5"/>
        </table:table-row>
        <table:table-row table:style-name="ro1">
          <table:table-cell table:formula="of:=[.A3241]+1" office:value-type="float" office:value="3234" calcext:value-type="float">
            <text:p>3234</text:p>
          </table:table-cell>
          <table:table-cell table:formula="of:=4*[.$D$3]*[.B3241]*(1-[.B3241])" office:value-type="float" office:value="0.496389259006271" calcext:value-type="float">
            <text:p>0,496389259006271</text:p>
          </table:table-cell>
          <table:table-cell table:number-columns-repeated="5"/>
        </table:table-row>
        <table:table-row table:style-name="ro1">
          <table:table-cell table:formula="of:=[.A3242]+1" office:value-type="float" office:value="3235" calcext:value-type="float">
            <text:p>3235</text:p>
          </table:table-cell>
          <table:table-cell table:formula="of:=4*[.$D$3]*[.B3242]*(1-[.B3242])" office:value-type="float" office:value="0.999947850197905" calcext:value-type="float">
            <text:p>0,999947850197905</text:p>
          </table:table-cell>
          <table:table-cell table:number-columns-repeated="5"/>
        </table:table-row>
        <table:table-row table:style-name="ro1">
          <table:table-cell table:formula="of:=[.A3243]+1" office:value-type="float" office:value="3236" calcext:value-type="float">
            <text:p>3236</text:p>
          </table:table-cell>
          <table:table-cell table:formula="of:=4*[.$D$3]*[.B3243]*(1-[.B3243])" office:value-type="float" office:value="0.000208588329973021" calcext:value-type="float">
            <text:p>0,000208588329973</text:p>
          </table:table-cell>
          <table:table-cell table:number-columns-repeated="5"/>
        </table:table-row>
        <table:table-row table:style-name="ro1">
          <table:table-cell table:formula="of:=[.A3244]+1" office:value-type="float" office:value="3237" calcext:value-type="float">
            <text:p>3237</text:p>
          </table:table-cell>
          <table:table-cell table:formula="of:=4*[.$D$3]*[.B3244]*(1-[.B3244])" office:value-type="float" office:value="0.000834179283526481" calcext:value-type="float">
            <text:p>0,000834179283526</text:p>
          </table:table-cell>
          <table:table-cell table:number-columns-repeated="5"/>
        </table:table-row>
        <table:table-row table:style-name="ro1">
          <table:table-cell table:formula="of:=[.A3245]+1" office:value-type="float" office:value="3238" calcext:value-type="float">
            <text:p>3238</text:p>
          </table:table-cell>
          <table:table-cell table:formula="of:=4*[.$D$3]*[.B3245]*(1-[.B3245])" office:value-type="float" office:value="0.00333393371379767" calcext:value-type="float">
            <text:p>0,003333933713798</text:p>
          </table:table-cell>
          <table:table-cell table:number-columns-repeated="5"/>
        </table:table-row>
        <table:table-row table:style-name="ro1">
          <table:table-cell table:formula="of:=[.A3246]+1" office:value-type="float" office:value="3239" calcext:value-type="float">
            <text:p>3239</text:p>
          </table:table-cell>
          <table:table-cell table:formula="of:=4*[.$D$3]*[.B3246]*(1-[.B3246])" office:value-type="float" office:value="0.0132912743991587" calcext:value-type="float">
            <text:p>0,013291274399159</text:p>
          </table:table-cell>
          <table:table-cell table:number-columns-repeated="5"/>
        </table:table-row>
        <table:table-row table:style-name="ro1">
          <table:table-cell table:formula="of:=[.A3247]+1" office:value-type="float" office:value="3240" calcext:value-type="float">
            <text:p>3240</text:p>
          </table:table-cell>
          <table:table-cell table:formula="of:=4*[.$D$3]*[.B3247]*(1-[.B3247])" office:value-type="float" office:value="0.0524584656960198" calcext:value-type="float">
            <text:p>0,05245846569602</text:p>
          </table:table-cell>
          <table:table-cell table:number-columns-repeated="5"/>
        </table:table-row>
        <table:table-row table:style-name="ro1">
          <table:table-cell table:formula="of:=[.A3248]+1" office:value-type="float" office:value="3241" calcext:value-type="float">
            <text:p>3241</text:p>
          </table:table-cell>
          <table:table-cell table:formula="of:=4*[.$D$3]*[.B3248]*(1-[.B3248])" office:value-type="float" office:value="0.198826300291357" calcext:value-type="float">
            <text:p>0,198826300291357</text:p>
          </table:table-cell>
          <table:table-cell table:number-columns-repeated="5"/>
        </table:table-row>
        <table:table-row table:style-name="ro1">
          <table:table-cell table:formula="of:=[.A3249]+1" office:value-type="float" office:value="3242" calcext:value-type="float">
            <text:p>3242</text:p>
          </table:table-cell>
          <table:table-cell table:formula="of:=4*[.$D$3]*[.B3249]*(1-[.B3249])" office:value-type="float" office:value="0.637177610415233" calcext:value-type="float">
            <text:p>0,637177610415233</text:p>
          </table:table-cell>
          <table:table-cell table:number-columns-repeated="5"/>
        </table:table-row>
        <table:table-row table:style-name="ro1">
          <table:table-cell table:formula="of:=[.A3250]+1" office:value-type="float" office:value="3243" calcext:value-type="float">
            <text:p>3243</text:p>
          </table:table-cell>
          <table:table-cell table:formula="of:=4*[.$D$3]*[.B3250]*(1-[.B3250])" office:value-type="float" office:value="0.924729212803066" calcext:value-type="float">
            <text:p>0,924729212803066</text:p>
          </table:table-cell>
          <table:table-cell table:number-columns-repeated="5"/>
        </table:table-row>
        <table:table-row table:style-name="ro1">
          <table:table-cell table:formula="of:=[.A3251]+1" office:value-type="float" office:value="3244" calcext:value-type="float">
            <text:p>3244</text:p>
          </table:table-cell>
          <table:table-cell table:formula="of:=4*[.$D$3]*[.B3251]*(1-[.B3251])" office:value-type="float" office:value="0.278420383166751" calcext:value-type="float">
            <text:p>0,278420383166751</text:p>
          </table:table-cell>
          <table:table-cell table:number-columns-repeated="5"/>
        </table:table-row>
        <table:table-row table:style-name="ro1">
          <table:table-cell table:formula="of:=[.A3252]+1" office:value-type="float" office:value="3245" calcext:value-type="float">
            <text:p>3245</text:p>
          </table:table-cell>
          <table:table-cell table:formula="of:=4*[.$D$3]*[.B3252]*(1-[.B3252])" office:value-type="float" office:value="0.803609893616123" calcext:value-type="float">
            <text:p>0,803609893616123</text:p>
          </table:table-cell>
          <table:table-cell table:number-columns-repeated="5"/>
        </table:table-row>
        <table:table-row table:style-name="ro1">
          <table:table-cell table:formula="of:=[.A3253]+1" office:value-type="float" office:value="3246" calcext:value-type="float">
            <text:p>3246</text:p>
          </table:table-cell>
          <table:table-cell table:formula="of:=4*[.$D$3]*[.B3253]*(1-[.B3253])" office:value-type="float" office:value="0.631284129993627" calcext:value-type="float">
            <text:p>0,631284129993627</text:p>
          </table:table-cell>
          <table:table-cell table:number-columns-repeated="5"/>
        </table:table-row>
        <table:table-row table:style-name="ro1">
          <table:table-cell table:formula="of:=[.A3254]+1" office:value-type="float" office:value="3247" calcext:value-type="float">
            <text:p>3247</text:p>
          </table:table-cell>
          <table:table-cell table:formula="of:=4*[.$D$3]*[.B3254]*(1-[.B3254])" office:value-type="float" office:value="0.931057908847266" calcext:value-type="float">
            <text:p>0,931057908847266</text:p>
          </table:table-cell>
          <table:table-cell table:number-columns-repeated="5"/>
        </table:table-row>
        <table:table-row table:style-name="ro1">
          <table:table-cell table:formula="of:=[.A3255]+1" office:value-type="float" office:value="3248" calcext:value-type="float">
            <text:p>3248</text:p>
          </table:table-cell>
          <table:table-cell table:formula="of:=4*[.$D$3]*[.B3255]*(1-[.B3255])" office:value-type="float" office:value="0.256756316880889" calcext:value-type="float">
            <text:p>0,256756316880889</text:p>
          </table:table-cell>
          <table:table-cell table:number-columns-repeated="5"/>
        </table:table-row>
        <table:table-row table:style-name="ro1">
          <table:table-cell table:formula="of:=[.A3256]+1" office:value-type="float" office:value="3249" calcext:value-type="float">
            <text:p>3249</text:p>
          </table:table-cell>
          <table:table-cell table:formula="of:=4*[.$D$3]*[.B3256]*(1-[.B3256])" office:value-type="float" office:value="0.763330042490598" calcext:value-type="float">
            <text:p>0,763330042490598</text:p>
          </table:table-cell>
          <table:table-cell table:number-columns-repeated="5"/>
        </table:table-row>
        <table:table-row table:style-name="ro1">
          <table:table-cell table:formula="of:=[.A3257]+1" office:value-type="float" office:value="3250" calcext:value-type="float">
            <text:p>3250</text:p>
          </table:table-cell>
          <table:table-cell table:formula="of:=4*[.$D$3]*[.B3257]*(1-[.B3257])" office:value-type="float" office:value="0.7226291548876" calcext:value-type="float">
            <text:p>0,7226291548876</text:p>
          </table:table-cell>
          <table:table-cell table:number-columns-repeated="5"/>
        </table:table-row>
        <table:table-row table:style-name="ro1">
          <table:table-cell table:formula="of:=[.A3258]+1" office:value-type="float" office:value="3251" calcext:value-type="float">
            <text:p>3251</text:p>
          </table:table-cell>
          <table:table-cell table:formula="of:=4*[.$D$3]*[.B3258]*(1-[.B3258])" office:value-type="float" office:value="0.801745037576131" calcext:value-type="float">
            <text:p>0,801745037576131</text:p>
          </table:table-cell>
          <table:table-cell table:number-columns-repeated="5"/>
        </table:table-row>
        <table:table-row table:style-name="ro1">
          <table:table-cell table:formula="of:=[.A3259]+1" office:value-type="float" office:value="3252" calcext:value-type="float">
            <text:p>3252</text:p>
          </table:table-cell>
          <table:table-cell table:formula="of:=4*[.$D$3]*[.B3259]*(1-[.B3259])" office:value-type="float" office:value="0.635799729192716" calcext:value-type="float">
            <text:p>0,635799729192716</text:p>
          </table:table-cell>
          <table:table-cell table:number-columns-repeated="5"/>
        </table:table-row>
        <table:table-row table:style-name="ro1">
          <table:table-cell table:formula="of:=[.A3260]+1" office:value-type="float" office:value="3253" calcext:value-type="float">
            <text:p>3253</text:p>
          </table:table-cell>
          <table:table-cell table:formula="of:=4*[.$D$3]*[.B3260]*(1-[.B3260])" office:value-type="float" office:value="0.92623373420474" calcext:value-type="float">
            <text:p>0,92623373420474</text:p>
          </table:table-cell>
          <table:table-cell table:number-columns-repeated="5"/>
        </table:table-row>
        <table:table-row table:style-name="ro1">
          <table:table-cell table:formula="of:=[.A3261]+1" office:value-type="float" office:value="3254" calcext:value-type="float">
            <text:p>3254</text:p>
          </table:table-cell>
          <table:table-cell table:formula="of:=4*[.$D$3]*[.B3261]*(1-[.B3261])" office:value-type="float" office:value="0.273299215303533" calcext:value-type="float">
            <text:p>0,273299215303533</text:p>
          </table:table-cell>
          <table:table-cell table:number-columns-repeated="5"/>
        </table:table-row>
        <table:table-row table:style-name="ro1">
          <table:table-cell table:formula="of:=[.A3262]+1" office:value-type="float" office:value="3255" calcext:value-type="float">
            <text:p>3255</text:p>
          </table:table-cell>
          <table:table-cell table:formula="of:=4*[.$D$3]*[.B3262]*(1-[.B3262])" office:value-type="float" office:value="0.794427016872025" calcext:value-type="float">
            <text:p>0,794427016872025</text:p>
          </table:table-cell>
          <table:table-cell table:number-columns-repeated="5"/>
        </table:table-row>
        <table:table-row table:style-name="ro1">
          <table:table-cell table:formula="of:=[.A3263]+1" office:value-type="float" office:value="3256" calcext:value-type="float">
            <text:p>3256</text:p>
          </table:table-cell>
          <table:table-cell table:formula="of:=4*[.$D$3]*[.B3263]*(1-[.B3263])" office:value-type="float" office:value="0.653250926943361" calcext:value-type="float">
            <text:p>0,653250926943361</text:p>
          </table:table-cell>
          <table:table-cell table:number-columns-repeated="5"/>
        </table:table-row>
        <table:table-row table:style-name="ro1">
          <table:table-cell table:formula="of:=[.A3264]+1" office:value-type="float" office:value="3257" calcext:value-type="float">
            <text:p>3257</text:p>
          </table:table-cell>
          <table:table-cell table:formula="of:=4*[.$D$3]*[.B3264]*(1-[.B3264])" office:value-type="float" office:value="0.906056613564003" calcext:value-type="float">
            <text:p>0,906056613564003</text:p>
          </table:table-cell>
          <table:table-cell table:number-columns-repeated="5"/>
        </table:table-row>
        <table:table-row table:style-name="ro1">
          <table:table-cell table:formula="of:=[.A3265]+1" office:value-type="float" office:value="3258" calcext:value-type="float">
            <text:p>3258</text:p>
          </table:table-cell>
          <table:table-cell table:formula="of:=4*[.$D$3]*[.B3265]*(1-[.B3265])" office:value-type="float" office:value="0.340472106323736" calcext:value-type="float">
            <text:p>0,340472106323736</text:p>
          </table:table-cell>
          <table:table-cell table:number-columns-repeated="5"/>
        </table:table-row>
        <table:table-row table:style-name="ro1">
          <table:table-cell table:formula="of:=[.A3266]+1" office:value-type="float" office:value="3259" calcext:value-type="float">
            <text:p>3259</text:p>
          </table:table-cell>
          <table:table-cell table:formula="of:=4*[.$D$3]*[.B3266]*(1-[.B3266])" office:value-type="float" office:value="0.898203404556859" calcext:value-type="float">
            <text:p>0,898203404556859</text:p>
          </table:table-cell>
          <table:table-cell table:number-columns-repeated="5"/>
        </table:table-row>
        <table:table-row table:style-name="ro1">
          <table:table-cell table:formula="of:=[.A3267]+1" office:value-type="float" office:value="3260" calcext:value-type="float">
            <text:p>3260</text:p>
          </table:table-cell>
          <table:table-cell table:formula="of:=4*[.$D$3]*[.B3267]*(1-[.B3267])" office:value-type="float" office:value="0.365736194397306" calcext:value-type="float">
            <text:p>0,365736194397306</text:p>
          </table:table-cell>
          <table:table-cell table:number-columns-repeated="5"/>
        </table:table-row>
        <table:table-row table:style-name="ro1">
          <table:table-cell table:formula="of:=[.A3268]+1" office:value-type="float" office:value="3261" calcext:value-type="float">
            <text:p>3261</text:p>
          </table:table-cell>
          <table:table-cell table:formula="of:=4*[.$D$3]*[.B3268]*(1-[.B3268])" office:value-type="float" office:value="0.927892922020328" calcext:value-type="float">
            <text:p>0,927892922020328</text:p>
          </table:table-cell>
          <table:table-cell table:number-columns-repeated="5"/>
        </table:table-row>
        <table:table-row table:style-name="ro1">
          <table:table-cell table:formula="of:=[.A3269]+1" office:value-type="float" office:value="3262" calcext:value-type="float">
            <text:p>3262</text:p>
          </table:table-cell>
          <table:table-cell table:formula="of:=4*[.$D$3]*[.B3269]*(1-[.B3269])" office:value-type="float" office:value="0.267630589139621" calcext:value-type="float">
            <text:p>0,267630589139621</text:p>
          </table:table-cell>
          <table:table-cell table:number-columns-repeated="5"/>
        </table:table-row>
        <table:table-row table:style-name="ro1">
          <table:table-cell table:formula="of:=[.A3270]+1" office:value-type="float" office:value="3263" calcext:value-type="float">
            <text:p>3263</text:p>
          </table:table-cell>
          <table:table-cell table:formula="of:=4*[.$D$3]*[.B3270]*(1-[.B3270])" office:value-type="float" office:value="0.784017827585601" calcext:value-type="float">
            <text:p>0,784017827585601</text:p>
          </table:table-cell>
          <table:table-cell table:number-columns-repeated="5"/>
        </table:table-row>
        <table:table-row table:style-name="ro1">
          <table:table-cell table:formula="of:=[.A3271]+1" office:value-type="float" office:value="3264" calcext:value-type="float">
            <text:p>3264</text:p>
          </table:table-cell>
          <table:table-cell table:formula="of:=4*[.$D$3]*[.B3271]*(1-[.B3271])" office:value-type="float" office:value="0.677335494454223" calcext:value-type="float">
            <text:p>0,677335494454223</text:p>
          </table:table-cell>
          <table:table-cell table:number-columns-repeated="5"/>
        </table:table-row>
        <table:table-row table:style-name="ro1">
          <table:table-cell table:formula="of:=[.A3272]+1" office:value-type="float" office:value="3265" calcext:value-type="float">
            <text:p>3265</text:p>
          </table:table-cell>
          <table:table-cell table:formula="of:=4*[.$D$3]*[.B3272]*(1-[.B3272])" office:value-type="float" office:value="0.874208489626705" calcext:value-type="float">
            <text:p>0,874208489626705</text:p>
          </table:table-cell>
          <table:table-cell table:number-columns-repeated="5"/>
        </table:table-row>
        <table:table-row table:style-name="ro1">
          <table:table-cell table:formula="of:=[.A3273]+1" office:value-type="float" office:value="3266" calcext:value-type="float">
            <text:p>3266</text:p>
          </table:table-cell>
          <table:table-cell table:formula="of:=4*[.$D$3]*[.B3273]*(1-[.B3273])" office:value-type="float" office:value="0.439872025165201" calcext:value-type="float">
            <text:p>0,439872025165201</text:p>
          </table:table-cell>
          <table:table-cell table:number-columns-repeated="5"/>
        </table:table-row>
        <table:table-row table:style-name="ro1">
          <table:table-cell table:formula="of:=[.A3274]+1" office:value-type="float" office:value="3267" calcext:value-type="float">
            <text:p>3267</text:p>
          </table:table-cell>
          <table:table-cell table:formula="of:=4*[.$D$3]*[.B3274]*(1-[.B3274])" office:value-type="float" office:value="0.985538506569063" calcext:value-type="float">
            <text:p>0,985538506569063</text:p>
          </table:table-cell>
          <table:table-cell table:number-columns-repeated="5"/>
        </table:table-row>
        <table:table-row table:style-name="ro1">
          <table:table-cell table:formula="of:=[.A3275]+1" office:value-type="float" office:value="3268" calcext:value-type="float">
            <text:p>3268</text:p>
          </table:table-cell>
          <table:table-cell table:formula="of:=4*[.$D$3]*[.B3275]*(1-[.B3275])" office:value-type="float" office:value="0.0570094345547357" calcext:value-type="float">
            <text:p>0,057009434554736</text:p>
          </table:table-cell>
          <table:table-cell table:number-columns-repeated="5"/>
        </table:table-row>
        <table:table-row table:style-name="ro1">
          <table:table-cell table:formula="of:=[.A3276]+1" office:value-type="float" office:value="3269" calcext:value-type="float">
            <text:p>3269</text:p>
          </table:table-cell>
          <table:table-cell table:formula="of:=4*[.$D$3]*[.B3276]*(1-[.B3276])" office:value-type="float" office:value="0.21503743570594" calcext:value-type="float">
            <text:p>0,21503743570594</text:p>
          </table:table-cell>
          <table:table-cell table:number-columns-repeated="5"/>
        </table:table-row>
        <table:table-row table:style-name="ro1">
          <table:table-cell table:formula="of:=[.A3277]+1" office:value-type="float" office:value="3270" calcext:value-type="float">
            <text:p>3270</text:p>
          </table:table-cell>
          <table:table-cell table:formula="of:=4*[.$D$3]*[.B3277]*(1-[.B3277])" office:value-type="float" office:value="0.675185347803815" calcext:value-type="float">
            <text:p>0,675185347803815</text:p>
          </table:table-cell>
          <table:table-cell table:number-columns-repeated="5"/>
        </table:table-row>
        <table:table-row table:style-name="ro1">
          <table:table-cell table:formula="of:=[.A3278]+1" office:value-type="float" office:value="3271" calcext:value-type="float">
            <text:p>3271</text:p>
          </table:table-cell>
          <table:table-cell table:formula="of:=4*[.$D$3]*[.B3278]*(1-[.B3278])" office:value-type="float" office:value="0.877240375659426" calcext:value-type="float">
            <text:p>0,877240375659426</text:p>
          </table:table-cell>
          <table:table-cell table:number-columns-repeated="5"/>
        </table:table-row>
        <table:table-row table:style-name="ro1">
          <table:table-cell table:formula="of:=[.A3279]+1" office:value-type="float" office:value="3272" calcext:value-type="float">
            <text:p>3272</text:p>
          </table:table-cell>
          <table:table-cell table:formula="of:=4*[.$D$3]*[.B3279]*(1-[.B3279])" office:value-type="float" office:value="0.43075879588934" calcext:value-type="float">
            <text:p>0,43075879588934</text:p>
          </table:table-cell>
          <table:table-cell table:number-columns-repeated="5"/>
        </table:table-row>
        <table:table-row table:style-name="ro1">
          <table:table-cell table:formula="of:=[.A3280]+1" office:value-type="float" office:value="3273" calcext:value-type="float">
            <text:p>3273</text:p>
          </table:table-cell>
          <table:table-cell table:formula="of:=4*[.$D$3]*[.B3280]*(1-[.B3280])" office:value-type="float" office:value="0.980822622613224" calcext:value-type="float">
            <text:p>0,980822622613224</text:p>
          </table:table-cell>
          <table:table-cell table:number-columns-repeated="5"/>
        </table:table-row>
        <table:table-row table:style-name="ro1">
          <table:table-cell table:formula="of:=[.A3281]+1" office:value-type="float" office:value="3274" calcext:value-type="float">
            <text:p>3274</text:p>
          </table:table-cell>
          <table:table-cell table:formula="of:=4*[.$D$3]*[.B3281]*(1-[.B3281])" office:value-type="float" office:value="0.0752384223333653" calcext:value-type="float">
            <text:p>0,075238422333365</text:p>
          </table:table-cell>
          <table:table-cell table:number-columns-repeated="5"/>
        </table:table-row>
        <table:table-row table:style-name="ro1">
          <table:table-cell table:formula="of:=[.A3282]+1" office:value-type="float" office:value="3275" calcext:value-type="float">
            <text:p>3275</text:p>
          </table:table-cell>
          <table:table-cell table:formula="of:=4*[.$D$3]*[.B3282]*(1-[.B3282])" office:value-type="float" office:value="0.278310408552606" calcext:value-type="float">
            <text:p>0,278310408552606</text:p>
          </table:table-cell>
          <table:table-cell table:number-columns-repeated="5"/>
        </table:table-row>
        <table:table-row table:style-name="ro1">
          <table:table-cell table:formula="of:=[.A3283]+1" office:value-type="float" office:value="3276" calcext:value-type="float">
            <text:p>3276</text:p>
          </table:table-cell>
          <table:table-cell table:formula="of:=4*[.$D$3]*[.B3283]*(1-[.B3283])" office:value-type="float" office:value="0.80341490017555" calcext:value-type="float">
            <text:p>0,80341490017555</text:p>
          </table:table-cell>
          <table:table-cell table:number-columns-repeated="5"/>
        </table:table-row>
        <table:table-row table:style-name="ro1">
          <table:table-cell table:formula="of:=[.A3284]+1" office:value-type="float" office:value="3277" calcext:value-type="float">
            <text:p>3277</text:p>
          </table:table-cell>
          <table:table-cell table:formula="of:=4*[.$D$3]*[.B3284]*(1-[.B3284])" office:value-type="float" office:value="0.631757593405844" calcext:value-type="float">
            <text:p>0,631757593405844</text:p>
          </table:table-cell>
          <table:table-cell table:number-columns-repeated="5"/>
        </table:table-row>
        <table:table-row table:style-name="ro1">
          <table:table-cell table:formula="of:=[.A3285]+1" office:value-type="float" office:value="3278" calcext:value-type="float">
            <text:p>3278</text:p>
          </table:table-cell>
          <table:table-cell table:formula="of:=4*[.$D$3]*[.B3285]*(1-[.B3285])" office:value-type="float" office:value="0.930559746319601" calcext:value-type="float">
            <text:p>0,930559746319601</text:p>
          </table:table-cell>
          <table:table-cell table:number-columns-repeated="5"/>
        </table:table-row>
        <table:table-row table:style-name="ro1">
          <table:table-cell table:formula="of:=[.A3286]+1" office:value-type="float" office:value="3279" calcext:value-type="float">
            <text:p>3279</text:p>
          </table:table-cell>
          <table:table-cell table:formula="of:=4*[.$D$3]*[.B3286]*(1-[.B3286])" office:value-type="float" office:value="0.258473219396804" calcext:value-type="float">
            <text:p>0,258473219396804</text:p>
          </table:table-cell>
          <table:table-cell table:number-columns-repeated="5"/>
        </table:table-row>
        <table:table-row table:style-name="ro1">
          <table:table-cell table:formula="of:=[.A3287]+1" office:value-type="float" office:value="3280" calcext:value-type="float">
            <text:p>3280</text:p>
          </table:table-cell>
          <table:table-cell table:formula="of:=4*[.$D$3]*[.B3287]*(1-[.B3287])" office:value-type="float" office:value="0.766659257005822" calcext:value-type="float">
            <text:p>0,766659257005822</text:p>
          </table:table-cell>
          <table:table-cell table:number-columns-repeated="5"/>
        </table:table-row>
        <table:table-row table:style-name="ro1">
          <table:table-cell table:formula="of:=[.A3288]+1" office:value-type="float" office:value="3281" calcext:value-type="float">
            <text:p>3281</text:p>
          </table:table-cell>
          <table:table-cell table:formula="of:=4*[.$D$3]*[.B3288]*(1-[.B3288])" office:value-type="float" office:value="0.715571362612412" calcext:value-type="float">
            <text:p>0,715571362612412</text:p>
          </table:table-cell>
          <table:table-cell table:number-columns-repeated="5"/>
        </table:table-row>
        <table:table-row table:style-name="ro1">
          <table:table-cell table:formula="of:=[.A3289]+1" office:value-type="float" office:value="3282" calcext:value-type="float">
            <text:p>3282</text:p>
          </table:table-cell>
          <table:table-cell table:formula="of:=4*[.$D$3]*[.B3289]*(1-[.B3289])" office:value-type="float" office:value="0.814115950485711" calcext:value-type="float">
            <text:p>0,814115950485711</text:p>
          </table:table-cell>
          <table:table-cell table:number-columns-repeated="5"/>
        </table:table-row>
        <table:table-row table:style-name="ro1">
          <table:table-cell table:formula="of:=[.A3290]+1" office:value-type="float" office:value="3283" calcext:value-type="float">
            <text:p>3283</text:p>
          </table:table-cell>
          <table:table-cell table:formula="of:=4*[.$D$3]*[.B3290]*(1-[.B3290])" office:value-type="float" office:value="0.605324678601833" calcext:value-type="float">
            <text:p>0,605324678601833</text:p>
          </table:table-cell>
          <table:table-cell table:number-columns-repeated="5"/>
        </table:table-row>
        <table:table-row table:style-name="ro1">
          <table:table-cell table:formula="of:=[.A3291]+1" office:value-type="float" office:value="3284" calcext:value-type="float">
            <text:p>3284</text:p>
          </table:table-cell>
          <table:table-cell table:formula="of:=4*[.$D$3]*[.B3291]*(1-[.B3291])" office:value-type="float" office:value="0.955626848309683" calcext:value-type="float">
            <text:p>0,955626848309683</text:p>
          </table:table-cell>
          <table:table-cell table:number-columns-repeated="5"/>
        </table:table-row>
        <table:table-row table:style-name="ro1">
          <table:table-cell table:formula="of:=[.A3292]+1" office:value-type="float" office:value="3285" calcext:value-type="float">
            <text:p>3285</text:p>
          </table:table-cell>
          <table:table-cell table:formula="of:=4*[.$D$3]*[.B3292]*(1-[.B3292])" office:value-type="float" office:value="0.169616700397541" calcext:value-type="float">
            <text:p>0,169616700397541</text:p>
          </table:table-cell>
          <table:table-cell table:number-columns-repeated="5"/>
        </table:table-row>
        <table:table-row table:style-name="ro1">
          <table:table-cell table:formula="of:=[.A3293]+1" office:value-type="float" office:value="3286" calcext:value-type="float">
            <text:p>3286</text:p>
          </table:table-cell>
          <table:table-cell table:formula="of:=4*[.$D$3]*[.B3293]*(1-[.B3293])" office:value-type="float" office:value="0.563387501375168" calcext:value-type="float">
            <text:p>0,563387501375168</text:p>
          </table:table-cell>
          <table:table-cell table:number-columns-repeated="5"/>
        </table:table-row>
        <table:table-row table:style-name="ro1">
          <table:table-cell table:formula="of:=[.A3294]+1" office:value-type="float" office:value="3287" calcext:value-type="float">
            <text:p>3287</text:p>
          </table:table-cell>
          <table:table-cell table:formula="of:=4*[.$D$3]*[.B3294]*(1-[.B3294])" office:value-type="float" office:value="0.983928098677652" calcext:value-type="float">
            <text:p>0,983928098677652</text:p>
          </table:table-cell>
          <table:table-cell table:number-columns-repeated="5"/>
        </table:table-row>
        <table:table-row table:style-name="ro1">
          <table:table-cell table:formula="of:=[.A3295]+1" office:value-type="float" office:value="3288" calcext:value-type="float">
            <text:p>3288</text:p>
          </table:table-cell>
          <table:table-cell table:formula="of:=4*[.$D$3]*[.B3295]*(1-[.B3295])" office:value-type="float" office:value="0.0632543812409293" calcext:value-type="float">
            <text:p>0,063254381240929</text:p>
          </table:table-cell>
          <table:table-cell table:number-columns-repeated="5"/>
        </table:table-row>
        <table:table-row table:style-name="ro1">
          <table:table-cell table:formula="of:=[.A3296]+1" office:value-type="float" office:value="3289" calcext:value-type="float">
            <text:p>3289</text:p>
          </table:table-cell>
          <table:table-cell table:formula="of:=4*[.$D$3]*[.B3296]*(1-[.B3296])" office:value-type="float" office:value="0.237013057979026" calcext:value-type="float">
            <text:p>0,237013057979026</text:p>
          </table:table-cell>
          <table:table-cell table:number-columns-repeated="5"/>
        </table:table-row>
        <table:table-row table:style-name="ro1">
          <table:table-cell table:formula="of:=[.A3297]+1" office:value-type="float" office:value="3290" calcext:value-type="float">
            <text:p>3290</text:p>
          </table:table-cell>
          <table:table-cell table:formula="of:=4*[.$D$3]*[.B3297]*(1-[.B3297])" office:value-type="float" office:value="0.723351473305827" calcext:value-type="float">
            <text:p>0,723351473305827</text:p>
          </table:table-cell>
          <table:table-cell table:number-columns-repeated="5"/>
        </table:table-row>
        <table:table-row table:style-name="ro1">
          <table:table-cell table:formula="of:=[.A3298]+1" office:value-type="float" office:value="3291" calcext:value-type="float">
            <text:p>3291</text:p>
          </table:table-cell>
          <table:table-cell table:formula="of:=4*[.$D$3]*[.B3298]*(1-[.B3298])" office:value-type="float" office:value="0.800456477488466" calcext:value-type="float">
            <text:p>0,800456477488466</text:p>
          </table:table-cell>
          <table:table-cell table:number-columns-repeated="5"/>
        </table:table-row>
        <table:table-row table:style-name="ro1">
          <table:table-cell table:formula="of:=[.A3299]+1" office:value-type="float" office:value="3292" calcext:value-type="float">
            <text:p>3292</text:p>
          </table:table-cell>
          <table:table-cell table:formula="of:=4*[.$D$3]*[.B3299]*(1-[.B3299])" office:value-type="float" office:value="0.638903620540892" calcext:value-type="float">
            <text:p>0,638903620540892</text:p>
          </table:table-cell>
          <table:table-cell table:number-columns-repeated="5"/>
        </table:table-row>
        <table:table-row table:style-name="ro1">
          <table:table-cell table:formula="of:=[.A3300]+1" office:value-type="float" office:value="3293" calcext:value-type="float">
            <text:p>3293</text:p>
          </table:table-cell>
          <table:table-cell table:formula="of:=4*[.$D$3]*[.B3300]*(1-[.B3300])" office:value-type="float" office:value="0.922823136802528" calcext:value-type="float">
            <text:p>0,922823136802528</text:p>
          </table:table-cell>
          <table:table-cell table:number-columns-repeated="5"/>
        </table:table-row>
        <table:table-row table:style-name="ro1">
          <table:table-cell table:formula="of:=[.A3301]+1" office:value-type="float" office:value="3294" calcext:value-type="float">
            <text:p>3294</text:p>
          </table:table-cell>
          <table:table-cell table:formula="of:=4*[.$D$3]*[.B3301]*(1-[.B3301])" office:value-type="float" office:value="0.284882379937884" calcext:value-type="float">
            <text:p>0,284882379937884</text:p>
          </table:table-cell>
          <table:table-cell table:number-columns-repeated="5"/>
        </table:table-row>
        <table:table-row table:style-name="ro1">
          <table:table-cell table:formula="of:=[.A3302]+1" office:value-type="float" office:value="3295" calcext:value-type="float">
            <text:p>3295</text:p>
          </table:table-cell>
          <table:table-cell table:formula="of:=4*[.$D$3]*[.B3302]*(1-[.B3302])" office:value-type="float" office:value="0.814897638155244" calcext:value-type="float">
            <text:p>0,814897638155244</text:p>
          </table:table-cell>
          <table:table-cell table:number-columns-repeated="5"/>
        </table:table-row>
        <table:table-row table:style-name="ro1">
          <table:table-cell table:formula="of:=[.A3303]+1" office:value-type="float" office:value="3296" calcext:value-type="float">
            <text:p>3296</text:p>
          </table:table-cell>
          <table:table-cell table:formula="of:=4*[.$D$3]*[.B3303]*(1-[.B3303])" office:value-type="float" office:value="0.603357909936996" calcext:value-type="float">
            <text:p>0,603357909936996</text:p>
          </table:table-cell>
          <table:table-cell table:number-columns-repeated="5"/>
        </table:table-row>
        <table:table-row table:style-name="ro1">
          <table:table-cell table:formula="of:=[.A3304]+1" office:value-type="float" office:value="3297" calcext:value-type="float">
            <text:p>3297</text:p>
          </table:table-cell>
          <table:table-cell table:formula="of:=4*[.$D$3]*[.B3304]*(1-[.B3304])" office:value-type="float" office:value="0.957268569813823" calcext:value-type="float">
            <text:p>0,957268569813823</text:p>
          </table:table-cell>
          <table:table-cell table:number-columns-repeated="5"/>
        </table:table-row>
        <table:table-row table:style-name="ro1">
          <table:table-cell table:formula="of:=[.A3305]+1" office:value-type="float" office:value="3298" calcext:value-type="float">
            <text:p>3298</text:p>
          </table:table-cell>
          <table:table-cell table:formula="of:=4*[.$D$3]*[.B3305]*(1-[.B3305])" office:value-type="float" office:value="0.163621820241682" calcext:value-type="float">
            <text:p>0,163621820241682</text:p>
          </table:table-cell>
          <table:table-cell table:number-columns-repeated="5"/>
        </table:table-row>
        <table:table-row table:style-name="ro1">
          <table:table-cell table:formula="of:=[.A3306]+1" office:value-type="float" office:value="3299" calcext:value-type="float">
            <text:p>3299</text:p>
          </table:table-cell>
          <table:table-cell table:formula="of:=4*[.$D$3]*[.B3306]*(1-[.B3306])" office:value-type="float" office:value="0.547398880729923" calcext:value-type="float">
            <text:p>0,547398880729923</text:p>
          </table:table-cell>
          <table:table-cell table:number-columns-repeated="5"/>
        </table:table-row>
        <table:table-row table:style-name="ro1">
          <table:table-cell table:formula="of:=[.A3307]+1" office:value-type="float" office:value="3300" calcext:value-type="float">
            <text:p>3300</text:p>
          </table:table-cell>
          <table:table-cell table:formula="of:=4*[.$D$3]*[.B3307]*(1-[.B3307])" office:value-type="float" office:value="0.991013384422202" calcext:value-type="float">
            <text:p>0,991013384422202</text:p>
          </table:table-cell>
          <table:table-cell table:number-columns-repeated="5"/>
        </table:table-row>
        <table:table-row table:style-name="ro1">
          <table:table-cell table:formula="of:=[.A3308]+1" office:value-type="float" office:value="3301" calcext:value-type="float">
            <text:p>3301</text:p>
          </table:table-cell>
          <table:table-cell table:formula="of:=4*[.$D$3]*[.B3308]*(1-[.B3308])" office:value-type="float" office:value="0.0356234252730195" calcext:value-type="float">
            <text:p>0,03562342527302</text:p>
          </table:table-cell>
          <table:table-cell table:number-columns-repeated="5"/>
        </table:table-row>
        <table:table-row table:style-name="ro1">
          <table:table-cell table:formula="of:=[.A3309]+1" office:value-type="float" office:value="3302" calcext:value-type="float">
            <text:p>3302</text:p>
          </table:table-cell>
          <table:table-cell table:formula="of:=4*[.$D$3]*[.B3309]*(1-[.B3309])" office:value-type="float" office:value="0.137417587379349" calcext:value-type="float">
            <text:p>0,137417587379349</text:p>
          </table:table-cell>
          <table:table-cell table:number-columns-repeated="5"/>
        </table:table-row>
        <table:table-row table:style-name="ro1">
          <table:table-cell table:formula="of:=[.A3310]+1" office:value-type="float" office:value="3303" calcext:value-type="float">
            <text:p>3303</text:p>
          </table:table-cell>
          <table:table-cell table:formula="of:=4*[.$D$3]*[.B3310]*(1-[.B3310])" office:value-type="float" office:value="0.474135976232751" calcext:value-type="float">
            <text:p>0,474135976232751</text:p>
          </table:table-cell>
          <table:table-cell table:number-columns-repeated="5"/>
        </table:table-row>
        <table:table-row table:style-name="ro1">
          <table:table-cell table:formula="of:=[.A3311]+1" office:value-type="float" office:value="3304" calcext:value-type="float">
            <text:p>3304</text:p>
          </table:table-cell>
          <table:table-cell table:formula="of:=4*[.$D$3]*[.B3311]*(1-[.B3311])" office:value-type="float" office:value="0.997324209098269" calcext:value-type="float">
            <text:p>0,997324209098269</text:p>
          </table:table-cell>
          <table:table-cell table:number-columns-repeated="5"/>
        </table:table-row>
        <table:table-row table:style-name="ro1">
          <table:table-cell table:formula="of:=[.A3312]+1" office:value-type="float" office:value="3305" calcext:value-type="float">
            <text:p>3305</text:p>
          </table:table-cell>
          <table:table-cell table:formula="of:=4*[.$D$3]*[.B3312]*(1-[.B3312])" office:value-type="float" office:value="0.0106745241791261" calcext:value-type="float">
            <text:p>0,010674524179126</text:p>
          </table:table-cell>
          <table:table-cell table:number-columns-repeated="5"/>
        </table:table-row>
        <table:table-row table:style-name="ro1">
          <table:table-cell table:formula="of:=[.A3313]+1" office:value-type="float" office:value="3306" calcext:value-type="float">
            <text:p>3306</text:p>
          </table:table-cell>
          <table:table-cell table:formula="of:=4*[.$D$3]*[.B3313]*(1-[.B3313])" office:value-type="float" office:value="0.0422423148507014" calcext:value-type="float">
            <text:p>0,042242314850701</text:p>
          </table:table-cell>
          <table:table-cell table:number-columns-repeated="5"/>
        </table:table-row>
        <table:table-row table:style-name="ro1">
          <table:table-cell table:formula="of:=[.A3314]+1" office:value-type="float" office:value="3307" calcext:value-type="float">
            <text:p>3307</text:p>
          </table:table-cell>
          <table:table-cell table:formula="of:=4*[.$D$3]*[.B3314]*(1-[.B3314])" office:value-type="float" office:value="0.161831606747022" calcext:value-type="float">
            <text:p>0,161831606747022</text:p>
          </table:table-cell>
          <table:table-cell table:number-columns-repeated="5"/>
        </table:table-row>
        <table:table-row table:style-name="ro1">
          <table:table-cell table:formula="of:=[.A3315]+1" office:value-type="float" office:value="3308" calcext:value-type="float">
            <text:p>3308</text:p>
          </table:table-cell>
          <table:table-cell table:formula="of:=4*[.$D$3]*[.B3315]*(1-[.B3315])" office:value-type="float" office:value="0.542568551218798" calcext:value-type="float">
            <text:p>0,542568551218798</text:p>
          </table:table-cell>
          <table:table-cell table:number-columns-repeated="5"/>
        </table:table-row>
        <table:table-row table:style-name="ro1">
          <table:table-cell table:formula="of:=[.A3316]+1" office:value-type="float" office:value="3309" calcext:value-type="float">
            <text:p>3309</text:p>
          </table:table-cell>
          <table:table-cell table:formula="of:=4*[.$D$3]*[.B3316]*(1-[.B3316])" office:value-type="float" office:value="0.99275167378853" calcext:value-type="float">
            <text:p>0,99275167378853</text:p>
          </table:table-cell>
          <table:table-cell table:number-columns-repeated="5"/>
        </table:table-row>
        <table:table-row table:style-name="ro1">
          <table:table-cell table:formula="of:=[.A3317]+1" office:value-type="float" office:value="3310" calcext:value-type="float">
            <text:p>3310</text:p>
          </table:table-cell>
          <table:table-cell table:formula="of:=4*[.$D$3]*[.B3317]*(1-[.B3317])" office:value-type="float" office:value="0.0287831519144075" calcext:value-type="float">
            <text:p>0,028783151914408</text:p>
          </table:table-cell>
          <table:table-cell table:number-columns-repeated="5"/>
        </table:table-row>
        <table:table-row table:style-name="ro1">
          <table:table-cell table:formula="of:=[.A3318]+1" office:value-type="float" office:value="3311" calcext:value-type="float">
            <text:p>3311</text:p>
          </table:table-cell>
          <table:table-cell table:formula="of:=4*[.$D$3]*[.B3318]*(1-[.B3318])" office:value-type="float" office:value="0.111818728321119" calcext:value-type="float">
            <text:p>0,111818728321119</text:p>
          </table:table-cell>
          <table:table-cell table:number-columns-repeated="5"/>
        </table:table-row>
        <table:table-row table:style-name="ro1">
          <table:table-cell table:formula="of:=[.A3319]+1" office:value-type="float" office:value="3312" calcext:value-type="float">
            <text:p>3312</text:p>
          </table:table-cell>
          <table:table-cell table:formula="of:=4*[.$D$3]*[.B3319]*(1-[.B3319])" office:value-type="float" office:value="0.397261201271066" calcext:value-type="float">
            <text:p>0,397261201271066</text:p>
          </table:table-cell>
          <table:table-cell table:number-columns-repeated="5"/>
        </table:table-row>
        <table:table-row table:style-name="ro1">
          <table:table-cell table:formula="of:=[.A3320]+1" office:value-type="float" office:value="3313" calcext:value-type="float">
            <text:p>3313</text:p>
          </table:table-cell>
          <table:table-cell table:formula="of:=4*[.$D$3]*[.B3320]*(1-[.B3320])" office:value-type="float" office:value="0.957778956942942" calcext:value-type="float">
            <text:p>0,957778956942942</text:p>
          </table:table-cell>
          <table:table-cell table:number-columns-repeated="5"/>
        </table:table-row>
        <table:table-row table:style-name="ro1">
          <table:table-cell table:formula="of:=[.A3321]+1" office:value-type="float" office:value="3314" calcext:value-type="float">
            <text:p>3314</text:p>
          </table:table-cell>
          <table:table-cell table:formula="of:=4*[.$D$3]*[.B3321]*(1-[.B3321])" office:value-type="float" office:value="0.161753706320927" calcext:value-type="float">
            <text:p>0,161753706320927</text:p>
          </table:table-cell>
          <table:table-cell table:number-columns-repeated="5"/>
        </table:table-row>
        <table:table-row table:style-name="ro1">
          <table:table-cell table:formula="of:=[.A3322]+1" office:value-type="float" office:value="3315" calcext:value-type="float">
            <text:p>3315</text:p>
          </table:table-cell>
          <table:table-cell table:formula="of:=4*[.$D$3]*[.B3322]*(1-[.B3322])" office:value-type="float" office:value="0.542357779249482" calcext:value-type="float">
            <text:p>0,542357779249482</text:p>
          </table:table-cell>
          <table:table-cell table:number-columns-repeated="5"/>
        </table:table-row>
        <table:table-row table:style-name="ro1">
          <table:table-cell table:formula="of:=[.A3323]+1" office:value-type="float" office:value="3316" calcext:value-type="float">
            <text:p>3316</text:p>
          </table:table-cell>
          <table:table-cell table:formula="of:=4*[.$D$3]*[.B3323]*(1-[.B3323])" office:value-type="float" office:value="0.992823274148209" calcext:value-type="float">
            <text:p>0,992823274148209</text:p>
          </table:table-cell>
          <table:table-cell table:number-columns-repeated="5"/>
        </table:table-row>
        <table:table-row table:style-name="ro1">
          <table:table-cell table:formula="of:=[.A3324]+1" office:value-type="float" office:value="3317" calcext:value-type="float">
            <text:p>3317</text:p>
          </table:table-cell>
          <table:table-cell table:formula="of:=4*[.$D$3]*[.B3324]*(1-[.B3324])" office:value-type="float" office:value="0.0285008818313586" calcext:value-type="float">
            <text:p>0,028500881831359</text:p>
          </table:table-cell>
          <table:table-cell table:number-columns-repeated="5"/>
        </table:table-row>
        <table:table-row table:style-name="ro1">
          <table:table-cell table:formula="of:=[.A3325]+1" office:value-type="float" office:value="3318" calcext:value-type="float">
            <text:p>3318</text:p>
          </table:table-cell>
          <table:table-cell table:formula="of:=4*[.$D$3]*[.B3325]*(1-[.B3325])" office:value-type="float" office:value="0.110754326264774" calcext:value-type="float">
            <text:p>0,110754326264774</text:p>
          </table:table-cell>
          <table:table-cell table:number-columns-repeated="5"/>
        </table:table-row>
        <table:table-row table:style-name="ro1">
          <table:table-cell table:formula="of:=[.A3326]+1" office:value-type="float" office:value="3319" calcext:value-type="float">
            <text:p>3319</text:p>
          </table:table-cell>
          <table:table-cell table:formula="of:=4*[.$D$3]*[.B3326]*(1-[.B3326])" office:value-type="float" office:value="0.39395122191364" calcext:value-type="float">
            <text:p>0,39395122191364</text:p>
          </table:table-cell>
          <table:table-cell table:number-columns-repeated="5"/>
        </table:table-row>
        <table:table-row table:style-name="ro1">
          <table:table-cell table:formula="of:=[.A3327]+1" office:value-type="float" office:value="3320" calcext:value-type="float">
            <text:p>3320</text:p>
          </table:table-cell>
          <table:table-cell table:formula="of:=4*[.$D$3]*[.B3327]*(1-[.B3327])" office:value-type="float" office:value="0.95501462666556" calcext:value-type="float">
            <text:p>0,95501462666556</text:p>
          </table:table-cell>
          <table:table-cell table:number-columns-repeated="5"/>
        </table:table-row>
        <table:table-row table:style-name="ro1">
          <table:table-cell table:formula="of:=[.A3328]+1" office:value-type="float" office:value="3321" calcext:value-type="float">
            <text:p>3321</text:p>
          </table:table-cell>
          <table:table-cell table:formula="of:=4*[.$D$3]*[.B3328]*(1-[.B3328])" office:value-type="float" office:value="0.171846758081605" calcext:value-type="float">
            <text:p>0,171846758081605</text:p>
          </table:table-cell>
          <table:table-cell table:number-columns-repeated="5"/>
        </table:table-row>
        <table:table-row table:style-name="ro1">
          <table:table-cell table:formula="of:=[.A3329]+1" office:value-type="float" office:value="3322" calcext:value-type="float">
            <text:p>3322</text:p>
          </table:table-cell>
          <table:table-cell table:formula="of:=4*[.$D$3]*[.B3329]*(1-[.B3329])" office:value-type="float" office:value="0.569261799273789" calcext:value-type="float">
            <text:p>0,569261799273789</text:p>
          </table:table-cell>
          <table:table-cell table:number-columns-repeated="5"/>
        </table:table-row>
        <table:table-row table:style-name="ro1">
          <table:table-cell table:formula="of:=[.A3330]+1" office:value-type="float" office:value="3323" calcext:value-type="float">
            <text:p>3323</text:p>
          </table:table-cell>
          <table:table-cell table:formula="of:=4*[.$D$3]*[.B3330]*(1-[.B3330])" office:value-type="float" office:value="0.980811212645429" calcext:value-type="float">
            <text:p>0,980811212645429</text:p>
          </table:table-cell>
          <table:table-cell table:number-columns-repeated="5"/>
        </table:table-row>
        <table:table-row table:style-name="ro1">
          <table:table-cell table:formula="of:=[.A3331]+1" office:value-type="float" office:value="3324" calcext:value-type="float">
            <text:p>3324</text:p>
          </table:table-cell>
          <table:table-cell table:formula="of:=4*[.$D$3]*[.B3331]*(1-[.B3331])" office:value-type="float" office:value="0.0752823111777268" calcext:value-type="float">
            <text:p>0,075282311177727</text:p>
          </table:table-cell>
          <table:table-cell table:number-columns-repeated="5"/>
        </table:table-row>
        <table:table-row table:style-name="ro1">
          <table:table-cell table:formula="of:=[.A3332]+1" office:value-type="float" office:value="3325" calcext:value-type="float">
            <text:p>3325</text:p>
          </table:table-cell>
          <table:table-cell table:formula="of:=4*[.$D$3]*[.B3332]*(1-[.B3332])" office:value-type="float" office:value="0.278459539205867" calcext:value-type="float">
            <text:p>0,278459539205867</text:p>
          </table:table-cell>
          <table:table-cell table:number-columns-repeated="5"/>
        </table:table-row>
        <table:table-row table:style-name="ro1">
          <table:table-cell table:formula="of:=[.A3333]+1" office:value-type="float" office:value="3326" calcext:value-type="float">
            <text:p>3326</text:p>
          </table:table-cell>
          <table:table-cell table:formula="of:=4*[.$D$3]*[.B3333]*(1-[.B3333])" office:value-type="float" office:value="0.803679296924493" calcext:value-type="float">
            <text:p>0,803679296924493</text:p>
          </table:table-cell>
          <table:table-cell table:number-columns-repeated="5"/>
        </table:table-row>
        <table:table-row table:style-name="ro1">
          <table:table-cell table:formula="of:=[.A3334]+1" office:value-type="float" office:value="3327" calcext:value-type="float">
            <text:p>3327</text:p>
          </table:table-cell>
          <table:table-cell table:formula="of:=4*[.$D$3]*[.B3334]*(1-[.B3334])" office:value-type="float" office:value="0.631115538477783" calcext:value-type="float">
            <text:p>0,631115538477783</text:p>
          </table:table-cell>
          <table:table-cell table:number-columns-repeated="5"/>
        </table:table-row>
        <table:table-row table:style-name="ro1">
          <table:table-cell table:formula="of:=[.A3335]+1" office:value-type="float" office:value="3328" calcext:value-type="float">
            <text:p>3328</text:p>
          </table:table-cell>
          <table:table-cell table:formula="of:=4*[.$D$3]*[.B3335]*(1-[.B3335])" office:value-type="float" office:value="0.931234862278724" calcext:value-type="float">
            <text:p>0,931234862278724</text:p>
          </table:table-cell>
          <table:table-cell table:number-columns-repeated="5"/>
        </table:table-row>
        <table:table-row table:style-name="ro1">
          <table:table-cell table:formula="of:=[.A3336]+1" office:value-type="float" office:value="3329" calcext:value-type="float">
            <text:p>3329</text:p>
          </table:table-cell>
          <table:table-cell table:formula="of:=4*[.$D$3]*[.B3336]*(1-[.B3336])" office:value-type="float" office:value="0.256145974221799" calcext:value-type="float">
            <text:p>0,256145974221799</text:p>
          </table:table-cell>
          <table:table-cell table:number-columns-repeated="5"/>
        </table:table-row>
        <table:table-row table:style-name="ro1">
          <table:table-cell table:formula="of:=[.A3337]+1" office:value-type="float" office:value="3330" calcext:value-type="float">
            <text:p>3330</text:p>
          </table:table-cell>
          <table:table-cell table:formula="of:=4*[.$D$3]*[.B3337]*(1-[.B3337])" office:value-type="float" office:value="0.762140856447059" calcext:value-type="float">
            <text:p>0,762140856447059</text:p>
          </table:table-cell>
          <table:table-cell table:number-columns-repeated="5"/>
        </table:table-row>
        <table:table-row table:style-name="ro1">
          <table:table-cell table:formula="of:=[.A3338]+1" office:value-type="float" office:value="3331" calcext:value-type="float">
            <text:p>3331</text:p>
          </table:table-cell>
          <table:table-cell table:formula="of:=4*[.$D$3]*[.B3338]*(1-[.B3338])" office:value-type="float" office:value="0.72512868552481" calcext:value-type="float">
            <text:p>0,72512868552481</text:p>
          </table:table-cell>
          <table:table-cell table:number-columns-repeated="5"/>
        </table:table-row>
        <table:table-row table:style-name="ro1">
          <table:table-cell table:formula="of:=[.A3339]+1" office:value-type="float" office:value="3332" calcext:value-type="float">
            <text:p>3332</text:p>
          </table:table-cell>
          <table:table-cell table:formula="of:=4*[.$D$3]*[.B3339]*(1-[.B3339])" office:value-type="float" office:value="0.797268299815485" calcext:value-type="float">
            <text:p>0,797268299815485</text:p>
          </table:table-cell>
          <table:table-cell table:number-columns-repeated="5"/>
        </table:table-row>
        <table:table-row table:style-name="ro1">
          <table:table-cell table:formula="of:=[.A3340]+1" office:value-type="float" office:value="3333" calcext:value-type="float">
            <text:p>3333</text:p>
          </table:table-cell>
          <table:table-cell table:formula="of:=4*[.$D$3]*[.B3340]*(1-[.B3340])" office:value-type="float" office:value="0.646526231699245" calcext:value-type="float">
            <text:p>0,646526231699245</text:p>
          </table:table-cell>
          <table:table-cell table:number-columns-repeated="5"/>
        </table:table-row>
        <table:table-row table:style-name="ro1">
          <table:table-cell table:formula="of:=[.A3341]+1" office:value-type="float" office:value="3334" calcext:value-type="float">
            <text:p>3334</text:p>
          </table:table-cell>
          <table:table-cell table:formula="of:=4*[.$D$3]*[.B3341]*(1-[.B3341])" office:value-type="float" office:value="0.914120253696077" calcext:value-type="float">
            <text:p>0,914120253696077</text:p>
          </table:table-cell>
          <table:table-cell table:number-columns-repeated="5"/>
        </table:table-row>
        <table:table-row table:style-name="ro1">
          <table:table-cell table:formula="of:=[.A3342]+1" office:value-type="float" office:value="3335" calcext:value-type="float">
            <text:p>3335</text:p>
          </table:table-cell>
          <table:table-cell table:formula="of:=4*[.$D$3]*[.B3342]*(1-[.B3342])" office:value-type="float" office:value="0.314017661914788" calcext:value-type="float">
            <text:p>0,314017661914788</text:p>
          </table:table-cell>
          <table:table-cell table:number-columns-repeated="5"/>
        </table:table-row>
        <table:table-row table:style-name="ro1">
          <table:table-cell table:formula="of:=[.A3343]+1" office:value-type="float" office:value="3336" calcext:value-type="float">
            <text:p>3336</text:p>
          </table:table-cell>
          <table:table-cell table:formula="of:=4*[.$D$3]*[.B3343]*(1-[.B3343])" office:value-type="float" office:value="0.861642279681431" calcext:value-type="float">
            <text:p>0,861642279681431</text:p>
          </table:table-cell>
          <table:table-cell table:number-columns-repeated="5"/>
        </table:table-row>
        <table:table-row table:style-name="ro1">
          <table:table-cell table:formula="of:=[.A3344]+1" office:value-type="float" office:value="3337" calcext:value-type="float">
            <text:p>3337</text:p>
          </table:table-cell>
          <table:table-cell table:formula="of:=4*[.$D$3]*[.B3344]*(1-[.B3344])" office:value-type="float" office:value="0.47685944618727" calcext:value-type="float">
            <text:p>0,47685944618727</text:p>
          </table:table-cell>
          <table:table-cell table:number-columns-repeated="5"/>
        </table:table-row>
        <table:table-row table:style-name="ro1">
          <table:table-cell table:formula="of:=[.A3345]+1" office:value-type="float" office:value="3338" calcext:value-type="float">
            <text:p>3338</text:p>
          </table:table-cell>
          <table:table-cell table:formula="of:=4*[.$D$3]*[.B3345]*(1-[.B3345])" office:value-type="float" office:value="0.997858059076961" calcext:value-type="float">
            <text:p>0,997858059076961</text:p>
          </table:table-cell>
          <table:table-cell table:number-columns-repeated="5"/>
        </table:table-row>
        <table:table-row table:style-name="ro1">
          <table:table-cell table:formula="of:=[.A3346]+1" office:value-type="float" office:value="3339" calcext:value-type="float">
            <text:p>3339</text:p>
          </table:table-cell>
          <table:table-cell table:formula="of:=4*[.$D$3]*[.B3346]*(1-[.B3346])" office:value-type="float" office:value="0.00854941204848656" calcext:value-type="float">
            <text:p>0,008549412048487</text:p>
          </table:table-cell>
          <table:table-cell table:number-columns-repeated="5"/>
        </table:table-row>
        <table:table-row table:style-name="ro1">
          <table:table-cell table:formula="of:=[.A3347]+1" office:value-type="float" office:value="3340" calcext:value-type="float">
            <text:p>3340</text:p>
          </table:table-cell>
          <table:table-cell table:formula="of:=4*[.$D$3]*[.B3347]*(1-[.B3347])" office:value-type="float" office:value="0.033905278408447" calcext:value-type="float">
            <text:p>0,033905278408447</text:p>
          </table:table-cell>
          <table:table-cell table:number-columns-repeated="5"/>
        </table:table-row>
        <table:table-row table:style-name="ro1">
          <table:table-cell table:formula="of:=[.A3348]+1" office:value-type="float" office:value="3341" calcext:value-type="float">
            <text:p>3341</text:p>
          </table:table-cell>
          <table:table-cell table:formula="of:=4*[.$D$3]*[.B3348]*(1-[.B3348])" office:value-type="float" office:value="0.131022842017971" calcext:value-type="float">
            <text:p>0,131022842017971</text:p>
          </table:table-cell>
          <table:table-cell table:number-columns-repeated="5"/>
        </table:table-row>
        <table:table-row table:style-name="ro1">
          <table:table-cell table:formula="of:=[.A3349]+1" office:value-type="float" office:value="3342" calcext:value-type="float">
            <text:p>3342</text:p>
          </table:table-cell>
          <table:table-cell table:formula="of:=4*[.$D$3]*[.B3349]*(1-[.B3349])" office:value-type="float" office:value="0.455423427550019" calcext:value-type="float">
            <text:p>0,455423427550019</text:p>
          </table:table-cell>
          <table:table-cell table:number-columns-repeated="5"/>
        </table:table-row>
        <table:table-row table:style-name="ro1">
          <table:table-cell table:formula="of:=[.A3350]+1" office:value-type="float" office:value="3343" calcext:value-type="float">
            <text:p>3343</text:p>
          </table:table-cell>
          <table:table-cell table:formula="of:=4*[.$D$3]*[.B3350]*(1-[.B3350])" office:value-type="float" office:value="0.992051716754446" calcext:value-type="float">
            <text:p>0,992051716754446</text:p>
          </table:table-cell>
          <table:table-cell table:number-columns-repeated="5"/>
        </table:table-row>
        <table:table-row table:style-name="ro1">
          <table:table-cell table:formula="of:=[.A3351]+1" office:value-type="float" office:value="3344" calcext:value-type="float">
            <text:p>3344</text:p>
          </table:table-cell>
          <table:table-cell table:formula="of:=4*[.$D$3]*[.B3351]*(1-[.B3351])" office:value-type="float" office:value="0.0315404321560088" calcext:value-type="float">
            <text:p>0,031540432156009</text:p>
          </table:table-cell>
          <table:table-cell table:number-columns-repeated="5"/>
        </table:table-row>
        <table:table-row table:style-name="ro1">
          <table:table-cell table:formula="of:=[.A3352]+1" office:value-type="float" office:value="3345" calcext:value-type="float">
            <text:p>3345</text:p>
          </table:table-cell>
          <table:table-cell table:formula="of:=4*[.$D$3]*[.B3352]*(1-[.B3352])" office:value-type="float" office:value="0.122182533181684" calcext:value-type="float">
            <text:p>0,122182533181684</text:p>
          </table:table-cell>
          <table:table-cell table:number-columns-repeated="5"/>
        </table:table-row>
        <table:table-row table:style-name="ro1">
          <table:table-cell table:formula="of:=[.A3353]+1" office:value-type="float" office:value="3346" calcext:value-type="float">
            <text:p>3346</text:p>
          </table:table-cell>
          <table:table-cell table:formula="of:=4*[.$D$3]*[.B3353]*(1-[.B3353])" office:value-type="float" office:value="0.429015847067963" calcext:value-type="float">
            <text:p>0,429015847067963</text:p>
          </table:table-cell>
          <table:table-cell table:number-columns-repeated="5"/>
        </table:table-row>
        <table:table-row table:style-name="ro1">
          <table:table-cell table:formula="of:=[.A3354]+1" office:value-type="float" office:value="3347" calcext:value-type="float">
            <text:p>3347</text:p>
          </table:table-cell>
          <table:table-cell table:formula="of:=4*[.$D$3]*[.B3354]*(1-[.B3354])" office:value-type="float" office:value="0.979845000130084" calcext:value-type="float">
            <text:p>0,979845000130084</text:p>
          </table:table-cell>
          <table:table-cell table:number-columns-repeated="5"/>
        </table:table-row>
        <table:table-row table:style-name="ro1">
          <table:table-cell table:formula="of:=[.A3355]+1" office:value-type="float" office:value="3348" calcext:value-type="float">
            <text:p>3348</text:p>
          </table:table-cell>
          <table:table-cell table:formula="of:=4*[.$D$3]*[.B3355]*(1-[.B3355])" office:value-type="float" office:value="0.0789951034006374" calcext:value-type="float">
            <text:p>0,078995103400637</text:p>
          </table:table-cell>
          <table:table-cell table:number-columns-repeated="5"/>
        </table:table-row>
        <table:table-row table:style-name="ro1">
          <table:table-cell table:formula="of:=[.A3356]+1" office:value-type="float" office:value="3349" calcext:value-type="float">
            <text:p>3349</text:p>
          </table:table-cell>
          <table:table-cell table:formula="of:=4*[.$D$3]*[.B3356]*(1-[.B3356])" office:value-type="float" office:value="0.29101950815744" calcext:value-type="float">
            <text:p>0,29101950815744</text:p>
          </table:table-cell>
          <table:table-cell table:number-columns-repeated="5"/>
        </table:table-row>
        <table:table-row table:style-name="ro1">
          <table:table-cell table:formula="of:=[.A3357]+1" office:value-type="float" office:value="3350" calcext:value-type="float">
            <text:p>3350</text:p>
          </table:table-cell>
          <table:table-cell table:formula="of:=4*[.$D$3]*[.B3357]*(1-[.B3357])" office:value-type="float" office:value="0.825308616116967" calcext:value-type="float">
            <text:p>0,825308616116967</text:p>
          </table:table-cell>
          <table:table-cell table:number-columns-repeated="5"/>
        </table:table-row>
        <table:table-row table:style-name="ro1">
          <table:table-cell table:formula="of:=[.A3358]+1" office:value-type="float" office:value="3351" calcext:value-type="float">
            <text:p>3351</text:p>
          </table:table-cell>
          <table:table-cell table:formula="of:=4*[.$D$3]*[.B3358]*(1-[.B3358])" office:value-type="float" office:value="0.576697217120256" calcext:value-type="float">
            <text:p>0,576697217120256</text:p>
          </table:table-cell>
          <table:table-cell table:number-columns-repeated="5"/>
        </table:table-row>
        <table:table-row table:style-name="ro1">
          <table:table-cell table:formula="of:=[.A3359]+1" office:value-type="float" office:value="3352" calcext:value-type="float">
            <text:p>3352</text:p>
          </table:table-cell>
          <table:table-cell table:formula="of:=4*[.$D$3]*[.B3359]*(1-[.B3359])" office:value-type="float" office:value="0.976470147544033" calcext:value-type="float">
            <text:p>0,976470147544033</text:p>
          </table:table-cell>
          <table:table-cell table:number-columns-repeated="5"/>
        </table:table-row>
        <table:table-row table:style-name="ro1">
          <table:table-cell table:formula="of:=[.A3360]+1" office:value-type="float" office:value="3353" calcext:value-type="float">
            <text:p>3353</text:p>
          </table:table-cell>
          <table:table-cell table:formula="of:=4*[.$D$3]*[.B3360]*(1-[.B3360])" office:value-type="float" office:value="0.0919047939974687" calcext:value-type="float">
            <text:p>0,091904793997469</text:p>
          </table:table-cell>
          <table:table-cell table:number-columns-repeated="5"/>
        </table:table-row>
        <table:table-row table:style-name="ro1">
          <table:table-cell table:formula="of:=[.A3361]+1" office:value-type="float" office:value="3354" calcext:value-type="float">
            <text:p>3354</text:p>
          </table:table-cell>
          <table:table-cell table:formula="of:=4*[.$D$3]*[.B3361]*(1-[.B3361])" office:value-type="float" office:value="0.333833211351006" calcext:value-type="float">
            <text:p>0,333833211351006</text:p>
          </table:table-cell>
          <table:table-cell table:number-columns-repeated="5"/>
        </table:table-row>
        <table:table-row table:style-name="ro1">
          <table:table-cell table:formula="of:=[.A3362]+1" office:value-type="float" office:value="3355" calcext:value-type="float">
            <text:p>3355</text:p>
          </table:table-cell>
          <table:table-cell table:formula="of:=4*[.$D$3]*[.B3362]*(1-[.B3362])" office:value-type="float" office:value="0.889554393400322" calcext:value-type="float">
            <text:p>0,889554393400322</text:p>
          </table:table-cell>
          <table:table-cell table:number-columns-repeated="5"/>
        </table:table-row>
        <table:table-row table:style-name="ro1">
          <table:table-cell table:formula="of:=[.A3363]+1" office:value-type="float" office:value="3356" calcext:value-type="float">
            <text:p>3356</text:p>
          </table:table-cell>
          <table:table-cell table:formula="of:=4*[.$D$3]*[.B3363]*(1-[.B3363])" office:value-type="float" office:value="0.392989498330028" calcext:value-type="float">
            <text:p>0,392989498330028</text:p>
          </table:table-cell>
          <table:table-cell table:number-columns-repeated="5"/>
        </table:table-row>
        <table:table-row table:style-name="ro1">
          <table:table-cell table:formula="of:=[.A3364]+1" office:value-type="float" office:value="3357" calcext:value-type="float">
            <text:p>3357</text:p>
          </table:table-cell>
          <table:table-cell table:formula="of:=4*[.$D$3]*[.B3364]*(1-[.B3364])" office:value-type="float" office:value="0.954195010129364" calcext:value-type="float">
            <text:p>0,954195010129364</text:p>
          </table:table-cell>
          <table:table-cell table:number-columns-repeated="5"/>
        </table:table-row>
        <table:table-row table:style-name="ro1">
          <table:table-cell table:formula="of:=[.A3365]+1" office:value-type="float" office:value="3358" calcext:value-type="float">
            <text:p>3358</text:p>
          </table:table-cell>
          <table:table-cell table:formula="of:=4*[.$D$3]*[.B3365]*(1-[.B3365])" office:value-type="float" office:value="0.174827571094348" calcext:value-type="float">
            <text:p>0,174827571094348</text:p>
          </table:table-cell>
          <table:table-cell table:number-columns-repeated="5"/>
        </table:table-row>
        <table:table-row table:style-name="ro1">
          <table:table-cell table:formula="of:=[.A3366]+1" office:value-type="float" office:value="3359" calcext:value-type="float">
            <text:p>3359</text:p>
          </table:table-cell>
          <table:table-cell table:formula="of:=4*[.$D$3]*[.B3366]*(1-[.B3366])" office:value-type="float" office:value="0.577051565918396" calcext:value-type="float">
            <text:p>0,577051565918396</text:p>
          </table:table-cell>
          <table:table-cell table:number-columns-repeated="5"/>
        </table:table-row>
        <table:table-row table:style-name="ro1">
          <table:table-cell table:formula="of:=[.A3367]+1" office:value-type="float" office:value="3360" calcext:value-type="float">
            <text:p>3360</text:p>
          </table:table-cell>
          <table:table-cell table:formula="of:=4*[.$D$3]*[.B3367]*(1-[.B3367])" office:value-type="float" office:value="0.976252224758092" calcext:value-type="float">
            <text:p>0,976252224758092</text:p>
          </table:table-cell>
          <table:table-cell table:number-columns-repeated="5"/>
        </table:table-row>
        <table:table-row table:style-name="ro1">
          <table:table-cell table:formula="of:=[.A3368]+1" office:value-type="float" office:value="3361" calcext:value-type="float">
            <text:p>3361</text:p>
          </table:table-cell>
          <table:table-cell table:formula="of:=4*[.$D$3]*[.B3368]*(1-[.B3368])" office:value-type="float" office:value="0.0927352736518699" calcext:value-type="float">
            <text:p>0,09273527365187</text:p>
          </table:table-cell>
          <table:table-cell table:number-columns-repeated="5"/>
        </table:table-row>
        <table:table-row table:style-name="ro1">
          <table:table-cell table:formula="of:=[.A3369]+1" office:value-type="float" office:value="3362" calcext:value-type="float">
            <text:p>3362</text:p>
          </table:table-cell>
          <table:table-cell table:formula="of:=4*[.$D$3]*[.B3369]*(1-[.B3369])" office:value-type="float" office:value="0.336541770690331" calcext:value-type="float">
            <text:p>0,336541770690331</text:p>
          </table:table-cell>
          <table:table-cell table:number-columns-repeated="5"/>
        </table:table-row>
        <table:table-row table:style-name="ro1">
          <table:table-cell table:formula="of:=[.A3370]+1" office:value-type="float" office:value="3363" calcext:value-type="float">
            <text:p>3363</text:p>
          </table:table-cell>
          <table:table-cell table:formula="of:=4*[.$D$3]*[.B3370]*(1-[.B3370])" office:value-type="float" office:value="0.89312562908379" calcext:value-type="float">
            <text:p>0,89312562908379</text:p>
          </table:table-cell>
          <table:table-cell table:number-columns-repeated="5"/>
        </table:table-row>
        <table:table-row table:style-name="ro1">
          <table:table-cell table:formula="of:=[.A3371]+1" office:value-type="float" office:value="3364" calcext:value-type="float">
            <text:p>3364</text:p>
          </table:table-cell>
          <table:table-cell table:formula="of:=4*[.$D$3]*[.B3371]*(1-[.B3371])" office:value-type="float" office:value="0.381808959029896" calcext:value-type="float">
            <text:p>0,381808959029896</text:p>
          </table:table-cell>
          <table:table-cell table:number-columns-repeated="5"/>
        </table:table-row>
        <table:table-row table:style-name="ro1">
          <table:table-cell table:formula="of:=[.A3372]+1" office:value-type="float" office:value="3365" calcext:value-type="float">
            <text:p>3365</text:p>
          </table:table-cell>
          <table:table-cell table:formula="of:=4*[.$D$3]*[.B3372]*(1-[.B3372])" office:value-type="float" office:value="0.944123511337613" calcext:value-type="float">
            <text:p>0,944123511337613</text:p>
          </table:table-cell>
          <table:table-cell table:number-columns-repeated="5"/>
        </table:table-row>
        <table:table-row table:style-name="ro1">
          <table:table-cell table:formula="of:=[.A3373]+1" office:value-type="float" office:value="3366" calcext:value-type="float">
            <text:p>3366</text:p>
          </table:table-cell>
          <table:table-cell table:formula="of:=4*[.$D$3]*[.B3373]*(1-[.B3373])" office:value-type="float" office:value="0.211017226708596" calcext:value-type="float">
            <text:p>0,211017226708596</text:p>
          </table:table-cell>
          <table:table-cell table:number-columns-repeated="5"/>
        </table:table-row>
        <table:table-row table:style-name="ro1">
          <table:table-cell table:formula="of:=[.A3374]+1" office:value-type="float" office:value="3367" calcext:value-type="float">
            <text:p>3367</text:p>
          </table:table-cell>
          <table:table-cell table:formula="of:=4*[.$D$3]*[.B3374]*(1-[.B3374])" office:value-type="float" office:value="0.665955826963236" calcext:value-type="float">
            <text:p>0,665955826963236</text:p>
          </table:table-cell>
          <table:table-cell table:number-columns-repeated="5"/>
        </table:table-row>
        <table:table-row table:style-name="ro1">
          <table:table-cell table:formula="of:=[.A3375]+1" office:value-type="float" office:value="3368" calcext:value-type="float">
            <text:p>3368</text:p>
          </table:table-cell>
          <table:table-cell table:formula="of:=4*[.$D$3]*[.B3375]*(1-[.B3375])" office:value-type="float" office:value="0.889834653987794" calcext:value-type="float">
            <text:p>0,889834653987794</text:p>
          </table:table-cell>
          <table:table-cell table:number-columns-repeated="5"/>
        </table:table-row>
        <table:table-row table:style-name="ro1">
          <table:table-cell table:formula="of:=[.A3376]+1" office:value-type="float" office:value="3369" calcext:value-type="float">
            <text:p>3369</text:p>
          </table:table-cell>
          <table:table-cell table:formula="of:=4*[.$D$3]*[.B3376]*(1-[.B3376])" office:value-type="float" office:value="0.392115770200867" calcext:value-type="float">
            <text:p>0,392115770200867</text:p>
          </table:table-cell>
          <table:table-cell table:number-columns-repeated="5"/>
        </table:table-row>
        <table:table-row table:style-name="ro1">
          <table:table-cell table:formula="of:=[.A3377]+1" office:value-type="float" office:value="3370" calcext:value-type="float">
            <text:p>3370</text:p>
          </table:table-cell>
          <table:table-cell table:formula="of:=4*[.$D$3]*[.B3377]*(1-[.B3377])" office:value-type="float" office:value="0.953443971842591" calcext:value-type="float">
            <text:p>0,953443971842591</text:p>
          </table:table-cell>
          <table:table-cell table:number-columns-repeated="5"/>
        </table:table-row>
        <table:table-row table:style-name="ro1">
          <table:table-cell table:formula="of:=[.A3378]+1" office:value-type="float" office:value="3371" calcext:value-type="float">
            <text:p>3371</text:p>
          </table:table-cell>
          <table:table-cell table:formula="of:=4*[.$D$3]*[.B3378]*(1-[.B3378])" office:value-type="float" office:value="0.177554257598461" calcext:value-type="float">
            <text:p>0,177554257598461</text:p>
          </table:table-cell>
          <table:table-cell table:number-columns-repeated="5"/>
        </table:table-row>
        <table:table-row table:style-name="ro1">
          <table:table-cell table:formula="of:=[.A3379]+1" office:value-type="float" office:value="3372" calcext:value-type="float">
            <text:p>3372</text:p>
          </table:table-cell>
          <table:table-cell table:formula="of:=4*[.$D$3]*[.B3379]*(1-[.B3379])" office:value-type="float" office:value="0.584114972828481" calcext:value-type="float">
            <text:p>0,584114972828481</text:p>
          </table:table-cell>
          <table:table-cell table:number-columns-repeated="5"/>
        </table:table-row>
        <table:table-row table:style-name="ro1">
          <table:table-cell table:formula="of:=[.A3380]+1" office:value-type="float" office:value="3373" calcext:value-type="float">
            <text:p>3373</text:p>
          </table:table-cell>
          <table:table-cell table:formula="of:=4*[.$D$3]*[.B3380]*(1-[.B3380])" office:value-type="float" office:value="0.971698685384255" calcext:value-type="float">
            <text:p>0,971698685384255</text:p>
          </table:table-cell>
          <table:table-cell table:number-columns-repeated="5"/>
        </table:table-row>
        <table:table-row table:style-name="ro1">
          <table:table-cell table:formula="of:=[.A3381]+1" office:value-type="float" office:value="3374" calcext:value-type="float">
            <text:p>3374</text:p>
          </table:table-cell>
          <table:table-cell table:formula="of:=4*[.$D$3]*[.B3381]*(1-[.B3381])" office:value-type="float" office:value="0.110001400827061" calcext:value-type="float">
            <text:p>0,110001400827061</text:p>
          </table:table-cell>
          <table:table-cell table:number-columns-repeated="5"/>
        </table:table-row>
        <table:table-row table:style-name="ro1">
          <table:table-cell table:formula="of:=[.A3382]+1" office:value-type="float" office:value="3375" calcext:value-type="float">
            <text:p>3375</text:p>
          </table:table-cell>
          <table:table-cell table:formula="of:=4*[.$D$3]*[.B3382]*(1-[.B3382])" office:value-type="float" office:value="0.391604370572581" calcext:value-type="float">
            <text:p>0,391604370572581</text:p>
          </table:table-cell>
          <table:table-cell table:number-columns-repeated="5"/>
        </table:table-row>
        <table:table-row table:style-name="ro1">
          <table:table-cell table:formula="of:=[.A3383]+1" office:value-type="float" office:value="3376" calcext:value-type="float">
            <text:p>3376</text:p>
          </table:table-cell>
          <table:table-cell table:formula="of:=4*[.$D$3]*[.B3383]*(1-[.B3383])" office:value-type="float" office:value="0.953001550084134" calcext:value-type="float">
            <text:p>0,953001550084134</text:p>
          </table:table-cell>
          <table:table-cell table:number-columns-repeated="5"/>
        </table:table-row>
        <table:table-row table:style-name="ro1">
          <table:table-cell table:formula="of:=[.A3384]+1" office:value-type="float" office:value="3377" calcext:value-type="float">
            <text:p>3377</text:p>
          </table:table-cell>
          <table:table-cell table:formula="of:=4*[.$D$3]*[.B3384]*(1-[.B3384])" office:value-type="float" office:value="0.179158382485486" calcext:value-type="float">
            <text:p>0,179158382485486</text:p>
          </table:table-cell>
          <table:table-cell table:number-columns-repeated="5"/>
        </table:table-row>
        <table:table-row table:style-name="ro1">
          <table:table-cell table:formula="of:=[.A3385]+1" office:value-type="float" office:value="3378" calcext:value-type="float">
            <text:p>3378</text:p>
          </table:table-cell>
          <table:table-cell table:formula="of:=4*[.$D$3]*[.B3385]*(1-[.B3385])" office:value-type="float" office:value="0.588242625882681" calcext:value-type="float">
            <text:p>0,588242625882681</text:p>
          </table:table-cell>
          <table:table-cell table:number-columns-repeated="5"/>
        </table:table-row>
        <table:table-row table:style-name="ro1">
          <table:table-cell table:formula="of:=[.A3386]+1" office:value-type="float" office:value="3379" calcext:value-type="float">
            <text:p>3379</text:p>
          </table:table-cell>
          <table:table-cell table:formula="of:=4*[.$D$3]*[.B3386]*(1-[.B3386])" office:value-type="float" office:value="0.968852955909317" calcext:value-type="float">
            <text:p>0,968852955909317</text:p>
          </table:table-cell>
          <table:table-cell table:number-columns-repeated="5"/>
        </table:table-row>
        <table:table-row table:style-name="ro1">
          <table:table-cell table:formula="of:=[.A3387]+1" office:value-type="float" office:value="3380" calcext:value-type="float">
            <text:p>3380</text:p>
          </table:table-cell>
          <table:table-cell table:formula="of:=4*[.$D$3]*[.B3387]*(1-[.B3387])" office:value-type="float" office:value="0.120707622940383" calcext:value-type="float">
            <text:p>0,120707622940383</text:p>
          </table:table-cell>
          <table:table-cell table:number-columns-repeated="5"/>
        </table:table-row>
        <table:table-row table:style-name="ro1">
          <table:table-cell table:formula="of:=[.A3388]+1" office:value-type="float" office:value="3381" calcext:value-type="float">
            <text:p>3381</text:p>
          </table:table-cell>
          <table:table-cell table:formula="of:=4*[.$D$3]*[.B3388]*(1-[.B3388])" office:value-type="float" office:value="0.424549170817863" calcext:value-type="float">
            <text:p>0,424549170817863</text:p>
          </table:table-cell>
          <table:table-cell table:number-columns-repeated="5"/>
        </table:table-row>
        <table:table-row table:style-name="ro1">
          <table:table-cell table:formula="of:=[.A3389]+1" office:value-type="float" office:value="3382" calcext:value-type="float">
            <text:p>3382</text:p>
          </table:table-cell>
          <table:table-cell table:formula="of:=4*[.$D$3]*[.B3389]*(1-[.B3389])" office:value-type="float" office:value="0.977228689502912" calcext:value-type="float">
            <text:p>0,977228689502912</text:p>
          </table:table-cell>
          <table:table-cell table:number-columns-repeated="5"/>
        </table:table-row>
        <table:table-row table:style-name="ro1">
          <table:table-cell table:formula="of:=[.A3390]+1" office:value-type="float" office:value="3383" calcext:value-type="float">
            <text:p>3383</text:p>
          </table:table-cell>
          <table:table-cell table:formula="of:=4*[.$D$3]*[.B3390]*(1-[.B3390])" office:value-type="float" office:value="0.0890111116613342" calcext:value-type="float">
            <text:p>0,089011111661334</text:p>
          </table:table-cell>
          <table:table-cell table:number-columns-repeated="5"/>
        </table:table-row>
        <table:table-row table:style-name="ro1">
          <table:table-cell table:formula="of:=[.A3391]+1" office:value-type="float" office:value="3384" calcext:value-type="float">
            <text:p>3384</text:p>
          </table:table-cell>
          <table:table-cell table:formula="of:=4*[.$D$3]*[.B3391]*(1-[.B3391])" office:value-type="float" office:value="0.324352534648591" calcext:value-type="float">
            <text:p>0,324352534648591</text:p>
          </table:table-cell>
          <table:table-cell table:number-columns-repeated="5"/>
        </table:table-row>
        <table:table-row table:style-name="ro1">
          <table:table-cell table:formula="of:=[.A3392]+1" office:value-type="float" office:value="3385" calcext:value-type="float">
            <text:p>3385</text:p>
          </table:table-cell>
          <table:table-cell table:formula="of:=4*[.$D$3]*[.B3392]*(1-[.B3392])" office:value-type="float" office:value="0.876591871662502" calcext:value-type="float">
            <text:p>0,876591871662502</text:p>
          </table:table-cell>
          <table:table-cell table:number-columns-repeated="5"/>
        </table:table-row>
        <table:table-row table:style-name="ro1">
          <table:table-cell table:formula="of:=[.A3393]+1" office:value-type="float" office:value="3386" calcext:value-type="float">
            <text:p>3386</text:p>
          </table:table-cell>
          <table:table-cell table:formula="of:=4*[.$D$3]*[.B3393]*(1-[.B3393])" office:value-type="float" office:value="0.432714248790934" calcext:value-type="float">
            <text:p>0,432714248790934</text:p>
          </table:table-cell>
          <table:table-cell table:number-columns-repeated="5"/>
        </table:table-row>
        <table:table-row table:style-name="ro1">
          <table:table-cell table:formula="of:=[.A3394]+1" office:value-type="float" office:value="3387" calcext:value-type="float">
            <text:p>3387</text:p>
          </table:table-cell>
          <table:table-cell table:formula="of:=4*[.$D$3]*[.B3394]*(1-[.B3394])" office:value-type="float" office:value="0.981890510736927" calcext:value-type="float">
            <text:p>0,981890510736927</text:p>
          </table:table-cell>
          <table:table-cell table:number-columns-repeated="5"/>
        </table:table-row>
        <table:table-row table:style-name="ro1">
          <table:table-cell table:formula="of:=[.A3395]+1" office:value-type="float" office:value="3388" calcext:value-type="float">
            <text:p>3388</text:p>
          </table:table-cell>
          <table:table-cell table:formula="of:=4*[.$D$3]*[.B3395]*(1-[.B3395])" office:value-type="float" office:value="0.0711261426468154" calcext:value-type="float">
            <text:p>0,071126142646815</text:p>
          </table:table-cell>
          <table:table-cell table:number-columns-repeated="5"/>
        </table:table-row>
        <table:table-row table:style-name="ro1">
          <table:table-cell table:formula="of:=[.A3396]+1" office:value-type="float" office:value="3389" calcext:value-type="float">
            <text:p>3389</text:p>
          </table:table-cell>
          <table:table-cell table:formula="of:=4*[.$D$3]*[.B3396]*(1-[.B3396])" office:value-type="float" office:value="0.264268857916001" calcext:value-type="float">
            <text:p>0,264268857916001</text:p>
          </table:table-cell>
          <table:table-cell table:number-columns-repeated="5"/>
        </table:table-row>
        <table:table-row table:style-name="ro1">
          <table:table-cell table:formula="of:=[.A3397]+1" office:value-type="float" office:value="3390" calcext:value-type="float">
            <text:p>3390</text:p>
          </table:table-cell>
          <table:table-cell table:formula="of:=4*[.$D$3]*[.B3397]*(1-[.B3397])" office:value-type="float" office:value="0.777723314607094" calcext:value-type="float">
            <text:p>0,777723314607094</text:p>
          </table:table-cell>
          <table:table-cell table:number-columns-repeated="5"/>
        </table:table-row>
        <table:table-row table:style-name="ro1">
          <table:table-cell table:formula="of:=[.A3398]+1" office:value-type="float" office:value="3391" calcext:value-type="float">
            <text:p>3391</text:p>
          </table:table-cell>
          <table:table-cell table:formula="of:=4*[.$D$3]*[.B3398]*(1-[.B3398])" office:value-type="float" office:value="0.691479042094597" calcext:value-type="float">
            <text:p>0,691479042094597</text:p>
          </table:table-cell>
          <table:table-cell table:number-columns-repeated="5"/>
        </table:table-row>
        <table:table-row table:style-name="ro1">
          <table:table-cell table:formula="of:=[.A3399]+1" office:value-type="float" office:value="3392" calcext:value-type="float">
            <text:p>3392</text:p>
          </table:table-cell>
          <table:table-cell table:formula="of:=4*[.$D$3]*[.B3399]*(1-[.B3399])" office:value-type="float" office:value="0.853343105754143" calcext:value-type="float">
            <text:p>0,853343105754143</text:p>
          </table:table-cell>
          <table:table-cell table:number-columns-repeated="5"/>
        </table:table-row>
        <table:table-row table:style-name="ro1">
          <table:table-cell table:formula="of:=[.A3400]+1" office:value-type="float" office:value="3393" calcext:value-type="float">
            <text:p>3393</text:p>
          </table:table-cell>
          <table:table-cell table:formula="of:=4*[.$D$3]*[.B3400]*(1-[.B3400])" office:value-type="float" office:value="0.500594598464067" calcext:value-type="float">
            <text:p>0,500594598464067</text:p>
          </table:table-cell>
          <table:table-cell table:number-columns-repeated="5"/>
        </table:table-row>
        <table:table-row table:style-name="ro1">
          <table:table-cell table:formula="of:=[.A3401]+1" office:value-type="float" office:value="3394" calcext:value-type="float">
            <text:p>3394</text:p>
          </table:table-cell>
          <table:table-cell table:formula="of:=4*[.$D$3]*[.B3401]*(1-[.B3401])" office:value-type="float" office:value="0.999998585810666" calcext:value-type="float">
            <text:p>0,999998585810666</text:p>
          </table:table-cell>
          <table:table-cell table:number-columns-repeated="5"/>
        </table:table-row>
        <table:table-row table:style-name="ro1">
          <table:table-cell table:formula="of:=[.A3402]+1" office:value-type="float" office:value="3395" calcext:value-type="float">
            <text:p>3395</text:p>
          </table:table-cell>
          <table:table-cell table:formula="of:=4*[.$D$3]*[.B3402]*(1-[.B3402])" office:value-type="float" office:value="0.00000565674933571125" calcext:value-type="float">
            <text:p>5,65674933571125E-06</text:p>
          </table:table-cell>
          <table:table-cell table:number-columns-repeated="5"/>
        </table:table-row>
        <table:table-row table:style-name="ro1">
          <table:table-cell table:formula="of:=[.A3403]+1" office:value-type="float" office:value="3396" calcext:value-type="float">
            <text:p>3396</text:p>
          </table:table-cell>
          <table:table-cell table:formula="of:=4*[.$D$3]*[.B3403]*(1-[.B3403])" office:value-type="float" office:value="0.0000226268693475928" calcext:value-type="float">
            <text:p>2,26268693475928E-05</text:p>
          </table:table-cell>
          <table:table-cell table:number-columns-repeated="5"/>
        </table:table-row>
        <table:table-row table:style-name="ro1">
          <table:table-cell table:formula="of:=[.A3404]+1" office:value-type="float" office:value="3397" calcext:value-type="float">
            <text:p>3397</text:p>
          </table:table-cell>
          <table:table-cell table:formula="of:=4*[.$D$3]*[.B3404]*(1-[.B3404])" office:value-type="float" office:value="0.0000905054294895053" calcext:value-type="float">
            <text:p>9,05054294895053E-05</text:p>
          </table:table-cell>
          <table:table-cell table:number-columns-repeated="5"/>
        </table:table-row>
        <table:table-row table:style-name="ro1">
          <table:table-cell table:formula="of:=[.A3405]+1" office:value-type="float" office:value="3398" calcext:value-type="float">
            <text:p>3398</text:p>
          </table:table-cell>
          <table:table-cell table:formula="of:=4*[.$D$3]*[.B3405]*(1-[.B3405])" office:value-type="float" office:value="0.000361988953026953" calcext:value-type="float">
            <text:p>0,000361988953027</text:p>
          </table:table-cell>
          <table:table-cell table:number-columns-repeated="5"/>
        </table:table-row>
        <table:table-row table:style-name="ro1">
          <table:table-cell table:formula="of:=[.A3406]+1" office:value-type="float" office:value="3399" calcext:value-type="float">
            <text:p>3399</text:p>
          </table:table-cell>
          <table:table-cell table:formula="of:=4*[.$D$3]*[.B3406]*(1-[.B3406])" office:value-type="float" office:value="0.00144743166809936" calcext:value-type="float">
            <text:p>0,001447431668099</text:p>
          </table:table-cell>
          <table:table-cell table:number-columns-repeated="5"/>
        </table:table-row>
        <table:table-row table:style-name="ro1">
          <table:table-cell table:formula="of:=[.A3407]+1" office:value-type="float" office:value="3400" calcext:value-type="float">
            <text:p>3400</text:p>
          </table:table-cell>
          <table:table-cell table:formula="of:=4*[.$D$3]*[.B3407]*(1-[.B3407])" office:value-type="float" office:value="0.00578134643866216" calcext:value-type="float">
            <text:p>0,005781346438662</text:p>
          </table:table-cell>
          <table:table-cell table:number-columns-repeated="5"/>
        </table:table-row>
        <table:table-row table:style-name="ro1">
          <table:table-cell table:formula="of:=[.A3408]+1" office:value-type="float" office:value="3401" calcext:value-type="float">
            <text:p>3401</text:p>
          </table:table-cell>
          <table:table-cell table:formula="of:=4*[.$D$3]*[.B3408]*(1-[.B3408])" office:value-type="float" office:value="0.0229916898880733" calcext:value-type="float">
            <text:p>0,022991689888073</text:p>
          </table:table-cell>
          <table:table-cell table:number-columns-repeated="5"/>
        </table:table-row>
        <table:table-row table:style-name="ro1">
          <table:table-cell table:formula="of:=[.A3409]+1" office:value-type="float" office:value="3402" calcext:value-type="float">
            <text:p>3402</text:p>
          </table:table-cell>
          <table:table-cell table:formula="of:=4*[.$D$3]*[.B3409]*(1-[.B3409])" office:value-type="float" office:value="0.0898522883366559" calcext:value-type="float">
            <text:p>0,089852288336656</text:p>
          </table:table-cell>
          <table:table-cell table:number-columns-repeated="5"/>
        </table:table-row>
        <table:table-row table:style-name="ro1">
          <table:table-cell table:formula="of:=[.A3410]+1" office:value-type="float" office:value="3403" calcext:value-type="float">
            <text:p>3403</text:p>
          </table:table-cell>
          <table:table-cell table:formula="of:=4*[.$D$3]*[.B3410]*(1-[.B3410])" office:value-type="float" office:value="0.32711541846929" calcext:value-type="float">
            <text:p>0,32711541846929</text:p>
          </table:table-cell>
          <table:table-cell table:number-columns-repeated="5"/>
        </table:table-row>
        <table:table-row table:style-name="ro1">
          <table:table-cell table:formula="of:=[.A3411]+1" office:value-type="float" office:value="3404" calcext:value-type="float">
            <text:p>3404</text:p>
          </table:table-cell>
          <table:table-cell table:formula="of:=4*[.$D$3]*[.B3411]*(1-[.B3411])" office:value-type="float" office:value="0.880443685875805" calcext:value-type="float">
            <text:p>0,880443685875805</text:p>
          </table:table-cell>
          <table:table-cell table:number-columns-repeated="5"/>
        </table:table-row>
        <table:table-row table:style-name="ro1">
          <table:table-cell table:formula="of:=[.A3412]+1" office:value-type="float" office:value="3405" calcext:value-type="float">
            <text:p>3405</text:p>
          </table:table-cell>
          <table:table-cell table:formula="of:=4*[.$D$3]*[.B3412]*(1-[.B3412])" office:value-type="float" office:value="0.421050407508929" calcext:value-type="float">
            <text:p>0,421050407508929</text:p>
          </table:table-cell>
          <table:table-cell table:number-columns-repeated="5"/>
        </table:table-row>
        <table:table-row table:style-name="ro1">
          <table:table-cell table:formula="of:=[.A3413]+1" office:value-type="float" office:value="3406" calcext:value-type="float">
            <text:p>3406</text:p>
          </table:table-cell>
          <table:table-cell table:formula="of:=4*[.$D$3]*[.B3413]*(1-[.B3413])" office:value-type="float" office:value="0.975067847381975" calcext:value-type="float">
            <text:p>0,975067847381975</text:p>
          </table:table-cell>
          <table:table-cell table:number-columns-repeated="5"/>
        </table:table-row>
        <table:table-row table:style-name="ro1">
          <table:table-cell table:formula="of:=[.A3414]+1" office:value-type="float" office:value="3407" calcext:value-type="float">
            <text:p>3407</text:p>
          </table:table-cell>
          <table:table-cell table:formula="of:=4*[.$D$3]*[.B3414]*(1-[.B3414])" office:value-type="float" office:value="0.0972421615354259" calcext:value-type="float">
            <text:p>0,097242161535426</text:p>
          </table:table-cell>
          <table:table-cell table:number-columns-repeated="5"/>
        </table:table-row>
        <table:table-row table:style-name="ro1">
          <table:table-cell table:formula="of:=[.A3415]+1" office:value-type="float" office:value="3408" calcext:value-type="float">
            <text:p>3408</text:p>
          </table:table-cell>
          <table:table-cell table:formula="of:=4*[.$D$3]*[.B3415]*(1-[.B3415])" office:value-type="float" office:value="0.351144494221376" calcext:value-type="float">
            <text:p>0,351144494221376</text:p>
          </table:table-cell>
          <table:table-cell table:number-columns-repeated="5"/>
        </table:table-row>
        <table:table-row table:style-name="ro1">
          <table:table-cell table:formula="of:=[.A3416]+1" office:value-type="float" office:value="3409" calcext:value-type="float">
            <text:p>3409</text:p>
          </table:table-cell>
          <table:table-cell table:formula="of:=4*[.$D$3]*[.B3416]*(1-[.B3416])" office:value-type="float" office:value="0.91136815359756" calcext:value-type="float">
            <text:p>0,91136815359756</text:p>
          </table:table-cell>
          <table:table-cell table:number-columns-repeated="5"/>
        </table:table-row>
        <table:table-row table:style-name="ro1">
          <table:table-cell table:formula="of:=[.A3417]+1" office:value-type="float" office:value="3410" calcext:value-type="float">
            <text:p>3410</text:p>
          </table:table-cell>
          <table:table-cell table:formula="of:=4*[.$D$3]*[.B3417]*(1-[.B3417])" office:value-type="float" office:value="0.323104968822936" calcext:value-type="float">
            <text:p>0,323104968822936</text:p>
          </table:table-cell>
          <table:table-cell table:number-columns-repeated="5"/>
        </table:table-row>
        <table:table-row table:style-name="ro1">
          <table:table-cell table:formula="of:=[.A3418]+1" office:value-type="float" office:value="3411" calcext:value-type="float">
            <text:p>3411</text:p>
          </table:table-cell>
          <table:table-cell table:formula="of:=4*[.$D$3]*[.B3418]*(1-[.B3418])" office:value-type="float" office:value="0.874832591779463" calcext:value-type="float">
            <text:p>0,874832591779463</text:p>
          </table:table-cell>
          <table:table-cell table:number-columns-repeated="5"/>
        </table:table-row>
        <table:table-row table:style-name="ro1">
          <table:table-cell table:formula="of:=[.A3419]+1" office:value-type="float" office:value="3412" calcext:value-type="float">
            <text:p>3412</text:p>
          </table:table-cell>
          <table:table-cell table:formula="of:=4*[.$D$3]*[.B3419]*(1-[.B3419])" office:value-type="float" office:value="0.438002112559562" calcext:value-type="float">
            <text:p>0,438002112559562</text:p>
          </table:table-cell>
          <table:table-cell table:number-columns-repeated="5"/>
        </table:table-row>
        <table:table-row table:style-name="ro1">
          <table:table-cell table:formula="of:=[.A3420]+1" office:value-type="float" office:value="3413" calcext:value-type="float">
            <text:p>3413</text:p>
          </table:table-cell>
          <table:table-cell table:formula="of:=4*[.$D$3]*[.B3420]*(1-[.B3420])" office:value-type="float" office:value="0.984625047811691" calcext:value-type="float">
            <text:p>0,984625047811691</text:p>
          </table:table-cell>
          <table:table-cell table:number-columns-repeated="5"/>
        </table:table-row>
        <table:table-row table:style-name="ro1">
          <table:table-cell table:formula="of:=[.A3421]+1" office:value-type="float" office:value="3414" calcext:value-type="float">
            <text:p>3414</text:p>
          </table:table-cell>
          <table:table-cell table:formula="of:=4*[.$D$3]*[.B3421]*(1-[.B3421])" office:value-type="float" office:value="0.0605542521340643" calcext:value-type="float">
            <text:p>0,060554252134064</text:p>
          </table:table-cell>
          <table:table-cell table:number-columns-repeated="5"/>
        </table:table-row>
        <table:table-row table:style-name="ro1">
          <table:table-cell table:formula="of:=[.A3422]+1" office:value-type="float" office:value="3415" calcext:value-type="float">
            <text:p>3415</text:p>
          </table:table-cell>
          <table:table-cell table:formula="of:=4*[.$D$3]*[.B3422]*(1-[.B3422])" office:value-type="float" office:value="0.227549738730194" calcext:value-type="float">
            <text:p>0,227549738730194</text:p>
          </table:table-cell>
          <table:table-cell table:number-columns-repeated="5"/>
        </table:table-row>
        <table:table-row table:style-name="ro1">
          <table:table-cell table:formula="of:=[.A3423]+1" office:value-type="float" office:value="3416" calcext:value-type="float">
            <text:p>3416</text:p>
          </table:table-cell>
          <table:table-cell table:formula="of:=4*[.$D$3]*[.B3423]*(1-[.B3423])" office:value-type="float" office:value="0.703083420536058" calcext:value-type="float">
            <text:p>0,703083420536058</text:p>
          </table:table-cell>
          <table:table-cell table:number-columns-repeated="5"/>
        </table:table-row>
        <table:table-row table:style-name="ro1">
          <table:table-cell table:formula="of:=[.A3424]+1" office:value-type="float" office:value="3417" calcext:value-type="float">
            <text:p>3417</text:p>
          </table:table-cell>
          <table:table-cell table:formula="of:=4*[.$D$3]*[.B3424]*(1-[.B3424])" office:value-type="float" office:value="0.835028497213499" calcext:value-type="float">
            <text:p>0,835028497213499</text:p>
          </table:table-cell>
          <table:table-cell table:number-columns-repeated="5"/>
        </table:table-row>
        <table:table-row table:style-name="ro1">
          <table:table-cell table:formula="of:=[.A3425]+1" office:value-type="float" office:value="3418" calcext:value-type="float">
            <text:p>3418</text:p>
          </table:table-cell>
          <table:table-cell table:formula="of:=4*[.$D$3]*[.B3425]*(1-[.B3425])" office:value-type="float" office:value="0.551023624219458" calcext:value-type="float">
            <text:p>0,551023624219458</text:p>
          </table:table-cell>
          <table:table-cell table:number-columns-repeated="5"/>
        </table:table-row>
        <table:table-row table:style-name="ro1">
          <table:table-cell table:formula="of:=[.A3426]+1" office:value-type="float" office:value="3419" calcext:value-type="float">
            <text:p>3419</text:p>
          </table:table-cell>
          <table:table-cell table:formula="of:=4*[.$D$3]*[.B3426]*(1-[.B3426])" office:value-type="float" office:value="0.989586359086046" calcext:value-type="float">
            <text:p>0,989586359086046</text:p>
          </table:table-cell>
          <table:table-cell table:number-columns-repeated="5"/>
        </table:table-row>
        <table:table-row table:style-name="ro1">
          <table:table-cell table:formula="of:=[.A3427]+1" office:value-type="float" office:value="3420" calcext:value-type="float">
            <text:p>3420</text:p>
          </table:table-cell>
          <table:table-cell table:formula="of:=4*[.$D$3]*[.B3427]*(1-[.B3427])" office:value-type="float" office:value="0.041220787987477" calcext:value-type="float">
            <text:p>0,041220787987477</text:p>
          </table:table-cell>
          <table:table-cell table:number-columns-repeated="5"/>
        </table:table-row>
        <table:table-row table:style-name="ro1">
          <table:table-cell table:formula="of:=[.A3428]+1" office:value-type="float" office:value="3421" calcext:value-type="float">
            <text:p>3421</text:p>
          </table:table-cell>
          <table:table-cell table:formula="of:=4*[.$D$3]*[.B3428]*(1-[.B3428])" office:value-type="float" office:value="0.158086538500674" calcext:value-type="float">
            <text:p>0,158086538500674</text:p>
          </table:table-cell>
          <table:table-cell table:number-columns-repeated="5"/>
        </table:table-row>
        <table:table-row table:style-name="ro1">
          <table:table-cell table:formula="of:=[.A3429]+1" office:value-type="float" office:value="3422" calcext:value-type="float">
            <text:p>3422</text:p>
          </table:table-cell>
          <table:table-cell table:formula="of:=4*[.$D$3]*[.B3429]*(1-[.B3429])" office:value-type="float" office:value="0.532380739382195" calcext:value-type="float">
            <text:p>0,532380739382195</text:p>
          </table:table-cell>
          <table:table-cell table:number-columns-repeated="5"/>
        </table:table-row>
        <table:table-row table:style-name="ro1">
          <table:table-cell table:formula="of:=[.A3430]+1" office:value-type="float" office:value="3423" calcext:value-type="float">
            <text:p>3423</text:p>
          </table:table-cell>
          <table:table-cell table:formula="of:=4*[.$D$3]*[.B3430]*(1-[.B3430])" office:value-type="float" office:value="0.995805950868249" calcext:value-type="float">
            <text:p>0,995805950868249</text:p>
          </table:table-cell>
          <table:table-cell table:number-columns-repeated="5"/>
        </table:table-row>
        <table:table-row table:style-name="ro1">
          <table:table-cell table:formula="of:=[.A3431]+1" office:value-type="float" office:value="3424" calcext:value-type="float">
            <text:p>3424</text:p>
          </table:table-cell>
          <table:table-cell table:formula="of:=4*[.$D$3]*[.B3431]*(1-[.B3431])" office:value-type="float" office:value="0.0167058363345242" calcext:value-type="float">
            <text:p>0,016705836334524</text:p>
          </table:table-cell>
          <table:table-cell table:number-columns-repeated="5"/>
        </table:table-row>
        <table:table-row table:style-name="ro1">
          <table:table-cell table:formula="of:=[.A3432]+1" office:value-type="float" office:value="3425" calcext:value-type="float">
            <text:p>3425</text:p>
          </table:table-cell>
          <table:table-cell table:formula="of:=4*[.$D$3]*[.B3432]*(1-[.B3432])" office:value-type="float" office:value="0.0657070054675532" calcext:value-type="float">
            <text:p>0,065707005467553</text:p>
          </table:table-cell>
          <table:table-cell table:number-columns-repeated="5"/>
        </table:table-row>
        <table:table-row table:style-name="ro1">
          <table:table-cell table:formula="of:=[.A3433]+1" office:value-type="float" office:value="3426" calcext:value-type="float">
            <text:p>3426</text:p>
          </table:table-cell>
          <table:table-cell table:formula="of:=4*[.$D$3]*[.B3433]*(1-[.B3433])" office:value-type="float" office:value="0.24555837960016" calcext:value-type="float">
            <text:p>0,24555837960016</text:p>
          </table:table-cell>
          <table:table-cell table:number-columns-repeated="5"/>
        </table:table-row>
        <table:table-row table:style-name="ro1">
          <table:table-cell table:formula="of:=[.A3434]+1" office:value-type="float" office:value="3427" calcext:value-type="float">
            <text:p>3427</text:p>
          </table:table-cell>
          <table:table-cell table:formula="of:=4*[.$D$3]*[.B3434]*(1-[.B3434])" office:value-type="float" office:value="0.741037847233216" calcext:value-type="float">
            <text:p>0,741037847233216</text:p>
          </table:table-cell>
          <table:table-cell table:number-columns-repeated="5"/>
        </table:table-row>
        <table:table-row table:style-name="ro1">
          <table:table-cell table:formula="of:=[.A3435]+1" office:value-type="float" office:value="3428" calcext:value-type="float">
            <text:p>3428</text:p>
          </table:table-cell>
          <table:table-cell table:formula="of:=4*[.$D$3]*[.B3435]*(1-[.B3435])" office:value-type="float" office:value="0.767603024804708" calcext:value-type="float">
            <text:p>0,767603024804708</text:p>
          </table:table-cell>
          <table:table-cell table:number-columns-repeated="5"/>
        </table:table-row>
        <table:table-row table:style-name="ro1">
          <table:table-cell table:formula="of:=[.A3436]+1" office:value-type="float" office:value="3429" calcext:value-type="float">
            <text:p>3429</text:p>
          </table:table-cell>
          <table:table-cell table:formula="of:=4*[.$D$3]*[.B3436]*(1-[.B3436])" office:value-type="float" office:value="0.713554484461484" calcext:value-type="float">
            <text:p>0,713554484461484</text:p>
          </table:table-cell>
          <table:table-cell table:number-columns-repeated="5"/>
        </table:table-row>
        <table:table-row table:style-name="ro1">
          <table:table-cell table:formula="of:=[.A3437]+1" office:value-type="float" office:value="3430" calcext:value-type="float">
            <text:p>3430</text:p>
          </table:table-cell>
          <table:table-cell table:formula="of:=4*[.$D$3]*[.B3437]*(1-[.B3437])" office:value-type="float" office:value="0.817577928665559" calcext:value-type="float">
            <text:p>0,817577928665559</text:p>
          </table:table-cell>
          <table:table-cell table:number-columns-repeated="5"/>
        </table:table-row>
        <table:table-row table:style-name="ro1">
          <table:table-cell table:formula="of:=[.A3438]+1" office:value-type="float" office:value="3431" calcext:value-type="float">
            <text:p>3431</text:p>
          </table:table-cell>
          <table:table-cell table:formula="of:=4*[.$D$3]*[.B3438]*(1-[.B3438])" office:value-type="float" office:value="0.596577036897973" calcext:value-type="float">
            <text:p>0,596577036897973</text:p>
          </table:table-cell>
          <table:table-cell table:number-columns-repeated="5"/>
        </table:table-row>
        <table:table-row table:style-name="ro1">
          <table:table-cell table:formula="of:=[.A3439]+1" office:value-type="float" office:value="3432" calcext:value-type="float">
            <text:p>3432</text:p>
          </table:table-cell>
          <table:table-cell table:formula="of:=4*[.$D$3]*[.B3439]*(1-[.B3439])" office:value-type="float" office:value="0.96269150377603" calcext:value-type="float">
            <text:p>0,96269150377603</text:p>
          </table:table-cell>
          <table:table-cell table:number-columns-repeated="5"/>
        </table:table-row>
        <table:table-row table:style-name="ro1">
          <table:table-cell table:formula="of:=[.A3440]+1" office:value-type="float" office:value="3433" calcext:value-type="float">
            <text:p>3433</text:p>
          </table:table-cell>
          <table:table-cell table:formula="of:=4*[.$D$3]*[.B3440]*(1-[.B3440])" office:value-type="float" office:value="0.143666289333904" calcext:value-type="float">
            <text:p>0,143666289333904</text:p>
          </table:table-cell>
          <table:table-cell table:number-columns-repeated="5"/>
        </table:table-row>
        <table:table-row table:style-name="ro1">
          <table:table-cell table:formula="of:=[.A3441]+1" office:value-type="float" office:value="3434" calcext:value-type="float">
            <text:p>3434</text:p>
          </table:table-cell>
          <table:table-cell table:formula="of:=4*[.$D$3]*[.B3441]*(1-[.B3441])" office:value-type="float" office:value="0.492105146571723" calcext:value-type="float">
            <text:p>0,492105146571723</text:p>
          </table:table-cell>
          <table:table-cell table:number-columns-repeated="5"/>
        </table:table-row>
        <table:table-row table:style-name="ro1">
          <table:table-cell table:formula="of:=[.A3442]+1" office:value-type="float" office:value="3435" calcext:value-type="float">
            <text:p>3435</text:p>
          </table:table-cell>
          <table:table-cell table:formula="of:=4*[.$D$3]*[.B3442]*(1-[.B3442])" office:value-type="float" office:value="0.999750685157384" calcext:value-type="float">
            <text:p>0,999750685157384</text:p>
          </table:table-cell>
          <table:table-cell table:number-columns-repeated="5"/>
        </table:table-row>
        <table:table-row table:style-name="ro1">
          <table:table-cell table:formula="of:=[.A3443]+1" office:value-type="float" office:value="3436" calcext:value-type="float">
            <text:p>3436</text:p>
          </table:table-cell>
          <table:table-cell table:formula="of:=4*[.$D$3]*[.B3443]*(1-[.B3443])" office:value-type="float" office:value="0.00099701073890025" calcext:value-type="float">
            <text:p>0,0009970107389</text:p>
          </table:table-cell>
          <table:table-cell table:number-columns-repeated="5"/>
        </table:table-row>
        <table:table-row table:style-name="ro1">
          <table:table-cell table:formula="of:=[.A3444]+1" office:value-type="float" office:value="3437" calcext:value-type="float">
            <text:p>3437</text:p>
          </table:table-cell>
          <table:table-cell table:formula="of:=4*[.$D$3]*[.B3444]*(1-[.B3444])" office:value-type="float" office:value="0.00398406683394707" calcext:value-type="float">
            <text:p>0,003984066833947</text:p>
          </table:table-cell>
          <table:table-cell table:number-columns-repeated="5"/>
        </table:table-row>
        <table:table-row table:style-name="ro1">
          <table:table-cell table:formula="of:=[.A3445]+1" office:value-type="float" office:value="3438" calcext:value-type="float">
            <text:p>3438</text:p>
          </table:table-cell>
          <table:table-cell table:formula="of:=4*[.$D$3]*[.B3445]*(1-[.B3445])" office:value-type="float" office:value="0.0158727761816388" calcext:value-type="float">
            <text:p>0,015872776181639</text:p>
          </table:table-cell>
          <table:table-cell table:number-columns-repeated="5"/>
        </table:table-row>
        <table:table-row table:style-name="ro1">
          <table:table-cell table:formula="of:=[.A3446]+1" office:value-type="float" office:value="3439" calcext:value-type="float">
            <text:p>3439</text:p>
          </table:table-cell>
          <table:table-cell table:formula="of:=4*[.$D$3]*[.B3446]*(1-[.B3446])" office:value-type="float" office:value="0.0624833246317058" calcext:value-type="float">
            <text:p>0,062483324631706</text:p>
          </table:table-cell>
          <table:table-cell table:number-columns-repeated="5"/>
        </table:table-row>
        <table:table-row table:style-name="ro1">
          <table:table-cell table:formula="of:=[.A3447]+1" office:value-type="float" office:value="3440" calcext:value-type="float">
            <text:p>3440</text:p>
          </table:table-cell>
          <table:table-cell table:formula="of:=4*[.$D$3]*[.B3447]*(1-[.B3447])" office:value-type="float" office:value="0.234316635098699" calcext:value-type="float">
            <text:p>0,234316635098699</text:p>
          </table:table-cell>
          <table:table-cell table:number-columns-repeated="5"/>
        </table:table-row>
        <table:table-row table:style-name="ro1">
          <table:table-cell table:formula="of:=[.A3448]+1" office:value-type="float" office:value="3441" calcext:value-type="float">
            <text:p>3441</text:p>
          </table:table-cell>
          <table:table-cell table:formula="of:=4*[.$D$3]*[.B3448]*(1-[.B3448])" office:value-type="float" office:value="0.717649398458888" calcext:value-type="float">
            <text:p>0,717649398458888</text:p>
          </table:table-cell>
          <table:table-cell table:number-columns-repeated="5"/>
        </table:table-row>
        <table:table-row table:style-name="ro1">
          <table:table-cell table:formula="of:=[.A3449]+1" office:value-type="float" office:value="3442" calcext:value-type="float">
            <text:p>3442</text:p>
          </table:table-cell>
          <table:table-cell table:formula="of:=4*[.$D$3]*[.B3449]*(1-[.B3449])" office:value-type="float" office:value="0.810514957401937" calcext:value-type="float">
            <text:p>0,810514957401937</text:p>
          </table:table-cell>
          <table:table-cell table:number-columns-repeated="5"/>
        </table:table-row>
        <table:table-row table:style-name="ro1">
          <table:table-cell table:formula="of:=[.A3450]+1" office:value-type="float" office:value="3443" calcext:value-type="float">
            <text:p>3443</text:p>
          </table:table-cell>
          <table:table-cell table:formula="of:=4*[.$D$3]*[.B3450]*(1-[.B3450])" office:value-type="float" office:value="0.614321844918692" calcext:value-type="float">
            <text:p>0,614321844918692</text:p>
          </table:table-cell>
          <table:table-cell table:number-columns-repeated="5"/>
        </table:table-row>
        <table:table-row table:style-name="ro1">
          <table:table-cell table:formula="of:=[.A3451]+1" office:value-type="float" office:value="3444" calcext:value-type="float">
            <text:p>3444</text:p>
          </table:table-cell>
          <table:table-cell table:formula="of:=4*[.$D$3]*[.B3451]*(1-[.B3451])" office:value-type="float" office:value="0.947722063097546" calcext:value-type="float">
            <text:p>0,947722063097546</text:p>
          </table:table-cell>
          <table:table-cell table:number-columns-repeated="5"/>
        </table:table-row>
        <table:table-row table:style-name="ro1">
          <table:table-cell table:formula="of:=[.A3452]+1" office:value-type="float" office:value="3445" calcext:value-type="float">
            <text:p>3445</text:p>
          </table:table-cell>
          <table:table-cell table:formula="of:=4*[.$D$3]*[.B3452]*(1-[.B3452])" office:value-type="float" office:value="0.198179816862709" calcext:value-type="float">
            <text:p>0,198179816862709</text:p>
          </table:table-cell>
          <table:table-cell table:number-columns-repeated="5"/>
        </table:table-row>
        <table:table-row table:style-name="ro1">
          <table:table-cell table:formula="of:=[.A3453]+1" office:value-type="float" office:value="3446" calcext:value-type="float">
            <text:p>3446</text:p>
          </table:table-cell>
          <table:table-cell table:formula="of:=4*[.$D$3]*[.B3453]*(1-[.B3453])" office:value-type="float" office:value="0.635618308203888" calcext:value-type="float">
            <text:p>0,635618308203888</text:p>
          </table:table-cell>
          <table:table-cell table:number-columns-repeated="5"/>
        </table:table-row>
        <table:table-row table:style-name="ro1">
          <table:table-cell table:formula="of:=[.A3454]+1" office:value-type="float" office:value="3447" calcext:value-type="float">
            <text:p>3447</text:p>
          </table:table-cell>
          <table:table-cell table:formula="of:=4*[.$D$3]*[.B3454]*(1-[.B3454])" office:value-type="float" office:value="0.926430697919661" calcext:value-type="float">
            <text:p>0,926430697919661</text:p>
          </table:table-cell>
          <table:table-cell table:number-columns-repeated="5"/>
        </table:table-row>
        <table:table-row table:style-name="ro1">
          <table:table-cell table:formula="of:=[.A3455]+1" office:value-type="float" office:value="3448" calcext:value-type="float">
            <text:p>3448</text:p>
          </table:table-cell>
          <table:table-cell table:formula="of:=4*[.$D$3]*[.B3455]*(1-[.B3455])" office:value-type="float" office:value="0.272627439487004" calcext:value-type="float">
            <text:p>0,272627439487004</text:p>
          </table:table-cell>
          <table:table-cell table:number-columns-repeated="5"/>
        </table:table-row>
        <table:table-row table:style-name="ro1">
          <table:table-cell table:formula="of:=[.A3456]+1" office:value-type="float" office:value="3449" calcext:value-type="float">
            <text:p>3449</text:p>
          </table:table-cell>
          <table:table-cell table:formula="of:=4*[.$D$3]*[.B3456]*(1-[.B3456])" office:value-type="float" office:value="0.793206874903055" calcext:value-type="float">
            <text:p>0,793206874903055</text:p>
          </table:table-cell>
          <table:table-cell table:number-columns-repeated="5"/>
        </table:table-row>
        <table:table-row table:style-name="ro1">
          <table:table-cell table:formula="of:=[.A3457]+1" office:value-type="float" office:value="3450" calcext:value-type="float">
            <text:p>3450</text:p>
          </table:table-cell>
          <table:table-cell table:formula="of:=4*[.$D$3]*[.B3457]*(1-[.B3457])" office:value-type="float" office:value="0.656118914038337" calcext:value-type="float">
            <text:p>0,656118914038337</text:p>
          </table:table-cell>
          <table:table-cell table:number-columns-repeated="5"/>
        </table:table-row>
        <table:table-row table:style-name="ro1">
          <table:table-cell table:formula="of:=[.A3458]+1" office:value-type="float" office:value="3451" calcext:value-type="float">
            <text:p>3451</text:p>
          </table:table-cell>
          <table:table-cell table:formula="of:=4*[.$D$3]*[.B3458]*(1-[.B3458])" office:value-type="float" office:value="0.902507538717961" calcext:value-type="float">
            <text:p>0,902507538717961</text:p>
          </table:table-cell>
          <table:table-cell table:number-columns-repeated="5"/>
        </table:table-row>
        <table:table-row table:style-name="ro1">
          <table:table-cell table:formula="of:=[.A3459]+1" office:value-type="float" office:value="3452" calcext:value-type="float">
            <text:p>3452</text:p>
          </table:table-cell>
          <table:table-cell table:formula="of:=4*[.$D$3]*[.B3459]*(1-[.B3459])" office:value-type="float" office:value="0.351950725100835" calcext:value-type="float">
            <text:p>0,351950725100835</text:p>
          </table:table-cell>
          <table:table-cell table:number-columns-repeated="5"/>
        </table:table-row>
        <table:table-row table:style-name="ro1">
          <table:table-cell table:formula="of:=[.A3460]+1" office:value-type="float" office:value="3453" calcext:value-type="float">
            <text:p>3453</text:p>
          </table:table-cell>
          <table:table-cell table:formula="of:=4*[.$D$3]*[.B3460]*(1-[.B3460])" office:value-type="float" office:value="0.912325648807326" calcext:value-type="float">
            <text:p>0,912325648807326</text:p>
          </table:table-cell>
          <table:table-cell table:number-columns-repeated="5"/>
        </table:table-row>
        <table:table-row table:style-name="ro1">
          <table:table-cell table:formula="of:=[.A3461]+1" office:value-type="float" office:value="3454" calcext:value-type="float">
            <text:p>3454</text:p>
          </table:table-cell>
          <table:table-cell table:formula="of:=4*[.$D$3]*[.B3461]*(1-[.B3461])" office:value-type="float" office:value="0.319950237342472" calcext:value-type="float">
            <text:p>0,319950237342472</text:p>
          </table:table-cell>
          <table:table-cell table:number-columns-repeated="5"/>
        </table:table-row>
        <table:table-row table:style-name="ro1">
          <table:table-cell table:formula="of:=[.A3462]+1" office:value-type="float" office:value="3455" calcext:value-type="float">
            <text:p>3455</text:p>
          </table:table-cell>
          <table:table-cell table:formula="of:=4*[.$D$3]*[.B3462]*(1-[.B3462])" office:value-type="float" office:value="0.870328331867871" calcext:value-type="float">
            <text:p>0,870328331867871</text:p>
          </table:table-cell>
          <table:table-cell table:number-columns-repeated="5"/>
        </table:table-row>
        <table:table-row table:style-name="ro1">
          <table:table-cell table:formula="of:=[.A3463]+1" office:value-type="float" office:value="3456" calcext:value-type="float">
            <text:p>3456</text:p>
          </table:table-cell>
          <table:table-cell table:formula="of:=4*[.$D$3]*[.B3463]*(1-[.B3463])" office:value-type="float" office:value="0.45142770646384" calcext:value-type="float">
            <text:p>0,45142770646384</text:p>
          </table:table-cell>
          <table:table-cell table:number-columns-repeated="5"/>
        </table:table-row>
        <table:table-row table:style-name="ro1">
          <table:table-cell table:formula="of:=[.A3464]+1" office:value-type="float" office:value="3457" calcext:value-type="float">
            <text:p>3457</text:p>
          </table:table-cell>
          <table:table-cell table:formula="of:=4*[.$D$3]*[.B3464]*(1-[.B3464])" office:value-type="float" office:value="0.990562929202549" calcext:value-type="float">
            <text:p>0,990562929202549</text:p>
          </table:table-cell>
          <table:table-cell table:number-columns-repeated="5"/>
        </table:table-row>
        <table:table-row table:style-name="ro1">
          <table:table-cell table:formula="of:=[.A3465]+1" office:value-type="float" office:value="3458" calcext:value-type="float">
            <text:p>3458</text:p>
          </table:table-cell>
          <table:table-cell table:formula="of:=4*[.$D$3]*[.B3465]*(1-[.B3465])" office:value-type="float" office:value="0.0373920499688611" calcext:value-type="float">
            <text:p>0,037392049968861</text:p>
          </table:table-cell>
          <table:table-cell table:number-columns-repeated="5"/>
        </table:table-row>
        <table:table-row table:style-name="ro1">
          <table:table-cell table:formula="of:=[.A3466]+1" office:value-type="float" office:value="3459" calcext:value-type="float">
            <text:p>3459</text:p>
          </table:table-cell>
          <table:table-cell table:formula="of:=4*[.$D$3]*[.B3466]*(1-[.B3466])" office:value-type="float" office:value="0.143975538271949" calcext:value-type="float">
            <text:p>0,143975538271949</text:p>
          </table:table-cell>
          <table:table-cell table:number-columns-repeated="5"/>
        </table:table-row>
        <table:table-row table:style-name="ro1">
          <table:table-cell table:formula="of:=[.A3467]+1" office:value-type="float" office:value="3460" calcext:value-type="float">
            <text:p>3460</text:p>
          </table:table-cell>
          <table:table-cell table:formula="of:=4*[.$D$3]*[.B3467]*(1-[.B3467])" office:value-type="float" office:value="0.492986330605006" calcext:value-type="float">
            <text:p>0,492986330605006</text:p>
          </table:table-cell>
          <table:table-cell table:number-columns-repeated="5"/>
        </table:table-row>
        <table:table-row table:style-name="ro1">
          <table:table-cell table:formula="of:=[.A3468]+1" office:value-type="float" office:value="3461" calcext:value-type="float">
            <text:p>3461</text:p>
          </table:table-cell>
          <table:table-cell table:formula="of:=4*[.$D$3]*[.B3468]*(1-[.B3468])" office:value-type="float" office:value="0.999803233766471" calcext:value-type="float">
            <text:p>0,999803233766471</text:p>
          </table:table-cell>
          <table:table-cell table:number-columns-repeated="5"/>
        </table:table-row>
        <table:table-row table:style-name="ro1">
          <table:table-cell table:formula="of:=[.A3469]+1" office:value-type="float" office:value="3462" calcext:value-type="float">
            <text:p>3462</text:p>
          </table:table-cell>
          <table:table-cell table:formula="of:=4*[.$D$3]*[.B3469]*(1-[.B3469])" office:value-type="float" office:value="0.000786910066313548" calcext:value-type="float">
            <text:p>0,000786910066314</text:p>
          </table:table-cell>
          <table:table-cell table:number-columns-repeated="5"/>
        </table:table-row>
        <table:table-row table:style-name="ro1">
          <table:table-cell table:formula="of:=[.A3470]+1" office:value-type="float" office:value="3463" calcext:value-type="float">
            <text:p>3463</text:p>
          </table:table-cell>
          <table:table-cell table:formula="of:=4*[.$D$3]*[.B3470]*(1-[.B3470])" office:value-type="float" office:value="0.00314516335544433" calcext:value-type="float">
            <text:p>0,003145163355444</text:p>
          </table:table-cell>
          <table:table-cell table:number-columns-repeated="5"/>
        </table:table-row>
        <table:table-row table:style-name="ro1">
          <table:table-cell table:formula="of:=[.A3471]+1" office:value-type="float" office:value="3464" calcext:value-type="float">
            <text:p>3464</text:p>
          </table:table-cell>
          <table:table-cell table:formula="of:=4*[.$D$3]*[.B3471]*(1-[.B3471])" office:value-type="float" office:value="0.0125410852116476" calcext:value-type="float">
            <text:p>0,012541085211648</text:p>
          </table:table-cell>
          <table:table-cell table:number-columns-repeated="5"/>
        </table:table-row>
        <table:table-row table:style-name="ro1">
          <table:table-cell table:formula="of:=[.A3472]+1" office:value-type="float" office:value="3465" calcext:value-type="float">
            <text:p>3465</text:p>
          </table:table-cell>
          <table:table-cell table:formula="of:=4*[.$D$3]*[.B3472]*(1-[.B3472])" office:value-type="float" office:value="0.0495352255734472" calcext:value-type="float">
            <text:p>0,049535225573447</text:p>
          </table:table-cell>
          <table:table-cell table:number-columns-repeated="5"/>
        </table:table-row>
        <table:table-row table:style-name="ro1">
          <table:table-cell table:formula="of:=[.A3473]+1" office:value-type="float" office:value="3466" calcext:value-type="float">
            <text:p>3466</text:p>
          </table:table-cell>
          <table:table-cell table:formula="of:=4*[.$D$3]*[.B3473]*(1-[.B3473])" office:value-type="float" office:value="0.18832594800334" calcext:value-type="float">
            <text:p>0,18832594800334</text:p>
          </table:table-cell>
          <table:table-cell table:number-columns-repeated="5"/>
        </table:table-row>
        <table:table-row table:style-name="ro1">
          <table:table-cell table:formula="of:=[.A3474]+1" office:value-type="float" office:value="3467" calcext:value-type="float">
            <text:p>3467</text:p>
          </table:table-cell>
          <table:table-cell table:formula="of:=4*[.$D$3]*[.B3474]*(1-[.B3474])" office:value-type="float" office:value="0.611437141247932" calcext:value-type="float">
            <text:p>0,611437141247932</text:p>
          </table:table-cell>
          <table:table-cell table:number-columns-repeated="5"/>
        </table:table-row>
        <table:table-row table:style-name="ro1">
          <table:table-cell table:formula="of:=[.A3475]+1" office:value-type="float" office:value="3468" calcext:value-type="float">
            <text:p>3468</text:p>
          </table:table-cell>
          <table:table-cell table:formula="of:=4*[.$D$3]*[.B3475]*(1-[.B3475])" office:value-type="float" office:value="0.950327054201954" calcext:value-type="float">
            <text:p>0,950327054201954</text:p>
          </table:table-cell>
          <table:table-cell table:number-columns-repeated="5"/>
        </table:table-row>
        <table:table-row table:style-name="ro1">
          <table:table-cell table:formula="of:=[.A3476]+1" office:value-type="float" office:value="3469" calcext:value-type="float">
            <text:p>3469</text:p>
          </table:table-cell>
          <table:table-cell table:formula="of:=4*[.$D$3]*[.B3476]*(1-[.B3476])" office:value-type="float" office:value="0.188822177015162" calcext:value-type="float">
            <text:p>0,188822177015162</text:p>
          </table:table-cell>
          <table:table-cell table:number-columns-repeated="5"/>
        </table:table-row>
        <table:table-row table:style-name="ro1">
          <table:table-cell table:formula="of:=[.A3477]+1" office:value-type="float" office:value="3470" calcext:value-type="float">
            <text:p>3470</text:p>
          </table:table-cell>
          <table:table-cell table:formula="of:=4*[.$D$3]*[.B3477]*(1-[.B3477])" office:value-type="float" office:value="0.612673449929669" calcext:value-type="float">
            <text:p>0,612673449929669</text:p>
          </table:table-cell>
          <table:table-cell table:number-columns-repeated="5"/>
        </table:table-row>
        <table:table-row table:style-name="ro1">
          <table:table-cell table:formula="of:=[.A3478]+1" office:value-type="float" office:value="3471" calcext:value-type="float">
            <text:p>3471</text:p>
          </table:table-cell>
          <table:table-cell table:formula="of:=4*[.$D$3]*[.B3478]*(1-[.B3478])" office:value-type="float" office:value="0.949218774723786" calcext:value-type="float">
            <text:p>0,949218774723786</text:p>
          </table:table-cell>
          <table:table-cell table:number-columns-repeated="5"/>
        </table:table-row>
        <table:table-row table:style-name="ro1">
          <table:table-cell table:formula="of:=[.A3479]+1" office:value-type="float" office:value="3472" calcext:value-type="float">
            <text:p>3472</text:p>
          </table:table-cell>
          <table:table-cell table:formula="of:=4*[.$D$3]*[.B3479]*(1-[.B3479])" office:value-type="float" office:value="0.192809969742642" calcext:value-type="float">
            <text:p>0,192809969742642</text:p>
          </table:table-cell>
          <table:table-cell table:number-columns-repeated="5"/>
        </table:table-row>
        <table:table-row table:style-name="ro1">
          <table:table-cell table:formula="of:=[.A3480]+1" office:value-type="float" office:value="3473" calcext:value-type="float">
            <text:p>3473</text:p>
          </table:table-cell>
          <table:table-cell table:formula="of:=4*[.$D$3]*[.B3480]*(1-[.B3480])" office:value-type="float" office:value="0.622537141241934" calcext:value-type="float">
            <text:p>0,622537141241934</text:p>
          </table:table-cell>
          <table:table-cell table:number-columns-repeated="5"/>
        </table:table-row>
        <table:table-row table:style-name="ro1">
          <table:table-cell table:formula="of:=[.A3481]+1" office:value-type="float" office:value="3474" calcext:value-type="float">
            <text:p>3474</text:p>
          </table:table-cell>
          <table:table-cell table:formula="of:=4*[.$D$3]*[.B3481]*(1-[.B3481])" office:value-type="float" office:value="0.939938596065018" calcext:value-type="float">
            <text:p>0,939938596065018</text:p>
          </table:table-cell>
          <table:table-cell table:number-columns-repeated="5"/>
        </table:table-row>
        <table:table-row table:style-name="ro1">
          <table:table-cell table:formula="of:=[.A3482]+1" office:value-type="float" office:value="3475" calcext:value-type="float">
            <text:p>3475</text:p>
          </table:table-cell>
          <table:table-cell table:formula="of:=4*[.$D$3]*[.B3482]*(1-[.B3482])" office:value-type="float" office:value="0.225816126769365" calcext:value-type="float">
            <text:p>0,225816126769365</text:p>
          </table:table-cell>
          <table:table-cell table:number-columns-repeated="5"/>
        </table:table-row>
        <table:table-row table:style-name="ro1">
          <table:table-cell table:formula="of:=[.A3483]+1" office:value-type="float" office:value="3476" calcext:value-type="float">
            <text:p>3476</text:p>
          </table:table-cell>
          <table:table-cell table:formula="of:=4*[.$D$3]*[.B3483]*(1-[.B3483])" office:value-type="float" office:value="0.699292814640989" calcext:value-type="float">
            <text:p>0,699292814640989</text:p>
          </table:table-cell>
          <table:table-cell table:number-columns-repeated="5"/>
        </table:table-row>
        <table:table-row table:style-name="ro1">
          <table:table-cell table:formula="of:=[.A3484]+1" office:value-type="float" office:value="3477" calcext:value-type="float">
            <text:p>3477</text:p>
          </table:table-cell>
          <table:table-cell table:formula="of:=4*[.$D$3]*[.B3484]*(1-[.B3484])" office:value-type="float" office:value="0.841129496129889" calcext:value-type="float">
            <text:p>0,841129496129889</text:p>
          </table:table-cell>
          <table:table-cell table:number-columns-repeated="5"/>
        </table:table-row>
        <table:table-row table:style-name="ro1">
          <table:table-cell table:formula="of:=[.A3485]+1" office:value-type="float" office:value="3478" calcext:value-type="float">
            <text:p>3478</text:p>
          </table:table-cell>
          <table:table-cell table:formula="of:=4*[.$D$3]*[.B3485]*(1-[.B3485])" office:value-type="float" office:value="0.534522667480672" calcext:value-type="float">
            <text:p>0,534522667480672</text:p>
          </table:table-cell>
          <table:table-cell table:number-columns-repeated="5"/>
        </table:table-row>
        <table:table-row table:style-name="ro1">
          <table:table-cell table:formula="of:=[.A3486]+1" office:value-type="float" office:value="3479" calcext:value-type="float">
            <text:p>3479</text:p>
          </table:table-cell>
          <table:table-cell table:formula="of:=4*[.$D$3]*[.B3486]*(1-[.B3486])" office:value-type="float" office:value="0.995232741720076" calcext:value-type="float">
            <text:p>0,995232741720076</text:p>
          </table:table-cell>
          <table:table-cell table:number-columns-repeated="5"/>
        </table:table-row>
        <table:table-row table:style-name="ro1">
          <table:table-cell table:formula="of:=[.A3487]+1" office:value-type="float" office:value="3480" calcext:value-type="float">
            <text:p>3480</text:p>
          </table:table-cell>
          <table:table-cell table:formula="of:=4*[.$D$3]*[.B3487]*(1-[.B3487])" office:value-type="float" office:value="0.0189781261136663" calcext:value-type="float">
            <text:p>0,018978126113666</text:p>
          </table:table-cell>
          <table:table-cell table:number-columns-repeated="5"/>
        </table:table-row>
        <table:table-row table:style-name="ro1">
          <table:table-cell table:formula="of:=[.A3488]+1" office:value-type="float" office:value="3481" calcext:value-type="float">
            <text:p>3481</text:p>
          </table:table-cell>
          <table:table-cell table:formula="of:=4*[.$D$3]*[.B3488]*(1-[.B3488])" office:value-type="float" office:value="0.0744718273715203" calcext:value-type="float">
            <text:p>0,07447182737152</text:p>
          </table:table-cell>
          <table:table-cell table:number-columns-repeated="5"/>
        </table:table-row>
        <table:table-row table:style-name="ro1">
          <table:table-cell table:formula="of:=[.A3489]+1" office:value-type="float" office:value="3482" calcext:value-type="float">
            <text:p>3482</text:p>
          </table:table-cell>
          <table:table-cell table:formula="of:=4*[.$D$3]*[.B3489]*(1-[.B3489])" office:value-type="float" office:value="0.275703097197867" calcext:value-type="float">
            <text:p>0,275703097197867</text:p>
          </table:table-cell>
          <table:table-cell table:number-columns-repeated="5"/>
        </table:table-row>
        <table:table-row table:style-name="ro1">
          <table:table-cell table:formula="of:=[.A3490]+1" office:value-type="float" office:value="3483" calcext:value-type="float">
            <text:p>3483</text:p>
          </table:table-cell>
          <table:table-cell table:formula="of:=4*[.$D$3]*[.B3490]*(1-[.B3490])" office:value-type="float" office:value="0.798763597573482" calcext:value-type="float">
            <text:p>0,798763597573482</text:p>
          </table:table-cell>
          <table:table-cell table:number-columns-repeated="5"/>
        </table:table-row>
        <table:table-row table:style-name="ro1">
          <table:table-cell table:formula="of:=[.A3491]+1" office:value-type="float" office:value="3484" calcext:value-type="float">
            <text:p>3484</text:p>
          </table:table-cell>
          <table:table-cell table:formula="of:=4*[.$D$3]*[.B3491]*(1-[.B3491])" office:value-type="float" office:value="0.642961251059801" calcext:value-type="float">
            <text:p>0,642961251059801</text:p>
          </table:table-cell>
          <table:table-cell table:number-columns-repeated="5"/>
        </table:table-row>
        <table:table-row table:style-name="ro1">
          <table:table-cell table:formula="of:=[.A3492]+1" office:value-type="float" office:value="3485" calcext:value-type="float">
            <text:p>3485</text:p>
          </table:table-cell>
          <table:table-cell table:formula="of:=4*[.$D$3]*[.B3492]*(1-[.B3492])" office:value-type="float" office:value="0.918248322781666" calcext:value-type="float">
            <text:p>0,918248322781666</text:p>
          </table:table-cell>
          <table:table-cell table:number-columns-repeated="5"/>
        </table:table-row>
        <table:table-row table:style-name="ro1">
          <table:table-cell table:formula="of:=[.A3493]+1" office:value-type="float" office:value="3486" calcext:value-type="float">
            <text:p>3486</text:p>
          </table:table-cell>
          <table:table-cell table:formula="of:=4*[.$D$3]*[.B3493]*(1-[.B3493])" office:value-type="float" office:value="0.300273361961293" calcext:value-type="float">
            <text:p>0,300273361961293</text:p>
          </table:table-cell>
          <table:table-cell table:number-columns-repeated="5"/>
        </table:table-row>
        <table:table-row table:style-name="ro1">
          <table:table-cell table:formula="of:=[.A3494]+1" office:value-type="float" office:value="3487" calcext:value-type="float">
            <text:p>3487</text:p>
          </table:table-cell>
          <table:table-cell table:formula="of:=4*[.$D$3]*[.B3494]*(1-[.B3494])" office:value-type="float" office:value="0.840437080231022" calcext:value-type="float">
            <text:p>0,840437080231022</text:p>
          </table:table-cell>
          <table:table-cell table:number-columns-repeated="5"/>
        </table:table-row>
        <table:table-row table:style-name="ro1">
          <table:table-cell table:formula="of:=[.A3495]+1" office:value-type="float" office:value="3488" calcext:value-type="float">
            <text:p>3488</text:p>
          </table:table-cell>
          <table:table-cell table:formula="of:=4*[.$D$3]*[.B3495]*(1-[.B3495])" office:value-type="float" office:value="0.536410377615108" calcext:value-type="float">
            <text:p>0,536410377615108</text:p>
          </table:table-cell>
          <table:table-cell table:number-columns-repeated="5"/>
        </table:table-row>
        <table:table-row table:style-name="ro1">
          <table:table-cell table:formula="of:=[.A3496]+1" office:value-type="float" office:value="3489" calcext:value-type="float">
            <text:p>3489</text:p>
          </table:table-cell>
          <table:table-cell table:formula="of:=4*[.$D$3]*[.B3496]*(1-[.B3496])" office:value-type="float" office:value="0.994697137607701" calcext:value-type="float">
            <text:p>0,994697137607701</text:p>
          </table:table-cell>
          <table:table-cell table:number-columns-repeated="5"/>
        </table:table-row>
        <table:table-row table:style-name="ro1">
          <table:table-cell table:formula="of:=[.A3497]+1" office:value-type="float" office:value="3490" calcext:value-type="float">
            <text:p>3490</text:p>
          </table:table-cell>
          <table:table-cell table:formula="of:=4*[.$D$3]*[.B3497]*(1-[.B3497])" office:value-type="float" office:value="0.0210989681709891" calcext:value-type="float">
            <text:p>0,021098968170989</text:p>
          </table:table-cell>
          <table:table-cell table:number-columns-repeated="5"/>
        </table:table-row>
        <table:table-row table:style-name="ro1">
          <table:table-cell table:formula="of:=[.A3498]+1" office:value-type="float" office:value="3491" calcext:value-type="float">
            <text:p>3491</text:p>
          </table:table-cell>
          <table:table-cell table:formula="of:=4*[.$D$3]*[.B3498]*(1-[.B3498])" office:value-type="float" office:value="0.0826152068524348" calcext:value-type="float">
            <text:p>0,082615206852435</text:p>
          </table:table-cell>
          <table:table-cell table:number-columns-repeated="5"/>
        </table:table-row>
        <table:table-row table:style-name="ro1">
          <table:table-cell table:formula="of:=[.A3499]+1" office:value-type="float" office:value="3492" calcext:value-type="float">
            <text:p>3492</text:p>
          </table:table-cell>
          <table:table-cell table:formula="of:=4*[.$D$3]*[.B3499]*(1-[.B3499])" office:value-type="float" office:value="0.303159737796657" calcext:value-type="float">
            <text:p>0,303159737796657</text:p>
          </table:table-cell>
          <table:table-cell table:number-columns-repeated="5"/>
        </table:table-row>
        <table:table-row table:style-name="ro1">
          <table:table-cell table:formula="of:=[.A3500]+1" office:value-type="float" office:value="3493" calcext:value-type="float">
            <text:p>3493</text:p>
          </table:table-cell>
          <table:table-cell table:formula="of:=4*[.$D$3]*[.B3500]*(1-[.B3500])" office:value-type="float" office:value="0.845015644702876" calcext:value-type="float">
            <text:p>0,845015644702876</text:p>
          </table:table-cell>
          <table:table-cell table:number-columns-repeated="5"/>
        </table:table-row>
        <table:table-row table:style-name="ro1">
          <table:table-cell table:formula="of:=[.A3501]+1" office:value-type="float" office:value="3494" calcext:value-type="float">
            <text:p>3494</text:p>
          </table:table-cell>
          <table:table-cell table:formula="of:=4*[.$D$3]*[.B3501]*(1-[.B3501])" office:value-type="float" office:value="0.523856819641035" calcext:value-type="float">
            <text:p>0,523856819641035</text:p>
          </table:table-cell>
          <table:table-cell table:number-columns-repeated="5"/>
        </table:table-row>
        <table:table-row table:style-name="ro1">
          <table:table-cell table:formula="of:=[.A3502]+1" office:value-type="float" office:value="3495" calcext:value-type="float">
            <text:p>3495</text:p>
          </table:table-cell>
          <table:table-cell table:formula="of:=4*[.$D$3]*[.B3502]*(1-[.B3502])" office:value-type="float" office:value="0.997723408626461" calcext:value-type="float">
            <text:p>0,997723408626461</text:p>
          </table:table-cell>
          <table:table-cell table:number-columns-repeated="5"/>
        </table:table-row>
        <table:table-row table:style-name="ro1">
          <table:table-cell table:formula="of:=[.A3503]+1" office:value-type="float" office:value="3496" calcext:value-type="float">
            <text:p>3496</text:p>
          </table:table-cell>
          <table:table-cell table:formula="of:=4*[.$D$3]*[.B3503]*(1-[.B3503])" office:value-type="float" office:value="0.00908563402102937" calcext:value-type="float">
            <text:p>0,009085634021029</text:p>
          </table:table-cell>
          <table:table-cell table:number-columns-repeated="5"/>
        </table:table-row>
        <table:table-row table:style-name="ro1">
          <table:table-cell table:formula="of:=[.A3504]+1" office:value-type="float" office:value="3497" calcext:value-type="float">
            <text:p>3497</text:p>
          </table:table-cell>
          <table:table-cell table:formula="of:=4*[.$D$3]*[.B3504]*(1-[.B3504])" office:value-type="float" office:value="0.0360123411018611" calcext:value-type="float">
            <text:p>0,036012341101861</text:p>
          </table:table-cell>
          <table:table-cell table:number-columns-repeated="5"/>
        </table:table-row>
        <table:table-row table:style-name="ro1">
          <table:table-cell table:formula="of:=[.A3505]+1" office:value-type="float" office:value="3498" calcext:value-type="float">
            <text:p>3498</text:p>
          </table:table-cell>
          <table:table-cell table:formula="of:=4*[.$D$3]*[.B3505]*(1-[.B3505])" office:value-type="float" office:value="0.138861809560897" calcext:value-type="float">
            <text:p>0,138861809560897</text:p>
          </table:table-cell>
          <table:table-cell table:number-columns-repeated="5"/>
        </table:table-row>
        <table:table-row table:style-name="ro1">
          <table:table-cell table:formula="of:=[.A3506]+1" office:value-type="float" office:value="3499" calcext:value-type="float">
            <text:p>3499</text:p>
          </table:table-cell>
          <table:table-cell table:formula="of:=4*[.$D$3]*[.B3506]*(1-[.B3506])" office:value-type="float" office:value="0.478316829625482" calcext:value-type="float">
            <text:p>0,478316829625482</text:p>
          </table:table-cell>
          <table:table-cell table:number-columns-repeated="5"/>
        </table:table-row>
        <table:table-row table:style-name="ro1">
          <table:table-cell table:formula="of:=[.A3507]+1" office:value-type="float" office:value="3500" calcext:value-type="float">
            <text:p>3500</text:p>
          </table:table-cell>
          <table:table-cell table:formula="of:=4*[.$D$3]*[.B3507]*(1-[.B3507])" office:value-type="float" office:value="0.998119360490039" calcext:value-type="float">
            <text:p>0,998119360490039</text:p>
          </table:table-cell>
          <table:table-cell table:number-columns-repeated="5"/>
        </table:table-row>
        <table:table-row table:style-name="ro1">
          <table:table-cell table:formula="of:=[.A3508]+1" office:value-type="float" office:value="3501" calcext:value-type="float">
            <text:p>3501</text:p>
          </table:table-cell>
          <table:table-cell table:formula="of:=4*[.$D$3]*[.B3508]*(1-[.B3508])" office:value-type="float" office:value="0.00750841081997998" calcext:value-type="float">
            <text:p>0,00750841081998</text:p>
          </table:table-cell>
          <table:table-cell table:number-columns-repeated="5"/>
        </table:table-row>
        <table:table-row table:style-name="ro1">
          <table:table-cell table:formula="of:=[.A3509]+1" office:value-type="float" office:value="3502" calcext:value-type="float">
            <text:p>3502</text:p>
          </table:table-cell>
          <table:table-cell table:formula="of:=4*[.$D$3]*[.B3509]*(1-[.B3509])" office:value-type="float" office:value="0.0298081383477536" calcext:value-type="float">
            <text:p>0,029808138347754</text:p>
          </table:table-cell>
          <table:table-cell table:number-columns-repeated="5"/>
        </table:table-row>
        <table:table-row table:style-name="ro1">
          <table:table-cell table:formula="of:=[.A3510]+1" office:value-type="float" office:value="3503" calcext:value-type="float">
            <text:p>3503</text:p>
          </table:table-cell>
          <table:table-cell table:formula="of:=4*[.$D$3]*[.B3510]*(1-[.B3510])" office:value-type="float" office:value="0.115678452943979" calcext:value-type="float">
            <text:p>0,115678452943979</text:p>
          </table:table-cell>
          <table:table-cell table:number-columns-repeated="5"/>
        </table:table-row>
        <table:table-row table:style-name="ro1">
          <table:table-cell table:formula="of:=[.A3511]+1" office:value-type="float" office:value="3504" calcext:value-type="float">
            <text:p>3504</text:p>
          </table:table-cell>
          <table:table-cell table:formula="of:=4*[.$D$3]*[.B3511]*(1-[.B3511])" office:value-type="float" office:value="0.409187793873867" calcext:value-type="float">
            <text:p>0,409187793873867</text:p>
          </table:table-cell>
          <table:table-cell table:number-columns-repeated="5"/>
        </table:table-row>
        <table:table-row table:style-name="ro1">
          <table:table-cell table:formula="of:=[.A3512]+1" office:value-type="float" office:value="3505" calcext:value-type="float">
            <text:p>3505</text:p>
          </table:table-cell>
          <table:table-cell table:formula="of:=4*[.$D$3]*[.B3512]*(1-[.B3512])" office:value-type="float" office:value="0.967012572874019" calcext:value-type="float">
            <text:p>0,967012572874019</text:p>
          </table:table-cell>
          <table:table-cell table:number-columns-repeated="5"/>
        </table:table-row>
        <table:table-row table:style-name="ro1">
          <table:table-cell table:formula="of:=[.A3513]+1" office:value-type="float" office:value="3506" calcext:value-type="float">
            <text:p>3506</text:p>
          </table:table-cell>
          <table:table-cell table:formula="of:=4*[.$D$3]*[.B3513]*(1-[.B3513])" office:value-type="float" office:value="0.127597027110358" calcext:value-type="float">
            <text:p>0,127597027110358</text:p>
          </table:table-cell>
          <table:table-cell table:number-columns-repeated="5"/>
        </table:table-row>
        <table:table-row table:style-name="ro1">
          <table:table-cell table:formula="of:=[.A3514]+1" office:value-type="float" office:value="3507" calcext:value-type="float">
            <text:p>3507</text:p>
          </table:table-cell>
          <table:table-cell table:formula="of:=4*[.$D$3]*[.B3514]*(1-[.B3514])" office:value-type="float" office:value="0.445264103131827" calcext:value-type="float">
            <text:p>0,445264103131827</text:p>
          </table:table-cell>
          <table:table-cell table:number-columns-repeated="5"/>
        </table:table-row>
        <table:table-row table:style-name="ro1">
          <table:table-cell table:formula="of:=[.A3515]+1" office:value-type="float" office:value="3508" calcext:value-type="float">
            <text:p>3508</text:p>
          </table:table-cell>
          <table:table-cell table:formula="of:=4*[.$D$3]*[.B3515]*(1-[.B3515])" office:value-type="float" office:value="0.988015926376147" calcext:value-type="float">
            <text:p>0,988015926376147</text:p>
          </table:table-cell>
          <table:table-cell table:number-columns-repeated="5"/>
        </table:table-row>
        <table:table-row table:style-name="ro1">
          <table:table-cell table:formula="of:=[.A3516]+1" office:value-type="float" office:value="3509" calcext:value-type="float">
            <text:p>3509</text:p>
          </table:table-cell>
          <table:table-cell table:formula="of:=4*[.$D$3]*[.B3516]*(1-[.B3516])" office:value-type="float" office:value="0.0473618224129256" calcext:value-type="float">
            <text:p>0,047361822412926</text:p>
          </table:table-cell>
          <table:table-cell table:number-columns-repeated="5"/>
        </table:table-row>
        <table:table-row table:style-name="ro1">
          <table:table-cell table:formula="of:=[.A3517]+1" office:value-type="float" office:value="3510" calcext:value-type="float">
            <text:p>3510</text:p>
          </table:table-cell>
          <table:table-cell table:formula="of:=4*[.$D$3]*[.B3517]*(1-[.B3517])" office:value-type="float" office:value="0.180474720762608" calcext:value-type="float">
            <text:p>0,180474720762608</text:p>
          </table:table-cell>
          <table:table-cell table:number-columns-repeated="5"/>
        </table:table-row>
        <table:table-row table:style-name="ro1">
          <table:table-cell table:formula="of:=[.A3518]+1" office:value-type="float" office:value="3511" calcext:value-type="float">
            <text:p>3511</text:p>
          </table:table-cell>
          <table:table-cell table:formula="of:=4*[.$D$3]*[.B3518]*(1-[.B3518])" office:value-type="float" office:value="0.591614383713068" calcext:value-type="float">
            <text:p>0,591614383713068</text:p>
          </table:table-cell>
          <table:table-cell table:number-columns-repeated="5"/>
        </table:table-row>
        <table:table-row table:style-name="ro1">
          <table:table-cell table:formula="of:=[.A3519]+1" office:value-type="float" office:value="3512" calcext:value-type="float">
            <text:p>3512</text:p>
          </table:table-cell>
          <table:table-cell table:formula="of:=4*[.$D$3]*[.B3519]*(1-[.B3519])" office:value-type="float" office:value="0.966427218787499" calcext:value-type="float">
            <text:p>0,966427218787499</text:p>
          </table:table-cell>
          <table:table-cell table:number-columns-repeated="5"/>
        </table:table-row>
        <table:table-row table:style-name="ro1">
          <table:table-cell table:formula="of:=[.A3520]+1" office:value-type="float" office:value="3513" calcext:value-type="float">
            <text:p>3513</text:p>
          </table:table-cell>
          <table:table-cell table:formula="of:=4*[.$D$3]*[.B3520]*(1-[.B3520])" office:value-type="float" office:value="0.129782598296634" calcext:value-type="float">
            <text:p>0,129782598296634</text:p>
          </table:table-cell>
          <table:table-cell table:number-columns-repeated="5"/>
        </table:table-row>
        <table:table-row table:style-name="ro1">
          <table:table-cell table:formula="of:=[.A3521]+1" office:value-type="float" office:value="3514" calcext:value-type="float">
            <text:p>3514</text:p>
          </table:table-cell>
          <table:table-cell table:formula="of:=4*[.$D$3]*[.B3521]*(1-[.B3521])" office:value-type="float" office:value="0.451756301904034" calcext:value-type="float">
            <text:p>0,451756301904034</text:p>
          </table:table-cell>
          <table:table-cell table:number-columns-repeated="5"/>
        </table:table-row>
        <table:table-row table:style-name="ro1">
          <table:table-cell table:formula="of:=[.A3522]+1" office:value-type="float" office:value="3515" calcext:value-type="float">
            <text:p>3515</text:p>
          </table:table-cell>
          <table:table-cell table:formula="of:=4*[.$D$3]*[.B3522]*(1-[.B3522])" office:value-type="float" office:value="0.990690182376101" calcext:value-type="float">
            <text:p>0,990690182376101</text:p>
          </table:table-cell>
          <table:table-cell table:number-columns-repeated="5"/>
        </table:table-row>
        <table:table-row table:style-name="ro1">
          <table:table-cell table:formula="of:=[.A3523]+1" office:value-type="float" office:value="3516" calcext:value-type="float">
            <text:p>3516</text:p>
          </table:table-cell>
          <table:table-cell table:formula="of:=4*[.$D$3]*[.B3523]*(1-[.B3523])" office:value-type="float" office:value="0.0368925796788342" calcext:value-type="float">
            <text:p>0,036892579678834</text:p>
          </table:table-cell>
          <table:table-cell table:number-columns-repeated="5"/>
        </table:table-row>
        <table:table-row table:style-name="ro1">
          <table:table-cell table:formula="of:=[.A3524]+1" office:value-type="float" office:value="3517" calcext:value-type="float">
            <text:p>3517</text:p>
          </table:table-cell>
          <table:table-cell table:formula="of:=4*[.$D$3]*[.B3524]*(1-[.B3524])" office:value-type="float" office:value="0.1421260689739" calcext:value-type="float">
            <text:p>0,1421260689739</text:p>
          </table:table-cell>
          <table:table-cell table:number-columns-repeated="5"/>
        </table:table-row>
        <table:table-row table:style-name="ro1">
          <table:table-cell table:formula="of:=[.A3525]+1" office:value-type="float" office:value="3518" calcext:value-type="float">
            <text:p>3518</text:p>
          </table:table-cell>
          <table:table-cell table:formula="of:=4*[.$D$3]*[.B3525]*(1-[.B3525])" office:value-type="float" office:value="0.487704997967706" calcext:value-type="float">
            <text:p>0,487704997967706</text:p>
          </table:table-cell>
          <table:table-cell table:number-columns-repeated="5"/>
        </table:table-row>
        <table:table-row table:style-name="ro1">
          <table:table-cell table:formula="of:=[.A3526]+1" office:value-type="float" office:value="3519" calcext:value-type="float">
            <text:p>3519</text:p>
          </table:table-cell>
          <table:table-cell table:formula="of:=4*[.$D$3]*[.B3526]*(1-[.B3526])" office:value-type="float" office:value="0.999395331700103" calcext:value-type="float">
            <text:p>0,999395331700103</text:p>
          </table:table-cell>
          <table:table-cell table:number-columns-repeated="5"/>
        </table:table-row>
        <table:table-row table:style-name="ro1">
          <table:table-cell table:formula="of:=[.A3527]+1" office:value-type="float" office:value="3520" calcext:value-type="float">
            <text:p>3520</text:p>
          </table:table-cell>
          <table:table-cell table:formula="of:=4*[.$D$3]*[.B3527]*(1-[.B3527])" office:value-type="float" office:value="0.00241721070457429" calcext:value-type="float">
            <text:p>0,002417210704574</text:p>
          </table:table-cell>
          <table:table-cell table:number-columns-repeated="5"/>
        </table:table-row>
        <table:table-row table:style-name="ro1">
          <table:table-cell table:formula="of:=[.A3528]+1" office:value-type="float" office:value="3521" calcext:value-type="float">
            <text:p>3521</text:p>
          </table:table-cell>
          <table:table-cell table:formula="of:=4*[.$D$3]*[.B3528]*(1-[.B3528])" office:value-type="float" office:value="0.00964547118793591" calcext:value-type="float">
            <text:p>0,009645471187936</text:p>
          </table:table-cell>
          <table:table-cell table:number-columns-repeated="5"/>
        </table:table-row>
        <table:table-row table:style-name="ro1">
          <table:table-cell table:formula="of:=[.A3529]+1" office:value-type="float" office:value="3522" calcext:value-type="float">
            <text:p>3522</text:p>
          </table:table-cell>
          <table:table-cell table:formula="of:=4*[.$D$3]*[.B3529]*(1-[.B3529])" office:value-type="float" office:value="0.0382097442939944" calcext:value-type="float">
            <text:p>0,038209744293995</text:p>
          </table:table-cell>
          <table:table-cell table:number-columns-repeated="5"/>
        </table:table-row>
        <table:table-row table:style-name="ro1">
          <table:table-cell table:formula="of:=[.A3530]+1" office:value-type="float" office:value="3523" calcext:value-type="float">
            <text:p>3523</text:p>
          </table:table-cell>
          <table:table-cell table:formula="of:=4*[.$D$3]*[.B3530]*(1-[.B3530])" office:value-type="float" office:value="0.146999038939928" calcext:value-type="float">
            <text:p>0,146999038939928</text:p>
          </table:table-cell>
          <table:table-cell table:number-columns-repeated="5"/>
        </table:table-row>
        <table:table-row table:style-name="ro1">
          <table:table-cell table:formula="of:=[.A3531]+1" office:value-type="float" office:value="3524" calcext:value-type="float">
            <text:p>3524</text:p>
          </table:table-cell>
          <table:table-cell table:formula="of:=4*[.$D$3]*[.B3531]*(1-[.B3531])" office:value-type="float" office:value="0.501561285962662" calcext:value-type="float">
            <text:p>0,501561285962662</text:p>
          </table:table-cell>
          <table:table-cell table:number-columns-repeated="5"/>
        </table:table-row>
        <table:table-row table:style-name="ro1">
          <table:table-cell table:formula="of:=[.A3532]+1" office:value-type="float" office:value="3525" calcext:value-type="float">
            <text:p>3525</text:p>
          </table:table-cell>
          <table:table-cell table:formula="of:=4*[.$D$3]*[.B3532]*(1-[.B3532])" office:value-type="float" office:value="0.999990249544571" calcext:value-type="float">
            <text:p>0,999990249544571</text:p>
          </table:table-cell>
          <table:table-cell table:number-columns-repeated="5"/>
        </table:table-row>
        <table:table-row table:style-name="ro1">
          <table:table-cell table:formula="of:=[.A3533]+1" office:value-type="float" office:value="3526" calcext:value-type="float">
            <text:p>3526</text:p>
          </table:table-cell>
          <table:table-cell table:formula="of:=4*[.$D$3]*[.B3533]*(1-[.B3533])" office:value-type="float" office:value="0.0000390014414298211" calcext:value-type="float">
            <text:p>3,90014414298211E-05</text:p>
          </table:table-cell>
          <table:table-cell table:number-columns-repeated="5"/>
        </table:table-row>
        <table:table-row table:style-name="ro1">
          <table:table-cell table:formula="of:=[.A3534]+1" office:value-type="float" office:value="3527" calcext:value-type="float">
            <text:p>3527</text:p>
          </table:table-cell>
          <table:table-cell table:formula="of:=4*[.$D$3]*[.B3534]*(1-[.B3534])" office:value-type="float" office:value="0.00015599968126955" calcext:value-type="float">
            <text:p>0,00015599968127</text:p>
          </table:table-cell>
          <table:table-cell table:number-columns-repeated="5"/>
        </table:table-row>
        <table:table-row table:style-name="ro1">
          <table:table-cell table:formula="of:=[.A3535]+1" office:value-type="float" office:value="3528" calcext:value-type="float">
            <text:p>3528</text:p>
          </table:table-cell>
          <table:table-cell table:formula="of:=4*[.$D$3]*[.B3535]*(1-[.B3535])" office:value-type="float" office:value="0.000623901381475975" calcext:value-type="float">
            <text:p>0,000623901381476</text:p>
          </table:table-cell>
          <table:table-cell table:number-columns-repeated="5"/>
        </table:table-row>
        <table:table-row table:style-name="ro1">
          <table:table-cell table:formula="of:=[.A3536]+1" office:value-type="float" office:value="3529" calcext:value-type="float">
            <text:p>3529</text:p>
          </table:table-cell>
          <table:table-cell table:formula="of:=4*[.$D$3]*[.B3536]*(1-[.B3536])" office:value-type="float" office:value="0.00249404851416867" calcext:value-type="float">
            <text:p>0,002494048514169</text:p>
          </table:table-cell>
          <table:table-cell table:number-columns-repeated="5"/>
        </table:table-row>
        <table:table-row table:style-name="ro1">
          <table:table-cell table:formula="of:=[.A3537]+1" office:value-type="float" office:value="3530" calcext:value-type="float">
            <text:p>3530</text:p>
          </table:table-cell>
          <table:table-cell table:formula="of:=4*[.$D$3]*[.B3537]*(1-[.B3537])" office:value-type="float" office:value="0.00995131294471057" calcext:value-type="float">
            <text:p>0,009951312944711</text:p>
          </table:table-cell>
          <table:table-cell table:number-columns-repeated="5"/>
        </table:table-row>
        <table:table-row table:style-name="ro1">
          <table:table-cell table:formula="of:=[.A3538]+1" office:value-type="float" office:value="3531" calcext:value-type="float">
            <text:p>3531</text:p>
          </table:table-cell>
          <table:table-cell table:formula="of:=4*[.$D$3]*[.B3538]*(1-[.B3538])" office:value-type="float" office:value="0.039409137261548" calcext:value-type="float">
            <text:p>0,039409137261548</text:p>
          </table:table-cell>
          <table:table-cell table:number-columns-repeated="5"/>
        </table:table-row>
        <table:table-row table:style-name="ro1">
          <table:table-cell table:formula="of:=[.A3539]+1" office:value-type="float" office:value="3532" calcext:value-type="float">
            <text:p>3532</text:p>
          </table:table-cell>
          <table:table-cell table:formula="of:=4*[.$D$3]*[.B3539]*(1-[.B3539])" office:value-type="float" office:value="0.151424228647394" calcext:value-type="float">
            <text:p>0,151424228647394</text:p>
          </table:table-cell>
          <table:table-cell table:number-columns-repeated="5"/>
        </table:table-row>
        <table:table-row table:style-name="ro1">
          <table:table-cell table:formula="of:=[.A3540]+1" office:value-type="float" office:value="3533" calcext:value-type="float">
            <text:p>3533</text:p>
          </table:table-cell>
          <table:table-cell table:formula="of:=4*[.$D$3]*[.B3540]*(1-[.B3540])" office:value-type="float" office:value="0.513979726503743" calcext:value-type="float">
            <text:p>0,513979726503743</text:p>
          </table:table-cell>
          <table:table-cell table:number-columns-repeated="5"/>
        </table:table-row>
        <table:table-row table:style-name="ro1">
          <table:table-cell table:formula="of:=[.A3541]+1" office:value-type="float" office:value="3534" calcext:value-type="float">
            <text:p>3534</text:p>
          </table:table-cell>
          <table:table-cell table:formula="of:=4*[.$D$3]*[.B3541]*(1-[.B3541])" office:value-type="float" office:value="0.999218268987522" calcext:value-type="float">
            <text:p>0,999218268987522</text:p>
          </table:table-cell>
          <table:table-cell table:number-columns-repeated="5"/>
        </table:table-row>
        <table:table-row table:style-name="ro1">
          <table:table-cell table:formula="of:=[.A3542]+1" office:value-type="float" office:value="3535" calcext:value-type="float">
            <text:p>3535</text:p>
          </table:table-cell>
          <table:table-cell table:formula="of:=4*[.$D$3]*[.B3542]*(1-[.B3542])" office:value-type="float" office:value="0.00312447963640774" calcext:value-type="float">
            <text:p>0,003124479636408</text:p>
          </table:table-cell>
          <table:table-cell table:number-columns-repeated="5"/>
        </table:table-row>
        <table:table-row table:style-name="ro1">
          <table:table-cell table:formula="of:=[.A3543]+1" office:value-type="float" office:value="3536" calcext:value-type="float">
            <text:p>3536</text:p>
          </table:table-cell>
          <table:table-cell table:formula="of:=4*[.$D$3]*[.B3543]*(1-[.B3543])" office:value-type="float" office:value="0.0124588690536377" calcext:value-type="float">
            <text:p>0,012458869053638</text:p>
          </table:table-cell>
          <table:table-cell table:number-columns-repeated="5"/>
        </table:table-row>
        <table:table-row table:style-name="ro1">
          <table:table-cell table:formula="of:=[.A3544]+1" office:value-type="float" office:value="3537" calcext:value-type="float">
            <text:p>3537</text:p>
          </table:table-cell>
          <table:table-cell table:formula="of:=4*[.$D$3]*[.B3544]*(1-[.B3544])" office:value-type="float" office:value="0.0492145825421678" calcext:value-type="float">
            <text:p>0,049214582542168</text:p>
          </table:table-cell>
          <table:table-cell table:number-columns-repeated="5"/>
        </table:table-row>
        <table:table-row table:style-name="ro1">
          <table:table-cell table:formula="of:=[.A3545]+1" office:value-type="float" office:value="3538" calcext:value-type="float">
            <text:p>3538</text:p>
          </table:table-cell>
          <table:table-cell table:formula="of:=4*[.$D$3]*[.B3545]*(1-[.B3545])" office:value-type="float" office:value="0.187170029629472" calcext:value-type="float">
            <text:p>0,187170029629472</text:p>
          </table:table-cell>
          <table:table-cell table:number-columns-repeated="5"/>
        </table:table-row>
        <table:table-row table:style-name="ro1">
          <table:table-cell table:formula="of:=[.A3546]+1" office:value-type="float" office:value="3539" calcext:value-type="float">
            <text:p>3539</text:p>
          </table:table-cell>
          <table:table-cell table:formula="of:=4*[.$D$3]*[.B3546]*(1-[.B3546])" office:value-type="float" office:value="0.608549638551898" calcext:value-type="float">
            <text:p>0,608549638551898</text:p>
          </table:table-cell>
          <table:table-cell table:number-columns-repeated="5"/>
        </table:table-row>
        <table:table-row table:style-name="ro1">
          <table:table-cell table:formula="of:=[.A3547]+1" office:value-type="float" office:value="3540" calcext:value-type="float">
            <text:p>3540</text:p>
          </table:table-cell>
          <table:table-cell table:formula="of:=4*[.$D$3]*[.B3547]*(1-[.B3547])" office:value-type="float" office:value="0.952867903881009" calcext:value-type="float">
            <text:p>0,952867903881009</text:p>
          </table:table-cell>
          <table:table-cell table:number-columns-repeated="5"/>
        </table:table-row>
        <table:table-row table:style-name="ro1">
          <table:table-cell table:formula="of:=[.A3548]+1" office:value-type="float" office:value="3541" calcext:value-type="float">
            <text:p>3541</text:p>
          </table:table-cell>
          <table:table-cell table:formula="of:=4*[.$D$3]*[.B3548]*(1-[.B3548])" office:value-type="float" office:value="0.179642646537685" calcext:value-type="float">
            <text:p>0,179642646537685</text:p>
          </table:table-cell>
          <table:table-cell table:number-columns-repeated="5"/>
        </table:table-row>
        <table:table-row table:style-name="ro1">
          <table:table-cell table:formula="of:=[.A3549]+1" office:value-type="float" office:value="3542" calcext:value-type="float">
            <text:p>3542</text:p>
          </table:table-cell>
          <table:table-cell table:formula="of:=4*[.$D$3]*[.B3549]*(1-[.B3549])" office:value-type="float" office:value="0.589484664330484" calcext:value-type="float">
            <text:p>0,589484664330484</text:p>
          </table:table-cell>
          <table:table-cell table:number-columns-repeated="5"/>
        </table:table-row>
        <table:table-row table:style-name="ro1">
          <table:table-cell table:formula="of:=[.A3550]+1" office:value-type="float" office:value="3543" calcext:value-type="float">
            <text:p>3543</text:p>
          </table:table-cell>
          <table:table-cell table:formula="of:=4*[.$D$3]*[.B3550]*(1-[.B3550])" office:value-type="float" office:value="0.967969979398642" calcext:value-type="float">
            <text:p>0,967969979398642</text:p>
          </table:table-cell>
          <table:table-cell table:number-columns-repeated="5"/>
        </table:table-row>
        <table:table-row table:style-name="ro1">
          <table:table-cell table:formula="of:=[.A3551]+1" office:value-type="float" office:value="3544" calcext:value-type="float">
            <text:p>3544</text:p>
          </table:table-cell>
          <table:table-cell table:formula="of:=4*[.$D$3]*[.B3551]*(1-[.B3551])" office:value-type="float" office:value="0.124016393526538" calcext:value-type="float">
            <text:p>0,124016393526538</text:p>
          </table:table-cell>
          <table:table-cell table:number-columns-repeated="5"/>
        </table:table-row>
        <table:table-row table:style-name="ro1">
          <table:table-cell table:formula="of:=[.A3552]+1" office:value-type="float" office:value="3545" calcext:value-type="float">
            <text:p>3545</text:p>
          </table:table-cell>
          <table:table-cell table:formula="of:=4*[.$D$3]*[.B3552]*(1-[.B3552])" office:value-type="float" office:value="0.434545310652835" calcext:value-type="float">
            <text:p>0,434545310652835</text:p>
          </table:table-cell>
          <table:table-cell table:number-columns-repeated="5"/>
        </table:table-row>
        <table:table-row table:style-name="ro1">
          <table:table-cell table:formula="of:=[.A3553]+1" office:value-type="float" office:value="3546" calcext:value-type="float">
            <text:p>3546</text:p>
          </table:table-cell>
          <table:table-cell table:formula="of:=4*[.$D$3]*[.B3553]*(1-[.B3553])" office:value-type="float" office:value="0.982862734569864" calcext:value-type="float">
            <text:p>0,982862734569864</text:p>
          </table:table-cell>
          <table:table-cell table:number-columns-repeated="5"/>
        </table:table-row>
        <table:table-row table:style-name="ro1">
          <table:table-cell table:formula="of:=[.A3554]+1" office:value-type="float" office:value="3547" calcext:value-type="float">
            <text:p>3547</text:p>
          </table:table-cell>
          <table:table-cell table:formula="of:=4*[.$D$3]*[.B3554]*(1-[.B3554])" office:value-type="float" office:value="0.0673743182548512" calcext:value-type="float">
            <text:p>0,067374318254851</text:p>
          </table:table-cell>
          <table:table-cell table:number-columns-repeated="5"/>
        </table:table-row>
        <table:table-row table:style-name="ro1">
          <table:table-cell table:formula="of:=[.A3555]+1" office:value-type="float" office:value="3548" calcext:value-type="float">
            <text:p>3548</text:p>
          </table:table-cell>
          <table:table-cell table:formula="of:=4*[.$D$3]*[.B3555]*(1-[.B3555])" office:value-type="float" office:value="0.251340077978181" calcext:value-type="float">
            <text:p>0,251340077978181</text:p>
          </table:table-cell>
          <table:table-cell table:number-columns-repeated="5"/>
        </table:table-row>
        <table:table-row table:style-name="ro1">
          <table:table-cell table:formula="of:=[.A3556]+1" office:value-type="float" office:value="3549" calcext:value-type="float">
            <text:p>3549</text:p>
          </table:table-cell>
          <table:table-cell table:formula="of:=4*[.$D$3]*[.B3556]*(1-[.B3556])" office:value-type="float" office:value="0.752672972720411" calcext:value-type="float">
            <text:p>0,752672972720411</text:p>
          </table:table-cell>
          <table:table-cell table:number-columns-repeated="5"/>
        </table:table-row>
        <table:table-row table:style-name="ro1">
          <table:table-cell table:formula="of:=[.A3557]+1" office:value-type="float" office:value="3550" calcext:value-type="float">
            <text:p>3550</text:p>
          </table:table-cell>
          <table:table-cell table:formula="of:=4*[.$D$3]*[.B3557]*(1-[.B3557])" office:value-type="float" office:value="0.744625475426521" calcext:value-type="float">
            <text:p>0,744625475426521</text:p>
          </table:table-cell>
          <table:table-cell table:number-columns-repeated="5"/>
        </table:table-row>
        <table:table-row table:style-name="ro1">
          <table:table-cell table:formula="of:=[.A3558]+1" office:value-type="float" office:value="3551" calcext:value-type="float">
            <text:p>3551</text:p>
          </table:table-cell>
          <table:table-cell table:formula="of:=4*[.$D$3]*[.B3558]*(1-[.B3558])" office:value-type="float" office:value="0.760633507089394" calcext:value-type="float">
            <text:p>0,760633507089394</text:p>
          </table:table-cell>
          <table:table-cell table:number-columns-repeated="5"/>
        </table:table-row>
        <table:table-row table:style-name="ro1">
          <table:table-cell table:formula="of:=[.A3559]+1" office:value-type="float" office:value="3552" calcext:value-type="float">
            <text:p>3552</text:p>
          </table:table-cell>
          <table:table-cell table:formula="of:=4*[.$D$3]*[.B3559]*(1-[.B3559])" office:value-type="float" office:value="0.728280699929132" calcext:value-type="float">
            <text:p>0,728280699929132</text:p>
          </table:table-cell>
          <table:table-cell table:number-columns-repeated="5"/>
        </table:table-row>
        <table:table-row table:style-name="ro1">
          <table:table-cell table:formula="of:=[.A3560]+1" office:value-type="float" office:value="3553" calcext:value-type="float">
            <text:p>3553</text:p>
          </table:table-cell>
          <table:table-cell table:formula="of:=4*[.$D$3]*[.B3560]*(1-[.B3560])" office:value-type="float" office:value="0.791551688159463" calcext:value-type="float">
            <text:p>0,791551688159463</text:p>
          </table:table-cell>
          <table:table-cell table:number-columns-repeated="5"/>
        </table:table-row>
        <table:table-row table:style-name="ro1">
          <table:table-cell table:formula="of:=[.A3561]+1" office:value-type="float" office:value="3554" calcext:value-type="float">
            <text:p>3554</text:p>
          </table:table-cell>
          <table:table-cell table:formula="of:=4*[.$D$3]*[.B3561]*(1-[.B3561])" office:value-type="float" office:value="0.659990452525469" calcext:value-type="float">
            <text:p>0,659990452525469</text:p>
          </table:table-cell>
          <table:table-cell table:number-columns-repeated="5"/>
        </table:table-row>
        <table:table-row table:style-name="ro1">
          <table:table-cell table:formula="of:=[.A3562]+1" office:value-type="float" office:value="3555" calcext:value-type="float">
            <text:p>3555</text:p>
          </table:table-cell>
          <table:table-cell table:formula="of:=4*[.$D$3]*[.B3562]*(1-[.B3562])" office:value-type="float" office:value="0.897612220402783" calcext:value-type="float">
            <text:p>0,897612220402783</text:p>
          </table:table-cell>
          <table:table-cell table:number-columns-repeated="5"/>
        </table:table-row>
        <table:table-row table:style-name="ro1">
          <table:table-cell table:formula="of:=[.A3563]+1" office:value-type="float" office:value="3556" calcext:value-type="float">
            <text:p>3556</text:p>
          </table:table-cell>
          <table:table-cell table:formula="of:=4*[.$D$3]*[.B3563]*(1-[.B3563])" office:value-type="float" office:value="0.367618088745475" calcext:value-type="float">
            <text:p>0,367618088745475</text:p>
          </table:table-cell>
          <table:table-cell table:number-columns-repeated="5"/>
        </table:table-row>
        <table:table-row table:style-name="ro1">
          <table:table-cell table:formula="of:=[.A3564]+1" office:value-type="float" office:value="3557" calcext:value-type="float">
            <text:p>3557</text:p>
          </table:table-cell>
          <table:table-cell table:formula="of:=4*[.$D$3]*[.B3564]*(1-[.B3564])" office:value-type="float" office:value="0.929900118290396" calcext:value-type="float">
            <text:p>0,929900118290396</text:p>
          </table:table-cell>
          <table:table-cell table:number-columns-repeated="5"/>
        </table:table-row>
        <table:table-row table:style-name="ro1">
          <table:table-cell table:formula="of:=[.A3565]+1" office:value-type="float" office:value="3558" calcext:value-type="float">
            <text:p>3558</text:p>
          </table:table-cell>
          <table:table-cell table:formula="of:=4*[.$D$3]*[.B3565]*(1-[.B3565])" office:value-type="float" office:value="0.260743553175614" calcext:value-type="float">
            <text:p>0,260743553175614</text:p>
          </table:table-cell>
          <table:table-cell table:number-columns-repeated="5"/>
        </table:table-row>
        <table:table-row table:style-name="ro1">
          <table:table-cell table:formula="of:=[.A3566]+1" office:value-type="float" office:value="3559" calcext:value-type="float">
            <text:p>3559</text:p>
          </table:table-cell>
          <table:table-cell table:formula="of:=4*[.$D$3]*[.B3566]*(1-[.B3566])" office:value-type="float" office:value="0.771025410611879" calcext:value-type="float">
            <text:p>0,771025410611879</text:p>
          </table:table-cell>
          <table:table-cell table:number-columns-repeated="5"/>
        </table:table-row>
        <table:table-row table:style-name="ro1">
          <table:table-cell table:formula="of:=[.A3567]+1" office:value-type="float" office:value="3560" calcext:value-type="float">
            <text:p>3560</text:p>
          </table:table-cell>
          <table:table-cell table:formula="of:=4*[.$D$3]*[.B3567]*(1-[.B3567])" office:value-type="float" office:value="0.706180907210651" calcext:value-type="float">
            <text:p>0,706180907210651</text:p>
          </table:table-cell>
          <table:table-cell table:number-columns-repeated="5"/>
        </table:table-row>
        <table:table-row table:style-name="ro1">
          <table:table-cell table:formula="of:=[.A3568]+1" office:value-type="float" office:value="3561" calcext:value-type="float">
            <text:p>3561</text:p>
          </table:table-cell>
          <table:table-cell table:formula="of:=4*[.$D$3]*[.B3568]*(1-[.B3568])" office:value-type="float" office:value="0.829957734007172" calcext:value-type="float">
            <text:p>0,829957734007172</text:p>
          </table:table-cell>
          <table:table-cell table:number-columns-repeated="5"/>
        </table:table-row>
        <table:table-row table:style-name="ro1">
          <table:table-cell table:formula="of:=[.A3569]+1" office:value-type="float" office:value="3562" calcext:value-type="float">
            <text:p>3562</text:p>
          </table:table-cell>
          <table:table-cell table:formula="of:=4*[.$D$3]*[.B3569]*(1-[.B3569])" office:value-type="float" office:value="0.564511575075408" calcext:value-type="float">
            <text:p>0,564511575075408</text:p>
          </table:table-cell>
          <table:table-cell table:number-columns-repeated="5"/>
        </table:table-row>
        <table:table-row table:style-name="ro1">
          <table:table-cell table:formula="of:=[.A3570]+1" office:value-type="float" office:value="3563" calcext:value-type="float">
            <text:p>3563</text:p>
          </table:table-cell>
          <table:table-cell table:formula="of:=4*[.$D$3]*[.B3570]*(1-[.B3570])" office:value-type="float" office:value="0.98335302672516" calcext:value-type="float">
            <text:p>0,98335302672516</text:p>
          </table:table-cell>
          <table:table-cell table:number-columns-repeated="5"/>
        </table:table-row>
        <table:table-row table:style-name="ro1">
          <table:table-cell table:formula="of:=[.A3571]+1" office:value-type="float" office:value="3564" calcext:value-type="float">
            <text:p>3564</text:p>
          </table:table-cell>
          <table:table-cell table:formula="of:=4*[.$D$3]*[.B3571]*(1-[.B3571])" office:value-type="float" office:value="0.0654794062225075" calcext:value-type="float">
            <text:p>0,065479406222508</text:p>
          </table:table-cell>
          <table:table-cell table:number-columns-repeated="5"/>
        </table:table-row>
        <table:table-row table:style-name="ro1">
          <table:table-cell table:formula="of:=[.A3572]+1" office:value-type="float" office:value="3565" calcext:value-type="float">
            <text:p>3565</text:p>
          </table:table-cell>
          <table:table-cell table:formula="of:=4*[.$D$3]*[.B3572]*(1-[.B3572])" office:value-type="float" office:value="0.244767414333021" calcext:value-type="float">
            <text:p>0,244767414333021</text:p>
          </table:table-cell>
          <table:table-cell table:number-columns-repeated="5"/>
        </table:table-row>
        <table:table-row table:style-name="ro1">
          <table:table-cell table:formula="of:=[.A3573]+1" office:value-type="float" office:value="3566" calcext:value-type="float">
            <text:p>3566</text:p>
          </table:table-cell>
          <table:table-cell table:formula="of:=4*[.$D$3]*[.B3573]*(1-[.B3573])" office:value-type="float" office:value="0.739425308854993" calcext:value-type="float">
            <text:p>0,739425308854993</text:p>
          </table:table-cell>
          <table:table-cell table:number-columns-repeated="5"/>
        </table:table-row>
        <table:table-row table:style-name="ro1">
          <table:table-cell table:formula="of:=[.A3574]+1" office:value-type="float" office:value="3567" calcext:value-type="float">
            <text:p>3567</text:p>
          </table:table-cell>
          <table:table-cell table:formula="of:=4*[.$D$3]*[.B3574]*(1-[.B3574])" office:value-type="float" office:value="0.770702085918764" calcext:value-type="float">
            <text:p>0,770702085918764</text:p>
          </table:table-cell>
          <table:table-cell table:number-columns-repeated="5"/>
        </table:table-row>
        <table:table-row table:style-name="ro1">
          <table:table-cell table:formula="of:=[.A3575]+1" office:value-type="float" office:value="3568" calcext:value-type="float">
            <text:p>3568</text:p>
          </table:table-cell>
          <table:table-cell table:formula="of:=4*[.$D$3]*[.B3575]*(1-[.B3575])" office:value-type="float" office:value="0.706881522716921" calcext:value-type="float">
            <text:p>0,706881522716921</text:p>
          </table:table-cell>
          <table:table-cell table:number-columns-repeated="5"/>
        </table:table-row>
        <table:table-row table:style-name="ro1">
          <table:table-cell table:formula="of:=[.A3576]+1" office:value-type="float" office:value="3569" calcext:value-type="float">
            <text:p>3569</text:p>
          </table:table-cell>
          <table:table-cell table:formula="of:=4*[.$D$3]*[.B3576]*(1-[.B3576])" office:value-type="float" office:value="0.828800142233313" calcext:value-type="float">
            <text:p>0,828800142233313</text:p>
          </table:table-cell>
          <table:table-cell table:number-columns-repeated="5"/>
        </table:table-row>
        <table:table-row table:style-name="ro1">
          <table:table-cell table:formula="of:=[.A3577]+1" office:value-type="float" office:value="3570" calcext:value-type="float">
            <text:p>3570</text:p>
          </table:table-cell>
          <table:table-cell table:formula="of:=4*[.$D$3]*[.B3577]*(1-[.B3577])" office:value-type="float" office:value="0.567561865869412" calcext:value-type="float">
            <text:p>0,567561865869412</text:p>
          </table:table-cell>
          <table:table-cell table:number-columns-repeated="5"/>
        </table:table-row>
        <table:table-row table:style-name="ro1">
          <table:table-cell table:formula="of:=[.A3578]+1" office:value-type="float" office:value="3571" calcext:value-type="float">
            <text:p>3571</text:p>
          </table:table-cell>
          <table:table-cell table:formula="of:=4*[.$D$3]*[.B3578]*(1-[.B3578])" office:value-type="float" office:value="0.981741577120974" calcext:value-type="float">
            <text:p>0,981741577120974</text:p>
          </table:table-cell>
          <table:table-cell table:number-columns-repeated="5"/>
        </table:table-row>
        <table:table-row table:style-name="ro1">
          <table:table-cell table:formula="of:=[.A3579]+1" office:value-type="float" office:value="3572" calcext:value-type="float">
            <text:p>3572</text:p>
          </table:table-cell>
          <table:table-cell table:formula="of:=4*[.$D$3]*[.B3579]*(1-[.B3579])" office:value-type="float" office:value="0.0717002114919854" calcext:value-type="float">
            <text:p>0,071700211491985</text:p>
          </table:table-cell>
          <table:table-cell table:number-columns-repeated="5"/>
        </table:table-row>
        <table:table-row table:style-name="ro1">
          <table:table-cell table:formula="of:=[.A3580]+1" office:value-type="float" office:value="3573" calcext:value-type="float">
            <text:p>3573</text:p>
          </table:table-cell>
          <table:table-cell table:formula="of:=4*[.$D$3]*[.B3580]*(1-[.B3580])" office:value-type="float" office:value="0.26623716465596" calcext:value-type="float">
            <text:p>0,26623716465596</text:p>
          </table:table-cell>
          <table:table-cell table:number-columns-repeated="5"/>
        </table:table-row>
        <table:table-row table:style-name="ro1">
          <table:table-cell table:formula="of:=[.A3581]+1" office:value-type="float" office:value="3574" calcext:value-type="float">
            <text:p>3574</text:p>
          </table:table-cell>
          <table:table-cell table:formula="of:=4*[.$D$3]*[.B3581]*(1-[.B3581])" office:value-type="float" office:value="0.781419747247661" calcext:value-type="float">
            <text:p>0,781419747247661</text:p>
          </table:table-cell>
          <table:table-cell table:number-columns-repeated="5"/>
        </table:table-row>
        <table:table-row table:style-name="ro1">
          <table:table-cell table:formula="of:=[.A3582]+1" office:value-type="float" office:value="3575" calcext:value-type="float">
            <text:p>3575</text:p>
          </table:table-cell>
          <table:table-cell table:formula="of:=4*[.$D$3]*[.B3582]*(1-[.B3582])" office:value-type="float" office:value="0.683211703436251" calcext:value-type="float">
            <text:p>0,683211703436251</text:p>
          </table:table-cell>
          <table:table-cell table:number-columns-repeated="5"/>
        </table:table-row>
        <table:table-row table:style-name="ro1">
          <table:table-cell table:formula="of:=[.A3583]+1" office:value-type="float" office:value="3576" calcext:value-type="float">
            <text:p>3576</text:p>
          </table:table-cell>
          <table:table-cell table:formula="of:=4*[.$D$3]*[.B3583]*(1-[.B3583])" office:value-type="float" office:value="0.865733886895949" calcext:value-type="float">
            <text:p>0,865733886895949</text:p>
          </table:table-cell>
          <table:table-cell table:number-columns-repeated="5"/>
        </table:table-row>
        <table:table-row table:style-name="ro1">
          <table:table-cell table:formula="of:=[.A3584]+1" office:value-type="float" office:value="3577" calcext:value-type="float">
            <text:p>3577</text:p>
          </table:table-cell>
          <table:table-cell table:formula="of:=4*[.$D$3]*[.B3584]*(1-[.B3584])" office:value-type="float" office:value="0.464954895903925" calcext:value-type="float">
            <text:p>0,464954895903925</text:p>
          </table:table-cell>
          <table:table-cell table:number-columns-repeated="5"/>
        </table:table-row>
        <table:table-row table:style-name="ro1">
          <table:table-cell table:formula="of:=[.A3585]+1" office:value-type="float" office:value="3578" calcext:value-type="float">
            <text:p>3578</text:p>
          </table:table-cell>
          <table:table-cell table:formula="of:=4*[.$D$3]*[.B3585]*(1-[.B3585])" office:value-type="float" office:value="0.995087362715581" calcext:value-type="float">
            <text:p>0,995087362715581</text:p>
          </table:table-cell>
          <table:table-cell table:number-columns-repeated="5"/>
        </table:table-row>
        <table:table-row table:style-name="ro1">
          <table:table-cell table:formula="of:=[.A3586]+1" office:value-type="float" office:value="3579" calcext:value-type="float">
            <text:p>3579</text:p>
          </table:table-cell>
          <table:table-cell table:formula="of:=4*[.$D$3]*[.B3586]*(1-[.B3586])" office:value-type="float" office:value="0.0195540131173231" calcext:value-type="float">
            <text:p>0,019554013117323</text:p>
          </table:table-cell>
          <table:table-cell table:number-columns-repeated="5"/>
        </table:table-row>
        <table:table-row table:style-name="ro1">
          <table:table-cell table:formula="of:=[.A3587]+1" office:value-type="float" office:value="3580" calcext:value-type="float">
            <text:p>3580</text:p>
          </table:table-cell>
          <table:table-cell table:formula="of:=4*[.$D$3]*[.B3587]*(1-[.B3587])" office:value-type="float" office:value="0.0766866147533227" calcext:value-type="float">
            <text:p>0,076686614753323</text:p>
          </table:table-cell>
          <table:table-cell table:number-columns-repeated="5"/>
        </table:table-row>
        <table:table-row table:style-name="ro1">
          <table:table-cell table:formula="of:=[.A3588]+1" office:value-type="float" office:value="3581" calcext:value-type="float">
            <text:p>3581</text:p>
          </table:table-cell>
          <table:table-cell table:formula="of:=4*[.$D$3]*[.B3588]*(1-[.B3588])" office:value-type="float" office:value="0.283223111483993" calcext:value-type="float">
            <text:p>0,283223111483993</text:p>
          </table:table-cell>
          <table:table-cell table:number-columns-repeated="5"/>
        </table:table-row>
        <table:table-row table:style-name="ro1">
          <table:table-cell table:formula="of:=[.A3589]+1" office:value-type="float" office:value="3582" calcext:value-type="float">
            <text:p>3582</text:p>
          </table:table-cell>
          <table:table-cell table:formula="of:=4*[.$D$3]*[.B3589]*(1-[.B3589])" office:value-type="float" office:value="0.812031122421274" calcext:value-type="float">
            <text:p>0,812031122421274</text:p>
          </table:table-cell>
          <table:table-cell table:number-columns-repeated="5"/>
        </table:table-row>
        <table:table-row table:style-name="ro1">
          <table:table-cell table:formula="of:=[.A3590]+1" office:value-type="float" office:value="3583" calcext:value-type="float">
            <text:p>3583</text:p>
          </table:table-cell>
          <table:table-cell table:formula="of:=4*[.$D$3]*[.B3590]*(1-[.B3590])" office:value-type="float" office:value="0.61054631456208" calcext:value-type="float">
            <text:p>0,61054631456208</text:p>
          </table:table-cell>
          <table:table-cell table:number-columns-repeated="5"/>
        </table:table-row>
        <table:table-row table:style-name="ro1">
          <table:table-cell table:formula="of:=[.A3591]+1" office:value-type="float" office:value="3584" calcext:value-type="float">
            <text:p>3584</text:p>
          </table:table-cell>
          <table:table-cell table:formula="of:=4*[.$D$3]*[.B3591]*(1-[.B3591])" office:value-type="float" office:value="0.951118049346967" calcext:value-type="float">
            <text:p>0,951118049346967</text:p>
          </table:table-cell>
          <table:table-cell table:number-columns-repeated="5"/>
        </table:table-row>
        <table:table-row table:style-name="ro1">
          <table:table-cell table:formula="of:=[.A3592]+1" office:value-type="float" office:value="3585" calcext:value-type="float">
            <text:p>3585</text:p>
          </table:table-cell>
          <table:table-cell table:formula="of:=4*[.$D$3]*[.B3592]*(1-[.B3592])" office:value-type="float" office:value="0.18597002221355" calcext:value-type="float">
            <text:p>0,18597002221355</text:p>
          </table:table-cell>
          <table:table-cell table:number-columns-repeated="5"/>
        </table:table-row>
        <table:table-row table:style-name="ro1">
          <table:table-cell table:formula="of:=[.A3593]+1" office:value-type="float" office:value="3586" calcext:value-type="float">
            <text:p>3586</text:p>
          </table:table-cell>
          <table:table-cell table:formula="of:=4*[.$D$3]*[.B3593]*(1-[.B3593])" office:value-type="float" office:value="0.605540692205768" calcext:value-type="float">
            <text:p>0,605540692205768</text:p>
          </table:table-cell>
          <table:table-cell table:number-columns-repeated="5"/>
        </table:table-row>
        <table:table-row table:style-name="ro1">
          <table:table-cell table:formula="of:=[.A3594]+1" office:value-type="float" office:value="3587" calcext:value-type="float">
            <text:p>3587</text:p>
          </table:table-cell>
          <table:table-cell table:formula="of:=4*[.$D$3]*[.B3594]*(1-[.B3594])" office:value-type="float" office:value="0.95544464915491" calcext:value-type="float">
            <text:p>0,95544464915491</text:p>
          </table:table-cell>
          <table:table-cell table:number-columns-repeated="5"/>
        </table:table-row>
        <table:table-row table:style-name="ro1">
          <table:table-cell table:formula="of:=[.A3595]+1" office:value-type="float" office:value="3588" calcext:value-type="float">
            <text:p>3588</text:p>
          </table:table-cell>
          <table:table-cell table:formula="of:=4*[.$D$3]*[.B3595]*(1-[.B3595])" office:value-type="float" office:value="0.170280686224645" calcext:value-type="float">
            <text:p>0,170280686224645</text:p>
          </table:table-cell>
          <table:table-cell table:number-columns-repeated="5"/>
        </table:table-row>
        <table:table-row table:style-name="ro1">
          <table:table-cell table:formula="of:=[.A3596]+1" office:value-type="float" office:value="3589" calcext:value-type="float">
            <text:p>3589</text:p>
          </table:table-cell>
          <table:table-cell table:formula="of:=4*[.$D$3]*[.B3596]*(1-[.B3596])" office:value-type="float" office:value="0.565140696494035" calcext:value-type="float">
            <text:p>0,565140696494035</text:p>
          </table:table-cell>
          <table:table-cell table:number-columns-repeated="5"/>
        </table:table-row>
        <table:table-row table:style-name="ro1">
          <table:table-cell table:formula="of:=[.A3597]+1" office:value-type="float" office:value="3590" calcext:value-type="float">
            <text:p>3590</text:p>
          </table:table-cell>
          <table:table-cell table:formula="of:=4*[.$D$3]*[.B3597]*(1-[.B3597])" office:value-type="float" office:value="0.983026758641088" calcext:value-type="float">
            <text:p>0,983026758641088</text:p>
          </table:table-cell>
          <table:table-cell table:number-columns-repeated="5"/>
        </table:table-row>
        <table:table-row table:style-name="ro1">
          <table:table-cell table:formula="of:=[.A3598]+1" office:value-type="float" office:value="3591" calcext:value-type="float">
            <text:p>3591</text:p>
          </table:table-cell>
          <table:table-cell table:formula="of:=4*[.$D$3]*[.B3598]*(1-[.B3598])" office:value-type="float" office:value="0.0667406017467356" calcext:value-type="float">
            <text:p>0,066740601746736</text:p>
          </table:table-cell>
          <table:table-cell table:number-columns-repeated="5"/>
        </table:table-row>
        <table:table-row table:style-name="ro1">
          <table:table-cell table:formula="of:=[.A3599]+1" office:value-type="float" office:value="3592" calcext:value-type="float">
            <text:p>3592</text:p>
          </table:table-cell>
          <table:table-cell table:formula="of:=4*[.$D$3]*[.B3599]*(1-[.B3599])" office:value-type="float" office:value="0.249145175300877" calcext:value-type="float">
            <text:p>0,249145175300877</text:p>
          </table:table-cell>
          <table:table-cell table:number-columns-repeated="5"/>
        </table:table-row>
        <table:table-row table:style-name="ro1">
          <table:table-cell table:formula="of:=[.A3600]+1" office:value-type="float" office:value="3593" calcext:value-type="float">
            <text:p>3593</text:p>
          </table:table-cell>
          <table:table-cell table:formula="of:=4*[.$D$3]*[.B3600]*(1-[.B3600])" office:value-type="float" office:value="0.748287427700689" calcext:value-type="float">
            <text:p>0,748287427700689</text:p>
          </table:table-cell>
          <table:table-cell table:number-columns-repeated="5"/>
        </table:table-row>
        <table:table-row table:style-name="ro1">
          <table:table-cell table:formula="of:=[.A3601]+1" office:value-type="float" office:value="3594" calcext:value-type="float">
            <text:p>3594</text:p>
          </table:table-cell>
          <table:table-cell table:formula="of:=4*[.$D$3]*[.B3601]*(1-[.B3601])" office:value-type="float" office:value="0.753413412983101" calcext:value-type="float">
            <text:p>0,753413412983101</text:p>
          </table:table-cell>
          <table:table-cell table:number-columns-repeated="5"/>
        </table:table-row>
        <table:table-row table:style-name="ro1">
          <table:table-cell table:formula="of:=[.A3602]+1" office:value-type="float" office:value="3595" calcext:value-type="float">
            <text:p>3595</text:p>
          </table:table-cell>
          <table:table-cell table:formula="of:=4*[.$D$3]*[.B3602]*(1-[.B3602])" office:value-type="float" office:value="0.743126568481025" calcext:value-type="float">
            <text:p>0,743126568481025</text:p>
          </table:table-cell>
          <table:table-cell table:number-columns-repeated="5"/>
        </table:table-row>
        <table:table-row table:style-name="ro1">
          <table:table-cell table:formula="of:=[.A3603]+1" office:value-type="float" office:value="3596" calcext:value-type="float">
            <text:p>3596</text:p>
          </table:table-cell>
          <table:table-cell table:formula="of:=4*[.$D$3]*[.B3603]*(1-[.B3603])" office:value-type="float" office:value="0.763557886794566" calcext:value-type="float">
            <text:p>0,763557886794566</text:p>
          </table:table-cell>
          <table:table-cell table:number-columns-repeated="5"/>
        </table:table-row>
        <table:table-row table:style-name="ro1">
          <table:table-cell table:formula="of:=[.A3604]+1" office:value-type="float" office:value="3597" calcext:value-type="float">
            <text:p>3597</text:p>
          </table:table-cell>
          <table:table-cell table:formula="of:=4*[.$D$3]*[.B3604]*(1-[.B3604])" office:value-type="float" office:value="0.722148961233531" calcext:value-type="float">
            <text:p>0,722148961233531</text:p>
          </table:table-cell>
          <table:table-cell table:number-columns-repeated="5"/>
        </table:table-row>
        <table:table-row table:style-name="ro1">
          <table:table-cell table:formula="of:=[.A3605]+1" office:value-type="float" office:value="3598" calcext:value-type="float">
            <text:p>3598</text:p>
          </table:table-cell>
          <table:table-cell table:formula="of:=4*[.$D$3]*[.B3605]*(1-[.B3605])" office:value-type="float" office:value="0.802599356091453" calcext:value-type="float">
            <text:p>0,802599356091453</text:p>
          </table:table-cell>
          <table:table-cell table:number-columns-repeated="5"/>
        </table:table-row>
        <table:table-row table:style-name="ro1">
          <table:table-cell table:formula="of:=[.A3606]+1" office:value-type="float" office:value="3599" calcext:value-type="float">
            <text:p>3599</text:p>
          </table:table-cell>
          <table:table-cell table:formula="of:=4*[.$D$3]*[.B3606]*(1-[.B3606])" office:value-type="float" office:value="0.633734518772153" calcext:value-type="float">
            <text:p>0,633734518772153</text:p>
          </table:table-cell>
          <table:table-cell table:number-columns-repeated="5"/>
        </table:table-row>
        <table:table-row table:style-name="ro1">
          <table:table-cell table:formula="of:=[.A3607]+1" office:value-type="float" office:value="3600" calcext:value-type="float">
            <text:p>3600</text:p>
          </table:table-cell>
          <table:table-cell table:formula="of:=4*[.$D$3]*[.B3607]*(1-[.B3607])" office:value-type="float" office:value="0.928460313955123" calcext:value-type="float">
            <text:p>0,928460313955123</text:p>
          </table:table-cell>
          <table:table-cell table:number-columns-repeated="5"/>
        </table:table-row>
        <table:table-row table:style-name="ro1">
          <table:table-cell table:formula="of:=[.A3608]+1" office:value-type="float" office:value="3601" calcext:value-type="float">
            <text:p>3601</text:p>
          </table:table-cell>
          <table:table-cell table:formula="of:=4*[.$D$3]*[.B3608]*(1-[.B3608])" office:value-type="float" office:value="0.26568703746191" calcext:value-type="float">
            <text:p>0,26568703746191</text:p>
          </table:table-cell>
          <table:table-cell table:number-columns-repeated="5"/>
        </table:table-row>
        <table:table-row table:style-name="ro1">
          <table:table-cell table:formula="of:=[.A3609]+1" office:value-type="float" office:value="3602" calcext:value-type="float">
            <text:p>3602</text:p>
          </table:table-cell>
          <table:table-cell table:formula="of:=4*[.$D$3]*[.B3609]*(1-[.B3609])" office:value-type="float" office:value="0.780389742346495" calcext:value-type="float">
            <text:p>0,780389742346495</text:p>
          </table:table-cell>
          <table:table-cell table:number-columns-repeated="5"/>
        </table:table-row>
        <table:table-row table:style-name="ro1">
          <table:table-cell table:formula="of:=[.A3610]+1" office:value-type="float" office:value="3603" calcext:value-type="float">
            <text:p>3603</text:p>
          </table:table-cell>
          <table:table-cell table:formula="of:=4*[.$D$3]*[.B3610]*(1-[.B3610])" office:value-type="float" office:value="0.685526369547465" calcext:value-type="float">
            <text:p>0,685526369547465</text:p>
          </table:table-cell>
          <table:table-cell table:number-columns-repeated="5"/>
        </table:table-row>
        <table:table-row table:style-name="ro1">
          <table:table-cell table:formula="of:=[.A3611]+1" office:value-type="float" office:value="3604" calcext:value-type="float">
            <text:p>3604</text:p>
          </table:table-cell>
          <table:table-cell table:formula="of:=4*[.$D$3]*[.B3611]*(1-[.B3611])" office:value-type="float" office:value="0.86231986481015" calcext:value-type="float">
            <text:p>0,86231986481015</text:p>
          </table:table-cell>
          <table:table-cell table:number-columns-repeated="5"/>
        </table:table-row>
        <table:table-row table:style-name="ro1">
          <table:table-cell table:formula="of:=[.A3612]+1" office:value-type="float" office:value="3605" calcext:value-type="float">
            <text:p>3605</text:p>
          </table:table-cell>
          <table:table-cell table:formula="of:=4*[.$D$3]*[.B3612]*(1-[.B3612])" office:value-type="float" office:value="0.474897262255818" calcext:value-type="float">
            <text:p>0,474897262255818</text:p>
          </table:table-cell>
          <table:table-cell table:number-columns-repeated="5"/>
        </table:table-row>
        <table:table-row table:style-name="ro1">
          <table:table-cell table:formula="of:=[.A3613]+1" office:value-type="float" office:value="3606" calcext:value-type="float">
            <text:p>3606</text:p>
          </table:table-cell>
          <table:table-cell table:formula="of:=4*[.$D$3]*[.B3613]*(1-[.B3613])" office:value-type="float" office:value="0.997479410230987" calcext:value-type="float">
            <text:p>0,997479410230987</text:p>
          </table:table-cell>
          <table:table-cell table:number-columns-repeated="5"/>
        </table:table-row>
        <table:table-row table:style-name="ro1">
          <table:table-cell table:formula="of:=[.A3614]+1" office:value-type="float" office:value="3607" calcext:value-type="float">
            <text:p>3607</text:p>
          </table:table-cell>
          <table:table-cell table:formula="of:=4*[.$D$3]*[.B3614]*(1-[.B3614])" office:value-type="float" office:value="0.0100569455849158" calcext:value-type="float">
            <text:p>0,010056945584916</text:p>
          </table:table-cell>
          <table:table-cell table:number-columns-repeated="5"/>
        </table:table-row>
        <table:table-row table:style-name="ro1">
          <table:table-cell table:formula="of:=[.A3615]+1" office:value-type="float" office:value="3608" calcext:value-type="float">
            <text:p>3608</text:p>
          </table:table-cell>
          <table:table-cell table:formula="of:=4*[.$D$3]*[.B3615]*(1-[.B3615])" office:value-type="float" office:value="0.0398232137216713" calcext:value-type="float">
            <text:p>0,039823213721671</text:p>
          </table:table-cell>
          <table:table-cell table:number-columns-repeated="5"/>
        </table:table-row>
        <table:table-row table:style-name="ro1">
          <table:table-cell table:formula="of:=[.A3616]+1" office:value-type="float" office:value="3609" calcext:value-type="float">
            <text:p>3609</text:p>
          </table:table-cell>
          <table:table-cell table:formula="of:=4*[.$D$3]*[.B3616]*(1-[.B3616])" office:value-type="float" office:value="0.152949301482197" calcext:value-type="float">
            <text:p>0,152949301482197</text:p>
          </table:table-cell>
          <table:table-cell table:number-columns-repeated="5"/>
        </table:table-row>
        <table:table-row table:style-name="ro1">
          <table:table-cell table:formula="of:=[.A3617]+1" office:value-type="float" office:value="3610" calcext:value-type="float">
            <text:p>3610</text:p>
          </table:table-cell>
          <table:table-cell table:formula="of:=4*[.$D$3]*[.B3617]*(1-[.B3617])" office:value-type="float" office:value="0.518223250633221" calcext:value-type="float">
            <text:p>0,518223250633221</text:p>
          </table:table-cell>
          <table:table-cell table:number-columns-repeated="5"/>
        </table:table-row>
        <table:table-row table:style-name="ro1">
          <table:table-cell table:formula="of:=[.A3618]+1" office:value-type="float" office:value="3611" calcext:value-type="float">
            <text:p>3611</text:p>
          </table:table-cell>
          <table:table-cell table:formula="of:=4*[.$D$3]*[.B3618]*(1-[.B3618])" office:value-type="float" office:value="0.998671652545435" calcext:value-type="float">
            <text:p>0,998671652545435</text:p>
          </table:table-cell>
          <table:table-cell table:number-columns-repeated="5"/>
        </table:table-row>
        <table:table-row table:style-name="ro1">
          <table:table-cell table:formula="of:=[.A3619]+1" office:value-type="float" office:value="3612" calcext:value-type="float">
            <text:p>3612</text:p>
          </table:table-cell>
          <table:table-cell table:formula="of:=4*[.$D$3]*[.B3619]*(1-[.B3619])" office:value-type="float" office:value="0.00530633179041893" calcext:value-type="float">
            <text:p>0,005306331790419</text:p>
          </table:table-cell>
          <table:table-cell table:number-columns-repeated="5"/>
        </table:table-row>
        <table:table-row table:style-name="ro1">
          <table:table-cell table:formula="of:=[.A3620]+1" office:value-type="float" office:value="3613" calcext:value-type="float">
            <text:p>3613</text:p>
          </table:table-cell>
          <table:table-cell table:formula="of:=4*[.$D$3]*[.B3620]*(1-[.B3620])" office:value-type="float" office:value="0.0211126985333957" calcext:value-type="float">
            <text:p>0,021112698533396</text:p>
          </table:table-cell>
          <table:table-cell table:number-columns-repeated="5"/>
        </table:table-row>
        <table:table-row table:style-name="ro1">
          <table:table-cell table:formula="of:=[.A3621]+1" office:value-type="float" office:value="3614" calcext:value-type="float">
            <text:p>3614</text:p>
          </table:table-cell>
          <table:table-cell table:formula="of:=4*[.$D$3]*[.B3621]*(1-[.B3621])" office:value-type="float" office:value="0.0826678099761346" calcext:value-type="float">
            <text:p>0,082667809976135</text:p>
          </table:table-cell>
          <table:table-cell table:number-columns-repeated="5"/>
        </table:table-row>
        <table:table-row table:style-name="ro1">
          <table:table-cell table:formula="of:=[.A3622]+1" office:value-type="float" office:value="3615" calcext:value-type="float">
            <text:p>3615</text:p>
          </table:table-cell>
          <table:table-cell table:formula="of:=4*[.$D$3]*[.B3622]*(1-[.B3622])" office:value-type="float" office:value="0.303335372679537" calcext:value-type="float">
            <text:p>0,303335372679537</text:p>
          </table:table-cell>
          <table:table-cell table:number-columns-repeated="5"/>
        </table:table-row>
        <table:table-row table:style-name="ro1">
          <table:table-cell table:formula="of:=[.A3623]+1" office:value-type="float" office:value="3616" calcext:value-type="float">
            <text:p>3616</text:p>
          </table:table-cell>
          <table:table-cell table:formula="of:=4*[.$D$3]*[.B3623]*(1-[.B3623])" office:value-type="float" office:value="0.845292097443614" calcext:value-type="float">
            <text:p>0,845292097443614</text:p>
          </table:table-cell>
          <table:table-cell table:number-columns-repeated="5"/>
        </table:table-row>
        <table:table-row table:style-name="ro1">
          <table:table-cell table:formula="of:=[.A3624]+1" office:value-type="float" office:value="3617" calcext:value-type="float">
            <text:p>3617</text:p>
          </table:table-cell>
          <table:table-cell table:formula="of:=4*[.$D$3]*[.B3624]*(1-[.B3624])" office:value-type="float" office:value="0.52309346977196" calcext:value-type="float">
            <text:p>0,52309346977196</text:p>
          </table:table-cell>
          <table:table-cell table:number-columns-repeated="5"/>
        </table:table-row>
        <table:table-row table:style-name="ro1">
          <table:table-cell table:formula="of:=[.A3625]+1" office:value-type="float" office:value="3618" calcext:value-type="float">
            <text:p>3618</text:p>
          </table:table-cell>
          <table:table-cell table:formula="of:=4*[.$D$3]*[.B3625]*(1-[.B3625])" office:value-type="float" office:value="0.997866766615566" calcext:value-type="float">
            <text:p>0,997866766615566</text:p>
          </table:table-cell>
          <table:table-cell table:number-columns-repeated="5"/>
        </table:table-row>
        <table:table-row table:style-name="ro1">
          <table:table-cell table:formula="of:=[.A3626]+1" office:value-type="float" office:value="3619" calcext:value-type="float">
            <text:p>3619</text:p>
          </table:table-cell>
          <table:table-cell table:formula="of:=4*[.$D$3]*[.B3626]*(1-[.B3626])" office:value-type="float" office:value="0.00851473079904503" calcext:value-type="float">
            <text:p>0,008514730799045</text:p>
          </table:table-cell>
          <table:table-cell table:number-columns-repeated="5"/>
        </table:table-row>
        <table:table-row table:style-name="ro1">
          <table:table-cell table:formula="of:=[.A3627]+1" office:value-type="float" office:value="3620" calcext:value-type="float">
            <text:p>3620</text:p>
          </table:table-cell>
          <table:table-cell table:formula="of:=4*[.$D$3]*[.B3627]*(1-[.B3627])" office:value-type="float" office:value="0.0337689206338593" calcext:value-type="float">
            <text:p>0,033768920633859</text:p>
          </table:table-cell>
          <table:table-cell table:number-columns-repeated="5"/>
        </table:table-row>
        <table:table-row table:style-name="ro1">
          <table:table-cell table:formula="of:=[.A3628]+1" office:value-type="float" office:value="3621" calcext:value-type="float">
            <text:p>3621</text:p>
          </table:table-cell>
          <table:table-cell table:formula="of:=4*[.$D$3]*[.B3628]*(1-[.B3628])" office:value-type="float" office:value="0.130514322532334" calcext:value-type="float">
            <text:p>0,130514322532334</text:p>
          </table:table-cell>
          <table:table-cell table:number-columns-repeated="5"/>
        </table:table-row>
        <table:table-row table:style-name="ro1">
          <table:table-cell table:formula="of:=[.A3629]+1" office:value-type="float" office:value="3622" calcext:value-type="float">
            <text:p>3622</text:p>
          </table:table-cell>
          <table:table-cell table:formula="of:=4*[.$D$3]*[.B3629]*(1-[.B3629])" office:value-type="float" office:value="0.453921336585038" calcext:value-type="float">
            <text:p>0,453921336585038</text:p>
          </table:table-cell>
          <table:table-cell table:number-columns-repeated="5"/>
        </table:table-row>
        <table:table-row table:style-name="ro1">
          <table:table-cell table:formula="of:=[.A3630]+1" office:value-type="float" office:value="3623" calcext:value-type="float">
            <text:p>3623</text:p>
          </table:table-cell>
          <table:table-cell table:formula="of:=4*[.$D$3]*[.B3630]*(1-[.B3630])" office:value-type="float" office:value="0.991507027111563" calcext:value-type="float">
            <text:p>0,991507027111563</text:p>
          </table:table-cell>
          <table:table-cell table:number-columns-repeated="5"/>
        </table:table-row>
        <table:table-row table:style-name="ro1">
          <table:table-cell table:formula="of:=[.A3631]+1" office:value-type="float" office:value="3624" calcext:value-type="float">
            <text:p>3624</text:p>
          </table:table-cell>
          <table:table-cell table:formula="of:=4*[.$D$3]*[.B3631]*(1-[.B3631])" office:value-type="float" office:value="0.0336833691998148" calcext:value-type="float">
            <text:p>0,033683369199815</text:p>
          </table:table-cell>
          <table:table-cell table:number-columns-repeated="5"/>
        </table:table-row>
        <table:table-row table:style-name="ro1">
          <table:table-cell table:formula="of:=[.A3632]+1" office:value-type="float" office:value="3625" calcext:value-type="float">
            <text:p>3625</text:p>
          </table:table-cell>
          <table:table-cell table:formula="of:=4*[.$D$3]*[.B3632]*(1-[.B3632])" office:value-type="float" office:value="0.130195199356655" calcext:value-type="float">
            <text:p>0,130195199356655</text:p>
          </table:table-cell>
          <table:table-cell table:number-columns-repeated="5"/>
        </table:table-row>
        <table:table-row table:style-name="ro1">
          <table:table-cell table:formula="of:=[.A3633]+1" office:value-type="float" office:value="3626" calcext:value-type="float">
            <text:p>3626</text:p>
          </table:table-cell>
          <table:table-cell table:formula="of:=4*[.$D$3]*[.B3633]*(1-[.B3633])" office:value-type="float" office:value="0.452977637684543" calcext:value-type="float">
            <text:p>0,452977637684543</text:p>
          </table:table-cell>
          <table:table-cell table:number-columns-repeated="5"/>
        </table:table-row>
        <table:table-row table:style-name="ro1">
          <table:table-cell table:formula="of:=[.A3634]+1" office:value-type="float" office:value="3627" calcext:value-type="float">
            <text:p>3627</text:p>
          </table:table-cell>
          <table:table-cell table:formula="of:=4*[.$D$3]*[.B3634]*(1-[.B3634])" office:value-type="float" office:value="0.991155589769096" calcext:value-type="float">
            <text:p>0,991155589769096</text:p>
          </table:table-cell>
          <table:table-cell table:number-columns-repeated="5"/>
        </table:table-row>
        <table:table-row table:style-name="ro1">
          <table:table-cell table:formula="of:=[.A3635]+1" office:value-type="float" office:value="3628" calcext:value-type="float">
            <text:p>3628</text:p>
          </table:table-cell>
          <table:table-cell table:formula="of:=4*[.$D$3]*[.B3635]*(1-[.B3635])" office:value-type="float" office:value="0.0350647465542872" calcext:value-type="float">
            <text:p>0,035064746554287</text:p>
          </table:table-cell>
          <table:table-cell table:number-columns-repeated="5"/>
        </table:table-row>
        <table:table-row table:style-name="ro1">
          <table:table-cell table:formula="of:=[.A3636]+1" office:value-type="float" office:value="3629" calcext:value-type="float">
            <text:p>3629</text:p>
          </table:table-cell>
          <table:table-cell table:formula="of:=4*[.$D$3]*[.B3636]*(1-[.B3636])" office:value-type="float" office:value="0.135340840413483" calcext:value-type="float">
            <text:p>0,135340840413483</text:p>
          </table:table-cell>
          <table:table-cell table:number-columns-repeated="5"/>
        </table:table-row>
        <table:table-row table:style-name="ro1">
          <table:table-cell table:formula="of:=[.A3637]+1" office:value-type="float" office:value="3630" calcext:value-type="float">
            <text:p>3630</text:p>
          </table:table-cell>
          <table:table-cell table:formula="of:=4*[.$D$3]*[.B3637]*(1-[.B3637])" office:value-type="float" office:value="0.468094789318621" calcext:value-type="float">
            <text:p>0,468094789318621</text:p>
          </table:table-cell>
          <table:table-cell table:number-columns-repeated="5"/>
        </table:table-row>
        <table:table-row table:style-name="ro1">
          <table:table-cell table:formula="of:=[.A3638]+1" office:value-type="float" office:value="3631" calcext:value-type="float">
            <text:p>3631</text:p>
          </table:table-cell>
          <table:table-cell table:formula="of:=4*[.$D$3]*[.B3638]*(1-[.B3638])" office:value-type="float" office:value="0.995928230125507" calcext:value-type="float">
            <text:p>0,995928230125507</text:p>
          </table:table-cell>
          <table:table-cell table:number-columns-repeated="5"/>
        </table:table-row>
        <table:table-row table:style-name="ro1">
          <table:table-cell table:formula="of:=[.A3639]+1" office:value-type="float" office:value="3632" calcext:value-type="float">
            <text:p>3632</text:p>
          </table:table-cell>
          <table:table-cell table:formula="of:=4*[.$D$3]*[.B3639]*(1-[.B3639])" office:value-type="float" office:value="0.0162207622583273" calcext:value-type="float">
            <text:p>0,016220762258327</text:p>
          </table:table-cell>
          <table:table-cell table:number-columns-repeated="5"/>
        </table:table-row>
        <table:table-row table:style-name="ro1">
          <table:table-cell table:formula="of:=[.A3640]+1" office:value-type="float" office:value="3633" calcext:value-type="float">
            <text:p>3633</text:p>
          </table:table-cell>
          <table:table-cell table:formula="of:=4*[.$D$3]*[.B3640]*(1-[.B3640])" office:value-type="float" office:value="0.0638305965203445" calcext:value-type="float">
            <text:p>0,063830596520345</text:p>
          </table:table-cell>
          <table:table-cell table:number-columns-repeated="5"/>
        </table:table-row>
        <table:table-row table:style-name="ro1">
          <table:table-cell table:formula="of:=[.A3641]+1" office:value-type="float" office:value="3634" calcext:value-type="float">
            <text:p>3634</text:p>
          </table:table-cell>
          <table:table-cell table:formula="of:=4*[.$D$3]*[.B3641]*(1-[.B3641])" office:value-type="float" office:value="0.239025005872806" calcext:value-type="float">
            <text:p>0,239025005872806</text:p>
          </table:table-cell>
          <table:table-cell table:number-columns-repeated="5"/>
        </table:table-row>
        <table:table-row table:style-name="ro1">
          <table:table-cell table:formula="of:=[.A3642]+1" office:value-type="float" office:value="3635" calcext:value-type="float">
            <text:p>3635</text:p>
          </table:table-cell>
          <table:table-cell table:formula="of:=4*[.$D$3]*[.B3642]*(1-[.B3642])" office:value-type="float" office:value="0.727568209761244" calcext:value-type="float">
            <text:p>0,727568209761244</text:p>
          </table:table-cell>
          <table:table-cell table:number-columns-repeated="5"/>
        </table:table-row>
        <table:table-row table:style-name="ro1">
          <table:table-cell table:formula="of:=[.A3643]+1" office:value-type="float" office:value="3636" calcext:value-type="float">
            <text:p>3636</text:p>
          </table:table-cell>
          <table:table-cell table:formula="of:=4*[.$D$3]*[.B3643]*(1-[.B3643])" office:value-type="float" office:value="0.79285083962425" calcext:value-type="float">
            <text:p>0,79285083962425</text:p>
          </table:table-cell>
          <table:table-cell table:number-columns-repeated="5"/>
        </table:table-row>
        <table:table-row table:style-name="ro1">
          <table:table-cell table:formula="of:=[.A3644]+1" office:value-type="float" office:value="3637" calcext:value-type="float">
            <text:p>3637</text:p>
          </table:table-cell>
          <table:table-cell table:formula="of:=4*[.$D$3]*[.B3644]*(1-[.B3644])" office:value-type="float" office:value="0.656953542925486" calcext:value-type="float">
            <text:p>0,656953542925486</text:p>
          </table:table-cell>
          <table:table-cell table:number-columns-repeated="5"/>
        </table:table-row>
        <table:table-row table:style-name="ro1">
          <table:table-cell table:formula="of:=[.A3645]+1" office:value-type="float" office:value="3638" calcext:value-type="float">
            <text:p>3638</text:p>
          </table:table-cell>
          <table:table-cell table:formula="of:=4*[.$D$3]*[.B3645]*(1-[.B3645])" office:value-type="float" office:value="0.90146234145255" calcext:value-type="float">
            <text:p>0,90146234145255</text:p>
          </table:table-cell>
          <table:table-cell table:number-columns-repeated="5"/>
        </table:table-row>
        <table:table-row table:style-name="ro1">
          <table:table-cell table:formula="of:=[.A3646]+1" office:value-type="float" office:value="3639" calcext:value-type="float">
            <text:p>3639</text:p>
          </table:table-cell>
          <table:table-cell table:formula="of:=4*[.$D$3]*[.B3646]*(1-[.B3646])" office:value-type="float" office:value="0.355311953581744" calcext:value-type="float">
            <text:p>0,355311953581744</text:p>
          </table:table-cell>
          <table:table-cell table:number-columns-repeated="5"/>
        </table:table-row>
        <table:table-row table:style-name="ro1">
          <table:table-cell table:formula="of:=[.A3647]+1" office:value-type="float" office:value="3640" calcext:value-type="float">
            <text:p>3640</text:p>
          </table:table-cell>
          <table:table-cell table:formula="of:=4*[.$D$3]*[.B3647]*(1-[.B3647])" office:value-type="float" office:value="0.916261476894674" calcext:value-type="float">
            <text:p>0,916261476894674</text:p>
          </table:table-cell>
          <table:table-cell table:number-columns-repeated="5"/>
        </table:table-row>
        <table:table-row table:style-name="ro1">
          <table:table-cell table:formula="of:=[.A3648]+1" office:value-type="float" office:value="3641" calcext:value-type="float">
            <text:p>3641</text:p>
          </table:table-cell>
          <table:table-cell table:formula="of:=4*[.$D$3]*[.B3648]*(1-[.B3648])" office:value-type="float" office:value="0.306905531413858" calcext:value-type="float">
            <text:p>0,306905531413858</text:p>
          </table:table-cell>
          <table:table-cell table:number-columns-repeated="5"/>
        </table:table-row>
        <table:table-row table:style-name="ro1">
          <table:table-cell table:formula="of:=[.A3649]+1" office:value-type="float" office:value="3642" calcext:value-type="float">
            <text:p>3642</text:p>
          </table:table-cell>
          <table:table-cell table:formula="of:=4*[.$D$3]*[.B3649]*(1-[.B3649])" office:value-type="float" office:value="0.850858104805742" calcext:value-type="float">
            <text:p>0,850858104805742</text:p>
          </table:table-cell>
          <table:table-cell table:number-columns-repeated="5"/>
        </table:table-row>
        <table:table-row table:style-name="ro1">
          <table:table-cell table:formula="of:=[.A3650]+1" office:value-type="float" office:value="3643" calcext:value-type="float">
            <text:p>3643</text:p>
          </table:table-cell>
          <table:table-cell table:formula="of:=4*[.$D$3]*[.B3650]*(1-[.B3650])" office:value-type="float" office:value="0.50759436116849" calcext:value-type="float">
            <text:p>0,50759436116849</text:p>
          </table:table-cell>
          <table:table-cell table:number-columns-repeated="5"/>
        </table:table-row>
        <table:table-row table:style-name="ro1">
          <table:table-cell table:formula="of:=[.A3651]+1" office:value-type="float" office:value="3644" calcext:value-type="float">
            <text:p>3644</text:p>
          </table:table-cell>
          <table:table-cell table:formula="of:=4*[.$D$3]*[.B3651]*(1-[.B3651])" office:value-type="float" office:value="0.99976930271377" calcext:value-type="float">
            <text:p>0,99976930271377</text:p>
          </table:table-cell>
          <table:table-cell table:number-columns-repeated="5"/>
        </table:table-row>
        <table:table-row table:style-name="ro1">
          <table:table-cell table:formula="of:=[.A3652]+1" office:value-type="float" office:value="3645" calcext:value-type="float">
            <text:p>3645</text:p>
          </table:table-cell>
          <table:table-cell table:formula="of:=4*[.$D$3]*[.B3652]*(1-[.B3652])" office:value-type="float" office:value="0.000922576259968227" calcext:value-type="float">
            <text:p>0,000922576259968</text:p>
          </table:table-cell>
          <table:table-cell table:number-columns-repeated="5"/>
        </table:table-row>
        <table:table-row table:style-name="ro1">
          <table:table-cell table:formula="of:=[.A3653]+1" office:value-type="float" office:value="3646" calcext:value-type="float">
            <text:p>3646</text:p>
          </table:table-cell>
          <table:table-cell table:formula="of:=4*[.$D$3]*[.B3653]*(1-[.B3653])" office:value-type="float" office:value="0.00368690045205108" calcext:value-type="float">
            <text:p>0,003686900452051</text:p>
          </table:table-cell>
          <table:table-cell table:number-columns-repeated="5"/>
        </table:table-row>
        <table:table-row table:style-name="ro1">
          <table:table-cell table:formula="of:=[.A3654]+1" office:value-type="float" office:value="3647" calcext:value-type="float">
            <text:p>3647</text:p>
          </table:table-cell>
          <table:table-cell table:formula="of:=4*[.$D$3]*[.B3654]*(1-[.B3654])" office:value-type="float" office:value="0.014693228868431" calcext:value-type="float">
            <text:p>0,014693228868431</text:p>
          </table:table-cell>
          <table:table-cell table:number-columns-repeated="5"/>
        </table:table-row>
        <table:table-row table:style-name="ro1">
          <table:table-cell table:formula="of:=[.A3655]+1" office:value-type="float" office:value="3648" calcext:value-type="float">
            <text:p>3648</text:p>
          </table:table-cell>
          <table:table-cell table:formula="of:=4*[.$D$3]*[.B3655]*(1-[.B3655])" office:value-type="float" office:value="0.0579093515754036" calcext:value-type="float">
            <text:p>0,057909351575404</text:p>
          </table:table-cell>
          <table:table-cell table:number-columns-repeated="5"/>
        </table:table-row>
        <table:table-row table:style-name="ro1">
          <table:table-cell table:formula="of:=[.A3656]+1" office:value-type="float" office:value="3649" calcext:value-type="float">
            <text:p>3649</text:p>
          </table:table-cell>
          <table:table-cell table:formula="of:=4*[.$D$3]*[.B3656]*(1-[.B3656])" office:value-type="float" office:value="0.218223434302079" calcext:value-type="float">
            <text:p>0,218223434302079</text:p>
          </table:table-cell>
          <table:table-cell table:number-columns-repeated="5"/>
        </table:table-row>
        <table:table-row table:style-name="ro1">
          <table:table-cell table:formula="of:=[.A3657]+1" office:value-type="float" office:value="3650" calcext:value-type="float">
            <text:p>3650</text:p>
          </table:table-cell>
          <table:table-cell table:formula="of:=4*[.$D$3]*[.B3657]*(1-[.B3657])" office:value-type="float" office:value="0.682407868093942" calcext:value-type="float">
            <text:p>0,682407868093942</text:p>
          </table:table-cell>
          <table:table-cell table:number-columns-repeated="5"/>
        </table:table-row>
        <table:table-row table:style-name="ro1">
          <table:table-cell table:formula="of:=[.A3658]+1" office:value-type="float" office:value="3651" calcext:value-type="float">
            <text:p>3651</text:p>
          </table:table-cell>
          <table:table-cell table:formula="of:=4*[.$D$3]*[.B3658]*(1-[.B3658])" office:value-type="float" office:value="0.866909478629693" calcext:value-type="float">
            <text:p>0,866909478629693</text:p>
          </table:table-cell>
          <table:table-cell table:number-columns-repeated="5"/>
        </table:table-row>
        <table:table-row table:style-name="ro1">
          <table:table-cell table:formula="of:=[.A3659]+1" office:value-type="float" office:value="3652" calcext:value-type="float">
            <text:p>3652</text:p>
          </table:table-cell>
          <table:table-cell table:formula="of:=4*[.$D$3]*[.B3659]*(1-[.B3659])" office:value-type="float" office:value="0.461509737966749" calcext:value-type="float">
            <text:p>0,461509737966749</text:p>
          </table:table-cell>
          <table:table-cell table:number-columns-repeated="5"/>
        </table:table-row>
        <table:table-row table:style-name="ro1">
          <table:table-cell table:formula="of:=[.A3660]+1" office:value-type="float" office:value="3653" calcext:value-type="float">
            <text:p>3653</text:p>
          </table:table-cell>
          <table:table-cell table:formula="of:=4*[.$D$3]*[.B3660]*(1-[.B3660])" office:value-type="float" office:value="0.994073998914447" calcext:value-type="float">
            <text:p>0,994073998914447</text:p>
          </table:table-cell>
          <table:table-cell table:number-columns-repeated="5"/>
        </table:table-row>
        <table:table-row table:style-name="ro1">
          <table:table-cell table:formula="of:=[.A3661]+1" office:value-type="float" office:value="3654" calcext:value-type="float">
            <text:p>3654</text:p>
          </table:table-cell>
          <table:table-cell table:formula="of:=4*[.$D$3]*[.B3661]*(1-[.B3661])" office:value-type="float" office:value="0.0235635343867497" calcext:value-type="float">
            <text:p>0,02356353438675</text:p>
          </table:table-cell>
          <table:table-cell table:number-columns-repeated="5"/>
        </table:table-row>
        <table:table-row table:style-name="ro1">
          <table:table-cell table:formula="of:=[.A3662]+1" office:value-type="float" office:value="3655" calcext:value-type="float">
            <text:p>3655</text:p>
          </table:table-cell>
          <table:table-cell table:formula="of:=4*[.$D$3]*[.B3662]*(1-[.B3662])" office:value-type="float" office:value="0.0920331769358168" calcext:value-type="float">
            <text:p>0,092033176935817</text:p>
          </table:table-cell>
          <table:table-cell table:number-columns-repeated="5"/>
        </table:table-row>
        <table:table-row table:style-name="ro1">
          <table:table-cell table:formula="of:=[.A3663]+1" office:value-type="float" office:value="3656" calcext:value-type="float">
            <text:p>3656</text:p>
          </table:table-cell>
          <table:table-cell table:formula="of:=4*[.$D$3]*[.B3663]*(1-[.B3663])" office:value-type="float" office:value="0.33425228511567" calcext:value-type="float">
            <text:p>0,33425228511567</text:p>
          </table:table-cell>
          <table:table-cell table:number-columns-repeated="5"/>
        </table:table-row>
        <table:table-row table:style-name="ro1">
          <table:table-cell table:formula="of:=[.A3664]+1" office:value-type="float" office:value="3657" calcext:value-type="float">
            <text:p>3657</text:p>
          </table:table-cell>
          <table:table-cell table:formula="of:=4*[.$D$3]*[.B3664]*(1-[.B3664])" office:value-type="float" office:value="0.890110780042491" calcext:value-type="float">
            <text:p>0,890110780042491</text:p>
          </table:table-cell>
          <table:table-cell table:number-columns-repeated="5"/>
        </table:table-row>
        <table:table-row table:style-name="ro1">
          <table:table-cell table:formula="of:=[.A3665]+1" office:value-type="float" office:value="3658" calcext:value-type="float">
            <text:p>3658</text:p>
          </table:table-cell>
          <table:table-cell table:formula="of:=4*[.$D$3]*[.B3665]*(1-[.B3665])" office:value-type="float" office:value="0.391254317178557" calcext:value-type="float">
            <text:p>0,391254317178557</text:p>
          </table:table-cell>
          <table:table-cell table:number-columns-repeated="5"/>
        </table:table-row>
        <table:table-row table:style-name="ro1">
          <table:table-cell table:formula="of:=[.A3666]+1" office:value-type="float" office:value="3659" calcext:value-type="float">
            <text:p>3659</text:p>
          </table:table-cell>
          <table:table-cell table:formula="of:=4*[.$D$3]*[.B3666]*(1-[.B3666])" office:value-type="float" office:value="0.952697505870793" calcext:value-type="float">
            <text:p>0,952697505870793</text:p>
          </table:table-cell>
          <table:table-cell table:number-columns-repeated="5"/>
        </table:table-row>
        <table:table-row table:style-name="ro1">
          <table:table-cell table:formula="of:=[.A3667]+1" office:value-type="float" office:value="3660" calcext:value-type="float">
            <text:p>3660</text:p>
          </table:table-cell>
          <table:table-cell table:formula="of:=4*[.$D$3]*[.B3667]*(1-[.B3667])" office:value-type="float" office:value="0.180259872713455" calcext:value-type="float">
            <text:p>0,180259872713455</text:p>
          </table:table-cell>
          <table:table-cell table:number-columns-repeated="5"/>
        </table:table-row>
        <table:table-row table:style-name="ro1">
          <table:table-cell table:formula="of:=[.A3668]+1" office:value-type="float" office:value="3661" calcext:value-type="float">
            <text:p>3661</text:p>
          </table:table-cell>
          <table:table-cell table:formula="of:=4*[.$D$3]*[.B3668]*(1-[.B3668])" office:value-type="float" office:value="0.591065004011135" calcext:value-type="float">
            <text:p>0,591065004011135</text:p>
          </table:table-cell>
          <table:table-cell table:number-columns-repeated="5"/>
        </table:table-row>
        <table:table-row table:style-name="ro1">
          <table:table-cell table:formula="of:=[.A3669]+1" office:value-type="float" office:value="3662" calcext:value-type="float">
            <text:p>3662</text:p>
          </table:table-cell>
          <table:table-cell table:formula="of:=4*[.$D$3]*[.B3669]*(1-[.B3669])" office:value-type="float" office:value="0.966828660177807" calcext:value-type="float">
            <text:p>0,966828660177807</text:p>
          </table:table-cell>
          <table:table-cell table:number-columns-repeated="5"/>
        </table:table-row>
        <table:table-row table:style-name="ro1">
          <table:table-cell table:formula="of:=[.A3670]+1" office:value-type="float" office:value="3663" calcext:value-type="float">
            <text:p>3663</text:p>
          </table:table-cell>
          <table:table-cell table:formula="of:=4*[.$D$3]*[.B3670]*(1-[.B3670])" office:value-type="float" office:value="0.128284008146372" calcext:value-type="float">
            <text:p>0,128284008146372</text:p>
          </table:table-cell>
          <table:table-cell table:number-columns-repeated="5"/>
        </table:table-row>
        <table:table-row table:style-name="ro1">
          <table:table-cell table:formula="of:=[.A3671]+1" office:value-type="float" office:value="3664" calcext:value-type="float">
            <text:p>3664</text:p>
          </table:table-cell>
          <table:table-cell table:formula="of:=4*[.$D$3]*[.B3671]*(1-[.B3671])" office:value-type="float" office:value="0.447308885601095" calcext:value-type="float">
            <text:p>0,447308885601095</text:p>
          </table:table-cell>
          <table:table-cell table:number-columns-repeated="5"/>
        </table:table-row>
        <table:table-row table:style-name="ro1">
          <table:table-cell table:formula="of:=[.A3672]+1" office:value-type="float" office:value="3665" calcext:value-type="float">
            <text:p>3665</text:p>
          </table:table-cell>
          <table:table-cell table:formula="of:=4*[.$D$3]*[.B3672]*(1-[.B3672])" office:value-type="float" office:value="0.988894585853606" calcext:value-type="float">
            <text:p>0,988894585853606</text:p>
          </table:table-cell>
          <table:table-cell table:number-columns-repeated="5"/>
        </table:table-row>
        <table:table-row table:style-name="ro1">
          <table:table-cell table:formula="of:=[.A3673]+1" office:value-type="float" office:value="3666" calcext:value-type="float">
            <text:p>3666</text:p>
          </table:table-cell>
          <table:table-cell table:formula="of:=4*[.$D$3]*[.B3673]*(1-[.B3673])" office:value-type="float" office:value="0.0439283356921238" calcext:value-type="float">
            <text:p>0,043928335692124</text:p>
          </table:table-cell>
          <table:table-cell table:number-columns-repeated="5"/>
        </table:table-row>
        <table:table-row table:style-name="ro1">
          <table:table-cell table:formula="of:=[.A3674]+1" office:value-type="float" office:value="3667" calcext:value-type="float">
            <text:p>3667</text:p>
          </table:table-cell>
          <table:table-cell table:formula="of:=4*[.$D$3]*[.B3674]*(1-[.B3674])" office:value-type="float" office:value="0.167994548061776" calcext:value-type="float">
            <text:p>0,167994548061776</text:p>
          </table:table-cell>
          <table:table-cell table:number-columns-repeated="5"/>
        </table:table-row>
        <table:table-row table:style-name="ro1">
          <table:table-cell table:formula="of:=[.A3675]+1" office:value-type="float" office:value="3668" calcext:value-type="float">
            <text:p>3668</text:p>
          </table:table-cell>
          <table:table-cell table:formula="of:=4*[.$D$3]*[.B3675]*(1-[.B3675])" office:value-type="float" office:value="0.559089519533181" calcext:value-type="float">
            <text:p>0,559089519533181</text:p>
          </table:table-cell>
          <table:table-cell table:number-columns-repeated="5"/>
        </table:table-row>
        <table:table-row table:style-name="ro1">
          <table:table-cell table:formula="of:=[.A3676]+1" office:value-type="float" office:value="3669" calcext:value-type="float">
            <text:p>3669</text:p>
          </table:table-cell>
          <table:table-cell table:formula="of:=4*[.$D$3]*[.B3676]*(1-[.B3676])" office:value-type="float" office:value="0.986033714725351" calcext:value-type="float">
            <text:p>0,986033714725351</text:p>
          </table:table-cell>
          <table:table-cell table:number-columns-repeated="5"/>
        </table:table-row>
        <table:table-row table:style-name="ro1">
          <table:table-cell table:formula="of:=[.A3677]+1" office:value-type="float" office:value="3670" calcext:value-type="float">
            <text:p>3670</text:p>
          </table:table-cell>
          <table:table-cell table:formula="of:=4*[.$D$3]*[.B3677]*(1-[.B3677])" office:value-type="float" office:value="0.0550849126011043" calcext:value-type="float">
            <text:p>0,055084912601104</text:p>
          </table:table-cell>
          <table:table-cell table:number-columns-repeated="5"/>
        </table:table-row>
        <table:table-row table:style-name="ro1">
          <table:table-cell table:formula="of:=[.A3678]+1" office:value-type="float" office:value="3671" calcext:value-type="float">
            <text:p>3671</text:p>
          </table:table-cell>
          <table:table-cell table:formula="of:=4*[.$D$3]*[.B3678]*(1-[.B3678])" office:value-type="float" office:value="0.208202260019332" calcext:value-type="float">
            <text:p>0,208202260019332</text:p>
          </table:table-cell>
          <table:table-cell table:number-columns-repeated="5"/>
        </table:table-row>
        <table:table-row table:style-name="ro1">
          <table:table-cell table:formula="of:=[.A3679]+1" office:value-type="float" office:value="3672" calcext:value-type="float">
            <text:p>3672</text:p>
          </table:table-cell>
          <table:table-cell table:formula="of:=4*[.$D$3]*[.B3679]*(1-[.B3679])" office:value-type="float" office:value="0.659416315768697" calcext:value-type="float">
            <text:p>0,659416315768697</text:p>
          </table:table-cell>
          <table:table-cell table:number-columns-repeated="5"/>
        </table:table-row>
        <table:table-row table:style-name="ro1">
          <table:table-cell table:formula="of:=[.A3680]+1" office:value-type="float" office:value="3673" calcext:value-type="float">
            <text:p>3673</text:p>
          </table:table-cell>
          <table:table-cell table:formula="of:=4*[.$D$3]*[.B3680]*(1-[.B3680])" office:value-type="float" office:value="0.89834575306694" calcext:value-type="float">
            <text:p>0,89834575306694</text:p>
          </table:table-cell>
          <table:table-cell table:number-columns-repeated="5"/>
        </table:table-row>
        <table:table-row table:style-name="ro1">
          <table:table-cell table:formula="of:=[.A3681]+1" office:value-type="float" office:value="3674" calcext:value-type="float">
            <text:p>3674</text:p>
          </table:table-cell>
          <table:table-cell table:formula="of:=4*[.$D$3]*[.B3681]*(1-[.B3681])" office:value-type="float" office:value="0.36528264405413" calcext:value-type="float">
            <text:p>0,36528264405413</text:p>
          </table:table-cell>
          <table:table-cell table:number-columns-repeated="5"/>
        </table:table-row>
        <table:table-row table:style-name="ro1">
          <table:table-cell table:formula="of:=[.A3682]+1" office:value-type="float" office:value="3675" calcext:value-type="float">
            <text:p>3675</text:p>
          </table:table-cell>
          <table:table-cell table:formula="of:=4*[.$D$3]*[.B3682]*(1-[.B3682])" office:value-type="float" office:value="0.927404936027815" calcext:value-type="float">
            <text:p>0,927404936027815</text:p>
          </table:table-cell>
          <table:table-cell table:number-columns-repeated="5"/>
        </table:table-row>
        <table:table-row table:style-name="ro1">
          <table:table-cell table:formula="of:=[.A3683]+1" office:value-type="float" office:value="3676" calcext:value-type="float">
            <text:p>3676</text:p>
          </table:table-cell>
          <table:table-cell table:formula="of:=4*[.$D$3]*[.B3683]*(1-[.B3683])" office:value-type="float" office:value="0.269300082636236" calcext:value-type="float">
            <text:p>0,269300082636236</text:p>
          </table:table-cell>
          <table:table-cell table:number-columns-repeated="5"/>
        </table:table-row>
        <table:table-row table:style-name="ro1">
          <table:table-cell table:formula="of:=[.A3684]+1" office:value-type="float" office:value="3677" calcext:value-type="float">
            <text:p>3677</text:p>
          </table:table-cell>
          <table:table-cell table:formula="of:=4*[.$D$3]*[.B3684]*(1-[.B3684])" office:value-type="float" office:value="0.78711019251341" calcext:value-type="float">
            <text:p>0,78711019251341</text:p>
          </table:table-cell>
          <table:table-cell table:number-columns-repeated="5"/>
        </table:table-row>
        <table:table-row table:style-name="ro1">
          <table:table-cell table:formula="of:=[.A3685]+1" office:value-type="float" office:value="3678" calcext:value-type="float">
            <text:p>3678</text:p>
          </table:table-cell>
          <table:table-cell table:formula="of:=4*[.$D$3]*[.B3685]*(1-[.B3685])" office:value-type="float" office:value="0.67027094941965" calcext:value-type="float">
            <text:p>0,67027094941965</text:p>
          </table:table-cell>
          <table:table-cell table:number-columns-repeated="5"/>
        </table:table-row>
        <table:table-row table:style-name="ro1">
          <table:table-cell table:formula="of:=[.A3686]+1" office:value-type="float" office:value="3679" calcext:value-type="float">
            <text:p>3679</text:p>
          </table:table-cell>
          <table:table-cell table:formula="of:=4*[.$D$3]*[.B3686]*(1-[.B3686])" office:value-type="float" office:value="0.884031215134924" calcext:value-type="float">
            <text:p>0,884031215134924</text:p>
          </table:table-cell>
          <table:table-cell table:number-columns-repeated="5"/>
        </table:table-row>
        <table:table-row table:style-name="ro1">
          <table:table-cell table:formula="of:=[.A3687]+1" office:value-type="float" office:value="3680" calcext:value-type="float">
            <text:p>3680</text:p>
          </table:table-cell>
          <table:table-cell table:formula="of:=4*[.$D$3]*[.B3687]*(1-[.B3687])" office:value-type="float" office:value="0.410080103207976" calcext:value-type="float">
            <text:p>0,410080103207976</text:p>
          </table:table-cell>
          <table:table-cell table:number-columns-repeated="5"/>
        </table:table-row>
        <table:table-row table:style-name="ro1">
          <table:table-cell table:formula="of:=[.A3688]+1" office:value-type="float" office:value="3681" calcext:value-type="float">
            <text:p>3681</text:p>
          </table:table-cell>
          <table:table-cell table:formula="of:=4*[.$D$3]*[.B3688]*(1-[.B3688])" office:value-type="float" office:value="0.967657648643647" calcext:value-type="float">
            <text:p>0,967657648643647</text:p>
          </table:table-cell>
          <table:table-cell table:number-columns-repeated="5"/>
        </table:table-row>
        <table:table-row table:style-name="ro1">
          <table:table-cell table:formula="of:=[.A3689]+1" office:value-type="float" office:value="3682" calcext:value-type="float">
            <text:p>3682</text:p>
          </table:table-cell>
          <table:table-cell table:formula="of:=4*[.$D$3]*[.B3689]*(1-[.B3689])" office:value-type="float" office:value="0.125185294660382" calcext:value-type="float">
            <text:p>0,125185294660382</text:p>
          </table:table-cell>
          <table:table-cell table:number-columns-repeated="5"/>
        </table:table-row>
        <table:table-row table:style-name="ro1">
          <table:table-cell table:formula="of:=[.A3690]+1" office:value-type="float" office:value="3683" calcext:value-type="float">
            <text:p>3683</text:p>
          </table:table-cell>
          <table:table-cell table:formula="of:=4*[.$D$3]*[.B3690]*(1-[.B3690])" office:value-type="float" office:value="0.4380557466447" calcext:value-type="float">
            <text:p>0,4380557466447</text:p>
          </table:table-cell>
          <table:table-cell table:number-columns-repeated="5"/>
        </table:table-row>
        <table:table-row table:style-name="ro1">
          <table:table-cell table:formula="of:=[.A3691]+1" office:value-type="float" office:value="3684" calcext:value-type="float">
            <text:p>3684</text:p>
          </table:table-cell>
          <table:table-cell table:formula="of:=4*[.$D$3]*[.B3691]*(1-[.B3691])" office:value-type="float" office:value="0.984651637905018" calcext:value-type="float">
            <text:p>0,984651637905018</text:p>
          </table:table-cell>
          <table:table-cell table:number-columns-repeated="5"/>
        </table:table-row>
        <table:table-row table:style-name="ro1">
          <table:table-cell table:formula="of:=[.A3692]+1" office:value-type="float" office:value="3685" calcext:value-type="float">
            <text:p>3685</text:p>
          </table:table-cell>
          <table:table-cell table:formula="of:=4*[.$D$3]*[.B3692]*(1-[.B3692])" office:value-type="float" office:value="0.0604511595039342" calcext:value-type="float">
            <text:p>0,060451159503934</text:p>
          </table:table-cell>
          <table:table-cell table:number-columns-repeated="5"/>
        </table:table-row>
        <table:table-row table:style-name="ro1">
          <table:table-cell table:formula="of:=[.A3693]+1" office:value-type="float" office:value="3686" calcext:value-type="float">
            <text:p>3686</text:p>
          </table:table-cell>
          <table:table-cell table:formula="of:=4*[.$D$3]*[.B3693]*(1-[.B3693])" office:value-type="float" office:value="0.227187267274257" calcext:value-type="float">
            <text:p>0,227187267274257</text:p>
          </table:table-cell>
          <table:table-cell table:number-columns-repeated="5"/>
        </table:table-row>
        <table:table-row table:style-name="ro1">
          <table:table-cell table:formula="of:=[.A3694]+1" office:value-type="float" office:value="3687" calcext:value-type="float">
            <text:p>3687</text:p>
          </table:table-cell>
          <table:table-cell table:formula="of:=4*[.$D$3]*[.B3694]*(1-[.B3694])" office:value-type="float" office:value="0.702292851450848" calcext:value-type="float">
            <text:p>0,702292851450848</text:p>
          </table:table-cell>
          <table:table-cell table:number-columns-repeated="5"/>
        </table:table-row>
        <table:table-row table:style-name="ro1">
          <table:table-cell table:formula="of:=[.A3695]+1" office:value-type="float" office:value="3688" calcext:value-type="float">
            <text:p>3688</text:p>
          </table:table-cell>
          <table:table-cell table:formula="of:=4*[.$D$3]*[.B3695]*(1-[.B3695])" office:value-type="float" office:value="0.83631040900754" calcext:value-type="float">
            <text:p>0,83631040900754</text:p>
          </table:table-cell>
          <table:table-cell table:number-columns-repeated="5"/>
        </table:table-row>
        <table:table-row table:style-name="ro1">
          <table:table-cell table:formula="of:=[.A3696]+1" office:value-type="float" office:value="3689" calcext:value-type="float">
            <text:p>3689</text:p>
          </table:table-cell>
          <table:table-cell table:formula="of:=4*[.$D$3]*[.B3696]*(1-[.B3696])" office:value-type="float" office:value="0.547581235172725" calcext:value-type="float">
            <text:p>0,547581235172725</text:p>
          </table:table-cell>
          <table:table-cell table:number-columns-repeated="5"/>
        </table:table-row>
        <table:table-row table:style-name="ro1">
          <table:table-cell table:formula="of:=[.A3697]+1" office:value-type="float" office:value="3690" calcext:value-type="float">
            <text:p>3690</text:p>
          </table:table-cell>
          <table:table-cell table:formula="of:=4*[.$D$3]*[.B3697]*(1-[.B3697])" office:value-type="float" office:value="0.990944104237751" calcext:value-type="float">
            <text:p>0,990944104237751</text:p>
          </table:table-cell>
          <table:table-cell table:number-columns-repeated="5"/>
        </table:table-row>
        <table:table-row table:style-name="ro1">
          <table:table-cell table:formula="of:=[.A3698]+1" office:value-type="float" office:value="3691" calcext:value-type="float">
            <text:p>3691</text:p>
          </table:table-cell>
          <table:table-cell table:formula="of:=4*[.$D$3]*[.B3698]*(1-[.B3698])" office:value-type="float" office:value="0.0358955460567677" calcext:value-type="float">
            <text:p>0,035895546056768</text:p>
          </table:table-cell>
          <table:table-cell table:number-columns-repeated="5"/>
        </table:table-row>
        <table:table-row table:style-name="ro1">
          <table:table-cell table:formula="of:=[.A3699]+1" office:value-type="float" office:value="3692" calcext:value-type="float">
            <text:p>3692</text:p>
          </table:table-cell>
          <table:table-cell table:formula="of:=4*[.$D$3]*[.B3699]*(1-[.B3699])" office:value-type="float" office:value="0.138428223320217" calcext:value-type="float">
            <text:p>0,138428223320217</text:p>
          </table:table-cell>
          <table:table-cell table:number-columns-repeated="5"/>
        </table:table-row>
        <table:table-row table:style-name="ro1">
          <table:table-cell table:formula="of:=[.A3700]+1" office:value-type="float" office:value="3693" calcext:value-type="float">
            <text:p>3693</text:p>
          </table:table-cell>
          <table:table-cell table:formula="of:=4*[.$D$3]*[.B3700]*(1-[.B3700])" office:value-type="float" office:value="0.477063401234499" calcext:value-type="float">
            <text:p>0,477063401234499</text:p>
          </table:table-cell>
          <table:table-cell table:number-columns-repeated="5"/>
        </table:table-row>
        <table:table-row table:style-name="ro1">
          <table:table-cell table:formula="of:=[.A3701]+1" office:value-type="float" office:value="3694" calcext:value-type="float">
            <text:p>3694</text:p>
          </table:table-cell>
          <table:table-cell table:formula="of:=4*[.$D$3]*[.B3701]*(1-[.B3701])" office:value-type="float" office:value="0.997895649748282" calcext:value-type="float">
            <text:p>0,997895649748282</text:p>
          </table:table-cell>
          <table:table-cell table:number-columns-repeated="5"/>
        </table:table-row>
        <table:table-row table:style-name="ro1">
          <table:table-cell table:formula="of:=[.A3702]+1" office:value-type="float" office:value="3695" calcext:value-type="float">
            <text:p>3695</text:p>
          </table:table-cell>
          <table:table-cell table:formula="of:=4*[.$D$3]*[.B3702]*(1-[.B3702])" office:value-type="float" office:value="0.00839968784694598" calcext:value-type="float">
            <text:p>0,008399687846946</text:p>
          </table:table-cell>
          <table:table-cell table:number-columns-repeated="5"/>
        </table:table-row>
        <table:table-row table:style-name="ro1">
          <table:table-cell table:formula="of:=[.A3703]+1" office:value-type="float" office:value="3696" calcext:value-type="float">
            <text:p>3696</text:p>
          </table:table-cell>
          <table:table-cell table:formula="of:=4*[.$D$3]*[.B3703]*(1-[.B3703])" office:value-type="float" office:value="0.0333165323640794" calcext:value-type="float">
            <text:p>0,033316532364079</text:p>
          </table:table-cell>
          <table:table-cell table:number-columns-repeated="5"/>
        </table:table-row>
        <table:table-row table:style-name="ro1">
          <table:table-cell table:formula="of:=[.A3704]+1" office:value-type="float" office:value="3697" calcext:value-type="float">
            <text:p>3697</text:p>
          </table:table-cell>
          <table:table-cell table:formula="of:=4*[.$D$3]*[.B3704]*(1-[.B3704])" office:value-type="float" office:value="0.12882616414125" calcext:value-type="float">
            <text:p>0,12882616414125</text:p>
          </table:table-cell>
          <table:table-cell table:number-columns-repeated="5"/>
        </table:table-row>
        <table:table-row table:style-name="ro1">
          <table:table-cell table:formula="of:=[.A3705]+1" office:value-type="float" office:value="3698" calcext:value-type="float">
            <text:p>3698</text:p>
          </table:table-cell>
          <table:table-cell table:formula="of:=4*[.$D$3]*[.B3705]*(1-[.B3705])" office:value-type="float" office:value="0.448919934295608" calcext:value-type="float">
            <text:p>0,448919934295608</text:p>
          </table:table-cell>
          <table:table-cell table:number-columns-repeated="5"/>
        </table:table-row>
        <table:table-row table:style-name="ro1">
          <table:table-cell table:formula="of:=[.A3706]+1" office:value-type="float" office:value="3699" calcext:value-type="float">
            <text:p>3699</text:p>
          </table:table-cell>
          <table:table-cell table:formula="of:=4*[.$D$3]*[.B3706]*(1-[.B3706])" office:value-type="float" office:value="0.98956330755054" calcext:value-type="float">
            <text:p>0,98956330755054</text:p>
          </table:table-cell>
          <table:table-cell table:number-columns-repeated="5"/>
        </table:table-row>
        <table:table-row table:style-name="ro1">
          <table:table-cell table:formula="of:=[.A3707]+1" office:value-type="float" office:value="3700" calcext:value-type="float">
            <text:p>3700</text:p>
          </table:table-cell>
          <table:table-cell table:formula="of:=4*[.$D$3]*[.B3707]*(1-[.B3707])" office:value-type="float" office:value="0.0413110716007011" calcext:value-type="float">
            <text:p>0,041311071600701</text:p>
          </table:table-cell>
          <table:table-cell table:number-columns-repeated="5"/>
        </table:table-row>
        <table:table-row table:style-name="ro1">
          <table:table-cell table:formula="of:=[.A3708]+1" office:value-type="float" office:value="3701" calcext:value-type="float">
            <text:p>3701</text:p>
          </table:table-cell>
          <table:table-cell table:formula="of:=4*[.$D$3]*[.B3708]*(1-[.B3708])" office:value-type="float" office:value="0.158417867855611" calcext:value-type="float">
            <text:p>0,158417867855611</text:p>
          </table:table-cell>
          <table:table-cell table:number-columns-repeated="5"/>
        </table:table-row>
        <table:table-row table:style-name="ro1">
          <table:table-cell table:formula="of:=[.A3709]+1" office:value-type="float" office:value="3702" calcext:value-type="float">
            <text:p>3702</text:p>
          </table:table-cell>
          <table:table-cell table:formula="of:=4*[.$D$3]*[.B3709]*(1-[.B3709])" office:value-type="float" office:value="0.533286587998774" calcext:value-type="float">
            <text:p>0,533286587998774</text:p>
          </table:table-cell>
          <table:table-cell table:number-columns-repeated="5"/>
        </table:table-row>
        <table:table-row table:style-name="ro1">
          <table:table-cell table:formula="of:=[.A3710]+1" office:value-type="float" office:value="3703" calcext:value-type="float">
            <text:p>3703</text:p>
          </table:table-cell>
          <table:table-cell table:formula="of:=4*[.$D$3]*[.B3710]*(1-[.B3710])" office:value-type="float" office:value="0.9955680122376" calcext:value-type="float">
            <text:p>0,9955680122376</text:p>
          </table:table-cell>
          <table:table-cell table:number-columns-repeated="5"/>
        </table:table-row>
        <table:table-row table:style-name="ro1">
          <table:table-cell table:formula="of:=[.A3711]+1" office:value-type="float" office:value="3704" calcext:value-type="float">
            <text:p>3704</text:p>
          </table:table-cell>
          <table:table-cell table:formula="of:=4*[.$D$3]*[.B3711]*(1-[.B3711])" office:value-type="float" office:value="0.0176493809874973" calcext:value-type="float">
            <text:p>0,017649380987497</text:p>
          </table:table-cell>
          <table:table-cell table:number-columns-repeated="5"/>
        </table:table-row>
        <table:table-row table:style-name="ro1">
          <table:table-cell table:formula="of:=[.A3712]+1" office:value-type="float" office:value="3705" calcext:value-type="float">
            <text:p>3705</text:p>
          </table:table-cell>
          <table:table-cell table:formula="of:=4*[.$D$3]*[.B3712]*(1-[.B3712])" office:value-type="float" office:value="0.0693515213530219" calcext:value-type="float">
            <text:p>0,069351521353022</text:p>
          </table:table-cell>
          <table:table-cell table:number-columns-repeated="5"/>
        </table:table-row>
        <table:table-row table:style-name="ro1">
          <table:table-cell table:formula="of:=[.A3713]+1" office:value-type="float" office:value="3706" calcext:value-type="float">
            <text:p>3706</text:p>
          </table:table-cell>
          <table:table-cell table:formula="of:=4*[.$D$3]*[.B3713]*(1-[.B3713])" office:value-type="float" office:value="0.258167551356173" calcext:value-type="float">
            <text:p>0,258167551356173</text:p>
          </table:table-cell>
          <table:table-cell table:number-columns-repeated="5"/>
        </table:table-row>
        <table:table-row table:style-name="ro1">
          <table:table-cell table:formula="of:=[.A3714]+1" office:value-type="float" office:value="3707" calcext:value-type="float">
            <text:p>3707</text:p>
          </table:table-cell>
          <table:table-cell table:formula="of:=4*[.$D$3]*[.B3714]*(1-[.B3714])" office:value-type="float" office:value="0.766068267131723" calcext:value-type="float">
            <text:p>0,766068267131723</text:p>
          </table:table-cell>
          <table:table-cell table:number-columns-repeated="5"/>
        </table:table-row>
        <table:table-row table:style-name="ro1">
          <table:table-cell table:formula="of:=[.A3715]+1" office:value-type="float" office:value="3708" calcext:value-type="float">
            <text:p>3708</text:p>
          </table:table-cell>
          <table:table-cell table:formula="of:=4*[.$D$3]*[.B3715]*(1-[.B3715])" office:value-type="float" office:value="0.716830708902089" calcext:value-type="float">
            <text:p>0,716830708902089</text:p>
          </table:table-cell>
          <table:table-cell table:number-columns-repeated="5"/>
        </table:table-row>
        <table:table-row table:style-name="ro1">
          <table:table-cell table:formula="of:=[.A3716]+1" office:value-type="float" office:value="3709" calcext:value-type="float">
            <text:p>3709</text:p>
          </table:table-cell>
          <table:table-cell table:formula="of:=4*[.$D$3]*[.B3716]*(1-[.B3716])" office:value-type="float" office:value="0.811937774708071" calcext:value-type="float">
            <text:p>0,811937774708071</text:p>
          </table:table-cell>
          <table:table-cell table:number-columns-repeated="5"/>
        </table:table-row>
        <table:table-row table:style-name="ro1">
          <table:table-cell table:formula="of:=[.A3717]+1" office:value-type="float" office:value="3710" calcext:value-type="float">
            <text:p>3710</text:p>
          </table:table-cell>
          <table:table-cell table:formula="of:=4*[.$D$3]*[.B3717]*(1-[.B3717])" office:value-type="float" office:value="0.610779298840708" calcext:value-type="float">
            <text:p>0,610779298840708</text:p>
          </table:table-cell>
          <table:table-cell table:number-columns-repeated="5"/>
        </table:table-row>
        <table:table-row table:style-name="ro1">
          <table:table-cell table:formula="of:=[.A3718]+1" office:value-type="float" office:value="3711" calcext:value-type="float">
            <text:p>3711</text:p>
          </table:table-cell>
          <table:table-cell table:formula="of:=4*[.$D$3]*[.B3718]*(1-[.B3718])" office:value-type="float" office:value="0.950911787793445" calcext:value-type="float">
            <text:p>0,950911787793445</text:p>
          </table:table-cell>
          <table:table-cell table:number-columns-repeated="5"/>
        </table:table-row>
        <table:table-row table:style-name="ro1">
          <table:table-cell table:formula="of:=[.A3719]+1" office:value-type="float" office:value="3712" calcext:value-type="float">
            <text:p>3712</text:p>
          </table:table-cell>
          <table:table-cell table:formula="of:=4*[.$D$3]*[.B3719]*(1-[.B3719])" office:value-type="float" office:value="0.186714238515679" calcext:value-type="float">
            <text:p>0,186714238515679</text:p>
          </table:table-cell>
          <table:table-cell table:number-columns-repeated="5"/>
        </table:table-row>
        <table:table-row table:style-name="ro1">
          <table:table-cell table:formula="of:=[.A3720]+1" office:value-type="float" office:value="3713" calcext:value-type="float">
            <text:p>3713</text:p>
          </table:table-cell>
          <table:table-cell table:formula="of:=4*[.$D$3]*[.B3720]*(1-[.B3720])" office:value-type="float" office:value="0.607408126604755" calcext:value-type="float">
            <text:p>0,607408126604755</text:p>
          </table:table-cell>
          <table:table-cell table:number-columns-repeated="5"/>
        </table:table-row>
        <table:table-row table:style-name="ro1">
          <table:table-cell table:formula="of:=[.A3721]+1" office:value-type="float" office:value="3714" calcext:value-type="float">
            <text:p>3714</text:p>
          </table:table-cell>
          <table:table-cell table:formula="of:=4*[.$D$3]*[.B3721]*(1-[.B3721])" office:value-type="float" office:value="0.953853977357027" calcext:value-type="float">
            <text:p>0,953853977357027</text:p>
          </table:table-cell>
          <table:table-cell table:number-columns-repeated="5"/>
        </table:table-row>
        <table:table-row table:style-name="ro1">
          <table:table-cell table:formula="of:=[.A3722]+1" office:value-type="float" office:value="3715" calcext:value-type="float">
            <text:p>3715</text:p>
          </table:table-cell>
          <table:table-cell table:formula="of:=4*[.$D$3]*[.B3722]*(1-[.B3722])" office:value-type="float" office:value="0.176066268948828" calcext:value-type="float">
            <text:p>0,176066268948828</text:p>
          </table:table-cell>
          <table:table-cell table:number-columns-repeated="5"/>
        </table:table-row>
        <table:table-row table:style-name="ro1">
          <table:table-cell table:formula="of:=[.A3723]+1" office:value-type="float" office:value="3716" calcext:value-type="float">
            <text:p>3716</text:p>
          </table:table-cell>
          <table:table-cell table:formula="of:=4*[.$D$3]*[.B3723]*(1-[.B3723])" office:value-type="float" office:value="0.580267751549067" calcext:value-type="float">
            <text:p>0,580267751549067</text:p>
          </table:table-cell>
          <table:table-cell table:number-columns-repeated="5"/>
        </table:table-row>
        <table:table-row table:style-name="ro1">
          <table:table-cell table:formula="of:=[.A3724]+1" office:value-type="float" office:value="3717" calcext:value-type="float">
            <text:p>3717</text:p>
          </table:table-cell>
          <table:table-cell table:formula="of:=4*[.$D$3]*[.B3724]*(1-[.B3724])" office:value-type="float" office:value="0.974228352245029" calcext:value-type="float">
            <text:p>0,974228352245029</text:p>
          </table:table-cell>
          <table:table-cell table:number-columns-repeated="5"/>
        </table:table-row>
        <table:table-row table:style-name="ro1">
          <table:table-cell table:formula="of:=[.A3725]+1" office:value-type="float" office:value="3718" calcext:value-type="float">
            <text:p>3718</text:p>
          </table:table-cell>
          <table:table-cell table:formula="of:=4*[.$D$3]*[.B3725]*(1-[.B3725])" office:value-type="float" office:value="0.100429879707858" calcext:value-type="float">
            <text:p>0,100429879707858</text:p>
          </table:table-cell>
          <table:table-cell table:number-columns-repeated="5"/>
        </table:table-row>
        <table:table-row table:style-name="ro1">
          <table:table-cell table:formula="of:=[.A3726]+1" office:value-type="float" office:value="3719" calcext:value-type="float">
            <text:p>3719</text:p>
          </table:table-cell>
          <table:table-cell table:formula="of:=4*[.$D$3]*[.B3726]*(1-[.B3726])" office:value-type="float" office:value="0.361374875878894" calcext:value-type="float">
            <text:p>0,361374875878894</text:p>
          </table:table-cell>
          <table:table-cell table:number-columns-repeated="5"/>
        </table:table-row>
        <table:table-row table:style-name="ro1">
          <table:table-cell table:formula="of:=[.A3727]+1" office:value-type="float" office:value="3720" calcext:value-type="float">
            <text:p>3720</text:p>
          </table:table-cell>
          <table:table-cell table:formula="of:=4*[.$D$3]*[.B3727]*(1-[.B3727])" office:value-type="float" office:value="0.923132299849631" calcext:value-type="float">
            <text:p>0,923132299849631</text:p>
          </table:table-cell>
          <table:table-cell table:number-columns-repeated="5"/>
        </table:table-row>
        <table:table-row table:style-name="ro1">
          <table:table-cell table:formula="of:=[.A3728]+1" office:value-type="float" office:value="3721" calcext:value-type="float">
            <text:p>3721</text:p>
          </table:table-cell>
          <table:table-cell table:formula="of:=4*[.$D$3]*[.B3728]*(1-[.B3728])" office:value-type="float" office:value="0.283836227295846" calcext:value-type="float">
            <text:p>0,283836227295846</text:p>
          </table:table-cell>
          <table:table-cell table:number-columns-repeated="5"/>
        </table:table-row>
        <table:table-row table:style-name="ro1">
          <table:table-cell table:formula="of:=[.A3729]+1" office:value-type="float" office:value="3722" calcext:value-type="float">
            <text:p>3722</text:p>
          </table:table-cell>
          <table:table-cell table:formula="of:=4*[.$D$3]*[.B3729]*(1-[.B3729])" office:value-type="float" office:value="0.813092893481228" calcext:value-type="float">
            <text:p>0,813092893481228</text:p>
          </table:table-cell>
          <table:table-cell table:number-columns-repeated="5"/>
        </table:table-row>
        <table:table-row table:style-name="ro1">
          <table:table-cell table:formula="of:=[.A3730]+1" office:value-type="float" office:value="3723" calcext:value-type="float">
            <text:p>3723</text:p>
          </table:table-cell>
          <table:table-cell table:formula="of:=4*[.$D$3]*[.B3730]*(1-[.B3730])" office:value-type="float" office:value="0.607891360206209" calcext:value-type="float">
            <text:p>0,607891360206209</text:p>
          </table:table-cell>
          <table:table-cell table:number-columns-repeated="5"/>
        </table:table-row>
        <table:table-row table:style-name="ro1">
          <table:table-cell table:formula="of:=[.A3731]+1" office:value-type="float" office:value="3724" calcext:value-type="float">
            <text:p>3724</text:p>
          </table:table-cell>
          <table:table-cell table:formula="of:=4*[.$D$3]*[.B3731]*(1-[.B3731])" office:value-type="float" office:value="0.953437817571416" calcext:value-type="float">
            <text:p>0,953437817571416</text:p>
          </table:table-cell>
          <table:table-cell table:number-columns-repeated="5"/>
        </table:table-row>
        <table:table-row table:style-name="ro1">
          <table:table-cell table:formula="of:=[.A3732]+1" office:value-type="float" office:value="3725" calcext:value-type="float">
            <text:p>3725</text:p>
          </table:table-cell>
          <table:table-cell table:formula="of:=4*[.$D$3]*[.B3732]*(1-[.B3732])" office:value-type="float" office:value="0.177576582384285" calcext:value-type="float">
            <text:p>0,177576582384285</text:p>
          </table:table-cell>
          <table:table-cell table:number-columns-repeated="5"/>
        </table:table-row>
        <table:table-row table:style-name="ro1">
          <table:table-cell table:formula="of:=[.A3733]+1" office:value-type="float" office:value="3726" calcext:value-type="float">
            <text:p>3726</text:p>
          </table:table-cell>
          <table:table-cell table:formula="of:=4*[.$D$3]*[.B3733]*(1-[.B3733])" office:value-type="float" office:value="0.584172559092009" calcext:value-type="float">
            <text:p>0,584172559092009</text:p>
          </table:table-cell>
          <table:table-cell table:number-columns-repeated="5"/>
        </table:table-row>
        <table:table-row table:style-name="ro1">
          <table:table-cell table:formula="of:=[.A3734]+1" office:value-type="float" office:value="3727" calcext:value-type="float">
            <text:p>3727</text:p>
          </table:table-cell>
          <table:table-cell table:formula="of:=4*[.$D$3]*[.B3734]*(1-[.B3734])" office:value-type="float" office:value="0.971659921183609" calcext:value-type="float">
            <text:p>0,971659921183609</text:p>
          </table:table-cell>
          <table:table-cell table:number-columns-repeated="5"/>
        </table:table-row>
        <table:table-row table:style-name="ro1">
          <table:table-cell table:formula="of:=[.A3735]+1" office:value-type="float" office:value="3728" calcext:value-type="float">
            <text:p>3728</text:p>
          </table:table-cell>
          <table:table-cell table:formula="of:=4*[.$D$3]*[.B3735]*(1-[.B3735])" office:value-type="float" office:value="0.110147674996287" calcext:value-type="float">
            <text:p>0,110147674996287</text:p>
          </table:table-cell>
          <table:table-cell table:number-columns-repeated="5"/>
        </table:table-row>
        <table:table-row table:style-name="ro1">
          <table:table-cell table:formula="of:=[.A3736]+1" office:value-type="float" office:value="3729" calcext:value-type="float">
            <text:p>3729</text:p>
          </table:table-cell>
          <table:table-cell table:formula="of:=4*[.$D$3]*[.B3736]*(1-[.B3736])" office:value-type="float" office:value="0.392060658756799" calcext:value-type="float">
            <text:p>0,392060658756799</text:p>
          </table:table-cell>
          <table:table-cell table:number-columns-repeated="5"/>
        </table:table-row>
        <table:table-row table:style-name="ro1">
          <table:table-cell table:formula="of:=[.A3737]+1" office:value-type="float" office:value="3730" calcext:value-type="float">
            <text:p>3730</text:p>
          </table:table-cell>
          <table:table-cell table:formula="of:=4*[.$D$3]*[.B3737]*(1-[.B3737])" office:value-type="float" office:value="0.953396394447935" calcext:value-type="float">
            <text:p>0,953396394447935</text:p>
          </table:table-cell>
          <table:table-cell table:number-columns-repeated="5"/>
        </table:table-row>
        <table:table-row table:style-name="ro1">
          <table:table-cell table:formula="of:=[.A3738]+1" office:value-type="float" office:value="3731" calcext:value-type="float">
            <text:p>3731</text:p>
          </table:table-cell>
          <table:table-cell table:formula="of:=4*[.$D$3]*[.B3738]*(1-[.B3738])" office:value-type="float" office:value="0.17772683800645" calcext:value-type="float">
            <text:p>0,17772683800645</text:p>
          </table:table-cell>
          <table:table-cell table:number-columns-repeated="5"/>
        </table:table-row>
        <table:table-row table:style-name="ro1">
          <table:table-cell table:formula="of:=[.A3739]+1" office:value-type="float" office:value="3732" calcext:value-type="float">
            <text:p>3732</text:p>
          </table:table-cell>
          <table:table-cell table:formula="of:=4*[.$D$3]*[.B3739]*(1-[.B3739])" office:value-type="float" office:value="0.584560036234717" calcext:value-type="float">
            <text:p>0,584560036234717</text:p>
          </table:table-cell>
          <table:table-cell table:number-columns-repeated="5"/>
        </table:table-row>
        <table:table-row table:style-name="ro1">
          <table:table-cell table:formula="of:=[.A3740]+1" office:value-type="float" office:value="3733" calcext:value-type="float">
            <text:p>3733</text:p>
          </table:table-cell>
          <table:table-cell table:formula="of:=4*[.$D$3]*[.B3740]*(1-[.B3740])" office:value-type="float" office:value="0.971398401087934" calcext:value-type="float">
            <text:p>0,971398401087934</text:p>
          </table:table-cell>
          <table:table-cell table:number-columns-repeated="5"/>
        </table:table-row>
        <table:table-row table:style-name="ro1">
          <table:table-cell table:formula="of:=[.A3741]+1" office:value-type="float" office:value="3734" calcext:value-type="float">
            <text:p>3734</text:p>
          </table:table-cell>
          <table:table-cell table:formula="of:=4*[.$D$3]*[.B3741]*(1-[.B3741])" office:value-type="float" office:value="0.111134189806959" calcext:value-type="float">
            <text:p>0,111134189806959</text:p>
          </table:table-cell>
          <table:table-cell table:number-columns-repeated="5"/>
        </table:table-row>
        <table:table-row table:style-name="ro1">
          <table:table-cell table:formula="of:=[.A3742]+1" office:value-type="float" office:value="3735" calcext:value-type="float">
            <text:p>3735</text:p>
          </table:table-cell>
          <table:table-cell table:formula="of:=4*[.$D$3]*[.B3742]*(1-[.B3742])" office:value-type="float" office:value="0.395133526651638" calcext:value-type="float">
            <text:p>0,395133526651638</text:p>
          </table:table-cell>
          <table:table-cell table:number-columns-repeated="5"/>
        </table:table-row>
        <table:table-row table:style-name="ro1">
          <table:table-cell table:formula="of:=[.A3743]+1" office:value-type="float" office:value="3736" calcext:value-type="float">
            <text:p>3736</text:p>
          </table:table-cell>
          <table:table-cell table:formula="of:=4*[.$D$3]*[.B3743]*(1-[.B3743])" office:value-type="float" office:value="0.956012091069909" calcext:value-type="float">
            <text:p>0,956012091069909</text:p>
          </table:table-cell>
          <table:table-cell table:number-columns-repeated="5"/>
        </table:table-row>
        <table:table-row table:style-name="ro1">
          <table:table-cell table:formula="of:=[.A3744]+1" office:value-type="float" office:value="3737" calcext:value-type="float">
            <text:p>3737</text:p>
          </table:table-cell>
          <table:table-cell table:formula="of:=4*[.$D$3]*[.B3744]*(1-[.B3744])" office:value-type="float" office:value="0.168211891192196" calcext:value-type="float">
            <text:p>0,168211891192196</text:p>
          </table:table-cell>
          <table:table-cell table:number-columns-repeated="5"/>
        </table:table-row>
        <table:table-row table:style-name="ro1">
          <table:table-cell table:formula="of:=[.A3745]+1" office:value-type="float" office:value="3738" calcext:value-type="float">
            <text:p>3738</text:p>
          </table:table-cell>
          <table:table-cell table:formula="of:=4*[.$D$3]*[.B3745]*(1-[.B3745])" office:value-type="float" office:value="0.559666603414962" calcext:value-type="float">
            <text:p>0,559666603414962</text:p>
          </table:table-cell>
          <table:table-cell table:number-columns-repeated="5"/>
        </table:table-row>
        <table:table-row table:style-name="ro1">
          <table:table-cell table:formula="of:=[.A3746]+1" office:value-type="float" office:value="3739" calcext:value-type="float">
            <text:p>3739</text:p>
          </table:table-cell>
          <table:table-cell table:formula="of:=4*[.$D$3]*[.B3746]*(1-[.B3746])" office:value-type="float" office:value="0.985759585747686" calcext:value-type="float">
            <text:p>0,985759585747686</text:p>
          </table:table-cell>
          <table:table-cell table:number-columns-repeated="5"/>
        </table:table-row>
        <table:table-row table:style-name="ro1">
          <table:table-cell table:formula="of:=[.A3747]+1" office:value-type="float" office:value="3740" calcext:value-type="float">
            <text:p>3740</text:p>
          </table:table-cell>
          <table:table-cell table:formula="of:=4*[.$D$3]*[.B3747]*(1-[.B3747])" office:value-type="float" office:value="0.056150499416944" calcext:value-type="float">
            <text:p>0,056150499416944</text:p>
          </table:table-cell>
          <table:table-cell table:number-columns-repeated="5"/>
        </table:table-row>
        <table:table-row table:style-name="ro1">
          <table:table-cell table:formula="of:=[.A3748]+1" office:value-type="float" office:value="3741" calcext:value-type="float">
            <text:p>3741</text:p>
          </table:table-cell>
          <table:table-cell table:formula="of:=4*[.$D$3]*[.B3748]*(1-[.B3748])" office:value-type="float" office:value="0.211990483328687" calcext:value-type="float">
            <text:p>0,211990483328687</text:p>
          </table:table-cell>
          <table:table-cell table:number-columns-repeated="5"/>
        </table:table-row>
        <table:table-row table:style-name="ro1">
          <table:table-cell table:formula="of:=[.A3749]+1" office:value-type="float" office:value="3742" calcext:value-type="float">
            <text:p>3742</text:p>
          </table:table-cell>
          <table:table-cell table:formula="of:=4*[.$D$3]*[.B3749]*(1-[.B3749])" office:value-type="float" office:value="0.668202073227026" calcext:value-type="float">
            <text:p>0,668202073227026</text:p>
          </table:table-cell>
          <table:table-cell table:number-columns-repeated="5"/>
        </table:table-row>
        <table:table-row table:style-name="ro1">
          <table:table-cell table:formula="of:=[.A3750]+1" office:value-type="float" office:value="3743" calcext:value-type="float">
            <text:p>3743</text:p>
          </table:table-cell>
          <table:table-cell table:formula="of:=4*[.$D$3]*[.B3750]*(1-[.B3750])" office:value-type="float" office:value="0.88683225024852" calcext:value-type="float">
            <text:p>0,88683225024852</text:p>
          </table:table-cell>
          <table:table-cell table:number-columns-repeated="5"/>
        </table:table-row>
        <table:table-row table:style-name="ro1">
          <table:table-cell table:formula="of:=[.A3751]+1" office:value-type="float" office:value="3744" calcext:value-type="float">
            <text:p>3744</text:p>
          </table:table-cell>
          <table:table-cell table:formula="of:=4*[.$D$3]*[.B3751]*(1-[.B3751])" office:value-type="float" office:value="0.401443240670665" calcext:value-type="float">
            <text:p>0,401443240670665</text:p>
          </table:table-cell>
          <table:table-cell table:number-columns-repeated="5"/>
        </table:table-row>
        <table:table-row table:style-name="ro1">
          <table:table-cell table:formula="of:=[.A3752]+1" office:value-type="float" office:value="3745" calcext:value-type="float">
            <text:p>3745</text:p>
          </table:table-cell>
          <table:table-cell table:formula="of:=4*[.$D$3]*[.B3752]*(1-[.B3752])" office:value-type="float" office:value="0.961146260761998" calcext:value-type="float">
            <text:p>0,961146260761998</text:p>
          </table:table-cell>
          <table:table-cell table:number-columns-repeated="5"/>
        </table:table-row>
        <table:table-row table:style-name="ro1">
          <table:table-cell table:formula="of:=[.A3753]+1" office:value-type="float" office:value="3746" calcext:value-type="float">
            <text:p>3746</text:p>
          </table:table-cell>
          <table:table-cell table:formula="of:=4*[.$D$3]*[.B3753]*(1-[.B3753])" office:value-type="float" office:value="0.149376504740908" calcext:value-type="float">
            <text:p>0,149376504740908</text:p>
          </table:table-cell>
          <table:table-cell table:number-columns-repeated="5"/>
        </table:table-row>
        <table:table-row table:style-name="ro1">
          <table:table-cell table:formula="of:=[.A3754]+1" office:value-type="float" office:value="3747" calcext:value-type="float">
            <text:p>3747</text:p>
          </table:table-cell>
          <table:table-cell table:formula="of:=4*[.$D$3]*[.B3754]*(1-[.B3754])" office:value-type="float" office:value="0.50825265828919" calcext:value-type="float">
            <text:p>0,50825265828919</text:p>
          </table:table-cell>
          <table:table-cell table:number-columns-repeated="5"/>
        </table:table-row>
        <table:table-row table:style-name="ro1">
          <table:table-cell table:formula="of:=[.A3755]+1" office:value-type="float" office:value="3748" calcext:value-type="float">
            <text:p>3748</text:p>
          </table:table-cell>
          <table:table-cell table:formula="of:=4*[.$D$3]*[.B3755]*(1-[.B3755])" office:value-type="float" office:value="0.999727574524647" calcext:value-type="float">
            <text:p>0,999727574524647</text:p>
          </table:table-cell>
          <table:table-cell table:number-columns-repeated="5"/>
        </table:table-row>
        <table:table-row table:style-name="ro1">
          <table:table-cell table:formula="of:=[.A3756]+1" office:value-type="float" office:value="3749" calcext:value-type="float">
            <text:p>3749</text:p>
          </table:table-cell>
          <table:table-cell table:formula="of:=4*[.$D$3]*[.B3756]*(1-[.B3756])" office:value-type="float" office:value="0.00108940503885174" calcext:value-type="float">
            <text:p>0,001089405038852</text:p>
          </table:table-cell>
          <table:table-cell table:number-columns-repeated="5"/>
        </table:table-row>
        <table:table-row table:style-name="ro1">
          <table:table-cell table:formula="of:=[.A3757]+1" office:value-type="float" office:value="3750" calcext:value-type="float">
            <text:p>3750</text:p>
          </table:table-cell>
          <table:table-cell table:formula="of:=4*[.$D$3]*[.B3757]*(1-[.B3757])" office:value-type="float" office:value="0.00435287294205225" calcext:value-type="float">
            <text:p>0,004352872942052</text:p>
          </table:table-cell>
          <table:table-cell table:number-columns-repeated="5"/>
        </table:table-row>
        <table:table-row table:style-name="ro1">
          <table:table-cell table:formula="of:=[.A3758]+1" office:value-type="float" office:value="3751" calcext:value-type="float">
            <text:p>3751</text:p>
          </table:table-cell>
          <table:table-cell table:formula="of:=4*[.$D$3]*[.B3758]*(1-[.B3758])" office:value-type="float" office:value="0.0173357017568104" calcext:value-type="float">
            <text:p>0,01733570175681</text:p>
          </table:table-cell>
          <table:table-cell table:number-columns-repeated="5"/>
        </table:table-row>
        <table:table-row table:style-name="ro1">
          <table:table-cell table:formula="of:=[.A3759]+1" office:value-type="float" office:value="3752" calcext:value-type="float">
            <text:p>3752</text:p>
          </table:table-cell>
          <table:table-cell table:formula="of:=4*[.$D$3]*[.B3759]*(1-[.B3759])" office:value-type="float" office:value="0.0681407008056373" calcext:value-type="float">
            <text:p>0,068140700805637</text:p>
          </table:table-cell>
          <table:table-cell table:number-columns-repeated="5"/>
        </table:table-row>
        <table:table-row table:style-name="ro1">
          <table:table-cell table:formula="of:=[.A3760]+1" office:value-type="float" office:value="3753" calcext:value-type="float">
            <text:p>3753</text:p>
          </table:table-cell>
          <table:table-cell table:formula="of:=4*[.$D$3]*[.B3760]*(1-[.B3760])" office:value-type="float" office:value="0.253990182797416" calcext:value-type="float">
            <text:p>0,253990182797416</text:p>
          </table:table-cell>
          <table:table-cell table:number-columns-repeated="5"/>
        </table:table-row>
        <table:table-row table:style-name="ro1">
          <table:table-cell table:formula="of:=[.A3761]+1" office:value-type="float" office:value="3754" calcext:value-type="float">
            <text:p>3754</text:p>
          </table:table-cell>
          <table:table-cell table:formula="of:=4*[.$D$3]*[.B3761]*(1-[.B3761])" office:value-type="float" office:value="0.757916679359804" calcext:value-type="float">
            <text:p>0,757916679359804</text:p>
          </table:table-cell>
          <table:table-cell table:number-columns-repeated="5"/>
        </table:table-row>
        <table:table-row table:style-name="ro1">
          <table:table-cell table:formula="of:=[.A3762]+1" office:value-type="float" office:value="3755" calcext:value-type="float">
            <text:p>3755</text:p>
          </table:table-cell>
          <table:table-cell table:formula="of:=4*[.$D$3]*[.B3762]*(1-[.B3762])" office:value-type="float" office:value="0.733915946032048" calcext:value-type="float">
            <text:p>0,733915946032048</text:p>
          </table:table-cell>
          <table:table-cell table:number-columns-repeated="5"/>
        </table:table-row>
        <table:table-row table:style-name="ro1">
          <table:table-cell table:formula="of:=[.A3763]+1" office:value-type="float" office:value="3756" calcext:value-type="float">
            <text:p>3756</text:p>
          </table:table-cell>
          <table:table-cell table:formula="of:=4*[.$D$3]*[.B3763]*(1-[.B3763])" office:value-type="float" office:value="0.781133320767728" calcext:value-type="float">
            <text:p>0,781133320767728</text:p>
          </table:table-cell>
          <table:table-cell table:number-columns-repeated="5"/>
        </table:table-row>
        <table:table-row table:style-name="ro1">
          <table:table-cell table:formula="of:=[.A3764]+1" office:value-type="float" office:value="3757" calcext:value-type="float">
            <text:p>3757</text:p>
          </table:table-cell>
          <table:table-cell table:formula="of:=4*[.$D$3]*[.B3764]*(1-[.B3764])" office:value-type="float" office:value="0.683856223816438" calcext:value-type="float">
            <text:p>0,683856223816438</text:p>
          </table:table-cell>
          <table:table-cell table:number-columns-repeated="5"/>
        </table:table-row>
        <table:table-row table:style-name="ro1">
          <table:table-cell table:formula="of:=[.A3765]+1" office:value-type="float" office:value="3758" calcext:value-type="float">
            <text:p>3758</text:p>
          </table:table-cell>
          <table:table-cell table:formula="of:=4*[.$D$3]*[.B3765]*(1-[.B3765])" office:value-type="float" office:value="0.864787555855839" calcext:value-type="float">
            <text:p>0,864787555855839</text:p>
          </table:table-cell>
          <table:table-cell table:number-columns-repeated="5"/>
        </table:table-row>
        <table:table-row table:style-name="ro1">
          <table:table-cell table:formula="of:=[.A3766]+1" office:value-type="float" office:value="3759" calcext:value-type="float">
            <text:p>3759</text:p>
          </table:table-cell>
          <table:table-cell table:formula="of:=4*[.$D$3]*[.B3766]*(1-[.B3766])" office:value-type="float" office:value="0.467720156370891" calcext:value-type="float">
            <text:p>0,467720156370891</text:p>
          </table:table-cell>
          <table:table-cell table:number-columns-repeated="5"/>
        </table:table-row>
        <table:table-row table:style-name="ro1">
          <table:table-cell table:formula="of:=[.A3767]+1" office:value-type="float" office:value="3760" calcext:value-type="float">
            <text:p>3760</text:p>
          </table:table-cell>
          <table:table-cell table:formula="of:=4*[.$D$3]*[.B3767]*(1-[.B3767])" office:value-type="float" office:value="0.995832046781121" calcext:value-type="float">
            <text:p>0,995832046781121</text:p>
          </table:table-cell>
          <table:table-cell table:number-columns-repeated="5"/>
        </table:table-row>
        <table:table-row table:style-name="ro1">
          <table:table-cell table:formula="of:=[.A3768]+1" office:value-type="float" office:value="3761" calcext:value-type="float">
            <text:p>3761</text:p>
          </table:table-cell>
          <table:table-cell table:formula="of:=4*[.$D$3]*[.B3768]*(1-[.B3768])" office:value-type="float" office:value="0.0166023255393764" calcext:value-type="float">
            <text:p>0,016602325539376</text:p>
          </table:table-cell>
          <table:table-cell table:number-columns-repeated="5"/>
        </table:table-row>
        <table:table-row table:style-name="ro1">
          <table:table-cell table:formula="of:=[.A3769]+1" office:value-type="float" office:value="3762" calcext:value-type="float">
            <text:p>3762</text:p>
          </table:table-cell>
          <table:table-cell table:formula="of:=4*[.$D$3]*[.B3769]*(1-[.B3769])" office:value-type="float" office:value="0.0653067533042439" calcext:value-type="float">
            <text:p>0,065306753304244</text:p>
          </table:table-cell>
          <table:table-cell table:number-columns-repeated="5"/>
        </table:table-row>
        <table:table-row table:style-name="ro1">
          <table:table-cell table:formula="of:=[.A3770]+1" office:value-type="float" office:value="3763" calcext:value-type="float">
            <text:p>3763</text:p>
          </table:table-cell>
          <table:table-cell table:formula="of:=4*[.$D$3]*[.B3770]*(1-[.B3770])" office:value-type="float" office:value="0.24416712510841" calcext:value-type="float">
            <text:p>0,24416712510841</text:p>
          </table:table-cell>
          <table:table-cell table:number-columns-repeated="5"/>
        </table:table-row>
        <table:table-row table:style-name="ro1">
          <table:table-cell table:formula="of:=[.A3771]+1" office:value-type="float" office:value="3764" calcext:value-type="float">
            <text:p>3764</text:p>
          </table:table-cell>
          <table:table-cell table:formula="of:=4*[.$D$3]*[.B3771]*(1-[.B3771])" office:value-type="float" office:value="0.738198160498816" calcext:value-type="float">
            <text:p>0,738198160498816</text:p>
          </table:table-cell>
          <table:table-cell table:number-columns-repeated="5"/>
        </table:table-row>
        <table:table-row table:style-name="ro1">
          <table:table-cell table:formula="of:=[.A3772]+1" office:value-type="float" office:value="3765" calcext:value-type="float">
            <text:p>3765</text:p>
          </table:table-cell>
          <table:table-cell table:formula="of:=4*[.$D$3]*[.B3772]*(1-[.B3772])" office:value-type="float" office:value="0.773046545339921" calcext:value-type="float">
            <text:p>0,773046545339921</text:p>
          </table:table-cell>
          <table:table-cell table:number-columns-repeated="5"/>
        </table:table-row>
        <table:table-row table:style-name="ro1">
          <table:table-cell table:formula="of:=[.A3773]+1" office:value-type="float" office:value="3766" calcext:value-type="float">
            <text:p>3766</text:p>
          </table:table-cell>
          <table:table-cell table:formula="of:=4*[.$D$3]*[.B3773]*(1-[.B3773])" office:value-type="float" office:value="0.701782336311739" calcext:value-type="float">
            <text:p>0,701782336311739</text:p>
          </table:table-cell>
          <table:table-cell table:number-columns-repeated="5"/>
        </table:table-row>
        <table:table-row table:style-name="ro1">
          <table:table-cell table:formula="of:=[.A3774]+1" office:value-type="float" office:value="3767" calcext:value-type="float">
            <text:p>3767</text:p>
          </table:table-cell>
          <table:table-cell table:formula="of:=4*[.$D$3]*[.B3774]*(1-[.B3774])" office:value-type="float" office:value="0.837135555010306" calcext:value-type="float">
            <text:p>0,837135555010306</text:p>
          </table:table-cell>
          <table:table-cell table:number-columns-repeated="5"/>
        </table:table-row>
        <table:table-row table:style-name="ro1">
          <table:table-cell table:formula="of:=[.A3775]+1" office:value-type="float" office:value="3768" calcext:value-type="float">
            <text:p>3768</text:p>
          </table:table-cell>
          <table:table-cell table:formula="of:=4*[.$D$3]*[.B3775]*(1-[.B3775])" office:value-type="float" office:value="0.545358470191573" calcext:value-type="float">
            <text:p>0,545358470191573</text:p>
          </table:table-cell>
          <table:table-cell table:number-columns-repeated="5"/>
        </table:table-row>
        <table:table-row table:style-name="ro1">
          <table:table-cell table:formula="of:=[.A3776]+1" office:value-type="float" office:value="3769" calcext:value-type="float">
            <text:p>3769</text:p>
          </table:table-cell>
          <table:table-cell table:formula="of:=4*[.$D$3]*[.B3776]*(1-[.B3776])" office:value-type="float" office:value="0.991770436727521" calcext:value-type="float">
            <text:p>0,991770436727521</text:p>
          </table:table-cell>
          <table:table-cell table:number-columns-repeated="5"/>
        </table:table-row>
        <table:table-row table:style-name="ro1">
          <table:table-cell table:formula="of:=[.A3777]+1" office:value-type="float" office:value="3770" calcext:value-type="float">
            <text:p>3770</text:p>
          </table:table-cell>
          <table:table-cell table:formula="of:=4*[.$D$3]*[.B3777]*(1-[.B3777])" office:value-type="float" office:value="0.0326473502432936" calcext:value-type="float">
            <text:p>0,032647350243294</text:p>
          </table:table-cell>
          <table:table-cell table:number-columns-repeated="5"/>
        </table:table-row>
        <table:table-row table:style-name="ro1">
          <table:table-cell table:formula="of:=[.A3778]+1" office:value-type="float" office:value="3771" calcext:value-type="float">
            <text:p>3771</text:p>
          </table:table-cell>
          <table:table-cell table:formula="of:=4*[.$D$3]*[.B3778]*(1-[.B3778])" office:value-type="float" office:value="0.126326003061541" calcext:value-type="float">
            <text:p>0,126326003061541</text:p>
          </table:table-cell>
          <table:table-cell table:number-columns-repeated="5"/>
        </table:table-row>
        <table:table-row table:style-name="ro1">
          <table:table-cell table:formula="of:=[.A3779]+1" office:value-type="float" office:value="3772" calcext:value-type="float">
            <text:p>3772</text:p>
          </table:table-cell>
          <table:table-cell table:formula="of:=4*[.$D$3]*[.B3779]*(1-[.B3779])" office:value-type="float" office:value="0.441470976048147" calcext:value-type="float">
            <text:p>0,441470976048147</text:p>
          </table:table-cell>
          <table:table-cell table:number-columns-repeated="5"/>
        </table:table-row>
        <table:table-row table:style-name="ro1">
          <table:table-cell table:formula="of:=[.A3780]+1" office:value-type="float" office:value="3773" calcext:value-type="float">
            <text:p>3773</text:p>
          </table:table-cell>
          <table:table-cell table:formula="of:=4*[.$D$3]*[.B3780]*(1-[.B3780])" office:value-type="float" office:value="0.986297413420974" calcext:value-type="float">
            <text:p>0,986297413420974</text:p>
          </table:table-cell>
          <table:table-cell table:number-columns-repeated="5"/>
        </table:table-row>
        <table:table-row table:style-name="ro1">
          <table:table-cell table:formula="of:=[.A3781]+1" office:value-type="float" office:value="3774" calcext:value-type="float">
            <text:p>3774</text:p>
          </table:table-cell>
          <table:table-cell table:formula="of:=4*[.$D$3]*[.B3781]*(1-[.B3781])" office:value-type="float" office:value="0.0540593028002817" calcext:value-type="float">
            <text:p>0,054059302800282</text:p>
          </table:table-cell>
          <table:table-cell table:number-columns-repeated="5"/>
        </table:table-row>
        <table:table-row table:style-name="ro1">
          <table:table-cell table:formula="of:=[.A3782]+1" office:value-type="float" office:value="3775" calcext:value-type="float">
            <text:p>3775</text:p>
          </table:table-cell>
          <table:table-cell table:formula="of:=4*[.$D$3]*[.B3782]*(1-[.B3782])" office:value-type="float" office:value="0.204547578324116" calcext:value-type="float">
            <text:p>0,204547578324116</text:p>
          </table:table-cell>
          <table:table-cell table:number-columns-repeated="5"/>
        </table:table-row>
        <table:table-row table:style-name="ro1">
          <table:table-cell table:formula="of:=[.A3783]+1" office:value-type="float" office:value="3776" calcext:value-type="float">
            <text:p>3776</text:p>
          </table:table-cell>
          <table:table-cell table:formula="of:=4*[.$D$3]*[.B3783]*(1-[.B3783])" office:value-type="float" office:value="0.650831466103424" calcext:value-type="float">
            <text:p>0,650831466103424</text:p>
          </table:table-cell>
          <table:table-cell table:number-columns-repeated="5"/>
        </table:table-row>
        <table:table-row table:style-name="ro1">
          <table:table-cell table:formula="of:=[.A3784]+1" office:value-type="float" office:value="3777" calcext:value-type="float">
            <text:p>3777</text:p>
          </table:table-cell>
          <table:table-cell table:formula="of:=4*[.$D$3]*[.B3784]*(1-[.B3784])" office:value-type="float" office:value="0.908999475332367" calcext:value-type="float">
            <text:p>0,908999475332367</text:p>
          </table:table-cell>
          <table:table-cell table:number-columns-repeated="5"/>
        </table:table-row>
        <table:table-row table:style-name="ro1">
          <table:table-cell table:formula="of:=[.A3785]+1" office:value-type="float" office:value="3778" calcext:value-type="float">
            <text:p>3778</text:p>
          </table:table-cell>
          <table:table-cell table:formula="of:=4*[.$D$3]*[.B3785]*(1-[.B3785])" office:value-type="float" office:value="0.330877716711394" calcext:value-type="float">
            <text:p>0,330877716711394</text:p>
          </table:table-cell>
          <table:table-cell table:number-columns-repeated="5"/>
        </table:table-row>
        <table:table-row table:style-name="ro1">
          <table:table-cell table:formula="of:=[.A3786]+1" office:value-type="float" office:value="3779" calcext:value-type="float">
            <text:p>3779</text:p>
          </table:table-cell>
          <table:table-cell table:formula="of:=4*[.$D$3]*[.B3786]*(1-[.B3786])" office:value-type="float" office:value="0.885590613180994" calcext:value-type="float">
            <text:p>0,885590613180994</text:p>
          </table:table-cell>
          <table:table-cell table:number-columns-repeated="5"/>
        </table:table-row>
        <table:table-row table:style-name="ro1">
          <table:table-cell table:formula="of:=[.A3787]+1" office:value-type="float" office:value="3780" calcext:value-type="float">
            <text:p>3780</text:p>
          </table:table-cell>
          <table:table-cell table:formula="of:=4*[.$D$3]*[.B3787]*(1-[.B3787])" office:value-type="float" office:value="0.40527951610682" calcext:value-type="float">
            <text:p>0,40527951610682</text:p>
          </table:table-cell>
          <table:table-cell table:number-columns-repeated="5"/>
        </table:table-row>
        <table:table-row table:style-name="ro1">
          <table:table-cell table:formula="of:=[.A3788]+1" office:value-type="float" office:value="3781" calcext:value-type="float">
            <text:p>3781</text:p>
          </table:table-cell>
          <table:table-cell table:formula="of:=4*[.$D$3]*[.B3788]*(1-[.B3788])" office:value-type="float" office:value="0.964112119724168" calcext:value-type="float">
            <text:p>0,964112119724168</text:p>
          </table:table-cell>
          <table:table-cell table:number-columns-repeated="5"/>
        </table:table-row>
        <table:table-row table:style-name="ro1">
          <table:table-cell table:formula="of:=[.A3789]+1" office:value-type="float" office:value="3782" calcext:value-type="float">
            <text:p>3782</text:p>
          </table:table-cell>
          <table:table-cell table:formula="of:=4*[.$D$3]*[.B3789]*(1-[.B3789])" office:value-type="float" office:value="0.13839976130056" calcext:value-type="float">
            <text:p>0,13839976130056</text:p>
          </table:table-cell>
          <table:table-cell table:number-columns-repeated="5"/>
        </table:table-row>
        <table:table-row table:style-name="ro1">
          <table:table-cell table:formula="of:=[.A3790]+1" office:value-type="float" office:value="3783" calcext:value-type="float">
            <text:p>3783</text:p>
          </table:table-cell>
          <table:table-cell table:formula="of:=4*[.$D$3]*[.B3790]*(1-[.B3790])" office:value-type="float" office:value="0.476981069490032" calcext:value-type="float">
            <text:p>0,476981069490032</text:p>
          </table:table-cell>
          <table:table-cell table:number-columns-repeated="5"/>
        </table:table-row>
        <table:table-row table:style-name="ro1">
          <table:table-cell table:formula="of:=[.A3791]+1" office:value-type="float" office:value="3784" calcext:value-type="float">
            <text:p>3784</text:p>
          </table:table-cell>
          <table:table-cell table:formula="of:=4*[.$D$3]*[.B3791]*(1-[.B3791])" office:value-type="float" office:value="0.997880515352709" calcext:value-type="float">
            <text:p>0,997880515352709</text:p>
          </table:table-cell>
          <table:table-cell table:number-columns-repeated="5"/>
        </table:table-row>
        <table:table-row table:style-name="ro1">
          <table:table-cell table:formula="of:=[.A3792]+1" office:value-type="float" office:value="3785" calcext:value-type="float">
            <text:p>3785</text:p>
          </table:table-cell>
          <table:table-cell table:formula="of:=4*[.$D$3]*[.B3792]*(1-[.B3792])" office:value-type="float" office:value="0.00845996972848339" calcext:value-type="float">
            <text:p>0,008459969728483</text:p>
          </table:table-cell>
          <table:table-cell table:number-columns-repeated="5"/>
        </table:table-row>
        <table:table-row table:style-name="ro1">
          <table:table-cell table:formula="of:=[.A3793]+1" office:value-type="float" office:value="3786" calcext:value-type="float">
            <text:p>3786</text:p>
          </table:table-cell>
          <table:table-cell table:formula="of:=4*[.$D$3]*[.B3793]*(1-[.B3793])" office:value-type="float" office:value="0.0335535945627061" calcext:value-type="float">
            <text:p>0,033553594562706</text:p>
          </table:table-cell>
          <table:table-cell table:number-columns-repeated="5"/>
        </table:table-row>
        <table:table-row table:style-name="ro1">
          <table:table-cell table:formula="of:=[.A3794]+1" office:value-type="float" office:value="3787" calcext:value-type="float">
            <text:p>3787</text:p>
          </table:table-cell>
          <table:table-cell table:formula="of:=4*[.$D$3]*[.B3794]*(1-[.B3794])" office:value-type="float" office:value="0.129711003418511" calcext:value-type="float">
            <text:p>0,129711003418511</text:p>
          </table:table-cell>
          <table:table-cell table:number-columns-repeated="5"/>
        </table:table-row>
        <table:table-row table:style-name="ro1">
          <table:table-cell table:formula="of:=[.A3795]+1" office:value-type="float" office:value="3788" calcext:value-type="float">
            <text:p>3788</text:p>
          </table:table-cell>
          <table:table-cell table:formula="of:=4*[.$D$3]*[.B3795]*(1-[.B3795])" office:value-type="float" office:value="0.451544236042695" calcext:value-type="float">
            <text:p>0,451544236042695</text:p>
          </table:table-cell>
          <table:table-cell table:number-columns-repeated="5"/>
        </table:table-row>
        <table:table-row table:style-name="ro1">
          <table:table-cell table:formula="of:=[.A3796]+1" office:value-type="float" office:value="3789" calcext:value-type="float">
            <text:p>3789</text:p>
          </table:table-cell>
          <table:table-cell table:formula="of:=4*[.$D$3]*[.B3796]*(1-[.B3796])" office:value-type="float" office:value="0.990608155757256" calcext:value-type="float">
            <text:p>0,990608155757256</text:p>
          </table:table-cell>
          <table:table-cell table:number-columns-repeated="5"/>
        </table:table-row>
        <table:table-row table:style-name="ro1">
          <table:table-cell table:formula="of:=[.A3797]+1" office:value-type="float" office:value="3790" calcext:value-type="float">
            <text:p>3790</text:p>
          </table:table-cell>
          <table:table-cell table:formula="of:=4*[.$D$3]*[.B3797]*(1-[.B3797])" office:value-type="float" office:value="0.0372145500178574" calcext:value-type="float">
            <text:p>0,037214550017857</text:p>
          </table:table-cell>
          <table:table-cell table:number-columns-repeated="5"/>
        </table:table-row>
        <table:table-row table:style-name="ro1">
          <table:table-cell table:formula="of:=[.A3798]+1" office:value-type="float" office:value="3791" calcext:value-type="float">
            <text:p>3791</text:p>
          </table:table-cell>
          <table:table-cell table:formula="of:=4*[.$D$3]*[.B3798]*(1-[.B3798])" office:value-type="float" office:value="0.143318509139303" calcext:value-type="float">
            <text:p>0,143318509139303</text:p>
          </table:table-cell>
          <table:table-cell table:number-columns-repeated="5"/>
        </table:table-row>
        <table:table-row table:style-name="ro1">
          <table:table-cell table:formula="of:=[.A3799]+1" office:value-type="float" office:value="3792" calcext:value-type="float">
            <text:p>3792</text:p>
          </table:table-cell>
          <table:table-cell table:formula="of:=4*[.$D$3]*[.B3799]*(1-[.B3799])" office:value-type="float" office:value="0.491113256309562" calcext:value-type="float">
            <text:p>0,491113256309562</text:p>
          </table:table-cell>
          <table:table-cell table:number-columns-repeated="5"/>
        </table:table-row>
        <table:table-row table:style-name="ro1">
          <table:table-cell table:formula="of:=[.A3800]+1" office:value-type="float" office:value="3793" calcext:value-type="float">
            <text:p>3793</text:p>
          </table:table-cell>
          <table:table-cell table:formula="of:=4*[.$D$3]*[.B3800]*(1-[.B3800])" office:value-type="float" office:value="0.999684103146322" calcext:value-type="float">
            <text:p>0,999684103146322</text:p>
          </table:table-cell>
          <table:table-cell table:number-columns-repeated="5"/>
        </table:table-row>
        <table:table-row table:style-name="ro1">
          <table:table-cell table:formula="of:=[.A3801]+1" office:value-type="float" office:value="3794" calcext:value-type="float">
            <text:p>3794</text:p>
          </table:table-cell>
          <table:table-cell table:formula="of:=4*[.$D$3]*[.B3801]*(1-[.B3801])" office:value-type="float" office:value="0.00126318825142445" calcext:value-type="float">
            <text:p>0,001263188251424</text:p>
          </table:table-cell>
          <table:table-cell table:number-columns-repeated="5"/>
        </table:table-row>
        <table:table-row table:style-name="ro1">
          <table:table-cell table:formula="of:=[.A3802]+1" office:value-type="float" office:value="3795" calcext:value-type="float">
            <text:p>3795</text:p>
          </table:table-cell>
          <table:table-cell table:formula="of:=4*[.$D$3]*[.B3802]*(1-[.B3802])" office:value-type="float" office:value="0.00504637042746366" calcext:value-type="float">
            <text:p>0,005046370427464</text:p>
          </table:table-cell>
          <table:table-cell table:number-columns-repeated="5"/>
        </table:table-row>
        <table:table-row table:style-name="ro1">
          <table:table-cell table:formula="of:=[.A3803]+1" office:value-type="float" office:value="3796" calcext:value-type="float">
            <text:p>3796</text:p>
          </table:table-cell>
          <table:table-cell table:formula="of:=4*[.$D$3]*[.B3803]*(1-[.B3803])" office:value-type="float" office:value="0.0200836182918899" calcext:value-type="float">
            <text:p>0,02008361829189</text:p>
          </table:table-cell>
          <table:table-cell table:number-columns-repeated="5"/>
        </table:table-row>
        <table:table-row table:style-name="ro1">
          <table:table-cell table:formula="of:=[.A3804]+1" office:value-type="float" office:value="3797" calcext:value-type="float">
            <text:p>3797</text:p>
          </table:table-cell>
          <table:table-cell table:formula="of:=4*[.$D$3]*[.B3804]*(1-[.B3804])" office:value-type="float" office:value="0.0787210662727824" calcext:value-type="float">
            <text:p>0,078721066272782</text:p>
          </table:table-cell>
          <table:table-cell table:number-columns-repeated="5"/>
        </table:table-row>
        <table:table-row table:style-name="ro1">
          <table:table-cell table:formula="of:=[.A3805]+1" office:value-type="float" office:value="3798" calcext:value-type="float">
            <text:p>3798</text:p>
          </table:table-cell>
          <table:table-cell table:formula="of:=4*[.$D$3]*[.B3805]*(1-[.B3805])" office:value-type="float" office:value="0.290096239990634" calcext:value-type="float">
            <text:p>0,290096239990634</text:p>
          </table:table-cell>
          <table:table-cell table:number-columns-repeated="5"/>
        </table:table-row>
        <table:table-row table:style-name="ro1">
          <table:table-cell table:formula="of:=[.A3806]+1" office:value-type="float" office:value="3799" calcext:value-type="float">
            <text:p>3799</text:p>
          </table:table-cell>
          <table:table-cell table:formula="of:=4*[.$D$3]*[.B3806]*(1-[.B3806])" office:value-type="float" office:value="0.823761646135722" calcext:value-type="float">
            <text:p>0,823761646135722</text:p>
          </table:table-cell>
          <table:table-cell table:number-columns-repeated="5"/>
        </table:table-row>
        <table:table-row table:style-name="ro1">
          <table:table-cell table:formula="of:=[.A3807]+1" office:value-type="float" office:value="3800" calcext:value-type="float">
            <text:p>3800</text:p>
          </table:table-cell>
          <table:table-cell table:formula="of:=4*[.$D$3]*[.B3807]*(1-[.B3807])" office:value-type="float" office:value="0.580713585965949" calcext:value-type="float">
            <text:p>0,580713585965949</text:p>
          </table:table-cell>
          <table:table-cell table:number-columns-repeated="5"/>
        </table:table-row>
        <table:table-row table:style-name="ro1">
          <table:table-cell table:formula="of:=[.A3808]+1" office:value-type="float" office:value="3801" calcext:value-type="float">
            <text:p>3801</text:p>
          </table:table-cell>
          <table:table-cell table:formula="of:=4*[.$D$3]*[.B3808]*(1-[.B3808])" office:value-type="float" office:value="0.973941268162069" calcext:value-type="float">
            <text:p>0,973941268162069</text:p>
          </table:table-cell>
          <table:table-cell table:number-columns-repeated="5"/>
        </table:table-row>
        <table:table-row table:style-name="ro1">
          <table:table-cell table:formula="of:=[.A3809]+1" office:value-type="float" office:value="3802" calcext:value-type="float">
            <text:p>3802</text:p>
          </table:table-cell>
          <table:table-cell table:formula="of:=4*[.$D$3]*[.B3809]*(1-[.B3809])" office:value-type="float" office:value="0.101518697331717" calcext:value-type="float">
            <text:p>0,101518697331717</text:p>
          </table:table-cell>
          <table:table-cell table:number-columns-repeated="5"/>
        </table:table-row>
        <table:table-row table:style-name="ro1">
          <table:table-cell table:formula="of:=[.A3810]+1" office:value-type="float" office:value="3803" calcext:value-type="float">
            <text:p>3803</text:p>
          </table:table-cell>
          <table:table-cell table:formula="of:=4*[.$D$3]*[.B3810]*(1-[.B3810])" office:value-type="float" office:value="0.364850605695154" calcext:value-type="float">
            <text:p>0,364850605695154</text:p>
          </table:table-cell>
          <table:table-cell table:number-columns-repeated="5"/>
        </table:table-row>
        <table:table-row table:style-name="ro1">
          <table:table-cell table:formula="of:=[.A3811]+1" office:value-type="float" office:value="3804" calcext:value-type="float">
            <text:p>3804</text:p>
          </table:table-cell>
          <table:table-cell table:formula="of:=4*[.$D$3]*[.B3811]*(1-[.B3811])" office:value-type="float" office:value="0.926938564876133" calcext:value-type="float">
            <text:p>0,926938564876133</text:p>
          </table:table-cell>
          <table:table-cell table:number-columns-repeated="5"/>
        </table:table-row>
        <table:table-row table:style-name="ro1">
          <table:table-cell table:formula="of:=[.A3812]+1" office:value-type="float" office:value="3805" calcext:value-type="float">
            <text:p>3805</text:p>
          </table:table-cell>
          <table:table-cell table:formula="of:=4*[.$D$3]*[.B3812]*(1-[.B3812])" office:value-type="float" office:value="0.270893847286031" calcext:value-type="float">
            <text:p>0,270893847286031</text:p>
          </table:table-cell>
          <table:table-cell table:number-columns-repeated="5"/>
        </table:table-row>
        <table:table-row table:style-name="ro1">
          <table:table-cell table:formula="of:=[.A3813]+1" office:value-type="float" office:value="3806" calcext:value-type="float">
            <text:p>3806</text:p>
          </table:table-cell>
          <table:table-cell table:formula="of:=4*[.$D$3]*[.B3813]*(1-[.B3813])" office:value-type="float" office:value="0.790041483154415" calcext:value-type="float">
            <text:p>0,790041483154415</text:p>
          </table:table-cell>
          <table:table-cell table:number-columns-repeated="5"/>
        </table:table-row>
        <table:table-row table:style-name="ro1">
          <table:table-cell table:formula="of:=[.A3814]+1" office:value-type="float" office:value="3807" calcext:value-type="float">
            <text:p>3807</text:p>
          </table:table-cell>
          <table:table-cell table:formula="of:=4*[.$D$3]*[.B3814]*(1-[.B3814])" office:value-type="float" office:value="0.663503752198349" calcext:value-type="float">
            <text:p>0,663503752198349</text:p>
          </table:table-cell>
          <table:table-cell table:number-columns-repeated="5"/>
        </table:table-row>
        <table:table-row table:style-name="ro1">
          <table:table-cell table:formula="of:=[.A3815]+1" office:value-type="float" office:value="3808" calcext:value-type="float">
            <text:p>3808</text:p>
          </table:table-cell>
          <table:table-cell table:formula="of:=4*[.$D$3]*[.B3815]*(1-[.B3815])" office:value-type="float" office:value="0.893066092068244" calcext:value-type="float">
            <text:p>0,893066092068244</text:p>
          </table:table-cell>
          <table:table-cell table:number-columns-repeated="5"/>
        </table:table-row>
        <table:table-row table:style-name="ro1">
          <table:table-cell table:formula="of:=[.A3816]+1" office:value-type="float" office:value="3809" calcext:value-type="float">
            <text:p>3809</text:p>
          </table:table-cell>
          <table:table-cell table:formula="of:=4*[.$D$3]*[.B3816]*(1-[.B3816])" office:value-type="float" office:value="0.381996189064796" calcext:value-type="float">
            <text:p>0,381996189064796</text:p>
          </table:table-cell>
          <table:table-cell table:number-columns-repeated="5"/>
        </table:table-row>
        <table:table-row table:style-name="ro1">
          <table:table-cell table:formula="of:=[.A3817]+1" office:value-type="float" office:value="3810" calcext:value-type="float">
            <text:p>3810</text:p>
          </table:table-cell>
          <table:table-cell table:formula="of:=4*[.$D$3]*[.B3817]*(1-[.B3817])" office:value-type="float" office:value="0.944300402419075" calcext:value-type="float">
            <text:p>0,944300402419075</text:p>
          </table:table-cell>
          <table:table-cell table:number-columns-repeated="5"/>
        </table:table-row>
        <table:table-row table:style-name="ro1">
          <table:table-cell table:formula="of:=[.A3818]+1" office:value-type="float" office:value="3811" calcext:value-type="float">
            <text:p>3811</text:p>
          </table:table-cell>
          <table:table-cell table:formula="of:=4*[.$D$3]*[.B3818]*(1-[.B3818])" office:value-type="float" office:value="0.210388609640992" calcext:value-type="float">
            <text:p>0,210388609640992</text:p>
          </table:table-cell>
          <table:table-cell table:number-columns-repeated="5"/>
        </table:table-row>
        <table:table-row table:style-name="ro1">
          <table:table-cell table:formula="of:=[.A3819]+1" office:value-type="float" office:value="3812" calcext:value-type="float">
            <text:p>3812</text:p>
          </table:table-cell>
          <table:table-cell table:formula="of:=4*[.$D$3]*[.B3819]*(1-[.B3819])" office:value-type="float" office:value="0.664500970297289" calcext:value-type="float">
            <text:p>0,664500970297289</text:p>
          </table:table-cell>
          <table:table-cell table:number-columns-repeated="5"/>
        </table:table-row>
        <table:table-row table:style-name="ro1">
          <table:table-cell table:formula="of:=[.A3820]+1" office:value-type="float" office:value="3813" calcext:value-type="float">
            <text:p>3813</text:p>
          </table:table-cell>
          <table:table-cell table:formula="of:=4*[.$D$3]*[.B3820]*(1-[.B3820])" office:value-type="float" office:value="0.891757723085001" calcext:value-type="float">
            <text:p>0,891757723085001</text:p>
          </table:table-cell>
          <table:table-cell table:number-columns-repeated="5"/>
        </table:table-row>
        <table:table-row table:style-name="ro1">
          <table:table-cell table:formula="of:=[.A3821]+1" office:value-type="float" office:value="3814" calcext:value-type="float">
            <text:p>3814</text:p>
          </table:table-cell>
          <table:table-cell table:formula="of:=4*[.$D$3]*[.B3821]*(1-[.B3821])" office:value-type="float" office:value="0.386103545613022" calcext:value-type="float">
            <text:p>0,386103545613022</text:p>
          </table:table-cell>
          <table:table-cell table:number-columns-repeated="5"/>
        </table:table-row>
        <table:table-row table:style-name="ro1">
          <table:table-cell table:formula="of:=[.A3822]+1" office:value-type="float" office:value="3815" calcext:value-type="float">
            <text:p>3815</text:p>
          </table:table-cell>
          <table:table-cell table:formula="of:=4*[.$D$3]*[.B3822]*(1-[.B3822])" office:value-type="float" office:value="0.9481103907123" calcext:value-type="float">
            <text:p>0,9481103907123</text:p>
          </table:table-cell>
          <table:table-cell table:number-columns-repeated="5"/>
        </table:table-row>
        <table:table-row table:style-name="ro1">
          <table:table-cell table:formula="of:=[.A3823]+1" office:value-type="float" office:value="3816" calcext:value-type="float">
            <text:p>3816</text:p>
          </table:table-cell>
          <table:table-cell table:formula="of:=4*[.$D$3]*[.B3823]*(1-[.B3823])" office:value-type="float" office:value="0.196788310942679" calcext:value-type="float">
            <text:p>0,196788310942679</text:p>
          </table:table-cell>
          <table:table-cell table:number-columns-repeated="5"/>
        </table:table-row>
        <table:table-row table:style-name="ro1">
          <table:table-cell table:formula="of:=[.A3824]+1" office:value-type="float" office:value="3817" calcext:value-type="float">
            <text:p>3817</text:p>
          </table:table-cell>
          <table:table-cell table:formula="of:=4*[.$D$3]*[.B3824]*(1-[.B3824])" office:value-type="float" office:value="0.632250686476026" calcext:value-type="float">
            <text:p>0,632250686476026</text:p>
          </table:table-cell>
          <table:table-cell table:number-columns-repeated="5"/>
        </table:table-row>
        <table:table-row table:style-name="ro1">
          <table:table-cell table:formula="of:=[.A3825]+1" office:value-type="float" office:value="3818" calcext:value-type="float">
            <text:p>3818</text:p>
          </table:table-cell>
          <table:table-cell table:formula="of:=4*[.$D$3]*[.B3825]*(1-[.B3825])" office:value-type="float" office:value="0.930039023706479" calcext:value-type="float">
            <text:p>0,930039023706479</text:p>
          </table:table-cell>
          <table:table-cell table:number-columns-repeated="5"/>
        </table:table-row>
        <table:table-row table:style-name="ro1">
          <table:table-cell table:formula="of:=[.A3826]+1" office:value-type="float" office:value="3819" calcext:value-type="float">
            <text:p>3819</text:p>
          </table:table-cell>
          <table:table-cell table:formula="of:=4*[.$D$3]*[.B3826]*(1-[.B3826])" office:value-type="float" office:value="0.260265752358312" calcext:value-type="float">
            <text:p>0,260265752358312</text:p>
          </table:table-cell>
          <table:table-cell table:number-columns-repeated="5"/>
        </table:table-row>
        <table:table-row table:style-name="ro1">
          <table:table-cell table:formula="of:=[.A3827]+1" office:value-type="float" office:value="3820" calcext:value-type="float">
            <text:p>3820</text:p>
          </table:table-cell>
          <table:table-cell table:formula="of:=4*[.$D$3]*[.B3827]*(1-[.B3827])" office:value-type="float" office:value="0.770109962030696" calcext:value-type="float">
            <text:p>0,770109962030696</text:p>
          </table:table-cell>
          <table:table-cell table:number-columns-repeated="5"/>
        </table:table-row>
        <table:table-row table:style-name="ro1">
          <table:table-cell table:formula="of:=[.A3828]+1" office:value-type="float" office:value="3821" calcext:value-type="float">
            <text:p>3821</text:p>
          </table:table-cell>
          <table:table-cell table:formula="of:=4*[.$D$3]*[.B3828]*(1-[.B3828])" office:value-type="float" office:value="0.708162433647105" calcext:value-type="float">
            <text:p>0,708162433647105</text:p>
          </table:table-cell>
          <table:table-cell table:number-columns-repeated="5"/>
        </table:table-row>
        <table:table-row table:style-name="ro1">
          <table:table-cell table:formula="of:=[.A3829]+1" office:value-type="float" office:value="3822" calcext:value-type="float">
            <text:p>3822</text:p>
          </table:table-cell>
          <table:table-cell table:formula="of:=4*[.$D$3]*[.B3829]*(1-[.B3829])" office:value-type="float" office:value="0.826673604872459" calcext:value-type="float">
            <text:p>0,826673604872459</text:p>
          </table:table-cell>
          <table:table-cell table:number-columns-repeated="5"/>
        </table:table-row>
        <table:table-row table:style-name="ro1">
          <table:table-cell table:formula="of:=[.A3830]+1" office:value-type="float" office:value="3823" calcext:value-type="float">
            <text:p>3823</text:p>
          </table:table-cell>
          <table:table-cell table:formula="of:=4*[.$D$3]*[.B3830]*(1-[.B3830])" office:value-type="float" office:value="0.57313742351853" calcext:value-type="float">
            <text:p>0,57313742351853</text:p>
          </table:table-cell>
          <table:table-cell table:number-columns-repeated="5"/>
        </table:table-row>
        <table:table-row table:style-name="ro1">
          <table:table-cell table:formula="of:=[.A3831]+1" office:value-type="float" office:value="3824" calcext:value-type="float">
            <text:p>3824</text:p>
          </table:table-cell>
          <table:table-cell table:formula="of:=4*[.$D$3]*[.B3831]*(1-[.B3831])" office:value-type="float" office:value="0.978603669124285" calcext:value-type="float">
            <text:p>0,978603669124285</text:p>
          </table:table-cell>
          <table:table-cell table:number-columns-repeated="5"/>
        </table:table-row>
        <table:table-row table:style-name="ro1">
          <table:table-cell table:formula="of:=[.A3832]+1" office:value-type="float" office:value="3825" calcext:value-type="float">
            <text:p>3825</text:p>
          </table:table-cell>
          <table:table-cell table:formula="of:=4*[.$D$3]*[.B3832]*(1-[.B3832])" office:value-type="float" office:value="0.0837541116030895" calcext:value-type="float">
            <text:p>0,08375411160309</text:p>
          </table:table-cell>
          <table:table-cell table:number-columns-repeated="5"/>
        </table:table-row>
        <table:table-row table:style-name="ro1">
          <table:table-cell table:formula="of:=[.A3833]+1" office:value-type="float" office:value="3826" calcext:value-type="float">
            <text:p>3826</text:p>
          </table:table-cell>
          <table:table-cell table:formula="of:=4*[.$D$3]*[.B3833]*(1-[.B3833])" office:value-type="float" office:value="0.306957441570667" calcext:value-type="float">
            <text:p>0,306957441570667</text:p>
          </table:table-cell>
          <table:table-cell table:number-columns-repeated="5"/>
        </table:table-row>
        <table:table-row table:style-name="ro1">
          <table:table-cell table:formula="of:=[.A3834]+1" office:value-type="float" office:value="3827" calcext:value-type="float">
            <text:p>3827</text:p>
          </table:table-cell>
          <table:table-cell table:formula="of:=4*[.$D$3]*[.B3834]*(1-[.B3834])" office:value-type="float" office:value="0.85093828254023" calcext:value-type="float">
            <text:p>0,85093828254023</text:p>
          </table:table-cell>
          <table:table-cell table:number-columns-repeated="5"/>
        </table:table-row>
        <table:table-row table:style-name="ro1">
          <table:table-cell table:formula="of:=[.A3835]+1" office:value-type="float" office:value="3828" calcext:value-type="float">
            <text:p>3828</text:p>
          </table:table-cell>
          <table:table-cell table:formula="of:=4*[.$D$3]*[.B3835]*(1-[.B3835])" office:value-type="float" office:value="0.507369287390855" calcext:value-type="float">
            <text:p>0,507369287390855</text:p>
          </table:table-cell>
          <table:table-cell table:number-columns-repeated="5"/>
        </table:table-row>
        <table:table-row table:style-name="ro1">
          <table:table-cell table:formula="of:=[.A3836]+1" office:value-type="float" office:value="3829" calcext:value-type="float">
            <text:p>3829</text:p>
          </table:table-cell>
          <table:table-cell table:formula="of:=4*[.$D$3]*[.B3836]*(1-[.B3836])" office:value-type="float" office:value="0.999782774413404" calcext:value-type="float">
            <text:p>0,999782774413404</text:p>
          </table:table-cell>
          <table:table-cell table:number-columns-repeated="5"/>
        </table:table-row>
        <table:table-row table:style-name="ro1">
          <table:table-cell table:formula="of:=[.A3837]+1" office:value-type="float" office:value="3830" calcext:value-type="float">
            <text:p>3830</text:p>
          </table:table-cell>
          <table:table-cell table:formula="of:=4*[.$D$3]*[.B3837]*(1-[.B3837])" office:value-type="float" office:value="0.000868713598562482" calcext:value-type="float">
            <text:p>0,000868713598562</text:p>
          </table:table-cell>
          <table:table-cell table:number-columns-repeated="5"/>
        </table:table-row>
        <table:table-row table:style-name="ro1">
          <table:table-cell table:formula="of:=[.A3838]+1" office:value-type="float" office:value="3831" calcext:value-type="float">
            <text:p>3831</text:p>
          </table:table-cell>
          <table:table-cell table:formula="of:=4*[.$D$3]*[.B3838]*(1-[.B3838])" office:value-type="float" office:value="0.00347183574098462" calcext:value-type="float">
            <text:p>0,003471835740985</text:p>
          </table:table-cell>
          <table:table-cell table:number-columns-repeated="5"/>
        </table:table-row>
        <table:table-row table:style-name="ro1">
          <table:table-cell table:formula="of:=[.A3839]+1" office:value-type="float" office:value="3832" calcext:value-type="float">
            <text:p>3832</text:p>
          </table:table-cell>
          <table:table-cell table:formula="of:=4*[.$D$3]*[.B3839]*(1-[.B3839])" office:value-type="float" office:value="0.013839128390289" calcext:value-type="float">
            <text:p>0,013839128390289</text:p>
          </table:table-cell>
          <table:table-cell table:number-columns-repeated="5"/>
        </table:table-row>
        <table:table-row table:style-name="ro1">
          <table:table-cell table:formula="of:=[.A3840]+1" office:value-type="float" office:value="3833" calcext:value-type="float">
            <text:p>3833</text:p>
          </table:table-cell>
          <table:table-cell table:formula="of:=4*[.$D$3]*[.B3840]*(1-[.B3840])" office:value-type="float" office:value="0.0545904276627443" calcext:value-type="float">
            <text:p>0,054590427662744</text:p>
          </table:table-cell>
          <table:table-cell table:number-columns-repeated="5"/>
        </table:table-row>
        <table:table-row table:style-name="ro1">
          <table:table-cell table:formula="of:=[.A3841]+1" office:value-type="float" office:value="3834" calcext:value-type="float">
            <text:p>3834</text:p>
          </table:table-cell>
          <table:table-cell table:formula="of:=4*[.$D$3]*[.B3841]*(1-[.B3841])" office:value-type="float" office:value="0.206441251481372" calcext:value-type="float">
            <text:p>0,206441251481372</text:p>
          </table:table-cell>
          <table:table-cell table:number-columns-repeated="5"/>
        </table:table-row>
        <table:table-row table:style-name="ro1">
          <table:table-cell table:formula="of:=[.A3842]+1" office:value-type="float" office:value="3835" calcext:value-type="float">
            <text:p>3835</text:p>
          </table:table-cell>
          <table:table-cell table:formula="of:=4*[.$D$3]*[.B3842]*(1-[.B3842])" office:value-type="float" office:value="0.655293044672707" calcext:value-type="float">
            <text:p>0,655293044672707</text:p>
          </table:table-cell>
          <table:table-cell table:number-columns-repeated="5"/>
        </table:table-row>
        <table:table-row table:style-name="ro1">
          <table:table-cell table:formula="of:=[.A3843]+1" office:value-type="float" office:value="3836" calcext:value-type="float">
            <text:p>3836</text:p>
          </table:table-cell>
          <table:table-cell table:formula="of:=4*[.$D$3]*[.B3843]*(1-[.B3843])" office:value-type="float" office:value="0.903536281105122" calcext:value-type="float">
            <text:p>0,903536281105122</text:p>
          </table:table-cell>
          <table:table-cell table:number-columns-repeated="5"/>
        </table:table-row>
        <table:table-row table:style-name="ro1">
          <table:table-cell table:formula="of:=[.A3844]+1" office:value-type="float" office:value="3837" calcext:value-type="float">
            <text:p>3837</text:p>
          </table:table-cell>
          <table:table-cell table:formula="of:=4*[.$D$3]*[.B3844]*(1-[.B3844])" office:value-type="float" office:value="0.348633879327391" calcext:value-type="float">
            <text:p>0,348633879327391</text:p>
          </table:table-cell>
          <table:table-cell table:number-columns-repeated="5"/>
        </table:table-row>
        <table:table-row table:style-name="ro1">
          <table:table-cell table:formula="of:=[.A3845]+1" office:value-type="float" office:value="3838" calcext:value-type="float">
            <text:p>3838</text:p>
          </table:table-cell>
          <table:table-cell table:formula="of:=4*[.$D$3]*[.B3845]*(1-[.B3845])" office:value-type="float" office:value="0.9083531900501" calcext:value-type="float">
            <text:p>0,9083531900501</text:p>
          </table:table-cell>
          <table:table-cell table:number-columns-repeated="5"/>
        </table:table-row>
        <table:table-row table:style-name="ro1">
          <table:table-cell table:formula="of:=[.A3846]+1" office:value-type="float" office:value="3839" calcext:value-type="float">
            <text:p>3839</text:p>
          </table:table-cell>
          <table:table-cell table:formula="of:=4*[.$D$3]*[.B3846]*(1-[.B3846])" office:value-type="float" office:value="0.332990688703627" calcext:value-type="float">
            <text:p>0,332990688703627</text:p>
          </table:table-cell>
          <table:table-cell table:number-columns-repeated="5"/>
        </table:table-row>
        <table:table-row table:style-name="ro1">
          <table:table-cell table:formula="of:=[.A3847]+1" office:value-type="float" office:value="3840" calcext:value-type="float">
            <text:p>3840</text:p>
          </table:table-cell>
          <table:table-cell table:formula="of:=4*[.$D$3]*[.B3847]*(1-[.B3847])" office:value-type="float" office:value="0.888431559761245" calcext:value-type="float">
            <text:p>0,888431559761245</text:p>
          </table:table-cell>
          <table:table-cell table:number-columns-repeated="5"/>
        </table:table-row>
        <table:table-row table:style-name="ro1">
          <table:table-cell table:formula="of:=[.A3848]+1" office:value-type="float" office:value="3841" calcext:value-type="float">
            <text:p>3841</text:p>
          </table:table-cell>
          <table:table-cell table:formula="of:=4*[.$D$3]*[.B3848]*(1-[.B3848])" office:value-type="float" office:value="0.396483693525784" calcext:value-type="float">
            <text:p>0,396483693525784</text:p>
          </table:table-cell>
          <table:table-cell table:number-columns-repeated="5"/>
        </table:table-row>
        <table:table-row table:style-name="ro1">
          <table:table-cell table:formula="of:=[.A3849]+1" office:value-type="float" office:value="3842" calcext:value-type="float">
            <text:p>3842</text:p>
          </table:table-cell>
          <table:table-cell table:formula="of:=4*[.$D$3]*[.B3849]*(1-[.B3849])" office:value-type="float" office:value="0.957137497175745" calcext:value-type="float">
            <text:p>0,957137497175745</text:p>
          </table:table-cell>
          <table:table-cell table:number-columns-repeated="5"/>
        </table:table-row>
        <table:table-row table:style-name="ro1">
          <table:table-cell table:formula="of:=[.A3850]+1" office:value-type="float" office:value="3843" calcext:value-type="float">
            <text:p>3843</text:p>
          </table:table-cell>
          <table:table-cell table:formula="of:=4*[.$D$3]*[.B3850]*(1-[.B3850])" office:value-type="float" office:value="0.164101234703583" calcext:value-type="float">
            <text:p>0,164101234703583</text:p>
          </table:table-cell>
          <table:table-cell table:number-columns-repeated="5"/>
        </table:table-row>
        <table:table-row table:style-name="ro1">
          <table:table-cell table:formula="of:=[.A3851]+1" office:value-type="float" office:value="3844" calcext:value-type="float">
            <text:p>3844</text:p>
          </table:table-cell>
          <table:table-cell table:formula="of:=4*[.$D$3]*[.B3851]*(1-[.B3851])" office:value-type="float" office:value="0.54868807788937" calcext:value-type="float">
            <text:p>0,54868807788937</text:p>
          </table:table-cell>
          <table:table-cell table:number-columns-repeated="5"/>
        </table:table-row>
        <table:table-row table:style-name="ro1">
          <table:table-cell table:formula="of:=[.A3852]+1" office:value-type="float" office:value="3845" calcext:value-type="float">
            <text:p>3845</text:p>
          </table:table-cell>
          <table:table-cell table:formula="of:=4*[.$D$3]*[.B3852]*(1-[.B3852])" office:value-type="float" office:value="0.990517884285755" calcext:value-type="float">
            <text:p>0,990517884285755</text:p>
          </table:table-cell>
          <table:table-cell table:number-columns-repeated="5"/>
        </table:table-row>
        <table:table-row table:style-name="ro1">
          <table:table-cell table:formula="of:=[.A3853]+1" office:value-type="float" office:value="3846" calcext:value-type="float">
            <text:p>3846</text:p>
          </table:table-cell>
          <table:table-cell table:formula="of:=4*[.$D$3]*[.B3853]*(1-[.B3853])" office:value-type="float" office:value="0.0375688207833082" calcext:value-type="float">
            <text:p>0,037568820783308</text:p>
          </table:table-cell>
          <table:table-cell table:number-columns-repeated="5"/>
        </table:table-row>
        <table:table-row table:style-name="ro1">
          <table:table-cell table:formula="of:=[.A3854]+1" office:value-type="float" office:value="3847" calcext:value-type="float">
            <text:p>3847</text:p>
          </table:table-cell>
          <table:table-cell table:formula="of:=4*[.$D$3]*[.B3854]*(1-[.B3854])" office:value-type="float" office:value="0.14462961795304" calcext:value-type="float">
            <text:p>0,14462961795304</text:p>
          </table:table-cell>
          <table:table-cell table:number-columns-repeated="5"/>
        </table:table-row>
        <table:table-row table:style-name="ro1">
          <table:table-cell table:formula="of:=[.A3855]+1" office:value-type="float" office:value="3848" calcext:value-type="float">
            <text:p>3848</text:p>
          </table:table-cell>
          <table:table-cell table:formula="of:=4*[.$D$3]*[.B3855]*(1-[.B3855])" office:value-type="float" office:value="0.49484756625519" calcext:value-type="float">
            <text:p>0,49484756625519</text:p>
          </table:table-cell>
          <table:table-cell table:number-columns-repeated="5"/>
        </table:table-row>
        <table:table-row table:style-name="ro1">
          <table:table-cell table:formula="of:=[.A3856]+1" office:value-type="float" office:value="3849" calcext:value-type="float">
            <text:p>3849</text:p>
          </table:table-cell>
          <table:table-cell table:formula="of:=4*[.$D$3]*[.B3856]*(1-[.B3856])" office:value-type="float" office:value="0.999893809706021" calcext:value-type="float">
            <text:p>0,999893809706021</text:p>
          </table:table-cell>
          <table:table-cell table:number-columns-repeated="5"/>
        </table:table-row>
        <table:table-row table:style-name="ro1">
          <table:table-cell table:formula="of:=[.A3857]+1" office:value-type="float" office:value="3850" calcext:value-type="float">
            <text:p>3850</text:p>
          </table:table-cell>
          <table:table-cell table:formula="of:=4*[.$D$3]*[.B3857]*(1-[.B3857])" office:value-type="float" office:value="0.000424716070400804" calcext:value-type="float">
            <text:p>0,000424716070401</text:p>
          </table:table-cell>
          <table:table-cell table:number-columns-repeated="5"/>
        </table:table-row>
        <table:table-row table:style-name="ro1">
          <table:table-cell table:formula="of:=[.A3858]+1" office:value-type="float" office:value="3851" calcext:value-type="float">
            <text:p>3851</text:p>
          </table:table-cell>
          <table:table-cell table:formula="of:=4*[.$D$3]*[.B3858]*(1-[.B3858])" office:value-type="float" office:value="0.00169814274664139" calcext:value-type="float">
            <text:p>0,001698142746641</text:p>
          </table:table-cell>
          <table:table-cell table:number-columns-repeated="5"/>
        </table:table-row>
        <table:table-row table:style-name="ro1">
          <table:table-cell table:formula="of:=[.A3859]+1" office:value-type="float" office:value="3852" calcext:value-type="float">
            <text:p>3852</text:p>
          </table:table-cell>
          <table:table-cell table:formula="of:=4*[.$D$3]*[.B3859]*(1-[.B3859])" office:value-type="float" office:value="0.00678103623141367" calcext:value-type="float">
            <text:p>0,006781036231414</text:p>
          </table:table-cell>
          <table:table-cell table:number-columns-repeated="5"/>
        </table:table-row>
        <table:table-row table:style-name="ro1">
          <table:table-cell table:formula="of:=[.A3860]+1" office:value-type="float" office:value="3853" calcext:value-type="float">
            <text:p>3853</text:p>
          </table:table-cell>
          <table:table-cell table:formula="of:=4*[.$D$3]*[.B3860]*(1-[.B3860])" office:value-type="float" office:value="0.0269402151161677" calcext:value-type="float">
            <text:p>0,026940215116168</text:p>
          </table:table-cell>
          <table:table-cell table:number-columns-repeated="5"/>
        </table:table-row>
        <table:table-row table:style-name="ro1">
          <table:table-cell table:formula="of:=[.A3861]+1" office:value-type="float" office:value="3854" calcext:value-type="float">
            <text:p>3854</text:p>
          </table:table-cell>
          <table:table-cell table:formula="of:=4*[.$D$3]*[.B3861]*(1-[.B3861])" office:value-type="float" office:value="0.104857759702649" calcext:value-type="float">
            <text:p>0,104857759702649</text:p>
          </table:table-cell>
          <table:table-cell table:number-columns-repeated="5"/>
        </table:table-row>
        <table:table-row table:style-name="ro1">
          <table:table-cell table:formula="of:=[.A3862]+1" office:value-type="float" office:value="3855" calcext:value-type="float">
            <text:p>3855</text:p>
          </table:table-cell>
          <table:table-cell table:formula="of:=4*[.$D$3]*[.B3862]*(1-[.B3862])" office:value-type="float" office:value="0.375450439731163" calcext:value-type="float">
            <text:p>0,375450439731163</text:p>
          </table:table-cell>
          <table:table-cell table:number-columns-repeated="5"/>
        </table:table-row>
        <table:table-row table:style-name="ro1">
          <table:table-cell table:formula="of:=[.A3863]+1" office:value-type="float" office:value="3856" calcext:value-type="float">
            <text:p>3856</text:p>
          </table:table-cell>
          <table:table-cell table:formula="of:=4*[.$D$3]*[.B3863]*(1-[.B3863])" office:value-type="float" office:value="0.937949628147357" calcext:value-type="float">
            <text:p>0,937949628147357</text:p>
          </table:table-cell>
          <table:table-cell table:number-columns-repeated="5"/>
        </table:table-row>
        <table:table-row table:style-name="ro1">
          <table:table-cell table:formula="of:=[.A3864]+1" office:value-type="float" office:value="3857" calcext:value-type="float">
            <text:p>3857</text:p>
          </table:table-cell>
          <table:table-cell table:formula="of:=4*[.$D$3]*[.B3864]*(1-[.B3864])" office:value-type="float" office:value="0.232800492822366" calcext:value-type="float">
            <text:p>0,232800492822366</text:p>
          </table:table-cell>
          <table:table-cell table:number-columns-repeated="5"/>
        </table:table-row>
        <table:table-row table:style-name="ro1">
          <table:table-cell table:formula="of:=[.A3865]+1" office:value-type="float" office:value="3858" calcext:value-type="float">
            <text:p>3858</text:p>
          </table:table-cell>
          <table:table-cell table:formula="of:=4*[.$D$3]*[.B3865]*(1-[.B3865])" office:value-type="float" office:value="0.714417693456118" calcext:value-type="float">
            <text:p>0,714417693456118</text:p>
          </table:table-cell>
          <table:table-cell table:number-columns-repeated="5"/>
        </table:table-row>
        <table:table-row table:style-name="ro1">
          <table:table-cell table:formula="of:=[.A3866]+1" office:value-type="float" office:value="3859" calcext:value-type="float">
            <text:p>3859</text:p>
          </table:table-cell>
          <table:table-cell table:formula="of:=4*[.$D$3]*[.B3866]*(1-[.B3866])" office:value-type="float" office:value="0.816100210931833" calcext:value-type="float">
            <text:p>0,816100210931833</text:p>
          </table:table-cell>
          <table:table-cell table:number-columns-repeated="5"/>
        </table:table-row>
        <table:table-row table:style-name="ro1">
          <table:table-cell table:formula="of:=[.A3867]+1" office:value-type="float" office:value="3860" calcext:value-type="float">
            <text:p>3860</text:p>
          </table:table-cell>
          <table:table-cell table:formula="of:=4*[.$D$3]*[.B3867]*(1-[.B3867])" office:value-type="float" office:value="0.600322626595403" calcext:value-type="float">
            <text:p>0,600322626595403</text:p>
          </table:table-cell>
          <table:table-cell table:number-columns-repeated="5"/>
        </table:table-row>
        <table:table-row table:style-name="ro1">
          <table:table-cell table:formula="of:=[.A3868]+1" office:value-type="float" office:value="3861" calcext:value-type="float">
            <text:p>3861</text:p>
          </table:table-cell>
          <table:table-cell table:formula="of:=4*[.$D$3]*[.B3868]*(1-[.B3868])" office:value-type="float" office:value="0.959741482371997" calcext:value-type="float">
            <text:p>0,959741482371997</text:p>
          </table:table-cell>
          <table:table-cell table:number-columns-repeated="5"/>
        </table:table-row>
        <table:table-row table:style-name="ro1">
          <table:table-cell table:formula="of:=[.A3869]+1" office:value-type="float" office:value="3862" calcext:value-type="float">
            <text:p>3862</text:p>
          </table:table-cell>
          <table:table-cell table:formula="of:=4*[.$D$3]*[.B3869]*(1-[.B3869])" office:value-type="float" office:value="0.154551077545594" calcext:value-type="float">
            <text:p>0,154551077545594</text:p>
          </table:table-cell>
          <table:table-cell table:number-columns-repeated="5"/>
        </table:table-row>
        <table:table-row table:style-name="ro1">
          <table:table-cell table:formula="of:=[.A3870]+1" office:value-type="float" office:value="3863" calcext:value-type="float">
            <text:p>3863</text:p>
          </table:table-cell>
          <table:table-cell table:formula="of:=4*[.$D$3]*[.B3870]*(1-[.B3870])" office:value-type="float" office:value="0.522660167900358" calcext:value-type="float">
            <text:p>0,522660167900358</text:p>
          </table:table-cell>
          <table:table-cell table:number-columns-repeated="5"/>
        </table:table-row>
        <table:table-row table:style-name="ro1">
          <table:table-cell table:formula="of:=[.A3871]+1" office:value-type="float" office:value="3864" calcext:value-type="float">
            <text:p>3864</text:p>
          </table:table-cell>
          <table:table-cell table:formula="of:=4*[.$D$3]*[.B3871]*(1-[.B3871])" office:value-type="float" office:value="0.99794606716291" calcext:value-type="float">
            <text:p>0,99794606716291</text:p>
          </table:table-cell>
          <table:table-cell table:number-columns-repeated="5"/>
        </table:table-row>
        <table:table-row table:style-name="ro1">
          <table:table-cell table:formula="of:=[.A3872]+1" office:value-type="float" office:value="3865" calcext:value-type="float">
            <text:p>3865</text:p>
          </table:table-cell>
          <table:table-cell table:formula="of:=4*[.$D$3]*[.B3872]*(1-[.B3872])" office:value-type="float" office:value="0.00819885678796152" calcext:value-type="float">
            <text:p>0,008198856787962</text:p>
          </table:table-cell>
          <table:table-cell table:number-columns-repeated="5"/>
        </table:table-row>
        <table:table-row table:style-name="ro1">
          <table:table-cell table:formula="of:=[.A3873]+1" office:value-type="float" office:value="3866" calcext:value-type="float">
            <text:p>3866</text:p>
          </table:table-cell>
          <table:table-cell table:formula="of:=4*[.$D$3]*[.B3873]*(1-[.B3873])" office:value-type="float" office:value="0.0325265421413281" calcext:value-type="float">
            <text:p>0,032526542141328</text:p>
          </table:table-cell>
          <table:table-cell table:number-columns-repeated="5"/>
        </table:table-row>
        <table:table-row table:style-name="ro1">
          <table:table-cell table:formula="of:=[.A3874]+1" office:value-type="float" office:value="3867" calcext:value-type="float">
            <text:p>3867</text:p>
          </table:table-cell>
          <table:table-cell table:formula="of:=4*[.$D$3]*[.B3874]*(1-[.B3874])" office:value-type="float" office:value="0.125874264790626" calcext:value-type="float">
            <text:p>0,125874264790626</text:p>
          </table:table-cell>
          <table:table-cell table:number-columns-repeated="5"/>
        </table:table-row>
        <table:table-row table:style-name="ro1">
          <table:table-cell table:formula="of:=[.A3875]+1" office:value-type="float" office:value="3868" calcext:value-type="float">
            <text:p>3868</text:p>
          </table:table-cell>
          <table:table-cell table:formula="of:=4*[.$D$3]*[.B3875]*(1-[.B3875])" office:value-type="float" office:value="0.440119737016181" calcext:value-type="float">
            <text:p>0,440119737016181</text:p>
          </table:table-cell>
          <table:table-cell table:number-columns-repeated="5"/>
        </table:table-row>
        <table:table-row table:style-name="ro1">
          <table:table-cell table:formula="of:=[.A3876]+1" office:value-type="float" office:value="3869" calcext:value-type="float">
            <text:p>3869</text:p>
          </table:table-cell>
          <table:table-cell table:formula="of:=4*[.$D$3]*[.B3876]*(1-[.B3876])" office:value-type="float" office:value="0.985657416419955" calcext:value-type="float">
            <text:p>0,985657416419955</text:p>
          </table:table-cell>
          <table:table-cell table:number-columns-repeated="5"/>
        </table:table-row>
        <table:table-row table:style-name="ro1">
          <table:table-cell table:formula="of:=[.A3877]+1" office:value-type="float" office:value="3870" calcext:value-type="float">
            <text:p>3870</text:p>
          </table:table-cell>
          <table:table-cell table:formula="of:=4*[.$D$3]*[.B3877]*(1-[.B3877])" office:value-type="float" office:value="0.0565474955051783" calcext:value-type="float">
            <text:p>0,056547495505178</text:p>
          </table:table-cell>
          <table:table-cell table:number-columns-repeated="5"/>
        </table:table-row>
        <table:table-row table:style-name="ro1">
          <table:table-cell table:formula="of:=[.A3878]+1" office:value-type="float" office:value="3871" calcext:value-type="float">
            <text:p>3871</text:p>
          </table:table-cell>
          <table:table-cell table:formula="of:=4*[.$D$3]*[.B3878]*(1-[.B3878])" office:value-type="float" office:value="0.21339950502908" calcext:value-type="float">
            <text:p>0,21339950502908</text:p>
          </table:table-cell>
          <table:table-cell table:number-columns-repeated="5"/>
        </table:table-row>
        <table:table-row table:style-name="ro1">
          <table:table-cell table:formula="of:=[.A3879]+1" office:value-type="float" office:value="3872" calcext:value-type="float">
            <text:p>3872</text:p>
          </table:table-cell>
          <table:table-cell table:formula="of:=4*[.$D$3]*[.B3879]*(1-[.B3879])" office:value-type="float" office:value="0.671440625129695" calcext:value-type="float">
            <text:p>0,671440625129695</text:p>
          </table:table-cell>
          <table:table-cell table:number-columns-repeated="5"/>
        </table:table-row>
        <table:table-row table:style-name="ro1">
          <table:table-cell table:formula="of:=[.A3880]+1" office:value-type="float" office:value="3873" calcext:value-type="float">
            <text:p>3873</text:p>
          </table:table-cell>
          <table:table-cell table:formula="of:=4*[.$D$3]*[.B3880]*(1-[.B3880])" office:value-type="float" office:value="0.882432448220557" calcext:value-type="float">
            <text:p>0,882432448220557</text:p>
          </table:table-cell>
          <table:table-cell table:number-columns-repeated="5"/>
        </table:table-row>
        <table:table-row table:style-name="ro1">
          <table:table-cell table:formula="of:=[.A3881]+1" office:value-type="float" office:value="3874" calcext:value-type="float">
            <text:p>3874</text:p>
          </table:table-cell>
          <table:table-cell table:formula="of:=4*[.$D$3]*[.B3881]*(1-[.B3881])" office:value-type="float" office:value="0.414981690192124" calcext:value-type="float">
            <text:p>0,414981690192124</text:p>
          </table:table-cell>
          <table:table-cell table:number-columns-repeated="5"/>
        </table:table-row>
        <table:table-row table:style-name="ro1">
          <table:table-cell table:formula="of:=[.A3882]+1" office:value-type="float" office:value="3875" calcext:value-type="float">
            <text:p>3875</text:p>
          </table:table-cell>
          <table:table-cell table:formula="of:=4*[.$D$3]*[.B3882]*(1-[.B3882])" office:value-type="float" office:value="0.971087547989648" calcext:value-type="float">
            <text:p>0,971087547989648</text:p>
          </table:table-cell>
          <table:table-cell table:number-columns-repeated="5"/>
        </table:table-row>
        <table:table-row table:style-name="ro1">
          <table:table-cell table:formula="of:=[.A3883]+1" office:value-type="float" office:value="3876" calcext:value-type="float">
            <text:p>3876</text:p>
          </table:table-cell>
          <table:table-cell table:formula="of:=4*[.$D$3]*[.B3883]*(1-[.B3883])" office:value-type="float" office:value="0.112306088516403" calcext:value-type="float">
            <text:p>0,112306088516403</text:p>
          </table:table-cell>
          <table:table-cell table:number-columns-repeated="5"/>
        </table:table-row>
        <table:table-row table:style-name="ro1">
          <table:table-cell table:formula="of:=[.A3884]+1" office:value-type="float" office:value="3877" calcext:value-type="float">
            <text:p>3877</text:p>
          </table:table-cell>
          <table:table-cell table:formula="of:=4*[.$D$3]*[.B3884]*(1-[.B3884])" office:value-type="float" office:value="0.398773723994197" calcext:value-type="float">
            <text:p>0,398773723994197</text:p>
          </table:table-cell>
          <table:table-cell table:number-columns-repeated="5"/>
        </table:table-row>
        <table:table-row table:style-name="ro1">
          <table:table-cell table:formula="of:=[.A3885]+1" office:value-type="float" office:value="3878" calcext:value-type="float">
            <text:p>3878</text:p>
          </table:table-cell>
          <table:table-cell table:formula="of:=4*[.$D$3]*[.B3885]*(1-[.B3885])" office:value-type="float" office:value="0.959012964183988" calcext:value-type="float">
            <text:p>0,959012964183988</text:p>
          </table:table-cell>
          <table:table-cell table:number-columns-repeated="5"/>
        </table:table-row>
        <table:table-row table:style-name="ro1">
          <table:table-cell table:formula="of:=[.A3886]+1" office:value-type="float" office:value="3879" calcext:value-type="float">
            <text:p>3879</text:p>
          </table:table-cell>
          <table:table-cell table:formula="of:=4*[.$D$3]*[.B3886]*(1-[.B3886])" office:value-type="float" office:value="0.157228394844117" calcext:value-type="float">
            <text:p>0,157228394844117</text:p>
          </table:table-cell>
          <table:table-cell table:number-columns-repeated="5"/>
        </table:table-row>
        <table:table-row table:style-name="ro1">
          <table:table-cell table:formula="of:=[.A3887]+1" office:value-type="float" office:value="3880" calcext:value-type="float">
            <text:p>3880</text:p>
          </table:table-cell>
          <table:table-cell table:formula="of:=4*[.$D$3]*[.B3887]*(1-[.B3887])" office:value-type="float" office:value="0.530030506795437" calcext:value-type="float">
            <text:p>0,530030506795437</text:p>
          </table:table-cell>
          <table:table-cell table:number-columns-repeated="5"/>
        </table:table-row>
        <table:table-row table:style-name="ro1">
          <table:table-cell table:formula="of:=[.A3888]+1" office:value-type="float" office:value="3881" calcext:value-type="float">
            <text:p>3881</text:p>
          </table:table-cell>
          <table:table-cell table:formula="of:=4*[.$D$3]*[.B3888]*(1-[.B3888])" office:value-type="float" office:value="0.996392674646437" calcext:value-type="float">
            <text:p>0,996392674646437</text:p>
          </table:table-cell>
          <table:table-cell table:number-columns-repeated="5"/>
        </table:table-row>
        <table:table-row table:style-name="ro1">
          <table:table-cell table:formula="of:=[.A3889]+1" office:value-type="float" office:value="3882" calcext:value-type="float">
            <text:p>3882</text:p>
          </table:table-cell>
          <table:table-cell table:formula="of:=4*[.$D$3]*[.B3889]*(1-[.B3889])" office:value-type="float" office:value="0.0143772502294271" calcext:value-type="float">
            <text:p>0,014377250229427</text:p>
          </table:table-cell>
          <table:table-cell table:number-columns-repeated="5"/>
        </table:table-row>
        <table:table-row table:style-name="ro1">
          <table:table-cell table:formula="of:=[.A3890]+1" office:value-type="float" office:value="3883" calcext:value-type="float">
            <text:p>3883</text:p>
          </table:table-cell>
          <table:table-cell table:formula="of:=4*[.$D$3]*[.B3890]*(1-[.B3890])" office:value-type="float" office:value="0.0566821796210701" calcext:value-type="float">
            <text:p>0,05668217962107</text:p>
          </table:table-cell>
          <table:table-cell table:number-columns-repeated="5"/>
        </table:table-row>
        <table:table-row table:style-name="ro1">
          <table:table-cell table:formula="of:=[.A3891]+1" office:value-type="float" office:value="3884" calcext:value-type="float">
            <text:p>3884</text:p>
          </table:table-cell>
          <table:table-cell table:formula="of:=4*[.$D$3]*[.B3891]*(1-[.B3891])" office:value-type="float" office:value="0.213877240537899" calcext:value-type="float">
            <text:p>0,213877240537899</text:p>
          </table:table-cell>
          <table:table-cell table:number-columns-repeated="5"/>
        </table:table-row>
        <table:table-row table:style-name="ro1">
          <table:table-cell table:formula="of:=[.A3892]+1" office:value-type="float" office:value="3885" calcext:value-type="float">
            <text:p>3885</text:p>
          </table:table-cell>
          <table:table-cell table:formula="of:=4*[.$D$3]*[.B3892]*(1-[.B3892])" office:value-type="float" office:value="0.672535066071171" calcext:value-type="float">
            <text:p>0,672535066071171</text:p>
          </table:table-cell>
          <table:table-cell table:number-columns-repeated="5"/>
        </table:table-row>
        <table:table-row table:style-name="ro1">
          <table:table-cell table:formula="of:=[.A3893]+1" office:value-type="float" office:value="3886" calcext:value-type="float">
            <text:p>3886</text:p>
          </table:table-cell>
          <table:table-cell table:formula="of:=4*[.$D$3]*[.B3893]*(1-[.B3893])" office:value-type="float" office:value="0.880926603903266" calcext:value-type="float">
            <text:p>0,880926603903266</text:p>
          </table:table-cell>
          <table:table-cell table:number-columns-repeated="5"/>
        </table:table-row>
        <table:table-row table:style-name="ro1">
          <table:table-cell table:formula="of:=[.A3894]+1" office:value-type="float" office:value="3887" calcext:value-type="float">
            <text:p>3887</text:p>
          </table:table-cell>
          <table:table-cell table:formula="of:=4*[.$D$3]*[.B3894]*(1-[.B3894])" office:value-type="float" office:value="0.419579689754897" calcext:value-type="float">
            <text:p>0,419579689754897</text:p>
          </table:table-cell>
          <table:table-cell table:number-columns-repeated="5"/>
        </table:table-row>
        <table:table-row table:style-name="ro1">
          <table:table-cell table:formula="of:=[.A3895]+1" office:value-type="float" office:value="3888" calcext:value-type="float">
            <text:p>3888</text:p>
          </table:table-cell>
          <table:table-cell table:formula="of:=4*[.$D$3]*[.B3895]*(1-[.B3895])" office:value-type="float" office:value="0.974130294800325" calcext:value-type="float">
            <text:p>0,974130294800325</text:p>
          </table:table-cell>
          <table:table-cell table:number-columns-repeated="5"/>
        </table:table-row>
        <table:table-row table:style-name="ro1">
          <table:table-cell table:formula="of:=[.A3896]+1" office:value-type="float" office:value="3889" calcext:value-type="float">
            <text:p>3889</text:p>
          </table:table-cell>
          <table:table-cell table:formula="of:=4*[.$D$3]*[.B3896]*(1-[.B3896])" office:value-type="float" office:value="0.100801854210226" calcext:value-type="float">
            <text:p>0,100801854210226</text:p>
          </table:table-cell>
          <table:table-cell table:number-columns-repeated="5"/>
        </table:table-row>
        <table:table-row table:style-name="ro1">
          <table:table-cell table:formula="of:=[.A3897]+1" office:value-type="float" office:value="3890" calcext:value-type="float">
            <text:p>3890</text:p>
          </table:table-cell>
          <table:table-cell table:formula="of:=4*[.$D$3]*[.B3897]*(1-[.B3897])" office:value-type="float" office:value="0.362563361592027" calcext:value-type="float">
            <text:p>0,362563361592027</text:p>
          </table:table-cell>
          <table:table-cell table:number-columns-repeated="5"/>
        </table:table-row>
        <table:table-row table:style-name="ro1">
          <table:table-cell table:formula="of:=[.A3898]+1" office:value-type="float" office:value="3891" calcext:value-type="float">
            <text:p>3891</text:p>
          </table:table-cell>
          <table:table-cell table:formula="of:=4*[.$D$3]*[.B3898]*(1-[.B3898])" office:value-type="float" office:value="0.924444681692464" calcext:value-type="float">
            <text:p>0,924444681692464</text:p>
          </table:table-cell>
          <table:table-cell table:number-columns-repeated="5"/>
        </table:table-row>
        <table:table-row table:style-name="ro1">
          <table:table-cell table:formula="of:=[.A3899]+1" office:value-type="float" office:value="3892" calcext:value-type="float">
            <text:p>3892</text:p>
          </table:table-cell>
          <table:table-cell table:formula="of:=4*[.$D$3]*[.B3899]*(1-[.B3899])" office:value-type="float" office:value="0.279386848731931" calcext:value-type="float">
            <text:p>0,279386848731931</text:p>
          </table:table-cell>
          <table:table-cell table:number-columns-repeated="5"/>
        </table:table-row>
        <table:table-row table:style-name="ro1">
          <table:table-cell table:formula="of:=[.A3900]+1" office:value-type="float" office:value="3893" calcext:value-type="float">
            <text:p>3893</text:p>
          </table:table-cell>
          <table:table-cell table:formula="of:=4*[.$D$3]*[.B3900]*(1-[.B3900])" office:value-type="float" office:value="0.805319349950288" calcext:value-type="float">
            <text:p>0,805319349950288</text:p>
          </table:table-cell>
          <table:table-cell table:number-columns-repeated="5"/>
        </table:table-row>
        <table:table-row table:style-name="ro1">
          <table:table-cell table:formula="of:=[.A3901]+1" office:value-type="float" office:value="3894" calcext:value-type="float">
            <text:p>3894</text:p>
          </table:table-cell>
          <table:table-cell table:formula="of:=4*[.$D$3]*[.B3901]*(1-[.B3901])" office:value-type="float" office:value="0.627120378183733" calcext:value-type="float">
            <text:p>0,627120378183733</text:p>
          </table:table-cell>
          <table:table-cell table:number-columns-repeated="5"/>
        </table:table-row>
        <table:table-row table:style-name="ro1">
          <table:table-cell table:formula="of:=[.A3902]+1" office:value-type="float" office:value="3895" calcext:value-type="float">
            <text:p>3895</text:p>
          </table:table-cell>
          <table:table-cell table:formula="of:=4*[.$D$3]*[.B3902]*(1-[.B3902])" office:value-type="float" office:value="0.935361637801699" calcext:value-type="float">
            <text:p>0,935361637801699</text:p>
          </table:table-cell>
          <table:table-cell table:number-columns-repeated="5"/>
        </table:table-row>
        <table:table-row table:style-name="ro1">
          <table:table-cell table:formula="of:=[.A3903]+1" office:value-type="float" office:value="3896" calcext:value-type="float">
            <text:p>3896</text:p>
          </table:table-cell>
          <table:table-cell table:formula="of:=4*[.$D$3]*[.B3903]*(1-[.B3903])" office:value-type="float" office:value="0.24184097732249" calcext:value-type="float">
            <text:p>0,24184097732249</text:p>
          </table:table-cell>
          <table:table-cell table:number-columns-repeated="5"/>
        </table:table-row>
        <table:table-row table:style-name="ro1">
          <table:table-cell table:formula="of:=[.A3904]+1" office:value-type="float" office:value="3897" calcext:value-type="float">
            <text:p>3897</text:p>
          </table:table-cell>
          <table:table-cell table:formula="of:=4*[.$D$3]*[.B3904]*(1-[.B3904])" office:value-type="float" office:value="0.733415676040772" calcext:value-type="float">
            <text:p>0,733415676040772</text:p>
          </table:table-cell>
          <table:table-cell table:number-columns-repeated="5"/>
        </table:table-row>
        <table:table-row table:style-name="ro1">
          <table:table-cell table:formula="of:=[.A3905]+1" office:value-type="float" office:value="3898" calcext:value-type="float">
            <text:p>3898</text:p>
          </table:table-cell>
          <table:table-cell table:formula="of:=4*[.$D$3]*[.B3905]*(1-[.B3905])" office:value-type="float" office:value="0.782068488713717" calcext:value-type="float">
            <text:p>0,782068488713717</text:p>
          </table:table-cell>
          <table:table-cell table:number-columns-repeated="5"/>
        </table:table-row>
        <table:table-row table:style-name="ro1">
          <table:table-cell table:formula="of:=[.A3906]+1" office:value-type="float" office:value="3899" calcext:value-type="float">
            <text:p>3899</text:p>
          </table:table-cell>
          <table:table-cell table:formula="of:=4*[.$D$3]*[.B3906]*(1-[.B3906])" office:value-type="float" office:value="0.68174947069904" calcext:value-type="float">
            <text:p>0,68174947069904</text:p>
          </table:table-cell>
          <table:table-cell table:number-columns-repeated="5"/>
        </table:table-row>
        <table:table-row table:style-name="ro1">
          <table:table-cell table:formula="of:=[.A3907]+1" office:value-type="float" office:value="3900" calcext:value-type="float">
            <text:p>3900</text:p>
          </table:table-cell>
          <table:table-cell table:formula="of:=4*[.$D$3]*[.B3907]*(1-[.B3907])" office:value-type="float" office:value="0.867868519602475" calcext:value-type="float">
            <text:p>0,867868519602475</text:p>
          </table:table-cell>
          <table:table-cell table:number-columns-repeated="5"/>
        </table:table-row>
        <table:table-row table:style-name="ro1">
          <table:table-cell table:formula="of:=[.A3908]+1" office:value-type="float" office:value="3901" calcext:value-type="float">
            <text:p>3901</text:p>
          </table:table-cell>
          <table:table-cell table:formula="of:=4*[.$D$3]*[.B3908]*(1-[.B3908])" office:value-type="float" office:value="0.458691009141933" calcext:value-type="float">
            <text:p>0,458691009141933</text:p>
          </table:table-cell>
          <table:table-cell table:number-columns-repeated="5"/>
        </table:table-row>
        <table:table-row table:style-name="ro1">
          <table:table-cell table:formula="of:=[.A3909]+1" office:value-type="float" office:value="3902" calcext:value-type="float">
            <text:p>3902</text:p>
          </table:table-cell>
          <table:table-cell table:formula="of:=4*[.$D$3]*[.B3909]*(1-[.B3909])" office:value-type="float" office:value="0.993174269097152" calcext:value-type="float">
            <text:p>0,993174269097152</text:p>
          </table:table-cell>
          <table:table-cell table:number-columns-repeated="5"/>
        </table:table-row>
        <table:table-row table:style-name="ro1">
          <table:table-cell table:formula="of:=[.A3910]+1" office:value-type="float" office:value="3903" calcext:value-type="float">
            <text:p>3903</text:p>
          </table:table-cell>
          <table:table-cell table:formula="of:=4*[.$D$3]*[.B3910]*(1-[.B3910])" office:value-type="float" office:value="0.0271165612019583" calcext:value-type="float">
            <text:p>0,027116561201958</text:p>
          </table:table-cell>
          <table:table-cell table:number-columns-repeated="5"/>
        </table:table-row>
        <table:table-row table:style-name="ro1">
          <table:table-cell table:formula="of:=[.A3911]+1" office:value-type="float" office:value="3904" calcext:value-type="float">
            <text:p>3904</text:p>
          </table:table-cell>
          <table:table-cell table:formula="of:=4*[.$D$3]*[.B3911]*(1-[.B3911])" office:value-type="float" office:value="0.105525013242155" calcext:value-type="float">
            <text:p>0,105525013242155</text:p>
          </table:table-cell>
          <table:table-cell table:number-columns-repeated="5"/>
        </table:table-row>
        <table:table-row table:style-name="ro1">
          <table:table-cell table:formula="of:=[.A3912]+1" office:value-type="float" office:value="3905" calcext:value-type="float">
            <text:p>3905</text:p>
          </table:table-cell>
          <table:table-cell table:formula="of:=4*[.$D$3]*[.B3912]*(1-[.B3912])" office:value-type="float" office:value="0.377557939289592" calcext:value-type="float">
            <text:p>0,377557939289592</text:p>
          </table:table-cell>
          <table:table-cell table:number-columns-repeated="5"/>
        </table:table-row>
        <table:table-row table:style-name="ro1">
          <table:table-cell table:formula="of:=[.A3913]+1" office:value-type="float" office:value="3906" calcext:value-type="float">
            <text:p>3906</text:p>
          </table:table-cell>
          <table:table-cell table:formula="of:=4*[.$D$3]*[.B3913]*(1-[.B3913])" office:value-type="float" office:value="0.940031767075955" calcext:value-type="float">
            <text:p>0,940031767075955</text:p>
          </table:table-cell>
          <table:table-cell table:number-columns-repeated="5"/>
        </table:table-row>
        <table:table-row table:style-name="ro1">
          <table:table-cell table:formula="of:=[.A3914]+1" office:value-type="float" office:value="3907" calcext:value-type="float">
            <text:p>3907</text:p>
          </table:table-cell>
          <table:table-cell table:formula="of:=4*[.$D$3]*[.B3914]*(1-[.B3914])" office:value-type="float" office:value="0.225488175856051" calcext:value-type="float">
            <text:p>0,225488175856051</text:p>
          </table:table-cell>
          <table:table-cell table:number-columns-repeated="5"/>
        </table:table-row>
        <table:table-row table:style-name="ro1">
          <table:table-cell table:formula="of:=[.A3915]+1" office:value-type="float" office:value="3908" calcext:value-type="float">
            <text:p>3908</text:p>
          </table:table-cell>
          <table:table-cell table:formula="of:=4*[.$D$3]*[.B3915]*(1-[.B3915])" office:value-type="float" office:value="0.698573033620646" calcext:value-type="float">
            <text:p>0,698573033620646</text:p>
          </table:table-cell>
          <table:table-cell table:number-columns-repeated="5"/>
        </table:table-row>
        <table:table-row table:style-name="ro1">
          <table:table-cell table:formula="of:=[.A3916]+1" office:value-type="float" office:value="3909" calcext:value-type="float">
            <text:p>3909</text:p>
          </table:table-cell>
          <table:table-cell table:formula="of:=4*[.$D$3]*[.B3916]*(1-[.B3916])" office:value-type="float" office:value="0.842275001274776" calcext:value-type="float">
            <text:p>0,842275001274776</text:p>
          </table:table-cell>
          <table:table-cell table:number-columns-repeated="5"/>
        </table:table-row>
        <table:table-row table:style-name="ro1">
          <table:table-cell table:formula="of:=[.A3917]+1" office:value-type="float" office:value="3910" calcext:value-type="float">
            <text:p>3910</text:p>
          </table:table-cell>
          <table:table-cell table:formula="of:=4*[.$D$3]*[.B3917]*(1-[.B3917])" office:value-type="float" office:value="0.531391294009409" calcext:value-type="float">
            <text:p>0,531391294009409</text:p>
          </table:table-cell>
          <table:table-cell table:number-columns-repeated="5"/>
        </table:table-row>
        <table:table-row table:style-name="ro1">
          <table:table-cell table:formula="of:=[.A3918]+1" office:value-type="float" office:value="3911" calcext:value-type="float">
            <text:p>3911</text:p>
          </table:table-cell>
          <table:table-cell table:formula="of:=4*[.$D$3]*[.B3918]*(1-[.B3918])" office:value-type="float" office:value="0.996058346641659" calcext:value-type="float">
            <text:p>0,996058346641659</text:p>
          </table:table-cell>
          <table:table-cell table:number-columns-repeated="5"/>
        </table:table-row>
        <table:table-row table:style-name="ro1">
          <table:table-cell table:formula="of:=[.A3919]+1" office:value-type="float" office:value="3912" calcext:value-type="float">
            <text:p>3912</text:p>
          </table:table-cell>
          <table:table-cell table:formula="of:=4*[.$D$3]*[.B3919]*(1-[.B3919])" office:value-type="float" office:value="0.0157044669085732" calcext:value-type="float">
            <text:p>0,015704466908573</text:p>
          </table:table-cell>
          <table:table-cell table:number-columns-repeated="5"/>
        </table:table-row>
        <table:table-row table:style-name="ro1">
          <table:table-cell table:formula="of:=[.A3920]+1" office:value-type="float" office:value="3913" calcext:value-type="float">
            <text:p>3913</text:p>
          </table:table-cell>
          <table:table-cell table:formula="of:=4*[.$D$3]*[.B3920]*(1-[.B3920])" office:value-type="float" office:value="0.061831346510763" calcext:value-type="float">
            <text:p>0,061831346510763</text:p>
          </table:table-cell>
          <table:table-cell table:number-columns-repeated="5"/>
        </table:table-row>
        <table:table-row table:style-name="ro1">
          <table:table-cell table:formula="of:=[.A3921]+1" office:value-type="float" office:value="3914" calcext:value-type="float">
            <text:p>3914</text:p>
          </table:table-cell>
          <table:table-cell table:formula="of:=4*[.$D$3]*[.B3921]*(1-[.B3921])" office:value-type="float" office:value="0.232032924397716" calcext:value-type="float">
            <text:p>0,232032924397716</text:p>
          </table:table-cell>
          <table:table-cell table:number-columns-repeated="5"/>
        </table:table-row>
        <table:table-row table:style-name="ro1">
          <table:table-cell table:formula="of:=[.A3922]+1" office:value-type="float" office:value="3915" calcext:value-type="float">
            <text:p>3915</text:p>
          </table:table-cell>
          <table:table-cell table:formula="of:=4*[.$D$3]*[.B3922]*(1-[.B3922])" office:value-type="float" office:value="0.712774585572639" calcext:value-type="float">
            <text:p>0,712774585572639</text:p>
          </table:table-cell>
          <table:table-cell table:number-columns-repeated="5"/>
        </table:table-row>
        <table:table-row table:style-name="ro1">
          <table:table-cell table:formula="of:=[.A3923]+1" office:value-type="float" office:value="3916" calcext:value-type="float">
            <text:p>3916</text:p>
          </table:table-cell>
          <table:table-cell table:formula="of:=4*[.$D$3]*[.B3923]*(1-[.B3923])" office:value-type="float" office:value="0.818907902937567" calcext:value-type="float">
            <text:p>0,818907902937567</text:p>
          </table:table-cell>
          <table:table-cell table:number-columns-repeated="5"/>
        </table:table-row>
        <table:table-row table:style-name="ro1">
          <table:table-cell table:formula="of:=[.A3924]+1" office:value-type="float" office:value="3917" calcext:value-type="float">
            <text:p>3917</text:p>
          </table:table-cell>
          <table:table-cell table:formula="of:=4*[.$D$3]*[.B3924]*(1-[.B3924])" office:value-type="float" office:value="0.593190997775854" calcext:value-type="float">
            <text:p>0,593190997775854</text:p>
          </table:table-cell>
          <table:table-cell table:number-columns-repeated="5"/>
        </table:table-row>
        <table:table-row table:style-name="ro1">
          <table:table-cell table:formula="of:=[.A3925]+1" office:value-type="float" office:value="3918" calcext:value-type="float">
            <text:p>3918</text:p>
          </table:table-cell>
          <table:table-cell table:formula="of:=4*[.$D$3]*[.B3925]*(1-[.B3925])" office:value-type="float" office:value="0.965261751734163" calcext:value-type="float">
            <text:p>0,965261751734163</text:p>
          </table:table-cell>
          <table:table-cell table:number-columns-repeated="5"/>
        </table:table-row>
        <table:table-row table:style-name="ro1">
          <table:table-cell table:formula="of:=[.A3926]+1" office:value-type="float" office:value="3919" calcext:value-type="float">
            <text:p>3919</text:p>
          </table:table-cell>
          <table:table-cell table:formula="of:=4*[.$D$3]*[.B3926]*(1-[.B3926])" office:value-type="float" office:value="0.134126009493032" calcext:value-type="float">
            <text:p>0,134126009493032</text:p>
          </table:table-cell>
          <table:table-cell table:number-columns-repeated="5"/>
        </table:table-row>
        <table:table-row table:style-name="ro1">
          <table:table-cell table:formula="of:=[.A3927]+1" office:value-type="float" office:value="3920" calcext:value-type="float">
            <text:p>3920</text:p>
          </table:table-cell>
          <table:table-cell table:formula="of:=4*[.$D$3]*[.B3927]*(1-[.B3927])" office:value-type="float" office:value="0.464544892282027" calcext:value-type="float">
            <text:p>0,464544892282027</text:p>
          </table:table-cell>
          <table:table-cell table:number-columns-repeated="5"/>
        </table:table-row>
        <table:table-row table:style-name="ro1">
          <table:table-cell table:formula="of:=[.A3928]+1" office:value-type="float" office:value="3921" calcext:value-type="float">
            <text:p>3921</text:p>
          </table:table-cell>
          <table:table-cell table:formula="of:=4*[.$D$3]*[.B3928]*(1-[.B3928])" office:value-type="float" office:value="0.994971741346828" calcext:value-type="float">
            <text:p>0,994971741346828</text:p>
          </table:table-cell>
          <table:table-cell table:number-columns-repeated="5"/>
        </table:table-row>
        <table:table-row table:style-name="ro1">
          <table:table-cell table:formula="of:=[.A3929]+1" office:value-type="float" office:value="3922" calcext:value-type="float">
            <text:p>3922</text:p>
          </table:table-cell>
          <table:table-cell table:formula="of:=4*[.$D$3]*[.B3929]*(1-[.B3929])" office:value-type="float" office:value="0.0200119010723557" calcext:value-type="float">
            <text:p>0,020011901072356</text:p>
          </table:table-cell>
          <table:table-cell table:number-columns-repeated="5"/>
        </table:table-row>
        <table:table-row table:style-name="ro1">
          <table:table-cell table:formula="of:=[.A3930]+1" office:value-type="float" office:value="3923" calcext:value-type="float">
            <text:p>3923</text:p>
          </table:table-cell>
          <table:table-cell table:formula="of:=4*[.$D$3]*[.B3930]*(1-[.B3930])" office:value-type="float" office:value="0.0784456995513039" calcext:value-type="float">
            <text:p>0,078445699551304</text:p>
          </table:table-cell>
          <table:table-cell table:number-columns-repeated="5"/>
        </table:table-row>
        <table:table-row table:style-name="ro1">
          <table:table-cell table:formula="of:=[.A3931]+1" office:value-type="float" office:value="3924" calcext:value-type="float">
            <text:p>3924</text:p>
          </table:table-cell>
          <table:table-cell table:formula="of:=4*[.$D$3]*[.B3931]*(1-[.B3931])" office:value-type="float" office:value="0.289167887092842" calcext:value-type="float">
            <text:p>0,289167887092842</text:p>
          </table:table-cell>
          <table:table-cell table:number-columns-repeated="5"/>
        </table:table-row>
        <table:table-row table:style-name="ro1">
          <table:table-cell table:formula="of:=[.A3932]+1" office:value-type="float" office:value="3925" calcext:value-type="float">
            <text:p>3925</text:p>
          </table:table-cell>
          <table:table-cell table:formula="of:=4*[.$D$3]*[.B3932]*(1-[.B3932])" office:value-type="float" office:value="0.822199280668413" calcext:value-type="float">
            <text:p>0,822199280668413</text:p>
          </table:table-cell>
          <table:table-cell table:number-columns-repeated="5"/>
        </table:table-row>
        <table:table-row table:style-name="ro1">
          <table:table-cell table:formula="of:=[.A3933]+1" office:value-type="float" office:value="3926" calcext:value-type="float">
            <text:p>3926</text:p>
          </table:table-cell>
          <table:table-cell table:formula="of:=4*[.$D$3]*[.B3933]*(1-[.B3933])" office:value-type="float" office:value="0.584750494147028" calcext:value-type="float">
            <text:p>0,584750494147028</text:p>
          </table:table-cell>
          <table:table-cell table:number-columns-repeated="5"/>
        </table:table-row>
        <table:table-row table:style-name="ro1">
          <table:table-cell table:formula="of:=[.A3934]+1" office:value-type="float" office:value="3927" calcext:value-type="float">
            <text:p>3927</text:p>
          </table:table-cell>
          <table:table-cell table:formula="of:=4*[.$D$3]*[.B3934]*(1-[.B3934])" office:value-type="float" office:value="0.971269414967338" calcext:value-type="float">
            <text:p>0,971269414967338</text:p>
          </table:table-cell>
          <table:table-cell table:number-columns-repeated="5"/>
        </table:table-row>
        <table:table-row table:style-name="ro1">
          <table:table-cell table:formula="of:=[.A3935]+1" office:value-type="float" office:value="3928" calcext:value-type="float">
            <text:p>3928</text:p>
          </table:table-cell>
          <table:table-cell table:formula="of:=4*[.$D$3]*[.B3935]*(1-[.B3935])" office:value-type="float" office:value="0.11162055406537" calcext:value-type="float">
            <text:p>0,11162055406537</text:p>
          </table:table-cell>
          <table:table-cell table:number-columns-repeated="5"/>
        </table:table-row>
        <table:table-row table:style-name="ro1">
          <table:table-cell table:formula="of:=[.A3936]+1" office:value-type="float" office:value="3929" calcext:value-type="float">
            <text:p>3929</text:p>
          </table:table-cell>
          <table:table-cell table:formula="of:=4*[.$D$3]*[.B3936]*(1-[.B3936])" office:value-type="float" office:value="0.39664562390204" calcext:value-type="float">
            <text:p>0,39664562390204</text:p>
          </table:table-cell>
          <table:table-cell table:number-columns-repeated="5"/>
        </table:table-row>
        <table:table-row table:style-name="ro1">
          <table:table-cell table:formula="of:=[.A3937]+1" office:value-type="float" office:value="3930" calcext:value-type="float">
            <text:p>3930</text:p>
          </table:table-cell>
          <table:table-cell table:formula="of:=4*[.$D$3]*[.B3937]*(1-[.B3937])" office:value-type="float" office:value="0.957271491765606" calcext:value-type="float">
            <text:p>0,957271491765606</text:p>
          </table:table-cell>
          <table:table-cell table:number-columns-repeated="5"/>
        </table:table-row>
        <table:table-row table:style-name="ro1">
          <table:table-cell table:formula="of:=[.A3938]+1" office:value-type="float" office:value="3931" calcext:value-type="float">
            <text:p>3931</text:p>
          </table:table-cell>
          <table:table-cell table:formula="of:=4*[.$D$3]*[.B3938]*(1-[.B3938])" office:value-type="float" office:value="0.16361113127383" calcext:value-type="float">
            <text:p>0,16361113127383</text:p>
          </table:table-cell>
          <table:table-cell table:number-columns-repeated="5"/>
        </table:table-row>
        <table:table-row table:style-name="ro1">
          <table:table-cell table:formula="of:=[.A3939]+1" office:value-type="float" office:value="3932" calcext:value-type="float">
            <text:p>3932</text:p>
          </table:table-cell>
          <table:table-cell table:formula="of:=4*[.$D$3]*[.B3939]*(1-[.B3939])" office:value-type="float" office:value="0.547370115988509" calcext:value-type="float">
            <text:p>0,547370115988509</text:p>
          </table:table-cell>
          <table:table-cell table:number-columns-repeated="5"/>
        </table:table-row>
        <table:table-row table:style-name="ro1">
          <table:table-cell table:formula="of:=[.A3940]+1" office:value-type="float" office:value="3933" calcext:value-type="float">
            <text:p>3933</text:p>
          </table:table-cell>
          <table:table-cell table:formula="of:=4*[.$D$3]*[.B3940]*(1-[.B3940])" office:value-type="float" office:value="0.991024288444941" calcext:value-type="float">
            <text:p>0,991024288444941</text:p>
          </table:table-cell>
          <table:table-cell table:number-columns-repeated="5"/>
        </table:table-row>
        <table:table-row table:style-name="ro1">
          <table:table-cell table:formula="of:=[.A3941]+1" office:value-type="float" office:value="3934" calcext:value-type="float">
            <text:p>3934</text:p>
          </table:table-cell>
          <table:table-cell table:formula="of:=4*[.$D$3]*[.B3941]*(1-[.B3941])" office:value-type="float" office:value="0.0355805926285586" calcext:value-type="float">
            <text:p>0,035580592628559</text:p>
          </table:table-cell>
          <table:table-cell table:number-columns-repeated="5"/>
        </table:table-row>
        <table:table-row table:style-name="ro1">
          <table:table-cell table:formula="of:=[.A3942]+1" office:value-type="float" office:value="3935" calcext:value-type="float">
            <text:p>3935</text:p>
          </table:table-cell>
          <table:table-cell table:formula="of:=4*[.$D$3]*[.B3942]*(1-[.B3942])" office:value-type="float" office:value="0.137258456227037" calcext:value-type="float">
            <text:p>0,137258456227037</text:p>
          </table:table-cell>
          <table:table-cell table:number-columns-repeated="5"/>
        </table:table-row>
        <table:table-row table:style-name="ro1">
          <table:table-cell table:formula="of:=[.A3943]+1" office:value-type="float" office:value="3936" calcext:value-type="float">
            <text:p>3936</text:p>
          </table:table-cell>
          <table:table-cell table:formula="of:=4*[.$D$3]*[.B3943]*(1-[.B3943])" office:value-type="float" office:value="0.473674289684829" calcext:value-type="float">
            <text:p>0,473674289684829</text:p>
          </table:table-cell>
          <table:table-cell table:number-columns-repeated="5"/>
        </table:table-row>
        <table:table-row table:style-name="ro1">
          <table:table-cell table:formula="of:=[.A3944]+1" office:value-type="float" office:value="3937" calcext:value-type="float">
            <text:p>3937</text:p>
          </table:table-cell>
          <table:table-cell table:formula="of:=4*[.$D$3]*[.B3944]*(1-[.B3944])" office:value-type="float" office:value="0.997227827905607" calcext:value-type="float">
            <text:p>0,997227827905607</text:p>
          </table:table-cell>
          <table:table-cell table:number-columns-repeated="5"/>
        </table:table-row>
        <table:table-row table:style-name="ro1">
          <table:table-cell table:formula="of:=[.A3945]+1" office:value-type="float" office:value="3938" calcext:value-type="float">
            <text:p>3938</text:p>
          </table:table-cell>
          <table:table-cell table:formula="of:=4*[.$D$3]*[.B3945]*(1-[.B3945])" office:value-type="float" office:value="0.011057948625089" calcext:value-type="float">
            <text:p>0,011057948625089</text:p>
          </table:table-cell>
          <table:table-cell table:number-columns-repeated="5"/>
        </table:table-row>
        <table:table-row table:style-name="ro1">
          <table:table-cell table:formula="of:=[.A3946]+1" office:value-type="float" office:value="3939" calcext:value-type="float">
            <text:p>3939</text:p>
          </table:table-cell>
          <table:table-cell table:formula="of:=4*[.$D$3]*[.B3946]*(1-[.B3946])" office:value-type="float" office:value="0.0437426815891755" calcext:value-type="float">
            <text:p>0,043742681589176</text:p>
          </table:table-cell>
          <table:table-cell table:number-columns-repeated="5"/>
        </table:table-row>
        <table:table-row table:style-name="ro1">
          <table:table-cell table:formula="of:=[.A3947]+1" office:value-type="float" office:value="3940" calcext:value-type="float">
            <text:p>3940</text:p>
          </table:table-cell>
          <table:table-cell table:formula="of:=4*[.$D$3]*[.B3947]*(1-[.B3947])" office:value-type="float" office:value="0.167317037586254" calcext:value-type="float">
            <text:p>0,167317037586254</text:p>
          </table:table-cell>
          <table:table-cell table:number-columns-repeated="5"/>
        </table:table-row>
        <table:table-row table:style-name="ro1">
          <table:table-cell table:formula="of:=[.A3948]+1" office:value-type="float" office:value="3941" calcext:value-type="float">
            <text:p>3941</text:p>
          </table:table-cell>
          <table:table-cell table:formula="of:=4*[.$D$3]*[.B3948]*(1-[.B3948])" office:value-type="float" office:value="0.557288186078456" calcext:value-type="float">
            <text:p>0,557288186078456</text:p>
          </table:table-cell>
          <table:table-cell table:number-columns-repeated="5"/>
        </table:table-row>
        <table:table-row table:style-name="ro1">
          <table:table-cell table:formula="of:=[.A3949]+1" office:value-type="float" office:value="3942" calcext:value-type="float">
            <text:p>3942</text:p>
          </table:table-cell>
          <table:table-cell table:formula="of:=4*[.$D$3]*[.B3949]*(1-[.B3949])" office:value-type="float" office:value="0.986872254943361" calcext:value-type="float">
            <text:p>0,986872254943361</text:p>
          </table:table-cell>
          <table:table-cell table:number-columns-repeated="5"/>
        </table:table-row>
        <table:table-row table:style-name="ro1">
          <table:table-cell table:formula="of:=[.A3950]+1" office:value-type="float" office:value="3943" calcext:value-type="float">
            <text:p>3943</text:p>
          </table:table-cell>
          <table:table-cell table:formula="of:=4*[.$D$3]*[.B3950]*(1-[.B3950])" office:value-type="float" office:value="0.0518216294654686" calcext:value-type="float">
            <text:p>0,051821629465469</text:p>
          </table:table-cell>
          <table:table-cell table:number-columns-repeated="5"/>
        </table:table-row>
        <table:table-row table:style-name="ro1">
          <table:table-cell table:formula="of:=[.A3951]+1" office:value-type="float" office:value="3944" calcext:value-type="float">
            <text:p>3944</text:p>
          </table:table-cell>
          <table:table-cell table:formula="of:=4*[.$D$3]*[.B3951]*(1-[.B3951])" office:value-type="float" office:value="0.196544592740049" calcext:value-type="float">
            <text:p>0,196544592740049</text:p>
          </table:table-cell>
          <table:table-cell table:number-columns-repeated="5"/>
        </table:table-row>
        <table:table-row table:style-name="ro1">
          <table:table-cell table:formula="of:=[.A3952]+1" office:value-type="float" office:value="3945" calcext:value-type="float">
            <text:p>3945</text:p>
          </table:table-cell>
          <table:table-cell table:formula="of:=4*[.$D$3]*[.B3952]*(1-[.B3952])" office:value-type="float" office:value="0.63165926321879" calcext:value-type="float">
            <text:p>0,63165926321879</text:p>
          </table:table-cell>
          <table:table-cell table:number-columns-repeated="5"/>
        </table:table-row>
        <table:table-row table:style-name="ro1">
          <table:table-cell table:formula="of:=[.A3953]+1" office:value-type="float" office:value="3946" calcext:value-type="float">
            <text:p>3946</text:p>
          </table:table-cell>
          <table:table-cell table:formula="of:=4*[.$D$3]*[.B3953]*(1-[.B3953])" office:value-type="float" office:value="0.930663353634742" calcext:value-type="float">
            <text:p>0,930663353634742</text:p>
          </table:table-cell>
          <table:table-cell table:number-columns-repeated="5"/>
        </table:table-row>
        <table:table-row table:style-name="ro1">
          <table:table-cell table:formula="of:=[.A3954]+1" office:value-type="float" office:value="3947" calcext:value-type="float">
            <text:p>3947</text:p>
          </table:table-cell>
          <table:table-cell table:formula="of:=4*[.$D$3]*[.B3954]*(1-[.B3954])" office:value-type="float" office:value="0.258116303344309" calcext:value-type="float">
            <text:p>0,258116303344309</text:p>
          </table:table-cell>
          <table:table-cell table:number-columns-repeated="5"/>
        </table:table-row>
        <table:table-row table:style-name="ro1">
          <table:table-cell table:formula="of:=[.A3955]+1" office:value-type="float" office:value="3948" calcext:value-type="float">
            <text:p>3948</text:p>
          </table:table-cell>
          <table:table-cell table:formula="of:=4*[.$D$3]*[.B3955]*(1-[.B3955])" office:value-type="float" office:value="0.76596910916871" calcext:value-type="float">
            <text:p>0,76596910916871</text:p>
          </table:table-cell>
          <table:table-cell table:number-columns-repeated="5"/>
        </table:table-row>
        <table:table-row table:style-name="ro1">
          <table:table-cell table:formula="of:=[.A3956]+1" office:value-type="float" office:value="3949" calcext:value-type="float">
            <text:p>3949</text:p>
          </table:table-cell>
          <table:table-cell table:formula="of:=4*[.$D$3]*[.B3956]*(1-[.B3956])" office:value-type="float" office:value="0.717041731872011" calcext:value-type="float">
            <text:p>0,717041731872011</text:p>
          </table:table-cell>
          <table:table-cell table:number-columns-repeated="5"/>
        </table:table-row>
        <table:table-row table:style-name="ro1">
          <table:table-cell table:formula="of:=[.A3957]+1" office:value-type="float" office:value="3950" calcext:value-type="float">
            <text:p>3950</text:p>
          </table:table-cell>
          <table:table-cell table:formula="of:=4*[.$D$3]*[.B3957]*(1-[.B3957])" office:value-type="float" office:value="0.811571546503992" calcext:value-type="float">
            <text:p>0,811571546503992</text:p>
          </table:table-cell>
          <table:table-cell table:number-columns-repeated="5"/>
        </table:table-row>
        <table:table-row table:style-name="ro1">
          <table:table-cell table:formula="of:=[.A3958]+1" office:value-type="float" office:value="3951" calcext:value-type="float">
            <text:p>3951</text:p>
          </table:table-cell>
          <table:table-cell table:formula="of:=4*[.$D$3]*[.B3958]*(1-[.B3958])" office:value-type="float" office:value="0.611692685636442" calcext:value-type="float">
            <text:p>0,611692685636442</text:p>
          </table:table-cell>
          <table:table-cell table:number-columns-repeated="5"/>
        </table:table-row>
        <table:table-row table:style-name="ro1">
          <table:table-cell table:formula="of:=[.A3959]+1" office:value-type="float" office:value="3952" calcext:value-type="float">
            <text:p>3952</text:p>
          </table:table-cell>
          <table:table-cell table:formula="of:=4*[.$D$3]*[.B3959]*(1-[.B3959])" office:value-type="float" office:value="0.950098975901276" calcext:value-type="float">
            <text:p>0,950098975901276</text:p>
          </table:table-cell>
          <table:table-cell table:number-columns-repeated="5"/>
        </table:table-row>
        <table:table-row table:style-name="ro1">
          <table:table-cell table:formula="of:=[.A3960]+1" office:value-type="float" office:value="3953" calcext:value-type="float">
            <text:p>3953</text:p>
          </table:table-cell>
          <table:table-cell table:formula="of:=4*[.$D$3]*[.B3960]*(1-[.B3960])" office:value-type="float" office:value="0.189643647570491" calcext:value-type="float">
            <text:p>0,189643647570491</text:p>
          </table:table-cell>
          <table:table-cell table:number-columns-repeated="5"/>
        </table:table-row>
        <table:table-row table:style-name="ro1">
          <table:table-cell table:formula="of:=[.A3961]+1" office:value-type="float" office:value="3954" calcext:value-type="float">
            <text:p>3954</text:p>
          </table:table-cell>
          <table:table-cell table:formula="of:=4*[.$D$3]*[.B3961]*(1-[.B3961])" office:value-type="float" office:value="0.614715738026602" calcext:value-type="float">
            <text:p>0,614715738026602</text:p>
          </table:table-cell>
          <table:table-cell table:number-columns-repeated="5"/>
        </table:table-row>
        <table:table-row table:style-name="ro1">
          <table:table-cell table:formula="of:=[.A3962]+1" office:value-type="float" office:value="3955" calcext:value-type="float">
            <text:p>3955</text:p>
          </table:table-cell>
          <table:table-cell table:formula="of:=4*[.$D$3]*[.B3962]*(1-[.B3962])" office:value-type="float" office:value="0.947361197796048" calcext:value-type="float">
            <text:p>0,947361197796048</text:p>
          </table:table-cell>
          <table:table-cell table:number-columns-repeated="5"/>
        </table:table-row>
        <table:table-row table:style-name="ro1">
          <table:table-cell table:formula="of:=[.A3963]+1" office:value-type="float" office:value="3956" calcext:value-type="float">
            <text:p>3956</text:p>
          </table:table-cell>
          <table:table-cell table:formula="of:=4*[.$D$3]*[.B3963]*(1-[.B3963])" office:value-type="float" office:value="0.19947183482594" calcext:value-type="float">
            <text:p>0,19947183482594</text:p>
          </table:table-cell>
          <table:table-cell table:number-columns-repeated="5"/>
        </table:table-row>
        <table:table-row table:style-name="ro1">
          <table:table-cell table:formula="of:=[.A3964]+1" office:value-type="float" office:value="3957" calcext:value-type="float">
            <text:p>3957</text:p>
          </table:table-cell>
          <table:table-cell table:formula="of:=4*[.$D$3]*[.B3964]*(1-[.B3964])" office:value-type="float" office:value="0.638731287748451" calcext:value-type="float">
            <text:p>0,638731287748451</text:p>
          </table:table-cell>
          <table:table-cell table:number-columns-repeated="5"/>
        </table:table-row>
        <table:table-row table:style-name="ro1">
          <table:table-cell table:formula="of:=[.A3965]+1" office:value-type="float" office:value="3958" calcext:value-type="float">
            <text:p>3958</text:p>
          </table:table-cell>
          <table:table-cell table:formula="of:=4*[.$D$3]*[.B3965]*(1-[.B3965])" office:value-type="float" office:value="0.923014519198626" calcext:value-type="float">
            <text:p>0,923014519198626</text:p>
          </table:table-cell>
          <table:table-cell table:number-columns-repeated="5"/>
        </table:table-row>
        <table:table-row table:style-name="ro1">
          <table:table-cell table:formula="of:=[.A3966]+1" office:value-type="float" office:value="3959" calcext:value-type="float">
            <text:p>3959</text:p>
          </table:table-cell>
          <table:table-cell table:formula="of:=4*[.$D$3]*[.B3966]*(1-[.B3966])" office:value-type="float" office:value="0.284234866188621" calcext:value-type="float">
            <text:p>0,284234866188621</text:p>
          </table:table-cell>
          <table:table-cell table:number-columns-repeated="5"/>
        </table:table-row>
        <table:table-row table:style-name="ro1">
          <table:table-cell table:formula="of:=[.A3967]+1" office:value-type="float" office:value="3960" calcext:value-type="float">
            <text:p>3960</text:p>
          </table:table-cell>
          <table:table-cell table:formula="of:=4*[.$D$3]*[.B3967]*(1-[.B3967])" office:value-type="float" office:value="0.81378162812543" calcext:value-type="float">
            <text:p>0,81378162812543</text:p>
          </table:table-cell>
          <table:table-cell table:number-columns-repeated="5"/>
        </table:table-row>
        <table:table-row table:style-name="ro1">
          <table:table-cell table:formula="of:=[.A3968]+1" office:value-type="float" office:value="3961" calcext:value-type="float">
            <text:p>3961</text:p>
          </table:table-cell>
          <table:table-cell table:formula="of:=4*[.$D$3]*[.B3968]*(1-[.B3968])" office:value-type="float" office:value="0.606164359403816" calcext:value-type="float">
            <text:p>0,606164359403816</text:p>
          </table:table-cell>
          <table:table-cell table:number-columns-repeated="5"/>
        </table:table-row>
        <table:table-row table:style-name="ro1">
          <table:table-cell table:formula="of:=[.A3969]+1" office:value-type="float" office:value="3962" calcext:value-type="float">
            <text:p>3962</text:p>
          </table:table-cell>
          <table:table-cell table:formula="of:=4*[.$D$3]*[.B3969]*(1-[.B3969])" office:value-type="float" office:value="0.954916515169509" calcext:value-type="float">
            <text:p>0,954916515169509</text:p>
          </table:table-cell>
          <table:table-cell table:number-columns-repeated="5"/>
        </table:table-row>
        <table:table-row table:style-name="ro1">
          <table:table-cell table:formula="of:=[.A3970]+1" office:value-type="float" office:value="3963" calcext:value-type="float">
            <text:p>3963</text:p>
          </table:table-cell>
          <table:table-cell table:formula="of:=4*[.$D$3]*[.B3970]*(1-[.B3970])" office:value-type="float" office:value="0.172203856904118" calcext:value-type="float">
            <text:p>0,172203856904118</text:p>
          </table:table-cell>
          <table:table-cell table:number-columns-repeated="5"/>
        </table:table-row>
        <table:table-row table:style-name="ro1">
          <table:table-cell table:formula="of:=[.A3971]+1" office:value-type="float" office:value="3964" calcext:value-type="float">
            <text:p>3964</text:p>
          </table:table-cell>
          <table:table-cell table:formula="of:=4*[.$D$3]*[.B3971]*(1-[.B3971])" office:value-type="float" office:value="0.570198754285856" calcext:value-type="float">
            <text:p>0,570198754285856</text:p>
          </table:table-cell>
          <table:table-cell table:number-columns-repeated="5"/>
        </table:table-row>
        <table:table-row table:style-name="ro1">
          <table:table-cell table:formula="of:=[.A3972]+1" office:value-type="float" office:value="3965" calcext:value-type="float">
            <text:p>3965</text:p>
          </table:table-cell>
          <table:table-cell table:formula="of:=4*[.$D$3]*[.B3972]*(1-[.B3972])" office:value-type="float" office:value="0.980288539586856" calcext:value-type="float">
            <text:p>0,980288539586856</text:p>
          </table:table-cell>
          <table:table-cell table:number-columns-repeated="5"/>
        </table:table-row>
        <table:table-row table:style-name="ro1">
          <table:table-cell table:formula="of:=[.A3973]+1" office:value-type="float" office:value="3966" calcext:value-type="float">
            <text:p>3966</text:p>
          </table:table-cell>
          <table:table-cell table:formula="of:=4*[.$D$3]*[.B3973]*(1-[.B3973])" office:value-type="float" office:value="0.0772916749660993" calcext:value-type="float">
            <text:p>0,077291674966099</text:p>
          </table:table-cell>
          <table:table-cell table:number-columns-repeated="5"/>
        </table:table-row>
        <table:table-row table:style-name="ro1">
          <table:table-cell table:formula="of:=[.A3974]+1" office:value-type="float" office:value="3967" calcext:value-type="float">
            <text:p>3967</text:p>
          </table:table-cell>
          <table:table-cell table:formula="of:=4*[.$D$3]*[.B3974]*(1-[.B3974])" office:value-type="float" office:value="0.285270687788137" calcext:value-type="float">
            <text:p>0,285270687788137</text:p>
          </table:table-cell>
          <table:table-cell table:number-columns-repeated="5"/>
        </table:table-row>
        <table:table-row table:style-name="ro1">
          <table:table-cell table:formula="of:=[.A3975]+1" office:value-type="float" office:value="3968" calcext:value-type="float">
            <text:p>3968</text:p>
          </table:table-cell>
          <table:table-cell table:formula="of:=4*[.$D$3]*[.B3975]*(1-[.B3975])" office:value-type="float" office:value="0.81556528990808" calcext:value-type="float">
            <text:p>0,81556528990808</text:p>
          </table:table-cell>
          <table:table-cell table:number-columns-repeated="5"/>
        </table:table-row>
        <table:table-row table:style-name="ro1">
          <table:table-cell table:formula="of:=[.A3976]+1" office:value-type="float" office:value="3969" calcext:value-type="float">
            <text:p>3969</text:p>
          </table:table-cell>
          <table:table-cell table:formula="of:=4*[.$D$3]*[.B3976]*(1-[.B3976])" office:value-type="float" office:value="0.601674191220916" calcext:value-type="float">
            <text:p>0,601674191220916</text:p>
          </table:table-cell>
          <table:table-cell table:number-columns-repeated="5"/>
        </table:table-row>
        <table:table-row table:style-name="ro1">
          <table:table-cell table:formula="of:=[.A3977]+1" office:value-type="float" office:value="3970" calcext:value-type="float">
            <text:p>3970</text:p>
          </table:table-cell>
          <table:table-cell table:formula="of:=4*[.$D$3]*[.B3977]*(1-[.B3977])" office:value-type="float" office:value="0.95864943535829" calcext:value-type="float">
            <text:p>0,95864943535829</text:p>
          </table:table-cell>
          <table:table-cell table:number-columns-repeated="5"/>
        </table:table-row>
        <table:table-row table:style-name="ro1">
          <table:table-cell table:formula="of:=[.A3978]+1" office:value-type="float" office:value="3971" calcext:value-type="float">
            <text:p>3971</text:p>
          </table:table-cell>
          <table:table-cell table:formula="of:=4*[.$D$3]*[.B3978]*(1-[.B3978])" office:value-type="float" office:value="0.158562781782086" calcext:value-type="float">
            <text:p>0,158562781782086</text:p>
          </table:table-cell>
          <table:table-cell table:number-columns-repeated="5"/>
        </table:table-row>
        <table:table-row table:style-name="ro1">
          <table:table-cell table:formula="of:=[.A3979]+1" office:value-type="float" office:value="3972" calcext:value-type="float">
            <text:p>3972</text:p>
          </table:table-cell>
          <table:table-cell table:formula="of:=4*[.$D$3]*[.B3979]*(1-[.B3979])" office:value-type="float" office:value="0.533682504062451" calcext:value-type="float">
            <text:p>0,533682504062451</text:p>
          </table:table-cell>
          <table:table-cell table:number-columns-repeated="5"/>
        </table:table-row>
        <table:table-row table:style-name="ro1">
          <table:table-cell table:formula="of:=[.A3980]+1" office:value-type="float" office:value="3973" calcext:value-type="float">
            <text:p>3973</text:p>
          </table:table-cell>
          <table:table-cell table:formula="of:=4*[.$D$3]*[.B3980]*(1-[.B3980])" office:value-type="float" office:value="0.995461955680332" calcext:value-type="float">
            <text:p>0,995461955680332</text:p>
          </table:table-cell>
          <table:table-cell table:number-columns-repeated="5"/>
        </table:table-row>
        <table:table-row table:style-name="ro1">
          <table:table-cell table:formula="of:=[.A3981]+1" office:value-type="float" office:value="3974" calcext:value-type="float">
            <text:p>3974</text:p>
          </table:table-cell>
          <table:table-cell table:formula="of:=4*[.$D$3]*[.B3981]*(1-[.B3981])" office:value-type="float" office:value="0.0180698018936837" calcext:value-type="float">
            <text:p>0,018069801893684</text:p>
          </table:table-cell>
          <table:table-cell table:number-columns-repeated="5"/>
        </table:table-row>
        <table:table-row table:style-name="ro1">
          <table:table-cell table:formula="of:=[.A3982]+1" office:value-type="float" office:value="3975" calcext:value-type="float">
            <text:p>3975</text:p>
          </table:table-cell>
          <table:table-cell table:formula="of:=4*[.$D$3]*[.B3982]*(1-[.B3982])" office:value-type="float" office:value="0.0709731366128269" calcext:value-type="float">
            <text:p>0,070973136612827</text:p>
          </table:table-cell>
          <table:table-cell table:number-columns-repeated="5"/>
        </table:table-row>
        <table:table-row table:style-name="ro1">
          <table:table-cell table:formula="of:=[.A3983]+1" office:value-type="float" office:value="3976" calcext:value-type="float">
            <text:p>3976</text:p>
          </table:table-cell>
          <table:table-cell table:formula="of:=4*[.$D$3]*[.B3983]*(1-[.B3983])" office:value-type="float" office:value="0.263743801968656" calcext:value-type="float">
            <text:p>0,263743801968656</text:p>
          </table:table-cell>
          <table:table-cell table:number-columns-repeated="5"/>
        </table:table-row>
        <table:table-row table:style-name="ro1">
          <table:table-cell table:formula="of:=[.A3984]+1" office:value-type="float" office:value="3977" calcext:value-type="float">
            <text:p>3977</text:p>
          </table:table-cell>
          <table:table-cell table:formula="of:=4*[.$D$3]*[.B3984]*(1-[.B3984])" office:value-type="float" office:value="0.776732035567097" calcext:value-type="float">
            <text:p>0,776732035567097</text:p>
          </table:table-cell>
          <table:table-cell table:number-columns-repeated="5"/>
        </table:table-row>
        <table:table-row table:style-name="ro1">
          <table:table-cell table:formula="of:=[.A3985]+1" office:value-type="float" office:value="3978" calcext:value-type="float">
            <text:p>3978</text:p>
          </table:table-cell>
          <table:table-cell table:formula="of:=4*[.$D$3]*[.B3985]*(1-[.B3985])" office:value-type="float" office:value="0.693677521963564" calcext:value-type="float">
            <text:p>0,693677521963564</text:p>
          </table:table-cell>
          <table:table-cell table:number-columns-repeated="5"/>
        </table:table-row>
        <table:table-row table:style-name="ro1">
          <table:table-cell table:formula="of:=[.A3986]+1" office:value-type="float" office:value="3979" calcext:value-type="float">
            <text:p>3979</text:p>
          </table:table-cell>
          <table:table-cell table:formula="of:=4*[.$D$3]*[.B3986]*(1-[.B3986])" office:value-type="float" office:value="0.849956069944213" calcext:value-type="float">
            <text:p>0,849956069944213</text:p>
          </table:table-cell>
          <table:table-cell table:number-columns-repeated="5"/>
        </table:table-row>
        <table:table-row table:style-name="ro1">
          <table:table-cell table:formula="of:=[.A3987]+1" office:value-type="float" office:value="3980" calcext:value-type="float">
            <text:p>3980</text:p>
          </table:table-cell>
          <table:table-cell table:formula="of:=4*[.$D$3]*[.B3987]*(1-[.B3987])" office:value-type="float" office:value="0.510122996436804" calcext:value-type="float">
            <text:p>0,510122996436804</text:p>
          </table:table-cell>
          <table:table-cell table:number-columns-repeated="5"/>
        </table:table-row>
        <table:table-row table:style-name="ro1">
          <table:table-cell table:formula="of:=[.A3988]+1" office:value-type="float" office:value="3981" calcext:value-type="float">
            <text:p>3981</text:p>
          </table:table-cell>
          <table:table-cell table:formula="of:=4*[.$D$3]*[.B3988]*(1-[.B3988])" office:value-type="float" office:value="0.999590099772562" calcext:value-type="float">
            <text:p>0,999590099772562</text:p>
          </table:table-cell>
          <table:table-cell table:number-columns-repeated="5"/>
        </table:table-row>
        <table:table-row table:style-name="ro1">
          <table:table-cell table:formula="of:=[.A3989]+1" office:value-type="float" office:value="3982" calcext:value-type="float">
            <text:p>3982</text:p>
          </table:table-cell>
          <table:table-cell table:formula="of:=4*[.$D$3]*[.B3989]*(1-[.B3989])" office:value-type="float" office:value="0.0016389288369672" calcext:value-type="float">
            <text:p>0,001638928836967</text:p>
          </table:table-cell>
          <table:table-cell table:number-columns-repeated="5"/>
        </table:table-row>
        <table:table-row table:style-name="ro1">
          <table:table-cell table:formula="of:=[.A3990]+1" office:value-type="float" office:value="3983" calcext:value-type="float">
            <text:p>3983</text:p>
          </table:table-cell>
          <table:table-cell table:formula="of:=4*[.$D$3]*[.B3990]*(1-[.B3990])" office:value-type="float" office:value="0.00654497099693822" calcext:value-type="float">
            <text:p>0,006544970996938</text:p>
          </table:table-cell>
          <table:table-cell table:number-columns-repeated="5"/>
        </table:table-row>
        <table:table-row table:style-name="ro1">
          <table:table-cell table:formula="of:=[.A3991]+1" office:value-type="float" office:value="3984" calcext:value-type="float">
            <text:p>3984</text:p>
          </table:table-cell>
          <table:table-cell table:formula="of:=4*[.$D$3]*[.B3991]*(1-[.B3991])" office:value-type="float" office:value="0.0260085374063498" calcext:value-type="float">
            <text:p>0,02600853740635</text:p>
          </table:table-cell>
          <table:table-cell table:number-columns-repeated="5"/>
        </table:table-row>
        <table:table-row table:style-name="ro1">
          <table:table-cell table:formula="of:=[.A3992]+1" office:value-type="float" office:value="3985" calcext:value-type="float">
            <text:p>3985</text:p>
          </table:table-cell>
          <table:table-cell table:formula="of:=4*[.$D$3]*[.B3992]*(1-[.B3992])" office:value-type="float" office:value="0.101328373553329" calcext:value-type="float">
            <text:p>0,101328373553329</text:p>
          </table:table-cell>
          <table:table-cell table:number-columns-repeated="5"/>
        </table:table-row>
        <table:table-row table:style-name="ro1">
          <table:table-cell table:formula="of:=[.A3993]+1" office:value-type="float" office:value="3986" calcext:value-type="float">
            <text:p>3986</text:p>
          </table:table-cell>
          <table:table-cell table:formula="of:=4*[.$D$3]*[.B3993]*(1-[.B3993])" office:value-type="float" office:value="0.364243737065465" calcext:value-type="float">
            <text:p>0,364243737065465</text:p>
          </table:table-cell>
          <table:table-cell table:number-columns-repeated="5"/>
        </table:table-row>
        <table:table-row table:style-name="ro1">
          <table:table-cell table:formula="of:=[.A3994]+1" office:value-type="float" office:value="3987" calcext:value-type="float">
            <text:p>3987</text:p>
          </table:table-cell>
          <table:table-cell table:formula="of:=4*[.$D$3]*[.B3994]*(1-[.B3994])" office:value-type="float" office:value="0.926280948296198" calcext:value-type="float">
            <text:p>0,926280948296198</text:p>
          </table:table-cell>
          <table:table-cell table:number-columns-repeated="5"/>
        </table:table-row>
        <table:table-row table:style-name="ro1">
          <table:table-cell table:formula="of:=[.A3995]+1" office:value-type="float" office:value="3988" calcext:value-type="float">
            <text:p>3988</text:p>
          </table:table-cell>
          <table:table-cell table:formula="of:=4*[.$D$3]*[.B3995]*(1-[.B3995])" office:value-type="float" office:value="0.273138212478777" calcext:value-type="float">
            <text:p>0,273138212478777</text:p>
          </table:table-cell>
          <table:table-cell table:number-columns-repeated="5"/>
        </table:table-row>
        <table:table-row table:style-name="ro1">
          <table:table-cell table:formula="of:=[.A3996]+1" office:value-type="float" office:value="3989" calcext:value-type="float">
            <text:p>3989</text:p>
          </table:table-cell>
          <table:table-cell table:formula="of:=4*[.$D$3]*[.B3996]*(1-[.B3996])" office:value-type="float" office:value="0.794134917450701" calcext:value-type="float">
            <text:p>0,794134917450701</text:p>
          </table:table-cell>
          <table:table-cell table:number-columns-repeated="5"/>
        </table:table-row>
        <table:table-row table:style-name="ro1">
          <table:table-cell table:formula="of:=[.A3997]+1" office:value-type="float" office:value="3990" calcext:value-type="float">
            <text:p>3990</text:p>
          </table:table-cell>
          <table:table-cell table:formula="of:=4*[.$D$3]*[.B3997]*(1-[.B3997])" office:value-type="float" office:value="0.653938601345077" calcext:value-type="float">
            <text:p>0,653938601345077</text:p>
          </table:table-cell>
          <table:table-cell table:number-columns-repeated="5"/>
        </table:table-row>
        <table:table-row table:style-name="ro1">
          <table:table-cell table:formula="of:=[.A3998]+1" office:value-type="float" office:value="3991" calcext:value-type="float">
            <text:p>3991</text:p>
          </table:table-cell>
          <table:table-cell table:formula="of:=4*[.$D$3]*[.B3998]*(1-[.B3998])" office:value-type="float" office:value="0.905211628063686" calcext:value-type="float">
            <text:p>0,905211628063686</text:p>
          </table:table-cell>
          <table:table-cell table:number-columns-repeated="5"/>
        </table:table-row>
        <table:table-row table:style-name="ro1">
          <table:table-cell table:formula="of:=[.A3999]+1" office:value-type="float" office:value="3992" calcext:value-type="float">
            <text:p>3992</text:p>
          </table:table-cell>
          <table:table-cell table:formula="of:=4*[.$D$3]*[.B3999]*(1-[.B3999])" office:value-type="float" office:value="0.343214145927907" calcext:value-type="float">
            <text:p>0,343214145927907</text:p>
          </table:table-cell>
          <table:table-cell table:number-columns-repeated="5"/>
        </table:table-row>
        <table:table-row table:style-name="ro1">
          <table:table-cell table:formula="of:=[.A4000]+1" office:value-type="float" office:value="3993" calcext:value-type="float">
            <text:p>3993</text:p>
          </table:table-cell>
          <table:table-cell table:formula="of:=4*[.$D$3]*[.B4000]*(1-[.B4000])" office:value-type="float" office:value="0.901672783851537" calcext:value-type="float">
            <text:p>0,901672783851537</text:p>
          </table:table-cell>
          <table:table-cell table:number-columns-repeated="5"/>
        </table:table-row>
        <table:table-row table:style-name="ro1">
          <table:table-cell table:formula="of:=[.A4001]+1" office:value-type="float" office:value="3994" calcext:value-type="float">
            <text:p>3994</text:p>
          </table:table-cell>
          <table:table-cell table:formula="of:=4*[.$D$3]*[.B4001]*(1-[.B4001])" office:value-type="float" office:value="0.354635898851825" calcext:value-type="float">
            <text:p>0,354635898851825</text:p>
          </table:table-cell>
          <table:table-cell table:number-columns-repeated="5"/>
        </table:table-row>
        <table:table-row table:style-name="ro1">
          <table:table-cell table:formula="of:=[.A4002]+1" office:value-type="float" office:value="3995" calcext:value-type="float">
            <text:p>3995</text:p>
          </table:table-cell>
          <table:table-cell table:formula="of:=4*[.$D$3]*[.B4002]*(1-[.B4002])" office:value-type="float" office:value="0.915477112389533" calcext:value-type="float">
            <text:p>0,915477112389533</text:p>
          </table:table-cell>
          <table:table-cell table:number-columns-repeated="5"/>
        </table:table-row>
        <table:table-row table:style-name="ro1">
          <table:table-cell table:formula="of:=[.A4003]+1" office:value-type="float" office:value="3996" calcext:value-type="float">
            <text:p>3996</text:p>
          </table:table-cell>
          <table:table-cell table:formula="of:=4*[.$D$3]*[.B4003]*(1-[.B4003])" office:value-type="float" office:value="0.309515076321821" calcext:value-type="float">
            <text:p>0,309515076321821</text:p>
          </table:table-cell>
          <table:table-cell table:number-columns-repeated="5"/>
        </table:table-row>
        <table:table-row table:style-name="ro1">
          <table:table-cell table:formula="of:=[.A4004]+1" office:value-type="float" office:value="3997" calcext:value-type="float">
            <text:p>3997</text:p>
          </table:table-cell>
          <table:table-cell table:formula="of:=4*[.$D$3]*[.B4004]*(1-[.B4004])" office:value-type="float" office:value="0.854861975405274" calcext:value-type="float">
            <text:p>0,854861975405274</text:p>
          </table:table-cell>
          <table:table-cell table:number-columns-repeated="5"/>
        </table:table-row>
        <table:table-row table:style-name="ro1">
          <table:table-cell table:formula="of:=[.A4005]+1" office:value-type="float" office:value="3998" calcext:value-type="float">
            <text:p>3998</text:p>
          </table:table-cell>
          <table:table-cell table:formula="of:=4*[.$D$3]*[.B4005]*(1-[.B4005])" office:value-type="float" office:value="0.496291913645867" calcext:value-type="float">
            <text:p>0,496291913645867</text:p>
          </table:table-cell>
          <table:table-cell table:number-columns-repeated="5"/>
        </table:table-row>
        <table:table-row table:style-name="ro1">
          <table:table-cell table:formula="of:=[.A4006]+1" office:value-type="float" office:value="3999" calcext:value-type="float">
            <text:p>3999</text:p>
          </table:table-cell>
          <table:table-cell table:formula="of:=4*[.$D$3]*[.B4006]*(1-[.B4006])" office:value-type="float" office:value="0.999945000382361" calcext:value-type="float">
            <text:p>0,999945000382361</text:p>
          </table:table-cell>
          <table:table-cell table:number-columns-repeated="5"/>
        </table:table-row>
        <table:table-row table:style-name="ro1">
          <table:table-cell table:formula="of:=[.A4007]+1" office:value-type="float" office:value="4000" calcext:value-type="float">
            <text:p>4000</text:p>
          </table:table-cell>
          <table:table-cell table:formula="of:=4*[.$D$3]*[.B4007]*(1-[.B4007])" office:value-type="float" office:value="0.000219986370723332" calcext:value-type="float">
            <text:p>0,000219986370723</text:p>
          </table:table-cell>
          <table:table-cell table:number-columns-repeated="5"/>
        </table:table-row>
        <table:table-row table:style-name="ro1">
          <table:table-cell table:formula="of:=[.A4008]+1" office:value-type="float" office:value="4001" calcext:value-type="float">
            <text:p>4001</text:p>
          </table:table-cell>
          <table:table-cell table:formula="of:=4*[.$D$3]*[.B4008]*(1-[.B4008])" office:value-type="float" office:value="0.000879751906880113" calcext:value-type="float">
            <text:p>0,00087975190688</text:p>
          </table:table-cell>
          <table:table-cell table:number-columns-repeated="5"/>
        </table:table-row>
        <table:table-row table:style-name="ro1">
          <table:table-cell table:formula="of:=[.A4009]+1" office:value-type="float" office:value="4002" calcext:value-type="float">
            <text:p>4002</text:p>
          </table:table-cell>
          <table:table-cell table:formula="of:=4*[.$D$3]*[.B4009]*(1-[.B4009])" office:value-type="float" office:value="0.00351591177384981" calcext:value-type="float">
            <text:p>0,00351591177385</text:p>
          </table:table-cell>
          <table:table-cell table:number-columns-repeated="5"/>
        </table:table-row>
        <table:table-row table:style-name="ro1">
          <table:table-cell table:formula="of:=[.A4010]+1" office:value-type="float" office:value="4003" calcext:value-type="float">
            <text:p>4003</text:p>
          </table:table-cell>
          <table:table-cell table:formula="of:=4*[.$D$3]*[.B4010]*(1-[.B4010])" office:value-type="float" office:value="0.0140142005529933" calcext:value-type="float">
            <text:p>0,014014200552993</text:p>
          </table:table-cell>
          <table:table-cell table:number-columns-repeated="5"/>
        </table:table-row>
        <table:table-row table:style-name="ro1">
          <table:table-cell table:formula="of:=[.A4011]+1" office:value-type="float" office:value="4004" calcext:value-type="float">
            <text:p>4004</text:p>
          </table:table-cell>
          <table:table-cell table:formula="of:=4*[.$D$3]*[.B4011]*(1-[.B4011])" office:value-type="float" office:value="0.055271210943415" calcext:value-type="float">
            <text:p>0,055271210943415</text:p>
          </table:table-cell>
          <table:table-cell table:number-columns-repeated="5"/>
        </table:table-row>
        <table:table-row table:style-name="ro1">
          <table:table-cell table:formula="of:=[.A4012]+1" office:value-type="float" office:value="4005" calcext:value-type="float">
            <text:p>4005</text:p>
          </table:table-cell>
          <table:table-cell table:formula="of:=4*[.$D$3]*[.B4012]*(1-[.B4012])" office:value-type="float" office:value="0.208865216737054" calcext:value-type="float">
            <text:p>0,208865216737054</text:p>
          </table:table-cell>
          <table:table-cell table:number-columns-repeated="5"/>
        </table:table-row>
        <table:table-row table:style-name="ro1">
          <table:table-cell table:formula="of:=[.A4013]+1" office:value-type="float" office:value="4006" calcext:value-type="float">
            <text:p>4006</text:p>
          </table:table-cell>
          <table:table-cell table:formula="of:=4*[.$D$3]*[.B4013]*(1-[.B4013])" office:value-type="float" office:value="0.66096215189775" calcext:value-type="float">
            <text:p>0,66096215189775</text:p>
          </table:table-cell>
          <table:table-cell table:number-columns-repeated="5"/>
        </table:table-row>
        <table:table-row table:style-name="ro1">
          <table:table-cell table:formula="of:=[.A4014]+1" office:value-type="float" office:value="4007" calcext:value-type="float">
            <text:p>4007</text:p>
          </table:table-cell>
          <table:table-cell table:formula="of:=4*[.$D$3]*[.B4014]*(1-[.B4014])" office:value-type="float" office:value="0.896364742625782" calcext:value-type="float">
            <text:p>0,896364742625782</text:p>
          </table:table-cell>
          <table:table-cell table:number-columns-repeated="5"/>
        </table:table-row>
        <table:table-row table:style-name="ro1">
          <table:table-cell table:formula="of:=[.A4015]+1" office:value-type="float" office:value="4008" calcext:value-type="float">
            <text:p>4008</text:p>
          </table:table-cell>
          <table:table-cell table:formula="of:=4*[.$D$3]*[.B4015]*(1-[.B4015])" office:value-type="float" office:value="0.37157996321279" calcext:value-type="float">
            <text:p>0,37157996321279</text:p>
          </table:table-cell>
          <table:table-cell table:number-columns-repeated="5"/>
        </table:table-row>
        <table:table-row table:style-name="ro1">
          <table:table-cell table:formula="of:=[.A4016]+1" office:value-type="float" office:value="4009" calcext:value-type="float">
            <text:p>4009</text:p>
          </table:table-cell>
          <table:table-cell table:formula="of:=4*[.$D$3]*[.B4016]*(1-[.B4016])" office:value-type="float" office:value="0.934033176606287" calcext:value-type="float">
            <text:p>0,934033176606287</text:p>
          </table:table-cell>
          <table:table-cell table:number-columns-repeated="5"/>
        </table:table-row>
        <table:table-row table:style-name="ro1">
          <table:table-cell table:formula="of:=[.A4017]+1" office:value-type="float" office:value="4010" calcext:value-type="float">
            <text:p>4010</text:p>
          </table:table-cell>
          <table:table-cell table:formula="of:=4*[.$D$3]*[.B4017]*(1-[.B4017])" office:value-type="float" office:value="0.246460806420223" calcext:value-type="float">
            <text:p>0,246460806420223</text:p>
          </table:table-cell>
          <table:table-cell table:number-columns-repeated="5"/>
        </table:table-row>
        <table:table-row table:style-name="ro1">
          <table:table-cell table:formula="of:=[.A4018]+1" office:value-type="float" office:value="4011" calcext:value-type="float">
            <text:p>4011</text:p>
          </table:table-cell>
          <table:table-cell table:formula="of:=4*[.$D$3]*[.B4018]*(1-[.B4018])" office:value-type="float" office:value="0.742871509275666" calcext:value-type="float">
            <text:p>0,742871509275666</text:p>
          </table:table-cell>
          <table:table-cell table:number-columns-repeated="5"/>
        </table:table-row>
        <table:table-row table:style-name="ro1">
          <table:table-cell table:formula="of:=[.A4019]+1" office:value-type="float" office:value="4012" calcext:value-type="float">
            <text:p>4012</text:p>
          </table:table-cell>
          <table:table-cell table:formula="of:=4*[.$D$3]*[.B4019]*(1-[.B4019])" office:value-type="float" office:value="0.76405371992864" calcext:value-type="float">
            <text:p>0,76405371992864</text:p>
          </table:table-cell>
          <table:table-cell table:number-columns-repeated="5"/>
        </table:table-row>
        <table:table-row table:style-name="ro1">
          <table:table-cell table:formula="of:=[.A4020]+1" office:value-type="float" office:value="4013" calcext:value-type="float">
            <text:p>4013</text:p>
          </table:table-cell>
          <table:table-cell table:formula="of:=4*[.$D$3]*[.B4020]*(1-[.B4020])" office:value-type="float" office:value="0.721102531967389" calcext:value-type="float">
            <text:p>0,721102531967389</text:p>
          </table:table-cell>
          <table:table-cell table:number-columns-repeated="5"/>
        </table:table-row>
        <table:table-row table:style-name="ro1">
          <table:table-cell table:formula="of:=[.A4021]+1" office:value-type="float" office:value="4014" calcext:value-type="float">
            <text:p>4014</text:p>
          </table:table-cell>
          <table:table-cell table:formula="of:=4*[.$D$3]*[.B4021]*(1-[.B4021])" office:value-type="float" office:value="0.804454681430439" calcext:value-type="float">
            <text:p>0,804454681430439</text:p>
          </table:table-cell>
          <table:table-cell table:number-columns-repeated="5"/>
        </table:table-row>
        <table:table-row table:style-name="ro1">
          <table:table-cell table:formula="of:=[.A4022]+1" office:value-type="float" office:value="4015" calcext:value-type="float">
            <text:p>4015</text:p>
          </table:table-cell>
          <table:table-cell table:formula="of:=4*[.$D$3]*[.B4022]*(1-[.B4022])" office:value-type="float" office:value="0.629229387820359" calcext:value-type="float">
            <text:p>0,629229387820359</text:p>
          </table:table-cell>
          <table:table-cell table:number-columns-repeated="5"/>
        </table:table-row>
        <table:table-row table:style-name="ro1">
          <table:table-cell table:formula="of:=[.A4023]+1" office:value-type="float" office:value="4016" calcext:value-type="float">
            <text:p>4016</text:p>
          </table:table-cell>
          <table:table-cell table:formula="of:=4*[.$D$3]*[.B4023]*(1-[.B4023])" office:value-type="float" office:value="0.933199061294301" calcext:value-type="float">
            <text:p>0,933199061294301</text:p>
          </table:table-cell>
          <table:table-cell table:number-columns-repeated="5"/>
        </table:table-row>
        <table:table-row table:style-name="ro1">
          <table:table-cell table:formula="of:=[.A4024]+1" office:value-type="float" office:value="4017" calcext:value-type="float">
            <text:p>4017</text:p>
          </table:table-cell>
          <table:table-cell table:formula="of:=4*[.$D$3]*[.B4024]*(1-[.B4024])" office:value-type="float" office:value="0.249354293174947" calcext:value-type="float">
            <text:p>0,249354293174947</text:p>
          </table:table-cell>
          <table:table-cell table:number-columns-repeated="5"/>
        </table:table-row>
        <table:table-row table:style-name="ro1">
          <table:table-cell table:formula="of:=[.A4025]+1" office:value-type="float" office:value="4018" calcext:value-type="float">
            <text:p>4018</text:p>
          </table:table-cell>
          <table:table-cell table:formula="of:=4*[.$D$3]*[.B4025]*(1-[.B4025])" office:value-type="float" office:value="0.748706918600678" calcext:value-type="float">
            <text:p>0,748706918600678</text:p>
          </table:table-cell>
          <table:table-cell table:number-columns-repeated="5"/>
        </table:table-row>
        <table:table-row table:style-name="ro1">
          <table:table-cell table:formula="of:=[.A4026]+1" office:value-type="float" office:value="4019" calcext:value-type="float">
            <text:p>4019</text:p>
          </table:table-cell>
          <table:table-cell table:formula="of:=4*[.$D$3]*[.B4026]*(1-[.B4026])" office:value-type="float" office:value="0.752579474560624" calcext:value-type="float">
            <text:p>0,752579474560624</text:p>
          </table:table-cell>
          <table:table-cell table:number-columns-repeated="5"/>
        </table:table-row>
        <table:table-row table:style-name="ro1">
          <table:table-cell table:formula="of:=[.A4027]+1" office:value-type="float" office:value="4020" calcext:value-type="float">
            <text:p>4020</text:p>
          </table:table-cell>
          <table:table-cell table:formula="of:=4*[.$D$3]*[.B4027]*(1-[.B4027])" office:value-type="float" office:value="0.744814436122717" calcext:value-type="float">
            <text:p>0,744814436122717</text:p>
          </table:table-cell>
          <table:table-cell table:number-columns-repeated="5"/>
        </table:table-row>
        <table:table-row table:style-name="ro1">
          <table:table-cell table:formula="of:=[.A4028]+1" office:value-type="float" office:value="4021" calcext:value-type="float">
            <text:p>4021</text:p>
          </table:table-cell>
          <table:table-cell table:formula="of:=4*[.$D$3]*[.B4028]*(1-[.B4028])" office:value-type="float" office:value="0.760263567463664" calcext:value-type="float">
            <text:p>0,760263567463664</text:p>
          </table:table-cell>
          <table:table-cell table:number-columns-repeated="5"/>
        </table:table-row>
        <table:table-row table:style-name="ro1">
          <table:table-cell table:formula="of:=[.A4029]+1" office:value-type="float" office:value="4022" calcext:value-type="float">
            <text:p>4022</text:p>
          </table:table-cell>
          <table:table-cell table:formula="of:=4*[.$D$3]*[.B4029]*(1-[.B4029])" office:value-type="float" office:value="0.729051501804346" calcext:value-type="float">
            <text:p>0,729051501804346</text:p>
          </table:table-cell>
          <table:table-cell table:number-columns-repeated="5"/>
        </table:table-row>
        <table:table-row table:style-name="ro1">
          <table:table-cell table:formula="of:=[.A4030]+1" office:value-type="float" office:value="4023" calcext:value-type="float">
            <text:p>4023</text:p>
          </table:table-cell>
          <table:table-cell table:formula="of:=4*[.$D$3]*[.B4030]*(1-[.B4030])" office:value-type="float" office:value="0.790141638084694" calcext:value-type="float">
            <text:p>0,790141638084694</text:p>
          </table:table-cell>
          <table:table-cell table:number-columns-repeated="5"/>
        </table:table-row>
        <table:table-row table:style-name="ro1">
          <table:table-cell table:formula="of:=[.A4031]+1" office:value-type="float" office:value="4024" calcext:value-type="float">
            <text:p>4024</text:p>
          </table:table-cell>
          <table:table-cell table:formula="of:=4*[.$D$3]*[.B4031]*(1-[.B4031])" office:value-type="float" office:value="0.663271319398122" calcext:value-type="float">
            <text:p>0,663271319398122</text:p>
          </table:table-cell>
          <table:table-cell table:number-columns-repeated="5"/>
        </table:table-row>
        <table:table-row table:style-name="ro1">
          <table:table-cell table:formula="of:=[.A4032]+1" office:value-type="float" office:value="4025" calcext:value-type="float">
            <text:p>4025</text:p>
          </table:table-cell>
          <table:table-cell table:formula="of:=4*[.$D$3]*[.B4032]*(1-[.B4032])" office:value-type="float" office:value="0.893369905047986" calcext:value-type="float">
            <text:p>0,893369905047986</text:p>
          </table:table-cell>
          <table:table-cell table:number-columns-repeated="5"/>
        </table:table-row>
        <table:table-row table:style-name="ro1">
          <table:table-cell table:formula="of:=[.A4033]+1" office:value-type="float" office:value="4026" calcext:value-type="float">
            <text:p>4026</text:p>
          </table:table-cell>
          <table:table-cell table:formula="of:=4*[.$D$3]*[.B4033]*(1-[.B4033])" office:value-type="float" office:value="0.381040471210154" calcext:value-type="float">
            <text:p>0,381040471210154</text:p>
          </table:table-cell>
          <table:table-cell table:number-columns-repeated="5"/>
        </table:table-row>
        <table:table-row table:style-name="ro1">
          <table:table-cell table:formula="of:=[.A4034]+1" office:value-type="float" office:value="4027" calcext:value-type="float">
            <text:p>4027</text:p>
          </table:table-cell>
          <table:table-cell table:formula="of:=4*[.$D$3]*[.B4034]*(1-[.B4034])" office:value-type="float" office:value="0.943394522040392" calcext:value-type="float">
            <text:p>0,943394522040392</text:p>
          </table:table-cell>
          <table:table-cell table:number-columns-repeated="5"/>
        </table:table-row>
        <table:table-row table:style-name="ro1">
          <table:table-cell table:formula="of:=[.A4035]+1" office:value-type="float" office:value="4028" calcext:value-type="float">
            <text:p>4028</text:p>
          </table:table-cell>
          <table:table-cell table:formula="of:=4*[.$D$3]*[.B4035]*(1-[.B4035])" office:value-type="float" office:value="0.213605191298291" calcext:value-type="float">
            <text:p>0,213605191298291</text:p>
          </table:table-cell>
          <table:table-cell table:number-columns-repeated="5"/>
        </table:table-row>
        <table:table-row table:style-name="ro1">
          <table:table-cell table:formula="of:=[.A4036]+1" office:value-type="float" office:value="4029" calcext:value-type="float">
            <text:p>4029</text:p>
          </table:table-cell>
          <table:table-cell table:formula="of:=4*[.$D$3]*[.B4036]*(1-[.B4036])" office:value-type="float" office:value="0.671912054194846" calcext:value-type="float">
            <text:p>0,671912054194846</text:p>
          </table:table-cell>
          <table:table-cell table:number-columns-repeated="5"/>
        </table:table-row>
        <table:table-row table:style-name="ro1">
          <table:table-cell table:formula="of:=[.A4037]+1" office:value-type="float" office:value="4030" calcext:value-type="float">
            <text:p>4030</text:p>
          </table:table-cell>
          <table:table-cell table:formula="of:=4*[.$D$3]*[.B4037]*(1-[.B4037])" office:value-type="float" office:value="0.881784982490033" calcext:value-type="float">
            <text:p>0,881784982490033</text:p>
          </table:table-cell>
          <table:table-cell table:number-columns-repeated="5"/>
        </table:table-row>
        <table:table-row table:style-name="ro1">
          <table:table-cell table:formula="of:=[.A4038]+1" office:value-type="float" office:value="4031" calcext:value-type="float">
            <text:p>4031</text:p>
          </table:table-cell>
          <table:table-cell table:formula="of:=4*[.$D$3]*[.B4038]*(1-[.B4038])" office:value-type="float" office:value="0.416960908580339" calcext:value-type="float">
            <text:p>0,416960908580339</text:p>
          </table:table-cell>
          <table:table-cell table:number-columns-repeated="5"/>
        </table:table-row>
        <table:table-row table:style-name="ro1">
          <table:table-cell table:formula="of:=[.A4039]+1" office:value-type="float" office:value="4032" calcext:value-type="float">
            <text:p>4032</text:p>
          </table:table-cell>
          <table:table-cell table:formula="of:=4*[.$D$3]*[.B4039]*(1-[.B4039])" office:value-type="float" office:value="0.972418037184789" calcext:value-type="float">
            <text:p>0,972418037184789</text:p>
          </table:table-cell>
          <table:table-cell table:number-columns-repeated="5"/>
        </table:table-row>
        <table:table-row table:style-name="ro1">
          <table:table-cell table:formula="of:=[.A4040]+1" office:value-type="float" office:value="4033" calcext:value-type="float">
            <text:p>4033</text:p>
          </table:table-cell>
          <table:table-cell table:formula="of:=4*[.$D$3]*[.B4040]*(1-[.B4040])" office:value-type="float" office:value="0.107284792569885" calcext:value-type="float">
            <text:p>0,107284792569885</text:p>
          </table:table-cell>
          <table:table-cell table:number-columns-repeated="5"/>
        </table:table-row>
        <table:table-row table:style-name="ro1">
          <table:table-cell table:formula="of:=[.A4041]+1" office:value-type="float" office:value="4034" calcext:value-type="float">
            <text:p>4034</text:p>
          </table:table-cell>
          <table:table-cell table:formula="of:=4*[.$D$3]*[.B4041]*(1-[.B4041])" office:value-type="float" office:value="0.383099063412487" calcext:value-type="float">
            <text:p>0,383099063412487</text:p>
          </table:table-cell>
          <table:table-cell table:number-columns-repeated="5"/>
        </table:table-row>
        <table:table-row table:style-name="ro1">
          <table:table-cell table:formula="of:=[.A4042]+1" office:value-type="float" office:value="4035" calcext:value-type="float">
            <text:p>4035</text:p>
          </table:table-cell>
          <table:table-cell table:formula="of:=4*[.$D$3]*[.B4042]*(1-[.B4042])" office:value-type="float" office:value="0.94533668409985" calcext:value-type="float">
            <text:p>0,94533668409985</text:p>
          </table:table-cell>
          <table:table-cell table:number-columns-repeated="5"/>
        </table:table-row>
        <table:table-row table:style-name="ro1">
          <table:table-cell table:formula="of:=[.A4043]+1" office:value-type="float" office:value="4036" calcext:value-type="float">
            <text:p>4036</text:p>
          </table:table-cell>
          <table:table-cell table:formula="of:=4*[.$D$3]*[.B4043]*(1-[.B4043])" office:value-type="float" office:value="0.206700951179803" calcext:value-type="float">
            <text:p>0,206700951179803</text:p>
          </table:table-cell>
          <table:table-cell table:number-columns-repeated="5"/>
        </table:table-row>
        <table:table-row table:style-name="ro1">
          <table:table-cell table:formula="of:=[.A4044]+1" office:value-type="float" office:value="4037" calcext:value-type="float">
            <text:p>4037</text:p>
          </table:table-cell>
          <table:table-cell table:formula="of:=4*[.$D$3]*[.B4044]*(1-[.B4044])" office:value-type="float" office:value="0.655902671844672" calcext:value-type="float">
            <text:p>0,655902671844672</text:p>
          </table:table-cell>
          <table:table-cell table:number-columns-repeated="5"/>
        </table:table-row>
        <table:table-row table:style-name="ro1">
          <table:table-cell table:formula="of:=[.A4045]+1" office:value-type="float" office:value="4038" calcext:value-type="float">
            <text:p>4038</text:p>
          </table:table-cell>
          <table:table-cell table:formula="of:=4*[.$D$3]*[.B4045]*(1-[.B4045])" office:value-type="float" office:value="0.90277742764677" calcext:value-type="float">
            <text:p>0,90277742764677</text:p>
          </table:table-cell>
          <table:table-cell table:number-columns-repeated="5"/>
        </table:table-row>
        <table:table-row table:style-name="ro1">
          <table:table-cell table:formula="of:=[.A4046]+1" office:value-type="float" office:value="4039" calcext:value-type="float">
            <text:p>4039</text:p>
          </table:table-cell>
          <table:table-cell table:formula="of:=4*[.$D$3]*[.B4046]*(1-[.B4046])" office:value-type="float" office:value="0.351081375113003" calcext:value-type="float">
            <text:p>0,351081375113003</text:p>
          </table:table-cell>
          <table:table-cell table:number-columns-repeated="5"/>
        </table:table-row>
        <table:table-row table:style-name="ro1">
          <table:table-cell table:formula="of:=[.A4047]+1" office:value-type="float" office:value="4040" calcext:value-type="float">
            <text:p>4040</text:p>
          </table:table-cell>
          <table:table-cell table:formula="of:=4*[.$D$3]*[.B4047]*(1-[.B4047])" office:value-type="float" office:value="0.911292972647063" calcext:value-type="float">
            <text:p>0,911292972647063</text:p>
          </table:table-cell>
          <table:table-cell table:number-columns-repeated="5"/>
        </table:table-row>
        <table:table-row table:style-name="ro1">
          <table:table-cell table:formula="of:=[.A4048]+1" office:value-type="float" office:value="4041" calcext:value-type="float">
            <text:p>4041</text:p>
          </table:table-cell>
          <table:table-cell table:formula="of:=4*[.$D$3]*[.B4048]*(1-[.B4048])" office:value-type="float" office:value="0.323352362604569" calcext:value-type="float">
            <text:p>0,323352362604569</text:p>
          </table:table-cell>
          <table:table-cell table:number-columns-repeated="5"/>
        </table:table-row>
        <table:table-row table:style-name="ro1">
          <table:table-cell table:formula="of:=[.A4049]+1" office:value-type="float" office:value="4042" calcext:value-type="float">
            <text:p>4042</text:p>
          </table:table-cell>
          <table:table-cell table:formula="of:=4*[.$D$3]*[.B4049]*(1-[.B4049])" office:value-type="float" office:value="0.87518244881045" calcext:value-type="float">
            <text:p>0,87518244881045</text:p>
          </table:table-cell>
          <table:table-cell table:number-columns-repeated="5"/>
        </table:table-row>
        <table:table-row table:style-name="ro1">
          <table:table-cell table:formula="of:=[.A4050]+1" office:value-type="float" office:value="4043" calcext:value-type="float">
            <text:p>4043</text:p>
          </table:table-cell>
          <table:table-cell table:formula="of:=4*[.$D$3]*[.B4050]*(1-[.B4050])" office:value-type="float" office:value="0.436952520418376" calcext:value-type="float">
            <text:p>0,436952520418376</text:p>
          </table:table-cell>
          <table:table-cell table:number-columns-repeated="5"/>
        </table:table-row>
        <table:table-row table:style-name="ro1">
          <table:table-cell table:formula="of:=[.A4051]+1" office:value-type="float" office:value="4044" calcext:value-type="float">
            <text:p>4044</text:p>
          </table:table-cell>
          <table:table-cell table:formula="of:=4*[.$D$3]*[.B4051]*(1-[.B4051])" office:value-type="float" office:value="0.984100061273619" calcext:value-type="float">
            <text:p>0,984100061273619</text:p>
          </table:table-cell>
          <table:table-cell table:number-columns-repeated="5"/>
        </table:table-row>
        <table:table-row table:style-name="ro1">
          <table:table-cell table:formula="of:=[.A4052]+1" office:value-type="float" office:value="4045" calcext:value-type="float">
            <text:p>4045</text:p>
          </table:table-cell>
          <table:table-cell table:formula="of:=4*[.$D$3]*[.B4052]*(1-[.B4052])" office:value-type="float" office:value="0.0625885226995127" calcext:value-type="float">
            <text:p>0,062588522699513</text:p>
          </table:table-cell>
          <table:table-cell table:number-columns-repeated="5"/>
        </table:table-row>
        <table:table-row table:style-name="ro1">
          <table:table-cell table:formula="of:=[.A4053]+1" office:value-type="float" office:value="4046" calcext:value-type="float">
            <text:p>4046</text:p>
          </table:table-cell>
          <table:table-cell table:formula="of:=4*[.$D$3]*[.B4053]*(1-[.B4053])" office:value-type="float" office:value="0.234684798103221" calcext:value-type="float">
            <text:p>0,234684798103221</text:p>
          </table:table-cell>
          <table:table-cell table:number-columns-repeated="5"/>
        </table:table-row>
        <table:table-row table:style-name="ro1">
          <table:table-cell table:formula="of:=[.A4054]+1" office:value-type="float" office:value="4047" calcext:value-type="float">
            <text:p>4047</text:p>
          </table:table-cell>
          <table:table-cell table:formula="of:=4*[.$D$3]*[.B4054]*(1-[.B4054])" office:value-type="float" office:value="0.718431374569886" calcext:value-type="float">
            <text:p>0,718431374569886</text:p>
          </table:table-cell>
          <table:table-cell table:number-columns-repeated="5"/>
        </table:table-row>
        <table:table-row table:style-name="ro1">
          <table:table-cell table:formula="of:=[.A4055]+1" office:value-type="float" office:value="4048" calcext:value-type="float">
            <text:p>4048</text:p>
          </table:table-cell>
          <table:table-cell table:formula="of:=4*[.$D$3]*[.B4055]*(1-[.B4055])" office:value-type="float" office:value="0.809150938414041" calcext:value-type="float">
            <text:p>0,809150938414041</text:p>
          </table:table-cell>
          <table:table-cell table:number-columns-repeated="5"/>
        </table:table-row>
        <table:table-row table:style-name="ro1">
          <table:table-cell table:formula="of:=[.A4056]+1" office:value-type="float" office:value="4049" calcext:value-type="float">
            <text:p>4049</text:p>
          </table:table-cell>
          <table:table-cell table:formula="of:=4*[.$D$3]*[.B4056]*(1-[.B4056])" office:value-type="float" office:value="0.617702789110872" calcext:value-type="float">
            <text:p>0,617702789110872</text:p>
          </table:table-cell>
          <table:table-cell table:number-columns-repeated="5"/>
        </table:table-row>
        <table:table-row table:style-name="ro1">
          <table:table-cell table:formula="of:=[.A4057]+1" office:value-type="float" office:value="4050" calcext:value-type="float">
            <text:p>4050</text:p>
          </table:table-cell>
          <table:table-cell table:formula="of:=4*[.$D$3]*[.B4057]*(1-[.B4057])" office:value-type="float" office:value="0.944584213742087" calcext:value-type="float">
            <text:p>0,944584213742087</text:p>
          </table:table-cell>
          <table:table-cell table:number-columns-repeated="5"/>
        </table:table-row>
        <table:table-row table:style-name="ro1">
          <table:table-cell table:formula="of:=[.A4058]+1" office:value-type="float" office:value="4051" calcext:value-type="float">
            <text:p>4051</text:p>
          </table:table-cell>
          <table:table-cell table:formula="of:=4*[.$D$3]*[.B4058]*(1-[.B4058])" office:value-type="float" office:value="0.209379507565323" calcext:value-type="float">
            <text:p>0,209379507565323</text:p>
          </table:table-cell>
          <table:table-cell table:number-columns-repeated="5"/>
        </table:table-row>
        <table:table-row table:style-name="ro1">
          <table:table-cell table:formula="of:=[.A4059]+1" office:value-type="float" office:value="4052" calcext:value-type="float">
            <text:p>4052</text:p>
          </table:table-cell>
          <table:table-cell table:formula="of:=4*[.$D$3]*[.B4059]*(1-[.B4059])" office:value-type="float" office:value="0.662158917508104" calcext:value-type="float">
            <text:p>0,662158917508104</text:p>
          </table:table-cell>
          <table:table-cell table:number-columns-repeated="5"/>
        </table:table-row>
        <table:table-row table:style-name="ro1">
          <table:table-cell table:formula="of:=[.A4060]+1" office:value-type="float" office:value="4053" calcext:value-type="float">
            <text:p>4053</text:p>
          </table:table-cell>
          <table:table-cell table:formula="of:=4*[.$D$3]*[.B4060]*(1-[.B4060])" office:value-type="float" office:value="0.8948179418904" calcext:value-type="float">
            <text:p>0,8948179418904</text:p>
          </table:table-cell>
          <table:table-cell table:number-columns-repeated="5"/>
        </table:table-row>
        <table:table-row table:style-name="ro1">
          <table:table-cell table:formula="of:=[.A4061]+1" office:value-type="float" office:value="4054" calcext:value-type="float">
            <text:p>4054</text:p>
          </table:table-cell>
          <table:table-cell table:formula="of:=4*[.$D$3]*[.B4061]*(1-[.B4061])" office:value-type="float" office:value="0.376475171045715" calcext:value-type="float">
            <text:p>0,376475171045715</text:p>
          </table:table-cell>
          <table:table-cell table:number-columns-repeated="5"/>
        </table:table-row>
        <table:table-row table:style-name="ro1">
          <table:table-cell table:formula="of:=[.A4062]+1" office:value-type="float" office:value="4055" calcext:value-type="float">
            <text:p>4055</text:p>
          </table:table-cell>
          <table:table-cell table:formula="of:=4*[.$D$3]*[.B4062]*(1-[.B4062])" office:value-type="float" office:value="0.938966466527258" calcext:value-type="float">
            <text:p>0,938966466527258</text:p>
          </table:table-cell>
          <table:table-cell table:number-columns-repeated="5"/>
        </table:table-row>
        <table:table-row table:style-name="ro1">
          <table:table-cell table:formula="of:=[.A4063]+1" office:value-type="float" office:value="4056" calcext:value-type="float">
            <text:p>4056</text:p>
          </table:table-cell>
          <table:table-cell table:formula="of:=4*[.$D$3]*[.B4063]*(1-[.B4063])" office:value-type="float" office:value="0.229233765058293" calcext:value-type="float">
            <text:p>0,229233765058293</text:p>
          </table:table-cell>
          <table:table-cell table:number-columns-repeated="5"/>
        </table:table-row>
        <table:table-row table:style-name="ro1">
          <table:table-cell table:formula="of:=[.A4064]+1" office:value-type="float" office:value="4057" calcext:value-type="float">
            <text:p>4057</text:p>
          </table:table-cell>
          <table:table-cell table:formula="of:=4*[.$D$3]*[.B4064]*(1-[.B4064])" office:value-type="float" office:value="0.70674258406197" calcext:value-type="float">
            <text:p>0,70674258406197</text:p>
          </table:table-cell>
          <table:table-cell table:number-columns-repeated="5"/>
        </table:table-row>
        <table:table-row table:style-name="ro1">
          <table:table-cell table:formula="of:=[.A4065]+1" office:value-type="float" office:value="4058" calcext:value-type="float">
            <text:p>4058</text:p>
          </table:table-cell>
          <table:table-cell table:formula="of:=4*[.$D$3]*[.B4065]*(1-[.B4065])" office:value-type="float" office:value="0.829030015741518" calcext:value-type="float">
            <text:p>0,829030015741518</text:p>
          </table:table-cell>
          <table:table-cell table:number-columns-repeated="5"/>
        </table:table-row>
        <table:table-row table:style-name="ro1">
          <table:table-cell table:formula="of:=[.A4066]+1" office:value-type="float" office:value="4059" calcext:value-type="float">
            <text:p>4059</text:p>
          </table:table-cell>
          <table:table-cell table:formula="of:=4*[.$D$3]*[.B4066]*(1-[.B4066])" office:value-type="float" office:value="0.566956994964546" calcext:value-type="float">
            <text:p>0,566956994964546</text:p>
          </table:table-cell>
          <table:table-cell table:number-columns-repeated="5"/>
        </table:table-row>
        <table:table-row table:style-name="ro1">
          <table:table-cell table:formula="of:=[.A4067]+1" office:value-type="float" office:value="4060" calcext:value-type="float">
            <text:p>4060</text:p>
          </table:table-cell>
          <table:table-cell table:formula="of:=4*[.$D$3]*[.B4067]*(1-[.B4067])" office:value-type="float" office:value="0.982067043301271" calcext:value-type="float">
            <text:p>0,982067043301271</text:p>
          </table:table-cell>
          <table:table-cell table:number-columns-repeated="5"/>
        </table:table-row>
        <table:table-row table:style-name="ro1">
          <table:table-cell table:formula="of:=[.A4068]+1" office:value-type="float" office:value="4061" calcext:value-type="float">
            <text:p>4061</text:p>
          </table:table-cell>
          <table:table-cell table:formula="of:=4*[.$D$3]*[.B4068]*(1-[.B4068])" office:value-type="float" office:value="0.0704454630510823" calcext:value-type="float">
            <text:p>0,070445463051082</text:p>
          </table:table-cell>
          <table:table-cell table:number-columns-repeated="5"/>
        </table:table-row>
        <table:table-row table:style-name="ro1">
          <table:table-cell table:formula="of:=[.A4069]+1" office:value-type="float" office:value="4062" calcext:value-type="float">
            <text:p>4062</text:p>
          </table:table-cell>
          <table:table-cell table:formula="of:=4*[.$D$3]*[.B4069]*(1-[.B4069])" office:value-type="float" office:value="0.261931599146404" calcext:value-type="float">
            <text:p>0,261931599146404</text:p>
          </table:table-cell>
          <table:table-cell table:number-columns-repeated="5"/>
        </table:table-row>
        <table:table-row table:style-name="ro1">
          <table:table-cell table:formula="of:=[.A4070]+1" office:value-type="float" office:value="4063" calcext:value-type="float">
            <text:p>4063</text:p>
          </table:table-cell>
          <table:table-cell table:formula="of:=4*[.$D$3]*[.B4070]*(1-[.B4070])" office:value-type="float" office:value="0.773293746060045" calcext:value-type="float">
            <text:p>0,773293746060045</text:p>
          </table:table-cell>
          <table:table-cell table:number-columns-repeated="5"/>
        </table:table-row>
        <table:table-row table:style-name="ro1">
          <table:table-cell table:formula="of:=[.A4071]+1" office:value-type="float" office:value="4064" calcext:value-type="float">
            <text:p>4064</text:p>
          </table:table-cell>
          <table:table-cell table:formula="of:=4*[.$D$3]*[.B4071]*(1-[.B4071])" office:value-type="float" office:value="0.70124211345787" calcext:value-type="float">
            <text:p>0,70124211345787</text:p>
          </table:table-cell>
          <table:table-cell table:number-columns-repeated="5"/>
        </table:table-row>
        <table:table-row table:style-name="ro1">
          <table:table-cell table:formula="of:=[.A4072]+1" office:value-type="float" office:value="4065" calcext:value-type="float">
            <text:p>4065</text:p>
          </table:table-cell>
          <table:table-cell table:formula="of:=4*[.$D$3]*[.B4072]*(1-[.B4072])" office:value-type="float" office:value="0.83800644708404" calcext:value-type="float">
            <text:p>0,83800644708404</text:p>
          </table:table-cell>
          <table:table-cell table:number-columns-repeated="5"/>
        </table:table-row>
        <table:table-row table:style-name="ro1">
          <table:table-cell table:formula="of:=[.A4073]+1" office:value-type="float" office:value="4066" calcext:value-type="float">
            <text:p>4066</text:p>
          </table:table-cell>
          <table:table-cell table:formula="of:=4*[.$D$3]*[.B4073]*(1-[.B4073])" office:value-type="float" office:value="0.543006566918497" calcext:value-type="float">
            <text:p>0,543006566918497</text:p>
          </table:table-cell>
          <table:table-cell table:number-columns-repeated="5"/>
        </table:table-row>
        <table:table-row table:style-name="ro1">
          <table:table-cell table:formula="of:=[.A4074]+1" office:value-type="float" office:value="4067" calcext:value-type="float">
            <text:p>4067</text:p>
          </table:table-cell>
          <table:table-cell table:formula="of:=4*[.$D$3]*[.B4074]*(1-[.B4074])" office:value-type="float" office:value="0.992601740807539" calcext:value-type="float">
            <text:p>0,992601740807539</text:p>
          </table:table-cell>
          <table:table-cell table:number-columns-repeated="5"/>
        </table:table-row>
        <table:table-row table:style-name="ro1">
          <table:table-cell table:formula="of:=[.A4075]+1" office:value-type="float" office:value="4068" calcext:value-type="float">
            <text:p>4068</text:p>
          </table:table-cell>
          <table:table-cell table:formula="of:=4*[.$D$3]*[.B4075]*(1-[.B4075])" office:value-type="float" office:value="0.0293740998135276" calcext:value-type="float">
            <text:p>0,029374099813528</text:p>
          </table:table-cell>
          <table:table-cell table:number-columns-repeated="5"/>
        </table:table-row>
        <table:table-row table:style-name="ro1">
          <table:table-cell table:formula="of:=[.A4076]+1" office:value-type="float" office:value="4069" calcext:value-type="float">
            <text:p>4069</text:p>
          </table:table-cell>
          <table:table-cell table:formula="of:=4*[.$D$3]*[.B4076]*(1-[.B4076])" office:value-type="float" office:value="0.11404504829469" calcext:value-type="float">
            <text:p>0,11404504829469</text:p>
          </table:table-cell>
          <table:table-cell table:number-columns-repeated="5"/>
        </table:table-row>
        <table:table-row table:style-name="ro1">
          <table:table-cell table:formula="of:=[.A4077]+1" office:value-type="float" office:value="4070" calcext:value-type="float">
            <text:p>4070</text:p>
          </table:table-cell>
          <table:table-cell table:formula="of:=4*[.$D$3]*[.B4077]*(1-[.B4077])" office:value-type="float" office:value="0.404155101016608" calcext:value-type="float">
            <text:p>0,404155101016608</text:p>
          </table:table-cell>
          <table:table-cell table:number-columns-repeated="5"/>
        </table:table-row>
        <table:table-row table:style-name="ro1">
          <table:table-cell table:formula="of:=[.A4078]+1" office:value-type="float" office:value="4071" calcext:value-type="float">
            <text:p>4071</text:p>
          </table:table-cell>
          <table:table-cell table:formula="of:=4*[.$D$3]*[.B4078]*(1-[.B4078])" office:value-type="float" office:value="0.963255021355453" calcext:value-type="float">
            <text:p>0,963255021355453</text:p>
          </table:table-cell>
          <table:table-cell table:number-columns-repeated="5"/>
        </table:table-row>
        <table:table-row table:style-name="ro1">
          <table:table-cell table:formula="of:=[.A4079]+1" office:value-type="float" office:value="4072" calcext:value-type="float">
            <text:p>4072</text:p>
          </table:table-cell>
          <table:table-cell table:formula="of:=4*[.$D$3]*[.B4079]*(1-[.B4079])" office:value-type="float" office:value="0.141579140755834" calcext:value-type="float">
            <text:p>0,141579140755834</text:p>
          </table:table-cell>
          <table:table-cell table:number-columns-repeated="5"/>
        </table:table-row>
        <table:table-row table:style-name="ro1">
          <table:table-cell table:formula="of:=[.A4080]+1" office:value-type="float" office:value="4073" calcext:value-type="float">
            <text:p>4073</text:p>
          </table:table-cell>
          <table:table-cell table:formula="of:=4*[.$D$3]*[.B4080]*(1-[.B4080])" office:value-type="float" office:value="0.486137950634695" calcext:value-type="float">
            <text:p>0,486137950634695</text:p>
          </table:table-cell>
          <table:table-cell table:number-columns-repeated="5"/>
        </table:table-row>
        <table:table-row table:style-name="ro1">
          <table:table-cell table:formula="of:=[.A4081]+1" office:value-type="float" office:value="4074" calcext:value-type="float">
            <text:p>4074</text:p>
          </table:table-cell>
          <table:table-cell table:formula="of:=4*[.$D$3]*[.B4081]*(1-[.B4081])" office:value-type="float" office:value="0.999231374349575" calcext:value-type="float">
            <text:p>0,999231374349575</text:p>
          </table:table-cell>
          <table:table-cell table:number-columns-repeated="5"/>
        </table:table-row>
        <table:table-row table:style-name="ro1">
          <table:table-cell table:formula="of:=[.A4082]+1" office:value-type="float" office:value="4075" calcext:value-type="float">
            <text:p>4075</text:p>
          </table:table-cell>
          <table:table-cell table:formula="of:=4*[.$D$3]*[.B4082]*(1-[.B4082])" office:value-type="float" office:value="0.00307213946013676" calcext:value-type="float">
            <text:p>0,003072139460137</text:p>
          </table:table-cell>
          <table:table-cell table:number-columns-repeated="5"/>
        </table:table-row>
        <table:table-row table:style-name="ro1">
          <table:table-cell table:formula="of:=[.A4083]+1" office:value-type="float" office:value="4076" calcext:value-type="float">
            <text:p>4076</text:p>
          </table:table-cell>
          <table:table-cell table:formula="of:=4*[.$D$3]*[.B4083]*(1-[.B4083])" office:value-type="float" office:value="0.0122508056770969" calcext:value-type="float">
            <text:p>0,012250805677097</text:p>
          </table:table-cell>
          <table:table-cell table:number-columns-repeated="5"/>
        </table:table-row>
        <table:table-row table:style-name="ro1">
          <table:table-cell table:formula="of:=[.A4084]+1" office:value-type="float" office:value="4077" calcext:value-type="float">
            <text:p>4077</text:p>
          </table:table-cell>
          <table:table-cell table:formula="of:=4*[.$D$3]*[.B4084]*(1-[.B4084])" office:value-type="float" office:value="0.0484028937494358" calcext:value-type="float">
            <text:p>0,048402893749436</text:p>
          </table:table-cell>
          <table:table-cell table:number-columns-repeated="5"/>
        </table:table-row>
        <table:table-row table:style-name="ro1">
          <table:table-cell table:formula="of:=[.A4085]+1" office:value-type="float" office:value="4078" calcext:value-type="float">
            <text:p>4078</text:p>
          </table:table-cell>
          <table:table-cell table:formula="of:=4*[.$D$3]*[.B4085]*(1-[.B4085])" office:value-type="float" office:value="0.184240214504466" calcext:value-type="float">
            <text:p>0,184240214504466</text:p>
          </table:table-cell>
          <table:table-cell table:number-columns-repeated="5"/>
        </table:table-row>
        <table:table-row table:style-name="ro1">
          <table:table-cell table:formula="of:=[.A4086]+1" office:value-type="float" office:value="4079" calcext:value-type="float">
            <text:p>4079</text:p>
          </table:table-cell>
          <table:table-cell table:formula="of:=4*[.$D$3]*[.B4086]*(1-[.B4086])" office:value-type="float" office:value="0.601183031455258" calcext:value-type="float">
            <text:p>0,601183031455258</text:p>
          </table:table-cell>
          <table:table-cell table:number-columns-repeated="5"/>
        </table:table-row>
        <table:table-row table:style-name="ro1">
          <table:table-cell table:formula="of:=[.A4087]+1" office:value-type="float" office:value="4080" calcext:value-type="float">
            <text:p>4080</text:p>
          </table:table-cell>
          <table:table-cell table:formula="of:=4*[.$D$3]*[.B4087]*(1-[.B4087])" office:value-type="float" office:value="0.959047976582097" calcext:value-type="float">
            <text:p>0,959047976582097</text:p>
          </table:table-cell>
          <table:table-cell table:number-columns-repeated="5"/>
        </table:table-row>
        <table:table-row table:style-name="ro1">
          <table:table-cell table:formula="of:=[.A4088]+1" office:value-type="float" office:value="4081" calcext:value-type="float">
            <text:p>4081</text:p>
          </table:table-cell>
          <table:table-cell table:formula="of:=4*[.$D$3]*[.B4088]*(1-[.B4088])" office:value-type="float" office:value="0.157099820783531" calcext:value-type="float">
            <text:p>0,157099820783531</text:p>
          </table:table-cell>
          <table:table-cell table:number-columns-repeated="5"/>
        </table:table-row>
        <table:table-row table:style-name="ro1">
          <table:table-cell table:formula="of:=[.A4089]+1" office:value-type="float" office:value="4082" calcext:value-type="float">
            <text:p>4082</text:p>
          </table:table-cell>
          <table:table-cell table:formula="of:=4*[.$D$3]*[.B4089]*(1-[.B4089])" office:value-type="float" office:value="0.529677868373254" calcext:value-type="float">
            <text:p>0,529677868373254</text:p>
          </table:table-cell>
          <table:table-cell table:number-columns-repeated="5"/>
        </table:table-row>
        <table:table-row table:style-name="ro1">
          <table:table-cell table:formula="of:=[.A4090]+1" office:value-type="float" office:value="4083" calcext:value-type="float">
            <text:p>4083</text:p>
          </table:table-cell>
          <table:table-cell table:formula="of:=4*[.$D$3]*[.B4090]*(1-[.B4090])" office:value-type="float" office:value="0.996476896515279" calcext:value-type="float">
            <text:p>0,996476896515279</text:p>
          </table:table-cell>
          <table:table-cell table:number-columns-repeated="5"/>
        </table:table-row>
        <table:table-row table:style-name="ro1">
          <table:table-cell table:formula="of:=[.A4091]+1" office:value-type="float" office:value="4084" calcext:value-type="float">
            <text:p>4084</text:p>
          </table:table-cell>
          <table:table-cell table:formula="of:=4*[.$D$3]*[.B4091]*(1-[.B4091])" office:value-type="float" office:value="0.0140427649062267" calcext:value-type="float">
            <text:p>0,014042764906227</text:p>
          </table:table-cell>
          <table:table-cell table:number-columns-repeated="5"/>
        </table:table-row>
        <table:table-row table:style-name="ro1">
          <table:table-cell table:formula="of:=[.A4092]+1" office:value-type="float" office:value="4085" calcext:value-type="float">
            <text:p>4085</text:p>
          </table:table-cell>
          <table:table-cell table:formula="of:=4*[.$D$3]*[.B4092]*(1-[.B4092])" office:value-type="float" office:value="0.0553822626400607" calcext:value-type="float">
            <text:p>0,055382262640061</text:p>
          </table:table-cell>
          <table:table-cell table:number-columns-repeated="5"/>
        </table:table-row>
        <table:table-row table:style-name="ro1">
          <table:table-cell table:formula="of:=[.A4093]+1" office:value-type="float" office:value="4086" calcext:value-type="float">
            <text:p>4086</text:p>
          </table:table-cell>
          <table:table-cell table:formula="of:=4*[.$D$3]*[.B4093]*(1-[.B4093])" office:value-type="float" office:value="0.209260270499712" calcext:value-type="float">
            <text:p>0,209260270499712</text:p>
          </table:table-cell>
          <table:table-cell table:number-columns-repeated="5"/>
        </table:table-row>
        <table:table-row table:style-name="ro1">
          <table:table-cell table:formula="of:=[.A4094]+1" office:value-type="float" office:value="4087" calcext:value-type="float">
            <text:p>4087</text:p>
          </table:table-cell>
          <table:table-cell table:formula="of:=4*[.$D$3]*[.B4094]*(1-[.B4094])" office:value-type="float" office:value="0.661881638760398" calcext:value-type="float">
            <text:p>0,661881638760398</text:p>
          </table:table-cell>
          <table:table-cell table:number-columns-repeated="5"/>
        </table:table-row>
        <table:table-row table:style-name="ro1">
          <table:table-cell table:formula="of:=[.A4095]+1" office:value-type="float" office:value="4088" calcext:value-type="float">
            <text:p>4088</text:p>
          </table:table-cell>
          <table:table-cell table:formula="of:=4*[.$D$3]*[.B4095]*(1-[.B4095])" office:value-type="float" office:value="0.895177340128992" calcext:value-type="float">
            <text:p>0,895177340128992</text:p>
          </table:table-cell>
          <table:table-cell table:number-columns-repeated="5"/>
        </table:table-row>
        <table:table-row table:style-name="ro1">
          <table:table-cell table:formula="of:=[.A4096]+1" office:value-type="float" office:value="4089" calcext:value-type="float">
            <text:p>4089</text:p>
          </table:table-cell>
          <table:table-cell table:formula="of:=4*[.$D$3]*[.B4096]*(1-[.B4096])" office:value-type="float" office:value="0.3753394793943" calcext:value-type="float">
            <text:p>0,3753394793943</text:p>
          </table:table-cell>
          <table:table-cell table:number-columns-repeated="5"/>
        </table:table-row>
        <table:table-row table:style-name="ro1">
          <table:table-cell table:formula="of:=[.A4097]+1" office:value-type="float" office:value="4090" calcext:value-type="float">
            <text:p>4090</text:p>
          </table:table-cell>
          <table:table-cell table:formula="of:=4*[.$D$3]*[.B4097]*(1-[.B4097])" office:value-type="float" office:value="0.937839018409263" calcext:value-type="float">
            <text:p>0,937839018409263</text:p>
          </table:table-cell>
          <table:table-cell table:number-columns-repeated="5"/>
        </table:table-row>
        <table:table-row table:style-name="ro1">
          <table:table-cell table:formula="of:=[.A4098]+1" office:value-type="float" office:value="4091" calcext:value-type="float">
            <text:p>4091</text:p>
          </table:table-cell>
          <table:table-cell table:formula="of:=4*[.$D$3]*[.B4098]*(1-[.B4098])" office:value-type="float" office:value="0.233187975833651" calcext:value-type="float">
            <text:p>0,233187975833651</text:p>
          </table:table-cell>
          <table:table-cell table:number-columns-repeated="5"/>
        </table:table-row>
        <table:table-row table:style-name="ro1">
          <table:table-cell table:formula="of:=[.A4099]+1" office:value-type="float" office:value="4092" calcext:value-type="float">
            <text:p>4092</text:p>
          </table:table-cell>
          <table:table-cell table:formula="of:=4*[.$D$3]*[.B4099]*(1-[.B4099])" office:value-type="float" office:value="0.715245375041022" calcext:value-type="float">
            <text:p>0,715245375041022</text:p>
          </table:table-cell>
          <table:table-cell table:number-columns-repeated="5"/>
        </table:table-row>
        <table:table-row table:style-name="ro1">
          <table:table-cell table:formula="of:=[.A4100]+1" office:value-type="float" office:value="4093" calcext:value-type="float">
            <text:p>4093</text:p>
          </table:table-cell>
          <table:table-cell table:formula="of:=4*[.$D$3]*[.B4100]*(1-[.B4100])" office:value-type="float" office:value="0.814677714093799" calcext:value-type="float">
            <text:p>0,814677714093799</text:p>
          </table:table-cell>
          <table:table-cell table:number-columns-repeated="5"/>
        </table:table-row>
        <table:table-row table:style-name="ro1">
          <table:table-cell table:formula="of:=[.A4101]+1" office:value-type="float" office:value="4094" calcext:value-type="float">
            <text:p>4094</text:p>
          </table:table-cell>
          <table:table-cell table:formula="of:=4*[.$D$3]*[.B4101]*(1-[.B4101])" office:value-type="float" office:value="0.603911745010804" calcext:value-type="float">
            <text:p>0,603911745010804</text:p>
          </table:table-cell>
          <table:table-cell table:number-columns-repeated="5"/>
        </table:table-row>
        <table:table-row table:style-name="ro1">
          <table:table-cell table:formula="of:=[.A4102]+1" office:value-type="float" office:value="4095" calcext:value-type="float">
            <text:p>4095</text:p>
          </table:table-cell>
          <table:table-cell table:formula="of:=4*[.$D$3]*[.B4102]*(1-[.B4102])" office:value-type="float" office:value="0.956809396995238" calcext:value-type="float">
            <text:p>0,956809396995238</text:p>
          </table:table-cell>
          <table:table-cell table:number-columns-repeated="5"/>
        </table:table-row>
        <table:table-row table:style-name="ro1">
          <table:table-cell table:formula="of:=[.A4103]+1" office:value-type="float" office:value="4096" calcext:value-type="float">
            <text:p>4096</text:p>
          </table:table-cell>
          <table:table-cell table:formula="of:=4*[.$D$3]*[.B4103]*(1-[.B4103])" office:value-type="float" office:value="0.165300699267386" calcext:value-type="float">
            <text:p>0,165300699267386</text:p>
          </table:table-cell>
          <table:table-cell table:number-columns-repeated="5"/>
        </table:table-row>
        <table:table-row table:style-name="ro1">
          <table:table-cell table:formula="of:=[.A4104]+1" office:value-type="float" office:value="4097" calcext:value-type="float">
            <text:p>4097</text:p>
          </table:table-cell>
          <table:table-cell table:formula="of:=4*[.$D$3]*[.B4104]*(1-[.B4104])" office:value-type="float" office:value="0.551905512356398" calcext:value-type="float">
            <text:p>0,551905512356398</text:p>
          </table:table-cell>
          <table:table-cell table:number-columns-repeated="5"/>
        </table:table-row>
        <table:table-row table:style-name="ro1">
          <table:table-cell table:formula="of:=[.A4105]+1" office:value-type="float" office:value="4098" calcext:value-type="float">
            <text:p>4098</text:p>
          </table:table-cell>
          <table:table-cell table:formula="of:=4*[.$D$3]*[.B4105]*(1-[.B4105])" office:value-type="float" office:value="0.989223271148079" calcext:value-type="float">
            <text:p>0,989223271148079</text:p>
          </table:table-cell>
          <table:table-cell table:number-columns-repeated="5"/>
        </table:table-row>
        <table:table-row table:style-name="ro1">
          <table:table-cell table:formula="of:=[.A4106]+1" office:value-type="float" office:value="4099" calcext:value-type="float">
            <text:p>4099</text:p>
          </table:table-cell>
          <table:table-cell table:formula="of:=4*[.$D$3]*[.B4106]*(1-[.B4106])" office:value-type="float" office:value="0.0426423638686916" calcext:value-type="float">
            <text:p>0,042642363868692</text:p>
          </table:table-cell>
          <table:table-cell table:number-columns-repeated="5"/>
        </table:table-row>
        <table:table-row table:style-name="ro1">
          <table:table-cell table:formula="of:=[.A4107]+1" office:value-type="float" office:value="4100" calcext:value-type="float">
            <text:p>4100</text:p>
          </table:table-cell>
          <table:table-cell table:formula="of:=4*[.$D$3]*[.B4107]*(1-[.B4107])" office:value-type="float" office:value="0.163295970689527" calcext:value-type="float">
            <text:p>0,163295970689527</text:p>
          </table:table-cell>
          <table:table-cell table:number-columns-repeated="5"/>
        </table:table-row>
        <table:table-row table:style-name="ro1">
          <table:table-cell table:formula="of:=[.A4108]+1" office:value-type="float" office:value="4101" calcext:value-type="float">
            <text:p>4101</text:p>
          </table:table-cell>
          <table:table-cell table:formula="of:=4*[.$D$3]*[.B4108]*(1-[.B4108])" office:value-type="float" office:value="0.546521586584368" calcext:value-type="float">
            <text:p>0,546521586584368</text:p>
          </table:table-cell>
          <table:table-cell table:number-columns-repeated="5"/>
        </table:table-row>
        <table:table-row table:style-name="ro1">
          <table:table-cell table:formula="of:=[.A4109]+1" office:value-type="float" office:value="4102" calcext:value-type="float">
            <text:p>4102</text:p>
          </table:table-cell>
          <table:table-cell table:formula="of:=4*[.$D$3]*[.B4109]*(1-[.B4109])" office:value-type="float" office:value="0.991342967926693" calcext:value-type="float">
            <text:p>0,991342967926693</text:p>
          </table:table-cell>
          <table:table-cell table:number-columns-repeated="5"/>
        </table:table-row>
        <table:table-row table:style-name="ro1">
          <table:table-cell table:formula="of:=[.A4110]+1" office:value-type="float" office:value="4103" calcext:value-type="float">
            <text:p>4103</text:p>
          </table:table-cell>
          <table:table-cell table:formula="of:=4*[.$D$3]*[.B4110]*(1-[.B4110])" office:value-type="float" office:value="0.0343283514759559" calcext:value-type="float">
            <text:p>0,034328351475956</text:p>
          </table:table-cell>
          <table:table-cell table:number-columns-repeated="5"/>
        </table:table-row>
        <table:table-row table:style-name="ro1">
          <table:table-cell table:formula="of:=[.A4111]+1" office:value-type="float" office:value="4104" calcext:value-type="float">
            <text:p>4104</text:p>
          </table:table-cell>
          <table:table-cell table:formula="of:=4*[.$D$3]*[.B4111]*(1-[.B4111])" office:value-type="float" office:value="0.132599663043597" calcext:value-type="float">
            <text:p>0,132599663043597</text:p>
          </table:table-cell>
          <table:table-cell table:number-columns-repeated="5"/>
        </table:table-row>
        <table:table-row table:style-name="ro1">
          <table:table-cell table:formula="of:=[.A4112]+1" office:value-type="float" office:value="4105" calcext:value-type="float">
            <text:p>4105</text:p>
          </table:table-cell>
          <table:table-cell table:formula="of:=4*[.$D$3]*[.B4112]*(1-[.B4112])" office:value-type="float" office:value="0.460067969617285" calcext:value-type="float">
            <text:p>0,460067969617285</text:p>
          </table:table-cell>
          <table:table-cell table:number-columns-repeated="5"/>
        </table:table-row>
        <table:table-row table:style-name="ro1">
          <table:table-cell table:formula="of:=[.A4113]+1" office:value-type="float" office:value="4106" calcext:value-type="float">
            <text:p>4106</text:p>
          </table:table-cell>
          <table:table-cell table:formula="of:=4*[.$D$3]*[.B4113]*(1-[.B4113])" office:value-type="float" office:value="0.993621731798056" calcext:value-type="float">
            <text:p>0,993621731798056</text:p>
          </table:table-cell>
          <table:table-cell table:number-columns-repeated="5"/>
        </table:table-row>
        <table:table-row table:style-name="ro1">
          <table:table-cell table:formula="of:=[.A4114]+1" office:value-type="float" office:value="4107" calcext:value-type="float">
            <text:p>4107</text:p>
          </table:table-cell>
          <table:table-cell table:formula="of:=4*[.$D$3]*[.B4114]*(1-[.B4114])" office:value-type="float" office:value="0.0253503435867535" calcext:value-type="float">
            <text:p>0,025350343586754</text:p>
          </table:table-cell>
          <table:table-cell table:number-columns-repeated="5"/>
        </table:table-row>
        <table:table-row table:style-name="ro1">
          <table:table-cell table:formula="of:=[.A4115]+1" office:value-type="float" office:value="4108" calcext:value-type="float">
            <text:p>4108</text:p>
          </table:table-cell>
          <table:table-cell table:formula="of:=4*[.$D$3]*[.B4115]*(1-[.B4115])" office:value-type="float" office:value="0.0988308146671483" calcext:value-type="float">
            <text:p>0,098830814667148</text:p>
          </table:table-cell>
          <table:table-cell table:number-columns-repeated="5"/>
        </table:table-row>
        <table:table-row table:style-name="ro1">
          <table:table-cell table:formula="of:=[.A4116]+1" office:value-type="float" office:value="4109" calcext:value-type="float">
            <text:p>4109</text:p>
          </table:table-cell>
          <table:table-cell table:formula="of:=4*[.$D$3]*[.B4116]*(1-[.B4116])" office:value-type="float" office:value="0.356253138957504" calcext:value-type="float">
            <text:p>0,356253138957504</text:p>
          </table:table-cell>
          <table:table-cell table:number-columns-repeated="5"/>
        </table:table-row>
        <table:table-row table:style-name="ro1">
          <table:table-cell table:formula="of:=[.A4117]+1" office:value-type="float" office:value="4110" calcext:value-type="float">
            <text:p>4110</text:p>
          </table:table-cell>
          <table:table-cell table:formula="of:=4*[.$D$3]*[.B4117]*(1-[.B4117])" office:value-type="float" office:value="0.917347359761718" calcext:value-type="float">
            <text:p>0,917347359761718</text:p>
          </table:table-cell>
          <table:table-cell table:number-columns-repeated="5"/>
        </table:table-row>
        <table:table-row table:style-name="ro1">
          <table:table-cell table:formula="of:=[.A4118]+1" office:value-type="float" office:value="4111" calcext:value-type="float">
            <text:p>4111</text:p>
          </table:table-cell>
          <table:table-cell table:formula="of:=4*[.$D$3]*[.B4118]*(1-[.B4118])" office:value-type="float" office:value="0.303284725199694" calcext:value-type="float">
            <text:p>0,303284725199694</text:p>
          </table:table-cell>
          <table:table-cell table:number-columns-repeated="5"/>
        </table:table-row>
        <table:table-row table:style-name="ro1">
          <table:table-cell table:formula="of:=[.A4119]+1" office:value-type="float" office:value="4112" calcext:value-type="float">
            <text:p>4112</text:p>
          </table:table-cell>
          <table:table-cell table:formula="of:=4*[.$D$3]*[.B4119]*(1-[.B4119])" office:value-type="float" office:value="0.84521240264096" calcext:value-type="float">
            <text:p>0,84521240264096</text:p>
          </table:table-cell>
          <table:table-cell table:number-columns-repeated="5"/>
        </table:table-row>
        <table:table-row table:style-name="ro1">
          <table:table-cell table:formula="of:=[.A4120]+1" office:value-type="float" office:value="4113" calcext:value-type="float">
            <text:p>4113</text:p>
          </table:table-cell>
          <table:table-cell table:formula="of:=4*[.$D$3]*[.B4120]*(1-[.B4120])" office:value-type="float" office:value="0.523313588251424" calcext:value-type="float">
            <text:p>0,523313588251424</text:p>
          </table:table-cell>
          <table:table-cell table:number-columns-repeated="5"/>
        </table:table-row>
        <table:table-row table:style-name="ro1">
          <table:table-cell table:formula="of:=[.A4121]+1" office:value-type="float" office:value="4114" calcext:value-type="float">
            <text:p>4114</text:p>
          </table:table-cell>
          <table:table-cell table:formula="of:=4*[.$D$3]*[.B4121]*(1-[.B4121])" office:value-type="float" office:value="0.997825906411372" calcext:value-type="float">
            <text:p>0,997825906411372</text:p>
          </table:table-cell>
          <table:table-cell table:number-columns-repeated="5"/>
        </table:table-row>
        <table:table-row table:style-name="ro1">
          <table:table-cell table:formula="of:=[.A4122]+1" office:value-type="float" office:value="4115" calcext:value-type="float">
            <text:p>4115</text:p>
          </table:table-cell>
          <table:table-cell table:formula="of:=4*[.$D$3]*[.B4122]*(1-[.B4122])" office:value-type="float" office:value="0.00867746762278209" calcext:value-type="float">
            <text:p>0,008677467622782</text:p>
          </table:table-cell>
          <table:table-cell table:number-columns-repeated="5"/>
        </table:table-row>
        <table:table-row table:style-name="ro1">
          <table:table-cell table:formula="of:=[.A4123]+1" office:value-type="float" office:value="4116" calcext:value-type="float">
            <text:p>4116</text:p>
          </table:table-cell>
          <table:table-cell table:formula="of:=4*[.$D$3]*[.B4123]*(1-[.B4123])" office:value-type="float" office:value="0.0344086767137506" calcext:value-type="float">
            <text:p>0,034408676713751</text:p>
          </table:table-cell>
          <table:table-cell table:number-columns-repeated="5"/>
        </table:table-row>
        <table:table-row table:style-name="ro1">
          <table:table-cell table:formula="of:=[.A4124]+1" office:value-type="float" office:value="4117" calcext:value-type="float">
            <text:p>4117</text:p>
          </table:table-cell>
          <table:table-cell table:formula="of:=4*[.$D$3]*[.B4124]*(1-[.B4124])" office:value-type="float" office:value="0.132898878722237" calcext:value-type="float">
            <text:p>0,132898878722237</text:p>
          </table:table-cell>
          <table:table-cell table:number-columns-repeated="5"/>
        </table:table-row>
        <table:table-row table:style-name="ro1">
          <table:table-cell table:formula="of:=[.A4125]+1" office:value-type="float" office:value="4118" calcext:value-type="float">
            <text:p>4118</text:p>
          </table:table-cell>
          <table:table-cell table:formula="of:=4*[.$D$3]*[.B4125]*(1-[.B4125])" office:value-type="float" office:value="0.460947067026436" calcext:value-type="float">
            <text:p>0,460947067026436</text:p>
          </table:table-cell>
          <table:table-cell table:number-columns-repeated="5"/>
        </table:table-row>
        <table:table-row table:style-name="ro1">
          <table:table-cell table:formula="of:=[.A4126]+1" office:value-type="float" office:value="4119" calcext:value-type="float">
            <text:p>4119</text:p>
          </table:table-cell>
          <table:table-cell table:formula="of:=4*[.$D$3]*[.B4126]*(1-[.B4126])" office:value-type="float" office:value="0.993899473704649" calcext:value-type="float">
            <text:p>0,993899473704649</text:p>
          </table:table-cell>
          <table:table-cell table:number-columns-repeated="5"/>
        </table:table-row>
        <table:table-row table:style-name="ro1">
          <table:table-cell table:formula="of:=[.A4127]+1" office:value-type="float" office:value="4120" calcext:value-type="float">
            <text:p>4120</text:p>
          </table:table-cell>
          <table:table-cell table:formula="of:=4*[.$D$3]*[.B4127]*(1-[.B4127])" office:value-type="float" office:value="0.024253239497081" calcext:value-type="float">
            <text:p>0,024253239497081</text:p>
          </table:table-cell>
          <table:table-cell table:number-columns-repeated="5"/>
        </table:table-row>
        <table:table-row table:style-name="ro1">
          <table:table-cell table:formula="of:=[.A4128]+1" office:value-type="float" office:value="4121" calcext:value-type="float">
            <text:p>4121</text:p>
          </table:table-cell>
          <table:table-cell table:formula="of:=4*[.$D$3]*[.B4128]*(1-[.B4128])" office:value-type="float" office:value="0.094660079483913" calcext:value-type="float">
            <text:p>0,094660079483913</text:p>
          </table:table-cell>
          <table:table-cell table:number-columns-repeated="5"/>
        </table:table-row>
        <table:table-row table:style-name="ro1">
          <table:table-cell table:formula="of:=[.A4129]+1" office:value-type="float" office:value="4122" calcext:value-type="float">
            <text:p>4122</text:p>
          </table:table-cell>
          <table:table-cell table:formula="of:=4*[.$D$3]*[.B4129]*(1-[.B4129])" office:value-type="float" office:value="0.342798195344049" calcext:value-type="float">
            <text:p>0,342798195344049</text:p>
          </table:table-cell>
          <table:table-cell table:number-columns-repeated="5"/>
        </table:table-row>
        <table:table-row table:style-name="ro1">
          <table:table-cell table:formula="of:=[.A4130]+1" office:value-type="float" office:value="4123" calcext:value-type="float">
            <text:p>4123</text:p>
          </table:table-cell>
          <table:table-cell table:formula="of:=4*[.$D$3]*[.B4130]*(1-[.B4130])" office:value-type="float" office:value="0.901150370451649" calcext:value-type="float">
            <text:p>0,901150370451649</text:p>
          </table:table-cell>
          <table:table-cell table:number-columns-repeated="5"/>
        </table:table-row>
        <table:table-row table:style-name="ro1">
          <table:table-cell table:formula="of:=[.A4131]+1" office:value-type="float" office:value="4124" calcext:value-type="float">
            <text:p>4124</text:p>
          </table:table-cell>
          <table:table-cell table:formula="of:=4*[.$D$3]*[.B4131]*(1-[.B4131])" office:value-type="float" office:value="0.356313521146019" calcext:value-type="float">
            <text:p>0,356313521146019</text:p>
          </table:table-cell>
          <table:table-cell table:number-columns-repeated="5"/>
        </table:table-row>
        <table:table-row table:style-name="ro1">
          <table:table-cell table:formula="of:=[.A4132]+1" office:value-type="float" office:value="4125" calcext:value-type="float">
            <text:p>4125</text:p>
          </table:table-cell>
          <table:table-cell table:formula="of:=4*[.$D$3]*[.B4132]*(1-[.B4132])" office:value-type="float" office:value="0.917416783178178" calcext:value-type="float">
            <text:p>0,917416783178178</text:p>
          </table:table-cell>
          <table:table-cell table:number-columns-repeated="5"/>
        </table:table-row>
        <table:table-row table:style-name="ro1">
          <table:table-cell table:formula="of:=[.A4133]+1" office:value-type="float" office:value="4126" calcext:value-type="float">
            <text:p>4126</text:p>
          </table:table-cell>
          <table:table-cell table:formula="of:=4*[.$D$3]*[.B4133]*(1-[.B4133])" office:value-type="float" office:value="0.303052916484727" calcext:value-type="float">
            <text:p>0,303052916484727</text:p>
          </table:table-cell>
          <table:table-cell table:number-columns-repeated="5"/>
        </table:table-row>
        <table:table-row table:style-name="ro1">
          <table:table-cell table:formula="of:=[.A4134]+1" office:value-type="float" office:value="4127" calcext:value-type="float">
            <text:p>4127</text:p>
          </table:table-cell>
          <table:table-cell table:formula="of:=4*[.$D$3]*[.B4134]*(1-[.B4134])" office:value-type="float" office:value="0.844847385179312" calcext:value-type="float">
            <text:p>0,844847385179312</text:p>
          </table:table-cell>
          <table:table-cell table:number-columns-repeated="5"/>
        </table:table-row>
        <table:table-row table:style-name="ro1">
          <table:table-cell table:formula="of:=[.A4135]+1" office:value-type="float" office:value="4128" calcext:value-type="float">
            <text:p>4128</text:p>
          </table:table-cell>
          <table:table-cell table:formula="of:=4*[.$D$3]*[.B4135]*(1-[.B4135])" office:value-type="float" office:value="0.524321123739964" calcext:value-type="float">
            <text:p>0,524321123739964</text:p>
          </table:table-cell>
          <table:table-cell table:number-columns-repeated="5"/>
        </table:table-row>
        <table:table-row table:style-name="ro1">
          <table:table-cell table:formula="of:=[.A4136]+1" office:value-type="float" office:value="4129" calcext:value-type="float">
            <text:p>4129</text:p>
          </table:table-cell>
          <table:table-cell table:formula="of:=4*[.$D$3]*[.B4136]*(1-[.B4136])" office:value-type="float" office:value="0.997633931760101" calcext:value-type="float">
            <text:p>0,997633931760101</text:p>
          </table:table-cell>
          <table:table-cell table:number-columns-repeated="5"/>
        </table:table-row>
        <table:table-row table:style-name="ro1">
          <table:table-cell table:formula="of:=[.A4137]+1" office:value-type="float" office:value="4130" calcext:value-type="float">
            <text:p>4130</text:p>
          </table:table-cell>
          <table:table-cell table:formula="of:=4*[.$D$3]*[.B4137]*(1-[.B4137])" office:value-type="float" office:value="0.00944187984393097" calcext:value-type="float">
            <text:p>0,009441879843931</text:p>
          </table:table-cell>
          <table:table-cell table:number-columns-repeated="5"/>
        </table:table-row>
        <table:table-row table:style-name="ro1">
          <table:table-cell table:formula="of:=[.A4138]+1" office:value-type="float" office:value="4131" calcext:value-type="float">
            <text:p>4131</text:p>
          </table:table-cell>
          <table:table-cell table:formula="of:=4*[.$D$3]*[.B4138]*(1-[.B4138])" office:value-type="float" office:value="0.037410922995775" calcext:value-type="float">
            <text:p>0,037410922995775</text:p>
          </table:table-cell>
          <table:table-cell table:number-columns-repeated="5"/>
        </table:table-row>
        <table:table-row table:style-name="ro1">
          <table:table-cell table:formula="of:=[.A4139]+1" office:value-type="float" office:value="4132" calcext:value-type="float">
            <text:p>4132</text:p>
          </table:table-cell>
          <table:table-cell table:formula="of:=4*[.$D$3]*[.B4139]*(1-[.B4139])" office:value-type="float" office:value="0.144045383345517" calcext:value-type="float">
            <text:p>0,144045383345517</text:p>
          </table:table-cell>
          <table:table-cell table:number-columns-repeated="5"/>
        </table:table-row>
        <table:table-row table:style-name="ro1">
          <table:table-cell table:formula="of:=[.A4140]+1" office:value-type="float" office:value="4133" calcext:value-type="float">
            <text:p>4133</text:p>
          </table:table-cell>
          <table:table-cell table:formula="of:=4*[.$D$3]*[.B4140]*(1-[.B4140])" office:value-type="float" office:value="0.493185243529439" calcext:value-type="float">
            <text:p>0,493185243529439</text:p>
          </table:table-cell>
          <table:table-cell table:number-columns-repeated="5"/>
        </table:table-row>
        <table:table-row table:style-name="ro1">
          <table:table-cell table:formula="of:=[.A4141]+1" office:value-type="float" office:value="4134" calcext:value-type="float">
            <text:p>4134</text:p>
          </table:table-cell>
          <table:table-cell table:formula="of:=4*[.$D$3]*[.B4141]*(1-[.B4141])" office:value-type="float" office:value="0.999814236376988" calcext:value-type="float">
            <text:p>0,999814236376988</text:p>
          </table:table-cell>
          <table:table-cell table:number-columns-repeated="5"/>
        </table:table-row>
        <table:table-row table:style-name="ro1">
          <table:table-cell table:formula="of:=[.A4142]+1" office:value-type="float" office:value="4135" calcext:value-type="float">
            <text:p>4135</text:p>
          </table:table-cell>
          <table:table-cell table:formula="of:=4*[.$D$3]*[.B4142]*(1-[.B4142])" office:value-type="float" office:value="0.000742916459554051" calcext:value-type="float">
            <text:p>0,000742916459554</text:p>
          </table:table-cell>
          <table:table-cell table:number-columns-repeated="5"/>
        </table:table-row>
        <table:table-row table:style-name="ro1">
          <table:table-cell table:formula="of:=[.A4143]+1" office:value-type="float" office:value="4136" calcext:value-type="float">
            <text:p>4136</text:p>
          </table:table-cell>
          <table:table-cell table:formula="of:=4*[.$D$3]*[.B4143]*(1-[.B4143])" office:value-type="float" office:value="0.0029694581387527" calcext:value-type="float">
            <text:p>0,002969458138753</text:p>
          </table:table-cell>
          <table:table-cell table:number-columns-repeated="5"/>
        </table:table-row>
        <table:table-row table:style-name="ro1">
          <table:table-cell table:formula="of:=[.A4144]+1" office:value-type="float" office:value="4137" calcext:value-type="float">
            <text:p>4137</text:p>
          </table:table-cell>
          <table:table-cell table:formula="of:=4*[.$D$3]*[.B4144]*(1-[.B4144])" office:value-type="float" office:value="0.0118425618284596" calcext:value-type="float">
            <text:p>0,01184256182846</text:p>
          </table:table-cell>
          <table:table-cell table:number-columns-repeated="5"/>
        </table:table-row>
        <table:table-row table:style-name="ro1">
          <table:table-cell table:formula="of:=[.A4145]+1" office:value-type="float" office:value="4138" calcext:value-type="float">
            <text:p>4138</text:p>
          </table:table-cell>
          <table:table-cell table:formula="of:=4*[.$D$3]*[.B4145]*(1-[.B4145])" office:value-type="float" office:value="0.0468092622311947" calcext:value-type="float">
            <text:p>0,046809262231195</text:p>
          </table:table-cell>
          <table:table-cell table:number-columns-repeated="5"/>
        </table:table-row>
        <table:table-row table:style-name="ro1">
          <table:table-cell table:formula="of:=[.A4146]+1" office:value-type="float" office:value="4139" calcext:value-type="float">
            <text:p>4139</text:p>
          </table:table-cell>
          <table:table-cell table:formula="of:=4*[.$D$3]*[.B4146]*(1-[.B4146])" office:value-type="float" office:value="0.178472620802264" calcext:value-type="float">
            <text:p>0,178472620802264</text:p>
          </table:table-cell>
          <table:table-cell table:number-columns-repeated="5"/>
        </table:table-row>
        <table:table-row table:style-name="ro1">
          <table:table-cell table:formula="of:=[.A4147]+1" office:value-type="float" office:value="4140" calcext:value-type="float">
            <text:p>4140</text:p>
          </table:table-cell>
          <table:table-cell table:formula="of:=4*[.$D$3]*[.B4147]*(1-[.B4147])" office:value-type="float" office:value="0.586480577704941" calcext:value-type="float">
            <text:p>0,586480577704941</text:p>
          </table:table-cell>
          <table:table-cell table:number-columns-repeated="5"/>
        </table:table-row>
        <table:table-row table:style-name="ro1">
          <table:table-cell table:formula="of:=[.A4148]+1" office:value-type="float" office:value="4141" calcext:value-type="float">
            <text:p>4141</text:p>
          </table:table-cell>
          <table:table-cell table:formula="of:=4*[.$D$3]*[.B4148]*(1-[.B4148])" office:value-type="float" office:value="0.970084438719279" calcext:value-type="float">
            <text:p>0,970084438719279</text:p>
          </table:table-cell>
          <table:table-cell table:number-columns-repeated="5"/>
        </table:table-row>
        <table:table-row table:style-name="ro1">
          <table:table-cell table:formula="of:=[.A4149]+1" office:value-type="float" office:value="4142" calcext:value-type="float">
            <text:p>4142</text:p>
          </table:table-cell>
          <table:table-cell table:formula="of:=4*[.$D$3]*[.B4149]*(1-[.B4149])" office:value-type="float" office:value="0.116082481895923" calcext:value-type="float">
            <text:p>0,116082481895923</text:p>
          </table:table-cell>
          <table:table-cell table:number-columns-repeated="5"/>
        </table:table-row>
        <table:table-row table:style-name="ro1">
          <table:table-cell table:formula="of:=[.A4150]+1" office:value-type="float" office:value="4143" calcext:value-type="float">
            <text:p>4143</text:p>
          </table:table-cell>
          <table:table-cell table:formula="of:=4*[.$D$3]*[.B4150]*(1-[.B4150])" office:value-type="float" office:value="0.410429357171223" calcext:value-type="float">
            <text:p>0,410429357171223</text:p>
          </table:table-cell>
          <table:table-cell table:number-columns-repeated="5"/>
        </table:table-row>
        <table:table-row table:style-name="ro1">
          <table:table-cell table:formula="of:=[.A4151]+1" office:value-type="float" office:value="4144" calcext:value-type="float">
            <text:p>4144</text:p>
          </table:table-cell>
          <table:table-cell table:formula="of:=4*[.$D$3]*[.B4151]*(1-[.B4151])" office:value-type="float" office:value="0.967908399772959" calcext:value-type="float">
            <text:p>0,967908399772959</text:p>
          </table:table-cell>
          <table:table-cell table:number-columns-repeated="5"/>
        </table:table-row>
        <table:table-row table:style-name="ro1">
          <table:table-cell table:formula="of:=[.A4152]+1" office:value-type="float" office:value="4145" calcext:value-type="float">
            <text:p>4145</text:p>
          </table:table-cell>
          <table:table-cell table:formula="of:=4*[.$D$3]*[.B4152]*(1-[.B4152])" office:value-type="float" office:value="0.124246917687637" calcext:value-type="float">
            <text:p>0,124246917687637</text:p>
          </table:table-cell>
          <table:table-cell table:number-columns-repeated="5"/>
        </table:table-row>
        <table:table-row table:style-name="ro1">
          <table:table-cell table:formula="of:=[.A4153]+1" office:value-type="float" office:value="4146" calcext:value-type="float">
            <text:p>4146</text:p>
          </table:table-cell>
          <table:table-cell table:formula="of:=4*[.$D$3]*[.B4153]*(1-[.B4153])" office:value-type="float" office:value="0.435238484531033" calcext:value-type="float">
            <text:p>0,435238484531033</text:p>
          </table:table-cell>
          <table:table-cell table:number-columns-repeated="5"/>
        </table:table-row>
        <table:table-row table:style-name="ro1">
          <table:table-cell table:formula="of:=[.A4154]+1" office:value-type="float" office:value="4147" calcext:value-type="float">
            <text:p>4147</text:p>
          </table:table-cell>
          <table:table-cell table:formula="of:=4*[.$D$3]*[.B4154]*(1-[.B4154])" office:value-type="float" office:value="0.983223784456651" calcext:value-type="float">
            <text:p>0,983223784456651</text:p>
          </table:table-cell>
          <table:table-cell table:number-columns-repeated="5"/>
        </table:table-row>
        <table:table-row table:style-name="ro1">
          <table:table-cell table:formula="of:=[.A4155]+1" office:value-type="float" office:value="4148" calcext:value-type="float">
            <text:p>4148</text:p>
          </table:table-cell>
          <table:table-cell table:formula="of:=4*[.$D$3]*[.B4155]*(1-[.B4155])" office:value-type="float" office:value="0.0659790965415682" calcext:value-type="float">
            <text:p>0,065979096541568</text:p>
          </table:table-cell>
          <table:table-cell table:number-columns-repeated="5"/>
        </table:table-row>
        <table:table-row table:style-name="ro1">
          <table:table-cell table:formula="of:=[.A4156]+1" office:value-type="float" office:value="4149" calcext:value-type="float">
            <text:p>4149</text:p>
          </table:table-cell>
          <table:table-cell table:formula="of:=4*[.$D$3]*[.B4156]*(1-[.B4156])" office:value-type="float" office:value="0.246503421444507" calcext:value-type="float">
            <text:p>0,246503421444507</text:p>
          </table:table-cell>
          <table:table-cell table:number-columns-repeated="5"/>
        </table:table-row>
        <table:table-row table:style-name="ro1">
          <table:table-cell table:formula="of:=[.A4157]+1" office:value-type="float" office:value="4150" calcext:value-type="float">
            <text:p>4150</text:p>
          </table:table-cell>
          <table:table-cell table:formula="of:=4*[.$D$3]*[.B4157]*(1-[.B4157])" office:value-type="float" office:value="0.742957938642634" calcext:value-type="float">
            <text:p>0,742957938642634</text:p>
          </table:table-cell>
          <table:table-cell table:number-columns-repeated="5"/>
        </table:table-row>
        <table:table-row table:style-name="ro1">
          <table:table-cell table:formula="of:=[.A4158]+1" office:value-type="float" office:value="4151" calcext:value-type="float">
            <text:p>4151</text:p>
          </table:table-cell>
          <table:table-cell table:formula="of:=4*[.$D$3]*[.B4158]*(1-[.B4158])" office:value-type="float" office:value="0.763885760202088" calcext:value-type="float">
            <text:p>0,763885760202088</text:p>
          </table:table-cell>
          <table:table-cell table:number-columns-repeated="5"/>
        </table:table-row>
        <table:table-row table:style-name="ro1">
          <table:table-cell table:formula="of:=[.A4159]+1" office:value-type="float" office:value="4152" calcext:value-type="float">
            <text:p>4152</text:p>
          </table:table-cell>
          <table:table-cell table:formula="of:=4*[.$D$3]*[.B4159]*(1-[.B4159])" office:value-type="float" office:value="0.721457222250265" calcext:value-type="float">
            <text:p>0,721457222250265</text:p>
          </table:table-cell>
          <table:table-cell table:number-columns-repeated="5"/>
        </table:table-row>
        <table:table-row table:style-name="ro1">
          <table:table-cell table:formula="of:=[.A4160]+1" office:value-type="float" office:value="4153" calcext:value-type="float">
            <text:p>4153</text:p>
          </table:table-cell>
          <table:table-cell table:formula="of:=4*[.$D$3]*[.B4160]*(1-[.B4160])" office:value-type="float" office:value="0.803826794852787" calcext:value-type="float">
            <text:p>0,803826794852787</text:p>
          </table:table-cell>
          <table:table-cell table:number-columns-repeated="5"/>
        </table:table-row>
        <table:table-row table:style-name="ro1">
          <table:table-cell table:formula="of:=[.A4161]+1" office:value-type="float" office:value="4154" calcext:value-type="float">
            <text:p>4154</text:p>
          </table:table-cell>
          <table:table-cell table:formula="of:=4*[.$D$3]*[.B4161]*(1-[.B4161])" office:value-type="float" office:value="0.630757114917929" calcext:value-type="float">
            <text:p>0,630757114917929</text:p>
          </table:table-cell>
          <table:table-cell table:number-columns-repeated="5"/>
        </table:table-row>
        <table:table-row table:style-name="ro1">
          <table:table-cell table:formula="of:=[.A4162]+1" office:value-type="float" office:value="4155" calcext:value-type="float">
            <text:p>4155</text:p>
          </table:table-cell>
          <table:table-cell table:formula="of:=4*[.$D$3]*[.B4162]*(1-[.B4162])" office:value-type="float" office:value="0.931610307593358" calcext:value-type="float">
            <text:p>0,931610307593358</text:p>
          </table:table-cell>
          <table:table-cell table:number-columns-repeated="5"/>
        </table:table-row>
        <table:table-row table:style-name="ro1">
          <table:table-cell table:formula="of:=[.A4163]+1" office:value-type="float" office:value="4156" calcext:value-type="float">
            <text:p>4156</text:p>
          </table:table-cell>
          <table:table-cell table:formula="of:=4*[.$D$3]*[.B4163]*(1-[.B4163])" office:value-type="float" office:value="0.254850169516668" calcext:value-type="float">
            <text:p>0,254850169516668</text:p>
          </table:table-cell>
          <table:table-cell table:number-columns-repeated="5"/>
        </table:table-row>
        <table:table-row table:style-name="ro1">
          <table:table-cell table:formula="of:=[.A4164]+1" office:value-type="float" office:value="4157" calcext:value-type="float">
            <text:p>4157</text:p>
          </table:table-cell>
          <table:table-cell table:formula="of:=4*[.$D$3]*[.B4164]*(1-[.B4164])" office:value-type="float" office:value="0.759606242455975" calcext:value-type="float">
            <text:p>0,759606242455975</text:p>
          </table:table-cell>
          <table:table-cell table:number-columns-repeated="5"/>
        </table:table-row>
        <table:table-row table:style-name="ro1">
          <table:table-cell table:formula="of:=[.A4165]+1" office:value-type="float" office:value="4158" calcext:value-type="float">
            <text:p>4158</text:p>
          </table:table-cell>
          <table:table-cell table:formula="of:=4*[.$D$3]*[.B4165]*(1-[.B4165])" office:value-type="float" office:value="0.730418395511559" calcext:value-type="float">
            <text:p>0,730418395511559</text:p>
          </table:table-cell>
          <table:table-cell table:number-columns-repeated="5"/>
        </table:table-row>
        <table:table-row table:style-name="ro1">
          <table:table-cell table:formula="of:=[.A4166]+1" office:value-type="float" office:value="4159" calcext:value-type="float">
            <text:p>4159</text:p>
          </table:table-cell>
          <table:table-cell table:formula="of:=4*[.$D$3]*[.B4166]*(1-[.B4166])" office:value-type="float" office:value="0.787629452039515" calcext:value-type="float">
            <text:p>0,787629452039515</text:p>
          </table:table-cell>
          <table:table-cell table:number-columns-repeated="5"/>
        </table:table-row>
        <table:table-row table:style-name="ro1">
          <table:table-cell table:formula="of:=[.A4167]+1" office:value-type="float" office:value="4160" calcext:value-type="float">
            <text:p>4160</text:p>
          </table:table-cell>
          <table:table-cell table:formula="of:=4*[.$D$3]*[.B4167]*(1-[.B4167])" office:value-type="float" office:value="0.669077193277792" calcext:value-type="float">
            <text:p>0,669077193277792</text:p>
          </table:table-cell>
          <table:table-cell table:number-columns-repeated="5"/>
        </table:table-row>
        <table:table-row table:style-name="ro1">
          <table:table-cell table:formula="of:=[.A4168]+1" office:value-type="float" office:value="4161" calcext:value-type="float">
            <text:p>4161</text:p>
          </table:table-cell>
          <table:table-cell table:formula="of:=4*[.$D$3]*[.B4168]*(1-[.B4168])" office:value-type="float" office:value="0.885651610853216" calcext:value-type="float">
            <text:p>0,885651610853216</text:p>
          </table:table-cell>
          <table:table-cell table:number-columns-repeated="5"/>
        </table:table-row>
        <table:table-row table:style-name="ro1">
          <table:table-cell table:formula="of:=[.A4169]+1" office:value-type="float" office:value="4162" calcext:value-type="float">
            <text:p>4162</text:p>
          </table:table-cell>
          <table:table-cell table:formula="of:=4*[.$D$3]*[.B4169]*(1-[.B4169])" office:value-type="float" office:value="0.405091340185278" calcext:value-type="float">
            <text:p>0,405091340185278</text:p>
          </table:table-cell>
          <table:table-cell table:number-columns-repeated="5"/>
        </table:table-row>
        <table:table-row table:style-name="ro1">
          <table:table-cell table:formula="of:=[.A4170]+1" office:value-type="float" office:value="4163" calcext:value-type="float">
            <text:p>4163</text:p>
          </table:table-cell>
          <table:table-cell table:formula="of:=4*[.$D$3]*[.B4170]*(1-[.B4170])" office:value-type="float" office:value="0.963969385168694" calcext:value-type="float">
            <text:p>0,963969385168694</text:p>
          </table:table-cell>
          <table:table-cell table:number-columns-repeated="5"/>
        </table:table-row>
        <table:table-row table:style-name="ro1">
          <table:table-cell table:formula="of:=[.A4171]+1" office:value-type="float" office:value="4164" calcext:value-type="float">
            <text:p>4164</text:p>
          </table:table-cell>
          <table:table-cell table:formula="of:=4*[.$D$3]*[.B4171]*(1-[.B4171])" office:value-type="float" office:value="0.138929638504737" calcext:value-type="float">
            <text:p>0,138929638504737</text:p>
          </table:table-cell>
          <table:table-cell table:number-columns-repeated="5"/>
        </table:table-row>
        <table:table-row table:style-name="ro1">
          <table:table-cell table:formula="of:=[.A4172]+1" office:value-type="float" office:value="4165" calcext:value-type="float">
            <text:p>4165</text:p>
          </table:table-cell>
          <table:table-cell table:formula="of:=4*[.$D$3]*[.B4172]*(1-[.B4172])" office:value-type="float" office:value="0.478512776198721" calcext:value-type="float">
            <text:p>0,478512776198721</text:p>
          </table:table-cell>
          <table:table-cell table:number-columns-repeated="5"/>
        </table:table-row>
        <table:table-row table:style-name="ro1">
          <table:table-cell table:formula="of:=[.A4173]+1" office:value-type="float" office:value="4166" calcext:value-type="float">
            <text:p>4166</text:p>
          </table:table-cell>
          <table:table-cell table:formula="of:=4*[.$D$3]*[.B4173]*(1-[.B4173])" office:value-type="float" office:value="0.998153196853255" calcext:value-type="float">
            <text:p>0,998153196853255</text:p>
          </table:table-cell>
          <table:table-cell table:number-columns-repeated="5"/>
        </table:table-row>
        <table:table-row table:style-name="ro1">
          <table:table-cell table:formula="of:=[.A4174]+1" office:value-type="float" office:value="4167" calcext:value-type="float">
            <text:p>4167</text:p>
          </table:table-cell>
          <table:table-cell table:formula="of:=4*[.$D$3]*[.B4174]*(1-[.B4174])" office:value-type="float" office:value="0.00737356985952919" calcext:value-type="float">
            <text:p>0,007373569859529</text:p>
          </table:table-cell>
          <table:table-cell table:number-columns-repeated="5"/>
        </table:table-row>
        <table:table-row table:style-name="ro1">
          <table:table-cell table:formula="of:=[.A4175]+1" office:value-type="float" office:value="4168" calcext:value-type="float">
            <text:p>4168</text:p>
          </table:table-cell>
          <table:table-cell table:formula="of:=4*[.$D$3]*[.B4175]*(1-[.B4175])" office:value-type="float" office:value="0.0292768013082233" calcext:value-type="float">
            <text:p>0,029276801308223</text:p>
          </table:table-cell>
          <table:table-cell table:number-columns-repeated="5"/>
        </table:table-row>
        <table:table-row table:style-name="ro1">
          <table:table-cell table:formula="of:=[.A4176]+1" office:value-type="float" office:value="4169" calcext:value-type="float">
            <text:p>4169</text:p>
          </table:table-cell>
          <table:table-cell table:formula="of:=4*[.$D$3]*[.B4176]*(1-[.B4176])" office:value-type="float" office:value="0.113678680853529" calcext:value-type="float">
            <text:p>0,113678680853529</text:p>
          </table:table-cell>
          <table:table-cell table:number-columns-repeated="5"/>
        </table:table-row>
        <table:table-row table:style-name="ro1">
          <table:table-cell table:formula="of:=[.A4177]+1" office:value-type="float" office:value="4170" calcext:value-type="float">
            <text:p>4170</text:p>
          </table:table-cell>
          <table:table-cell table:formula="of:=4*[.$D$3]*[.B4177]*(1-[.B4177])" office:value-type="float" office:value="0.403023353491721" calcext:value-type="float">
            <text:p>0,403023353491721</text:p>
          </table:table-cell>
          <table:table-cell table:number-columns-repeated="5"/>
        </table:table-row>
        <table:table-row table:style-name="ro1">
          <table:table-cell table:formula="of:=[.A4178]+1" office:value-type="float" office:value="4171" calcext:value-type="float">
            <text:p>4171</text:p>
          </table:table-cell>
          <table:table-cell table:formula="of:=4*[.$D$3]*[.B4178]*(1-[.B4178])" office:value-type="float" office:value="0.962382120128033" calcext:value-type="float">
            <text:p>0,962382120128033</text:p>
          </table:table-cell>
          <table:table-cell table:number-columns-repeated="5"/>
        </table:table-row>
        <table:table-row table:style-name="ro1">
          <table:table-cell table:formula="of:=[.A4179]+1" office:value-type="float" office:value="4172" calcext:value-type="float">
            <text:p>4172</text:p>
          </table:table-cell>
          <table:table-cell table:formula="of:=4*[.$D$3]*[.B4179]*(1-[.B4179])" office:value-type="float" office:value="0.144811099943622" calcext:value-type="float">
            <text:p>0,144811099943622</text:p>
          </table:table-cell>
          <table:table-cell table:number-columns-repeated="5"/>
        </table:table-row>
        <table:table-row table:style-name="ro1">
          <table:table-cell table:formula="of:=[.A4180]+1" office:value-type="float" office:value="4173" calcext:value-type="float">
            <text:p>4173</text:p>
          </table:table-cell>
          <table:table-cell table:formula="of:=4*[.$D$3]*[.B4180]*(1-[.B4180])" office:value-type="float" office:value="0.495363381106961" calcext:value-type="float">
            <text:p>0,495363381106961</text:p>
          </table:table-cell>
          <table:table-cell table:number-columns-repeated="5"/>
        </table:table-row>
        <table:table-row table:style-name="ro1">
          <table:table-cell table:formula="of:=[.A4181]+1" office:value-type="float" office:value="4174" calcext:value-type="float">
            <text:p>4174</text:p>
          </table:table-cell>
          <table:table-cell table:formula="of:=4*[.$D$3]*[.B4181]*(1-[.B4181])" office:value-type="float" office:value="0.999914007060963" calcext:value-type="float">
            <text:p>0,999914007060963</text:p>
          </table:table-cell>
          <table:table-cell table:number-columns-repeated="5"/>
        </table:table-row>
        <table:table-row table:style-name="ro1">
          <table:table-cell table:formula="of:=[.A4182]+1" office:value-type="float" office:value="4175" calcext:value-type="float">
            <text:p>4175</text:p>
          </table:table-cell>
          <table:table-cell table:formula="of:=4*[.$D$3]*[.B4182]*(1-[.B4182])" office:value-type="float" office:value="0.000343942177006607" calcext:value-type="float">
            <text:p>0,000343942177007</text:p>
          </table:table-cell>
          <table:table-cell table:number-columns-repeated="5"/>
        </table:table-row>
        <table:table-row table:style-name="ro1">
          <table:table-cell table:formula="of:=[.A4183]+1" office:value-type="float" office:value="4176" calcext:value-type="float">
            <text:p>4176</text:p>
          </table:table-cell>
          <table:table-cell table:formula="of:=4*[.$D$3]*[.B4183]*(1-[.B4183])" office:value-type="float" office:value="0.00137529552314193" calcext:value-type="float">
            <text:p>0,001375295523142</text:p>
          </table:table-cell>
          <table:table-cell table:number-columns-repeated="5"/>
        </table:table-row>
        <table:table-row table:style-name="ro1">
          <table:table-cell table:formula="of:=[.A4184]+1" office:value-type="float" office:value="4177" calcext:value-type="float">
            <text:p>4177</text:p>
          </table:table-cell>
          <table:table-cell table:formula="of:=4*[.$D$3]*[.B4184]*(1-[.B4184])" office:value-type="float" office:value="0.00549361634146383" calcext:value-type="float">
            <text:p>0,005493616341464</text:p>
          </table:table-cell>
          <table:table-cell table:number-columns-repeated="5"/>
        </table:table-row>
        <table:table-row table:style-name="ro1">
          <table:table-cell table:formula="of:=[.A4185]+1" office:value-type="float" office:value="4178" calcext:value-type="float">
            <text:p>4178</text:p>
          </table:table-cell>
          <table:table-cell table:formula="of:=4*[.$D$3]*[.B4185]*(1-[.B4185])" office:value-type="float" office:value="0.0218537460838265" calcext:value-type="float">
            <text:p>0,021853746083827</text:p>
          </table:table-cell>
          <table:table-cell table:number-columns-repeated="5"/>
        </table:table-row>
        <table:table-row table:style-name="ro1">
          <table:table-cell table:formula="of:=[.A4186]+1" office:value-type="float" office:value="4179" calcext:value-type="float">
            <text:p>4179</text:p>
          </table:table-cell>
          <table:table-cell table:formula="of:=4*[.$D$3]*[.B4186]*(1-[.B4186])" office:value-type="float" office:value="0.0855046394637207" calcext:value-type="float">
            <text:p>0,085504639463721</text:p>
          </table:table-cell>
          <table:table-cell table:number-columns-repeated="5"/>
        </table:table-row>
        <table:table-row table:style-name="ro1">
          <table:table-cell table:formula="of:=[.A4187]+1" office:value-type="float" office:value="4180" calcext:value-type="float">
            <text:p>4180</text:p>
          </table:table-cell>
          <table:table-cell table:formula="of:=4*[.$D$3]*[.B4187]*(1-[.B4187])" office:value-type="float" office:value="0.312774384375599" calcext:value-type="float">
            <text:p>0,312774384375599</text:p>
          </table:table-cell>
          <table:table-cell table:number-columns-repeated="5"/>
        </table:table-row>
        <table:table-row table:style-name="ro1">
          <table:table-cell table:formula="of:=[.A4188]+1" office:value-type="float" office:value="4181" calcext:value-type="float">
            <text:p>4181</text:p>
          </table:table-cell>
          <table:table-cell table:formula="of:=4*[.$D$3]*[.B4188]*(1-[.B4188])" office:value-type="float" office:value="0.859786275416257" calcext:value-type="float">
            <text:p>0,859786275416257</text:p>
          </table:table-cell>
          <table:table-cell table:number-columns-repeated="5"/>
        </table:table-row>
        <table:table-row table:style-name="ro1">
          <table:table-cell table:formula="of:=[.A4189]+1" office:value-type="float" office:value="4182" calcext:value-type="float">
            <text:p>4182</text:p>
          </table:table-cell>
          <table:table-cell table:formula="of:=4*[.$D$3]*[.B4189]*(1-[.B4189])" office:value-type="float" office:value="0.48221534408839" calcext:value-type="float">
            <text:p>0,48221534408839</text:p>
          </table:table-cell>
          <table:table-cell table:number-columns-repeated="5"/>
        </table:table-row>
        <table:table-row table:style-name="ro1">
          <table:table-cell table:formula="of:=[.A4190]+1" office:value-type="float" office:value="4183" calcext:value-type="float">
            <text:p>4183</text:p>
          </table:table-cell>
          <table:table-cell table:formula="of:=4*[.$D$3]*[.B4190]*(1-[.B4190])" office:value-type="float" office:value="0.998734824056422" calcext:value-type="float">
            <text:p>0,998734824056422</text:p>
          </table:table-cell>
          <table:table-cell table:number-columns-repeated="5"/>
        </table:table-row>
        <table:table-row table:style-name="ro1">
          <table:table-cell table:formula="of:=[.A4191]+1" office:value-type="float" office:value="4184" calcext:value-type="float">
            <text:p>4184</text:p>
          </table:table-cell>
          <table:table-cell table:formula="of:=4*[.$D$3]*[.B4191]*(1-[.B4191])" office:value-type="float" office:value="0.0050543010936374" calcext:value-type="float">
            <text:p>0,005054301093637</text:p>
          </table:table-cell>
          <table:table-cell table:number-columns-repeated="5"/>
        </table:table-row>
        <table:table-row table:style-name="ro1">
          <table:table-cell table:formula="of:=[.A4192]+1" office:value-type="float" office:value="4185" calcext:value-type="float">
            <text:p>4185</text:p>
          </table:table-cell>
          <table:table-cell table:formula="of:=4*[.$D$3]*[.B4192]*(1-[.B4192])" office:value-type="float" office:value="0.020115020536369" calcext:value-type="float">
            <text:p>0,020115020536369</text:p>
          </table:table-cell>
          <table:table-cell table:number-columns-repeated="5"/>
        </table:table-row>
        <table:table-row table:style-name="ro1">
          <table:table-cell table:formula="of:=[.A4193]+1" office:value-type="float" office:value="4186" calcext:value-type="float">
            <text:p>4186</text:p>
          </table:table-cell>
          <table:table-cell table:formula="of:=4*[.$D$3]*[.B4193]*(1-[.B4193])" office:value-type="float" office:value="0.0788416259407619" calcext:value-type="float">
            <text:p>0,078841625940762</text:p>
          </table:table-cell>
          <table:table-cell table:number-columns-repeated="5"/>
        </table:table-row>
        <table:table-row table:style-name="ro1">
          <table:table-cell table:formula="of:=[.A4194]+1" office:value-type="float" office:value="4187" calcext:value-type="float">
            <text:p>4187</text:p>
          </table:table-cell>
          <table:table-cell table:formula="of:=4*[.$D$3]*[.B4194]*(1-[.B4194])" office:value-type="float" office:value="0.290502495839115" calcext:value-type="float">
            <text:p>0,290502495839115</text:p>
          </table:table-cell>
          <table:table-cell table:number-columns-repeated="5"/>
        </table:table-row>
        <table:table-row table:style-name="ro1">
          <table:table-cell table:formula="of:=[.A4195]+1" office:value-type="float" office:value="4188" calcext:value-type="float">
            <text:p>4188</text:p>
          </table:table-cell>
          <table:table-cell table:formula="of:=4*[.$D$3]*[.B4195]*(1-[.B4195])" office:value-type="float" office:value="0.82444318300144" calcext:value-type="float">
            <text:p>0,82444318300144</text:p>
          </table:table-cell>
          <table:table-cell table:number-columns-repeated="5"/>
        </table:table-row>
        <table:table-row table:style-name="ro1">
          <table:table-cell table:formula="of:=[.A4196]+1" office:value-type="float" office:value="4189" calcext:value-type="float">
            <text:p>4189</text:p>
          </table:table-cell>
          <table:table-cell table:formula="of:=4*[.$D$3]*[.B4196]*(1-[.B4196])" office:value-type="float" office:value="0.578946484015575" calcext:value-type="float">
            <text:p>0,578946484015575</text:p>
          </table:table-cell>
          <table:table-cell table:number-columns-repeated="5"/>
        </table:table-row>
        <table:table-row table:style-name="ro1">
          <table:table-cell table:formula="of:=[.A4197]+1" office:value-type="float" office:value="4190" calcext:value-type="float">
            <text:p>4190</text:p>
          </table:table-cell>
          <table:table-cell table:formula="of:=4*[.$D$3]*[.B4197]*(1-[.B4197])" office:value-type="float" office:value="0.975069810646314" calcext:value-type="float">
            <text:p>0,975069810646314</text:p>
          </table:table-cell>
          <table:table-cell table:number-columns-repeated="5"/>
        </table:table-row>
        <table:table-row table:style-name="ro1">
          <table:table-cell table:formula="of:=[.A4198]+1" office:value-type="float" office:value="4191" calcext:value-type="float">
            <text:p>4191</text:p>
          </table:table-cell>
          <table:table-cell table:formula="of:=4*[.$D$3]*[.B4198]*(1-[.B4198])" office:value-type="float" office:value="0.0972347000499013" calcext:value-type="float">
            <text:p>0,097234700049901</text:p>
          </table:table-cell>
          <table:table-cell table:number-columns-repeated="5"/>
        </table:table-row>
        <table:table-row table:style-name="ro1">
          <table:table-cell table:formula="of:=[.A4199]+1" office:value-type="float" office:value="4192" calcext:value-type="float">
            <text:p>4192</text:p>
          </table:table-cell>
          <table:table-cell table:formula="of:=4*[.$D$3]*[.B4199]*(1-[.B4199])" office:value-type="float" office:value="0.351120452624428" calcext:value-type="float">
            <text:p>0,351120452624428</text:p>
          </table:table-cell>
          <table:table-cell table:number-columns-repeated="5"/>
        </table:table-row>
        <table:table-row table:style-name="ro1">
          <table:table-cell table:formula="of:=[.A4200]+1" office:value-type="float" office:value="4193" calcext:value-type="float">
            <text:p>4193</text:p>
          </table:table-cell>
          <table:table-cell table:formula="of:=4*[.$D$3]*[.B4200]*(1-[.B4200])" office:value-type="float" office:value="0.911339521492979" calcext:value-type="float">
            <text:p>0,911339521492979</text:p>
          </table:table-cell>
          <table:table-cell table:number-columns-repeated="5"/>
        </table:table-row>
        <table:table-row table:style-name="ro1">
          <table:table-cell table:formula="of:=[.A4201]+1" office:value-type="float" office:value="4194" calcext:value-type="float">
            <text:p>4194</text:p>
          </table:table-cell>
          <table:table-cell table:formula="of:=4*[.$D$3]*[.B4201]*(1-[.B4201])" office:value-type="float" office:value="0.323199192231707" calcext:value-type="float">
            <text:p>0,323199192231707</text:p>
          </table:table-cell>
          <table:table-cell table:number-columns-repeated="5"/>
        </table:table-row>
        <table:table-row table:style-name="ro1">
          <table:table-cell table:formula="of:=[.A4202]+1" office:value-type="float" office:value="4195" calcext:value-type="float">
            <text:p>4195</text:p>
          </table:table-cell>
          <table:table-cell table:formula="of:=4*[.$D$3]*[.B4202]*(1-[.B4202])" office:value-type="float" office:value="0.874965897489916" calcext:value-type="float">
            <text:p>0,874965897489916</text:p>
          </table:table-cell>
          <table:table-cell table:number-columns-repeated="5"/>
        </table:table-row>
        <table:table-row table:style-name="ro1">
          <table:table-cell table:formula="of:=[.A4203]+1" office:value-type="float" office:value="4196" calcext:value-type="float">
            <text:p>4196</text:p>
          </table:table-cell>
          <table:table-cell table:formula="of:=4*[.$D$3]*[.B4203]*(1-[.B4203])" office:value-type="float" office:value="0.437602302878327" calcext:value-type="float">
            <text:p>0,437602302878327</text:p>
          </table:table-cell>
          <table:table-cell table:number-columns-repeated="5"/>
        </table:table-row>
        <table:table-row table:style-name="ro1">
          <table:table-cell table:formula="of:=[.A4204]+1" office:value-type="float" office:value="4197" calcext:value-type="float">
            <text:p>4197</text:p>
          </table:table-cell>
          <table:table-cell table:formula="of:=4*[.$D$3]*[.B4204]*(1-[.B4204])" office:value-type="float" office:value="0.984426109575648" calcext:value-type="float">
            <text:p>0,984426109575648</text:p>
          </table:table-cell>
          <table:table-cell table:number-columns-repeated="5"/>
        </table:table-row>
        <table:table-row table:style-name="ro1">
          <table:table-cell table:formula="of:=[.A4205]+1" office:value-type="float" office:value="4198" calcext:value-type="float">
            <text:p>4198</text:p>
          </table:table-cell>
          <table:table-cell table:formula="of:=4*[.$D$3]*[.B4205]*(1-[.B4205])" office:value-type="float" office:value="0.0613253774456086" calcext:value-type="float">
            <text:p>0,061325377445609</text:p>
          </table:table-cell>
          <table:table-cell table:number-columns-repeated="5"/>
        </table:table-row>
        <table:table-row table:style-name="ro1">
          <table:table-cell table:formula="of:=[.A4206]+1" office:value-type="float" office:value="4199" calcext:value-type="float">
            <text:p>4199</text:p>
          </table:table-cell>
          <table:table-cell table:formula="of:=4*[.$D$3]*[.B4206]*(1-[.B4206])" office:value-type="float" office:value="0.230258302107049" calcext:value-type="float">
            <text:p>0,230258302107049</text:p>
          </table:table-cell>
          <table:table-cell table:number-columns-repeated="5"/>
        </table:table-row>
        <table:table-row table:style-name="ro1">
          <table:table-cell table:formula="of:=[.A4207]+1" office:value-type="float" office:value="4200" calcext:value-type="float">
            <text:p>4200</text:p>
          </table:table-cell>
          <table:table-cell table:formula="of:=4*[.$D$3]*[.B4207]*(1-[.B4207])" office:value-type="float" office:value="0.708957665671312" calcext:value-type="float">
            <text:p>0,708957665671312</text:p>
          </table:table-cell>
          <table:table-cell table:number-columns-repeated="5"/>
        </table:table-row>
        <table:table-row table:style-name="ro1">
          <table:table-cell table:formula="of:=[.A4208]+1" office:value-type="float" office:value="4201" calcext:value-type="float">
            <text:p>4201</text:p>
          </table:table-cell>
          <table:table-cell table:formula="of:=4*[.$D$3]*[.B4208]*(1-[.B4208])" office:value-type="float" office:value="0.825346775828785" calcext:value-type="float">
            <text:p>0,825346775828785</text:p>
          </table:table-cell>
          <table:table-cell table:number-columns-repeated="5"/>
        </table:table-row>
        <table:table-row table:style-name="ro1">
          <table:table-cell table:formula="of:=[.A4209]+1" office:value-type="float" office:value="4202" calcext:value-type="float">
            <text:p>4202</text:p>
          </table:table-cell>
          <table:table-cell table:formula="of:=4*[.$D$3]*[.B4209]*(1-[.B4209])" office:value-type="float" office:value="0.576597901831256" calcext:value-type="float">
            <text:p>0,576597901831256</text:p>
          </table:table-cell>
          <table:table-cell table:number-columns-repeated="5"/>
        </table:table-row>
        <table:table-row table:style-name="ro1">
          <table:table-cell table:formula="of:=[.A4210]+1" office:value-type="float" office:value="4203" calcext:value-type="float">
            <text:p>4203</text:p>
          </table:table-cell>
          <table:table-cell table:formula="of:=4*[.$D$3]*[.B4210]*(1-[.B4210])" office:value-type="float" office:value="0.976531045740197" calcext:value-type="float">
            <text:p>0,976531045740197</text:p>
          </table:table-cell>
          <table:table-cell table:number-columns-repeated="5"/>
        </table:table-row>
        <table:table-row table:style-name="ro1">
          <table:table-cell table:formula="of:=[.A4211]+1" office:value-type="float" office:value="4204" calcext:value-type="float">
            <text:p>4204</text:p>
          </table:table-cell>
          <table:table-cell table:formula="of:=4*[.$D$3]*[.B4211]*(1-[.B4211])" office:value-type="float" office:value="0.0916726497830175" calcext:value-type="float">
            <text:p>0,091672649783018</text:p>
          </table:table-cell>
          <table:table-cell table:number-columns-repeated="5"/>
        </table:table-row>
        <table:table-row table:style-name="ro1">
          <table:table-cell table:formula="of:=[.A4212]+1" office:value-type="float" office:value="4205" calcext:value-type="float">
            <text:p>4205</text:p>
          </table:table-cell>
          <table:table-cell table:formula="of:=4*[.$D$3]*[.B4212]*(1-[.B4212])" office:value-type="float" office:value="0.333075100259111" calcext:value-type="float">
            <text:p>0,333075100259111</text:p>
          </table:table-cell>
          <table:table-cell table:number-columns-repeated="5"/>
        </table:table-row>
        <table:table-row table:style-name="ro1">
          <table:table-cell table:formula="of:=[.A4213]+1" office:value-type="float" office:value="4206" calcext:value-type="float">
            <text:p>4206</text:p>
          </table:table-cell>
          <table:table-cell table:formula="of:=4*[.$D$3]*[.B4213]*(1-[.B4213])" office:value-type="float" office:value="0.888544311385977" calcext:value-type="float">
            <text:p>0,888544311385977</text:p>
          </table:table-cell>
          <table:table-cell table:number-columns-repeated="5"/>
        </table:table-row>
        <table:table-row table:style-name="ro1">
          <table:table-cell table:formula="of:=[.A4214]+1" office:value-type="float" office:value="4207" calcext:value-type="float">
            <text:p>4207</text:p>
          </table:table-cell>
          <table:table-cell table:formula="of:=4*[.$D$3]*[.B4214]*(1-[.B4214])" office:value-type="float" office:value="0.396133272358389" calcext:value-type="float">
            <text:p>0,396133272358389</text:p>
          </table:table-cell>
          <table:table-cell table:number-columns-repeated="5"/>
        </table:table-row>
        <table:table-row table:style-name="ro1">
          <table:table-cell table:formula="of:=[.A4215]+1" office:value-type="float" office:value="4208" calcext:value-type="float">
            <text:p>4208</text:p>
          </table:table-cell>
          <table:table-cell table:formula="of:=4*[.$D$3]*[.B4215]*(1-[.B4215])" office:value-type="float" office:value="0.956846811556094" calcext:value-type="float">
            <text:p>0,956846811556094</text:p>
          </table:table-cell>
          <table:table-cell table:number-columns-repeated="5"/>
        </table:table-row>
        <table:table-row table:style-name="ro1">
          <table:table-cell table:formula="of:=[.A4216]+1" office:value-type="float" office:value="4209" calcext:value-type="float">
            <text:p>4209</text:p>
          </table:table-cell>
          <table:table-cell table:formula="of:=4*[.$D$3]*[.B4216]*(1-[.B4216])" office:value-type="float" office:value="0.165163963084124" calcext:value-type="float">
            <text:p>0,165163963084124</text:p>
          </table:table-cell>
          <table:table-cell table:number-columns-repeated="5"/>
        </table:table-row>
        <table:table-row table:style-name="ro1">
          <table:table-cell table:formula="of:=[.A4217]+1" office:value-type="float" office:value="4210" calcext:value-type="float">
            <text:p>4210</text:p>
          </table:table-cell>
          <table:table-cell table:formula="of:=4*[.$D$3]*[.B4217]*(1-[.B4217])" office:value-type="float" office:value="0.55153931352988" calcext:value-type="float">
            <text:p>0,55153931352988</text:p>
          </table:table-cell>
          <table:table-cell table:number-columns-repeated="5"/>
        </table:table-row>
        <table:table-row table:style-name="ro1">
          <table:table-cell table:formula="of:=[.A4218]+1" office:value-type="float" office:value="4211" calcext:value-type="float">
            <text:p>4211</text:p>
          </table:table-cell>
          <table:table-cell table:formula="of:=4*[.$D$3]*[.B4218]*(1-[.B4218])" office:value-type="float" office:value="0.989374796643475" calcext:value-type="float">
            <text:p>0,989374796643475</text:p>
          </table:table-cell>
          <table:table-cell table:number-columns-repeated="5"/>
        </table:table-row>
        <table:table-row table:style-name="ro1">
          <table:table-cell table:formula="of:=[.A4219]+1" office:value-type="float" office:value="4212" calcext:value-type="float">
            <text:p>4212</text:p>
          </table:table-cell>
          <table:table-cell table:formula="of:=4*[.$D$3]*[.B4219]*(1-[.B4219])" office:value-type="float" office:value="0.0420492336406306" calcext:value-type="float">
            <text:p>0,042049233640631</text:p>
          </table:table-cell>
          <table:table-cell table:number-columns-repeated="5"/>
        </table:table-row>
        <table:table-row table:style-name="ro1">
          <table:table-cell table:formula="of:=[.A4220]+1" office:value-type="float" office:value="4213" calcext:value-type="float">
            <text:p>4213</text:p>
          </table:table-cell>
          <table:table-cell table:formula="of:=4*[.$D$3]*[.B4220]*(1-[.B4220])" office:value-type="float" office:value="0.161124382363465" calcext:value-type="float">
            <text:p>0,161124382363465</text:p>
          </table:table-cell>
          <table:table-cell table:number-columns-repeated="5"/>
        </table:table-row>
        <table:table-row table:style-name="ro1">
          <table:table-cell table:formula="of:=[.A4221]+1" office:value-type="float" office:value="4214" calcext:value-type="float">
            <text:p>4214</text:p>
          </table:table-cell>
          <table:table-cell table:formula="of:=4*[.$D$3]*[.B4221]*(1-[.B4221])" office:value-type="float" office:value="0.540653263085828" calcext:value-type="float">
            <text:p>0,540653263085828</text:p>
          </table:table-cell>
          <table:table-cell table:number-columns-repeated="5"/>
        </table:table-row>
        <table:table-row table:style-name="ro1">
          <table:table-cell table:formula="of:=[.A4222]+1" office:value-type="float" office:value="4215" calcext:value-type="float">
            <text:p>4215</text:p>
          </table:table-cell>
          <table:table-cell table:formula="of:=4*[.$D$3]*[.B4222]*(1-[.B4222])" office:value-type="float" office:value="0.993389248801898" calcext:value-type="float">
            <text:p>0,993389248801898</text:p>
          </table:table-cell>
          <table:table-cell table:number-columns-repeated="5"/>
        </table:table-row>
        <table:table-row table:style-name="ro1">
          <table:table-cell table:formula="of:=[.A4223]+1" office:value-type="float" office:value="4216" calcext:value-type="float">
            <text:p>4216</text:p>
          </table:table-cell>
          <table:table-cell table:formula="of:=4*[.$D$3]*[.B4223]*(1-[.B4223])" office:value-type="float" office:value="0.0262681966667958" calcext:value-type="float">
            <text:p>0,026268196666796</text:p>
          </table:table-cell>
          <table:table-cell table:number-columns-repeated="5"/>
        </table:table-row>
        <table:table-row table:style-name="ro1">
          <table:table-cell table:formula="of:=[.A4224]+1" office:value-type="float" office:value="4217" calcext:value-type="float">
            <text:p>4217</text:p>
          </table:table-cell>
          <table:table-cell table:formula="of:=4*[.$D$3]*[.B4224]*(1-[.B4224])" office:value-type="float" office:value="0.102312714042682" calcext:value-type="float">
            <text:p>0,102312714042682</text:p>
          </table:table-cell>
          <table:table-cell table:number-columns-repeated="5"/>
        </table:table-row>
        <table:table-row table:style-name="ro1">
          <table:table-cell table:formula="of:=[.A4225]+1" office:value-type="float" office:value="4218" calcext:value-type="float">
            <text:p>4218</text:p>
          </table:table-cell>
          <table:table-cell table:formula="of:=4*[.$D$3]*[.B4225]*(1-[.B4225])" office:value-type="float" office:value="0.367379290351608" calcext:value-type="float">
            <text:p>0,367379290351608</text:p>
          </table:table-cell>
          <table:table-cell table:number-columns-repeated="5"/>
        </table:table-row>
        <table:table-row table:style-name="ro1">
          <table:table-cell table:formula="of:=[.A4226]+1" office:value-type="float" office:value="4219" calcext:value-type="float">
            <text:p>4219</text:p>
          </table:table-cell>
          <table:table-cell table:formula="of:=4*[.$D$3]*[.B4226]*(1-[.B4226])" office:value-type="float" office:value="0.929646989489428" calcext:value-type="float">
            <text:p>0,929646989489428</text:p>
          </table:table-cell>
          <table:table-cell table:number-columns-repeated="5"/>
        </table:table-row>
        <table:table-row table:style-name="ro1">
          <table:table-cell table:formula="of:=[.A4227]+1" office:value-type="float" office:value="4220" calcext:value-type="float">
            <text:p>4220</text:p>
          </table:table-cell>
          <table:table-cell table:formula="of:=4*[.$D$3]*[.B4227]*(1-[.B4227])" office:value-type="float" office:value="0.261613857690686" calcext:value-type="float">
            <text:p>0,261613857690686</text:p>
          </table:table-cell>
          <table:table-cell table:number-columns-repeated="5"/>
        </table:table-row>
        <table:table-row table:style-name="ro1">
          <table:table-cell table:formula="of:=[.A4228]+1" office:value-type="float" office:value="4221" calcext:value-type="float">
            <text:p>4221</text:p>
          </table:table-cell>
          <table:table-cell table:formula="of:=4*[.$D$3]*[.B4228]*(1-[.B4228])" office:value-type="float" office:value="0.772688188619535" calcext:value-type="float">
            <text:p>0,772688188619535</text:p>
          </table:table-cell>
          <table:table-cell table:number-columns-repeated="5"/>
        </table:table-row>
        <table:table-row table:style-name="ro1">
          <table:table-cell table:formula="of:=[.A4229]+1" office:value-type="float" office:value="4222" calcext:value-type="float">
            <text:p>4222</text:p>
          </table:table-cell>
          <table:table-cell table:formula="of:=4*[.$D$3]*[.B4229]*(1-[.B4229])" office:value-type="float" office:value="0.702564607149588" calcext:value-type="float">
            <text:p>0,702564607149588</text:p>
          </table:table-cell>
          <table:table-cell table:number-columns-repeated="5"/>
        </table:table-row>
        <table:table-row table:style-name="ro1">
          <table:table-cell table:formula="of:=[.A4230]+1" office:value-type="float" office:value="4223" calcext:value-type="float">
            <text:p>4223</text:p>
          </table:table-cell>
          <table:table-cell table:formula="of:=4*[.$D$3]*[.B4230]*(1-[.B4230])" office:value-type="float" office:value="0.835870319721332" calcext:value-type="float">
            <text:p>0,835870319721332</text:p>
          </table:table-cell>
          <table:table-cell table:number-columns-repeated="5"/>
        </table:table-row>
        <table:table-row table:style-name="ro1">
          <table:table-cell table:formula="of:=[.A4231]+1" office:value-type="float" office:value="4224" calcext:value-type="float">
            <text:p>4224</text:p>
          </table:table-cell>
          <table:table-cell table:formula="of:=4*[.$D$3]*[.B4231]*(1-[.B4231])" office:value-type="float" office:value="0.54876451332116" calcext:value-type="float">
            <text:p>0,54876451332116</text:p>
          </table:table-cell>
          <table:table-cell table:number-columns-repeated="5"/>
        </table:table-row>
        <table:table-row table:style-name="ro1">
          <table:table-cell table:formula="of:=[.A4232]+1" office:value-type="float" office:value="4225" calcext:value-type="float">
            <text:p>4225</text:p>
          </table:table-cell>
          <table:table-cell table:formula="of:=4*[.$D$3]*[.B4232]*(1-[.B4232])" office:value-type="float" office:value="0.990488088962202" calcext:value-type="float">
            <text:p>0,990488088962202</text:p>
          </table:table-cell>
          <table:table-cell table:number-columns-repeated="5"/>
        </table:table-row>
        <table:table-row table:style-name="ro1">
          <table:table-cell table:formula="of:=[.A4233]+1" office:value-type="float" office:value="4226" calcext:value-type="float">
            <text:p>4226</text:p>
          </table:table-cell>
          <table:table-cell table:formula="of:=4*[.$D$3]*[.B4233]*(1-[.B4233])" office:value-type="float" office:value="0.0376857383448295" calcext:value-type="float">
            <text:p>0,03768573834483</text:p>
          </table:table-cell>
          <table:table-cell table:number-columns-repeated="5"/>
        </table:table-row>
        <table:table-row table:style-name="ro1">
          <table:table-cell table:formula="of:=[.A4234]+1" office:value-type="float" office:value="4227" calcext:value-type="float">
            <text:p>4227</text:p>
          </table:table-cell>
          <table:table-cell table:formula="of:=4*[.$D$3]*[.B4234]*(1-[.B4234])" office:value-type="float" office:value="0.145062093880938" calcext:value-type="float">
            <text:p>0,145062093880938</text:p>
          </table:table-cell>
          <table:table-cell table:number-columns-repeated="5"/>
        </table:table-row>
        <table:table-row table:style-name="ro1">
          <table:table-cell table:formula="of:=[.A4235]+1" office:value-type="float" office:value="4228" calcext:value-type="float">
            <text:p>4228</text:p>
          </table:table-cell>
          <table:table-cell table:formula="of:=4*[.$D$3]*[.B4235]*(1-[.B4235])" office:value-type="float" office:value="0.496076331199264" calcext:value-type="float">
            <text:p>0,496076331199264</text:p>
          </table:table-cell>
          <table:table-cell table:number-columns-repeated="5"/>
        </table:table-row>
        <table:table-row table:style-name="ro1">
          <table:table-cell table:formula="of:=[.A4236]+1" office:value-type="float" office:value="4229" calcext:value-type="float">
            <text:p>4229</text:p>
          </table:table-cell>
          <table:table-cell table:formula="of:=4*[.$D$3]*[.B4236]*(1-[.B4236])" office:value-type="float" office:value="0.999938419292569" calcext:value-type="float">
            <text:p>0,999938419292569</text:p>
          </table:table-cell>
          <table:table-cell table:number-columns-repeated="5"/>
        </table:table-row>
        <table:table-row table:style-name="ro1">
          <table:table-cell table:formula="of:=[.A4237]+1" office:value-type="float" office:value="4230" calcext:value-type="float">
            <text:p>4230</text:p>
          </table:table-cell>
          <table:table-cell table:formula="of:=4*[.$D$3]*[.B4237]*(1-[.B4237])" office:value-type="float" office:value="0.000246307660991698" calcext:value-type="float">
            <text:p>0,000246307660992</text:p>
          </table:table-cell>
          <table:table-cell table:number-columns-repeated="5"/>
        </table:table-row>
        <table:table-row table:style-name="ro1">
          <table:table-cell table:formula="of:=[.A4238]+1" office:value-type="float" office:value="4231" calcext:value-type="float">
            <text:p>4231</text:p>
          </table:table-cell>
          <table:table-cell table:formula="of:=4*[.$D$3]*[.B4238]*(1-[.B4238])" office:value-type="float" office:value="0.00098498797411134" calcext:value-type="float">
            <text:p>0,000984987974111</text:p>
          </table:table-cell>
          <table:table-cell table:number-columns-repeated="5"/>
        </table:table-row>
        <table:table-row table:style-name="ro1">
          <table:table-cell table:formula="of:=[.A4239]+1" office:value-type="float" office:value="4232" calcext:value-type="float">
            <text:p>4232</text:p>
          </table:table-cell>
          <table:table-cell table:formula="of:=4*[.$D$3]*[.B4239]*(1-[.B4239])" office:value-type="float" office:value="0.00393607109120878" calcext:value-type="float">
            <text:p>0,003936071091209</text:p>
          </table:table-cell>
          <table:table-cell table:number-columns-repeated="5"/>
        </table:table-row>
        <table:table-row table:style-name="ro1">
          <table:table-cell table:formula="of:=[.A4240]+1" office:value-type="float" office:value="4233" calcext:value-type="float">
            <text:p>4233</text:p>
          </table:table-cell>
          <table:table-cell table:formula="of:=4*[.$D$3]*[.B4240]*(1-[.B4240])" office:value-type="float" office:value="0.0156823137422949" calcext:value-type="float">
            <text:p>0,015682313742295</text:p>
          </table:table-cell>
          <table:table-cell table:number-columns-repeated="5"/>
        </table:table-row>
        <table:table-row table:style-name="ro1">
          <table:table-cell table:formula="of:=[.A4241]+1" office:value-type="float" office:value="4234" calcext:value-type="float">
            <text:p>4234</text:p>
          </table:table-cell>
          <table:table-cell table:formula="of:=4*[.$D$3]*[.B4241]*(1-[.B4241])" office:value-type="float" office:value="0.0617455151119327" calcext:value-type="float">
            <text:p>0,061745515111933</text:p>
          </table:table-cell>
          <table:table-cell table:number-columns-repeated="5"/>
        </table:table-row>
        <table:table-row table:style-name="ro1">
          <table:table-cell table:formula="of:=[.A4242]+1" office:value-type="float" office:value="4235" calcext:value-type="float">
            <text:p>4235</text:p>
          </table:table-cell>
          <table:table-cell table:formula="of:=4*[.$D$3]*[.B4242]*(1-[.B4242])" office:value-type="float" office:value="0.231732025901979" calcext:value-type="float">
            <text:p>0,231732025901979</text:p>
          </table:table-cell>
          <table:table-cell table:number-columns-repeated="5"/>
        </table:table-row>
        <table:table-row table:style-name="ro1">
          <table:table-cell table:formula="of:=[.A4243]+1" office:value-type="float" office:value="4236" calcext:value-type="float">
            <text:p>4236</text:p>
          </table:table-cell>
          <table:table-cell table:formula="of:=4*[.$D$3]*[.B4243]*(1-[.B4243])" office:value-type="float" office:value="0.712129176293374" calcext:value-type="float">
            <text:p>0,712129176293374</text:p>
          </table:table-cell>
          <table:table-cell table:number-columns-repeated="5"/>
        </table:table-row>
        <table:table-row table:style-name="ro1">
          <table:table-cell table:formula="of:=[.A4244]+1" office:value-type="float" office:value="4237" calcext:value-type="float">
            <text:p>4237</text:p>
          </table:table-cell>
          <table:table-cell table:formula="of:=4*[.$D$3]*[.B4244]*(1-[.B4244])" office:value-type="float" office:value="0.820004850260378" calcext:value-type="float">
            <text:p>0,820004850260378</text:p>
          </table:table-cell>
          <table:table-cell table:number-columns-repeated="5"/>
        </table:table-row>
        <table:table-row table:style-name="ro1">
          <table:table-cell table:formula="of:=[.A4245]+1" office:value-type="float" office:value="4238" calcext:value-type="float">
            <text:p>4238</text:p>
          </table:table-cell>
          <table:table-cell table:formula="of:=4*[.$D$3]*[.B4245]*(1-[.B4245])" office:value-type="float" office:value="0.590387583239331" calcext:value-type="float">
            <text:p>0,590387583239331</text:p>
          </table:table-cell>
          <table:table-cell table:number-columns-repeated="5"/>
        </table:table-row>
        <table:table-row table:style-name="ro1">
          <table:table-cell table:formula="of:=[.A4246]+1" office:value-type="float" office:value="4239" calcext:value-type="float">
            <text:p>4239</text:p>
          </table:table-cell>
          <table:table-cell table:formula="of:=4*[.$D$3]*[.B4246]*(1-[.B4246])" office:value-type="float" office:value="0.967320339184612" calcext:value-type="float">
            <text:p>0,967320339184612</text:p>
          </table:table-cell>
          <table:table-cell table:number-columns-repeated="5"/>
        </table:table-row>
        <table:table-row table:style-name="ro1">
          <table:table-cell table:formula="of:=[.A4247]+1" office:value-type="float" office:value="4240" calcext:value-type="float">
            <text:p>4240</text:p>
          </table:table-cell>
          <table:table-cell table:formula="of:=4*[.$D$3]*[.B4247]*(1-[.B4247])" office:value-type="float" office:value="0.126446802337517" calcext:value-type="float">
            <text:p>0,126446802337517</text:p>
          </table:table-cell>
          <table:table-cell table:number-columns-repeated="5"/>
        </table:table-row>
        <table:table-row table:style-name="ro1">
          <table:table-cell table:formula="of:=[.A4248]+1" office:value-type="float" office:value="4241" calcext:value-type="float">
            <text:p>4241</text:p>
          </table:table-cell>
          <table:table-cell table:formula="of:=4*[.$D$3]*[.B4248]*(1-[.B4248])" office:value-type="float" office:value="0.441832034064536" calcext:value-type="float">
            <text:p>0,441832034064536</text:p>
          </table:table-cell>
          <table:table-cell table:number-columns-repeated="5"/>
        </table:table-row>
        <table:table-row table:style-name="ro1">
          <table:table-cell table:formula="of:=[.A4249]+1" office:value-type="float" office:value="4242" calcext:value-type="float">
            <text:p>4242</text:p>
          </table:table-cell>
          <table:table-cell table:formula="of:=4*[.$D$3]*[.B4249]*(1-[.B4249])" office:value-type="float" office:value="0.986465950955723" calcext:value-type="float">
            <text:p>0,986465950955723</text:p>
          </table:table-cell>
          <table:table-cell table:number-columns-repeated="5"/>
        </table:table-row>
        <table:table-row table:style-name="ro1">
          <table:table-cell table:formula="of:=[.A4250]+1" office:value-type="float" office:value="4243" calcext:value-type="float">
            <text:p>4243</text:p>
          </table:table-cell>
          <table:table-cell table:formula="of:=4*[.$D$3]*[.B4250]*(1-[.B4250])" office:value-type="float" office:value="0.0534035142429774" calcext:value-type="float">
            <text:p>0,053403514242977</text:p>
          </table:table-cell>
          <table:table-cell table:number-columns-repeated="5"/>
        </table:table-row>
        <table:table-row table:style-name="ro1">
          <table:table-cell table:formula="of:=[.A4251]+1" office:value-type="float" office:value="4244" calcext:value-type="float">
            <text:p>4244</text:p>
          </table:table-cell>
          <table:table-cell table:formula="of:=4*[.$D$3]*[.B4251]*(1-[.B4251])" office:value-type="float" office:value="0.20220631563791" calcext:value-type="float">
            <text:p>0,20220631563791</text:p>
          </table:table-cell>
          <table:table-cell table:number-columns-repeated="5"/>
        </table:table-row>
        <table:table-row table:style-name="ro1">
          <table:table-cell table:formula="of:=[.A4252]+1" office:value-type="float" office:value="4245" calcext:value-type="float">
            <text:p>4245</text:p>
          </table:table-cell>
          <table:table-cell table:formula="of:=4*[.$D$3]*[.B4252]*(1-[.B4252])" office:value-type="float" office:value="0.645275686216207" calcext:value-type="float">
            <text:p>0,645275686216207</text:p>
          </table:table-cell>
          <table:table-cell table:number-columns-repeated="5"/>
        </table:table-row>
        <table:table-row table:style-name="ro1">
          <table:table-cell table:formula="of:=[.A4253]+1" office:value-type="float" office:value="4246" calcext:value-type="float">
            <text:p>4246</text:p>
          </table:table-cell>
          <table:table-cell table:formula="of:=4*[.$D$3]*[.B4253]*(1-[.B4253])" office:value-type="float" office:value="0.91557989997764" calcext:value-type="float">
            <text:p>0,91557989997764</text:p>
          </table:table-cell>
          <table:table-cell table:number-columns-repeated="5"/>
        </table:table-row>
        <table:table-row table:style-name="ro1">
          <table:table-cell table:formula="of:=[.A4254]+1" office:value-type="float" office:value="4247" calcext:value-type="float">
            <text:p>4247</text:p>
          </table:table-cell>
          <table:table-cell table:formula="of:=4*[.$D$3]*[.B4254]*(1-[.B4254])" office:value-type="float" office:value="0.309173386938298" calcext:value-type="float">
            <text:p>0,309173386938298</text:p>
          </table:table-cell>
          <table:table-cell table:number-columns-repeated="5"/>
        </table:table-row>
        <table:table-row table:style-name="ro1">
          <table:table-cell table:formula="of:=[.A4255]+1" office:value-type="float" office:value="4248" calcext:value-type="float">
            <text:p>4248</text:p>
          </table:table-cell>
          <table:table-cell table:formula="of:=4*[.$D$3]*[.B4255]*(1-[.B4255])" office:value-type="float" office:value="0.854340814989598" calcext:value-type="float">
            <text:p>0,854340814989598</text:p>
          </table:table-cell>
          <table:table-cell table:number-columns-repeated="5"/>
        </table:table-row>
        <table:table-row table:style-name="ro1">
          <table:table-cell table:formula="of:=[.A4256]+1" office:value-type="float" office:value="4249" calcext:value-type="float">
            <text:p>4249</text:p>
          </table:table-cell>
          <table:table-cell table:formula="of:=4*[.$D$3]*[.B4256]*(1-[.B4256])" office:value-type="float" office:value="0.49777034733003" calcext:value-type="float">
            <text:p>0,49777034733003</text:p>
          </table:table-cell>
          <table:table-cell table:number-columns-repeated="5"/>
        </table:table-row>
        <table:table-row table:style-name="ro1">
          <table:table-cell table:formula="of:=[.A4257]+1" office:value-type="float" office:value="4250" calcext:value-type="float">
            <text:p>4250</text:p>
          </table:table-cell>
          <table:table-cell table:formula="of:=4*[.$D$3]*[.B4257]*(1-[.B4257])" office:value-type="float" office:value="0.999980114595885" calcext:value-type="float">
            <text:p>0,999980114595885</text:p>
          </table:table-cell>
          <table:table-cell table:number-columns-repeated="5"/>
        </table:table-row>
        <table:table-row table:style-name="ro1">
          <table:table-cell table:formula="of:=[.A4258]+1" office:value-type="float" office:value="4251" calcext:value-type="float">
            <text:p>4251</text:p>
          </table:table-cell>
          <table:table-cell table:formula="of:=4*[.$D$3]*[.B4258]*(1-[.B4258])" office:value-type="float" office:value="0.0000795400347419905" calcext:value-type="float">
            <text:p>7,95400347419905E-05</text:p>
          </table:table-cell>
          <table:table-cell table:number-columns-repeated="5"/>
        </table:table-row>
        <table:table-row table:style-name="ro1">
          <table:table-cell table:formula="of:=[.A4259]+1" office:value-type="float" office:value="4252" calcext:value-type="float">
            <text:p>4252</text:p>
          </table:table-cell>
          <table:table-cell table:formula="of:=4*[.$D$3]*[.B4259]*(1-[.B4259])" office:value-type="float" office:value="0.000318134832499455" calcext:value-type="float">
            <text:p>0,000318134832499</text:p>
          </table:table-cell>
          <table:table-cell table:number-columns-repeated="5"/>
        </table:table-row>
        <table:table-row table:style-name="ro1">
          <table:table-cell table:formula="of:=[.A4260]+1" office:value-type="float" office:value="4253" calcext:value-type="float">
            <text:p>4253</text:p>
          </table:table-cell>
          <table:table-cell table:formula="of:=4*[.$D$3]*[.B4260]*(1-[.B4260])" office:value-type="float" office:value="0.00127213449091122" calcext:value-type="float">
            <text:p>0,001272134490911</text:p>
          </table:table-cell>
          <table:table-cell table:number-columns-repeated="5"/>
        </table:table-row>
        <table:table-row table:style-name="ro1">
          <table:table-cell table:formula="of:=[.A4261]+1" office:value-type="float" office:value="4254" calcext:value-type="float">
            <text:p>4254</text:p>
          </table:table-cell>
          <table:table-cell table:formula="of:=4*[.$D$3]*[.B4261]*(1-[.B4261])" office:value-type="float" office:value="0.00508206465899303" calcext:value-type="float">
            <text:p>0,005082064658993</text:p>
          </table:table-cell>
          <table:table-cell table:number-columns-repeated="5"/>
        </table:table-row>
        <table:table-row table:style-name="ro1">
          <table:table-cell table:formula="of:=[.A4262]+1" office:value-type="float" office:value="4255" calcext:value-type="float">
            <text:p>4255</text:p>
          </table:table-cell>
          <table:table-cell table:formula="of:=4*[.$D$3]*[.B4262]*(1-[.B4262])" office:value-type="float" office:value="0.0202249491111794" calcext:value-type="float">
            <text:p>0,020224949111179</text:p>
          </table:table-cell>
          <table:table-cell table:number-columns-repeated="5"/>
        </table:table-row>
        <table:table-row table:style-name="ro1">
          <table:table-cell table:formula="of:=[.A4263]+1" office:value-type="float" office:value="4256" calcext:value-type="float">
            <text:p>4256</text:p>
          </table:table-cell>
          <table:table-cell table:formula="of:=4*[.$D$3]*[.B4263]*(1-[.B4263])" office:value-type="float" office:value="0.0792636021785183" calcext:value-type="float">
            <text:p>0,079263602178518</text:p>
          </table:table-cell>
          <table:table-cell table:number-columns-repeated="5"/>
        </table:table-row>
        <table:table-row table:style-name="ro1">
          <table:table-cell table:formula="of:=[.A4264]+1" office:value-type="float" office:value="4257" calcext:value-type="float">
            <text:p>4257</text:p>
          </table:table-cell>
          <table:table-cell table:formula="of:=4*[.$D$3]*[.B4264]*(1-[.B4264])" office:value-type="float" office:value="0.291923534192816" calcext:value-type="float">
            <text:p>0,291923534192816</text:p>
          </table:table-cell>
          <table:table-cell table:number-columns-repeated="5"/>
        </table:table-row>
        <table:table-row table:style-name="ro1">
          <table:table-cell table:formula="of:=[.A4265]+1" office:value-type="float" office:value="4258" calcext:value-type="float">
            <text:p>4258</text:p>
          </table:table-cell>
          <table:table-cell table:formula="of:=4*[.$D$3]*[.B4265]*(1-[.B4265])" office:value-type="float" office:value="0.826816737508766" calcext:value-type="float">
            <text:p>0,826816737508766</text:p>
          </table:table-cell>
          <table:table-cell table:number-columns-repeated="5"/>
        </table:table-row>
        <table:table-row table:style-name="ro1">
          <table:table-cell table:formula="of:=[.A4266]+1" office:value-type="float" office:value="4259" calcext:value-type="float">
            <text:p>4259</text:p>
          </table:table-cell>
          <table:table-cell table:formula="of:=4*[.$D$3]*[.B4266]*(1-[.B4266])" office:value-type="float" office:value="0.572763280336504" calcext:value-type="float">
            <text:p>0,572763280336504</text:p>
          </table:table-cell>
          <table:table-cell table:number-columns-repeated="5"/>
        </table:table-row>
        <table:table-row table:style-name="ro1">
          <table:table-cell table:formula="of:=[.A4267]+1" office:value-type="float" office:value="4260" calcext:value-type="float">
            <text:p>4260</text:p>
          </table:table-cell>
          <table:table-cell table:formula="of:=4*[.$D$3]*[.B4267]*(1-[.B4267])" office:value-type="float" office:value="0.978822020138685" calcext:value-type="float">
            <text:p>0,978822020138685</text:p>
          </table:table-cell>
          <table:table-cell table:number-columns-repeated="5"/>
        </table:table-row>
        <table:table-row table:style-name="ro1">
          <table:table-cell table:formula="of:=[.A4268]+1" office:value-type="float" office:value="4261" calcext:value-type="float">
            <text:p>4261</text:p>
          </table:table-cell>
          <table:table-cell table:formula="of:=4*[.$D$3]*[.B4268]*(1-[.B4268])" office:value-type="float" office:value="0.0829178921212336" calcext:value-type="float">
            <text:p>0,082917892121234</text:p>
          </table:table-cell>
          <table:table-cell table:number-columns-repeated="5"/>
        </table:table-row>
        <table:table-row table:style-name="ro1">
          <table:table-cell table:formula="of:=[.A4269]+1" office:value-type="float" office:value="4262" calcext:value-type="float">
            <text:p>4262</text:p>
          </table:table-cell>
          <table:table-cell table:formula="of:=4*[.$D$3]*[.B4269]*(1-[.B4269])" office:value-type="float" office:value="0.30417006114962" calcext:value-type="float">
            <text:p>0,30417006114962</text:p>
          </table:table-cell>
          <table:table-cell table:number-columns-repeated="5"/>
        </table:table-row>
        <table:table-row table:style-name="ro1">
          <table:table-cell table:formula="of:=[.A4270]+1" office:value-type="float" office:value="4263" calcext:value-type="float">
            <text:p>4263</text:p>
          </table:table-cell>
          <table:table-cell table:formula="of:=4*[.$D$3]*[.B4270]*(1-[.B4270])" office:value-type="float" office:value="0.846602540199426" calcext:value-type="float">
            <text:p>0,846602540199426</text:p>
          </table:table-cell>
          <table:table-cell table:number-columns-repeated="5"/>
        </table:table-row>
        <table:table-row table:style-name="ro1">
          <table:table-cell table:formula="of:=[.A4271]+1" office:value-type="float" office:value="4264" calcext:value-type="float">
            <text:p>4264</text:p>
          </table:table-cell>
          <table:table-cell table:formula="of:=4*[.$D$3]*[.B4271]*(1-[.B4271])" office:value-type="float" office:value="0.519466716509221" calcext:value-type="float">
            <text:p>0,519466716509221</text:p>
          </table:table-cell>
          <table:table-cell table:number-columns-repeated="5"/>
        </table:table-row>
        <table:table-row table:style-name="ro1">
          <table:table-cell table:formula="of:=[.A4272]+1" office:value-type="float" office:value="4265" calcext:value-type="float">
            <text:p>4265</text:p>
          </table:table-cell>
          <table:table-cell table:formula="of:=4*[.$D$3]*[.B4272]*(1-[.B4272])" office:value-type="float" office:value="0.998484187793398" calcext:value-type="float">
            <text:p>0,998484187793398</text:p>
          </table:table-cell>
          <table:table-cell table:number-columns-repeated="5"/>
        </table:table-row>
        <table:table-row table:style-name="ro1">
          <table:table-cell table:formula="of:=[.A4273]+1" office:value-type="float" office:value="4266" calcext:value-type="float">
            <text:p>4266</text:p>
          </table:table-cell>
          <table:table-cell table:formula="of:=4*[.$D$3]*[.B4273]*(1-[.B4273])" office:value-type="float" office:value="0.00605405807982313" calcext:value-type="float">
            <text:p>0,006054058079823</text:p>
          </table:table-cell>
          <table:table-cell table:number-columns-repeated="5"/>
        </table:table-row>
        <table:table-row table:style-name="ro1">
          <table:table-cell table:formula="of:=[.A4274]+1" office:value-type="float" office:value="4267" calcext:value-type="float">
            <text:p>4267</text:p>
          </table:table-cell>
          <table:table-cell table:formula="of:=4*[.$D$3]*[.B4274]*(1-[.B4274])" office:value-type="float" office:value="0.024069625842357" calcext:value-type="float">
            <text:p>0,024069625842357</text:p>
          </table:table-cell>
          <table:table-cell table:number-columns-repeated="5"/>
        </table:table-row>
        <table:table-row table:style-name="ro1">
          <table:table-cell table:formula="of:=[.A4275]+1" office:value-type="float" office:value="4268" calcext:value-type="float">
            <text:p>4268</text:p>
          </table:table-cell>
          <table:table-cell table:formula="of:=4*[.$D$3]*[.B4275]*(1-[.B4275])" office:value-type="float" office:value="0.0939611158166638" calcext:value-type="float">
            <text:p>0,093961115816664</text:p>
          </table:table-cell>
          <table:table-cell table:number-columns-repeated="5"/>
        </table:table-row>
        <table:table-row table:style-name="ro1">
          <table:table-cell table:formula="of:=[.A4276]+1" office:value-type="float" office:value="4269" calcext:value-type="float">
            <text:p>4269</text:p>
          </table:table-cell>
          <table:table-cell table:formula="of:=4*[.$D$3]*[.B4276]*(1-[.B4276])" office:value-type="float" office:value="0.340529698124605" calcext:value-type="float">
            <text:p>0,340529698124605</text:p>
          </table:table-cell>
          <table:table-cell table:number-columns-repeated="5"/>
        </table:table-row>
        <table:table-row table:style-name="ro1">
          <table:table-cell table:formula="of:=[.A4277]+1" office:value-type="float" office:value="4270" calcext:value-type="float">
            <text:p>4270</text:p>
          </table:table-cell>
          <table:table-cell table:formula="of:=4*[.$D$3]*[.B4277]*(1-[.B4277])" office:value-type="float" office:value="0.898276891279082" calcext:value-type="float">
            <text:p>0,898276891279082</text:p>
          </table:table-cell>
          <table:table-cell table:number-columns-repeated="5"/>
        </table:table-row>
        <table:table-row table:style-name="ro1">
          <table:table-cell table:formula="of:=[.A4278]+1" office:value-type="float" office:value="4271" calcext:value-type="float">
            <text:p>4271</text:p>
          </table:table-cell>
          <table:table-cell table:formula="of:=4*[.$D$3]*[.B4278]*(1-[.B4278])" office:value-type="float" office:value="0.365502071492282" calcext:value-type="float">
            <text:p>0,365502071492282</text:p>
          </table:table-cell>
          <table:table-cell table:number-columns-repeated="5"/>
        </table:table-row>
        <table:table-row table:style-name="ro1">
          <table:table-cell table:formula="of:=[.A4279]+1" office:value-type="float" office:value="4272" calcext:value-type="float">
            <text:p>4272</text:p>
          </table:table-cell>
          <table:table-cell table:formula="of:=4*[.$D$3]*[.B4279]*(1-[.B4279])" office:value-type="float" office:value="0.927641228908531" calcext:value-type="float">
            <text:p>0,927641228908531</text:p>
          </table:table-cell>
          <table:table-cell table:number-columns-repeated="5"/>
        </table:table-row>
        <table:table-row table:style-name="ro1">
          <table:table-cell table:formula="of:=[.A4280]+1" office:value-type="float" office:value="4273" calcext:value-type="float">
            <text:p>4273</text:p>
          </table:table-cell>
          <table:table-cell table:formula="of:=4*[.$D$3]*[.B4280]*(1-[.B4280])" office:value-type="float" office:value="0.268491917350406" calcext:value-type="float">
            <text:p>0,268491917350406</text:p>
          </table:table-cell>
          <table:table-cell table:number-columns-repeated="5"/>
        </table:table-row>
        <table:table-row table:style-name="ro1">
          <table:table-cell table:formula="of:=[.A4281]+1" office:value-type="float" office:value="4274" calcext:value-type="float">
            <text:p>4274</text:p>
          </table:table-cell>
          <table:table-cell table:formula="of:=4*[.$D$3]*[.B4281]*(1-[.B4281])" office:value-type="float" office:value="0.785616030671635" calcext:value-type="float">
            <text:p>0,785616030671635</text:p>
          </table:table-cell>
          <table:table-cell table:number-columns-repeated="5"/>
        </table:table-row>
        <table:table-row table:style-name="ro1">
          <table:table-cell table:formula="of:=[.A4282]+1" office:value-type="float" office:value="4275" calcext:value-type="float">
            <text:p>4275</text:p>
          </table:table-cell>
          <table:table-cell table:formula="of:=4*[.$D$3]*[.B4282]*(1-[.B4282])" office:value-type="float" office:value="0.673693932093518" calcext:value-type="float">
            <text:p>0,673693932093518</text:p>
          </table:table-cell>
          <table:table-cell table:number-columns-repeated="5"/>
        </table:table-row>
        <table:table-row table:style-name="ro1">
          <table:table-cell table:formula="of:=[.A4283]+1" office:value-type="float" office:value="4276" calcext:value-type="float">
            <text:p>4276</text:p>
          </table:table-cell>
          <table:table-cell table:formula="of:=4*[.$D$3]*[.B4283]*(1-[.B4283])" office:value-type="float" office:value="0.879321671815569" calcext:value-type="float">
            <text:p>0,879321671815569</text:p>
          </table:table-cell>
          <table:table-cell table:number-columns-repeated="5"/>
        </table:table-row>
        <table:table-row table:style-name="ro1">
          <table:table-cell table:formula="of:=[.A4284]+1" office:value-type="float" office:value="4277" calcext:value-type="float">
            <text:p>4277</text:p>
          </table:table-cell>
          <table:table-cell table:formula="of:=4*[.$D$3]*[.B4284]*(1-[.B4284])" office:value-type="float" office:value="0.424460277164167" calcext:value-type="float">
            <text:p>0,424460277164167</text:p>
          </table:table-cell>
          <table:table-cell table:number-columns-repeated="5"/>
        </table:table-row>
        <table:table-row table:style-name="ro1">
          <table:table-cell table:formula="of:=[.A4285]+1" office:value-type="float" office:value="4278" calcext:value-type="float">
            <text:p>4278</text:p>
          </table:table-cell>
          <table:table-cell table:formula="of:=4*[.$D$3]*[.B4285]*(1-[.B4285])" office:value-type="float" office:value="0.977175001095542" calcext:value-type="float">
            <text:p>0,977175001095542</text:p>
          </table:table-cell>
          <table:table-cell table:number-columns-repeated="5"/>
        </table:table-row>
        <table:table-row table:style-name="ro1">
          <table:table-cell table:formula="of:=[.A4286]+1" office:value-type="float" office:value="4279" calcext:value-type="float">
            <text:p>4279</text:p>
          </table:table-cell>
          <table:table-cell table:formula="of:=4*[.$D$3]*[.B4286]*(1-[.B4286])" office:value-type="float" office:value="0.0892160733178775" calcext:value-type="float">
            <text:p>0,089216073317878</text:p>
          </table:table-cell>
          <table:table-cell table:number-columns-repeated="5"/>
        </table:table-row>
        <table:table-row table:style-name="ro1">
          <table:table-cell table:formula="of:=[.A4287]+1" office:value-type="float" office:value="4280" calcext:value-type="float">
            <text:p>4280</text:p>
          </table:table-cell>
          <table:table-cell table:formula="of:=4*[.$D$3]*[.B4287]*(1-[.B4287])" office:value-type="float" office:value="0.325026262318466" calcext:value-type="float">
            <text:p>0,325026262318466</text:p>
          </table:table-cell>
          <table:table-cell table:number-columns-repeated="5"/>
        </table:table-row>
        <table:table-row table:style-name="ro1">
          <table:table-cell table:formula="of:=[.A4288]+1" office:value-type="float" office:value="4281" calcext:value-type="float">
            <text:p>4281</text:p>
          </table:table-cell>
          <table:table-cell table:formula="of:=4*[.$D$3]*[.B4288]*(1-[.B4288])" office:value-type="float" office:value="0.877536764487016" calcext:value-type="float">
            <text:p>0,877536764487016</text:p>
          </table:table-cell>
          <table:table-cell table:number-columns-repeated="5"/>
        </table:table-row>
        <table:table-row table:style-name="ro1">
          <table:table-cell table:formula="of:=[.A4289]+1" office:value-type="float" office:value="4282" calcext:value-type="float">
            <text:p>4282</text:p>
          </table:table-cell>
          <table:table-cell table:formula="of:=4*[.$D$3]*[.B4289]*(1-[.B4289])" office:value-type="float" office:value="0.429863965842703" calcext:value-type="float">
            <text:p>0,429863965842703</text:p>
          </table:table-cell>
          <table:table-cell table:number-columns-repeated="5"/>
        </table:table-row>
        <table:table-row table:style-name="ro1">
          <table:table-cell table:formula="of:=[.A4290]+1" office:value-type="float" office:value="4283" calcext:value-type="float">
            <text:p>4283</text:p>
          </table:table-cell>
          <table:table-cell table:formula="of:=4*[.$D$3]*[.B4290]*(1-[.B4290])" office:value-type="float" office:value="0.980323746850746" calcext:value-type="float">
            <text:p>0,980323746850746</text:p>
          </table:table-cell>
          <table:table-cell table:number-columns-repeated="5"/>
        </table:table-row>
        <table:table-row table:style-name="ro1">
          <table:table-cell table:formula="of:=[.A4291]+1" office:value-type="float" office:value="4284" calcext:value-type="float">
            <text:p>4284</text:p>
          </table:table-cell>
          <table:table-cell table:formula="of:=4*[.$D$3]*[.B4291]*(1-[.B4291])" office:value-type="float" office:value="0.0771563928450429" calcext:value-type="float">
            <text:p>0,077156392845043</text:p>
          </table:table-cell>
          <table:table-cell table:number-columns-repeated="5"/>
        </table:table-row>
        <table:table-row table:style-name="ro1">
          <table:table-cell table:formula="of:=[.A4292]+1" office:value-type="float" office:value="4285" calcext:value-type="float">
            <text:p>4285</text:p>
          </table:table-cell>
          <table:table-cell table:formula="of:=4*[.$D$3]*[.B4292]*(1-[.B4292])" office:value-type="float" office:value="0.284813135552737" calcext:value-type="float">
            <text:p>0,284813135552737</text:p>
          </table:table-cell>
          <table:table-cell table:number-columns-repeated="5"/>
        </table:table-row>
        <table:table-row table:style-name="ro1">
          <table:table-cell table:formula="of:=[.A4293]+1" office:value-type="float" office:value="4286" calcext:value-type="float">
            <text:p>4286</text:p>
          </table:table-cell>
          <table:table-cell table:formula="of:=4*[.$D$3]*[.B4293]*(1-[.B4293])" office:value-type="float" office:value="0.814778453477421" calcext:value-type="float">
            <text:p>0,814778453477421</text:p>
          </table:table-cell>
          <table:table-cell table:number-columns-repeated="5"/>
        </table:table-row>
        <table:table-row table:style-name="ro1">
          <table:table-cell table:formula="of:=[.A4294]+1" office:value-type="float" office:value="4287" calcext:value-type="float">
            <text:p>4287</text:p>
          </table:table-cell>
          <table:table-cell table:formula="of:=4*[.$D$3]*[.B4294]*(1-[.B4294])" office:value-type="float" office:value="0.603658100905452" calcext:value-type="float">
            <text:p>0,603658100905452</text:p>
          </table:table-cell>
          <table:table-cell table:number-columns-repeated="5"/>
        </table:table-row>
        <table:table-row table:style-name="ro1">
          <table:table-cell table:formula="of:=[.A4295]+1" office:value-type="float" office:value="4288" calcext:value-type="float">
            <text:p>4288</text:p>
          </table:table-cell>
          <table:table-cell table:formula="of:=4*[.$D$3]*[.B4295]*(1-[.B4295])" office:value-type="float" office:value="0.957019992466701" calcext:value-type="float">
            <text:p>0,957019992466701</text:p>
          </table:table-cell>
          <table:table-cell table:number-columns-repeated="5"/>
        </table:table-row>
        <table:table-row table:style-name="ro1">
          <table:table-cell table:formula="of:=[.A4296]+1" office:value-type="float" office:value="4289" calcext:value-type="float">
            <text:p>4289</text:p>
          </table:table-cell>
          <table:table-cell table:formula="of:=4*[.$D$3]*[.B4296]*(1-[.B4296])" office:value-type="float" office:value="0.164530905942947" calcext:value-type="float">
            <text:p>0,164530905942947</text:p>
          </table:table-cell>
          <table:table-cell table:number-columns-repeated="5"/>
        </table:table-row>
        <table:table-row table:style-name="ro1">
          <table:table-cell table:formula="of:=[.A4297]+1" office:value-type="float" office:value="4290" calcext:value-type="float">
            <text:p>4290</text:p>
          </table:table-cell>
          <table:table-cell table:formula="of:=4*[.$D$3]*[.B4297]*(1-[.B4297])" office:value-type="float" office:value="0.549841947730161" calcext:value-type="float">
            <text:p>0,549841947730161</text:p>
          </table:table-cell>
          <table:table-cell table:number-columns-repeated="5"/>
        </table:table-row>
        <table:table-row table:style-name="ro1">
          <table:table-cell table:formula="of:=[.A4298]+1" office:value-type="float" office:value="4291" calcext:value-type="float">
            <text:p>4291</text:p>
          </table:table-cell>
          <table:table-cell table:formula="of:=4*[.$D$3]*[.B4298]*(1-[.B4298])" office:value-type="float" office:value="0.990063120985856" calcext:value-type="float">
            <text:p>0,990063120985856</text:p>
          </table:table-cell>
          <table:table-cell table:number-columns-repeated="5"/>
        </table:table-row>
        <table:table-row table:style-name="ro1">
          <table:table-cell table:formula="of:=[.A4299]+1" office:value-type="float" office:value="4292" calcext:value-type="float">
            <text:p>4292</text:p>
          </table:table-cell>
          <table:table-cell table:formula="of:=4*[.$D$3]*[.B4299]*(1-[.B4299])" office:value-type="float" office:value="0.0393525497984103" calcext:value-type="float">
            <text:p>0,03935254979841</text:p>
          </table:table-cell>
          <table:table-cell table:number-columns-repeated="5"/>
        </table:table-row>
        <table:table-row table:style-name="ro1">
          <table:table-cell table:formula="of:=[.A4300]+1" office:value-type="float" office:value="4293" calcext:value-type="float">
            <text:p>4293</text:p>
          </table:table-cell>
          <table:table-cell table:formula="of:=4*[.$D$3]*[.B4300]*(1-[.B4300])" office:value-type="float" office:value="0.151215706491096" calcext:value-type="float">
            <text:p>0,151215706491096</text:p>
          </table:table-cell>
          <table:table-cell table:number-columns-repeated="5"/>
        </table:table-row>
        <table:table-row table:style-name="ro1">
          <table:table-cell table:formula="of:=[.A4301]+1" office:value-type="float" office:value="4294" calcext:value-type="float">
            <text:p>4294</text:p>
          </table:table-cell>
          <table:table-cell table:formula="of:=4*[.$D$3]*[.B4301]*(1-[.B4301])" office:value-type="float" office:value="0.513398066405978" calcext:value-type="float">
            <text:p>0,513398066405978</text:p>
          </table:table-cell>
          <table:table-cell table:number-columns-repeated="5"/>
        </table:table-row>
        <table:table-row table:style-name="ro1">
          <table:table-cell table:formula="of:=[.A4302]+1" office:value-type="float" office:value="4295" calcext:value-type="float">
            <text:p>4295</text:p>
          </table:table-cell>
          <table:table-cell table:formula="of:=4*[.$D$3]*[.B4302]*(1-[.B4302])" office:value-type="float" office:value="0.999281967266324" calcext:value-type="float">
            <text:p>0,999281967266324</text:p>
          </table:table-cell>
          <table:table-cell table:number-columns-repeated="5"/>
        </table:table-row>
        <table:table-row table:style-name="ro1">
          <table:table-cell table:formula="of:=[.A4303]+1" office:value-type="float" office:value="4296" calcext:value-type="float">
            <text:p>4296</text:p>
          </table:table-cell>
          <table:table-cell table:formula="of:=4*[.$D$3]*[.B4303]*(1-[.B4303])" office:value-type="float" office:value="0.00287006865067743" calcext:value-type="float">
            <text:p>0,002870068650677</text:p>
          </table:table-cell>
          <table:table-cell table:number-columns-repeated="5"/>
        </table:table-row>
        <table:table-row table:style-name="ro1">
          <table:table-cell table:formula="of:=[.A4304]+1" office:value-type="float" office:value="4297" calcext:value-type="float">
            <text:p>4297</text:p>
          </table:table-cell>
          <table:table-cell table:formula="of:=4*[.$D$3]*[.B4304]*(1-[.B4304])" office:value-type="float" office:value="0.0114473254264713" calcext:value-type="float">
            <text:p>0,011447325426471</text:p>
          </table:table-cell>
          <table:table-cell table:number-columns-repeated="5"/>
        </table:table-row>
        <table:table-row table:style-name="ro1">
          <table:table-cell table:formula="of:=[.A4305]+1" office:value-type="float" office:value="4298" calcext:value-type="float">
            <text:p>4298</text:p>
          </table:table-cell>
          <table:table-cell table:formula="of:=4*[.$D$3]*[.B4305]*(1-[.B4305])" office:value-type="float" office:value="0.0452651366682072" calcext:value-type="float">
            <text:p>0,045265136668207</text:p>
          </table:table-cell>
          <table:table-cell table:number-columns-repeated="5"/>
        </table:table-row>
        <table:table-row table:style-name="ro1">
          <table:table-cell table:formula="of:=[.A4306]+1" office:value-type="float" office:value="4299" calcext:value-type="float">
            <text:p>4299</text:p>
          </table:table-cell>
          <table:table-cell table:formula="of:=4*[.$D$3]*[.B4306]*(1-[.B4306])" office:value-type="float" office:value="0.172864816282463" calcext:value-type="float">
            <text:p>0,172864816282463</text:p>
          </table:table-cell>
          <table:table-cell table:number-columns-repeated="5"/>
        </table:table-row>
        <table:table-row table:style-name="ro1">
          <table:table-cell table:formula="of:=[.A4307]+1" office:value-type="float" office:value="4300" calcext:value-type="float">
            <text:p>4300</text:p>
          </table:table-cell>
          <table:table-cell table:formula="of:=4*[.$D$3]*[.B4307]*(1-[.B4307])" office:value-type="float" office:value="0.571930286296373" calcext:value-type="float">
            <text:p>0,571930286296373</text:p>
          </table:table-cell>
          <table:table-cell table:number-columns-repeated="5"/>
        </table:table-row>
        <table:table-row table:style-name="ro1">
          <table:table-cell table:formula="of:=[.A4308]+1" office:value-type="float" office:value="4301" calcext:value-type="float">
            <text:p>4301</text:p>
          </table:table-cell>
          <table:table-cell table:formula="of:=4*[.$D$3]*[.B4308]*(1-[.B4308])" office:value-type="float" office:value="0.979304135653287" calcext:value-type="float">
            <text:p>0,979304135653287</text:p>
          </table:table-cell>
          <table:table-cell table:number-columns-repeated="5"/>
        </table:table-row>
        <table:table-row table:style-name="ro1">
          <table:table-cell table:formula="of:=[.A4309]+1" office:value-type="float" office:value="4302" calcext:value-type="float">
            <text:p>4302</text:p>
          </table:table-cell>
          <table:table-cell table:formula="of:=4*[.$D$3]*[.B4309]*(1-[.B4309])" office:value-type="float" office:value="0.0810701821826201" calcext:value-type="float">
            <text:p>0,08107018218262</text:p>
          </table:table-cell>
          <table:table-cell table:number-columns-repeated="5"/>
        </table:table-row>
        <table:table-row table:style-name="ro1">
          <table:table-cell table:formula="of:=[.A4310]+1" office:value-type="float" office:value="4303" calcext:value-type="float">
            <text:p>4303</text:p>
          </table:table-cell>
          <table:table-cell table:formula="of:=4*[.$D$3]*[.B4310]*(1-[.B4310])" office:value-type="float" office:value="0.297991230973988" calcext:value-type="float">
            <text:p>0,297991230973988</text:p>
          </table:table-cell>
          <table:table-cell table:number-columns-repeated="5"/>
        </table:table-row>
        <table:table-row table:style-name="ro1">
          <table:table-cell table:formula="of:=[.A4311]+1" office:value-type="float" office:value="4304" calcext:value-type="float">
            <text:p>4304</text:p>
          </table:table-cell>
          <table:table-cell table:formula="of:=4*[.$D$3]*[.B4311]*(1-[.B4311])" office:value-type="float" office:value="0.836769828946381" calcext:value-type="float">
            <text:p>0,836769828946381</text:p>
          </table:table-cell>
          <table:table-cell table:number-columns-repeated="5"/>
        </table:table-row>
        <table:table-row table:style-name="ro1">
          <table:table-cell table:formula="of:=[.A4312]+1" office:value-type="float" office:value="4305" calcext:value-type="float">
            <text:p>4305</text:p>
          </table:table-cell>
          <table:table-cell table:formula="of:=4*[.$D$3]*[.B4312]*(1-[.B4312])" office:value-type="float" office:value="0.546344329245702" calcext:value-type="float">
            <text:p>0,546344329245702</text:p>
          </table:table-cell>
          <table:table-cell table:number-columns-repeated="5"/>
        </table:table-row>
        <table:table-row table:style-name="ro1">
          <table:table-cell table:formula="of:=[.A4313]+1" office:value-type="float" office:value="4306" calcext:value-type="float">
            <text:p>4306</text:p>
          </table:table-cell>
          <table:table-cell table:formula="of:=4*[.$D$3]*[.B4313]*(1-[.B4313])" office:value-type="float" office:value="0.991408812587064" calcext:value-type="float">
            <text:p>0,991408812587064</text:p>
          </table:table-cell>
          <table:table-cell table:number-columns-repeated="5"/>
        </table:table-row>
        <table:table-row table:style-name="ro1">
          <table:table-cell table:formula="of:=[.A4314]+1" office:value-type="float" office:value="4307" calcext:value-type="float">
            <text:p>4307</text:p>
          </table:table-cell>
          <table:table-cell table:formula="of:=4*[.$D$3]*[.B4314]*(1-[.B4314])" office:value-type="float" office:value="0.0340695156470875" calcext:value-type="float">
            <text:p>0,034069515647088</text:p>
          </table:table-cell>
          <table:table-cell table:number-columns-repeated="5"/>
        </table:table-row>
        <table:table-row table:style-name="ro1">
          <table:table-cell table:formula="of:=[.A4315]+1" office:value-type="float" office:value="4308" calcext:value-type="float">
            <text:p>4308</text:p>
          </table:table-cell>
          <table:table-cell table:formula="of:=4*[.$D$3]*[.B4315]*(1-[.B4315])" office:value-type="float" office:value="0.131635135002642" calcext:value-type="float">
            <text:p>0,131635135002642</text:p>
          </table:table-cell>
          <table:table-cell table:number-columns-repeated="5"/>
        </table:table-row>
        <table:table-row table:style-name="ro1">
          <table:table-cell table:formula="of:=[.A4316]+1" office:value-type="float" office:value="4309" calcext:value-type="float">
            <text:p>4309</text:p>
          </table:table-cell>
          <table:table-cell table:formula="of:=4*[.$D$3]*[.B4316]*(1-[.B4316])" office:value-type="float" office:value="0.457229304941912" calcext:value-type="float">
            <text:p>0,457229304941912</text:p>
          </table:table-cell>
          <table:table-cell table:number-columns-repeated="5"/>
        </table:table-row>
        <table:table-row table:style-name="ro1">
          <table:table-cell table:formula="of:=[.A4317]+1" office:value-type="float" office:value="4310" calcext:value-type="float">
            <text:p>4310</text:p>
          </table:table-cell>
          <table:table-cell table:formula="of:=4*[.$D$3]*[.B4317]*(1-[.B4317])" office:value-type="float" office:value="0.992682670576992" calcext:value-type="float">
            <text:p>0,992682670576992</text:p>
          </table:table-cell>
          <table:table-cell table:number-columns-repeated="5"/>
        </table:table-row>
        <table:table-row table:style-name="ro1">
          <table:table-cell table:formula="of:=[.A4318]+1" office:value-type="float" office:value="4311" calcext:value-type="float">
            <text:p>4311</text:p>
          </table:table-cell>
          <table:table-cell table:formula="of:=4*[.$D$3]*[.B4318]*(1-[.B4318])" office:value-type="float" office:value="0.0290551444524927" calcext:value-type="float">
            <text:p>0,029055144452493</text:p>
          </table:table-cell>
          <table:table-cell table:number-columns-repeated="5"/>
        </table:table-row>
        <table:table-row table:style-name="ro1">
          <table:table-cell table:formula="of:=[.A4319]+1" office:value-type="float" office:value="4312" calcext:value-type="float">
            <text:p>4312</text:p>
          </table:table-cell>
          <table:table-cell table:formula="of:=4*[.$D$3]*[.B4319]*(1-[.B4319])" office:value-type="float" office:value="0.11284377213335" calcext:value-type="float">
            <text:p>0,11284377213335</text:p>
          </table:table-cell>
          <table:table-cell table:number-columns-repeated="5"/>
        </table:table-row>
        <table:table-row table:style-name="ro1">
          <table:table-cell table:formula="of:=[.A4320]+1" office:value-type="float" office:value="4313" calcext:value-type="float">
            <text:p>4313</text:p>
          </table:table-cell>
          <table:table-cell table:formula="of:=4*[.$D$3]*[.B4320]*(1-[.B4320])" office:value-type="float" office:value="0.400440220896267" calcext:value-type="float">
            <text:p>0,400440220896267</text:p>
          </table:table-cell>
          <table:table-cell table:number-columns-repeated="5"/>
        </table:table-row>
        <table:table-row table:style-name="ro1">
          <table:table-cell table:formula="of:=[.A4321]+1" office:value-type="float" office:value="4314" calcext:value-type="float">
            <text:p>4314</text:p>
          </table:table-cell>
          <table:table-cell table:formula="of:=4*[.$D$3]*[.B4321]*(1-[.B4321])" office:value-type="float" office:value="0.960351401539263" calcext:value-type="float">
            <text:p>0,960351401539263</text:p>
          </table:table-cell>
          <table:table-cell table:number-columns-repeated="5"/>
        </table:table-row>
        <table:table-row table:style-name="ro1">
          <table:table-cell table:formula="of:=[.A4322]+1" office:value-type="float" office:value="4315" calcext:value-type="float">
            <text:p>4315</text:p>
          </table:table-cell>
          <table:table-cell table:formula="of:=4*[.$D$3]*[.B4322]*(1-[.B4322])" office:value-type="float" office:value="0.152306348403345" calcext:value-type="float">
            <text:p>0,152306348403345</text:p>
          </table:table-cell>
          <table:table-cell table:number-columns-repeated="5"/>
        </table:table-row>
        <table:table-row table:style-name="ro1">
          <table:table-cell table:formula="of:=[.A4323]+1" office:value-type="float" office:value="4316" calcext:value-type="float">
            <text:p>4316</text:p>
          </table:table-cell>
          <table:table-cell table:formula="of:=4*[.$D$3]*[.B4323]*(1-[.B4323])" office:value-type="float" office:value="0.516436498557535" calcext:value-type="float">
            <text:p>0,516436498557535</text:p>
          </table:table-cell>
          <table:table-cell table:number-columns-repeated="5"/>
        </table:table-row>
        <table:table-row table:style-name="ro1">
          <table:table-cell table:formula="of:=[.A4324]+1" office:value-type="float" office:value="4317" calcext:value-type="float">
            <text:p>4317</text:p>
          </table:table-cell>
          <table:table-cell table:formula="of:=4*[.$D$3]*[.B4324]*(1-[.B4324])" office:value-type="float" office:value="0.998919366060673" calcext:value-type="float">
            <text:p>0,998919366060673</text:p>
          </table:table-cell>
          <table:table-cell table:number-columns-repeated="5"/>
        </table:table-row>
        <table:table-row table:style-name="ro1">
          <table:table-cell table:formula="of:=[.A4325]+1" office:value-type="float" office:value="4318" calcext:value-type="float">
            <text:p>4318</text:p>
          </table:table-cell>
          <table:table-cell table:formula="of:=4*[.$D$3]*[.B4325]*(1-[.B4325])" office:value-type="float" office:value="0.00431786467846648" calcext:value-type="float">
            <text:p>0,004317864678466</text:p>
          </table:table-cell>
          <table:table-cell table:number-columns-repeated="5"/>
        </table:table-row>
        <table:table-row table:style-name="ro1">
          <table:table-cell table:formula="of:=[.A4326]+1" office:value-type="float" office:value="4319" calcext:value-type="float">
            <text:p>4319</text:p>
          </table:table-cell>
          <table:table-cell table:formula="of:=4*[.$D$3]*[.B4326]*(1-[.B4326])" office:value-type="float" office:value="0.0171968828923397" calcext:value-type="float">
            <text:p>0,01719688289234</text:p>
          </table:table-cell>
          <table:table-cell table:number-columns-repeated="5"/>
        </table:table-row>
        <table:table-row table:style-name="ro1">
          <table:table-cell table:formula="of:=[.A4327]+1" office:value-type="float" office:value="4320" calcext:value-type="float">
            <text:p>4320</text:p>
          </table:table-cell>
          <table:table-cell table:formula="of:=4*[.$D$3]*[.B4327]*(1-[.B4327])" office:value-type="float" office:value="0.0676046004445075" calcext:value-type="float">
            <text:p>0,067604600444508</text:p>
          </table:table-cell>
          <table:table-cell table:number-columns-repeated="5"/>
        </table:table-row>
        <table:table-row table:style-name="ro1">
          <table:table-cell table:formula="of:=[.A4328]+1" office:value-type="float" office:value="4321" calcext:value-type="float">
            <text:p>4321</text:p>
          </table:table-cell>
          <table:table-cell table:formula="of:=4*[.$D$3]*[.B4328]*(1-[.B4328])" office:value-type="float" office:value="0.252136873772984" calcext:value-type="float">
            <text:p>0,252136873772984</text:p>
          </table:table-cell>
          <table:table-cell table:number-columns-repeated="5"/>
        </table:table-row>
        <table:table-row table:style-name="ro1">
          <table:table-cell table:formula="of:=[.A4329]+1" office:value-type="float" office:value="4322" calcext:value-type="float">
            <text:p>4322</text:p>
          </table:table-cell>
          <table:table-cell table:formula="of:=4*[.$D$3]*[.B4329]*(1-[.B4329])" office:value-type="float" office:value="0.754255482627882" calcext:value-type="float">
            <text:p>0,754255482627882</text:p>
          </table:table-cell>
          <table:table-cell table:number-columns-repeated="5"/>
        </table:table-row>
        <table:table-row table:style-name="ro1">
          <table:table-cell table:formula="of:=[.A4330]+1" office:value-type="float" office:value="4323" calcext:value-type="float">
            <text:p>4323</text:p>
          </table:table-cell>
          <table:table-cell table:formula="of:=4*[.$D$3]*[.B4330]*(1-[.B4330])" office:value-type="float" office:value="0.741416598214652" calcext:value-type="float">
            <text:p>0,741416598214652</text:p>
          </table:table-cell>
          <table:table-cell table:number-columns-repeated="5"/>
        </table:table-row>
        <table:table-row table:style-name="ro1">
          <table:table-cell table:formula="of:=[.A4331]+1" office:value-type="float" office:value="4324" calcext:value-type="float">
            <text:p>4324</text:p>
          </table:table-cell>
          <table:table-cell table:formula="of:=4*[.$D$3]*[.B4331]*(1-[.B4331])" office:value-type="float" office:value="0.766872104425861" calcext:value-type="float">
            <text:p>0,766872104425861</text:p>
          </table:table-cell>
          <table:table-cell table:number-columns-repeated="5"/>
        </table:table-row>
        <table:table-row table:style-name="ro1">
          <table:table-cell table:formula="of:=[.A4332]+1" office:value-type="float" office:value="4325" calcext:value-type="float">
            <text:p>4325</text:p>
          </table:table-cell>
          <table:table-cell table:formula="of:=4*[.$D$3]*[.B4332]*(1-[.B4332])" office:value-type="float" office:value="0.715117119517249" calcext:value-type="float">
            <text:p>0,715117119517249</text:p>
          </table:table-cell>
          <table:table-cell table:number-columns-repeated="5"/>
        </table:table-row>
        <table:table-row table:style-name="ro1">
          <table:table-cell table:formula="of:=[.A4333]+1" office:value-type="float" office:value="4326" calcext:value-type="float">
            <text:p>4326</text:p>
          </table:table-cell>
          <table:table-cell table:formula="of:=4*[.$D$3]*[.B4333]*(1-[.B4333])" office:value-type="float" office:value="0.814898499562406" calcext:value-type="float">
            <text:p>0,814898499562406</text:p>
          </table:table-cell>
          <table:table-cell table:number-columns-repeated="5"/>
        </table:table-row>
        <table:table-row table:style-name="ro1">
          <table:table-cell table:formula="of:=[.A4334]+1" office:value-type="float" office:value="4327" calcext:value-type="float">
            <text:p>4327</text:p>
          </table:table-cell>
          <table:table-cell table:formula="of:=4*[.$D$3]*[.B4334]*(1-[.B4334])" office:value-type="float" office:value="0.603355739893382" calcext:value-type="float">
            <text:p>0,603355739893382</text:p>
          </table:table-cell>
          <table:table-cell table:number-columns-repeated="5"/>
        </table:table-row>
        <table:table-row table:style-name="ro1">
          <table:table-cell table:formula="of:=[.A4335]+1" office:value-type="float" office:value="4328" calcext:value-type="float">
            <text:p>4328</text:p>
          </table:table-cell>
          <table:table-cell table:formula="of:=4*[.$D$3]*[.B4335]*(1-[.B4335])" office:value-type="float" office:value="0.957270364124366" calcext:value-type="float">
            <text:p>0,957270364124366</text:p>
          </table:table-cell>
          <table:table-cell table:number-columns-repeated="5"/>
        </table:table-row>
        <table:table-row table:style-name="ro1">
          <table:table-cell table:formula="of:=[.A4336]+1" office:value-type="float" office:value="4329" calcext:value-type="float">
            <text:p>4329</text:p>
          </table:table-cell>
          <table:table-cell table:formula="of:=4*[.$D$3]*[.B4336]*(1-[.B4336])" office:value-type="float" office:value="0.163615256374279" calcext:value-type="float">
            <text:p>0,163615256374279</text:p>
          </table:table-cell>
          <table:table-cell table:number-columns-repeated="5"/>
        </table:table-row>
        <table:table-row table:style-name="ro1">
          <table:table-cell table:formula="of:=[.A4337]+1" office:value-type="float" office:value="4330" calcext:value-type="float">
            <text:p>4330</text:p>
          </table:table-cell>
          <table:table-cell table:formula="of:=4*[.$D$3]*[.B4337]*(1-[.B4337])" office:value-type="float" office:value="0.547381217023432" calcext:value-type="float">
            <text:p>0,547381217023432</text:p>
          </table:table-cell>
          <table:table-cell table:number-columns-repeated="5"/>
        </table:table-row>
        <table:table-row table:style-name="ro1">
          <table:table-cell table:formula="of:=[.A4338]+1" office:value-type="float" office:value="4331" calcext:value-type="float">
            <text:p>4331</text:p>
          </table:table-cell>
          <table:table-cell table:formula="of:=4*[.$D$3]*[.B4338]*(1-[.B4338])" office:value-type="float" office:value="0.991020081093514" calcext:value-type="float">
            <text:p>0,991020081093514</text:p>
          </table:table-cell>
          <table:table-cell table:number-columns-repeated="5"/>
        </table:table-row>
        <table:table-row table:style-name="ro1">
          <table:table-cell table:formula="of:=[.A4339]+1" office:value-type="float" office:value="4332" calcext:value-type="float">
            <text:p>4332</text:p>
          </table:table-cell>
          <table:table-cell table:formula="of:=4*[.$D$3]*[.B4339]*(1-[.B4339])" office:value-type="float" office:value="0.0355971198516769" calcext:value-type="float">
            <text:p>0,035597119851677</text:p>
          </table:table-cell>
          <table:table-cell table:number-columns-repeated="5"/>
        </table:table-row>
        <table:table-row table:style-name="ro1">
          <table:table-cell table:formula="of:=[.A4340]+1" office:value-type="float" office:value="4333" calcext:value-type="float">
            <text:p>4333</text:p>
          </table:table-cell>
          <table:table-cell table:formula="of:=4*[.$D$3]*[.B4340]*(1-[.B4340])" office:value-type="float" office:value="0.137319859639769" calcext:value-type="float">
            <text:p>0,137319859639769</text:p>
          </table:table-cell>
          <table:table-cell table:number-columns-repeated="5"/>
        </table:table-row>
        <table:table-row table:style-name="ro1">
          <table:table-cell table:formula="of:=[.A4341]+1" office:value-type="float" office:value="4334" calcext:value-type="float">
            <text:p>4334</text:p>
          </table:table-cell>
          <table:table-cell table:formula="of:=4*[.$D$3]*[.B4341]*(1-[.B4341])" office:value-type="float" office:value="0.473852463153133" calcext:value-type="float">
            <text:p>0,473852463153133</text:p>
          </table:table-cell>
          <table:table-cell table:number-columns-repeated="5"/>
        </table:table-row>
        <table:table-row table:style-name="ro1">
          <table:table-cell table:formula="of:=[.A4342]+1" office:value-type="float" office:value="4335" calcext:value-type="float">
            <text:p>4335</text:p>
          </table:table-cell>
          <table:table-cell table:formula="of:=4*[.$D$3]*[.B4342]*(1-[.B4342])" office:value-type="float" office:value="0.997265225267367" calcext:value-type="float">
            <text:p>0,997265225267367</text:p>
          </table:table-cell>
          <table:table-cell table:number-columns-repeated="5"/>
        </table:table-row>
        <table:table-row table:style-name="ro1">
          <table:table-cell table:formula="of:=[.A4343]+1" office:value-type="float" office:value="4336" calcext:value-type="float">
            <text:p>4336</text:p>
          </table:table-cell>
          <table:table-cell table:formula="of:=4*[.$D$3]*[.B4343]*(1-[.B4343])" office:value-type="float" office:value="0.0109091829591797" calcext:value-type="float">
            <text:p>0,01090918295918</text:p>
          </table:table-cell>
          <table:table-cell table:number-columns-repeated="5"/>
        </table:table-row>
        <table:table-row table:style-name="ro1">
          <table:table-cell table:formula="of:=[.A4344]+1" office:value-type="float" office:value="4337" calcext:value-type="float">
            <text:p>4337</text:p>
          </table:table-cell>
          <table:table-cell table:formula="of:=4*[.$D$3]*[.B4344]*(1-[.B4344])" office:value-type="float" office:value="0.0431606907453713" calcext:value-type="float">
            <text:p>0,043160690745371</text:p>
          </table:table-cell>
          <table:table-cell table:number-columns-repeated="5"/>
        </table:table-row>
        <table:table-row table:style-name="ro1">
          <table:table-cell table:formula="of:=[.A4345]+1" office:value-type="float" office:value="4338" calcext:value-type="float">
            <text:p>4338</text:p>
          </table:table-cell>
          <table:table-cell table:formula="of:=4*[.$D$3]*[.B4345]*(1-[.B4345])" office:value-type="float" office:value="0.165191382079015" calcext:value-type="float">
            <text:p>0,165191382079015</text:p>
          </table:table-cell>
          <table:table-cell table:number-columns-repeated="5"/>
        </table:table-row>
        <table:table-row table:style-name="ro1">
          <table:table-cell table:formula="of:=[.A4346]+1" office:value-type="float" office:value="4339" calcext:value-type="float">
            <text:p>4339</text:p>
          </table:table-cell>
          <table:table-cell table:formula="of:=4*[.$D$3]*[.B4346]*(1-[.B4346])" office:value-type="float" office:value="0.55161275746336" calcext:value-type="float">
            <text:p>0,55161275746336</text:p>
          </table:table-cell>
          <table:table-cell table:number-columns-repeated="5"/>
        </table:table-row>
        <table:table-row table:style-name="ro1">
          <table:table-cell table:formula="of:=[.A4347]+1" office:value-type="float" office:value="4340" calcext:value-type="float">
            <text:p>4340</text:p>
          </table:table-cell>
          <table:table-cell table:formula="of:=4*[.$D$3]*[.B4347]*(1-[.B4347])" office:value-type="float" office:value="0.989344493068114" calcext:value-type="float">
            <text:p>0,989344493068114</text:p>
          </table:table-cell>
          <table:table-cell table:number-columns-repeated="5"/>
        </table:table-row>
        <table:table-row table:style-name="ro1">
          <table:table-cell table:formula="of:=[.A4348]+1" office:value-type="float" office:value="4341" calcext:value-type="float">
            <text:p>4341</text:p>
          </table:table-cell>
          <table:table-cell table:formula="of:=4*[.$D$3]*[.B4348]*(1-[.B4348])" office:value-type="float" office:value="0.0421678684156434" calcext:value-type="float">
            <text:p>0,042167868415643</text:p>
          </table:table-cell>
          <table:table-cell table:number-columns-repeated="5"/>
        </table:table-row>
        <table:table-row table:style-name="ro1">
          <table:table-cell table:formula="of:=[.A4349]+1" office:value-type="float" office:value="4342" calcext:value-type="float">
            <text:p>4342</text:p>
          </table:table-cell>
          <table:table-cell table:formula="of:=4*[.$D$3]*[.B4349]*(1-[.B4349])" office:value-type="float" office:value="0.161558957155698" calcext:value-type="float">
            <text:p>0,161558957155698</text:p>
          </table:table-cell>
          <table:table-cell table:number-columns-repeated="5"/>
        </table:table-row>
        <table:table-row table:style-name="ro1">
          <table:table-cell table:formula="of:=[.A4350]+1" office:value-type="float" office:value="4343" calcext:value-type="float">
            <text:p>4343</text:p>
          </table:table-cell>
          <table:table-cell table:formula="of:=4*[.$D$3]*[.B4350]*(1-[.B4350])" office:value-type="float" office:value="0.541830642073844" calcext:value-type="float">
            <text:p>0,541830642073844</text:p>
          </table:table-cell>
          <table:table-cell table:number-columns-repeated="5"/>
        </table:table-row>
        <table:table-row table:style-name="ro1">
          <table:table-cell table:formula="of:=[.A4351]+1" office:value-type="float" office:value="4344" calcext:value-type="float">
            <text:p>4344</text:p>
          </table:table-cell>
          <table:table-cell table:formula="of:=4*[.$D$3]*[.B4351]*(1-[.B4351])" office:value-type="float" office:value="0.99300078953476" calcext:value-type="float">
            <text:p>0,99300078953476</text:p>
          </table:table-cell>
          <table:table-cell table:number-columns-repeated="5"/>
        </table:table-row>
        <table:table-row table:style-name="ro1">
          <table:table-cell table:formula="of:=[.A4352]+1" office:value-type="float" office:value="4345" calcext:value-type="float">
            <text:p>4345</text:p>
          </table:table-cell>
          <table:table-cell table:formula="of:=4*[.$D$3]*[.B4352]*(1-[.B4352])" office:value-type="float" office:value="0.0278008860724139" calcext:value-type="float">
            <text:p>0,027800886072414</text:p>
          </table:table-cell>
          <table:table-cell table:number-columns-repeated="5"/>
        </table:table-row>
        <table:table-row table:style-name="ro1">
          <table:table-cell table:formula="of:=[.A4353]+1" office:value-type="float" office:value="4346" calcext:value-type="float">
            <text:p>4346</text:p>
          </table:table-cell>
          <table:table-cell table:formula="of:=4*[.$D$3]*[.B4353]*(1-[.B4353])" office:value-type="float" office:value="0.10811198722401" calcext:value-type="float">
            <text:p>0,10811198722401</text:p>
          </table:table-cell>
          <table:table-cell table:number-columns-repeated="5"/>
        </table:table-row>
        <table:table-row table:style-name="ro1">
          <table:table-cell table:formula="of:=[.A4354]+1" office:value-type="float" office:value="4347" calcext:value-type="float">
            <text:p>4347</text:p>
          </table:table-cell>
          <table:table-cell table:formula="of:=4*[.$D$3]*[.B4354]*(1-[.B4354])" office:value-type="float" office:value="0.385695141769943" calcext:value-type="float">
            <text:p>0,385695141769943</text:p>
          </table:table-cell>
          <table:table-cell table:number-columns-repeated="5"/>
        </table:table-row>
        <table:table-row table:style-name="ro1">
          <table:table-cell table:formula="of:=[.A4355]+1" office:value-type="float" office:value="4348" calcext:value-type="float">
            <text:p>4348</text:p>
          </table:table-cell>
          <table:table-cell table:formula="of:=4*[.$D$3]*[.B4355]*(1-[.B4355])" office:value-type="float" office:value="0.947737597540026" calcext:value-type="float">
            <text:p>0,947737597540026</text:p>
          </table:table-cell>
          <table:table-cell table:number-columns-repeated="5"/>
        </table:table-row>
        <table:table-row table:style-name="ro1">
          <table:table-cell table:formula="of:=[.A4356]+1" office:value-type="float" office:value="4349" calcext:value-type="float">
            <text:p>4349</text:p>
          </table:table-cell>
          <table:table-cell table:formula="of:=4*[.$D$3]*[.B4356]*(1-[.B4356])" office:value-type="float" office:value="0.198124174996341" calcext:value-type="float">
            <text:p>0,198124174996341</text:p>
          </table:table-cell>
          <table:table-cell table:number-columns-repeated="5"/>
        </table:table-row>
        <table:table-row table:style-name="ro1">
          <table:table-cell table:formula="of:=[.A4357]+1" office:value-type="float" office:value="4350" calcext:value-type="float">
            <text:p>4350</text:p>
          </table:table-cell>
          <table:table-cell table:formula="of:=4*[.$D$3]*[.B4357]*(1-[.B4357])" office:value-type="float" office:value="0.635483945113441" calcext:value-type="float">
            <text:p>0,635483945113441</text:p>
          </table:table-cell>
          <table:table-cell table:number-columns-repeated="5"/>
        </table:table-row>
        <table:table-row table:style-name="ro1">
          <table:table-cell table:formula="of:=[.A4358]+1" office:value-type="float" office:value="4351" calcext:value-type="float">
            <text:p>4351</text:p>
          </table:table-cell>
          <table:table-cell table:formula="of:=4*[.$D$3]*[.B4358]*(1-[.B4358])" office:value-type="float" office:value="0.926576402465992" calcext:value-type="float">
            <text:p>0,926576402465992</text:p>
          </table:table-cell>
          <table:table-cell table:number-columns-repeated="5"/>
        </table:table-row>
        <table:table-row table:style-name="ro1">
          <table:table-cell table:formula="of:=[.A4359]+1" office:value-type="float" office:value="4352" calcext:value-type="float">
            <text:p>4352</text:p>
          </table:table-cell>
          <table:table-cell table:formula="of:=4*[.$D$3]*[.B4359]*(1-[.B4359])" office:value-type="float" office:value="0.272130291436686" calcext:value-type="float">
            <text:p>0,272130291436686</text:p>
          </table:table-cell>
          <table:table-cell table:number-columns-repeated="5"/>
        </table:table-row>
        <table:table-row table:style-name="ro1">
          <table:table-cell table:formula="of:=[.A4360]+1" office:value-type="float" office:value="4353" calcext:value-type="float">
            <text:p>4353</text:p>
          </table:table-cell>
          <table:table-cell table:formula="of:=4*[.$D$3]*[.B4360]*(1-[.B4360])" office:value-type="float" office:value="0.792301583677082" calcext:value-type="float">
            <text:p>0,792301583677082</text:p>
          </table:table-cell>
          <table:table-cell table:number-columns-repeated="5"/>
        </table:table-row>
        <table:table-row table:style-name="ro1">
          <table:table-cell table:formula="of:=[.A4361]+1" office:value-type="float" office:value="4354" calcext:value-type="float">
            <text:p>4354</text:p>
          </table:table-cell>
          <table:table-cell table:formula="of:=4*[.$D$3]*[.B4361]*(1-[.B4361])" office:value-type="float" office:value="0.658239136719479" calcext:value-type="float">
            <text:p>0,658239136719479</text:p>
          </table:table-cell>
          <table:table-cell table:number-columns-repeated="5"/>
        </table:table-row>
        <table:table-row table:style-name="ro1">
          <table:table-cell table:formula="of:=[.A4362]+1" office:value-type="float" office:value="4355" calcext:value-type="float">
            <text:p>4355</text:p>
          </table:table-cell>
          <table:table-cell table:formula="of:=4*[.$D$3]*[.B4362]*(1-[.B4362])" office:value-type="float" office:value="0.899841502441096" calcext:value-type="float">
            <text:p>0,899841502441096</text:p>
          </table:table-cell>
          <table:table-cell table:number-columns-repeated="5"/>
        </table:table-row>
        <table:table-row table:style-name="ro1">
          <table:table-cell table:formula="of:=[.A4363]+1" office:value-type="float" office:value="4356" calcext:value-type="float">
            <text:p>4356</text:p>
          </table:table-cell>
          <table:table-cell table:formula="of:=4*[.$D$3]*[.B4363]*(1-[.B4363])" office:value-type="float" office:value="0.360507091702588" calcext:value-type="float">
            <text:p>0,360507091702588</text:p>
          </table:table-cell>
          <table:table-cell table:number-columns-repeated="5"/>
        </table:table-row>
        <table:table-row table:style-name="ro1">
          <table:table-cell table:formula="of:=[.A4364]+1" office:value-type="float" office:value="4357" calcext:value-type="float">
            <text:p>4357</text:p>
          </table:table-cell>
          <table:table-cell table:formula="of:=4*[.$D$3]*[.B4364]*(1-[.B4364])" office:value-type="float" office:value="0.922166914138919" calcext:value-type="float">
            <text:p>0,922166914138919</text:p>
          </table:table-cell>
          <table:table-cell table:number-columns-repeated="5"/>
        </table:table-row>
        <table:table-row table:style-name="ro1">
          <table:table-cell table:formula="of:=[.A4365]+1" office:value-type="float" office:value="4358" calcext:value-type="float">
            <text:p>4358</text:p>
          </table:table-cell>
          <table:table-cell table:formula="of:=4*[.$D$3]*[.B4365]*(1-[.B4365])" office:value-type="float" office:value="0.287100386425691" calcext:value-type="float">
            <text:p>0,287100386425691</text:p>
          </table:table-cell>
          <table:table-cell table:number-columns-repeated="5"/>
        </table:table-row>
        <table:table-row table:style-name="ro1">
          <table:table-cell table:formula="of:=[.A4366]+1" office:value-type="float" office:value="4359" calcext:value-type="float">
            <text:p>4359</text:p>
          </table:table-cell>
          <table:table-cell table:formula="of:=4*[.$D$3]*[.B4366]*(1-[.B4366])" office:value-type="float" office:value="0.81869501815964" calcext:value-type="float">
            <text:p>0,81869501815964</text:p>
          </table:table-cell>
          <table:table-cell table:number-columns-repeated="5"/>
        </table:table-row>
        <table:table-row table:style-name="ro1">
          <table:table-cell table:formula="of:=[.A4367]+1" office:value-type="float" office:value="4360" calcext:value-type="float">
            <text:p>4360</text:p>
          </table:table-cell>
          <table:table-cell table:formula="of:=4*[.$D$3]*[.B4367]*(1-[.B4367])" office:value-type="float" office:value="0.593733941600906" calcext:value-type="float">
            <text:p>0,593733941600906</text:p>
          </table:table-cell>
          <table:table-cell table:number-columns-repeated="5"/>
        </table:table-row>
        <table:table-row table:style-name="ro1">
          <table:table-cell table:formula="of:=[.A4368]+1" office:value-type="float" office:value="4361" calcext:value-type="float">
            <text:p>4361</text:p>
          </table:table-cell>
          <table:table-cell table:formula="of:=4*[.$D$3]*[.B4368]*(1-[.B4368])" office:value-type="float" office:value="0.964855792767832" calcext:value-type="float">
            <text:p>0,964855792767832</text:p>
          </table:table-cell>
          <table:table-cell table:number-columns-repeated="5"/>
        </table:table-row>
        <table:table-row table:style-name="ro1">
          <table:table-cell table:formula="of:=[.A4369]+1" office:value-type="float" office:value="4362" calcext:value-type="float">
            <text:p>4362</text:p>
          </table:table-cell>
          <table:table-cell table:formula="of:=4*[.$D$3]*[.B4369]*(1-[.B4369])" office:value-type="float" office:value="0.135636367720764" calcext:value-type="float">
            <text:p>0,135636367720764</text:p>
          </table:table-cell>
          <table:table-cell table:number-columns-repeated="5"/>
        </table:table-row>
        <table:table-row table:style-name="ro1">
          <table:table-cell table:formula="of:=[.A4370]+1" office:value-type="float" office:value="4363" calcext:value-type="float">
            <text:p>4363</text:p>
          </table:table-cell>
          <table:table-cell table:formula="of:=4*[.$D$3]*[.B4370]*(1-[.B4370])" office:value-type="float" office:value="0.468956573889125" calcext:value-type="float">
            <text:p>0,468956573889125</text:p>
          </table:table-cell>
          <table:table-cell table:number-columns-repeated="5"/>
        </table:table-row>
        <table:table-row table:style-name="ro1">
          <table:table-cell table:formula="of:=[.A4371]+1" office:value-type="float" office:value="4364" calcext:value-type="float">
            <text:p>4364</text:p>
          </table:table-cell>
          <table:table-cell table:formula="of:=4*[.$D$3]*[.B4371]*(1-[.B4371])" office:value-type="float" office:value="0.996145222781195" calcext:value-type="float">
            <text:p>0,996145222781195</text:p>
          </table:table-cell>
          <table:table-cell table:number-columns-repeated="5"/>
        </table:table-row>
        <table:table-row table:style-name="ro1">
          <table:table-cell table:formula="of:=[.A4372]+1" office:value-type="float" office:value="4365" calcext:value-type="float">
            <text:p>4365</text:p>
          </table:table-cell>
          <table:table-cell table:formula="of:=4*[.$D$3]*[.B4372]*(1-[.B4372])" office:value-type="float" office:value="0.0153596716455953" calcext:value-type="float">
            <text:p>0,015359671645595</text:p>
          </table:table-cell>
          <table:table-cell table:number-columns-repeated="5"/>
        </table:table-row>
        <table:table-row table:style-name="ro1">
          <table:table-cell table:formula="of:=[.A4373]+1" office:value-type="float" office:value="4366" calcext:value-type="float">
            <text:p>4366</text:p>
          </table:table-cell>
          <table:table-cell table:formula="of:=4*[.$D$3]*[.B4373]*(1-[.B4373])" office:value-type="float" office:value="0.0604950085301392" calcext:value-type="float">
            <text:p>0,060495008530139</text:p>
          </table:table-cell>
          <table:table-cell table:number-columns-repeated="5"/>
        </table:table-row>
        <table:table-row table:style-name="ro1">
          <table:table-cell table:formula="of:=[.A4374]+1" office:value-type="float" office:value="4367" calcext:value-type="float">
            <text:p>4367</text:p>
          </table:table-cell>
          <table:table-cell table:formula="of:=4*[.$D$3]*[.B4374]*(1-[.B4374])" office:value-type="float" office:value="0.22734144989231" calcext:value-type="float">
            <text:p>0,22734144989231</text:p>
          </table:table-cell>
          <table:table-cell table:number-columns-repeated="5"/>
        </table:table-row>
        <table:table-row table:style-name="ro1">
          <table:table-cell table:formula="of:=[.A4375]+1" office:value-type="float" office:value="4368" calcext:value-type="float">
            <text:p>4368</text:p>
          </table:table-cell>
          <table:table-cell table:formula="of:=4*[.$D$3]*[.B4375]*(1-[.B4375])" office:value-type="float" office:value="0.70262926021269" calcext:value-type="float">
            <text:p>0,70262926021269</text:p>
          </table:table-cell>
          <table:table-cell table:number-columns-repeated="5"/>
        </table:table-row>
        <table:table-row table:style-name="ro1">
          <table:table-cell table:formula="of:=[.A4376]+1" office:value-type="float" office:value="4369" calcext:value-type="float">
            <text:p>4369</text:p>
          </table:table-cell>
          <table:table-cell table:formula="of:=4*[.$D$3]*[.B4376]*(1-[.B4376])" office:value-type="float" office:value="0.835765531622631" calcext:value-type="float">
            <text:p>0,835765531622631</text:p>
          </table:table-cell>
          <table:table-cell table:number-columns-repeated="5"/>
        </table:table-row>
        <table:table-row table:style-name="ro1">
          <table:table-cell table:formula="of:=[.A4377]+1" office:value-type="float" office:value="4370" calcext:value-type="float">
            <text:p>4370</text:p>
          </table:table-cell>
          <table:table-cell table:formula="of:=4*[.$D$3]*[.B4377]*(1-[.B4377])" office:value-type="float" office:value="0.549046031096687" calcext:value-type="float">
            <text:p>0,549046031096687</text:p>
          </table:table-cell>
          <table:table-cell table:number-columns-repeated="5"/>
        </table:table-row>
        <table:table-row table:style-name="ro1">
          <table:table-cell table:formula="of:=[.A4378]+1" office:value-type="float" office:value="4371" calcext:value-type="float">
            <text:p>4371</text:p>
          </table:table-cell>
          <table:table-cell table:formula="of:=4*[.$D$3]*[.B4378]*(1-[.B4378])" office:value-type="float" office:value="0.990377947334651" calcext:value-type="float">
            <text:p>0,990377947334651</text:p>
          </table:table-cell>
          <table:table-cell table:number-columns-repeated="5"/>
        </table:table-row>
        <table:table-row table:style-name="ro1">
          <table:table-cell table:formula="of:=[.A4379]+1" office:value-type="float" office:value="4372" calcext:value-type="float">
            <text:p>4372</text:p>
          </table:table-cell>
          <table:table-cell table:formula="of:=4*[.$D$3]*[.B4379]*(1-[.B4379])" office:value-type="float" office:value="0.0381178750714157" calcext:value-type="float">
            <text:p>0,038117875071416</text:p>
          </table:table-cell>
          <table:table-cell table:number-columns-repeated="5"/>
        </table:table-row>
        <table:table-row table:style-name="ro1">
          <table:table-cell table:formula="of:=[.A4380]+1" office:value-type="float" office:value="4373" calcext:value-type="float">
            <text:p>4373</text:p>
          </table:table-cell>
          <table:table-cell table:formula="of:=4*[.$D$3]*[.B4380]*(1-[.B4380])" office:value-type="float" office:value="0.146659610685822" calcext:value-type="float">
            <text:p>0,146659610685822</text:p>
          </table:table-cell>
          <table:table-cell table:number-columns-repeated="5"/>
        </table:table-row>
        <table:table-row table:style-name="ro1">
          <table:table-cell table:formula="of:=[.A4381]+1" office:value-type="float" office:value="4374" calcext:value-type="float">
            <text:p>4374</text:p>
          </table:table-cell>
          <table:table-cell table:formula="of:=4*[.$D$3]*[.B4381]*(1-[.B4381])" office:value-type="float" office:value="0.500602277117222" calcext:value-type="float">
            <text:p>0,500602277117222</text:p>
          </table:table-cell>
          <table:table-cell table:number-columns-repeated="5"/>
        </table:table-row>
        <table:table-row table:style-name="ro1">
          <table:table-cell table:formula="of:=[.A4382]+1" office:value-type="float" office:value="4375" calcext:value-type="float">
            <text:p>4375</text:p>
          </table:table-cell>
          <table:table-cell table:formula="of:=4*[.$D$3]*[.B4382]*(1-[.B4382])" office:value-type="float" office:value="0.999998549049096" calcext:value-type="float">
            <text:p>0,999998549049096</text:p>
          </table:table-cell>
          <table:table-cell table:number-columns-repeated="5"/>
        </table:table-row>
        <table:table-row table:style-name="ro1">
          <table:table-cell table:formula="of:=[.A4383]+1" office:value-type="float" office:value="4376" calcext:value-type="float">
            <text:p>4376</text:p>
          </table:table-cell>
          <table:table-cell table:formula="of:=4*[.$D$3]*[.B4383]*(1-[.B4383])" office:value-type="float" office:value="0.0000058037951940002" calcext:value-type="float">
            <text:p>5,8037951940002E-06</text:p>
          </table:table-cell>
          <table:table-cell table:number-columns-repeated="5"/>
        </table:table-row>
        <table:table-row table:style-name="ro1">
          <table:table-cell table:formula="of:=[.A4384]+1" office:value-type="float" office:value="4377" calcext:value-type="float">
            <text:p>4377</text:p>
          </table:table-cell>
          <table:table-cell table:formula="of:=4*[.$D$3]*[.B4384]*(1-[.B4384])" office:value-type="float" office:value="0.0000232150460398462" calcext:value-type="float">
            <text:p>2,32150460398462E-05</text:p>
          </table:table-cell>
          <table:table-cell table:number-columns-repeated="5"/>
        </table:table-row>
        <table:table-row table:style-name="ro1">
          <table:table-cell table:formula="of:=[.A4385]+1" office:value-type="float" office:value="4378" calcext:value-type="float">
            <text:p>4378</text:p>
          </table:table-cell>
          <table:table-cell table:formula="of:=4*[.$D$3]*[.B4385]*(1-[.B4385])" office:value-type="float" office:value="0.0000928580284059341" calcext:value-type="float">
            <text:p>9,28580284059341E-05</text:p>
          </table:table-cell>
          <table:table-cell table:number-columns-repeated="5"/>
        </table:table-row>
        <table:table-row table:style-name="ro1">
          <table:table-cell table:formula="of:=[.A4386]+1" office:value-type="float" office:value="4379" calcext:value-type="float">
            <text:p>4379</text:p>
          </table:table-cell>
          <table:table-cell table:formula="of:=4*[.$D$3]*[.B4386]*(1-[.B4386])" office:value-type="float" office:value="0.000371397623169979" calcext:value-type="float">
            <text:p>0,00037139762317</text:p>
          </table:table-cell>
          <table:table-cell table:number-columns-repeated="5"/>
        </table:table-row>
        <table:table-row table:style-name="ro1">
          <table:table-cell table:formula="of:=[.A4387]+1" office:value-type="float" office:value="4380" calcext:value-type="float">
            <text:p>4380</text:p>
          </table:table-cell>
          <table:table-cell table:formula="of:=4*[.$D$3]*[.B4387]*(1-[.B4387])" office:value-type="float" office:value="0.00148503874790193" calcext:value-type="float">
            <text:p>0,001485038747902</text:p>
          </table:table-cell>
          <table:table-cell table:number-columns-repeated="5"/>
        </table:table-row>
        <table:table-row table:style-name="ro1">
          <table:table-cell table:formula="of:=[.A4388]+1" office:value-type="float" office:value="4381" calcext:value-type="float">
            <text:p>4381</text:p>
          </table:table-cell>
          <table:table-cell table:formula="of:=4*[.$D$3]*[.B4388]*(1-[.B4388])" office:value-type="float" office:value="0.00593133363127664" calcext:value-type="float">
            <text:p>0,005931333631277</text:p>
          </table:table-cell>
          <table:table-cell table:number-columns-repeated="5"/>
        </table:table-row>
        <table:table-row table:style-name="ro1">
          <table:table-cell table:formula="of:=[.A4389]+1" office:value-type="float" office:value="4382" calcext:value-type="float">
            <text:p>4382</text:p>
          </table:table-cell>
          <table:table-cell table:formula="of:=4*[.$D$3]*[.B4389]*(1-[.B4389])" office:value-type="float" office:value="0.0235846116505245" calcext:value-type="float">
            <text:p>0,023584611650525</text:p>
          </table:table-cell>
          <table:table-cell table:number-columns-repeated="5"/>
        </table:table-row>
        <table:table-row table:style-name="ro1">
          <table:table-cell table:formula="of:=[.A4390]+1" office:value-type="float" office:value="4383" calcext:value-type="float">
            <text:p>4383</text:p>
          </table:table-cell>
          <table:table-cell table:formula="of:=4*[.$D$3]*[.B4390]*(1-[.B4390])" office:value-type="float" office:value="0.0921135109752738" calcext:value-type="float">
            <text:p>0,092113510975274</text:p>
          </table:table-cell>
          <table:table-cell table:number-columns-repeated="5"/>
        </table:table-row>
        <table:table-row table:style-name="ro1">
          <table:table-cell table:formula="of:=[.A4391]+1" office:value-type="float" office:value="4384" calcext:value-type="float">
            <text:p>4384</text:p>
          </table:table-cell>
          <table:table-cell table:formula="of:=4*[.$D$3]*[.B4391]*(1-[.B4391])" office:value-type="float" office:value="0.334514448284328" calcext:value-type="float">
            <text:p>0,334514448284328</text:p>
          </table:table-cell>
          <table:table-cell table:number-columns-repeated="5"/>
        </table:table-row>
        <table:table-row table:style-name="ro1">
          <table:table-cell table:formula="of:=[.A4392]+1" office:value-type="float" office:value="4385" calcext:value-type="float">
            <text:p>4385</text:p>
          </table:table-cell>
          <table:table-cell table:formula="of:=4*[.$D$3]*[.B4392]*(1-[.B4392])" office:value-type="float" office:value="0.890458128693438" calcext:value-type="float">
            <text:p>0,890458128693438</text:p>
          </table:table-cell>
          <table:table-cell table:number-columns-repeated="5"/>
        </table:table-row>
        <table:table-row table:style-name="ro1">
          <table:table-cell table:formula="of:=[.A4393]+1" office:value-type="float" office:value="4386" calcext:value-type="float">
            <text:p>4386</text:p>
          </table:table-cell>
          <table:table-cell table:formula="of:=4*[.$D$3]*[.B4393]*(1-[.B4393])" office:value-type="float" office:value="0.390169798948874" calcext:value-type="float">
            <text:p>0,390169798948874</text:p>
          </table:table-cell>
          <table:table-cell table:number-columns-repeated="5"/>
        </table:table-row>
        <table:table-row table:style-name="ro1">
          <table:table-cell table:formula="of:=[.A4394]+1" office:value-type="float" office:value="4387" calcext:value-type="float">
            <text:p>4387</text:p>
          </table:table-cell>
          <table:table-cell table:formula="of:=4*[.$D$3]*[.B4394]*(1-[.B4394])" office:value-type="float" office:value="0.951749307748277" calcext:value-type="float">
            <text:p>0,951749307748277</text:p>
          </table:table-cell>
          <table:table-cell table:number-columns-repeated="5"/>
        </table:table-row>
        <table:table-row table:style-name="ro1">
          <table:table-cell table:formula="of:=[.A4395]+1" office:value-type="float" office:value="4388" calcext:value-type="float">
            <text:p>4388</text:p>
          </table:table-cell>
          <table:table-cell table:formula="of:=4*[.$D$3]*[.B4395]*(1-[.B4395])" office:value-type="float" office:value="0.18369025179581" calcext:value-type="float">
            <text:p>0,18369025179581</text:p>
          </table:table-cell>
          <table:table-cell table:number-columns-repeated="5"/>
        </table:table-row>
        <table:table-row table:style-name="ro1">
          <table:table-cell table:formula="of:=[.A4396]+1" office:value-type="float" office:value="4389" calcext:value-type="float">
            <text:p>4389</text:p>
          </table:table-cell>
          <table:table-cell table:formula="of:=4*[.$D$3]*[.B4396]*(1-[.B4396])" office:value-type="float" office:value="0.599792572764009" calcext:value-type="float">
            <text:p>0,599792572764009</text:p>
          </table:table-cell>
          <table:table-cell table:number-columns-repeated="5"/>
        </table:table-row>
        <table:table-row table:style-name="ro1">
          <table:table-cell table:formula="of:=[.A4397]+1" office:value-type="float" office:value="4390" calcext:value-type="float">
            <text:p>4390</text:p>
          </table:table-cell>
          <table:table-cell table:formula="of:=4*[.$D$3]*[.B4397]*(1-[.B4397])" office:value-type="float" office:value="0.96016576968456" calcext:value-type="float">
            <text:p>0,96016576968456</text:p>
          </table:table-cell>
          <table:table-cell table:number-columns-repeated="5"/>
        </table:table-row>
        <table:table-row table:style-name="ro1">
          <table:table-cell table:formula="of:=[.A4398]+1" office:value-type="float" office:value="4391" calcext:value-type="float">
            <text:p>4391</text:p>
          </table:table-cell>
          <table:table-cell table:formula="of:=4*[.$D$3]*[.B4398]*(1-[.B4398])" office:value-type="float" office:value="0.152989857642465" calcext:value-type="float">
            <text:p>0,152989857642465</text:p>
          </table:table-cell>
          <table:table-cell table:number-columns-repeated="5"/>
        </table:table-row>
        <table:table-row table:style-name="ro1">
          <table:table-cell table:formula="of:=[.A4399]+1" office:value-type="float" office:value="4392" calcext:value-type="float">
            <text:p>4392</text:p>
          </table:table-cell>
          <table:table-cell table:formula="of:=4*[.$D$3]*[.B4399]*(1-[.B4399])" office:value-type="float" office:value="0.518335844404013" calcext:value-type="float">
            <text:p>0,518335844404013</text:p>
          </table:table-cell>
          <table:table-cell table:number-columns-repeated="5"/>
        </table:table-row>
        <table:table-row table:style-name="ro1">
          <table:table-cell table:formula="of:=[.A4400]+1" office:value-type="float" office:value="4393" calcext:value-type="float">
            <text:p>4393</text:p>
          </table:table-cell>
          <table:table-cell table:formula="of:=4*[.$D$3]*[.B4400]*(1-[.B4400])" office:value-type="float" office:value="0.998655187239967" calcext:value-type="float">
            <text:p>0,998655187239967</text:p>
          </table:table-cell>
          <table:table-cell table:number-columns-repeated="5"/>
        </table:table-row>
        <table:table-row table:style-name="ro1">
          <table:table-cell table:formula="of:=[.A4401]+1" office:value-type="float" office:value="4394" calcext:value-type="float">
            <text:p>4394</text:p>
          </table:table-cell>
          <table:table-cell table:formula="of:=4*[.$D$3]*[.B4401]*(1-[.B4401])" office:value-type="float" office:value="0.00537201695469274" calcext:value-type="float">
            <text:p>0,005372016954693</text:p>
          </table:table-cell>
          <table:table-cell table:number-columns-repeated="5"/>
        </table:table-row>
        <table:table-row table:style-name="ro1">
          <table:table-cell table:formula="of:=[.A4402]+1" office:value-type="float" office:value="4395" calcext:value-type="float">
            <text:p>4395</text:p>
          </table:table-cell>
          <table:table-cell table:formula="of:=4*[.$D$3]*[.B4402]*(1-[.B4402])" office:value-type="float" office:value="0.0213726335541249" calcext:value-type="float">
            <text:p>0,021372633554125</text:p>
          </table:table-cell>
          <table:table-cell table:number-columns-repeated="5"/>
        </table:table-row>
        <table:table-row table:style-name="ro1">
          <table:table-cell table:formula="of:=[.A4403]+1" office:value-type="float" office:value="4396" calcext:value-type="float">
            <text:p>4396</text:p>
          </table:table-cell>
          <table:table-cell table:formula="of:=4*[.$D$3]*[.B4403]*(1-[.B4403])" office:value-type="float" office:value="0.0836633763563441" calcext:value-type="float">
            <text:p>0,083663376356344</text:p>
          </table:table-cell>
          <table:table-cell table:number-columns-repeated="5"/>
        </table:table-row>
        <table:table-row table:style-name="ro1">
          <table:table-cell table:formula="of:=[.A4404]+1" office:value-type="float" office:value="4397" calcext:value-type="float">
            <text:p>4397</text:p>
          </table:table-cell>
          <table:table-cell table:formula="of:=4*[.$D$3]*[.B4404]*(1-[.B4404])" office:value-type="float" office:value="0.306655263252003" calcext:value-type="float">
            <text:p>0,306655263252003</text:p>
          </table:table-cell>
          <table:table-cell table:number-columns-repeated="5"/>
        </table:table-row>
        <table:table-row table:style-name="ro1">
          <table:table-cell table:formula="of:=[.A4405]+1" office:value-type="float" office:value="4398" calcext:value-type="float">
            <text:p>4398</text:p>
          </table:table-cell>
          <table:table-cell table:formula="of:=4*[.$D$3]*[.B4405]*(1-[.B4405])" office:value-type="float" office:value="0.850471251087391" calcext:value-type="float">
            <text:p>0,850471251087391</text:p>
          </table:table-cell>
          <table:table-cell table:number-columns-repeated="5"/>
        </table:table-row>
        <table:table-row table:style-name="ro1">
          <table:table-cell table:formula="of:=[.A4406]+1" office:value-type="float" office:value="4399" calcext:value-type="float">
            <text:p>4399</text:p>
          </table:table-cell>
          <table:table-cell table:formula="of:=4*[.$D$3]*[.B4406]*(1-[.B4406])" office:value-type="float" office:value="0.508679608644955" calcext:value-type="float">
            <text:p>0,508679608644955</text:p>
          </table:table-cell>
          <table:table-cell table:number-columns-repeated="5"/>
        </table:table-row>
        <table:table-row table:style-name="ro1">
          <table:table-cell table:formula="of:=[.A4407]+1" office:value-type="float" office:value="4400" calcext:value-type="float">
            <text:p>4400</text:p>
          </table:table-cell>
          <table:table-cell table:formula="of:=4*[.$D$3]*[.B4407]*(1-[.B4407])" office:value-type="float" office:value="0.999698657575082" calcext:value-type="float">
            <text:p>0,999698657575082</text:p>
          </table:table-cell>
          <table:table-cell table:number-columns-repeated="5"/>
        </table:table-row>
        <table:table-row table:style-name="ro1">
          <table:table-cell table:formula="of:=[.A4408]+1" office:value-type="float" office:value="4401" calcext:value-type="float">
            <text:p>4401</text:p>
          </table:table-cell>
          <table:table-cell table:formula="of:=4*[.$D$3]*[.B4408]*(1-[.B4408])" office:value-type="float" office:value="0.001205006470645" calcext:value-type="float">
            <text:p>0,001205006470645</text:p>
          </table:table-cell>
          <table:table-cell table:number-columns-repeated="5"/>
        </table:table-row>
        <table:table-row table:style-name="ro1">
          <table:table-cell table:formula="of:=[.A4409]+1" office:value-type="float" office:value="4402" calcext:value-type="float">
            <text:p>4402</text:p>
          </table:table-cell>
          <table:table-cell table:formula="of:=4*[.$D$3]*[.B4409]*(1-[.B4409])" office:value-type="float" office:value="0.0048142177202028" calcext:value-type="float">
            <text:p>0,004814217720203</text:p>
          </table:table-cell>
          <table:table-cell table:number-columns-repeated="5"/>
        </table:table-row>
        <table:table-row table:style-name="ro1">
          <table:table-cell table:formula="of:=[.A4410]+1" office:value-type="float" office:value="4403" calcext:value-type="float">
            <text:p>4403</text:p>
          </table:table-cell>
          <table:table-cell table:formula="of:=4*[.$D$3]*[.B4410]*(1-[.B4410])" office:value-type="float" office:value="0.0191641641117812" calcext:value-type="float">
            <text:p>0,019164164111781</text:p>
          </table:table-cell>
          <table:table-cell table:number-columns-repeated="5"/>
        </table:table-row>
        <table:table-row table:style-name="ro1">
          <table:table-cell table:formula="of:=[.A4411]+1" office:value-type="float" office:value="4404" calcext:value-type="float">
            <text:p>4404</text:p>
          </table:table-cell>
          <table:table-cell table:formula="of:=4*[.$D$3]*[.B4411]*(1-[.B4411])" office:value-type="float" office:value="0.0751875957027115" calcext:value-type="float">
            <text:p>0,075187595702712</text:p>
          </table:table-cell>
          <table:table-cell table:number-columns-repeated="5"/>
        </table:table-row>
        <table:table-row table:style-name="ro1">
          <table:table-cell table:formula="of:=[.A4412]+1" office:value-type="float" office:value="4405" calcext:value-type="float">
            <text:p>4405</text:p>
          </table:table-cell>
          <table:table-cell table:formula="of:=4*[.$D$3]*[.B4412]*(1-[.B4412])" office:value-type="float" office:value="0.278137684620628" calcext:value-type="float">
            <text:p>0,278137684620628</text:p>
          </table:table-cell>
          <table:table-cell table:number-columns-repeated="5"/>
        </table:table-row>
        <table:table-row table:style-name="ro1">
          <table:table-cell table:formula="of:=[.A4413]+1" office:value-type="float" office:value="4406" calcext:value-type="float">
            <text:p>4406</text:p>
          </table:table-cell>
          <table:table-cell table:formula="of:=4*[.$D$3]*[.B4413]*(1-[.B4413])" office:value-type="float" office:value="0.803108452058017" calcext:value-type="float">
            <text:p>0,803108452058017</text:p>
          </table:table-cell>
          <table:table-cell table:number-columns-repeated="5"/>
        </table:table-row>
        <table:table-row table:style-name="ro1">
          <table:table-cell table:formula="of:=[.A4414]+1" office:value-type="float" office:value="4407" calcext:value-type="float">
            <text:p>4407</text:p>
          </table:table-cell>
          <table:table-cell table:formula="of:=4*[.$D$3]*[.B4414]*(1-[.B4414])" office:value-type="float" office:value="0.632501065163971" calcext:value-type="float">
            <text:p>0,632501065163971</text:p>
          </table:table-cell>
          <table:table-cell table:number-columns-repeated="5"/>
        </table:table-row>
        <table:table-row table:style-name="ro1">
          <table:table-cell table:formula="of:=[.A4415]+1" office:value-type="float" office:value="4408" calcext:value-type="float">
            <text:p>4408</text:p>
          </table:table-cell>
          <table:table-cell table:formula="of:=4*[.$D$3]*[.B4415]*(1-[.B4415])" office:value-type="float" office:value="0.929773870921652" calcext:value-type="float">
            <text:p>0,929773870921652</text:p>
          </table:table-cell>
          <table:table-cell table:number-columns-repeated="5"/>
        </table:table-row>
        <table:table-row table:style-name="ro1">
          <table:table-cell table:formula="of:=[.A4416]+1" office:value-type="float" office:value="4409" calcext:value-type="float">
            <text:p>4409</text:p>
          </table:table-cell>
          <table:table-cell table:formula="of:=4*[.$D$3]*[.B4416]*(1-[.B4416])" office:value-type="float" office:value="0.261177679492076" calcext:value-type="float">
            <text:p>0,261177679492076</text:p>
          </table:table-cell>
          <table:table-cell table:number-columns-repeated="5"/>
        </table:table-row>
        <table:table-row table:style-name="ro1">
          <table:table-cell table:formula="of:=[.A4417]+1" office:value-type="float" office:value="4410" calcext:value-type="float">
            <text:p>4410</text:p>
          </table:table-cell>
          <table:table-cell table:formula="of:=4*[.$D$3]*[.B4417]*(1-[.B4417])" office:value-type="float" office:value="0.771855596908843" calcext:value-type="float">
            <text:p>0,771855596908843</text:p>
          </table:table-cell>
          <table:table-cell table:number-columns-repeated="5"/>
        </table:table-row>
        <table:table-row table:style-name="ro1">
          <table:table-cell table:formula="of:=[.A4418]+1" office:value-type="float" office:value="4411" calcext:value-type="float">
            <text:p>4411</text:p>
          </table:table-cell>
          <table:table-cell table:formula="of:=4*[.$D$3]*[.B4418]*(1-[.B4418])" office:value-type="float" office:value="0.704378137717348" calcext:value-type="float">
            <text:p>0,704378137717348</text:p>
          </table:table-cell>
          <table:table-cell table:number-columns-repeated="5"/>
        </table:table-row>
        <table:table-row table:style-name="ro1">
          <table:table-cell table:formula="of:=[.A4419]+1" office:value-type="float" office:value="4412" calcext:value-type="float">
            <text:p>4412</text:p>
          </table:table-cell>
          <table:table-cell table:formula="of:=4*[.$D$3]*[.B4419]*(1-[.B4419])" office:value-type="float" office:value="0.832918307292756" calcext:value-type="float">
            <text:p>0,832918307292756</text:p>
          </table:table-cell>
          <table:table-cell table:number-columns-repeated="5"/>
        </table:table-row>
        <table:table-row table:style-name="ro1">
          <table:table-cell table:formula="of:=[.A4420]+1" office:value-type="float" office:value="4413" calcext:value-type="float">
            <text:p>4413</text:p>
          </table:table-cell>
          <table:table-cell table:formula="of:=4*[.$D$3]*[.B4420]*(1-[.B4420])" office:value-type="float" office:value="0.556661602677305" calcext:value-type="float">
            <text:p>0,556661602677305</text:p>
          </table:table-cell>
          <table:table-cell table:number-columns-repeated="5"/>
        </table:table-row>
        <table:table-row table:style-name="ro1">
          <table:table-cell table:formula="of:=[.A4421]+1" office:value-type="float" office:value="4414" calcext:value-type="float">
            <text:p>4414</text:p>
          </table:table-cell>
          <table:table-cell table:formula="of:=4*[.$D$3]*[.B4421]*(1-[.B4421])" office:value-type="float" office:value="0.987157851128157" calcext:value-type="float">
            <text:p>0,987157851128157</text:p>
          </table:table-cell>
          <table:table-cell table:number-columns-repeated="5"/>
        </table:table-row>
        <table:table-row table:style-name="ro1">
          <table:table-cell table:formula="of:=[.A4422]+1" office:value-type="float" office:value="4415" calcext:value-type="float">
            <text:p>4415</text:p>
          </table:table-cell>
          <table:table-cell table:formula="of:=4*[.$D$3]*[.B4422]*(1-[.B4422])" office:value-type="float" office:value="0.0507089123367856" calcext:value-type="float">
            <text:p>0,050708912336786</text:p>
          </table:table-cell>
          <table:table-cell table:number-columns-repeated="5"/>
        </table:table-row>
        <table:table-row table:style-name="ro1">
          <table:table-cell table:formula="of:=[.A4423]+1" office:value-type="float" office:value="4416" calcext:value-type="float">
            <text:p>4416</text:p>
          </table:table-cell>
          <table:table-cell table:formula="of:=4*[.$D$3]*[.B4423]*(1-[.B4423])" office:value-type="float" office:value="0.192550074185623" calcext:value-type="float">
            <text:p>0,192550074185623</text:p>
          </table:table-cell>
          <table:table-cell table:number-columns-repeated="5"/>
        </table:table-row>
        <table:table-row table:style-name="ro1">
          <table:table-cell table:formula="of:=[.A4424]+1" office:value-type="float" office:value="4417" calcext:value-type="float">
            <text:p>4417</text:p>
          </table:table-cell>
          <table:table-cell table:formula="of:=4*[.$D$3]*[.B4424]*(1-[.B4424])" office:value-type="float" office:value="0.621898172466937" calcext:value-type="float">
            <text:p>0,621898172466937</text:p>
          </table:table-cell>
          <table:table-cell table:number-columns-repeated="5"/>
        </table:table-row>
        <table:table-row table:style-name="ro1">
          <table:table-cell table:formula="of:=[.A4425]+1" office:value-type="float" office:value="4418" calcext:value-type="float">
            <text:p>4418</text:p>
          </table:table-cell>
          <table:table-cell table:formula="of:=4*[.$D$3]*[.B4425]*(1-[.B4425])" office:value-type="float" office:value="0.940563342196884" calcext:value-type="float">
            <text:p>0,940563342196884</text:p>
          </table:table-cell>
          <table:table-cell table:number-columns-repeated="5"/>
        </table:table-row>
        <table:table-row table:style-name="ro1">
          <table:table-cell table:formula="of:=[.A4426]+1" office:value-type="float" office:value="4419" calcext:value-type="float">
            <text:p>4419</text:p>
          </table:table-cell>
          <table:table-cell table:formula="of:=4*[.$D$3]*[.B4426]*(1-[.B4426])" office:value-type="float" office:value="0.223615766049247" calcext:value-type="float">
            <text:p>0,223615766049247</text:p>
          </table:table-cell>
          <table:table-cell table:number-columns-repeated="5"/>
        </table:table-row>
        <table:table-row table:style-name="ro1">
          <table:table-cell table:formula="of:=[.A4427]+1" office:value-type="float" office:value="4420" calcext:value-type="float">
            <text:p>4420</text:p>
          </table:table-cell>
          <table:table-cell table:formula="of:=4*[.$D$3]*[.B4427]*(1-[.B4427])" office:value-type="float" office:value="0.694447020893821" calcext:value-type="float">
            <text:p>0,694447020893821</text:p>
          </table:table-cell>
          <table:table-cell table:number-columns-repeated="5"/>
        </table:table-row>
        <table:table-row table:style-name="ro1">
          <table:table-cell table:formula="of:=[.A4428]+1" office:value-type="float" office:value="4421" calcext:value-type="float">
            <text:p>4421</text:p>
          </table:table-cell>
          <table:table-cell table:formula="of:=4*[.$D$3]*[.B4428]*(1-[.B4428])" office:value-type="float" office:value="0.848761424262071" calcext:value-type="float">
            <text:p>0,848761424262071</text:p>
          </table:table-cell>
          <table:table-cell table:number-columns-repeated="5"/>
        </table:table-row>
        <table:table-row table:style-name="ro1">
          <table:table-cell table:formula="of:=[.A4429]+1" office:value-type="float" office:value="4422" calcext:value-type="float">
            <text:p>4422</text:p>
          </table:table-cell>
          <table:table-cell table:formula="of:=4*[.$D$3]*[.B4429]*(1-[.B4429])" office:value-type="float" office:value="0.513461875786766" calcext:value-type="float">
            <text:p>0,513461875786766</text:p>
          </table:table-cell>
          <table:table-cell table:number-columns-repeated="5"/>
        </table:table-row>
        <table:table-row table:style-name="ro1">
          <table:table-cell table:formula="of:=[.A4430]+1" office:value-type="float" office:value="4423" calcext:value-type="float">
            <text:p>4423</text:p>
          </table:table-cell>
          <table:table-cell table:formula="of:=4*[.$D$3]*[.B4430]*(1-[.B4430])" office:value-type="float" office:value="0.999275111601207" calcext:value-type="float">
            <text:p>0,999275111601207</text:p>
          </table:table-cell>
          <table:table-cell table:number-columns-repeated="5"/>
        </table:table-row>
        <table:table-row table:style-name="ro1">
          <table:table-cell table:formula="of:=[.A4431]+1" office:value-type="float" office:value="4424" calcext:value-type="float">
            <text:p>4424</text:p>
          </table:table-cell>
          <table:table-cell table:formula="of:=4*[.$D$3]*[.B4431]*(1-[.B4431])" office:value-type="float" office:value="0.0028974517424102" calcext:value-type="float">
            <text:p>0,00289745174241</text:p>
          </table:table-cell>
          <table:table-cell table:number-columns-repeated="5"/>
        </table:table-row>
        <table:table-row table:style-name="ro1">
          <table:table-cell table:formula="of:=[.A4432]+1" office:value-type="float" office:value="4425" calcext:value-type="float">
            <text:p>4425</text:p>
          </table:table-cell>
          <table:table-cell table:formula="of:=4*[.$D$3]*[.B4432]*(1-[.B4432])" office:value-type="float" office:value="0.0115562260632424" calcext:value-type="float">
            <text:p>0,011556226063243</text:p>
          </table:table-cell>
          <table:table-cell table:number-columns-repeated="5"/>
        </table:table-row>
        <table:table-row table:style-name="ro1">
          <table:table-cell table:formula="of:=[.A4433]+1" office:value-type="float" office:value="4426" calcext:value-type="float">
            <text:p>4426</text:p>
          </table:table-cell>
          <table:table-cell table:formula="of:=4*[.$D$3]*[.B4433]*(1-[.B4433])" office:value-type="float" office:value="0.0456907188096706" calcext:value-type="float">
            <text:p>0,045690718809671</text:p>
          </table:table-cell>
          <table:table-cell table:number-columns-repeated="5"/>
        </table:table-row>
        <table:table-row table:style-name="ro1">
          <table:table-cell table:formula="of:=[.A4434]+1" office:value-type="float" office:value="4427" calcext:value-type="float">
            <text:p>4427</text:p>
          </table:table-cell>
          <table:table-cell table:formula="of:=4*[.$D$3]*[.B4434]*(1-[.B4434])" office:value-type="float" office:value="0.174412308097305" calcext:value-type="float">
            <text:p>0,174412308097305</text:p>
          </table:table-cell>
          <table:table-cell table:number-columns-repeated="5"/>
        </table:table-row>
        <table:table-row table:style-name="ro1">
          <table:table-cell table:formula="of:=[.A4435]+1" office:value-type="float" office:value="4428" calcext:value-type="float">
            <text:p>4428</text:p>
          </table:table-cell>
          <table:table-cell table:formula="of:=4*[.$D$3]*[.B4435]*(1-[.B4435])" office:value-type="float" office:value="0.575970619525903" calcext:value-type="float">
            <text:p>0,575970619525903</text:p>
          </table:table-cell>
          <table:table-cell table:number-columns-repeated="5"/>
        </table:table-row>
        <table:table-row table:style-name="ro1">
          <table:table-cell table:formula="of:=[.A4436]+1" office:value-type="float" office:value="4429" calcext:value-type="float">
            <text:p>4429</text:p>
          </table:table-cell>
          <table:table-cell table:formula="of:=4*[.$D$3]*[.B4436]*(1-[.B4436])" office:value-type="float" office:value="0.976913859875402" calcext:value-type="float">
            <text:p>0,976913859875402</text:p>
          </table:table-cell>
          <table:table-cell table:number-columns-repeated="5"/>
        </table:table-row>
        <table:table-row table:style-name="ro1">
          <table:table-cell table:formula="of:=[.A4437]+1" office:value-type="float" office:value="4430" calcext:value-type="float">
            <text:p>4430</text:p>
          </table:table-cell>
          <table:table-cell table:formula="of:=4*[.$D$3]*[.B4437]*(1-[.B4437])" office:value-type="float" office:value="0.0902126810349816" calcext:value-type="float">
            <text:p>0,090212681034982</text:p>
          </table:table-cell>
          <table:table-cell table:number-columns-repeated="5"/>
        </table:table-row>
        <table:table-row table:style-name="ro1">
          <table:table-cell table:formula="of:=[.A4438]+1" office:value-type="float" office:value="4431" calcext:value-type="float">
            <text:p>4431</text:p>
          </table:table-cell>
          <table:table-cell table:formula="of:=4*[.$D$3]*[.B4438]*(1-[.B4438])" office:value-type="float" office:value="0.328297412861849" calcext:value-type="float">
            <text:p>0,328297412861849</text:p>
          </table:table-cell>
          <table:table-cell table:number-columns-repeated="5"/>
        </table:table-row>
        <table:table-row table:style-name="ro1">
          <table:table-cell table:formula="of:=[.A4439]+1" office:value-type="float" office:value="4432" calcext:value-type="float">
            <text:p>4432</text:p>
          </table:table-cell>
          <table:table-cell table:formula="of:=4*[.$D$3]*[.B4439]*(1-[.B4439])" office:value-type="float" office:value="0.882072886280263" calcext:value-type="float">
            <text:p>0,882072886280263</text:p>
          </table:table-cell>
          <table:table-cell table:number-columns-repeated="5"/>
        </table:table-row>
        <table:table-row table:style-name="ro1">
          <table:table-cell table:formula="of:=[.A4440]+1" office:value-type="float" office:value="4433" calcext:value-type="float">
            <text:p>4433</text:p>
          </table:table-cell>
          <table:table-cell table:formula="of:=4*[.$D$3]*[.B4440]*(1-[.B4440])" office:value-type="float" office:value="0.416081238277877" calcext:value-type="float">
            <text:p>0,416081238277877</text:p>
          </table:table-cell>
          <table:table-cell table:number-columns-repeated="5"/>
        </table:table-row>
        <table:table-row table:style-name="ro1">
          <table:table-cell table:formula="of:=[.A4441]+1" office:value-type="float" office:value="4434" calcext:value-type="float">
            <text:p>4434</text:p>
          </table:table-cell>
          <table:table-cell table:formula="of:=4*[.$D$3]*[.B4441]*(1-[.B4441])" office:value-type="float" office:value="0.971830565724103" calcext:value-type="float">
            <text:p>0,971830565724103</text:p>
          </table:table-cell>
          <table:table-cell table:number-columns-repeated="5"/>
        </table:table-row>
        <table:table-row table:style-name="ro1">
          <table:table-cell table:formula="of:=[.A4442]+1" office:value-type="float" office:value="4435" calcext:value-type="float">
            <text:p>4435</text:p>
          </table:table-cell>
          <table:table-cell table:formula="of:=4*[.$D$3]*[.B4442]*(1-[.B4442])" office:value-type="float" office:value="0.109503668993893" calcext:value-type="float">
            <text:p>0,109503668993893</text:p>
          </table:table-cell>
          <table:table-cell table:number-columns-repeated="5"/>
        </table:table-row>
        <table:table-row table:style-name="ro1">
          <table:table-cell table:formula="of:=[.A4443]+1" office:value-type="float" office:value="4436" calcext:value-type="float">
            <text:p>4436</text:p>
          </table:table-cell>
          <table:table-cell table:formula="of:=4*[.$D$3]*[.B4443]*(1-[.B4443])" office:value-type="float" office:value="0.390050461883077" calcext:value-type="float">
            <text:p>0,390050461883077</text:p>
          </table:table-cell>
          <table:table-cell table:number-columns-repeated="5"/>
        </table:table-row>
        <table:table-row table:style-name="ro1">
          <table:table-cell table:formula="of:=[.A4444]+1" office:value-type="float" office:value="4437" calcext:value-type="float">
            <text:p>4437</text:p>
          </table:table-cell>
          <table:table-cell table:formula="of:=4*[.$D$3]*[.B4444]*(1-[.B4444])" office:value-type="float" office:value="0.951644396271501" calcext:value-type="float">
            <text:p>0,951644396271501</text:p>
          </table:table-cell>
          <table:table-cell table:number-columns-repeated="5"/>
        </table:table-row>
        <table:table-row table:style-name="ro1">
          <table:table-cell table:formula="of:=[.A4445]+1" office:value-type="float" office:value="4438" calcext:value-type="float">
            <text:p>4438</text:p>
          </table:table-cell>
          <table:table-cell table:formula="of:=4*[.$D$3]*[.B4445]*(1-[.B4445])" office:value-type="float" office:value="0.184069357266205" calcext:value-type="float">
            <text:p>0,184069357266205</text:p>
          </table:table-cell>
          <table:table-cell table:number-columns-repeated="5"/>
        </table:table-row>
        <table:table-row table:style-name="ro1">
          <table:table-cell table:formula="of:=[.A4446]+1" office:value-type="float" office:value="4439" calcext:value-type="float">
            <text:p>4439</text:p>
          </table:table-cell>
          <table:table-cell table:formula="of:=4*[.$D$3]*[.B4446]*(1-[.B4446])" office:value-type="float" office:value="0.600751315927244" calcext:value-type="float">
            <text:p>0,600751315927244</text:p>
          </table:table-cell>
          <table:table-cell table:number-columns-repeated="5"/>
        </table:table-row>
        <table:table-row table:style-name="ro1">
          <table:table-cell table:formula="of:=[.A4447]+1" office:value-type="float" office:value="4440" calcext:value-type="float">
            <text:p>4440</text:p>
          </table:table-cell>
          <table:table-cell table:formula="of:=4*[.$D$3]*[.B4447]*(1-[.B4447])" office:value-type="float" office:value="0.959396689355715" calcext:value-type="float">
            <text:p>0,959396689355715</text:p>
          </table:table-cell>
          <table:table-cell table:number-columns-repeated="5"/>
        </table:table-row>
        <table:table-row table:style-name="ro1">
          <table:table-cell table:formula="of:=[.A4448]+1" office:value-type="float" office:value="4441" calcext:value-type="float">
            <text:p>4441</text:p>
          </table:table-cell>
          <table:table-cell table:formula="of:=4*[.$D$3]*[.B4448]*(1-[.B4448])" office:value-type="float" office:value="0.155818727236036" calcext:value-type="float">
            <text:p>0,155818727236036</text:p>
          </table:table-cell>
          <table:table-cell table:number-columns-repeated="5"/>
        </table:table-row>
        <table:table-row table:style-name="ro1">
          <table:table-cell table:formula="of:=[.A4449]+1" office:value-type="float" office:value="4442" calcext:value-type="float">
            <text:p>4442</text:p>
          </table:table-cell>
          <table:table-cell table:formula="of:=4*[.$D$3]*[.B4449]*(1-[.B4449])" office:value-type="float" office:value="0.526157005914311" calcext:value-type="float">
            <text:p>0,526157005914311</text:p>
          </table:table-cell>
          <table:table-cell table:number-columns-repeated="5"/>
        </table:table-row>
        <table:table-row table:style-name="ro1">
          <table:table-cell table:formula="of:=[.A4450]+1" office:value-type="float" office:value="4443" calcext:value-type="float">
            <text:p>4443</text:p>
          </table:table-cell>
          <table:table-cell table:formula="of:=4*[.$D$3]*[.B4450]*(1-[.B4450])" office:value-type="float" office:value="0.997263244166395" calcext:value-type="float">
            <text:p>0,997263244166395</text:p>
          </table:table-cell>
          <table:table-cell table:number-columns-repeated="5"/>
        </table:table-row>
        <table:table-row table:style-name="ro1">
          <table:table-cell table:formula="of:=[.A4451]+1" office:value-type="float" office:value="4444" calcext:value-type="float">
            <text:p>4444</text:p>
          </table:table-cell>
          <table:table-cell table:formula="of:=4*[.$D$3]*[.B4451]*(1-[.B4451])" office:value-type="float" office:value="0.0109170640044502" calcext:value-type="float">
            <text:p>0,01091706400445</text:p>
          </table:table-cell>
          <table:table-cell table:number-columns-repeated="5"/>
        </table:table-row>
        <table:table-row table:style-name="ro1">
          <table:table-cell table:formula="of:=[.A4452]+1" office:value-type="float" office:value="4445" calcext:value-type="float">
            <text:p>4445</text:p>
          </table:table-cell>
          <table:table-cell table:formula="of:=4*[.$D$3]*[.B4452]*(1-[.B4452])" office:value-type="float" office:value="0.0431915268718919" calcext:value-type="float">
            <text:p>0,043191526871892</text:p>
          </table:table-cell>
          <table:table-cell table:number-columns-repeated="5"/>
        </table:table-row>
        <table:table-row table:style-name="ro1">
          <table:table-cell table:formula="of:=[.A4453]+1" office:value-type="float" office:value="4446" calcext:value-type="float">
            <text:p>4446</text:p>
          </table:table-cell>
          <table:table-cell table:formula="of:=4*[.$D$3]*[.B4453]*(1-[.B4453])" office:value-type="float" office:value="0.165304075513466" calcext:value-type="float">
            <text:p>0,165304075513466</text:p>
          </table:table-cell>
          <table:table-cell table:number-columns-repeated="5"/>
        </table:table-row>
        <table:table-row table:style-name="ro1">
          <table:table-cell table:formula="of:=[.A4454]+1" office:value-type="float" office:value="4447" calcext:value-type="float">
            <text:p>4447</text:p>
          </table:table-cell>
          <table:table-cell table:formula="of:=4*[.$D$3]*[.B4454]*(1-[.B4454])" office:value-type="float" office:value="0.551914552528418" calcext:value-type="float">
            <text:p>0,551914552528418</text:p>
          </table:table-cell>
          <table:table-cell table:number-columns-repeated="5"/>
        </table:table-row>
        <table:table-row table:style-name="ro1">
          <table:table-cell table:formula="of:=[.A4455]+1" office:value-type="float" office:value="4448" calcext:value-type="float">
            <text:p>4448</text:p>
          </table:table-cell>
          <table:table-cell table:formula="of:=4*[.$D$3]*[.B4455]*(1-[.B4455])" office:value-type="float" office:value="0.989219516943097" calcext:value-type="float">
            <text:p>0,989219516943097</text:p>
          </table:table-cell>
          <table:table-cell table:number-columns-repeated="5"/>
        </table:table-row>
        <table:table-row table:style-name="ro1">
          <table:table-cell table:formula="of:=[.A4456]+1" office:value-type="float" office:value="4449" calcext:value-type="float">
            <text:p>4449</text:p>
          </table:table-cell>
          <table:table-cell table:formula="of:=4*[.$D$3]*[.B4456]*(1-[.B4456])" office:value-type="float" office:value="0.0426570569678524" calcext:value-type="float">
            <text:p>0,042657056967852</text:p>
          </table:table-cell>
          <table:table-cell table:number-columns-repeated="5"/>
        </table:table-row>
        <table:table-row table:style-name="ro1">
          <table:table-cell table:formula="of:=[.A4457]+1" office:value-type="float" office:value="4450" calcext:value-type="float">
            <text:p>4450</text:p>
          </table:table-cell>
          <table:table-cell table:formula="of:=4*[.$D$3]*[.B4457]*(1-[.B4457])" office:value-type="float" office:value="0.163349729834775" calcext:value-type="float">
            <text:p>0,163349729834775</text:p>
          </table:table-cell>
          <table:table-cell table:number-columns-repeated="5"/>
        </table:table-row>
        <table:table-row table:style-name="ro1">
          <table:table-cell table:formula="of:=[.A4458]+1" office:value-type="float" office:value="4451" calcext:value-type="float">
            <text:p>4451</text:p>
          </table:table-cell>
          <table:table-cell table:formula="of:=4*[.$D$3]*[.B4458]*(1-[.B4458])" office:value-type="float" office:value="0.546666382390724" calcext:value-type="float">
            <text:p>0,546666382390724</text:p>
          </table:table-cell>
          <table:table-cell table:number-columns-repeated="5"/>
        </table:table-row>
        <table:table-row table:style-name="ro1">
          <table:table-cell table:formula="of:=[.A4459]+1" office:value-type="float" office:value="4452" calcext:value-type="float">
            <text:p>4452</text:p>
          </table:table-cell>
          <table:table-cell table:formula="of:=4*[.$D$3]*[.B4459]*(1-[.B4459])" office:value-type="float" office:value="0.991288995018251" calcext:value-type="float">
            <text:p>0,991288995018251</text:p>
          </table:table-cell>
          <table:table-cell table:number-columns-repeated="5"/>
        </table:table-row>
        <table:table-row table:style-name="ro1">
          <table:table-cell table:formula="of:=[.A4460]+1" office:value-type="float" office:value="4453" calcext:value-type="float">
            <text:p>4453</text:p>
          </table:table-cell>
          <table:table-cell table:formula="of:=4*[.$D$3]*[.B4460]*(1-[.B4460])" office:value-type="float" office:value="0.0345404934958284" calcext:value-type="float">
            <text:p>0,034540493495828</text:p>
          </table:table-cell>
          <table:table-cell table:number-columns-repeated="5"/>
        </table:table-row>
        <table:table-row table:style-name="ro1">
          <table:table-cell table:formula="of:=[.A4461]+1" office:value-type="float" office:value="4454" calcext:value-type="float">
            <text:p>4454</text:p>
          </table:table-cell>
          <table:table-cell table:formula="of:=4*[.$D$3]*[.B4461]*(1-[.B4461])" office:value-type="float" office:value="0.133389791219572" calcext:value-type="float">
            <text:p>0,133389791219572</text:p>
          </table:table-cell>
          <table:table-cell table:number-columns-repeated="5"/>
        </table:table-row>
        <table:table-row table:style-name="ro1">
          <table:table-cell table:formula="of:=[.A4462]+1" office:value-type="float" office:value="4455" calcext:value-type="float">
            <text:p>4455</text:p>
          </table:table-cell>
          <table:table-cell table:formula="of:=4*[.$D$3]*[.B4462]*(1-[.B4462])" office:value-type="float" office:value="0.462387819271884" calcext:value-type="float">
            <text:p>0,462387819271884</text:p>
          </table:table-cell>
          <table:table-cell table:number-columns-repeated="5"/>
        </table:table-row>
        <table:table-row table:style-name="ro1">
          <table:table-cell table:formula="of:=[.A4463]+1" office:value-type="float" office:value="4456" calcext:value-type="float">
            <text:p>4456</text:p>
          </table:table-cell>
          <table:table-cell table:formula="of:=4*[.$D$3]*[.B4463]*(1-[.B4463])" office:value-type="float" office:value="0.994341295443502" calcext:value-type="float">
            <text:p>0,994341295443502</text:p>
          </table:table-cell>
          <table:table-cell table:number-columns-repeated="5"/>
        </table:table-row>
        <table:table-row table:style-name="ro1">
          <table:table-cell table:formula="of:=[.A4464]+1" office:value-type="float" office:value="4457" calcext:value-type="float">
            <text:p>4457</text:p>
          </table:table-cell>
          <table:table-cell table:formula="of:=4*[.$D$3]*[.B4464]*(1-[.B4464])" office:value-type="float" office:value="0.022506734476961" calcext:value-type="float">
            <text:p>0,022506734476961</text:p>
          </table:table-cell>
          <table:table-cell table:number-columns-repeated="5"/>
        </table:table-row>
        <table:table-row table:style-name="ro1">
          <table:table-cell table:formula="of:=[.A4465]+1" office:value-type="float" office:value="4458" calcext:value-type="float">
            <text:p>4458</text:p>
          </table:table-cell>
          <table:table-cell table:formula="of:=4*[.$D$3]*[.B4465]*(1-[.B4465])" office:value-type="float" office:value="0.0880007255205782" calcext:value-type="float">
            <text:p>0,088000725520578</text:p>
          </table:table-cell>
          <table:table-cell table:number-columns-repeated="5"/>
        </table:table-row>
        <table:table-row table:style-name="ro1">
          <table:table-cell table:formula="of:=[.A4466]+1" office:value-type="float" office:value="4459" calcext:value-type="float">
            <text:p>4459</text:p>
          </table:table-cell>
          <table:table-cell table:formula="of:=4*[.$D$3]*[.B4466]*(1-[.B4466])" office:value-type="float" office:value="0.32102639131372" calcext:value-type="float">
            <text:p>0,32102639131372</text:p>
          </table:table-cell>
          <table:table-cell table:number-columns-repeated="5"/>
        </table:table-row>
        <table:table-row table:style-name="ro1">
          <table:table-cell table:formula="of:=[.A4467]+1" office:value-type="float" office:value="4460" calcext:value-type="float">
            <text:p>4460</text:p>
          </table:table-cell>
          <table:table-cell table:formula="of:=4*[.$D$3]*[.B4467]*(1-[.B4467])" office:value-type="float" office:value="0.871873789575242" calcext:value-type="float">
            <text:p>0,871873789575242</text:p>
          </table:table-cell>
          <table:table-cell table:number-columns-repeated="5"/>
        </table:table-row>
        <table:table-row table:style-name="ro1">
          <table:table-cell table:formula="of:=[.A4468]+1" office:value-type="float" office:value="4461" calcext:value-type="float">
            <text:p>4461</text:p>
          </table:table-cell>
          <table:table-cell table:formula="of:=4*[.$D$3]*[.B4468]*(1-[.B4468])" office:value-type="float" office:value="0.446839538507796" calcext:value-type="float">
            <text:p>0,446839538507796</text:p>
          </table:table-cell>
          <table:table-cell table:number-columns-repeated="5"/>
        </table:table-row>
        <table:table-row table:style-name="ro1">
          <table:table-cell table:formula="of:=[.A4469]+1" office:value-type="float" office:value="4462" calcext:value-type="float">
            <text:p>4462</text:p>
          </table:table-cell>
          <table:table-cell table:formula="of:=4*[.$D$3]*[.B4469]*(1-[.B4469])" office:value-type="float" office:value="0.988695861335743" calcext:value-type="float">
            <text:p>0,988695861335743</text:p>
          </table:table-cell>
          <table:table-cell table:number-columns-repeated="5"/>
        </table:table-row>
        <table:table-row table:style-name="ro1">
          <table:table-cell table:formula="of:=[.A4470]+1" office:value-type="float" office:value="4463" calcext:value-type="float">
            <text:p>4463</text:p>
          </table:table-cell>
          <table:table-cell table:formula="of:=4*[.$D$3]*[.B4470]*(1-[.B4470])" office:value-type="float" office:value="0.0447054204532639" calcext:value-type="float">
            <text:p>0,044705420453264</text:p>
          </table:table-cell>
          <table:table-cell table:number-columns-repeated="5"/>
        </table:table-row>
        <table:table-row table:style-name="ro1">
          <table:table-cell table:formula="of:=[.A4471]+1" office:value-type="float" office:value="4464" calcext:value-type="float">
            <text:p>4464</text:p>
          </table:table-cell>
          <table:table-cell table:formula="of:=4*[.$D$3]*[.B4471]*(1-[.B4471])" office:value-type="float" office:value="0.170827383341443" calcext:value-type="float">
            <text:p>0,170827383341443</text:p>
          </table:table-cell>
          <table:table-cell table:number-columns-repeated="5"/>
        </table:table-row>
        <table:table-row table:style-name="ro1">
          <table:table-cell table:formula="of:=[.A4472]+1" office:value-type="float" office:value="4465" calcext:value-type="float">
            <text:p>4465</text:p>
          </table:table-cell>
          <table:table-cell table:formula="of:=4*[.$D$3]*[.B4472]*(1-[.B4472])" office:value-type="float" office:value="0.566581553768635" calcext:value-type="float">
            <text:p>0,566581553768635</text:p>
          </table:table-cell>
          <table:table-cell table:number-columns-repeated="5"/>
        </table:table-row>
        <table:table-row table:style-name="ro1">
          <table:table-cell table:formula="of:=[.A4473]+1" office:value-type="float" office:value="4466" calcext:value-type="float">
            <text:p>4466</text:p>
          </table:table-cell>
          <table:table-cell table:formula="of:=4*[.$D$3]*[.B4473]*(1-[.B4473])" office:value-type="float" office:value="0.982267586791017" calcext:value-type="float">
            <text:p>0,982267586791017</text:p>
          </table:table-cell>
          <table:table-cell table:number-columns-repeated="5"/>
        </table:table-row>
        <table:table-row table:style-name="ro1">
          <table:table-cell table:formula="of:=[.A4474]+1" office:value-type="float" office:value="4467" calcext:value-type="float">
            <text:p>4467</text:p>
          </table:table-cell>
          <table:table-cell table:formula="of:=4*[.$D$3]*[.B4474]*(1-[.B4474])" office:value-type="float" office:value="0.0696718989230747" calcext:value-type="float">
            <text:p>0,069671898923075</text:p>
          </table:table-cell>
          <table:table-cell table:number-columns-repeated="5"/>
        </table:table-row>
        <table:table-row table:style-name="ro1">
          <table:table-cell table:formula="of:=[.A4475]+1" office:value-type="float" office:value="4468" calcext:value-type="float">
            <text:p>4468</text:p>
          </table:table-cell>
          <table:table-cell table:formula="of:=4*[.$D$3]*[.B4475]*(1-[.B4475])" office:value-type="float" office:value="0.25927090169411" calcext:value-type="float">
            <text:p>0,25927090169411</text:p>
          </table:table-cell>
          <table:table-cell table:number-columns-repeated="5"/>
        </table:table-row>
        <table:table-row table:style-name="ro1">
          <table:table-cell table:formula="of:=[.A4476]+1" office:value-type="float" office:value="4469" calcext:value-type="float">
            <text:p>4469</text:p>
          </table:table-cell>
          <table:table-cell table:formula="of:=4*[.$D$3]*[.B4476]*(1-[.B4476])" office:value-type="float" office:value="0.768198004915333" calcext:value-type="float">
            <text:p>0,768198004915333</text:p>
          </table:table-cell>
          <table:table-cell table:number-columns-repeated="5"/>
        </table:table-row>
        <table:table-row table:style-name="ro1">
          <table:table-cell table:formula="of:=[.A4477]+1" office:value-type="float" office:value="4470" calcext:value-type="float">
            <text:p>4470</text:p>
          </table:table-cell>
          <table:table-cell table:formula="of:=4*[.$D$3]*[.B4477]*(1-[.B4477])" office:value-type="float" office:value="0.71227932063774" calcext:value-type="float">
            <text:p>0,71227932063774</text:p>
          </table:table-cell>
          <table:table-cell table:number-columns-repeated="5"/>
        </table:table-row>
        <table:table-row table:style-name="ro1">
          <table:table-cell table:formula="of:=[.A4478]+1" office:value-type="float" office:value="4471" calcext:value-type="float">
            <text:p>4471</text:p>
          </table:table-cell>
          <table:table-cell table:formula="of:=4*[.$D$3]*[.B4478]*(1-[.B4478])" office:value-type="float" office:value="0.819749960118318" calcext:value-type="float">
            <text:p>0,819749960118318</text:p>
          </table:table-cell>
          <table:table-cell table:number-columns-repeated="5"/>
        </table:table-row>
        <table:table-row table:style-name="ro1">
          <table:table-cell table:formula="of:=[.A4479]+1" office:value-type="float" office:value="4472" calcext:value-type="float">
            <text:p>4472</text:p>
          </table:table-cell>
          <table:table-cell table:formula="of:=4*[.$D$3]*[.B4479]*(1-[.B4479])" office:value-type="float" office:value="0.591039852017335" calcext:value-type="float">
            <text:p>0,591039852017335</text:p>
          </table:table-cell>
          <table:table-cell table:number-columns-repeated="5"/>
        </table:table-row>
        <table:table-row table:style-name="ro1">
          <table:table-cell table:formula="of:=[.A4480]+1" office:value-type="float" office:value="4473" calcext:value-type="float">
            <text:p>4473</text:p>
          </table:table-cell>
          <table:table-cell table:formula="of:=4*[.$D$3]*[.B4480]*(1-[.B4480])" office:value-type="float" office:value="0.966846981378647" calcext:value-type="float">
            <text:p>0,966846981378647</text:p>
          </table:table-cell>
          <table:table-cell table:number-columns-repeated="5"/>
        </table:table-row>
        <table:table-row table:style-name="ro1">
          <table:table-cell table:formula="of:=[.A4481]+1" office:value-type="float" office:value="4474" calcext:value-type="float">
            <text:p>4474</text:p>
          </table:table-cell>
          <table:table-cell table:formula="of:=4*[.$D$3]*[.B4481]*(1-[.B4481])" office:value-type="float" office:value="0.128215583910581" calcext:value-type="float">
            <text:p>0,128215583910581</text:p>
          </table:table-cell>
          <table:table-cell table:number-columns-repeated="5"/>
        </table:table-row>
        <table:table-row table:style-name="ro1">
          <table:table-cell table:formula="of:=[.A4482]+1" office:value-type="float" office:value="4475" calcext:value-type="float">
            <text:p>4475</text:p>
          </table:table-cell>
          <table:table-cell table:formula="of:=4*[.$D$3]*[.B4482]*(1-[.B4482])" office:value-type="float" office:value="0.447105391812199" calcext:value-type="float">
            <text:p>0,447105391812199</text:p>
          </table:table-cell>
          <table:table-cell table:number-columns-repeated="5"/>
        </table:table-row>
        <table:table-row table:style-name="ro1">
          <table:table-cell table:formula="of:=[.A4483]+1" office:value-type="float" office:value="4476" calcext:value-type="float">
            <text:p>4476</text:p>
          </table:table-cell>
          <table:table-cell table:formula="of:=4*[.$D$3]*[.B4483]*(1-[.B4483])" office:value-type="float" office:value="0.988808641698636" calcext:value-type="float">
            <text:p>0,988808641698636</text:p>
          </table:table-cell>
          <table:table-cell table:number-columns-repeated="5"/>
        </table:table-row>
        <table:table-row table:style-name="ro1">
          <table:table-cell table:formula="of:=[.A4484]+1" office:value-type="float" office:value="4477" calcext:value-type="float">
            <text:p>4477</text:p>
          </table:table-cell>
          <table:table-cell table:formula="of:=4*[.$D$3]*[.B4484]*(1-[.B4484])" office:value-type="float" office:value="0.0442644472029383" calcext:value-type="float">
            <text:p>0,044264447202938</text:p>
          </table:table-cell>
          <table:table-cell table:number-columns-repeated="5"/>
        </table:table-row>
        <table:table-row table:style-name="ro1">
          <table:table-cell table:formula="of:=[.A4485]+1" office:value-type="float" office:value="4478" calcext:value-type="float">
            <text:p>4478</text:p>
          </table:table-cell>
          <table:table-cell table:formula="of:=4*[.$D$3]*[.B4485]*(1-[.B4485])" office:value-type="float" office:value="0.169220423667026" calcext:value-type="float">
            <text:p>0,169220423667026</text:p>
          </table:table-cell>
          <table:table-cell table:number-columns-repeated="5"/>
        </table:table-row>
        <table:table-row table:style-name="ro1">
          <table:table-cell table:formula="of:=[.A4486]+1" office:value-type="float" office:value="4479" calcext:value-type="float">
            <text:p>4479</text:p>
          </table:table-cell>
          <table:table-cell table:formula="of:=4*[.$D$3]*[.B4486]*(1-[.B4486])" office:value-type="float" office:value="0.562339487523914" calcext:value-type="float">
            <text:p>0,562339487523914</text:p>
          </table:table-cell>
          <table:table-cell table:number-columns-repeated="5"/>
        </table:table-row>
        <table:table-row table:style-name="ro1">
          <table:table-cell table:formula="of:=[.A4487]+1" office:value-type="float" office:value="4480" calcext:value-type="float">
            <text:p>4480</text:p>
          </table:table-cell>
          <table:table-cell table:formula="of:=4*[.$D$3]*[.B4487]*(1-[.B4487])" office:value-type="float" office:value="0.984455153181023" calcext:value-type="float">
            <text:p>0,984455153181023</text:p>
          </table:table-cell>
          <table:table-cell table:number-columns-repeated="5"/>
        </table:table-row>
        <table:table-row table:style-name="ro1">
          <table:table-cell table:formula="of:=[.A4488]+1" office:value-type="float" office:value="4481" calcext:value-type="float">
            <text:p>4481</text:p>
          </table:table-cell>
          <table:table-cell table:formula="of:=4*[.$D$3]*[.B4488]*(1-[.B4488])" office:value-type="float" office:value="0.0612128182254055" calcext:value-type="float">
            <text:p>0,061212818225406</text:p>
          </table:table-cell>
          <table:table-cell table:number-columns-repeated="5"/>
        </table:table-row>
        <table:table-row table:style-name="ro1">
          <table:table-cell table:formula="of:=[.A4489]+1" office:value-type="float" office:value="4482" calcext:value-type="float">
            <text:p>4482</text:p>
          </table:table-cell>
          <table:table-cell table:formula="of:=4*[.$D$3]*[.B4489]*(1-[.B4489])" office:value-type="float" office:value="0.229863236441236" calcext:value-type="float">
            <text:p>0,229863236441236</text:p>
          </table:table-cell>
          <table:table-cell table:number-columns-repeated="5"/>
        </table:table-row>
        <table:table-row table:style-name="ro1">
          <table:table-cell table:formula="of:=[.A4490]+1" office:value-type="float" office:value="4483" calcext:value-type="float">
            <text:p>4483</text:p>
          </table:table-cell>
          <table:table-cell table:formula="of:=4*[.$D$3]*[.B4490]*(1-[.B4490])" office:value-type="float" office:value="0.708104515895986" calcext:value-type="float">
            <text:p>0,708104515895986</text:p>
          </table:table-cell>
          <table:table-cell table:number-columns-repeated="5"/>
        </table:table-row>
        <table:table-row table:style-name="ro1">
          <table:table-cell table:formula="of:=[.A4491]+1" office:value-type="float" office:value="4484" calcext:value-type="float">
            <text:p>4484</text:p>
          </table:table-cell>
          <table:table-cell table:formula="of:=4*[.$D$3]*[.B4491]*(1-[.B4491])" office:value-type="float" office:value="0.82677004185479" calcext:value-type="float">
            <text:p>0,82677004185479</text:p>
          </table:table-cell>
          <table:table-cell table:number-columns-repeated="5"/>
        </table:table-row>
        <table:table-row table:style-name="ro1">
          <table:table-cell table:formula="of:=[.A4492]+1" office:value-type="float" office:value="4485" calcext:value-type="float">
            <text:p>4485</text:p>
          </table:table-cell>
          <table:table-cell table:formula="of:=4*[.$D$3]*[.B4492]*(1-[.B4492])" office:value-type="float" office:value="0.572885358984875" calcext:value-type="float">
            <text:p>0,572885358984875</text:p>
          </table:table-cell>
          <table:table-cell table:number-columns-repeated="5"/>
        </table:table-row>
        <table:table-row table:style-name="ro1">
          <table:table-cell table:formula="of:=[.A4493]+1" office:value-type="float" office:value="4486" calcext:value-type="float">
            <text:p>4486</text:p>
          </table:table-cell>
          <table:table-cell table:formula="of:=4*[.$D$3]*[.B4493]*(1-[.B4493])" office:value-type="float" office:value="0.978750897782584" calcext:value-type="float">
            <text:p>0,978750897782584</text:p>
          </table:table-cell>
          <table:table-cell table:number-columns-repeated="5"/>
        </table:table-row>
        <table:table-row table:style-name="ro1">
          <table:table-cell table:formula="of:=[.A4494]+1" office:value-type="float" office:value="4487" calcext:value-type="float">
            <text:p>4487</text:p>
          </table:table-cell>
          <table:table-cell table:formula="of:=4*[.$D$3]*[.B4494]*(1-[.B4494])" office:value-type="float" office:value="0.0831903114894811" calcext:value-type="float">
            <text:p>0,083190311489481</text:p>
          </table:table-cell>
          <table:table-cell table:number-columns-repeated="5"/>
        </table:table-row>
        <table:table-row table:style-name="ro1">
          <table:table-cell table:formula="of:=[.A4495]+1" office:value-type="float" office:value="4488" calcext:value-type="float">
            <text:p>4488</text:p>
          </table:table-cell>
          <table:table-cell table:formula="of:=4*[.$D$3]*[.B4495]*(1-[.B4495])" office:value-type="float" office:value="0.305078734255057" calcext:value-type="float">
            <text:p>0,305078734255057</text:p>
          </table:table-cell>
          <table:table-cell table:number-columns-repeated="5"/>
        </table:table-row>
        <table:table-row table:style-name="ro1">
          <table:table-cell table:formula="of:=[.A4496]+1" office:value-type="float" office:value="4489" calcext:value-type="float">
            <text:p>4489</text:p>
          </table:table-cell>
          <table:table-cell table:formula="of:=4*[.$D$3]*[.B4496]*(1-[.B4496])" office:value-type="float" office:value="0.848022800641557" calcext:value-type="float">
            <text:p>0,848022800641557</text:p>
          </table:table-cell>
          <table:table-cell table:number-columns-repeated="5"/>
        </table:table-row>
        <table:table-row table:style-name="ro1">
          <table:table-cell table:formula="of:=[.A4497]+1" office:value-type="float" office:value="4490" calcext:value-type="float">
            <text:p>4490</text:p>
          </table:table-cell>
          <table:table-cell table:formula="of:=4*[.$D$3]*[.B4497]*(1-[.B4497])" office:value-type="float" office:value="0.515520520934428" calcext:value-type="float">
            <text:p>0,515520520934428</text:p>
          </table:table-cell>
          <table:table-cell table:number-columns-repeated="5"/>
        </table:table-row>
        <table:table-row table:style-name="ro1">
          <table:table-cell table:formula="of:=[.A4498]+1" office:value-type="float" office:value="4491" calcext:value-type="float">
            <text:p>4491</text:p>
          </table:table-cell>
          <table:table-cell table:formula="of:=4*[.$D$3]*[.B4498]*(1-[.B4498])" office:value-type="float" office:value="0.999036453719696" calcext:value-type="float">
            <text:p>0,999036453719696</text:p>
          </table:table-cell>
          <table:table-cell table:number-columns-repeated="5"/>
        </table:table-row>
        <table:table-row table:style-name="ro1">
          <table:table-cell table:formula="of:=[.A4499]+1" office:value-type="float" office:value="4492" calcext:value-type="float">
            <text:p>4492</text:p>
          </table:table-cell>
          <table:table-cell table:formula="of:=4*[.$D$3]*[.B4499]*(1-[.B4499])" office:value-type="float" office:value="0.00385047143547945" calcext:value-type="float">
            <text:p>0,003850471435479</text:p>
          </table:table-cell>
          <table:table-cell table:number-columns-repeated="5"/>
        </table:table-row>
        <table:table-row table:style-name="ro1">
          <table:table-cell table:formula="of:=[.A4500]+1" office:value-type="float" office:value="4493" calcext:value-type="float">
            <text:p>4493</text:p>
          </table:table-cell>
          <table:table-cell table:formula="of:=4*[.$D$3]*[.B4500]*(1-[.B4500])" office:value-type="float" office:value="0.015342581220816" calcext:value-type="float">
            <text:p>0,015342581220816</text:p>
          </table:table-cell>
          <table:table-cell table:number-columns-repeated="5"/>
        </table:table-row>
        <table:table-row table:style-name="ro1">
          <table:table-cell table:formula="of:=[.A4501]+1" office:value-type="float" office:value="4494" calcext:value-type="float">
            <text:p>4494</text:p>
          </table:table-cell>
          <table:table-cell table:formula="of:=4*[.$D$3]*[.B4501]*(1-[.B4501])" office:value-type="float" office:value="0.0604287456891948" calcext:value-type="float">
            <text:p>0,060428745689195</text:p>
          </table:table-cell>
          <table:table-cell table:number-columns-repeated="5"/>
        </table:table-row>
        <table:table-row table:style-name="ro1">
          <table:table-cell table:formula="of:=[.A4502]+1" office:value-type="float" office:value="4495" calcext:value-type="float">
            <text:p>4495</text:p>
          </table:table-cell>
          <table:table-cell table:formula="of:=4*[.$D$3]*[.B4502]*(1-[.B4502])" office:value-type="float" office:value="0.227108449534502" calcext:value-type="float">
            <text:p>0,227108449534502</text:p>
          </table:table-cell>
          <table:table-cell table:number-columns-repeated="5"/>
        </table:table-row>
        <table:table-row table:style-name="ro1">
          <table:table-cell table:formula="of:=[.A4503]+1" office:value-type="float" office:value="4496" calcext:value-type="float">
            <text:p>4496</text:p>
          </table:table-cell>
          <table:table-cell table:formula="of:=4*[.$D$3]*[.B4503]*(1-[.B4503])" office:value-type="float" office:value="0.702120806738145" calcext:value-type="float">
            <text:p>0,702120806738145</text:p>
          </table:table-cell>
          <table:table-cell table:number-columns-repeated="5"/>
        </table:table-row>
        <table:table-row table:style-name="ro1">
          <table:table-cell table:formula="of:=[.A4504]+1" office:value-type="float" office:value="4497" calcext:value-type="float">
            <text:p>4497</text:p>
          </table:table-cell>
          <table:table-cell table:formula="of:=4*[.$D$3]*[.B4504]*(1-[.B4504])" office:value-type="float" office:value="0.836588717934085" calcext:value-type="float">
            <text:p>0,836588717934085</text:p>
          </table:table-cell>
          <table:table-cell table:number-columns-repeated="5"/>
        </table:table-row>
        <table:table-row table:style-name="ro1">
          <table:table-cell table:formula="of:=[.A4505]+1" office:value-type="float" office:value="4498" calcext:value-type="float">
            <text:p>4498</text:p>
          </table:table-cell>
          <table:table-cell table:formula="of:=4*[.$D$3]*[.B4505]*(1-[.B4505])" office:value-type="float" office:value="0.546832139837955" calcext:value-type="float">
            <text:p>0,546832139837955</text:p>
          </table:table-cell>
          <table:table-cell table:number-columns-repeated="5"/>
        </table:table-row>
        <table:table-row table:style-name="ro1">
          <table:table-cell table:formula="of:=[.A4506]+1" office:value-type="float" office:value="4499" calcext:value-type="float">
            <text:p>4499</text:p>
          </table:table-cell>
          <table:table-cell table:formula="of:=4*[.$D$3]*[.B4506]*(1-[.B4506])" office:value-type="float" office:value="0.991227002712793" calcext:value-type="float">
            <text:p>0,991227002712793</text:p>
          </table:table-cell>
          <table:table-cell table:number-columns-repeated="5"/>
        </table:table-row>
        <table:table-row table:style-name="ro1">
          <table:table-cell table:formula="of:=[.A4507]+1" office:value-type="float" office:value="4500" calcext:value-type="float">
            <text:p>4500</text:p>
          </table:table-cell>
          <table:table-cell table:formula="of:=4*[.$D$3]*[.B4507]*(1-[.B4507])" office:value-type="float" office:value="0.0347841272232237" calcext:value-type="float">
            <text:p>0,034784127223224</text:p>
          </table:table-cell>
          <table:table-cell table:number-columns-repeated="5"/>
        </table:table-row>
        <table:table-row table:style-name="ro1">
          <table:table-cell table:formula="of:=[.A4508]+1" office:value-type="float" office:value="4501" calcext:value-type="float">
            <text:p>4501</text:p>
          </table:table-cell>
          <table:table-cell table:formula="of:=4*[.$D$3]*[.B4508]*(1-[.B4508])" office:value-type="float" office:value="0.134296766866169" calcext:value-type="float">
            <text:p>0,134296766866169</text:p>
          </table:table-cell>
          <table:table-cell table:number-columns-repeated="5"/>
        </table:table-row>
        <table:table-row table:style-name="ro1">
          <table:table-cell table:formula="of:=[.A4509]+1" office:value-type="float" office:value="4502" calcext:value-type="float">
            <text:p>4502</text:p>
          </table:table-cell>
          <table:table-cell table:formula="of:=4*[.$D$3]*[.B4509]*(1-[.B4509])" office:value-type="float" office:value="0.465044581101852" calcext:value-type="float">
            <text:p>0,465044581101852</text:p>
          </table:table-cell>
          <table:table-cell table:number-columns-repeated="5"/>
        </table:table-row>
        <table:table-row table:style-name="ro1">
          <table:table-cell table:formula="of:=[.A4510]+1" office:value-type="float" office:value="4503" calcext:value-type="float">
            <text:p>4503</text:p>
          </table:table-cell>
          <table:table-cell table:formula="of:=4*[.$D$3]*[.B4510]*(1-[.B4510])" office:value-type="float" office:value="0.99511247475862" calcext:value-type="float">
            <text:p>0,99511247475862</text:p>
          </table:table-cell>
          <table:table-cell table:number-columns-repeated="5"/>
        </table:table-row>
        <table:table-row table:style-name="ro1">
          <table:table-cell table:formula="of:=[.A4511]+1" office:value-type="float" office:value="4504" calcext:value-type="float">
            <text:p>4504</text:p>
          </table:table-cell>
          <table:table-cell table:formula="of:=4*[.$D$3]*[.B4511]*(1-[.B4511])" office:value-type="float" office:value="0.0194545493535801" calcext:value-type="float">
            <text:p>0,01945454935358</text:p>
          </table:table-cell>
          <table:table-cell table:number-columns-repeated="5"/>
        </table:table-row>
        <table:table-row table:style-name="ro1">
          <table:table-cell table:formula="of:=[.A4512]+1" office:value-type="float" office:value="4505" calcext:value-type="float">
            <text:p>4505</text:p>
          </table:table-cell>
          <table:table-cell table:formula="of:=4*[.$D$3]*[.B4512]*(1-[.B4512])" office:value-type="float" office:value="0.0763042794521167" calcext:value-type="float">
            <text:p>0,076304279452117</text:p>
          </table:table-cell>
          <table:table-cell table:number-columns-repeated="5"/>
        </table:table-row>
        <table:table-row table:style-name="ro1">
          <table:table-cell table:formula="of:=[.A4513]+1" office:value-type="float" office:value="4506" calcext:value-type="float">
            <text:p>4506</text:p>
          </table:table-cell>
          <table:table-cell table:formula="of:=4*[.$D$3]*[.B4513]*(1-[.B4513])" office:value-type="float" office:value="0.28192774555764" calcext:value-type="float">
            <text:p>0,28192774555764</text:p>
          </table:table-cell>
          <table:table-cell table:number-columns-repeated="5"/>
        </table:table-row>
        <table:table-row table:style-name="ro1">
          <table:table-cell table:formula="of:=[.A4514]+1" office:value-type="float" office:value="4507" calcext:value-type="float">
            <text:p>4507</text:p>
          </table:table-cell>
          <table:table-cell table:formula="of:=4*[.$D$3]*[.B4514]*(1-[.B4514])" office:value-type="float" office:value="0.809777967369706" calcext:value-type="float">
            <text:p>0,809777967369706</text:p>
          </table:table-cell>
          <table:table-cell table:number-columns-repeated="5"/>
        </table:table-row>
        <table:table-row table:style-name="ro1">
          <table:table-cell table:formula="of:=[.A4515]+1" office:value-type="float" office:value="4508" calcext:value-type="float">
            <text:p>4508</text:p>
          </table:table-cell>
          <table:table-cell table:formula="of:=4*[.$D$3]*[.B4515]*(1-[.B4515])" office:value-type="float" office:value="0.616150443729173" calcext:value-type="float">
            <text:p>0,616150443729173</text:p>
          </table:table-cell>
          <table:table-cell table:number-columns-repeated="5"/>
        </table:table-row>
        <table:table-row table:style-name="ro1">
          <table:table-cell table:formula="of:=[.A4516]+1" office:value-type="float" office:value="4509" calcext:value-type="float">
            <text:p>4509</text:p>
          </table:table-cell>
          <table:table-cell table:formula="of:=4*[.$D$3]*[.B4516]*(1-[.B4516])" office:value-type="float" office:value="0.946036297686065" calcext:value-type="float">
            <text:p>0,946036297686065</text:p>
          </table:table-cell>
          <table:table-cell table:number-columns-repeated="5"/>
        </table:table-row>
        <table:table-row table:style-name="ro1">
          <table:table-cell table:formula="of:=[.A4517]+1" office:value-type="float" office:value="4510" calcext:value-type="float">
            <text:p>4510</text:p>
          </table:table-cell>
          <table:table-cell table:formula="of:=4*[.$D$3]*[.B4517]*(1-[.B4517])" office:value-type="float" office:value="0.204206484586032" calcext:value-type="float">
            <text:p>0,204206484586032</text:p>
          </table:table-cell>
          <table:table-cell table:number-columns-repeated="5"/>
        </table:table-row>
        <table:table-row table:style-name="ro1">
          <table:table-cell table:formula="of:=[.A4518]+1" office:value-type="float" office:value="4511" calcext:value-type="float">
            <text:p>4511</text:p>
          </table:table-cell>
          <table:table-cell table:formula="of:=4*[.$D$3]*[.B4518]*(1-[.B4518])" office:value-type="float" office:value="0.650024784956188" calcext:value-type="float">
            <text:p>0,650024784956188</text:p>
          </table:table-cell>
          <table:table-cell table:number-columns-repeated="5"/>
        </table:table-row>
        <table:table-row table:style-name="ro1">
          <table:table-cell table:formula="of:=[.A4519]+1" office:value-type="float" office:value="4512" calcext:value-type="float">
            <text:p>4512</text:p>
          </table:table-cell>
          <table:table-cell table:formula="of:=4*[.$D$3]*[.B4519]*(1-[.B4519])" office:value-type="float" office:value="0.909970255595399" calcext:value-type="float">
            <text:p>0,909970255595399</text:p>
          </table:table-cell>
          <table:table-cell table:number-columns-repeated="5"/>
        </table:table-row>
        <table:table-row table:style-name="ro1">
          <table:table-cell table:formula="of:=[.A4520]+1" office:value-type="float" office:value="4513" calcext:value-type="float">
            <text:p>4513</text:p>
          </table:table-cell>
          <table:table-cell table:formula="of:=4*[.$D$3]*[.B4520]*(1-[.B4520])" office:value-type="float" office:value="0.327697558108173" calcext:value-type="float">
            <text:p>0,327697558108173</text:p>
          </table:table-cell>
          <table:table-cell table:number-columns-repeated="5"/>
        </table:table-row>
        <table:table-row table:style-name="ro1">
          <table:table-cell table:formula="of:=[.A4521]+1" office:value-type="float" office:value="4514" calcext:value-type="float">
            <text:p>4514</text:p>
          </table:table-cell>
          <table:table-cell table:formula="of:=4*[.$D$3]*[.B4521]*(1-[.B4521])" office:value-type="float" office:value="0.881247474072455" calcext:value-type="float">
            <text:p>0,881247474072455</text:p>
          </table:table-cell>
          <table:table-cell table:number-columns-repeated="5"/>
        </table:table-row>
        <table:table-row table:style-name="ro1">
          <table:table-cell table:formula="of:=[.A4522]+1" office:value-type="float" office:value="4515" calcext:value-type="float">
            <text:p>4515</text:p>
          </table:table-cell>
          <table:table-cell table:formula="of:=4*[.$D$3]*[.B4522]*(1-[.B4522])" office:value-type="float" office:value="0.418601454053491" calcext:value-type="float">
            <text:p>0,418601454053491</text:p>
          </table:table-cell>
          <table:table-cell table:number-columns-repeated="5"/>
        </table:table-row>
        <table:table-row table:style-name="ro1">
          <table:table-cell table:formula="of:=[.A4523]+1" office:value-type="float" office:value="4516" calcext:value-type="float">
            <text:p>4516</text:p>
          </table:table-cell>
          <table:table-cell table:formula="of:=4*[.$D$3]*[.B4523]*(1-[.B4523])" office:value-type="float" office:value="0.973497106871176" calcext:value-type="float">
            <text:p>0,973497106871176</text:p>
          </table:table-cell>
          <table:table-cell table:number-columns-repeated="5"/>
        </table:table-row>
        <table:table-row table:style-name="ro1">
          <table:table-cell table:formula="of:=[.A4524]+1" office:value-type="float" office:value="4517" calcext:value-type="float">
            <text:p>4517</text:p>
          </table:table-cell>
          <table:table-cell table:formula="of:=4*[.$D$3]*[.B4524]*(1-[.B4524])" office:value-type="float" office:value="0.103201959138503" calcext:value-type="float">
            <text:p>0,103201959138503</text:p>
          </table:table-cell>
          <table:table-cell table:number-columns-repeated="5"/>
        </table:table-row>
        <table:table-row table:style-name="ro1">
          <table:table-cell table:formula="of:=[.A4525]+1" office:value-type="float" office:value="4518" calcext:value-type="float">
            <text:p>4518</text:p>
          </table:table-cell>
          <table:table-cell table:formula="of:=4*[.$D$3]*[.B4525]*(1-[.B4525])" office:value-type="float" office:value="0.370205259073912" calcext:value-type="float">
            <text:p>0,370205259073912</text:p>
          </table:table-cell>
          <table:table-cell table:number-columns-repeated="5"/>
        </table:table-row>
        <table:table-row table:style-name="ro1">
          <table:table-cell table:formula="of:=[.A4526]+1" office:value-type="float" office:value="4519" calcext:value-type="float">
            <text:p>4519</text:p>
          </table:table-cell>
          <table:table-cell table:formula="of:=4*[.$D$3]*[.B4526]*(1-[.B4526])" office:value-type="float" office:value="0.932613300911719" calcext:value-type="float">
            <text:p>0,932613300911719</text:p>
          </table:table-cell>
          <table:table-cell table:number-columns-repeated="5"/>
        </table:table-row>
        <table:table-row table:style-name="ro1">
          <table:table-cell table:formula="of:=[.A4527]+1" office:value-type="float" office:value="4520" calcext:value-type="float">
            <text:p>4520</text:p>
          </table:table-cell>
          <table:table-cell table:formula="of:=4*[.$D$3]*[.B4527]*(1-[.B4527])" office:value-type="float" office:value="0.251382927497065" calcext:value-type="float">
            <text:p>0,251382927497065</text:p>
          </table:table-cell>
          <table:table-cell table:number-columns-repeated="5"/>
        </table:table-row>
        <table:table-row table:style-name="ro1">
          <table:table-cell table:formula="of:=[.A4528]+1" office:value-type="float" office:value="4521" calcext:value-type="float">
            <text:p>4521</text:p>
          </table:table-cell>
          <table:table-cell table:formula="of:=4*[.$D$3]*[.B4528]*(1-[.B4528])" office:value-type="float" office:value="0.752758205040282" calcext:value-type="float">
            <text:p>0,752758205040282</text:p>
          </table:table-cell>
          <table:table-cell table:number-columns-repeated="5"/>
        </table:table-row>
        <table:table-row table:style-name="ro1">
          <table:table-cell table:formula="of:=[.A4529]+1" office:value-type="float" office:value="4522" calcext:value-type="float">
            <text:p>4522</text:p>
          </table:table-cell>
          <table:table-cell table:formula="of:=4*[.$D$3]*[.B4529]*(1-[.B4529])" office:value-type="float" office:value="0.744453159139258" calcext:value-type="float">
            <text:p>0,744453159139258</text:p>
          </table:table-cell>
          <table:table-cell table:number-columns-repeated="5"/>
        </table:table-row>
        <table:table-row table:style-name="ro1">
          <table:table-cell table:formula="of:=[.A4530]+1" office:value-type="float" office:value="4523" calcext:value-type="float">
            <text:p>4523</text:p>
          </table:table-cell>
          <table:table-cell table:formula="of:=4*[.$D$3]*[.B4530]*(1-[.B4530])" office:value-type="float" office:value="0.760970611947346" calcext:value-type="float">
            <text:p>0,760970611947346</text:p>
          </table:table-cell>
          <table:table-cell table:number-columns-repeated="5"/>
        </table:table-row>
        <table:table-row table:style-name="ro1">
          <table:table-cell table:formula="of:=[.A4531]+1" office:value-type="float" office:value="4524" calcext:value-type="float">
            <text:p>4524</text:p>
          </table:table-cell>
          <table:table-cell table:formula="of:=4*[.$D$3]*[.B4531]*(1-[.B4531])" office:value-type="float" office:value="0.727577358799312" calcext:value-type="float">
            <text:p>0,727577358799312</text:p>
          </table:table-cell>
          <table:table-cell table:number-columns-repeated="5"/>
        </table:table-row>
        <table:table-row table:style-name="ro1">
          <table:table-cell table:formula="of:=[.A4532]+1" office:value-type="float" office:value="4525" calcext:value-type="float">
            <text:p>4525</text:p>
          </table:table-cell>
          <table:table-cell table:formula="of:=4*[.$D$3]*[.B4532]*(1-[.B4532])" office:value-type="float" office:value="0.792834183047717" calcext:value-type="float">
            <text:p>0,792834183047717</text:p>
          </table:table-cell>
          <table:table-cell table:number-columns-repeated="5"/>
        </table:table-row>
        <table:table-row table:style-name="ro1">
          <table:table-cell table:formula="of:=[.A4533]+1" office:value-type="float" office:value="4526" calcext:value-type="float">
            <text:p>4526</text:p>
          </table:table-cell>
          <table:table-cell table:formula="of:=4*[.$D$3]*[.B4533]*(1-[.B4533])" office:value-type="float" office:value="0.656992564955104" calcext:value-type="float">
            <text:p>0,656992564955104</text:p>
          </table:table-cell>
          <table:table-cell table:number-columns-repeated="5"/>
        </table:table-row>
        <table:table-row table:style-name="ro1">
          <table:table-cell table:formula="of:=[.A4534]+1" office:value-type="float" office:value="4527" calcext:value-type="float">
            <text:p>4527</text:p>
          </table:table-cell>
          <table:table-cell table:formula="of:=4*[.$D$3]*[.B4534]*(1-[.B4534])" office:value-type="float" office:value="0.90141333819527" calcext:value-type="float">
            <text:p>0,90141333819527</text:p>
          </table:table-cell>
          <table:table-cell table:number-columns-repeated="5"/>
        </table:table-row>
        <table:table-row table:style-name="ro1">
          <table:table-cell table:formula="of:=[.A4535]+1" office:value-type="float" office:value="4528" calcext:value-type="float">
            <text:p>4528</text:p>
          </table:table-cell>
          <table:table-cell table:formula="of:=4*[.$D$3]*[.B4535]*(1-[.B4535])" office:value-type="float" office:value="0.355469327675718" calcext:value-type="float">
            <text:p>0,355469327675718</text:p>
          </table:table-cell>
          <table:table-cell table:number-columns-repeated="5"/>
        </table:table-row>
        <table:table-row table:style-name="ro1">
          <table:table-cell table:formula="of:=[.A4536]+1" office:value-type="float" office:value="4529" calcext:value-type="float">
            <text:p>4529</text:p>
          </table:table-cell>
          <table:table-cell table:formula="of:=4*[.$D$3]*[.B4536]*(1-[.B4536])" office:value-type="float" office:value="0.916443539029964" calcext:value-type="float">
            <text:p>0,916443539029964</text:p>
          </table:table-cell>
          <table:table-cell table:number-columns-repeated="5"/>
        </table:table-row>
        <table:table-row table:style-name="ro1">
          <table:table-cell table:formula="of:=[.A4537]+1" office:value-type="float" office:value="4530" calcext:value-type="float">
            <text:p>4530</text:p>
          </table:table-cell>
          <table:table-cell table:formula="of:=4*[.$D$3]*[.B4537]*(1-[.B4537])" office:value-type="float" office:value="0.306299115200794" calcext:value-type="float">
            <text:p>0,306299115200794</text:p>
          </table:table-cell>
          <table:table-cell table:number-columns-repeated="5"/>
        </table:table-row>
        <table:table-row table:style-name="ro1">
          <table:table-cell table:formula="of:=[.A4538]+1" office:value-type="float" office:value="4531" calcext:value-type="float">
            <text:p>4531</text:p>
          </table:table-cell>
          <table:table-cell table:formula="of:=4*[.$D$3]*[.B4538]*(1-[.B4538])" office:value-type="float" office:value="0.849919868912018" calcext:value-type="float">
            <text:p>0,849919868912018</text:p>
          </table:table-cell>
          <table:table-cell table:number-columns-repeated="5"/>
        </table:table-row>
        <table:table-row table:style-name="ro1">
          <table:table-cell table:formula="of:=[.A4539]+1" office:value-type="float" office:value="4532" calcext:value-type="float">
            <text:p>4532</text:p>
          </table:table-cell>
          <table:table-cell table:formula="of:=4*[.$D$3]*[.B4539]*(1-[.B4539])" office:value-type="float" office:value="0.510224341362384" calcext:value-type="float">
            <text:p>0,510224341362384</text:p>
          </table:table-cell>
          <table:table-cell table:number-columns-repeated="5"/>
        </table:table-row>
        <table:table-row table:style-name="ro1">
          <table:table-cell table:formula="of:=[.A4540]+1" office:value-type="float" office:value="4533" calcext:value-type="float">
            <text:p>4533</text:p>
          </table:table-cell>
          <table:table-cell table:formula="of:=4*[.$D$3]*[.B4540]*(1-[.B4540])" office:value-type="float" office:value="0.999581851374822" calcext:value-type="float">
            <text:p>0,999581851374822</text:p>
          </table:table-cell>
          <table:table-cell table:number-columns-repeated="5"/>
        </table:table-row>
        <table:table-row table:style-name="ro1">
          <table:table-cell table:formula="of:=[.A4541]+1" office:value-type="float" office:value="4534" calcext:value-type="float">
            <text:p>4534</text:p>
          </table:table-cell>
          <table:table-cell table:formula="of:=4*[.$D$3]*[.B4541]*(1-[.B4541])" office:value-type="float" office:value="0.00167189510762182" calcext:value-type="float">
            <text:p>0,001671895107622</text:p>
          </table:table-cell>
          <table:table-cell table:number-columns-repeated="5"/>
        </table:table-row>
        <table:table-row table:style-name="ro1">
          <table:table-cell table:formula="of:=[.A4542]+1" office:value-type="float" office:value="4535" calcext:value-type="float">
            <text:p>4535</text:p>
          </table:table-cell>
          <table:table-cell table:formula="of:=4*[.$D$3]*[.B4542]*(1-[.B4542])" office:value-type="float" office:value="0.00667639949748373" calcext:value-type="float">
            <text:p>0,006676399497484</text:p>
          </table:table-cell>
          <table:table-cell table:number-columns-repeated="5"/>
        </table:table-row>
        <table:table-row table:style-name="ro1">
          <table:table-cell table:formula="of:=[.A4543]+1" office:value-type="float" office:value="4536" calcext:value-type="float">
            <text:p>4536</text:p>
          </table:table-cell>
          <table:table-cell table:formula="of:=4*[.$D$3]*[.B4543]*(1-[.B4543])" office:value-type="float" office:value="0.0265273007489349" calcext:value-type="float">
            <text:p>0,026527300748935</text:p>
          </table:table-cell>
          <table:table-cell table:number-columns-repeated="5"/>
        </table:table-row>
        <table:table-row table:style-name="ro1">
          <table:table-cell table:formula="of:=[.A4544]+1" office:value-type="float" office:value="4537" calcext:value-type="float">
            <text:p>4537</text:p>
          </table:table-cell>
          <table:table-cell table:formula="of:=4*[.$D$3]*[.B4544]*(1-[.B4544])" office:value-type="float" office:value="0.103294412255642" calcext:value-type="float">
            <text:p>0,103294412255642</text:p>
          </table:table-cell>
          <table:table-cell table:number-columns-repeated="5"/>
        </table:table-row>
        <table:table-row table:style-name="ro1">
          <table:table-cell table:formula="of:=[.A4545]+1" office:value-type="float" office:value="4538" calcext:value-type="float">
            <text:p>4538</text:p>
          </table:table-cell>
          <table:table-cell table:formula="of:=4*[.$D$3]*[.B4545]*(1-[.B4545])" office:value-type="float" office:value="0.370498706609614" calcext:value-type="float">
            <text:p>0,370498706609614</text:p>
          </table:table-cell>
          <table:table-cell table:number-columns-repeated="5"/>
        </table:table-row>
        <table:table-row table:style-name="ro1">
          <table:table-cell table:formula="of:=[.A4546]+1" office:value-type="float" office:value="4539" calcext:value-type="float">
            <text:p>4539</text:p>
          </table:table-cell>
          <table:table-cell table:formula="of:=4*[.$D$3]*[.B4546]*(1-[.B4546])" office:value-type="float" office:value="0.932917660040868" calcext:value-type="float">
            <text:p>0,932917660040868</text:p>
          </table:table-cell>
          <table:table-cell table:number-columns-repeated="5"/>
        </table:table-row>
        <table:table-row table:style-name="ro1">
          <table:table-cell table:formula="of:=[.A4547]+1" office:value-type="float" office:value="4540" calcext:value-type="float">
            <text:p>4540</text:p>
          </table:table-cell>
          <table:table-cell table:formula="of:=4*[.$D$3]*[.B4547]*(1-[.B4547])" office:value-type="float" office:value="0.250329198498957" calcext:value-type="float">
            <text:p>0,250329198498957</text:p>
          </table:table-cell>
          <table:table-cell table:number-columns-repeated="5"/>
        </table:table-row>
        <table:table-row table:style-name="ro1">
          <table:table-cell table:formula="of:=[.A4548]+1" office:value-type="float" office:value="4541" calcext:value-type="float">
            <text:p>4541</text:p>
          </table:table-cell>
          <table:table-cell table:formula="of:=4*[.$D$3]*[.B4548]*(1-[.B4548])" office:value-type="float" office:value="0.750657963511307" calcext:value-type="float">
            <text:p>0,750657963511307</text:p>
          </table:table-cell>
          <table:table-cell table:number-columns-repeated="5"/>
        </table:table-row>
        <table:table-row table:style-name="ro1">
          <table:table-cell table:formula="of:=[.A4549]+1" office:value-type="float" office:value="4542" calcext:value-type="float">
            <text:p>4542</text:p>
          </table:table-cell>
          <table:table-cell table:formula="of:=4*[.$D$3]*[.B4549]*(1-[.B4549])" office:value-type="float" office:value="0.748682341313458" calcext:value-type="float">
            <text:p>0,748682341313458</text:p>
          </table:table-cell>
          <table:table-cell table:number-columns-repeated="5"/>
        </table:table-row>
        <table:table-row table:style-name="ro1">
          <table:table-cell table:formula="of:=[.A4550]+1" office:value-type="float" office:value="4543" calcext:value-type="float">
            <text:p>4543</text:p>
          </table:table-cell>
          <table:table-cell table:formula="of:=4*[.$D$3]*[.B4550]*(1-[.B4550])" office:value-type="float" office:value="0.752628372475427" calcext:value-type="float">
            <text:p>0,752628372475427</text:p>
          </table:table-cell>
          <table:table-cell table:number-columns-repeated="5"/>
        </table:table-row>
        <table:table-row table:style-name="ro1">
          <table:table-cell table:formula="of:=[.A4551]+1" office:value-type="float" office:value="4544" calcext:value-type="float">
            <text:p>4544</text:p>
          </table:table-cell>
          <table:table-cell table:formula="of:=4*[.$D$3]*[.B4551]*(1-[.B4551])" office:value-type="float" office:value="0.744715621681667" calcext:value-type="float">
            <text:p>0,744715621681667</text:p>
          </table:table-cell>
          <table:table-cell table:number-columns-repeated="5"/>
        </table:table-row>
        <table:table-row table:style-name="ro1">
          <table:table-cell table:formula="of:=[.A4552]+1" office:value-type="float" office:value="4545" calcext:value-type="float">
            <text:p>4545</text:p>
          </table:table-cell>
          <table:table-cell table:formula="of:=4*[.$D$3]*[.B4552]*(1-[.B4552])" office:value-type="float" office:value="0.760457058019821" calcext:value-type="float">
            <text:p>0,760457058019821</text:p>
          </table:table-cell>
          <table:table-cell table:number-columns-repeated="5"/>
        </table:table-row>
        <table:table-row table:style-name="ro1">
          <table:table-cell table:formula="of:=[.A4553]+1" office:value-type="float" office:value="4546" calcext:value-type="float">
            <text:p>4546</text:p>
          </table:table-cell>
          <table:table-cell table:formula="of:=4*[.$D$3]*[.B4553]*(1-[.B4553])" office:value-type="float" office:value="0.728648483710638" calcext:value-type="float">
            <text:p>0,728648483710638</text:p>
          </table:table-cell>
          <table:table-cell table:number-columns-repeated="5"/>
        </table:table-row>
        <table:table-row table:style-name="ro1">
          <table:table-cell table:formula="of:=[.A4554]+1" office:value-type="float" office:value="4547" calcext:value-type="float">
            <text:p>4547</text:p>
          </table:table-cell>
          <table:table-cell table:formula="of:=4*[.$D$3]*[.B4554]*(1-[.B4554])" office:value-type="float" office:value="0.790879483587304" calcext:value-type="float">
            <text:p>0,790879483587304</text:p>
          </table:table-cell>
          <table:table-cell table:number-columns-repeated="5"/>
        </table:table-row>
        <table:table-row table:style-name="ro1">
          <table:table-cell table:formula="of:=[.A4555]+1" office:value-type="float" office:value="4548" calcext:value-type="float">
            <text:p>4548</text:p>
          </table:table-cell>
          <table:table-cell table:formula="of:=4*[.$D$3]*[.B4555]*(1-[.B4555])" office:value-type="float" office:value="0.661556504111934" calcext:value-type="float">
            <text:p>0,661556504111934</text:p>
          </table:table-cell>
          <table:table-cell table:number-columns-repeated="5"/>
        </table:table-row>
        <table:table-row table:style-name="ro1">
          <table:table-cell table:formula="of:=[.A4556]+1" office:value-type="float" office:value="4549" calcext:value-type="float">
            <text:p>4549</text:p>
          </table:table-cell>
          <table:table-cell table:formula="of:=4*[.$D$3]*[.B4556]*(1-[.B4556])" office:value-type="float" office:value="0.895597983916523" calcext:value-type="float">
            <text:p>0,895597983916523</text:p>
          </table:table-cell>
          <table:table-cell table:number-columns-repeated="5"/>
        </table:table-row>
        <table:table-row table:style-name="ro1">
          <table:table-cell table:formula="of:=[.A4557]+1" office:value-type="float" office:value="4550" calcext:value-type="float">
            <text:p>4550</text:p>
          </table:table-cell>
          <table:table-cell table:formula="of:=4*[.$D$3]*[.B4557]*(1-[.B4557])" office:value-type="float" office:value="0.37400894048473" calcext:value-type="float">
            <text:p>0,37400894048473</text:p>
          </table:table-cell>
          <table:table-cell table:number-columns-repeated="5"/>
        </table:table-row>
        <table:table-row table:style-name="ro1">
          <table:table-cell table:formula="of:=[.A4558]+1" office:value-type="float" office:value="4551" calcext:value-type="float">
            <text:p>4551</text:p>
          </table:table-cell>
          <table:table-cell table:formula="of:=4*[.$D$3]*[.B4558]*(1-[.B4558])" office:value-type="float" office:value="0.936505011688879" calcext:value-type="float">
            <text:p>0,936505011688879</text:p>
          </table:table-cell>
          <table:table-cell table:number-columns-repeated="5"/>
        </table:table-row>
        <table:table-row table:style-name="ro1">
          <table:table-cell table:formula="of:=[.A4559]+1" office:value-type="float" office:value="4552" calcext:value-type="float">
            <text:p>4552</text:p>
          </table:table-cell>
          <table:table-cell table:formula="of:=4*[.$D$3]*[.B4559]*(1-[.B4559])" office:value-type="float" office:value="0.237853499081966" calcext:value-type="float">
            <text:p>0,237853499081966</text:p>
          </table:table-cell>
          <table:table-cell table:number-columns-repeated="5"/>
        </table:table-row>
        <table:table-row table:style-name="ro1">
          <table:table-cell table:formula="of:=[.A4560]+1" office:value-type="float" office:value="4553" calcext:value-type="float">
            <text:p>4553</text:p>
          </table:table-cell>
          <table:table-cell table:formula="of:=4*[.$D$3]*[.B4560]*(1-[.B4560])" office:value-type="float" office:value="0.725116848225725" calcext:value-type="float">
            <text:p>0,725116848225725</text:p>
          </table:table-cell>
          <table:table-cell table:number-columns-repeated="5"/>
        </table:table-row>
        <table:table-row table:style-name="ro1">
          <table:table-cell table:formula="of:=[.A4561]+1" office:value-type="float" office:value="4554" calcext:value-type="float">
            <text:p>4554</text:p>
          </table:table-cell>
          <table:table-cell table:formula="of:=4*[.$D$3]*[.B4561]*(1-[.B4561])" office:value-type="float" office:value="0.797289618579664" calcext:value-type="float">
            <text:p>0,797289618579664</text:p>
          </table:table-cell>
          <table:table-cell table:number-columns-repeated="5"/>
        </table:table-row>
        <table:table-row table:style-name="ro1">
          <table:table-cell table:formula="of:=[.A4562]+1" office:value-type="float" office:value="4555" calcext:value-type="float">
            <text:p>4555</text:p>
          </table:table-cell>
          <table:table-cell table:formula="of:=4*[.$D$3]*[.B4562]*(1-[.B4562])" office:value-type="float" office:value="0.646475530739031" calcext:value-type="float">
            <text:p>0,646475530739031</text:p>
          </table:table-cell>
          <table:table-cell table:number-columns-repeated="5"/>
        </table:table-row>
        <table:table-row table:style-name="ro1">
          <table:table-cell table:formula="of:=[.A4563]+1" office:value-type="float" office:value="4556" calcext:value-type="float">
            <text:p>4556</text:p>
          </table:table-cell>
          <table:table-cell table:formula="of:=4*[.$D$3]*[.B4563]*(1-[.B4563])" office:value-type="float" office:value="0.914179675578876" calcext:value-type="float">
            <text:p>0,914179675578876</text:p>
          </table:table-cell>
          <table:table-cell table:number-columns-repeated="5"/>
        </table:table-row>
        <table:table-row table:style-name="ro1">
          <table:table-cell table:formula="of:=[.A4564]+1" office:value-type="float" office:value="4557" calcext:value-type="float">
            <text:p>4557</text:p>
          </table:table-cell>
          <table:table-cell table:formula="of:=4*[.$D$3]*[.B4564]*(1-[.B4564])" office:value-type="float" office:value="0.313820785349507" calcext:value-type="float">
            <text:p>0,313820785349507</text:p>
          </table:table-cell>
          <table:table-cell table:number-columns-repeated="5"/>
        </table:table-row>
        <table:table-row table:style-name="ro1">
          <table:table-cell table:formula="of:=[.A4565]+1" office:value-type="float" office:value="4558" calcext:value-type="float">
            <text:p>4558</text:p>
          </table:table-cell>
          <table:table-cell table:formula="of:=4*[.$D$3]*[.B4565]*(1-[.B4565])" office:value-type="float" office:value="0.861349200128503" calcext:value-type="float">
            <text:p>0,861349200128503</text:p>
          </table:table-cell>
          <table:table-cell table:number-columns-repeated="5"/>
        </table:table-row>
        <table:table-row table:style-name="ro1">
          <table:table-cell table:formula="of:=[.A4566]+1" office:value-type="float" office:value="4559" calcext:value-type="float">
            <text:p>4559</text:p>
          </table:table-cell>
          <table:table-cell table:formula="of:=4*[.$D$3]*[.B4566]*(1-[.B4566])" office:value-type="float" office:value="0.477707022265964" calcext:value-type="float">
            <text:p>0,477707022265964</text:p>
          </table:table-cell>
          <table:table-cell table:number-columns-repeated="5"/>
        </table:table-row>
        <table:table-row table:style-name="ro1">
          <table:table-cell table:formula="of:=[.A4567]+1" office:value-type="float" office:value="4560" calcext:value-type="float">
            <text:p>4560</text:p>
          </table:table-cell>
          <table:table-cell table:formula="of:=4*[.$D$3]*[.B4567]*(1-[.B4567])" office:value-type="float" office:value="0.998012092574999" calcext:value-type="float">
            <text:p>0,998012092574999</text:p>
          </table:table-cell>
          <table:table-cell table:number-columns-repeated="5"/>
        </table:table-row>
        <table:table-row table:style-name="ro1">
          <table:table-cell table:formula="of:=[.A4568]+1" office:value-type="float" office:value="4561" calcext:value-type="float">
            <text:p>4561</text:p>
          </table:table-cell>
          <table:table-cell table:formula="of:=4*[.$D$3]*[.B4568]*(1-[.B4568])" office:value-type="float" office:value="0.00793582259628202" calcext:value-type="float">
            <text:p>0,007935822596282</text:p>
          </table:table-cell>
          <table:table-cell table:number-columns-repeated="5"/>
        </table:table-row>
        <table:table-row table:style-name="ro1">
          <table:table-cell table:formula="of:=[.A4569]+1" office:value-type="float" office:value="4562" calcext:value-type="float">
            <text:p>4562</text:p>
          </table:table-cell>
          <table:table-cell table:formula="of:=4*[.$D$3]*[.B4569]*(1-[.B4569])" office:value-type="float" office:value="0.0314913812640094" calcext:value-type="float">
            <text:p>0,03149138126401</text:p>
          </table:table-cell>
          <table:table-cell table:number-columns-repeated="5"/>
        </table:table-row>
        <table:table-row table:style-name="ro1">
          <table:table-cell table:formula="of:=[.A4570]+1" office:value-type="float" office:value="4563" calcext:value-type="float">
            <text:p>4563</text:p>
          </table:table-cell>
          <table:table-cell table:formula="of:=4*[.$D$3]*[.B4570]*(1-[.B4570])" office:value-type="float" office:value="0.121998696680377" calcext:value-type="float">
            <text:p>0,121998696680377</text:p>
          </table:table-cell>
          <table:table-cell table:number-columns-repeated="5"/>
        </table:table-row>
        <table:table-row table:style-name="ro1">
          <table:table-cell table:formula="of:=[.A4571]+1" office:value-type="float" office:value="4564" calcext:value-type="float">
            <text:p>4564</text:p>
          </table:table-cell>
          <table:table-cell table:formula="of:=4*[.$D$3]*[.B4571]*(1-[.B4571])" office:value-type="float" office:value="0.428460058754665" calcext:value-type="float">
            <text:p>0,428460058754665</text:p>
          </table:table-cell>
          <table:table-cell table:number-columns-repeated="5"/>
        </table:table-row>
        <table:table-row table:style-name="ro1">
          <table:table-cell table:formula="of:=[.A4572]+1" office:value-type="float" office:value="4565" calcext:value-type="float">
            <text:p>4565</text:p>
          </table:table-cell>
          <table:table-cell table:formula="of:=4*[.$D$3]*[.B4572]*(1-[.B4572])" office:value-type="float" office:value="0.979528147226456" calcext:value-type="float">
            <text:p>0,979528147226456</text:p>
          </table:table-cell>
          <table:table-cell table:number-columns-repeated="5"/>
        </table:table-row>
        <table:table-row table:style-name="ro1">
          <table:table-cell table:formula="of:=[.A4573]+1" office:value-type="float" office:value="4566" calcext:value-type="float">
            <text:p>4566</text:p>
          </table:table-cell>
          <table:table-cell table:formula="of:=4*[.$D$3]*[.B4573]*(1-[.B4573])" office:value-type="float" office:value="0.0802110240702486" calcext:value-type="float">
            <text:p>0,080211024070249</text:p>
          </table:table-cell>
          <table:table-cell table:number-columns-repeated="5"/>
        </table:table-row>
        <table:table-row table:style-name="ro1">
          <table:table-cell table:formula="of:=[.A4574]+1" office:value-type="float" office:value="4567" calcext:value-type="float">
            <text:p>4567</text:p>
          </table:table-cell>
          <table:table-cell table:formula="of:=4*[.$D$3]*[.B4574]*(1-[.B4574])" office:value-type="float" office:value="0.295108862751402" calcext:value-type="float">
            <text:p>0,295108862751402</text:p>
          </table:table-cell>
          <table:table-cell table:number-columns-repeated="5"/>
        </table:table-row>
        <table:table-row table:style-name="ro1">
          <table:table-cell table:formula="of:=[.A4575]+1" office:value-type="float" office:value="4568" calcext:value-type="float">
            <text:p>4568</text:p>
          </table:table-cell>
          <table:table-cell table:formula="of:=4*[.$D$3]*[.B4575]*(1-[.B4575])" office:value-type="float" office:value="0.832078487507905" calcext:value-type="float">
            <text:p>0,832078487507905</text:p>
          </table:table-cell>
          <table:table-cell table:number-columns-repeated="5"/>
        </table:table-row>
        <table:table-row table:style-name="ro1">
          <table:table-cell table:formula="of:=[.A4576]+1" office:value-type="float" office:value="4569" calcext:value-type="float">
            <text:p>4569</text:p>
          </table:table-cell>
          <table:table-cell table:formula="of:=4*[.$D$3]*[.B4576]*(1-[.B4576])" office:value-type="float" office:value="0.558895512537848" calcext:value-type="float">
            <text:p>0,558895512537848</text:p>
          </table:table-cell>
          <table:table-cell table:number-columns-repeated="5"/>
        </table:table-row>
        <table:table-row table:style-name="ro1">
          <table:table-cell table:formula="of:=[.A4577]+1" office:value-type="float" office:value="4570" calcext:value-type="float">
            <text:p>4570</text:p>
          </table:table-cell>
          <table:table-cell table:formula="of:=4*[.$D$3]*[.B4577]*(1-[.B4577])" office:value-type="float" office:value="0.986125274411617" calcext:value-type="float">
            <text:p>0,986125274411617</text:p>
          </table:table-cell>
          <table:table-cell table:number-columns-repeated="5"/>
        </table:table-row>
        <table:table-row table:style-name="ro1">
          <table:table-cell table:formula="of:=[.A4578]+1" office:value-type="float" office:value="4571" calcext:value-type="float">
            <text:p>4571</text:p>
          </table:table-cell>
          <table:table-cell table:formula="of:=4*[.$D$3]*[.B4578]*(1-[.B4578])" office:value-type="float" office:value="0.0547288703129215" calcext:value-type="float">
            <text:p>0,054728870312922</text:p>
          </table:table-cell>
          <table:table-cell table:number-columns-repeated="5"/>
        </table:table-row>
        <table:table-row table:style-name="ro1">
          <table:table-cell table:formula="of:=[.A4579]+1" office:value-type="float" office:value="4572" calcext:value-type="float">
            <text:p>4572</text:p>
          </table:table-cell>
          <table:table-cell table:formula="of:=4*[.$D$3]*[.B4579]*(1-[.B4579])" office:value-type="float" office:value="0.206934484268772" calcext:value-type="float">
            <text:p>0,206934484268772</text:p>
          </table:table-cell>
          <table:table-cell table:number-columns-repeated="5"/>
        </table:table-row>
        <table:table-row table:style-name="ro1">
          <table:table-cell table:formula="of:=[.A4580]+1" office:value-type="float" office:value="4573" calcext:value-type="float">
            <text:p>4573</text:p>
          </table:table-cell>
          <table:table-cell table:formula="of:=4*[.$D$3]*[.B4580]*(1-[.B4580])" office:value-type="float" office:value="0.656450413956757" calcext:value-type="float">
            <text:p>0,656450413956757</text:p>
          </table:table-cell>
          <table:table-cell table:number-columns-repeated="5"/>
        </table:table-row>
        <table:table-row table:style-name="ro1">
          <table:table-cell table:formula="of:=[.A4581]+1" office:value-type="float" office:value="4574" calcext:value-type="float">
            <text:p>4574</text:p>
          </table:table-cell>
          <table:table-cell table:formula="of:=4*[.$D$3]*[.B4581]*(1-[.B4581])" office:value-type="float" office:value="0.902093071891038" calcext:value-type="float">
            <text:p>0,902093071891038</text:p>
          </table:table-cell>
          <table:table-cell table:number-columns-repeated="5"/>
        </table:table-row>
        <table:table-row table:style-name="ro1">
          <table:table-cell table:formula="of:=[.A4582]+1" office:value-type="float" office:value="4575" calcext:value-type="float">
            <text:p>4575</text:p>
          </table:table-cell>
          <table:table-cell table:formula="of:=4*[.$D$3]*[.B4582]*(1-[.B4582])" office:value-type="float" office:value="0.353284646148915" calcext:value-type="float">
            <text:p>0,353284646148915</text:p>
          </table:table-cell>
          <table:table-cell table:number-columns-repeated="5"/>
        </table:table-row>
        <table:table-row table:style-name="ro1">
          <table:table-cell table:formula="of:=[.A4583]+1" office:value-type="float" office:value="4576" calcext:value-type="float">
            <text:p>4576</text:p>
          </table:table-cell>
          <table:table-cell table:formula="of:=4*[.$D$3]*[.B4583]*(1-[.B4583])" office:value-type="float" office:value="0.913898419777404" calcext:value-type="float">
            <text:p>0,913898419777404</text:p>
          </table:table-cell>
          <table:table-cell table:number-columns-repeated="5"/>
        </table:table-row>
        <table:table-row table:style-name="ro1">
          <table:table-cell table:formula="of:=[.A4584]+1" office:value-type="float" office:value="4577" calcext:value-type="float">
            <text:p>4577</text:p>
          </table:table-cell>
          <table:table-cell table:formula="of:=4*[.$D$3]*[.B4584]*(1-[.B4584])" office:value-type="float" office:value="0.314752392423072" calcext:value-type="float">
            <text:p>0,314752392423072</text:p>
          </table:table-cell>
          <table:table-cell table:number-columns-repeated="5"/>
        </table:table-row>
        <table:table-row table:style-name="ro1">
          <table:table-cell table:formula="of:=[.A4585]+1" office:value-type="float" office:value="4578" calcext:value-type="float">
            <text:p>4578</text:p>
          </table:table-cell>
          <table:table-cell table:formula="of:=4*[.$D$3]*[.B4585]*(1-[.B4585])" office:value-type="float" office:value="0.862733295548098" calcext:value-type="float">
            <text:p>0,862733295548098</text:p>
          </table:table-cell>
          <table:table-cell table:number-columns-repeated="5"/>
        </table:table-row>
        <table:table-row table:style-name="ro1">
          <table:table-cell table:formula="of:=[.A4586]+1" office:value-type="float" office:value="4579" calcext:value-type="float">
            <text:p>4579</text:p>
          </table:table-cell>
          <table:table-cell table:formula="of:=4*[.$D$3]*[.B4586]*(1-[.B4586])" office:value-type="float" office:value="0.473698225203263" calcext:value-type="float">
            <text:p>0,473698225203263</text:p>
          </table:table-cell>
          <table:table-cell table:number-columns-repeated="5"/>
        </table:table-row>
        <table:table-row table:style-name="ro1">
          <table:table-cell table:formula="of:=[.A4587]+1" office:value-type="float" office:value="4580" calcext:value-type="float">
            <text:p>4580</text:p>
          </table:table-cell>
          <table:table-cell table:formula="of:=4*[.$D$3]*[.B4587]*(1-[.B4587])" office:value-type="float" office:value="0.997232866570167" calcext:value-type="float">
            <text:p>0,997232866570167</text:p>
          </table:table-cell>
          <table:table-cell table:number-columns-repeated="5"/>
        </table:table-row>
        <table:table-row table:style-name="ro1">
          <table:table-cell table:formula="of:=[.A4588]+1" office:value-type="float" office:value="4581" calcext:value-type="float">
            <text:p>4581</text:p>
          </table:table-cell>
          <table:table-cell table:formula="of:=4*[.$D$3]*[.B4588]*(1-[.B4588])" office:value-type="float" office:value="0.0110379056096581" calcext:value-type="float">
            <text:p>0,011037905609658</text:p>
          </table:table-cell>
          <table:table-cell table:number-columns-repeated="5"/>
        </table:table-row>
        <table:table-row table:style-name="ro1">
          <table:table-cell table:formula="of:=[.A4589]+1" office:value-type="float" office:value="4582" calcext:value-type="float">
            <text:p>4582</text:p>
          </table:table-cell>
          <table:table-cell table:formula="of:=4*[.$D$3]*[.B4589]*(1-[.B4589])" office:value-type="float" office:value="0.0436642809976417" calcext:value-type="float">
            <text:p>0,043664280997642</text:p>
          </table:table-cell>
          <table:table-cell table:number-columns-repeated="5"/>
        </table:table-row>
        <table:table-row table:style-name="ro1">
          <table:table-cell table:formula="of:=[.A4590]+1" office:value-type="float" office:value="4583" calcext:value-type="float">
            <text:p>4583</text:p>
          </table:table-cell>
          <table:table-cell table:formula="of:=4*[.$D$3]*[.B4590]*(1-[.B4590])" office:value-type="float" office:value="0.167030846250403" calcext:value-type="float">
            <text:p>0,167030846250403</text:p>
          </table:table-cell>
          <table:table-cell table:number-columns-repeated="5"/>
        </table:table-row>
        <table:table-row table:style-name="ro1">
          <table:table-cell table:formula="of:=[.A4591]+1" office:value-type="float" office:value="4584" calcext:value-type="float">
            <text:p>4584</text:p>
          </table:table-cell>
          <table:table-cell table:formula="of:=4*[.$D$3]*[.B4591]*(1-[.B4591])" office:value-type="float" office:value="0.556526170605108" calcext:value-type="float">
            <text:p>0,556526170605108</text:p>
          </table:table-cell>
          <table:table-cell table:number-columns-repeated="5"/>
        </table:table-row>
        <table:table-row table:style-name="ro1">
          <table:table-cell table:formula="of:=[.A4592]+1" office:value-type="float" office:value="4585" calcext:value-type="float">
            <text:p>4585</text:p>
          </table:table-cell>
          <table:table-cell table:formula="of:=4*[.$D$3]*[.B4592]*(1-[.B4592])" office:value-type="float" office:value="0.987219168146889" calcext:value-type="float">
            <text:p>0,987219168146889</text:p>
          </table:table-cell>
          <table:table-cell table:number-columns-repeated="5"/>
        </table:table-row>
        <table:table-row table:style-name="ro1">
          <table:table-cell table:formula="of:=[.A4593]+1" office:value-type="float" office:value="4586" calcext:value-type="float">
            <text:p>4586</text:p>
          </table:table-cell>
          <table:table-cell table:formula="of:=4*[.$D$3]*[.B4593]*(1-[.B4593])" office:value-type="float" office:value="0.0504699287610147" calcext:value-type="float">
            <text:p>0,050469928761015</text:p>
          </table:table-cell>
          <table:table-cell table:number-columns-repeated="5"/>
        </table:table-row>
        <table:table-row table:style-name="ro1">
          <table:table-cell table:formula="of:=[.A4594]+1" office:value-type="float" office:value="4587" calcext:value-type="float">
            <text:p>4587</text:p>
          </table:table-cell>
          <table:table-cell table:formula="of:=4*[.$D$3]*[.B4594]*(1-[.B4594])" office:value-type="float" office:value="0.191690860207491" calcext:value-type="float">
            <text:p>0,191690860207491</text:p>
          </table:table-cell>
          <table:table-cell table:number-columns-repeated="5"/>
        </table:table-row>
        <table:table-row table:style-name="ro1">
          <table:table-cell table:formula="of:=[.A4595]+1" office:value-type="float" office:value="4588" calcext:value-type="float">
            <text:p>4588</text:p>
          </table:table-cell>
          <table:table-cell table:formula="of:=4*[.$D$3]*[.B4595]*(1-[.B4595])" office:value-type="float" office:value="0.619781897281613" calcext:value-type="float">
            <text:p>0,619781897281613</text:p>
          </table:table-cell>
          <table:table-cell table:number-columns-repeated="5"/>
        </table:table-row>
        <table:table-row table:style-name="ro1">
          <table:table-cell table:formula="of:=[.A4596]+1" office:value-type="float" office:value="4589" calcext:value-type="float">
            <text:p>4589</text:p>
          </table:table-cell>
          <table:table-cell table:formula="of:=4*[.$D$3]*[.B4596]*(1-[.B4596])" office:value-type="float" office:value="0.942609188334468" calcext:value-type="float">
            <text:p>0,942609188334468</text:p>
          </table:table-cell>
          <table:table-cell table:number-columns-repeated="5"/>
        </table:table-row>
        <table:table-row table:style-name="ro1">
          <table:table-cell table:formula="of:=[.A4597]+1" office:value-type="float" office:value="4590" calcext:value-type="float">
            <text:p>4590</text:p>
          </table:table-cell>
          <table:table-cell table:formula="of:=4*[.$D$3]*[.B4597]*(1-[.B4597])" office:value-type="float" office:value="0.216388425607614" calcext:value-type="float">
            <text:p>0,216388425607614</text:p>
          </table:table-cell>
          <table:table-cell table:number-columns-repeated="5"/>
        </table:table-row>
        <table:table-row table:style-name="ro1">
          <table:table-cell table:formula="of:=[.A4598]+1" office:value-type="float" office:value="4591" calcext:value-type="float">
            <text:p>4591</text:p>
          </table:table-cell>
          <table:table-cell table:formula="of:=4*[.$D$3]*[.B4598]*(1-[.B4598])" office:value-type="float" office:value="0.678257899482687" calcext:value-type="float">
            <text:p>0,678257899482687</text:p>
          </table:table-cell>
          <table:table-cell table:number-columns-repeated="5"/>
        </table:table-row>
        <table:table-row table:style-name="ro1">
          <table:table-cell table:formula="of:=[.A4599]+1" office:value-type="float" office:value="4592" calcext:value-type="float">
            <text:p>4592</text:p>
          </table:table-cell>
          <table:table-cell table:formula="of:=4*[.$D$3]*[.B4599]*(1-[.B4599])" office:value-type="float" office:value="0.872896485088081" calcext:value-type="float">
            <text:p>0,872896485088081</text:p>
          </table:table-cell>
          <table:table-cell table:number-columns-repeated="5"/>
        </table:table-row>
        <table:table-row table:style-name="ro1">
          <table:table-cell table:formula="of:=[.A4600]+1" office:value-type="float" office:value="4593" calcext:value-type="float">
            <text:p>4593</text:p>
          </table:table-cell>
          <table:table-cell table:formula="of:=4*[.$D$3]*[.B4600]*(1-[.B4600])" office:value-type="float" office:value="0.44379284563582" calcext:value-type="float">
            <text:p>0,44379284563582</text:p>
          </table:table-cell>
          <table:table-cell table:number-columns-repeated="5"/>
        </table:table-row>
        <table:table-row table:style-name="ro1">
          <table:table-cell table:formula="of:=[.A4601]+1" office:value-type="float" office:value="4594" calcext:value-type="float">
            <text:p>4594</text:p>
          </table:table-cell>
          <table:table-cell table:formula="of:=4*[.$D$3]*[.B4601]*(1-[.B4601])" office:value-type="float" office:value="0.987363023193125" calcext:value-type="float">
            <text:p>0,987363023193125</text:p>
          </table:table-cell>
          <table:table-cell table:number-columns-repeated="5"/>
        </table:table-row>
        <table:table-row table:style-name="ro1">
          <table:table-cell table:formula="of:=[.A4602]+1" office:value-type="float" office:value="4595" calcext:value-type="float">
            <text:p>4595</text:p>
          </table:table-cell>
          <table:table-cell table:formula="of:=4*[.$D$3]*[.B4602]*(1-[.B4602])" office:value-type="float" office:value="0.049909134496231" calcext:value-type="float">
            <text:p>0,049909134496231</text:p>
          </table:table-cell>
          <table:table-cell table:number-columns-repeated="5"/>
        </table:table-row>
        <table:table-row table:style-name="ro1">
          <table:table-cell table:formula="of:=[.A4603]+1" office:value-type="float" office:value="4596" calcext:value-type="float">
            <text:p>4596</text:p>
          </table:table-cell>
          <table:table-cell table:formula="of:=4*[.$D$3]*[.B4603]*(1-[.B4603])" office:value-type="float" office:value="0.189672851160273" calcext:value-type="float">
            <text:p>0,189672851160273</text:p>
          </table:table-cell>
          <table:table-cell table:number-columns-repeated="5"/>
        </table:table-row>
        <table:table-row table:style-name="ro1">
          <table:table-cell table:formula="of:=[.A4604]+1" office:value-type="float" office:value="4597" calcext:value-type="float">
            <text:p>4597</text:p>
          </table:table-cell>
          <table:table-cell table:formula="of:=4*[.$D$3]*[.B4604]*(1-[.B4604])" office:value-type="float" office:value="0.614788242772022" calcext:value-type="float">
            <text:p>0,614788242772022</text:p>
          </table:table-cell>
          <table:table-cell table:number-columns-repeated="5"/>
        </table:table-row>
        <table:table-row table:style-name="ro1">
          <table:table-cell table:formula="of:=[.A4605]+1" office:value-type="float" office:value="4598" calcext:value-type="float">
            <text:p>4598</text:p>
          </table:table-cell>
          <table:table-cell table:formula="of:=4*[.$D$3]*[.B4605]*(1-[.B4605])" office:value-type="float" office:value="0.947294637285245" calcext:value-type="float">
            <text:p>0,947294637285245</text:p>
          </table:table-cell>
          <table:table-cell table:number-columns-repeated="5"/>
        </table:table-row>
        <table:table-row table:style-name="ro1">
          <table:table-cell table:formula="of:=[.A4606]+1" office:value-type="float" office:value="4599" calcext:value-type="float">
            <text:p>4599</text:p>
          </table:table-cell>
          <table:table-cell table:formula="of:=4*[.$D$3]*[.B4606]*(1-[.B4606])" office:value-type="float" office:value="0.199710029823445" calcext:value-type="float">
            <text:p>0,199710029823445</text:p>
          </table:table-cell>
          <table:table-cell table:number-columns-repeated="5"/>
        </table:table-row>
        <table:table-row table:style-name="ro1">
          <table:table-cell table:formula="of:=[.A4607]+1" office:value-type="float" office:value="4600" calcext:value-type="float">
            <text:p>4600</text:p>
          </table:table-cell>
          <table:table-cell table:formula="of:=4*[.$D$3]*[.B4607]*(1-[.B4607])" office:value-type="float" office:value="0.639303735245455" calcext:value-type="float">
            <text:p>0,639303735245455</text:p>
          </table:table-cell>
          <table:table-cell table:number-columns-repeated="5"/>
        </table:table-row>
        <table:table-row table:style-name="ro1">
          <table:table-cell table:formula="of:=[.A4608]+1" office:value-type="float" office:value="4601" calcext:value-type="float">
            <text:p>4601</text:p>
          </table:table-cell>
          <table:table-cell table:formula="of:=4*[.$D$3]*[.B4608]*(1-[.B4608])" office:value-type="float" office:value="0.922377877386657" calcext:value-type="float">
            <text:p>0,922377877386657</text:p>
          </table:table-cell>
          <table:table-cell table:number-columns-repeated="5"/>
        </table:table-row>
        <table:table-row table:style-name="ro1">
          <table:table-cell table:formula="of:=[.A4609]+1" office:value-type="float" office:value="4602" calcext:value-type="float">
            <text:p>4602</text:p>
          </table:table-cell>
          <table:table-cell table:formula="of:=4*[.$D$3]*[.B4609]*(1-[.B4609])" office:value-type="float" office:value="0.286387714777368" calcext:value-type="float">
            <text:p>0,286387714777368</text:p>
          </table:table-cell>
          <table:table-cell table:number-columns-repeated="5"/>
        </table:table-row>
        <table:table-row table:style-name="ro1">
          <table:table-cell table:formula="of:=[.A4610]+1" office:value-type="float" office:value="4603" calcext:value-type="float">
            <text:p>4603</text:p>
          </table:table-cell>
          <table:table-cell table:formula="of:=4*[.$D$3]*[.B4610]*(1-[.B4610])" office:value-type="float" office:value="0.817479166407859" calcext:value-type="float">
            <text:p>0,817479166407859</text:p>
          </table:table-cell>
          <table:table-cell table:number-columns-repeated="5"/>
        </table:table-row>
        <table:table-row table:style-name="ro1">
          <table:table-cell table:formula="of:=[.A4611]+1" office:value-type="float" office:value="4604" calcext:value-type="float">
            <text:p>4604</text:p>
          </table:table-cell>
          <table:table-cell table:formula="of:=4*[.$D$3]*[.B4611]*(1-[.B4611])" office:value-type="float" office:value="0.596827915587883" calcext:value-type="float">
            <text:p>0,596827915587883</text:p>
          </table:table-cell>
          <table:table-cell table:number-columns-repeated="5"/>
        </table:table-row>
        <table:table-row table:style-name="ro1">
          <table:table-cell table:formula="of:=[.A4612]+1" office:value-type="float" office:value="4605" calcext:value-type="float">
            <text:p>4605</text:p>
          </table:table-cell>
          <table:table-cell table:formula="of:=4*[.$D$3]*[.B4612]*(1-[.B4612])" office:value-type="float" office:value="0.962497419051623" calcext:value-type="float">
            <text:p>0,962497419051623</text:p>
          </table:table-cell>
          <table:table-cell table:number-columns-repeated="5"/>
        </table:table-row>
        <table:table-row table:style-name="ro1">
          <table:table-cell table:formula="of:=[.A4613]+1" office:value-type="float" office:value="4606" calcext:value-type="float">
            <text:p>4606</text:p>
          </table:table-cell>
          <table:table-cell table:formula="of:=4*[.$D$3]*[.B4613]*(1-[.B4613])" office:value-type="float" office:value="0.144384549482349" calcext:value-type="float">
            <text:p>0,144384549482349</text:p>
          </table:table-cell>
          <table:table-cell table:number-columns-repeated="5"/>
        </table:table-row>
        <table:table-row table:style-name="ro1">
          <table:table-cell table:formula="of:=[.A4614]+1" office:value-type="float" office:value="4607" calcext:value-type="float">
            <text:p>4607</text:p>
          </table:table-cell>
          <table:table-cell table:formula="of:=4*[.$D$3]*[.B4614]*(1-[.B4614])" office:value-type="float" office:value="0.494150605412513" calcext:value-type="float">
            <text:p>0,494150605412513</text:p>
          </table:table-cell>
          <table:table-cell table:number-columns-repeated="5"/>
        </table:table-row>
        <table:table-row table:style-name="ro1">
          <table:table-cell table:formula="of:=[.A4615]+1" office:value-type="float" office:value="4608" calcext:value-type="float">
            <text:p>4608</text:p>
          </table:table-cell>
          <table:table-cell table:formula="of:=4*[.$D$3]*[.B4615]*(1-[.B4615])" office:value-type="float" office:value="0.999863138331839" calcext:value-type="float">
            <text:p>0,999863138331839</text:p>
          </table:table-cell>
          <table:table-cell table:number-columns-repeated="5"/>
        </table:table-row>
        <table:table-row table:style-name="ro1">
          <table:table-cell table:formula="of:=[.A4616]+1" office:value-type="float" office:value="4609" calcext:value-type="float">
            <text:p>4609</text:p>
          </table:table-cell>
          <table:table-cell table:formula="of:=4*[.$D$3]*[.B4616]*(1-[.B4616])" office:value-type="float" office:value="0.000547371748177213" calcext:value-type="float">
            <text:p>0,000547371748177</text:p>
          </table:table-cell>
          <table:table-cell table:number-columns-repeated="5"/>
        </table:table-row>
        <table:table-row table:style-name="ro1">
          <table:table-cell table:formula="of:=[.A4617]+1" office:value-type="float" office:value="4610" calcext:value-type="float">
            <text:p>4610</text:p>
          </table:table-cell>
          <table:table-cell table:formula="of:=4*[.$D$3]*[.B4617]*(1-[.B4617])" office:value-type="float" office:value="0.00218828852938604" calcext:value-type="float">
            <text:p>0,002188288529386</text:p>
          </table:table-cell>
          <table:table-cell table:number-columns-repeated="5"/>
        </table:table-row>
        <table:table-row table:style-name="ro1">
          <table:table-cell table:formula="of:=[.A4618]+1" office:value-type="float" office:value="4611" calcext:value-type="float">
            <text:p>4611</text:p>
          </table:table-cell>
          <table:table-cell table:formula="of:=4*[.$D$3]*[.B4618]*(1-[.B4618])" office:value-type="float" office:value="0.0087339996907928" calcext:value-type="float">
            <text:p>0,008733999690793</text:p>
          </table:table-cell>
          <table:table-cell table:number-columns-repeated="5"/>
        </table:table-row>
        <table:table-row table:style-name="ro1">
          <table:table-cell table:formula="of:=[.A4619]+1" office:value-type="float" office:value="4612" calcext:value-type="float">
            <text:p>4612</text:p>
          </table:table-cell>
          <table:table-cell table:formula="of:=4*[.$D$3]*[.B4619]*(1-[.B4619])" office:value-type="float" office:value="0.0346308677607761" calcext:value-type="float">
            <text:p>0,034630867760776</text:p>
          </table:table-cell>
          <table:table-cell table:number-columns-repeated="5"/>
        </table:table-row>
        <table:table-row table:style-name="ro1">
          <table:table-cell table:formula="of:=[.A4620]+1" office:value-type="float" office:value="4613" calcext:value-type="float">
            <text:p>4613</text:p>
          </table:table-cell>
          <table:table-cell table:formula="of:=4*[.$D$3]*[.B4620]*(1-[.B4620])" office:value-type="float" office:value="0.133726283035647" calcext:value-type="float">
            <text:p>0,133726283035647</text:p>
          </table:table-cell>
          <table:table-cell table:number-columns-repeated="5"/>
        </table:table-row>
        <table:table-row table:style-name="ro1">
          <table:table-cell table:formula="of:=[.A4621]+1" office:value-type="float" office:value="4614" calcext:value-type="float">
            <text:p>4614</text:p>
          </table:table-cell>
          <table:table-cell table:formula="of:=4*[.$D$3]*[.B4621]*(1-[.B4621])" office:value-type="float" office:value="0.463374257044468" calcext:value-type="float">
            <text:p>0,463374257044468</text:p>
          </table:table-cell>
          <table:table-cell table:number-columns-repeated="5"/>
        </table:table-row>
        <table:table-row table:style-name="ro1">
          <table:table-cell table:formula="of:=[.A4622]+1" office:value-type="float" office:value="4615" calcext:value-type="float">
            <text:p>4615</text:p>
          </table:table-cell>
          <table:table-cell table:formula="of:=4*[.$D$3]*[.B4622]*(1-[.B4622])" office:value-type="float" office:value="0.994634219811821" calcext:value-type="float">
            <text:p>0,994634219811821</text:p>
          </table:table-cell>
          <table:table-cell table:number-columns-repeated="5"/>
        </table:table-row>
        <table:table-row table:style-name="ro1">
          <table:table-cell table:formula="of:=[.A4623]+1" office:value-type="float" office:value="4616" calcext:value-type="float">
            <text:p>4616</text:p>
          </table:table-cell>
          <table:table-cell table:formula="of:=4*[.$D$3]*[.B4623]*(1-[.B4623])" office:value-type="float" office:value="0.0213479543646033" calcext:value-type="float">
            <text:p>0,021347954364603</text:p>
          </table:table-cell>
          <table:table-cell table:number-columns-repeated="5"/>
        </table:table-row>
        <table:table-row table:style-name="ro1">
          <table:table-cell table:formula="of:=[.A4624]+1" office:value-type="float" office:value="4617" calcext:value-type="float">
            <text:p>4617</text:p>
          </table:table-cell>
          <table:table-cell table:formula="of:=4*[.$D$3]*[.B4624]*(1-[.B4624])" office:value-type="float" office:value="0.0835688768362005" calcext:value-type="float">
            <text:p>0,083568876836201</text:p>
          </table:table-cell>
          <table:table-cell table:number-columns-repeated="5"/>
        </table:table-row>
        <table:table-row table:style-name="ro1">
          <table:table-cell table:formula="of:=[.A4625]+1" office:value-type="float" office:value="4618" calcext:value-type="float">
            <text:p>4618</text:p>
          </table:table-cell>
          <table:table-cell table:formula="of:=4*[.$D$3]*[.B4625]*(1-[.B4625])" office:value-type="float" office:value="0.306340478642146" calcext:value-type="float">
            <text:p>0,306340478642146</text:p>
          </table:table-cell>
          <table:table-cell table:number-columns-repeated="5"/>
        </table:table-row>
        <table:table-row table:style-name="ro1">
          <table:table-cell table:formula="of:=[.A4626]+1" office:value-type="float" office:value="4619" calcext:value-type="float">
            <text:p>4619</text:p>
          </table:table-cell>
          <table:table-cell table:formula="of:=4*[.$D$3]*[.B4626]*(1-[.B4626])" office:value-type="float" office:value="0.849983959149787" calcext:value-type="float">
            <text:p>0,849983959149787</text:p>
          </table:table-cell>
          <table:table-cell table:number-columns-repeated="5"/>
        </table:table-row>
        <table:table-row table:style-name="ro1">
          <table:table-cell table:formula="of:=[.A4627]+1" office:value-type="float" office:value="4620" calcext:value-type="float">
            <text:p>4620</text:p>
          </table:table-cell>
          <table:table-cell table:formula="of:=4*[.$D$3]*[.B4627]*(1-[.B4627])" office:value-type="float" office:value="0.510044913351359" calcext:value-type="float">
            <text:p>0,510044913351359</text:p>
          </table:table-cell>
          <table:table-cell table:number-columns-repeated="5"/>
        </table:table-row>
        <table:table-row table:style-name="ro1">
          <table:table-cell table:formula="of:=[.A4628]+1" office:value-type="float" office:value="4621" calcext:value-type="float">
            <text:p>4621</text:p>
          </table:table-cell>
          <table:table-cell table:formula="of:=4*[.$D$3]*[.B4628]*(1-[.B4628])" office:value-type="float" office:value="0.999596398863055" calcext:value-type="float">
            <text:p>0,999596398863055</text:p>
          </table:table-cell>
          <table:table-cell table:number-columns-repeated="5"/>
        </table:table-row>
        <table:table-row table:style-name="ro1">
          <table:table-cell table:formula="of:=[.A4629]+1" office:value-type="float" office:value="4622" calcext:value-type="float">
            <text:p>4622</text:p>
          </table:table-cell>
          <table:table-cell table:formula="of:=4*[.$D$3]*[.B4629]*(1-[.B4629])" office:value-type="float" office:value="0.00161375297227008" calcext:value-type="float">
            <text:p>0,00161375297227</text:p>
          </table:table-cell>
          <table:table-cell table:number-columns-repeated="5"/>
        </table:table-row>
        <table:table-row table:style-name="ro1">
          <table:table-cell table:formula="of:=[.A4630]+1" office:value-type="float" office:value="4623" calcext:value-type="float">
            <text:p>4623</text:p>
          </table:table-cell>
          <table:table-cell table:formula="of:=4*[.$D$3]*[.B4630]*(1-[.B4630])" office:value-type="float" office:value="0.00644459509445829" calcext:value-type="float">
            <text:p>0,006444595094458</text:p>
          </table:table-cell>
          <table:table-cell table:number-columns-repeated="5"/>
        </table:table-row>
        <table:table-row table:style-name="ro1">
          <table:table-cell table:formula="of:=[.A4631]+1" office:value-type="float" office:value="4624" calcext:value-type="float">
            <text:p>4624</text:p>
          </table:table-cell>
          <table:table-cell table:formula="of:=4*[.$D$3]*[.B4631]*(1-[.B4631])" office:value-type="float" office:value="0.0256122491541071" calcext:value-type="float">
            <text:p>0,025612249154107</text:p>
          </table:table-cell>
          <table:table-cell table:number-columns-repeated="5"/>
        </table:table-row>
        <table:table-row table:style-name="ro1">
          <table:table-cell table:formula="of:=[.A4632]+1" office:value-type="float" office:value="4625" calcext:value-type="float">
            <text:p>4625</text:p>
          </table:table-cell>
          <table:table-cell table:formula="of:=4*[.$D$3]*[.B4632]*(1-[.B4632])" office:value-type="float" office:value="0.0998250473895001" calcext:value-type="float">
            <text:p>0,0998250473895</text:p>
          </table:table-cell>
          <table:table-cell table:number-columns-repeated="5"/>
        </table:table-row>
        <table:table-row table:style-name="ro1">
          <table:table-cell table:formula="of:=[.A4633]+1" office:value-type="float" office:value="4626" calcext:value-type="float">
            <text:p>4626</text:p>
          </table:table-cell>
          <table:table-cell table:formula="of:=4*[.$D$3]*[.B4633]*(1-[.B4633])" office:value-type="float" office:value="0.359440029212737" calcext:value-type="float">
            <text:p>0,359440029212737</text:p>
          </table:table-cell>
          <table:table-cell table:number-columns-repeated="5"/>
        </table:table-row>
        <table:table-row table:style-name="ro1">
          <table:table-cell table:formula="of:=[.A4634]+1" office:value-type="float" office:value="4627" calcext:value-type="float">
            <text:p>4627</text:p>
          </table:table-cell>
          <table:table-cell table:formula="of:=4*[.$D$3]*[.B4634]*(1-[.B4634])" office:value-type="float" office:value="0.920971578449135" calcext:value-type="float">
            <text:p>0,920971578449135</text:p>
          </table:table-cell>
          <table:table-cell table:number-columns-repeated="5"/>
        </table:table-row>
        <table:table-row table:style-name="ro1">
          <table:table-cell table:formula="of:=[.A4635]+1" office:value-type="float" office:value="4628" calcext:value-type="float">
            <text:p>4628</text:p>
          </table:table-cell>
          <table:table-cell table:formula="of:=4*[.$D$3]*[.B4635]*(1-[.B4635])" office:value-type="float" office:value="0.291131720552176" calcext:value-type="float">
            <text:p>0,291131720552176</text:p>
          </table:table-cell>
          <table:table-cell table:number-columns-repeated="5"/>
        </table:table-row>
        <table:table-row table:style-name="ro1">
          <table:table-cell table:formula="of:=[.A4636]+1" office:value-type="float" office:value="4629" calcext:value-type="float">
            <text:p>4629</text:p>
          </table:table-cell>
          <table:table-cell table:formula="of:=4*[.$D$3]*[.B4636]*(1-[.B4636])" office:value-type="float" office:value="0.825496167362023" calcext:value-type="float">
            <text:p>0,825496167362023</text:p>
          </table:table-cell>
          <table:table-cell table:number-columns-repeated="5"/>
        </table:table-row>
        <table:table-row table:style-name="ro1">
          <table:table-cell table:formula="of:=[.A4637]+1" office:value-type="float" office:value="4630" calcext:value-type="float">
            <text:p>4630</text:p>
          </table:table-cell>
          <table:table-cell table:formula="of:=4*[.$D$3]*[.B4637]*(1-[.B4637])" office:value-type="float" office:value="0.576208980130535" calcext:value-type="float">
            <text:p>0,576208980130535</text:p>
          </table:table-cell>
          <table:table-cell table:number-columns-repeated="5"/>
        </table:table-row>
        <table:table-row table:style-name="ro1">
          <table:table-cell table:formula="of:=[.A4638]+1" office:value-type="float" office:value="4631" calcext:value-type="float">
            <text:p>4631</text:p>
          </table:table-cell>
          <table:table-cell table:formula="of:=4*[.$D$3]*[.B4638]*(1-[.B4638])" office:value-type="float" office:value="0.976768765389855" calcext:value-type="float">
            <text:p>0,976768765389855</text:p>
          </table:table-cell>
          <table:table-cell table:number-columns-repeated="5"/>
        </table:table-row>
        <table:table-row table:style-name="ro1">
          <table:table-cell table:formula="of:=[.A4639]+1" office:value-type="float" office:value="4632" calcext:value-type="float">
            <text:p>4632</text:p>
          </table:table-cell>
          <table:table-cell table:formula="of:=4*[.$D$3]*[.B4639]*(1-[.B4639])" office:value-type="float" office:value="0.0907661773945348" calcext:value-type="float">
            <text:p>0,090766177394535</text:p>
          </table:table-cell>
          <table:table-cell table:number-columns-repeated="5"/>
        </table:table-row>
        <table:table-row table:style-name="ro1">
          <table:table-cell table:formula="of:=[.A4640]+1" office:value-type="float" office:value="4633" calcext:value-type="float">
            <text:p>4633</text:p>
          </table:table-cell>
          <table:table-cell table:formula="of:=4*[.$D$3]*[.B4640]*(1-[.B4640])" office:value-type="float" office:value="0.330110713742875" calcext:value-type="float">
            <text:p>0,330110713742875</text:p>
          </table:table-cell>
          <table:table-cell table:number-columns-repeated="5"/>
        </table:table-row>
        <table:table-row table:style-name="ro1">
          <table:table-cell table:formula="of:=[.A4641]+1" office:value-type="float" office:value="4634" calcext:value-type="float">
            <text:p>4634</text:p>
          </table:table-cell>
          <table:table-cell table:formula="of:=4*[.$D$3]*[.B4641]*(1-[.B4641])" office:value-type="float" office:value="0.884550521660178" calcext:value-type="float">
            <text:p>0,884550521660178</text:p>
          </table:table-cell>
          <table:table-cell table:number-columns-repeated="5"/>
        </table:table-row>
        <table:table-row table:style-name="ro1">
          <table:table-cell table:formula="of:=[.A4642]+1" office:value-type="float" office:value="4635" calcext:value-type="float">
            <text:p>4635</text:p>
          </table:table-cell>
          <table:table-cell table:formula="of:=4*[.$D$3]*[.B4642]*(1-[.B4642])" office:value-type="float" office:value="0.40848358516354" calcext:value-type="float">
            <text:p>0,40848358516354</text:p>
          </table:table-cell>
          <table:table-cell table:number-columns-repeated="5"/>
        </table:table-row>
        <table:table-row table:style-name="ro1">
          <table:table-cell table:formula="of:=[.A4643]+1" office:value-type="float" office:value="4636" calcext:value-type="float">
            <text:p>4636</text:p>
          </table:table-cell>
          <table:table-cell table:formula="of:=4*[.$D$3]*[.B4643]*(1-[.B4643])" office:value-type="float" office:value="0.966498983261924" calcext:value-type="float">
            <text:p>0,966498983261924</text:p>
          </table:table-cell>
          <table:table-cell table:number-columns-repeated="5"/>
        </table:table-row>
        <table:table-row table:style-name="ro1">
          <table:table-cell table:formula="of:=[.A4644]+1" office:value-type="float" office:value="4637" calcext:value-type="float">
            <text:p>4637</text:p>
          </table:table-cell>
          <table:table-cell table:formula="of:=4*[.$D$3]*[.B4644]*(1-[.B4644])" office:value-type="float" office:value="0.129514794462366" calcext:value-type="float">
            <text:p>0,129514794462366</text:p>
          </table:table-cell>
          <table:table-cell table:number-columns-repeated="5"/>
        </table:table-row>
        <table:table-row table:style-name="ro1">
          <table:table-cell table:formula="of:=[.A4645]+1" office:value-type="float" office:value="4638" calcext:value-type="float">
            <text:p>4638</text:p>
          </table:table-cell>
          <table:table-cell table:formula="of:=4*[.$D$3]*[.B4645]*(1-[.B4645])" office:value-type="float" office:value="0.450962849910947" calcext:value-type="float">
            <text:p>0,450962849910947</text:p>
          </table:table-cell>
          <table:table-cell table:number-columns-repeated="5"/>
        </table:table-row>
        <table:table-row table:style-name="ro1">
          <table:table-cell table:formula="of:=[.A4646]+1" office:value-type="float" office:value="4639" calcext:value-type="float">
            <text:p>4639</text:p>
          </table:table-cell>
          <table:table-cell table:formula="of:=4*[.$D$3]*[.B4646]*(1-[.B4646])" office:value-type="float" office:value="0.990381431644575" calcext:value-type="float">
            <text:p>0,990381431644575</text:p>
          </table:table-cell>
          <table:table-cell table:number-columns-repeated="5"/>
        </table:table-row>
        <table:table-row table:style-name="ro1">
          <table:table-cell table:formula="of:=[.A4647]+1" office:value-type="float" office:value="4640" calcext:value-type="float">
            <text:p>4640</text:p>
          </table:table-cell>
          <table:table-cell table:formula="of:=4*[.$D$3]*[.B4647]*(1-[.B4647])" office:value-type="float" office:value="0.0381042059928683" calcext:value-type="float">
            <text:p>0,038104205992868</text:p>
          </table:table-cell>
          <table:table-cell table:number-columns-repeated="5"/>
        </table:table-row>
        <table:table-row table:style-name="ro1">
          <table:table-cell table:formula="of:=[.A4648]+1" office:value-type="float" office:value="4641" calcext:value-type="float">
            <text:p>4641</text:p>
          </table:table-cell>
          <table:table-cell table:formula="of:=4*[.$D$3]*[.B4648]*(1-[.B4648])" office:value-type="float" office:value="0.146609101914086" calcext:value-type="float">
            <text:p>0,146609101914086</text:p>
          </table:table-cell>
          <table:table-cell table:number-columns-repeated="5"/>
        </table:table-row>
        <table:table-row table:style-name="ro1">
          <table:table-cell table:formula="of:=[.A4649]+1" office:value-type="float" office:value="4642" calcext:value-type="float">
            <text:p>4642</text:p>
          </table:table-cell>
          <table:table-cell table:formula="of:=4*[.$D$3]*[.B4649]*(1-[.B4649])" office:value-type="float" office:value="0.500459492600124" calcext:value-type="float">
            <text:p>0,500459492600124</text:p>
          </table:table-cell>
          <table:table-cell table:number-columns-repeated="5"/>
        </table:table-row>
        <table:table-row table:style-name="ro1">
          <table:table-cell table:formula="of:=[.A4650]+1" office:value-type="float" office:value="4643" calcext:value-type="float">
            <text:p>4643</text:p>
          </table:table-cell>
          <table:table-cell table:formula="of:=4*[.$D$3]*[.B4650]*(1-[.B4650])" office:value-type="float" office:value="0.999999155466202" calcext:value-type="float">
            <text:p>0,999999155466202</text:p>
          </table:table-cell>
          <table:table-cell table:number-columns-repeated="5"/>
        </table:table-row>
        <table:table-row table:style-name="ro1">
          <table:table-cell table:formula="of:=[.A4651]+1" office:value-type="float" office:value="4644" calcext:value-type="float">
            <text:p>4644</text:p>
          </table:table-cell>
          <table:table-cell table:formula="of:=4*[.$D$3]*[.B4651]*(1-[.B4651])" office:value-type="float" office:value="0.0000033781323399614" calcext:value-type="float">
            <text:p>3,3781323399614E-06</text:p>
          </table:table-cell>
          <table:table-cell table:number-columns-repeated="5"/>
        </table:table-row>
        <table:table-row table:style-name="ro1">
          <table:table-cell table:formula="of:=[.A4652]+1" office:value-type="float" office:value="4645" calcext:value-type="float">
            <text:p>4645</text:p>
          </table:table-cell>
          <table:table-cell table:formula="of:=4*[.$D$3]*[.B4652]*(1-[.B4652])" office:value-type="float" office:value="0.0000135124837127332" calcext:value-type="float">
            <text:p>1,35124837127332E-05</text:p>
          </table:table-cell>
          <table:table-cell table:number-columns-repeated="5"/>
        </table:table-row>
        <table:table-row table:style-name="ro1">
          <table:table-cell table:formula="of:=[.A4653]+1" office:value-type="float" office:value="4646" calcext:value-type="float">
            <text:p>4646</text:p>
          </table:table-cell>
          <table:table-cell table:formula="of:=4*[.$D$3]*[.B4653]*(1-[.B4653])" office:value-type="float" office:value="0.0000540492045020684" calcext:value-type="float">
            <text:p>5,40492045020684E-05</text:p>
          </table:table-cell>
          <table:table-cell table:number-columns-repeated="5"/>
        </table:table-row>
        <table:table-row table:style-name="ro1">
          <table:table-cell table:formula="of:=[.A4654]+1" office:value-type="float" office:value="4647" calcext:value-type="float">
            <text:p>4647</text:p>
          </table:table-cell>
          <table:table-cell table:formula="of:=4*[.$D$3]*[.B4654]*(1-[.B4654])" office:value-type="float" office:value="0.000216185132742244" calcext:value-type="float">
            <text:p>0,000216185132742</text:p>
          </table:table-cell>
          <table:table-cell table:number-columns-repeated="5"/>
        </table:table-row>
        <table:table-row table:style-name="ro1">
          <table:table-cell table:formula="of:=[.A4655]+1" office:value-type="float" office:value="4648" calcext:value-type="float">
            <text:p>4648</text:p>
          </table:table-cell>
          <table:table-cell table:formula="of:=4*[.$D$3]*[.B4655]*(1-[.B4655])" office:value-type="float" office:value="0.000864553586922502" calcext:value-type="float">
            <text:p>0,000864553586923</text:p>
          </table:table-cell>
          <table:table-cell table:number-columns-repeated="5"/>
        </table:table-row>
        <table:table-row table:style-name="ro1">
          <table:table-cell table:formula="of:=[.A4656]+1" office:value-type="float" office:value="4649" calcext:value-type="float">
            <text:p>4649</text:p>
          </table:table-cell>
          <table:table-cell table:formula="of:=4*[.$D$3]*[.B4656]*(1-[.B4656])" office:value-type="float" office:value="0.00345522453607137" calcext:value-type="float">
            <text:p>0,003455224536071</text:p>
          </table:table-cell>
          <table:table-cell table:number-columns-repeated="5"/>
        </table:table-row>
        <table:table-row table:style-name="ro1">
          <table:table-cell table:formula="of:=[.A4657]+1" office:value-type="float" office:value="4650" calcext:value-type="float">
            <text:p>4650</text:p>
          </table:table-cell>
          <table:table-cell table:formula="of:=4*[.$D$3]*[.B4657]*(1-[.B4657])" office:value-type="float" office:value="0.0137731438379068" calcext:value-type="float">
            <text:p>0,013773143837907</text:p>
          </table:table-cell>
          <table:table-cell table:number-columns-repeated="5"/>
        </table:table-row>
        <table:table-row table:style-name="ro1">
          <table:table-cell table:formula="of:=[.A4658]+1" office:value-type="float" office:value="4651" calcext:value-type="float">
            <text:p>4651</text:p>
          </table:table-cell>
          <table:table-cell table:formula="of:=4*[.$D$3]*[.B4658]*(1-[.B4658])" office:value-type="float" office:value="0.0543337773869085" calcext:value-type="float">
            <text:p>0,054333777386909</text:p>
          </table:table-cell>
          <table:table-cell table:number-columns-repeated="5"/>
        </table:table-row>
        <table:table-row table:style-name="ro1">
          <table:table-cell table:formula="of:=[.A4659]+1" office:value-type="float" office:value="4652" calcext:value-type="float">
            <text:p>4652</text:p>
          </table:table-cell>
          <table:table-cell table:formula="of:=4*[.$D$3]*[.B4659]*(1-[.B4659])" office:value-type="float" office:value="0.205526472087113" calcext:value-type="float">
            <text:p>0,205526472087113</text:p>
          </table:table-cell>
          <table:table-cell table:number-columns-repeated="5"/>
        </table:table-row>
        <table:table-row table:style-name="ro1">
          <table:table-cell table:formula="of:=[.A4660]+1" office:value-type="float" office:value="4653" calcext:value-type="float">
            <text:p>4653</text:p>
          </table:table-cell>
          <table:table-cell table:formula="of:=4*[.$D$3]*[.B4660]*(1-[.B4660])" office:value-type="float" office:value="0.653141365434154" calcext:value-type="float">
            <text:p>0,653141365434154</text:p>
          </table:table-cell>
          <table:table-cell table:number-columns-repeated="5"/>
        </table:table-row>
        <table:table-row table:style-name="ro1">
          <table:table-cell table:formula="of:=[.A4661]+1" office:value-type="float" office:value="4654" calcext:value-type="float">
            <text:p>4654</text:p>
          </table:table-cell>
          <table:table-cell table:formula="of:=4*[.$D$3]*[.B4661]*(1-[.B4661])" office:value-type="float" office:value="0.906190888771852" calcext:value-type="float">
            <text:p>0,906190888771852</text:p>
          </table:table-cell>
          <table:table-cell table:number-columns-repeated="5"/>
        </table:table-row>
        <table:table-row table:style-name="ro1">
          <table:table-cell table:formula="of:=[.A4662]+1" office:value-type="float" office:value="4655" calcext:value-type="float">
            <text:p>4655</text:p>
          </table:table-cell>
          <table:table-cell table:formula="of:=4*[.$D$3]*[.B4662]*(1-[.B4662])" office:value-type="float" office:value="0.340035847514931" calcext:value-type="float">
            <text:p>0,340035847514931</text:p>
          </table:table-cell>
          <table:table-cell table:number-columns-repeated="5"/>
        </table:table-row>
        <table:table-row table:style-name="ro1">
          <table:table-cell table:formula="of:=[.A4663]+1" office:value-type="float" office:value="4656" calcext:value-type="float">
            <text:p>4656</text:p>
          </table:table-cell>
          <table:table-cell table:formula="of:=4*[.$D$3]*[.B4663]*(1-[.B4663])" office:value-type="float" office:value="0.897645879678935" calcext:value-type="float">
            <text:p>0,897645879678935</text:p>
          </table:table-cell>
          <table:table-cell table:number-columns-repeated="5"/>
        </table:table-row>
        <table:table-row table:style-name="ro1">
          <table:table-cell table:formula="of:=[.A4664]+1" office:value-type="float" office:value="4657" calcext:value-type="float">
            <text:p>4657</text:p>
          </table:table-cell>
          <table:table-cell table:formula="of:=4*[.$D$3]*[.B4664]*(1-[.B4664])" office:value-type="float" office:value="0.367511017497464" calcext:value-type="float">
            <text:p>0,367511017497464</text:p>
          </table:table-cell>
          <table:table-cell table:number-columns-repeated="5"/>
        </table:table-row>
        <table:table-row table:style-name="ro1">
          <table:table-cell table:formula="of:=[.A4665]+1" office:value-type="float" office:value="4658" calcext:value-type="float">
            <text:p>4658</text:p>
          </table:table-cell>
          <table:table-cell table:formula="of:=4*[.$D$3]*[.B4665]*(1-[.B4665])" office:value-type="float" office:value="0.929786678061771" calcext:value-type="float">
            <text:p>0,929786678061771</text:p>
          </table:table-cell>
          <table:table-cell table:number-columns-repeated="5"/>
        </table:table-row>
        <table:table-row table:style-name="ro1">
          <table:table-cell table:formula="of:=[.A4666]+1" office:value-type="float" office:value="4659" calcext:value-type="float">
            <text:p>4659</text:p>
          </table:table-cell>
          <table:table-cell table:formula="of:=4*[.$D$3]*[.B4666]*(1-[.B4666])" office:value-type="float" office:value="0.261133645442509" calcext:value-type="float">
            <text:p>0,261133645442509</text:p>
          </table:table-cell>
          <table:table-cell table:number-columns-repeated="5"/>
        </table:table-row>
        <table:table-row table:style-name="ro1">
          <table:table-cell table:formula="of:=[.A4667]+1" office:value-type="float" office:value="4660" calcext:value-type="float">
            <text:p>4660</text:p>
          </table:table-cell>
          <table:table-cell table:formula="of:=4*[.$D$3]*[.B4667]*(1-[.B4667])" office:value-type="float" office:value="0.771771458641661" calcext:value-type="float">
            <text:p>0,771771458641661</text:p>
          </table:table-cell>
          <table:table-cell table:number-columns-repeated="5"/>
        </table:table-row>
        <table:table-row table:style-name="ro1">
          <table:table-cell table:formula="of:=[.A4668]+1" office:value-type="float" office:value="4661" calcext:value-type="float">
            <text:p>4661</text:p>
          </table:table-cell>
          <table:table-cell table:formula="of:=4*[.$D$3]*[.B4668]*(1-[.B4668])" office:value-type="float" office:value="0.704561097071136" calcext:value-type="float">
            <text:p>0,704561097071136</text:p>
          </table:table-cell>
          <table:table-cell table:number-columns-repeated="5"/>
        </table:table-row>
        <table:table-row table:style-name="ro1">
          <table:table-cell table:formula="of:=[.A4669]+1" office:value-type="float" office:value="4662" calcext:value-type="float">
            <text:p>4662</text:p>
          </table:table-cell>
          <table:table-cell table:formula="of:=4*[.$D$3]*[.B4669]*(1-[.B4669])" office:value-type="float" office:value="0.832619030260213" calcext:value-type="float">
            <text:p>0,832619030260213</text:p>
          </table:table-cell>
          <table:table-cell table:number-columns-repeated="5"/>
        </table:table-row>
        <table:table-row table:style-name="ro1">
          <table:table-cell table:formula="of:=[.A4670]+1" office:value-type="float" office:value="4663" calcext:value-type="float">
            <text:p>4663</text:p>
          </table:table-cell>
          <table:table-cell table:formula="of:=4*[.$D$3]*[.B4670]*(1-[.B4670])" office:value-type="float" office:value="0.557458322835023" calcext:value-type="float">
            <text:p>0,557458322835023</text:p>
          </table:table-cell>
          <table:table-cell table:number-columns-repeated="5"/>
        </table:table-row>
        <table:table-row table:style-name="ro1">
          <table:table-cell table:formula="of:=[.A4671]+1" office:value-type="float" office:value="4664" calcext:value-type="float">
            <text:p>4664</text:p>
          </table:table-cell>
          <table:table-cell table:formula="of:=4*[.$D$3]*[.B4671]*(1-[.B4671])" office:value-type="float" office:value="0.986794164547945" calcext:value-type="float">
            <text:p>0,986794164547945</text:p>
          </table:table-cell>
          <table:table-cell table:number-columns-repeated="5"/>
        </table:table-row>
        <table:table-row table:style-name="ro1">
          <table:table-cell table:formula="of:=[.A4672]+1" office:value-type="float" office:value="4665" calcext:value-type="float">
            <text:p>4665</text:p>
          </table:table-cell>
          <table:table-cell table:formula="of:=4*[.$D$3]*[.B4672]*(1-[.B4672])" office:value-type="float" office:value="0.052125765448273" calcext:value-type="float">
            <text:p>0,052125765448273</text:p>
          </table:table-cell>
          <table:table-cell table:number-columns-repeated="5"/>
        </table:table-row>
        <table:table-row table:style-name="ro1">
          <table:table-cell table:formula="of:=[.A4673]+1" office:value-type="float" office:value="4666" calcext:value-type="float">
            <text:p>4666</text:p>
          </table:table-cell>
          <table:table-cell table:formula="of:=4*[.$D$3]*[.B4673]*(1-[.B4673])" office:value-type="float" office:value="0.197634680098819" calcext:value-type="float">
            <text:p>0,197634680098819</text:p>
          </table:table-cell>
          <table:table-cell table:number-columns-repeated="5"/>
        </table:table-row>
        <table:table-row table:style-name="ro1">
          <table:table-cell table:formula="of:=[.A4674]+1" office:value-type="float" office:value="4667" calcext:value-type="float">
            <text:p>4667</text:p>
          </table:table-cell>
          <table:table-cell table:formula="of:=4*[.$D$3]*[.B4674]*(1-[.B4674])" office:value-type="float" office:value="0.634300853284225" calcext:value-type="float">
            <text:p>0,634300853284225</text:p>
          </table:table-cell>
          <table:table-cell table:number-columns-repeated="5"/>
        </table:table-row>
        <table:table-row table:style-name="ro1">
          <table:table-cell table:formula="of:=[.A4675]+1" office:value-type="float" office:value="4668" calcext:value-type="float">
            <text:p>4668</text:p>
          </table:table-cell>
          <table:table-cell table:formula="of:=4*[.$D$3]*[.B4675]*(1-[.B4675])" office:value-type="float" office:value="0.927853123228516" calcext:value-type="float">
            <text:p>0,927853123228516</text:p>
          </table:table-cell>
          <table:table-cell table:number-columns-repeated="5"/>
        </table:table-row>
        <table:table-row table:style-name="ro1">
          <table:table-cell table:formula="of:=[.A4676]+1" office:value-type="float" office:value="4669" calcext:value-type="float">
            <text:p>4669</text:p>
          </table:table-cell>
          <table:table-cell table:formula="of:=4*[.$D$3]*[.B4676]*(1-[.B4676])" office:value-type="float" office:value="0.267766819774415" calcext:value-type="float">
            <text:p>0,267766819774415</text:p>
          </table:table-cell>
          <table:table-cell table:number-columns-repeated="5"/>
        </table:table-row>
        <table:table-row table:style-name="ro1">
          <table:table-cell table:formula="of:=[.A4677]+1" office:value-type="float" office:value="4670" calcext:value-type="float">
            <text:p>4670</text:p>
          </table:table-cell>
          <table:table-cell table:formula="of:=4*[.$D$3]*[.B4677]*(1-[.B4677])" office:value-type="float" office:value="0.784271000009244" calcext:value-type="float">
            <text:p>0,784271000009244</text:p>
          </table:table-cell>
          <table:table-cell table:number-columns-repeated="5"/>
        </table:table-row>
        <table:table-row table:style-name="ro1">
          <table:table-cell table:formula="of:=[.A4678]+1" office:value-type="float" office:value="4671" calcext:value-type="float">
            <text:p>4671</text:p>
          </table:table-cell>
          <table:table-cell table:formula="of:=4*[.$D$3]*[.B4678]*(1-[.B4678])" office:value-type="float" office:value="0.676759994214977" calcext:value-type="float">
            <text:p>0,676759994214977</text:p>
          </table:table-cell>
          <table:table-cell table:number-columns-repeated="5"/>
        </table:table-row>
        <table:table-row table:style-name="ro1">
          <table:table-cell table:formula="of:=[.A4679]+1" office:value-type="float" office:value="4672" calcext:value-type="float">
            <text:p>4672</text:p>
          </table:table-cell>
          <table:table-cell table:formula="of:=4*[.$D$3]*[.B4679]*(1-[.B4679])" office:value-type="float" office:value="0.875023617780486" calcext:value-type="float">
            <text:p>0,875023617780486</text:p>
          </table:table-cell>
          <table:table-cell table:number-columns-repeated="5"/>
        </table:table-row>
        <table:table-row table:style-name="ro1">
          <table:table-cell table:formula="of:=[.A4680]+1" office:value-type="float" office:value="4673" calcext:value-type="float">
            <text:p>4673</text:p>
          </table:table-cell>
          <table:table-cell table:formula="of:=4*[.$D$3]*[.B4680]*(1-[.B4680])" office:value-type="float" office:value="0.437429144427344" calcext:value-type="float">
            <text:p>0,437429144427344</text:p>
          </table:table-cell>
          <table:table-cell table:number-columns-repeated="5"/>
        </table:table-row>
        <table:table-row table:style-name="ro1">
          <table:table-cell table:formula="of:=[.A4681]+1" office:value-type="float" office:value="4674" calcext:value-type="float">
            <text:p>4674</text:p>
          </table:table-cell>
          <table:table-cell table:formula="of:=4*[.$D$3]*[.B4681]*(1-[.B4681])" office:value-type="float" office:value="0.984339552131623" calcext:value-type="float">
            <text:p>0,984339552131623</text:p>
          </table:table-cell>
          <table:table-cell table:number-columns-repeated="5"/>
        </table:table-row>
        <table:table-row table:style-name="ro1">
          <table:table-cell table:formula="of:=[.A4682]+1" office:value-type="float" office:value="4675" calcext:value-type="float">
            <text:p>4675</text:p>
          </table:table-cell>
          <table:table-cell table:formula="of:=4*[.$D$3]*[.B4682]*(1-[.B4682])" office:value-type="float" office:value="0.0616607929637535" calcext:value-type="float">
            <text:p>0,061660792963754</text:p>
          </table:table-cell>
          <table:table-cell table:number-columns-repeated="5"/>
        </table:table-row>
        <table:table-row table:style-name="ro1">
          <table:table-cell table:formula="of:=[.A4683]+1" office:value-type="float" office:value="4676" calcext:value-type="float">
            <text:p>4676</text:p>
          </table:table-cell>
          <table:table-cell table:formula="of:=4*[.$D$3]*[.B4683]*(1-[.B4683])" office:value-type="float" office:value="0.231434958299338" calcext:value-type="float">
            <text:p>0,231434958299338</text:p>
          </table:table-cell>
          <table:table-cell table:number-columns-repeated="5"/>
        </table:table-row>
        <table:table-row table:style-name="ro1">
          <table:table-cell table:formula="of:=[.A4684]+1" office:value-type="float" office:value="4677" calcext:value-type="float">
            <text:p>4677</text:p>
          </table:table-cell>
          <table:table-cell table:formula="of:=4*[.$D$3]*[.B4684]*(1-[.B4684])" office:value-type="float" office:value="0.711491273505288" calcext:value-type="float">
            <text:p>0,711491273505288</text:p>
          </table:table-cell>
          <table:table-cell table:number-columns-repeated="5"/>
        </table:table-row>
        <table:table-row table:style-name="ro1">
          <table:table-cell table:formula="of:=[.A4685]+1" office:value-type="float" office:value="4678" calcext:value-type="float">
            <text:p>4678</text:p>
          </table:table-cell>
          <table:table-cell table:formula="of:=4*[.$D$3]*[.B4685]*(1-[.B4685])" office:value-type="float" office:value="0.821085764924447" calcext:value-type="float">
            <text:p>0,821085764924447</text:p>
          </table:table-cell>
          <table:table-cell table:number-columns-repeated="5"/>
        </table:table-row>
        <table:table-row table:style-name="ro1">
          <table:table-cell table:formula="of:=[.A4686]+1" office:value-type="float" office:value="4679" calcext:value-type="float">
            <text:p>4679</text:p>
          </table:table-cell>
          <table:table-cell table:formula="of:=4*[.$D$3]*[.B4686]*(1-[.B4686])" office:value-type="float" office:value="0.587615726251532" calcext:value-type="float">
            <text:p>0,587615726251532</text:p>
          </table:table-cell>
          <table:table-cell table:number-columns-repeated="5"/>
        </table:table-row>
        <table:table-row table:style-name="ro1">
          <table:table-cell table:formula="of:=[.A4687]+1" office:value-type="float" office:value="4680" calcext:value-type="float">
            <text:p>4680</text:p>
          </table:table-cell>
          <table:table-cell table:formula="of:=4*[.$D$3]*[.B4687]*(1-[.B4687])" office:value-type="float" office:value="0.969293938053666" calcext:value-type="float">
            <text:p>0,969293938053666</text:p>
          </table:table-cell>
          <table:table-cell table:number-columns-repeated="5"/>
        </table:table-row>
        <table:table-row table:style-name="ro1">
          <table:table-cell table:formula="of:=[.A4688]+1" office:value-type="float" office:value="4681" calcext:value-type="float">
            <text:p>4681</text:p>
          </table:table-cell>
          <table:table-cell table:formula="of:=4*[.$D$3]*[.B4688]*(1-[.B4688])" office:value-type="float" office:value="0.119052798824327" calcext:value-type="float">
            <text:p>0,119052798824327</text:p>
          </table:table-cell>
          <table:table-cell table:number-columns-repeated="5"/>
        </table:table-row>
        <table:table-row table:style-name="ro1">
          <table:table-cell table:formula="of:=[.A4689]+1" office:value-type="float" office:value="4682" calcext:value-type="float">
            <text:p>4682</text:p>
          </table:table-cell>
          <table:table-cell table:formula="of:=4*[.$D$3]*[.B4689]*(1-[.B4689])" office:value-type="float" office:value="0.419516919665684" calcext:value-type="float">
            <text:p>0,419516919665684</text:p>
          </table:table-cell>
          <table:table-cell table:number-columns-repeated="5"/>
        </table:table-row>
        <table:table-row table:style-name="ro1">
          <table:table-cell table:formula="of:=[.A4690]+1" office:value-type="float" office:value="4683" calcext:value-type="float">
            <text:p>4683</text:p>
          </table:table-cell>
          <table:table-cell table:formula="of:=4*[.$D$3]*[.B4690]*(1-[.B4690])" office:value-type="float" office:value="0.9740898951196" calcext:value-type="float">
            <text:p>0,9740898951196</text:p>
          </table:table-cell>
          <table:table-cell table:number-columns-repeated="5"/>
        </table:table-row>
        <table:table-row table:style-name="ro1">
          <table:table-cell table:formula="of:=[.A4691]+1" office:value-type="float" office:value="4684" calcext:value-type="float">
            <text:p>4684</text:p>
          </table:table-cell>
          <table:table-cell table:formula="of:=4*[.$D$3]*[.B4691]*(1-[.B4691])" office:value-type="float" office:value="0.100955085381946" calcext:value-type="float">
            <text:p>0,100955085381946</text:p>
          </table:table-cell>
          <table:table-cell table:number-columns-repeated="5"/>
        </table:table-row>
        <table:table-row table:style-name="ro1">
          <table:table-cell table:formula="of:=[.A4692]+1" office:value-type="float" office:value="4685" calcext:value-type="float">
            <text:p>4685</text:p>
          </table:table-cell>
          <table:table-cell table:formula="of:=4*[.$D$3]*[.B4692]*(1-[.B4692])" office:value-type="float" office:value="0.36305262446988" calcext:value-type="float">
            <text:p>0,36305262446988</text:p>
          </table:table-cell>
          <table:table-cell table:number-columns-repeated="5"/>
        </table:table-row>
        <table:table-row table:style-name="ro1">
          <table:table-cell table:formula="of:=[.A4693]+1" office:value-type="float" office:value="4686" calcext:value-type="float">
            <text:p>4686</text:p>
          </table:table-cell>
          <table:table-cell table:formula="of:=4*[.$D$3]*[.B4693]*(1-[.B4693])" office:value-type="float" office:value="0.924981665341649" calcext:value-type="float">
            <text:p>0,924981665341649</text:p>
          </table:table-cell>
          <table:table-cell table:number-columns-repeated="5"/>
        </table:table-row>
        <table:table-row table:style-name="ro1">
          <table:table-cell table:formula="of:=[.A4694]+1" office:value-type="float" office:value="4687" calcext:value-type="float">
            <text:p>4687</text:p>
          </table:table-cell>
          <table:table-cell table:formula="of:=4*[.$D$3]*[.B4694]*(1-[.B4694])" office:value-type="float" office:value="0.277562336493755" calcext:value-type="float">
            <text:p>0,277562336493755</text:p>
          </table:table-cell>
          <table:table-cell table:number-columns-repeated="5"/>
        </table:table-row>
        <table:table-row table:style-name="ro1">
          <table:table-cell table:formula="of:=[.A4695]+1" office:value-type="float" office:value="4688" calcext:value-type="float">
            <text:p>4688</text:p>
          </table:table-cell>
          <table:table-cell table:formula="of:=4*[.$D$3]*[.B4695]*(1-[.B4695])" office:value-type="float" office:value="0.80208594341553" calcext:value-type="float">
            <text:p>0,80208594341553</text:p>
          </table:table-cell>
          <table:table-cell table:number-columns-repeated="5"/>
        </table:table-row>
        <table:table-row table:style-name="ro1">
          <table:table-cell table:formula="of:=[.A4696]+1" office:value-type="float" office:value="4689" calcext:value-type="float">
            <text:p>4689</text:p>
          </table:table-cell>
          <table:table-cell table:formula="of:=4*[.$D$3]*[.B4696]*(1-[.B4696])" office:value-type="float" office:value="0.634976331162996" calcext:value-type="float">
            <text:p>0,634976331162996</text:p>
          </table:table-cell>
          <table:table-cell table:number-columns-repeated="5"/>
        </table:table-row>
        <table:table-row table:style-name="ro1">
          <table:table-cell table:formula="of:=[.A4697]+1" office:value-type="float" office:value="4690" calcext:value-type="float">
            <text:p>4690</text:p>
          </table:table-cell>
          <table:table-cell table:formula="of:=4*[.$D$3]*[.B4697]*(1-[.B4697])" office:value-type="float" office:value="0.927125560103109" calcext:value-type="float">
            <text:p>0,927125560103109</text:p>
          </table:table-cell>
          <table:table-cell table:number-columns-repeated="5"/>
        </table:table-row>
        <table:table-row table:style-name="ro1">
          <table:table-cell table:formula="of:=[.A4698]+1" office:value-type="float" office:value="4691" calcext:value-type="float">
            <text:p>4691</text:p>
          </table:table-cell>
          <table:table-cell table:formula="of:=4*[.$D$3]*[.B4698]*(1-[.B4698])" office:value-type="float" office:value="0.270255023626421" calcext:value-type="float">
            <text:p>0,270255023626421</text:p>
          </table:table-cell>
          <table:table-cell table:number-columns-repeated="5"/>
        </table:table-row>
        <table:table-row table:style-name="ro1">
          <table:table-cell table:formula="of:=[.A4699]+1" office:value-type="float" office:value="4692" calcext:value-type="float">
            <text:p>4692</text:p>
          </table:table-cell>
          <table:table-cell table:formula="of:=4*[.$D$3]*[.B4699]*(1-[.B4699])" office:value-type="float" office:value="0.788868983324415" calcext:value-type="float">
            <text:p>0,788868983324415</text:p>
          </table:table-cell>
          <table:table-cell table:number-columns-repeated="5"/>
        </table:table-row>
        <table:table-row table:style-name="ro1">
          <table:table-cell table:formula="of:=[.A4700]+1" office:value-type="float" office:value="4693" calcext:value-type="float">
            <text:p>4693</text:p>
          </table:table-cell>
          <table:table-cell table:formula="of:=4*[.$D$3]*[.B4700]*(1-[.B4700])" office:value-type="float" office:value="0.666218841892476" calcext:value-type="float">
            <text:p>0,666218841892476</text:p>
          </table:table-cell>
          <table:table-cell table:number-columns-repeated="5"/>
        </table:table-row>
        <table:table-row table:style-name="ro1">
          <table:table-cell table:formula="of:=[.A4701]+1" office:value-type="float" office:value="4694" calcext:value-type="float">
            <text:p>4694</text:p>
          </table:table-cell>
          <table:table-cell table:formula="of:=4*[.$D$3]*[.B4701]*(1-[.B4701])" office:value-type="float" office:value="0.889485186399696" calcext:value-type="float">
            <text:p>0,889485186399696</text:p>
          </table:table-cell>
          <table:table-cell table:number-columns-repeated="5"/>
        </table:table-row>
        <table:table-row table:style-name="ro1">
          <table:table-cell table:formula="of:=[.A4702]+1" office:value-type="float" office:value="4695" calcext:value-type="float">
            <text:p>4695</text:p>
          </table:table-cell>
          <table:table-cell table:formula="of:=4*[.$D$3]*[.B4702]*(1-[.B4702])" office:value-type="float" office:value="0.393205158300777" calcext:value-type="float">
            <text:p>0,393205158300777</text:p>
          </table:table-cell>
          <table:table-cell table:number-columns-repeated="5"/>
        </table:table-row>
        <table:table-row table:style-name="ro1">
          <table:table-cell table:formula="of:=[.A4703]+1" office:value-type="float" office:value="4696" calcext:value-type="float">
            <text:p>4696</text:p>
          </table:table-cell>
          <table:table-cell table:formula="of:=4*[.$D$3]*[.B4703]*(1-[.B4703])" office:value-type="float" office:value="0.954379447145752" calcext:value-type="float">
            <text:p>0,954379447145752</text:p>
          </table:table-cell>
          <table:table-cell table:number-columns-repeated="5"/>
        </table:table-row>
        <table:table-row table:style-name="ro1">
          <table:table-cell table:formula="of:=[.A4704]+1" office:value-type="float" office:value="4697" calcext:value-type="float">
            <text:p>4697</text:p>
          </table:table-cell>
          <table:table-cell table:formula="of:=4*[.$D$3]*[.B4704]*(1-[.B4704])" office:value-type="float" office:value="0.174157272046084" calcext:value-type="float">
            <text:p>0,174157272046084</text:p>
          </table:table-cell>
          <table:table-cell table:number-columns-repeated="5"/>
        </table:table-row>
        <table:table-row table:style-name="ro1">
          <table:table-cell table:formula="of:=[.A4705]+1" office:value-type="float" office:value="4698" calcext:value-type="float">
            <text:p>4698</text:p>
          </table:table-cell>
          <table:table-cell table:formula="of:=4*[.$D$3]*[.B4705]*(1-[.B4705])" office:value-type="float" office:value="0.575306066558201" calcext:value-type="float">
            <text:p>0,575306066558201</text:p>
          </table:table-cell>
          <table:table-cell table:number-columns-repeated="5"/>
        </table:table-row>
        <table:table-row table:style-name="ro1">
          <table:table-cell table:formula="of:=[.A4706]+1" office:value-type="float" office:value="4699" calcext:value-type="float">
            <text:p>4699</text:p>
          </table:table-cell>
          <table:table-cell table:formula="of:=4*[.$D$3]*[.B4706]*(1-[.B4706])" office:value-type="float" office:value="0.977315985358127" calcext:value-type="float">
            <text:p>0,977315985358127</text:p>
          </table:table-cell>
          <table:table-cell table:number-columns-repeated="5"/>
        </table:table-row>
        <table:table-row table:style-name="ro1">
          <table:table-cell table:formula="of:=[.A4707]+1" office:value-type="float" office:value="4700" calcext:value-type="float">
            <text:p>4700</text:p>
          </table:table-cell>
          <table:table-cell table:formula="of:=4*[.$D$3]*[.B4707]*(1-[.B4707])" office:value-type="float" office:value="0.0886778004864011" calcext:value-type="float">
            <text:p>0,088677800486401</text:p>
          </table:table-cell>
          <table:table-cell table:number-columns-repeated="5"/>
        </table:table-row>
        <table:table-row table:style-name="ro1">
          <table:table-cell table:formula="of:=[.A4708]+1" office:value-type="float" office:value="4701" calcext:value-type="float">
            <text:p>4701</text:p>
          </table:table-cell>
          <table:table-cell table:formula="of:=4*[.$D$3]*[.B4708]*(1-[.B4708])" office:value-type="float" office:value="0.32325619274918" calcext:value-type="float">
            <text:p>0,32325619274918</text:p>
          </table:table-cell>
          <table:table-cell table:number-columns-repeated="5"/>
        </table:table-row>
        <table:table-row table:style-name="ro1">
          <table:table-cell table:formula="of:=[.A4709]+1" office:value-type="float" office:value="4702" calcext:value-type="float">
            <text:p>4702</text:p>
          </table:table-cell>
          <table:table-cell table:formula="of:=4*[.$D$3]*[.B4709]*(1-[.B4709])" office:value-type="float" office:value="0.875046506393941" calcext:value-type="float">
            <text:p>0,875046506393941</text:p>
          </table:table-cell>
          <table:table-cell table:number-columns-repeated="5"/>
        </table:table-row>
        <table:table-row table:style-name="ro1">
          <table:table-cell table:formula="of:=[.A4710]+1" office:value-type="float" office:value="4703" calcext:value-type="float">
            <text:p>4703</text:p>
          </table:table-cell>
          <table:table-cell table:formula="of:=4*[.$D$3]*[.B4710]*(1-[.B4710])" office:value-type="float" office:value="0.437360472166799" calcext:value-type="float">
            <text:p>0,437360472166799</text:p>
          </table:table-cell>
          <table:table-cell table:number-columns-repeated="5"/>
        </table:table-row>
        <table:table-row table:style-name="ro1">
          <table:table-cell table:formula="of:=[.A4711]+1" office:value-type="float" office:value="4704" calcext:value-type="float">
            <text:p>4704</text:p>
          </table:table-cell>
          <table:table-cell table:formula="of:=4*[.$D$3]*[.B4711]*(1-[.B4711])" office:value-type="float" office:value="0.984305158211335" calcext:value-type="float">
            <text:p>0,984305158211335</text:p>
          </table:table-cell>
          <table:table-cell table:number-columns-repeated="5"/>
        </table:table-row>
        <table:table-row table:style-name="ro1">
          <table:table-cell table:formula="of:=[.A4712]+1" office:value-type="float" office:value="4705" calcext:value-type="float">
            <text:p>4705</text:p>
          </table:table-cell>
          <table:table-cell table:formula="of:=4*[.$D$3]*[.B4712]*(1-[.B4712])" office:value-type="float" office:value="0.0617940549195763" calcext:value-type="float">
            <text:p>0,061794054919576</text:p>
          </table:table-cell>
          <table:table-cell table:number-columns-repeated="5"/>
        </table:table-row>
        <table:table-row table:style-name="ro1">
          <table:table-cell table:formula="of:=[.A4713]+1" office:value-type="float" office:value="4706" calcext:value-type="float">
            <text:p>4706</text:p>
          </table:table-cell>
          <table:table-cell table:formula="of:=4*[.$D$3]*[.B4713]*(1-[.B4713])" office:value-type="float" office:value="0.231902198784691" calcext:value-type="float">
            <text:p>0,231902198784691</text:p>
          </table:table-cell>
          <table:table-cell table:number-columns-repeated="5"/>
        </table:table-row>
        <table:table-row table:style-name="ro1">
          <table:table-cell table:formula="of:=[.A4714]+1" office:value-type="float" office:value="4707" calcext:value-type="float">
            <text:p>4707</text:p>
          </table:table-cell>
          <table:table-cell table:formula="of:=4*[.$D$3]*[.B4714]*(1-[.B4714])" office:value-type="float" office:value="0.712494275934066" calcext:value-type="float">
            <text:p>0,712494275934066</text:p>
          </table:table-cell>
          <table:table-cell table:number-columns-repeated="5"/>
        </table:table-row>
        <table:table-row table:style-name="ro1">
          <table:table-cell table:formula="of:=[.A4715]+1" office:value-type="float" office:value="4708" calcext:value-type="float">
            <text:p>4708</text:p>
          </table:table-cell>
          <table:table-cell table:formula="of:=4*[.$D$3]*[.B4715]*(1-[.B4715])" office:value-type="float" office:value="0.819384730781028" calcext:value-type="float">
            <text:p>0,819384730781028</text:p>
          </table:table-cell>
          <table:table-cell table:number-columns-repeated="5"/>
        </table:table-row>
        <table:table-row table:style-name="ro1">
          <table:table-cell table:formula="of:=[.A4716]+1" office:value-type="float" office:value="4709" calcext:value-type="float">
            <text:p>4709</text:p>
          </table:table-cell>
          <table:table-cell table:formula="of:=4*[.$D$3]*[.B4716]*(1-[.B4716])" office:value-type="float" office:value="0.591973574975722" calcext:value-type="float">
            <text:p>0,591973574975722</text:p>
          </table:table-cell>
          <table:table-cell table:number-columns-repeated="5"/>
        </table:table-row>
        <table:table-row table:style-name="ro1">
          <table:table-cell table:formula="of:=[.A4717]+1" office:value-type="float" office:value="4710" calcext:value-type="float">
            <text:p>4710</text:p>
          </table:table-cell>
          <table:table-cell table:formula="of:=4*[.$D$3]*[.B4717]*(1-[.B4717])" office:value-type="float" office:value="0.966163446024741" calcext:value-type="float">
            <text:p>0,966163446024741</text:p>
          </table:table-cell>
          <table:table-cell table:number-columns-repeated="5"/>
        </table:table-row>
        <table:table-row table:style-name="ro1">
          <table:table-cell table:formula="of:=[.A4718]+1" office:value-type="float" office:value="4711" calcext:value-type="float">
            <text:p>4711</text:p>
          </table:table-cell>
          <table:table-cell table:formula="of:=4*[.$D$3]*[.B4718]*(1-[.B4718])" office:value-type="float" office:value="0.130766566361355" calcext:value-type="float">
            <text:p>0,130766566361355</text:p>
          </table:table-cell>
          <table:table-cell table:number-columns-repeated="5"/>
        </table:table-row>
        <table:table-row table:style-name="ro1">
          <table:table-cell table:formula="of:=[.A4719]+1" office:value-type="float" office:value="4712" calcext:value-type="float">
            <text:p>4712</text:p>
          </table:table-cell>
          <table:table-cell table:formula="of:=4*[.$D$3]*[.B4719]*(1-[.B4719])" office:value-type="float" office:value="0.454666685933664" calcext:value-type="float">
            <text:p>0,454666685933664</text:p>
          </table:table-cell>
          <table:table-cell table:number-columns-repeated="5"/>
        </table:table-row>
        <table:table-row table:style-name="ro1">
          <table:table-cell table:formula="of:=[.A4720]+1" office:value-type="float" office:value="4713" calcext:value-type="float">
            <text:p>4713</text:p>
          </table:table-cell>
          <table:table-cell table:formula="of:=4*[.$D$3]*[.B4720]*(1-[.B4720])" office:value-type="float" office:value="0.991779562543052" calcext:value-type="float">
            <text:p>0,991779562543052</text:p>
          </table:table-cell>
          <table:table-cell table:number-columns-repeated="5"/>
        </table:table-row>
        <table:table-row table:style-name="ro1">
          <table:table-cell table:formula="of:=[.A4721]+1" office:value-type="float" office:value="4714" calcext:value-type="float">
            <text:p>4714</text:p>
          </table:table-cell>
          <table:table-cell table:formula="of:=4*[.$D$3]*[.B4721]*(1-[.B4721])" office:value-type="float" office:value="0.0326114474598581" calcext:value-type="float">
            <text:p>0,032611447459858</text:p>
          </table:table-cell>
          <table:table-cell table:number-columns-repeated="5"/>
        </table:table-row>
        <table:table-row table:style-name="ro1">
          <table:table-cell table:formula="of:=[.A4722]+1" office:value-type="float" office:value="4715" calcext:value-type="float">
            <text:p>4715</text:p>
          </table:table-cell>
          <table:table-cell table:formula="of:=4*[.$D$3]*[.B4722]*(1-[.B4722])" office:value-type="float" office:value="0.126191763817724" calcext:value-type="float">
            <text:p>0,126191763817724</text:p>
          </table:table-cell>
          <table:table-cell table:number-columns-repeated="5"/>
        </table:table-row>
        <table:table-row table:style-name="ro1">
          <table:table-cell table:formula="of:=[.A4723]+1" office:value-type="float" office:value="4716" calcext:value-type="float">
            <text:p>4716</text:p>
          </table:table-cell>
          <table:table-cell table:formula="of:=4*[.$D$3]*[.B4723]*(1-[.B4723])" office:value-type="float" office:value="0.441069610249183" calcext:value-type="float">
            <text:p>0,441069610249183</text:p>
          </table:table-cell>
          <table:table-cell table:number-columns-repeated="5"/>
        </table:table-row>
        <table:table-row table:style-name="ro1">
          <table:table-cell table:formula="of:=[.A4724]+1" office:value-type="float" office:value="4717" calcext:value-type="float">
            <text:p>4717</text:p>
          </table:table-cell>
          <table:table-cell table:formula="of:=4*[.$D$3]*[.B4724]*(1-[.B4724])" office:value-type="float" office:value="0.986108836655267" calcext:value-type="float">
            <text:p>0,986108836655267</text:p>
          </table:table-cell>
          <table:table-cell table:number-columns-repeated="5"/>
        </table:table-row>
        <table:table-row table:style-name="ro1">
          <table:table-cell table:formula="of:=[.A4725]+1" office:value-type="float" office:value="4718" calcext:value-type="float">
            <text:p>4718</text:p>
          </table:table-cell>
          <table:table-cell table:formula="of:=4*[.$D$3]*[.B4725]*(1-[.B4725])" office:value-type="float" office:value="0.0547927957026507" calcext:value-type="float">
            <text:p>0,054792795702651</text:p>
          </table:table-cell>
          <table:table-cell table:number-columns-repeated="5"/>
        </table:table-row>
        <table:table-row table:style-name="ro1">
          <table:table-cell table:formula="of:=[.A4726]+1" office:value-type="float" office:value="4719" calcext:value-type="float">
            <text:p>4719</text:p>
          </table:table-cell>
          <table:table-cell table:formula="of:=4*[.$D$3]*[.B4726]*(1-[.B4726])" office:value-type="float" office:value="0.207162180966953" calcext:value-type="float">
            <text:p>0,207162180966953</text:p>
          </table:table-cell>
          <table:table-cell table:number-columns-repeated="5"/>
        </table:table-row>
        <table:table-row table:style-name="ro1">
          <table:table-cell table:formula="of:=[.A4727]+1" office:value-type="float" office:value="4720" calcext:value-type="float">
            <text:p>4720</text:p>
          </table:table-cell>
          <table:table-cell table:formula="of:=4*[.$D$3]*[.B4727]*(1-[.B4727])" office:value-type="float" office:value="0.656984046975874" calcext:value-type="float">
            <text:p>0,656984046975874</text:p>
          </table:table-cell>
          <table:table-cell table:number-columns-repeated="5"/>
        </table:table-row>
        <table:table-row table:style-name="ro1">
          <table:table-cell table:formula="of:=[.A4728]+1" office:value-type="float" office:value="4721" calcext:value-type="float">
            <text:p>4721</text:p>
          </table:table-cell>
          <table:table-cell table:formula="of:=4*[.$D$3]*[.B4728]*(1-[.B4728])" office:value-type="float" office:value="0.901424035980306" calcext:value-type="float">
            <text:p>0,901424035980306</text:p>
          </table:table-cell>
          <table:table-cell table:number-columns-repeated="5"/>
        </table:table-row>
        <table:table-row table:style-name="ro1">
          <table:table-cell table:formula="of:=[.A4729]+1" office:value-type="float" office:value="4722" calcext:value-type="float">
            <text:p>4722</text:p>
          </table:table-cell>
          <table:table-cell table:formula="of:=4*[.$D$3]*[.B4729]*(1-[.B4729])" office:value-type="float" office:value="0.355434973349127" calcext:value-type="float">
            <text:p>0,355434973349127</text:p>
          </table:table-cell>
          <table:table-cell table:number-columns-repeated="5"/>
        </table:table-row>
        <table:table-row table:style-name="ro1">
          <table:table-cell table:formula="of:=[.A4730]+1" office:value-type="float" office:value="4723" calcext:value-type="float">
            <text:p>4723</text:p>
          </table:table-cell>
          <table:table-cell table:formula="of:=4*[.$D$3]*[.B4730]*(1-[.B4730])" office:value-type="float" office:value="0.91640381227773" calcext:value-type="float">
            <text:p>0,91640381227773</text:p>
          </table:table-cell>
          <table:table-cell table:number-columns-repeated="5"/>
        </table:table-row>
        <table:table-row table:style-name="ro1">
          <table:table-cell table:formula="of:=[.A4731]+1" office:value-type="float" office:value="4724" calcext:value-type="float">
            <text:p>4724</text:p>
          </table:table-cell>
          <table:table-cell table:formula="of:=4*[.$D$3]*[.B4731]*(1-[.B4731])" office:value-type="float" office:value="0.306431460482292" calcext:value-type="float">
            <text:p>0,306431460482292</text:p>
          </table:table-cell>
          <table:table-cell table:number-columns-repeated="5"/>
        </table:table-row>
        <table:table-row table:style-name="ro1">
          <table:table-cell table:formula="of:=[.A4732]+1" office:value-type="float" office:value="4725" calcext:value-type="float">
            <text:p>4725</text:p>
          </table:table-cell>
          <table:table-cell table:formula="of:=4*[.$D$3]*[.B4732]*(1-[.B4732])" office:value-type="float" office:value="0.850124882035926" calcext:value-type="float">
            <text:p>0,850124882035926</text:p>
          </table:table-cell>
          <table:table-cell table:number-columns-repeated="5"/>
        </table:table-row>
        <table:table-row table:style-name="ro1">
          <table:table-cell table:formula="of:=[.A4733]+1" office:value-type="float" office:value="4726" calcext:value-type="float">
            <text:p>4726</text:p>
          </table:table-cell>
          <table:table-cell table:formula="of:=4*[.$D$3]*[.B4733]*(1-[.B4733])" office:value-type="float" office:value="0.509650267917316" calcext:value-type="float">
            <text:p>0,509650267917316</text:p>
          </table:table-cell>
          <table:table-cell table:number-columns-repeated="5"/>
        </table:table-row>
        <table:table-row table:style-name="ro1">
          <table:table-cell table:formula="of:=[.A4734]+1" office:value-type="float" office:value="4727" calcext:value-type="float">
            <text:p>4727</text:p>
          </table:table-cell>
          <table:table-cell table:formula="of:=4*[.$D$3]*[.B4734]*(1-[.B4734])" office:value-type="float" office:value="0.999627489316496" calcext:value-type="float">
            <text:p>0,999627489316496</text:p>
          </table:table-cell>
          <table:table-cell table:number-columns-repeated="5"/>
        </table:table-row>
        <table:table-row table:style-name="ro1">
          <table:table-cell table:formula="of:=[.A4735]+1" office:value-type="float" office:value="4728" calcext:value-type="float">
            <text:p>4728</text:p>
          </table:table-cell>
          <table:table-cell table:formula="of:=4*[.$D$3]*[.B4735]*(1-[.B4735])" office:value-type="float" office:value="0.00148948767717857" calcext:value-type="float">
            <text:p>0,001489487677179</text:p>
          </table:table-cell>
          <table:table-cell table:number-columns-repeated="5"/>
        </table:table-row>
        <table:table-row table:style-name="ro1">
          <table:table-cell table:formula="of:=[.A4736]+1" office:value-type="float" office:value="4729" calcext:value-type="float">
            <text:p>4729</text:p>
          </table:table-cell>
          <table:table-cell table:formula="of:=4*[.$D$3]*[.B4736]*(1-[.B4736])" office:value-type="float" office:value="0.00594907641455243" calcext:value-type="float">
            <text:p>0,005949076414552</text:p>
          </table:table-cell>
          <table:table-cell table:number-columns-repeated="5"/>
        </table:table-row>
        <table:table-row table:style-name="ro1">
          <table:table-cell table:formula="of:=[.A4737]+1" office:value-type="float" office:value="4730" calcext:value-type="float">
            <text:p>4730</text:p>
          </table:table-cell>
          <table:table-cell table:formula="of:=4*[.$D$3]*[.B4737]*(1-[.B4737])" office:value-type="float" office:value="0.023654739617465" calcext:value-type="float">
            <text:p>0,023654739617465</text:p>
          </table:table-cell>
          <table:table-cell table:number-columns-repeated="5"/>
        </table:table-row>
        <table:table-row table:style-name="ro1">
          <table:table-cell table:formula="of:=[.A4738]+1" office:value-type="float" office:value="4731" calcext:value-type="float">
            <text:p>4731</text:p>
          </table:table-cell>
          <table:table-cell table:formula="of:=4*[.$D$3]*[.B4738]*(1-[.B4738])" office:value-type="float" office:value="0.0923807716443797" calcext:value-type="float">
            <text:p>0,09238077164438</text:p>
          </table:table-cell>
          <table:table-cell table:number-columns-repeated="5"/>
        </table:table-row>
        <table:table-row table:style-name="ro1">
          <table:table-cell table:formula="of:=[.A4739]+1" office:value-type="float" office:value="4732" calcext:value-type="float">
            <text:p>4732</text:p>
          </table:table-cell>
          <table:table-cell table:formula="of:=4*[.$D$3]*[.B4739]*(1-[.B4739])" office:value-type="float" office:value="0.335386258699075" calcext:value-type="float">
            <text:p>0,335386258699075</text:p>
          </table:table-cell>
          <table:table-cell table:number-columns-repeated="5"/>
        </table:table-row>
        <table:table-row table:style-name="ro1">
          <table:table-cell table:formula="of:=[.A4740]+1" office:value-type="float" office:value="4733" calcext:value-type="float">
            <text:p>4733</text:p>
          </table:table-cell>
          <table:table-cell table:formula="of:=4*[.$D$3]*[.B4740]*(1-[.B4740])" office:value-type="float" office:value="0.891609264699648" calcext:value-type="float">
            <text:p>0,891609264699648</text:p>
          </table:table-cell>
          <table:table-cell table:number-columns-repeated="5"/>
        </table:table-row>
        <table:table-row table:style-name="ro1">
          <table:table-cell table:formula="of:=[.A4741]+1" office:value-type="float" office:value="4734" calcext:value-type="float">
            <text:p>4734</text:p>
          </table:table-cell>
          <table:table-cell table:formula="of:=4*[.$D$3]*[.B4741]*(1-[.B4741])" office:value-type="float" office:value="0.386568735205604" calcext:value-type="float">
            <text:p>0,386568735205604</text:p>
          </table:table-cell>
          <table:table-cell table:number-columns-repeated="5"/>
        </table:table-row>
        <table:table-row table:style-name="ro1">
          <table:table-cell table:formula="of:=[.A4742]+1" office:value-type="float" office:value="4735" calcext:value-type="float">
            <text:p>4735</text:p>
          </table:table-cell>
          <table:table-cell table:formula="of:=4*[.$D$3]*[.B4742]*(1-[.B4742])" office:value-type="float" office:value="0.948533392668574" calcext:value-type="float">
            <text:p>0,948533392668574</text:p>
          </table:table-cell>
          <table:table-cell table:number-columns-repeated="5"/>
        </table:table-row>
        <table:table-row table:style-name="ro1">
          <table:table-cell table:formula="of:=[.A4743]+1" office:value-type="float" office:value="4736" calcext:value-type="float">
            <text:p>4736</text:p>
          </table:table-cell>
          <table:table-cell table:formula="of:=4*[.$D$3]*[.B4743]*(1-[.B4743])" office:value-type="float" office:value="0.195271182644875" calcext:value-type="float">
            <text:p>0,195271182644875</text:p>
          </table:table-cell>
          <table:table-cell table:number-columns-repeated="5"/>
        </table:table-row>
        <table:table-row table:style-name="ro1">
          <table:table-cell table:formula="of:=[.A4744]+1" office:value-type="float" office:value="4737" calcext:value-type="float">
            <text:p>4737</text:p>
          </table:table-cell>
          <table:table-cell table:formula="of:=4*[.$D$3]*[.B4744]*(1-[.B4744])" office:value-type="float" office:value="0.628561391493388" calcext:value-type="float">
            <text:p>0,628561391493388</text:p>
          </table:table-cell>
          <table:table-cell table:number-columns-repeated="5"/>
        </table:table-row>
        <table:table-row table:style-name="ro1">
          <table:table-cell table:formula="of:=[.A4745]+1" office:value-type="float" office:value="4738" calcext:value-type="float">
            <text:p>4738</text:p>
          </table:table-cell>
          <table:table-cell table:formula="of:=4*[.$D$3]*[.B4745]*(1-[.B4745])" office:value-type="float" office:value="0.933887874469136" calcext:value-type="float">
            <text:p>0,933887874469136</text:p>
          </table:table-cell>
          <table:table-cell table:number-columns-repeated="5"/>
        </table:table-row>
        <table:table-row table:style-name="ro1">
          <table:table-cell table:formula="of:=[.A4746]+1" office:value-type="float" office:value="4739" calcext:value-type="float">
            <text:p>4739</text:p>
          </table:table-cell>
          <table:table-cell table:formula="of:=4*[.$D$3]*[.B4746]*(1-[.B4746])" office:value-type="float" office:value="0.246965249554622" calcext:value-type="float">
            <text:p>0,246965249554622</text:p>
          </table:table-cell>
          <table:table-cell table:number-columns-repeated="5"/>
        </table:table-row>
        <table:table-row table:style-name="ro1">
          <table:table-cell table:formula="of:=[.A4747]+1" office:value-type="float" office:value="4740" calcext:value-type="float">
            <text:p>4740</text:p>
          </table:table-cell>
          <table:table-cell table:formula="of:=4*[.$D$3]*[.B4747]*(1-[.B4747])" office:value-type="float" office:value="0.743893660268181" calcext:value-type="float">
            <text:p>0,743893660268181</text:p>
          </table:table-cell>
          <table:table-cell table:number-columns-repeated="5"/>
        </table:table-row>
        <table:table-row table:style-name="ro1">
          <table:table-cell table:formula="of:=[.A4748]+1" office:value-type="float" office:value="4741" calcext:value-type="float">
            <text:p>4741</text:p>
          </table:table-cell>
          <table:table-cell table:formula="of:=4*[.$D$3]*[.B4748]*(1-[.B4748])" office:value-type="float" office:value="0.762063529923957" calcext:value-type="float">
            <text:p>0,762063529923957</text:p>
          </table:table-cell>
          <table:table-cell table:number-columns-repeated="5"/>
        </table:table-row>
        <table:table-row table:style-name="ro1">
          <table:table-cell table:formula="of:=[.A4749]+1" office:value-type="float" office:value="4742" calcext:value-type="float">
            <text:p>4742</text:p>
          </table:table-cell>
          <table:table-cell table:formula="of:=4*[.$D$3]*[.B4749]*(1-[.B4749])" office:value-type="float" office:value="0.725290825135182" calcext:value-type="float">
            <text:p>0,725290825135182</text:p>
          </table:table-cell>
          <table:table-cell table:number-columns-repeated="5"/>
        </table:table-row>
        <table:table-row table:style-name="ro1">
          <table:table-cell table:formula="of:=[.A4750]+1" office:value-type="float" office:value="4743" calcext:value-type="float">
            <text:p>4743</text:p>
          </table:table-cell>
          <table:table-cell table:formula="of:=4*[.$D$3]*[.B4750]*(1-[.B4750])" office:value-type="float" office:value="0.796976176439636" calcext:value-type="float">
            <text:p>0,796976176439636</text:p>
          </table:table-cell>
          <table:table-cell table:number-columns-repeated="5"/>
        </table:table-row>
        <table:table-row table:style-name="ro1">
          <table:table-cell table:formula="of:=[.A4751]+1" office:value-type="float" office:value="4744" calcext:value-type="float">
            <text:p>4744</text:p>
          </table:table-cell>
          <table:table-cell table:formula="of:=4*[.$D$3]*[.B4751]*(1-[.B4751])" office:value-type="float" office:value="0.647220602509177" calcext:value-type="float">
            <text:p>0,647220602509177</text:p>
          </table:table-cell>
          <table:table-cell table:number-columns-repeated="5"/>
        </table:table-row>
        <table:table-row table:style-name="ro1">
          <table:table-cell table:formula="of:=[.A4752]+1" office:value-type="float" office:value="4745" calcext:value-type="float">
            <text:p>4745</text:p>
          </table:table-cell>
          <table:table-cell table:formula="of:=4*[.$D$3]*[.B4752]*(1-[.B4752])" office:value-type="float" office:value="0.91330437678734" calcext:value-type="float">
            <text:p>0,91330437678734</text:p>
          </table:table-cell>
          <table:table-cell table:number-columns-repeated="5"/>
        </table:table-row>
        <table:table-row table:style-name="ro1">
          <table:table-cell table:formula="of:=[.A4753]+1" office:value-type="float" office:value="4746" calcext:value-type="float">
            <text:p>4746</text:p>
          </table:table-cell>
          <table:table-cell table:formula="of:=4*[.$D$3]*[.B4753]*(1-[.B4753])" office:value-type="float" office:value="0.316717968513715" calcext:value-type="float">
            <text:p>0,316717968513715</text:p>
          </table:table-cell>
          <table:table-cell table:number-columns-repeated="5"/>
        </table:table-row>
        <table:table-row table:style-name="ro1">
          <table:table-cell table:formula="of:=[.A4754]+1" office:value-type="float" office:value="4747" calcext:value-type="float">
            <text:p>4747</text:p>
          </table:table-cell>
          <table:table-cell table:formula="of:=4*[.$D$3]*[.B4754]*(1-[.B4754])" office:value-type="float" office:value="0.865630787737041" calcext:value-type="float">
            <text:p>0,865630787737041</text:p>
          </table:table-cell>
          <table:table-cell table:number-columns-repeated="5"/>
        </table:table-row>
        <table:table-row table:style-name="ro1">
          <table:table-cell table:formula="of:=[.A4755]+1" office:value-type="float" office:value="4748" calcext:value-type="float">
            <text:p>4748</text:p>
          </table:table-cell>
          <table:table-cell table:formula="of:=4*[.$D$3]*[.B4755]*(1-[.B4755])" office:value-type="float" office:value="0.465256508235163" calcext:value-type="float">
            <text:p>0,465256508235163</text:p>
          </table:table-cell>
          <table:table-cell table:number-columns-repeated="5"/>
        </table:table-row>
        <table:table-row table:style-name="ro1">
          <table:table-cell table:formula="of:=[.A4756]+1" office:value-type="float" office:value="4749" calcext:value-type="float">
            <text:p>4749</text:p>
          </table:table-cell>
          <table:table-cell table:formula="of:=4*[.$D$3]*[.B4756]*(1-[.B4756])" office:value-type="float" office:value="0.995171559119946" calcext:value-type="float">
            <text:p>0,995171559119946</text:p>
          </table:table-cell>
          <table:table-cell table:number-columns-repeated="5"/>
        </table:table-row>
        <table:table-row table:style-name="ro1">
          <table:table-cell table:formula="of:=[.A4757]+1" office:value-type="float" office:value="4750" calcext:value-type="float">
            <text:p>4750</text:p>
          </table:table-cell>
          <table:table-cell table:formula="of:=4*[.$D$3]*[.B4757]*(1-[.B4757])" office:value-type="float" office:value="0.019220508154885" calcext:value-type="float">
            <text:p>0,019220508154885</text:p>
          </table:table-cell>
          <table:table-cell table:number-columns-repeated="5"/>
        </table:table-row>
        <table:table-row table:style-name="ro1">
          <table:table-cell table:formula="of:=[.A4758]+1" office:value-type="float" office:value="4751" calcext:value-type="float">
            <text:p>4751</text:p>
          </table:table-cell>
          <table:table-cell table:formula="of:=4*[.$D$3]*[.B4758]*(1-[.B4758])" office:value-type="float" office:value="0.0754043208846118" calcext:value-type="float">
            <text:p>0,075404320884612</text:p>
          </table:table-cell>
          <table:table-cell table:number-columns-repeated="5"/>
        </table:table-row>
        <table:table-row table:style-name="ro1">
          <table:table-cell table:formula="of:=[.A4759]+1" office:value-type="float" office:value="4752" calcext:value-type="float">
            <text:p>4752</text:p>
          </table:table-cell>
          <table:table-cell table:formula="of:=4*[.$D$3]*[.B4759]*(1-[.B4759])" office:value-type="float" office:value="0.278874037106169" calcext:value-type="float">
            <text:p>0,278874037106169</text:p>
          </table:table-cell>
          <table:table-cell table:number-columns-repeated="5"/>
        </table:table-row>
        <table:table-row table:style-name="ro1">
          <table:table-cell table:formula="of:=[.A4760]+1" office:value-type="float" office:value="4753" calcext:value-type="float">
            <text:p>4753</text:p>
          </table:table-cell>
          <table:table-cell table:formula="of:=4*[.$D$3]*[.B4760]*(1-[.B4760])" office:value-type="float" office:value="0.804413234137105" calcext:value-type="float">
            <text:p>0,804413234137105</text:p>
          </table:table-cell>
          <table:table-cell table:number-columns-repeated="5"/>
        </table:table-row>
        <table:table-row table:style-name="ro1">
          <table:table-cell table:formula="of:=[.A4761]+1" office:value-type="float" office:value="4754" calcext:value-type="float">
            <text:p>4754</text:p>
          </table:table-cell>
          <table:table-cell table:formula="of:=4*[.$D$3]*[.B4761]*(1-[.B4761])" office:value-type="float" office:value="0.629330331528753" calcext:value-type="float">
            <text:p>0,629330331528753</text:p>
          </table:table-cell>
          <table:table-cell table:number-columns-repeated="5"/>
        </table:table-row>
        <table:table-row table:style-name="ro1">
          <table:table-cell table:formula="of:=[.A4762]+1" office:value-type="float" office:value="4755" calcext:value-type="float">
            <text:p>4755</text:p>
          </table:table-cell>
          <table:table-cell table:formula="of:=4*[.$D$3]*[.B4762]*(1-[.B4762])" office:value-type="float" office:value="0.933094661386651" calcext:value-type="float">
            <text:p>0,933094661386651</text:p>
          </table:table-cell>
          <table:table-cell table:number-columns-repeated="5"/>
        </table:table-row>
        <table:table-row table:style-name="ro1">
          <table:table-cell table:formula="of:=[.A4763]+1" office:value-type="float" office:value="4756" calcext:value-type="float">
            <text:p>4756</text:p>
          </table:table-cell>
          <table:table-cell table:formula="of:=4*[.$D$3]*[.B4763]*(1-[.B4763])" office:value-type="float" office:value="0.249716057113528" calcext:value-type="float">
            <text:p>0,249716057113528</text:p>
          </table:table-cell>
          <table:table-cell table:number-columns-repeated="5"/>
        </table:table-row>
        <table:table-row table:style-name="ro1">
          <table:table-cell table:formula="of:=[.A4764]+1" office:value-type="float" office:value="4757" calcext:value-type="float">
            <text:p>4757</text:p>
          </table:table-cell>
          <table:table-cell table:formula="of:=4*[.$D$3]*[.B4764]*(1-[.B4764])" office:value-type="float" office:value="0.749431791732805" calcext:value-type="float">
            <text:p>0,749431791732805</text:p>
          </table:table-cell>
          <table:table-cell table:number-columns-repeated="5"/>
        </table:table-row>
        <table:table-row table:style-name="ro1">
          <table:table-cell table:formula="of:=[.A4765]+1" office:value-type="float" office:value="4758" calcext:value-type="float">
            <text:p>4758</text:p>
          </table:table-cell>
          <table:table-cell table:formula="of:=4*[.$D$3]*[.B4765]*(1-[.B4765])" office:value-type="float" office:value="0.75113512509185" calcext:value-type="float">
            <text:p>0,75113512509185</text:p>
          </table:table-cell>
          <table:table-cell table:number-columns-repeated="5"/>
        </table:table-row>
        <table:table-row table:style-name="ro1">
          <table:table-cell table:formula="of:=[.A4766]+1" office:value-type="float" office:value="4759" calcext:value-type="float">
            <text:p>4759</text:p>
          </table:table-cell>
          <table:table-cell table:formula="of:=4*[.$D$3]*[.B4766]*(1-[.B4766])" office:value-type="float" office:value="0.747724595780403" calcext:value-type="float">
            <text:p>0,747724595780403</text:p>
          </table:table-cell>
          <table:table-cell table:number-columns-repeated="5"/>
        </table:table-row>
        <table:table-row table:style-name="ro1">
          <table:table-cell table:formula="of:=[.A4767]+1" office:value-type="float" office:value="4760" calcext:value-type="float">
            <text:p>4760</text:p>
          </table:table-cell>
          <table:table-cell table:formula="of:=4*[.$D$3]*[.B4767]*(1-[.B4767])" office:value-type="float" office:value="0.754530098581744" calcext:value-type="float">
            <text:p>0,754530098581744</text:p>
          </table:table-cell>
          <table:table-cell table:number-columns-repeated="5"/>
        </table:table-row>
        <table:table-row table:style-name="ro1">
          <table:table-cell table:formula="of:=[.A4768]+1" office:value-type="float" office:value="4761" calcext:value-type="float">
            <text:p>4761</text:p>
          </table:table-cell>
          <table:table-cell table:formula="of:=4*[.$D$3]*[.B4768]*(1-[.B4768])" office:value-type="float" office:value="0.740857715663871" calcext:value-type="float">
            <text:p>0,740857715663871</text:p>
          </table:table-cell>
          <table:table-cell table:number-columns-repeated="5"/>
        </table:table-row>
        <table:table-row table:style-name="ro1">
          <table:table-cell table:formula="of:=[.A4769]+1" office:value-type="float" office:value="4762" calcext:value-type="float">
            <text:p>4762</text:p>
          </table:table-cell>
          <table:table-cell table:formula="of:=4*[.$D$3]*[.B4769]*(1-[.B4769])" office:value-type="float" office:value="0.767950243220727" calcext:value-type="float">
            <text:p>0,767950243220727</text:p>
          </table:table-cell>
          <table:table-cell table:number-columns-repeated="5"/>
        </table:table-row>
        <table:table-row table:style-name="ro1">
          <table:table-cell table:formula="of:=[.A4770]+1" office:value-type="float" office:value="4763" calcext:value-type="float">
            <text:p>4763</text:p>
          </table:table-cell>
          <table:table-cell table:formula="of:=4*[.$D$3]*[.B4770]*(1-[.B4770])" office:value-type="float" office:value="0.712810668631813" calcext:value-type="float">
            <text:p>0,712810668631813</text:p>
          </table:table-cell>
          <table:table-cell table:number-columns-repeated="5"/>
        </table:table-row>
        <table:table-row table:style-name="ro1">
          <table:table-cell table:formula="of:=[.A4771]+1" office:value-type="float" office:value="4764" calcext:value-type="float">
            <text:p>4764</text:p>
          </table:table-cell>
          <table:table-cell table:formula="of:=4*[.$D$3]*[.B4771]*(1-[.B4771])" office:value-type="float" office:value="0.818846477265923" calcext:value-type="float">
            <text:p>0,818846477265923</text:p>
          </table:table-cell>
          <table:table-cell table:number-columns-repeated="5"/>
        </table:table-row>
        <table:table-row table:style-name="ro1">
          <table:table-cell table:formula="of:=[.A4772]+1" office:value-type="float" office:value="4765" calcext:value-type="float">
            <text:p>4765</text:p>
          </table:table-cell>
          <table:table-cell table:formula="of:=4*[.$D$3]*[.B4772]*(1-[.B4772])" office:value-type="float" office:value="0.593347695740444" calcext:value-type="float">
            <text:p>0,593347695740444</text:p>
          </table:table-cell>
          <table:table-cell table:number-columns-repeated="5"/>
        </table:table-row>
        <table:table-row table:style-name="ro1">
          <table:table-cell table:formula="of:=[.A4773]+1" office:value-type="float" office:value="4766" calcext:value-type="float">
            <text:p>4766</text:p>
          </table:table-cell>
          <table:table-cell table:formula="of:=4*[.$D$3]*[.B4773]*(1-[.B4773])" office:value-type="float" office:value="0.965144830799798" calcext:value-type="float">
            <text:p>0,965144830799798</text:p>
          </table:table-cell>
          <table:table-cell table:number-columns-repeated="5"/>
        </table:table-row>
        <table:table-row table:style-name="ro1">
          <table:table-cell table:formula="of:=[.A4774]+1" office:value-type="float" office:value="4767" calcext:value-type="float">
            <text:p>4767</text:p>
          </table:table-cell>
          <table:table-cell table:formula="of:=4*[.$D$3]*[.B4774]*(1-[.B4774])" office:value-type="float" office:value="0.13456114552091" calcext:value-type="float">
            <text:p>0,13456114552091</text:p>
          </table:table-cell>
          <table:table-cell table:number-columns-repeated="5"/>
        </table:table-row>
        <table:table-row table:style-name="ro1">
          <table:table-cell table:formula="of:=[.A4775]+1" office:value-type="float" office:value="4768" calcext:value-type="float">
            <text:p>4768</text:p>
          </table:table-cell>
          <table:table-cell table:formula="of:=4*[.$D$3]*[.B4775]*(1-[.B4775])" office:value-type="float" office:value="0.465817774548041" calcext:value-type="float">
            <text:p>0,465817774548041</text:p>
          </table:table-cell>
          <table:table-cell table:number-columns-repeated="5"/>
        </table:table-row>
        <table:table-row table:style-name="ro1">
          <table:table-cell table:formula="of:=[.A4776]+1" office:value-type="float" office:value="4769" calcext:value-type="float">
            <text:p>4769</text:p>
          </table:table-cell>
          <table:table-cell table:formula="of:=4*[.$D$3]*[.B4776]*(1-[.B4776])" office:value-type="float" office:value="0.995326301852606" calcext:value-type="float">
            <text:p>0,995326301852606</text:p>
          </table:table-cell>
          <table:table-cell table:number-columns-repeated="5"/>
        </table:table-row>
        <table:table-row table:style-name="ro1">
          <table:table-cell table:formula="of:=[.A4777]+1" office:value-type="float" office:value="4770" calcext:value-type="float">
            <text:p>4770</text:p>
          </table:table-cell>
          <table:table-cell table:formula="of:=4*[.$D$3]*[.B4777]*(1-[.B4777])" office:value-type="float" office:value="0.0186074187720852" calcext:value-type="float">
            <text:p>0,018607418772085</text:p>
          </table:table-cell>
          <table:table-cell table:number-columns-repeated="5"/>
        </table:table-row>
        <table:table-row table:style-name="ro1">
          <table:table-cell table:formula="of:=[.A4778]+1" office:value-type="float" office:value="4771" calcext:value-type="float">
            <text:p>4771</text:p>
          </table:table-cell>
          <table:table-cell table:formula="of:=4*[.$D$3]*[.B4778]*(1-[.B4778])" office:value-type="float" office:value="0.073044730954902" calcext:value-type="float">
            <text:p>0,073044730954902</text:p>
          </table:table-cell>
          <table:table-cell table:number-columns-repeated="5"/>
        </table:table-row>
        <table:table-row table:style-name="ro1">
          <table:table-cell table:formula="of:=[.A4779]+1" office:value-type="float" office:value="4772" calcext:value-type="float">
            <text:p>4772</text:p>
          </table:table-cell>
          <table:table-cell table:formula="of:=4*[.$D$3]*[.B4779]*(1-[.B4779])" office:value-type="float" office:value="0.270836792938512" calcext:value-type="float">
            <text:p>0,270836792938512</text:p>
          </table:table-cell>
          <table:table-cell table:number-columns-repeated="5"/>
        </table:table-row>
        <table:table-row table:style-name="ro1">
          <table:table-cell table:formula="of:=[.A4780]+1" office:value-type="float" office:value="4773" calcext:value-type="float">
            <text:p>4773</text:p>
          </table:table-cell>
          <table:table-cell table:formula="of:=4*[.$D$3]*[.B4780]*(1-[.B4780])" office:value-type="float" office:value="0.789936898117174" calcext:value-type="float">
            <text:p>0,789936898117174</text:p>
          </table:table-cell>
          <table:table-cell table:number-columns-repeated="5"/>
        </table:table-row>
        <table:table-row table:style-name="ro1">
          <table:table-cell table:formula="of:=[.A4781]+1" office:value-type="float" office:value="4774" calcext:value-type="float">
            <text:p>4774</text:p>
          </table:table-cell>
          <table:table-cell table:formula="of:=4*[.$D$3]*[.B4781]*(1-[.B4781])" office:value-type="float" office:value="0.663746380440766" calcext:value-type="float">
            <text:p>0,663746380440766</text:p>
          </table:table-cell>
          <table:table-cell table:number-columns-repeated="5"/>
        </table:table-row>
        <table:table-row table:style-name="ro1">
          <table:table-cell table:formula="of:=[.A4782]+1" office:value-type="float" office:value="4775" calcext:value-type="float">
            <text:p>4775</text:p>
          </table:table-cell>
          <table:table-cell table:formula="of:=4*[.$D$3]*[.B4782]*(1-[.B4782])" office:value-type="float" office:value="0.892748491570192" calcext:value-type="float">
            <text:p>0,892748491570192</text:p>
          </table:table-cell>
          <table:table-cell table:number-columns-repeated="5"/>
        </table:table-row>
        <table:table-row table:style-name="ro1">
          <table:table-cell table:formula="of:=[.A4783]+1" office:value-type="float" office:value="4776" calcext:value-type="float">
            <text:p>4776</text:p>
          </table:table-cell>
          <table:table-cell table:formula="of:=4*[.$D$3]*[.B4783]*(1-[.B4783])" office:value-type="float" office:value="0.382994489477356" calcext:value-type="float">
            <text:p>0,382994489477356</text:p>
          </table:table-cell>
          <table:table-cell table:number-columns-repeated="5"/>
        </table:table-row>
        <table:table-row table:style-name="ro1">
          <table:table-cell table:formula="of:=[.A4784]+1" office:value-type="float" office:value="4777" calcext:value-type="float">
            <text:p>4777</text:p>
          </table:table-cell>
          <table:table-cell table:formula="of:=4*[.$D$3]*[.B4784]*(1-[.B4784])" office:value-type="float" office:value="0.945238842029342" calcext:value-type="float">
            <text:p>0,945238842029342</text:p>
          </table:table-cell>
          <table:table-cell table:number-columns-repeated="5"/>
        </table:table-row>
        <table:table-row table:style-name="ro1">
          <table:table-cell table:formula="of:=[.A4785]+1" office:value-type="float" office:value="4778" calcext:value-type="float">
            <text:p>4778</text:p>
          </table:table-cell>
          <table:table-cell table:formula="of:=4*[.$D$3]*[.B4785]*(1-[.B4785])" office:value-type="float" office:value="0.207049494193482" calcext:value-type="float">
            <text:p>0,207049494193482</text:p>
          </table:table-cell>
          <table:table-cell table:number-columns-repeated="5"/>
        </table:table-row>
        <table:table-row table:style-name="ro1">
          <table:table-cell table:formula="of:=[.A4786]+1" office:value-type="float" office:value="4779" calcext:value-type="float">
            <text:p>4779</text:p>
          </table:table-cell>
          <table:table-cell table:formula="of:=4*[.$D$3]*[.B4786]*(1-[.B4786])" office:value-type="float" office:value="0.656720004590821" calcext:value-type="float">
            <text:p>0,656720004590821</text:p>
          </table:table-cell>
          <table:table-cell table:number-columns-repeated="5"/>
        </table:table-row>
        <table:table-row table:style-name="ro1">
          <table:table-cell table:formula="of:=[.A4787]+1" office:value-type="float" office:value="4780" calcext:value-type="float">
            <text:p>4780</text:p>
          </table:table-cell>
          <table:table-cell table:formula="of:=4*[.$D$3]*[.B4787]*(1-[.B4787])" office:value-type="float" office:value="0.901755360644212" calcext:value-type="float">
            <text:p>0,901755360644212</text:p>
          </table:table-cell>
          <table:table-cell table:number-columns-repeated="5"/>
        </table:table-row>
        <table:table-row table:style-name="ro1">
          <table:table-cell table:formula="of:=[.A4788]+1" office:value-type="float" office:value="4781" calcext:value-type="float">
            <text:p>4781</text:p>
          </table:table-cell>
          <table:table-cell table:formula="of:=4*[.$D$3]*[.B4788]*(1-[.B4788])" office:value-type="float" office:value="0.354370520774556" calcext:value-type="float">
            <text:p>0,354370520774556</text:p>
          </table:table-cell>
          <table:table-cell table:number-columns-repeated="5"/>
        </table:table-row>
        <table:table-row table:style-name="ro1">
          <table:table-cell table:formula="of:=[.A4789]+1" office:value-type="float" office:value="4782" calcext:value-type="float">
            <text:p>4782</text:p>
          </table:table-cell>
          <table:table-cell table:formula="of:=4*[.$D$3]*[.B4789]*(1-[.B4789])" office:value-type="float" office:value="0.915168219122104" calcext:value-type="float">
            <text:p>0,915168219122104</text:p>
          </table:table-cell>
          <table:table-cell table:number-columns-repeated="5"/>
        </table:table-row>
        <table:table-row table:style-name="ro1">
          <table:table-cell table:formula="of:=[.A4790]+1" office:value-type="float" office:value="4783" calcext:value-type="float">
            <text:p>4783</text:p>
          </table:table-cell>
          <table:table-cell table:formula="of:=4*[.$D$3]*[.B4790]*(1-[.B4790])" office:value-type="float" office:value="0.310541399323923" calcext:value-type="float">
            <text:p>0,310541399323923</text:p>
          </table:table-cell>
          <table:table-cell table:number-columns-repeated="5"/>
        </table:table-row>
        <table:table-row table:style-name="ro1">
          <table:table-cell table:formula="of:=[.A4791]+1" office:value-type="float" office:value="4784" calcext:value-type="float">
            <text:p>4784</text:p>
          </table:table-cell>
          <table:table-cell table:formula="of:=4*[.$D$3]*[.B4791]*(1-[.B4791])" office:value-type="float" office:value="0.85642175451945" calcext:value-type="float">
            <text:p>0,85642175451945</text:p>
          </table:table-cell>
          <table:table-cell table:number-columns-repeated="5"/>
        </table:table-row>
        <table:table-row table:style-name="ro1">
          <table:table-cell table:formula="of:=[.A4792]+1" office:value-type="float" office:value="4785" calcext:value-type="float">
            <text:p>4785</text:p>
          </table:table-cell>
          <table:table-cell table:formula="of:=4*[.$D$3]*[.B4792]*(1-[.B4792])" office:value-type="float" office:value="0.491854131621106" calcext:value-type="float">
            <text:p>0,491854131621106</text:p>
          </table:table-cell>
          <table:table-cell table:number-columns-repeated="5"/>
        </table:table-row>
        <table:table-row table:style-name="ro1">
          <table:table-cell table:formula="of:=[.A4793]+1" office:value-type="float" office:value="4786" calcext:value-type="float">
            <text:p>4786</text:p>
          </table:table-cell>
          <table:table-cell table:formula="of:=4*[.$D$3]*[.B4793]*(1-[.B4793])" office:value-type="float" office:value="0.999734579313415" calcext:value-type="float">
            <text:p>0,999734579313415</text:p>
          </table:table-cell>
          <table:table-cell table:number-columns-repeated="5"/>
        </table:table-row>
        <table:table-row table:style-name="ro1">
          <table:table-cell table:formula="of:=[.A4794]+1" office:value-type="float" office:value="4787" calcext:value-type="float">
            <text:p>4787</text:p>
          </table:table-cell>
          <table:table-cell table:formula="of:=4*[.$D$3]*[.B4794]*(1-[.B4794])" office:value-type="float" office:value="0.00106140095377686" calcext:value-type="float">
            <text:p>0,001061400953777</text:p>
          </table:table-cell>
          <table:table-cell table:number-columns-repeated="5"/>
        </table:table-row>
        <table:table-row table:style-name="ro1">
          <table:table-cell table:formula="of:=[.A4795]+1" office:value-type="float" office:value="4788" calcext:value-type="float">
            <text:p>4788</text:p>
          </table:table-cell>
          <table:table-cell table:formula="of:=4*[.$D$3]*[.B4795]*(1-[.B4795])" office:value-type="float" office:value="0.00424109752716873" calcext:value-type="float">
            <text:p>0,004241097527169</text:p>
          </table:table-cell>
          <table:table-cell table:number-columns-repeated="5"/>
        </table:table-row>
        <table:table-row table:style-name="ro1">
          <table:table-cell table:formula="of:=[.A4796]+1" office:value-type="float" office:value="4789" calcext:value-type="float">
            <text:p>4789</text:p>
          </table:table-cell>
          <table:table-cell table:formula="of:=4*[.$D$3]*[.B4796]*(1-[.B4796])" office:value-type="float" office:value="0.0168924424757351" calcext:value-type="float">
            <text:p>0,016892442475735</text:p>
          </table:table-cell>
          <table:table-cell table:number-columns-repeated="5"/>
        </table:table-row>
        <table:table-row table:style-name="ro1">
          <table:table-cell table:formula="of:=[.A4797]+1" office:value-type="float" office:value="4790" calcext:value-type="float">
            <text:p>4790</text:p>
          </table:table-cell>
          <table:table-cell table:formula="of:=4*[.$D$3]*[.B4797]*(1-[.B4797])" office:value-type="float" office:value="0.0664283514517564" calcext:value-type="float">
            <text:p>0,066428351451756</text:p>
          </table:table-cell>
          <table:table-cell table:number-columns-repeated="5"/>
        </table:table-row>
        <table:table-row table:style-name="ro1">
          <table:table-cell table:formula="of:=[.A4798]+1" office:value-type="float" office:value="4791" calcext:value-type="float">
            <text:p>4791</text:p>
          </table:table-cell>
          <table:table-cell table:formula="of:=4*[.$D$3]*[.B4798]*(1-[.B4798])" office:value-type="float" office:value="0.248062502300633" calcext:value-type="float">
            <text:p>0,248062502300633</text:p>
          </table:table-cell>
          <table:table-cell table:number-columns-repeated="5"/>
        </table:table-row>
        <table:table-row table:style-name="ro1">
          <table:table-cell table:formula="of:=[.A4799]+1" office:value-type="float" office:value="4792" calcext:value-type="float">
            <text:p>4792</text:p>
          </table:table-cell>
          <table:table-cell table:formula="of:=4*[.$D$3]*[.B4799]*(1-[.B4799])" office:value-type="float" office:value="0.746109989011926" calcext:value-type="float">
            <text:p>0,746109989011926</text:p>
          </table:table-cell>
          <table:table-cell table:number-columns-repeated="5"/>
        </table:table-row>
        <table:table-row table:style-name="ro1">
          <table:table-cell table:formula="of:=[.A4800]+1" office:value-type="float" office:value="4793" calcext:value-type="float">
            <text:p>4793</text:p>
          </table:table-cell>
          <table:table-cell table:formula="of:=4*[.$D$3]*[.B4800]*(1-[.B4800])" office:value-type="float" office:value="0.757719493234198" calcext:value-type="float">
            <text:p>0,757719493234198</text:p>
          </table:table-cell>
          <table:table-cell table:number-columns-repeated="5"/>
        </table:table-row>
        <table:table-row table:style-name="ro1">
          <table:table-cell table:formula="of:=[.A4801]+1" office:value-type="float" office:value="4794" calcext:value-type="float">
            <text:p>4794</text:p>
          </table:table-cell>
          <table:table-cell table:formula="of:=4*[.$D$3]*[.B4801]*(1-[.B4801])" office:value-type="float" office:value="0.734322651228432" calcext:value-type="float">
            <text:p>0,734322651228432</text:p>
          </table:table-cell>
          <table:table-cell table:number-columns-repeated="5"/>
        </table:table-row>
        <table:table-row table:style-name="ro1">
          <table:table-cell table:formula="of:=[.A4802]+1" office:value-type="float" office:value="4795" calcext:value-type="float">
            <text:p>4795</text:p>
          </table:table-cell>
          <table:table-cell table:formula="of:=4*[.$D$3]*[.B4802]*(1-[.B4802])" office:value-type="float" office:value="0.780371580485114" calcext:value-type="float">
            <text:p>0,780371580485114</text:p>
          </table:table-cell>
          <table:table-cell table:number-columns-repeated="5"/>
        </table:table-row>
        <table:table-row table:style-name="ro1">
          <table:table-cell table:formula="of:=[.A4803]+1" office:value-type="float" office:value="4796" calcext:value-type="float">
            <text:p>4796</text:p>
          </table:table-cell>
          <table:table-cell table:formula="of:=4*[.$D$3]*[.B4803]*(1-[.B4803])" office:value-type="float" office:value="0.685567107425116" calcext:value-type="float">
            <text:p>0,685567107425116</text:p>
          </table:table-cell>
          <table:table-cell table:number-columns-repeated="5"/>
        </table:table-row>
        <table:table-row table:style-name="ro1">
          <table:table-cell table:formula="of:=[.A4804]+1" office:value-type="float" office:value="4797" calcext:value-type="float">
            <text:p>4797</text:p>
          </table:table-cell>
          <table:table-cell table:formula="of:=4*[.$D$3]*[.B4804]*(1-[.B4804])" office:value-type="float" office:value="0.862259394567501" calcext:value-type="float">
            <text:p>0,862259394567501</text:p>
          </table:table-cell>
          <table:table-cell table:number-columns-repeated="5"/>
        </table:table-row>
        <table:table-row table:style-name="ro1">
          <table:table-cell table:formula="of:=[.A4805]+1" office:value-type="float" office:value="4798" calcext:value-type="float">
            <text:p>4798</text:p>
          </table:table-cell>
          <table:table-cell table:formula="of:=4*[.$D$3]*[.B4805]*(1-[.B4805])" office:value-type="float" office:value="0.47507252419035" calcext:value-type="float">
            <text:p>0,47507252419035</text:p>
          </table:table-cell>
          <table:table-cell table:number-columns-repeated="5"/>
        </table:table-row>
        <table:table-row table:style-name="ro1">
          <table:table-cell table:formula="of:=[.A4806]+1" office:value-type="float" office:value="4799" calcext:value-type="float">
            <text:p>4799</text:p>
          </table:table-cell>
          <table:table-cell table:formula="of:=4*[.$D$3]*[.B4806]*(1-[.B4806])" office:value-type="float" office:value="0.997514483799037" calcext:value-type="float">
            <text:p>0,997514483799037</text:p>
          </table:table-cell>
          <table:table-cell table:number-columns-repeated="5"/>
        </table:table-row>
        <table:table-row table:style-name="ro1">
          <table:table-cell table:formula="of:=[.A4807]+1" office:value-type="float" office:value="4800" calcext:value-type="float">
            <text:p>4800</text:p>
          </table:table-cell>
          <table:table-cell table:formula="of:=4*[.$D$3]*[.B4807]*(1-[.B4807])" office:value-type="float" office:value="0.0099173536407103" calcext:value-type="float">
            <text:p>0,00991735364071</text:p>
          </table:table-cell>
          <table:table-cell table:number-columns-repeated="5"/>
        </table:table-row>
        <table:table-row table:style-name="ro1">
          <table:table-cell table:formula="of:=[.A4808]+1" office:value-type="float" office:value="4801" calcext:value-type="float">
            <text:p>4801</text:p>
          </table:table-cell>
          <table:table-cell table:formula="of:=4*[.$D$3]*[.B4808]*(1-[.B4808])" office:value-type="float" office:value="0.0392759989499016" calcext:value-type="float">
            <text:p>0,039275998949902</text:p>
          </table:table-cell>
          <table:table-cell table:number-columns-repeated="5"/>
        </table:table-row>
        <table:table-row table:style-name="ro1">
          <table:table-cell table:formula="of:=[.A4809]+1" office:value-type="float" office:value="4802" calcext:value-type="float">
            <text:p>4802</text:p>
          </table:table-cell>
          <table:table-cell table:formula="of:=4*[.$D$3]*[.B4809]*(1-[.B4809])" office:value-type="float" office:value="0.150933579425556" calcext:value-type="float">
            <text:p>0,150933579425556</text:p>
          </table:table-cell>
          <table:table-cell table:number-columns-repeated="5"/>
        </table:table-row>
        <table:table-row table:style-name="ro1">
          <table:table-cell table:formula="of:=[.A4810]+1" office:value-type="float" office:value="4803" calcext:value-type="float">
            <text:p>4803</text:p>
          </table:table-cell>
          <table:table-cell table:formula="of:=4*[.$D$3]*[.B4810]*(1-[.B4810])" office:value-type="float" office:value="0.51261053610938" calcext:value-type="float">
            <text:p>0,51261053610938</text:p>
          </table:table-cell>
          <table:table-cell table:number-columns-repeated="5"/>
        </table:table-row>
        <table:table-row table:style-name="ro1">
          <table:table-cell table:formula="of:=[.A4811]+1" office:value-type="float" office:value="4804" calcext:value-type="float">
            <text:p>4804</text:p>
          </table:table-cell>
          <table:table-cell table:formula="of:=4*[.$D$3]*[.B4811]*(1-[.B4811])" office:value-type="float" office:value="0.999363897516136" calcext:value-type="float">
            <text:p>0,999363897516136</text:p>
          </table:table-cell>
          <table:table-cell table:number-columns-repeated="5"/>
        </table:table-row>
        <table:table-row table:style-name="ro1">
          <table:table-cell table:formula="of:=[.A4812]+1" office:value-type="float" office:value="4805" calcext:value-type="float">
            <text:p>4805</text:p>
          </table:table-cell>
          <table:table-cell table:formula="of:=4*[.$D$3]*[.B4812]*(1-[.B4812])" office:value-type="float" office:value="0.00254279142997577" calcext:value-type="float">
            <text:p>0,002542791429976</text:p>
          </table:table-cell>
          <table:table-cell table:number-columns-repeated="5"/>
        </table:table-row>
        <table:table-row table:style-name="ro1">
          <table:table-cell table:formula="of:=[.A4813]+1" office:value-type="float" office:value="4806" calcext:value-type="float">
            <text:p>4806</text:p>
          </table:table-cell>
          <table:table-cell table:formula="of:=4*[.$D$3]*[.B4813]*(1-[.B4813])" office:value-type="float" office:value="0.0101453025668777" calcext:value-type="float">
            <text:p>0,010145302566878</text:p>
          </table:table-cell>
          <table:table-cell table:number-columns-repeated="5"/>
        </table:table-row>
        <table:table-row table:style-name="ro1">
          <table:table-cell table:formula="of:=[.A4814]+1" office:value-type="float" office:value="4807" calcext:value-type="float">
            <text:p>4807</text:p>
          </table:table-cell>
          <table:table-cell table:formula="of:=4*[.$D$3]*[.B4814]*(1-[.B4814])" office:value-type="float" office:value="0.0401695016108166" calcext:value-type="float">
            <text:p>0,040169501610817</text:p>
          </table:table-cell>
          <table:table-cell table:number-columns-repeated="5"/>
        </table:table-row>
        <table:table-row table:style-name="ro1">
          <table:table-cell table:formula="of:=[.A4815]+1" office:value-type="float" office:value="4808" calcext:value-type="float">
            <text:p>4808</text:p>
          </table:table-cell>
          <table:table-cell table:formula="of:=4*[.$D$3]*[.B4815]*(1-[.B4815])" office:value-type="float" office:value="0.154223651004621" calcext:value-type="float">
            <text:p>0,154223651004621</text:p>
          </table:table-cell>
          <table:table-cell table:number-columns-repeated="5"/>
        </table:table-row>
        <table:table-row table:style-name="ro1">
          <table:table-cell table:formula="of:=[.A4816]+1" office:value-type="float" office:value="4809" calcext:value-type="float">
            <text:p>4809</text:p>
          </table:table-cell>
          <table:table-cell table:formula="of:=4*[.$D$3]*[.B4816]*(1-[.B4816])" office:value-type="float" office:value="0.521754865901703" calcext:value-type="float">
            <text:p>0,521754865901703</text:p>
          </table:table-cell>
          <table:table-cell table:number-columns-repeated="5"/>
        </table:table-row>
        <table:table-row table:style-name="ro1">
          <table:table-cell table:formula="of:=[.A4817]+1" office:value-type="float" office:value="4810" calcext:value-type="float">
            <text:p>4810</text:p>
          </table:table-cell>
          <table:table-cell table:formula="of:=4*[.$D$3]*[.B4817]*(1-[.B4817])" office:value-type="float" office:value="0.998106903238396" calcext:value-type="float">
            <text:p>0,998106903238396</text:p>
          </table:table-cell>
          <table:table-cell table:number-columns-repeated="5"/>
        </table:table-row>
        <table:table-row table:style-name="ro1">
          <table:table-cell table:formula="of:=[.A4818]+1" office:value-type="float" office:value="4811" calcext:value-type="float">
            <text:p>4811</text:p>
          </table:table-cell>
          <table:table-cell table:formula="of:=4*[.$D$3]*[.B4818]*(1-[.B4818])" office:value-type="float" office:value="0.00755805178502209" calcext:value-type="float">
            <text:p>0,007558051785022</text:p>
          </table:table-cell>
          <table:table-cell table:number-columns-repeated="5"/>
        </table:table-row>
        <table:table-row table:style-name="ro1">
          <table:table-cell table:formula="of:=[.A4819]+1" office:value-type="float" office:value="4812" calcext:value-type="float">
            <text:p>4812</text:p>
          </table:table-cell>
          <table:table-cell table:formula="of:=4*[.$D$3]*[.B4819]*(1-[.B4819])" office:value-type="float" office:value="0.030003710552948" calcext:value-type="float">
            <text:p>0,030003710552948</text:p>
          </table:table-cell>
          <table:table-cell table:number-columns-repeated="5"/>
        </table:table-row>
        <table:table-row table:style-name="ro1">
          <table:table-cell table:formula="of:=[.A4820]+1" office:value-type="float" office:value="4813" calcext:value-type="float">
            <text:p>4813</text:p>
          </table:table-cell>
          <table:table-cell table:formula="of:=4*[.$D$3]*[.B4820]*(1-[.B4820])" office:value-type="float" office:value="0.116413951624012" calcext:value-type="float">
            <text:p>0,116413951624012</text:p>
          </table:table-cell>
          <table:table-cell table:number-columns-repeated="5"/>
        </table:table-row>
        <table:table-row table:style-name="ro1">
          <table:table-cell table:formula="of:=[.A4821]+1" office:value-type="float" office:value="4814" calcext:value-type="float">
            <text:p>4814</text:p>
          </table:table-cell>
          <table:table-cell table:formula="of:=4*[.$D$3]*[.B4821]*(1-[.B4821])" office:value-type="float" office:value="0.411446973965176" calcext:value-type="float">
            <text:p>0,411446973965176</text:p>
          </table:table-cell>
          <table:table-cell table:number-columns-repeated="5"/>
        </table:table-row>
        <table:table-row table:style-name="ro1">
          <table:table-cell table:formula="of:=[.A4822]+1" office:value-type="float" office:value="4815" calcext:value-type="float">
            <text:p>4815</text:p>
          </table:table-cell>
          <table:table-cell table:formula="of:=4*[.$D$3]*[.B4822]*(1-[.B4822])" office:value-type="float" office:value="0.968633446320303" calcext:value-type="float">
            <text:p>0,968633446320303</text:p>
          </table:table-cell>
          <table:table-cell table:number-columns-repeated="5"/>
        </table:table-row>
        <table:table-row table:style-name="ro1">
          <table:table-cell table:formula="of:=[.A4823]+1" office:value-type="float" office:value="4816" calcext:value-type="float">
            <text:p>4816</text:p>
          </table:table-cell>
          <table:table-cell table:formula="of:=4*[.$D$3]*[.B4823]*(1-[.B4823])" office:value-type="float" office:value="0.121530771959822" calcext:value-type="float">
            <text:p>0,121530771959822</text:p>
          </table:table-cell>
          <table:table-cell table:number-columns-repeated="5"/>
        </table:table-row>
        <table:table-row table:style-name="ro1">
          <table:table-cell table:formula="of:=[.A4824]+1" office:value-type="float" office:value="4817" calcext:value-type="float">
            <text:p>4817</text:p>
          </table:table-cell>
          <table:table-cell table:formula="of:=4*[.$D$3]*[.B4824]*(1-[.B4824])" office:value-type="float" office:value="0.427044173706687" calcext:value-type="float">
            <text:p>0,427044173706687</text:p>
          </table:table-cell>
          <table:table-cell table:number-columns-repeated="5"/>
        </table:table-row>
        <table:table-row table:style-name="ro1">
          <table:table-cell table:formula="of:=[.A4825]+1" office:value-type="float" office:value="4818" calcext:value-type="float">
            <text:p>4818</text:p>
          </table:table-cell>
          <table:table-cell table:formula="of:=4*[.$D$3]*[.B4825]*(1-[.B4825])" office:value-type="float" office:value="0.978709789639439" calcext:value-type="float">
            <text:p>0,978709789639439</text:p>
          </table:table-cell>
          <table:table-cell table:number-columns-repeated="5"/>
        </table:table-row>
        <table:table-row table:style-name="ro1">
          <table:table-cell table:formula="of:=[.A4826]+1" office:value-type="float" office:value="4819" calcext:value-type="float">
            <text:p>4819</text:p>
          </table:table-cell>
          <table:table-cell table:formula="of:=4*[.$D$3]*[.B4826]*(1-[.B4826])" office:value-type="float" office:value="0.083347749213455" calcext:value-type="float">
            <text:p>0,083347749213455</text:p>
          </table:table-cell>
          <table:table-cell table:number-columns-repeated="5"/>
        </table:table-row>
        <table:table-row table:style-name="ro1">
          <table:table-cell table:formula="of:=[.A4827]+1" office:value-type="float" office:value="4820" calcext:value-type="float">
            <text:p>4820</text:p>
          </table:table-cell>
          <table:table-cell table:formula="of:=4*[.$D$3]*[.B4827]*(1-[.B4827])" office:value-type="float" office:value="0.305603607658024" calcext:value-type="float">
            <text:p>0,305603607658024</text:p>
          </table:table-cell>
          <table:table-cell table:number-columns-repeated="5"/>
        </table:table-row>
        <table:table-row table:style-name="ro1">
          <table:table-cell table:formula="of:=[.A4828]+1" office:value-type="float" office:value="4821" calcext:value-type="float">
            <text:p>4821</text:p>
          </table:table-cell>
          <table:table-cell table:formula="of:=4*[.$D$3]*[.B4828]*(1-[.B4828])" office:value-type="float" office:value="0.848840170577698" calcext:value-type="float">
            <text:p>0,848840170577698</text:p>
          </table:table-cell>
          <table:table-cell table:number-columns-repeated="5"/>
        </table:table-row>
        <table:table-row table:style-name="ro1">
          <table:table-cell table:formula="of:=[.A4829]+1" office:value-type="float" office:value="4822" calcext:value-type="float">
            <text:p>4822</text:p>
          </table:table-cell>
          <table:table-cell table:formula="of:=4*[.$D$3]*[.B4829]*(1-[.B4829])" office:value-type="float" office:value="0.51324214156529" calcext:value-type="float">
            <text:p>0,51324214156529</text:p>
          </table:table-cell>
          <table:table-cell table:number-columns-repeated="5"/>
        </table:table-row>
        <table:table-row table:style-name="ro1">
          <table:table-cell table:formula="of:=[.A4830]+1" office:value-type="float" office:value="4823" calcext:value-type="float">
            <text:p>4823</text:p>
          </table:table-cell>
          <table:table-cell table:formula="of:=4*[.$D$3]*[.B4830]*(1-[.B4830])" office:value-type="float" office:value="0.999298582747059" calcext:value-type="float">
            <text:p>0,999298582747059</text:p>
          </table:table-cell>
          <table:table-cell table:number-columns-repeated="5"/>
        </table:table-row>
        <table:table-row table:style-name="ro1">
          <table:table-cell table:formula="of:=[.A4831]+1" office:value-type="float" office:value="4824" calcext:value-type="float">
            <text:p>4824</text:p>
          </table:table-cell>
          <table:table-cell table:formula="of:=4*[.$D$3]*[.B4831]*(1-[.B4831])" office:value-type="float" office:value="0.00280370106711193" calcext:value-type="float">
            <text:p>0,002803701067112</text:p>
          </table:table-cell>
          <table:table-cell table:number-columns-repeated="5"/>
        </table:table-row>
        <table:table-row table:style-name="ro1">
          <table:table-cell table:formula="of:=[.A4832]+1" office:value-type="float" office:value="4825" calcext:value-type="float">
            <text:p>4825</text:p>
          </table:table-cell>
          <table:table-cell table:formula="of:=4*[.$D$3]*[.B4832]*(1-[.B4832])" office:value-type="float" office:value="0.0111833613097528" calcext:value-type="float">
            <text:p>0,011183361309753</text:p>
          </table:table-cell>
          <table:table-cell table:number-columns-repeated="5"/>
        </table:table-row>
        <table:table-row table:style-name="ro1">
          <table:table-cell table:formula="of:=[.A4833]+1" office:value-type="float" office:value="4826" calcext:value-type="float">
            <text:p>4826</text:p>
          </table:table-cell>
          <table:table-cell table:formula="of:=4*[.$D$3]*[.B4833]*(1-[.B4833])" office:value-type="float" office:value="0.0442331749582734" calcext:value-type="float">
            <text:p>0,044233174958273</text:p>
          </table:table-cell>
          <table:table-cell table:number-columns-repeated="5"/>
        </table:table-row>
        <table:table-row table:style-name="ro1">
          <table:table-cell table:formula="of:=[.A4834]+1" office:value-type="float" office:value="4827" calcext:value-type="float">
            <text:p>4827</text:p>
          </table:table-cell>
          <table:table-cell table:formula="of:=4*[.$D$3]*[.B4834]*(1-[.B4834])" office:value-type="float" office:value="0.169106404765537" calcext:value-type="float">
            <text:p>0,169106404765537</text:p>
          </table:table-cell>
          <table:table-cell table:number-columns-repeated="5"/>
        </table:table-row>
        <table:table-row table:style-name="ro1">
          <table:table-cell table:formula="of:=[.A4835]+1" office:value-type="float" office:value="4828" calcext:value-type="float">
            <text:p>4828</text:p>
          </table:table-cell>
          <table:table-cell table:formula="of:=4*[.$D$3]*[.B4835]*(1-[.B4835])" office:value-type="float" office:value="0.562037714531245" calcext:value-type="float">
            <text:p>0,562037714531245</text:p>
          </table:table-cell>
          <table:table-cell table:number-columns-repeated="5"/>
        </table:table-row>
        <table:table-row table:style-name="ro1">
          <table:table-cell table:formula="of:=[.A4836]+1" office:value-type="float" office:value="4829" calcext:value-type="float">
            <text:p>4829</text:p>
          </table:table-cell>
          <table:table-cell table:formula="of:=4*[.$D$3]*[.B4836]*(1-[.B4836])" office:value-type="float" office:value="0.984605287902959" calcext:value-type="float">
            <text:p>0,984605287902959</text:p>
          </table:table-cell>
          <table:table-cell table:number-columns-repeated="5"/>
        </table:table-row>
        <table:table-row table:style-name="ro1">
          <table:table-cell table:formula="of:=[.A4837]+1" office:value-type="float" office:value="4830" calcext:value-type="float">
            <text:p>4830</text:p>
          </table:table-cell>
          <table:table-cell table:formula="of:=4*[.$D$3]*[.B4837]*(1-[.B4837])" office:value-type="float" office:value="0.0606308597459605" calcext:value-type="float">
            <text:p>0,060630859745961</text:p>
          </table:table-cell>
          <table:table-cell table:number-columns-repeated="5"/>
        </table:table-row>
        <table:table-row table:style-name="ro1">
          <table:table-cell table:formula="of:=[.A4838]+1" office:value-type="float" office:value="4831" calcext:value-type="float">
            <text:p>4831</text:p>
          </table:table-cell>
          <table:table-cell table:formula="of:=4*[.$D$3]*[.B4838]*(1-[.B4838])" office:value-type="float" office:value="0.227819034369705" calcext:value-type="float">
            <text:p>0,227819034369705</text:p>
          </table:table-cell>
          <table:table-cell table:number-columns-repeated="5"/>
        </table:table-row>
        <table:table-row table:style-name="ro1">
          <table:table-cell table:formula="of:=[.A4839]+1" office:value-type="float" office:value="4832" calcext:value-type="float">
            <text:p>4832</text:p>
          </table:table-cell>
          <table:table-cell table:formula="of:=4*[.$D$3]*[.B4839]*(1-[.B4839])" office:value-type="float" office:value="0.70367008779424" calcext:value-type="float">
            <text:p>0,70367008779424</text:p>
          </table:table-cell>
          <table:table-cell table:number-columns-repeated="5"/>
        </table:table-row>
        <table:table-row table:style-name="ro1">
          <table:table-cell table:formula="of:=[.A4840]+1" office:value-type="float" office:value="4833" calcext:value-type="float">
            <text:p>4833</text:p>
          </table:table-cell>
          <table:table-cell table:formula="of:=4*[.$D$3]*[.B4840]*(1-[.B4840])" office:value-type="float" office:value="0.834073981351546" calcext:value-type="float">
            <text:p>0,834073981351546</text:p>
          </table:table-cell>
          <table:table-cell table:number-columns-repeated="5"/>
        </table:table-row>
        <table:table-row table:style-name="ro1">
          <table:table-cell table:formula="of:=[.A4841]+1" office:value-type="float" office:value="4834" calcext:value-type="float">
            <text:p>4834</text:p>
          </table:table-cell>
          <table:table-cell table:formula="of:=4*[.$D$3]*[.B4841]*(1-[.B4841])" office:value-type="float" office:value="0.553578299935707" calcext:value-type="float">
            <text:p>0,553578299935707</text:p>
          </table:table-cell>
          <table:table-cell table:number-columns-repeated="5"/>
        </table:table-row>
        <table:table-row table:style-name="ro1">
          <table:table-cell table:formula="of:=[.A4842]+1" office:value-type="float" office:value="4835" calcext:value-type="float">
            <text:p>4835</text:p>
          </table:table-cell>
          <table:table-cell table:formula="of:=4*[.$D$3]*[.B4842]*(1-[.B4842])" office:value-type="float" office:value="0.988517463103997" calcext:value-type="float">
            <text:p>0,988517463103997</text:p>
          </table:table-cell>
          <table:table-cell table:number-columns-repeated="5"/>
        </table:table-row>
        <table:table-row table:style-name="ro1">
          <table:table-cell table:formula="of:=[.A4843]+1" office:value-type="float" office:value="4836" calcext:value-type="float">
            <text:p>4836</text:p>
          </table:table-cell>
          <table:table-cell table:formula="of:=4*[.$D$3]*[.B4843]*(1-[.B4843])" office:value-type="float" office:value="0.0454027529697379" calcext:value-type="float">
            <text:p>0,045402752969738</text:p>
          </table:table-cell>
          <table:table-cell table:number-columns-repeated="5"/>
        </table:table-row>
        <table:table-row table:style-name="ro1">
          <table:table-cell table:formula="of:=[.A4844]+1" office:value-type="float" office:value="4837" calcext:value-type="float">
            <text:p>4837</text:p>
          </table:table-cell>
          <table:table-cell table:formula="of:=4*[.$D$3]*[.B4844]*(1-[.B4844])" office:value-type="float" office:value="0.173365371970027" calcext:value-type="float">
            <text:p>0,173365371970027</text:p>
          </table:table-cell>
          <table:table-cell table:number-columns-repeated="5"/>
        </table:table-row>
        <table:table-row table:style-name="ro1">
          <table:table-cell table:formula="of:=[.A4845]+1" office:value-type="float" office:value="4838" calcext:value-type="float">
            <text:p>4838</text:p>
          </table:table-cell>
          <table:table-cell table:formula="of:=4*[.$D$3]*[.B4845]*(1-[.B4845])" office:value-type="float" office:value="0.573239279086886" calcext:value-type="float">
            <text:p>0,573239279086886</text:p>
          </table:table-cell>
          <table:table-cell table:number-columns-repeated="5"/>
        </table:table-row>
        <table:table-row table:style-name="ro1">
          <table:table-cell table:formula="of:=[.A4846]+1" office:value-type="float" office:value="4839" calcext:value-type="float">
            <text:p>4839</text:p>
          </table:table-cell>
          <table:table-cell table:formula="of:=4*[.$D$3]*[.B4846]*(1-[.B4846])" office:value-type="float" office:value="0.978544031995333" calcext:value-type="float">
            <text:p>0,978544031995333</text:p>
          </table:table-cell>
          <table:table-cell table:number-columns-repeated="5"/>
        </table:table-row>
        <table:table-row table:style-name="ro1">
          <table:table-cell table:formula="of:=[.A4847]+1" office:value-type="float" office:value="4840" calcext:value-type="float">
            <text:p>4840</text:p>
          </table:table-cell>
          <table:table-cell table:formula="of:=4*[.$D$3]*[.B4847]*(1-[.B4847])" office:value-type="float" office:value="0.0839824377665992" calcext:value-type="float">
            <text:p>0,083982437766599</text:p>
          </table:table-cell>
          <table:table-cell table:number-columns-repeated="5"/>
        </table:table-row>
        <table:table-row table:style-name="ro1">
          <table:table-cell table:formula="of:=[.A4848]+1" office:value-type="float" office:value="4841" calcext:value-type="float">
            <text:p>4841</text:p>
          </table:table-cell>
          <table:table-cell table:formula="of:=4*[.$D$3]*[.B4848]*(1-[.B4848])" office:value-type="float" office:value="0.307717551653514" calcext:value-type="float">
            <text:p>0,307717551653514</text:p>
          </table:table-cell>
          <table:table-cell table:number-columns-repeated="5"/>
        </table:table-row>
        <table:table-row table:style-name="ro1">
          <table:table-cell table:formula="of:=[.A4849]+1" office:value-type="float" office:value="4842" calcext:value-type="float">
            <text:p>4842</text:p>
          </table:table-cell>
          <table:table-cell table:formula="of:=4*[.$D$3]*[.B4849]*(1-[.B4849])" office:value-type="float" office:value="0.852109840231524" calcext:value-type="float">
            <text:p>0,852109840231524</text:p>
          </table:table-cell>
          <table:table-cell table:number-columns-repeated="5"/>
        </table:table-row>
        <table:table-row table:style-name="ro1">
          <table:table-cell table:formula="of:=[.A4850]+1" office:value-type="float" office:value="4843" calcext:value-type="float">
            <text:p>4843</text:p>
          </table:table-cell>
          <table:table-cell table:formula="of:=4*[.$D$3]*[.B4850]*(1-[.B4850])" office:value-type="float" office:value="0.504074641648524" calcext:value-type="float">
            <text:p>0,504074641648524</text:p>
          </table:table-cell>
          <table:table-cell table:number-columns-repeated="5"/>
        </table:table-row>
        <table:table-row table:style-name="ro1">
          <table:table-cell table:formula="of:=[.A4851]+1" office:value-type="float" office:value="4844" calcext:value-type="float">
            <text:p>4844</text:p>
          </table:table-cell>
          <table:table-cell table:formula="of:=4*[.$D$3]*[.B4851]*(1-[.B4851])" office:value-type="float" office:value="0.999933589181744" calcext:value-type="float">
            <text:p>0,999933589181744</text:p>
          </table:table-cell>
          <table:table-cell table:number-columns-repeated="5"/>
        </table:table-row>
        <table:table-row table:style-name="ro1">
          <table:table-cell table:formula="of:=[.A4852]+1" office:value-type="float" office:value="4845" calcext:value-type="float">
            <text:p>4845</text:p>
          </table:table-cell>
          <table:table-cell table:formula="of:=4*[.$D$3]*[.B4852]*(1-[.B4852])" office:value-type="float" office:value="0.000265625631435017" calcext:value-type="float">
            <text:p>0,000265625631435</text:p>
          </table:table-cell>
          <table:table-cell table:number-columns-repeated="5"/>
        </table:table-row>
        <table:table-row table:style-name="ro1">
          <table:table-cell table:formula="of:=[.A4853]+1" office:value-type="float" office:value="4846" calcext:value-type="float">
            <text:p>4846</text:p>
          </table:table-cell>
          <table:table-cell table:formula="of:=4*[.$D$3]*[.B4853]*(1-[.B4853])" office:value-type="float" office:value="0.00106222029783577" calcext:value-type="float">
            <text:p>0,001062220297836</text:p>
          </table:table-cell>
          <table:table-cell table:number-columns-repeated="5"/>
        </table:table-row>
        <table:table-row table:style-name="ro1">
          <table:table-cell table:formula="of:=[.A4854]+1" office:value-type="float" office:value="4847" calcext:value-type="float">
            <text:p>4847</text:p>
          </table:table-cell>
          <table:table-cell table:formula="of:=4*[.$D$3]*[.B4854]*(1-[.B4854])" office:value-type="float" office:value="0.00424436794349853" calcext:value-type="float">
            <text:p>0,004244367943499</text:p>
          </table:table-cell>
          <table:table-cell table:number-columns-repeated="5"/>
        </table:table-row>
        <table:table-row table:style-name="ro1">
          <table:table-cell table:formula="of:=[.A4855]+1" office:value-type="float" office:value="4848" calcext:value-type="float">
            <text:p>4848</text:p>
          </table:table-cell>
          <table:table-cell table:formula="of:=4*[.$D$3]*[.B4855]*(1-[.B4855])" office:value-type="float" office:value="0.0169054131370349" calcext:value-type="float">
            <text:p>0,016905413137035</text:p>
          </table:table-cell>
          <table:table-cell table:number-columns-repeated="5"/>
        </table:table-row>
        <table:table-row table:style-name="ro1">
          <table:table-cell table:formula="of:=[.A4856]+1" office:value-type="float" office:value="4849" calcext:value-type="float">
            <text:p>4849</text:p>
          </table:table-cell>
          <table:table-cell table:formula="of:=4*[.$D$3]*[.B4856]*(1-[.B4856])" office:value-type="float" office:value="0.0664784805748044" calcext:value-type="float">
            <text:p>0,066478480574804</text:p>
          </table:table-cell>
          <table:table-cell table:number-columns-repeated="5"/>
        </table:table-row>
        <table:table-row table:style-name="ro1">
          <table:table-cell table:formula="of:=[.A4857]+1" office:value-type="float" office:value="4850" calcext:value-type="float">
            <text:p>4850</text:p>
          </table:table-cell>
          <table:table-cell table:formula="of:=4*[.$D$3]*[.B4857]*(1-[.B4857])" office:value-type="float" office:value="0.248236368781079" calcext:value-type="float">
            <text:p>0,248236368781079</text:p>
          </table:table-cell>
          <table:table-cell table:number-columns-repeated="5"/>
        </table:table-row>
        <table:table-row table:style-name="ro1">
          <table:table-cell table:formula="of:=[.A4858]+1" office:value-type="float" office:value="4851" calcext:value-type="float">
            <text:p>4851</text:p>
          </table:table-cell>
          <table:table-cell table:formula="of:=4*[.$D$3]*[.B4858]*(1-[.B4858])" office:value-type="float" office:value="0.746460295981853" calcext:value-type="float">
            <text:p>0,746460295981853</text:p>
          </table:table-cell>
          <table:table-cell table:number-columns-repeated="5"/>
        </table:table-row>
        <table:table-row table:style-name="ro1">
          <table:table-cell table:formula="of:=[.A4859]+1" office:value-type="float" office:value="4852" calcext:value-type="float">
            <text:p>4852</text:p>
          </table:table-cell>
          <table:table-cell table:formula="of:=4*[.$D$3]*[.B4859]*(1-[.B4859])" office:value-type="float" office:value="0.75702929001815" calcext:value-type="float">
            <text:p>0,75702929001815</text:p>
          </table:table-cell>
          <table:table-cell table:number-columns-repeated="5"/>
        </table:table-row>
        <table:table-row table:style-name="ro1">
          <table:table-cell table:formula="of:=[.A4860]+1" office:value-type="float" office:value="4853" calcext:value-type="float">
            <text:p>4853</text:p>
          </table:table-cell>
          <table:table-cell table:formula="of:=4*[.$D$3]*[.B4860]*(1-[.B4860])" office:value-type="float" office:value="0.735743776291062" calcext:value-type="float">
            <text:p>0,735743776291062</text:p>
          </table:table-cell>
          <table:table-cell table:number-columns-repeated="5"/>
        </table:table-row>
        <table:table-row table:style-name="ro1">
          <table:table-cell table:formula="of:=[.A4861]+1" office:value-type="float" office:value="4854" calcext:value-type="float">
            <text:p>4854</text:p>
          </table:table-cell>
          <table:table-cell table:formula="of:=4*[.$D$3]*[.B4861]*(1-[.B4861])" office:value-type="float" office:value="0.777699487760119" calcext:value-type="float">
            <text:p>0,777699487760119</text:p>
          </table:table-cell>
          <table:table-cell table:number-columns-repeated="5"/>
        </table:table-row>
        <table:table-row table:style-name="ro1">
          <table:table-cell table:formula="of:=[.A4862]+1" office:value-type="float" office:value="4855" calcext:value-type="float">
            <text:p>4855</text:p>
          </table:table-cell>
          <table:table-cell table:formula="of:=4*[.$D$3]*[.B4862]*(1-[.B4862])" office:value-type="float" office:value="0.691531977991071" calcext:value-type="float">
            <text:p>0,691531977991071</text:p>
          </table:table-cell>
          <table:table-cell table:number-columns-repeated="5"/>
        </table:table-row>
        <table:table-row table:style-name="ro1">
          <table:table-cell table:formula="of:=[.A4863]+1" office:value-type="float" office:value="4856" calcext:value-type="float">
            <text:p>4856</text:p>
          </table:table-cell>
          <table:table-cell table:formula="of:=4*[.$D$3]*[.B4863]*(1-[.B4863])" office:value-type="float" office:value="0.853262005627312" calcext:value-type="float">
            <text:p>0,853262005627312</text:p>
          </table:table-cell>
          <table:table-cell table:number-columns-repeated="5"/>
        </table:table-row>
        <table:table-row table:style-name="ro1">
          <table:table-cell table:formula="of:=[.A4864]+1" office:value-type="float" office:value="4857" calcext:value-type="float">
            <text:p>4857</text:p>
          </table:table-cell>
          <table:table-cell table:formula="of:=4*[.$D$3]*[.B4864]*(1-[.B4864])" office:value-type="float" office:value="0.500823821520675" calcext:value-type="float">
            <text:p>0,500823821520675</text:p>
          </table:table-cell>
          <table:table-cell table:number-columns-repeated="5"/>
        </table:table-row>
        <table:table-row table:style-name="ro1">
          <table:table-cell table:formula="of:=[.A4865]+1" office:value-type="float" office:value="4858" calcext:value-type="float">
            <text:p>4858</text:p>
          </table:table-cell>
          <table:table-cell table:formula="of:=4*[.$D$3]*[.B4865]*(1-[.B4865])" office:value-type="float" office:value="0.999997285272408" calcext:value-type="float">
            <text:p>0,999997285272408</text:p>
          </table:table-cell>
          <table:table-cell table:number-columns-repeated="5"/>
        </table:table-row>
        <table:table-row table:style-name="ro1">
          <table:table-cell table:formula="of:=[.A4866]+1" office:value-type="float" office:value="4859" calcext:value-type="float">
            <text:p>4859</text:p>
          </table:table-cell>
          <table:table-cell table:formula="of:=4*[.$D$3]*[.B4866]*(1-[.B4866])" office:value-type="float" office:value="0.0000108588808879119" calcext:value-type="float">
            <text:p>1,08588808879119E-05</text:p>
          </table:table-cell>
          <table:table-cell table:number-columns-repeated="5"/>
        </table:table-row>
        <table:table-row table:style-name="ro1">
          <table:table-cell table:formula="of:=[.A4867]+1" office:value-type="float" office:value="4860" calcext:value-type="float">
            <text:p>4860</text:p>
          </table:table-cell>
          <table:table-cell table:formula="of:=4*[.$D$3]*[.B4867]*(1-[.B4867])" office:value-type="float" office:value="0.0000434350518904709" calcext:value-type="float">
            <text:p>4,34350518904709E-05</text:p>
          </table:table-cell>
          <table:table-cell table:number-columns-repeated="5"/>
        </table:table-row>
        <table:table-row table:style-name="ro1">
          <table:table-cell table:formula="of:=[.A4868]+1" office:value-type="float" office:value="4861" calcext:value-type="float">
            <text:p>4861</text:p>
          </table:table-cell>
          <table:table-cell table:formula="of:=4*[.$D$3]*[.B4868]*(1-[.B4868])" office:value-type="float" office:value="0.000173732661146953" calcext:value-type="float">
            <text:p>0,000173732661147</text:p>
          </table:table-cell>
          <table:table-cell table:number-columns-repeated="5"/>
        </table:table-row>
        <table:table-row table:style-name="ro1">
          <table:table-cell table:formula="of:=[.A4869]+1" office:value-type="float" office:value="4862" calcext:value-type="float">
            <text:p>4862</text:p>
          </table:table-cell>
          <table:table-cell table:formula="of:=4*[.$D$3]*[.B4869]*(1-[.B4869])" office:value-type="float" office:value="0.000694809912437614" calcext:value-type="float">
            <text:p>0,000694809912438</text:p>
          </table:table-cell>
          <table:table-cell table:number-columns-repeated="5"/>
        </table:table-row>
        <table:table-row table:style-name="ro1">
          <table:table-cell table:formula="of:=[.A4870]+1" office:value-type="float" office:value="4863" calcext:value-type="float">
            <text:p>4863</text:p>
          </table:table-cell>
          <table:table-cell table:formula="of:=4*[.$D$3]*[.B4870]*(1-[.B4870])" office:value-type="float" office:value="0.00277730860649277" calcext:value-type="float">
            <text:p>0,002777308606493</text:p>
          </table:table-cell>
          <table:table-cell table:number-columns-repeated="5"/>
        </table:table-row>
        <table:table-row table:style-name="ro1">
          <table:table-cell table:formula="of:=[.A4871]+1" office:value-type="float" office:value="4864" calcext:value-type="float">
            <text:p>4864</text:p>
          </table:table-cell>
          <table:table-cell table:formula="of:=4*[.$D$3]*[.B4871]*(1-[.B4871])" office:value-type="float" office:value="0.0110783806535883" calcext:value-type="float">
            <text:p>0,011078380653588</text:p>
          </table:table-cell>
          <table:table-cell table:number-columns-repeated="5"/>
        </table:table-row>
        <table:table-row table:style-name="ro1">
          <table:table-cell table:formula="of:=[.A4872]+1" office:value-type="float" office:value="4865" calcext:value-type="float">
            <text:p>4865</text:p>
          </table:table-cell>
          <table:table-cell table:formula="of:=4*[.$D$3]*[.B4872]*(1-[.B4872])" office:value-type="float" office:value="0.04382260054273" calcext:value-type="float">
            <text:p>0,04382260054273</text:p>
          </table:table-cell>
          <table:table-cell table:number-columns-repeated="5"/>
        </table:table-row>
        <table:table-row table:style-name="ro1">
          <table:table-cell table:formula="of:=[.A4873]+1" office:value-type="float" office:value="4866" calcext:value-type="float">
            <text:p>4866</text:p>
          </table:table-cell>
          <table:table-cell table:formula="of:=4*[.$D$3]*[.B4873]*(1-[.B4873])" office:value-type="float" office:value="0.167608720897609" calcext:value-type="float">
            <text:p>0,167608720897609</text:p>
          </table:table-cell>
          <table:table-cell table:number-columns-repeated="5"/>
        </table:table-row>
        <table:table-row table:style-name="ro1">
          <table:table-cell table:formula="of:=[.A4874]+1" office:value-type="float" office:value="4867" calcext:value-type="float">
            <text:p>4867</text:p>
          </table:table-cell>
          <table:table-cell table:formula="of:=4*[.$D$3]*[.B4874]*(1-[.B4874])" office:value-type="float" office:value="0.558064150306706" calcext:value-type="float">
            <text:p>0,558064150306706</text:p>
          </table:table-cell>
          <table:table-cell table:number-columns-repeated="5"/>
        </table:table-row>
        <table:table-row table:style-name="ro1">
          <table:table-cell table:formula="of:=[.A4875]+1" office:value-type="float" office:value="4868" calcext:value-type="float">
            <text:p>4868</text:p>
          </table:table-cell>
          <table:table-cell table:formula="of:=4*[.$D$3]*[.B4875]*(1-[.B4875])" office:value-type="float" office:value="0.986514217796641" calcext:value-type="float">
            <text:p>0,986514217796641</text:p>
          </table:table-cell>
          <table:table-cell table:number-columns-repeated="5"/>
        </table:table-row>
        <table:table-row table:style-name="ro1">
          <table:table-cell table:formula="of:=[.A4876]+1" office:value-type="float" office:value="4869" calcext:value-type="float">
            <text:p>4869</text:p>
          </table:table-cell>
          <table:table-cell table:formula="of:=4*[.$D$3]*[.B4876]*(1-[.B4876])" office:value-type="float" office:value="0.05321566352689" calcext:value-type="float">
            <text:p>0,05321566352689</text:p>
          </table:table-cell>
          <table:table-cell table:number-columns-repeated="5"/>
        </table:table-row>
        <table:table-row table:style-name="ro1">
          <table:table-cell table:formula="of:=[.A4877]+1" office:value-type="float" office:value="4870" calcext:value-type="float">
            <text:p>4870</text:p>
          </table:table-cell>
          <table:table-cell table:formula="of:=4*[.$D$3]*[.B4877]*(1-[.B4877])" office:value-type="float" office:value="0.201535026729131" calcext:value-type="float">
            <text:p>0,201535026729131</text:p>
          </table:table-cell>
          <table:table-cell table:number-columns-repeated="5"/>
        </table:table-row>
        <table:table-row table:style-name="ro1">
          <table:table-cell table:formula="of:=[.A4878]+1" office:value-type="float" office:value="4871" calcext:value-type="float">
            <text:p>4871</text:p>
          </table:table-cell>
          <table:table-cell table:formula="of:=4*[.$D$3]*[.B4878]*(1-[.B4878])" office:value-type="float" office:value="0.643674638921679" calcext:value-type="float">
            <text:p>0,643674638921679</text:p>
          </table:table-cell>
          <table:table-cell table:number-columns-repeated="5"/>
        </table:table-row>
        <table:table-row table:style-name="ro1">
          <table:table-cell table:formula="of:=[.A4879]+1" office:value-type="float" office:value="4872" calcext:value-type="float">
            <text:p>4872</text:p>
          </table:table-cell>
          <table:table-cell table:formula="of:=4*[.$D$3]*[.B4879]*(1-[.B4879])" office:value-type="float" office:value="0.917430392522901" calcext:value-type="float">
            <text:p>0,917430392522901</text:p>
          </table:table-cell>
          <table:table-cell table:number-columns-repeated="5"/>
        </table:table-row>
        <table:table-row table:style-name="ro1">
          <table:table-cell table:formula="of:=[.A4880]+1" office:value-type="float" office:value="4873" calcext:value-type="float">
            <text:p>4873</text:p>
          </table:table-cell>
          <table:table-cell table:formula="of:=4*[.$D$3]*[.B4880]*(1-[.B4880])" office:value-type="float" office:value="0.303007469592708" calcext:value-type="float">
            <text:p>0,303007469592708</text:p>
          </table:table-cell>
          <table:table-cell table:number-columns-repeated="5"/>
        </table:table-row>
        <table:table-row table:style-name="ro1">
          <table:table-cell table:formula="of:=[.A4881]+1" office:value-type="float" office:value="4874" calcext:value-type="float">
            <text:p>4874</text:p>
          </table:table-cell>
          <table:table-cell table:formula="of:=4*[.$D$3]*[.B4881]*(1-[.B4881])" office:value-type="float" office:value="0.844775771854929" calcext:value-type="float">
            <text:p>0,844775771854929</text:p>
          </table:table-cell>
          <table:table-cell table:number-columns-repeated="5"/>
        </table:table-row>
        <table:table-row table:style-name="ro1">
          <table:table-cell table:formula="of:=[.A4882]+1" office:value-type="float" office:value="4875" calcext:value-type="float">
            <text:p>4875</text:p>
          </table:table-cell>
          <table:table-cell table:formula="of:=4*[.$D$3]*[.B4882]*(1-[.B4882])" office:value-type="float" office:value="0.524518668567352" calcext:value-type="float">
            <text:p>0,524518668567352</text:p>
          </table:table-cell>
          <table:table-cell table:number-columns-repeated="5"/>
        </table:table-row>
        <table:table-row table:style-name="ro1">
          <table:table-cell table:formula="of:=[.A4883]+1" office:value-type="float" office:value="4876" calcext:value-type="float">
            <text:p>4876</text:p>
          </table:table-cell>
          <table:table-cell table:formula="of:=4*[.$D$3]*[.B4883]*(1-[.B4883])" office:value-type="float" office:value="0.997595339566737" calcext:value-type="float">
            <text:p>0,997595339566737</text:p>
          </table:table-cell>
          <table:table-cell table:number-columns-repeated="5"/>
        </table:table-row>
        <table:table-row table:style-name="ro1">
          <table:table-cell table:formula="of:=[.A4884]+1" office:value-type="float" office:value="4877" calcext:value-type="float">
            <text:p>4877</text:p>
          </table:table-cell>
          <table:table-cell table:formula="of:=4*[.$D$3]*[.B4884]*(1-[.B4884])" office:value-type="float" office:value="0.00959551216585363" calcext:value-type="float">
            <text:p>0,009595512165854</text:p>
          </table:table-cell>
          <table:table-cell table:number-columns-repeated="5"/>
        </table:table-row>
        <table:table-row table:style-name="ro1">
          <table:table-cell table:formula="of:=[.A4885]+1" office:value-type="float" office:value="4878" calcext:value-type="float">
            <text:p>4878</text:p>
          </table:table-cell>
          <table:table-cell table:formula="of:=4*[.$D$3]*[.B4885]*(1-[.B4885])" office:value-type="float" office:value="0.0380137532485143" calcext:value-type="float">
            <text:p>0,038013753248514</text:p>
          </table:table-cell>
          <table:table-cell table:number-columns-repeated="5"/>
        </table:table-row>
        <table:table-row table:style-name="ro1">
          <table:table-cell table:formula="of:=[.A4886]+1" office:value-type="float" office:value="4879" calcext:value-type="float">
            <text:p>4879</text:p>
          </table:table-cell>
          <table:table-cell table:formula="of:=4*[.$D$3]*[.B4886]*(1-[.B4886])" office:value-type="float" office:value="0.146274831249902" calcext:value-type="float">
            <text:p>0,146274831249902</text:p>
          </table:table-cell>
          <table:table-cell table:number-columns-repeated="5"/>
        </table:table-row>
        <table:table-row table:style-name="ro1">
          <table:table-cell table:formula="of:=[.A4887]+1" office:value-type="float" office:value="4880" calcext:value-type="float">
            <text:p>4880</text:p>
          </table:table-cell>
          <table:table-cell table:formula="of:=4*[.$D$3]*[.B4887]*(1-[.B4887])" office:value-type="float" office:value="0.499514019970858" calcext:value-type="float">
            <text:p>0,499514019970858</text:p>
          </table:table-cell>
          <table:table-cell table:number-columns-repeated="5"/>
        </table:table-row>
        <table:table-row table:style-name="ro1">
          <table:table-cell table:formula="of:=[.A4888]+1" office:value-type="float" office:value="4881" calcext:value-type="float">
            <text:p>4881</text:p>
          </table:table-cell>
          <table:table-cell table:formula="of:=4*[.$D$3]*[.B4888]*(1-[.B4888])" office:value-type="float" office:value="0.999999055293645" calcext:value-type="float">
            <text:p>0,999999055293645</text:p>
          </table:table-cell>
          <table:table-cell table:number-columns-repeated="5"/>
        </table:table-row>
        <table:table-row table:style-name="ro1">
          <table:table-cell table:formula="of:=[.A4889]+1" office:value-type="float" office:value="4882" calcext:value-type="float">
            <text:p>4882</text:p>
          </table:table-cell>
          <table:table-cell table:formula="of:=4*[.$D$3]*[.B4889]*(1-[.B4889])" office:value-type="float" office:value="0.00000377882184980649" calcext:value-type="float">
            <text:p>3,77882184980649E-06</text:p>
          </table:table-cell>
          <table:table-cell table:number-columns-repeated="5"/>
        </table:table-row>
        <table:table-row table:style-name="ro1">
          <table:table-cell table:formula="of:=[.A4890]+1" office:value-type="float" office:value="4883" calcext:value-type="float">
            <text:p>4883</text:p>
          </table:table-cell>
          <table:table-cell table:formula="of:=4*[.$D$3]*[.B4890]*(1-[.B4890])" office:value-type="float" office:value="0.0000151152302812477" calcext:value-type="float">
            <text:p>1,51152302812477E-05</text:p>
          </table:table-cell>
          <table:table-cell table:number-columns-repeated="5"/>
        </table:table-row>
        <table:table-row table:style-name="ro1">
          <table:table-cell table:formula="of:=[.A4891]+1" office:value-type="float" office:value="4884" calcext:value-type="float">
            <text:p>4884</text:p>
          </table:table-cell>
          <table:table-cell table:formula="of:=4*[.$D$3]*[.B4891]*(1-[.B4891])" office:value-type="float" office:value="0.0000604600072442449" calcext:value-type="float">
            <text:p>6,04600072442449E-05</text:p>
          </table:table-cell>
          <table:table-cell table:number-columns-repeated="5"/>
        </table:table-row>
        <table:table-row table:style-name="ro1">
          <table:table-cell table:formula="of:=[.A4892]+1" office:value-type="float" office:value="4885" calcext:value-type="float">
            <text:p>4885</text:p>
          </table:table-cell>
          <table:table-cell table:formula="of:=4*[.$D$3]*[.B4892]*(1-[.B4892])" office:value-type="float" office:value="0.000241825407327076" calcext:value-type="float">
            <text:p>0,000241825407327</text:p>
          </table:table-cell>
          <table:table-cell table:number-columns-repeated="5"/>
        </table:table-row>
        <table:table-row table:style-name="ro1">
          <table:table-cell table:formula="of:=[.A4893]+1" office:value-type="float" office:value="4886" calcext:value-type="float">
            <text:p>4886</text:p>
          </table:table-cell>
          <table:table-cell table:formula="of:=4*[.$D$3]*[.B4893]*(1-[.B4893])" office:value-type="float" office:value="0.000967067711197788" calcext:value-type="float">
            <text:p>0,000967067711198</text:p>
          </table:table-cell>
          <table:table-cell table:number-columns-repeated="5"/>
        </table:table-row>
        <table:table-row table:style-name="ro1">
          <table:table-cell table:formula="of:=[.A4894]+1" office:value-type="float" office:value="4887" calcext:value-type="float">
            <text:p>4887</text:p>
          </table:table-cell>
          <table:table-cell table:formula="of:=4*[.$D$3]*[.B4894]*(1-[.B4894])" office:value-type="float" office:value="0.00386452996495898" calcext:value-type="float">
            <text:p>0,003864529964959</text:p>
          </table:table-cell>
          <table:table-cell table:number-columns-repeated="5"/>
        </table:table-row>
        <table:table-row table:style-name="ro1">
          <table:table-cell table:formula="of:=[.A4895]+1" office:value-type="float" office:value="4888" calcext:value-type="float">
            <text:p>4888</text:p>
          </table:table-cell>
          <table:table-cell table:formula="of:=4*[.$D$3]*[.B4895]*(1-[.B4895])" office:value-type="float" office:value="0.0153983814924357" calcext:value-type="float">
            <text:p>0,015398381492436</text:p>
          </table:table-cell>
          <table:table-cell table:number-columns-repeated="5"/>
        </table:table-row>
        <table:table-row table:style-name="ro1">
          <table:table-cell table:formula="of:=[.A4896]+1" office:value-type="float" office:value="4889" calcext:value-type="float">
            <text:p>4889</text:p>
          </table:table-cell>
          <table:table-cell table:formula="of:=4*[.$D$3]*[.B4896]*(1-[.B4896])" office:value-type="float" office:value="0.0606450853593964" calcext:value-type="float">
            <text:p>0,060645085359396</text:p>
          </table:table-cell>
          <table:table-cell table:number-columns-repeated="5"/>
        </table:table-row>
        <table:table-row table:style-name="ro1">
          <table:table-cell table:formula="of:=[.A4897]+1" office:value-type="float" office:value="4890" calcext:value-type="float">
            <text:p>4890</text:p>
          </table:table-cell>
          <table:table-cell table:formula="of:=4*[.$D$3]*[.B4897]*(1-[.B4897])" office:value-type="float" office:value="0.227869035924592" calcext:value-type="float">
            <text:p>0,227869035924592</text:p>
          </table:table-cell>
          <table:table-cell table:number-columns-repeated="5"/>
        </table:table-row>
        <table:table-row table:style-name="ro1">
          <table:table-cell table:formula="of:=[.A4898]+1" office:value-type="float" office:value="4891" calcext:value-type="float">
            <text:p>4891</text:p>
          </table:table-cell>
          <table:table-cell table:formula="of:=4*[.$D$3]*[.B4898]*(1-[.B4898])" office:value-type="float" office:value="0.703778953565555" calcext:value-type="float">
            <text:p>0,703778953565555</text:p>
          </table:table-cell>
          <table:table-cell table:number-columns-repeated="5"/>
        </table:table-row>
        <table:table-row table:style-name="ro1">
          <table:table-cell table:formula="of:=[.A4899]+1" office:value-type="float" office:value="4892" calcext:value-type="float">
            <text:p>4892</text:p>
          </table:table-cell>
          <table:table-cell table:formula="of:=4*[.$D$3]*[.B4899]*(1-[.B4899])" office:value-type="float" office:value="0.83389655233491" calcext:value-type="float">
            <text:p>0,83389655233491</text:p>
          </table:table-cell>
          <table:table-cell table:number-columns-repeated="5"/>
        </table:table-row>
        <table:table-row table:style-name="ro1">
          <table:table-cell table:formula="of:=[.A4900]+1" office:value-type="float" office:value="4893" calcext:value-type="float">
            <text:p>4893</text:p>
          </table:table-cell>
          <table:table-cell table:formula="of:=4*[.$D$3]*[.B4900]*(1-[.B4900])" office:value-type="float" office:value="0.554052369355444" calcext:value-type="float">
            <text:p>0,554052369355444</text:p>
          </table:table-cell>
          <table:table-cell table:number-columns-repeated="5"/>
        </table:table-row>
        <table:table-row table:style-name="ro1">
          <table:table-cell table:formula="of:=[.A4901]+1" office:value-type="float" office:value="4894" calcext:value-type="float">
            <text:p>4894</text:p>
          </table:table-cell>
          <table:table-cell table:formula="of:=4*[.$D$3]*[.B4901]*(1-[.B4901])" office:value-type="float" office:value="0.988313365468251" calcext:value-type="float">
            <text:p>0,988313365468251</text:p>
          </table:table-cell>
          <table:table-cell table:number-columns-repeated="5"/>
        </table:table-row>
        <table:table-row table:style-name="ro1">
          <table:table-cell table:formula="of:=[.A4902]+1" office:value-type="float" office:value="4895" calcext:value-type="float">
            <text:p>4895</text:p>
          </table:table-cell>
          <table:table-cell table:formula="of:=4*[.$D$3]*[.B4902]*(1-[.B4902])" office:value-type="float" office:value="0.0462002284202827" calcext:value-type="float">
            <text:p>0,046200228420283</text:p>
          </table:table-cell>
          <table:table-cell table:number-columns-repeated="5"/>
        </table:table-row>
        <table:table-row table:style-name="ro1">
          <table:table-cell table:formula="of:=[.A4903]+1" office:value-type="float" office:value="4896" calcext:value-type="float">
            <text:p>4896</text:p>
          </table:table-cell>
          <table:table-cell table:formula="of:=4*[.$D$3]*[.B4903]*(1-[.B4903])" office:value-type="float" office:value="0.176263069256785" calcext:value-type="float">
            <text:p>0,176263069256785</text:p>
          </table:table-cell>
          <table:table-cell table:number-columns-repeated="5"/>
        </table:table-row>
        <table:table-row table:style-name="ro1">
          <table:table-cell table:formula="of:=[.A4904]+1" office:value-type="float" office:value="4897" calcext:value-type="float">
            <text:p>4897</text:p>
          </table:table-cell>
          <table:table-cell table:formula="of:=4*[.$D$3]*[.B4904]*(1-[.B4904])" office:value-type="float" office:value="0.580777598691852" calcext:value-type="float">
            <text:p>0,580777598691852</text:p>
          </table:table-cell>
          <table:table-cell table:number-columns-repeated="5"/>
        </table:table-row>
        <table:table-row table:style-name="ro1">
          <table:table-cell table:formula="of:=[.A4905]+1" office:value-type="float" office:value="4898" calcext:value-type="float">
            <text:p>4898</text:p>
          </table:table-cell>
          <table:table-cell table:formula="of:=4*[.$D$3]*[.B4905]*(1-[.B4905])" office:value-type="float" office:value="0.973899918198312" calcext:value-type="float">
            <text:p>0,973899918198312</text:p>
          </table:table-cell>
          <table:table-cell table:number-columns-repeated="5"/>
        </table:table-row>
        <table:table-row table:style-name="ro1">
          <table:table-cell table:formula="of:=[.A4906]+1" office:value-type="float" office:value="4899" calcext:value-type="float">
            <text:p>4899</text:p>
          </table:table-cell>
          <table:table-cell table:formula="of:=4*[.$D$3]*[.B4906]*(1-[.B4906])" office:value-type="float" office:value="0.101675470126532" calcext:value-type="float">
            <text:p>0,101675470126532</text:p>
          </table:table-cell>
          <table:table-cell table:number-columns-repeated="5"/>
        </table:table-row>
        <table:table-row table:style-name="ro1">
          <table:table-cell table:formula="of:=[.A4907]+1" office:value-type="float" office:value="4900" calcext:value-type="float">
            <text:p>4900</text:p>
          </table:table-cell>
          <table:table-cell table:formula="of:=4*[.$D$3]*[.B4907]*(1-[.B4907])" office:value-type="float" office:value="0.365350275604324" calcext:value-type="float">
            <text:p>0,365350275604324</text:p>
          </table:table-cell>
          <table:table-cell table:number-columns-repeated="5"/>
        </table:table-row>
        <table:table-row table:style-name="ro1">
          <table:table-cell table:formula="of:=[.A4908]+1" office:value-type="float" office:value="4901" calcext:value-type="float">
            <text:p>4901</text:p>
          </table:table-cell>
          <table:table-cell table:formula="of:=4*[.$D$3]*[.B4908]*(1-[.B4908])" office:value-type="float" office:value="0.927477806880674" calcext:value-type="float">
            <text:p>0,927477806880674</text:p>
          </table:table-cell>
          <table:table-cell table:number-columns-repeated="5"/>
        </table:table-row>
        <table:table-row table:style-name="ro1">
          <table:table-cell table:formula="of:=[.A4909]+1" office:value-type="float" office:value="4902" calcext:value-type="float">
            <text:p>4902</text:p>
          </table:table-cell>
          <table:table-cell table:formula="of:=4*[.$D$3]*[.B4909]*(1-[.B4909])" office:value-type="float" office:value="0.269050898497957" calcext:value-type="float">
            <text:p>0,269050898497957</text:p>
          </table:table-cell>
          <table:table-cell table:number-columns-repeated="5"/>
        </table:table-row>
        <table:table-row table:style-name="ro1">
          <table:table-cell table:formula="of:=[.A4910]+1" office:value-type="float" office:value="4903" calcext:value-type="float">
            <text:p>4903</text:p>
          </table:table-cell>
          <table:table-cell table:formula="of:=4*[.$D$3]*[.B4910]*(1-[.B4910])" office:value-type="float" office:value="0.786650050061597" calcext:value-type="float">
            <text:p>0,786650050061597</text:p>
          </table:table-cell>
          <table:table-cell table:number-columns-repeated="5"/>
        </table:table-row>
        <table:table-row table:style-name="ro1">
          <table:table-cell table:formula="of:=[.A4911]+1" office:value-type="float" office:value="4904" calcext:value-type="float">
            <text:p>4904</text:p>
          </table:table-cell>
          <table:table-cell table:formula="of:=4*[.$D$3]*[.B4911]*(1-[.B4911])" office:value-type="float" office:value="0.671326995198736" calcext:value-type="float">
            <text:p>0,671326995198736</text:p>
          </table:table-cell>
          <table:table-cell table:number-columns-repeated="5"/>
        </table:table-row>
        <table:table-row table:style-name="ro1">
          <table:table-cell table:formula="of:=[.A4912]+1" office:value-type="float" office:value="4905" calcext:value-type="float">
            <text:p>4905</text:p>
          </table:table-cell>
          <table:table-cell table:formula="of:=4*[.$D$3]*[.B4912]*(1-[.B4912])" office:value-type="float" office:value="0.882588242864689" calcext:value-type="float">
            <text:p>0,882588242864689</text:p>
          </table:table-cell>
          <table:table-cell table:number-columns-repeated="5"/>
        </table:table-row>
        <table:table-row table:style-name="ro1">
          <table:table-cell table:formula="of:=[.A4913]+1" office:value-type="float" office:value="4906" calcext:value-type="float">
            <text:p>4906</text:p>
          </table:table-cell>
          <table:table-cell table:formula="of:=4*[.$D$3]*[.B4913]*(1-[.B4913])" office:value-type="float" office:value="0.41450494568684" calcext:value-type="float">
            <text:p>0,41450494568684</text:p>
          </table:table-cell>
          <table:table-cell table:number-columns-repeated="5"/>
        </table:table-row>
        <table:table-row table:style-name="ro1">
          <table:table-cell table:formula="of:=[.A4914]+1" office:value-type="float" office:value="4907" calcext:value-type="float">
            <text:p>4907</text:p>
          </table:table-cell>
          <table:table-cell table:formula="of:=4*[.$D$3]*[.B4914]*(1-[.B4914])" office:value-type="float" office:value="0.970762382751959" calcext:value-type="float">
            <text:p>0,970762382751959</text:p>
          </table:table-cell>
          <table:table-cell table:number-columns-repeated="5"/>
        </table:table-row>
        <table:table-row table:style-name="ro1">
          <table:table-cell table:formula="of:=[.A4915]+1" office:value-type="float" office:value="4908" calcext:value-type="float">
            <text:p>4908</text:p>
          </table:table-cell>
          <table:table-cell table:formula="of:=4*[.$D$3]*[.B4915]*(1-[.B4915])" office:value-type="float" office:value="0.113531115942791" calcext:value-type="float">
            <text:p>0,113531115942791</text:p>
          </table:table-cell>
          <table:table-cell table:number-columns-repeated="5"/>
        </table:table-row>
        <table:table-row table:style-name="ro1">
          <table:table-cell table:formula="of:=[.A4916]+1" office:value-type="float" office:value="4909" calcext:value-type="float">
            <text:p>4909</text:p>
          </table:table-cell>
          <table:table-cell table:formula="of:=4*[.$D$3]*[.B4916]*(1-[.B4916])" office:value-type="float" office:value="0.402567206622302" calcext:value-type="float">
            <text:p>0,402567206622302</text:p>
          </table:table-cell>
          <table:table-cell table:number-columns-repeated="5"/>
        </table:table-row>
        <table:table-row table:style-name="ro1">
          <table:table-cell table:formula="of:=[.A4917]+1" office:value-type="float" office:value="4910" calcext:value-type="float">
            <text:p>4910</text:p>
          </table:table-cell>
          <table:table-cell table:formula="of:=4*[.$D$3]*[.B4917]*(1-[.B4917])" office:value-type="float" office:value="0.962027403098475" calcext:value-type="float">
            <text:p>0,962027403098475</text:p>
          </table:table-cell>
          <table:table-cell table:number-columns-repeated="5"/>
        </table:table-row>
        <table:table-row table:style-name="ro1">
          <table:table-cell table:formula="of:=[.A4918]+1" office:value-type="float" office:value="4911" calcext:value-type="float">
            <text:p>4911</text:p>
          </table:table-cell>
          <table:table-cell table:formula="of:=4*[.$D$3]*[.B4918]*(1-[.B4918])" office:value-type="float" office:value="0.146122715144317" calcext:value-type="float">
            <text:p>0,146122715144317</text:p>
          </table:table-cell>
          <table:table-cell table:number-columns-repeated="5"/>
        </table:table-row>
        <table:table-row table:style-name="ro1">
          <table:table-cell table:formula="of:=[.A4919]+1" office:value-type="float" office:value="4912" calcext:value-type="float">
            <text:p>4912</text:p>
          </table:table-cell>
          <table:table-cell table:formula="of:=4*[.$D$3]*[.B4919]*(1-[.B4919])" office:value-type="float" office:value="0.49908346905268" calcext:value-type="float">
            <text:p>0,49908346905268</text:p>
          </table:table-cell>
          <table:table-cell table:number-columns-repeated="5"/>
        </table:table-row>
        <table:table-row table:style-name="ro1">
          <table:table-cell table:formula="of:=[.A4920]+1" office:value-type="float" office:value="4913" calcext:value-type="float">
            <text:p>4913</text:p>
          </table:table-cell>
          <table:table-cell table:formula="of:=4*[.$D$3]*[.B4920]*(1-[.B4920])" office:value-type="float" office:value="0.99999663988409" calcext:value-type="float">
            <text:p>0,99999663988409</text:p>
          </table:table-cell>
          <table:table-cell table:number-columns-repeated="5"/>
        </table:table-row>
        <table:table-row table:style-name="ro1">
          <table:table-cell table:formula="of:=[.A4921]+1" office:value-type="float" office:value="4914" calcext:value-type="float">
            <text:p>4914</text:p>
          </table:table-cell>
          <table:table-cell table:formula="of:=4*[.$D$3]*[.B4921]*(1-[.B4921])" office:value-type="float" office:value="0.0000134404184765324" calcext:value-type="float">
            <text:p>1,34404184765324E-05</text:p>
          </table:table-cell>
          <table:table-cell table:number-columns-repeated="5"/>
        </table:table-row>
        <table:table-row table:style-name="ro1">
          <table:table-cell table:formula="of:=[.A4922]+1" office:value-type="float" office:value="4915" calcext:value-type="float">
            <text:p>4915</text:p>
          </table:table-cell>
          <table:table-cell table:formula="of:=4*[.$D$3]*[.B4922]*(1-[.B4922])" office:value-type="float" office:value="0.0000537609513267342" calcext:value-type="float">
            <text:p>5,37609513267342E-05</text:p>
          </table:table-cell>
          <table:table-cell table:number-columns-repeated="5"/>
        </table:table-row>
        <table:table-row table:style-name="ro1">
          <table:table-cell table:formula="of:=[.A4923]+1" office:value-type="float" office:value="4916" calcext:value-type="float">
            <text:p>4916</text:p>
          </table:table-cell>
          <table:table-cell table:formula="of:=4*[.$D$3]*[.B4923]*(1-[.B4923])" office:value-type="float" office:value="0.000215032244347387" calcext:value-type="float">
            <text:p>0,000215032244347</text:p>
          </table:table-cell>
          <table:table-cell table:number-columns-repeated="5"/>
        </table:table-row>
        <table:table-row table:style-name="ro1">
          <table:table-cell table:formula="of:=[.A4924]+1" office:value-type="float" office:value="4917" calcext:value-type="float">
            <text:p>4917</text:p>
          </table:table-cell>
          <table:table-cell table:formula="of:=4*[.$D$3]*[.B4924]*(1-[.B4924])" office:value-type="float" office:value="0.00085994402192511" calcext:value-type="float">
            <text:p>0,000859944021925</text:p>
          </table:table-cell>
          <table:table-cell table:number-columns-repeated="5"/>
        </table:table-row>
        <table:table-row table:style-name="ro1">
          <table:table-cell table:formula="of:=[.A4925]+1" office:value-type="float" office:value="4918" calcext:value-type="float">
            <text:p>4918</text:p>
          </table:table-cell>
          <table:table-cell table:formula="of:=4*[.$D$3]*[.B4925]*(1-[.B4925])" office:value-type="float" office:value="0.00343681807281706" calcext:value-type="float">
            <text:p>0,003436818072817</text:p>
          </table:table-cell>
          <table:table-cell table:number-columns-repeated="5"/>
        </table:table-row>
        <table:table-row table:style-name="ro1">
          <table:table-cell table:formula="of:=[.A4926]+1" office:value-type="float" office:value="4919" calcext:value-type="float">
            <text:p>4919</text:p>
          </table:table-cell>
          <table:table-cell table:formula="of:=4*[.$D$3]*[.B4926]*(1-[.B4926])" office:value-type="float" office:value="0.0137000254174057" calcext:value-type="float">
            <text:p>0,013700025417406</text:p>
          </table:table-cell>
          <table:table-cell table:number-columns-repeated="5"/>
        </table:table-row>
        <table:table-row table:style-name="ro1">
          <table:table-cell table:formula="of:=[.A4927]+1" office:value-type="float" office:value="4920" calcext:value-type="float">
            <text:p>4920</text:p>
          </table:table-cell>
          <table:table-cell table:formula="of:=4*[.$D$3]*[.B4927]*(1-[.B4927])" office:value-type="float" office:value="0.0540493388838724" calcext:value-type="float">
            <text:p>0,054049338883873</text:p>
          </table:table-cell>
          <table:table-cell table:number-columns-repeated="5"/>
        </table:table-row>
        <table:table-row table:style-name="ro1">
          <table:table-cell table:formula="of:=[.A4928]+1" office:value-type="float" office:value="4921" calcext:value-type="float">
            <text:p>4921</text:p>
          </table:table-cell>
          <table:table-cell table:formula="of:=4*[.$D$3]*[.B4928]*(1-[.B4928])" office:value-type="float" office:value="0.204512031400355" calcext:value-type="float">
            <text:p>0,204512031400355</text:p>
          </table:table-cell>
          <table:table-cell table:number-columns-repeated="5"/>
        </table:table-row>
        <table:table-row table:style-name="ro1">
          <table:table-cell table:formula="of:=[.A4929]+1" office:value-type="float" office:value="4922" calcext:value-type="float">
            <text:p>4922</text:p>
          </table:table-cell>
          <table:table-cell table:formula="of:=4*[.$D$3]*[.B4929]*(1-[.B4929])" office:value-type="float" office:value="0.650747441651421" calcext:value-type="float">
            <text:p>0,650747441651421</text:p>
          </table:table-cell>
          <table:table-cell table:number-columns-repeated="5"/>
        </table:table-row>
        <table:table-row table:style-name="ro1">
          <table:table-cell table:formula="of:=[.A4930]+1" office:value-type="float" office:value="4923" calcext:value-type="float">
            <text:p>4923</text:p>
          </table:table-cell>
          <table:table-cell table:formula="of:=4*[.$D$3]*[.B4930]*(1-[.B4930])" office:value-type="float" office:value="0.909100835342206" calcext:value-type="float">
            <text:p>0,909100835342206</text:p>
          </table:table-cell>
          <table:table-cell table:number-columns-repeated="5"/>
        </table:table-row>
        <table:table-row table:style-name="ro1">
          <table:table-cell table:formula="of:=[.A4931]+1" office:value-type="float" office:value="4924" calcext:value-type="float">
            <text:p>4924</text:p>
          </table:table-cell>
          <table:table-cell table:formula="of:=4*[.$D$3]*[.B4931]*(1-[.B4931])" office:value-type="float" office:value="0.330546026089238" calcext:value-type="float">
            <text:p>0,330546026089238</text:p>
          </table:table-cell>
          <table:table-cell table:number-columns-repeated="5"/>
        </table:table-row>
        <table:table-row table:style-name="ro1">
          <table:table-cell table:formula="of:=[.A4932]+1" office:value-type="float" office:value="4925" calcext:value-type="float">
            <text:p>4925</text:p>
          </table:table-cell>
          <table:table-cell table:formula="of:=4*[.$D$3]*[.B4932]*(1-[.B4932])" office:value-type="float" office:value="0.885141402903403" calcext:value-type="float">
            <text:p>0,885141402903403</text:p>
          </table:table-cell>
          <table:table-cell table:number-columns-repeated="5"/>
        </table:table-row>
        <table:table-row table:style-name="ro1">
          <table:table-cell table:formula="of:=[.A4933]+1" office:value-type="float" office:value="4926" calcext:value-type="float">
            <text:p>4926</text:p>
          </table:table-cell>
          <table:table-cell table:formula="of:=4*[.$D$3]*[.B4933]*(1-[.B4933])" office:value-type="float" office:value="0.406664399078395" calcext:value-type="float">
            <text:p>0,406664399078395</text:p>
          </table:table-cell>
          <table:table-cell table:number-columns-repeated="5"/>
        </table:table-row>
        <table:table-row table:style-name="ro1">
          <table:table-cell table:formula="of:=[.A4934]+1" office:value-type="float" office:value="4927" calcext:value-type="float">
            <text:p>4927</text:p>
          </table:table-cell>
          <table:table-cell table:formula="of:=4*[.$D$3]*[.B4934]*(1-[.B4934])" office:value-type="float" office:value="0.965153862402412" calcext:value-type="float">
            <text:p>0,965153862402412</text:p>
          </table:table-cell>
          <table:table-cell table:number-columns-repeated="5"/>
        </table:table-row>
        <table:table-row table:style-name="ro1">
          <table:table-cell table:formula="of:=[.A4935]+1" office:value-type="float" office:value="4928" calcext:value-type="float">
            <text:p>4928</text:p>
          </table:table-cell>
          <table:table-cell table:formula="of:=4*[.$D$3]*[.B4935]*(1-[.B4935])" office:value-type="float" office:value="0.134527537168473" calcext:value-type="float">
            <text:p>0,134527537168473</text:p>
          </table:table-cell>
          <table:table-cell table:number-columns-repeated="5"/>
        </table:table-row>
        <table:table-row table:style-name="ro1">
          <table:table-cell table:formula="of:=[.A4936]+1" office:value-type="float" office:value="4929" calcext:value-type="float">
            <text:p>4929</text:p>
          </table:table-cell>
          <table:table-cell table:formula="of:=4*[.$D$3]*[.B4936]*(1-[.B4936])" office:value-type="float" office:value="0.465719515647433" calcext:value-type="float">
            <text:p>0,465719515647433</text:p>
          </table:table-cell>
          <table:table-cell table:number-columns-repeated="5"/>
        </table:table-row>
        <table:table-row table:style-name="ro1">
          <table:table-cell table:formula="of:=[.A4937]+1" office:value-type="float" office:value="4930" calcext:value-type="float">
            <text:p>4930</text:p>
          </table:table-cell>
          <table:table-cell table:formula="of:=4*[.$D$3]*[.B4937]*(1-[.B4937])" office:value-type="float" office:value="0.995299393570214" calcext:value-type="float">
            <text:p>0,995299393570214</text:p>
          </table:table-cell>
          <table:table-cell table:number-columns-repeated="5"/>
        </table:table-row>
        <table:table-row table:style-name="ro1">
          <table:table-cell table:formula="of:=[.A4938]+1" office:value-type="float" office:value="4931" calcext:value-type="float">
            <text:p>4931</text:p>
          </table:table-cell>
          <table:table-cell table:formula="of:=4*[.$D$3]*[.B4938]*(1-[.B4938])" office:value-type="float" office:value="0.0187140429159143" calcext:value-type="float">
            <text:p>0,018714042915914</text:p>
          </table:table-cell>
          <table:table-cell table:number-columns-repeated="5"/>
        </table:table-row>
        <table:table-row table:style-name="ro1">
          <table:table-cell table:formula="of:=[.A4939]+1" office:value-type="float" office:value="4932" calcext:value-type="float">
            <text:p>4932</text:p>
          </table:table-cell>
          <table:table-cell table:formula="of:=4*[.$D$3]*[.B4939]*(1-[.B4939])" office:value-type="float" office:value="0.0734553100546223" calcext:value-type="float">
            <text:p>0,073455310054622</text:p>
          </table:table-cell>
          <table:table-cell table:number-columns-repeated="5"/>
        </table:table-row>
        <table:table-row table:style-name="ro1">
          <table:table-cell table:formula="of:=[.A4940]+1" office:value-type="float" office:value="4933" calcext:value-type="float">
            <text:p>4933</text:p>
          </table:table-cell>
          <table:table-cell table:formula="of:=4*[.$D$3]*[.B4940]*(1-[.B4940])" office:value-type="float" office:value="0.272238509917606" calcext:value-type="float">
            <text:p>0,272238509917606</text:p>
          </table:table-cell>
          <table:table-cell table:number-columns-repeated="5"/>
        </table:table-row>
        <table:table-row table:style-name="ro1">
          <table:table-cell table:formula="of:=[.A4941]+1" office:value-type="float" office:value="4934" calcext:value-type="float">
            <text:p>4934</text:p>
          </table:table-cell>
          <table:table-cell table:formula="of:=4*[.$D$3]*[.B4941]*(1-[.B4941])" office:value-type="float" office:value="0.792498814541791" calcext:value-type="float">
            <text:p>0,792498814541791</text:p>
          </table:table-cell>
          <table:table-cell table:number-columns-repeated="5"/>
        </table:table-row>
        <table:table-row table:style-name="ro1">
          <table:table-cell table:formula="of:=[.A4942]+1" office:value-type="float" office:value="4935" calcext:value-type="float">
            <text:p>4935</text:p>
          </table:table-cell>
          <table:table-cell table:formula="of:=4*[.$D$3]*[.B4942]*(1-[.B4942])" office:value-type="float" office:value="0.657777773966588" calcext:value-type="float">
            <text:p>0,657777773966588</text:p>
          </table:table-cell>
          <table:table-cell table:number-columns-repeated="5"/>
        </table:table-row>
        <table:table-row table:style-name="ro1">
          <table:table-cell table:formula="of:=[.A4943]+1" office:value-type="float" office:value="4936" calcext:value-type="float">
            <text:p>4936</text:p>
          </table:table-cell>
          <table:table-cell table:formula="of:=4*[.$D$3]*[.B4943]*(1-[.B4943])" office:value-type="float" office:value="0.900424696168593" calcext:value-type="float">
            <text:p>0,900424696168593</text:p>
          </table:table-cell>
          <table:table-cell table:number-columns-repeated="5"/>
        </table:table-row>
        <table:table-row table:style-name="ro1">
          <table:table-cell table:formula="of:=[.A4944]+1" office:value-type="float" office:value="4937" calcext:value-type="float">
            <text:p>4937</text:p>
          </table:table-cell>
          <table:table-cell table:formula="of:=4*[.$D$3]*[.B4944]*(1-[.B4944])" office:value-type="float" office:value="0.35864025079316" calcext:value-type="float">
            <text:p>0,35864025079316</text:p>
          </table:table-cell>
          <table:table-cell table:number-columns-repeated="5"/>
        </table:table-row>
        <table:table-row table:style-name="ro1">
          <table:table-cell table:formula="of:=[.A4945]+1" office:value-type="float" office:value="4938" calcext:value-type="float">
            <text:p>4938</text:p>
          </table:table-cell>
          <table:table-cell table:formula="of:=4*[.$D$3]*[.B4945]*(1-[.B4945])" office:value-type="float" office:value="0.920069685216717" calcext:value-type="float">
            <text:p>0,920069685216717</text:p>
          </table:table-cell>
          <table:table-cell table:number-columns-repeated="5"/>
        </table:table-row>
        <table:table-row table:style-name="ro1">
          <table:table-cell table:formula="of:=[.A4946]+1" office:value-type="float" office:value="4939" calcext:value-type="float">
            <text:p>4939</text:p>
          </table:table-cell>
          <table:table-cell table:formula="of:=4*[.$D$3]*[.B4946]*(1-[.B4946])" office:value-type="float" office:value="0.294165838247714" calcext:value-type="float">
            <text:p>0,294165838247714</text:p>
          </table:table-cell>
          <table:table-cell table:number-columns-repeated="5"/>
        </table:table-row>
        <table:table-row table:style-name="ro1">
          <table:table-cell table:formula="of:=[.A4947]+1" office:value-type="float" office:value="4940" calcext:value-type="float">
            <text:p>4940</text:p>
          </table:table-cell>
          <table:table-cell table:formula="of:=4*[.$D$3]*[.B4947]*(1-[.B4947])" office:value-type="float" office:value="0.830529191422936" calcext:value-type="float">
            <text:p>0,830529191422936</text:p>
          </table:table-cell>
          <table:table-cell table:number-columns-repeated="5"/>
        </table:table-row>
        <table:table-row table:style-name="ro1">
          <table:table-cell table:formula="of:=[.A4948]+1" office:value-type="float" office:value="4941" calcext:value-type="float">
            <text:p>4941</text:p>
          </table:table-cell>
          <table:table-cell table:formula="of:=4*[.$D$3]*[.B4948]*(1-[.B4948])" office:value-type="float" office:value="0.563001814469201" calcext:value-type="float">
            <text:p>0,563001814469201</text:p>
          </table:table-cell>
          <table:table-cell table:number-columns-repeated="5"/>
        </table:table-row>
        <table:table-row table:style-name="ro1">
          <table:table-cell table:formula="of:=[.A4949]+1" office:value-type="float" office:value="4942" calcext:value-type="float">
            <text:p>4942</text:p>
          </table:table-cell>
          <table:table-cell table:formula="of:=4*[.$D$3]*[.B4949]*(1-[.B4949])" office:value-type="float" office:value="0.984123085494353" calcext:value-type="float">
            <text:p>0,984123085494353</text:p>
          </table:table-cell>
          <table:table-cell table:number-columns-repeated="5"/>
        </table:table-row>
        <table:table-row table:style-name="ro1">
          <table:table-cell table:formula="of:=[.A4950]+1" office:value-type="float" office:value="4943" calcext:value-type="float">
            <text:p>4943</text:p>
          </table:table-cell>
          <table:table-cell table:formula="of:=4*[.$D$3]*[.B4950]*(1-[.B4950])" office:value-type="float" office:value="0.0624993523657077" calcext:value-type="float">
            <text:p>0,062499352365708</text:p>
          </table:table-cell>
          <table:table-cell table:number-columns-repeated="5"/>
        </table:table-row>
        <table:table-row table:style-name="ro1">
          <table:table-cell table:formula="of:=[.A4951]+1" office:value-type="float" office:value="4944" calcext:value-type="float">
            <text:p>4944</text:p>
          </table:table-cell>
          <table:table-cell table:formula="of:=4*[.$D$3]*[.B4951]*(1-[.B4951])" office:value-type="float" office:value="0.234372733278299" calcext:value-type="float">
            <text:p>0,234372733278299</text:p>
          </table:table-cell>
          <table:table-cell table:number-columns-repeated="5"/>
        </table:table-row>
        <table:table-row table:style-name="ro1">
          <table:table-cell table:formula="of:=[.A4952]+1" office:value-type="float" office:value="4945" calcext:value-type="float">
            <text:p>4945</text:p>
          </table:table-cell>
          <table:table-cell table:formula="of:=4*[.$D$3]*[.B4952]*(1-[.B4952])" office:value-type="float" office:value="0.717768620695834" calcext:value-type="float">
            <text:p>0,717768620695834</text:p>
          </table:table-cell>
          <table:table-cell table:number-columns-repeated="5"/>
        </table:table-row>
        <table:table-row table:style-name="ro1">
          <table:table-cell table:formula="of:=[.A4953]+1" office:value-type="float" office:value="4946" calcext:value-type="float">
            <text:p>4946</text:p>
          </table:table-cell>
          <table:table-cell table:formula="of:=4*[.$D$3]*[.B4953]*(1-[.B4953])" office:value-type="float" office:value="0.810307311360936" calcext:value-type="float">
            <text:p>0,810307311360936</text:p>
          </table:table-cell>
          <table:table-cell table:number-columns-repeated="5"/>
        </table:table-row>
        <table:table-row table:style-name="ro1">
          <table:table-cell table:formula="of:=[.A4954]+1" office:value-type="float" office:value="4947" calcext:value-type="float">
            <text:p>4947</text:p>
          </table:table-cell>
          <table:table-cell table:formula="of:=4*[.$D$3]*[.B4954]*(1-[.B4954])" office:value-type="float" office:value="0.614837490063789" calcext:value-type="float">
            <text:p>0,614837490063789</text:p>
          </table:table-cell>
          <table:table-cell table:number-columns-repeated="5"/>
        </table:table-row>
        <table:table-row table:style-name="ro1">
          <table:table-cell table:formula="of:=[.A4955]+1" office:value-type="float" office:value="4948" calcext:value-type="float">
            <text:p>4948</text:p>
          </table:table-cell>
          <table:table-cell table:formula="of:=4*[.$D$3]*[.B4955]*(1-[.B4955])" office:value-type="float" office:value="0.947249403503397" calcext:value-type="float">
            <text:p>0,947249403503397</text:p>
          </table:table-cell>
          <table:table-cell table:number-columns-repeated="5"/>
        </table:table-row>
        <table:table-row table:style-name="ro1">
          <table:table-cell table:formula="of:=[.A4956]+1" office:value-type="float" office:value="4949" calcext:value-type="float">
            <text:p>4949</text:p>
          </table:table-cell>
          <table:table-cell table:formula="of:=4*[.$D$3]*[.B4956]*(1-[.B4956])" office:value-type="float" office:value="0.199871884263422" calcext:value-type="float">
            <text:p>0,199871884263422</text:p>
          </table:table-cell>
          <table:table-cell table:number-columns-repeated="5"/>
        </table:table-row>
        <table:table-row table:style-name="ro1">
          <table:table-cell table:formula="of:=[.A4957]+1" office:value-type="float" office:value="4950" calcext:value-type="float">
            <text:p>4950</text:p>
          </table:table-cell>
          <table:table-cell table:formula="of:=4*[.$D$3]*[.B4957]*(1-[.B4957])" office:value-type="float" office:value="0.639692456577645" calcext:value-type="float">
            <text:p>0,639692456577645</text:p>
          </table:table-cell>
          <table:table-cell table:number-columns-repeated="5"/>
        </table:table-row>
        <table:table-row table:style-name="ro1">
          <table:table-cell table:formula="of:=[.A4958]+1" office:value-type="float" office:value="4951" calcext:value-type="float">
            <text:p>4951</text:p>
          </table:table-cell>
          <table:table-cell table:formula="of:=4*[.$D$3]*[.B4958]*(1-[.B4958])" office:value-type="float" office:value="0.921944070301211" calcext:value-type="float">
            <text:p>0,921944070301211</text:p>
          </table:table-cell>
          <table:table-cell table:number-columns-repeated="5"/>
        </table:table-row>
        <table:table-row table:style-name="ro1">
          <table:table-cell table:formula="of:=[.A4959]+1" office:value-type="float" office:value="4952" calcext:value-type="float">
            <text:p>4952</text:p>
          </table:table-cell>
          <table:table-cell table:formula="of:=4*[.$D$3]*[.B4959]*(1-[.B4959])" office:value-type="float" office:value="0.287852806150588" calcext:value-type="float">
            <text:p>0,287852806150588</text:p>
          </table:table-cell>
          <table:table-cell table:number-columns-repeated="5"/>
        </table:table-row>
        <table:table-row table:style-name="ro1">
          <table:table-cell table:formula="of:=[.A4960]+1" office:value-type="float" office:value="4953" calcext:value-type="float">
            <text:p>4953</text:p>
          </table:table-cell>
          <table:table-cell table:formula="of:=4*[.$D$3]*[.B4960]*(1-[.B4960])" office:value-type="float" office:value="0.81997427256728" calcext:value-type="float">
            <text:p>0,81997427256728</text:p>
          </table:table-cell>
          <table:table-cell table:number-columns-repeated="5"/>
        </table:table-row>
        <table:table-row table:style-name="ro1">
          <table:table-cell table:formula="of:=[.A4961]+1" office:value-type="float" office:value="4954" calcext:value-type="float">
            <text:p>4954</text:p>
          </table:table-cell>
          <table:table-cell table:formula="of:=4*[.$D$3]*[.B4961]*(1-[.B4961])" office:value-type="float" office:value="0.590465859580159" calcext:value-type="float">
            <text:p>0,590465859580159</text:p>
          </table:table-cell>
          <table:table-cell table:number-columns-repeated="5"/>
        </table:table-row>
        <table:table-row table:style-name="ro1">
          <table:table-cell table:formula="of:=[.A4962]+1" office:value-type="float" office:value="4955" calcext:value-type="float">
            <text:p>4955</text:p>
          </table:table-cell>
          <table:table-cell table:formula="of:=4*[.$D$3]*[.B4962]*(1-[.B4962])" office:value-type="float" office:value="0.967263713001691" calcext:value-type="float">
            <text:p>0,967263713001691</text:p>
          </table:table-cell>
          <table:table-cell table:number-columns-repeated="5"/>
        </table:table-row>
        <table:table-row table:style-name="ro1">
          <table:table-cell table:formula="of:=[.A4963]+1" office:value-type="float" office:value="4956" calcext:value-type="float">
            <text:p>4956</text:p>
          </table:table-cell>
          <table:table-cell table:formula="of:=4*[.$D$3]*[.B4963]*(1-[.B4963])" office:value-type="float" office:value="0.126658490047491" calcext:value-type="float">
            <text:p>0,126658490047491</text:p>
          </table:table-cell>
          <table:table-cell table:number-columns-repeated="5"/>
        </table:table-row>
        <table:table-row table:style-name="ro1">
          <table:table-cell table:formula="of:=[.A4964]+1" office:value-type="float" office:value="4957" calcext:value-type="float">
            <text:p>4957</text:p>
          </table:table-cell>
          <table:table-cell table:formula="of:=4*[.$D$3]*[.B4964]*(1-[.B4964])" office:value-type="float" office:value="0.442464467785523" calcext:value-type="float">
            <text:p>0,442464467785523</text:p>
          </table:table-cell>
          <table:table-cell table:number-columns-repeated="5"/>
        </table:table-row>
        <table:table-row table:style-name="ro1">
          <table:table-cell table:formula="of:=[.A4965]+1" office:value-type="float" office:value="4958" calcext:value-type="float">
            <text:p>4958</text:p>
          </table:table-cell>
          <table:table-cell table:formula="of:=4*[.$D$3]*[.B4965]*(1-[.B4965])" office:value-type="float" office:value="0.986758650131188" calcext:value-type="float">
            <text:p>0,986758650131188</text:p>
          </table:table-cell>
          <table:table-cell table:number-columns-repeated="5"/>
        </table:table-row>
        <table:table-row table:style-name="ro1">
          <table:table-cell table:formula="of:=[.A4966]+1" office:value-type="float" office:value="4959" calcext:value-type="float">
            <text:p>4959</text:p>
          </table:table-cell>
          <table:table-cell table:formula="of:=4*[.$D$3]*[.B4966]*(1-[.B4966])" office:value-type="float" office:value="0.0522640660898561" calcext:value-type="float">
            <text:p>0,052264066089856</text:p>
          </table:table-cell>
          <table:table-cell table:number-columns-repeated="5"/>
        </table:table-row>
        <table:table-row table:style-name="ro1">
          <table:table-cell table:formula="of:=[.A4967]+1" office:value-type="float" office:value="4960" calcext:value-type="float">
            <text:p>4960</text:p>
          </table:table-cell>
          <table:table-cell table:formula="of:=4*[.$D$3]*[.B4967]*(1-[.B4967])" office:value-type="float" office:value="0.198130133942445" calcext:value-type="float">
            <text:p>0,198130133942445</text:p>
          </table:table-cell>
          <table:table-cell table:number-columns-repeated="5"/>
        </table:table-row>
        <table:table-row table:style-name="ro1">
          <table:table-cell table:formula="of:=[.A4968]+1" office:value-type="float" office:value="4961" calcext:value-type="float">
            <text:p>4961</text:p>
          </table:table-cell>
          <table:table-cell table:formula="of:=4*[.$D$3]*[.B4968]*(1-[.B4968])" office:value-type="float" office:value="0.635498335865575" calcext:value-type="float">
            <text:p>0,635498335865575</text:p>
          </table:table-cell>
          <table:table-cell table:number-columns-repeated="5"/>
        </table:table-row>
        <table:table-row table:style-name="ro1">
          <table:table-cell table:formula="of:=[.A4969]+1" office:value-type="float" office:value="4962" calcext:value-type="float">
            <text:p>4962</text:p>
          </table:table-cell>
          <table:table-cell table:formula="of:=4*[.$D$3]*[.B4969]*(1-[.B4969])" office:value-type="float" office:value="0.926560803910639" calcext:value-type="float">
            <text:p>0,926560803910639</text:p>
          </table:table-cell>
          <table:table-cell table:number-columns-repeated="5"/>
        </table:table-row>
        <table:table-row table:style-name="ro1">
          <table:table-cell table:formula="of:=[.A4970]+1" office:value-type="float" office:value="4963" calcext:value-type="float">
            <text:p>4963</text:p>
          </table:table-cell>
          <table:table-cell table:formula="of:=4*[.$D$3]*[.B4970]*(1-[.B4970])" office:value-type="float" office:value="0.272183522268436" calcext:value-type="float">
            <text:p>0,272183522268436</text:p>
          </table:table-cell>
          <table:table-cell table:number-columns-repeated="5"/>
        </table:table-row>
        <table:table-row table:style-name="ro1">
          <table:table-cell table:formula="of:=[.A4971]+1" office:value-type="float" office:value="4964" calcext:value-type="float">
            <text:p>4964</text:p>
          </table:table-cell>
          <table:table-cell table:formula="of:=4*[.$D$3]*[.B4971]*(1-[.B4971])" office:value-type="float" office:value="0.792398609895936" calcext:value-type="float">
            <text:p>0,792398609895936</text:p>
          </table:table-cell>
          <table:table-cell table:number-columns-repeated="5"/>
        </table:table-row>
        <table:table-row table:style-name="ro1">
          <table:table-cell table:formula="of:=[.A4972]+1" office:value-type="float" office:value="4965" calcext:value-type="float">
            <text:p>4965</text:p>
          </table:table-cell>
          <table:table-cell table:formula="of:=4*[.$D$3]*[.B4972]*(1-[.B4972])" office:value-type="float" office:value="0.658012211723697" calcext:value-type="float">
            <text:p>0,658012211723697</text:p>
          </table:table-cell>
          <table:table-cell table:number-columns-repeated="5"/>
        </table:table-row>
        <table:table-row table:style-name="ro1">
          <table:table-cell table:formula="of:=[.A4973]+1" office:value-type="float" office:value="4966" calcext:value-type="float">
            <text:p>4966</text:p>
          </table:table-cell>
          <table:table-cell table:formula="of:=4*[.$D$3]*[.B4973]*(1-[.B4973])" office:value-type="float" office:value="0.900128563784742" calcext:value-type="float">
            <text:p>0,900128563784742</text:p>
          </table:table-cell>
          <table:table-cell table:number-columns-repeated="5"/>
        </table:table-row>
        <table:table-row table:style-name="ro1">
          <table:table-cell table:formula="of:=[.A4974]+1" office:value-type="float" office:value="4967" calcext:value-type="float">
            <text:p>4967</text:p>
          </table:table-cell>
          <table:table-cell table:formula="of:=4*[.$D$3]*[.B4974]*(1-[.B4974])" office:value-type="float" office:value="0.359588529774238" calcext:value-type="float">
            <text:p>0,359588529774238</text:p>
          </table:table-cell>
          <table:table-cell table:number-columns-repeated="5"/>
        </table:table-row>
        <table:table-row table:style-name="ro1">
          <table:table-cell table:formula="of:=[.A4975]+1" office:value-type="float" office:value="4968" calcext:value-type="float">
            <text:p>4968</text:p>
          </table:table-cell>
          <table:table-cell table:formula="of:=4*[.$D$3]*[.B4975]*(1-[.B4975])" office:value-type="float" office:value="0.92113847611616" calcext:value-type="float">
            <text:p>0,92113847611616</text:p>
          </table:table-cell>
          <table:table-cell table:number-columns-repeated="5"/>
        </table:table-row>
        <table:table-row table:style-name="ro1">
          <table:table-cell table:formula="of:=[.A4976]+1" office:value-type="float" office:value="4969" calcext:value-type="float">
            <text:p>4969</text:p>
          </table:table-cell>
          <table:table-cell table:formula="of:=4*[.$D$3]*[.B4976]*(1-[.B4976])" office:value-type="float" office:value="0.290569535738236" calcext:value-type="float">
            <text:p>0,290569535738236</text:p>
          </table:table-cell>
          <table:table-cell table:number-columns-repeated="5"/>
        </table:table-row>
        <table:table-row table:style-name="ro1">
          <table:table-cell table:formula="of:=[.A4977]+1" office:value-type="float" office:value="4970" calcext:value-type="float">
            <text:p>4970</text:p>
          </table:table-cell>
          <table:table-cell table:formula="of:=4*[.$D$3]*[.B4977]*(1-[.B4977])" office:value-type="float" office:value="0.824555522556408" calcext:value-type="float">
            <text:p>0,824555522556408</text:p>
          </table:table-cell>
          <table:table-cell table:number-columns-repeated="5"/>
        </table:table-row>
        <table:table-row table:style-name="ro1">
          <table:table-cell table:formula="of:=[.A4978]+1" office:value-type="float" office:value="4971" calcext:value-type="float">
            <text:p>4971</text:p>
          </table:table-cell>
          <table:table-cell table:formula="of:=4*[.$D$3]*[.B4978]*(1-[.B4978])" office:value-type="float" office:value="0.578654851112549" calcext:value-type="float">
            <text:p>0,578654851112549</text:p>
          </table:table-cell>
          <table:table-cell table:number-columns-repeated="5"/>
        </table:table-row>
        <table:table-row table:style-name="ro1">
          <table:table-cell table:formula="of:=[.A4979]+1" office:value-type="float" office:value="4972" calcext:value-type="float">
            <text:p>4972</text:p>
          </table:table-cell>
          <table:table-cell table:formula="of:=4*[.$D$3]*[.B4979]*(1-[.B4979])" office:value-type="float" office:value="0.975253657585851" calcext:value-type="float">
            <text:p>0,975253657585851</text:p>
          </table:table-cell>
          <table:table-cell table:number-columns-repeated="5"/>
        </table:table-row>
        <table:table-row table:style-name="ro1">
          <table:table-cell table:formula="of:=[.A4980]+1" office:value-type="float" office:value="4973" calcext:value-type="float">
            <text:p>4973</text:p>
          </table:table-cell>
          <table:table-cell table:formula="of:=4*[.$D$3]*[.B4980]*(1-[.B4980])" office:value-type="float" office:value="0.0965358438050827" calcext:value-type="float">
            <text:p>0,096535843805083</text:p>
          </table:table-cell>
          <table:table-cell table:number-columns-repeated="5"/>
        </table:table-row>
        <table:table-row table:style-name="ro1">
          <table:table-cell table:formula="of:=[.A4981]+1" office:value-type="float" office:value="4974" calcext:value-type="float">
            <text:p>4974</text:p>
          </table:table-cell>
          <table:table-cell table:formula="of:=4*[.$D$3]*[.B4981]*(1-[.B4981])" office:value-type="float" office:value="0.348866698663693" calcext:value-type="float">
            <text:p>0,348866698663693</text:p>
          </table:table-cell>
          <table:table-cell table:number-columns-repeated="5"/>
        </table:table-row>
        <table:table-row table:style-name="ro1">
          <table:table-cell table:formula="of:=[.A4982]+1" office:value-type="float" office:value="4975" calcext:value-type="float">
            <text:p>4975</text:p>
          </table:table-cell>
          <table:table-cell table:formula="of:=4*[.$D$3]*[.B4982]*(1-[.B4982])" office:value-type="float" office:value="0.908634900908757" calcext:value-type="float">
            <text:p>0,908634900908757</text:p>
          </table:table-cell>
          <table:table-cell table:number-columns-repeated="5"/>
        </table:table-row>
        <table:table-row table:style-name="ro1">
          <table:table-cell table:formula="of:=[.A4983]+1" office:value-type="float" office:value="4976" calcext:value-type="float">
            <text:p>4976</text:p>
          </table:table-cell>
          <table:table-cell table:formula="of:=4*[.$D$3]*[.B4983]*(1-[.B4983])" office:value-type="float" office:value="0.332070071037163" calcext:value-type="float">
            <text:p>0,332070071037163</text:p>
          </table:table-cell>
          <table:table-cell table:number-columns-repeated="5"/>
        </table:table-row>
        <table:table-row table:style-name="ro1">
          <table:table-cell table:formula="of:=[.A4984]+1" office:value-type="float" office:value="4977" calcext:value-type="float">
            <text:p>4977</text:p>
          </table:table-cell>
          <table:table-cell table:formula="of:=4*[.$D$3]*[.B4984]*(1-[.B4984])" office:value-type="float" office:value="0.887198155834146" calcext:value-type="float">
            <text:p>0,887198155834146</text:p>
          </table:table-cell>
          <table:table-cell table:number-columns-repeated="5"/>
        </table:table-row>
        <table:table-row table:style-name="ro1">
          <table:table-cell table:formula="of:=[.A4985]+1" office:value-type="float" office:value="4978" calcext:value-type="float">
            <text:p>4978</text:p>
          </table:table-cell>
          <table:table-cell table:formula="of:=4*[.$D$3]*[.B4985]*(1-[.B4985])" office:value-type="float" office:value="0.400310352474546" calcext:value-type="float">
            <text:p>0,400310352474546</text:p>
          </table:table-cell>
          <table:table-cell table:number-columns-repeated="5"/>
        </table:table-row>
        <table:table-row table:style-name="ro1">
          <table:table-cell table:formula="of:=[.A4986]+1" office:value-type="float" office:value="4979" calcext:value-type="float">
            <text:p>4979</text:p>
          </table:table-cell>
          <table:table-cell table:formula="of:=4*[.$D$3]*[.B4986]*(1-[.B4986])" office:value-type="float" office:value="0.960247896705003" calcext:value-type="float">
            <text:p>0,960247896705003</text:p>
          </table:table-cell>
          <table:table-cell table:number-columns-repeated="5"/>
        </table:table-row>
        <table:table-row table:style-name="ro1">
          <table:table-cell table:formula="of:=[.A4987]+1" office:value-type="float" office:value="4980" calcext:value-type="float">
            <text:p>4980</text:p>
          </table:table-cell>
          <table:table-cell table:formula="of:=4*[.$D$3]*[.B4987]*(1-[.B4987])" office:value-type="float" office:value="0.152687494314485" calcext:value-type="float">
            <text:p>0,152687494314485</text:p>
          </table:table-cell>
          <table:table-cell table:number-columns-repeated="5"/>
        </table:table-row>
        <table:table-row table:style-name="ro1">
          <table:table-cell table:formula="of:=[.A4988]+1" office:value-type="float" office:value="4981" calcext:value-type="float">
            <text:p>4981</text:p>
          </table:table-cell>
          <table:table-cell table:formula="of:=4*[.$D$3]*[.B4988]*(1-[.B4988])" office:value-type="float" office:value="0.517496093577796" calcext:value-type="float">
            <text:p>0,517496093577796</text:p>
          </table:table-cell>
          <table:table-cell table:number-columns-repeated="5"/>
        </table:table-row>
        <table:table-row table:style-name="ro1">
          <table:table-cell table:formula="of:=[.A4989]+1" office:value-type="float" office:value="4982" calcext:value-type="float">
            <text:p>4982</text:p>
          </table:table-cell>
          <table:table-cell table:formula="of:=4*[.$D$3]*[.B4989]*(1-[.B4989])" office:value-type="float" office:value="0.998775546838068" calcext:value-type="float">
            <text:p>0,998775546838068</text:p>
          </table:table-cell>
          <table:table-cell table:number-columns-repeated="5"/>
        </table:table-row>
        <table:table-row table:style-name="ro1">
          <table:table-cell table:formula="of:=[.A4990]+1" office:value-type="float" office:value="4983" calcext:value-type="float">
            <text:p>4983</text:p>
          </table:table-cell>
          <table:table-cell table:formula="of:=4*[.$D$3]*[.B4990]*(1-[.B4990])" office:value-type="float" office:value="0.00489181550554487" calcext:value-type="float">
            <text:p>0,004891815505545</text:p>
          </table:table-cell>
          <table:table-cell table:number-columns-repeated="5"/>
        </table:table-row>
        <table:table-row table:style-name="ro1">
          <table:table-cell table:formula="of:=[.A4991]+1" office:value-type="float" office:value="4984" calcext:value-type="float">
            <text:p>4984</text:p>
          </table:table-cell>
          <table:table-cell table:formula="of:=4*[.$D$3]*[.B4991]*(1-[.B4991])" office:value-type="float" office:value="0.0194715425864183" calcext:value-type="float">
            <text:p>0,019471542586418</text:p>
          </table:table-cell>
          <table:table-cell table:number-columns-repeated="5"/>
        </table:table-row>
        <table:table-row table:style-name="ro1">
          <table:table-cell table:formula="of:=[.A4992]+1" office:value-type="float" office:value="4985" calcext:value-type="float">
            <text:p>4985</text:p>
          </table:table-cell>
          <table:table-cell table:formula="of:=4*[.$D$3]*[.B4992]*(1-[.B4992])" office:value-type="float" office:value="0.0763696064628944" calcext:value-type="float">
            <text:p>0,076369606462895</text:p>
          </table:table-cell>
          <table:table-cell table:number-columns-repeated="5"/>
        </table:table-row>
        <table:table-row table:style-name="ro1">
          <table:table-cell table:formula="of:=[.A4993]+1" office:value-type="float" office:value="4986" calcext:value-type="float">
            <text:p>4986</text:p>
          </table:table-cell>
          <table:table-cell table:formula="of:=4*[.$D$3]*[.B4993]*(1-[.B4993])" office:value-type="float" office:value="0.282149158686388" calcext:value-type="float">
            <text:p>0,282149158686388</text:p>
          </table:table-cell>
          <table:table-cell table:number-columns-repeated="5"/>
        </table:table-row>
        <table:table-row table:style-name="ro1">
          <table:table-cell table:formula="of:=[.A4994]+1" office:value-type="float" office:value="4987" calcext:value-type="float">
            <text:p>4987</text:p>
          </table:table-cell>
          <table:table-cell table:formula="of:=4*[.$D$3]*[.B4994]*(1-[.B4994])" office:value-type="float" office:value="0.810164043755806" calcext:value-type="float">
            <text:p>0,810164043755806</text:p>
          </table:table-cell>
          <table:table-cell table:number-columns-repeated="5"/>
        </table:table-row>
        <table:table-row table:style-name="ro1">
          <table:table-cell table:formula="of:=[.A4995]+1" office:value-type="float" office:value="4988" calcext:value-type="float">
            <text:p>4988</text:p>
          </table:table-cell>
          <table:table-cell table:formula="of:=4*[.$D$3]*[.B4995]*(1-[.B4995])" office:value-type="float" office:value="0.615193063844185" calcext:value-type="float">
            <text:p>0,615193063844185</text:p>
          </table:table-cell>
          <table:table-cell table:number-columns-repeated="5"/>
        </table:table-row>
        <table:table-row table:style-name="ro1">
          <table:table-cell table:formula="of:=[.A4996]+1" office:value-type="float" office:value="4989" calcext:value-type="float">
            <text:p>4989</text:p>
          </table:table-cell>
          <table:table-cell table:formula="of:=4*[.$D$3]*[.B4996]*(1-[.B4996])" office:value-type="float" office:value="0.946922232168758" calcext:value-type="float">
            <text:p>0,946922232168758</text:p>
          </table:table-cell>
          <table:table-cell table:number-columns-repeated="5"/>
        </table:table-row>
        <table:table-row table:style-name="ro1">
          <table:table-cell table:formula="of:=[.A4997]+1" office:value-type="float" office:value="4990" calcext:value-type="float">
            <text:p>4990</text:p>
          </table:table-cell>
          <table:table-cell table:formula="of:=4*[.$D$3]*[.B4997]*(1-[.B4997])" office:value-type="float" office:value="0.201042073573179" calcext:value-type="float">
            <text:p>0,201042073573179</text:p>
          </table:table-cell>
          <table:table-cell table:number-columns-repeated="5"/>
        </table:table-row>
        <table:table-row table:style-name="ro1">
          <table:table-cell table:formula="of:=[.A4998]+1" office:value-type="float" office:value="4991" calcext:value-type="float">
            <text:p>4991</text:p>
          </table:table-cell>
          <table:table-cell table:formula="of:=4*[.$D$3]*[.B4998]*(1-[.B4998])" office:value-type="float" office:value="0.642496632906302" calcext:value-type="float">
            <text:p>0,642496632906302</text:p>
          </table:table-cell>
          <table:table-cell table:number-columns-repeated="5"/>
        </table:table-row>
        <table:table-row table:style-name="ro1">
          <table:table-cell table:formula="of:=[.A4999]+1" office:value-type="float" office:value="4992" calcext:value-type="float">
            <text:p>4992</text:p>
          </table:table-cell>
          <table:table-cell table:formula="of:=4*[.$D$3]*[.B4999]*(1-[.B4999])" office:value-type="float" office:value="0.918778838441467" calcext:value-type="float">
            <text:p>0,918778838441467</text:p>
          </table:table-cell>
          <table:table-cell table:number-columns-repeated="5"/>
        </table:table-row>
        <table:table-row table:style-name="ro1">
          <table:table-cell table:formula="of:=[.A5000]+1" office:value-type="float" office:value="4993" calcext:value-type="float">
            <text:p>4993</text:p>
          </table:table-cell>
          <table:table-cell table:formula="of:=4*[.$D$3]*[.B5000]*(1-[.B5000])" office:value-type="float" office:value="0.298497137894464" calcext:value-type="float">
            <text:p>0,298497137894464</text:p>
          </table:table-cell>
          <table:table-cell table:number-columns-repeated="5"/>
        </table:table-row>
        <table:table-row table:style-name="ro1">
          <table:table-cell table:formula="of:=[.A5001]+1" office:value-type="float" office:value="4994" calcext:value-type="float">
            <text:p>4994</text:p>
          </table:table-cell>
          <table:table-cell table:formula="of:=4*[.$D$3]*[.B5001]*(1-[.B5001])" office:value-type="float" office:value="0.83758638625311" calcext:value-type="float">
            <text:p>0,83758638625311</text:p>
          </table:table-cell>
          <table:table-cell table:number-columns-repeated="5"/>
        </table:table-row>
        <table:table-row table:style-name="ro1">
          <table:table-cell table:formula="of:=[.A5002]+1" office:value-type="float" office:value="4995" calcext:value-type="float">
            <text:p>4995</text:p>
          </table:table-cell>
          <table:table-cell table:formula="of:=4*[.$D$3]*[.B5002]*(1-[.B5002])" office:value-type="float" office:value="0.544141727266265" calcext:value-type="float">
            <text:p>0,544141727266265</text:p>
          </table:table-cell>
          <table:table-cell table:number-columns-repeated="5"/>
        </table:table-row>
        <table:table-row table:style-name="ro1">
          <table:table-cell table:formula="of:=[.A5003]+1" office:value-type="float" office:value="4996" calcext:value-type="float">
            <text:p>4996</text:p>
          </table:table-cell>
          <table:table-cell table:formula="of:=4*[.$D$3]*[.B5003]*(1-[.B5003])" office:value-type="float" office:value="0.992206031655803" calcext:value-type="float">
            <text:p>0,992206031655803</text:p>
          </table:table-cell>
          <table:table-cell table:number-columns-repeated="5"/>
        </table:table-row>
        <table:table-row table:style-name="ro1">
          <table:table-cell table:formula="of:=[.A5004]+1" office:value-type="float" office:value="4997" calcext:value-type="float">
            <text:p>4997</text:p>
          </table:table-cell>
          <table:table-cell table:formula="of:=4*[.$D$3]*[.B5004]*(1-[.B5004])" office:value-type="float" office:value="0.0309328896065879" calcext:value-type="float">
            <text:p>0,030932889606588</text:p>
          </table:table-cell>
          <table:table-cell table:number-columns-repeated="5"/>
        </table:table-row>
        <table:table-row table:style-name="ro1">
          <table:table-cell table:formula="of:=[.A5005]+1" office:value-type="float" office:value="4998" calcext:value-type="float">
            <text:p>4998</text:p>
          </table:table-cell>
          <table:table-cell table:formula="of:=4*[.$D$3]*[.B5005]*(1-[.B5005])" office:value-type="float" office:value="0.119904183788698" calcext:value-type="float">
            <text:p>0,119904183788698</text:p>
          </table:table-cell>
          <table:table-cell table:number-columns-repeated="5"/>
        </table:table-row>
        <table:table-row table:style-name="ro1">
          <table:table-cell table:formula="of:=[.A5006]+1" office:value-type="float" office:value="4999" calcext:value-type="float">
            <text:p>4999</text:p>
          </table:table-cell>
          <table:table-cell table:formula="of:=4*[.$D$3]*[.B5006]*(1-[.B5006])" office:value-type="float" office:value="0.422108681994657" calcext:value-type="float">
            <text:p>0,422108681994657</text:p>
          </table:table-cell>
          <table:table-cell table:number-columns-repeated="5"/>
        </table:table-row>
        <table:table-row table:style-name="ro1">
          <table:table-cell table:formula="of:=[.A5007]+1" office:value-type="float" office:value="5000" calcext:value-type="float">
            <text:p>5000</text:p>
          </table:table-cell>
          <table:table-cell table:formula="of:=4*[.$D$3]*[.B5007]*(1-[.B5007])" office:value-type="float" office:value="0.975731770317562" calcext:value-type="float">
            <text:p>0,975731770317562</text:p>
          </table:table-cell>
          <table:table-cell table:number-columns-repeated="5"/>
        </table:table-row>
        <table:table-row table:style-name="ro1" table:number-rows-repeated="1043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/00/0000</text:date>, <text:time style:data-style-name="N2" text:time-value="16:33:52.0193930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Ángel de la Encarnación García Baños</meta:initial-creator>
    <meta:creation-date>2016-09-27T09:50:21.529051488</meta:creation-date>
    <dc:date>2017-01-21T12:21:53.511142496</dc:date>
    <dc:creator>Ángel de la Encarnación García Baños</dc:creator>
    <meta:editing-duration>PT2H9M3S</meta:editing-duration>
    <meta:editing-cycles>17</meta:editing-cycles>
    <meta:generator>LibreOffice/5.2.3.3$Linux_x86 LibreOffice_project/d54a8868f08a7b39642414cf2c8ef2f228f780cf</meta:generator>
    <meta:document-statistic meta:table-count="1" meta:cell-count="1108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5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4.642cm" svg:height="9.013cm" xlink:href=".." xlink:type="simple" chart:class="chart:line" chart:style-name="ch1">
        <chart:plot-area chart:style-name="ch2" table:cell-range-address="Hoja1.A8:Hoja1.B202" chart:data-source-has-labels="column" svg:x="0.492cm" svg:y="0.18cm" svg:width="23.658cm" svg:height="8.653cm">
          <chartooo:coordinate-region svg:x="1.219cm" svg:y="0.301cm" svg:width="22.931cm" svg:height="7.53cm"/>
          <chart:axis chart:dimension="x" chart:name="primary-x" chart:style-name="ch3" chartooo:axis-type="auto">
            <chartooo:date-scale/>
            <chart:categories table:cell-range-address="Hoja1.A8:Hoja1.A20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B8:Hoja1.B202" chart:class="chart:line">
            <chart:data-point chart:repeated="19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8:Hoja1.A202</svg:desc>
                </draw:g>
              </table:table-cell>
              <table:table-cell office:value-type="float" office:value="0.2">
                <text:p>0.2</text:p>
                <draw:g>
                  <svg:desc>Hoja1.B8:Hoja1.B2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01376">
                <text:p>0.289013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2193922612265">
                <text:p>0.821939226122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85420538734196">
                <text:p>0.5854205387341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70813326249439">
                <text:p>0.970813326249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3339247303757">
                <text:p>0.1133392473037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1973849297501">
                <text:p>0.4019738492975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1563495113803">
                <text:p>0.9615634951138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783655991332">
                <text:p>0.147836559913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923645865261">
                <text:p>0.5039236458652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9938420012496">
                <text:p>0.9999384200124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46304781636117">
                <text:p>0.0002463047816361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984976462362641">
                <text:p>0.0009849764623626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93602513492493">
                <text:p>0.003936025134924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6821313642487">
                <text:p>0.01568213136424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17448084804925">
                <text:p>0.0617448084804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1729548424799">
                <text:p>0.2317295484247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2123859246552">
                <text:p>0.7121238592465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0013873353397">
                <text:p>0.8200138733533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90364483445424">
                <text:p>0.5903644834454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7337040526567">
                <text:p>0.96733704052656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26384362207481">
                <text:p>0.1263843622074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41645420787558">
                <text:p>0.4416454207875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86378972339755">
                <text:p>0.9863789723397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537419810628948">
                <text:p>0.05374198106289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03415122137321">
                <text:p>0.2034151221373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4814964089272">
                <text:p>0.6481496408927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12206735613433">
                <text:p>0.9122067356134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0342428459669">
                <text:p>0.3203424284596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70892627952924">
                <text:p>0.87089262795292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49754634120696">
                <text:p>0.44975463412069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9901612830619">
                <text:p>0.9899016128306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399856389838312">
                <text:p>0.03998563898383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53547150635544">
                <text:p>0.1535471506355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19881692668997">
                <text:p>0.51988169266899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8418873186462">
                <text:p>0.9984188731864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631450740614895">
                <text:p>0.0063145074061489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250985376094666">
                <text:p>0.025098537609466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7874404077331">
                <text:p>0.0978744040773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53180020415353">
                <text:p>0.3531800204153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3775574379056">
                <text:p>0.91377557437905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1515909618913">
                <text:p>0.315159096189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63335361113523">
                <text:p>0.86333536111352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71949661458024">
                <text:p>0.47194966145802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96852714030722">
                <text:p>0.99685271403072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25495222412216">
                <text:p>0.01254952224122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495681269309549">
                <text:p>0.049568126930954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88444510894047">
                <text:p>0.1884445108940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1732708831801">
                <text:p>0.6117327088318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0063207108432">
                <text:p>0.9500632071084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8977243842909">
                <text:p>0.1897724384290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15035440167068">
                <text:p>0.61503544016706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47067390022276">
                <text:p>0.94706739002227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00522995114681">
                <text:p>0.20052299511468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41254094179675">
                <text:p>0.64125409417967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0189123509918">
                <text:p>0.92018912350991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93764401935869">
                <text:p>0.29376440193586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2986751236452">
                <text:p>0.829867512364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64749697145772">
                <text:p>0.56474969714577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83229906878123">
                <text:p>0.98322990687812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659554283942425">
                <text:p>0.065955428394242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46421239438298">
                <text:p>0.24642123943829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42791248767964">
                <text:p>0.7427912487679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64209638086771">
                <text:p>0.76420963808677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20773068568229">
                <text:p>0.72077306856822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05037008779872">
                <text:p>0.80503700877987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27809693098514">
                <text:p>0.62780969309851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34658729400255">
                <text:p>0.93465872940025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44287155824623">
                <text:p>0.2442871558246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38443765294957">
                <text:p>0.73844376529495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72578283167853">
                <text:p>0.77257828316785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02804318181063">
                <text:p>0.70280431818106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35481634108457">
                <text:p>0.83548163410845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49808292703677">
                <text:p>0.54980829270367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90076535911779">
                <text:p>0.99007653591177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392999557948422">
                <text:p>0.039299955794842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51021877077463">
                <text:p>0.15102187707746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12857078885849">
                <text:p>0.51285707888584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9338782090092">
                <text:p>0.99933878209009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6431228031337">
                <text:p>0.002643122803133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0544546819925">
                <text:p>0.01054454681992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417334374091497">
                <text:p>0.041733437409149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59967030444665">
                <text:p>0.15996703044466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37510318461523">
                <text:p>0.5375103184615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94371904035661">
                <text:p>0.99437190403566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23856820006221">
                <text:p>0.022385682000622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875382529679564">
                <text:p>0.087538252967956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19501228941098">
                <text:p>0.31950122894109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69680774584904">
                <text:p>0.86968077458490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53344499609222">
                <text:p>0.45334449960922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91293057133144">
                <text:p>0.99129305713314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345245280510756">
                <text:p>0.034524528051075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33330340055704">
                <text:p>0.1333303400557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62213441905338">
                <text:p>0.46221344190533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94288704109435">
                <text:p>0.99428870410943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27147079592619">
                <text:p>0.022714707959261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887950000063496">
                <text:p>0.08879500000634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23641791920888">
                <text:p>0.3236417919208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75591129772498">
                <text:p>0.87559112977249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35725212944874">
                <text:p>0.43572521294487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83475006996073">
                <text:p>0.983475006996073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650076704405894">
                <text:p>0.065007670440589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43126692897908">
                <text:p>0.2431266928979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36064416393738">
                <text:p>0.73606441639373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77094365250736">
                <text:p>0.77709436525073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92874850985168">
                <text:p>0.69287485098516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51197167429798">
                <text:p>0.85119716742979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06642198357147">
                <text:p>0.50664219835714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9823524803937">
                <text:p>0.99982352480393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705776210271844">
                <text:p>0.00070577621027184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282111236085143">
                <text:p>0.0028211123608514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112526147435955">
                <text:p>0.01125261474359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44503973620111">
                <text:p>0.04450397362011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0093479808526">
                <text:p>0.17009347980852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6464675174061">
                <text:p>0.5646467517406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983283189957552">
                <text:p>0.98328318995755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657494332178115">
                <text:p>0.065749433217811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45705780997392">
                <text:p>0.2457057809973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41337800727415">
                <text:p>0.74133780072741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67024263760218">
                <text:p>0.76702426376021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14792170253254">
                <text:p>0.71479217025325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815457294391588">
                <text:p>0.81545729439158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01946781660556">
                <text:p>0.60194678166055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58427414836219">
                <text:p>0.95842741483621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59377221306324">
                <text:p>0.1593772213063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35904490539995">
                <text:p>0.53590449053999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4843470236254">
                <text:p>0.99484347023625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05197598581679">
                <text:p>0.02051975985816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03947972541239">
                <text:p>0.080394797254123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95725895314369">
                <text:p>0.29572589531436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33088360619535">
                <text:p>0.8330883606195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56208576079162">
                <text:p>0.55620857607916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987362383900612">
                <text:p>0.98736238390061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499116270348494">
                <text:p>0.049911627034849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89681826086334">
                <text:p>0.1896818260863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14810523755551">
                <text:p>0.61481052375555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947274174539905">
                <text:p>0.94727417453990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99783251158588">
                <text:p>0.19978325115858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3947961486037">
                <text:p>0.6394796148603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922181748153612">
                <text:p>0.92218174815361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87050286103842">
                <text:p>0.2870502861038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8609677406178">
                <text:p>0.81860967740617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93951493852525">
                <text:p>0.59395149385252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64692467211516">
                <text:p>0.96469246721151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36243643667497">
                <text:p>0.13624364366749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470725252910804">
                <text:p>0.47072525291080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996571956731454">
                <text:p>0.99657195673145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136651671515784">
                <text:p>0.01366516715157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539137214331913">
                <text:p>0.053913721433191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04028128297662">
                <text:p>0.20402812829766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4960260464406">
                <text:p>0.6496026046440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10476242734853">
                <text:p>0.91047624273485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26037016601113">
                <text:p>0.32603701660111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78947521627834">
                <text:p>0.87894752162783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25595103408488">
                <text:p>0.42559510340848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77855645452826">
                <text:p>0.97785564545282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866159284354527">
                <text:p>0.086615928435452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16454437506869">
                <text:p>0.31645443750686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6524410595632">
                <text:p>0.8652441059563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66386972256673">
                <text:p>0.46638697225667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95480657463705">
                <text:p>0.99548065746370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179956723173374">
                <text:p>0.017995672317337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706873123807377">
                <text:p>0.070687312380737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62762464996503">
                <text:p>0.26276246499650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74873407941858">
                <text:p>0.77487340794185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97778438425717">
                <text:p>0.69777843842571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4353475717554">
                <text:p>0.8435347571755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27935482449371">
                <text:p>0.52793548244937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878435281283">
                <text:p>0.99687843528128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124472822096934">
                <text:p>0.01244728220969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91693895011428">
                <text:p>0.049169389501142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87007042548911">
                <text:p>0.18700704254891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08141634344082">
                <text:p>0.60814163434408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53221547685563">
                <text:p>0.9532215476855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178360914854011">
                <text:p>0.17836091485401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86193195625806">
                <text:p>0.58619319562580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970282932111246">
                <text:p>0.9702829321112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15335855059396">
                <text:p>0.1153358550593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08133982388455">
                <text:p>0.4081339823884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66242539232781">
                <text:p>0.96624253923278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30471578439074">
                <text:p>0.13047157843907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53794982634763">
                <text:p>0.45379498263476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91460385481112">
                <text:p>0.99146038548111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338667580110249">
                <text:p>0.033866758011024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13087920285139">
                <text:p>0.1308792028513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54999348449499">
                <text:p>0.4549993484494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91899765440122">
                <text:p>0.99189976544012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32138483039813">
                <text:p>0.03213848303981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24422403790851">
                <text:p>0.12442240379085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35765876903028">
                <text:p>0.43576587690302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83495909719852">
                <text:p>0.983495909719852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649268211366891">
                <text:p>0.064926821136689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42845316135094">
                <text:p>0.242845316135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04cm" svg:height="9.014cm" xlink:href=".." xlink:type="simple" chart:class="chart:line" chart:style-name="ch1">
        <chart:plot-area chart:style-name="ch2" table:cell-range-address="Hoja1.A8:Hoja1.C202" chart:data-source-has-labels="column" svg:x="0.492cm" svg:y="0.18cm" svg:width="23.62cm" svg:height="8.654cm">
          <chartooo:coordinate-region svg:x="1.219cm" svg:y="0.301cm" svg:width="22.893cm" svg:height="7.53cm"/>
          <chart:axis chart:dimension="x" chart:name="primary-x" chart:style-name="ch3" chartooo:axis-type="auto">
            <chartooo:date-scale/>
            <chart:categories table:cell-range-address="Hoja1.A8:Hoja1.A20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B8:Hoja1.B202" chart:class="chart:line">
            <chart:data-point chart:repeated="195"/>
          </chart:series>
          <chart:series chart:style-name="ch6" chart:values-cell-range-address="Hoja1.C8:Hoja1.C202" chart:class="chart:line">
            <chart:data-point chart:repeated="1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8:Hoja1.A202</svg:desc>
                </draw:g>
              </table:table-cell>
              <table:table-cell office:value-type="float" office:value="0.2">
                <text:p>0.2</text:p>
                <draw:g>
                  <svg:desc>Hoja1.B8:Hoja1.B202</svg:desc>
                </draw:g>
              </table:table-cell>
              <table:table-cell office:value-type="float" office:value="0.201">
                <text:p>0.201</text:p>
                <draw:g>
                  <svg:desc>Hoja1.C8:Hoja1.C2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  <table:table-cell office:value-type="float" office:value="0.642396">
                <text:p>0.6423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216">
                <text:p>0.9216</text:p>
              </table:table-cell>
              <table:table-cell office:value-type="float" office:value="0.918893516736">
                <text:p>0.9188935167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01376">
                <text:p>0.28901376</text:p>
              </table:table-cell>
              <table:table-cell office:value-type="float" office:value="0.298112886546186">
                <text:p>0.2981128865461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2193922612265">
                <text:p>0.82193922612265</text:p>
              </table:table-cell>
              <table:table-cell office:value-type="float" office:value="0.836966373685147">
                <text:p>0.8369663736851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85420538734196">
                <text:p>0.585420538734196</text:p>
              </table:table-cell>
              <table:table-cell office:value-type="float" office:value="0.545814652021928">
                <text:p>0.5458146520219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70813326249439">
                <text:p>0.970813326249439</text:p>
              </table:table-cell>
              <table:table-cell office:value-type="float" office:value="0.991604070640439">
                <text:p>0.991604070640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3339247303757">
                <text:p>0.113339247303757</text:p>
              </table:table-cell>
              <table:table-cell office:value-type="float" office:value="0.033301750919002">
                <text:p>0.033301750919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1973849297501">
                <text:p>0.401973849297501</text:p>
              </table:table-cell>
              <table:table-cell office:value-type="float" office:value="0.128770977218923">
                <text:p>0.1287709772189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1563495113803">
                <text:p>0.961563495113803</text:p>
              </table:table-cell>
              <table:table-cell office:value-type="float" office:value="0.448756050580026">
                <text:p>0.448756050580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783655991332">
                <text:p>0.14783655991332</text:p>
              </table:table-cell>
              <table:table-cell office:value-type="float" office:value="0.989496230591373">
                <text:p>0.9894962305913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923645865261">
                <text:p>0.503923645865261</text:p>
              </table:table-cell>
              <table:table-cell office:value-type="float" office:value="0.0415737609473512">
                <text:p>0.04157376094735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9938420012496">
                <text:p>0.999938420012496</text:p>
              </table:table-cell>
              <table:table-cell office:value-type="float" office:value="0.159381533392175">
                <text:p>0.1593815333921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46304781636117">
                <text:p>0.000246304781636117</text:p>
              </table:table-cell>
              <table:table-cell office:value-type="float" office:value="0.535916240822935">
                <text:p>0.5359162408229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984976462362641">
                <text:p>0.000984976462362641</text:p>
              </table:table-cell>
              <table:table-cell office:value-type="float" office:value="0.994840094580596">
                <text:p>0.9948400945805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93602513492493">
                <text:p>0.00393602513492493</text:p>
              </table:table-cell>
              <table:table-cell office:value-type="float" office:value="0.0205331231818682">
                <text:p>0.02053312318186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6821313642487">
                <text:p>0.0156821313642487</text:p>
              </table:table-cell>
              <table:table-cell office:value-type="float" office:value="0.0804460561370658">
                <text:p>0.08044605613706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17448084804925">
                <text:p>0.0617448084804925</text:p>
              </table:table-cell>
              <table:table-cell office:value-type="float" office:value="0.295897952756231">
                <text:p>0.2958979527562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1729548424799">
                <text:p>0.231729548424799</text:p>
              </table:table-cell>
              <table:table-cell office:value-type="float" office:value="0.83336941724361">
                <text:p>0.833369417243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2123859246552">
                <text:p>0.712123859246552</text:p>
              </table:table-cell>
              <table:table-cell office:value-type="float" office:value="0.555459326586624">
                <text:p>0.5554593265866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0013873353397">
                <text:p>0.820013873353397</text:p>
              </table:table-cell>
              <table:table-cell office:value-type="float" office:value="0.987697052378233">
                <text:p>0.9876970523782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90364483445424">
                <text:p>0.590364483445424</text:p>
              </table:table-cell>
              <table:table-cell office:value-type="float" office:value="0.0486063404063335">
                <text:p>0.04860634040633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7337040526567">
                <text:p>0.967337040526567</text:p>
              </table:table-cell>
              <table:table-cell office:value-type="float" office:value="0.184975056314548">
                <text:p>0.18497505631454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26384362207481">
                <text:p>0.126384362207481</text:p>
              </table:table-cell>
              <table:table-cell office:value-type="float" office:value="0.603037139423912">
                <text:p>0.6030371394239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41645420787558">
                <text:p>0.441645420787558</text:p>
              </table:table-cell>
              <table:table-cell office:value-type="float" office:value="0.957533391597349">
                <text:p>0.9575333915973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86378972339755">
                <text:p>0.986378972339755</text:p>
              </table:table-cell>
              <table:table-cell office:value-type="float" office:value="0.162652782293707">
                <text:p>0.16265278229370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537419810628948">
                <text:p>0.0537419810628948</text:p>
              </table:table-cell>
              <table:table-cell office:value-type="float" office:value="0.54478741882329">
                <text:p>0.544787418823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03415122137321">
                <text:p>0.203415122137321</text:p>
              </table:table-cell>
              <table:table-cell office:value-type="float" office:value="0.991976348460589">
                <text:p>0.9919763484605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4814964089272">
                <text:p>0.64814964089272</text:p>
              </table:table-cell>
              <table:table-cell office:value-type="float" office:value="0.0318370902215417">
                <text:p>0.031837090221541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12206735613433">
                <text:p>0.912206735613433</text:p>
              </table:table-cell>
              <table:table-cell office:value-type="float" office:value="0.123293959631068">
                <text:p>0.12329395963106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20342428459669">
                <text:p>0.320342428459669</text:p>
              </table:table-cell>
              <table:table-cell office:value-type="float" office:value="0.432370236598243">
                <text:p>0.4323702365982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70892627952924">
                <text:p>0.870892627952924</text:p>
              </table:table-cell>
              <table:table-cell office:value-type="float" office:value="0.98170486040889">
                <text:p>0.9817048604088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49754634120696">
                <text:p>0.449754634120696</text:p>
              </table:table-cell>
              <table:table-cell office:value-type="float" office:value="0.0718417098338087">
                <text:p>0.07184170983380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89901612830619">
                <text:p>0.989901612830619</text:p>
              </table:table-cell>
              <table:table-cell office:value-type="float" office:value="0.266721914247854">
                <text:p>0.2667219142478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399856389838312">
                <text:p>0.0399856389838312</text:p>
              </table:table-cell>
              <table:table-cell office:value-type="float" office:value="0.782325338831258">
                <text:p>0.7823253388312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53547150635544">
                <text:p>0.153547150635544</text:p>
              </table:table-cell>
              <table:table-cell office:value-type="float" office:value="0.681169612215261">
                <text:p>0.68116961221526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19881692668997">
                <text:p>0.519881692668997</text:p>
              </table:table-cell>
              <table:table-cell office:value-type="float" office:value="0.868710286439088">
                <text:p>0.8687102864390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8418873186462">
                <text:p>0.998418873186462</text:p>
              </table:table-cell>
              <table:table-cell office:value-type="float" office:value="0.456210898696024">
                <text:p>0.45621089869602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631450740614895">
                <text:p>0.00631450740614895</text:p>
              </table:table-cell>
              <table:table-cell office:value-type="float" office:value="0.992330058427961">
                <text:p>0.99233005842796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250985376094666">
                <text:p>0.0250985376094666</text:p>
              </table:table-cell>
              <table:table-cell office:value-type="float" office:value="0.0304444542732839">
                <text:p>0.03044445427328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7874404077331">
                <text:p>0.097874404077331</text:p>
              </table:table-cell>
              <table:table-cell office:value-type="float" office:value="0.118070357909143">
                <text:p>0.11807035790914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53180020415353">
                <text:p>0.353180020415353</text:p>
              </table:table-cell>
              <table:table-cell office:value-type="float" office:value="0.416518993969401">
                <text:p>0.4165189939694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13775574379056">
                <text:p>0.913775574379056</text:p>
              </table:table-cell>
              <table:table-cell office:value-type="float" office:value="0.972123686528476">
                <text:p>0.97212368652847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1515909618913">
                <text:p>0.31515909618913</text:p>
              </table:table-cell>
              <table:table-cell office:value-type="float" office:value="0.108396898475044">
                <text:p>0.1083968984750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63335361113523">
                <text:p>0.863335361113523</text:p>
              </table:table-cell>
              <table:table-cell office:value-type="float" office:value="0.386588043504141">
                <text:p>0.3865880435041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71949661458024">
                <text:p>0.471949661458024</text:p>
              </table:table-cell>
              <table:table-cell office:value-type="float" office:value="0.948550912495126">
                <text:p>0.9485509124951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96852714030722">
                <text:p>0.996852714030722</text:p>
              </table:table-cell>
              <table:table-cell office:value-type="float" office:value="0.19520831559916">
                <text:p>0.195208315599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25495222412216">
                <text:p>0.0125495222412216</text:p>
              </table:table-cell>
              <table:table-cell office:value-type="float" office:value="0.628408116480395">
                <text:p>0.6284081164803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495681269309549">
                <text:p>0.0495681269309549</text:p>
              </table:table-cell>
              <table:table-cell office:value-type="float" office:value="0.934045422487829">
                <text:p>0.9340454224878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88444510894047">
                <text:p>0.188444510894047</text:p>
              </table:table-cell>
              <table:table-cell office:value-type="float" office:value="0.246418284869447">
                <text:p>0.2464182848694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1732708831801">
                <text:p>0.611732708831801</text:p>
              </table:table-cell>
              <table:table-cell office:value-type="float" office:value="0.742785255005788">
                <text:p>0.7427852550057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0063207108432">
                <text:p>0.950063207108432</text:p>
              </table:table-cell>
              <table:table-cell office:value-type="float" office:value="0.764221279807097">
                <text:p>0.7642212798070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8977243842909">
                <text:p>0.18977243842909</text:p>
              </table:table-cell>
              <table:table-cell office:value-type="float" office:value="0.720748461188399">
                <text:p>0.7207484611883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15035440167068">
                <text:p>0.615035440167068</text:p>
              </table:table-cell>
              <table:table-cell office:value-type="float" office:value="0.805080467531816">
                <text:p>0.8050804675318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47067390022276">
                <text:p>0.947067390022276</text:p>
              </table:table-cell>
              <table:table-cell office:value-type="float" office:value="0.627703633322273">
                <text:p>0.6277036333222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00522995114681">
                <text:p>0.200522995114681</text:p>
              </table:table-cell>
              <table:table-cell office:value-type="float" office:value="0.934767128145161">
                <text:p>0.9347671281451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41254094179675">
                <text:p>0.641254094179675</text:p>
              </table:table-cell>
              <table:table-cell office:value-type="float" office:value="0.243910177137636">
                <text:p>0.2439101771376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0189123509918">
                <text:p>0.920189123509918</text:p>
              </table:table-cell>
              <table:table-cell office:value-type="float" office:value="0.737672010505291">
                <text:p>0.7376720105052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93764401935869">
                <text:p>0.293764401935869</text:p>
              </table:table-cell>
              <table:table-cell office:value-type="float" office:value="0.774048061689491">
                <text:p>0.7740480616894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2986751236452">
                <text:p>0.82986751236452</text:p>
              </table:table-cell>
              <table:table-cell office:value-type="float" office:value="0.699590639536933">
                <text:p>0.6995906395369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64749697145772">
                <text:p>0.564749697145772</text:p>
              </table:table-cell>
              <table:table-cell office:value-type="float" office:value="0.840654306436953">
                <text:p>0.8406543064369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83229906878123">
                <text:p>0.983229906878123</text:p>
              </table:table-cell>
              <table:table-cell office:value-type="float" office:value="0.535818574023835">
                <text:p>0.53581857402383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659554283942425">
                <text:p>0.0659554283942425</text:p>
              </table:table-cell>
              <table:table-cell office:value-type="float" office:value="0.994868119019596">
                <text:p>0.99486811901959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246421239438298">
                <text:p>0.246421239438298</text:p>
              </table:table-cell>
              <table:table-cell office:value-type="float" office:value="0.0204221791120264">
                <text:p>0.020422179112026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42791248767964">
                <text:p>0.742791248767964</text:p>
              </table:table-cell>
              <table:table-cell office:value-type="float" office:value="0.0800204548493708">
                <text:p>0.080020454849370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64209638086771">
                <text:p>0.764209638086771</text:p>
              </table:table-cell>
              <table:table-cell office:value-type="float" office:value="0.294468726620282">
                <text:p>0.29446872662028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20773068568229">
                <text:p>0.720773068568229</text:p>
              </table:table-cell>
              <table:table-cell office:value-type="float" office:value="0.831027582651647">
                <text:p>0.83102758265164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05037008779872">
                <text:p>0.805037008779872</text:p>
              </table:table-cell>
              <table:table-cell office:value-type="float" office:value="0.561682958095228">
                <text:p>0.5616829580952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27809693098514">
                <text:p>0.627809693098514</text:p>
              </table:table-cell>
              <table:table-cell office:value-type="float" office:value="0.98478085072249">
                <text:p>0.9847808507224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34658729400255">
                <text:p>0.934658729400255</text:p>
              </table:table-cell>
              <table:table-cell office:value-type="float" office:value="0.0599501070911168">
                <text:p>0.059950107091116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244287155824623">
                <text:p>0.244287155824623</text:p>
              </table:table-cell>
              <table:table-cell office:value-type="float" office:value="0.225424367003522">
                <text:p>0.22542436700352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38443765294957">
                <text:p>0.738443765294957</text:p>
              </table:table-cell>
              <table:table-cell office:value-type="float" office:value="0.698432887058333">
                <text:p>0.69843288705833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72578283167853">
                <text:p>0.772578283167853</text:p>
              </table:table-cell>
              <table:table-cell office:value-type="float" office:value="0.84249755733478">
                <text:p>0.8424975573347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02804318181063">
                <text:p>0.702804318181063</text:p>
              </table:table-cell>
              <table:table-cell office:value-type="float" office:value="0.530781692878837">
                <text:p>0.53078169287883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35481634108457">
                <text:p>0.835481634108457</text:p>
              </table:table-cell>
              <table:table-cell office:value-type="float" office:value="0.996209949534052">
                <text:p>0.9962099495340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49808292703677">
                <text:p>0.549808292703677</text:p>
              </table:table-cell>
              <table:table-cell office:value-type="float" office:value="0.0151027439336549">
                <text:p>0.01510274393365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90076535911779">
                <text:p>0.990076535911779</text:p>
              </table:table-cell>
              <table:table-cell office:value-type="float" office:value="0.0594986042373174">
                <text:p>0.05949860423731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392999557948422">
                <text:p>0.0392999557948422</text:p>
              </table:table-cell>
              <table:table-cell office:value-type="float" office:value="0.223834081324514">
                <text:p>0.2238340813245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151021877077463">
                <text:p>0.151021877077463</text:p>
              </table:table-cell>
              <table:table-cell office:value-type="float" office:value="0.694929541448499">
                <text:p>0.6949295414484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12857078885849">
                <text:p>0.512857078885849</text:p>
              </table:table-cell>
              <table:table-cell office:value-type="float" office:value="0.848009895482711">
                <text:p>0.84800989548271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9338782090092">
                <text:p>0.999338782090092</text:p>
              </table:table-cell>
              <table:table-cell office:value-type="float" office:value="0.515556450584449">
                <text:p>0.5155564505844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26431228031337">
                <text:p>0.0026431228031337</text:p>
              </table:table-cell>
              <table:table-cell office:value-type="float" office:value="0.999031987380854">
                <text:p>0.99903198738085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0544546819925">
                <text:p>0.010544546819925</text:p>
              </table:table-cell>
              <table:table-cell office:value-type="float" office:value="0.00386830228285949">
                <text:p>0.0038683022828594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417334374091497">
                <text:p>0.0417334374091497</text:p>
              </table:table-cell>
              <table:table-cell office:value-type="float" office:value="0.0154133540812316">
                <text:p>0.01541335408123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159967030444665">
                <text:p>0.159967030444665</text:p>
              </table:table-cell>
              <table:table-cell office:value-type="float" office:value="0.0607031303887929">
                <text:p>0.060703130388792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37510318461523">
                <text:p>0.537510318461523</text:p>
              </table:table-cell>
              <table:table-cell office:value-type="float" office:value="0.228073041399176">
                <text:p>0.22807304139917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94371904035661">
                <text:p>0.994371904035661</text:p>
              </table:table-cell>
              <table:table-cell office:value-type="float" office:value="0.704222916744424">
                <text:p>0.70422291674442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223856820006221">
                <text:p>0.0223856820006221</text:p>
              </table:table-cell>
              <table:table-cell office:value-type="float" office:value="0.8331720011056">
                <text:p>0.833172001105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875382529679564">
                <text:p>0.0875382529679564</text:p>
              </table:table-cell>
              <table:table-cell office:value-type="float" office:value="0.555985670717159">
                <text:p>0.55598567071715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319501228941098">
                <text:p>0.319501228941098</text:p>
              </table:table-cell>
              <table:table-cell office:value-type="float" office:value="0.987462418697399">
                <text:p>0.9874624186973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69680774584904">
                <text:p>0.869680774584904</text:p>
              </table:table-cell>
              <table:table-cell office:value-type="float" office:value="0.0495215614307261">
                <text:p>0.049521561430726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453344499609222">
                <text:p>0.453344499609222</text:p>
              </table:table-cell>
              <table:table-cell office:value-type="float" office:value="0.188276705536756">
                <text:p>0.18827670553675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91293057133144">
                <text:p>0.991293057133144</text:p>
              </table:table-cell>
              <table:table-cell office:value-type="float" office:value="0.611314350755926">
                <text:p>0.61131435075592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345245280510756">
                <text:p>0.0345245280510756</text:p>
              </table:table-cell>
              <table:table-cell office:value-type="float" office:value="0.950436461263147">
                <text:p>0.9504364612631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33330340055704">
                <text:p>0.133330340055704</text:p>
              </table:table-cell>
              <table:table-cell office:value-type="float" office:value="0.188427977458935">
                <text:p>0.18842797745893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462213441905338">
                <text:p>0.462213441905338</text:p>
              </table:table-cell>
              <table:table-cell office:value-type="float" office:value="0.61169149907868">
                <text:p>0.611691499078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94288704109435">
                <text:p>0.994288704109435</text:p>
              </table:table-cell>
              <table:table-cell office:value-type="float" office:value="0.950100036134229">
                <text:p>0.95010003613422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227147079592619">
                <text:p>0.0227147079592619</text:p>
              </table:table-cell>
              <table:table-cell office:value-type="float" office:value="0.189639829887863">
                <text:p>0.18963982988786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887950000063496">
                <text:p>0.0887950000063496</text:p>
              </table:table-cell>
              <table:table-cell office:value-type="float" office:value="0.614706259231862">
                <text:p>0.61470625923186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323641791920888">
                <text:p>0.323641791920888</text:p>
              </table:table-cell>
              <table:table-cell office:value-type="float" office:value="0.947369896372132">
                <text:p>0.9473698963721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75591129772498">
                <text:p>0.875591129772498</text:p>
              </table:table-cell>
              <table:table-cell office:value-type="float" office:value="0.199440703279952">
                <text:p>0.19944070327995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435725212944874">
                <text:p>0.435725212944874</text:p>
              </table:table-cell>
              <table:table-cell office:value-type="float" office:value="0.6386564366206">
                <text:p>0.638656436620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83475006996073">
                <text:p>0.983475006996073</text:p>
              </table:table-cell>
              <table:table-cell office:value-type="float" office:value="0.92309757033471">
                <text:p>0.9230975703347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650076704405894">
                <text:p>0.0650076704405894</text:p>
              </table:table-cell>
              <table:table-cell office:value-type="float" office:value="0.283953783907462">
                <text:p>0.28395378390746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243126692897908">
                <text:p>0.243126692897908</text:p>
              </table:table-cell>
              <table:table-cell office:value-type="float" office:value="0.813296130048385">
                <text:p>0.81329613004838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36064416393738">
                <text:p>0.736064416393738</text:p>
              </table:table-cell>
              <table:table-cell office:value-type="float" office:value="0.607382139586821">
                <text:p>0.60738213958682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77094365250736">
                <text:p>0.777094365250736</text:p>
              </table:table-cell>
              <table:table-cell office:value-type="float" office:value="0.953876304391026">
                <text:p>0.95387630439102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92874850985168">
                <text:p>0.692874850985168</text:p>
              </table:table-cell>
              <table:table-cell office:value-type="float" office:value="0.17598520124938">
                <text:p>0.1759852012493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51197167429798">
                <text:p>0.851197167429798</text:p>
              </table:table-cell>
              <table:table-cell office:value-type="float" office:value="0.580057640762381">
                <text:p>0.58005764076238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506642198357147">
                <text:p>0.506642198357147</text:p>
              </table:table-cell>
              <table:table-cell office:value-type="float" office:value="0.974363096622246">
                <text:p>0.97436309662224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9823524803937">
                <text:p>0.999823524803937</text:p>
              </table:table-cell>
              <table:table-cell office:value-type="float" office:value="0.0999186102518141">
                <text:p>0.099918610251814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0705776210271844">
                <text:p>0.000705776210271844</text:p>
              </table:table-cell>
              <table:table-cell office:value-type="float" office:value="0.359739526308641">
                <text:p>0.35973952630864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282111236085143">
                <text:p>0.00282111236085143</text:p>
              </table:table-cell>
              <table:table-cell office:value-type="float" office:value="0.921307998079502">
                <text:p>0.9213079980795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112526147435955">
                <text:p>0.0112526147435955</text:p>
              </table:table-cell>
              <table:table-cell office:value-type="float" office:value="0.289998283016969">
                <text:p>0.28999828301696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44503973620111">
                <text:p>0.044503973620111</text:p>
              </table:table-cell>
              <table:table-cell office:value-type="float" office:value="0.823597115456716">
                <text:p>0.8235971154567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170093479808526">
                <text:p>0.170093479808526</text:p>
              </table:table-cell>
              <table:table-cell office:value-type="float" office:value="0.581139627472372">
                <text:p>0.58113962747237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6464675174061">
                <text:p>0.56464675174061</text:p>
              </table:table-cell>
              <table:table-cell office:value-type="float" office:value="0.973665443414578">
                <text:p>0.97366544341457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983283189957552">
                <text:p>0.983283189957552</text:p>
              </table:table-cell>
              <table:table-cell office:value-type="float" office:value="0.102564190859483">
                <text:p>0.10256419085948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657494332178115">
                <text:p>0.0657494332178115</text:p>
              </table:table-cell>
              <table:table-cell office:value-type="float" office:value="0.36817911045129">
                <text:p>0.3681791104512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45705780997392">
                <text:p>0.245705780997392</text:p>
              </table:table-cell>
              <table:table-cell office:value-type="float" office:value="0.930493012314347">
                <text:p>0.93049301231434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41337800727415">
                <text:p>0.741337800727415</text:p>
              </table:table-cell>
              <table:table-cell office:value-type="float" office:value="0.258703065394078">
                <text:p>0.25870306539407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67024263760218">
                <text:p>0.767024263760218</text:p>
              </table:table-cell>
              <table:table-cell office:value-type="float" office:value="0.767103157399141">
                <text:p>0.76710315739914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14792170253254">
                <text:p>0.714792170253254</text:p>
              </table:table-cell>
              <table:table-cell office:value-type="float" office:value="0.71462361322964">
                <text:p>0.7146236132296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815457294391588">
                <text:p>0.815457294391588</text:p>
              </table:table-cell>
              <table:table-cell office:value-type="float" office:value="0.815746818577016">
                <text:p>0.81574681857701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01946781660556">
                <text:p>0.601946781660556</text:p>
              </table:table-cell>
              <table:table-cell office:value-type="float" office:value="0.601215786233971">
                <text:p>0.60121578623397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58427414836219">
                <text:p>0.958427414836219</text:p>
              </table:table-cell>
              <table:table-cell office:value-type="float" office:value="0.959021458468156">
                <text:p>0.95902145846815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159377221306324">
                <text:p>0.159377221306324</text:p>
              </table:table-cell>
              <table:table-cell office:value-type="float" office:value="0.157197202663066">
                <text:p>0.15719720266306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535904490539995">
                <text:p>0.535904490539995</text:p>
              </table:table-cell>
              <table:table-cell office:value-type="float" office:value="0.529944968551892">
                <text:p>0.5299449685518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4843470236254">
                <text:p>0.994843470236254</text:p>
              </table:table-cell>
              <table:table-cell office:value-type="float" office:value="0.996413195433705">
                <text:p>0.99641319543370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205197598581679">
                <text:p>0.0205197598581679</text:p>
              </table:table-cell>
              <table:table-cell office:value-type="float" office:value="0.0142957575971937">
                <text:p>0.01429575759719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803947972541239">
                <text:p>0.0803947972541239</text:p>
              </table:table-cell>
              <table:table-cell office:value-type="float" office:value="0.0563655556476641">
                <text:p>0.056365555647664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295725895314369">
                <text:p>0.295725895314369</text:p>
              </table:table-cell>
              <table:table-cell office:value-type="float" office:value="0.212753919136777">
                <text:p>0.21275391913677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33088360619535">
                <text:p>0.833088360619535</text:p>
              </table:table-cell>
              <table:table-cell office:value-type="float" office:value="0.669958756114874">
                <text:p>0.66995875611487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556208576079162">
                <text:p>0.556208576079162</text:p>
              </table:table-cell>
              <table:table-cell office:value-type="float" office:value="0.884456084879539">
                <text:p>0.88445608487953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987362383900612">
                <text:p>0.987362383900612</text:p>
              </table:table-cell>
              <table:table-cell office:value-type="float" office:value="0.408774075196387">
                <text:p>0.4087740751963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499116270348494">
                <text:p>0.0499116270348494</text:p>
              </table:table-cell>
              <table:table-cell office:value-type="float" office:value="0.966711322574902">
                <text:p>0.9667113225749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189681826086334">
                <text:p>0.189681826086334</text:p>
              </table:table-cell>
              <table:table-cell office:value-type="float" office:value="0.128722165521542">
                <text:p>0.12872216552154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14810523755551">
                <text:p>0.614810523755551</text:p>
              </table:table-cell>
              <table:table-cell office:value-type="float" office:value="0.448611078499946">
                <text:p>0.44861107849994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947274174539905">
                <text:p>0.947274174539905</text:p>
              </table:table-cell>
              <table:table-cell office:value-type="float" office:value="0.989436714988245">
                <text:p>0.98943671498824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199783251158588">
                <text:p>0.199783251158588</text:p>
              </table:table-cell>
              <table:table-cell office:value-type="float" office:value="0.0418068080860603">
                <text:p>0.04180680808606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3947961486037">
                <text:p>0.63947961486037</text:p>
              </table:table-cell>
              <table:table-cell office:value-type="float" office:value="0.160235995534862">
                <text:p>0.16023599553486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922181748153612">
                <text:p>0.922181748153612</text:p>
              </table:table-cell>
              <table:table-cell office:value-type="float" office:value="0.538241685079256">
                <text:p>0.53824168507925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287050286103842">
                <text:p>0.287050286103842</text:p>
              </table:table-cell>
              <table:table-cell office:value-type="float" office:value="0.994150294089196">
                <text:p>0.99415029408919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18609677406178">
                <text:p>0.818609677406178</text:p>
              </table:table-cell>
              <table:table-cell office:value-type="float" office:value="0.0232619474062441">
                <text:p>0.023261947406244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593951493852525">
                <text:p>0.593951493852525</text:p>
              </table:table-cell>
              <table:table-cell office:value-type="float" office:value="0.0908833168364529">
                <text:p>0.090883316836452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64692467211516">
                <text:p>0.964692467211516</text:p>
              </table:table-cell>
              <table:table-cell office:value-type="float" office:value="0.330494158229031">
                <text:p>0.3304941582290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136243643667497">
                <text:p>0.136243643667497</text:p>
              </table:table-cell>
              <table:table-cell office:value-type="float" office:value="0.885071078422061">
                <text:p>0.88507107842206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470725252910804">
                <text:p>0.470725252910804</text:p>
              </table:table-cell>
              <table:table-cell office:value-type="float" office:value="0.406881058251483">
                <text:p>0.40688105825148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996571956731454">
                <text:p>0.996571956731454</text:p>
              </table:table-cell>
              <table:table-cell office:value-type="float" office:value="0.965315450750545">
                <text:p>0.96531545075054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136651671515784">
                <text:p>0.0136651671515784</text:p>
              </table:table-cell>
              <table:table-cell office:value-type="float" office:value="0.133926125171267">
                <text:p>0.1339261251712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539137214331913">
                <text:p>0.0539137214331913</text:p>
              </table:table-cell>
              <table:table-cell office:value-type="float" office:value="0.463959672671509">
                <text:p>0.46395967267150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204028128297662">
                <text:p>0.204028128297662</text:p>
              </table:table-cell>
              <table:table-cell office:value-type="float" office:value="0.994804379224221">
                <text:p>0.99480437922422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4960260464406">
                <text:p>0.64960260464406</text:p>
              </table:table-cell>
              <table:table-cell office:value-type="float" office:value="0.0206745052021334">
                <text:p>0.020674505202133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10476242734853">
                <text:p>0.910476242734853</text:p>
              </table:table-cell>
              <table:table-cell office:value-type="float" office:value="0.0809882801471215">
                <text:p>0.08098828014712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326037016601113">
                <text:p>0.326037016601113</text:p>
              </table:table-cell>
              <table:table-cell office:value-type="float" office:value="0.297716714503732">
                <text:p>0.29771671450373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78947521627834">
                <text:p>0.878947521627834</text:p>
              </table:table-cell>
              <table:table-cell office:value-type="float" office:value="0.836325889635341">
                <text:p>0.83632588963534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425595103408488">
                <text:p>0.425595103408488</text:p>
              </table:table-cell>
              <table:table-cell office:value-type="float" office:value="0.547539583843987">
                <text:p>0.54753958384398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77855645452826">
                <text:p>0.977855645452826</text:p>
              </table:table-cell>
              <table:table-cell office:value-type="float" office:value="0.990959951871762">
                <text:p>0.9909599518717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866159284354527">
                <text:p>0.0866159284354527</text:p>
              </table:table-cell>
              <table:table-cell office:value-type="float" office:value="0.0358333026323072">
                <text:p>0.035833302632307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316454437506869">
                <text:p>0.316454437506869</text:p>
              </table:table-cell>
              <table:table-cell office:value-type="float" office:value="0.138197108219075">
                <text:p>0.13819710821907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6524410595632">
                <text:p>0.86524410595632</text:p>
              </table:table-cell>
              <table:table-cell office:value-type="float" office:value="0.476394669995841">
                <text:p>0.47639466999584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466386972256673">
                <text:p>0.466386972256673</text:p>
              </table:table-cell>
              <table:table-cell office:value-type="float" office:value="0.997771153581579">
                <text:p>0.99777115358157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95480657463705">
                <text:p>0.995480657463705</text:p>
              </table:table-cell>
              <table:table-cell office:value-type="float" office:value="0.00889551464825647">
                <text:p>0.0088955146482564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179956723173374">
                <text:p>0.0179956723173374</text:p>
              </table:table-cell>
              <table:table-cell office:value-type="float" office:value="0.0352655378695965">
                <text:p>0.035265537869596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706873123807377">
                <text:p>0.0706873123807377</text:p>
              </table:table-cell>
              <table:table-cell office:value-type="float" office:value="0.136087518833458">
                <text:p>0.13608751883345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262762464996503">
                <text:p>0.262762464996503</text:p>
              </table:table-cell>
              <table:table-cell office:value-type="float" office:value="0.470270824204846">
                <text:p>0.47027082420484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74873407941858">
                <text:p>0.774873407941858</text:p>
              </table:table-cell>
              <table:table-cell office:value-type="float" office:value="0.996464704426163">
                <text:p>0.99646470442616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97778438425717">
                <text:p>0.697778438425717</text:p>
              </table:table-cell>
              <table:table-cell office:value-type="float" office:value="0.0140911890361701">
                <text:p>0.014091189036170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4353475717554">
                <text:p>0.84353475717554</text:p>
              </table:table-cell>
              <table:table-cell office:value-type="float" office:value="0.0555705097108681">
                <text:p>0.055570509710868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527935482449371">
                <text:p>0.527935482449371</text:p>
              </table:table-cell>
              <table:table-cell office:value-type="float" office:value="0.20992971264537">
                <text:p>0.209929712645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878435281283">
                <text:p>0.996878435281283</text:p>
              </table:table-cell>
              <table:table-cell office:value-type="float" office:value="0.663436913576009">
                <text:p>0.66343691357600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124472822096934">
                <text:p>0.0124472822096934</text:p>
              </table:table-cell>
              <table:table-cell office:value-type="float" office:value="0.893153501122993">
                <text:p>0.893153501122993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91693895011428">
                <text:p>0.0491693895011428</text:p>
              </table:table-cell>
              <table:table-cell office:value-type="float" office:value="0.38172129821893">
                <text:p>0.3817212982189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87007042548911">
                <text:p>0.187007042548911</text:p>
              </table:table-cell>
              <table:table-cell office:value-type="float" office:value="0.944040594819939">
                <text:p>0.94404059481993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08141634344082">
                <text:p>0.608141634344082</text:p>
              </table:table-cell>
              <table:table-cell office:value-type="float" office:value="0.211311800607819">
                <text:p>0.21131180060781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53221547685563">
                <text:p>0.953221547685563</text:p>
              </table:table-cell>
              <table:table-cell office:value-type="float" office:value="0.666636494126802">
                <text:p>0.6666364941268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178360914854011">
                <text:p>0.178360914854011</text:p>
              </table:table-cell>
              <table:table-cell office:value-type="float" office:value="0.888929115300513">
                <text:p>0.88892911530051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86193195625806">
                <text:p>0.586193195625806</text:p>
              </table:table-cell>
              <table:table-cell office:value-type="float" office:value="0.39493657308624">
                <text:p>0.3949365730862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970282932111246">
                <text:p>0.970282932111246</text:p>
              </table:table-cell>
              <table:table-cell office:value-type="float" office:value="0.955846705300548">
                <text:p>0.95584670530054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15335855059396">
                <text:p>0.115335855059396</text:p>
              </table:table-cell>
              <table:table-cell office:value-type="float" office:value="0.168815125066541">
                <text:p>0.16881512506654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08133982388455">
                <text:p>0.408133982388455</text:p>
              </table:table-cell>
              <table:table-cell office:value-type="float" office:value="0.561266314461236">
                <text:p>0.56126631446123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66242539232781">
                <text:p>0.966242539232781</text:p>
              </table:table-cell>
              <table:table-cell office:value-type="float" office:value="0.984985754849348">
                <text:p>0.98498575484934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30471578439074">
                <text:p>0.130471578439074</text:p>
              </table:table-cell>
              <table:table-cell office:value-type="float" office:value="0.0591552703728333">
                <text:p>0.059155270372833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53794982634763">
                <text:p>0.453794982634763</text:p>
              </table:table-cell>
              <table:table-cell office:value-type="float" office:value="0.222623697439801">
                <text:p>0.22262369743980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91460385481112">
                <text:p>0.991460385481112</text:p>
              </table:table-cell>
              <table:table-cell office:value-type="float" office:value="0.692249547112132">
                <text:p>0.69224954711213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338667580110249">
                <text:p>0.0338667580110249</text:p>
              </table:table-cell>
              <table:table-cell office:value-type="float" office:value="0.852160446540721">
                <text:p>0.85216044654072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13087920285139">
                <text:p>0.13087920285139</text:p>
              </table:table-cell>
              <table:table-cell office:value-type="float" office:value="0.50393207956896">
                <text:p>0.5039320795689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54999348449499">
                <text:p>0.454999348449499</text:p>
              </table:table-cell>
              <table:table-cell office:value-type="float" office:value="0.999938155001053">
                <text:p>0.99993815500105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91899765440122">
                <text:p>0.991899765440122</text:p>
              </table:table-cell>
              <table:table-cell office:value-type="float" office:value="0.0002473646965707">
                <text:p>0.000247364696570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32138483039813">
                <text:p>0.032138483039813</text:p>
              </table:table-cell>
              <table:table-cell office:value-type="float" office:value="0.000989214029110362">
                <text:p>0.00098921402911036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24422403790851">
                <text:p>0.124422403790851</text:p>
              </table:table-cell>
              <table:table-cell office:value-type="float" office:value="0.00395294193885989">
                <text:p>0.0039529419388598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435765876903028">
                <text:p>0.435765876903028</text:p>
              </table:table-cell>
              <table:table-cell office:value-type="float" office:value="0.0157492647555516">
                <text:p>0.015749264755551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83495909719852">
                <text:p>0.983495909719852</text:p>
              </table:table-cell>
              <table:table-cell office:value-type="float" office:value="0.0620049016608445">
                <text:p>0.062004901660844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649268211366891">
                <text:p>0.0649268211366891</text:p>
              </table:table-cell>
              <table:table-cell office:value-type="float" office:value="0.232641175323494">
                <text:p>0.23264117532349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242845316135094">
                <text:p>0.242845316135094</text:p>
              </table:table-cell>
              <table:table-cell office:value-type="float" office:value="0.714077035470389">
                <text:p>0.7140770354703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DejaVu Sans'" style:font-style-name="Book" fo:font-size="11pt" style:font-size-asian="13pt" style:font-size-complex="13pt"/>
    </style:style>
    <style:style style:name="ch3" style:family="chart">
      <style:chart-properties style:rotation-angle="0"/>
      <style:text-properties fo:font-family="'DejaVu Sans'" style:font-style-name="Book" fo:font-size="11pt" style:font-size-asian="11pt" style:font-size-complex="11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073cm" xlink:href=".." xlink:type="simple" chart:class="chart:line" chart:style-name="ch1">
        <chart:title svg:x="11.294cm" svg:y="1.174cm" chart:style-name="ch2">
          <text:p>A2=0.79945549</text:p>
        </chart:title>
        <chart:subtitle svg:x="11.193cm" svg:y="4.025cm" chart:style-name="ch3">
          <text:p>A1=0.51304451</text:p>
        </chart:subtitle>
        <chart:plot-area chart:style-name="ch4" table:cell-range-address="Hoja1.A8:Hoja1.B27" chart:data-source-has-labels="column" svg:x="0.504cm" svg:y="1.054cm" svg:width="15.175cm" svg:height="6.922cm">
          <chartooo:coordinate-region svg:x="1.231cm" svg:y="1.254cm" svg:width="14.262cm" svg:height="6.075cm"/>
          <chart:axis chart:dimension="x" chart:name="primary-x" chart:style-name="ch5" chartooo:axis-type="auto">
            <chartooo:date-scale/>
            <chart:categories table:cell-range-address="Hoja1.A8:Hoja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8:Hoja1.B27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8:Hoja1.A27</svg:desc>
                </draw:g>
              </table:table-cell>
              <table:table-cell office:value-type="float" office:value="0.2">
                <text:p>0.2</text:p>
                <draw:g>
                  <svg:desc>Hoja1.B8:Hoja1.B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216">
                <text:p>0.92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01376">
                <text:p>0.289013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2193922612265">
                <text:p>0.821939226122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85420538734196">
                <text:p>0.5854205387341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70813326249439">
                <text:p>0.970813326249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3339247303757">
                <text:p>0.1133392473037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1973849297501">
                <text:p>0.4019738492975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1563495113803">
                <text:p>0.9615634951138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783655991332">
                <text:p>0.147836559913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923645865261">
                <text:p>0.5039236458652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9938420012496">
                <text:p>0.9999384200124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46304781636117">
                <text:p>0.0002463047816361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984976462362641">
                <text:p>0.0009849764623626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93602513492493">
                <text:p>0.003936025134924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6821313642487">
                <text:p>0.01568213136424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17448084804925">
                <text:p>0.06174480848049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1729548424799">
                <text:p>0.2317295484247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2123859246552">
                <text:p>0.7121238592465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Hoja1.A8:Hoja1.C27" chart:data-source-has-labels="column" svg:x="0.32cm" svg:y="0.18cm" svg:width="15.36cm" svg:height="8.64cm">
          <chartooo:coordinate-region svg:x="1.047cm" svg:y="0.379cm" svg:width="14.446cm" svg:height="7.794cm"/>
          <chart:axis chart:dimension="x" chart:name="primary-x" chart:style-name="ch3" chartooo:axis-type="auto">
            <chartooo:date-scale/>
            <chart:categories table:cell-range-address="Hoja1.A8:Hoja1.A2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B8:Hoja1.B27" chart:class="chart:line">
            <chart:data-point chart:repeated="20"/>
          </chart:series>
          <chart:series chart:style-name="ch6" chart:values-cell-range-address="Hoja1.C8:Hoja1.C27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Hoja1.A8:Hoja1.A27</svg:desc>
                </draw:g>
              </table:table-cell>
              <table:table-cell office:value-type="float" office:value="0.2">
                <text:p>0.2</text:p>
                <draw:g>
                  <svg:desc>Hoja1.B8:Hoja1.B27</svg:desc>
                </draw:g>
              </table:table-cell>
              <table:table-cell office:value-type="float" office:value="0.201">
                <text:p>0.201</text:p>
                <draw:g>
                  <svg:desc>Hoja1.C8:Hoja1.C2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  <table:table-cell office:value-type="float" office:value="0.642396">
                <text:p>0.6423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216">
                <text:p>0.9216</text:p>
              </table:table-cell>
              <table:table-cell office:value-type="float" office:value="0.918893516736">
                <text:p>0.9188935167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8901376">
                <text:p>0.28901376</text:p>
              </table:table-cell>
              <table:table-cell office:value-type="float" office:value="0.298112886546186">
                <text:p>0.2981128865461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2193922612265">
                <text:p>0.82193922612265</text:p>
              </table:table-cell>
              <table:table-cell office:value-type="float" office:value="0.836966373685147">
                <text:p>0.8369663736851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585420538734196">
                <text:p>0.585420538734196</text:p>
              </table:table-cell>
              <table:table-cell office:value-type="float" office:value="0.545814652021928">
                <text:p>0.5458146520219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70813326249439">
                <text:p>0.970813326249439</text:p>
              </table:table-cell>
              <table:table-cell office:value-type="float" office:value="0.991604070640439">
                <text:p>0.9916040706404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13339247303757">
                <text:p>0.113339247303757</text:p>
              </table:table-cell>
              <table:table-cell office:value-type="float" office:value="0.033301750919002">
                <text:p>0.033301750919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1973849297501">
                <text:p>0.401973849297501</text:p>
              </table:table-cell>
              <table:table-cell office:value-type="float" office:value="0.128770977218923">
                <text:p>0.1287709772189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61563495113803">
                <text:p>0.961563495113803</text:p>
              </table:table-cell>
              <table:table-cell office:value-type="float" office:value="0.448756050580026">
                <text:p>0.4487560505800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4783655991332">
                <text:p>0.14783655991332</text:p>
              </table:table-cell>
              <table:table-cell office:value-type="float" office:value="0.989496230591373">
                <text:p>0.9894962305913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923645865261">
                <text:p>0.503923645865261</text:p>
              </table:table-cell>
              <table:table-cell office:value-type="float" office:value="0.0415737609473512">
                <text:p>0.04157376094735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9938420012496">
                <text:p>0.999938420012496</text:p>
              </table:table-cell>
              <table:table-cell office:value-type="float" office:value="0.159381533392175">
                <text:p>0.1593815333921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246304781636117">
                <text:p>0.000246304781636117</text:p>
              </table:table-cell>
              <table:table-cell office:value-type="float" office:value="0.535916240822935">
                <text:p>0.5359162408229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984976462362641">
                <text:p>0.000984976462362641</text:p>
              </table:table-cell>
              <table:table-cell office:value-type="float" office:value="0.994840094580596">
                <text:p>0.9948400945805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393602513492493">
                <text:p>0.00393602513492493</text:p>
              </table:table-cell>
              <table:table-cell office:value-type="float" office:value="0.0205331231818682">
                <text:p>0.02053312318186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56821313642487">
                <text:p>0.0156821313642487</text:p>
              </table:table-cell>
              <table:table-cell office:value-type="float" office:value="0.0804460561370658">
                <text:p>0.080446056137065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617448084804925">
                <text:p>0.0617448084804925</text:p>
              </table:table-cell>
              <table:table-cell office:value-type="float" office:value="0.295897952756231">
                <text:p>0.2958979527562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1729548424799">
                <text:p>0.231729548424799</text:p>
              </table:table-cell>
              <table:table-cell office:value-type="float" office:value="0.83336941724361">
                <text:p>0.833369417243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2123859246552">
                <text:p>0.712123859246552</text:p>
              </table:table-cell>
              <table:table-cell office:value-type="float" office:value="0.555459326586624">
                <text:p>0.5554593265866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6.587cm" xlink:href=".." xlink:type="simple" chart:class="chart:line" chart:style-name="ch1">
        <chart:plot-area chart:style-name="ch2" table:cell-range-address="Hoja1.A178:Hoja1.B197" chart:data-source-has-labels="column" svg:x="0.417cm" svg:y="0.6cm" svg:width="15.254cm" svg:height="5.826cm">
          <chartooo:coordinate-region svg:x="1.144cm" svg:y="0.799cm" svg:width="14.248cm" svg:height="4.98cm"/>
          <chart:axis chart:dimension="x" chart:name="primary-x" chart:style-name="ch3" chartooo:axis-type="auto">
            <chartooo:date-scale/>
            <chart:categories table:cell-range-address="Hoja1.A178:Hoja1.A19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B178:Hoja1.B197" chart:class="chart:line">
            <chart:data-point chart:repeated="2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170">
                <text:p>170</text:p>
                <draw:g>
                  <svg:desc>Hoja1.A178:Hoja1.A197</svg:desc>
                </draw:g>
              </table:table-cell>
              <table:table-cell office:value-type="float" office:value="0.996878435281283">
                <text:p>0.996878435281283</text:p>
                <draw:g>
                  <svg:desc>Hoja1.B178:Hoja1.B197</svg:desc>
                </draw:g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124472822096934">
                <text:p>0.01244728220969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491693895011428">
                <text:p>0.049169389501142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187007042548911">
                <text:p>0.18700704254891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08141634344082">
                <text:p>0.60814163434408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53221547685563">
                <text:p>0.95322154768556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178360914854011">
                <text:p>0.17836091485401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586193195625806">
                <text:p>0.58619319562580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970282932111246">
                <text:p>0.9702829321112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115335855059396">
                <text:p>0.11533585505939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408133982388455">
                <text:p>0.40813398238845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66242539232781">
                <text:p>0.96624253923278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130471578439074">
                <text:p>0.13047157843907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453794982634763">
                <text:p>0.45379498263476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91460385481112">
                <text:p>0.99146038548111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338667580110249">
                <text:p>0.033866758011024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13087920285139">
                <text:p>0.1308792028513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454999348449499">
                <text:p>0.454999348449499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91899765440122">
                <text:p>0.99189976544012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32138483039813">
                <text:p>0.0321384830398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line" chart:style-name="ch1">
        <chart:plot-area chart:style-name="ch2" table:cell-range-address="Hoja1.A50:Hoja1.C69" chart:data-source-has-labels="column" svg:x="0.32cm" svg:y="0.18cm" svg:width="15.361cm" svg:height="8.653cm">
          <chartooo:coordinate-region svg:x="1.047cm" svg:y="0.379cm" svg:width="14.448cm" svg:height="7.807cm"/>
          <chart:axis chart:dimension="x" chart:name="primary-x" chart:style-name="ch3" chartooo:axis-type="auto">
            <chartooo:date-scale/>
            <chart:categories table:cell-range-address="Hoja1.A50:Hoja1.A6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Hoja1.B50:Hoja1.B69" chart:class="chart:line">
            <chart:data-point chart:repeated="20"/>
          </chart:series>
          <chart:series chart:style-name="ch6" chart:values-cell-range-address="Hoja1.C50:Hoja1.C69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42">
                <text:p>42</text:p>
                <draw:g>
                  <svg:desc>Hoja1.A50:Hoja1.A69</svg:desc>
                </draw:g>
              </table:table-cell>
              <table:table-cell office:value-type="float" office:value="0.913775574379056">
                <text:p>0.913775574379056</text:p>
                <draw:g>
                  <svg:desc>Hoja1.B50:Hoja1.B69</svg:desc>
                </draw:g>
              </table:table-cell>
              <table:table-cell office:value-type="float" office:value="0.972123686528476">
                <text:p>0.972123686528476</text:p>
                <draw:g>
                  <svg:desc>Hoja1.C50:Hoja1.C69</svg:desc>
                </draw:g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1515909618913">
                <text:p>0.31515909618913</text:p>
              </table:table-cell>
              <table:table-cell office:value-type="float" office:value="0.108396898475044">
                <text:p>0.1083968984750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63335361113523">
                <text:p>0.863335361113523</text:p>
              </table:table-cell>
              <table:table-cell office:value-type="float" office:value="0.386588043504141">
                <text:p>0.3865880435041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71949661458024">
                <text:p>0.471949661458024</text:p>
              </table:table-cell>
              <table:table-cell office:value-type="float" office:value="0.948550912495126">
                <text:p>0.9485509124951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96852714030722">
                <text:p>0.996852714030722</text:p>
              </table:table-cell>
              <table:table-cell office:value-type="float" office:value="0.19520831559916">
                <text:p>0.195208315599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125495222412216">
                <text:p>0.0125495222412216</text:p>
              </table:table-cell>
              <table:table-cell office:value-type="float" office:value="0.628408116480395">
                <text:p>0.62840811648039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495681269309549">
                <text:p>0.0495681269309549</text:p>
              </table:table-cell>
              <table:table-cell office:value-type="float" office:value="0.934045422487829">
                <text:p>0.93404542248782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88444510894047">
                <text:p>0.188444510894047</text:p>
              </table:table-cell>
              <table:table-cell office:value-type="float" office:value="0.246418284869447">
                <text:p>0.2464182848694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11732708831801">
                <text:p>0.611732708831801</text:p>
              </table:table-cell>
              <table:table-cell office:value-type="float" office:value="0.742785255005788">
                <text:p>0.74278525500578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50063207108432">
                <text:p>0.950063207108432</text:p>
              </table:table-cell>
              <table:table-cell office:value-type="float" office:value="0.764221279807097">
                <text:p>0.76422127980709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18977243842909">
                <text:p>0.18977243842909</text:p>
              </table:table-cell>
              <table:table-cell office:value-type="float" office:value="0.720748461188399">
                <text:p>0.7207484611883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15035440167068">
                <text:p>0.615035440167068</text:p>
              </table:table-cell>
              <table:table-cell office:value-type="float" office:value="0.805080467531816">
                <text:p>0.80508046753181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47067390022276">
                <text:p>0.947067390022276</text:p>
              </table:table-cell>
              <table:table-cell office:value-type="float" office:value="0.627703633322273">
                <text:p>0.62770363332227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00522995114681">
                <text:p>0.200522995114681</text:p>
              </table:table-cell>
              <table:table-cell office:value-type="float" office:value="0.934767128145161">
                <text:p>0.93476712814516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41254094179675">
                <text:p>0.641254094179675</text:p>
              </table:table-cell>
              <table:table-cell office:value-type="float" office:value="0.243910177137636">
                <text:p>0.2439101771376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20189123509918">
                <text:p>0.920189123509918</text:p>
              </table:table-cell>
              <table:table-cell office:value-type="float" office:value="0.737672010505291">
                <text:p>0.7376720105052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93764401935869">
                <text:p>0.293764401935869</text:p>
              </table:table-cell>
              <table:table-cell office:value-type="float" office:value="0.774048061689491">
                <text:p>0.7740480616894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2986751236452">
                <text:p>0.82986751236452</text:p>
              </table:table-cell>
              <table:table-cell office:value-type="float" office:value="0.699590639536933">
                <text:p>0.6995906395369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64749697145772">
                <text:p>0.564749697145772</text:p>
              </table:table-cell>
              <table:table-cell office:value-type="float" office:value="0.840654306436953">
                <text:p>0.8406543064369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83229906878123">
                <text:p>0.983229906878123</text:p>
              </table:table-cell>
              <table:table-cell office:value-type="float" office:value="0.535818574023835">
                <text:p>0.5358185740238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1cm" svg:height="8.993cm" xlink:href=".." xlink:type="simple" chart:class="chart:line" chart:style-name="ch1">
        <chart:plot-area chart:style-name="ch2" table:cell-range-address="Hoja1.D8:Hoja1.D27" chart:data-source-has-labels="row" svg:x="0.32cm" svg:y="0.179cm" svg:width="15.361cm" svg:height="8.635cm">
          <chartooo:coordinate-region svg:x="1.047cm" svg:y="0.378cm" svg:width="14.447cm" svg:height="7.78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D9:Hoja1.D27" chart:label-cell-address="Hoja1.D8:Hoja1.D8" chart:class="chart:line"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1</text:p>
                <draw:g>
                  <svg:desc>Hoja1.D8:Hoja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39599999999984">
                <text:p>0.00239599999999984</text:p>
                <draw:g>
                  <svg:desc>Hoja1.D9:Hoja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7064832639998">
                <text:p>0.002706483263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09912654618528">
                <text:p>0.00909912654618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50271475624966">
                <text:p>0.0150271475624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6058867122683">
                <text:p>0.0396058867122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07907443909998">
                <text:p>0.020790744390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0374963847555">
                <text:p>0.0800374963847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3202872078578">
                <text:p>0.2732028720785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12807444533777">
                <text:p>0.5128074445337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1659670678053">
                <text:p>0.841659670678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234988491791">
                <text:p>0.46234988491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40556886620321">
                <text:p>0.8405568866203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35669936041299">
                <text:p>0.535669936041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3855118118233">
                <text:p>0.993855118118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65970980469433">
                <text:p>0.01659709804694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7639247728171">
                <text:p>0.0647639247728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153144275739">
                <text:p>0.234153144275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163986881881">
                <text:p>0.60163986881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6664532659928">
                <text:p>0.156664532659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8.993cm" xlink:href=".." xlink:type="simple" chart:class="chart:bar" chart:style-name="ch1">
        <chart:plot-area chart:style-name="ch2" table:cell-range-address="Hoja1.E8:Hoja1.F27" chart:data-source-has-labels="column" svg:x="0.32cm" svg:y="0.179cm" svg:width="15.364cm" svg:height="8.635cm">
          <chartooo:coordinate-region svg:x="0.32cm" svg:y="0.179cm" svg:width="15.364cm" svg:height="7.988cm"/>
          <chart:axis chart:dimension="x" chart:name="primary-x" chart:style-name="ch3" chartooo:axis-type="auto">
            <chartooo:date-scale/>
            <chart:categories table:cell-range-address="Hoja1.E8:Hoja1.E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F8:Hoja1.F27" chart:class="chart:b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Hoja1.E8:Hoja1.E27</svg:desc>
                </draw:g>
              </table:table-cell>
              <table:table-cell office:value-type="float" office:value="711">
                <text:p>711</text:p>
                <draw:g>
                  <svg:desc>Hoja1.F8:Hoja1.F27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26">
                <text:p>7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